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0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room_20191202_220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2-02 22:05:22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960829" calcext:value-type="float">
            <text:p>0.140960829</text:p>
          </table:table-cell>
          <table:table-cell office:value-type="float" office:value="0.341298025" calcext:value-type="float">
            <text:p>0.341298025</text:p>
          </table:table-cell>
          <table:table-cell office:value-type="float" office:value="0.135360376" calcext:value-type="float">
            <text:p>0.135360376</text:p>
          </table:table-cell>
          <table:table-cell office:value-type="float" office:value="5" calcext:value-type="float">
            <text:p>5</text:p>
          </table:table-cell>
          <table:table-cell office:value-type="float" office:value="0.13294758" calcext:value-type="float">
            <text:p>0.13294758</text:p>
          </table:table-cell>
          <table:table-cell/>
          <table:table-cell office:value-type="float" office:value="0.001151641" calcext:value-type="float">
            <text:p>0.001151641</text:p>
          </table:table-cell>
          <table:table-cell office:value-type="float" office:value="0.002788383" calcext:value-type="float">
            <text:p>0.002788383</text:p>
          </table:table-cell>
          <table:table-cell office:value-type="float" office:value="0.001105885" calcext:value-type="float">
            <text:p>0.0011058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6173" calcext:value-type="float">
            <text:p>0.001086173</text:p>
          </table:table-cell>
          <table:table-cell/>
          <table:table-cell office:value-type="float" office:value="0.000113038" calcext:value-type="float">
            <text:p>0.000113038</text:p>
          </table:table-cell>
          <table:table-cell office:value-type="float" office:value="0.00174978" calcext:value-type="float">
            <text:p>0.00174978</text:p>
          </table:table-cell>
          <table:table-cell office:value-type="float" office:value="0.000067283" calcext:value-type="float">
            <text:p>6.72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57" calcext:value-type="float">
            <text:p>4.757E-05</text:p>
          </table:table-cell>
          <table:table-cell/>
          <table:table-cell office:value-type="float" office:value="24.622349019" calcext:value-type="float">
            <text:p>24.622349019</text:p>
          </table:table-cell>
          <table:table-cell office:value-type="float" office:value="24.662757729" calcext:value-type="float">
            <text:p>24.662757729</text:p>
          </table:table-cell>
          <table:table-cell office:value-type="float" office:value="24.621219367" calcext:value-type="float">
            <text:p>24.621219367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32688" calcext:value-type="float">
            <text:p>24.620732688</text:p>
          </table:table-cell>
          <table:table-cell/>
          <table:table-cell office:value-type="float" office:value="0.002865285" calcext:value-type="float">
            <text:p>0.002865285</text:p>
          </table:table-cell>
          <table:table-cell office:value-type="float" office:value="0.044352956" calcext:value-type="float">
            <text:p>0.044352956</text:p>
          </table:table-cell>
          <table:table-cell office:value-type="float" office:value="0.001705461" calcext:value-type="float">
            <text:p>0.0017054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205783" calcext:value-type="float">
            <text:p>0.001205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2-02 22:05:24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683072" calcext:value-type="float">
            <text:p>0.140683072</text:p>
          </table:table-cell>
          <table:table-cell office:value-type="float" office:value="0.34030978" calcext:value-type="float">
            <text:p>0.34030978</text:p>
          </table:table-cell>
          <table:table-cell office:value-type="float" office:value="0.136514322" calcext:value-type="float">
            <text:p>0.136514322</text:p>
          </table:table-cell>
          <table:table-cell office:value-type="float" office:value="5" calcext:value-type="float">
            <text:p>5</text:p>
          </table:table-cell>
          <table:table-cell office:value-type="float" office:value="0.132614986" calcext:value-type="float">
            <text:p>0.132614986</text:p>
          </table:table-cell>
          <table:table-cell/>
          <table:table-cell office:value-type="float" office:value="0.001149372" calcext:value-type="float">
            <text:p>0.001149372</text:p>
          </table:table-cell>
          <table:table-cell office:value-type="float" office:value="0.002780309" calcext:value-type="float">
            <text:p>0.002780309</text:p>
          </table:table-cell>
          <table:table-cell office:value-type="float" office:value="0.001115313" calcext:value-type="float">
            <text:p>0.0011153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456" calcext:value-type="float">
            <text:p>0.001083456</text:p>
          </table:table-cell>
          <table:table-cell/>
          <table:table-cell office:value-type="float" office:value="0.000110769" calcext:value-type="float">
            <text:p>0.000110769</text:p>
          </table:table-cell>
          <table:table-cell office:value-type="float" office:value="0.001741706" calcext:value-type="float">
            <text:p>0.001741706</text:p>
          </table:table-cell>
          <table:table-cell office:value-type="float" office:value="0.00007671" calcext:value-type="float">
            <text:p>7.6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53" calcext:value-type="float">
            <text:p>4.4853E-05</text:p>
          </table:table-cell>
          <table:table-cell/>
          <table:table-cell office:value-type="float" office:value="24.622292993" calcext:value-type="float">
            <text:p>24.622292993</text:p>
          </table:table-cell>
          <table:table-cell office:value-type="float" office:value="24.6625584" calcext:value-type="float">
            <text:p>24.6625584</text:p>
          </table:table-cell>
          <table:table-cell office:value-type="float" office:value="24.621452126" calcext:value-type="float">
            <text:p>24.621452126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65601" calcext:value-type="float">
            <text:p>24.620665601</text:p>
          </table:table-cell>
          <table:table-cell/>
          <table:table-cell office:value-type="float" office:value="0.002807762" calcext:value-type="float">
            <text:p>0.002807762</text:p>
          </table:table-cell>
          <table:table-cell office:value-type="float" office:value="0.044148306" calcext:value-type="float">
            <text:p>0.044148306</text:p>
          </table:table-cell>
          <table:table-cell office:value-type="float" office:value="0.001944437" calcext:value-type="float">
            <text:p>0.0019444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6904" calcext:value-type="float">
            <text:p>0.001136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2-02 22:05:2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672939" calcext:value-type="float">
            <text:p>0.140672939</text:p>
          </table:table-cell>
          <table:table-cell office:value-type="float" office:value="0.339455049" calcext:value-type="float">
            <text:p>0.339455049</text:p>
          </table:table-cell>
          <table:table-cell office:value-type="float" office:value="0.135844366" calcext:value-type="float">
            <text:p>0.135844366</text:p>
          </table:table-cell>
          <table:table-cell office:value-type="float" office:value="5" calcext:value-type="float">
            <text:p>5</text:p>
          </table:table-cell>
          <table:table-cell office:value-type="float" office:value="0.132846252" calcext:value-type="float">
            <text:p>0.132846252</text:p>
          </table:table-cell>
          <table:table-cell/>
          <table:table-cell office:value-type="float" office:value="0.001149289" calcext:value-type="float">
            <text:p>0.001149289</text:p>
          </table:table-cell>
          <table:table-cell office:value-type="float" office:value="0.002773326" calcext:value-type="float">
            <text:p>0.002773326</text:p>
          </table:table-cell>
          <table:table-cell office:value-type="float" office:value="0.00110984" calcext:value-type="float">
            <text:p>0.001109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345" calcext:value-type="float">
            <text:p>0.001085345</text:p>
          </table:table-cell>
          <table:table-cell/>
          <table:table-cell office:value-type="float" office:value="0.000110686" calcext:value-type="float">
            <text:p>0.000110686</text:p>
          </table:table-cell>
          <table:table-cell office:value-type="float" office:value="0.001734723" calcext:value-type="float">
            <text:p>0.001734723</text:p>
          </table:table-cell>
          <table:table-cell office:value-type="float" office:value="0.000071237" calcext:value-type="float">
            <text:p>7.12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742" calcext:value-type="float">
            <text:p>4.6742E-05</text:p>
          </table:table-cell>
          <table:table-cell/>
          <table:table-cell office:value-type="float" office:value="24.612183006" calcext:value-type="float">
            <text:p>24.612183006</text:p>
          </table:table-cell>
          <table:table-cell office:value-type="float" office:value="24.652278424" calcext:value-type="float">
            <text:p>24.652278424</text:p>
          </table:table-cell>
          <table:table-cell office:value-type="float" office:value="24.611209039" calcext:value-type="float">
            <text:p>24.61120903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604291" calcext:value-type="float">
            <text:p>24.610604291</text:p>
          </table:table-cell>
          <table:table-cell/>
          <table:table-cell office:value-type="float" office:value="0.002805664" calcext:value-type="float">
            <text:p>0.002805664</text:p>
          </table:table-cell>
          <table:table-cell office:value-type="float" office:value="0.043971305" calcext:value-type="float">
            <text:p>0.043971305</text:p>
          </table:table-cell>
          <table:table-cell office:value-type="float" office:value="0.001805692" calcext:value-type="float">
            <text:p>0.0018056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84798" calcext:value-type="float">
            <text:p>0.001184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2-02 22:05:26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462534" calcext:value-type="float">
            <text:p>0.140462534</text:p>
          </table:table-cell>
          <table:table-cell office:value-type="float" office:value="0.338712375" calcext:value-type="float">
            <text:p>0.338712375</text:p>
          </table:table-cell>
          <table:table-cell office:value-type="float" office:value="0.135365741" calcext:value-type="float">
            <text:p>0.135365741</text:p>
          </table:table-cell>
          <table:table-cell office:value-type="float" office:value="5" calcext:value-type="float">
            <text:p>5</text:p>
          </table:table-cell>
          <table:table-cell office:value-type="float" office:value="0.133008377" calcext:value-type="float">
            <text:p>0.133008377</text:p>
          </table:table-cell>
          <table:table-cell/>
          <table:table-cell office:value-type="float" office:value="0.00114757" calcext:value-type="float">
            <text:p>0.00114757</text:p>
          </table:table-cell>
          <table:table-cell office:value-type="float" office:value="0.002767258" calcext:value-type="float">
            <text:p>0.002767258</text:p>
          </table:table-cell>
          <table:table-cell office:value-type="float" office:value="0.001105929" calcext:value-type="float">
            <text:p>0.0011059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667" calcext:value-type="float">
            <text:p>0.00108667</text:p>
          </table:table-cell>
          <table:table-cell/>
          <table:table-cell office:value-type="float" office:value="0.000108967" calcext:value-type="float">
            <text:p>0.000108967</text:p>
          </table:table-cell>
          <table:table-cell office:value-type="float" office:value="0.001728655" calcext:value-type="float">
            <text:p>0.001728655</text:p>
          </table:table-cell>
          <table:table-cell office:value-type="float" office:value="0.000067327" calcext:value-type="float">
            <text:p>6.732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8067" calcext:value-type="float">
            <text:p>4.8067E-05</text:p>
          </table:table-cell>
          <table:table-cell/>
          <table:table-cell office:value-type="float" office:value="24.617194537" calcext:value-type="float">
            <text:p>24.617194537</text:p>
          </table:table-cell>
          <table:table-cell office:value-type="float" office:value="24.657182414" calcext:value-type="float">
            <text:p>24.657182414</text:p>
          </table:table-cell>
          <table:table-cell office:value-type="float" office:value="24.616166472" calcext:value-type="float">
            <text:p>24.61616647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690972" calcext:value-type="float">
            <text:p>24.615690972</text:p>
          </table:table-cell>
          <table:table-cell/>
          <table:table-cell office:value-type="float" office:value="0.00276209" calcext:value-type="float">
            <text:p>0.00276209</text:p>
          </table:table-cell>
          <table:table-cell office:value-type="float" office:value="0.043817509" calcext:value-type="float">
            <text:p>0.043817509</text:p>
          </table:table-cell>
          <table:table-cell office:value-type="float" office:value="0.001706571" calcext:value-type="float">
            <text:p>0.0017065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218373" calcext:value-type="float">
            <text:p>0.001218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2-02 22:05:28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532272" calcext:value-type="float">
            <text:p>0.140532272</text:p>
          </table:table-cell>
          <table:table-cell office:value-type="float" office:value="0.337897579" calcext:value-type="float">
            <text:p>0.337897579</text:p>
          </table:table-cell>
          <table:table-cell office:value-type="float" office:value="0.135444419" calcext:value-type="float">
            <text:p>0.135444419</text:p>
          </table:table-cell>
          <table:table-cell office:value-type="float" office:value="5" calcext:value-type="float">
            <text:p>5</text:p>
          </table:table-cell>
          <table:table-cell office:value-type="float" office:value="0.132951156" calcext:value-type="float">
            <text:p>0.132951156</text:p>
          </table:table-cell>
          <table:table-cell/>
          <table:table-cell office:value-type="float" office:value="0.001148139" calcext:value-type="float">
            <text:p>0.001148139</text:p>
          </table:table-cell>
          <table:table-cell office:value-type="float" office:value="0.002760601" calcext:value-type="float">
            <text:p>0.002760601</text:p>
          </table:table-cell>
          <table:table-cell office:value-type="float" office:value="0.001106572" calcext:value-type="float">
            <text:p>0.0011065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6202" calcext:value-type="float">
            <text:p>0.001086202</text:p>
          </table:table-cell>
          <table:table-cell/>
          <table:table-cell office:value-type="float" office:value="0.000109537" calcext:value-type="float">
            <text:p>0.000109537</text:p>
          </table:table-cell>
          <table:table-cell office:value-type="float" office:value="0.001721998" calcext:value-type="float">
            <text:p>0.001721998</text:p>
          </table:table-cell>
          <table:table-cell office:value-type="float" office:value="0.000067969" calcext:value-type="float">
            <text:p>6.79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6" calcext:value-type="float">
            <text:p>4.76E-05</text:p>
          </table:table-cell>
          <table:table-cell/>
          <table:table-cell office:value-type="float" office:value="24.617208604" calcext:value-type="float">
            <text:p>24.617208604</text:p>
          </table:table-cell>
          <table:table-cell office:value-type="float" office:value="24.657018069" calcext:value-type="float">
            <text:p>24.657018069</text:p>
          </table:table-cell>
          <table:table-cell office:value-type="float" office:value="24.616182342" calcext:value-type="float">
            <text:p>24.61618234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67943" calcext:value-type="float">
            <text:p>24.61567943</text:p>
          </table:table-cell>
          <table:table-cell/>
          <table:table-cell office:value-type="float" office:value="0.002776533" calcext:value-type="float">
            <text:p>0.002776533</text:p>
          </table:table-cell>
          <table:table-cell office:value-type="float" office:value="0.043648778" calcext:value-type="float">
            <text:p>0.043648778</text:p>
          </table:table-cell>
          <table:table-cell office:value-type="float" office:value="0.001722865" calcext:value-type="float">
            <text:p>0.0017228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206523" calcext:value-type="float">
            <text:p>0.001206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2-02 22:05:29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424984" calcext:value-type="float">
            <text:p>0.140424984</text:p>
          </table:table-cell>
          <table:table-cell office:value-type="float" office:value="0.337176363" calcext:value-type="float">
            <text:p>0.337176363</text:p>
          </table:table-cell>
          <table:table-cell office:value-type="float" office:value="0.137201564" calcext:value-type="float">
            <text:p>0.137201564</text:p>
          </table:table-cell>
          <table:table-cell office:value-type="float" office:value="5" calcext:value-type="float">
            <text:p>5</text:p>
          </table:table-cell>
          <table:table-cell office:value-type="float" office:value="0.132380144" calcext:value-type="float">
            <text:p>0.132380144</text:p>
          </table:table-cell>
          <table:table-cell/>
          <table:table-cell office:value-type="float" office:value="0.001147263" calcext:value-type="float">
            <text:p>0.001147263</text:p>
          </table:table-cell>
          <table:table-cell office:value-type="float" office:value="0.002754709" calcext:value-type="float">
            <text:p>0.002754709</text:p>
          </table:table-cell>
          <table:table-cell office:value-type="float" office:value="0.001120928" calcext:value-type="float">
            <text:p>0.0011209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537" calcext:value-type="float">
            <text:p>0.001081537</text:p>
          </table:table-cell>
          <table:table-cell/>
          <table:table-cell office:value-type="float" office:value="0.00010866" calcext:value-type="float">
            <text:p>0.00010866</text:p>
          </table:table-cell>
          <table:table-cell office:value-type="float" office:value="0.001716106" calcext:value-type="float">
            <text:p>0.001716106</text:p>
          </table:table-cell>
          <table:table-cell office:value-type="float" office:value="0.000082325" calcext:value-type="float">
            <text:p>8.23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934" calcext:value-type="float">
            <text:p>4.2934E-05</text:p>
          </table:table-cell>
          <table:table-cell/>
          <table:table-cell office:value-type="float" office:value="24.617186963" calcext:value-type="float">
            <text:p>24.617186963</text:p>
          </table:table-cell>
          <table:table-cell office:value-type="float" office:value="24.656872599" calcext:value-type="float">
            <text:p>24.656872599</text:p>
          </table:table-cell>
          <table:table-cell office:value-type="float" office:value="24.616536773" calcext:value-type="float">
            <text:p>24.616536773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64252" calcext:value-type="float">
            <text:p>24.615564252</text:p>
          </table:table-cell>
          <table:table-cell/>
          <table:table-cell office:value-type="float" office:value="0.002754314" calcext:value-type="float">
            <text:p>0.002754314</text:p>
          </table:table-cell>
          <table:table-cell office:value-type="float" office:value="0.043499426" calcext:value-type="float">
            <text:p>0.043499426</text:p>
          </table:table-cell>
          <table:table-cell office:value-type="float" office:value="0.002086761" calcext:value-type="float">
            <text:p>0.0020867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827" calcext:value-type="float">
            <text:p>0.00108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2-02 22:05:30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379088" calcext:value-type="float">
            <text:p>0.140379088</text:p>
          </table:table-cell>
          <table:table-cell office:value-type="float" office:value="0.336319844" calcext:value-type="float">
            <text:p>0.336319844</text:p>
          </table:table-cell>
          <table:table-cell office:value-type="float" office:value="0.137152688" calcext:value-type="float">
            <text:p>0.137152688</text:p>
          </table:table-cell>
          <table:table-cell office:value-type="float" office:value="5" calcext:value-type="float">
            <text:p>5</text:p>
          </table:table-cell>
          <table:table-cell office:value-type="float" office:value="0.132442133" calcext:value-type="float">
            <text:p>0.132442133</text:p>
          </table:table-cell>
          <table:table-cell/>
          <table:table-cell office:value-type="float" office:value="0.001146888" calcext:value-type="float">
            <text:p>0.001146888</text:p>
          </table:table-cell>
          <table:table-cell office:value-type="float" office:value="0.002747711" calcext:value-type="float">
            <text:p>0.002747711</text:p>
          </table:table-cell>
          <table:table-cell office:value-type="float" office:value="0.001120528" calcext:value-type="float">
            <text:p>0.0011205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044" calcext:value-type="float">
            <text:p>0.001082044</text:p>
          </table:table-cell>
          <table:table-cell/>
          <table:table-cell office:value-type="float" office:value="0.000108285" calcext:value-type="float">
            <text:p>0.000108285</text:p>
          </table:table-cell>
          <table:table-cell office:value-type="float" office:value="0.001709108" calcext:value-type="float">
            <text:p>0.001709108</text:p>
          </table:table-cell>
          <table:table-cell office:value-type="float" office:value="0.000081926" calcext:value-type="float">
            <text:p>8.19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441" calcext:value-type="float">
            <text:p>4.3441E-05</text:p>
          </table:table-cell>
          <table:table-cell/>
          <table:table-cell office:value-type="float" office:value="24.612123733" calcext:value-type="float">
            <text:p>24.612123733</text:p>
          </table:table-cell>
          <table:table-cell office:value-type="float" office:value="24.651646047" calcext:value-type="float">
            <text:p>24.651646047</text:p>
          </table:table-cell>
          <table:table-cell office:value-type="float" office:value="24.611472939" calcext:value-type="float">
            <text:p>24.61147293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22777" calcext:value-type="float">
            <text:p>24.610522777</text:p>
          </table:table-cell>
          <table:table-cell/>
          <table:table-cell office:value-type="float" office:value="0.002744809" calcext:value-type="float">
            <text:p>0.002744809</text:p>
          </table:table-cell>
          <table:table-cell office:value-type="float" office:value="0.043322054" calcext:value-type="float">
            <text:p>0.043322054</text:p>
          </table:table-cell>
          <table:table-cell office:value-type="float" office:value="0.002076639" calcext:value-type="float">
            <text:p>0.0020766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1107" calcext:value-type="float">
            <text:p>0.001101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2-02 22:05:31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392797" calcext:value-type="float">
            <text:p>0.140392797</text:p>
          </table:table-cell>
          <table:table-cell office:value-type="float" office:value="0.335395376" calcext:value-type="float">
            <text:p>0.335395376</text:p>
          </table:table-cell>
          <table:table-cell office:value-type="float" office:value="0.137199776" calcext:value-type="float">
            <text:p>0.137199776</text:p>
          </table:table-cell>
          <table:table-cell office:value-type="float" office:value="5" calcext:value-type="float">
            <text:p>5</text:p>
          </table:table-cell>
          <table:table-cell office:value-type="float" office:value="0.132393853" calcext:value-type="float">
            <text:p>0.132393853</text:p>
          </table:table-cell>
          <table:table-cell/>
          <table:table-cell office:value-type="float" office:value="0.001147" calcext:value-type="float">
            <text:p>0.001147</text:p>
          </table:table-cell>
          <table:table-cell office:value-type="float" office:value="0.002740158" calcext:value-type="float">
            <text:p>0.002740158</text:p>
          </table:table-cell>
          <table:table-cell office:value-type="float" office:value="0.001120913" calcext:value-type="float">
            <text:p>0.0011209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649" calcext:value-type="float">
            <text:p>0.001081649</text:p>
          </table:table-cell>
          <table:table-cell/>
          <table:table-cell office:value-type="float" office:value="0.000108397" calcext:value-type="float">
            <text:p>0.000108397</text:p>
          </table:table-cell>
          <table:table-cell office:value-type="float" office:value="0.001701556" calcext:value-type="float">
            <text:p>0.001701556</text:p>
          </table:table-cell>
          <table:table-cell office:value-type="float" office:value="0.00008231" calcext:value-type="float">
            <text:p>8.23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046" calcext:value-type="float">
            <text:p>4.3046E-05</text:p>
          </table:table-cell>
          <table:table-cell/>
          <table:table-cell office:value-type="float" office:value="24.607072527" calcext:value-type="float">
            <text:p>24.607072527</text:p>
          </table:table-cell>
          <table:table-cell office:value-type="float" office:value="24.646405789" calcext:value-type="float">
            <text:p>24.646405789</text:p>
          </table:table-cell>
          <table:table-cell office:value-type="float" office:value="24.606428463" calcext:value-type="float">
            <text:p>24.60642846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59059" calcext:value-type="float">
            <text:p>24.605459059</text:p>
          </table:table-cell>
          <table:table-cell/>
          <table:table-cell office:value-type="float" office:value="0.002747648" calcext:value-type="float">
            <text:p>0.002747648</text:p>
          </table:table-cell>
          <table:table-cell office:value-type="float" office:value="0.043130612" calcext:value-type="float">
            <text:p>0.043130612</text:p>
          </table:table-cell>
          <table:table-cell office:value-type="float" office:value="0.002086391" calcext:value-type="float">
            <text:p>0.0020863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1109" calcext:value-type="float">
            <text:p>0.001091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2-02 22:05:33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243785" calcext:value-type="float">
            <text:p>0.140243785</text:p>
          </table:table-cell>
          <table:table-cell office:value-type="float" office:value="0.334599654" calcext:value-type="float">
            <text:p>0.334599654</text:p>
          </table:table-cell>
          <table:table-cell office:value-type="float" office:value="0.137055533" calcext:value-type="float">
            <text:p>0.137055533</text:p>
          </table:table-cell>
          <table:table-cell office:value-type="float" office:value="5" calcext:value-type="float">
            <text:p>5</text:p>
          </table:table-cell>
          <table:table-cell office:value-type="float" office:value="0.132421867" calcext:value-type="float">
            <text:p>0.132421867</text:p>
          </table:table-cell>
          <table:table-cell/>
          <table:table-cell office:value-type="float" office:value="0.001145783" calcext:value-type="float">
            <text:p>0.001145783</text:p>
          </table:table-cell>
          <table:table-cell office:value-type="float" office:value="0.002733657" calcext:value-type="float">
            <text:p>0.002733657</text:p>
          </table:table-cell>
          <table:table-cell office:value-type="float" office:value="0.001119735" calcext:value-type="float">
            <text:p>0.0011197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878" calcext:value-type="float">
            <text:p>0.001081878</text:p>
          </table:table-cell>
          <table:table-cell/>
          <table:table-cell office:value-type="float" office:value="0.00010718" calcext:value-type="float">
            <text:p>0.00010718</text:p>
          </table:table-cell>
          <table:table-cell office:value-type="float" office:value="0.001695055" calcext:value-type="float">
            <text:p>0.001695055</text:p>
          </table:table-cell>
          <table:table-cell office:value-type="float" office:value="0.000081132" calcext:value-type="float">
            <text:p>8.11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275" calcext:value-type="float">
            <text:p>4.3275E-05</text:p>
          </table:table-cell>
          <table:table-cell/>
          <table:table-cell office:value-type="float" office:value="24.617150414" calcext:value-type="float">
            <text:p>24.617150414</text:p>
          </table:table-cell>
          <table:table-cell office:value-type="float" office:value="24.656352875" calcext:value-type="float">
            <text:p>24.656352875</text:p>
          </table:table-cell>
          <table:table-cell office:value-type="float" office:value="24.616507317" calcext:value-type="float">
            <text:p>24.616507317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72668" calcext:value-type="float">
            <text:p>24.615572668</text:p>
          </table:table-cell>
          <table:table-cell/>
          <table:table-cell office:value-type="float" office:value="0.002716789" calcext:value-type="float">
            <text:p>0.002716789</text:p>
          </table:table-cell>
          <table:table-cell office:value-type="float" office:value="0.04296583" calcext:value-type="float">
            <text:p>0.04296583</text:p>
          </table:table-cell>
          <table:table-cell office:value-type="float" office:value="0.002056519" calcext:value-type="float">
            <text:p>0.0020565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691" calcext:value-type="float">
            <text:p>0.00109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2-02 22:05:3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480416" calcext:value-type="float">
            <text:p>0.140480416</text:p>
          </table:table-cell>
          <table:table-cell office:value-type="float" office:value="0.333669225" calcext:value-type="float">
            <text:p>0.333669225</text:p>
          </table:table-cell>
          <table:table-cell office:value-type="float" office:value="0.136702673" calcext:value-type="float">
            <text:p>0.136702673</text:p>
          </table:table-cell>
          <table:table-cell office:value-type="float" office:value="5" calcext:value-type="float">
            <text:p>5</text:p>
          </table:table-cell>
          <table:table-cell office:value-type="float" office:value="0.132530943" calcext:value-type="float">
            <text:p>0.132530943</text:p>
          </table:table-cell>
          <table:table-cell/>
          <table:table-cell office:value-type="float" office:value="0.001147716" calcext:value-type="float">
            <text:p>0.001147716</text:p>
          </table:table-cell>
          <table:table-cell office:value-type="float" office:value="0.002726056" calcext:value-type="float">
            <text:p>0.002726056</text:p>
          </table:table-cell>
          <table:table-cell office:value-type="float" office:value="0.001116852" calcext:value-type="float">
            <text:p>0.0011168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769" calcext:value-type="float">
            <text:p>0.001082769</text:p>
          </table:table-cell>
          <table:table-cell/>
          <table:table-cell office:value-type="float" office:value="0.000109113" calcext:value-type="float">
            <text:p>0.000109113</text:p>
          </table:table-cell>
          <table:table-cell office:value-type="float" office:value="0.001687453" calcext:value-type="float">
            <text:p>0.001687453</text:p>
          </table:table-cell>
          <table:table-cell office:value-type="float" office:value="0.000078249" calcext:value-type="float">
            <text:p>7.82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166" calcext:value-type="float">
            <text:p>4.4166E-05</text:p>
          </table:table-cell>
          <table:table-cell/>
          <table:table-cell office:value-type="float" office:value="24.612144172" calcext:value-type="float">
            <text:p>24.612144172</text:p>
          </table:table-cell>
          <table:table-cell office:value-type="float" office:value="24.651111413" calcext:value-type="float">
            <text:p>24.651111413</text:p>
          </table:table-cell>
          <table:table-cell office:value-type="float" office:value="24.611382167" calcext:value-type="float">
            <text:p>24.61138216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40691" calcext:value-type="float">
            <text:p>24.610540691</text:p>
          </table:table-cell>
          <table:table-cell/>
          <table:table-cell office:value-type="float" office:value="0.002765794" calcext:value-type="float">
            <text:p>0.002765794</text:p>
          </table:table-cell>
          <table:table-cell office:value-type="float" office:value="0.042773153" calcext:value-type="float">
            <text:p>0.042773153</text:p>
          </table:table-cell>
          <table:table-cell office:value-type="float" office:value="0.001983443" calcext:value-type="float">
            <text:p>0.0019834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9499" calcext:value-type="float">
            <text:p>0.001119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2-02 22:05:3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367167" calcext:value-type="float">
            <text:p>0.140367167</text:p>
          </table:table-cell>
          <table:table-cell office:value-type="float" office:value="0.332824627" calcext:value-type="float">
            <text:p>0.332824627</text:p>
          </table:table-cell>
          <table:table-cell office:value-type="float" office:value="0.136399881" calcext:value-type="float">
            <text:p>0.136399881</text:p>
          </table:table-cell>
          <table:table-cell office:value-type="float" office:value="5" calcext:value-type="float">
            <text:p>5</text:p>
          </table:table-cell>
          <table:table-cell office:value-type="float" office:value="0.13261141" calcext:value-type="float">
            <text:p>0.13261141</text:p>
          </table:table-cell>
          <table:table-cell/>
          <table:table-cell office:value-type="float" office:value="0.001146791" calcext:value-type="float">
            <text:p>0.001146791</text:p>
          </table:table-cell>
          <table:table-cell office:value-type="float" office:value="0.002719155" calcext:value-type="float">
            <text:p>0.002719155</text:p>
          </table:table-cell>
          <table:table-cell office:value-type="float" office:value="0.001114378" calcext:value-type="float">
            <text:p>0.0011143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427" calcext:value-type="float">
            <text:p>0.001083427</text:p>
          </table:table-cell>
          <table:table-cell/>
          <table:table-cell office:value-type="float" office:value="0.000108188" calcext:value-type="float">
            <text:p>0.000108188</text:p>
          </table:table-cell>
          <table:table-cell office:value-type="float" office:value="0.001680553" calcext:value-type="float">
            <text:p>0.001680553</text:p>
          </table:table-cell>
          <table:table-cell office:value-type="float" office:value="0.000075775" calcext:value-type="float">
            <text:p>7.57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24" calcext:value-type="float">
            <text:p>4.4824E-05</text:p>
          </table:table-cell>
          <table:table-cell/>
          <table:table-cell office:value-type="float" office:value="24.612121329" calcext:value-type="float">
            <text:p>24.612121329</text:p>
          </table:table-cell>
          <table:table-cell office:value-type="float" office:value="24.650941056" calcext:value-type="float">
            <text:p>24.650941056</text:p>
          </table:table-cell>
          <table:table-cell office:value-type="float" office:value="24.611321091" calcext:value-type="float">
            <text:p>24.611321091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56921" calcext:value-type="float">
            <text:p>24.610556921</text:p>
          </table:table-cell>
          <table:table-cell/>
          <table:table-cell office:value-type="float" office:value="0.00274234" calcext:value-type="float">
            <text:p>0.00274234</text:p>
          </table:table-cell>
          <table:table-cell office:value-type="float" office:value="0.04259825" calcext:value-type="float">
            <text:p>0.04259825</text:p>
          </table:table-cell>
          <table:table-cell office:value-type="float" office:value="0.001920737" calcext:value-type="float">
            <text:p>0.0019207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6164" calcext:value-type="float">
            <text:p>0.001136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2-02 22:05:3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420811" calcext:value-type="float">
            <text:p>0.140420811</text:p>
          </table:table-cell>
          <table:table-cell office:value-type="float" office:value="0.331909696" calcext:value-type="float">
            <text:p>0.331909696</text:p>
          </table:table-cell>
          <table:table-cell office:value-type="float" office:value="0.135686414" calcext:value-type="float">
            <text:p>0.135686414</text:p>
          </table:table-cell>
          <table:table-cell office:value-type="float" office:value="5" calcext:value-type="float">
            <text:p>5</text:p>
          </table:table-cell>
          <table:table-cell office:value-type="float" office:value="0.132830755" calcext:value-type="float">
            <text:p>0.132830755</text:p>
          </table:table-cell>
          <table:table-cell/>
          <table:table-cell office:value-type="float" office:value="0.001147229" calcext:value-type="float">
            <text:p>0.001147229</text:p>
          </table:table-cell>
          <table:table-cell office:value-type="float" office:value="0.002711681" calcext:value-type="float">
            <text:p>0.002711681</text:p>
          </table:table-cell>
          <table:table-cell office:value-type="float" office:value="0.001108549" calcext:value-type="float">
            <text:p>0.0011085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219" calcext:value-type="float">
            <text:p>0.001085219</text:p>
          </table:table-cell>
          <table:table-cell/>
          <table:table-cell office:value-type="float" office:value="0.000108626" calcext:value-type="float">
            <text:p>0.000108626</text:p>
          </table:table-cell>
          <table:table-cell office:value-type="float" office:value="0.001673078" calcext:value-type="float">
            <text:p>0.001673078</text:p>
          </table:table-cell>
          <table:table-cell office:value-type="float" office:value="0.000069946" calcext:value-type="float">
            <text:p>6.99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616" calcext:value-type="float">
            <text:p>4.6616E-05</text:p>
          </table:table-cell>
          <table:table-cell/>
          <table:table-cell office:value-type="float" office:value="24.612132149" calcext:value-type="float">
            <text:p>24.612132149</text:p>
          </table:table-cell>
          <table:table-cell office:value-type="float" office:value="24.650756512" calcext:value-type="float">
            <text:p>24.650756512</text:p>
          </table:table-cell>
          <table:table-cell office:value-type="float" office:value="24.611177178" calcext:value-type="float">
            <text:p>24.611177178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601165" calcext:value-type="float">
            <text:p>24.610601165</text:p>
          </table:table-cell>
          <table:table-cell/>
          <table:table-cell office:value-type="float" office:value="0.00275345" calcext:value-type="float">
            <text:p>0.00275345</text:p>
          </table:table-cell>
          <table:table-cell office:value-type="float" office:value="0.042408782" calcext:value-type="float">
            <text:p>0.042408782</text:p>
          </table:table-cell>
          <table:table-cell office:value-type="float" office:value="0.001772981" calcext:value-type="float">
            <text:p>0.0017729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81589" calcext:value-type="float">
            <text:p>0.0011815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2-02 22:05:38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58234" calcext:value-type="float">
            <text:p>0.14058234</text:p>
          </table:table-cell>
          <table:table-cell office:value-type="float" office:value="0.331105629" calcext:value-type="float">
            <text:p>0.331105629</text:p>
          </table:table-cell>
          <table:table-cell office:value-type="float" office:value="0.135293023" calcext:value-type="float">
            <text:p>0.135293023</text:p>
          </table:table-cell>
          <table:table-cell office:value-type="float" office:value="5" calcext:value-type="float">
            <text:p>5</text:p>
          </table:table-cell>
          <table:table-cell office:value-type="float" office:value="0.132982747" calcext:value-type="float">
            <text:p>0.132982747</text:p>
          </table:table-cell>
          <table:table-cell/>
          <table:table-cell office:value-type="float" office:value="0.001148549" calcext:value-type="float">
            <text:p>0.001148549</text:p>
          </table:table-cell>
          <table:table-cell office:value-type="float" office:value="0.002705111" calcext:value-type="float">
            <text:p>0.002705111</text:p>
          </table:table-cell>
          <table:table-cell office:value-type="float" office:value="0.001105335" calcext:value-type="float">
            <text:p>0.0011053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646" calcext:value-type="float">
            <text:p>0.00108646</text:p>
          </table:table-cell>
          <table:table-cell/>
          <table:table-cell office:value-type="float" office:value="0.000109946" calcext:value-type="float">
            <text:p>0.000109946</text:p>
          </table:table-cell>
          <table:table-cell office:value-type="float" office:value="0.001666509" calcext:value-type="float">
            <text:p>0.001666509</text:p>
          </table:table-cell>
          <table:table-cell office:value-type="float" office:value="0.000066732" calcext:value-type="float">
            <text:p>6.67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858" calcext:value-type="float">
            <text:p>4.7858E-05</text:p>
          </table:table-cell>
          <table:table-cell/>
          <table:table-cell office:value-type="float" office:value="24.622272675" calcext:value-type="float">
            <text:p>24.622272675</text:p>
          </table:table-cell>
          <table:table-cell office:value-type="float" office:value="24.660701923" calcext:value-type="float">
            <text:p>24.660701923</text:p>
          </table:table-cell>
          <table:table-cell office:value-type="float" office:value="24.621205781" calcext:value-type="float">
            <text:p>24.62120578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39781" calcext:value-type="float">
            <text:p>24.620739781</text:p>
          </table:table-cell>
          <table:table-cell/>
          <table:table-cell office:value-type="float" office:value="0.002786901" calcext:value-type="float">
            <text:p>0.002786901</text:p>
          </table:table-cell>
          <table:table-cell office:value-type="float" office:value="0.042242272" calcext:value-type="float">
            <text:p>0.042242272</text:p>
          </table:table-cell>
          <table:table-cell office:value-type="float" office:value="0.001691512" calcext:value-type="float">
            <text:p>0.0016915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213066" calcext:value-type="float">
            <text:p>0.001213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2-02 22:05:3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551345" calcext:value-type="float">
            <text:p>0.140551345</text:p>
          </table:table-cell>
          <table:table-cell office:value-type="float" office:value="0.330327789" calcext:value-type="float">
            <text:p>0.330327789</text:p>
          </table:table-cell>
          <table:table-cell office:value-type="float" office:value="0.135452763" calcext:value-type="float">
            <text:p>0.135452763</text:p>
          </table:table-cell>
          <table:table-cell office:value-type="float" office:value="5" calcext:value-type="float">
            <text:p>5</text:p>
          </table:table-cell>
          <table:table-cell office:value-type="float" office:value="0.132841484" calcext:value-type="float">
            <text:p>0.132841484</text:p>
          </table:table-cell>
          <table:table-cell/>
          <table:table-cell office:value-type="float" office:value="0.001148295" calcext:value-type="float">
            <text:p>0.001148295</text:p>
          </table:table-cell>
          <table:table-cell office:value-type="float" office:value="0.002698756" calcext:value-type="float">
            <text:p>0.002698756</text:p>
          </table:table-cell>
          <table:table-cell office:value-type="float" office:value="0.00110664" calcext:value-type="float">
            <text:p>0.001106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306" calcext:value-type="float">
            <text:p>0.001085306</text:p>
          </table:table-cell>
          <table:table-cell/>
          <table:table-cell office:value-type="float" office:value="0.000109693" calcext:value-type="float">
            <text:p>0.000109693</text:p>
          </table:table-cell>
          <table:table-cell office:value-type="float" office:value="0.001660154" calcext:value-type="float">
            <text:p>0.001660154</text:p>
          </table:table-cell>
          <table:table-cell office:value-type="float" office:value="0.000068037" calcext:value-type="float">
            <text:p>6.80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703" calcext:value-type="float">
            <text:p>4.6703E-05</text:p>
          </table:table-cell>
          <table:table-cell/>
          <table:table-cell office:value-type="float" office:value="24.607104508" calcext:value-type="float">
            <text:p>24.607104508</text:p>
          </table:table-cell>
          <table:table-cell office:value-type="float" office:value="24.645383642" calcext:value-type="float">
            <text:p>24.645383642</text:p>
          </table:table-cell>
          <table:table-cell office:value-type="float" office:value="24.606076073" calcext:value-type="float">
            <text:p>24.60607607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49351" calcext:value-type="float">
            <text:p>24.605549351</text:p>
          </table:table-cell>
          <table:table-cell/>
          <table:table-cell office:value-type="float" office:value="0.002780483" calcext:value-type="float">
            <text:p>0.002780483</text:p>
          </table:table-cell>
          <table:table-cell office:value-type="float" office:value="0.042081194" calcext:value-type="float">
            <text:p>0.042081194</text:p>
          </table:table-cell>
          <table:table-cell office:value-type="float" office:value="0.001724593" calcext:value-type="float">
            <text:p>0.0017245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83811" calcext:value-type="float">
            <text:p>0.001183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2-02 22:05:40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566843" calcext:value-type="float">
            <text:p>0.140566843</text:p>
          </table:table-cell>
          <table:table-cell office:value-type="float" office:value="0.329584519" calcext:value-type="float">
            <text:p>0.329584519</text:p>
          </table:table-cell>
          <table:table-cell office:value-type="float" office:value="0.136114375" calcext:value-type="float">
            <text:p>0.136114375</text:p>
          </table:table-cell>
          <table:table-cell office:value-type="float" office:value="5" calcext:value-type="float">
            <text:p>5</text:p>
          </table:table-cell>
          <table:table-cell office:value-type="float" office:value="0.13263406" calcext:value-type="float">
            <text:p>0.13263406</text:p>
          </table:table-cell>
          <table:table-cell/>
          <table:table-cell office:value-type="float" office:value="0.001148422" calcext:value-type="float">
            <text:p>0.001148422</text:p>
          </table:table-cell>
          <table:table-cell office:value-type="float" office:value="0.002692684" calcext:value-type="float">
            <text:p>0.002692684</text:p>
          </table:table-cell>
          <table:table-cell office:value-type="float" office:value="0.001112046" calcext:value-type="float">
            <text:p>0.0011120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612" calcext:value-type="float">
            <text:p>0.001083612</text:p>
          </table:table-cell>
          <table:table-cell/>
          <table:table-cell office:value-type="float" office:value="0.000109819" calcext:value-type="float">
            <text:p>0.000109819</text:p>
          </table:table-cell>
          <table:table-cell office:value-type="float" office:value="0.001654081" calcext:value-type="float">
            <text:p>0.001654081</text:p>
          </table:table-cell>
          <table:table-cell office:value-type="float" office:value="0.000073443" calcext:value-type="float">
            <text:p>7.34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009" calcext:value-type="float">
            <text:p>4.5009E-05</text:p>
          </table:table-cell>
          <table:table-cell/>
          <table:table-cell office:value-type="float" office:value="24.622269549" calcext:value-type="float">
            <text:p>24.622269549</text:p>
          </table:table-cell>
          <table:table-cell office:value-type="float" office:value="24.660395114" calcext:value-type="float">
            <text:p>24.660395114</text:p>
          </table:table-cell>
          <table:table-cell office:value-type="float" office:value="24.621371454" calcext:value-type="float">
            <text:p>24.62137145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69448" calcext:value-type="float">
            <text:p>24.620669448</text:p>
          </table:table-cell>
          <table:table-cell/>
          <table:table-cell office:value-type="float" office:value="0.002783692" calcext:value-type="float">
            <text:p>0.002783692</text:p>
          </table:table-cell>
          <table:table-cell office:value-type="float" office:value="0.041927274" calcext:value-type="float">
            <text:p>0.041927274</text:p>
          </table:table-cell>
          <table:table-cell office:value-type="float" office:value="0.00186161" calcext:value-type="float">
            <text:p>0.001861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40854" calcext:value-type="float">
            <text:p>0.001140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2-02 22:05:42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490549" calcext:value-type="float">
            <text:p>0.140490549</text:p>
          </table:table-cell>
          <table:table-cell office:value-type="float" office:value="0.328765551" calcext:value-type="float">
            <text:p>0.328765551</text:p>
          </table:table-cell>
          <table:table-cell office:value-type="float" office:value="0.136345045" calcext:value-type="float">
            <text:p>0.136345045</text:p>
          </table:table-cell>
          <table:table-cell office:value-type="float" office:value="5" calcext:value-type="float">
            <text:p>5</text:p>
          </table:table-cell>
          <table:table-cell office:value-type="float" office:value="0.13259174" calcext:value-type="float">
            <text:p>0.13259174</text:p>
          </table:table-cell>
          <table:table-cell/>
          <table:table-cell office:value-type="float" office:value="0.001147799" calcext:value-type="float">
            <text:p>0.001147799</text:p>
          </table:table-cell>
          <table:table-cell office:value-type="float" office:value="0.002685993" calcext:value-type="float">
            <text:p>0.002685993</text:p>
          </table:table-cell>
          <table:table-cell office:value-type="float" office:value="0.00111393" calcext:value-type="float">
            <text:p>0.001113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266" calcext:value-type="float">
            <text:p>0.001083266</text:p>
          </table:table-cell>
          <table:table-cell/>
          <table:table-cell office:value-type="float" office:value="0.000109196" calcext:value-type="float">
            <text:p>0.000109196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00075327" calcext:value-type="float">
            <text:p>7.532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663" calcext:value-type="float">
            <text:p>4.4663E-05</text:p>
          </table:table-cell>
          <table:table-cell/>
          <table:table-cell office:value-type="float" office:value="24.617200188" calcext:value-type="float">
            <text:p>24.617200188</text:p>
          </table:table-cell>
          <table:table-cell office:value-type="float" office:value="24.65517613" calcext:value-type="float">
            <text:p>24.65517613</text:p>
          </table:table-cell>
          <table:table-cell office:value-type="float" office:value="24.616364006" calcext:value-type="float">
            <text:p>24.616364006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606933" calcext:value-type="float">
            <text:p>24.615606933</text:p>
          </table:table-cell>
          <table:table-cell/>
          <table:table-cell office:value-type="float" office:value="0.002767892" calcext:value-type="float">
            <text:p>0.002767892</text:p>
          </table:table-cell>
          <table:table-cell office:value-type="float" office:value="0.041757678" calcext:value-type="float">
            <text:p>0.041757678</text:p>
          </table:table-cell>
          <table:table-cell office:value-type="float" office:value="0.00190938" calcext:value-type="float">
            <text:p>0.00190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209" calcext:value-type="float">
            <text:p>0.00113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2-02 22:05:43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50247" calcext:value-type="float">
            <text:p>0.14050247</text:p>
          </table:table-cell>
          <table:table-cell office:value-type="float" office:value="0.327947179" calcext:value-type="float">
            <text:p>0.327947179</text:p>
          </table:table-cell>
          <table:table-cell office:value-type="float" office:value="0.136777775" calcext:value-type="float">
            <text:p>0.136777775</text:p>
          </table:table-cell>
          <table:table-cell office:value-type="float" office:value="5" calcext:value-type="float">
            <text:p>5</text:p>
          </table:table-cell>
          <table:table-cell office:value-type="float" office:value="0.132456438" calcext:value-type="float">
            <text:p>0.132456438</text:p>
          </table:table-cell>
          <table:table-cell/>
          <table:table-cell office:value-type="float" office:value="0.001147896" calcext:value-type="float">
            <text:p>0.001147896</text:p>
          </table:table-cell>
          <table:table-cell office:value-type="float" office:value="0.002679307" calcext:value-type="float">
            <text:p>0.002679307</text:p>
          </table:table-cell>
          <table:table-cell office:value-type="float" office:value="0.001117465" calcext:value-type="float">
            <text:p>0.0011174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16" calcext:value-type="float">
            <text:p>0.00108216</text:p>
          </table:table-cell>
          <table:table-cell/>
          <table:table-cell office:value-type="float" office:value="0.000109293" calcext:value-type="float">
            <text:p>0.000109293</text:p>
          </table:table-cell>
          <table:table-cell office:value-type="float" office:value="0.001640704" calcext:value-type="float">
            <text:p>0.001640704</text:p>
          </table:table-cell>
          <table:table-cell office:value-type="float" office:value="0.000078863" calcext:value-type="float">
            <text:p>7.886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558" calcext:value-type="float">
            <text:p>4.3558E-05</text:p>
          </table:table-cell>
          <table:table-cell/>
          <table:table-cell office:value-type="float" office:value="24.622256564" calcext:value-type="float">
            <text:p>24.622256564</text:p>
          </table:table-cell>
          <table:table-cell office:value-type="float" office:value="24.660064863" calcext:value-type="float">
            <text:p>24.660064863</text:p>
          </table:table-cell>
          <table:table-cell office:value-type="float" office:value="24.621505266" calcext:value-type="float">
            <text:p>24.621505266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33621" calcext:value-type="float">
            <text:p>24.620633621</text:p>
          </table:table-cell>
          <table:table-cell/>
          <table:table-cell office:value-type="float" office:value="0.002770361" calcext:value-type="float">
            <text:p>0.002770361</text:p>
          </table:table-cell>
          <table:table-cell office:value-type="float" office:value="0.041588206" calcext:value-type="float">
            <text:p>0.041588206</text:p>
          </table:table-cell>
          <table:table-cell office:value-type="float" office:value="0.001998996" calcext:value-type="float">
            <text:p>0.0019989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407" calcext:value-type="float">
            <text:p>0.00110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2-02 22:05:44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43154" calcext:value-type="float">
            <text:p>0.14043154</text:p>
          </table:table-cell>
          <table:table-cell office:value-type="float" office:value="0.327003637" calcext:value-type="float">
            <text:p>0.327003637</text:p>
          </table:table-cell>
          <table:table-cell office:value-type="float" office:value="0.136964337" calcext:value-type="float">
            <text:p>0.136964337</text:p>
          </table:table-cell>
          <table:table-cell office:value-type="float" office:value="5" calcext:value-type="float">
            <text:p>5</text:p>
          </table:table-cell>
          <table:table-cell office:value-type="float" office:value="0.132299677" calcext:value-type="float">
            <text:p>0.132299677</text:p>
          </table:table-cell>
          <table:table-cell/>
          <table:table-cell office:value-type="float" office:value="0.001147317" calcext:value-type="float">
            <text:p>0.001147317</text:p>
          </table:table-cell>
          <table:table-cell office:value-type="float" office:value="0.002671598" calcext:value-type="float">
            <text:p>0.002671598</text:p>
          </table:table-cell>
          <table:table-cell office:value-type="float" office:value="0.00111899" calcext:value-type="float">
            <text:p>0.001118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8" calcext:value-type="float">
            <text:p>0.00108088</text:p>
          </table:table-cell>
          <table:table-cell/>
          <table:table-cell office:value-type="float" office:value="0.000108714" calcext:value-type="float">
            <text:p>0.000108714</text:p>
          </table:table-cell>
          <table:table-cell office:value-type="float" office:value="0.001632996" calcext:value-type="float">
            <text:p>0.001632996</text:p>
          </table:table-cell>
          <table:table-cell office:value-type="float" office:value="0.000080387" calcext:value-type="float">
            <text:p>8.03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77" calcext:value-type="float">
            <text:p>4.2277E-05</text:p>
          </table:table-cell>
          <table:table-cell/>
          <table:table-cell office:value-type="float" office:value="24.617188285" calcext:value-type="float">
            <text:p>24.617188285</text:p>
          </table:table-cell>
          <table:table-cell office:value-type="float" office:value="24.65482075" calcext:value-type="float">
            <text:p>24.65482075</text:p>
          </table:table-cell>
          <table:table-cell office:value-type="float" office:value="24.616488922" calcext:value-type="float">
            <text:p>24.61648892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48021" calcext:value-type="float">
            <text:p>24.615548021</text:p>
          </table:table-cell>
          <table:table-cell/>
          <table:table-cell office:value-type="float" office:value="0.002755672" calcext:value-type="float">
            <text:p>0.002755672</text:p>
          </table:table-cell>
          <table:table-cell office:value-type="float" office:value="0.041392813" calcext:value-type="float">
            <text:p>0.041392813</text:p>
          </table:table-cell>
          <table:table-cell office:value-type="float" office:value="0.002037633" calcext:value-type="float">
            <text:p>0.0020376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1605" calcext:value-type="float">
            <text:p>0.001071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2-02 22:05:45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361803" calcext:value-type="float">
            <text:p>0.140361803</text:p>
          </table:table-cell>
          <table:table-cell office:value-type="float" office:value="0.326067844" calcext:value-type="float">
            <text:p>0.326067844</text:p>
          </table:table-cell>
          <table:table-cell office:value-type="float" office:value="0.136837976" calcext:value-type="float">
            <text:p>0.136837976</text:p>
          </table:table-cell>
          <table:table-cell office:value-type="float" office:value="5" calcext:value-type="float">
            <text:p>5</text:p>
          </table:table-cell>
          <table:table-cell office:value-type="float" office:value="0.132449285" calcext:value-type="float">
            <text:p>0.132449285</text:p>
          </table:table-cell>
          <table:table-cell/>
          <table:table-cell office:value-type="float" office:value="0.001146747" calcext:value-type="float">
            <text:p>0.001146747</text:p>
          </table:table-cell>
          <table:table-cell office:value-type="float" office:value="0.002663953" calcext:value-type="float">
            <text:p>0.002663953</text:p>
          </table:table-cell>
          <table:table-cell office:value-type="float" office:value="0.001117957" calcext:value-type="float">
            <text:p>0.0011179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102" calcext:value-type="float">
            <text:p>0.001082102</text:p>
          </table:table-cell>
          <table:table-cell/>
          <table:table-cell office:value-type="float" office:value="0.000108144" calcext:value-type="float">
            <text:p>0.000108144</text:p>
          </table:table-cell>
          <table:table-cell office:value-type="float" office:value="0.00162535" calcext:value-type="float">
            <text:p>0.00162535</text:p>
          </table:table-cell>
          <table:table-cell office:value-type="float" office:value="0.000079355" calcext:value-type="float">
            <text:p>7.93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499" calcext:value-type="float">
            <text:p>4.3499E-05</text:p>
          </table:table-cell>
          <table:table-cell/>
          <table:table-cell office:value-type="float" office:value="24.622228191" calcext:value-type="float">
            <text:p>24.622228191</text:p>
          </table:table-cell>
          <table:table-cell office:value-type="float" office:value="24.6596858" calcext:value-type="float">
            <text:p>24.6596858</text:p>
          </table:table-cell>
          <table:table-cell office:value-type="float" office:value="24.621517409" calcext:value-type="float">
            <text:p>24.621517409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32178" calcext:value-type="float">
            <text:p>24.620632178</text:p>
          </table:table-cell>
          <table:table-cell/>
          <table:table-cell office:value-type="float" office:value="0.002741229" calcext:value-type="float">
            <text:p>0.002741229</text:p>
          </table:table-cell>
          <table:table-cell office:value-type="float" office:value="0.041199025" calcext:value-type="float">
            <text:p>0.041199025</text:p>
          </table:table-cell>
          <table:table-cell office:value-type="float" office:value="0.002011464" calcext:value-type="float">
            <text:p>0.0020114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2588" calcext:value-type="float">
            <text:p>0.0011025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2-02 22:05:4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748041" calcext:value-type="float">
            <text:p>0.140748041</text:p>
          </table:table-cell>
          <table:table-cell office:value-type="float" office:value="0.325198212" calcext:value-type="float">
            <text:p>0.325198212</text:p>
          </table:table-cell>
          <table:table-cell office:value-type="float" office:value="0.136425511" calcext:value-type="float">
            <text:p>0.136425511</text:p>
          </table:table-cell>
          <table:table-cell office:value-type="float" office:value="5" calcext:value-type="float">
            <text:p>5</text:p>
          </table:table-cell>
          <table:table-cell office:value-type="float" office:value="0.132548229" calcext:value-type="float">
            <text:p>0.132548229</text:p>
          </table:table-cell>
          <table:table-cell/>
          <table:table-cell office:value-type="float" office:value="0.001149902" calcext:value-type="float">
            <text:p>0.001149902</text:p>
          </table:table-cell>
          <table:table-cell office:value-type="float" office:value="0.002656848" calcext:value-type="float">
            <text:p>0.002656848</text:p>
          </table:table-cell>
          <table:table-cell office:value-type="float" office:value="0.001114588" calcext:value-type="float">
            <text:p>0.0011145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91" calcext:value-type="float">
            <text:p>0.00108291</text:p>
          </table:table-cell>
          <table:table-cell/>
          <table:table-cell office:value-type="float" office:value="0.0001113" calcext:value-type="float">
            <text:p>0.0001113</text:p>
          </table:table-cell>
          <table:table-cell office:value-type="float" office:value="0.001618245" calcext:value-type="float">
            <text:p>0.001618245</text:p>
          </table:table-cell>
          <table:table-cell office:value-type="float" office:value="0.000075985" calcext:value-type="float">
            <text:p>7.59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308" calcext:value-type="float">
            <text:p>4.4308E-05</text:p>
          </table:table-cell>
          <table:table-cell/>
          <table:table-cell office:value-type="float" office:value="24.617252126" calcext:value-type="float">
            <text:p>24.617252126</text:p>
          </table:table-cell>
          <table:table-cell office:value-type="float" office:value="24.654456593" calcext:value-type="float">
            <text:p>24.654456593</text:p>
          </table:table-cell>
          <table:table-cell office:value-type="float" office:value="24.616380236" calcext:value-type="float">
            <text:p>24.616380236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98156" calcext:value-type="float">
            <text:p>24.615598156</text:p>
          </table:table-cell>
          <table:table-cell/>
          <table:table-cell office:value-type="float" office:value="0.002821217" calcext:value-type="float">
            <text:p>0.002821217</text:p>
          </table:table-cell>
          <table:table-cell office:value-type="float" office:value="0.041018937" calcext:value-type="float">
            <text:p>0.041018937</text:p>
          </table:table-cell>
          <table:table-cell office:value-type="float" office:value="0.001926044" calcext:value-type="float">
            <text:p>0.0019260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3079" calcext:value-type="float">
            <text:p>0.001123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2-02 22:05:48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772479" calcext:value-type="float">
            <text:p>0.140772479</text:p>
          </table:table-cell>
          <table:table-cell office:value-type="float" office:value="0.324233213" calcext:value-type="float">
            <text:p>0.324233213</text:p>
          </table:table-cell>
          <table:table-cell office:value-type="float" office:value="0.135632173" calcext:value-type="float">
            <text:p>0.135632173</text:p>
          </table:table-cell>
          <table:table-cell office:value-type="float" office:value="5" calcext:value-type="float">
            <text:p>5</text:p>
          </table:table-cell>
          <table:table-cell office:value-type="float" office:value="0.132806317" calcext:value-type="float">
            <text:p>0.132806317</text:p>
          </table:table-cell>
          <table:table-cell/>
          <table:table-cell office:value-type="float" office:value="0.001150102" calcext:value-type="float">
            <text:p>0.001150102</text:p>
          </table:table-cell>
          <table:table-cell office:value-type="float" office:value="0.002648964" calcext:value-type="float">
            <text:p>0.002648964</text:p>
          </table:table-cell>
          <table:table-cell office:value-type="float" office:value="0.001108106" calcext:value-type="float">
            <text:p>0.0011081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019" calcext:value-type="float">
            <text:p>0.001085019</text:p>
          </table:table-cell>
          <table:table-cell/>
          <table:table-cell office:value-type="float" office:value="0.000111499" calcext:value-type="float">
            <text:p>0.000111499</text:p>
          </table:table-cell>
          <table:table-cell office:value-type="float" office:value="0.001610361" calcext:value-type="float">
            <text:p>0.001610361</text:p>
          </table:table-cell>
          <table:table-cell office:value-type="float" office:value="0.000069503" calcext:value-type="float">
            <text:p>6.950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416" calcext:value-type="float">
            <text:p>4.6416E-05</text:p>
          </table:table-cell>
          <table:table-cell/>
          <table:table-cell office:value-type="float" office:value="24.622311027" calcext:value-type="float">
            <text:p>24.622311027</text:p>
          </table:table-cell>
          <table:table-cell office:value-type="float" office:value="24.659315754" calcext:value-type="float">
            <text:p>24.659315754</text:p>
          </table:table-cell>
          <table:table-cell office:value-type="float" office:value="24.62127419" calcext:value-type="float">
            <text:p>24.62127419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04194" calcext:value-type="float">
            <text:p>24.620704194</text:p>
          </table:table-cell>
          <table:table-cell/>
          <table:table-cell office:value-type="float" office:value="0.002826278" calcext:value-type="float">
            <text:p>0.002826278</text:p>
          </table:table-cell>
          <table:table-cell office:value-type="float" office:value="0.040819101" calcext:value-type="float">
            <text:p>0.040819101</text:p>
          </table:table-cell>
          <table:table-cell office:value-type="float" office:value="0.001761748" calcext:value-type="float">
            <text:p>0.0017617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76528" calcext:value-type="float">
            <text:p>0.001176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2-02 22:05:49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882747" calcext:value-type="float">
            <text:p>0.140882747</text:p>
          </table:table-cell>
          <table:table-cell office:value-type="float" office:value="0.323392191" calcext:value-type="float">
            <text:p>0.323392191</text:p>
          </table:table-cell>
          <table:table-cell office:value-type="float" office:value="0.135247723" calcext:value-type="float">
            <text:p>0.135247723</text:p>
          </table:table-cell>
          <table:table-cell office:value-type="float" office:value="5" calcext:value-type="float">
            <text:p>5</text:p>
          </table:table-cell>
          <table:table-cell office:value-type="float" office:value="0.132881419" calcext:value-type="float">
            <text:p>0.132881419</text:p>
          </table:table-cell>
          <table:table-cell/>
          <table:table-cell office:value-type="float" office:value="0.001151003" calcext:value-type="float">
            <text:p>0.001151003</text:p>
          </table:table-cell>
          <table:table-cell office:value-type="float" office:value="0.002642093" calcext:value-type="float">
            <text:p>0.002642093</text:p>
          </table:table-cell>
          <table:table-cell office:value-type="float" office:value="0.001104965" calcext:value-type="float">
            <text:p>0.0011049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633" calcext:value-type="float">
            <text:p>0.001085633</text:p>
          </table:table-cell>
          <table:table-cell/>
          <table:table-cell office:value-type="float" office:value="0.0001124" calcext:value-type="float">
            <text:p>0.0001124</text:p>
          </table:table-cell>
          <table:table-cell office:value-type="float" office:value="0.00160349" calcext:value-type="float">
            <text:p>0.00160349</text:p>
          </table:table-cell>
          <table:table-cell office:value-type="float" office:value="0.000066362" calcext:value-type="float">
            <text:p>6.63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03" calcext:value-type="float">
            <text:p>4.703E-05</text:p>
          </table:table-cell>
          <table:table-cell/>
          <table:table-cell office:value-type="float" office:value="24.622333269" calcext:value-type="float">
            <text:p>24.622333269</text:p>
          </table:table-cell>
          <table:table-cell office:value-type="float" office:value="24.65914612" calcext:value-type="float">
            <text:p>24.65914612</text:p>
          </table:table-cell>
          <table:table-cell office:value-type="float" office:value="24.621196644" calcext:value-type="float">
            <text:p>24.62119664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19343" calcext:value-type="float">
            <text:p>24.620719343</text:p>
          </table:table-cell>
          <table:table-cell/>
          <table:table-cell office:value-type="float" office:value="0.002849114" calcext:value-type="float">
            <text:p>0.002849114</text:p>
          </table:table-cell>
          <table:table-cell office:value-type="float" office:value="0.040644938" calcext:value-type="float">
            <text:p>0.040644938</text:p>
          </table:table-cell>
          <table:table-cell office:value-type="float" office:value="0.001682131" calcext:value-type="float">
            <text:p>0.0016821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92081" calcext:value-type="float">
            <text:p>0.001192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2-02 22:05:50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700357" calcext:value-type="float">
            <text:p>0.140700357</text:p>
          </table:table-cell>
          <table:table-cell office:value-type="float" office:value="0.322582164" calcext:value-type="float">
            <text:p>0.322582164</text:p>
          </table:table-cell>
          <table:table-cell office:value-type="float" office:value="0.135211961" calcext:value-type="float">
            <text:p>0.135211961</text:p>
          </table:table-cell>
          <table:table-cell office:value-type="float" office:value="5" calcext:value-type="float">
            <text:p>5</text:p>
          </table:table-cell>
          <table:table-cell office:value-type="float" office:value="0.132884995" calcext:value-type="float">
            <text:p>0.132884995</text:p>
          </table:table-cell>
          <table:table-cell/>
          <table:table-cell office:value-type="float" office:value="0.001149513" calcext:value-type="float">
            <text:p>0.001149513</text:p>
          </table:table-cell>
          <table:table-cell office:value-type="float" office:value="0.002635475" calcext:value-type="float">
            <text:p>0.002635475</text:p>
          </table:table-cell>
          <table:table-cell office:value-type="float" office:value="0.001104673" calcext:value-type="float">
            <text:p>0.0011046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662" calcext:value-type="float">
            <text:p>0.001085662</text:p>
          </table:table-cell>
          <table:table-cell/>
          <table:table-cell office:value-type="float" office:value="0.00011091" calcext:value-type="float">
            <text:p>0.00011091</text:p>
          </table:table-cell>
          <table:table-cell office:value-type="float" office:value="0.001596872" calcext:value-type="float">
            <text:p>0.001596872</text:p>
          </table:table-cell>
          <table:table-cell office:value-type="float" office:value="0.00006607" calcext:value-type="float">
            <text:p>6.6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059" calcext:value-type="float">
            <text:p>4.7059E-05</text:p>
          </table:table-cell>
          <table:table-cell/>
          <table:table-cell office:value-type="float" office:value="24.62229648" calcext:value-type="float">
            <text:p>24.62229648</text:p>
          </table:table-cell>
          <table:table-cell office:value-type="float" office:value="24.658982737" calcext:value-type="float">
            <text:p>24.658982737</text:p>
          </table:table-cell>
          <table:table-cell office:value-type="float" office:value="24.62118943" calcext:value-type="float">
            <text:p>24.6211894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20064" calcext:value-type="float">
            <text:p>24.620720064</text:p>
          </table:table-cell>
          <table:table-cell/>
          <table:table-cell office:value-type="float" office:value="0.002811342" calcext:value-type="float">
            <text:p>0.002811342</text:p>
          </table:table-cell>
          <table:table-cell office:value-type="float" office:value="0.040477193" calcext:value-type="float">
            <text:p>0.040477193</text:p>
          </table:table-cell>
          <table:table-cell office:value-type="float" office:value="0.001674724" calcext:value-type="float">
            <text:p>0.0016747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92822" calcext:value-type="float">
            <text:p>0.0011928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2-02 22:05:52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448825" calcext:value-type="float">
            <text:p>0.140448825</text:p>
          </table:table-cell>
          <table:table-cell office:value-type="float" office:value="0.321826377" calcext:value-type="float">
            <text:p>0.321826377</text:p>
          </table:table-cell>
          <table:table-cell office:value-type="float" office:value="0.135144011" calcext:value-type="float">
            <text:p>0.135144011</text:p>
          </table:table-cell>
          <table:table-cell office:value-type="float" office:value="5" calcext:value-type="float">
            <text:p>5</text:p>
          </table:table-cell>
          <table:table-cell office:value-type="float" office:value="0.132831351" calcext:value-type="float">
            <text:p>0.132831351</text:p>
          </table:table-cell>
          <table:table-cell/>
          <table:table-cell office:value-type="float" office:value="0.001147458" calcext:value-type="float">
            <text:p>0.001147458</text:p>
          </table:table-cell>
          <table:table-cell office:value-type="float" office:value="0.0026293" calcext:value-type="float">
            <text:p>0.0026293</text:p>
          </table:table-cell>
          <table:table-cell office:value-type="float" office:value="0.001104118" calcext:value-type="float">
            <text:p>0.0011041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223" calcext:value-type="float">
            <text:p>0.001085223</text:p>
          </table:table-cell>
          <table:table-cell/>
          <table:table-cell office:value-type="float" office:value="0.000108855" calcext:value-type="float">
            <text:p>0.000108855</text:p>
          </table:table-cell>
          <table:table-cell office:value-type="float" office:value="0.001590698" calcext:value-type="float">
            <text:p>0.001590698</text:p>
          </table:table-cell>
          <table:table-cell office:value-type="float" office:value="0.000065515" calcext:value-type="float">
            <text:p>6.55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621" calcext:value-type="float">
            <text:p>4.6621E-05</text:p>
          </table:table-cell>
          <table:table-cell/>
          <table:table-cell office:value-type="float" office:value="24.622245744" calcext:value-type="float">
            <text:p>24.622245744</text:p>
          </table:table-cell>
          <table:table-cell office:value-type="float" office:value="24.658830294" calcext:value-type="float">
            <text:p>24.658830294</text:p>
          </table:table-cell>
          <table:table-cell office:value-type="float" office:value="24.621175724" calcext:value-type="float">
            <text:p>24.62117572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709243" calcext:value-type="float">
            <text:p>24.620709243</text:p>
          </table:table-cell>
          <table:table-cell/>
          <table:table-cell office:value-type="float" office:value="0.002759251" calcext:value-type="float">
            <text:p>0.002759251</text:p>
          </table:table-cell>
          <table:table-cell office:value-type="float" office:value="0.040320681" calcext:value-type="float">
            <text:p>0.040320681</text:p>
          </table:table-cell>
          <table:table-cell office:value-type="float" office:value="0.001660652" calcext:value-type="float">
            <text:p>0.0016606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81712" calcext:value-type="float">
            <text:p>0.001181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2-02 22:05:53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01848" calcext:value-type="float">
            <text:p>0.14001848</text:p>
          </table:table-cell>
          <table:table-cell office:value-type="float" office:value="0.320973435" calcext:value-type="float">
            <text:p>0.320973435</text:p>
          </table:table-cell>
          <table:table-cell office:value-type="float" office:value="0.13697149" calcext:value-type="float">
            <text:p>0.13697149</text:p>
          </table:table-cell>
          <table:table-cell office:value-type="float" office:value="5" calcext:value-type="float">
            <text:p>5</text:p>
          </table:table-cell>
          <table:table-cell office:value-type="float" office:value="0.132301466" calcext:value-type="float">
            <text:p>0.132301466</text:p>
          </table:table-cell>
          <table:table-cell/>
          <table:table-cell office:value-type="float" office:value="0.001143942" calcext:value-type="float">
            <text:p>0.001143942</text:p>
          </table:table-cell>
          <table:table-cell office:value-type="float" office:value="0.002622332" calcext:value-type="float">
            <text:p>0.002622332</text:p>
          </table:table-cell>
          <table:table-cell office:value-type="float" office:value="0.001119048" calcext:value-type="float">
            <text:p>0.0011190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94" calcext:value-type="float">
            <text:p>0.001080894</text:p>
          </table:table-cell>
          <table:table-cell/>
          <table:table-cell office:value-type="float" office:value="0.000105339" calcext:value-type="float">
            <text:p>0.000105339</text:p>
          </table:table-cell>
          <table:table-cell office:value-type="float" office:value="0.001583729" calcext:value-type="float">
            <text:p>0.001583729</text:p>
          </table:table-cell>
          <table:table-cell office:value-type="float" office:value="0.000080445" calcext:value-type="float">
            <text:p>8.04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92" calcext:value-type="float">
            <text:p>4.2292E-05</text:p>
          </table:table-cell>
          <table:table-cell/>
          <table:table-cell office:value-type="float" office:value="24.632266886" calcext:value-type="float">
            <text:p>24.632266886</text:p>
          </table:table-cell>
          <table:table-cell office:value-type="float" office:value="24.668765868" calcext:value-type="float">
            <text:p>24.668765868</text:p>
          </table:table-cell>
          <table:table-cell office:value-type="float" office:value="24.631652291" calcext:value-type="float">
            <text:p>24.631652291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710322" calcext:value-type="float">
            <text:p>24.630710322</text:p>
          </table:table-cell>
          <table:table-cell/>
          <table:table-cell office:value-type="float" office:value="0.002670129" calcext:value-type="float">
            <text:p>0.002670129</text:p>
          </table:table-cell>
          <table:table-cell office:value-type="float" office:value="0.04014405" calcext:value-type="float">
            <text:p>0.04014405</text:p>
          </table:table-cell>
          <table:table-cell office:value-type="float" office:value="0.002039114" calcext:value-type="float">
            <text:p>0.0020391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1976" calcext:value-type="float">
            <text:p>0.001071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2-02 22:05:54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22054" calcext:value-type="float">
            <text:p>0.14022054</text:p>
          </table:table-cell>
          <table:table-cell office:value-type="float" office:value="0.320361295" calcext:value-type="float">
            <text:p>0.320361295</text:p>
          </table:table-cell>
          <table:table-cell office:value-type="float" office:value="0.136986391" calcext:value-type="float">
            <text:p>0.136986391</text:p>
          </table:table-cell>
          <table:table-cell office:value-type="float" office:value="5" calcext:value-type="float">
            <text:p>5</text:p>
          </table:table-cell>
          <table:table-cell office:value-type="float" office:value="0.13228418" calcext:value-type="float">
            <text:p>0.13228418</text:p>
          </table:table-cell>
          <table:table-cell/>
          <table:table-cell office:value-type="float" office:value="0.001145593" calcext:value-type="float">
            <text:p>0.001145593</text:p>
          </table:table-cell>
          <table:table-cell office:value-type="float" office:value="0.002617331" calcext:value-type="float">
            <text:p>0.002617331</text:p>
          </table:table-cell>
          <table:table-cell office:value-type="float" office:value="0.00111917" calcext:value-type="float">
            <text:p>0.001119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753" calcext:value-type="float">
            <text:p>0.001080753</text:p>
          </table:table-cell>
          <table:table-cell/>
          <table:table-cell office:value-type="float" office:value="0.00010699" calcext:value-type="float">
            <text:p>0.00010699</text:p>
          </table:table-cell>
          <table:table-cell office:value-type="float" office:value="0.001578728" calcext:value-type="float">
            <text:p>0.001578728</text:p>
          </table:table-cell>
          <table:table-cell office:value-type="float" office:value="0.000080567" calcext:value-type="float">
            <text:p>8.05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15" calcext:value-type="float">
            <text:p>4.215E-05</text:p>
          </table:table-cell>
          <table:table-cell/>
          <table:table-cell office:value-type="float" office:value="24.62725367" calcext:value-type="float">
            <text:p>24.62725367</text:p>
          </table:table-cell>
          <table:table-cell office:value-type="float" office:value="24.663588593" calcext:value-type="float">
            <text:p>24.663588593</text:p>
          </table:table-cell>
          <table:table-cell office:value-type="float" office:value="24.626601321" calcext:value-type="float">
            <text:p>24.626601321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652855" calcext:value-type="float">
            <text:p>24.625652855</text:p>
          </table:table-cell>
          <table:table-cell/>
          <table:table-cell office:value-type="float" office:value="0.002711975" calcext:value-type="float">
            <text:p>0.002711975</text:p>
          </table:table-cell>
          <table:table-cell office:value-type="float" office:value="0.040017285" calcext:value-type="float">
            <text:p>0.040017285</text:p>
          </table:table-cell>
          <table:table-cell office:value-type="float" office:value="0.0020422" calcext:value-type="float">
            <text:p>0.00204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8396" calcext:value-type="float">
            <text:p>0.0010683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2-02 22:05:56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149014" calcext:value-type="float">
            <text:p>0.140149014</text:p>
          </table:table-cell>
          <table:table-cell office:value-type="float" office:value="0.319535174" calcext:value-type="float">
            <text:p>0.319535174</text:p>
          </table:table-cell>
          <table:table-cell office:value-type="float" office:value="0.136989371" calcext:value-type="float">
            <text:p>0.136989371</text:p>
          </table:table-cell>
          <table:table-cell office:value-type="float" office:value="5" calcext:value-type="float">
            <text:p>5</text:p>
          </table:table-cell>
          <table:table-cell office:value-type="float" office:value="0.13225855" calcext:value-type="float">
            <text:p>0.13225855</text:p>
          </table:table-cell>
          <table:table-cell/>
          <table:table-cell office:value-type="float" office:value="0.001145008" calcext:value-type="float">
            <text:p>0.001145008</text:p>
          </table:table-cell>
          <table:table-cell office:value-type="float" office:value="0.002610581" calcext:value-type="float">
            <text:p>0.002610581</text:p>
          </table:table-cell>
          <table:table-cell office:value-type="float" office:value="0.001119194" calcext:value-type="float">
            <text:p>0.0011191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544" calcext:value-type="float">
            <text:p>0.001080544</text:p>
          </table:table-cell>
          <table:table-cell/>
          <table:table-cell office:value-type="float" office:value="0.000106406" calcext:value-type="float">
            <text:p>0.000106406</text:p>
          </table:table-cell>
          <table:table-cell office:value-type="float" office:value="0.001571979" calcext:value-type="float">
            <text:p>0.001571979</text:p>
          </table:table-cell>
          <table:table-cell office:value-type="float" office:value="0.000080591" calcext:value-type="float">
            <text:p>8.05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941" calcext:value-type="float">
            <text:p>4.1941E-05</text:p>
          </table:table-cell>
          <table:table-cell/>
          <table:table-cell office:value-type="float" office:value="24.62218527" calcext:value-type="float">
            <text:p>24.62218527</text:p>
          </table:table-cell>
          <table:table-cell office:value-type="float" office:value="24.658368158" calcext:value-type="float">
            <text:p>24.658368158</text:p>
          </table:table-cell>
          <table:table-cell office:value-type="float" office:value="24.621547947" calcext:value-type="float">
            <text:p>24.621547947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93705" calcext:value-type="float">
            <text:p>24.620593705</text:p>
          </table:table-cell>
          <table:table-cell/>
          <table:table-cell office:value-type="float" office:value="0.002697162" calcext:value-type="float">
            <text:p>0.002697162</text:p>
          </table:table-cell>
          <table:table-cell office:value-type="float" office:value="0.039846208" calcext:value-type="float">
            <text:p>0.039846208</text:p>
          </table:table-cell>
          <table:table-cell office:value-type="float" office:value="0.002042817" calcext:value-type="float">
            <text:p>0.0020428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3088" calcext:value-type="float">
            <text:p>0.001063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2-02 22:05:5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930265" calcext:value-type="float">
            <text:p>0.139930265</text:p>
          </table:table-cell>
          <table:table-cell office:value-type="float" office:value="0.318605938" calcext:value-type="float">
            <text:p>0.318605938</text:p>
          </table:table-cell>
          <table:table-cell office:value-type="float" office:value="0.13699712" calcext:value-type="float">
            <text:p>0.13699712</text:p>
          </table:table-cell>
          <table:table-cell office:value-type="float" office:value="5" calcext:value-type="float">
            <text:p>5</text:p>
          </table:table-cell>
          <table:table-cell office:value-type="float" office:value="0.132266299" calcext:value-type="float">
            <text:p>0.132266299</text:p>
          </table:table-cell>
          <table:table-cell/>
          <table:table-cell office:value-type="float" office:value="0.001143221" calcext:value-type="float">
            <text:p>0.001143221</text:p>
          </table:table-cell>
          <table:table-cell office:value-type="float" office:value="0.00260299" calcext:value-type="float">
            <text:p>0.00260299</text:p>
          </table:table-cell>
          <table:table-cell office:value-type="float" office:value="0.001119258" calcext:value-type="float">
            <text:p>0.0011192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07" calcext:value-type="float">
            <text:p>0.001080607</text:p>
          </table:table-cell>
          <table:table-cell/>
          <table:table-cell office:value-type="float" office:value="0.000104618" calcext:value-type="float">
            <text:p>0.000104618</text:p>
          </table:table-cell>
          <table:table-cell office:value-type="float" office:value="0.001564387" calcext:value-type="float">
            <text:p>0.001564387</text:p>
          </table:table-cell>
          <table:table-cell office:value-type="float" office:value="0.000080655" calcext:value-type="float">
            <text:p>8.06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04" calcext:value-type="float">
            <text:p>4.2004E-05</text:p>
          </table:table-cell>
          <table:table-cell/>
          <table:table-cell office:value-type="float" office:value="24.612033202" calcext:value-type="float">
            <text:p>24.612033202</text:p>
          </table:table-cell>
          <table:table-cell office:value-type="float" office:value="24.648073114" calcext:value-type="float">
            <text:p>24.648073114</text:p>
          </table:table-cell>
          <table:table-cell office:value-type="float" office:value="24.61144156" calcext:value-type="float">
            <text:p>24.6114415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7309" calcext:value-type="float">
            <text:p>24.610487309</text:p>
          </table:table-cell>
          <table:table-cell/>
          <table:table-cell office:value-type="float" office:value="0.00265186" calcext:value-type="float">
            <text:p>0.00265186</text:p>
          </table:table-cell>
          <table:table-cell office:value-type="float" office:value="0.039653777" calcext:value-type="float">
            <text:p>0.039653777</text:p>
          </table:table-cell>
          <table:table-cell office:value-type="float" office:value="0.002044422" calcext:value-type="float">
            <text:p>0.0020444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4693" calcext:value-type="float">
            <text:p>0.001064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2-02 22:05:58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914172" calcext:value-type="float">
            <text:p>0.139914172</text:p>
          </table:table-cell>
          <table:table-cell office:value-type="float" office:value="0.318022408" calcext:value-type="float">
            <text:p>0.318022408</text:p>
          </table:table-cell>
          <table:table-cell office:value-type="float" office:value="0.13676347" calcext:value-type="float">
            <text:p>0.13676347</text:p>
          </table:table-cell>
          <table:table-cell office:value-type="float" office:value="5" calcext:value-type="float">
            <text:p>5</text:p>
          </table:table-cell>
          <table:table-cell office:value-type="float" office:value="0.132342593" calcext:value-type="float">
            <text:p>0.132342593</text:p>
          </table:table-cell>
          <table:table-cell/>
          <table:table-cell office:value-type="float" office:value="0.00114309" calcext:value-type="float">
            <text:p>0.00114309</text:p>
          </table:table-cell>
          <table:table-cell office:value-type="float" office:value="0.002598222" calcext:value-type="float">
            <text:p>0.002598222</text:p>
          </table:table-cell>
          <table:table-cell office:value-type="float" office:value="0.001117349" calcext:value-type="float">
            <text:p>0.0011173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3" calcext:value-type="float">
            <text:p>0.00108123</text:p>
          </table:table-cell>
          <table:table-cell/>
          <table:table-cell office:value-type="float" office:value="0.000104487" calcext:value-type="float">
            <text:p>0.000104487</text:p>
          </table:table-cell>
          <table:table-cell office:value-type="float" office:value="0.00155962" calcext:value-type="float">
            <text:p>0.00155962</text:p>
          </table:table-cell>
          <table:table-cell office:value-type="float" office:value="0.000078746" calcext:value-type="float">
            <text:p>7.87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28" calcext:value-type="float">
            <text:p>4.2628E-05</text:p>
          </table:table-cell>
          <table:table-cell/>
          <table:table-cell office:value-type="float" office:value="24.6221379" calcext:value-type="float">
            <text:p>24.6221379</text:p>
          </table:table-cell>
          <table:table-cell office:value-type="float" office:value="24.658063032" calcext:value-type="float">
            <text:p>24.658063032</text:p>
          </table:table-cell>
          <table:table-cell office:value-type="float" office:value="24.621502381" calcext:value-type="float">
            <text:p>24.62150238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10657" calcext:value-type="float">
            <text:p>24.620610657</text:p>
          </table:table-cell>
          <table:table-cell/>
          <table:table-cell office:value-type="float" office:value="0.002648527" calcext:value-type="float">
            <text:p>0.002648527</text:p>
          </table:table-cell>
          <table:table-cell office:value-type="float" office:value="0.039532936" calcext:value-type="float">
            <text:p>0.039532936</text:p>
          </table:table-cell>
          <table:table-cell office:value-type="float" office:value="0.001996034" calcext:value-type="float">
            <text:p>0.0019960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0493" calcext:value-type="float">
            <text:p>0.0010804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2-02 22:05:59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020268" calcext:value-type="float">
            <text:p>0.140020268</text:p>
          </table:table-cell>
          <table:table-cell office:value-type="float" office:value="0.317239203" calcext:value-type="float">
            <text:p>0.317239203</text:p>
          </table:table-cell>
          <table:table-cell office:value-type="float" office:value="0.136727707" calcext:value-type="float">
            <text:p>0.136727707</text:p>
          </table:table-cell>
          <table:table-cell office:value-type="float" office:value="5" calcext:value-type="float">
            <text:p>5</text:p>
          </table:table-cell>
          <table:table-cell office:value-type="float" office:value="0.13230087" calcext:value-type="float">
            <text:p>0.13230087</text:p>
          </table:table-cell>
          <table:table-cell/>
          <table:table-cell office:value-type="float" office:value="0.001143956" calcext:value-type="float">
            <text:p>0.001143956</text:p>
          </table:table-cell>
          <table:table-cell office:value-type="float" office:value="0.002591824" calcext:value-type="float">
            <text:p>0.002591824</text:p>
          </table:table-cell>
          <table:table-cell office:value-type="float" office:value="0.001117056" calcext:value-type="float">
            <text:p>0.0011170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89" calcext:value-type="float">
            <text:p>0.001080889</text:p>
          </table:table-cell>
          <table:table-cell/>
          <table:table-cell office:value-type="float" office:value="0.000105354" calcext:value-type="float">
            <text:p>0.000105354</text:p>
          </table:table-cell>
          <table:table-cell office:value-type="float" office:value="0.001553221" calcext:value-type="float">
            <text:p>0.001553221</text:p>
          </table:table-cell>
          <table:table-cell office:value-type="float" office:value="0.000078454" calcext:value-type="float">
            <text:p>7.84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87" calcext:value-type="float">
            <text:p>4.2287E-05</text:p>
          </table:table-cell>
          <table:table-cell/>
          <table:table-cell office:value-type="float" office:value="24.612051356" calcext:value-type="float">
            <text:p>24.612051356</text:p>
          </table:table-cell>
          <table:table-cell office:value-type="float" office:value="24.64779744" calcext:value-type="float">
            <text:p>24.64779744</text:p>
          </table:table-cell>
          <table:table-cell office:value-type="float" office:value="24.611387217" calcext:value-type="float">
            <text:p>24.61138721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94283" calcext:value-type="float">
            <text:p>24.610494283</text:p>
          </table:table-cell>
          <table:table-cell/>
          <table:table-cell office:value-type="float" office:value="0.002670499" calcext:value-type="float">
            <text:p>0.002670499</text:p>
          </table:table-cell>
          <table:table-cell office:value-type="float" office:value="0.039370746" calcext:value-type="float">
            <text:p>0.039370746</text:p>
          </table:table-cell>
          <table:table-cell office:value-type="float" office:value="0.001988628" calcext:value-type="float">
            <text:p>0.0019886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1852" calcext:value-type="float">
            <text:p>0.001071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2-02 22:06:01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06676" calcext:value-type="float">
            <text:p>0.14006676</text:p>
          </table:table-cell>
          <table:table-cell office:value-type="float" office:value="0.316405334" calcext:value-type="float">
            <text:p>0.316405334</text:p>
          </table:table-cell>
          <table:table-cell office:value-type="float" office:value="0.136613266" calcext:value-type="float">
            <text:p>0.136613266</text:p>
          </table:table-cell>
          <table:table-cell office:value-type="float" office:value="5" calcext:value-type="float">
            <text:p>5</text:p>
          </table:table-cell>
          <table:table-cell office:value-type="float" office:value="0.132344977" calcext:value-type="float">
            <text:p>0.132344977</text:p>
          </table:table-cell>
          <table:table-cell/>
          <table:table-cell office:value-type="float" office:value="0.001144336" calcext:value-type="float">
            <text:p>0.001144336</text:p>
          </table:table-cell>
          <table:table-cell office:value-type="float" office:value="0.002585011" calcext:value-type="float">
            <text:p>0.002585011</text:p>
          </table:table-cell>
          <table:table-cell office:value-type="float" office:value="0.001116121" calcext:value-type="float">
            <text:p>0.0011161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5" calcext:value-type="float">
            <text:p>0.00108125</text:p>
          </table:table-cell>
          <table:table-cell/>
          <table:table-cell office:value-type="float" office:value="0.000105734" calcext:value-type="float">
            <text:p>0.000105734</text:p>
          </table:table-cell>
          <table:table-cell office:value-type="float" office:value="0.001546408" calcext:value-type="float">
            <text:p>0.001546408</text:p>
          </table:table-cell>
          <table:table-cell office:value-type="float" office:value="0.000077519" calcext:value-type="float">
            <text:p>7.75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47" calcext:value-type="float">
            <text:p>4.2647E-05</text:p>
          </table:table-cell>
          <table:table-cell/>
          <table:table-cell office:value-type="float" office:value="24.612060734" calcext:value-type="float">
            <text:p>24.612060734</text:p>
          </table:table-cell>
          <table:table-cell office:value-type="float" office:value="24.647629247" calcext:value-type="float">
            <text:p>24.647629247</text:p>
          </table:table-cell>
          <table:table-cell office:value-type="float" office:value="24.611364133" calcext:value-type="float">
            <text:p>24.611364133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3179" calcext:value-type="float">
            <text:p>24.610503179</text:p>
          </table:table-cell>
          <table:table-cell/>
          <table:table-cell office:value-type="float" office:value="0.002680128" calcext:value-type="float">
            <text:p>0.002680128</text:p>
          </table:table-cell>
          <table:table-cell office:value-type="float" office:value="0.039198064" calcext:value-type="float">
            <text:p>0.039198064</text:p>
          </table:table-cell>
          <table:table-cell office:value-type="float" office:value="0.001964927" calcext:value-type="float">
            <text:p>0.0019649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0987" calcext:value-type="float">
            <text:p>0.0010809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2-02 22:06:0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824765" calcext:value-type="float">
            <text:p>0.139824765</text:p>
          </table:table-cell>
          <table:table-cell office:value-type="float" office:value="0.315658488" calcext:value-type="float">
            <text:p>0.315658488</text:p>
          </table:table-cell>
          <table:table-cell office:value-type="float" office:value="0.136778371" calcext:value-type="float">
            <text:p>0.136778371</text:p>
          </table:table-cell>
          <table:table-cell office:value-type="float" office:value="5" calcext:value-type="float">
            <text:p>5</text:p>
          </table:table-cell>
          <table:table-cell office:value-type="float" office:value="0.132270471" calcext:value-type="float">
            <text:p>0.132270471</text:p>
          </table:table-cell>
          <table:table-cell/>
          <table:table-cell office:value-type="float" office:value="0.001142359" calcext:value-type="float">
            <text:p>0.001142359</text:p>
          </table:table-cell>
          <table:table-cell office:value-type="float" office:value="0.002578909" calcext:value-type="float">
            <text:p>0.002578909</text:p>
          </table:table-cell>
          <table:table-cell office:value-type="float" office:value="0.00111747" calcext:value-type="float">
            <text:p>0.001117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41" calcext:value-type="float">
            <text:p>0.001080641</text:p>
          </table:table-cell>
          <table:table-cell/>
          <table:table-cell office:value-type="float" office:value="0.000103756" calcext:value-type="float">
            <text:p>0.000103756</text:p>
          </table:table-cell>
          <table:table-cell office:value-type="float" office:value="0.001540306" calcext:value-type="float">
            <text:p>0.001540306</text:p>
          </table:table-cell>
          <table:table-cell office:value-type="float" office:value="0.000078868" calcext:value-type="float">
            <text:p>7.88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38" calcext:value-type="float">
            <text:p>4.2038E-05</text:p>
          </table:table-cell>
          <table:table-cell/>
          <table:table-cell office:value-type="float" office:value="24.606957949" calcext:value-type="float">
            <text:p>24.606957949</text:p>
          </table:table-cell>
          <table:table-cell office:value-type="float" office:value="24.642424796" calcext:value-type="float">
            <text:p>24.642424796</text:p>
          </table:table-cell>
          <table:table-cell office:value-type="float" office:value="24.606343461" calcext:value-type="float">
            <text:p>24.60634346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34172" calcext:value-type="float">
            <text:p>24.605434172</text:p>
          </table:table-cell>
          <table:table-cell/>
          <table:table-cell office:value-type="float" office:value="0.002630012" calcext:value-type="float">
            <text:p>0.002630012</text:p>
          </table:table-cell>
          <table:table-cell office:value-type="float" office:value="0.039043403" calcext:value-type="float">
            <text:p>0.039043403</text:p>
          </table:table-cell>
          <table:table-cell office:value-type="float" office:value="0.00199912" calcext:value-type="float">
            <text:p>0.001999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5557" calcext:value-type="float">
            <text:p>0.0010655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2-02 22:06:0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238255" calcext:value-type="float">
            <text:p>0.139238255</text:p>
          </table:table-cell>
          <table:table-cell office:value-type="float" office:value="0.314708986" calcext:value-type="float">
            <text:p>0.314708986</text:p>
          </table:table-cell>
          <table:table-cell office:value-type="float" office:value="0.136958377" calcext:value-type="float">
            <text:p>0.136958377</text:p>
          </table:table-cell>
          <table:table-cell office:value-type="float" office:value="5" calcext:value-type="float">
            <text:p>5</text:p>
          </table:table-cell>
          <table:table-cell office:value-type="float" office:value="0.132256762" calcext:value-type="float">
            <text:p>0.132256762</text:p>
          </table:table-cell>
          <table:table-cell/>
          <table:table-cell office:value-type="float" office:value="0.001137567" calcext:value-type="float">
            <text:p>0.001137567</text:p>
          </table:table-cell>
          <table:table-cell office:value-type="float" office:value="0.002571152" calcext:value-type="float">
            <text:p>0.002571152</text:p>
          </table:table-cell>
          <table:table-cell office:value-type="float" office:value="0.001118941" calcext:value-type="float">
            <text:p>0.0011189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529" calcext:value-type="float">
            <text:p>0.001080529</text:p>
          </table:table-cell>
          <table:table-cell/>
          <table:table-cell office:value-type="float" office:value="0.000098965" calcext:value-type="float">
            <text:p>9.8965E-05</text:p>
          </table:table-cell>
          <table:table-cell office:value-type="float" office:value="0.001532549" calcext:value-type="float">
            <text:p>0.001532549</text:p>
          </table:table-cell>
          <table:table-cell office:value-type="float" office:value="0.000080338" calcext:value-type="float">
            <text:p>8.03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926" calcext:value-type="float">
            <text:p>4.1926E-05</text:p>
          </table:table-cell>
          <table:table-cell/>
          <table:table-cell office:value-type="float" office:value="24.611893617" calcext:value-type="float">
            <text:p>24.611893617</text:p>
          </table:table-cell>
          <table:table-cell office:value-type="float" office:value="24.647287089" calcext:value-type="float">
            <text:p>24.647287089</text:p>
          </table:table-cell>
          <table:table-cell office:value-type="float" office:value="24.611433745" calcext:value-type="float">
            <text:p>24.61143374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5386" calcext:value-type="float">
            <text:p>24.610485386</text:p>
          </table:table-cell>
          <table:table-cell/>
          <table:table-cell office:value-type="float" office:value="0.002508549" calcext:value-type="float">
            <text:p>0.002508549</text:p>
          </table:table-cell>
          <table:table-cell office:value-type="float" office:value="0.038846776" calcext:value-type="float">
            <text:p>0.038846776</text:p>
          </table:table-cell>
          <table:table-cell office:value-type="float" office:value="0.002036398" calcext:value-type="float">
            <text:p>0.0020363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2718" calcext:value-type="float">
            <text:p>0.0010627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2-02 22:06:0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501111" calcext:value-type="float">
            <text:p>0.139501111</text:p>
          </table:table-cell>
          <table:table-cell office:value-type="float" office:value="0.314039029" calcext:value-type="float">
            <text:p>0.314039029</text:p>
          </table:table-cell>
          <table:table-cell office:value-type="float" office:value="0.136863606" calcext:value-type="float">
            <text:p>0.136863606</text:p>
          </table:table-cell>
          <table:table-cell office:value-type="float" office:value="5" calcext:value-type="float">
            <text:p>5</text:p>
          </table:table-cell>
          <table:table-cell office:value-type="float" office:value="0.132381336" calcext:value-type="float">
            <text:p>0.132381336</text:p>
          </table:table-cell>
          <table:table-cell/>
          <table:table-cell office:value-type="float" office:value="0.001139715" calcext:value-type="float">
            <text:p>0.001139715</text:p>
          </table:table-cell>
          <table:table-cell office:value-type="float" office:value="0.002565678" calcext:value-type="float">
            <text:p>0.002565678</text:p>
          </table:table-cell>
          <table:table-cell office:value-type="float" office:value="0.001118167" calcext:value-type="float">
            <text:p>0.0011181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547" calcext:value-type="float">
            <text:p>0.001081547</text:p>
          </table:table-cell>
          <table:table-cell/>
          <table:table-cell office:value-type="float" office:value="0.000101112" calcext:value-type="float">
            <text:p>0.000101112</text:p>
          </table:table-cell>
          <table:table-cell office:value-type="float" office:value="0.001527076" calcext:value-type="float">
            <text:p>0.001527076</text:p>
          </table:table-cell>
          <table:table-cell office:value-type="float" office:value="0.000079564" calcext:value-type="float">
            <text:p>7.95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944" calcext:value-type="float">
            <text:p>4.2944E-05</text:p>
          </table:table-cell>
          <table:table-cell/>
          <table:table-cell office:value-type="float" office:value="24.611946638" calcext:value-type="float">
            <text:p>24.611946638</text:p>
          </table:table-cell>
          <table:table-cell office:value-type="float" office:value="24.647151957" calcext:value-type="float">
            <text:p>24.647151957</text:p>
          </table:table-cell>
          <table:table-cell office:value-type="float" office:value="24.611414629" calcext:value-type="float">
            <text:p>24.61141462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10513" calcext:value-type="float">
            <text:p>24.610510513</text:p>
          </table:table-cell>
          <table:table-cell/>
          <table:table-cell office:value-type="float" office:value="0.002562985" calcext:value-type="float">
            <text:p>0.002562985</text:p>
          </table:table-cell>
          <table:table-cell office:value-type="float" office:value="0.038708037" calcext:value-type="float">
            <text:p>0.038708037</text:p>
          </table:table-cell>
          <table:table-cell office:value-type="float" office:value="0.002016771" calcext:value-type="float">
            <text:p>0.0020167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8516" calcext:value-type="float">
            <text:p>0.0010885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2-02 22:06:0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394419" calcext:value-type="float">
            <text:p>0.139394419</text:p>
          </table:table-cell>
          <table:table-cell office:value-type="float" office:value="0.313288011" calcext:value-type="float">
            <text:p>0.313288011</text:p>
          </table:table-cell>
          <table:table-cell office:value-type="float" office:value="0.136677043" calcext:value-type="float">
            <text:p>0.136677043</text:p>
          </table:table-cell>
          <table:table-cell office:value-type="float" office:value="5" calcext:value-type="float">
            <text:p>5</text:p>
          </table:table-cell>
          <table:table-cell office:value-type="float" office:value="0.132348553" calcext:value-type="float">
            <text:p>0.132348553</text:p>
          </table:table-cell>
          <table:table-cell/>
          <table:table-cell office:value-type="float" office:value="0.001138843" calcext:value-type="float">
            <text:p>0.001138843</text:p>
          </table:table-cell>
          <table:table-cell office:value-type="float" office:value="0.002559543" calcext:value-type="float">
            <text:p>0.002559543</text:p>
          </table:table-cell>
          <table:table-cell office:value-type="float" office:value="0.001116643" calcext:value-type="float">
            <text:p>0.0011166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79" calcext:value-type="float">
            <text:p>0.001081279</text:p>
          </table:table-cell>
          <table:table-cell/>
          <table:table-cell office:value-type="float" office:value="0.000100241" calcext:value-type="float">
            <text:p>0.000100241</text:p>
          </table:table-cell>
          <table:table-cell office:value-type="float" office:value="0.00152094" calcext:value-type="float">
            <text:p>0.00152094</text:p>
          </table:table-cell>
          <table:table-cell office:value-type="float" office:value="0.00007804" calcext:value-type="float">
            <text:p>7.80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76" calcext:value-type="float">
            <text:p>4.2676E-05</text:p>
          </table:table-cell>
          <table:table-cell/>
          <table:table-cell office:value-type="float" office:value="24.611925117" calcext:value-type="float">
            <text:p>24.611925117</text:p>
          </table:table-cell>
          <table:table-cell office:value-type="float" office:value="24.647000475" calcext:value-type="float">
            <text:p>24.647000475</text:p>
          </table:table-cell>
          <table:table-cell office:value-type="float" office:value="24.611376997" calcext:value-type="float">
            <text:p>24.61137699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3901" calcext:value-type="float">
            <text:p>24.610503901</text:p>
          </table:table-cell>
          <table:table-cell/>
          <table:table-cell office:value-type="float" office:value="0.00254089" calcext:value-type="float">
            <text:p>0.00254089</text:p>
          </table:table-cell>
          <table:table-cell office:value-type="float" office:value="0.038552512" calcext:value-type="float">
            <text:p>0.038552512</text:p>
          </table:table-cell>
          <table:table-cell office:value-type="float" office:value="0.001978135" calcext:value-type="float">
            <text:p>0.001978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1727" calcext:value-type="float">
            <text:p>0.001081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2-02 22:06:0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382498" calcext:value-type="float">
            <text:p>0.139382498</text:p>
          </table:table-cell>
          <table:table-cell office:value-type="float" office:value="0.312579907" calcext:value-type="float">
            <text:p>0.312579907</text:p>
          </table:table-cell>
          <table:table-cell office:value-type="float" office:value="0.135351436" calcext:value-type="float">
            <text:p>0.135351436</text:p>
          </table:table-cell>
          <table:table-cell office:value-type="float" office:value="5" calcext:value-type="float">
            <text:p>5</text:p>
          </table:table-cell>
          <table:table-cell office:value-type="float" office:value="0.132686512" calcext:value-type="float">
            <text:p>0.132686512</text:p>
          </table:table-cell>
          <table:table-cell/>
          <table:table-cell office:value-type="float" office:value="0.001138746" calcext:value-type="float">
            <text:p>0.001138746</text:p>
          </table:table-cell>
          <table:table-cell office:value-type="float" office:value="0.002553757" calcext:value-type="float">
            <text:p>0.002553757</text:p>
          </table:table-cell>
          <table:table-cell office:value-type="float" office:value="0.001105812" calcext:value-type="float">
            <text:p>0.0011058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04" calcext:value-type="float">
            <text:p>0.00108404</text:p>
          </table:table-cell>
          <table:table-cell/>
          <table:table-cell office:value-type="float" office:value="0.000100143" calcext:value-type="float">
            <text:p>0.000100143</text:p>
          </table:table-cell>
          <table:table-cell office:value-type="float" office:value="0.001515155" calcext:value-type="float">
            <text:p>0.001515155</text:p>
          </table:table-cell>
          <table:table-cell office:value-type="float" office:value="0.00006721" calcext:value-type="float">
            <text:p>6.7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437" calcext:value-type="float">
            <text:p>4.5437E-05</text:p>
          </table:table-cell>
          <table:table-cell/>
          <table:table-cell office:value-type="float" office:value="24.611922712" calcext:value-type="float">
            <text:p>24.611922712</text:p>
          </table:table-cell>
          <table:table-cell office:value-type="float" office:value="24.646857648" calcext:value-type="float">
            <text:p>24.646857648</text:p>
          </table:table-cell>
          <table:table-cell office:value-type="float" office:value="24.61110961" calcext:value-type="float">
            <text:p>24.61110961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7207" calcext:value-type="float">
            <text:p>24.61057207</text:p>
          </table:table-cell>
          <table:table-cell/>
          <table:table-cell office:value-type="float" office:value="0.002538421" calcext:value-type="float">
            <text:p>0.002538421</text:p>
          </table:table-cell>
          <table:table-cell office:value-type="float" office:value="0.038405875" calcext:value-type="float">
            <text:p>0.038405875</text:p>
          </table:table-cell>
          <table:table-cell office:value-type="float" office:value="0.001703609" calcext:value-type="float">
            <text:p>0.0017036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1717" calcext:value-type="float">
            <text:p>0.0011517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2-02 22:06:08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65537" calcext:value-type="float">
            <text:p>0.139165537</text:p>
          </table:table-cell>
          <table:table-cell office:value-type="float" office:value="0.311650075" calcext:value-type="float">
            <text:p>0.311650075</text:p>
          </table:table-cell>
          <table:table-cell office:value-type="float" office:value="0.135765092" calcext:value-type="float">
            <text:p>0.135765092</text:p>
          </table:table-cell>
          <table:table-cell office:value-type="float" office:value="5" calcext:value-type="float">
            <text:p>5</text:p>
          </table:table-cell>
          <table:table-cell office:value-type="float" office:value="0.132527963" calcext:value-type="float">
            <text:p>0.132527963</text:p>
          </table:table-cell>
          <table:table-cell/>
          <table:table-cell office:value-type="float" office:value="0.001136973" calcext:value-type="float">
            <text:p>0.001136973</text:p>
          </table:table-cell>
          <table:table-cell office:value-type="float" office:value="0.002546161" calcext:value-type="float">
            <text:p>0.002546161</text:p>
          </table:table-cell>
          <table:table-cell office:value-type="float" office:value="0.001109192" calcext:value-type="float">
            <text:p>0.0011091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745" calcext:value-type="float">
            <text:p>0.001082745</text:p>
          </table:table-cell>
          <table:table-cell/>
          <table:table-cell office:value-type="float" office:value="0.000098371" calcext:value-type="float">
            <text:p>9.8371E-05</text:p>
          </table:table-cell>
          <table:table-cell office:value-type="float" office:value="0.001507558" calcext:value-type="float">
            <text:p>0.001507558</text:p>
          </table:table-cell>
          <table:table-cell office:value-type="float" office:value="0.000070589" calcext:value-type="float">
            <text:p>7.058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142" calcext:value-type="float">
            <text:p>4.4142E-05</text:p>
          </table:table-cell>
          <table:table-cell/>
          <table:table-cell office:value-type="float" office:value="24.581555118" calcext:value-type="float">
            <text:p>24.581555118</text:p>
          </table:table-cell>
          <table:table-cell office:value-type="float" office:value="24.616347221" calcext:value-type="float">
            <text:p>24.616347221</text:p>
          </table:table-cell>
          <table:table-cell office:value-type="float" office:value="24.580869198" calcext:value-type="float">
            <text:p>24.580869198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16221" calcext:value-type="float">
            <text:p>24.580216221</text:p>
          </table:table-cell>
          <table:table-cell/>
          <table:table-cell office:value-type="float" office:value="0.002493489" calcext:value-type="float">
            <text:p>0.002493489</text:p>
          </table:table-cell>
          <table:table-cell office:value-type="float" office:value="0.03821332" calcext:value-type="float">
            <text:p>0.03821332</text:p>
          </table:table-cell>
          <table:table-cell office:value-type="float" office:value="0.001789275" calcext:value-type="float">
            <text:p>0.0017892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8882" calcext:value-type="float">
            <text:p>0.001118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2-02 22:06:10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088051" calcext:value-type="float">
            <text:p>0.139088051</text:p>
          </table:table-cell>
          <table:table-cell office:value-type="float" office:value="0.31120602" calcext:value-type="float">
            <text:p>0.31120602</text:p>
          </table:table-cell>
          <table:table-cell office:value-type="float" office:value="0.136280076" calcext:value-type="float">
            <text:p>0.136280076</text:p>
          </table:table-cell>
          <table:table-cell office:value-type="float" office:value="5" calcext:value-type="float">
            <text:p>5</text:p>
          </table:table-cell>
          <table:table-cell office:value-type="float" office:value="0.132422463" calcext:value-type="float">
            <text:p>0.132422463</text:p>
          </table:table-cell>
          <table:table-cell/>
          <table:table-cell office:value-type="float" office:value="0.00113634" calcext:value-type="float">
            <text:p>0.00113634</text:p>
          </table:table-cell>
          <table:table-cell office:value-type="float" office:value="0.002542533" calcext:value-type="float">
            <text:p>0.002542533</text:p>
          </table:table-cell>
          <table:table-cell office:value-type="float" office:value="0.001113399" calcext:value-type="float">
            <text:p>0.0011133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883" calcext:value-type="float">
            <text:p>0.001081883</text:p>
          </table:table-cell>
          <table:table-cell/>
          <table:table-cell office:value-type="float" office:value="0.000097738" calcext:value-type="float">
            <text:p>9.7738E-05</text:p>
          </table:table-cell>
          <table:table-cell office:value-type="float" office:value="0.00150393" calcext:value-type="float">
            <text:p>0.00150393</text:p>
          </table:table-cell>
          <table:table-cell office:value-type="float" office:value="0.000074797" calcext:value-type="float">
            <text:p>7.47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28" calcext:value-type="float">
            <text:p>4.328E-05</text:p>
          </table:table-cell>
          <table:table-cell/>
          <table:table-cell office:value-type="float" office:value="24.601755374" calcext:value-type="float">
            <text:p>24.601755374</text:p>
          </table:table-cell>
          <table:table-cell office:value-type="float" office:value="24.636472904" calcext:value-type="float">
            <text:p>24.636472904</text:p>
          </table:table-cell>
          <table:table-cell office:value-type="float" office:value="24.601188975" calcext:value-type="float">
            <text:p>24.60118897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10852" calcext:value-type="float">
            <text:p>24.600410852</text:p>
          </table:table-cell>
          <table:table-cell/>
          <table:table-cell office:value-type="float" office:value="0.002477442" calcext:value-type="float">
            <text:p>0.002477442</text:p>
          </table:table-cell>
          <table:table-cell office:value-type="float" office:value="0.038121363" calcext:value-type="float">
            <text:p>0.038121363</text:p>
          </table:table-cell>
          <table:table-cell office:value-type="float" office:value="0.001895926" calcext:value-type="float">
            <text:p>0.0018959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7034" calcext:value-type="float">
            <text:p>0.0010970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2-02 22:06:11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206068" calcext:value-type="float">
            <text:p>0.139206068</text:p>
          </table:table-cell>
          <table:table-cell office:value-type="float" office:value="0.310528315" calcext:value-type="float">
            <text:p>0.310528315</text:p>
          </table:table-cell>
          <table:table-cell office:value-type="float" office:value="0.136632936" calcext:value-type="float">
            <text:p>0.136632936</text:p>
          </table:table-cell>
          <table:table-cell office:value-type="float" office:value="5" calcext:value-type="float">
            <text:p>5</text:p>
          </table:table-cell>
          <table:table-cell office:value-type="float" office:value="0.13231279" calcext:value-type="float">
            <text:p>0.13231279</text:p>
          </table:table-cell>
          <table:table-cell/>
          <table:table-cell office:value-type="float" office:value="0.001137304" calcext:value-type="float">
            <text:p>0.001137304</text:p>
          </table:table-cell>
          <table:table-cell office:value-type="float" office:value="0.002536996" calcext:value-type="float">
            <text:p>0.002536996</text:p>
          </table:table-cell>
          <table:table-cell office:value-type="float" office:value="0.001116282" calcext:value-type="float">
            <text:p>0.0011162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987" calcext:value-type="float">
            <text:p>0.001080987</text:p>
          </table:table-cell>
          <table:table-cell/>
          <table:table-cell office:value-type="float" office:value="0.000098702" calcext:value-type="float">
            <text:p>9.8702E-05</text:p>
          </table:table-cell>
          <table:table-cell office:value-type="float" office:value="0.001498393" calcext:value-type="float">
            <text:p>0.001498393</text:p>
          </table:table-cell>
          <table:table-cell office:value-type="float" office:value="0.000077679" calcext:value-type="float">
            <text:p>7.76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384" calcext:value-type="float">
            <text:p>4.2384E-05</text:p>
          </table:table-cell>
          <table:table-cell/>
          <table:table-cell office:value-type="float" office:value="24.621995071" calcext:value-type="float">
            <text:p>24.621995071</text:p>
          </table:table-cell>
          <table:table-cell office:value-type="float" office:value="24.656551467" calcext:value-type="float">
            <text:p>24.656551467</text:p>
          </table:table-cell>
          <table:table-cell office:value-type="float" office:value="24.621476051" calcext:value-type="float">
            <text:p>24.62147605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04646" calcext:value-type="float">
            <text:p>24.620604646</text:p>
          </table:table-cell>
          <table:table-cell/>
          <table:table-cell office:value-type="float" office:value="0.002501883" calcext:value-type="float">
            <text:p>0.002501883</text:p>
          </table:table-cell>
          <table:table-cell office:value-type="float" office:value="0.03798102" calcext:value-type="float">
            <text:p>0.03798102</text:p>
          </table:table-cell>
          <table:table-cell office:value-type="float" office:value="0.001969001" calcext:value-type="float">
            <text:p>0.0019690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4321" calcext:value-type="float">
            <text:p>0.001074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2-02 22:06:1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8815062" calcext:value-type="float">
            <text:p>0.138815062</text:p>
          </table:table-cell>
          <table:table-cell office:value-type="float" office:value="0.309830345" calcext:value-type="float">
            <text:p>0.309830345</text:p>
          </table:table-cell>
          <table:table-cell office:value-type="float" office:value="0.13682069" calcext:value-type="float">
            <text:p>0.13682069</text:p>
          </table:table-cell>
          <table:table-cell office:value-type="float" office:value="5" calcext:value-type="float">
            <text:p>5</text:p>
          </table:table-cell>
          <table:table-cell office:value-type="float" office:value="0.132245437" calcext:value-type="float">
            <text:p>0.132245437</text:p>
          </table:table-cell>
          <table:table-cell/>
          <table:table-cell office:value-type="float" office:value="0.00113411" calcext:value-type="float">
            <text:p>0.00113411</text:p>
          </table:table-cell>
          <table:table-cell office:value-type="float" office:value="0.002531294" calcext:value-type="float">
            <text:p>0.002531294</text:p>
          </table:table-cell>
          <table:table-cell office:value-type="float" office:value="0.001117816" calcext:value-type="float">
            <text:p>0.0011178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437" calcext:value-type="float">
            <text:p>0.001080437</text:p>
          </table:table-cell>
          <table:table-cell/>
          <table:table-cell office:value-type="float" office:value="0.000095507" calcext:value-type="float">
            <text:p>9.5507E-05</text:p>
          </table:table-cell>
          <table:table-cell office:value-type="float" office:value="0.001492691" calcext:value-type="float">
            <text:p>0.001492691</text:p>
          </table:table-cell>
          <table:table-cell office:value-type="float" office:value="0.000079213" calcext:value-type="float">
            <text:p>7.92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834" calcext:value-type="float">
            <text:p>4.1834E-05</text:p>
          </table:table-cell>
          <table:table-cell/>
          <table:table-cell office:value-type="float" office:value="24.611808255" calcext:value-type="float">
            <text:p>24.611808255</text:p>
          </table:table-cell>
          <table:table-cell office:value-type="float" office:value="24.646303054" calcext:value-type="float">
            <text:p>24.646303054</text:p>
          </table:table-cell>
          <table:table-cell office:value-type="float" office:value="24.611405972" calcext:value-type="float">
            <text:p>24.61140597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3101" calcext:value-type="float">
            <text:p>24.610483101</text:p>
          </table:table-cell>
          <table:table-cell/>
          <table:table-cell office:value-type="float" office:value="0.002420908" calcext:value-type="float">
            <text:p>0.002420908</text:p>
          </table:table-cell>
          <table:table-cell office:value-type="float" office:value="0.03783648" calcext:value-type="float">
            <text:p>0.03783648</text:p>
          </table:table-cell>
          <table:table-cell office:value-type="float" office:value="0.002007884" calcext:value-type="float">
            <text:p>0.0020078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0373" calcext:value-type="float">
            <text:p>0.0010603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2-02 22:06:13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026062" calcext:value-type="float">
            <text:p>0.139026062</text:p>
          </table:table-cell>
          <table:table-cell office:value-type="float" office:value="0.30912105" calcext:value-type="float">
            <text:p>0.30912105</text:p>
          </table:table-cell>
          <table:table-cell office:value-type="float" office:value="0.136855261" calcext:value-type="float">
            <text:p>0.136855261</text:p>
          </table:table-cell>
          <table:table-cell office:value-type="float" office:value="5" calcext:value-type="float">
            <text:p>5</text:p>
          </table:table-cell>
          <table:table-cell office:value-type="float" office:value="0.132274643" calcext:value-type="float">
            <text:p>0.132274643</text:p>
          </table:table-cell>
          <table:table-cell/>
          <table:table-cell office:value-type="float" office:value="0.001135834" calcext:value-type="float">
            <text:p>0.001135834</text:p>
          </table:table-cell>
          <table:table-cell office:value-type="float" office:value="0.002525499" calcext:value-type="float">
            <text:p>0.002525499</text:p>
          </table:table-cell>
          <table:table-cell office:value-type="float" office:value="0.001118099" calcext:value-type="float">
            <text:p>0.0011180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75" calcext:value-type="float">
            <text:p>0.001080675</text:p>
          </table:table-cell>
          <table:table-cell/>
          <table:table-cell office:value-type="float" office:value="0.000097231" calcext:value-type="float">
            <text:p>9.7231E-05</text:p>
          </table:table-cell>
          <table:table-cell office:value-type="float" office:value="0.001486896" calcext:value-type="float">
            <text:p>0.001486896</text:p>
          </table:table-cell>
          <table:table-cell office:value-type="float" office:value="0.000079496" calcext:value-type="float">
            <text:p>7.94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72" calcext:value-type="float">
            <text:p>4.2072E-05</text:p>
          </table:table-cell>
          <table:table-cell/>
          <table:table-cell office:value-type="float" office:value="24.616904789" calcext:value-type="float">
            <text:p>24.616904789</text:p>
          </table:table-cell>
          <table:table-cell office:value-type="float" office:value="24.651213804" calcext:value-type="float">
            <text:p>24.651213804</text:p>
          </table:table-cell>
          <table:table-cell office:value-type="float" office:value="24.61646692" calcext:value-type="float">
            <text:p>24.6164669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42972" calcext:value-type="float">
            <text:p>24.615542972</text:p>
          </table:table-cell>
          <table:table-cell/>
          <table:table-cell office:value-type="float" office:value="0.002464605" calcext:value-type="float">
            <text:p>0.002464605</text:p>
          </table:table-cell>
          <table:table-cell office:value-type="float" office:value="0.037689595" calcext:value-type="float">
            <text:p>0.037689595</text:p>
          </table:table-cell>
          <table:table-cell office:value-type="float" office:value="0.002015043" calcext:value-type="float">
            <text:p>0.0020150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6421" calcext:value-type="float">
            <text:p>0.0010664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2-02 22:06:1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8849633" calcext:value-type="float">
            <text:p>0.138849633</text:p>
          </table:table-cell>
          <table:table-cell office:value-type="float" office:value="0.308340229" calcext:value-type="float">
            <text:p>0.308340229</text:p>
          </table:table-cell>
          <table:table-cell office:value-type="float" office:value="0.136711614" calcext:value-type="float">
            <text:p>0.136711614</text:p>
          </table:table-cell>
          <table:table-cell office:value-type="float" office:value="5" calcext:value-type="float">
            <text:p>5</text:p>
          </table:table-cell>
          <table:table-cell office:value-type="float" office:value="0.132339016" calcext:value-type="float">
            <text:p>0.132339016</text:p>
          </table:table-cell>
          <table:table-cell/>
          <table:table-cell office:value-type="float" office:value="0.001134392" calcext:value-type="float">
            <text:p>0.001134392</text:p>
          </table:table-cell>
          <table:table-cell office:value-type="float" office:value="0.00251912" calcext:value-type="float">
            <text:p>0.00251912</text:p>
          </table:table-cell>
          <table:table-cell office:value-type="float" office:value="0.001116925" calcext:value-type="float">
            <text:p>0.0011169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01" calcext:value-type="float">
            <text:p>0.001081201</text:p>
          </table:table-cell>
          <table:table-cell/>
          <table:table-cell office:value-type="float" office:value="0.00009579" calcext:value-type="float">
            <text:p>9.579E-05</text:p>
          </table:table-cell>
          <table:table-cell office:value-type="float" office:value="0.001480517" calcext:value-type="float">
            <text:p>0.001480517</text:p>
          </table:table-cell>
          <table:table-cell office:value-type="float" office:value="0.000078322" calcext:value-type="float">
            <text:p>7.832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598" calcext:value-type="float">
            <text:p>4.2598E-05</text:p>
          </table:table-cell>
          <table:table-cell/>
          <table:table-cell office:value-type="float" office:value="24.611815228" calcext:value-type="float">
            <text:p>24.611815228</text:p>
          </table:table-cell>
          <table:table-cell office:value-type="float" office:value="24.646002493" calcext:value-type="float">
            <text:p>24.646002493</text:p>
          </table:table-cell>
          <table:table-cell office:value-type="float" office:value="24.61138397" calcext:value-type="float">
            <text:p>24.6113839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1977" calcext:value-type="float">
            <text:p>24.610501977</text:p>
          </table:table-cell>
          <table:table-cell/>
          <table:table-cell office:value-type="float" office:value="0.002428067" calcext:value-type="float">
            <text:p>0.002428067</text:p>
          </table:table-cell>
          <table:table-cell office:value-type="float" office:value="0.037527898" calcext:value-type="float">
            <text:p>0.037527898</text:p>
          </table:table-cell>
          <table:table-cell office:value-type="float" office:value="0.001985295" calcext:value-type="float">
            <text:p>0.0019852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9752" calcext:value-type="float">
            <text:p>0.0010797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2-02 22:06:16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8647573" calcext:value-type="float">
            <text:p>0.138647573</text:p>
          </table:table-cell>
          <table:table-cell office:value-type="float" office:value="0.307456888" calcext:value-type="float">
            <text:p>0.307456888</text:p>
          </table:table-cell>
          <table:table-cell office:value-type="float" office:value="0.135469453" calcext:value-type="float">
            <text:p>0.135469453</text:p>
          </table:table-cell>
          <table:table-cell office:value-type="float" office:value="5" calcext:value-type="float">
            <text:p>5</text:p>
          </table:table-cell>
          <table:table-cell office:value-type="float" office:value="0.132702009" calcext:value-type="float">
            <text:p>0.132702009</text:p>
          </table:table-cell>
          <table:table-cell/>
          <table:table-cell office:value-type="float" office:value="0.001132742" calcext:value-type="float">
            <text:p>0.001132742</text:p>
          </table:table-cell>
          <table:table-cell office:value-type="float" office:value="0.002511903" calcext:value-type="float">
            <text:p>0.002511903</text:p>
          </table:table-cell>
          <table:table-cell office:value-type="float" office:value="0.001106777" calcext:value-type="float">
            <text:p>0.0011067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167" calcext:value-type="float">
            <text:p>0.001084167</text:p>
          </table:table-cell>
          <table:table-cell/>
          <table:table-cell office:value-type="float" office:value="0.000094139" calcext:value-type="float">
            <text:p>9.4139E-05</text:p>
          </table:table-cell>
          <table:table-cell office:value-type="float" office:value="0.0014733" calcext:value-type="float">
            <text:p>0.0014733</text:p>
          </table:table-cell>
          <table:table-cell office:value-type="float" office:value="0.000068174" calcext:value-type="float">
            <text:p>6.81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564" calcext:value-type="float">
            <text:p>4.5564E-05</text:p>
          </table:table-cell>
          <table:table-cell/>
          <table:table-cell office:value-type="float" office:value="24.621882418" calcext:value-type="float">
            <text:p>24.621882418</text:p>
          </table:table-cell>
          <table:table-cell office:value-type="float" office:value="24.655931957" calcext:value-type="float">
            <text:p>24.655931957</text:p>
          </table:table-cell>
          <table:table-cell office:value-type="float" office:value="24.621241368" calcext:value-type="float">
            <text:p>24.621241368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683154" calcext:value-type="float">
            <text:p>24.620683154</text:p>
          </table:table-cell>
          <table:table-cell/>
          <table:table-cell office:value-type="float" office:value="0.002386222" calcext:value-type="float">
            <text:p>0.002386222</text:p>
          </table:table-cell>
          <table:table-cell office:value-type="float" office:value="0.037344971" calcext:value-type="float">
            <text:p>0.037344971</text:p>
          </table:table-cell>
          <table:table-cell office:value-type="float" office:value="0.00172805" calcext:value-type="float">
            <text:p>0.001728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4926" calcext:value-type="float">
            <text:p>0.0011549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2-02 22:06:1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8604657" calcext:value-type="float">
            <text:p>0.138604657</text:p>
          </table:table-cell>
          <table:table-cell office:value-type="float" office:value="0.306818522" calcext:value-type="float">
            <text:p>0.306818522</text:p>
          </table:table-cell>
          <table:table-cell office:value-type="float" office:value="0.135312693" calcext:value-type="float">
            <text:p>0.135312693</text:p>
          </table:table-cell>
          <table:table-cell office:value-type="float" office:value="5" calcext:value-type="float">
            <text:p>5</text:p>
          </table:table-cell>
          <table:table-cell office:value-type="float" office:value="0.132738368" calcext:value-type="float">
            <text:p>0.132738368</text:p>
          </table:table-cell>
          <table:table-cell/>
          <table:table-cell office:value-type="float" office:value="0.001132391" calcext:value-type="float">
            <text:p>0.001132391</text:p>
          </table:table-cell>
          <table:table-cell office:value-type="float" office:value="0.002506687" calcext:value-type="float">
            <text:p>0.002506687</text:p>
          </table:table-cell>
          <table:table-cell office:value-type="float" office:value="0.001105496" calcext:value-type="float">
            <text:p>0.0011054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464" calcext:value-type="float">
            <text:p>0.001084464</text:p>
          </table:table-cell>
          <table:table-cell/>
          <table:table-cell office:value-type="float" office:value="0.000093788" calcext:value-type="float">
            <text:p>9.3788E-05</text:p>
          </table:table-cell>
          <table:table-cell office:value-type="float" office:value="0.001468085" calcext:value-type="float">
            <text:p>0.001468085</text:p>
          </table:table-cell>
          <table:table-cell office:value-type="float" office:value="0.000066893" calcext:value-type="float">
            <text:p>6.68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861" calcext:value-type="float">
            <text:p>4.5861E-05</text:p>
          </table:table-cell>
          <table:table-cell/>
          <table:table-cell office:value-type="float" office:value="24.616819788" calcext:value-type="float">
            <text:p>24.616819788</text:p>
          </table:table-cell>
          <table:table-cell office:value-type="float" office:value="24.650749379" calcext:value-type="float">
            <text:p>24.650749379</text:p>
          </table:table-cell>
          <table:table-cell office:value-type="float" office:value="24.616155772" calcext:value-type="float">
            <text:p>24.61615577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636509" calcext:value-type="float">
            <text:p>24.615636509</text:p>
          </table:table-cell>
          <table:table-cell/>
          <table:table-cell office:value-type="float" office:value="0.002377334" calcext:value-type="float">
            <text:p>0.002377334</text:p>
          </table:table-cell>
          <table:table-cell office:value-type="float" office:value="0.037212775" calcext:value-type="float">
            <text:p>0.037212775</text:p>
          </table:table-cell>
          <table:table-cell office:value-type="float" office:value="0.001695585" calcext:value-type="float">
            <text:p>0.0016955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62456" calcext:value-type="float">
            <text:p>0.0011624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2-02 22:06:1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27862" calcext:value-type="float">
            <text:p>0.13827862</text:p>
          </table:table-cell>
          <table:table-cell office:value-type="float" office:value="0.305916703" calcext:value-type="float">
            <text:p>0.305916703</text:p>
          </table:table-cell>
          <table:table-cell office:value-type="float" office:value="0.134999768" calcext:value-type="float">
            <text:p>0.134999768</text:p>
          </table:table-cell>
          <table:table-cell office:value-type="float" office:value="5" calcext:value-type="float">
            <text:p>5</text:p>
          </table:table-cell>
          <table:table-cell office:value-type="float" office:value="0.132882611" calcext:value-type="float">
            <text:p>0.132882611</text:p>
          </table:table-cell>
          <table:table-cell/>
          <table:table-cell office:value-type="float" office:value="0.001129727" calcext:value-type="float">
            <text:p>0.001129727</text:p>
          </table:table-cell>
          <table:table-cell office:value-type="float" office:value="0.002499319" calcext:value-type="float">
            <text:p>0.002499319</text:p>
          </table:table-cell>
          <table:table-cell office:value-type="float" office:value="0.001102939" calcext:value-type="float">
            <text:p>0.0011029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642" calcext:value-type="float">
            <text:p>0.001085642</text:p>
          </table:table-cell>
          <table:table-cell/>
          <table:table-cell office:value-type="float" office:value="0.000091125" calcext:value-type="float">
            <text:p>9.1125E-05</text:p>
          </table:table-cell>
          <table:table-cell office:value-type="float" office:value="0.001460717" calcext:value-type="float">
            <text:p>0.001460717</text:p>
          </table:table-cell>
          <table:table-cell office:value-type="float" office:value="0.000064337" calcext:value-type="float">
            <text:p>6.43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704" calcext:value-type="float">
            <text:p>4.704E-05</text:p>
          </table:table-cell>
          <table:table-cell/>
          <table:table-cell office:value-type="float" office:value="24.601592103" calcext:value-type="float">
            <text:p>24.601592103</text:p>
          </table:table-cell>
          <table:table-cell office:value-type="float" office:value="24.635406024" calcext:value-type="float">
            <text:p>24.635406024</text:p>
          </table:table-cell>
          <table:table-cell office:value-type="float" office:value="24.600930723" calcext:value-type="float">
            <text:p>24.60093072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503669" calcext:value-type="float">
            <text:p>24.600503669</text:p>
          </table:table-cell>
          <table:table-cell/>
          <table:table-cell office:value-type="float" office:value="0.002309813" calcext:value-type="float">
            <text:p>0.002309813</text:p>
          </table:table-cell>
          <table:table-cell office:value-type="float" office:value="0.037026021" calcext:value-type="float">
            <text:p>0.037026021</text:p>
          </table:table-cell>
          <table:table-cell office:value-type="float" office:value="0.00163078" calcext:value-type="float">
            <text:p>0.001630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92328" calcext:value-type="float">
            <text:p>0.001192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2-02 22:06:20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850929" calcext:value-type="float">
            <text:p>0.13850929</text:p>
          </table:table-cell>
          <table:table-cell office:value-type="float" office:value="0.305488146" calcext:value-type="float">
            <text:p>0.305488146</text:p>
          </table:table-cell>
          <table:table-cell office:value-type="float" office:value="0.135048644" calcext:value-type="float">
            <text:p>0.135048644</text:p>
          </table:table-cell>
          <table:table-cell office:value-type="float" office:value="5" calcext:value-type="float">
            <text:p>5</text:p>
          </table:table-cell>
          <table:table-cell office:value-type="float" office:value="0.132831947" calcext:value-type="float">
            <text:p>0.132831947</text:p>
          </table:table-cell>
          <table:table-cell/>
          <table:table-cell office:value-type="float" office:value="0.001131612" calcext:value-type="float">
            <text:p>0.001131612</text:p>
          </table:table-cell>
          <table:table-cell office:value-type="float" office:value="0.002495818" calcext:value-type="float">
            <text:p>0.002495818</text:p>
          </table:table-cell>
          <table:table-cell office:value-type="float" office:value="0.001103339" calcext:value-type="float">
            <text:p>0.0011033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5228" calcext:value-type="float">
            <text:p>0.001085228</text:p>
          </table:table-cell>
          <table:table-cell/>
          <table:table-cell office:value-type="float" office:value="0.000093009" calcext:value-type="float">
            <text:p>9.3009E-05</text:p>
          </table:table-cell>
          <table:table-cell office:value-type="float" office:value="0.001457215" calcext:value-type="float">
            <text:p>0.001457215</text:p>
          </table:table-cell>
          <table:table-cell office:value-type="float" office:value="0.000064736" calcext:value-type="float">
            <text:p>6.473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6626" calcext:value-type="float">
            <text:p>4.6626E-05</text:p>
          </table:table-cell>
          <table:table-cell/>
          <table:table-cell office:value-type="float" office:value="24.611746578" calcext:value-type="float">
            <text:p>24.611746578</text:p>
          </table:table-cell>
          <table:table-cell office:value-type="float" office:value="24.64542722" calcext:value-type="float">
            <text:p>24.64542722</text:p>
          </table:table-cell>
          <table:table-cell office:value-type="float" office:value="24.611048534" calcext:value-type="float">
            <text:p>24.61104853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601406" calcext:value-type="float">
            <text:p>24.610601406</text:p>
          </table:table-cell>
          <table:table-cell/>
          <table:table-cell office:value-type="float" office:value="0.002357584" calcext:value-type="float">
            <text:p>0.002357584</text:p>
          </table:table-cell>
          <table:table-cell office:value-type="float" office:value="0.036937273" calcext:value-type="float">
            <text:p>0.036937273</text:p>
          </table:table-cell>
          <table:table-cell office:value-type="float" office:value="0.001640902" calcext:value-type="float">
            <text:p>0.0016409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81836" calcext:value-type="float">
            <text:p>0.0011818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2-02 22:06:21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8504522" calcext:value-type="float">
            <text:p>0.138504522</text:p>
          </table:table-cell>
          <table:table-cell office:value-type="float" office:value="0.304868258" calcext:value-type="float">
            <text:p>0.304868258</text:p>
          </table:table-cell>
          <table:table-cell office:value-type="float" office:value="0.135506408" calcext:value-type="float">
            <text:p>0.135506408</text:p>
          </table:table-cell>
          <table:table-cell office:value-type="float" office:value="5" calcext:value-type="float">
            <text:p>5</text:p>
          </table:table-cell>
          <table:table-cell office:value-type="float" office:value="0.132586376" calcext:value-type="float">
            <text:p>0.132586376</text:p>
          </table:table-cell>
          <table:table-cell/>
          <table:table-cell office:value-type="float" office:value="0.001131573" calcext:value-type="float">
            <text:p>0.001131573</text:p>
          </table:table-cell>
          <table:table-cell office:value-type="float" office:value="0.002490754" calcext:value-type="float">
            <text:p>0.002490754</text:p>
          </table:table-cell>
          <table:table-cell office:value-type="float" office:value="0.001107078" calcext:value-type="float">
            <text:p>0.0011070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222" calcext:value-type="float">
            <text:p>0.001083222</text:p>
          </table:table-cell>
          <table:table-cell/>
          <table:table-cell office:value-type="float" office:value="0.00009297" calcext:value-type="float">
            <text:p>9.297E-05</text:p>
          </table:table-cell>
          <table:table-cell office:value-type="float" office:value="0.001452151" calcext:value-type="float">
            <text:p>0.001452151</text:p>
          </table:table-cell>
          <table:table-cell office:value-type="float" office:value="0.000068476" calcext:value-type="float">
            <text:p>6.84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619" calcext:value-type="float">
            <text:p>4.4619E-05</text:p>
          </table:table-cell>
          <table:table-cell/>
          <table:table-cell office:value-type="float" office:value="24.606691643" calcext:value-type="float">
            <text:p>24.606691643</text:p>
          </table:table-cell>
          <table:table-cell office:value-type="float" office:value="24.640248367" calcext:value-type="float">
            <text:p>24.640248367</text:p>
          </table:table-cell>
          <table:table-cell office:value-type="float" office:value="24.606086893" calcext:value-type="float">
            <text:p>24.60608689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97893" calcext:value-type="float">
            <text:p>24.605497893</text:p>
          </table:table-cell>
          <table:table-cell/>
          <table:table-cell office:value-type="float" office:value="0.002356597" calcext:value-type="float">
            <text:p>0.002356597</text:p>
          </table:table-cell>
          <table:table-cell office:value-type="float" office:value="0.036808903" calcext:value-type="float">
            <text:p>0.036808903</text:p>
          </table:table-cell>
          <table:table-cell office:value-type="float" office:value="0.001735703" calcext:value-type="float">
            <text:p>0.0017357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0979" calcext:value-type="float">
            <text:p>0.0011309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2-02 22:06:2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487236" calcext:value-type="float">
            <text:p>0.138487236</text:p>
          </table:table-cell>
          <table:table-cell office:value-type="float" office:value="0.304229296" calcext:value-type="float">
            <text:p>0.304229296</text:p>
          </table:table-cell>
          <table:table-cell office:value-type="float" office:value="0.135242359" calcext:value-type="float">
            <text:p>0.135242359</text:p>
          </table:table-cell>
          <table:table-cell office:value-type="float" office:value="5" calcext:value-type="float">
            <text:p>5</text:p>
          </table:table-cell>
          <table:table-cell office:value-type="float" office:value="0.13262035" calcext:value-type="float">
            <text:p>0.13262035</text:p>
          </table:table-cell>
          <table:table-cell/>
          <table:table-cell office:value-type="float" office:value="0.001131432" calcext:value-type="float">
            <text:p>0.001131432</text:p>
          </table:table-cell>
          <table:table-cell office:value-type="float" office:value="0.002485533" calcext:value-type="float">
            <text:p>0.002485533</text:p>
          </table:table-cell>
          <table:table-cell office:value-type="float" office:value="0.001104921" calcext:value-type="float">
            <text:p>0.0011049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" calcext:value-type="float">
            <text:p>0.0010835</text:p>
          </table:table-cell>
          <table:table-cell/>
          <table:table-cell office:value-type="float" office:value="0.000092829" calcext:value-type="float">
            <text:p>9.2829E-05</text:p>
          </table:table-cell>
          <table:table-cell office:value-type="float" office:value="0.001446931" calcext:value-type="float">
            <text:p>0.001446931</text:p>
          </table:table-cell>
          <table:table-cell office:value-type="float" office:value="0.000066318" calcext:value-type="float">
            <text:p>6.63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97" calcext:value-type="float">
            <text:p>4.4897E-05</text:p>
          </table:table-cell>
          <table:table-cell/>
          <table:table-cell office:value-type="float" office:value="24.601634184" calcext:value-type="float">
            <text:p>24.601634184</text:p>
          </table:table-cell>
          <table:table-cell office:value-type="float" office:value="24.635065665" calcext:value-type="float">
            <text:p>24.635065665</text:p>
          </table:table-cell>
          <table:table-cell office:value-type="float" office:value="24.600979656" calcext:value-type="float">
            <text:p>24.60097965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50768" calcext:value-type="float">
            <text:p>24.600450768</text:p>
          </table:table-cell>
          <table:table-cell/>
          <table:table-cell office:value-type="float" office:value="0.002353017" calcext:value-type="float">
            <text:p>0.002353017</text:p>
          </table:table-cell>
          <table:table-cell office:value-type="float" office:value="0.036676583" calcext:value-type="float">
            <text:p>0.036676583</text:p>
          </table:table-cell>
          <table:table-cell office:value-type="float" office:value="0.00168102" calcext:value-type="float">
            <text:p>0.001681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015" calcext:value-type="float">
            <text:p>0.001138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2-02 22:06:2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8421671" calcext:value-type="float">
            <text:p>0.138421671</text:p>
          </table:table-cell>
          <table:table-cell office:value-type="float" office:value="0.303587354" calcext:value-type="float">
            <text:p>0.303587354</text:p>
          </table:table-cell>
          <table:table-cell office:value-type="float" office:value="0.135450379" calcext:value-type="float">
            <text:p>0.135450379</text:p>
          </table:table-cell>
          <table:table-cell office:value-type="float" office:value="5" calcext:value-type="float">
            <text:p>5</text:p>
          </table:table-cell>
          <table:table-cell office:value-type="float" office:value="0.132586972" calcext:value-type="float">
            <text:p>0.132586972</text:p>
          </table:table-cell>
          <table:table-cell/>
          <table:table-cell office:value-type="float" office:value="0.001130896" calcext:value-type="float">
            <text:p>0.001130896</text:p>
          </table:table-cell>
          <table:table-cell office:value-type="float" office:value="0.002480289" calcext:value-type="float">
            <text:p>0.002480289</text:p>
          </table:table-cell>
          <table:table-cell office:value-type="float" office:value="0.001106621" calcext:value-type="float">
            <text:p>0.0011066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227" calcext:value-type="float">
            <text:p>0.001083227</text:p>
          </table:table-cell>
          <table:table-cell/>
          <table:table-cell office:value-type="float" office:value="0.000092293" calcext:value-type="float">
            <text:p>9.2293E-05</text:p>
          </table:table-cell>
          <table:table-cell office:value-type="float" office:value="0.001441686" calcext:value-type="float">
            <text:p>0.001441686</text:p>
          </table:table-cell>
          <table:table-cell office:value-type="float" office:value="0.000068018" calcext:value-type="float">
            <text:p>6.80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624" calcext:value-type="float">
            <text:p>4.4624E-05</text:p>
          </table:table-cell>
          <table:table-cell/>
          <table:table-cell office:value-type="float" office:value="24.611728905" calcext:value-type="float">
            <text:p>24.611728905</text:p>
          </table:table-cell>
          <table:table-cell office:value-type="float" office:value="24.645043825" calcext:value-type="float">
            <text:p>24.645043825</text:p>
          </table:table-cell>
          <table:table-cell office:value-type="float" office:value="24.611129568" calcext:value-type="float">
            <text:p>24.611129568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51992" calcext:value-type="float">
            <text:p>24.610551992</text:p>
          </table:table-cell>
          <table:table-cell/>
          <table:table-cell office:value-type="float" office:value="0.002339439" calcext:value-type="float">
            <text:p>0.002339439</text:p>
          </table:table-cell>
          <table:table-cell office:value-type="float" office:value="0.036543646" calcext:value-type="float">
            <text:p>0.036543646</text:p>
          </table:table-cell>
          <table:table-cell office:value-type="float" office:value="0.0017241" calcext:value-type="float">
            <text:p>0.00172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1103" calcext:value-type="float">
            <text:p>0.0011311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2-02 22:06:2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25299" calcext:value-type="float">
            <text:p>0.13825299</text:p>
          </table:table-cell>
          <table:table-cell office:value-type="float" office:value="0.302948988" calcext:value-type="float">
            <text:p>0.302948988</text:p>
          </table:table-cell>
          <table:table-cell office:value-type="float" office:value="0.13540806" calcext:value-type="float">
            <text:p>0.13540806</text:p>
          </table:table-cell>
          <table:table-cell office:value-type="float" office:value="5" calcext:value-type="float">
            <text:p>5</text:p>
          </table:table-cell>
          <table:table-cell office:value-type="float" office:value="0.132586376" calcext:value-type="float">
            <text:p>0.132586376</text:p>
          </table:table-cell>
          <table:table-cell/>
          <table:table-cell office:value-type="float" office:value="0.001129518" calcext:value-type="float">
            <text:p>0.001129518</text:p>
          </table:table-cell>
          <table:table-cell office:value-type="float" office:value="0.002475073" calcext:value-type="float">
            <text:p>0.002475073</text:p>
          </table:table-cell>
          <table:table-cell office:value-type="float" office:value="0.001106275" calcext:value-type="float">
            <text:p>0.0011062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222" calcext:value-type="float">
            <text:p>0.001083222</text:p>
          </table:table-cell>
          <table:table-cell/>
          <table:table-cell office:value-type="float" office:value="0.000090915" calcext:value-type="float">
            <text:p>9.0915E-05</text:p>
          </table:table-cell>
          <table:table-cell office:value-type="float" office:value="0.001436471" calcext:value-type="float">
            <text:p>0.001436471</text:p>
          </table:table-cell>
          <table:table-cell office:value-type="float" office:value="0.000067672" calcext:value-type="float">
            <text:p>6.76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619" calcext:value-type="float">
            <text:p>4.4619E-05</text:p>
          </table:table-cell>
          <table:table-cell/>
          <table:table-cell office:value-type="float" office:value="24.601586933" calcext:value-type="float">
            <text:p>24.601586933</text:p>
          </table:table-cell>
          <table:table-cell office:value-type="float" office:value="24.634807421" calcext:value-type="float">
            <text:p>24.634807421</text:p>
          </table:table-cell>
          <table:table-cell office:value-type="float" office:value="24.60101308" calcext:value-type="float">
            <text:p>24.6010130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43915" calcext:value-type="float">
            <text:p>24.600443915</text:p>
          </table:table-cell>
          <table:table-cell/>
          <table:table-cell office:value-type="float" office:value="0.002304506" calcext:value-type="float">
            <text:p>0.002304506</text:p>
          </table:table-cell>
          <table:table-cell office:value-type="float" office:value="0.036411449" calcext:value-type="float">
            <text:p>0.036411449</text:p>
          </table:table-cell>
          <table:table-cell office:value-type="float" office:value="0.001715336" calcext:value-type="float">
            <text:p>0.0017153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0979" calcext:value-type="float">
            <text:p>0.0011309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2-02 22:06:2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187425" calcext:value-type="float">
            <text:p>0.138187425</text:p>
          </table:table-cell>
          <table:table-cell office:value-type="float" office:value="0.302438772" calcext:value-type="float">
            <text:p>0.302438772</text:p>
          </table:table-cell>
          <table:table-cell office:value-type="float" office:value="0.136286633" calcext:value-type="float">
            <text:p>0.136286633</text:p>
          </table:table-cell>
          <table:table-cell office:value-type="float" office:value="5" calcext:value-type="float">
            <text:p>5</text:p>
          </table:table-cell>
          <table:table-cell office:value-type="float" office:value="0.132257358" calcext:value-type="float">
            <text:p>0.132257358</text:p>
          </table:table-cell>
          <table:table-cell/>
          <table:table-cell office:value-type="float" office:value="0.001128982" calcext:value-type="float">
            <text:p>0.001128982</text:p>
          </table:table-cell>
          <table:table-cell office:value-type="float" office:value="0.002470905" calcext:value-type="float">
            <text:p>0.002470905</text:p>
          </table:table-cell>
          <table:table-cell office:value-type="float" office:value="0.001113453" calcext:value-type="float">
            <text:p>0.0011134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534" calcext:value-type="float">
            <text:p>0.001080534</text:p>
          </table:table-cell>
          <table:table-cell/>
          <table:table-cell office:value-type="float" office:value="0.000090379" calcext:value-type="float">
            <text:p>9.0379E-05</text:p>
          </table:table-cell>
          <table:table-cell office:value-type="float" office:value="0.001432302" calcext:value-type="float">
            <text:p>0.001432302</text:p>
          </table:table-cell>
          <table:table-cell office:value-type="float" office:value="0.00007485" calcext:value-type="float">
            <text:p>7.4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931" calcext:value-type="float">
            <text:p>4.1931E-05</text:p>
          </table:table-cell>
          <table:table-cell/>
          <table:table-cell office:value-type="float" office:value="24.601573708" calcext:value-type="float">
            <text:p>24.601573708</text:p>
          </table:table-cell>
          <table:table-cell office:value-type="float" office:value="24.634704508" calcext:value-type="float">
            <text:p>24.634704508</text:p>
          </table:table-cell>
          <table:table-cell office:value-type="float" office:value="24.601190298" calcext:value-type="float">
            <text:p>24.60119029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77548" calcext:value-type="float">
            <text:p>24.600377548</text:p>
          </table:table-cell>
          <table:table-cell/>
          <table:table-cell office:value-type="float" office:value="0.002290927" calcext:value-type="float">
            <text:p>0.002290927</text:p>
          </table:table-cell>
          <table:table-cell office:value-type="float" office:value="0.036305791" calcext:value-type="float">
            <text:p>0.036305791</text:p>
          </table:table-cell>
          <table:table-cell office:value-type="float" office:value="0.001897283" calcext:value-type="float">
            <text:p>0.0018972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2841" calcext:value-type="float">
            <text:p>0.001062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2-02 22:06:27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232128" calcext:value-type="float">
            <text:p>0.138232128</text:p>
          </table:table-cell>
          <table:table-cell office:value-type="float" office:value="0.301730073" calcext:value-type="float">
            <text:p>0.301730073</text:p>
          </table:table-cell>
          <table:table-cell office:value-type="float" office:value="0.136800425" calcext:value-type="float">
            <text:p>0.136800425</text:p>
          </table:table-cell>
          <table:table-cell office:value-type="float" office:value="5" calcext:value-type="float">
            <text:p>5</text:p>
          </table:table-cell>
          <table:table-cell office:value-type="float" office:value="0.132169739" calcext:value-type="float">
            <text:p>0.132169739</text:p>
          </table:table-cell>
          <table:table-cell/>
          <table:table-cell office:value-type="float" office:value="0.001129347" calcext:value-type="float">
            <text:p>0.001129347</text:p>
          </table:table-cell>
          <table:table-cell office:value-type="float" office:value="0.002465115" calcext:value-type="float">
            <text:p>0.002465115</text:p>
          </table:table-cell>
          <table:table-cell office:value-type="float" office:value="0.001117651" calcext:value-type="float">
            <text:p>0.0011176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818" calcext:value-type="float">
            <text:p>0.001079818</text:p>
          </table:table-cell>
          <table:table-cell/>
          <table:table-cell office:value-type="float" office:value="0.000090745" calcext:value-type="float">
            <text:p>9.0745E-05</text:p>
          </table:table-cell>
          <table:table-cell office:value-type="float" office:value="0.001426512" calcext:value-type="float">
            <text:p>0.001426512</text:p>
          </table:table-cell>
          <table:table-cell office:value-type="float" office:value="0.000079048" calcext:value-type="float">
            <text:p>7.904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215" calcext:value-type="float">
            <text:p>4.1215E-05</text:p>
          </table:table-cell>
          <table:table-cell/>
          <table:table-cell office:value-type="float" office:value="24.601582725" calcext:value-type="float">
            <text:p>24.601582725</text:p>
          </table:table-cell>
          <table:table-cell office:value-type="float" office:value="24.63456156" calcext:value-type="float">
            <text:p>24.63456156</text:p>
          </table:table-cell>
          <table:table-cell office:value-type="float" office:value="24.601293935" calcext:value-type="float">
            <text:p>24.60129393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59875" calcext:value-type="float">
            <text:p>24.600359875</text:p>
          </table:table-cell>
          <table:table-cell/>
          <table:table-cell office:value-type="float" office:value="0.002300185" calcext:value-type="float">
            <text:p>0.002300185</text:p>
          </table:table-cell>
          <table:table-cell office:value-type="float" office:value="0.036159029" calcext:value-type="float">
            <text:p>0.036159029</text:p>
          </table:table-cell>
          <table:table-cell office:value-type="float" office:value="0.002003687" calcext:value-type="float">
            <text:p>0.0020036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4696" calcext:value-type="float">
            <text:p>0.0010446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2-02 22:06:2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216631" calcext:value-type="float">
            <text:p>0.138216631</text:p>
          </table:table-cell>
          <table:table-cell office:value-type="float" office:value="0.300954616" calcext:value-type="float">
            <text:p>0.300954616</text:p>
          </table:table-cell>
          <table:table-cell office:value-type="float" office:value="0.13602914" calcext:value-type="float">
            <text:p>0.13602914</text:p>
          </table:table-cell>
          <table:table-cell office:value-type="float" office:value="5" calcext:value-type="float">
            <text:p>5</text:p>
          </table:table-cell>
          <table:table-cell office:value-type="float" office:value="0.132353918" calcext:value-type="float">
            <text:p>0.132353918</text:p>
          </table:table-cell>
          <table:table-cell/>
          <table:table-cell office:value-type="float" office:value="0.001129221" calcext:value-type="float">
            <text:p>0.001129221</text:p>
          </table:table-cell>
          <table:table-cell office:value-type="float" office:value="0.00245878" calcext:value-type="float">
            <text:p>0.00245878</text:p>
          </table:table-cell>
          <table:table-cell office:value-type="float" office:value="0.001111349" calcext:value-type="float">
            <text:p>0.0011113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323" calcext:value-type="float">
            <text:p>0.001081323</text:p>
          </table:table-cell>
          <table:table-cell/>
          <table:table-cell office:value-type="float" office:value="0.000090618" calcext:value-type="float">
            <text:p>9.0618E-05</text:p>
          </table:table-cell>
          <table:table-cell office:value-type="float" office:value="0.001420177" calcext:value-type="float">
            <text:p>0.001420177</text:p>
          </table:table-cell>
          <table:table-cell office:value-type="float" office:value="0.000072746" calcext:value-type="float">
            <text:p>7.27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72" calcext:value-type="float">
            <text:p>4.272E-05</text:p>
          </table:table-cell>
          <table:table-cell/>
          <table:table-cell office:value-type="float" office:value="24.601579599" calcext:value-type="float">
            <text:p>24.601579599</text:p>
          </table:table-cell>
          <table:table-cell office:value-type="float" office:value="24.634405146" calcext:value-type="float">
            <text:p>24.634405146</text:p>
          </table:table-cell>
          <table:table-cell office:value-type="float" office:value="24.601138359" calcext:value-type="float">
            <text:p>24.60113835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97025" calcext:value-type="float">
            <text:p>24.600397025</text:p>
          </table:table-cell>
          <table:table-cell/>
          <table:table-cell office:value-type="float" office:value="0.002296976" calcext:value-type="float">
            <text:p>0.002296976</text:p>
          </table:table-cell>
          <table:table-cell office:value-type="float" office:value="0.035998443" calcext:value-type="float">
            <text:p>0.035998443</text:p>
          </table:table-cell>
          <table:table-cell office:value-type="float" office:value="0.001843958" calcext:value-type="float">
            <text:p>0.0018439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2838" calcext:value-type="float">
            <text:p>0.0010828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2-02 22:06:3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825299" calcext:value-type="float">
            <text:p>0.13825299</text:p>
          </table:table-cell>
          <table:table-cell office:value-type="float" office:value="0.300282276" calcext:value-type="float">
            <text:p>0.300282276</text:p>
          </table:table-cell>
          <table:table-cell office:value-type="float" office:value="0.13600053" calcext:value-type="float">
            <text:p>0.13600053</text:p>
          </table:table-cell>
          <table:table-cell office:value-type="float" office:value="5" calcext:value-type="float">
            <text:p>5</text:p>
          </table:table-cell>
          <table:table-cell office:value-type="float" office:value="0.132383124" calcext:value-type="float">
            <text:p>0.132383124</text:p>
          </table:table-cell>
          <table:table-cell/>
          <table:table-cell office:value-type="float" office:value="0.001129518" calcext:value-type="float">
            <text:p>0.001129518</text:p>
          </table:table-cell>
          <table:table-cell office:value-type="float" office:value="0.002453287" calcext:value-type="float">
            <text:p>0.002453287</text:p>
          </table:table-cell>
          <table:table-cell office:value-type="float" office:value="0.001111115" calcext:value-type="float">
            <text:p>0.0011111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561" calcext:value-type="float">
            <text:p>0.001081561</text:p>
          </table:table-cell>
          <table:table-cell/>
          <table:table-cell office:value-type="float" office:value="0.000090915" calcext:value-type="float">
            <text:p>9.0915E-05</text:p>
          </table:table-cell>
          <table:table-cell office:value-type="float" office:value="0.001414684" calcext:value-type="float">
            <text:p>0.001414684</text:p>
          </table:table-cell>
          <table:table-cell office:value-type="float" office:value="0.000072513" calcext:value-type="float">
            <text:p>7.25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959" calcext:value-type="float">
            <text:p>4.2959E-05</text:p>
          </table:table-cell>
          <table:table-cell/>
          <table:table-cell office:value-type="float" office:value="24.606640907" calcext:value-type="float">
            <text:p>24.606640907</text:p>
          </table:table-cell>
          <table:table-cell office:value-type="float" office:value="24.639323356" calcext:value-type="float">
            <text:p>24.639323356</text:p>
          </table:table-cell>
          <table:table-cell office:value-type="float" office:value="24.606186563" calcext:value-type="float">
            <text:p>24.60618656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56895" calcext:value-type="float">
            <text:p>24.605456895</text:p>
          </table:table-cell>
          <table:table-cell/>
          <table:table-cell office:value-type="float" office:value="0.002304506" calcext:value-type="float">
            <text:p>0.002304506</text:p>
          </table:table-cell>
          <table:table-cell office:value-type="float" office:value="0.03585921" calcext:value-type="float">
            <text:p>0.03585921</text:p>
          </table:table-cell>
          <table:table-cell office:value-type="float" office:value="0.001838033" calcext:value-type="float">
            <text:p>0.0018380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8887" calcext:value-type="float">
            <text:p>0.0010888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2-02 22:06:31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361471" calcext:value-type="float">
            <text:p>0.138361471</text:p>
          </table:table-cell>
          <table:table-cell office:value-type="float" office:value="0.299577153" calcext:value-type="float">
            <text:p>0.299577153</text:p>
          </table:table-cell>
          <table:table-cell office:value-type="float" office:value="0.13520302" calcext:value-type="float">
            <text:p>0.13520302</text:p>
          </table:table-cell>
          <table:table-cell office:value-type="float" office:value="5" calcext:value-type="float">
            <text:p>5</text:p>
          </table:table-cell>
          <table:table-cell office:value-type="float" office:value="0.132661478" calcext:value-type="float">
            <text:p>0.132661478</text:p>
          </table:table-cell>
          <table:table-cell/>
          <table:table-cell office:value-type="float" office:value="0.001130404" calcext:value-type="float">
            <text:p>0.001130404</text:p>
          </table:table-cell>
          <table:table-cell office:value-type="float" office:value="0.002447526" calcext:value-type="float">
            <text:p>0.002447526</text:p>
          </table:table-cell>
          <table:table-cell office:value-type="float" office:value="0.0011046" calcext:value-type="float">
            <text:p>0.00110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836" calcext:value-type="float">
            <text:p>0.001083836</text:p>
          </table:table-cell>
          <table:table-cell/>
          <table:table-cell office:value-type="float" office:value="0.000091801" calcext:value-type="float">
            <text:p>9.1801E-05</text:p>
          </table:table-cell>
          <table:table-cell office:value-type="float" office:value="0.001408923" calcext:value-type="float">
            <text:p>0.001408923</text:p>
          </table:table-cell>
          <table:table-cell office:value-type="float" office:value="0.000065997" calcext:value-type="float">
            <text:p>6.59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233" calcext:value-type="float">
            <text:p>4.5233E-05</text:p>
          </table:table-cell>
          <table:table-cell/>
          <table:table-cell office:value-type="float" office:value="24.596554842" calcext:value-type="float">
            <text:p>24.596554842</text:p>
          </table:table-cell>
          <table:table-cell office:value-type="float" office:value="24.629073481" calcext:value-type="float">
            <text:p>24.629073481</text:p>
          </table:table-cell>
          <table:table-cell office:value-type="float" office:value="24.595917745" calcext:value-type="float">
            <text:p>24.595917745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405086" calcext:value-type="float">
            <text:p>24.595405086</text:p>
          </table:table-cell>
          <table:table-cell/>
          <table:table-cell office:value-type="float" office:value="0.002326971" calcext:value-type="float">
            <text:p>0.002326971</text:p>
          </table:table-cell>
          <table:table-cell office:value-type="float" office:value="0.035713189" calcext:value-type="float">
            <text:p>0.035713189</text:p>
          </table:table-cell>
          <table:table-cell office:value-type="float" office:value="0.001672873" calcext:value-type="float">
            <text:p>0.0016728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46532" calcext:value-type="float">
            <text:p>0.0011465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2-02 22:06:3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8412731" calcext:value-type="float">
            <text:p>0.138412731</text:p>
          </table:table-cell>
          <table:table-cell office:value-type="float" office:value="0.298933422" calcext:value-type="float">
            <text:p>0.298933422</text:p>
          </table:table-cell>
          <table:table-cell office:value-type="float" office:value="0.135090367" calcext:value-type="float">
            <text:p>0.135090367</text:p>
          </table:table-cell>
          <table:table-cell office:value-type="float" office:value="5" calcext:value-type="float">
            <text:p>5</text:p>
          </table:table-cell>
          <table:table-cell office:value-type="float" office:value="0.132697836" calcext:value-type="float">
            <text:p>0.132697836</text:p>
          </table:table-cell>
          <table:table-cell/>
          <table:table-cell office:value-type="float" office:value="0.001130823" calcext:value-type="float">
            <text:p>0.001130823</text:p>
          </table:table-cell>
          <table:table-cell office:value-type="float" office:value="0.002442267" calcext:value-type="float">
            <text:p>0.002442267</text:p>
          </table:table-cell>
          <table:table-cell office:value-type="float" office:value="0.001103679" calcext:value-type="float">
            <text:p>0.0011036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133" calcext:value-type="float">
            <text:p>0.001084133</text:p>
          </table:table-cell>
          <table:table-cell/>
          <table:table-cell office:value-type="float" office:value="0.00009222" calcext:value-type="float">
            <text:p>9.222E-05</text:p>
          </table:table-cell>
          <table:table-cell office:value-type="float" office:value="0.001403664" calcext:value-type="float">
            <text:p>0.001403664</text:p>
          </table:table-cell>
          <table:table-cell office:value-type="float" office:value="0.000065077" calcext:value-type="float">
            <text:p>6.50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53" calcext:value-type="float">
            <text:p>4.553E-05</text:p>
          </table:table-cell>
          <table:table-cell/>
          <table:table-cell office:value-type="float" office:value="24.606673128" calcext:value-type="float">
            <text:p>24.606673128</text:p>
          </table:table-cell>
          <table:table-cell office:value-type="float" office:value="24.639051287" calcext:value-type="float">
            <text:p>24.639051287</text:p>
          </table:table-cell>
          <table:table-cell office:value-type="float" office:value="24.606002974" calcext:value-type="float">
            <text:p>24.606002974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20376" calcext:value-type="float">
            <text:p>24.605520376</text:p>
          </table:table-cell>
          <table:table-cell/>
          <table:table-cell office:value-type="float" office:value="0.002337587" calcext:value-type="float">
            <text:p>0.002337587</text:p>
          </table:table-cell>
          <table:table-cell office:value-type="float" office:value="0.035579882" calcext:value-type="float">
            <text:p>0.035579882</text:p>
          </table:table-cell>
          <table:table-cell office:value-type="float" office:value="0.001649543" calcext:value-type="float">
            <text:p>0.0016495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4062" calcext:value-type="float">
            <text:p>0.0011540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2-02 22:06:34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545053" calcext:value-type="float">
            <text:p>0.138545053</text:p>
          </table:table-cell>
          <table:table-cell office:value-type="float" office:value="0.298225319" calcext:value-type="float">
            <text:p>0.298225319</text:p>
          </table:table-cell>
          <table:table-cell office:value-type="float" office:value="0.134900824" calcext:value-type="float">
            <text:p>0.134900824</text:p>
          </table:table-cell>
          <table:table-cell office:value-type="float" office:value="5" calcext:value-type="float">
            <text:p>5</text:p>
          </table:table-cell>
          <table:table-cell office:value-type="float" office:value="0.132755057" calcext:value-type="float">
            <text:p>0.132755057</text:p>
          </table:table-cell>
          <table:table-cell/>
          <table:table-cell office:value-type="float" office:value="0.001131904" calcext:value-type="float">
            <text:p>0.001131904</text:p>
          </table:table-cell>
          <table:table-cell office:value-type="float" office:value="0.002436481" calcext:value-type="float">
            <text:p>0.002436481</text:p>
          </table:table-cell>
          <table:table-cell office:value-type="float" office:value="0.001102131" calcext:value-type="float">
            <text:p>0.0011021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6" calcext:value-type="float">
            <text:p>0.0010846</text:p>
          </table:table-cell>
          <table:table-cell/>
          <table:table-cell office:value-type="float" office:value="0.000093301" calcext:value-type="float">
            <text:p>9.3301E-05</text:p>
          </table:table-cell>
          <table:table-cell office:value-type="float" office:value="0.001397879" calcext:value-type="float">
            <text:p>0.001397879</text:p>
          </table:table-cell>
          <table:table-cell office:value-type="float" office:value="0.000063528" calcext:value-type="float">
            <text:p>6.35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997" calcext:value-type="float">
            <text:p>4.5997E-05</text:p>
          </table:table-cell>
          <table:table-cell/>
          <table:table-cell office:value-type="float" office:value="24.601645846" calcext:value-type="float">
            <text:p>24.601645846</text:p>
          </table:table-cell>
          <table:table-cell office:value-type="float" office:value="24.633854633" calcext:value-type="float">
            <text:p>24.633854633</text:p>
          </table:table-cell>
          <table:table-cell office:value-type="float" office:value="24.600910765" calcext:value-type="float">
            <text:p>24.60091076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7794" calcext:value-type="float">
            <text:p>24.60047794</text:p>
          </table:table-cell>
          <table:table-cell/>
          <table:table-cell office:value-type="float" office:value="0.00236499" calcext:value-type="float">
            <text:p>0.00236499</text:p>
          </table:table-cell>
          <table:table-cell office:value-type="float" office:value="0.035433243" calcext:value-type="float">
            <text:p>0.035433243</text:p>
          </table:table-cell>
          <table:table-cell office:value-type="float" office:value="0.00161029" calcext:value-type="float">
            <text:p>0.001610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65912" calcext:value-type="float">
            <text:p>0.0011659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2-02 22:06:3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45803" calcext:value-type="float">
            <text:p>0.13845803</text:p>
          </table:table-cell>
          <table:table-cell office:value-type="float" office:value="0.297646558" calcext:value-type="float">
            <text:p>0.297646558</text:p>
          </table:table-cell>
          <table:table-cell office:value-type="float" office:value="0.134886519" calcext:value-type="float">
            <text:p>0.134886519</text:p>
          </table:table-cell>
          <table:table-cell office:value-type="float" office:value="5" calcext:value-type="float">
            <text:p>5</text:p>
          </table:table-cell>
          <table:table-cell office:value-type="float" office:value="0.132687704" calcext:value-type="float">
            <text:p>0.132687704</text:p>
          </table:table-cell>
          <table:table-cell/>
          <table:table-cell office:value-type="float" office:value="0.001131193" calcext:value-type="float">
            <text:p>0.001131193</text:p>
          </table:table-cell>
          <table:table-cell office:value-type="float" office:value="0.002431753" calcext:value-type="float">
            <text:p>0.002431753</text:p>
          </table:table-cell>
          <table:table-cell office:value-type="float" office:value="0.001102014" calcext:value-type="float">
            <text:p>0.0011020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05" calcext:value-type="float">
            <text:p>0.00108405</text:p>
          </table:table-cell>
          <table:table-cell/>
          <table:table-cell office:value-type="float" office:value="0.00009259" calcext:value-type="float">
            <text:p>9.259E-05</text:p>
          </table:table-cell>
          <table:table-cell office:value-type="float" office:value="0.00139315" calcext:value-type="float">
            <text:p>0.00139315</text:p>
          </table:table-cell>
          <table:table-cell office:value-type="float" office:value="0.000063411" calcext:value-type="float">
            <text:p>6.341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447" calcext:value-type="float">
            <text:p>4.5447E-05</text:p>
          </table:table-cell>
          <table:table-cell/>
          <table:table-cell office:value-type="float" office:value="24.601628292" calcext:value-type="float">
            <text:p>24.601628292</text:p>
          </table:table-cell>
          <table:table-cell office:value-type="float" office:value="24.633737894" calcext:value-type="float">
            <text:p>24.633737894</text:p>
          </table:table-cell>
          <table:table-cell office:value-type="float" office:value="24.600907879" calcext:value-type="float">
            <text:p>24.60090787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64354" calcext:value-type="float">
            <text:p>24.600464354</text:p>
          </table:table-cell>
          <table:table-cell/>
          <table:table-cell office:value-type="float" office:value="0.002346968" calcext:value-type="float">
            <text:p>0.002346968</text:p>
          </table:table-cell>
          <table:table-cell office:value-type="float" office:value="0.03531339" calcext:value-type="float">
            <text:p>0.03531339</text:p>
          </table:table-cell>
          <table:table-cell office:value-type="float" office:value="0.001607327" calcext:value-type="float">
            <text:p>0.0016073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1964" calcext:value-type="float">
            <text:p>0.0011519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2-02 22:06:3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843076" calcext:value-type="float">
            <text:p>0.138843076</text:p>
          </table:table-cell>
          <table:table-cell office:value-type="float" office:value="0.297071373" calcext:value-type="float">
            <text:p>0.297071373</text:p>
          </table:table-cell>
          <table:table-cell office:value-type="float" office:value="0.135731713" calcext:value-type="float">
            <text:p>0.135731713</text:p>
          </table:table-cell>
          <table:table-cell office:value-type="float" office:value="5" calcext:value-type="float">
            <text:p>5</text:p>
          </table:table-cell>
          <table:table-cell office:value-type="float" office:value="0.132394449" calcext:value-type="float">
            <text:p>0.132394449</text:p>
          </table:table-cell>
          <table:table-cell/>
          <table:table-cell office:value-type="float" office:value="0.001134339" calcext:value-type="float">
            <text:p>0.001134339</text:p>
          </table:table-cell>
          <table:table-cell office:value-type="float" office:value="0.002427054" calcext:value-type="float">
            <text:p>0.002427054</text:p>
          </table:table-cell>
          <table:table-cell office:value-type="float" office:value="0.001108919" calcext:value-type="float">
            <text:p>0.0011089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654" calcext:value-type="float">
            <text:p>0.001081654</text:p>
          </table:table-cell>
          <table:table-cell/>
          <table:table-cell office:value-type="float" office:value="0.000095736" calcext:value-type="float">
            <text:p>9.5736E-05</text:p>
          </table:table-cell>
          <table:table-cell office:value-type="float" office:value="0.001388451" calcext:value-type="float">
            <text:p>0.001388451</text:p>
          </table:table-cell>
          <table:table-cell office:value-type="float" office:value="0.000070316" calcext:value-type="float">
            <text:p>7.03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051" calcext:value-type="float">
            <text:p>4.3051E-05</text:p>
          </table:table-cell>
          <table:table-cell/>
          <table:table-cell office:value-type="float" office:value="24.60170596" calcext:value-type="float">
            <text:p>24.60170596</text:p>
          </table:table-cell>
          <table:table-cell office:value-type="float" office:value="24.633621877" calcext:value-type="float">
            <text:p>24.633621877</text:p>
          </table:table-cell>
          <table:table-cell office:value-type="float" office:value="24.601078364" calcext:value-type="float">
            <text:p>24.60107836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05201" calcext:value-type="float">
            <text:p>24.600405201</text:p>
          </table:table-cell>
          <table:table-cell/>
          <table:table-cell office:value-type="float" office:value="0.002426709" calcext:value-type="float">
            <text:p>0.002426709</text:p>
          </table:table-cell>
          <table:table-cell office:value-type="float" office:value="0.035194277" calcext:value-type="float">
            <text:p>0.035194277</text:p>
          </table:table-cell>
          <table:table-cell office:value-type="float" office:value="0.001782363" calcext:value-type="float">
            <text:p>0.0017823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1232" calcext:value-type="float">
            <text:p>0.001091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2-02 22:06:37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756053" calcext:value-type="float">
            <text:p>0.138756053</text:p>
          </table:table-cell>
          <table:table-cell office:value-type="float" office:value="0.296456849" calcext:value-type="float">
            <text:p>0.296456849</text:p>
          </table:table-cell>
          <table:table-cell office:value-type="float" office:value="0.136625783" calcext:value-type="float">
            <text:p>0.136625783</text:p>
          </table:table-cell>
          <table:table-cell office:value-type="float" office:value="5" calcext:value-type="float">
            <text:p>5</text:p>
          </table:table-cell>
          <table:table-cell office:value-type="float" office:value="0.132141725" calcext:value-type="float">
            <text:p>0.132141725</text:p>
          </table:table-cell>
          <table:table-cell/>
          <table:table-cell office:value-type="float" office:value="0.001133628" calcext:value-type="float">
            <text:p>0.001133628</text:p>
          </table:table-cell>
          <table:table-cell office:value-type="float" office:value="0.002422033" calcext:value-type="float">
            <text:p>0.002422033</text:p>
          </table:table-cell>
          <table:table-cell office:value-type="float" office:value="0.001116224" calcext:value-type="float">
            <text:p>0.0011162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589" calcext:value-type="float">
            <text:p>0.001079589</text:p>
          </table:table-cell>
          <table:table-cell/>
          <table:table-cell office:value-type="float" office:value="0.000095025" calcext:value-type="float">
            <text:p>9.5025E-05</text:p>
          </table:table-cell>
          <table:table-cell office:value-type="float" office:value="0.00138343" calcext:value-type="float">
            <text:p>0.00138343</text:p>
          </table:table-cell>
          <table:table-cell office:value-type="float" office:value="0.000077621" calcext:value-type="float">
            <text:p>7.76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987" calcext:value-type="float">
            <text:p>4.0987E-05</text:p>
          </table:table-cell>
          <table:table-cell/>
          <table:table-cell office:value-type="float" office:value="24.596634434" calcext:value-type="float">
            <text:p>24.596634434</text:p>
          </table:table-cell>
          <table:table-cell office:value-type="float" office:value="24.628444097" calcext:value-type="float">
            <text:p>24.628444097</text:p>
          </table:table-cell>
          <table:table-cell office:value-type="float" office:value="24.596204734" calcext:value-type="float">
            <text:p>24.59620473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00245" calcext:value-type="float">
            <text:p>24.595300245</text:p>
          </table:table-cell>
          <table:table-cell/>
          <table:table-cell office:value-type="float" office:value="0.002408687" calcext:value-type="float">
            <text:p>0.002408687</text:p>
          </table:table-cell>
          <table:table-cell office:value-type="float" office:value="0.035067017" calcext:value-type="float">
            <text:p>0.035067017</text:p>
          </table:table-cell>
          <table:table-cell office:value-type="float" office:value="0.00196752" calcext:value-type="float">
            <text:p>0.001967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8894" calcext:value-type="float">
            <text:p>0.0010388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2-02 22:06:39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8714926" calcext:value-type="float">
            <text:p>0.138714926</text:p>
          </table:table-cell>
          <table:table-cell office:value-type="float" office:value="0.295846498" calcext:value-type="float">
            <text:p>0.295846498</text:p>
          </table:table-cell>
          <table:table-cell office:value-type="float" office:value="0.136677043" calcext:value-type="float">
            <text:p>0.136677043</text:p>
          </table:table-cell>
          <table:table-cell office:value-type="float" office:value="5" calcext:value-type="float">
            <text:p>5</text:p>
          </table:table-cell>
          <table:table-cell office:value-type="float" office:value="0.132086889" calcext:value-type="float">
            <text:p>0.132086889</text:p>
          </table:table-cell>
          <table:table-cell/>
          <table:table-cell office:value-type="float" office:value="0.001133292" calcext:value-type="float">
            <text:p>0.001133292</text:p>
          </table:table-cell>
          <table:table-cell office:value-type="float" office:value="0.002417047" calcext:value-type="float">
            <text:p>0.002417047</text:p>
          </table:table-cell>
          <table:table-cell office:value-type="float" office:value="0.001116643" calcext:value-type="float">
            <text:p>0.0011166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41" calcext:value-type="float">
            <text:p>0.001079141</text:p>
          </table:table-cell>
          <table:table-cell/>
          <table:table-cell office:value-type="float" office:value="0.000094689" calcext:value-type="float">
            <text:p>9.4689E-05</text:p>
          </table:table-cell>
          <table:table-cell office:value-type="float" office:value="0.001378444" calcext:value-type="float">
            <text:p>0.001378444</text:p>
          </table:table-cell>
          <table:table-cell office:value-type="float" office:value="0.00007804" calcext:value-type="float">
            <text:p>7.80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39" calcext:value-type="float">
            <text:p>4.0539E-05</text:p>
          </table:table-cell>
          <table:table-cell/>
          <table:table-cell office:value-type="float" office:value="24.586518194" calcext:value-type="float">
            <text:p>24.586518194</text:p>
          </table:table-cell>
          <table:table-cell office:value-type="float" office:value="24.618213331" calcext:value-type="float">
            <text:p>24.618213331</text:p>
          </table:table-cell>
          <table:table-cell office:value-type="float" office:value="24.586107125" calcext:value-type="float">
            <text:p>24.586107125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81228" calcext:value-type="float">
            <text:p>24.585181228</text:p>
          </table:table-cell>
          <table:table-cell/>
          <table:table-cell office:value-type="float" office:value="0.00240017" calcext:value-type="float">
            <text:p>0.00240017</text:p>
          </table:table-cell>
          <table:table-cell office:value-type="float" office:value="0.034940622" calcext:value-type="float">
            <text:p>0.034940622</text:p>
          </table:table-cell>
          <table:table-cell office:value-type="float" office:value="0.001978135" calcext:value-type="float">
            <text:p>0.001978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7538" calcext:value-type="float">
            <text:p>0.0010275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2-02 22:06:4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830559" calcext:value-type="float">
            <text:p>0.138830559</text:p>
          </table:table-cell>
          <table:table-cell office:value-type="float" office:value="0.295163428" calcext:value-type="float">
            <text:p>0.295163428</text:p>
          </table:table-cell>
          <table:table-cell office:value-type="float" office:value="0.136728899" calcext:value-type="float">
            <text:p>0.136728899</text:p>
          </table:table-cell>
          <table:table-cell office:value-type="float" office:value="5" calcext:value-type="float">
            <text:p>5</text:p>
          </table:table-cell>
          <table:table-cell office:value-type="float" office:value="0.132148282" calcext:value-type="float">
            <text:p>0.132148282</text:p>
          </table:table-cell>
          <table:table-cell/>
          <table:table-cell office:value-type="float" office:value="0.001134237" calcext:value-type="float">
            <text:p>0.001134237</text:p>
          </table:table-cell>
          <table:table-cell office:value-type="float" office:value="0.002411466" calcext:value-type="float">
            <text:p>0.002411466</text:p>
          </table:table-cell>
          <table:table-cell office:value-type="float" office:value="0.001117066" calcext:value-type="float">
            <text:p>0.0011170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43" calcext:value-type="float">
            <text:p>0.001079643</text:p>
          </table:table-cell>
          <table:table-cell/>
          <table:table-cell office:value-type="float" office:value="0.000095634" calcext:value-type="float">
            <text:p>9.5634E-05</text:p>
          </table:table-cell>
          <table:table-cell office:value-type="float" office:value="0.001372863" calcext:value-type="float">
            <text:p>0.001372863</text:p>
          </table:table-cell>
          <table:table-cell office:value-type="float" office:value="0.000078463" calcext:value-type="float">
            <text:p>7.846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4" calcext:value-type="float">
            <text:p>4.104E-05</text:p>
          </table:table-cell>
          <table:table-cell/>
          <table:table-cell office:value-type="float" office:value="24.581487548" calcext:value-type="float">
            <text:p>24.581487548</text:p>
          </table:table-cell>
          <table:table-cell office:value-type="float" office:value="24.613021723" calcext:value-type="float">
            <text:p>24.613021723</text:p>
          </table:table-cell>
          <table:table-cell office:value-type="float" office:value="24.581063612" calcext:value-type="float">
            <text:p>24.58106361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39634" calcext:value-type="float">
            <text:p>24.580139634</text:p>
          </table:table-cell>
          <table:table-cell/>
          <table:table-cell office:value-type="float" office:value="0.002424117" calcext:value-type="float">
            <text:p>0.002424117</text:p>
          </table:table-cell>
          <table:table-cell office:value-type="float" office:value="0.034799168" calcext:value-type="float">
            <text:p>0.034799168</text:p>
          </table:table-cell>
          <table:table-cell office:value-type="float" office:value="0.001988874" calcext:value-type="float">
            <text:p>0.0019888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0252" calcext:value-type="float">
            <text:p>0.0010402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2-02 22:06:4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859765" calcext:value-type="float">
            <text:p>0.138859765</text:p>
          </table:table-cell>
          <table:table-cell office:value-type="float" office:value="0.294502413" calcext:value-type="float">
            <text:p>0.294502413</text:p>
          </table:table-cell>
          <table:table-cell office:value-type="float" office:value="0.136719958" calcext:value-type="float">
            <text:p>0.136719958</text:p>
          </table:table-cell>
          <table:table-cell office:value-type="float" office:value="5" calcext:value-type="float">
            <text:p>5</text:p>
          </table:table-cell>
          <table:table-cell office:value-type="float" office:value="0.13212444" calcext:value-type="float">
            <text:p>0.13212444</text:p>
          </table:table-cell>
          <table:table-cell/>
          <table:table-cell office:value-type="float" office:value="0.001134475" calcext:value-type="float">
            <text:p>0.001134475</text:p>
          </table:table-cell>
          <table:table-cell office:value-type="float" office:value="0.002406065" calcext:value-type="float">
            <text:p>0.002406065</text:p>
          </table:table-cell>
          <table:table-cell office:value-type="float" office:value="0.001116993" calcext:value-type="float">
            <text:p>0.0011169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448" calcext:value-type="float">
            <text:p>0.001079448</text:p>
          </table:table-cell>
          <table:table-cell/>
          <table:table-cell office:value-type="float" office:value="0.000095872" calcext:value-type="float">
            <text:p>9.5872E-05</text:p>
          </table:table-cell>
          <table:table-cell office:value-type="float" office:value="0.001367463" calcext:value-type="float">
            <text:p>0.001367463</text:p>
          </table:table-cell>
          <table:table-cell office:value-type="float" office:value="0.00007839" calcext:value-type="float">
            <text:p>7.83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845" calcext:value-type="float">
            <text:p>4.0845E-05</text:p>
          </table:table-cell>
          <table:table-cell/>
          <table:table-cell office:value-type="float" office:value="24.581493439" calcext:value-type="float">
            <text:p>24.581493439</text:p>
          </table:table-cell>
          <table:table-cell office:value-type="float" office:value="24.61288839" calcext:value-type="float">
            <text:p>24.61288839</text:p>
          </table:table-cell>
          <table:table-cell office:value-type="float" office:value="24.581061809" calcext:value-type="float">
            <text:p>24.58106180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34825" calcext:value-type="float">
            <text:p>24.580134825</text:p>
          </table:table-cell>
          <table:table-cell/>
          <table:table-cell office:value-type="float" office:value="0.002430166" calcext:value-type="float">
            <text:p>0.002430166</text:p>
          </table:table-cell>
          <table:table-cell office:value-type="float" office:value="0.03466228" calcext:value-type="float">
            <text:p>0.03466228</text:p>
          </table:table-cell>
          <table:table-cell office:value-type="float" office:value="0.001987023" calcext:value-type="float">
            <text:p>0.0019870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5315" calcext:value-type="float">
            <text:p>0.001035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2-02 22:06:43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829963" calcext:value-type="float">
            <text:p>0.138829963</text:p>
          </table:table-cell>
          <table:table-cell office:value-type="float" office:value="0.293958222" calcext:value-type="float">
            <text:p>0.293958222</text:p>
          </table:table-cell>
          <table:table-cell office:value-type="float" office:value="0.136714594" calcext:value-type="float">
            <text:p>0.136714594</text:p>
          </table:table-cell>
          <table:table-cell office:value-type="float" office:value="5" calcext:value-type="float">
            <text:p>5</text:p>
          </table:table-cell>
          <table:table-cell office:value-type="float" office:value="0.132123844" calcext:value-type="float">
            <text:p>0.132123844</text:p>
          </table:table-cell>
          <table:table-cell/>
          <table:table-cell office:value-type="float" office:value="0.001134232" calcext:value-type="float">
            <text:p>0.001134232</text:p>
          </table:table-cell>
          <table:table-cell office:value-type="float" office:value="0.002401619" calcext:value-type="float">
            <text:p>0.002401619</text:p>
          </table:table-cell>
          <table:table-cell office:value-type="float" office:value="0.001116949" calcext:value-type="float">
            <text:p>0.0011169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443" calcext:value-type="float">
            <text:p>0.001079443</text:p>
          </table:table-cell>
          <table:table-cell/>
          <table:table-cell office:value-type="float" office:value="0.000095629" calcext:value-type="float">
            <text:p>9.5629E-05</text:p>
          </table:table-cell>
          <table:table-cell office:value-type="float" office:value="0.001363017" calcext:value-type="float">
            <text:p>0.001363017</text:p>
          </table:table-cell>
          <table:table-cell office:value-type="float" office:value="0.000078347" calcext:value-type="float">
            <text:p>7.834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84" calcext:value-type="float">
            <text:p>4.084E-05</text:p>
          </table:table-cell>
          <table:table-cell/>
          <table:table-cell office:value-type="float" office:value="24.596649343" calcext:value-type="float">
            <text:p>24.596649343</text:p>
          </table:table-cell>
          <table:table-cell office:value-type="float" office:value="24.627940109" calcext:value-type="float">
            <text:p>24.627940109</text:p>
          </table:table-cell>
          <table:table-cell office:value-type="float" office:value="24.596222648" calcext:value-type="float">
            <text:p>24.596222648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96638" calcext:value-type="float">
            <text:p>24.595296638</text:p>
          </table:table-cell>
          <table:table-cell/>
          <table:table-cell office:value-type="float" office:value="0.002423994" calcext:value-type="float">
            <text:p>0.002423994</text:p>
          </table:table-cell>
          <table:table-cell office:value-type="float" office:value="0.034549586" calcext:value-type="float">
            <text:p>0.034549586</text:p>
          </table:table-cell>
          <table:table-cell office:value-type="float" office:value="0.001985912" calcext:value-type="float">
            <text:p>0.0019859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5191" calcext:value-type="float">
            <text:p>0.0010351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2-02 22:06:44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869302" calcext:value-type="float">
            <text:p>0.138869302</text:p>
          </table:table-cell>
          <table:table-cell office:value-type="float" office:value="0.293194687" calcext:value-type="float">
            <text:p>0.293194687</text:p>
          </table:table-cell>
          <table:table-cell office:value-type="float" office:value="0.136568563" calcext:value-type="float">
            <text:p>0.136568563</text:p>
          </table:table-cell>
          <table:table-cell office:value-type="float" office:value="5" calcext:value-type="float">
            <text:p>5</text:p>
          </table:table-cell>
          <table:table-cell office:value-type="float" office:value="0.132181064" calcext:value-type="float">
            <text:p>0.132181064</text:p>
          </table:table-cell>
          <table:table-cell/>
          <table:table-cell office:value-type="float" office:value="0.001134553" calcext:value-type="float">
            <text:p>0.001134553</text:p>
          </table:table-cell>
          <table:table-cell office:value-type="float" office:value="0.002395381" calcext:value-type="float">
            <text:p>0.002395381</text:p>
          </table:table-cell>
          <table:table-cell office:value-type="float" office:value="0.001115756" calcext:value-type="float">
            <text:p>0.0011157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11" calcext:value-type="float">
            <text:p>0.001079911</text:p>
          </table:table-cell>
          <table:table-cell/>
          <table:table-cell office:value-type="float" office:value="0.00009595" calcext:value-type="float">
            <text:p>9.595E-05</text:p>
          </table:table-cell>
          <table:table-cell office:value-type="float" office:value="0.001356779" calcext:value-type="float">
            <text:p>0.001356779</text:p>
          </table:table-cell>
          <table:table-cell office:value-type="float" office:value="0.000077153" calcext:value-type="float">
            <text:p>7.71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08" calcext:value-type="float">
            <text:p>4.1308E-05</text:p>
          </table:table-cell>
          <table:table-cell/>
          <table:table-cell office:value-type="float" office:value="24.596657278" calcext:value-type="float">
            <text:p>24.596657278</text:p>
          </table:table-cell>
          <table:table-cell office:value-type="float" office:value="24.627786099" calcext:value-type="float">
            <text:p>24.627786099</text:p>
          </table:table-cell>
          <table:table-cell office:value-type="float" office:value="24.596193192" calcext:value-type="float">
            <text:p>24.596193192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0818" calcext:value-type="float">
            <text:p>24.59530818</text:p>
          </table:table-cell>
          <table:table-cell/>
          <table:table-cell office:value-type="float" office:value="0.002432141" calcext:value-type="float">
            <text:p>0.002432141</text:p>
          </table:table-cell>
          <table:table-cell office:value-type="float" office:value="0.034391468" calcext:value-type="float">
            <text:p>0.034391468</text:p>
          </table:table-cell>
          <table:table-cell office:value-type="float" office:value="0.00195567" calcext:value-type="float">
            <text:p>0.001955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7041" calcext:value-type="float">
            <text:p>0.0010470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2-02 22:06:45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8890164" calcext:value-type="float">
            <text:p>0.138890164</text:p>
          </table:table-cell>
          <table:table-cell office:value-type="float" office:value="0.292660033" calcext:value-type="float">
            <text:p>0.292660033</text:p>
          </table:table-cell>
          <table:table-cell office:value-type="float" office:value="0.136492269" calcext:value-type="float">
            <text:p>0.136492269</text:p>
          </table:table-cell>
          <table:table-cell office:value-type="float" office:value="5" calcext:value-type="float">
            <text:p>5</text:p>
          </table:table-cell>
          <table:table-cell office:value-type="float" office:value="0.132207886" calcext:value-type="float">
            <text:p>0.132207886</text:p>
          </table:table-cell>
          <table:table-cell/>
          <table:table-cell office:value-type="float" office:value="0.001134724" calcext:value-type="float">
            <text:p>0.001134724</text:p>
          </table:table-cell>
          <table:table-cell office:value-type="float" office:value="0.002391013" calcext:value-type="float">
            <text:p>0.002391013</text:p>
          </table:table-cell>
          <table:table-cell office:value-type="float" office:value="0.001115133" calcext:value-type="float">
            <text:p>0.0011151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13" calcext:value-type="float">
            <text:p>0.00108013</text:p>
          </table:table-cell>
          <table:table-cell/>
          <table:table-cell office:value-type="float" office:value="0.000096121" calcext:value-type="float">
            <text:p>9.6121E-05</text:p>
          </table:table-cell>
          <table:table-cell office:value-type="float" office:value="0.001352411" calcext:value-type="float">
            <text:p>0.001352411</text:p>
          </table:table-cell>
          <table:table-cell office:value-type="float" office:value="0.00007653" calcext:value-type="float">
            <text:p>7.6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527" calcext:value-type="float">
            <text:p>4.1527E-05</text:p>
          </table:table-cell>
          <table:table-cell/>
          <table:table-cell office:value-type="float" office:value="24.591607514" calcext:value-type="float">
            <text:p>24.591607514</text:p>
          </table:table-cell>
          <table:table-cell office:value-type="float" office:value="24.622624425" calcext:value-type="float">
            <text:p>24.622624425</text:p>
          </table:table-cell>
          <table:table-cell office:value-type="float" office:value="24.591123828" calcext:value-type="float">
            <text:p>24.59112382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59613" calcext:value-type="float">
            <text:p>24.590259613</text:p>
          </table:table-cell>
          <table:table-cell/>
          <table:table-cell office:value-type="float" office:value="0.002436461" calcext:value-type="float">
            <text:p>0.002436461</text:p>
          </table:table-cell>
          <table:table-cell office:value-type="float" office:value="0.034280749" calcext:value-type="float">
            <text:p>0.034280749</text:p>
          </table:table-cell>
          <table:table-cell office:value-type="float" office:value="0.00193987" calcext:value-type="float">
            <text:p>0.001939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2596" calcext:value-type="float">
            <text:p>0.0010525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2-02 22:06:46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89076" calcext:value-type="float">
            <text:p>0.13889076</text:p>
          </table:table-cell>
          <table:table-cell office:value-type="float" office:value="0.292066967" calcext:value-type="float">
            <text:p>0.292066967</text:p>
          </table:table-cell>
          <table:table-cell office:value-type="float" office:value="0.136262195" calcext:value-type="float">
            <text:p>0.136262195</text:p>
          </table:table-cell>
          <table:table-cell office:value-type="float" office:value="5" calcext:value-type="float">
            <text:p>5</text:p>
          </table:table-cell>
          <table:table-cell office:value-type="float" office:value="0.13228716" calcext:value-type="float">
            <text:p>0.13228716</text:p>
          </table:table-cell>
          <table:table-cell/>
          <table:table-cell office:value-type="float" office:value="0.001134728" calcext:value-type="float">
            <text:p>0.001134728</text:p>
          </table:table-cell>
          <table:table-cell office:value-type="float" office:value="0.002386168" calcext:value-type="float">
            <text:p>0.002386168</text:p>
          </table:table-cell>
          <table:table-cell office:value-type="float" office:value="0.001113253" calcext:value-type="float">
            <text:p>0.0011132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777" calcext:value-type="float">
            <text:p>0.001080777</text:p>
          </table:table-cell>
          <table:table-cell/>
          <table:table-cell office:value-type="float" office:value="0.000096126" calcext:value-type="float">
            <text:p>9.6126E-05</text:p>
          </table:table-cell>
          <table:table-cell office:value-type="float" office:value="0.001347565" calcext:value-type="float">
            <text:p>0.001347565</text:p>
          </table:table-cell>
          <table:table-cell office:value-type="float" office:value="0.00007465" calcext:value-type="float">
            <text:p>7.4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175" calcext:value-type="float">
            <text:p>4.2175E-05</text:p>
          </table:table-cell>
          <table:table-cell/>
          <table:table-cell office:value-type="float" office:value="24.596661606" calcext:value-type="float">
            <text:p>24.596661606</text:p>
          </table:table-cell>
          <table:table-cell office:value-type="float" office:value="24.627558631" calcext:value-type="float">
            <text:p>24.627558631</text:p>
          </table:table-cell>
          <table:table-cell office:value-type="float" office:value="24.596131393" calcext:value-type="float">
            <text:p>24.59613139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29581" calcext:value-type="float">
            <text:p>24.595329581</text:p>
          </table:table-cell>
          <table:table-cell/>
          <table:table-cell office:value-type="float" office:value="0.002436584" calcext:value-type="float">
            <text:p>0.002436584</text:p>
          </table:table-cell>
          <table:table-cell office:value-type="float" office:value="0.034157933" calcext:value-type="float">
            <text:p>0.034157933</text:p>
          </table:table-cell>
          <table:table-cell office:value-type="float" office:value="0.001892222" calcext:value-type="float">
            <text:p>0.0018922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9013" calcext:value-type="float">
            <text:p>0.001069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2-02 22:06:4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883652" calcext:value-type="float">
            <text:p>0.13883652</text:p>
          </table:table-cell>
          <table:table-cell office:value-type="float" office:value="0.291385685" calcext:value-type="float">
            <text:p>0.291385685</text:p>
          </table:table-cell>
          <table:table-cell office:value-type="float" office:value="0.135870592" calcext:value-type="float">
            <text:p>0.135870592</text:p>
          </table:table-cell>
          <table:table-cell office:value-type="float" office:value="5" calcext:value-type="float">
            <text:p>5</text:p>
          </table:table-cell>
          <table:table-cell office:value-type="float" office:value="0.132331864" calcext:value-type="float">
            <text:p>0.132331864</text:p>
          </table:table-cell>
          <table:table-cell/>
          <table:table-cell office:value-type="float" office:value="0.001134285" calcext:value-type="float">
            <text:p>0.001134285</text:p>
          </table:table-cell>
          <table:table-cell office:value-type="float" office:value="0.002380602" calcext:value-type="float">
            <text:p>0.002380602</text:p>
          </table:table-cell>
          <table:table-cell office:value-type="float" office:value="0.001110054" calcext:value-type="float">
            <text:p>0.0011100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143" calcext:value-type="float">
            <text:p>0.001081143</text:p>
          </table:table-cell>
          <table:table-cell/>
          <table:table-cell office:value-type="float" office:value="0.000095683" calcext:value-type="float">
            <text:p>9.5683E-05</text:p>
          </table:table-cell>
          <table:table-cell office:value-type="float" office:value="0.001341999" calcext:value-type="float">
            <text:p>0.001341999</text:p>
          </table:table-cell>
          <table:table-cell office:value-type="float" office:value="0.000071451" calcext:value-type="float">
            <text:p>7.14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54" calcext:value-type="float">
            <text:p>4.254E-05</text:p>
          </table:table-cell>
          <table:table-cell/>
          <table:table-cell office:value-type="float" office:value="24.591596693" calcext:value-type="float">
            <text:p>24.591596693</text:p>
          </table:table-cell>
          <table:table-cell office:value-type="float" office:value="24.62236738" calcext:value-type="float">
            <text:p>24.62236738</text:p>
          </table:table-cell>
          <table:table-cell office:value-type="float" office:value="24.590998428" calcext:value-type="float">
            <text:p>24.59099842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8462" calcext:value-type="float">
            <text:p>24.59028462</text:p>
          </table:table-cell>
          <table:table-cell/>
          <table:table-cell office:value-type="float" office:value="0.002425352" calcext:value-type="float">
            <text:p>0.002425352</text:p>
          </table:table-cell>
          <table:table-cell office:value-type="float" office:value="0.034016848" calcext:value-type="float">
            <text:p>0.034016848</text:p>
          </table:table-cell>
          <table:table-cell office:value-type="float" office:value="0.001811124" calcext:value-type="float">
            <text:p>0.0018111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8271" calcext:value-type="float">
            <text:p>0.001078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2-02 22:06:4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999836" calcext:value-type="float">
            <text:p>0.138999836</text:p>
          </table:table-cell>
          <table:table-cell office:value-type="float" office:value="0.290829574" calcext:value-type="float">
            <text:p>0.290829574</text:p>
          </table:table-cell>
          <table:table-cell office:value-type="float" office:value="0.135670917" calcext:value-type="float">
            <text:p>0.135670917</text:p>
          </table:table-cell>
          <table:table-cell office:value-type="float" office:value="5" calcext:value-type="float">
            <text:p>5</text:p>
          </table:table-cell>
          <table:table-cell office:value-type="float" office:value="0.132435576" calcext:value-type="float">
            <text:p>0.132435576</text:p>
          </table:table-cell>
          <table:table-cell/>
          <table:table-cell office:value-type="float" office:value="0.00113562" calcext:value-type="float">
            <text:p>0.00113562</text:p>
          </table:table-cell>
          <table:table-cell office:value-type="float" office:value="0.002376059" calcext:value-type="float">
            <text:p>0.002376059</text:p>
          </table:table-cell>
          <table:table-cell office:value-type="float" office:value="0.001108423" calcext:value-type="float">
            <text:p>0.0011084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99" calcext:value-type="float">
            <text:p>0.00108199</text:p>
          </table:table-cell>
          <table:table-cell/>
          <table:table-cell office:value-type="float" office:value="0.000097017" calcext:value-type="float">
            <text:p>9.7017E-05</text:p>
          </table:table-cell>
          <table:table-cell office:value-type="float" office:value="0.001337456" calcext:value-type="float">
            <text:p>0.001337456</text:p>
          </table:table-cell>
          <table:table-cell office:value-type="float" office:value="0.00006982" calcext:value-type="float">
            <text:p>6.9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387" calcext:value-type="float">
            <text:p>4.3387E-05</text:p>
          </table:table-cell>
          <table:table-cell/>
          <table:table-cell office:value-type="float" office:value="24.601737581" calcext:value-type="float">
            <text:p>24.601737581</text:p>
          </table:table-cell>
          <table:table-cell office:value-type="float" office:value="24.632362873" calcext:value-type="float">
            <text:p>24.632362873</text:p>
          </table:table-cell>
          <table:table-cell office:value-type="float" office:value="24.601066101" calcext:value-type="float">
            <text:p>24.60106610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13497" calcext:value-type="float">
            <text:p>24.600413497</text:p>
          </table:table-cell>
          <table:table-cell/>
          <table:table-cell office:value-type="float" office:value="0.002459174" calcext:value-type="float">
            <text:p>0.002459174</text:p>
          </table:table-cell>
          <table:table-cell office:value-type="float" office:value="0.033901685" calcext:value-type="float">
            <text:p>0.033901685</text:p>
          </table:table-cell>
          <table:table-cell office:value-type="float" office:value="0.001769772" calcext:value-type="float">
            <text:p>0.0017697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9749" calcext:value-type="float">
            <text:p>0.0010997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2-02 22:06:50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036791" calcext:value-type="float">
            <text:p>0.139036791</text:p>
          </table:table-cell>
          <table:table-cell office:value-type="float" office:value="0.290153657" calcext:value-type="float">
            <text:p>0.290153657</text:p>
          </table:table-cell>
          <table:table-cell office:value-type="float" office:value="0.135212557" calcext:value-type="float">
            <text:p>0.135212557</text:p>
          </table:table-cell>
          <table:table-cell office:value-type="float" office:value="5" calcext:value-type="float">
            <text:p>5</text:p>
          </table:table-cell>
          <table:table-cell office:value-type="float" office:value="0.132575051" calcext:value-type="float">
            <text:p>0.132575051</text:p>
          </table:table-cell>
          <table:table-cell/>
          <table:table-cell office:value-type="float" office:value="0.001135921" calcext:value-type="float">
            <text:p>0.001135921</text:p>
          </table:table-cell>
          <table:table-cell office:value-type="float" office:value="0.002370536" calcext:value-type="float">
            <text:p>0.002370536</text:p>
          </table:table-cell>
          <table:table-cell office:value-type="float" office:value="0.001104678" calcext:value-type="float">
            <text:p>0.0011046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13" calcext:value-type="float">
            <text:p>0.00108313</text:p>
          </table:table-cell>
          <table:table-cell/>
          <table:table-cell office:value-type="float" office:value="0.000097319" calcext:value-type="float">
            <text:p>9.7319E-05</text:p>
          </table:table-cell>
          <table:table-cell office:value-type="float" office:value="0.001331934" calcext:value-type="float">
            <text:p>0.001331934</text:p>
          </table:table-cell>
          <table:table-cell office:value-type="float" office:value="0.000066075" calcext:value-type="float">
            <text:p>6.60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527" calcext:value-type="float">
            <text:p>4.4527E-05</text:p>
          </table:table-cell>
          <table:table-cell/>
          <table:table-cell office:value-type="float" office:value="24.591637091" calcext:value-type="float">
            <text:p>24.591637091</text:p>
          </table:table-cell>
          <table:table-cell office:value-type="float" office:value="24.622118871" calcext:value-type="float">
            <text:p>24.622118871</text:p>
          </table:table-cell>
          <table:table-cell office:value-type="float" office:value="24.590865693" calcext:value-type="float">
            <text:p>24.59086569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333674" calcext:value-type="float">
            <text:p>24.590333674</text:p>
          </table:table-cell>
          <table:table-cell/>
          <table:table-cell office:value-type="float" office:value="0.002466827" calcext:value-type="float">
            <text:p>0.002466827</text:p>
          </table:table-cell>
          <table:table-cell office:value-type="float" office:value="0.033761712" calcext:value-type="float">
            <text:p>0.033761712</text:p>
          </table:table-cell>
          <table:table-cell office:value-type="float" office:value="0.001674848" calcext:value-type="float">
            <text:p>0.0016748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8634" calcext:value-type="float">
            <text:p>0.0011286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2-02 22:06:51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19832" calcext:value-type="float">
            <text:p>0.13919832</text:p>
          </table:table-cell>
          <table:table-cell office:value-type="float" office:value="0.289652382" calcext:value-type="float">
            <text:p>0.289652382</text:p>
          </table:table-cell>
          <table:table-cell office:value-type="float" office:value="0.134855525" calcext:value-type="float">
            <text:p>0.134855525</text:p>
          </table:table-cell>
          <table:table-cell office:value-type="float" office:value="5" calcext:value-type="float">
            <text:p>5</text:p>
          </table:table-cell>
          <table:table-cell office:value-type="float" office:value="0.132708565" calcext:value-type="float">
            <text:p>0.132708565</text:p>
          </table:table-cell>
          <table:table-cell/>
          <table:table-cell office:value-type="float" office:value="0.001137241" calcext:value-type="float">
            <text:p>0.001137241</text:p>
          </table:table-cell>
          <table:table-cell office:value-type="float" office:value="0.002366441" calcext:value-type="float">
            <text:p>0.002366441</text:p>
          </table:table-cell>
          <table:table-cell office:value-type="float" office:value="0.001101761" calcext:value-type="float">
            <text:p>0.0011017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22" calcext:value-type="float">
            <text:p>0.00108422</text:p>
          </table:table-cell>
          <table:table-cell/>
          <table:table-cell office:value-type="float" office:value="0.000098638" calcext:value-type="float">
            <text:p>9.8638E-05</text:p>
          </table:table-cell>
          <table:table-cell office:value-type="float" office:value="0.001327838" calcext:value-type="float">
            <text:p>0.001327838</text:p>
          </table:table-cell>
          <table:table-cell office:value-type="float" office:value="0.000063158" calcext:value-type="float">
            <text:p>6.315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618" calcext:value-type="float">
            <text:p>4.5618E-05</text:p>
          </table:table-cell>
          <table:table-cell/>
          <table:table-cell office:value-type="float" office:value="24.596723645" calcext:value-type="float">
            <text:p>24.596723645</text:p>
          </table:table-cell>
          <table:table-cell office:value-type="float" office:value="24.627071594" calcext:value-type="float">
            <text:p>24.627071594</text:p>
          </table:table-cell>
          <table:table-cell office:value-type="float" office:value="24.595847651" calcext:value-type="float">
            <text:p>24.595847651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414584" calcext:value-type="float">
            <text:p>24.595414584</text:p>
          </table:table-cell>
          <table:table-cell/>
          <table:table-cell office:value-type="float" office:value="0.002500278" calcext:value-type="float">
            <text:p>0.002500278</text:p>
          </table:table-cell>
          <table:table-cell office:value-type="float" office:value="0.033657905" calcext:value-type="float">
            <text:p>0.033657905</text:p>
          </table:table-cell>
          <table:table-cell office:value-type="float" office:value="0.001600908" calcext:value-type="float">
            <text:p>0.0016009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6284" calcext:value-type="float">
            <text:p>0.0011562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2-02 22:06:5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282362" calcext:value-type="float">
            <text:p>0.139282362</text:p>
          </table:table-cell>
          <table:table-cell office:value-type="float" office:value="0.289099251" calcext:value-type="float">
            <text:p>0.289099251</text:p>
          </table:table-cell>
          <table:table-cell office:value-type="float" office:value="0.134761946" calcext:value-type="float">
            <text:p>0.134761946</text:p>
          </table:table-cell>
          <table:table-cell office:value-type="float" office:value="5" calcext:value-type="float">
            <text:p>5</text:p>
          </table:table-cell>
          <table:table-cell office:value-type="float" office:value="0.132678167" calcext:value-type="float">
            <text:p>0.132678167</text:p>
          </table:table-cell>
          <table:table-cell/>
          <table:table-cell office:value-type="float" office:value="0.001137928" calcext:value-type="float">
            <text:p>0.001137928</text:p>
          </table:table-cell>
          <table:table-cell office:value-type="float" office:value="0.002361922" calcext:value-type="float">
            <text:p>0.002361922</text:p>
          </table:table-cell>
          <table:table-cell office:value-type="float" office:value="0.001100996" calcext:value-type="float">
            <text:p>0.0011009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972" calcext:value-type="float">
            <text:p>0.001083972</text:p>
          </table:table-cell>
          <table:table-cell/>
          <table:table-cell office:value-type="float" office:value="0.000099325" calcext:value-type="float">
            <text:p>9.9325E-05</text:p>
          </table:table-cell>
          <table:table-cell office:value-type="float" office:value="0.001323319" calcext:value-type="float">
            <text:p>0.001323319</text:p>
          </table:table-cell>
          <table:table-cell office:value-type="float" office:value="0.000062394" calcext:value-type="float">
            <text:p>6.23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369" calcext:value-type="float">
            <text:p>4.5369E-05</text:p>
          </table:table-cell>
          <table:table-cell/>
          <table:table-cell office:value-type="float" office:value="24.601794569" calcext:value-type="float">
            <text:p>24.601794569</text:p>
          </table:table-cell>
          <table:table-cell office:value-type="float" office:value="24.632013858" calcext:value-type="float">
            <text:p>24.632013858</text:p>
          </table:table-cell>
          <table:table-cell office:value-type="float" office:value="24.600882751" calcext:value-type="float">
            <text:p>24.60088275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6243" calcext:value-type="float">
            <text:p>24.60046243</text:p>
          </table:table-cell>
          <table:table-cell/>
          <table:table-cell office:value-type="float" office:value="0.002517683" calcext:value-type="float">
            <text:p>0.002517683</text:p>
          </table:table-cell>
          <table:table-cell office:value-type="float" office:value="0.033543358" calcext:value-type="float">
            <text:p>0.033543358</text:p>
          </table:table-cell>
          <table:table-cell office:value-type="float" office:value="0.001581529" calcext:value-type="float">
            <text:p>0.0015815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49989" calcext:value-type="float">
            <text:p>0.0011499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2-02 22:06:54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321701" calcext:value-type="float">
            <text:p>0.139321701</text:p>
          </table:table-cell>
          <table:table-cell office:value-type="float" office:value="0.288531815" calcext:value-type="float">
            <text:p>0.288531815</text:p>
          </table:table-cell>
          <table:table-cell office:value-type="float" office:value="0.134789364" calcext:value-type="float">
            <text:p>0.134789364</text:p>
          </table:table-cell>
          <table:table-cell office:value-type="float" office:value="5" calcext:value-type="float">
            <text:p>5</text:p>
          </table:table-cell>
          <table:table-cell office:value-type="float" office:value="0.132650749" calcext:value-type="float">
            <text:p>0.132650749</text:p>
          </table:table-cell>
          <table:table-cell/>
          <table:table-cell office:value-type="float" office:value="0.001138249" calcext:value-type="float">
            <text:p>0.001138249</text:p>
          </table:table-cell>
          <table:table-cell office:value-type="float" office:value="0.002357286" calcext:value-type="float">
            <text:p>0.002357286</text:p>
          </table:table-cell>
          <table:table-cell office:value-type="float" office:value="0.00110122" calcext:value-type="float">
            <text:p>0.001101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748" calcext:value-type="float">
            <text:p>0.001083748</text:p>
          </table:table-cell>
          <table:table-cell/>
          <table:table-cell office:value-type="float" office:value="0.000099646" calcext:value-type="float">
            <text:p>9.9646E-05</text:p>
          </table:table-cell>
          <table:table-cell office:value-type="float" office:value="0.001318683" calcext:value-type="float">
            <text:p>0.001318683</text:p>
          </table:table-cell>
          <table:table-cell office:value-type="float" office:value="0.000062618" calcext:value-type="float">
            <text:p>6.26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145" calcext:value-type="float">
            <text:p>4.5145E-05</text:p>
          </table:table-cell>
          <table:table-cell/>
          <table:table-cell office:value-type="float" office:value="24.601802504" calcext:value-type="float">
            <text:p>24.601802504</text:p>
          </table:table-cell>
          <table:table-cell office:value-type="float" office:value="24.631899403" calcext:value-type="float">
            <text:p>24.631899403</text:p>
          </table:table-cell>
          <table:table-cell office:value-type="float" office:value="24.600888282" calcext:value-type="float">
            <text:p>24.60088828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56899" calcext:value-type="float">
            <text:p>24.600456899</text:p>
          </table:table-cell>
          <table:table-cell/>
          <table:table-cell office:value-type="float" office:value="0.00252583" calcext:value-type="float">
            <text:p>0.00252583</text:p>
          </table:table-cell>
          <table:table-cell office:value-type="float" office:value="0.03342585" calcext:value-type="float">
            <text:p>0.03342585</text:p>
          </table:table-cell>
          <table:table-cell office:value-type="float" office:value="0.001587207" calcext:value-type="float">
            <text:p>0.0015872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44311" calcext:value-type="float">
            <text:p>0.0011443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2-02 22:06:55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749067" calcext:value-type="float">
            <text:p>0.139749067</text:p>
          </table:table-cell>
          <table:table-cell office:value-type="float" office:value="0.287934576" calcext:value-type="float">
            <text:p>0.287934576</text:p>
          </table:table-cell>
          <table:table-cell office:value-type="float" office:value="0.134784595" calcext:value-type="float">
            <text:p>0.134784595</text:p>
          </table:table-cell>
          <table:table-cell office:value-type="float" office:value="5" calcext:value-type="float">
            <text:p>5</text:p>
          </table:table-cell>
          <table:table-cell office:value-type="float" office:value="0.13262035" calcext:value-type="float">
            <text:p>0.13262035</text:p>
          </table:table-cell>
          <table:table-cell/>
          <table:table-cell office:value-type="float" office:value="0.001141741" calcext:value-type="float">
            <text:p>0.001141741</text:p>
          </table:table-cell>
          <table:table-cell office:value-type="float" office:value="0.002352407" calcext:value-type="float">
            <text:p>0.002352407</text:p>
          </table:table-cell>
          <table:table-cell office:value-type="float" office:value="0.001101181" calcext:value-type="float">
            <text:p>0.0011011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" calcext:value-type="float">
            <text:p>0.0010835</text:p>
          </table:table-cell>
          <table:table-cell/>
          <table:table-cell office:value-type="float" office:value="0.000103138" calcext:value-type="float">
            <text:p>0.000103138</text:p>
          </table:table-cell>
          <table:table-cell office:value-type="float" office:value="0.001313804" calcext:value-type="float">
            <text:p>0.001313804</text:p>
          </table:table-cell>
          <table:table-cell office:value-type="float" office:value="0.000062579" calcext:value-type="float">
            <text:p>6.25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97" calcext:value-type="float">
            <text:p>4.4897E-05</text:p>
          </table:table-cell>
          <table:table-cell/>
          <table:table-cell office:value-type="float" office:value="24.596834737" calcext:value-type="float">
            <text:p>24.596834737</text:p>
          </table:table-cell>
          <table:table-cell office:value-type="float" office:value="24.626725101" calcext:value-type="float">
            <text:p>24.626725101</text:p>
          </table:table-cell>
          <table:table-cell office:value-type="float" office:value="24.595833344" calcext:value-type="float">
            <text:p>24.59583334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9679" calcext:value-type="float">
            <text:p>24.59539679</text:p>
          </table:table-cell>
          <table:table-cell/>
          <table:table-cell office:value-type="float" office:value="0.002614335" calcext:value-type="float">
            <text:p>0.002614335</text:p>
          </table:table-cell>
          <table:table-cell office:value-type="float" office:value="0.03330217" calcext:value-type="float">
            <text:p>0.03330217</text:p>
          </table:table-cell>
          <table:table-cell office:value-type="float" office:value="0.001586219" calcext:value-type="float">
            <text:p>0.0015862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015" calcext:value-type="float">
            <text:p>0.001138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2-02 22:06:5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8647" calcext:value-type="float">
            <text:p>0.1398647</text:p>
          </table:table-cell>
          <table:table-cell office:value-type="float" office:value="0.287399922" calcext:value-type="float">
            <text:p>0.287399922</text:p>
          </table:table-cell>
          <table:table-cell office:value-type="float" office:value="0.134883539" calcext:value-type="float">
            <text:p>0.134883539</text:p>
          </table:table-cell>
          <table:table-cell office:value-type="float" office:value="5" calcext:value-type="float">
            <text:p>5</text:p>
          </table:table-cell>
          <table:table-cell office:value-type="float" office:value="0.13262035" calcext:value-type="float">
            <text:p>0.13262035</text:p>
          </table:table-cell>
          <table:table-cell/>
          <table:table-cell office:value-type="float" office:value="0.001142685" calcext:value-type="float">
            <text:p>0.001142685</text:p>
          </table:table-cell>
          <table:table-cell office:value-type="float" office:value="0.002348039" calcext:value-type="float">
            <text:p>0.002348039</text:p>
          </table:table-cell>
          <table:table-cell office:value-type="float" office:value="0.00110199" calcext:value-type="float">
            <text:p>0.001101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" calcext:value-type="float">
            <text:p>0.0010835</text:p>
          </table:table-cell>
          <table:table-cell/>
          <table:table-cell office:value-type="float" office:value="0.000104083" calcext:value-type="float">
            <text:p>0.000104083</text:p>
          </table:table-cell>
          <table:table-cell office:value-type="float" office:value="0.001309436" calcext:value-type="float">
            <text:p>0.001309436</text:p>
          </table:table-cell>
          <table:table-cell office:value-type="float" office:value="0.000063387" calcext:value-type="float">
            <text:p>6.33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97" calcext:value-type="float">
            <text:p>4.4897E-05</text:p>
          </table:table-cell>
          <table:table-cell/>
          <table:table-cell office:value-type="float" office:value="24.601912033" calcext:value-type="float">
            <text:p>24.601912033</text:p>
          </table:table-cell>
          <table:table-cell office:value-type="float" office:value="24.631671094" calcext:value-type="float">
            <text:p>24.631671094</text:p>
          </table:table-cell>
          <table:table-cell office:value-type="float" office:value="24.600907278" calcext:value-type="float">
            <text:p>24.60090727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50768" calcext:value-type="float">
            <text:p>24.600450768</text:p>
          </table:table-cell>
          <table:table-cell/>
          <table:table-cell office:value-type="float" office:value="0.002638282" calcext:value-type="float">
            <text:p>0.002638282</text:p>
          </table:table-cell>
          <table:table-cell office:value-type="float" office:value="0.03319145" calcext:value-type="float">
            <text:p>0.03319145</text:p>
          </table:table-cell>
          <table:table-cell office:value-type="float" office:value="0.00160671" calcext:value-type="float">
            <text:p>0.001606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015" calcext:value-type="float">
            <text:p>0.0011380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2-02 22:06:58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926093" calcext:value-type="float">
            <text:p>0.139926093</text:p>
          </table:table-cell>
          <table:table-cell office:value-type="float" office:value="0.286880766" calcext:value-type="float">
            <text:p>0.286880766</text:p>
          </table:table-cell>
          <table:table-cell office:value-type="float" office:value="0.13543071" calcext:value-type="float">
            <text:p>0.13543071</text:p>
          </table:table-cell>
          <table:table-cell office:value-type="float" office:value="5" calcext:value-type="float">
            <text:p>5</text:p>
          </table:table-cell>
          <table:table-cell office:value-type="float" office:value="0.132483856" calcext:value-type="float">
            <text:p>0.132483856</text:p>
          </table:table-cell>
          <table:table-cell/>
          <table:table-cell office:value-type="float" office:value="0.001143187" calcext:value-type="float">
            <text:p>0.001143187</text:p>
          </table:table-cell>
          <table:table-cell office:value-type="float" office:value="0.002343797" calcext:value-type="float">
            <text:p>0.002343797</text:p>
          </table:table-cell>
          <table:table-cell office:value-type="float" office:value="0.00110646" calcext:value-type="float">
            <text:p>0.001106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384" calcext:value-type="float">
            <text:p>0.001082384</text:p>
          </table:table-cell>
          <table:table-cell/>
          <table:table-cell office:value-type="float" office:value="0.000104584" calcext:value-type="float">
            <text:p>0.000104584</text:p>
          </table:table-cell>
          <table:table-cell office:value-type="float" office:value="0.001305194" calcext:value-type="float">
            <text:p>0.001305194</text:p>
          </table:table-cell>
          <table:table-cell office:value-type="float" office:value="0.000067857" calcext:value-type="float">
            <text:p>6.78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782" calcext:value-type="float">
            <text:p>4.3782E-05</text:p>
          </table:table-cell>
          <table:table-cell/>
          <table:table-cell office:value-type="float" office:value="24.61203236" calcext:value-type="float">
            <text:p>24.61203236</text:p>
          </table:table-cell>
          <table:table-cell office:value-type="float" office:value="24.64167405" calcext:value-type="float">
            <text:p>24.64167405</text:p>
          </table:table-cell>
          <table:table-cell office:value-type="float" office:value="24.6111256" calcext:value-type="float">
            <text:p>24.611125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31193" calcext:value-type="float">
            <text:p>24.610531193</text:p>
          </table:table-cell>
          <table:table-cell/>
          <table:table-cell office:value-type="float" office:value="0.002650996" calcext:value-type="float">
            <text:p>0.002650996</text:p>
          </table:table-cell>
          <table:table-cell office:value-type="float" office:value="0.03308394" calcext:value-type="float">
            <text:p>0.03308394</text:p>
          </table:table-cell>
          <table:table-cell office:value-type="float" office:value="0.001720026" calcext:value-type="float">
            <text:p>0.0017200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9748" calcext:value-type="float">
            <text:p>0.0011097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2-02 22:06:5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94755" calcext:value-type="float">
            <text:p>0.13994755</text:p>
          </table:table-cell>
          <table:table-cell office:value-type="float" office:value="0.286330615" calcext:value-type="float">
            <text:p>0.286330615</text:p>
          </table:table-cell>
          <table:table-cell office:value-type="float" office:value="0.13555886" calcext:value-type="float">
            <text:p>0.13555886</text:p>
          </table:table-cell>
          <table:table-cell office:value-type="float" office:value="5" calcext:value-type="float">
            <text:p>5</text:p>
          </table:table-cell>
          <table:table-cell office:value-type="float" office:value="0.132476703" calcext:value-type="float">
            <text:p>0.132476703</text:p>
          </table:table-cell>
          <table:table-cell/>
          <table:table-cell office:value-type="float" office:value="0.001143362" calcext:value-type="float">
            <text:p>0.001143362</text:p>
          </table:table-cell>
          <table:table-cell office:value-type="float" office:value="0.002339302" calcext:value-type="float">
            <text:p>0.002339302</text:p>
          </table:table-cell>
          <table:table-cell office:value-type="float" office:value="0.001107507" calcext:value-type="float">
            <text:p>0.0011075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326" calcext:value-type="float">
            <text:p>0.001082326</text:p>
          </table:table-cell>
          <table:table-cell/>
          <table:table-cell office:value-type="float" office:value="0.00010476" calcext:value-type="float">
            <text:p>0.00010476</text:p>
          </table:table-cell>
          <table:table-cell office:value-type="float" office:value="0.0013007" calcext:value-type="float">
            <text:p>0.0013007</text:p>
          </table:table-cell>
          <table:table-cell office:value-type="float" office:value="0.000068904" calcext:value-type="float">
            <text:p>6.890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723" calcext:value-type="float">
            <text:p>4.3723E-05</text:p>
          </table:table-cell>
          <table:table-cell/>
          <table:table-cell office:value-type="float" office:value="24.606982716" calcext:value-type="float">
            <text:p>24.606982716</text:p>
          </table:table-cell>
          <table:table-cell office:value-type="float" office:value="24.636509245" calcext:value-type="float">
            <text:p>24.636509245</text:p>
          </table:table-cell>
          <table:table-cell office:value-type="float" office:value="24.606097473" calcext:value-type="float">
            <text:p>24.60609747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75771" calcext:value-type="float">
            <text:p>24.605475771</text:p>
          </table:table-cell>
          <table:table-cell/>
          <table:table-cell office:value-type="float" office:value="0.00265544" calcext:value-type="float">
            <text:p>0.00265544</text:p>
          </table:table-cell>
          <table:table-cell office:value-type="float" office:value="0.032970011" calcext:value-type="float">
            <text:p>0.032970011</text:p>
          </table:table-cell>
          <table:table-cell office:value-type="float" office:value="0.001746565" calcext:value-type="float">
            <text:p>0.0017465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8267" calcext:value-type="float">
            <text:p>0.0011082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2-02 22:07:00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744298" calcext:value-type="float">
            <text:p>0.139744298</text:p>
          </table:table-cell>
          <table:table-cell office:value-type="float" office:value="0.285805498" calcext:value-type="float">
            <text:p>0.285805498</text:p>
          </table:table-cell>
          <table:table-cell office:value-type="float" office:value="0.13583781" calcext:value-type="float">
            <text:p>0.13583781</text:p>
          </table:table-cell>
          <table:table-cell office:value-type="float" office:value="5" calcext:value-type="float">
            <text:p>5</text:p>
          </table:table-cell>
          <table:table-cell office:value-type="float" office:value="0.132350341" calcext:value-type="float">
            <text:p>0.132350341</text:p>
          </table:table-cell>
          <table:table-cell/>
          <table:table-cell office:value-type="float" office:value="0.001141702" calcext:value-type="float">
            <text:p>0.001141702</text:p>
          </table:table-cell>
          <table:table-cell office:value-type="float" office:value="0.002335012" calcext:value-type="float">
            <text:p>0.002335012</text:p>
          </table:table-cell>
          <table:table-cell office:value-type="float" office:value="0.001109786" calcext:value-type="float">
            <text:p>0.0011097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94" calcext:value-type="float">
            <text:p>0.001081294</text:p>
          </table:table-cell>
          <table:table-cell/>
          <table:table-cell office:value-type="float" office:value="0.000103099" calcext:value-type="float">
            <text:p>0.000103099</text:p>
          </table:table-cell>
          <table:table-cell office:value-type="float" office:value="0.001296409" calcext:value-type="float">
            <text:p>0.001296409</text:p>
          </table:table-cell>
          <table:table-cell office:value-type="float" office:value="0.000071183" calcext:value-type="float">
            <text:p>7.11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91" calcext:value-type="float">
            <text:p>4.2691E-05</text:p>
          </table:table-cell>
          <table:table-cell/>
          <table:table-cell office:value-type="float" office:value="24.611995691" calcext:value-type="float">
            <text:p>24.611995691</text:p>
          </table:table-cell>
          <table:table-cell office:value-type="float" office:value="24.641457165" calcext:value-type="float">
            <text:p>24.641457165</text:p>
          </table:table-cell>
          <table:table-cell office:value-type="float" office:value="24.611207716" calcext:value-type="float">
            <text:p>24.61120771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4262" calcext:value-type="float">
            <text:p>24.610504262</text:p>
          </table:table-cell>
          <table:table-cell/>
          <table:table-cell office:value-type="float" office:value="0.002613348" calcext:value-type="float">
            <text:p>0.002613348</text:p>
          </table:table-cell>
          <table:table-cell office:value-type="float" office:value="0.032861266" calcext:value-type="float">
            <text:p>0.032861266</text:p>
          </table:table-cell>
          <table:table-cell office:value-type="float" office:value="0.001804334" calcext:value-type="float">
            <text:p>0.0018043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2098" calcext:value-type="float">
            <text:p>0.0010820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2-02 22:07:0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731185" calcext:value-type="float">
            <text:p>0.139731185</text:p>
          </table:table-cell>
          <table:table-cell office:value-type="float" office:value="0.285284553" calcext:value-type="float">
            <text:p>0.285284553</text:p>
          </table:table-cell>
          <table:table-cell office:value-type="float" office:value="0.136517899" calcext:value-type="float">
            <text:p>0.136517899</text:p>
          </table:table-cell>
          <table:table-cell office:value-type="float" office:value="5" calcext:value-type="float">
            <text:p>5</text:p>
          </table:table-cell>
          <table:table-cell office:value-type="float" office:value="0.132113115" calcext:value-type="float">
            <text:p>0.132113115</text:p>
          </table:table-cell>
          <table:table-cell/>
          <table:table-cell office:value-type="float" office:value="0.001141595" calcext:value-type="float">
            <text:p>0.001141595</text:p>
          </table:table-cell>
          <table:table-cell office:value-type="float" office:value="0.002330756" calcext:value-type="float">
            <text:p>0.002330756</text:p>
          </table:table-cell>
          <table:table-cell office:value-type="float" office:value="0.001115342" calcext:value-type="float">
            <text:p>0.0011153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56" calcext:value-type="float">
            <text:p>0.001079356</text:p>
          </table:table-cell>
          <table:table-cell/>
          <table:table-cell office:value-type="float" office:value="0.000102992" calcext:value-type="float">
            <text:p>0.000102992</text:p>
          </table:table-cell>
          <table:table-cell office:value-type="float" office:value="0.001292153" calcext:value-type="float">
            <text:p>0.001292153</text:p>
          </table:table-cell>
          <table:table-cell office:value-type="float" office:value="0.00007674" calcext:value-type="float">
            <text:p>7.6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753" calcext:value-type="float">
            <text:p>4.0753E-05</text:p>
          </table:table-cell>
          <table:table-cell/>
          <table:table-cell office:value-type="float" office:value="24.601885102" calcext:value-type="float">
            <text:p>24.601885102</text:p>
          </table:table-cell>
          <table:table-cell office:value-type="float" office:value="24.631244412" calcext:value-type="float">
            <text:p>24.631244412</text:p>
          </table:table-cell>
          <table:table-cell office:value-type="float" office:value="24.601236946" calcext:value-type="float">
            <text:p>24.60123694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48453" calcext:value-type="float">
            <text:p>24.600348453</text:p>
          </table:table-cell>
          <table:table-cell/>
          <table:table-cell office:value-type="float" office:value="0.002610632" calcext:value-type="float">
            <text:p>0.002610632</text:p>
          </table:table-cell>
          <table:table-cell office:value-type="float" office:value="0.032753385" calcext:value-type="float">
            <text:p>0.032753385</text:p>
          </table:table-cell>
          <table:table-cell office:value-type="float" office:value="0.001945177" calcext:value-type="float">
            <text:p>0.0019451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2969" calcext:value-type="float">
            <text:p>0.0010329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2-02 22:07:03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643567" calcext:value-type="float">
            <text:p>0.139643567</text:p>
          </table:table-cell>
          <table:table-cell office:value-type="float" office:value="0.284614001" calcext:value-type="float">
            <text:p>0.284614001</text:p>
          </table:table-cell>
          <table:table-cell office:value-type="float" office:value="0.136501805" calcext:value-type="float">
            <text:p>0.136501805</text:p>
          </table:table-cell>
          <table:table-cell office:value-type="float" office:value="5" calcext:value-type="float">
            <text:p>5</text:p>
          </table:table-cell>
          <table:table-cell office:value-type="float" office:value="0.132126228" calcext:value-type="float">
            <text:p>0.132126228</text:p>
          </table:table-cell>
          <table:table-cell/>
          <table:table-cell office:value-type="float" office:value="0.001140879" calcext:value-type="float">
            <text:p>0.001140879</text:p>
          </table:table-cell>
          <table:table-cell office:value-type="float" office:value="0.002325278" calcext:value-type="float">
            <text:p>0.002325278</text:p>
          </table:table-cell>
          <table:table-cell office:value-type="float" office:value="0.001115211" calcext:value-type="float">
            <text:p>0.0011152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463" calcext:value-type="float">
            <text:p>0.001079463</text:p>
          </table:table-cell>
          <table:table-cell/>
          <table:table-cell office:value-type="float" office:value="0.000102276" calcext:value-type="float">
            <text:p>0.000102276</text:p>
          </table:table-cell>
          <table:table-cell office:value-type="float" office:value="0.001286675" calcext:value-type="float">
            <text:p>0.001286675</text:p>
          </table:table-cell>
          <table:table-cell office:value-type="float" office:value="0.000076608" calcext:value-type="float">
            <text:p>7.66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86" calcext:value-type="float">
            <text:p>4.086E-05</text:p>
          </table:table-cell>
          <table:table-cell/>
          <table:table-cell office:value-type="float" office:value="24.6069214" calcext:value-type="float">
            <text:p>24.6069214</text:p>
          </table:table-cell>
          <table:table-cell office:value-type="float" office:value="24.636162997" calcext:value-type="float">
            <text:p>24.636162997</text:p>
          </table:table-cell>
          <table:table-cell office:value-type="float" office:value="24.606287675" calcext:value-type="float">
            <text:p>24.606287675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05077" calcext:value-type="float">
            <text:p>24.605405077</text:p>
          </table:table-cell>
          <table:table-cell/>
          <table:table-cell office:value-type="float" office:value="0.002592487" calcext:value-type="float">
            <text:p>0.002592487</text:p>
          </table:table-cell>
          <table:table-cell office:value-type="float" office:value="0.032614522" calcext:value-type="float">
            <text:p>0.032614522</text:p>
          </table:table-cell>
          <table:table-cell office:value-type="float" office:value="0.001941845" calcext:value-type="float">
            <text:p>0.0019418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5685" calcext:value-type="float">
            <text:p>0.0010356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2-02 22:07:0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602439" calcext:value-type="float">
            <text:p>0.139602439</text:p>
          </table:table-cell>
          <table:table-cell office:value-type="float" office:value="0.28411809" calcext:value-type="float">
            <text:p>0.28411809</text:p>
          </table:table-cell>
          <table:table-cell office:value-type="float" office:value="0.136569159" calcext:value-type="float">
            <text:p>0.136569159</text:p>
          </table:table-cell>
          <table:table-cell office:value-type="float" office:value="5" calcext:value-type="float">
            <text:p>5</text:p>
          </table:table-cell>
          <table:table-cell office:value-type="float" office:value="0.132106558" calcext:value-type="float">
            <text:p>0.132106558</text:p>
          </table:table-cell>
          <table:table-cell/>
          <table:table-cell office:value-type="float" office:value="0.001140543" calcext:value-type="float">
            <text:p>0.001140543</text:p>
          </table:table-cell>
          <table:table-cell office:value-type="float" office:value="0.002321226" calcext:value-type="float">
            <text:p>0.002321226</text:p>
          </table:table-cell>
          <table:table-cell office:value-type="float" office:value="0.001115761" calcext:value-type="float">
            <text:p>0.0011157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02" calcext:value-type="float">
            <text:p>0.001079302</text:p>
          </table:table-cell>
          <table:table-cell/>
          <table:table-cell office:value-type="float" office:value="0.00010194" calcext:value-type="float">
            <text:p>0.00010194</text:p>
          </table:table-cell>
          <table:table-cell office:value-type="float" office:value="0.001282623" calcext:value-type="float">
            <text:p>0.001282623</text:p>
          </table:table-cell>
          <table:table-cell office:value-type="float" office:value="0.000077158" calcext:value-type="float">
            <text:p>7.715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699" calcext:value-type="float">
            <text:p>4.0699E-05</text:p>
          </table:table-cell>
          <table:table-cell/>
          <table:table-cell office:value-type="float" office:value="24.606913104" calcext:value-type="float">
            <text:p>24.606913104</text:p>
          </table:table-cell>
          <table:table-cell office:value-type="float" office:value="24.636062969" calcext:value-type="float">
            <text:p>24.636062969</text:p>
          </table:table-cell>
          <table:table-cell office:value-type="float" office:value="24.606301261" calcext:value-type="float">
            <text:p>24.60630126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01109" calcext:value-type="float">
            <text:p>24.605401109</text:p>
          </table:table-cell>
          <table:table-cell/>
          <table:table-cell office:value-type="float" office:value="0.002583969" calcext:value-type="float">
            <text:p>0.002583969</text:p>
          </table:table-cell>
          <table:table-cell office:value-type="float" office:value="0.032511826" calcext:value-type="float">
            <text:p>0.032511826</text:p>
          </table:table-cell>
          <table:table-cell office:value-type="float" office:value="0.001955793" calcext:value-type="float">
            <text:p>0.0019557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1611" calcext:value-type="float">
            <text:p>0.0010316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2-02 22:07:0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3701" calcext:value-type="float">
            <text:p>0.13963701</text:p>
          </table:table-cell>
          <table:table-cell office:value-type="float" office:value="0.283550058" calcext:value-type="float">
            <text:p>0.283550058</text:p>
          </table:table-cell>
          <table:table-cell office:value-type="float" office:value="0.136446969" calcext:value-type="float">
            <text:p>0.136446969</text:p>
          </table:table-cell>
          <table:table-cell office:value-type="float" office:value="5" calcext:value-type="float">
            <text:p>5</text:p>
          </table:table-cell>
          <table:table-cell office:value-type="float" office:value="0.132133976" calcext:value-type="float">
            <text:p>0.132133976</text:p>
          </table:table-cell>
          <table:table-cell/>
          <table:table-cell office:value-type="float" office:value="0.001140825" calcext:value-type="float">
            <text:p>0.001140825</text:p>
          </table:table-cell>
          <table:table-cell office:value-type="float" office:value="0.002316585" calcext:value-type="float">
            <text:p>0.002316585</text:p>
          </table:table-cell>
          <table:table-cell office:value-type="float" office:value="0.001114763" calcext:value-type="float">
            <text:p>0.0011147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526" calcext:value-type="float">
            <text:p>0.001079526</text:p>
          </table:table-cell>
          <table:table-cell/>
          <table:table-cell office:value-type="float" office:value="0.000102223" calcext:value-type="float">
            <text:p>0.000102223</text:p>
          </table:table-cell>
          <table:table-cell office:value-type="float" office:value="0.001277983" calcext:value-type="float">
            <text:p>0.001277983</text:p>
          </table:table-cell>
          <table:table-cell office:value-type="float" office:value="0.00007616" calcext:value-type="float">
            <text:p>7.6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923" calcext:value-type="float">
            <text:p>4.0923E-05</text:p>
          </table:table-cell>
          <table:table-cell/>
          <table:table-cell office:value-type="float" office:value="24.61197405" calcext:value-type="float">
            <text:p>24.61197405</text:p>
          </table:table-cell>
          <table:table-cell office:value-type="float" office:value="24.641002234" calcext:value-type="float">
            <text:p>24.641002234</text:p>
          </table:table-cell>
          <table:table-cell office:value-type="float" office:value="24.611330589" calcext:value-type="float">
            <text:p>24.61133058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60619" calcext:value-type="float">
            <text:p>24.610460619</text:p>
          </table:table-cell>
          <table:table-cell/>
          <table:table-cell office:value-type="float" office:value="0.002591129" calcext:value-type="float">
            <text:p>0.002591129</text:p>
          </table:table-cell>
          <table:table-cell office:value-type="float" office:value="0.032394194" calcext:value-type="float">
            <text:p>0.032394194</text:p>
          </table:table-cell>
          <table:table-cell office:value-type="float" office:value="0.001930488" calcext:value-type="float">
            <text:p>0.0019304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729" calcext:value-type="float">
            <text:p>0.001037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2-02 22:07:07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573233" calcext:value-type="float">
            <text:p>0.139573233</text:p>
          </table:table-cell>
          <table:table-cell office:value-type="float" office:value="0.282906924" calcext:value-type="float">
            <text:p>0.282906924</text:p>
          </table:table-cell>
          <table:table-cell office:value-type="float" office:value="0.136641876" calcext:value-type="float">
            <text:p>0.136641876</text:p>
          </table:table-cell>
          <table:table-cell office:value-type="float" office:value="5" calcext:value-type="float">
            <text:p>5</text:p>
          </table:table-cell>
          <table:table-cell office:value-type="float" office:value="0.132113711" calcext:value-type="float">
            <text:p>0.132113711</text:p>
          </table:table-cell>
          <table:table-cell/>
          <table:table-cell office:value-type="float" office:value="0.001140304" calcext:value-type="float">
            <text:p>0.001140304</text:p>
          </table:table-cell>
          <table:table-cell office:value-type="float" office:value="0.002311331" calcext:value-type="float">
            <text:p>0.002311331</text:p>
          </table:table-cell>
          <table:table-cell office:value-type="float" office:value="0.001116355" calcext:value-type="float">
            <text:p>0.0011163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6" calcext:value-type="float">
            <text:p>0.00107936</text:p>
          </table:table-cell>
          <table:table-cell/>
          <table:table-cell office:value-type="float" office:value="0.000101701" calcext:value-type="float">
            <text:p>0.000101701</text:p>
          </table:table-cell>
          <table:table-cell office:value-type="float" office:value="0.001272728" calcext:value-type="float">
            <text:p>0.001272728</text:p>
          </table:table-cell>
          <table:table-cell office:value-type="float" office:value="0.000077752" calcext:value-type="float">
            <text:p>7.77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758" calcext:value-type="float">
            <text:p>4.0758E-05</text:p>
          </table:table-cell>
          <table:table-cell/>
          <table:table-cell office:value-type="float" office:value="24.601853241" calcext:value-type="float">
            <text:p>24.601853241</text:p>
          </table:table-cell>
          <table:table-cell office:value-type="float" office:value="24.630764831" calcext:value-type="float">
            <text:p>24.630764831</text:p>
          </table:table-cell>
          <table:table-cell office:value-type="float" office:value="24.601261954" calcext:value-type="float">
            <text:p>24.60126195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48573" calcext:value-type="float">
            <text:p>24.600348573</text:p>
          </table:table-cell>
          <table:table-cell/>
          <table:table-cell office:value-type="float" office:value="0.002577921" calcext:value-type="float">
            <text:p>0.002577921</text:p>
          </table:table-cell>
          <table:table-cell office:value-type="float" office:value="0.032261009" calcext:value-type="float">
            <text:p>0.032261009</text:p>
          </table:table-cell>
          <table:table-cell office:value-type="float" office:value="0.001970853" calcext:value-type="float">
            <text:p>0.0019708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3093" calcext:value-type="float">
            <text:p>0.0010330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2-02 22:07:08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055865" calcext:value-type="float">
            <text:p>0.139055865</text:p>
          </table:table-cell>
          <table:table-cell office:value-type="float" office:value="0.281896625" calcext:value-type="float">
            <text:p>0.281896625</text:p>
          </table:table-cell>
          <table:table-cell office:value-type="float" office:value="0.136463658" calcext:value-type="float">
            <text:p>0.136463658</text:p>
          </table:table-cell>
          <table:table-cell office:value-type="float" office:value="5" calcext:value-type="float">
            <text:p>5</text:p>
          </table:table-cell>
          <table:table-cell office:value-type="float" office:value="0.132235304" calcext:value-type="float">
            <text:p>0.132235304</text:p>
          </table:table-cell>
          <table:table-cell/>
          <table:table-cell office:value-type="float" office:value="0.001136077" calcext:value-type="float">
            <text:p>0.001136077</text:p>
          </table:table-cell>
          <table:table-cell office:value-type="float" office:value="0.002303077" calcext:value-type="float">
            <text:p>0.002303077</text:p>
          </table:table-cell>
          <table:table-cell office:value-type="float" office:value="0.001114899" calcext:value-type="float">
            <text:p>0.0011148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354" calcext:value-type="float">
            <text:p>0.001080354</text:p>
          </table:table-cell>
          <table:table-cell/>
          <table:table-cell office:value-type="float" office:value="0.000097475" calcext:value-type="float">
            <text:p>9.7475E-05</text:p>
          </table:table-cell>
          <table:table-cell office:value-type="float" office:value="0.001264474" calcext:value-type="float">
            <text:p>0.001264474</text:p>
          </table:table-cell>
          <table:table-cell office:value-type="float" office:value="0.000076296" calcext:value-type="float">
            <text:p>7.62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751" calcext:value-type="float">
            <text:p>4.1751E-05</text:p>
          </table:table-cell>
          <table:table-cell/>
          <table:table-cell office:value-type="float" office:value="24.6169108" calcext:value-type="float">
            <text:p>24.6169108</text:p>
          </table:table-cell>
          <table:table-cell office:value-type="float" office:value="24.645722572" calcext:value-type="float">
            <text:p>24.645722572</text:p>
          </table:table-cell>
          <table:table-cell office:value-type="float" office:value="24.616387931" calcext:value-type="float">
            <text:p>24.616387931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35037" calcext:value-type="float">
            <text:p>24.615535037</text:p>
          </table:table-cell>
          <table:table-cell/>
          <table:table-cell office:value-type="float" office:value="0.002470777" calcext:value-type="float">
            <text:p>0.002470777</text:p>
          </table:table-cell>
          <table:table-cell office:value-type="float" office:value="0.032051789" calcext:value-type="float">
            <text:p>0.032051789</text:p>
          </table:table-cell>
          <table:table-cell office:value-type="float" office:value="0.001933945" calcext:value-type="float">
            <text:p>0.0019339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8274" calcext:value-type="float">
            <text:p>0.0010582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2-02 22:07:0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53747" calcext:value-type="float">
            <text:p>0.13953747</text:p>
          </table:table-cell>
          <table:table-cell office:value-type="float" office:value="0.281502042" calcext:value-type="float">
            <text:p>0.281502042</text:p>
          </table:table-cell>
          <table:table-cell office:value-type="float" office:value="0.135434882" calcext:value-type="float">
            <text:p>0.135434882</text:p>
          </table:table-cell>
          <table:table-cell office:value-type="float" office:value="5" calcext:value-type="float">
            <text:p>5</text:p>
          </table:table-cell>
          <table:table-cell office:value-type="float" office:value="0.13248326" calcext:value-type="float">
            <text:p>0.13248326</text:p>
          </table:table-cell>
          <table:table-cell/>
          <table:table-cell office:value-type="float" office:value="0.001140012" calcext:value-type="float">
            <text:p>0.001140012</text:p>
          </table:table-cell>
          <table:table-cell office:value-type="float" office:value="0.002299853" calcext:value-type="float">
            <text:p>0.002299853</text:p>
          </table:table-cell>
          <table:table-cell office:value-type="float" office:value="0.001106494" calcext:value-type="float">
            <text:p>0.0011064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38" calcext:value-type="float">
            <text:p>0.00108238</text:p>
          </table:table-cell>
          <table:table-cell/>
          <table:table-cell office:value-type="float" office:value="0.000101409" calcext:value-type="float">
            <text:p>0.000101409</text:p>
          </table:table-cell>
          <table:table-cell office:value-type="float" office:value="0.001261251" calcext:value-type="float">
            <text:p>0.001261251</text:p>
          </table:table-cell>
          <table:table-cell office:value-type="float" office:value="0.000067891" calcext:value-type="float">
            <text:p>6.78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777" calcext:value-type="float">
            <text:p>4.3777E-05</text:p>
          </table:table-cell>
          <table:table-cell/>
          <table:table-cell office:value-type="float" office:value="24.606899999" calcext:value-type="float">
            <text:p>24.606899999</text:p>
          </table:table-cell>
          <table:table-cell office:value-type="float" office:value="24.6355353" calcext:value-type="float">
            <text:p>24.6355353</text:p>
          </table:table-cell>
          <table:table-cell office:value-type="float" office:value="24.606072466" calcext:value-type="float">
            <text:p>24.606072466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77094" calcext:value-type="float">
            <text:p>24.605477094</text:p>
          </table:table-cell>
          <table:table-cell/>
          <table:table-cell office:value-type="float" office:value="0.002570515" calcext:value-type="float">
            <text:p>0.002570515</text:p>
          </table:table-cell>
          <table:table-cell office:value-type="float" office:value="0.031970076" calcext:value-type="float">
            <text:p>0.031970076</text:p>
          </table:table-cell>
          <table:table-cell office:value-type="float" office:value="0.00172089" calcext:value-type="float">
            <text:p>0.001720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9624" calcext:value-type="float">
            <text:p>0.0011096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2-02 22:07:1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04959" calcext:value-type="float">
            <text:p>0.139704959</text:p>
          </table:table-cell>
          <table:table-cell office:value-type="float" office:value="0.281133089" calcext:value-type="float">
            <text:p>0.281133089</text:p>
          </table:table-cell>
          <table:table-cell office:value-type="float" office:value="0.135267393" calcext:value-type="float">
            <text:p>0.135267393</text:p>
          </table:table-cell>
          <table:table-cell office:value-type="float" office:value="5" calcext:value-type="float">
            <text:p>5</text:p>
          </table:table-cell>
          <table:table-cell office:value-type="float" office:value="0.132510082" calcext:value-type="float">
            <text:p>0.132510082</text:p>
          </table:table-cell>
          <table:table-cell/>
          <table:table-cell office:value-type="float" office:value="0.00114138" calcext:value-type="float">
            <text:p>0.00114138</text:p>
          </table:table-cell>
          <table:table-cell office:value-type="float" office:value="0.002296839" calcext:value-type="float">
            <text:p>0.002296839</text:p>
          </table:table-cell>
          <table:table-cell office:value-type="float" office:value="0.001105126" calcext:value-type="float">
            <text:p>0.0011051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599" calcext:value-type="float">
            <text:p>0.001082599</text:p>
          </table:table-cell>
          <table:table-cell/>
          <table:table-cell office:value-type="float" office:value="0.000102778" calcext:value-type="float">
            <text:p>0.000102778</text:p>
          </table:table-cell>
          <table:table-cell office:value-type="float" office:value="0.001258236" calcext:value-type="float">
            <text:p>0.001258236</text:p>
          </table:table-cell>
          <table:table-cell office:value-type="float" office:value="0.000066523" calcext:value-type="float">
            <text:p>6.652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996" calcext:value-type="float">
            <text:p>4.3996E-05</text:p>
          </table:table-cell>
          <table:table-cell/>
          <table:table-cell office:value-type="float" office:value="24.606933783" calcext:value-type="float">
            <text:p>24.606933783</text:p>
          </table:table-cell>
          <table:table-cell office:value-type="float" office:value="24.63546088" calcext:value-type="float">
            <text:p>24.63546088</text:p>
          </table:table-cell>
          <table:table-cell office:value-type="float" office:value="24.606038682" calcext:value-type="float">
            <text:p>24.60603868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82504" calcext:value-type="float">
            <text:p>24.605482504</text:p>
          </table:table-cell>
          <table:table-cell/>
          <table:table-cell office:value-type="float" office:value="0.002605201" calcext:value-type="float">
            <text:p>0.002605201</text:p>
          </table:table-cell>
          <table:table-cell office:value-type="float" office:value="0.031893671" calcext:value-type="float">
            <text:p>0.031893671</text:p>
          </table:table-cell>
          <table:table-cell office:value-type="float" office:value="0.001686204" calcext:value-type="float">
            <text:p>0.0016862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5179" calcext:value-type="float">
            <text:p>0.0011151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2-02 22:07:1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5029" calcext:value-type="float">
            <text:p>0.1395029</text:p>
          </table:table-cell>
          <table:table-cell office:value-type="float" office:value="0.280512009" calcext:value-type="float">
            <text:p>0.280512009</text:p>
          </table:table-cell>
          <table:table-cell office:value-type="float" office:value="0.136313455" calcext:value-type="float">
            <text:p>0.136313455</text:p>
          </table:table-cell>
          <table:table-cell office:value-type="float" office:value="5" calcext:value-type="float">
            <text:p>5</text:p>
          </table:table-cell>
          <table:table-cell office:value-type="float" office:value="0.132271067" calcext:value-type="float">
            <text:p>0.132271067</text:p>
          </table:table-cell>
          <table:table-cell/>
          <table:table-cell office:value-type="float" office:value="0.00113973" calcext:value-type="float">
            <text:p>0.00113973</text:p>
          </table:table-cell>
          <table:table-cell office:value-type="float" office:value="0.002291765" calcext:value-type="float">
            <text:p>0.002291765</text:p>
          </table:table-cell>
          <table:table-cell office:value-type="float" office:value="0.001113672" calcext:value-type="float">
            <text:p>0.0011136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46" calcext:value-type="float">
            <text:p>0.001080646</text:p>
          </table:table-cell>
          <table:table-cell/>
          <table:table-cell office:value-type="float" office:value="0.000101127" calcext:value-type="float">
            <text:p>0.000101127</text:p>
          </table:table-cell>
          <table:table-cell office:value-type="float" office:value="0.001253162" calcext:value-type="float">
            <text:p>0.001253162</text:p>
          </table:table-cell>
          <table:table-cell office:value-type="float" office:value="0.000075069" calcext:value-type="float">
            <text:p>7.50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43" calcext:value-type="float">
            <text:p>4.2043E-05</text:p>
          </table:table-cell>
          <table:table-cell/>
          <table:table-cell office:value-type="float" office:value="24.611946998" calcext:value-type="float">
            <text:p>24.611946998</text:p>
          </table:table-cell>
          <table:table-cell office:value-type="float" office:value="24.640389448" calcext:value-type="float">
            <text:p>24.640389448</text:p>
          </table:table-cell>
          <table:table-cell office:value-type="float" office:value="24.611303658" calcext:value-type="float">
            <text:p>24.611303658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8271" calcext:value-type="float">
            <text:p>24.610488271</text:p>
          </table:table-cell>
          <table:table-cell/>
          <table:table-cell office:value-type="float" office:value="0.002563355" calcext:value-type="float">
            <text:p>0.002563355</text:p>
          </table:table-cell>
          <table:table-cell office:value-type="float" office:value="0.031765053" calcext:value-type="float">
            <text:p>0.031765053</text:p>
          </table:table-cell>
          <table:table-cell office:value-type="float" office:value="0.001902838" calcext:value-type="float">
            <text:p>0.0019028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568" calcext:value-type="float">
            <text:p>0.001065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2-02 22:07:1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350312" calcext:value-type="float">
            <text:p>0.139350312</text:p>
          </table:table-cell>
          <table:table-cell office:value-type="float" office:value="0.279728208" calcext:value-type="float">
            <text:p>0.279728208</text:p>
          </table:table-cell>
          <table:table-cell office:value-type="float" office:value="0.13540806" calcext:value-type="float">
            <text:p>0.13540806</text:p>
          </table:table-cell>
          <table:table-cell office:value-type="float" office:value="5" calcext:value-type="float">
            <text:p>5</text:p>
          </table:table-cell>
          <table:table-cell office:value-type="float" office:value="0.132595913" calcext:value-type="float">
            <text:p>0.132595913</text:p>
          </table:table-cell>
          <table:table-cell/>
          <table:table-cell office:value-type="float" office:value="0.001138483" calcext:value-type="float">
            <text:p>0.001138483</text:p>
          </table:table-cell>
          <table:table-cell office:value-type="float" office:value="0.002285361" calcext:value-type="float">
            <text:p>0.002285361</text:p>
          </table:table-cell>
          <table:table-cell office:value-type="float" office:value="0.001106275" calcext:value-type="float">
            <text:p>0.0011062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3" calcext:value-type="float">
            <text:p>0.0010833</text:p>
          </table:table-cell>
          <table:table-cell/>
          <table:table-cell office:value-type="float" office:value="0.00009988" calcext:value-type="float">
            <text:p>9.988E-05</text:p>
          </table:table-cell>
          <table:table-cell office:value-type="float" office:value="0.001246758" calcext:value-type="float">
            <text:p>0.001246758</text:p>
          </table:table-cell>
          <table:table-cell office:value-type="float" office:value="0.000067672" calcext:value-type="float">
            <text:p>6.76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697" calcext:value-type="float">
            <text:p>4.4697E-05</text:p>
          </table:table-cell>
          <table:table-cell/>
          <table:table-cell office:value-type="float" office:value="24.61191622" calcext:value-type="float">
            <text:p>24.61191622</text:p>
          </table:table-cell>
          <table:table-cell office:value-type="float" office:value="24.640231352" calcext:value-type="float">
            <text:p>24.640231352</text:p>
          </table:table-cell>
          <table:table-cell office:value-type="float" office:value="24.611121032" calcext:value-type="float">
            <text:p>24.61112103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53796" calcext:value-type="float">
            <text:p>24.610553796</text:p>
          </table:table-cell>
          <table:table-cell/>
          <table:table-cell office:value-type="float" office:value="0.002531755" calcext:value-type="float">
            <text:p>0.002531755</text:p>
          </table:table-cell>
          <table:table-cell office:value-type="float" office:value="0.031602738" calcext:value-type="float">
            <text:p>0.031602738</text:p>
          </table:table-cell>
          <table:table-cell office:value-type="float" office:value="0.001715336" calcext:value-type="float">
            <text:p>0.0017153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2954" calcext:value-type="float">
            <text:p>0.0011329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2-02 22:07:1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579194" calcext:value-type="float">
            <text:p>0.139579194</text:p>
          </table:table-cell>
          <table:table-cell office:value-type="float" office:value="0.279403362" calcext:value-type="float">
            <text:p>0.279403362</text:p>
          </table:table-cell>
          <table:table-cell office:value-type="float" office:value="0.134799497" calcext:value-type="float">
            <text:p>0.134799497</text:p>
          </table:table-cell>
          <table:table-cell office:value-type="float" office:value="5" calcext:value-type="float">
            <text:p>5</text:p>
          </table:table-cell>
          <table:table-cell office:value-type="float" office:value="0.132699625" calcext:value-type="float">
            <text:p>0.132699625</text:p>
          </table:table-cell>
          <table:table-cell/>
          <table:table-cell office:value-type="float" office:value="0.001140353" calcext:value-type="float">
            <text:p>0.001140353</text:p>
          </table:table-cell>
          <table:table-cell office:value-type="float" office:value="0.002282707" calcext:value-type="float">
            <text:p>0.002282707</text:p>
          </table:table-cell>
          <table:table-cell office:value-type="float" office:value="0.001101303" calcext:value-type="float">
            <text:p>0.0011013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147" calcext:value-type="float">
            <text:p>0.001084147</text:p>
          </table:table-cell>
          <table:table-cell/>
          <table:table-cell office:value-type="float" office:value="0.00010175" calcext:value-type="float">
            <text:p>0.00010175</text:p>
          </table:table-cell>
          <table:table-cell office:value-type="float" office:value="0.001244104" calcext:value-type="float">
            <text:p>0.001244104</text:p>
          </table:table-cell>
          <table:table-cell office:value-type="float" office:value="0.0000627" calcext:value-type="float">
            <text:p>6.2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545" calcext:value-type="float">
            <text:p>4.5545E-05</text:p>
          </table:table-cell>
          <table:table-cell/>
          <table:table-cell office:value-type="float" office:value="24.606908415" calcext:value-type="float">
            <text:p>24.606908415</text:p>
          </table:table-cell>
          <table:table-cell office:value-type="float" office:value="24.635111986" calcext:value-type="float">
            <text:p>24.635111986</text:p>
          </table:table-cell>
          <table:table-cell office:value-type="float" office:value="24.605944302" calcext:value-type="float">
            <text:p>24.60594430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20737" calcext:value-type="float">
            <text:p>24.605520737</text:p>
          </table:table-cell>
          <table:table-cell/>
          <table:table-cell office:value-type="float" office:value="0.002579155" calcext:value-type="float">
            <text:p>0.002579155</text:p>
          </table:table-cell>
          <table:table-cell office:value-type="float" office:value="0.031535467" calcext:value-type="float">
            <text:p>0.031535467</text:p>
          </table:table-cell>
          <table:table-cell office:value-type="float" office:value="0.001589305" calcext:value-type="float">
            <text:p>0.0015893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4432" calcext:value-type="float">
            <text:p>0.0011544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2-02 22:07:1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644759" calcext:value-type="float">
            <text:p>0.139644759</text:p>
          </table:table-cell>
          <table:table-cell office:value-type="float" office:value="0.278981361" calcext:value-type="float">
            <text:p>0.278981361</text:p>
          </table:table-cell>
          <table:table-cell office:value-type="float" office:value="0.134969966" calcext:value-type="float">
            <text:p>0.134969966</text:p>
          </table:table-cell>
          <table:table-cell office:value-type="float" office:value="5" calcext:value-type="float">
            <text:p>5</text:p>
          </table:table-cell>
          <table:table-cell office:value-type="float" office:value="0.132627503" calcext:value-type="float">
            <text:p>0.132627503</text:p>
          </table:table-cell>
          <table:table-cell/>
          <table:table-cell office:value-type="float" office:value="0.001140889" calcext:value-type="float">
            <text:p>0.001140889</text:p>
          </table:table-cell>
          <table:table-cell office:value-type="float" office:value="0.002279259" calcext:value-type="float">
            <text:p>0.002279259</text:p>
          </table:table-cell>
          <table:table-cell office:value-type="float" office:value="0.001102696" calcext:value-type="float">
            <text:p>0.0011026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58" calcext:value-type="float">
            <text:p>0.001083558</text:p>
          </table:table-cell>
          <table:table-cell/>
          <table:table-cell office:value-type="float" office:value="0.000102286" calcext:value-type="float">
            <text:p>0.000102286</text:p>
          </table:table-cell>
          <table:table-cell office:value-type="float" office:value="0.001240657" calcext:value-type="float">
            <text:p>0.001240657</text:p>
          </table:table-cell>
          <table:table-cell office:value-type="float" office:value="0.000064093" calcext:value-type="float">
            <text:p>6.40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955" calcext:value-type="float">
            <text:p>4.4955E-05</text:p>
          </table:table-cell>
          <table:table-cell/>
          <table:table-cell office:value-type="float" office:value="24.60692164" calcext:value-type="float">
            <text:p>24.60692164</text:p>
          </table:table-cell>
          <table:table-cell office:value-type="float" office:value="24.635026866" calcext:value-type="float">
            <text:p>24.635026866</text:p>
          </table:table-cell>
          <table:table-cell office:value-type="float" office:value="24.605978688" calcext:value-type="float">
            <text:p>24.60597868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06189" calcext:value-type="float">
            <text:p>24.605506189</text:p>
          </table:table-cell>
          <table:table-cell/>
          <table:table-cell office:value-type="float" office:value="0.002592733" calcext:value-type="float">
            <text:p>0.002592733</text:p>
          </table:table-cell>
          <table:table-cell office:value-type="float" office:value="0.031448076" calcext:value-type="float">
            <text:p>0.031448076</text:p>
          </table:table-cell>
          <table:table-cell office:value-type="float" office:value="0.001624609" calcext:value-type="float">
            <text:p>0.0016246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9496" calcext:value-type="float">
            <text:p>0.0011394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2-02 22:07:1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557736" calcext:value-type="float">
            <text:p>0.139557736</text:p>
          </table:table-cell>
          <table:table-cell office:value-type="float" office:value="0.278662476" calcext:value-type="float">
            <text:p>0.278662476</text:p>
          </table:table-cell>
          <table:table-cell office:value-type="float" office:value="0.136425511" calcext:value-type="float">
            <text:p>0.136425511</text:p>
          </table:table-cell>
          <table:table-cell office:value-type="float" office:value="5" calcext:value-type="float">
            <text:p>5</text:p>
          </table:table-cell>
          <table:table-cell office:value-type="float" office:value="0.132172719" calcext:value-type="float">
            <text:p>0.132172719</text:p>
          </table:table-cell>
          <table:table-cell/>
          <table:table-cell office:value-type="float" office:value="0.001140178" calcext:value-type="float">
            <text:p>0.001140178</text:p>
          </table:table-cell>
          <table:table-cell office:value-type="float" office:value="0.002276654" calcext:value-type="float">
            <text:p>0.002276654</text:p>
          </table:table-cell>
          <table:table-cell office:value-type="float" office:value="0.001114588" calcext:value-type="float">
            <text:p>0.0011145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842" calcext:value-type="float">
            <text:p>0.001079842</text:p>
          </table:table-cell>
          <table:table-cell/>
          <table:table-cell office:value-type="float" office:value="0.000101575" calcext:value-type="float">
            <text:p>0.000101575</text:p>
          </table:table-cell>
          <table:table-cell office:value-type="float" office:value="0.001238051" calcext:value-type="float">
            <text:p>0.001238051</text:p>
          </table:table-cell>
          <table:table-cell office:value-type="float" office:value="0.000075985" calcext:value-type="float">
            <text:p>7.59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24" calcext:value-type="float">
            <text:p>4.124E-05</text:p>
          </table:table-cell>
          <table:table-cell/>
          <table:table-cell office:value-type="float" office:value="24.611958059" calcext:value-type="float">
            <text:p>24.611958059</text:p>
          </table:table-cell>
          <table:table-cell office:value-type="float" office:value="24.64001639" calcext:value-type="float">
            <text:p>24.64001639</text:p>
          </table:table-cell>
          <table:table-cell office:value-type="float" office:value="24.611326261" calcext:value-type="float">
            <text:p>24.611326261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68434" calcext:value-type="float">
            <text:p>24.610468434</text:p>
          </table:table-cell>
          <table:table-cell/>
          <table:table-cell office:value-type="float" office:value="0.002574712" calcext:value-type="float">
            <text:p>0.002574712</text:p>
          </table:table-cell>
          <table:table-cell office:value-type="float" office:value="0.031382039" calcext:value-type="float">
            <text:p>0.031382039</text:p>
          </table:table-cell>
          <table:table-cell office:value-type="float" office:value="0.001926044" calcext:value-type="float">
            <text:p>0.0019260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5313" calcext:value-type="float">
            <text:p>0.0010453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2-02 22:07:18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072554" calcext:value-type="float">
            <text:p>0.139072554</text:p>
          </table:table-cell>
          <table:table-cell office:value-type="float" office:value="0.277975831" calcext:value-type="float">
            <text:p>0.277975831</text:p>
          </table:table-cell>
          <table:table-cell office:value-type="float" office:value="0.136601941" calcext:value-type="float">
            <text:p>0.136601941</text:p>
          </table:table-cell>
          <table:table-cell office:value-type="float" office:value="5" calcext:value-type="float">
            <text:p>5</text:p>
          </table:table-cell>
          <table:table-cell office:value-type="float" office:value="0.13215603" calcext:value-type="float">
            <text:p>0.13215603</text:p>
          </table:table-cell>
          <table:table-cell/>
          <table:table-cell office:value-type="float" office:value="0.001136214" calcext:value-type="float">
            <text:p>0.001136214</text:p>
          </table:table-cell>
          <table:table-cell office:value-type="float" office:value="0.002271044" calcext:value-type="float">
            <text:p>0.002271044</text:p>
          </table:table-cell>
          <table:table-cell office:value-type="float" office:value="0.001116029" calcext:value-type="float">
            <text:p>0.0011160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706" calcext:value-type="float">
            <text:p>0.001079706</text:p>
          </table:table-cell>
          <table:table-cell/>
          <table:table-cell office:value-type="float" office:value="0.000097611" calcext:value-type="float">
            <text:p>9.7611E-05</text:p>
          </table:table-cell>
          <table:table-cell office:value-type="float" office:value="0.001232442" calcext:value-type="float">
            <text:p>0.001232442</text:p>
          </table:table-cell>
          <table:table-cell office:value-type="float" office:value="0.000077426" calcext:value-type="float">
            <text:p>7.74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103" calcext:value-type="float">
            <text:p>4.1103E-05</text:p>
          </table:table-cell>
          <table:table-cell/>
          <table:table-cell office:value-type="float" office:value="24.596698276" calcext:value-type="float">
            <text:p>24.596698276</text:p>
          </table:table-cell>
          <table:table-cell office:value-type="float" office:value="24.624716357" calcext:value-type="float">
            <text:p>24.624716357</text:p>
          </table:table-cell>
          <table:table-cell office:value-type="float" office:value="24.596199924" calcext:value-type="float">
            <text:p>24.59619992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03131" calcext:value-type="float">
            <text:p>24.595303131</text:p>
          </table:table-cell>
          <table:table-cell/>
          <table:table-cell office:value-type="float" office:value="0.002474233" calcext:value-type="float">
            <text:p>0.002474233</text:p>
          </table:table-cell>
          <table:table-cell office:value-type="float" office:value="0.031239843" calcext:value-type="float">
            <text:p>0.031239843</text:p>
          </table:table-cell>
          <table:table-cell office:value-type="float" office:value="0.001962582" calcext:value-type="float">
            <text:p>0.0019625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1857" calcext:value-type="float">
            <text:p>0.0010418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2-02 22:07:19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303224" calcext:value-type="float">
            <text:p>0.139303224</text:p>
          </table:table-cell>
          <table:table-cell office:value-type="float" office:value="0.277431044" calcext:value-type="float">
            <text:p>0.277431044</text:p>
          </table:table-cell>
          <table:table-cell office:value-type="float" office:value="0.13622524" calcext:value-type="float">
            <text:p>0.13622524</text:p>
          </table:table-cell>
          <table:table-cell office:value-type="float" office:value="5" calcext:value-type="float">
            <text:p>5</text:p>
          </table:table-cell>
          <table:table-cell office:value-type="float" office:value="0.132265107" calcext:value-type="float">
            <text:p>0.132265107</text:p>
          </table:table-cell>
          <table:table-cell/>
          <table:table-cell office:value-type="float" office:value="0.001138098" calcext:value-type="float">
            <text:p>0.001138098</text:p>
          </table:table-cell>
          <table:table-cell office:value-type="float" office:value="0.002266593" calcext:value-type="float">
            <text:p>0.002266593</text:p>
          </table:table-cell>
          <table:table-cell office:value-type="float" office:value="0.001112951" calcext:value-type="float">
            <text:p>0.0011129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597" calcext:value-type="float">
            <text:p>0.001080597</text:p>
          </table:table-cell>
          <table:table-cell/>
          <table:table-cell office:value-type="float" office:value="0.000099495" calcext:value-type="float">
            <text:p>9.9495E-05</text:p>
          </table:table-cell>
          <table:table-cell office:value-type="float" office:value="0.001227991" calcext:value-type="float">
            <text:p>0.001227991</text:p>
          </table:table-cell>
          <table:table-cell office:value-type="float" office:value="0.000074349" calcext:value-type="float">
            <text:p>7.43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995" calcext:value-type="float">
            <text:p>4.1995E-05</text:p>
          </table:table-cell>
          <table:table-cell/>
          <table:table-cell office:value-type="float" office:value="24.611906722" calcext:value-type="float">
            <text:p>24.611906722</text:p>
          </table:table-cell>
          <table:table-cell office:value-type="float" office:value="24.639768005" calcext:value-type="float">
            <text:p>24.639768005</text:p>
          </table:table-cell>
          <table:table-cell office:value-type="float" office:value="24.611285864" calcext:value-type="float">
            <text:p>24.61128586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7069" calcext:value-type="float">
            <text:p>24.610487069</text:p>
          </table:table-cell>
          <table:table-cell/>
          <table:table-cell office:value-type="float" office:value="0.002522003" calcext:value-type="float">
            <text:p>0.002522003</text:p>
          </table:table-cell>
          <table:table-cell office:value-type="float" office:value="0.031127025" calcext:value-type="float">
            <text:p>0.031127025</text:p>
          </table:table-cell>
          <table:table-cell office:value-type="float" office:value="0.001884569" calcext:value-type="float">
            <text:p>0.0018845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4446" calcext:value-type="float">
            <text:p>0.0010644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2-02 22:07:21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3068" calcext:value-type="float">
            <text:p>0.1393068</text:p>
          </table:table-cell>
          <table:table-cell office:value-type="float" office:value="0.276777181" calcext:value-type="float">
            <text:p>0.276777181</text:p>
          </table:table-cell>
          <table:table-cell office:value-type="float" office:value="0.135232822" calcext:value-type="float">
            <text:p>0.135232822</text:p>
          </table:table-cell>
          <table:table-cell office:value-type="float" office:value="5" calcext:value-type="float">
            <text:p>5</text:p>
          </table:table-cell>
          <table:table-cell office:value-type="float" office:value="0.132520811" calcext:value-type="float">
            <text:p>0.132520811</text:p>
          </table:table-cell>
          <table:table-cell/>
          <table:table-cell office:value-type="float" office:value="0.001138127" calcext:value-type="float">
            <text:p>0.001138127</text:p>
          </table:table-cell>
          <table:table-cell office:value-type="float" office:value="0.002261251" calcext:value-type="float">
            <text:p>0.002261251</text:p>
          </table:table-cell>
          <table:table-cell office:value-type="float" office:value="0.001104843" calcext:value-type="float">
            <text:p>0.0011048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686" calcext:value-type="float">
            <text:p>0.001082686</text:p>
          </table:table-cell>
          <table:table-cell/>
          <table:table-cell office:value-type="float" office:value="0.000099525" calcext:value-type="float">
            <text:p>9.9525E-05</text:p>
          </table:table-cell>
          <table:table-cell office:value-type="float" office:value="0.001222649" calcext:value-type="float">
            <text:p>0.001222649</text:p>
          </table:table-cell>
          <table:table-cell office:value-type="float" office:value="0.000066241" calcext:value-type="float">
            <text:p>6.62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084" calcext:value-type="float">
            <text:p>4.4084E-05</text:p>
          </table:table-cell>
          <table:table-cell/>
          <table:table-cell office:value-type="float" office:value="24.611907443" calcext:value-type="float">
            <text:p>24.611907443</text:p>
          </table:table-cell>
          <table:table-cell office:value-type="float" office:value="24.639636118" calcext:value-type="float">
            <text:p>24.639636118</text:p>
          </table:table-cell>
          <table:table-cell office:value-type="float" office:value="24.611085685" calcext:value-type="float">
            <text:p>24.61108568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38647" calcext:value-type="float">
            <text:p>24.610538647</text:p>
          </table:table-cell>
          <table:table-cell/>
          <table:table-cell office:value-type="float" office:value="0.002522744" calcext:value-type="float">
            <text:p>0.002522744</text:p>
          </table:table-cell>
          <table:table-cell office:value-type="float" office:value="0.030991618" calcext:value-type="float">
            <text:p>0.030991618</text:p>
          </table:table-cell>
          <table:table-cell office:value-type="float" office:value="0.001679045" calcext:value-type="float">
            <text:p>0.0016790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7401" calcext:value-type="float">
            <text:p>0.0011174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2-02 22:07:2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2013" calcext:value-type="float">
            <text:p>0.1392013</text:p>
          </table:table-cell>
          <table:table-cell office:value-type="float" office:value="0.27644876" calcext:value-type="float">
            <text:p>0.27644876</text:p>
          </table:table-cell>
          <table:table-cell office:value-type="float" office:value="0.134894268" calcext:value-type="float">
            <text:p>0.134894268</text:p>
          </table:table-cell>
          <table:table-cell office:value-type="float" office:value="5" calcext:value-type="float">
            <text:p>5</text:p>
          </table:table-cell>
          <table:table-cell office:value-type="float" office:value="0.132621543" calcext:value-type="float">
            <text:p>0.132621543</text:p>
          </table:table-cell>
          <table:table-cell/>
          <table:table-cell office:value-type="float" office:value="0.001137266" calcext:value-type="float">
            <text:p>0.001137266</text:p>
          </table:table-cell>
          <table:table-cell office:value-type="float" office:value="0.002258568" calcext:value-type="float">
            <text:p>0.002258568</text:p>
          </table:table-cell>
          <table:table-cell office:value-type="float" office:value="0.001102077" calcext:value-type="float">
            <text:p>0.0011020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09" calcext:value-type="float">
            <text:p>0.001083509</text:p>
          </table:table-cell>
          <table:table-cell/>
          <table:table-cell office:value-type="float" office:value="0.000098663" calcext:value-type="float">
            <text:p>9.8663E-05</text:p>
          </table:table-cell>
          <table:table-cell office:value-type="float" office:value="0.001219966" calcext:value-type="float">
            <text:p>0.001219966</text:p>
          </table:table-cell>
          <table:table-cell office:value-type="float" office:value="0.000063475" calcext:value-type="float">
            <text:p>6.34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907" calcext:value-type="float">
            <text:p>4.4907E-05</text:p>
          </table:table-cell>
          <table:table-cell/>
          <table:table-cell office:value-type="float" office:value="24.611886163" calcext:value-type="float">
            <text:p>24.611886163</text:p>
          </table:table-cell>
          <table:table-cell office:value-type="float" office:value="24.639569874" calcext:value-type="float">
            <text:p>24.639569874</text:p>
          </table:table-cell>
          <table:table-cell office:value-type="float" office:value="24.611017395" calcext:value-type="float">
            <text:p>24.61101739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58965" calcext:value-type="float">
            <text:p>24.610558965</text:p>
          </table:table-cell>
          <table:table-cell/>
          <table:table-cell office:value-type="float" office:value="0.002500896" calcext:value-type="float">
            <text:p>0.002500896</text:p>
          </table:table-cell>
          <table:table-cell office:value-type="float" office:value="0.030923606" calcext:value-type="float">
            <text:p>0.030923606</text:p>
          </table:table-cell>
          <table:table-cell office:value-type="float" office:value="0.001608932" calcext:value-type="float">
            <text:p>0.0016089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262" calcext:value-type="float">
            <text:p>0.0011382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2-02 22:07:23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8963477" calcext:value-type="float">
            <text:p>0.138963477</text:p>
          </table:table-cell>
          <table:table-cell office:value-type="float" office:value="0.275922451" calcext:value-type="float">
            <text:p>0.275922451</text:p>
          </table:table-cell>
          <table:table-cell office:value-type="float" office:value="0.136197226" calcext:value-type="float">
            <text:p>0.136197226</text:p>
          </table:table-cell>
          <table:table-cell office:value-type="float" office:value="5" calcext:value-type="float">
            <text:p>5</text:p>
          </table:table-cell>
          <table:table-cell office:value-type="float" office:value="0.132208482" calcext:value-type="float">
            <text:p>0.132208482</text:p>
          </table:table-cell>
          <table:table-cell/>
          <table:table-cell office:value-type="float" office:value="0.001135323" calcext:value-type="float">
            <text:p>0.001135323</text:p>
          </table:table-cell>
          <table:table-cell office:value-type="float" office:value="0.002254268" calcext:value-type="float">
            <text:p>0.002254268</text:p>
          </table:table-cell>
          <table:table-cell office:value-type="float" office:value="0.001112722" calcext:value-type="float">
            <text:p>0.0011127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135" calcext:value-type="float">
            <text:p>0.001080135</text:p>
          </table:table-cell>
          <table:table-cell/>
          <table:table-cell office:value-type="float" office:value="0.00009672" calcext:value-type="float">
            <text:p>9.672E-05</text:p>
          </table:table-cell>
          <table:table-cell office:value-type="float" office:value="0.001215666" calcext:value-type="float">
            <text:p>0.001215666</text:p>
          </table:table-cell>
          <table:table-cell office:value-type="float" office:value="0.00007412" calcext:value-type="float">
            <text:p>7.4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532" calcext:value-type="float">
            <text:p>4.1532E-05</text:p>
          </table:table-cell>
          <table:table-cell/>
          <table:table-cell office:value-type="float" office:value="24.606784219" calcext:value-type="float">
            <text:p>24.606784219</text:p>
          </table:table-cell>
          <table:table-cell office:value-type="float" office:value="24.634409869" calcext:value-type="float">
            <text:p>24.634409869</text:p>
          </table:table-cell>
          <table:table-cell office:value-type="float" office:value="24.606226238" calcext:value-type="float">
            <text:p>24.60622623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21668" calcext:value-type="float">
            <text:p>24.605421668</text:p>
          </table:table-cell>
          <table:table-cell/>
          <table:table-cell office:value-type="float" office:value="0.002451644" calcext:value-type="float">
            <text:p>0.002451644</text:p>
          </table:table-cell>
          <table:table-cell office:value-type="float" office:value="0.030814614" calcext:value-type="float">
            <text:p>0.030814614</text:p>
          </table:table-cell>
          <table:table-cell office:value-type="float" office:value="0.001878768" calcext:value-type="float">
            <text:p>0.0018787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2719" calcext:value-type="float">
            <text:p>0.001052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2-02 22:07:2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029639" calcext:value-type="float">
            <text:p>0.139029639</text:p>
          </table:table-cell>
          <table:table-cell office:value-type="float" office:value="0.275213751" calcext:value-type="float">
            <text:p>0.275213751</text:p>
          </table:table-cell>
          <table:table-cell office:value-type="float" office:value="0.134798304" calcext:value-type="float">
            <text:p>0.134798304</text:p>
          </table:table-cell>
          <table:table-cell office:value-type="float" office:value="5" calcext:value-type="float">
            <text:p>5</text:p>
          </table:table-cell>
          <table:table-cell office:value-type="float" office:value="0.132701413" calcext:value-type="float">
            <text:p>0.132701413</text:p>
          </table:table-cell>
          <table:table-cell/>
          <table:table-cell office:value-type="float" office:value="0.001135863" calcext:value-type="float">
            <text:p>0.001135863</text:p>
          </table:table-cell>
          <table:table-cell office:value-type="float" office:value="0.002248478" calcext:value-type="float">
            <text:p>0.002248478</text:p>
          </table:table-cell>
          <table:table-cell office:value-type="float" office:value="0.001101293" calcext:value-type="float">
            <text:p>0.0011012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4162" calcext:value-type="float">
            <text:p>0.001084162</text:p>
          </table:table-cell>
          <table:table-cell/>
          <table:table-cell office:value-type="float" office:value="0.00009726" calcext:value-type="float">
            <text:p>9.726E-05</text:p>
          </table:table-cell>
          <table:table-cell office:value-type="float" office:value="0.001209876" calcext:value-type="float">
            <text:p>0.001209876</text:p>
          </table:table-cell>
          <table:table-cell office:value-type="float" office:value="0.000062691" calcext:value-type="float">
            <text:p>6.26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559" calcext:value-type="float">
            <text:p>4.5559E-05</text:p>
          </table:table-cell>
          <table:table-cell/>
          <table:table-cell office:value-type="float" office:value="24.606797564" calcext:value-type="float">
            <text:p>24.606797564</text:p>
          </table:table-cell>
          <table:table-cell office:value-type="float" office:value="24.634266921" calcext:value-type="float">
            <text:p>24.634266921</text:p>
          </table:table-cell>
          <table:table-cell office:value-type="float" office:value="24.605944062" calcext:value-type="float">
            <text:p>24.60594406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21097" calcext:value-type="float">
            <text:p>24.605521097</text:p>
          </table:table-cell>
          <table:table-cell/>
          <table:table-cell office:value-type="float" office:value="0.002465345" calcext:value-type="float">
            <text:p>0.002465345</text:p>
          </table:table-cell>
          <table:table-cell office:value-type="float" office:value="0.030667852" calcext:value-type="float">
            <text:p>0.030667852</text:p>
          </table:table-cell>
          <table:table-cell office:value-type="float" office:value="0.001589058" calcext:value-type="float">
            <text:p>0.0015890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4803" calcext:value-type="float">
            <text:p>0.0011548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2-02 22:07:2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097588" calcext:value-type="float">
            <text:p>0.139097588</text:p>
          </table:table-cell>
          <table:table-cell office:value-type="float" office:value="0.274954471" calcext:value-type="float">
            <text:p>0.274954471</text:p>
          </table:table-cell>
          <table:table-cell office:value-type="float" office:value="0.1348442" calcext:value-type="float">
            <text:p>0.1348442</text:p>
          </table:table-cell>
          <table:table-cell office:value-type="float" office:value="5" calcext:value-type="float">
            <text:p>5</text:p>
          </table:table-cell>
          <table:table-cell office:value-type="float" office:value="0.132544056" calcext:value-type="float">
            <text:p>0.132544056</text:p>
          </table:table-cell>
          <table:table-cell/>
          <table:table-cell office:value-type="float" office:value="0.001136418" calcext:value-type="float">
            <text:p>0.001136418</text:p>
          </table:table-cell>
          <table:table-cell office:value-type="float" office:value="0.00224636" calcext:value-type="float">
            <text:p>0.00224636</text:p>
          </table:table-cell>
          <table:table-cell office:value-type="float" office:value="0.001101668" calcext:value-type="float">
            <text:p>0.0011016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876" calcext:value-type="float">
            <text:p>0.001082876</text:p>
          </table:table-cell>
          <table:table-cell/>
          <table:table-cell office:value-type="float" office:value="0.000097815" calcext:value-type="float">
            <text:p>9.7815E-05</text:p>
          </table:table-cell>
          <table:table-cell office:value-type="float" office:value="0.001207757" calcext:value-type="float">
            <text:p>0.001207757</text:p>
          </table:table-cell>
          <table:table-cell office:value-type="float" office:value="0.000063066" calcext:value-type="float">
            <text:p>6.30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274" calcext:value-type="float">
            <text:p>4.4274E-05</text:p>
          </table:table-cell>
          <table:table-cell/>
          <table:table-cell office:value-type="float" office:value="24.606811271" calcext:value-type="float">
            <text:p>24.606811271</text:p>
          </table:table-cell>
          <table:table-cell office:value-type="float" office:value="24.634214623" calcext:value-type="float">
            <text:p>24.634214623</text:p>
          </table:table-cell>
          <table:table-cell office:value-type="float" office:value="24.605953319" calcext:value-type="float">
            <text:p>24.60595331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89357" calcext:value-type="float">
            <text:p>24.605489357</text:p>
          </table:table-cell>
          <table:table-cell/>
          <table:table-cell office:value-type="float" office:value="0.002479417" calcext:value-type="float">
            <text:p>0.002479417</text:p>
          </table:table-cell>
          <table:table-cell office:value-type="float" office:value="0.030614158" calcext:value-type="float">
            <text:p>0.030614158</text:p>
          </table:table-cell>
          <table:table-cell office:value-type="float" office:value="0.001598563" calcext:value-type="float">
            <text:p>0.0015985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2215" calcext:value-type="float">
            <text:p>0.0011222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2-02 22:07:27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996856" calcext:value-type="float">
            <text:p>0.138996856</text:p>
          </table:table-cell>
          <table:table-cell office:value-type="float" office:value="0.27458671" calcext:value-type="float">
            <text:p>0.27458671</text:p>
          </table:table-cell>
          <table:table-cell office:value-type="float" office:value="0.13573529" calcext:value-type="float">
            <text:p>0.13573529</text:p>
          </table:table-cell>
          <table:table-cell office:value-type="float" office:value="5" calcext:value-type="float">
            <text:p>5</text:p>
          </table:table-cell>
          <table:table-cell office:value-type="float" office:value="0.132336632" calcext:value-type="float">
            <text:p>0.132336632</text:p>
          </table:table-cell>
          <table:table-cell/>
          <table:table-cell office:value-type="float" office:value="0.001135595" calcext:value-type="float">
            <text:p>0.001135595</text:p>
          </table:table-cell>
          <table:table-cell office:value-type="float" office:value="0.002243355" calcext:value-type="float">
            <text:p>0.002243355</text:p>
          </table:table-cell>
          <table:table-cell office:value-type="float" office:value="0.001108948" calcext:value-type="float">
            <text:p>0.0011089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182" calcext:value-type="float">
            <text:p>0.001081182</text:p>
          </table:table-cell>
          <table:table-cell/>
          <table:table-cell office:value-type="float" office:value="0.000096992" calcext:value-type="float">
            <text:p>9.6992E-05</text:p>
          </table:table-cell>
          <table:table-cell office:value-type="float" office:value="0.001204753" calcext:value-type="float">
            <text:p>0.001204753</text:p>
          </table:table-cell>
          <table:table-cell office:value-type="float" office:value="0.000070346" calcext:value-type="float">
            <text:p>7.03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579" calcext:value-type="float">
            <text:p>4.2579E-05</text:p>
          </table:table-cell>
          <table:table-cell/>
          <table:table-cell office:value-type="float" office:value="24.601736979" calcext:value-type="float">
            <text:p>24.601736979</text:p>
          </table:table-cell>
          <table:table-cell office:value-type="float" office:value="24.629086596" calcext:value-type="float">
            <text:p>24.629086596</text:p>
          </table:table-cell>
          <table:table-cell office:value-type="float" office:value="24.601079086" calcext:value-type="float">
            <text:p>24.60107908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93539" calcext:value-type="float">
            <text:p>24.600393539</text:p>
          </table:table-cell>
          <table:table-cell/>
          <table:table-cell office:value-type="float" office:value="0.002458556" calcext:value-type="float">
            <text:p>0.002458556</text:p>
          </table:table-cell>
          <table:table-cell office:value-type="float" office:value="0.030537999" calcext:value-type="float">
            <text:p>0.030537999</text:p>
          </table:table-cell>
          <table:table-cell office:value-type="float" office:value="0.001783103" calcext:value-type="float">
            <text:p>0.0017831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9259" calcext:value-type="float">
            <text:p>0.001079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2-02 22:07:2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004009" calcext:value-type="float">
            <text:p>0.139004009</text:p>
          </table:table-cell>
          <table:table-cell office:value-type="float" office:value="0.274179014" calcext:value-type="float">
            <text:p>0.274179014</text:p>
          </table:table-cell>
          <table:table-cell office:value-type="float" office:value="0.135916488" calcext:value-type="float">
            <text:p>0.135916488</text:p>
          </table:table-cell>
          <table:table-cell office:value-type="float" office:value="5" calcext:value-type="float">
            <text:p>5</text:p>
          </table:table-cell>
          <table:table-cell office:value-type="float" office:value="0.132347957" calcext:value-type="float">
            <text:p>0.132347957</text:p>
          </table:table-cell>
          <table:table-cell/>
          <table:table-cell office:value-type="float" office:value="0.001135654" calcext:value-type="float">
            <text:p>0.001135654</text:p>
          </table:table-cell>
          <table:table-cell office:value-type="float" office:value="0.002240025" calcext:value-type="float">
            <text:p>0.002240025</text:p>
          </table:table-cell>
          <table:table-cell office:value-type="float" office:value="0.001110429" calcext:value-type="float">
            <text:p>0.0011104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74" calcext:value-type="float">
            <text:p>0.001081274</text:p>
          </table:table-cell>
          <table:table-cell/>
          <table:table-cell office:value-type="float" office:value="0.000097051" calcext:value-type="float">
            <text:p>9.7051E-05</text:p>
          </table:table-cell>
          <table:table-cell office:value-type="float" office:value="0.001201422" calcext:value-type="float">
            <text:p>0.001201422</text:p>
          </table:table-cell>
          <table:table-cell office:value-type="float" office:value="0.000071826" calcext:value-type="float">
            <text:p>7.18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71" calcext:value-type="float">
            <text:p>4.2671E-05</text:p>
          </table:table-cell>
          <table:table-cell/>
          <table:table-cell office:value-type="float" office:value="24.601738422" calcext:value-type="float">
            <text:p>24.601738422</text:p>
          </table:table-cell>
          <table:table-cell office:value-type="float" office:value="24.629004361" calcext:value-type="float">
            <text:p>24.629004361</text:p>
          </table:table-cell>
          <table:table-cell office:value-type="float" office:value="24.601115635" calcext:value-type="float">
            <text:p>24.60111563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95823" calcext:value-type="float">
            <text:p>24.600395823</text:p>
          </table:table-cell>
          <table:table-cell/>
          <table:table-cell office:value-type="float" office:value="0.002460038" calcext:value-type="float">
            <text:p>0.002460038</text:p>
          </table:table-cell>
          <table:table-cell office:value-type="float" office:value="0.030453571" calcext:value-type="float">
            <text:p>0.030453571</text:p>
          </table:table-cell>
          <table:table-cell office:value-type="float" office:value="0.001820628" calcext:value-type="float">
            <text:p>0.0018206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1604" calcext:value-type="float">
            <text:p>0.001081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2-02 22:07:30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034407" calcext:value-type="float">
            <text:p>0.139034407</text:p>
          </table:table-cell>
          <table:table-cell office:value-type="float" office:value="0.273702177" calcext:value-type="float">
            <text:p>0.273702177</text:p>
          </table:table-cell>
          <table:table-cell office:value-type="float" office:value="0.135904567" calcext:value-type="float">
            <text:p>0.135904567</text:p>
          </table:table-cell>
          <table:table-cell office:value-type="float" office:value="5" calcext:value-type="float">
            <text:p>5</text:p>
          </table:table-cell>
          <table:table-cell office:value-type="float" office:value="0.132343189" calcext:value-type="float">
            <text:p>0.132343189</text:p>
          </table:table-cell>
          <table:table-cell/>
          <table:table-cell office:value-type="float" office:value="0.001135902" calcext:value-type="float">
            <text:p>0.001135902</text:p>
          </table:table-cell>
          <table:table-cell office:value-type="float" office:value="0.002236129" calcext:value-type="float">
            <text:p>0.002236129</text:p>
          </table:table-cell>
          <table:table-cell office:value-type="float" office:value="0.001110331" calcext:value-type="float">
            <text:p>0.0011103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35" calcext:value-type="float">
            <text:p>0.001081235</text:p>
          </table:table-cell>
          <table:table-cell/>
          <table:table-cell office:value-type="float" office:value="0.000097299" calcext:value-type="float">
            <text:p>9.7299E-05</text:p>
          </table:table-cell>
          <table:table-cell office:value-type="float" office:value="0.001197526" calcext:value-type="float">
            <text:p>0.001197526</text:p>
          </table:table-cell>
          <table:table-cell office:value-type="float" office:value="0.000071729" calcext:value-type="float">
            <text:p>7.17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32" calcext:value-type="float">
            <text:p>4.2632E-05</text:p>
          </table:table-cell>
          <table:table-cell/>
          <table:table-cell office:value-type="float" office:value="24.611852499" calcext:value-type="float">
            <text:p>24.611852499</text:p>
          </table:table-cell>
          <table:table-cell office:value-type="float" office:value="24.639015878" calcext:value-type="float">
            <text:p>24.639015878</text:p>
          </table:table-cell>
          <table:table-cell office:value-type="float" office:value="24.611221182" calcext:value-type="float">
            <text:p>24.61122118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2819" calcext:value-type="float">
            <text:p>24.610502819</text:p>
          </table:table-cell>
          <table:table-cell/>
          <table:table-cell office:value-type="float" office:value="0.002466333" calcext:value-type="float">
            <text:p>0.002466333</text:p>
          </table:table-cell>
          <table:table-cell office:value-type="float" office:value="0.030354824" calcext:value-type="float">
            <text:p>0.030354824</text:p>
          </table:table-cell>
          <table:table-cell office:value-type="float" office:value="0.00181816" calcext:value-type="float">
            <text:p>0.001818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0616" calcext:value-type="float">
            <text:p>0.0010806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2-02 22:07:31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115469" calcext:value-type="float">
            <text:p>0.139115469</text:p>
          </table:table-cell>
          <table:table-cell office:value-type="float" office:value="0.2732766" calcext:value-type="float">
            <text:p>0.2732766</text:p>
          </table:table-cell>
          <table:table-cell office:value-type="float" office:value="0.13615133" calcext:value-type="float">
            <text:p>0.13615133</text:p>
          </table:table-cell>
          <table:table-cell office:value-type="float" office:value="5" calcext:value-type="float">
            <text:p>5</text:p>
          </table:table-cell>
          <table:table-cell office:value-type="float" office:value="0.132266299" calcext:value-type="float">
            <text:p>0.132266299</text:p>
          </table:table-cell>
          <table:table-cell/>
          <table:table-cell office:value-type="float" office:value="0.001136564" calcext:value-type="float">
            <text:p>0.001136564</text:p>
          </table:table-cell>
          <table:table-cell office:value-type="float" office:value="0.002232652" calcext:value-type="float">
            <text:p>0.002232652</text:p>
          </table:table-cell>
          <table:table-cell office:value-type="float" office:value="0.001112347" calcext:value-type="float">
            <text:p>0.0011123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07" calcext:value-type="float">
            <text:p>0.001080607</text:p>
          </table:table-cell>
          <table:table-cell/>
          <table:table-cell office:value-type="float" office:value="0.000097962" calcext:value-type="float">
            <text:p>9.7962E-05</text:p>
          </table:table-cell>
          <table:table-cell office:value-type="float" office:value="0.001194049" calcext:value-type="float">
            <text:p>0.001194049</text:p>
          </table:table-cell>
          <table:table-cell office:value-type="float" office:value="0.000073745" calcext:value-type="float">
            <text:p>7.37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04" calcext:value-type="float">
            <text:p>4.2004E-05</text:p>
          </table:table-cell>
          <table:table-cell/>
          <table:table-cell office:value-type="float" office:value="24.591652961" calcext:value-type="float">
            <text:p>24.591652961</text:p>
          </table:table-cell>
          <table:table-cell office:value-type="float" office:value="24.618714642" calcext:value-type="float">
            <text:p>24.618714642</text:p>
          </table:table-cell>
          <table:table-cell office:value-type="float" office:value="24.591055056" calcext:value-type="float">
            <text:p>24.591055056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71395" calcext:value-type="float">
            <text:p>24.590271395</text:p>
          </table:table-cell>
          <table:table-cell/>
          <table:table-cell office:value-type="float" office:value="0.002483121" calcext:value-type="float">
            <text:p>0.002483121</text:p>
          </table:table-cell>
          <table:table-cell office:value-type="float" office:value="0.030266692" calcext:value-type="float">
            <text:p>0.030266692</text:p>
          </table:table-cell>
          <table:table-cell office:value-type="float" office:value="0.001869263" calcext:value-type="float">
            <text:p>0.0018692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4693" calcext:value-type="float">
            <text:p>0.0010646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2-02 22:07:32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095204" calcext:value-type="float">
            <text:p>0.139095204</text:p>
          </table:table-cell>
          <table:table-cell office:value-type="float" office:value="0.272811684" calcext:value-type="float">
            <text:p>0.272811684</text:p>
          </table:table-cell>
          <table:table-cell office:value-type="float" office:value="0.136291401" calcext:value-type="float">
            <text:p>0.136291401</text:p>
          </table:table-cell>
          <table:table-cell office:value-type="float" office:value="5" calcext:value-type="float">
            <text:p>5</text:p>
          </table:table-cell>
          <table:table-cell office:value-type="float" office:value="0.132200138" calcext:value-type="float">
            <text:p>0.132200138</text:p>
          </table:table-cell>
          <table:table-cell/>
          <table:table-cell office:value-type="float" office:value="0.001136399" calcext:value-type="float">
            <text:p>0.001136399</text:p>
          </table:table-cell>
          <table:table-cell office:value-type="float" office:value="0.002228854" calcext:value-type="float">
            <text:p>0.002228854</text:p>
          </table:table-cell>
          <table:table-cell office:value-type="float" office:value="0.001113492" calcext:value-type="float">
            <text:p>0.0011134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066" calcext:value-type="float">
            <text:p>0.001080066</text:p>
          </table:table-cell>
          <table:table-cell/>
          <table:table-cell office:value-type="float" office:value="0.000097796" calcext:value-type="float">
            <text:p>9.7796E-05</text:p>
          </table:table-cell>
          <table:table-cell office:value-type="float" office:value="0.001190251" calcext:value-type="float">
            <text:p>0.001190251</text:p>
          </table:table-cell>
          <table:table-cell office:value-type="float" office:value="0.000074889" calcext:value-type="float">
            <text:p>7.488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464" calcext:value-type="float">
            <text:p>4.1464E-05</text:p>
          </table:table-cell>
          <table:table-cell/>
          <table:table-cell office:value-type="float" office:value="24.591648873" calcext:value-type="float">
            <text:p>24.591648873</text:p>
          </table:table-cell>
          <table:table-cell office:value-type="float" office:value="24.618620865" calcext:value-type="float">
            <text:p>24.618620865</text:p>
          </table:table-cell>
          <table:table-cell office:value-type="float" office:value="24.59108331" calcext:value-type="float">
            <text:p>24.59108331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5805" calcext:value-type="float">
            <text:p>24.59025805</text:p>
          </table:table-cell>
          <table:table-cell/>
          <table:table-cell office:value-type="float" office:value="0.002478924" calcext:value-type="float">
            <text:p>0.002478924</text:p>
          </table:table-cell>
          <table:table-cell office:value-type="float" office:value="0.030170413" calcext:value-type="float">
            <text:p>0.030170413</text:p>
          </table:table-cell>
          <table:table-cell office:value-type="float" office:value="0.001898271" calcext:value-type="float">
            <text:p>0.0018982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0991" calcext:value-type="float">
            <text:p>0.0010509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2-02 22:07:33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076726" calcext:value-type="float">
            <text:p>0.139076726</text:p>
          </table:table-cell>
          <table:table-cell office:value-type="float" office:value="0.27243379" calcext:value-type="float">
            <text:p>0.27243379</text:p>
          </table:table-cell>
          <table:table-cell office:value-type="float" office:value="0.136500017" calcext:value-type="float">
            <text:p>0.136500017</text:p>
          </table:table-cell>
          <table:table-cell office:value-type="float" office:value="5" calcext:value-type="float">
            <text:p>5</text:p>
          </table:table-cell>
          <table:table-cell office:value-type="float" office:value="0.132148878" calcext:value-type="float">
            <text:p>0.132148878</text:p>
          </table:table-cell>
          <table:table-cell/>
          <table:table-cell office:value-type="float" office:value="0.001136248" calcext:value-type="float">
            <text:p>0.001136248</text:p>
          </table:table-cell>
          <table:table-cell office:value-type="float" office:value="0.002225766" calcext:value-type="float">
            <text:p>0.002225766</text:p>
          </table:table-cell>
          <table:table-cell office:value-type="float" office:value="0.001115196" calcext:value-type="float">
            <text:p>0.0011151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48" calcext:value-type="float">
            <text:p>0.001079648</text:p>
          </table:table-cell>
          <table:table-cell/>
          <table:table-cell office:value-type="float" office:value="0.000097645" calcext:value-type="float">
            <text:p>9.7645E-05</text:p>
          </table:table-cell>
          <table:table-cell office:value-type="float" office:value="0.001187164" calcext:value-type="float">
            <text:p>0.001187164</text:p>
          </table:table-cell>
          <table:table-cell office:value-type="float" office:value="0.000076593" calcext:value-type="float">
            <text:p>7.65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45" calcext:value-type="float">
            <text:p>4.1045E-05</text:p>
          </table:table-cell>
          <table:table-cell/>
          <table:table-cell office:value-type="float" office:value="24.591645146" calcext:value-type="float">
            <text:p>24.591645146</text:p>
          </table:table-cell>
          <table:table-cell office:value-type="float" office:value="24.618544641" calcext:value-type="float">
            <text:p>24.618544641</text:p>
          </table:table-cell>
          <table:table-cell office:value-type="float" office:value="24.591125391" calcext:value-type="float">
            <text:p>24.591125391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4771" calcext:value-type="float">
            <text:p>24.59024771</text:p>
          </table:table-cell>
          <table:table-cell/>
          <table:table-cell office:value-type="float" office:value="0.002475097" calcext:value-type="float">
            <text:p>0.002475097</text:p>
          </table:table-cell>
          <table:table-cell office:value-type="float" office:value="0.030092156" calcext:value-type="float">
            <text:p>0.030092156</text:p>
          </table:table-cell>
          <table:table-cell office:value-type="float" office:value="0.001941474" calcext:value-type="float">
            <text:p>0.0019414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0376" calcext:value-type="float">
            <text:p>0.0010403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2-02 22:07:3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091627" calcext:value-type="float">
            <text:p>0.139091627</text:p>
          </table:table-cell>
          <table:table-cell office:value-type="float" office:value="0.271981987" calcext:value-type="float">
            <text:p>0.271981987</text:p>
          </table:table-cell>
          <table:table-cell office:value-type="float" office:value="0.136640088" calcext:value-type="float">
            <text:p>0.136640088</text:p>
          </table:table-cell>
          <table:table-cell office:value-type="float" office:value="5" calcext:value-type="float">
            <text:p>5</text:p>
          </table:table-cell>
          <table:table-cell office:value-type="float" office:value="0.132091657" calcext:value-type="float">
            <text:p>0.132091657</text:p>
          </table:table-cell>
          <table:table-cell/>
          <table:table-cell office:value-type="float" office:value="0.00113637" calcext:value-type="float">
            <text:p>0.00113637</text:p>
          </table:table-cell>
          <table:table-cell office:value-type="float" office:value="0.002222075" calcext:value-type="float">
            <text:p>0.002222075</text:p>
          </table:table-cell>
          <table:table-cell office:value-type="float" office:value="0.001116341" calcext:value-type="float">
            <text:p>0.0011163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8" calcext:value-type="float">
            <text:p>0.00107918</text:p>
          </table:table-cell>
          <table:table-cell/>
          <table:table-cell office:value-type="float" office:value="0.000097767" calcext:value-type="float">
            <text:p>9.7767E-05</text:p>
          </table:table-cell>
          <table:table-cell office:value-type="float" office:value="0.001183472" calcext:value-type="float">
            <text:p>0.001183472</text:p>
          </table:table-cell>
          <table:table-cell office:value-type="float" office:value="0.000077738" calcext:value-type="float">
            <text:p>7.77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77" calcext:value-type="float">
            <text:p>4.0577E-05</text:p>
          </table:table-cell>
          <table:table-cell/>
          <table:table-cell office:value-type="float" office:value="24.601756096" calcext:value-type="float">
            <text:p>24.601756096</text:p>
          </table:table-cell>
          <table:table-cell office:value-type="float" office:value="24.628561208" calcext:value-type="float">
            <text:p>24.628561208</text:p>
          </table:table-cell>
          <table:table-cell office:value-type="float" office:value="24.601261593" calcext:value-type="float">
            <text:p>24.60126159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44124" calcext:value-type="float">
            <text:p>24.600344124</text:p>
          </table:table-cell>
          <table:table-cell/>
          <table:table-cell office:value-type="float" office:value="0.002478183" calcext:value-type="float">
            <text:p>0.002478183</text:p>
          </table:table-cell>
          <table:table-cell office:value-type="float" office:value="0.029998594" calcext:value-type="float">
            <text:p>0.029998594</text:p>
          </table:table-cell>
          <table:table-cell office:value-type="float" office:value="0.001970482" calcext:value-type="float">
            <text:p>0.0019704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8525" calcext:value-type="float">
            <text:p>0.001028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2-02 22:07:3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040367" calcext:value-type="float">
            <text:p>0.139040367</text:p>
          </table:table-cell>
          <table:table-cell office:value-type="float" office:value="0.271493229" calcext:value-type="float">
            <text:p>0.271493229</text:p>
          </table:table-cell>
          <table:table-cell office:value-type="float" office:value="0.136667506" calcext:value-type="float">
            <text:p>0.136667506</text:p>
          </table:table-cell>
          <table:table-cell office:value-type="float" office:value="5" calcext:value-type="float">
            <text:p>5</text:p>
          </table:table-cell>
          <table:table-cell office:value-type="float" office:value="0.132123844" calcext:value-type="float">
            <text:p>0.132123844</text:p>
          </table:table-cell>
          <table:table-cell/>
          <table:table-cell office:value-type="float" office:value="0.001135951" calcext:value-type="float">
            <text:p>0.001135951</text:p>
          </table:table-cell>
          <table:table-cell office:value-type="float" office:value="0.002218082" calcext:value-type="float">
            <text:p>0.002218082</text:p>
          </table:table-cell>
          <table:table-cell office:value-type="float" office:value="0.001116565" calcext:value-type="float">
            <text:p>0.0011165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443" calcext:value-type="float">
            <text:p>0.001079443</text:p>
          </table:table-cell>
          <table:table-cell/>
          <table:table-cell office:value-type="float" office:value="0.000097348" calcext:value-type="float">
            <text:p>9.7348E-05</text:p>
          </table:table-cell>
          <table:table-cell office:value-type="float" office:value="0.001179479" calcext:value-type="float">
            <text:p>0.001179479</text:p>
          </table:table-cell>
          <table:table-cell office:value-type="float" office:value="0.000077962" calcext:value-type="float">
            <text:p>7.79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84" calcext:value-type="float">
            <text:p>4.084E-05</text:p>
          </table:table-cell>
          <table:table-cell/>
          <table:table-cell office:value-type="float" office:value="24.581529869" calcext:value-type="float">
            <text:p>24.581529869</text:p>
          </table:table-cell>
          <table:table-cell office:value-type="float" office:value="24.608247223" calcext:value-type="float">
            <text:p>24.608247223</text:p>
          </table:table-cell>
          <table:table-cell office:value-type="float" office:value="24.581051228" calcext:value-type="float">
            <text:p>24.581051228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34704" calcext:value-type="float">
            <text:p>24.580134704</text:p>
          </table:table-cell>
          <table:table-cell/>
          <table:table-cell office:value-type="float" office:value="0.002467567" calcext:value-type="float">
            <text:p>0.002467567</text:p>
          </table:table-cell>
          <table:table-cell office:value-type="float" office:value="0.029897378" calcext:value-type="float">
            <text:p>0.029897378</text:p>
          </table:table-cell>
          <table:table-cell office:value-type="float" office:value="0.00197616" calcext:value-type="float">
            <text:p>0.001976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5191" calcext:value-type="float">
            <text:p>0.0010351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2-02 22:07:37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132159" calcext:value-type="float">
            <text:p>0.139132159</text:p>
          </table:table-cell>
          <table:table-cell office:value-type="float" office:value="0.270926985" calcext:value-type="float">
            <text:p>0.270926985</text:p>
          </table:table-cell>
          <table:table-cell office:value-type="float" office:value="0.136536972" calcext:value-type="float">
            <text:p>0.136536972</text:p>
          </table:table-cell>
          <table:table-cell office:value-type="float" office:value="5" calcext:value-type="float">
            <text:p>5</text:p>
          </table:table-cell>
          <table:table-cell office:value-type="float" office:value="0.132151858" calcext:value-type="float">
            <text:p>0.132151858</text:p>
          </table:table-cell>
          <table:table-cell/>
          <table:table-cell office:value-type="float" office:value="0.001136701" calcext:value-type="float">
            <text:p>0.001136701</text:p>
          </table:table-cell>
          <table:table-cell office:value-type="float" office:value="0.002213456" calcext:value-type="float">
            <text:p>0.002213456</text:p>
          </table:table-cell>
          <table:table-cell office:value-type="float" office:value="0.001115498" calcext:value-type="float">
            <text:p>0.0011154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72" calcext:value-type="float">
            <text:p>0.001079672</text:p>
          </table:table-cell>
          <table:table-cell/>
          <table:table-cell office:value-type="float" office:value="0.000098098" calcext:value-type="float">
            <text:p>9.8098E-05</text:p>
          </table:table-cell>
          <table:table-cell office:value-type="float" office:value="0.001174853" calcext:value-type="float">
            <text:p>0.001174853</text:p>
          </table:table-cell>
          <table:table-cell office:value-type="float" office:value="0.000076895" calcext:value-type="float">
            <text:p>7.68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69" calcext:value-type="float">
            <text:p>4.1069E-05</text:p>
          </table:table-cell>
          <table:table-cell/>
          <table:table-cell office:value-type="float" office:value="24.586602356" calcext:value-type="float">
            <text:p>24.586602356</text:p>
          </table:table-cell>
          <table:table-cell office:value-type="float" office:value="24.613186856" calcext:value-type="float">
            <text:p>24.613186856</text:p>
          </table:table-cell>
          <table:table-cell office:value-type="float" office:value="24.586078871" calcext:value-type="float">
            <text:p>24.586078871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94333" calcext:value-type="float">
            <text:p>24.585194333</text:p>
          </table:table-cell>
          <table:table-cell/>
          <table:table-cell office:value-type="float" office:value="0.002486577" calcext:value-type="float">
            <text:p>0.002486577</text:p>
          </table:table-cell>
          <table:table-cell office:value-type="float" office:value="0.029780116" calcext:value-type="float">
            <text:p>0.029780116</text:p>
          </table:table-cell>
          <table:table-cell office:value-type="float" office:value="0.001949127" calcext:value-type="float">
            <text:p>0.0019491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0993" calcext:value-type="float">
            <text:p>0.0010409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2-02 22:07:38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8880627" calcext:value-type="float">
            <text:p>0.138880627</text:p>
          </table:table-cell>
          <table:table-cell office:value-type="float" office:value="0.270555052" calcext:value-type="float">
            <text:p>0.270555052</text:p>
          </table:table-cell>
          <table:table-cell office:value-type="float" office:value="0.136497037" calcext:value-type="float">
            <text:p>0.136497037</text:p>
          </table:table-cell>
          <table:table-cell office:value-type="float" office:value="5" calcext:value-type="float">
            <text:p>5</text:p>
          </table:table-cell>
          <table:table-cell office:value-type="float" office:value="0.132190601" calcext:value-type="float">
            <text:p>0.132190601</text:p>
          </table:table-cell>
          <table:table-cell/>
          <table:table-cell office:value-type="float" office:value="0.001134646" calcext:value-type="float">
            <text:p>0.001134646</text:p>
          </table:table-cell>
          <table:table-cell office:value-type="float" office:value="0.002210417" calcext:value-type="float">
            <text:p>0.002210417</text:p>
          </table:table-cell>
          <table:table-cell office:value-type="float" office:value="0.001115172" calcext:value-type="float">
            <text:p>0.0011151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89" calcext:value-type="float">
            <text:p>0.001079989</text:p>
          </table:table-cell>
          <table:table-cell/>
          <table:table-cell office:value-type="float" office:value="0.000096043" calcext:value-type="float">
            <text:p>9.6043E-05</text:p>
          </table:table-cell>
          <table:table-cell office:value-type="float" office:value="0.001171814" calcext:value-type="float">
            <text:p>0.001171814</text:p>
          </table:table-cell>
          <table:table-cell office:value-type="float" office:value="0.000076569" calcext:value-type="float">
            <text:p>7.65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86" calcext:value-type="float">
            <text:p>4.1386E-05</text:p>
          </table:table-cell>
          <table:table-cell/>
          <table:table-cell office:value-type="float" office:value="24.586551619" calcext:value-type="float">
            <text:p>24.586551619</text:p>
          </table:table-cell>
          <table:table-cell office:value-type="float" office:value="24.613111834" calcext:value-type="float">
            <text:p>24.613111834</text:p>
          </table:table-cell>
          <table:table-cell office:value-type="float" office:value="24.586070816" calcext:value-type="float">
            <text:p>24.586070816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202148" calcext:value-type="float">
            <text:p>24.585202148</text:p>
          </table:table-cell>
          <table:table-cell/>
          <table:table-cell office:value-type="float" office:value="0.002434486" calcext:value-type="float">
            <text:p>0.002434486</text:p>
          </table:table-cell>
          <table:table-cell office:value-type="float" office:value="0.029703093" calcext:value-type="float">
            <text:p>0.029703093</text:p>
          </table:table-cell>
          <table:table-cell office:value-type="float" office:value="0.001940857" calcext:value-type="float">
            <text:p>0.0019408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9016" calcext:value-type="float">
            <text:p>0.0010490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2-02 22:07:4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13681" calcext:value-type="float">
            <text:p>0.139113681</text:p>
          </table:table-cell>
          <table:table-cell office:value-type="float" office:value="0.270080599" calcext:value-type="float">
            <text:p>0.270080599</text:p>
          </table:table-cell>
          <table:table-cell office:value-type="float" office:value="0.136345045" calcext:value-type="float">
            <text:p>0.136345045</text:p>
          </table:table-cell>
          <table:table-cell office:value-type="float" office:value="5" calcext:value-type="float">
            <text:p>5</text:p>
          </table:table-cell>
          <table:table-cell office:value-type="float" office:value="0.132270471" calcext:value-type="float">
            <text:p>0.132270471</text:p>
          </table:table-cell>
          <table:table-cell/>
          <table:table-cell office:value-type="float" office:value="0.00113655" calcext:value-type="float">
            <text:p>0.00113655</text:p>
          </table:table-cell>
          <table:table-cell office:value-type="float" office:value="0.002206541" calcext:value-type="float">
            <text:p>0.002206541</text:p>
          </table:table-cell>
          <table:table-cell office:value-type="float" office:value="0.00111393" calcext:value-type="float">
            <text:p>0.001113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641" calcext:value-type="float">
            <text:p>0.001080641</text:p>
          </table:table-cell>
          <table:table-cell/>
          <table:table-cell office:value-type="float" office:value="0.000097947" calcext:value-type="float">
            <text:p>9.7947E-05</text:p>
          </table:table-cell>
          <table:table-cell office:value-type="float" office:value="0.001167938" calcext:value-type="float">
            <text:p>0.001167938</text:p>
          </table:table-cell>
          <table:table-cell office:value-type="float" office:value="0.000075327" calcext:value-type="float">
            <text:p>7.532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038" calcext:value-type="float">
            <text:p>4.2038E-05</text:p>
          </table:table-cell>
          <table:table-cell/>
          <table:table-cell office:value-type="float" office:value="24.581544658" calcext:value-type="float">
            <text:p>24.581544658</text:p>
          </table:table-cell>
          <table:table-cell office:value-type="float" office:value="24.607962282" calcext:value-type="float">
            <text:p>24.607962282</text:p>
          </table:table-cell>
          <table:table-cell office:value-type="float" office:value="24.580986183" calcext:value-type="float">
            <text:p>24.58098618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64281" calcext:value-type="float">
            <text:p>24.580164281</text:p>
          </table:table-cell>
          <table:table-cell/>
          <table:table-cell office:value-type="float" office:value="0.00248275" calcext:value-type="float">
            <text:p>0.00248275</text:p>
          </table:table-cell>
          <table:table-cell office:value-type="float" office:value="0.02960484" calcext:value-type="float">
            <text:p>0.02960484</text:p>
          </table:table-cell>
          <table:table-cell office:value-type="float" office:value="0.00190938" calcext:value-type="float">
            <text:p>0.00190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5557" calcext:value-type="float">
            <text:p>0.0010655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2-02 22:07:4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06529" calcext:value-type="float">
            <text:p>0.139106529</text:p>
          </table:table-cell>
          <table:table-cell office:value-type="float" office:value="0.269621047" calcext:value-type="float">
            <text:p>0.269621047</text:p>
          </table:table-cell>
          <table:table-cell office:value-type="float" office:value="0.136107223" calcext:value-type="float">
            <text:p>0.136107223</text:p>
          </table:table-cell>
          <table:table-cell office:value-type="float" office:value="5" calcext:value-type="float">
            <text:p>5</text:p>
          </table:table-cell>
          <table:table-cell office:value-type="float" office:value="0.132302062" calcext:value-type="float">
            <text:p>0.132302062</text:p>
          </table:table-cell>
          <table:table-cell/>
          <table:table-cell office:value-type="float" office:value="0.001136491" calcext:value-type="float">
            <text:p>0.001136491</text:p>
          </table:table-cell>
          <table:table-cell office:value-type="float" office:value="0.002202786" calcext:value-type="float">
            <text:p>0.002202786</text:p>
          </table:table-cell>
          <table:table-cell office:value-type="float" office:value="0.001111987" calcext:value-type="float">
            <text:p>0.0011119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99" calcext:value-type="float">
            <text:p>0.001080899</text:p>
          </table:table-cell>
          <table:table-cell/>
          <table:table-cell office:value-type="float" office:value="0.000097889" calcext:value-type="float">
            <text:p>9.7889E-05</text:p>
          </table:table-cell>
          <table:table-cell office:value-type="float" office:value="0.001164184" calcext:value-type="float">
            <text:p>0.001164184</text:p>
          </table:table-cell>
          <table:table-cell office:value-type="float" office:value="0.000073384" calcext:value-type="float">
            <text:p>7.338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96" calcext:value-type="float">
            <text:p>4.2296E-05</text:p>
          </table:table-cell>
          <table:table-cell/>
          <table:table-cell office:value-type="float" office:value="24.581543215" calcext:value-type="float">
            <text:p>24.581543215</text:p>
          </table:table-cell>
          <table:table-cell office:value-type="float" office:value="24.607869586" calcext:value-type="float">
            <text:p>24.607869586</text:p>
          </table:table-cell>
          <table:table-cell office:value-type="float" office:value="24.580938211" calcext:value-type="float">
            <text:p>24.58093821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70654" calcext:value-type="float">
            <text:p>24.580170654</text:p>
          </table:table-cell>
          <table:table-cell/>
          <table:table-cell office:value-type="float" office:value="0.002481269" calcext:value-type="float">
            <text:p>0.002481269</text:p>
          </table:table-cell>
          <table:table-cell office:value-type="float" office:value="0.029509672" calcext:value-type="float">
            <text:p>0.029509672</text:p>
          </table:table-cell>
          <table:table-cell office:value-type="float" office:value="0.001860129" calcext:value-type="float">
            <text:p>0.0018601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2099" calcext:value-type="float">
            <text:p>0.001072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2-02 22:07:42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4706" calcext:value-type="float">
            <text:p>0.13914706</text:p>
          </table:table-cell>
          <table:table-cell office:value-type="float" office:value="0.269085797" calcext:value-type="float">
            <text:p>0.269085797</text:p>
          </table:table-cell>
          <table:table-cell office:value-type="float" office:value="0.135004537" calcext:value-type="float">
            <text:p>0.135004537</text:p>
          </table:table-cell>
          <table:table-cell office:value-type="float" office:value="5" calcext:value-type="float">
            <text:p>5</text:p>
          </table:table-cell>
          <table:table-cell office:value-type="float" office:value="0.132601277" calcext:value-type="float">
            <text:p>0.132601277</text:p>
          </table:table-cell>
          <table:table-cell/>
          <table:table-cell office:value-type="float" office:value="0.001136822" calcext:value-type="float">
            <text:p>0.001136822</text:p>
          </table:table-cell>
          <table:table-cell office:value-type="float" office:value="0.002198413" calcext:value-type="float">
            <text:p>0.002198413</text:p>
          </table:table-cell>
          <table:table-cell office:value-type="float" office:value="0.001102978" calcext:value-type="float">
            <text:p>0.0011029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344" calcext:value-type="float">
            <text:p>0.001083344</text:p>
          </table:table-cell>
          <table:table-cell/>
          <table:table-cell office:value-type="float" office:value="0.00009822" calcext:value-type="float">
            <text:p>9.822E-05</text:p>
          </table:table-cell>
          <table:table-cell office:value-type="float" office:value="0.001159811" calcext:value-type="float">
            <text:p>0.001159811</text:p>
          </table:table-cell>
          <table:table-cell office:value-type="float" office:value="0.000064375" calcext:value-type="float">
            <text:p>6.43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741" calcext:value-type="float">
            <text:p>4.4741E-05</text:p>
          </table:table-cell>
          <table:table-cell/>
          <table:table-cell office:value-type="float" office:value="24.581551391" calcext:value-type="float">
            <text:p>24.581551391</text:p>
          </table:table-cell>
          <table:table-cell office:value-type="float" office:value="24.607761621" calcext:value-type="float">
            <text:p>24.607761621</text:p>
          </table:table-cell>
          <table:table-cell office:value-type="float" office:value="24.580715783" calcext:value-type="float">
            <text:p>24.58071578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3101" calcext:value-type="float">
            <text:p>24.58023101</text:p>
          </table:table-cell>
          <table:table-cell/>
          <table:table-cell office:value-type="float" office:value="0.002489663" calcext:value-type="float">
            <text:p>0.002489663</text:p>
          </table:table-cell>
          <table:table-cell office:value-type="float" office:value="0.029398828" calcext:value-type="float">
            <text:p>0.029398828</text:p>
          </table:table-cell>
          <table:table-cell office:value-type="float" office:value="0.001631768" calcext:value-type="float">
            <text:p>0.0016317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4065" calcext:value-type="float">
            <text:p>0.0011340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2-02 22:07:43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004605" calcext:value-type="float">
            <text:p>0.139004605</text:p>
          </table:table-cell>
          <table:table-cell office:value-type="float" office:value="0.268536838" calcext:value-type="float">
            <text:p>0.268536838</text:p>
          </table:table-cell>
          <table:table-cell office:value-type="float" office:value="0.134964601" calcext:value-type="float">
            <text:p>0.134964601</text:p>
          </table:table-cell>
          <table:table-cell office:value-type="float" office:value="5" calcext:value-type="float">
            <text:p>5</text:p>
          </table:table-cell>
          <table:table-cell office:value-type="float" office:value="0.132607237" calcext:value-type="float">
            <text:p>0.132607237</text:p>
          </table:table-cell>
          <table:table-cell/>
          <table:table-cell office:value-type="float" office:value="0.001135659" calcext:value-type="float">
            <text:p>0.001135659</text:p>
          </table:table-cell>
          <table:table-cell office:value-type="float" office:value="0.002193928" calcext:value-type="float">
            <text:p>0.002193928</text:p>
          </table:table-cell>
          <table:table-cell office:value-type="float" office:value="0.001102652" calcext:value-type="float">
            <text:p>0.0011026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392" calcext:value-type="float">
            <text:p>0.001083392</text:p>
          </table:table-cell>
          <table:table-cell/>
          <table:table-cell office:value-type="float" office:value="0.000097056" calcext:value-type="float">
            <text:p>9.7056E-05</text:p>
          </table:table-cell>
          <table:table-cell office:value-type="float" office:value="0.001155326" calcext:value-type="float">
            <text:p>0.001155326</text:p>
          </table:table-cell>
          <table:table-cell office:value-type="float" office:value="0.000064049" calcext:value-type="float">
            <text:p>6.40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79" calcext:value-type="float">
            <text:p>4.479E-05</text:p>
          </table:table-cell>
          <table:table-cell/>
          <table:table-cell office:value-type="float" office:value="24.586576627" calcext:value-type="float">
            <text:p>24.586576627</text:p>
          </table:table-cell>
          <table:table-cell office:value-type="float" office:value="24.612704742" calcext:value-type="float">
            <text:p>24.612704742</text:p>
          </table:table-cell>
          <table:table-cell office:value-type="float" office:value="24.585761702" calcext:value-type="float">
            <text:p>24.58576170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286189" calcext:value-type="float">
            <text:p>24.585286189</text:p>
          </table:table-cell>
          <table:table-cell/>
          <table:table-cell office:value-type="float" office:value="0.002460161" calcext:value-type="float">
            <text:p>0.002460161</text:p>
          </table:table-cell>
          <table:table-cell office:value-type="float" office:value="0.029285146" calcext:value-type="float">
            <text:p>0.029285146</text:p>
          </table:table-cell>
          <table:table-cell office:value-type="float" office:value="0.001623498" calcext:value-type="float">
            <text:p>0.0016234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53" calcext:value-type="float">
            <text:p>0.00113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2-02 22:07:45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988511" calcext:value-type="float">
            <text:p>0.138988511</text:p>
          </table:table-cell>
          <table:table-cell office:value-type="float" office:value="0.268212589" calcext:value-type="float">
            <text:p>0.268212589</text:p>
          </table:table-cell>
          <table:table-cell office:value-type="float" office:value="0.134832279" calcext:value-type="float">
            <text:p>0.134832279</text:p>
          </table:table-cell>
          <table:table-cell office:value-type="float" office:value="5" calcext:value-type="float">
            <text:p>5</text:p>
          </table:table-cell>
          <table:table-cell office:value-type="float" office:value="0.132614986" calcext:value-type="float">
            <text:p>0.132614986</text:p>
          </table:table-cell>
          <table:table-cell/>
          <table:table-cell office:value-type="float" office:value="0.001135527" calcext:value-type="float">
            <text:p>0.001135527</text:p>
          </table:table-cell>
          <table:table-cell office:value-type="float" office:value="0.002191279" calcext:value-type="float">
            <text:p>0.002191279</text:p>
          </table:table-cell>
          <table:table-cell office:value-type="float" office:value="0.001101571" calcext:value-type="float">
            <text:p>0.0011015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456" calcext:value-type="float">
            <text:p>0.001083456</text:p>
          </table:table-cell>
          <table:table-cell/>
          <table:table-cell office:value-type="float" office:value="0.000096924" calcext:value-type="float">
            <text:p>9.6924E-05</text:p>
          </table:table-cell>
          <table:table-cell office:value-type="float" office:value="0.001152677" calcext:value-type="float">
            <text:p>0.001152677</text:p>
          </table:table-cell>
          <table:table-cell office:value-type="float" office:value="0.000062968" calcext:value-type="float">
            <text:p>6.29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53" calcext:value-type="float">
            <text:p>4.4853E-05</text:p>
          </table:table-cell>
          <table:table-cell/>
          <table:table-cell office:value-type="float" office:value="24.581519409" calcext:value-type="float">
            <text:p>24.581519409</text:p>
          </table:table-cell>
          <table:table-cell office:value-type="float" office:value="24.607585486" calcext:value-type="float">
            <text:p>24.607585486</text:p>
          </table:table-cell>
          <table:table-cell office:value-type="float" office:value="24.580681036" calcext:value-type="float">
            <text:p>24.58068103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33775" calcext:value-type="float">
            <text:p>24.580233775</text:p>
          </table:table-cell>
          <table:table-cell/>
          <table:table-cell office:value-type="float" office:value="0.002456828" calcext:value-type="float">
            <text:p>0.002456828</text:p>
          </table:table-cell>
          <table:table-cell office:value-type="float" office:value="0.029217998" calcext:value-type="float">
            <text:p>0.029217998</text:p>
          </table:table-cell>
          <table:table-cell office:value-type="float" office:value="0.001596094" calcext:value-type="float">
            <text:p>0.0015960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6904" calcext:value-type="float">
            <text:p>0.0011369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2-02 22:07:4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958709" calcext:value-type="float">
            <text:p>0.138958709</text:p>
          </table:table-cell>
          <table:table-cell office:value-type="float" office:value="0.267836483" calcext:value-type="float">
            <text:p>0.267836483</text:p>
          </table:table-cell>
          <table:table-cell office:value-type="float" office:value="0.134701149" calcext:value-type="float">
            <text:p>0.134701149</text:p>
          </table:table-cell>
          <table:table-cell office:value-type="float" office:value="5" calcext:value-type="float">
            <text:p>5</text:p>
          </table:table-cell>
          <table:table-cell office:value-type="float" office:value="0.132680551" calcext:value-type="float">
            <text:p>0.132680551</text:p>
          </table:table-cell>
          <table:table-cell/>
          <table:table-cell office:value-type="float" office:value="0.001135284" calcext:value-type="float">
            <text:p>0.001135284</text:p>
          </table:table-cell>
          <table:table-cell office:value-type="float" office:value="0.002188207" calcext:value-type="float">
            <text:p>0.002188207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991" calcext:value-type="float">
            <text:p>0.001083991</text:p>
          </table:table-cell>
          <table:table-cell/>
          <table:table-cell office:value-type="float" office:value="0.000096681" calcext:value-type="float">
            <text:p>9.6681E-05</text:p>
          </table:table-cell>
          <table:table-cell office:value-type="float" office:value="0.001149604" calcext:value-type="float">
            <text:p>0.001149604</text:p>
          </table:table-cell>
          <table:table-cell office:value-type="float" office:value="0.000061897" calcext:value-type="float">
            <text:p>6.18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5389" calcext:value-type="float">
            <text:p>4.5389E-05</text:p>
          </table:table-cell>
          <table:table-cell/>
          <table:table-cell office:value-type="float" office:value="24.581513397" calcext:value-type="float">
            <text:p>24.581513397</text:p>
          </table:table-cell>
          <table:table-cell office:value-type="float" office:value="24.607509622" calcext:value-type="float">
            <text:p>24.607509622</text:p>
          </table:table-cell>
          <table:table-cell office:value-type="float" office:value="24.580654585" calcext:value-type="float">
            <text:p>24.580654585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47001" calcext:value-type="float">
            <text:p>24.580247001</text:p>
          </table:table-cell>
          <table:table-cell/>
          <table:table-cell office:value-type="float" office:value="0.002450656" calcext:value-type="float">
            <text:p>0.002450656</text:p>
          </table:table-cell>
          <table:table-cell office:value-type="float" office:value="0.029140111" calcext:value-type="float">
            <text:p>0.029140111</text:p>
          </table:table-cell>
          <table:table-cell office:value-type="float" office:value="0.001568938" calcext:value-type="float">
            <text:p>0.001568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50482" calcext:value-type="float">
            <text:p>0.0011504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2-02 22:07:47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968842" calcext:value-type="float">
            <text:p>0.138968842</text:p>
          </table:table-cell>
          <table:table-cell office:value-type="float" office:value="0.267626675" calcext:value-type="float">
            <text:p>0.267626675</text:p>
          </table:table-cell>
          <table:table-cell office:value-type="float" office:value="0.135650055" calcext:value-type="float">
            <text:p>0.135650055</text:p>
          </table:table-cell>
          <table:table-cell office:value-type="float" office:value="5" calcext:value-type="float">
            <text:p>5</text:p>
          </table:table-cell>
          <table:table-cell office:value-type="float" office:value="0.132369415" calcext:value-type="float">
            <text:p>0.132369415</text:p>
          </table:table-cell>
          <table:table-cell/>
          <table:table-cell office:value-type="float" office:value="0.001135366" calcext:value-type="float">
            <text:p>0.001135366</text:p>
          </table:table-cell>
          <table:table-cell office:value-type="float" office:value="0.002186492" calcext:value-type="float">
            <text:p>0.002186492</text:p>
          </table:table-cell>
          <table:table-cell office:value-type="float" office:value="0.001108252" calcext:value-type="float">
            <text:p>0.0011082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449" calcext:value-type="float">
            <text:p>0.001081449</text:p>
          </table:table-cell>
          <table:table-cell/>
          <table:table-cell office:value-type="float" office:value="0.000096764" calcext:value-type="float">
            <text:p>9.6764E-05</text:p>
          </table:table-cell>
          <table:table-cell office:value-type="float" office:value="0.00114789" calcext:value-type="float">
            <text:p>0.00114789</text:p>
          </table:table-cell>
          <table:table-cell office:value-type="float" office:value="0.000069649" calcext:value-type="float">
            <text:p>6.96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847" calcext:value-type="float">
            <text:p>4.2847E-05</text:p>
          </table:table-cell>
          <table:table-cell/>
          <table:table-cell office:value-type="float" office:value="24.5714075" calcext:value-type="float">
            <text:p>24.5714075</text:p>
          </table:table-cell>
          <table:table-cell office:value-type="float" office:value="24.597359597" calcext:value-type="float">
            <text:p>24.597359597</text:p>
          </table:table-cell>
          <table:table-cell office:value-type="float" office:value="24.570738045" calcext:value-type="float">
            <text:p>24.57073804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70076286" calcext:value-type="float">
            <text:p>24.570076286</text:p>
          </table:table-cell>
          <table:table-cell/>
          <table:table-cell office:value-type="float" office:value="0.002452755" calcext:value-type="float">
            <text:p>0.002452755</text:p>
          </table:table-cell>
          <table:table-cell office:value-type="float" office:value="0.029096662" calcext:value-type="float">
            <text:p>0.029096662</text:p>
          </table:table-cell>
          <table:table-cell office:value-type="float" office:value="0.001765451" calcext:value-type="float">
            <text:p>0.0017654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6048" calcext:value-type="float">
            <text:p>0.0010860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2-02 22:07:49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8812082" calcext:value-type="float">
            <text:p>0.138812082</text:p>
          </table:table-cell>
          <table:table-cell office:value-type="float" office:value="0.267186793" calcext:value-type="float">
            <text:p>0.267186793</text:p>
          </table:table-cell>
          <table:table-cell office:value-type="float" office:value="0.136579887" calcext:value-type="float">
            <text:p>0.136579887</text:p>
          </table:table-cell>
          <table:table-cell office:value-type="float" office:value="5" calcext:value-type="float">
            <text:p>5</text:p>
          </table:table-cell>
          <table:table-cell office:value-type="float" office:value="0.131994502" calcext:value-type="float">
            <text:p>0.131994502</text:p>
          </table:table-cell>
          <table:table-cell/>
          <table:table-cell office:value-type="float" office:value="0.001134086" calcext:value-type="float">
            <text:p>0.001134086</text:p>
          </table:table-cell>
          <table:table-cell office:value-type="float" office:value="0.002182899" calcext:value-type="float">
            <text:p>0.002182899</text:p>
          </table:table-cell>
          <table:table-cell office:value-type="float" office:value="0.001115849" calcext:value-type="float">
            <text:p>0.0011158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86" calcext:value-type="float">
            <text:p>0.001078386</text:p>
          </table:table-cell>
          <table:table-cell/>
          <table:table-cell office:value-type="float" office:value="0.000095483" calcext:value-type="float">
            <text:p>9.5483E-05</text:p>
          </table:table-cell>
          <table:table-cell office:value-type="float" office:value="0.001144296" calcext:value-type="float">
            <text:p>0.001144296</text:p>
          </table:table-cell>
          <table:table-cell office:value-type="float" office:value="0.000077246" calcext:value-type="float">
            <text:p>7.72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84" calcext:value-type="float">
            <text:p>3.9784E-05</text:p>
          </table:table-cell>
          <table:table-cell/>
          <table:table-cell office:value-type="float" office:value="24.576429849" calcext:value-type="float">
            <text:p>24.576429849</text:p>
          </table:table-cell>
          <table:table-cell office:value-type="float" office:value="24.60232472" calcext:value-type="float">
            <text:p>24.60232472</text:p>
          </table:table-cell>
          <table:table-cell office:value-type="float" office:value="24.575979581" calcext:value-type="float">
            <text:p>24.57597958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54637" calcext:value-type="float">
            <text:p>24.575054637</text:p>
          </table:table-cell>
          <table:table-cell/>
          <table:table-cell office:value-type="float" office:value="0.002420291" calcext:value-type="float">
            <text:p>0.002420291</text:p>
          </table:table-cell>
          <table:table-cell office:value-type="float" office:value="0.029005568" calcext:value-type="float">
            <text:p>0.029005568</text:p>
          </table:table-cell>
          <table:table-cell office:value-type="float" office:value="0.001958015" calcext:value-type="float">
            <text:p>0.0019580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8405" calcext:value-type="float">
            <text:p>0.0010084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2-02 22:07:5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721483" calcext:value-type="float">
            <text:p>0.138721483</text:p>
          </table:table-cell>
          <table:table-cell office:value-type="float" office:value="0.266604455" calcext:value-type="float">
            <text:p>0.266604455</text:p>
          </table:table-cell>
          <table:table-cell office:value-type="float" office:value="0.136469619" calcext:value-type="float">
            <text:p>0.136469619</text:p>
          </table:table-cell>
          <table:table-cell office:value-type="float" office:value="5" calcext:value-type="float">
            <text:p>5</text:p>
          </table:table-cell>
          <table:table-cell office:value-type="float" office:value="0.132072584" calcext:value-type="float">
            <text:p>0.132072584</text:p>
          </table:table-cell>
          <table:table-cell/>
          <table:table-cell office:value-type="float" office:value="0.001133345" calcext:value-type="float">
            <text:p>0.001133345</text:p>
          </table:table-cell>
          <table:table-cell office:value-type="float" office:value="0.002178141" calcext:value-type="float">
            <text:p>0.002178141</text:p>
          </table:table-cell>
          <table:table-cell office:value-type="float" office:value="0.001114948" calcext:value-type="float">
            <text:p>0.0011149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24" calcext:value-type="float">
            <text:p>0.001079024</text:p>
          </table:table-cell>
          <table:table-cell/>
          <table:table-cell office:value-type="float" office:value="0.000094743" calcext:value-type="float">
            <text:p>9.4743E-05</text:p>
          </table:table-cell>
          <table:table-cell office:value-type="float" office:value="0.001139538" calcext:value-type="float">
            <text:p>0.001139538</text:p>
          </table:table-cell>
          <table:table-cell office:value-type="float" office:value="0.000076345" calcext:value-type="float">
            <text:p>7.63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22" calcext:value-type="float">
            <text:p>4.0422E-05</text:p>
          </table:table-cell>
          <table:table-cell/>
          <table:table-cell office:value-type="float" office:value="24.571357603" calcext:value-type="float">
            <text:p>24.571357603</text:p>
          </table:table-cell>
          <table:table-cell office:value-type="float" office:value="24.597153403" calcext:value-type="float">
            <text:p>24.597153403</text:p>
          </table:table-cell>
          <table:table-cell office:value-type="float" office:value="24.570903365" calcext:value-type="float">
            <text:p>24.57090336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7001641" calcext:value-type="float">
            <text:p>24.57001641</text:p>
          </table:table-cell>
          <table:table-cell/>
          <table:table-cell office:value-type="float" office:value="0.002401528" calcext:value-type="float">
            <text:p>0.002401528</text:p>
          </table:table-cell>
          <table:table-cell office:value-type="float" office:value="0.028884973" calcext:value-type="float">
            <text:p>0.028884973</text:p>
          </table:table-cell>
          <table:table-cell office:value-type="float" office:value="0.001935179" calcext:value-type="float">
            <text:p>0.0019351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4575" calcext:value-type="float">
            <text:p>0.0010245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2-02 22:07:5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710754" calcext:value-type="float">
            <text:p>0.138710754</text:p>
          </table:table-cell>
          <table:table-cell office:value-type="float" office:value="0.266248616" calcext:value-type="float">
            <text:p>0.266248616</text:p>
          </table:table-cell>
          <table:table-cell office:value-type="float" office:value="0.136339085" calcext:value-type="float">
            <text:p>0.136339085</text:p>
          </table:table-cell>
          <table:table-cell office:value-type="float" office:value="5" calcext:value-type="float">
            <text:p>5</text:p>
          </table:table-cell>
          <table:table-cell office:value-type="float" office:value="0.132093445" calcext:value-type="float">
            <text:p>0.132093445</text:p>
          </table:table-cell>
          <table:table-cell/>
          <table:table-cell office:value-type="float" office:value="0.001133258" calcext:value-type="float">
            <text:p>0.001133258</text:p>
          </table:table-cell>
          <table:table-cell office:value-type="float" office:value="0.002175234" calcext:value-type="float">
            <text:p>0.002175234</text:p>
          </table:table-cell>
          <table:table-cell office:value-type="float" office:value="0.001113881" calcext:value-type="float">
            <text:p>0.0011138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95" calcext:value-type="float">
            <text:p>0.001079195</text:p>
          </table:table-cell>
          <table:table-cell/>
          <table:table-cell office:value-type="float" office:value="0.000094655" calcext:value-type="float">
            <text:p>9.4655E-05</text:p>
          </table:table-cell>
          <table:table-cell office:value-type="float" office:value="0.001136631" calcext:value-type="float">
            <text:p>0.001136631</text:p>
          </table:table-cell>
          <table:table-cell office:value-type="float" office:value="0.000075279" calcext:value-type="float">
            <text:p>7.52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92" calcext:value-type="float">
            <text:p>4.0592E-05</text:p>
          </table:table-cell>
          <table:table-cell/>
          <table:table-cell office:value-type="float" office:value="24.581463381" calcext:value-type="float">
            <text:p>24.581463381</text:p>
          </table:table-cell>
          <table:table-cell office:value-type="float" office:value="24.607189333" calcext:value-type="float">
            <text:p>24.607189333</text:p>
          </table:table-cell>
          <table:table-cell office:value-type="float" office:value="24.580984981" calcext:value-type="float">
            <text:p>24.58098498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28573" calcext:value-type="float">
            <text:p>24.580128573</text:p>
          </table:table-cell>
          <table:table-cell/>
          <table:table-cell office:value-type="float" office:value="0.002399306" calcext:value-type="float">
            <text:p>0.002399306</text:p>
          </table:table-cell>
          <table:table-cell office:value-type="float" office:value="0.028811283" calcext:value-type="float">
            <text:p>0.028811283</text:p>
          </table:table-cell>
          <table:table-cell office:value-type="float" office:value="0.001908146" calcext:value-type="float">
            <text:p>0.0019081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8896" calcext:value-type="float">
            <text:p>0.0010288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2-02 22:07:5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8902681" calcext:value-type="float">
            <text:p>0.138902681</text:p>
          </table:table-cell>
          <table:table-cell office:value-type="float" office:value="0.265649589" calcext:value-type="float">
            <text:p>0.265649589</text:p>
          </table:table-cell>
          <table:table-cell office:value-type="float" office:value="0.135023014" calcext:value-type="float">
            <text:p>0.135023014</text:p>
          </table:table-cell>
          <table:table-cell office:value-type="float" office:value="5" calcext:value-type="float">
            <text:p>5</text:p>
          </table:table-cell>
          <table:table-cell office:value-type="float" office:value="0.132491604" calcext:value-type="float">
            <text:p>0.132491604</text:p>
          </table:table-cell>
          <table:table-cell/>
          <table:table-cell office:value-type="float" office:value="0.001134826" calcext:value-type="float">
            <text:p>0.001134826</text:p>
          </table:table-cell>
          <table:table-cell office:value-type="float" office:value="0.00217034" calcext:value-type="float">
            <text:p>0.00217034</text:p>
          </table:table-cell>
          <table:table-cell office:value-type="float" office:value="0.001103129" calcext:value-type="float">
            <text:p>0.0011031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448" calcext:value-type="float">
            <text:p>0.001082448</text:p>
          </table:table-cell>
          <table:table-cell/>
          <table:table-cell office:value-type="float" office:value="0.000096223" calcext:value-type="float">
            <text:p>9.6223E-05</text:p>
          </table:table-cell>
          <table:table-cell office:value-type="float" office:value="0.001131737" calcext:value-type="float">
            <text:p>0.001131737</text:p>
          </table:table-cell>
          <table:table-cell office:value-type="float" office:value="0.000064526" calcext:value-type="float">
            <text:p>6.45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845" calcext:value-type="float">
            <text:p>4.3845E-05</text:p>
          </table:table-cell>
          <table:table-cell/>
          <table:table-cell office:value-type="float" office:value="24.576448125" calcext:value-type="float">
            <text:p>24.576448125</text:p>
          </table:table-cell>
          <table:table-cell office:value-type="float" office:value="24.602014649" calcext:value-type="float">
            <text:p>24.602014649</text:p>
          </table:table-cell>
          <table:table-cell office:value-type="float" office:value="24.575665535" calcext:value-type="float">
            <text:p>24.575665535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15491" calcext:value-type="float">
            <text:p>24.57515491</text:p>
          </table:table-cell>
          <table:table-cell/>
          <table:table-cell office:value-type="float" office:value="0.002439053" calcext:value-type="float">
            <text:p>0.002439053</text:p>
          </table:table-cell>
          <table:table-cell office:value-type="float" office:value="0.028687232" calcext:value-type="float">
            <text:p>0.028687232</text:p>
          </table:table-cell>
          <table:table-cell office:value-type="float" office:value="0.001635595" calcext:value-type="float">
            <text:p>0.0016355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1353" calcext:value-type="float">
            <text:p>0.0011113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2-02 22:07:5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060037" calcext:value-type="float">
            <text:p>0.139060037</text:p>
          </table:table-cell>
          <table:table-cell office:value-type="float" office:value="0.26517752" calcext:value-type="float">
            <text:p>0.26517752</text:p>
          </table:table-cell>
          <table:table-cell office:value-type="float" office:value="0.13484718" calcext:value-type="float">
            <text:p>0.13484718</text:p>
          </table:table-cell>
          <table:table-cell office:value-type="float" office:value="5" calcext:value-type="float">
            <text:p>5</text:p>
          </table:table-cell>
          <table:table-cell office:value-type="float" office:value="0.1325375" calcext:value-type="float">
            <text:p>0.1325375</text:p>
          </table:table-cell>
          <table:table-cell/>
          <table:table-cell office:value-type="float" office:value="0.001136111" calcext:value-type="float">
            <text:p>0.001136111</text:p>
          </table:table-cell>
          <table:table-cell office:value-type="float" office:value="0.002166483" calcext:value-type="float">
            <text:p>0.002166483</text:p>
          </table:table-cell>
          <table:table-cell office:value-type="float" office:value="0.001101693" calcext:value-type="float">
            <text:p>0.0011016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823" calcext:value-type="float">
            <text:p>0.001082823</text:p>
          </table:table-cell>
          <table:table-cell/>
          <table:table-cell office:value-type="float" office:value="0.000097509" calcext:value-type="float">
            <text:p>9.7509E-05</text:p>
          </table:table-cell>
          <table:table-cell office:value-type="float" office:value="0.00112788" calcext:value-type="float">
            <text:p>0.00112788</text:p>
          </table:table-cell>
          <table:table-cell office:value-type="float" office:value="0.00006309" calcext:value-type="float">
            <text:p>6.3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22" calcext:value-type="float">
            <text:p>4.422E-05</text:p>
          </table:table-cell>
          <table:table-cell/>
          <table:table-cell office:value-type="float" office:value="24.581533837" calcext:value-type="float">
            <text:p>24.581533837</text:p>
          </table:table-cell>
          <table:table-cell office:value-type="float" office:value="24.606973283" calcext:value-type="float">
            <text:p>24.606973283</text:p>
          </table:table-cell>
          <table:table-cell office:value-type="float" office:value="24.580684042" calcext:value-type="float">
            <text:p>24.58068404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18145" calcext:value-type="float">
            <text:p>24.580218145</text:p>
          </table:table-cell>
          <table:table-cell/>
          <table:table-cell office:value-type="float" office:value="0.002471641" calcext:value-type="float">
            <text:p>0.002471641</text:p>
          </table:table-cell>
          <table:table-cell office:value-type="float" office:value="0.028589472" calcext:value-type="float">
            <text:p>0.028589472</text:p>
          </table:table-cell>
          <table:table-cell office:value-type="float" office:value="0.00159918" calcext:value-type="float">
            <text:p>0.001599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0857" calcext:value-type="float">
            <text:p>0.001120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2-02 22:07:5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232891" calcext:value-type="float">
            <text:p>0.139232891</text:p>
          </table:table-cell>
          <table:table-cell office:value-type="float" office:value="0.264769824" calcext:value-type="float">
            <text:p>0.264769824</text:p>
          </table:table-cell>
          <table:table-cell office:value-type="float" office:value="0.13474764" calcext:value-type="float">
            <text:p>0.13474764</text:p>
          </table:table-cell>
          <table:table-cell office:value-type="float" office:value="5" calcext:value-type="float">
            <text:p>5</text:p>
          </table:table-cell>
          <table:table-cell office:value-type="float" office:value="0.132581011" calcext:value-type="float">
            <text:p>0.132581011</text:p>
          </table:table-cell>
          <table:table-cell/>
          <table:table-cell office:value-type="float" office:value="0.001137524" calcext:value-type="float">
            <text:p>0.001137524</text:p>
          </table:table-cell>
          <table:table-cell office:value-type="float" office:value="0.002163152" calcext:value-type="float">
            <text:p>0.002163152</text:p>
          </table:table-cell>
          <table:table-cell office:value-type="float" office:value="0.001100879" calcext:value-type="float">
            <text:p>0.0011008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178" calcext:value-type="float">
            <text:p>0.001083178</text:p>
          </table:table-cell>
          <table:table-cell/>
          <table:table-cell office:value-type="float" office:value="0.000098921" calcext:value-type="float">
            <text:p>9.8921E-05</text:p>
          </table:table-cell>
          <table:table-cell office:value-type="float" office:value="0.001124549" calcext:value-type="float">
            <text:p>0.001124549</text:p>
          </table:table-cell>
          <table:table-cell office:value-type="float" office:value="0.000062277" calcext:value-type="float">
            <text:p>6.22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575" calcext:value-type="float">
            <text:p>4.4575E-05</text:p>
          </table:table-cell>
          <table:table-cell/>
          <table:table-cell office:value-type="float" office:value="24.586622675" calcext:value-type="float">
            <text:p>24.586622675</text:p>
          </table:table-cell>
          <table:table-cell office:value-type="float" office:value="24.611944902" calcext:value-type="float">
            <text:p>24.611944902</text:p>
          </table:table-cell>
          <table:table-cell office:value-type="float" office:value="24.585717938" calcext:value-type="float">
            <text:p>24.585717938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280899" calcext:value-type="float">
            <text:p>24.585280899</text:p>
          </table:table-cell>
          <table:table-cell/>
          <table:table-cell office:value-type="float" office:value="0.002507438" calcext:value-type="float">
            <text:p>0.002507438</text:p>
          </table:table-cell>
          <table:table-cell office:value-type="float" office:value="0.028505043" calcext:value-type="float">
            <text:p>0.028505043</text:p>
          </table:table-cell>
          <table:table-cell office:value-type="float" office:value="0.001578566" calcext:value-type="float">
            <text:p>0.0015785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9868" calcext:value-type="float">
            <text:p>0.0011298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2-02 22:07:5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333622" calcext:value-type="float">
            <text:p>0.139333622</text:p>
          </table:table-cell>
          <table:table-cell office:value-type="float" office:value="0.264387758" calcext:value-type="float">
            <text:p>0.264387758</text:p>
          </table:table-cell>
          <table:table-cell office:value-type="float" office:value="0.134716646" calcext:value-type="float">
            <text:p>0.134716646</text:p>
          </table:table-cell>
          <table:table-cell office:value-type="float" office:value="5" calcext:value-type="float">
            <text:p>5</text:p>
          </table:table-cell>
          <table:table-cell office:value-type="float" office:value="0.132571475" calcext:value-type="float">
            <text:p>0.132571475</text:p>
          </table:table-cell>
          <table:table-cell/>
          <table:table-cell office:value-type="float" office:value="0.001138347" calcext:value-type="float">
            <text:p>0.001138347</text:p>
          </table:table-cell>
          <table:table-cell office:value-type="float" office:value="0.002160031" calcext:value-type="float">
            <text:p>0.002160031</text:p>
          </table:table-cell>
          <table:table-cell office:value-type="float" office:value="0.001100626" calcext:value-type="float">
            <text:p>0.0011006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1" calcext:value-type="float">
            <text:p>0.0010831</text:p>
          </table:table-cell>
          <table:table-cell/>
          <table:table-cell office:value-type="float" office:value="0.000099744" calcext:value-type="float">
            <text:p>9.9744E-05</text:p>
          </table:table-cell>
          <table:table-cell office:value-type="float" office:value="0.001121428" calcext:value-type="float">
            <text:p>0.001121428</text:p>
          </table:table-cell>
          <table:table-cell office:value-type="float" office:value="0.000062023" calcext:value-type="float">
            <text:p>6.202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498" calcext:value-type="float">
            <text:p>4.4498E-05</text:p>
          </table:table-cell>
          <table:table-cell/>
          <table:table-cell office:value-type="float" office:value="24.581589023" calcext:value-type="float">
            <text:p>24.581589023</text:p>
          </table:table-cell>
          <table:table-cell office:value-type="float" office:value="24.60681398" calcext:value-type="float">
            <text:p>24.60681398</text:p>
          </table:table-cell>
          <table:table-cell office:value-type="float" office:value="24.580657711" calcext:value-type="float">
            <text:p>24.58065771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224998" calcext:value-type="float">
            <text:p>24.580224998</text:p>
          </table:table-cell>
          <table:table-cell/>
          <table:table-cell office:value-type="float" office:value="0.002528299" calcext:value-type="float">
            <text:p>0.002528299</text:p>
          </table:table-cell>
          <table:table-cell office:value-type="float" office:value="0.028425922" calcext:value-type="float">
            <text:p>0.028425922</text:p>
          </table:table-cell>
          <table:table-cell office:value-type="float" office:value="0.001572147" calcext:value-type="float">
            <text:p>0.0015721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27893" calcext:value-type="float">
            <text:p>0.0011278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2-02 22:07:57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40336" calcext:value-type="float">
            <text:p>0.13940336</text:p>
          </table:table-cell>
          <table:table-cell office:value-type="float" office:value="0.264157088" calcext:value-type="float">
            <text:p>0.264157088</text:p>
          </table:table-cell>
          <table:table-cell office:value-type="float" office:value="0.136126296" calcext:value-type="float">
            <text:p>0.136126296</text:p>
          </table:table-cell>
          <table:table-cell office:value-type="float" office:value="5" calcext:value-type="float">
            <text:p>5</text:p>
          </table:table-cell>
          <table:table-cell office:value-type="float" office:value="0.132071392" calcext:value-type="float">
            <text:p>0.132071392</text:p>
          </table:table-cell>
          <table:table-cell/>
          <table:table-cell office:value-type="float" office:value="0.001138916" calcext:value-type="float">
            <text:p>0.001138916</text:p>
          </table:table-cell>
          <table:table-cell office:value-type="float" office:value="0.002158146" calcext:value-type="float">
            <text:p>0.002158146</text:p>
          </table:table-cell>
          <table:table-cell office:value-type="float" office:value="0.001112143" calcext:value-type="float">
            <text:p>0.0011121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15" calcext:value-type="float">
            <text:p>0.001079015</text:p>
          </table:table-cell>
          <table:table-cell/>
          <table:table-cell office:value-type="float" office:value="0.000100314" calcext:value-type="float">
            <text:p>0.000100314</text:p>
          </table:table-cell>
          <table:table-cell office:value-type="float" office:value="0.001119543" calcext:value-type="float">
            <text:p>0.001119543</text:p>
          </table:table-cell>
          <table:table-cell office:value-type="float" office:value="0.00007354" calcext:value-type="float">
            <text:p>7.3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12" calcext:value-type="float">
            <text:p>4.0412E-05</text:p>
          </table:table-cell>
          <table:table-cell/>
          <table:table-cell office:value-type="float" office:value="24.586657061" calcext:value-type="float">
            <text:p>24.586657061</text:p>
          </table:table-cell>
          <table:table-cell office:value-type="float" office:value="24.611821307" calcext:value-type="float">
            <text:p>24.611821307</text:p>
          </table:table-cell>
          <table:table-cell office:value-type="float" office:value="24.585996032" calcext:value-type="float">
            <text:p>24.58599603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78102" calcext:value-type="float">
            <text:p>24.585178102</text:p>
          </table:table-cell>
          <table:table-cell/>
          <table:table-cell office:value-type="float" office:value="0.002542741" calcext:value-type="float">
            <text:p>0.002542741</text:p>
          </table:table-cell>
          <table:table-cell office:value-type="float" office:value="0.028378153" calcext:value-type="float">
            <text:p>0.028378153</text:p>
          </table:table-cell>
          <table:table-cell office:value-type="float" office:value="0.001864079" calcext:value-type="float">
            <text:p>0.0018640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4329" calcext:value-type="float">
            <text:p>0.0010243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2-02 22:07:59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394419" calcext:value-type="float">
            <text:p>0.139394419</text:p>
          </table:table-cell>
          <table:table-cell office:value-type="float" office:value="0.263573559" calcext:value-type="float">
            <text:p>0.263573559</text:p>
          </table:table-cell>
          <table:table-cell office:value-type="float" office:value="0.136545913" calcext:value-type="float">
            <text:p>0.136545913</text:p>
          </table:table-cell>
          <table:table-cell office:value-type="float" office:value="5" calcext:value-type="float">
            <text:p>5</text:p>
          </table:table-cell>
          <table:table-cell office:value-type="float" office:value="0.132051126" calcext:value-type="float">
            <text:p>0.132051126</text:p>
          </table:table-cell>
          <table:table-cell/>
          <table:table-cell office:value-type="float" office:value="0.001138843" calcext:value-type="float">
            <text:p>0.001138843</text:p>
          </table:table-cell>
          <table:table-cell office:value-type="float" office:value="0.002153379" calcext:value-type="float">
            <text:p>0.002153379</text:p>
          </table:table-cell>
          <table:table-cell office:value-type="float" office:value="0.001115571" calcext:value-type="float">
            <text:p>0.0011155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849" calcext:value-type="float">
            <text:p>0.001078849</text:p>
          </table:table-cell>
          <table:table-cell/>
          <table:table-cell office:value-type="float" office:value="0.000100241" calcext:value-type="float">
            <text:p>0.000100241</text:p>
          </table:table-cell>
          <table:table-cell office:value-type="float" office:value="0.001114776" calcext:value-type="float">
            <text:p>0.001114776</text:p>
          </table:table-cell>
          <table:table-cell office:value-type="float" office:value="0.000076968" calcext:value-type="float">
            <text:p>7.69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246" calcext:value-type="float">
            <text:p>4.0246E-05</text:p>
          </table:table-cell>
          <table:table-cell/>
          <table:table-cell office:value-type="float" office:value="24.586655258" calcext:value-type="float">
            <text:p>24.586655258</text:p>
          </table:table-cell>
          <table:table-cell office:value-type="float" office:value="24.611703604" calcext:value-type="float">
            <text:p>24.611703604</text:p>
          </table:table-cell>
          <table:table-cell office:value-type="float" office:value="24.586080675" calcext:value-type="float">
            <text:p>24.586080675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74014" calcext:value-type="float">
            <text:p>24.585174014</text:p>
          </table:table-cell>
          <table:table-cell/>
          <table:table-cell office:value-type="float" office:value="0.00254089" calcext:value-type="float">
            <text:p>0.00254089</text:p>
          </table:table-cell>
          <table:table-cell office:value-type="float" office:value="0.028257311" calcext:value-type="float">
            <text:p>0.028257311</text:p>
          </table:table-cell>
          <table:table-cell office:value-type="float" office:value="0.001950979" calcext:value-type="float">
            <text:p>0.0019509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0132" calcext:value-type="float">
            <text:p>0.0010201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2-02 22:08:00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687078" calcext:value-type="float">
            <text:p>0.139687078</text:p>
          </table:table-cell>
          <table:table-cell office:value-type="float" office:value="0.26292208" calcext:value-type="float">
            <text:p>0.26292208</text:p>
          </table:table-cell>
          <table:table-cell office:value-type="float" office:value="0.134966986" calcext:value-type="float">
            <text:p>0.134966986</text:p>
          </table:table-cell>
          <table:table-cell office:value-type="float" office:value="5" calcext:value-type="float">
            <text:p>5</text:p>
          </table:table-cell>
          <table:table-cell office:value-type="float" office:value="0.132524983" calcext:value-type="float">
            <text:p>0.132524983</text:p>
          </table:table-cell>
          <table:table-cell/>
          <table:table-cell office:value-type="float" office:value="0.001141234" calcext:value-type="float">
            <text:p>0.001141234</text:p>
          </table:table-cell>
          <table:table-cell office:value-type="float" office:value="0.002148056" calcext:value-type="float">
            <text:p>0.002148056</text:p>
          </table:table-cell>
          <table:table-cell office:value-type="float" office:value="0.001102671" calcext:value-type="float">
            <text:p>0.0011026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72" calcext:value-type="float">
            <text:p>0.00108272</text:p>
          </table:table-cell>
          <table:table-cell/>
          <table:table-cell office:value-type="float" office:value="0.000102632" calcext:value-type="float">
            <text:p>0.000102632</text:p>
          </table:table-cell>
          <table:table-cell office:value-type="float" office:value="0.001109453" calcext:value-type="float">
            <text:p>0.001109453</text:p>
          </table:table-cell>
          <table:table-cell office:value-type="float" office:value="0.000064069" calcext:value-type="float">
            <text:p>6.40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118" calcext:value-type="float">
            <text:p>4.4118E-05</text:p>
          </table:table-cell>
          <table:table-cell/>
          <table:table-cell office:value-type="float" office:value="24.591768262" calcext:value-type="float">
            <text:p>24.591768262</text:p>
          </table:table-cell>
          <table:table-cell office:value-type="float" office:value="24.616626052" calcext:value-type="float">
            <text:p>24.616626052</text:p>
          </table:table-cell>
          <table:table-cell office:value-type="float" office:value="24.590816159" calcext:value-type="float">
            <text:p>24.590816159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323575" calcext:value-type="float">
            <text:p>24.590323575</text:p>
          </table:table-cell>
          <table:table-cell/>
          <table:table-cell office:value-type="float" office:value="0.002601498" calcext:value-type="float">
            <text:p>0.002601498</text:p>
          </table:table-cell>
          <table:table-cell office:value-type="float" office:value="0.028122397" calcext:value-type="float">
            <text:p>0.028122397</text:p>
          </table:table-cell>
          <table:table-cell office:value-type="float" office:value="0.001623991" calcext:value-type="float">
            <text:p>0.0016239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8265" calcext:value-type="float">
            <text:p>0.0011182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2-02 22:08:01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853971" calcext:value-type="float">
            <text:p>0.139853971</text:p>
          </table:table-cell>
          <table:table-cell office:value-type="float" office:value="0.262483986" calcext:value-type="float">
            <text:p>0.262483986</text:p>
          </table:table-cell>
          <table:table-cell office:value-type="float" office:value="0.134637372" calcext:value-type="float">
            <text:p>0.134637372</text:p>
          </table:table-cell>
          <table:table-cell office:value-type="float" office:value="5" calcext:value-type="float">
            <text:p>5</text:p>
          </table:table-cell>
          <table:table-cell office:value-type="float" office:value="0.132624523" calcext:value-type="float">
            <text:p>0.132624523</text:p>
          </table:table-cell>
          <table:table-cell/>
          <table:table-cell office:value-type="float" office:value="0.001142598" calcext:value-type="float">
            <text:p>0.001142598</text:p>
          </table:table-cell>
          <table:table-cell office:value-type="float" office:value="0.002144477" calcext:value-type="float">
            <text:p>0.002144477</text:p>
          </table:table-cell>
          <table:table-cell office:value-type="float" office:value="0.001099979" calcext:value-type="float">
            <text:p>0.0010999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34" calcext:value-type="float">
            <text:p>0.001083534</text:p>
          </table:table-cell>
          <table:table-cell/>
          <table:table-cell office:value-type="float" office:value="0.000103995" calcext:value-type="float">
            <text:p>0.000103995</text:p>
          </table:table-cell>
          <table:table-cell office:value-type="float" office:value="0.001105874" calcext:value-type="float">
            <text:p>0.001105874</text:p>
          </table:table-cell>
          <table:table-cell office:value-type="float" office:value="0.000061376" calcext:value-type="float">
            <text:p>6.13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931" calcext:value-type="float">
            <text:p>4.4931E-05</text:p>
          </table:table-cell>
          <table:table-cell/>
          <table:table-cell office:value-type="float" office:value="24.591801926" calcext:value-type="float">
            <text:p>24.591801926</text:p>
          </table:table-cell>
          <table:table-cell office:value-type="float" office:value="24.616537685" calcext:value-type="float">
            <text:p>24.616537685</text:p>
          </table:table-cell>
          <table:table-cell office:value-type="float" office:value="24.590749671" calcext:value-type="float">
            <text:p>24.590749671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343654" calcext:value-type="float">
            <text:p>24.590343654</text:p>
          </table:table-cell>
          <table:table-cell/>
          <table:table-cell office:value-type="float" office:value="0.00263606" calcext:value-type="float">
            <text:p>0.00263606</text:p>
          </table:table-cell>
          <table:table-cell office:value-type="float" office:value="0.028031673" calcext:value-type="float">
            <text:p>0.028031673</text:p>
          </table:table-cell>
          <table:table-cell office:value-type="float" office:value="0.00155573" calcext:value-type="float">
            <text:p>0.001555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879" calcext:value-type="float">
            <text:p>0.0011388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2-02 22:08:03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837282" calcext:value-type="float">
            <text:p>0.139837282</text:p>
          </table:table-cell>
          <table:table-cell office:value-type="float" office:value="0.262142451" calcext:value-type="float">
            <text:p>0.262142451</text:p>
          </table:table-cell>
          <table:table-cell office:value-type="float" office:value="0.136140005" calcext:value-type="float">
            <text:p>0.136140005</text:p>
          </table:table-cell>
          <table:table-cell office:value-type="float" office:value="5" calcext:value-type="float">
            <text:p>5</text:p>
          </table:table-cell>
          <table:table-cell office:value-type="float" office:value="0.132044569" calcext:value-type="float">
            <text:p>0.132044569</text:p>
          </table:table-cell>
          <table:table-cell/>
          <table:table-cell office:value-type="float" office:value="0.001142461" calcext:value-type="float">
            <text:p>0.001142461</text:p>
          </table:table-cell>
          <table:table-cell office:value-type="float" office:value="0.002141687" calcext:value-type="float">
            <text:p>0.002141687</text:p>
          </table:table-cell>
          <table:table-cell office:value-type="float" office:value="0.001112255" calcext:value-type="float">
            <text:p>0.0011122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796" calcext:value-type="float">
            <text:p>0.001078796</text:p>
          </table:table-cell>
          <table:table-cell/>
          <table:table-cell office:value-type="float" office:value="0.000103859" calcext:value-type="float">
            <text:p>0.000103859</text:p>
          </table:table-cell>
          <table:table-cell office:value-type="float" office:value="0.001103084" calcext:value-type="float">
            <text:p>0.001103084</text:p>
          </table:table-cell>
          <table:table-cell office:value-type="float" office:value="0.000073652" calcext:value-type="float">
            <text:p>7.36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193" calcext:value-type="float">
            <text:p>4.0193E-05</text:p>
          </table:table-cell>
          <table:table-cell/>
          <table:table-cell office:value-type="float" office:value="24.586744589" calcext:value-type="float">
            <text:p>24.586744589</text:p>
          </table:table-cell>
          <table:table-cell office:value-type="float" office:value="24.611414937" calcext:value-type="float">
            <text:p>24.611414937</text:p>
          </table:table-cell>
          <table:table-cell office:value-type="float" office:value="24.585998798" calcext:value-type="float">
            <text:p>24.585998798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72691" calcext:value-type="float">
            <text:p>24.585172691</text:p>
          </table:table-cell>
          <table:table-cell/>
          <table:table-cell office:value-type="float" office:value="0.002632604" calcext:value-type="float">
            <text:p>0.002632604</text:p>
          </table:table-cell>
          <table:table-cell office:value-type="float" office:value="0.027960945" calcext:value-type="float">
            <text:p>0.027960945</text:p>
          </table:table-cell>
          <table:table-cell office:value-type="float" office:value="0.001866918" calcext:value-type="float">
            <text:p>0.0018669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8774" calcext:value-type="float">
            <text:p>0.0010187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2-02 22:08:04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791386" calcext:value-type="float">
            <text:p>0.139791386</text:p>
          </table:table-cell>
          <table:table-cell office:value-type="float" office:value="0.261898668" calcext:value-type="float">
            <text:p>0.261898668</text:p>
          </table:table-cell>
          <table:table-cell office:value-type="float" office:value="0.136190073" calcext:value-type="float">
            <text:p>0.136190073</text:p>
          </table:table-cell>
          <table:table-cell office:value-type="float" office:value="5" calcext:value-type="float">
            <text:p>5</text:p>
          </table:table-cell>
          <table:table-cell office:value-type="float" office:value="0.132048146" calcext:value-type="float">
            <text:p>0.132048146</text:p>
          </table:table-cell>
          <table:table-cell/>
          <table:table-cell office:value-type="float" office:value="0.001142086" calcext:value-type="float">
            <text:p>0.001142086</text:p>
          </table:table-cell>
          <table:table-cell office:value-type="float" office:value="0.002139695" calcext:value-type="float">
            <text:p>0.002139695</text:p>
          </table:table-cell>
          <table:table-cell office:value-type="float" office:value="0.001112664" calcext:value-type="float">
            <text:p>0.0011126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825" calcext:value-type="float">
            <text:p>0.001078825</text:p>
          </table:table-cell>
          <table:table-cell/>
          <table:table-cell office:value-type="float" office:value="0.000103484" calcext:value-type="float">
            <text:p>0.000103484</text:p>
          </table:table-cell>
          <table:table-cell office:value-type="float" office:value="0.001101092" calcext:value-type="float">
            <text:p>0.001101092</text:p>
          </table:table-cell>
          <table:table-cell office:value-type="float" office:value="0.000074061" calcext:value-type="float">
            <text:p>7.40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222" calcext:value-type="float">
            <text:p>4.0222E-05</text:p>
          </table:table-cell>
          <table:table-cell/>
          <table:table-cell office:value-type="float" office:value="24.601897245" calcext:value-type="float">
            <text:p>24.601897245</text:p>
          </table:table-cell>
          <table:table-cell office:value-type="float" office:value="24.62652734" calcext:value-type="float">
            <text:p>24.62652734</text:p>
          </table:table-cell>
          <table:table-cell office:value-type="float" office:value="24.60117082" calcext:value-type="float">
            <text:p>24.6011708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35348" calcext:value-type="float">
            <text:p>24.600335348</text:p>
          </table:table-cell>
          <table:table-cell/>
          <table:table-cell office:value-type="float" office:value="0.002623099" calcext:value-type="float">
            <text:p>0.002623099</text:p>
          </table:table-cell>
          <table:table-cell office:value-type="float" office:value="0.027910461" calcext:value-type="float">
            <text:p>0.027910461</text:p>
          </table:table-cell>
          <table:table-cell office:value-type="float" office:value="0.001877286" calcext:value-type="float">
            <text:p>0.0018772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9514" calcext:value-type="float">
            <text:p>0.0010195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2-02 22:08:05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914768" calcext:value-type="float">
            <text:p>0.139914768</text:p>
          </table:table-cell>
          <table:table-cell office:value-type="float" office:value="0.261408718" calcext:value-type="float">
            <text:p>0.261408718</text:p>
          </table:table-cell>
          <table:table-cell office:value-type="float" office:value="0.136286037" calcext:value-type="float">
            <text:p>0.136286037</text:p>
          </table:table-cell>
          <table:table-cell office:value-type="float" office:value="5" calcext:value-type="float">
            <text:p>5</text:p>
          </table:table-cell>
          <table:table-cell office:value-type="float" office:value="0.132020132" calcext:value-type="float">
            <text:p>0.132020132</text:p>
          </table:table-cell>
          <table:table-cell/>
          <table:table-cell office:value-type="float" office:value="0.001143095" calcext:value-type="float">
            <text:p>0.001143095</text:p>
          </table:table-cell>
          <table:table-cell office:value-type="float" office:value="0.002135692" calcext:value-type="float">
            <text:p>0.002135692</text:p>
          </table:table-cell>
          <table:table-cell office:value-type="float" office:value="0.001113448" calcext:value-type="float">
            <text:p>0.0011134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96" calcext:value-type="float">
            <text:p>0.001078596</text:p>
          </table:table-cell>
          <table:table-cell/>
          <table:table-cell office:value-type="float" office:value="0.000104492" calcext:value-type="float">
            <text:p>0.000104492</text:p>
          </table:table-cell>
          <table:table-cell office:value-type="float" office:value="0.001097089" calcext:value-type="float">
            <text:p>0.001097089</text:p>
          </table:table-cell>
          <table:table-cell office:value-type="float" office:value="0.000074845" calcext:value-type="float">
            <text:p>7.48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93" calcext:value-type="float">
            <text:p>3.9993E-05</text:p>
          </table:table-cell>
          <table:table-cell/>
          <table:table-cell office:value-type="float" office:value="24.59181419" calcext:value-type="float">
            <text:p>24.59181419</text:p>
          </table:table-cell>
          <table:table-cell office:value-type="float" office:value="24.616320795" calcext:value-type="float">
            <text:p>24.616320795</text:p>
          </table:table-cell>
          <table:table-cell office:value-type="float" office:value="24.591082228" calcext:value-type="float">
            <text:p>24.59108222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2174" calcext:value-type="float">
            <text:p>24.59022174</text:p>
          </table:table-cell>
          <table:table-cell/>
          <table:table-cell office:value-type="float" office:value="0.002648651" calcext:value-type="float">
            <text:p>0.002648651</text:p>
          </table:table-cell>
          <table:table-cell office:value-type="float" office:value="0.027808998" calcext:value-type="float">
            <text:p>0.027808998</text:p>
          </table:table-cell>
          <table:table-cell office:value-type="float" office:value="0.00189716" calcext:value-type="float">
            <text:p>0.001897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3713" calcext:value-type="float">
            <text:p>0.0010137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2-02 22:08:06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974968" calcext:value-type="float">
            <text:p>0.139974968</text:p>
          </table:table-cell>
          <table:table-cell office:value-type="float" office:value="0.26098016" calcext:value-type="float">
            <text:p>0.26098016</text:p>
          </table:table-cell>
          <table:table-cell office:value-type="float" office:value="0.136448161" calcext:value-type="float">
            <text:p>0.136448161</text:p>
          </table:table-cell>
          <table:table-cell office:value-type="float" office:value="5" calcext:value-type="float">
            <text:p>5</text:p>
          </table:table-cell>
          <table:table-cell office:value-type="float" office:value="0.131988541" calcext:value-type="float">
            <text:p>0.131988541</text:p>
          </table:table-cell>
          <table:table-cell/>
          <table:table-cell office:value-type="float" office:value="0.001143586" calcext:value-type="float">
            <text:p>0.001143586</text:p>
          </table:table-cell>
          <table:table-cell office:value-type="float" office:value="0.002132191" calcext:value-type="float">
            <text:p>0.002132191</text:p>
          </table:table-cell>
          <table:table-cell office:value-type="float" office:value="0.001114773" calcext:value-type="float">
            <text:p>0.0011147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38" calcext:value-type="float">
            <text:p>0.001078338</text:p>
          </table:table-cell>
          <table:table-cell/>
          <table:table-cell office:value-type="float" office:value="0.000104984" calcext:value-type="float">
            <text:p>0.000104984</text:p>
          </table:table-cell>
          <table:table-cell office:value-type="float" office:value="0.001093588" calcext:value-type="float">
            <text:p>0.001093588</text:p>
          </table:table-cell>
          <table:table-cell office:value-type="float" office:value="0.00007617" calcext:value-type="float">
            <text:p>7.6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35" calcext:value-type="float">
            <text:p>3.9735E-05</text:p>
          </table:table-cell>
          <table:table-cell/>
          <table:table-cell office:value-type="float" office:value="24.596880304" calcext:value-type="float">
            <text:p>24.596880304</text:p>
          </table:table-cell>
          <table:table-cell office:value-type="float" office:value="24.621288211" calcext:value-type="float">
            <text:p>24.621288211</text:p>
          </table:table-cell>
          <table:table-cell office:value-type="float" office:value="24.596168905" calcext:value-type="float">
            <text:p>24.596168905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69346" calcext:value-type="float">
            <text:p>24.595269346</text:p>
          </table:table-cell>
          <table:table-cell/>
          <table:table-cell office:value-type="float" office:value="0.002661118" calcext:value-type="float">
            <text:p>0.002661118</text:p>
          </table:table-cell>
          <table:table-cell office:value-type="float" office:value="0.027720249" calcext:value-type="float">
            <text:p>0.027720249</text:p>
          </table:table-cell>
          <table:table-cell office:value-type="float" office:value="0.001930735" calcext:value-type="float">
            <text:p>0.0019307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7171" calcext:value-type="float">
            <text:p>0.0010071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2-02 22:08:0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895694" calcext:value-type="float">
            <text:p>0.139895694</text:p>
          </table:table-cell>
          <table:table-cell office:value-type="float" office:value="0.260477097" calcext:value-type="float">
            <text:p>0.260477097</text:p>
          </table:table-cell>
          <table:table-cell office:value-type="float" office:value="0.136297361" calcext:value-type="float">
            <text:p>0.136297361</text:p>
          </table:table-cell>
          <table:table-cell office:value-type="float" office:value="5" calcext:value-type="float">
            <text:p>5</text:p>
          </table:table-cell>
          <table:table-cell office:value-type="float" office:value="0.132070199" calcext:value-type="float">
            <text:p>0.132070199</text:p>
          </table:table-cell>
          <table:table-cell/>
          <table:table-cell office:value-type="float" office:value="0.001142939" calcext:value-type="float">
            <text:p>0.001142939</text:p>
          </table:table-cell>
          <table:table-cell office:value-type="float" office:value="0.002128081" calcext:value-type="float">
            <text:p>0.002128081</text:p>
          </table:table-cell>
          <table:table-cell office:value-type="float" office:value="0.001113541" calcext:value-type="float">
            <text:p>0.0011135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05" calcext:value-type="float">
            <text:p>0.001079005</text:p>
          </table:table-cell>
          <table:table-cell/>
          <table:table-cell office:value-type="float" office:value="0.000104336" calcext:value-type="float">
            <text:p>0.000104336</text:p>
          </table:table-cell>
          <table:table-cell office:value-type="float" office:value="0.001089478" calcext:value-type="float">
            <text:p>0.001089478</text:p>
          </table:table-cell>
          <table:table-cell office:value-type="float" office:value="0.000074938" calcext:value-type="float">
            <text:p>7.49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02" calcext:value-type="float">
            <text:p>4.0402E-05</text:p>
          </table:table-cell>
          <table:table-cell/>
          <table:table-cell office:value-type="float" office:value="24.601918285" calcext:value-type="float">
            <text:p>24.601918285</text:p>
          </table:table-cell>
          <table:table-cell office:value-type="float" office:value="24.6262406" calcext:value-type="float">
            <text:p>24.6262406</text:p>
          </table:table-cell>
          <table:table-cell office:value-type="float" office:value="24.601192462" calcext:value-type="float">
            <text:p>24.60119246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39796" calcext:value-type="float">
            <text:p>24.600339796</text:p>
          </table:table-cell>
          <table:table-cell/>
          <table:table-cell office:value-type="float" office:value="0.002644701" calcext:value-type="float">
            <text:p>0.002644701</text:p>
          </table:table-cell>
          <table:table-cell office:value-type="float" office:value="0.02761607" calcext:value-type="float">
            <text:p>0.02761607</text:p>
          </table:table-cell>
          <table:table-cell office:value-type="float" office:value="0.001899505" calcext:value-type="float">
            <text:p>0.0018995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4082" calcext:value-type="float">
            <text:p>0.0010240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2-02 22:08:09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833109" calcext:value-type="float">
            <text:p>0.139833109</text:p>
          </table:table-cell>
          <table:table-cell office:value-type="float" office:value="0.259950788" calcext:value-type="float">
            <text:p>0.259950788</text:p>
          </table:table-cell>
          <table:table-cell office:value-type="float" office:value="0.135799067" calcext:value-type="float">
            <text:p>0.135799067</text:p>
          </table:table-cell>
          <table:table-cell office:value-type="float" office:value="5" calcext:value-type="float">
            <text:p>5</text:p>
          </table:table-cell>
          <table:table-cell office:value-type="float" office:value="0.132152454" calcext:value-type="float">
            <text:p>0.132152454</text:p>
          </table:table-cell>
          <table:table-cell/>
          <table:table-cell office:value-type="float" office:value="0.001142427" calcext:value-type="float">
            <text:p>0.001142427</text:p>
          </table:table-cell>
          <table:table-cell office:value-type="float" office:value="0.002123781" calcext:value-type="float">
            <text:p>0.002123781</text:p>
          </table:table-cell>
          <table:table-cell office:value-type="float" office:value="0.001109469" calcext:value-type="float">
            <text:p>0.0011094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77" calcext:value-type="float">
            <text:p>0.001079677</text:p>
          </table:table-cell>
          <table:table-cell/>
          <table:table-cell office:value-type="float" office:value="0.000103825" calcext:value-type="float">
            <text:p>0.000103825</text:p>
          </table:table-cell>
          <table:table-cell office:value-type="float" office:value="0.001085178" calcext:value-type="float">
            <text:p>0.001085178</text:p>
          </table:table-cell>
          <table:table-cell office:value-type="float" office:value="0.000070867" calcext:value-type="float">
            <text:p>7.08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74" calcext:value-type="float">
            <text:p>4.1074E-05</text:p>
          </table:table-cell>
          <table:table-cell/>
          <table:table-cell office:value-type="float" office:value="24.591797718" calcext:value-type="float">
            <text:p>24.591797718</text:p>
          </table:table-cell>
          <table:table-cell office:value-type="float" office:value="24.616026718" calcext:value-type="float">
            <text:p>24.616026718</text:p>
          </table:table-cell>
          <table:table-cell office:value-type="float" office:value="24.590984" calcext:value-type="float">
            <text:p>24.590984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48431" calcext:value-type="float">
            <text:p>24.590248431</text:p>
          </table:table-cell>
          <table:table-cell/>
          <table:table-cell office:value-type="float" office:value="0.00263174" calcext:value-type="float">
            <text:p>0.00263174</text:p>
          </table:table-cell>
          <table:table-cell office:value-type="float" office:value="0.027507078" calcext:value-type="float">
            <text:p>0.027507078</text:p>
          </table:table-cell>
          <table:table-cell office:value-type="float" office:value="0.001796311" calcext:value-type="float">
            <text:p>0.0017963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1116" calcext:value-type="float">
            <text:p>0.0010411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2-02 22:08:10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832513" calcext:value-type="float">
            <text:p>0.139832513</text:p>
          </table:table-cell>
          <table:table-cell office:value-type="float" office:value="0.259554417" calcext:value-type="float">
            <text:p>0.259554417</text:p>
          </table:table-cell>
          <table:table-cell office:value-type="float" office:value="0.135363357" calcext:value-type="float">
            <text:p>0.135363357</text:p>
          </table:table-cell>
          <table:table-cell office:value-type="float" office:value="5" calcext:value-type="float">
            <text:p>5</text:p>
          </table:table-cell>
          <table:table-cell office:value-type="float" office:value="0.132307426" calcext:value-type="float">
            <text:p>0.132307426</text:p>
          </table:table-cell>
          <table:table-cell/>
          <table:table-cell office:value-type="float" office:value="0.001142422" calcext:value-type="float">
            <text:p>0.001142422</text:p>
          </table:table-cell>
          <table:table-cell office:value-type="float" office:value="0.002120543" calcext:value-type="float">
            <text:p>0.002120543</text:p>
          </table:table-cell>
          <table:table-cell office:value-type="float" office:value="0.00110591" calcext:value-type="float">
            <text:p>0.001105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943" calcext:value-type="float">
            <text:p>0.001080943</text:p>
          </table:table-cell>
          <table:table-cell/>
          <table:table-cell office:value-type="float" office:value="0.00010382" calcext:value-type="float">
            <text:p>0.00010382</text:p>
          </table:table-cell>
          <table:table-cell office:value-type="float" office:value="0.00108194" calcext:value-type="float">
            <text:p>0.00108194</text:p>
          </table:table-cell>
          <table:table-cell office:value-type="float" office:value="0.000067307" calcext:value-type="float">
            <text:p>6.73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34" calcext:value-type="float">
            <text:p>4.234E-05</text:p>
          </table:table-cell>
          <table:table-cell/>
          <table:table-cell office:value-type="float" office:value="24.596851569" calcext:value-type="float">
            <text:p>24.596851569</text:p>
          </table:table-cell>
          <table:table-cell office:value-type="float" office:value="24.621000628" calcext:value-type="float">
            <text:p>24.621000628</text:p>
          </table:table-cell>
          <table:table-cell office:value-type="float" office:value="24.595950087" calcext:value-type="float">
            <text:p>24.595950087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33669" calcext:value-type="float">
            <text:p>24.595333669</text:p>
          </table:table-cell>
          <table:table-cell/>
          <table:table-cell office:value-type="float" office:value="0.002631616" calcext:value-type="float">
            <text:p>0.002631616</text:p>
          </table:table-cell>
          <table:table-cell office:value-type="float" office:value="0.027424994" calcext:value-type="float">
            <text:p>0.027424994</text:p>
          </table:table-cell>
          <table:table-cell office:value-type="float" office:value="0.001706078" calcext:value-type="float">
            <text:p>0.0017060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321" calcext:value-type="float">
            <text:p>0.001073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2-02 22:08:11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825361" calcext:value-type="float">
            <text:p>0.139825361</text:p>
          </table:table-cell>
          <table:table-cell office:value-type="float" office:value="0.259108574" calcext:value-type="float">
            <text:p>0.259108574</text:p>
          </table:table-cell>
          <table:table-cell office:value-type="float" office:value="0.135079638" calcext:value-type="float">
            <text:p>0.135079638</text:p>
          </table:table-cell>
          <table:table-cell office:value-type="float" office:value="5" calcext:value-type="float">
            <text:p>5</text:p>
          </table:table-cell>
          <table:table-cell office:value-type="float" office:value="0.132434384" calcext:value-type="float">
            <text:p>0.132434384</text:p>
          </table:table-cell>
          <table:table-cell/>
          <table:table-cell office:value-type="float" office:value="0.001142364" calcext:value-type="float">
            <text:p>0.001142364</text:p>
          </table:table-cell>
          <table:table-cell office:value-type="float" office:value="0.0021169" calcext:value-type="float">
            <text:p>0.0021169</text:p>
          </table:table-cell>
          <table:table-cell office:value-type="float" office:value="0.001103592" calcext:value-type="float">
            <text:p>0.0011035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98" calcext:value-type="float">
            <text:p>0.00108198</text:p>
          </table:table-cell>
          <table:table-cell/>
          <table:table-cell office:value-type="float" office:value="0.000103761" calcext:value-type="float">
            <text:p>0.000103761</text:p>
          </table:table-cell>
          <table:table-cell office:value-type="float" office:value="0.001078297" calcext:value-type="float">
            <text:p>0.001078297</text:p>
          </table:table-cell>
          <table:table-cell office:value-type="float" office:value="0.000064989" calcext:value-type="float">
            <text:p>6.498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378" calcext:value-type="float">
            <text:p>4.3378E-05</text:p>
          </table:table-cell>
          <table:table-cell/>
          <table:table-cell office:value-type="float" office:value="24.601904098" calcext:value-type="float">
            <text:p>24.601904098</text:p>
          </table:table-cell>
          <table:table-cell office:value-type="float" office:value="24.62596456" calcext:value-type="float">
            <text:p>24.62596456</text:p>
          </table:table-cell>
          <table:table-cell office:value-type="float" office:value="24.600946834" calcext:value-type="float">
            <text:p>24.60094683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13256" calcext:value-type="float">
            <text:p>24.600413256</text:p>
          </table:table-cell>
          <table:table-cell/>
          <table:table-cell office:value-type="float" office:value="0.002630135" calcext:value-type="float">
            <text:p>0.002630135</text:p>
          </table:table-cell>
          <table:table-cell office:value-type="float" office:value="0.027332665" calcext:value-type="float">
            <text:p>0.027332665</text:p>
          </table:table-cell>
          <table:table-cell office:value-type="float" office:value="0.001647321" calcext:value-type="float">
            <text:p>0.0016473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9502" calcext:value-type="float">
            <text:p>0.0010995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2-02 22:08:1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933245" calcext:value-type="float">
            <text:p>0.139933245</text:p>
          </table:table-cell>
          <table:table-cell office:value-type="float" office:value="0.25871876" calcext:value-type="float">
            <text:p>0.25871876</text:p>
          </table:table-cell>
          <table:table-cell office:value-type="float" office:value="0.134516374" calcext:value-type="float">
            <text:p>0.134516374</text:p>
          </table:table-cell>
          <table:table-cell office:value-type="float" office:value="5" calcext:value-type="float">
            <text:p>5</text:p>
          </table:table-cell>
          <table:table-cell office:value-type="float" office:value="0.132533328" calcext:value-type="float">
            <text:p>0.132533328</text:p>
          </table:table-cell>
          <table:table-cell/>
          <table:table-cell office:value-type="float" office:value="0.001143245" calcext:value-type="float">
            <text:p>0.001143245</text:p>
          </table:table-cell>
          <table:table-cell office:value-type="float" office:value="0.002113715" calcext:value-type="float">
            <text:p>0.002113715</text:p>
          </table:table-cell>
          <table:table-cell office:value-type="float" office:value="0.00109899" calcext:value-type="float">
            <text:p>0.001098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789" calcext:value-type="float">
            <text:p>0.001082789</text:p>
          </table:table-cell>
          <table:table-cell/>
          <table:table-cell office:value-type="float" office:value="0.000104643" calcext:value-type="float">
            <text:p>0.000104643</text:p>
          </table:table-cell>
          <table:table-cell office:value-type="float" office:value="0.001075113" calcext:value-type="float">
            <text:p>0.001075113</text:p>
          </table:table-cell>
          <table:table-cell office:value-type="float" office:value="0.000060387" calcext:value-type="float">
            <text:p>6.03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186" calcext:value-type="float">
            <text:p>4.4186E-05</text:p>
          </table:table-cell>
          <table:table-cell/>
          <table:table-cell office:value-type="float" office:value="24.601925859" calcext:value-type="float">
            <text:p>24.601925859</text:p>
          </table:table-cell>
          <table:table-cell office:value-type="float" office:value="24.625885932" calcext:value-type="float">
            <text:p>24.625885932</text:p>
          </table:table-cell>
          <table:table-cell office:value-type="float" office:value="24.600833217" calcext:value-type="float">
            <text:p>24.600833217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33214" calcext:value-type="float">
            <text:p>24.600433214</text:p>
          </table:table-cell>
          <table:table-cell/>
          <table:table-cell office:value-type="float" office:value="0.002652477" calcext:value-type="float">
            <text:p>0.002652477</text:p>
          </table:table-cell>
          <table:table-cell office:value-type="float" office:value="0.027251939" calcext:value-type="float">
            <text:p>0.027251939</text:p>
          </table:table-cell>
          <table:table-cell office:value-type="float" office:value="0.001530672" calcext:value-type="float">
            <text:p>0.0015306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19993" calcext:value-type="float">
            <text:p>0.001119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2-02 22:08:14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005963" calcext:value-type="float">
            <text:p>0.140005963</text:p>
          </table:table-cell>
          <table:table-cell office:value-type="float" office:value="0.258456499" calcext:value-type="float">
            <text:p>0.258456499</text:p>
          </table:table-cell>
          <table:table-cell office:value-type="float" office:value="0.134985463" calcext:value-type="float">
            <text:p>0.134985463</text:p>
          </table:table-cell>
          <table:table-cell office:value-type="float" office:value="5" calcext:value-type="float">
            <text:p>5</text:p>
          </table:table-cell>
          <table:table-cell office:value-type="float" office:value="0.132411734" calcext:value-type="float">
            <text:p>0.132411734</text:p>
          </table:table-cell>
          <table:table-cell/>
          <table:table-cell office:value-type="float" office:value="0.00114384" calcext:value-type="float">
            <text:p>0.00114384</text:p>
          </table:table-cell>
          <table:table-cell office:value-type="float" office:value="0.002111573" calcext:value-type="float">
            <text:p>0.002111573</text:p>
          </table:table-cell>
          <table:table-cell office:value-type="float" office:value="0.001102822" calcext:value-type="float">
            <text:p>0.0011028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795" calcext:value-type="float">
            <text:p>0.001081795</text:p>
          </table:table-cell>
          <table:table-cell/>
          <table:table-cell office:value-type="float" office:value="0.000105237" calcext:value-type="float">
            <text:p>0.000105237</text:p>
          </table:table-cell>
          <table:table-cell office:value-type="float" office:value="0.00107297" calcext:value-type="float">
            <text:p>0.00107297</text:p>
          </table:table-cell>
          <table:table-cell office:value-type="float" office:value="0.00006422" calcext:value-type="float">
            <text:p>6.42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192" calcext:value-type="float">
            <text:p>4.3192E-05</text:p>
          </table:table-cell>
          <table:table-cell/>
          <table:table-cell office:value-type="float" office:value="24.601940527" calcext:value-type="float">
            <text:p>24.601940527</text:p>
          </table:table-cell>
          <table:table-cell office:value-type="float" office:value="24.625833032" calcext:value-type="float">
            <text:p>24.625833032</text:p>
          </table:table-cell>
          <table:table-cell office:value-type="float" office:value="24.600927837" calcext:value-type="float">
            <text:p>24.600927837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408688" calcext:value-type="float">
            <text:p>24.600408688</text:p>
          </table:table-cell>
          <table:table-cell/>
          <table:table-cell office:value-type="float" office:value="0.002667537" calcext:value-type="float">
            <text:p>0.002667537</text:p>
          </table:table-cell>
          <table:table-cell office:value-type="float" office:value="0.027197628" calcext:value-type="float">
            <text:p>0.027197628</text:p>
          </table:table-cell>
          <table:table-cell office:value-type="float" office:value="0.001627818" calcext:value-type="float">
            <text:p>0.0016278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94812" calcext:value-type="float">
            <text:p>0.0010948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2-02 22:08:15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948742" calcext:value-type="float">
            <text:p>0.139948742</text:p>
          </table:table-cell>
          <table:table-cell office:value-type="float" office:value="0.258048804" calcext:value-type="float">
            <text:p>0.258048804</text:p>
          </table:table-cell>
          <table:table-cell office:value-type="float" office:value="0.135675685" calcext:value-type="float">
            <text:p>0.135675685</text:p>
          </table:table-cell>
          <table:table-cell office:value-type="float" office:value="5" calcext:value-type="float">
            <text:p>5</text:p>
          </table:table-cell>
          <table:table-cell office:value-type="float" office:value="0.132185236" calcext:value-type="float">
            <text:p>0.132185236</text:p>
          </table:table-cell>
          <table:table-cell/>
          <table:table-cell office:value-type="float" office:value="0.001143372" calcext:value-type="float">
            <text:p>0.001143372</text:p>
          </table:table-cell>
          <table:table-cell office:value-type="float" office:value="0.002108242" calcext:value-type="float">
            <text:p>0.002108242</text:p>
          </table:table-cell>
          <table:table-cell office:value-type="float" office:value="0.001108461" calcext:value-type="float">
            <text:p>0.0011084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45" calcext:value-type="float">
            <text:p>0.001079945</text:p>
          </table:table-cell>
          <table:table-cell/>
          <table:table-cell office:value-type="float" office:value="0.000104769" calcext:value-type="float">
            <text:p>0.000104769</text:p>
          </table:table-cell>
          <table:table-cell office:value-type="float" office:value="0.001069639" calcext:value-type="float">
            <text:p>0.001069639</text:p>
          </table:table-cell>
          <table:table-cell office:value-type="float" office:value="0.000069859" calcext:value-type="float">
            <text:p>6.985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42" calcext:value-type="float">
            <text:p>4.1342E-05</text:p>
          </table:table-cell>
          <table:table-cell/>
          <table:table-cell office:value-type="float" office:value="24.606982957" calcext:value-type="float">
            <text:p>24.606982957</text:p>
          </table:table-cell>
          <table:table-cell office:value-type="float" office:value="24.63080466" calcext:value-type="float">
            <text:p>24.63080466</text:p>
          </table:table-cell>
          <table:table-cell office:value-type="float" office:value="24.606121038" calcext:value-type="float">
            <text:p>24.60612103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16979" calcext:value-type="float">
            <text:p>24.605416979</text:p>
          </table:table-cell>
          <table:table-cell/>
          <table:table-cell office:value-type="float" office:value="0.002655687" calcext:value-type="float">
            <text:p>0.002655687</text:p>
          </table:table-cell>
          <table:table-cell office:value-type="float" office:value="0.027113199" calcext:value-type="float">
            <text:p>0.027113199</text:p>
          </table:table-cell>
          <table:table-cell office:value-type="float" office:value="0.001770759" calcext:value-type="float">
            <text:p>0.0017707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7905" calcext:value-type="float">
            <text:p>0.0010479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2-02 22:08:1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871256" calcext:value-type="float">
            <text:p>0.139871256</text:p>
          </table:table-cell>
          <table:table-cell office:value-type="float" office:value="0.257816345" calcext:value-type="float">
            <text:p>0.257816345</text:p>
          </table:table-cell>
          <table:table-cell office:value-type="float" office:value="0.136252658" calcext:value-type="float">
            <text:p>0.136252658</text:p>
          </table:table-cell>
          <table:table-cell office:value-type="float" office:value="5" calcext:value-type="float">
            <text:p>5</text:p>
          </table:table-cell>
          <table:table-cell office:value-type="float" office:value="0.131993906" calcext:value-type="float">
            <text:p>0.131993906</text:p>
          </table:table-cell>
          <table:table-cell/>
          <table:table-cell office:value-type="float" office:value="0.001142739" calcext:value-type="float">
            <text:p>0.001142739</text:p>
          </table:table-cell>
          <table:table-cell office:value-type="float" office:value="0.002106343" calcext:value-type="float">
            <text:p>0.002106343</text:p>
          </table:table-cell>
          <table:table-cell office:value-type="float" office:value="0.001113175" calcext:value-type="float">
            <text:p>0.0011131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82" calcext:value-type="float">
            <text:p>0.001078382</text:p>
          </table:table-cell>
          <table:table-cell/>
          <table:table-cell office:value-type="float" office:value="0.000104136" calcext:value-type="float">
            <text:p>0.000104136</text:p>
          </table:table-cell>
          <table:table-cell office:value-type="float" office:value="0.00106774" calcext:value-type="float">
            <text:p>0.00106774</text:p>
          </table:table-cell>
          <table:table-cell office:value-type="float" office:value="0.000074573" calcext:value-type="float">
            <text:p>7.457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79" calcext:value-type="float">
            <text:p>3.9779E-05</text:p>
          </table:table-cell>
          <table:table-cell/>
          <table:table-cell office:value-type="float" office:value="24.601913355" calcext:value-type="float">
            <text:p>24.601913355</text:p>
          </table:table-cell>
          <table:table-cell office:value-type="float" office:value="24.625703909" calcext:value-type="float">
            <text:p>24.625703909</text:p>
          </table:table-cell>
          <table:table-cell office:value-type="float" office:value="24.601183445" calcext:value-type="float">
            <text:p>24.60118344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24407" calcext:value-type="float">
            <text:p>24.600324407</text:p>
          </table:table-cell>
          <table:table-cell/>
          <table:table-cell office:value-type="float" office:value="0.00263964" calcext:value-type="float">
            <text:p>0.00263964</text:p>
          </table:table-cell>
          <table:table-cell office:value-type="float" office:value="0.02706506" calcext:value-type="float">
            <text:p>0.02706506</text:p>
          </table:table-cell>
          <table:table-cell office:value-type="float" office:value="0.001890247" calcext:value-type="float">
            <text:p>0.0018902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8282" calcext:value-type="float">
            <text:p>0.0010082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2-02 22:08:1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55027" calcext:value-type="float">
            <text:p>0.139755027</text:p>
          </table:table-cell>
          <table:table-cell office:value-type="float" office:value="0.257270367" calcext:value-type="float">
            <text:p>0.257270367</text:p>
          </table:table-cell>
          <table:table-cell office:value-type="float" office:value="0.136290209" calcext:value-type="float">
            <text:p>0.136290209</text:p>
          </table:table-cell>
          <table:table-cell office:value-type="float" office:value="5" calcext:value-type="float">
            <text:p>5</text:p>
          </table:table-cell>
          <table:table-cell office:value-type="float" office:value="0.132037417" calcext:value-type="float">
            <text:p>0.132037417</text:p>
          </table:table-cell>
          <table:table-cell/>
          <table:table-cell office:value-type="float" office:value="0.001141789" calcext:value-type="float">
            <text:p>0.001141789</text:p>
          </table:table-cell>
          <table:table-cell office:value-type="float" office:value="0.002101882" calcext:value-type="float">
            <text:p>0.002101882</text:p>
          </table:table-cell>
          <table:table-cell office:value-type="float" office:value="0.001113482" calcext:value-type="float">
            <text:p>0.0011134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737" calcext:value-type="float">
            <text:p>0.001078737</text:p>
          </table:table-cell>
          <table:table-cell/>
          <table:table-cell office:value-type="float" office:value="0.000103187" calcext:value-type="float">
            <text:p>0.000103187</text:p>
          </table:table-cell>
          <table:table-cell office:value-type="float" office:value="0.001063279" calcext:value-type="float">
            <text:p>0.001063279</text:p>
          </table:table-cell>
          <table:table-cell office:value-type="float" office:value="0.000074879" calcext:value-type="float">
            <text:p>7.48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134" calcext:value-type="float">
            <text:p>4.0134E-05</text:p>
          </table:table-cell>
          <table:table-cell/>
          <table:table-cell office:value-type="float" office:value="24.606943883" calcext:value-type="float">
            <text:p>24.606943883</text:p>
          </table:table-cell>
          <table:table-cell office:value-type="float" office:value="24.630647645" calcext:value-type="float">
            <text:p>24.630647645</text:p>
          </table:table-cell>
          <table:table-cell office:value-type="float" office:value="24.606244994" calcext:value-type="float">
            <text:p>24.606244994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87163" calcext:value-type="float">
            <text:p>24.605387163</text:p>
          </table:table-cell>
          <table:table-cell/>
          <table:table-cell office:value-type="float" office:value="0.00261557" calcext:value-type="float">
            <text:p>0.00261557</text:p>
          </table:table-cell>
          <table:table-cell office:value-type="float" office:value="0.026951994" calcext:value-type="float">
            <text:p>0.026951994</text:p>
          </table:table-cell>
          <table:table-cell office:value-type="float" office:value="0.001898024" calcext:value-type="float">
            <text:p>0.0018980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7293" calcext:value-type="float">
            <text:p>0.0010172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2-02 22:08:1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685886" calcext:value-type="float">
            <text:p>0.139685886</text:p>
          </table:table-cell>
          <table:table-cell office:value-type="float" office:value="0.256755979" calcext:value-type="float">
            <text:p>0.256755979</text:p>
          </table:table-cell>
          <table:table-cell office:value-type="float" office:value="0.135882513" calcext:value-type="float">
            <text:p>0.135882513</text:p>
          </table:table-cell>
          <table:table-cell office:value-type="float" office:value="5" calcext:value-type="float">
            <text:p>5</text:p>
          </table:table-cell>
          <table:table-cell office:value-type="float" office:value="0.132178084" calcext:value-type="float">
            <text:p>0.132178084</text:p>
          </table:table-cell>
          <table:table-cell/>
          <table:table-cell office:value-type="float" office:value="0.001141225" calcext:value-type="float">
            <text:p>0.001141225</text:p>
          </table:table-cell>
          <table:table-cell office:value-type="float" office:value="0.00209768" calcext:value-type="float">
            <text:p>0.00209768</text:p>
          </table:table-cell>
          <table:table-cell office:value-type="float" office:value="0.001110151" calcext:value-type="float">
            <text:p>0.0011101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886" calcext:value-type="float">
            <text:p>0.001079886</text:p>
          </table:table-cell>
          <table:table-cell/>
          <table:table-cell office:value-type="float" office:value="0.000102622" calcext:value-type="float">
            <text:p>0.000102622</text:p>
          </table:table-cell>
          <table:table-cell office:value-type="float" office:value="0.001059077" calcext:value-type="float">
            <text:p>0.001059077</text:p>
          </table:table-cell>
          <table:table-cell office:value-type="float" office:value="0.000071549" calcext:value-type="float">
            <text:p>7.15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284" calcext:value-type="float">
            <text:p>4.1284E-05</text:p>
          </table:table-cell>
          <table:table-cell/>
          <table:table-cell office:value-type="float" office:value="24.601875964" calcext:value-type="float">
            <text:p>24.601875964</text:p>
          </table:table-cell>
          <table:table-cell office:value-type="float" office:value="24.625490026" calcext:value-type="float">
            <text:p>24.625490026</text:p>
          </table:table-cell>
          <table:table-cell office:value-type="float" office:value="24.601108782" calcext:value-type="float">
            <text:p>24.60110878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61558" calcext:value-type="float">
            <text:p>24.600361558</text:p>
          </table:table-cell>
          <table:table-cell/>
          <table:table-cell office:value-type="float" office:value="0.002601251" calcext:value-type="float">
            <text:p>0.002601251</text:p>
          </table:table-cell>
          <table:table-cell office:value-type="float" office:value="0.02684547" calcext:value-type="float">
            <text:p>0.02684547</text:p>
          </table:table-cell>
          <table:table-cell office:value-type="float" office:value="0.001813592" calcext:value-type="float">
            <text:p>0.0018135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6424" calcext:value-type="float">
            <text:p>0.0010464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2-02 22:08:20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735358" calcext:value-type="float">
            <text:p>0.139735358</text:p>
          </table:table-cell>
          <table:table-cell office:value-type="float" office:value="0.256390602" calcext:value-type="float">
            <text:p>0.256390602</text:p>
          </table:table-cell>
          <table:table-cell office:value-type="float" office:value="0.135560052" calcext:value-type="float">
            <text:p>0.135560052</text:p>
          </table:table-cell>
          <table:table-cell office:value-type="float" office:value="5" calcext:value-type="float">
            <text:p>5</text:p>
          </table:table-cell>
          <table:table-cell office:value-type="float" office:value="0.132208482" calcext:value-type="float">
            <text:p>0.132208482</text:p>
          </table:table-cell>
          <table:table-cell/>
          <table:table-cell office:value-type="float" office:value="0.001141629" calcext:value-type="float">
            <text:p>0.001141629</text:p>
          </table:table-cell>
          <table:table-cell office:value-type="float" office:value="0.002094694" calcext:value-type="float">
            <text:p>0.002094694</text:p>
          </table:table-cell>
          <table:table-cell office:value-type="float" office:value="0.001107517" calcext:value-type="float">
            <text:p>0.0011075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135" calcext:value-type="float">
            <text:p>0.001080135</text:p>
          </table:table-cell>
          <table:table-cell/>
          <table:table-cell office:value-type="float" office:value="0.000103026" calcext:value-type="float">
            <text:p>0.000103026</text:p>
          </table:table-cell>
          <table:table-cell office:value-type="float" office:value="0.001056092" calcext:value-type="float">
            <text:p>0.001056092</text:p>
          </table:table-cell>
          <table:table-cell office:value-type="float" office:value="0.000068914" calcext:value-type="float">
            <text:p>6.89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532" calcext:value-type="float">
            <text:p>4.1532E-05</text:p>
          </table:table-cell>
          <table:table-cell/>
          <table:table-cell office:value-type="float" office:value="24.601885943" calcext:value-type="float">
            <text:p>24.601885943</text:p>
          </table:table-cell>
          <table:table-cell office:value-type="float" office:value="24.625416327" calcext:value-type="float">
            <text:p>24.625416327</text:p>
          </table:table-cell>
          <table:table-cell office:value-type="float" office:value="24.601043738" calcext:value-type="float">
            <text:p>24.60104373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67689" calcext:value-type="float">
            <text:p>24.600367689</text:p>
          </table:table-cell>
          <table:table-cell/>
          <table:table-cell office:value-type="float" office:value="0.002611496" calcext:value-type="float">
            <text:p>0.002611496</text:p>
          </table:table-cell>
          <table:table-cell office:value-type="float" office:value="0.026769805" calcext:value-type="float">
            <text:p>0.026769805</text:p>
          </table:table-cell>
          <table:table-cell office:value-type="float" office:value="0.001746812" calcext:value-type="float">
            <text:p>0.0017468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2719" calcext:value-type="float">
            <text:p>0.0010527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2-02 22:08:2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41914" calcext:value-type="float">
            <text:p>0.139741914</text:p>
          </table:table-cell>
          <table:table-cell office:value-type="float" office:value="0.255925686" calcext:value-type="float">
            <text:p>0.255925686</text:p>
          </table:table-cell>
          <table:table-cell office:value-type="float" office:value="0.135356204" calcext:value-type="float">
            <text:p>0.135356204</text:p>
          </table:table-cell>
          <table:table-cell office:value-type="float" office:value="5" calcext:value-type="float">
            <text:p>5</text:p>
          </table:table-cell>
          <table:table-cell office:value-type="float" office:value="0.132303254" calcext:value-type="float">
            <text:p>0.132303254</text:p>
          </table:table-cell>
          <table:table-cell/>
          <table:table-cell office:value-type="float" office:value="0.001141682" calcext:value-type="float">
            <text:p>0.001141682</text:p>
          </table:table-cell>
          <table:table-cell office:value-type="float" office:value="0.002090896" calcext:value-type="float">
            <text:p>0.002090896</text:p>
          </table:table-cell>
          <table:table-cell office:value-type="float" office:value="0.001105851" calcext:value-type="float">
            <text:p>0.0011058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909" calcext:value-type="float">
            <text:p>0.001080909</text:p>
          </table:table-cell>
          <table:table-cell/>
          <table:table-cell office:value-type="float" office:value="0.00010308" calcext:value-type="float">
            <text:p>0.00010308</text:p>
          </table:table-cell>
          <table:table-cell office:value-type="float" office:value="0.001052293" calcext:value-type="float">
            <text:p>0.001052293</text:p>
          </table:table-cell>
          <table:table-cell office:value-type="float" office:value="0.000067249" calcext:value-type="float">
            <text:p>6.72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306" calcext:value-type="float">
            <text:p>4.2306E-05</text:p>
          </table:table-cell>
          <table:table-cell/>
          <table:table-cell office:value-type="float" office:value="24.606941238" calcext:value-type="float">
            <text:p>24.606941238</text:p>
          </table:table-cell>
          <table:table-cell office:value-type="float" office:value="24.630376415" calcext:value-type="float">
            <text:p>24.630376415</text:p>
          </table:table-cell>
          <table:table-cell office:value-type="float" office:value="24.606056596" calcext:value-type="float">
            <text:p>24.606056596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40785" calcext:value-type="float">
            <text:p>24.605440785</text:p>
          </table:table-cell>
          <table:table-cell/>
          <table:table-cell office:value-type="float" office:value="0.002612854" calcext:value-type="float">
            <text:p>0.002612854</text:p>
          </table:table-cell>
          <table:table-cell office:value-type="float" office:value="0.026673526" calcext:value-type="float">
            <text:p>0.026673526</text:p>
          </table:table-cell>
          <table:table-cell office:value-type="float" office:value="0.001704596" calcext:value-type="float">
            <text:p>0.0017045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2346" calcext:value-type="float">
            <text:p>0.0010723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2-02 22:08:23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32974" calcext:value-type="float">
            <text:p>0.139732974</text:p>
          </table:table-cell>
          <table:table-cell office:value-type="float" office:value="0.255544216" calcext:value-type="float">
            <text:p>0.255544216</text:p>
          </table:table-cell>
          <table:table-cell office:value-type="float" office:value="0.134527103" calcext:value-type="float">
            <text:p>0.134527103</text:p>
          </table:table-cell>
          <table:table-cell office:value-type="float" office:value="5" calcext:value-type="float">
            <text:p>5</text:p>
          </table:table-cell>
          <table:table-cell office:value-type="float" office:value="0.13262035" calcext:value-type="float">
            <text:p>0.13262035</text:p>
          </table:table-cell>
          <table:table-cell/>
          <table:table-cell office:value-type="float" office:value="0.001141609" calcext:value-type="float">
            <text:p>0.001141609</text:p>
          </table:table-cell>
          <table:table-cell office:value-type="float" office:value="0.00208778" calcext:value-type="float">
            <text:p>0.00208778</text:p>
          </table:table-cell>
          <table:table-cell office:value-type="float" office:value="0.001099078" calcext:value-type="float">
            <text:p>0.0010990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35" calcext:value-type="float">
            <text:p>0.0010835</text:p>
          </table:table-cell>
          <table:table-cell/>
          <table:table-cell office:value-type="float" office:value="0.000103007" calcext:value-type="float">
            <text:p>0.000103007</text:p>
          </table:table-cell>
          <table:table-cell office:value-type="float" office:value="0.001049177" calcext:value-type="float">
            <text:p>0.001049177</text:p>
          </table:table-cell>
          <table:table-cell office:value-type="float" office:value="0.000060475" calcext:value-type="float">
            <text:p>6.04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4897" calcext:value-type="float">
            <text:p>4.4897E-05</text:p>
          </table:table-cell>
          <table:table-cell/>
          <table:table-cell office:value-type="float" office:value="24.606939434" calcext:value-type="float">
            <text:p>24.606939434</text:p>
          </table:table-cell>
          <table:table-cell office:value-type="float" office:value="24.63029947" calcext:value-type="float">
            <text:p>24.63029947</text:p>
          </table:table-cell>
          <table:table-cell office:value-type="float" office:value="24.605889358" calcext:value-type="float">
            <text:p>24.60588935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504746" calcext:value-type="float">
            <text:p>24.605504746</text:p>
          </table:table-cell>
          <table:table-cell/>
          <table:table-cell office:value-type="float" office:value="0.002611002" calcext:value-type="float">
            <text:p>0.002611002</text:p>
          </table:table-cell>
          <table:table-cell office:value-type="float" office:value="0.026594528" calcext:value-type="float">
            <text:p>0.026594528</text:p>
          </table:table-cell>
          <table:table-cell office:value-type="float" office:value="0.001532894" calcext:value-type="float">
            <text:p>0.0015328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38015" calcext:value-type="float">
            <text:p>0.0011380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2-02 22:08:2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775889" calcext:value-type="float">
            <text:p>0.139775889</text:p>
          </table:table-cell>
          <table:table-cell office:value-type="float" office:value="0.255237848" calcext:value-type="float">
            <text:p>0.255237848</text:p>
          </table:table-cell>
          <table:table-cell office:value-type="float" office:value="0.134615914" calcext:value-type="float">
            <text:p>0.134615914</text:p>
          </table:table-cell>
          <table:table-cell office:value-type="float" office:value="5" calcext:value-type="float">
            <text:p>5</text:p>
          </table:table-cell>
          <table:table-cell office:value-type="float" office:value="0.132438556" calcext:value-type="float">
            <text:p>0.132438556</text:p>
          </table:table-cell>
          <table:table-cell/>
          <table:table-cell office:value-type="float" office:value="0.00114196" calcext:value-type="float">
            <text:p>0.00114196</text:p>
          </table:table-cell>
          <table:table-cell office:value-type="float" office:value="0.002085277" calcext:value-type="float">
            <text:p>0.002085277</text:p>
          </table:table-cell>
          <table:table-cell office:value-type="float" office:value="0.001099803" calcext:value-type="float">
            <text:p>0.0010998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014" calcext:value-type="float">
            <text:p>0.001082014</text:p>
          </table:table-cell>
          <table:table-cell/>
          <table:table-cell office:value-type="float" office:value="0.000103357" calcext:value-type="float">
            <text:p>0.000103357</text:p>
          </table:table-cell>
          <table:table-cell office:value-type="float" office:value="0.001046674" calcext:value-type="float">
            <text:p>0.001046674</text:p>
          </table:table-cell>
          <table:table-cell office:value-type="float" office:value="0.0000612" calcext:value-type="float">
            <text:p>6.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412" calcext:value-type="float">
            <text:p>4.3412E-05</text:p>
          </table:table-cell>
          <table:table-cell/>
          <table:table-cell office:value-type="float" office:value="24.612002063" calcext:value-type="float">
            <text:p>24.612002063</text:p>
          </table:table-cell>
          <table:table-cell office:value-type="float" office:value="24.63529154" calcext:value-type="float">
            <text:p>24.63529154</text:p>
          </table:table-cell>
          <table:table-cell office:value-type="float" office:value="24.610961249" calcext:value-type="float">
            <text:p>24.61096124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22055" calcext:value-type="float">
            <text:p>24.610522055</text:p>
          </table:table-cell>
          <table:table-cell/>
          <table:table-cell office:value-type="float" office:value="0.00261989" calcext:value-type="float">
            <text:p>0.00261989</text:p>
          </table:table-cell>
          <table:table-cell office:value-type="float" office:value="0.026531083" calcext:value-type="float">
            <text:p>0.026531083</text:p>
          </table:table-cell>
          <table:table-cell office:value-type="float" office:value="0.001551286" calcext:value-type="float">
            <text:p>0.0015512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0367" calcext:value-type="float">
            <text:p>0.0011003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2-02 22:08:25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91386" calcext:value-type="float">
            <text:p>0.139791386</text:p>
          </table:table-cell>
          <table:table-cell office:value-type="float" office:value="0.254905254" calcext:value-type="float">
            <text:p>0.254905254</text:p>
          </table:table-cell>
          <table:table-cell office:value-type="float" office:value="0.134968774" calcext:value-type="float">
            <text:p>0.134968774</text:p>
          </table:table-cell>
          <table:table-cell office:value-type="float" office:value="5" calcext:value-type="float">
            <text:p>5</text:p>
          </table:table-cell>
          <table:table-cell office:value-type="float" office:value="0.13233246" calcext:value-type="float">
            <text:p>0.13233246</text:p>
          </table:table-cell>
          <table:table-cell/>
          <table:table-cell office:value-type="float" office:value="0.001142086" calcext:value-type="float">
            <text:p>0.001142086</text:p>
          </table:table-cell>
          <table:table-cell office:value-type="float" office:value="0.002082559" calcext:value-type="float">
            <text:p>0.002082559</text:p>
          </table:table-cell>
          <table:table-cell office:value-type="float" office:value="0.001102686" calcext:value-type="float">
            <text:p>0.0011026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148" calcext:value-type="float">
            <text:p>0.001081148</text:p>
          </table:table-cell>
          <table:table-cell/>
          <table:table-cell office:value-type="float" office:value="0.000103484" calcext:value-type="float">
            <text:p>0.000103484</text:p>
          </table:table-cell>
          <table:table-cell office:value-type="float" office:value="0.001043957" calcext:value-type="float">
            <text:p>0.001043957</text:p>
          </table:table-cell>
          <table:table-cell office:value-type="float" office:value="0.000064083" calcext:value-type="float">
            <text:p>6.40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545" calcext:value-type="float">
            <text:p>4.2545E-05</text:p>
          </table:table-cell>
          <table:table-cell/>
          <table:table-cell office:value-type="float" office:value="24.606951217" calcext:value-type="float">
            <text:p>24.606951217</text:p>
          </table:table-cell>
          <table:table-cell office:value-type="float" office:value="24.630170588" calcext:value-type="float">
            <text:p>24.630170588</text:p>
          </table:table-cell>
          <table:table-cell office:value-type="float" office:value="24.605978447" calcext:value-type="float">
            <text:p>24.60597844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46676" calcext:value-type="float">
            <text:p>24.605446676</text:p>
          </table:table-cell>
          <table:table-cell/>
          <table:table-cell office:value-type="float" office:value="0.002623099" calcext:value-type="float">
            <text:p>0.002623099</text:p>
          </table:table-cell>
          <table:table-cell office:value-type="float" office:value="0.026462207" calcext:value-type="float">
            <text:p>0.026462207</text:p>
          </table:table-cell>
          <table:table-cell office:value-type="float" office:value="0.001624362" calcext:value-type="float">
            <text:p>0.0016243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8394" calcext:value-type="float">
            <text:p>0.001078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2-02 22:08:27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826553" calcext:value-type="float">
            <text:p>0.139826553</text:p>
          </table:table-cell>
          <table:table-cell office:value-type="float" office:value="0.254583389" calcext:value-type="float">
            <text:p>0.254583389</text:p>
          </table:table-cell>
          <table:table-cell office:value-type="float" office:value="0.135545151" calcext:value-type="float">
            <text:p>0.135545151</text:p>
          </table:table-cell>
          <table:table-cell office:value-type="float" office:value="5" calcext:value-type="float">
            <text:p>5</text:p>
          </table:table-cell>
          <table:table-cell office:value-type="float" office:value="0.132206694" calcext:value-type="float">
            <text:p>0.132206694</text:p>
          </table:table-cell>
          <table:table-cell/>
          <table:table-cell office:value-type="float" office:value="0.001142374" calcext:value-type="float">
            <text:p>0.001142374</text:p>
          </table:table-cell>
          <table:table-cell office:value-type="float" office:value="0.00207993" calcext:value-type="float">
            <text:p>0.00207993</text:p>
          </table:table-cell>
          <table:table-cell office:value-type="float" office:value="0.001107395" calcext:value-type="float">
            <text:p>0.0011073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12" calcext:value-type="float">
            <text:p>0.00108012</text:p>
          </table:table-cell>
          <table:table-cell/>
          <table:table-cell office:value-type="float" office:value="0.000103771" calcext:value-type="float">
            <text:p>0.000103771</text:p>
          </table:table-cell>
          <table:table-cell office:value-type="float" office:value="0.001041327" calcext:value-type="float">
            <text:p>0.001041327</text:p>
          </table:table-cell>
          <table:table-cell office:value-type="float" office:value="0.000068792" calcext:value-type="float">
            <text:p>6.879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517" calcext:value-type="float">
            <text:p>4.1517E-05</text:p>
          </table:table-cell>
          <table:table-cell/>
          <table:table-cell office:value-type="float" office:value="24.622120227" calcext:value-type="float">
            <text:p>24.622120227</text:p>
          </table:table-cell>
          <table:table-cell office:value-type="float" office:value="24.645267266" calcext:value-type="float">
            <text:p>24.645267266</text:p>
          </table:table-cell>
          <table:table-cell office:value-type="float" office:value="24.621256637" calcext:value-type="float">
            <text:p>24.621256637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83246" calcext:value-type="float">
            <text:p>24.620583246</text:p>
          </table:table-cell>
          <table:table-cell/>
          <table:table-cell office:value-type="float" office:value="0.002630382" calcext:value-type="float">
            <text:p>0.002630382</text:p>
          </table:table-cell>
          <table:table-cell office:value-type="float" office:value="0.026395552" calcext:value-type="float">
            <text:p>0.026395552</text:p>
          </table:table-cell>
          <table:table-cell office:value-type="float" office:value="0.001743726" calcext:value-type="float">
            <text:p>0.0017437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2349" calcext:value-type="float">
            <text:p>0.0010523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2-02 22:08:28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27521" calcext:value-type="float">
            <text:p>0.13927521</text:p>
          </table:table-cell>
          <table:table-cell office:value-type="float" office:value="0.253931314" calcext:value-type="float">
            <text:p>0.253931314</text:p>
          </table:table-cell>
          <table:table-cell office:value-type="float" office:value="0.13618292" calcext:value-type="float">
            <text:p>0.13618292</text:p>
          </table:table-cell>
          <table:table-cell office:value-type="float" office:value="5" calcext:value-type="float">
            <text:p>5</text:p>
          </table:table-cell>
          <table:table-cell office:value-type="float" office:value="0.131967083" calcext:value-type="float">
            <text:p>0.131967083</text:p>
          </table:table-cell>
          <table:table-cell/>
          <table:table-cell office:value-type="float" office:value="0.001137869" calcext:value-type="float">
            <text:p>0.001137869</text:p>
          </table:table-cell>
          <table:table-cell office:value-type="float" office:value="0.002074602" calcext:value-type="float">
            <text:p>0.002074602</text:p>
          </table:table-cell>
          <table:table-cell office:value-type="float" office:value="0.001112606" calcext:value-type="float">
            <text:p>0.0011126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162" calcext:value-type="float">
            <text:p>0.001078162</text:p>
          </table:table-cell>
          <table:table-cell/>
          <table:table-cell office:value-type="float" office:value="0.000099267" calcext:value-type="float">
            <text:p>9.9267E-05</text:p>
          </table:table-cell>
          <table:table-cell office:value-type="float" office:value="0.001035999" calcext:value-type="float">
            <text:p>0.001035999</text:p>
          </table:table-cell>
          <table:table-cell office:value-type="float" office:value="0.000074003" calcext:value-type="float">
            <text:p>7.400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56" calcext:value-type="float">
            <text:p>3.956E-05</text:p>
          </table:table-cell>
          <table:table-cell/>
          <table:table-cell office:value-type="float" office:value="24.611901071" calcext:value-type="float">
            <text:p>24.611901071</text:p>
          </table:table-cell>
          <table:table-cell office:value-type="float" office:value="24.635028006" calcext:value-type="float">
            <text:p>24.635028006</text:p>
          </table:table-cell>
          <table:table-cell office:value-type="float" office:value="24.611277328" calcext:value-type="float">
            <text:p>24.611277328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26955" calcext:value-type="float">
            <text:p>24.610426955</text:p>
          </table:table-cell>
          <table:table-cell/>
          <table:table-cell office:value-type="float" office:value="0.002516202" calcext:value-type="float">
            <text:p>0.002516202</text:p>
          </table:table-cell>
          <table:table-cell office:value-type="float" office:value="0.026260515" calcext:value-type="float">
            <text:p>0.026260515</text:p>
          </table:table-cell>
          <table:table-cell office:value-type="float" office:value="0.001875805" calcext:value-type="float">
            <text:p>0.0018758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2727" calcext:value-type="float">
            <text:p>0.0010027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2-02 22:08:2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673369" calcext:value-type="float">
            <text:p>0.139673369</text:p>
          </table:table-cell>
          <table:table-cell office:value-type="float" office:value="0.253773958" calcext:value-type="float">
            <text:p>0.253773958</text:p>
          </table:table-cell>
          <table:table-cell office:value-type="float" office:value="0.136352794" calcext:value-type="float">
            <text:p>0.136352794</text:p>
          </table:table-cell>
          <table:table-cell office:value-type="float" office:value="5" calcext:value-type="float">
            <text:p>5</text:p>
          </table:table-cell>
          <table:table-cell office:value-type="float" office:value="0.131912247" calcext:value-type="float">
            <text:p>0.131912247</text:p>
          </table:table-cell>
          <table:table-cell/>
          <table:table-cell office:value-type="float" office:value="0.001141122" calcext:value-type="float">
            <text:p>0.001141122</text:p>
          </table:table-cell>
          <table:table-cell office:value-type="float" office:value="0.002073317" calcext:value-type="float">
            <text:p>0.002073317</text:p>
          </table:table-cell>
          <table:table-cell office:value-type="float" office:value="0.001113993" calcext:value-type="float">
            <text:p>0.0011139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14" calcext:value-type="float">
            <text:p>0.001077714</text:p>
          </table:table-cell>
          <table:table-cell/>
          <table:table-cell office:value-type="float" office:value="0.00010252" calcext:value-type="float">
            <text:p>0.00010252</text:p>
          </table:table-cell>
          <table:table-cell office:value-type="float" office:value="0.001034714" calcext:value-type="float">
            <text:p>0.001034714</text:p>
          </table:table-cell>
          <table:table-cell office:value-type="float" office:value="0.000075391" calcext:value-type="float">
            <text:p>7.53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12" calcext:value-type="float">
            <text:p>3.9112E-05</text:p>
          </table:table-cell>
          <table:table-cell/>
          <table:table-cell office:value-type="float" office:value="24.606927411" calcext:value-type="float">
            <text:p>24.606927411</text:p>
          </table:table-cell>
          <table:table-cell office:value-type="float" office:value="24.629942399" calcext:value-type="float">
            <text:p>24.629942399</text:p>
          </table:table-cell>
          <table:table-cell office:value-type="float" office:value="24.606257618" calcext:value-type="float">
            <text:p>24.60625761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61915" calcext:value-type="float">
            <text:p>24.605361915</text:p>
          </table:table-cell>
          <table:table-cell/>
          <table:table-cell office:value-type="float" office:value="0.002598659" calcext:value-type="float">
            <text:p>0.002598659</text:p>
          </table:table-cell>
          <table:table-cell office:value-type="float" office:value="0.026227928" calcext:value-type="float">
            <text:p>0.026227928</text:p>
          </table:table-cell>
          <table:table-cell office:value-type="float" office:value="0.001910985" calcext:value-type="float">
            <text:p>0.0019109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1371" calcext:value-type="float">
            <text:p>0.0009913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2-02 22:08:30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689462" calcext:value-type="float">
            <text:p>0.139689462</text:p>
          </table:table-cell>
          <table:table-cell office:value-type="float" office:value="0.253196389" calcext:value-type="float">
            <text:p>0.253196389</text:p>
          </table:table-cell>
          <table:table-cell office:value-type="float" office:value="0.135810987" calcext:value-type="float">
            <text:p>0.135810987</text:p>
          </table:table-cell>
          <table:table-cell office:value-type="float" office:value="5" calcext:value-type="float">
            <text:p>5</text:p>
          </table:table-cell>
          <table:table-cell office:value-type="float" office:value="0.132073776" calcext:value-type="float">
            <text:p>0.132073776</text:p>
          </table:table-cell>
          <table:table-cell/>
          <table:table-cell office:value-type="float" office:value="0.001141254" calcext:value-type="float">
            <text:p>0.001141254</text:p>
          </table:table-cell>
          <table:table-cell office:value-type="float" office:value="0.002068598" calcext:value-type="float">
            <text:p>0.002068598</text:p>
          </table:table-cell>
          <table:table-cell office:value-type="float" office:value="0.001109567" calcext:value-type="float">
            <text:p>0.0011095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34" calcext:value-type="float">
            <text:p>0.001079034</text:p>
          </table:table-cell>
          <table:table-cell/>
          <table:table-cell office:value-type="float" office:value="0.000102651" calcext:value-type="float">
            <text:p>0.000102651</text:p>
          </table:table-cell>
          <table:table-cell office:value-type="float" office:value="0.001029995" calcext:value-type="float">
            <text:p>0.001029995</text:p>
          </table:table-cell>
          <table:table-cell office:value-type="float" office:value="0.000070964" calcext:value-type="float">
            <text:p>7.09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31" calcext:value-type="float">
            <text:p>4.0431E-05</text:p>
          </table:table-cell>
          <table:table-cell/>
          <table:table-cell office:value-type="float" office:value="24.622092575" calcext:value-type="float">
            <text:p>24.622092575</text:p>
          </table:table-cell>
          <table:table-cell office:value-type="float" office:value="24.644987504" calcext:value-type="float">
            <text:p>24.644987504</text:p>
          </table:table-cell>
          <table:table-cell office:value-type="float" office:value="24.621310258" calcext:value-type="float">
            <text:p>24.621310258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56435" calcext:value-type="float">
            <text:p>24.620556435</text:p>
          </table:table-cell>
          <table:table-cell/>
          <table:table-cell office:value-type="float" office:value="0.002601991" calcext:value-type="float">
            <text:p>0.002601991</text:p>
          </table:table-cell>
          <table:table-cell office:value-type="float" office:value="0.02610832" calcext:value-type="float">
            <text:p>0.02610832</text:p>
          </table:table-cell>
          <table:table-cell office:value-type="float" office:value="0.00179878" calcext:value-type="float">
            <text:p>0.001798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4822" calcext:value-type="float">
            <text:p>0.0010248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2-02 22:08:3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727013" calcext:value-type="float">
            <text:p>0.139727013</text:p>
          </table:table-cell>
          <table:table-cell office:value-type="float" office:value="0.252697498" calcext:value-type="float">
            <text:p>0.252697498</text:p>
          </table:table-cell>
          <table:table-cell office:value-type="float" office:value="0.134796516" calcext:value-type="float">
            <text:p>0.134796516</text:p>
          </table:table-cell>
          <table:table-cell office:value-type="float" office:value="5" calcext:value-type="float">
            <text:p>5</text:p>
          </table:table-cell>
          <table:table-cell office:value-type="float" office:value="0.132441536" calcext:value-type="float">
            <text:p>0.132441536</text:p>
          </table:table-cell>
          <table:table-cell/>
          <table:table-cell office:value-type="float" office:value="0.001141561" calcext:value-type="float">
            <text:p>0.001141561</text:p>
          </table:table-cell>
          <table:table-cell office:value-type="float" office:value="0.002064522" calcext:value-type="float">
            <text:p>0.002064522</text:p>
          </table:table-cell>
          <table:table-cell office:value-type="float" office:value="0.001101279" calcext:value-type="float">
            <text:p>0.0011012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039" calcext:value-type="float">
            <text:p>0.001082039</text:p>
          </table:table-cell>
          <table:table-cell/>
          <table:table-cell office:value-type="float" office:value="0.000102958" calcext:value-type="float">
            <text:p>0.000102958</text:p>
          </table:table-cell>
          <table:table-cell office:value-type="float" office:value="0.001025919" calcext:value-type="float">
            <text:p>0.001025919</text:p>
          </table:table-cell>
          <table:table-cell office:value-type="float" office:value="0.000062676" calcext:value-type="float">
            <text:p>6.26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436" calcext:value-type="float">
            <text:p>4.3436E-05</text:p>
          </table:table-cell>
          <table:table-cell/>
          <table:table-cell office:value-type="float" office:value="24.611992204" calcext:value-type="float">
            <text:p>24.611992204</text:p>
          </table:table-cell>
          <table:table-cell office:value-type="float" office:value="24.634779139" calcext:value-type="float">
            <text:p>24.634779139</text:p>
          </table:table-cell>
          <table:table-cell office:value-type="float" office:value="24.610997678" calcext:value-type="float">
            <text:p>24.610997678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22656" calcext:value-type="float">
            <text:p>24.610522656</text:p>
          </table:table-cell>
          <table:table-cell/>
          <table:table-cell office:value-type="float" office:value="0.002609768" calcext:value-type="float">
            <text:p>0.002609768</text:p>
          </table:table-cell>
          <table:table-cell office:value-type="float" office:value="0.026005006" calcext:value-type="float">
            <text:p>0.026005006</text:p>
          </table:table-cell>
          <table:table-cell office:value-type="float" office:value="0.001588688" calcext:value-type="float">
            <text:p>0.0015886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0984" calcext:value-type="float">
            <text:p>0.001100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2-02 22:08:3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436142" calcext:value-type="float">
            <text:p>0.139436142</text:p>
          </table:table-cell>
          <table:table-cell office:value-type="float" office:value="0.252417952" calcext:value-type="float">
            <text:p>0.252417952</text:p>
          </table:table-cell>
          <table:table-cell office:value-type="float" office:value="0.136098282" calcext:value-type="float">
            <text:p>0.136098282</text:p>
          </table:table-cell>
          <table:table-cell office:value-type="float" office:value="5" calcext:value-type="float">
            <text:p>5</text:p>
          </table:table-cell>
          <table:table-cell office:value-type="float" office:value="0.132017151" calcext:value-type="float">
            <text:p>0.132017151</text:p>
          </table:table-cell>
          <table:table-cell/>
          <table:table-cell office:value-type="float" office:value="0.001139184" calcext:value-type="float">
            <text:p>0.001139184</text:p>
          </table:table-cell>
          <table:table-cell office:value-type="float" office:value="0.002062238" calcext:value-type="float">
            <text:p>0.002062238</text:p>
          </table:table-cell>
          <table:table-cell office:value-type="float" office:value="0.001111914" calcext:value-type="float">
            <text:p>0.0011119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71" calcext:value-type="float">
            <text:p>0.001078571</text:p>
          </table:table-cell>
          <table:table-cell/>
          <table:table-cell office:value-type="float" office:value="0.000100581" calcext:value-type="float">
            <text:p>0.000100581</text:p>
          </table:table-cell>
          <table:table-cell office:value-type="float" office:value="0.001023635" calcext:value-type="float">
            <text:p>0.001023635</text:p>
          </table:table-cell>
          <table:table-cell office:value-type="float" office:value="0.000073311" calcext:value-type="float">
            <text:p>7.331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69" calcext:value-type="float">
            <text:p>3.9969E-05</text:p>
          </table:table-cell>
          <table:table-cell/>
          <table:table-cell office:value-type="float" office:value="24.611933533" calcext:value-type="float">
            <text:p>24.611933533</text:p>
          </table:table-cell>
          <table:table-cell office:value-type="float" office:value="24.634722753" calcext:value-type="float">
            <text:p>24.634722753</text:p>
          </table:table-cell>
          <table:table-cell office:value-type="float" office:value="24.611260256" calcext:value-type="float">
            <text:p>24.61126025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37054" calcext:value-type="float">
            <text:p>24.610437054</text:p>
          </table:table-cell>
          <table:table-cell/>
          <table:table-cell office:value-type="float" office:value="0.00254953" calcext:value-type="float">
            <text:p>0.00254953</text:p>
          </table:table-cell>
          <table:table-cell office:value-type="float" office:value="0.025947115" calcext:value-type="float">
            <text:p>0.025947115</text:p>
          </table:table-cell>
          <table:table-cell office:value-type="float" office:value="0.001858277" calcext:value-type="float">
            <text:p>0.0018582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3096" calcext:value-type="float">
            <text:p>0.0010130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2-02 22:08:34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629857" calcext:value-type="float">
            <text:p>0.139629857</text:p>
          </table:table-cell>
          <table:table-cell office:value-type="float" office:value="0.252124697" calcext:value-type="float">
            <text:p>0.252124697</text:p>
          </table:table-cell>
          <table:table-cell office:value-type="float" office:value="0.136363523" calcext:value-type="float">
            <text:p>0.136363523</text:p>
          </table:table-cell>
          <table:table-cell office:value-type="float" office:value="5" calcext:value-type="float">
            <text:p>5</text:p>
          </table:table-cell>
          <table:table-cell office:value-type="float" office:value="0.131899134" calcext:value-type="float">
            <text:p>0.131899134</text:p>
          </table:table-cell>
          <table:table-cell/>
          <table:table-cell office:value-type="float" office:value="0.001140767" calcext:value-type="float">
            <text:p>0.001140767</text:p>
          </table:table-cell>
          <table:table-cell office:value-type="float" office:value="0.002059842" calcext:value-type="float">
            <text:p>0.002059842</text:p>
          </table:table-cell>
          <table:table-cell office:value-type="float" office:value="0.001114081" calcext:value-type="float">
            <text:p>0.0011140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607" calcext:value-type="float">
            <text:p>0.001077607</text:p>
          </table:table-cell>
          <table:table-cell/>
          <table:table-cell office:value-type="float" office:value="0.000102164" calcext:value-type="float">
            <text:p>0.000102164</text:p>
          </table:table-cell>
          <table:table-cell office:value-type="float" office:value="0.00102124" calcext:value-type="float">
            <text:p>0.00102124</text:p>
          </table:table-cell>
          <table:table-cell office:value-type="float" office:value="0.000075478" calcext:value-type="float">
            <text:p>7.547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005" calcext:value-type="float">
            <text:p>3.9005E-05</text:p>
          </table:table-cell>
          <table:table-cell/>
          <table:table-cell office:value-type="float" office:value="24.617026579" calcext:value-type="float">
            <text:p>24.617026579</text:p>
          </table:table-cell>
          <table:table-cell office:value-type="float" office:value="24.639717471" calcext:value-type="float">
            <text:p>24.639717471</text:p>
          </table:table-cell>
          <table:table-cell office:value-type="float" office:value="24.616367733" calcext:value-type="float">
            <text:p>24.616367733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67228" calcext:value-type="float">
            <text:p>24.615467228</text:p>
          </table:table-cell>
          <table:table-cell/>
          <table:table-cell office:value-type="float" office:value="0.002589648" calcext:value-type="float">
            <text:p>0.002589648</text:p>
          </table:table-cell>
          <table:table-cell office:value-type="float" office:value="0.025886385" calcext:value-type="float">
            <text:p>0.025886385</text:p>
          </table:table-cell>
          <table:table-cell office:value-type="float" office:value="0.001913207" calcext:value-type="float">
            <text:p>0.0019132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8655" calcext:value-type="float">
            <text:p>0.0009886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2-02 22:08:3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47875" calcext:value-type="float">
            <text:p>0.139747875</text:p>
          </table:table-cell>
          <table:table-cell office:value-type="float" office:value="0.251762897" calcext:value-type="float">
            <text:p>0.251762897</text:p>
          </table:table-cell>
          <table:table-cell office:value-type="float" office:value="0.136390941" calcext:value-type="float">
            <text:p>0.136390941</text:p>
          </table:table-cell>
          <table:table-cell office:value-type="float" office:value="5" calcext:value-type="float">
            <text:p>5</text:p>
          </table:table-cell>
          <table:table-cell office:value-type="float" office:value="0.13194801" calcext:value-type="float">
            <text:p>0.13194801</text:p>
          </table:table-cell>
          <table:table-cell/>
          <table:table-cell office:value-type="float" office:value="0.001141731" calcext:value-type="float">
            <text:p>0.001141731</text:p>
          </table:table-cell>
          <table:table-cell office:value-type="float" office:value="0.002056886" calcext:value-type="float">
            <text:p>0.002056886</text:p>
          </table:table-cell>
          <table:table-cell office:value-type="float" office:value="0.001114305" calcext:value-type="float">
            <text:p>0.0011143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07" calcext:value-type="float">
            <text:p>0.001078007</text:p>
          </table:table-cell>
          <table:table-cell/>
          <table:table-cell office:value-type="float" office:value="0.000103128" calcext:value-type="float">
            <text:p>0.000103128</text:p>
          </table:table-cell>
          <table:table-cell office:value-type="float" office:value="0.001018284" calcext:value-type="float">
            <text:p>0.001018284</text:p>
          </table:table-cell>
          <table:table-cell office:value-type="float" office:value="0.000075702" calcext:value-type="float">
            <text:p>7.570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04" calcext:value-type="float">
            <text:p>3.9404E-05</text:p>
          </table:table-cell>
          <table:table-cell/>
          <table:table-cell office:value-type="float" office:value="24.60694244" calcext:value-type="float">
            <text:p>24.60694244</text:p>
          </table:table-cell>
          <table:table-cell office:value-type="float" office:value="24.629536756" calcext:value-type="float">
            <text:p>24.629536756</text:p>
          </table:table-cell>
          <table:table-cell office:value-type="float" office:value="24.606265313" calcext:value-type="float">
            <text:p>24.60626531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69128" calcext:value-type="float">
            <text:p>24.605369128</text:p>
          </table:table-cell>
          <table:table-cell/>
          <table:table-cell office:value-type="float" office:value="0.002614088" calcext:value-type="float">
            <text:p>0.002614088</text:p>
          </table:table-cell>
          <table:table-cell office:value-type="float" office:value="0.025811461" calcext:value-type="float">
            <text:p>0.025811461</text:p>
          </table:table-cell>
          <table:table-cell office:value-type="float" office:value="0.001918885" calcext:value-type="float">
            <text:p>0.0019188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8777" calcext:value-type="float">
            <text:p>0.0009987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2-02 22:08:3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797347" calcext:value-type="float">
            <text:p>0.139797347</text:p>
          </table:table-cell>
          <table:table-cell office:value-type="float" office:value="0.251358181" calcext:value-type="float">
            <text:p>0.251358181</text:p>
          </table:table-cell>
          <table:table-cell office:value-type="float" office:value="0.136367099" calcext:value-type="float">
            <text:p>0.136367099</text:p>
          </table:table-cell>
          <table:table-cell office:value-type="float" office:value="5" calcext:value-type="float">
            <text:p>5</text:p>
          </table:table-cell>
          <table:table-cell office:value-type="float" office:value="0.131889597" calcext:value-type="float">
            <text:p>0.131889597</text:p>
          </table:table-cell>
          <table:table-cell/>
          <table:table-cell office:value-type="float" office:value="0.001142135" calcext:value-type="float">
            <text:p>0.001142135</text:p>
          </table:table-cell>
          <table:table-cell office:value-type="float" office:value="0.00205358" calcext:value-type="float">
            <text:p>0.00205358</text:p>
          </table:table-cell>
          <table:table-cell office:value-type="float" office:value="0.00111411" calcext:value-type="float">
            <text:p>0.001114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529" calcext:value-type="float">
            <text:p>0.001077529</text:p>
          </table:table-cell>
          <table:table-cell/>
          <table:table-cell office:value-type="float" office:value="0.000103532" calcext:value-type="float">
            <text:p>0.000103532</text:p>
          </table:table-cell>
          <table:table-cell office:value-type="float" office:value="0.001014977" calcext:value-type="float">
            <text:p>0.001014977</text:p>
          </table:table-cell>
          <table:table-cell office:value-type="float" office:value="0.000075508" calcext:value-type="float">
            <text:p>7.55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927" calcext:value-type="float">
            <text:p>3.8927E-05</text:p>
          </table:table-cell>
          <table:table-cell/>
          <table:table-cell office:value-type="float" office:value="24.617060363" calcext:value-type="float">
            <text:p>24.617060363</text:p>
          </table:table-cell>
          <table:table-cell office:value-type="float" office:value="24.639562862" calcext:value-type="float">
            <text:p>24.639562862</text:p>
          </table:table-cell>
          <table:table-cell office:value-type="float" office:value="24.616368454" calcext:value-type="float">
            <text:p>24.616368454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65305" calcext:value-type="float">
            <text:p>24.615465305</text:p>
          </table:table-cell>
          <table:table-cell/>
          <table:table-cell office:value-type="float" office:value="0.002624334" calcext:value-type="float">
            <text:p>0.002624334</text:p>
          </table:table-cell>
          <table:table-cell office:value-type="float" office:value="0.025727649" calcext:value-type="float">
            <text:p>0.025727649</text:p>
          </table:table-cell>
          <table:table-cell office:value-type="float" office:value="0.001913948" calcext:value-type="float">
            <text:p>0.0019139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668" calcext:value-type="float">
            <text:p>0.000986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2-02 22:08:38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305608" calcext:value-type="float">
            <text:p>0.139305608</text:p>
          </table:table-cell>
          <table:table-cell office:value-type="float" office:value="0.250741869" calcext:value-type="float">
            <text:p>0.250741869</text:p>
          </table:table-cell>
          <table:table-cell office:value-type="float" office:value="0.136147754" calcext:value-type="float">
            <text:p>0.136147754</text:p>
          </table:table-cell>
          <table:table-cell office:value-type="float" office:value="5" calcext:value-type="float">
            <text:p>5</text:p>
          </table:table-cell>
          <table:table-cell office:value-type="float" office:value="0.132009403" calcext:value-type="float">
            <text:p>0.132009403</text:p>
          </table:table-cell>
          <table:table-cell/>
          <table:table-cell office:value-type="float" office:value="0.001138118" calcext:value-type="float">
            <text:p>0.001138118</text:p>
          </table:table-cell>
          <table:table-cell office:value-type="float" office:value="0.002048545" calcext:value-type="float">
            <text:p>0.002048545</text:p>
          </table:table-cell>
          <table:table-cell office:value-type="float" office:value="0.001112318" calcext:value-type="float">
            <text:p>0.0011123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08" calcext:value-type="float">
            <text:p>0.001078508</text:p>
          </table:table-cell>
          <table:table-cell/>
          <table:table-cell office:value-type="float" office:value="0.000099515" calcext:value-type="float">
            <text:p>9.9515E-05</text:p>
          </table:table-cell>
          <table:table-cell office:value-type="float" office:value="0.001009942" calcext:value-type="float">
            <text:p>0.001009942</text:p>
          </table:table-cell>
          <table:table-cell office:value-type="float" office:value="0.000073716" calcext:value-type="float">
            <text:p>7.37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05" calcext:value-type="float">
            <text:p>3.9905E-05</text:p>
          </table:table-cell>
          <table:table-cell/>
          <table:table-cell office:value-type="float" office:value="24.616961176" calcext:value-type="float">
            <text:p>24.616961176</text:p>
          </table:table-cell>
          <table:table-cell office:value-type="float" office:value="24.639438549" calcext:value-type="float">
            <text:p>24.639438549</text:p>
          </table:table-cell>
          <table:table-cell office:value-type="float" office:value="24.61632421" calcext:value-type="float">
            <text:p>24.61632421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89471" calcext:value-type="float">
            <text:p>24.615489471</text:p>
          </table:table-cell>
          <table:table-cell/>
          <table:table-cell office:value-type="float" office:value="0.002522497" calcext:value-type="float">
            <text:p>0.002522497</text:p>
          </table:table-cell>
          <table:table-cell office:value-type="float" office:value="0.025600017" calcext:value-type="float">
            <text:p>0.025600017</text:p>
          </table:table-cell>
          <table:table-cell office:value-type="float" office:value="0.001868522" calcext:value-type="float">
            <text:p>0.0018685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1491" calcext:value-type="float">
            <text:p>0.0010114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2-02 22:08:39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62044" calcext:value-type="float">
            <text:p>0.139662044</text:p>
          </table:table-cell>
          <table:table-cell office:value-type="float" office:value="0.25047484" calcext:value-type="float">
            <text:p>0.25047484</text:p>
          </table:table-cell>
          <table:table-cell office:value-type="float" office:value="0.13569595" calcext:value-type="float">
            <text:p>0.13569595</text:p>
          </table:table-cell>
          <table:table-cell office:value-type="float" office:value="5" calcext:value-type="float">
            <text:p>5</text:p>
          </table:table-cell>
          <table:table-cell office:value-type="float" office:value="0.132092849" calcext:value-type="float">
            <text:p>0.132092849</text:p>
          </table:table-cell>
          <table:table-cell/>
          <table:table-cell office:value-type="float" office:value="0.00114103" calcext:value-type="float">
            <text:p>0.00114103</text:p>
          </table:table-cell>
          <table:table-cell office:value-type="float" office:value="0.002046363" calcext:value-type="float">
            <text:p>0.002046363</text:p>
          </table:table-cell>
          <table:table-cell office:value-type="float" office:value="0.001108627" calcext:value-type="float">
            <text:p>0.0011086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9" calcext:value-type="float">
            <text:p>0.00107919</text:p>
          </table:table-cell>
          <table:table-cell/>
          <table:table-cell office:value-type="float" office:value="0.000102427" calcext:value-type="float">
            <text:p>0.000102427</text:p>
          </table:table-cell>
          <table:table-cell office:value-type="float" office:value="0.00100776" calcext:value-type="float">
            <text:p>0.00100776</text:p>
          </table:table-cell>
          <table:table-cell office:value-type="float" office:value="0.000070024" calcext:value-type="float">
            <text:p>7.002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87" calcext:value-type="float">
            <text:p>4.0587E-05</text:p>
          </table:table-cell>
          <table:table-cell/>
          <table:table-cell office:value-type="float" office:value="24.611979099" calcext:value-type="float">
            <text:p>24.611979099</text:p>
          </table:table-cell>
          <table:table-cell office:value-type="float" office:value="24.634330818" calcext:value-type="float">
            <text:p>24.634330818</text:p>
          </table:table-cell>
          <table:table-cell office:value-type="float" office:value="24.611179102" calcext:value-type="float">
            <text:p>24.61117910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52323" calcext:value-type="float">
            <text:p>24.610452323</text:p>
          </table:table-cell>
          <table:table-cell/>
          <table:table-cell office:value-type="float" office:value="0.002596313" calcext:value-type="float">
            <text:p>0.002596313</text:p>
          </table:table-cell>
          <table:table-cell office:value-type="float" office:value="0.025544719" calcext:value-type="float">
            <text:p>0.025544719</text:p>
          </table:table-cell>
          <table:table-cell office:value-type="float" office:value="0.001774956" calcext:value-type="float">
            <text:p>0.0017749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8772" calcext:value-type="float">
            <text:p>0.0010287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2-02 22:08:41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73953" calcext:value-type="float">
            <text:p>0.13973953</text:p>
          </table:table-cell>
          <table:table-cell office:value-type="float" office:value="0.250031978" calcext:value-type="float">
            <text:p>0.250031978</text:p>
          </table:table-cell>
          <table:table-cell office:value-type="float" office:value="0.135329382" calcext:value-type="float">
            <text:p>0.135329382</text:p>
          </table:table-cell>
          <table:table-cell office:value-type="float" office:value="5" calcext:value-type="float">
            <text:p>5</text:p>
          </table:table-cell>
          <table:table-cell office:value-type="float" office:value="0.132199542" calcext:value-type="float">
            <text:p>0.132199542</text:p>
          </table:table-cell>
          <table:table-cell/>
          <table:table-cell office:value-type="float" office:value="0.001141663" calcext:value-type="float">
            <text:p>0.001141663</text:p>
          </table:table-cell>
          <table:table-cell office:value-type="float" office:value="0.002042745" calcext:value-type="float">
            <text:p>0.002042745</text:p>
          </table:table-cell>
          <table:table-cell office:value-type="float" office:value="0.001105632" calcext:value-type="float">
            <text:p>0.0011056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062" calcext:value-type="float">
            <text:p>0.001080062</text:p>
          </table:table-cell>
          <table:table-cell/>
          <table:table-cell office:value-type="float" office:value="0.00010306" calcext:value-type="float">
            <text:p>0.00010306</text:p>
          </table:table-cell>
          <table:table-cell office:value-type="float" office:value="0.001004142" calcext:value-type="float">
            <text:p>0.001004142</text:p>
          </table:table-cell>
          <table:table-cell office:value-type="float" office:value="0.000067029" calcext:value-type="float">
            <text:p>6.70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459" calcext:value-type="float">
            <text:p>4.1459E-05</text:p>
          </table:table-cell>
          <table:table-cell/>
          <table:table-cell office:value-type="float" office:value="24.622102674" calcext:value-type="float">
            <text:p>24.622102674</text:p>
          </table:table-cell>
          <table:table-cell office:value-type="float" office:value="24.644349232" calcext:value-type="float">
            <text:p>24.644349232</text:p>
          </table:table-cell>
          <table:table-cell office:value-type="float" office:value="24.621213115" calcext:value-type="float">
            <text:p>24.621213115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81803" calcext:value-type="float">
            <text:p>24.620581803</text:p>
          </table:table-cell>
          <table:table-cell/>
          <table:table-cell office:value-type="float" office:value="0.00261236" calcext:value-type="float">
            <text:p>0.00261236</text:p>
          </table:table-cell>
          <table:table-cell office:value-type="float" office:value="0.025453007" calcext:value-type="float">
            <text:p>0.025453007</text:p>
          </table:table-cell>
          <table:table-cell office:value-type="float" office:value="0.001699042" calcext:value-type="float">
            <text:p>0.0016990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0868" calcext:value-type="float">
            <text:p>0.0010508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2-02 22:08:4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68601" calcext:value-type="float">
            <text:p>0.139668601</text:p>
          </table:table-cell>
          <table:table-cell office:value-type="float" office:value="0.249666005" calcext:value-type="float">
            <text:p>0.249666005</text:p>
          </table:table-cell>
          <table:table-cell office:value-type="float" office:value="0.135038511" calcext:value-type="float">
            <text:p>0.135038511</text:p>
          </table:table-cell>
          <table:table-cell office:value-type="float" office:value="5" calcext:value-type="float">
            <text:p>5</text:p>
          </table:table-cell>
          <table:table-cell office:value-type="float" office:value="0.132257954" calcext:value-type="float">
            <text:p>0.132257954</text:p>
          </table:table-cell>
          <table:table-cell/>
          <table:table-cell office:value-type="float" office:value="0.001141083" calcext:value-type="float">
            <text:p>0.001141083</text:p>
          </table:table-cell>
          <table:table-cell office:value-type="float" office:value="0.002039755" calcext:value-type="float">
            <text:p>0.002039755</text:p>
          </table:table-cell>
          <table:table-cell office:value-type="float" office:value="0.001103256" calcext:value-type="float">
            <text:p>0.0011032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539" calcext:value-type="float">
            <text:p>0.001080539</text:p>
          </table:table-cell>
          <table:table-cell/>
          <table:table-cell office:value-type="float" office:value="0.000102481" calcext:value-type="float">
            <text:p>0.000102481</text:p>
          </table:table-cell>
          <table:table-cell office:value-type="float" office:value="0.001001152" calcext:value-type="float">
            <text:p>0.001001152</text:p>
          </table:table-cell>
          <table:table-cell office:value-type="float" office:value="0.000064653" calcext:value-type="float">
            <text:p>6.46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936" calcext:value-type="float">
            <text:p>4.1936E-05</text:p>
          </table:table-cell>
          <table:table-cell/>
          <table:table-cell office:value-type="float" office:value="24.611980422" calcext:value-type="float">
            <text:p>24.611980422</text:p>
          </table:table-cell>
          <table:table-cell office:value-type="float" office:value="24.634167672" calcext:value-type="float">
            <text:p>24.634167672</text:p>
          </table:table-cell>
          <table:table-cell office:value-type="float" office:value="24.61104649" calcext:value-type="float">
            <text:p>24.6110464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85626" calcext:value-type="float">
            <text:p>24.610485626</text:p>
          </table:table-cell>
          <table:table-cell/>
          <table:table-cell office:value-type="float" office:value="0.002597671" calcext:value-type="float">
            <text:p>0.002597671</text:p>
          </table:table-cell>
          <table:table-cell office:value-type="float" office:value="0.025377218" calcext:value-type="float">
            <text:p>0.025377218</text:p>
          </table:table-cell>
          <table:table-cell office:value-type="float" office:value="0.001638804" calcext:value-type="float">
            <text:p>0.0016388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2965" calcext:value-type="float">
            <text:p>0.0010629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2-02 22:08:4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69197" calcext:value-type="float">
            <text:p>0.139669197</text:p>
          </table:table-cell>
          <table:table-cell office:value-type="float" office:value="0.249274999" calcext:value-type="float">
            <text:p>0.249274999</text:p>
          </table:table-cell>
          <table:table-cell office:value-type="float" office:value="0.134682075" calcext:value-type="float">
            <text:p>0.134682075</text:p>
          </table:table-cell>
          <table:table-cell office:value-type="float" office:value="5" calcext:value-type="float">
            <text:p>5</text:p>
          </table:table-cell>
          <table:table-cell office:value-type="float" office:value="0.132350341" calcext:value-type="float">
            <text:p>0.132350341</text:p>
          </table:table-cell>
          <table:table-cell/>
          <table:table-cell office:value-type="float" office:value="0.001141088" calcext:value-type="float">
            <text:p>0.001141088</text:p>
          </table:table-cell>
          <table:table-cell office:value-type="float" office:value="0.00203656" calcext:value-type="float">
            <text:p>0.00203656</text:p>
          </table:table-cell>
          <table:table-cell office:value-type="float" office:value="0.001100344" calcext:value-type="float">
            <text:p>0.0011003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94" calcext:value-type="float">
            <text:p>0.001081294</text:p>
          </table:table-cell>
          <table:table-cell/>
          <table:table-cell office:value-type="float" office:value="0.000102485" calcext:value-type="float">
            <text:p>0.000102485</text:p>
          </table:table-cell>
          <table:table-cell office:value-type="float" office:value="0.000997958" calcext:value-type="float">
            <text:p>0.000997958</text:p>
          </table:table-cell>
          <table:table-cell office:value-type="float" office:value="0.000061741" calcext:value-type="float">
            <text:p>6.17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91" calcext:value-type="float">
            <text:p>4.2691E-05</text:p>
          </table:table-cell>
          <table:table-cell/>
          <table:table-cell office:value-type="float" office:value="24.611980542" calcext:value-type="float">
            <text:p>24.611980542</text:p>
          </table:table-cell>
          <table:table-cell office:value-type="float" office:value="24.634088804" calcext:value-type="float">
            <text:p>24.634088804</text:p>
          </table:table-cell>
          <table:table-cell office:value-type="float" office:value="24.610974594" calcext:value-type="float">
            <text:p>24.61097459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04262" calcext:value-type="float">
            <text:p>24.610504262</text:p>
          </table:table-cell>
          <table:table-cell/>
          <table:table-cell office:value-type="float" office:value="0.002597794" calcext:value-type="float">
            <text:p>0.002597794</text:p>
          </table:table-cell>
          <table:table-cell office:value-type="float" office:value="0.025296245" calcext:value-type="float">
            <text:p>0.025296245</text:p>
          </table:table-cell>
          <table:table-cell office:value-type="float" office:value="0.001564988" calcext:value-type="float">
            <text:p>0.0015649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2098" calcext:value-type="float">
            <text:p>0.0010820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2-02 22:08:44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692442" calcext:value-type="float">
            <text:p>0.139692442</text:p>
          </table:table-cell>
          <table:table-cell office:value-type="float" office:value="0.248883992" calcext:value-type="float">
            <text:p>0.248883992</text:p>
          </table:table-cell>
          <table:table-cell office:value-type="float" office:value="0.134590284" calcext:value-type="float">
            <text:p>0.134590284</text:p>
          </table:table-cell>
          <table:table-cell office:value-type="float" office:value="5" calcext:value-type="float">
            <text:p>5</text:p>
          </table:table-cell>
          <table:table-cell office:value-type="float" office:value="0.132376567" calcext:value-type="float">
            <text:p>0.132376567</text:p>
          </table:table-cell>
          <table:table-cell/>
          <table:table-cell office:value-type="float" office:value="0.001141278" calcext:value-type="float">
            <text:p>0.001141278</text:p>
          </table:table-cell>
          <table:table-cell office:value-type="float" office:value="0.002033366" calcext:value-type="float">
            <text:p>0.002033366</text:p>
          </table:table-cell>
          <table:table-cell office:value-type="float" office:value="0.001099594" calcext:value-type="float">
            <text:p>0.0010995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508" calcext:value-type="float">
            <text:p>0.001081508</text:p>
          </table:table-cell>
          <table:table-cell/>
          <table:table-cell office:value-type="float" office:value="0.000102675" calcext:value-type="float">
            <text:p>0.000102675</text:p>
          </table:table-cell>
          <table:table-cell office:value-type="float" office:value="0.000994763" calcext:value-type="float">
            <text:p>0.000994763</text:p>
          </table:table-cell>
          <table:table-cell office:value-type="float" office:value="0.000060991" calcext:value-type="float">
            <text:p>6.09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905" calcext:value-type="float">
            <text:p>4.2905E-05</text:p>
          </table:table-cell>
          <table:table-cell/>
          <table:table-cell office:value-type="float" office:value="24.617039203" calcext:value-type="float">
            <text:p>24.617039203</text:p>
          </table:table-cell>
          <table:table-cell office:value-type="float" office:value="24.639063808" calcext:value-type="float">
            <text:p>24.639063808</text:p>
          </table:table-cell>
          <table:table-cell office:value-type="float" office:value="24.616010056" calcext:value-type="float">
            <text:p>24.616010056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63531" calcext:value-type="float">
            <text:p>24.615563531</text:p>
          </table:table-cell>
          <table:table-cell/>
          <table:table-cell office:value-type="float" office:value="0.002602609" calcext:value-type="float">
            <text:p>0.002602609</text:p>
          </table:table-cell>
          <table:table-cell office:value-type="float" office:value="0.025215272" calcext:value-type="float">
            <text:p>0.025215272</text:p>
          </table:table-cell>
          <table:table-cell office:value-type="float" office:value="0.001545978" calcext:value-type="float">
            <text:p>0.0015459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7529" calcext:value-type="float">
            <text:p>0.0010875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2-02 22:08:4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57276" calcext:value-type="float">
            <text:p>0.139657276</text:p>
          </table:table-cell>
          <table:table-cell office:value-type="float" office:value="0.248513847" calcext:value-type="float">
            <text:p>0.248513847</text:p>
          </table:table-cell>
          <table:table-cell office:value-type="float" office:value="0.134403722" calcext:value-type="float">
            <text:p>0.134403722</text:p>
          </table:table-cell>
          <table:table-cell office:value-type="float" office:value="5" calcext:value-type="float">
            <text:p>5</text:p>
          </table:table-cell>
          <table:table-cell office:value-type="float" office:value="0.132447497" calcext:value-type="float">
            <text:p>0.132447497</text:p>
          </table:table-cell>
          <table:table-cell/>
          <table:table-cell office:value-type="float" office:value="0.001140991" calcext:value-type="float">
            <text:p>0.001140991</text:p>
          </table:table-cell>
          <table:table-cell office:value-type="float" office:value="0.002030342" calcext:value-type="float">
            <text:p>0.002030342</text:p>
          </table:table-cell>
          <table:table-cell office:value-type="float" office:value="0.00109807" calcext:value-type="float">
            <text:p>0.001098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2087" calcext:value-type="float">
            <text:p>0.001082087</text:p>
          </table:table-cell>
          <table:table-cell/>
          <table:table-cell office:value-type="float" office:value="0.000102388" calcext:value-type="float">
            <text:p>0.000102388</text:p>
          </table:table-cell>
          <table:table-cell office:value-type="float" office:value="0.000991739" calcext:value-type="float">
            <text:p>0.000991739</text:p>
          </table:table-cell>
          <table:table-cell office:value-type="float" office:value="0.000059467" calcext:value-type="float">
            <text:p>5.94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3485" calcext:value-type="float">
            <text:p>4.3485E-05</text:p>
          </table:table-cell>
          <table:table-cell/>
          <table:table-cell office:value-type="float" office:value="24.611978137" calcext:value-type="float">
            <text:p>24.611978137</text:p>
          </table:table-cell>
          <table:table-cell office:value-type="float" office:value="24.633935276" calcext:value-type="float">
            <text:p>24.633935276</text:p>
          </table:table-cell>
          <table:table-cell office:value-type="float" office:value="24.610918447" calcext:value-type="float">
            <text:p>24.61091844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523859" calcext:value-type="float">
            <text:p>24.610523859</text:p>
          </table:table-cell>
          <table:table-cell/>
          <table:table-cell office:value-type="float" office:value="0.002595326" calcext:value-type="float">
            <text:p>0.002595326</text:p>
          </table:table-cell>
          <table:table-cell office:value-type="float" office:value="0.025138619" calcext:value-type="float">
            <text:p>0.025138619</text:p>
          </table:table-cell>
          <table:table-cell office:value-type="float" office:value="0.001507342" calcext:value-type="float">
            <text:p>0.0015073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102218" calcext:value-type="float">
            <text:p>0.0011022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2-02 22:08:4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648335" calcext:value-type="float">
            <text:p>0.139648335</text:p>
          </table:table-cell>
          <table:table-cell office:value-type="float" office:value="0.248046547" calcext:value-type="float">
            <text:p>0.248046547</text:p>
          </table:table-cell>
          <table:table-cell office:value-type="float" office:value="0.134529487" calcext:value-type="float">
            <text:p>0.134529487</text:p>
          </table:table-cell>
          <table:table-cell office:value-type="float" office:value="5" calcext:value-type="float">
            <text:p>5</text:p>
          </table:table-cell>
          <table:table-cell office:value-type="float" office:value="0.132327096" calcext:value-type="float">
            <text:p>0.132327096</text:p>
          </table:table-cell>
          <table:table-cell/>
          <table:table-cell office:value-type="float" office:value="0.001140918" calcext:value-type="float">
            <text:p>0.001140918</text:p>
          </table:table-cell>
          <table:table-cell office:value-type="float" office:value="0.002026524" calcext:value-type="float">
            <text:p>0.002026524</text:p>
          </table:table-cell>
          <table:table-cell office:value-type="float" office:value="0.001099097" calcext:value-type="float">
            <text:p>0.0010990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104" calcext:value-type="float">
            <text:p>0.001081104</text:p>
          </table:table-cell>
          <table:table-cell/>
          <table:table-cell office:value-type="float" office:value="0.000102315" calcext:value-type="float">
            <text:p>0.000102315</text:p>
          </table:table-cell>
          <table:table-cell office:value-type="float" office:value="0.000987921" calcext:value-type="float">
            <text:p>0.000987921</text:p>
          </table:table-cell>
          <table:table-cell office:value-type="float" office:value="0.000060494" calcext:value-type="float">
            <text:p>6.04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501" calcext:value-type="float">
            <text:p>4.2501E-05</text:p>
          </table:table-cell>
          <table:table-cell/>
          <table:table-cell office:value-type="float" office:value="24.611976334" calcext:value-type="float">
            <text:p>24.611976334</text:p>
          </table:table-cell>
          <table:table-cell office:value-type="float" office:value="24.633841019" calcext:value-type="float">
            <text:p>24.633841019</text:p>
          </table:table-cell>
          <table:table-cell office:value-type="float" office:value="24.610943816" calcext:value-type="float">
            <text:p>24.61094381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99573" calcext:value-type="float">
            <text:p>24.610499573</text:p>
          </table:table-cell>
          <table:table-cell/>
          <table:table-cell office:value-type="float" office:value="0.002593474" calcext:value-type="float">
            <text:p>0.002593474</text:p>
          </table:table-cell>
          <table:table-cell office:value-type="float" office:value="0.025041846" calcext:value-type="float">
            <text:p>0.025041846</text:p>
          </table:table-cell>
          <table:table-cell office:value-type="float" office:value="0.001533388" calcext:value-type="float">
            <text:p>0.0015333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7284" calcext:value-type="float">
            <text:p>0.0010772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2-02 22:08:48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591114" calcext:value-type="float">
            <text:p>0.139591114</text:p>
          </table:table-cell>
          <table:table-cell office:value-type="float" office:value="0.247933298" calcext:value-type="float">
            <text:p>0.247933298</text:p>
          </table:table-cell>
          <table:table-cell office:value-type="float" office:value="0.136271135" calcext:value-type="float">
            <text:p>0.136271135</text:p>
          </table:table-cell>
          <table:table-cell office:value-type="float" office:value="5" calcext:value-type="float">
            <text:p>5</text:p>
          </table:table-cell>
          <table:table-cell office:value-type="float" office:value="0.131860391" calcext:value-type="float">
            <text:p>0.131860391</text:p>
          </table:table-cell>
          <table:table-cell/>
          <table:table-cell office:value-type="float" office:value="0.00114045" calcext:value-type="float">
            <text:p>0.00114045</text:p>
          </table:table-cell>
          <table:table-cell office:value-type="float" office:value="0.002025599" calcext:value-type="float">
            <text:p>0.002025599</text:p>
          </table:table-cell>
          <table:table-cell office:value-type="float" office:value="0.001113326" calcext:value-type="float">
            <text:p>0.0011133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291" calcext:value-type="float">
            <text:p>0.001077291</text:p>
          </table:table-cell>
          <table:table-cell/>
          <table:table-cell office:value-type="float" office:value="0.000101848" calcext:value-type="float">
            <text:p>0.000101848</text:p>
          </table:table-cell>
          <table:table-cell office:value-type="float" office:value="0.000986996" calcext:value-type="float">
            <text:p>0.000986996</text:p>
          </table:table-cell>
          <table:table-cell office:value-type="float" office:value="0.000074724" calcext:value-type="float">
            <text:p>7.472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688" calcext:value-type="float">
            <text:p>3.8688E-05</text:p>
          </table:table-cell>
          <table:table-cell/>
          <table:table-cell office:value-type="float" office:value="24.611964792" calcext:value-type="float">
            <text:p>24.611964792</text:p>
          </table:table-cell>
          <table:table-cell office:value-type="float" office:value="24.633818176" calcext:value-type="float">
            <text:p>24.633818176</text:p>
          </table:table-cell>
          <table:table-cell office:value-type="float" office:value="24.611295122" calcext:value-type="float">
            <text:p>24.61129512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05434" calcext:value-type="float">
            <text:p>24.610405434</text:p>
          </table:table-cell>
          <table:table-cell/>
          <table:table-cell office:value-type="float" office:value="0.002581624" calcext:value-type="float">
            <text:p>0.002581624</text:p>
          </table:table-cell>
          <table:table-cell office:value-type="float" office:value="0.025018394" calcext:value-type="float">
            <text:p>0.025018394</text:p>
          </table:table-cell>
          <table:table-cell office:value-type="float" office:value="0.001894074" calcext:value-type="float">
            <text:p>0.0018940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0631" calcext:value-type="float">
            <text:p>0.0009806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2-02 22:08:5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495747" calcext:value-type="float">
            <text:p>0.139495747</text:p>
          </table:table-cell>
          <table:table-cell office:value-type="float" office:value="0.247451096" calcext:value-type="float">
            <text:p>0.247451096</text:p>
          </table:table-cell>
          <table:table-cell office:value-type="float" office:value="0.136297957" calcext:value-type="float">
            <text:p>0.136297957</text:p>
          </table:table-cell>
          <table:table-cell office:value-type="float" office:value="5" calcext:value-type="float">
            <text:p>5</text:p>
          </table:table-cell>
          <table:table-cell office:value-type="float" office:value="0.131880061" calcext:value-type="float">
            <text:p>0.131880061</text:p>
          </table:table-cell>
          <table:table-cell/>
          <table:table-cell office:value-type="float" office:value="0.001139671" calcext:value-type="float">
            <text:p>0.001139671</text:p>
          </table:table-cell>
          <table:table-cell office:value-type="float" office:value="0.002021659" calcext:value-type="float">
            <text:p>0.002021659</text:p>
          </table:table-cell>
          <table:table-cell office:value-type="float" office:value="0.001113545" calcext:value-type="float">
            <text:p>0.0011135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51" calcext:value-type="float">
            <text:p>0.001077451</text:p>
          </table:table-cell>
          <table:table-cell/>
          <table:table-cell office:value-type="float" office:value="0.000101068" calcext:value-type="float">
            <text:p>0.000101068</text:p>
          </table:table-cell>
          <table:table-cell office:value-type="float" office:value="0.000983057" calcext:value-type="float">
            <text:p>0.000983057</text:p>
          </table:table-cell>
          <table:table-cell office:value-type="float" office:value="0.000074943" calcext:value-type="float">
            <text:p>7.49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49" calcext:value-type="float">
            <text:p>3.8849E-05</text:p>
          </table:table-cell>
          <table:table-cell/>
          <table:table-cell office:value-type="float" office:value="24.606891583" calcext:value-type="float">
            <text:p>24.606891583</text:p>
          </table:table-cell>
          <table:table-cell office:value-type="float" office:value="24.628667041" calcext:value-type="float">
            <text:p>24.628667041</text:p>
          </table:table-cell>
          <table:table-cell office:value-type="float" office:value="24.606246557" calcext:value-type="float">
            <text:p>24.60624655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55422" calcext:value-type="float">
            <text:p>24.605355422</text:p>
          </table:table-cell>
          <table:table-cell/>
          <table:table-cell office:value-type="float" office:value="0.002561874" calcext:value-type="float">
            <text:p>0.002561874</text:p>
          </table:table-cell>
          <table:table-cell office:value-type="float" office:value="0.024918535" calcext:value-type="float">
            <text:p>0.024918535</text:p>
          </table:table-cell>
          <table:table-cell office:value-type="float" office:value="0.001899629" calcext:value-type="float">
            <text:p>0.0018996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4705" calcext:value-type="float">
            <text:p>0.0009847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2-02 22:08:51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417665" calcext:value-type="float">
            <text:p>0.139417665</text:p>
          </table:table-cell>
          <table:table-cell office:value-type="float" office:value="0.247001081" calcext:value-type="float">
            <text:p>0.247001081</text:p>
          </table:table-cell>
          <table:table-cell office:value-type="float" office:value="0.136098878" calcext:value-type="float">
            <text:p>0.136098878</text:p>
          </table:table-cell>
          <table:table-cell office:value-type="float" office:value="5" calcext:value-type="float">
            <text:p>5</text:p>
          </table:table-cell>
          <table:table-cell office:value-type="float" office:value="0.131934897" calcext:value-type="float">
            <text:p>0.131934897</text:p>
          </table:table-cell>
          <table:table-cell/>
          <table:table-cell office:value-type="float" office:value="0.001139033" calcext:value-type="float">
            <text:p>0.001139033</text:p>
          </table:table-cell>
          <table:table-cell office:value-type="float" office:value="0.002017983" calcext:value-type="float">
            <text:p>0.002017983</text:p>
          </table:table-cell>
          <table:table-cell office:value-type="float" office:value="0.001111919" calcext:value-type="float">
            <text:p>0.0011119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899" calcext:value-type="float">
            <text:p>0.001077899</text:p>
          </table:table-cell>
          <table:table-cell/>
          <table:table-cell office:value-type="float" office:value="0.00010043" calcext:value-type="float">
            <text:p>0.00010043</text:p>
          </table:table-cell>
          <table:table-cell office:value-type="float" office:value="0.00097938" calcext:value-type="float">
            <text:p>0.00097938</text:p>
          </table:table-cell>
          <table:table-cell office:value-type="float" office:value="0.000073316" calcext:value-type="float">
            <text:p>7.33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297" calcext:value-type="float">
            <text:p>3.9297E-05</text:p>
          </table:table-cell>
          <table:table-cell/>
          <table:table-cell office:value-type="float" office:value="24.606875833" calcext:value-type="float">
            <text:p>24.606875833</text:p>
          </table:table-cell>
          <table:table-cell office:value-type="float" office:value="24.62857627" calcext:value-type="float">
            <text:p>24.62857627</text:p>
          </table:table-cell>
          <table:table-cell office:value-type="float" office:value="24.606206401" calcext:value-type="float">
            <text:p>24.60620640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66483" calcext:value-type="float">
            <text:p>24.605366483</text:p>
          </table:table-cell>
          <table:table-cell/>
          <table:table-cell office:value-type="float" office:value="0.002545704" calcext:value-type="float">
            <text:p>0.002545704</text:p>
          </table:table-cell>
          <table:table-cell office:value-type="float" office:value="0.024825342" calcext:value-type="float">
            <text:p>0.024825342</text:p>
          </table:table-cell>
          <table:table-cell office:value-type="float" office:value="0.0018584" calcext:value-type="float">
            <text:p>0.00185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6061" calcext:value-type="float">
            <text:p>0.0009960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2-02 22:08:5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421837" calcext:value-type="float">
            <text:p>0.139421837</text:p>
          </table:table-cell>
          <table:table-cell office:value-type="float" office:value="0.246558815" calcext:value-type="float">
            <text:p>0.246558815</text:p>
          </table:table-cell>
          <table:table-cell office:value-type="float" office:value="0.135672705" calcext:value-type="float">
            <text:p>0.135672705</text:p>
          </table:table-cell>
          <table:table-cell office:value-type="float" office:value="5" calcext:value-type="float">
            <text:p>5</text:p>
          </table:table-cell>
          <table:table-cell office:value-type="float" office:value="0.132029072" calcext:value-type="float">
            <text:p>0.132029072</text:p>
          </table:table-cell>
          <table:table-cell/>
          <table:table-cell office:value-type="float" office:value="0.001139067" calcext:value-type="float">
            <text:p>0.001139067</text:p>
          </table:table-cell>
          <table:table-cell office:value-type="float" office:value="0.002014369" calcext:value-type="float">
            <text:p>0.002014369</text:p>
          </table:table-cell>
          <table:table-cell office:value-type="float" office:value="0.001108437" calcext:value-type="float">
            <text:p>0.0011084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69" calcext:value-type="float">
            <text:p>0.001078669</text:p>
          </table:table-cell>
          <table:table-cell/>
          <table:table-cell office:value-type="float" office:value="0.000100465" calcext:value-type="float">
            <text:p>0.000100465</text:p>
          </table:table-cell>
          <table:table-cell office:value-type="float" office:value="0.000975767" calcext:value-type="float">
            <text:p>0.000975767</text:p>
          </table:table-cell>
          <table:table-cell office:value-type="float" office:value="0.000069834" calcext:value-type="float">
            <text:p>6.98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66" calcext:value-type="float">
            <text:p>4.0066E-05</text:p>
          </table:table-cell>
          <table:table-cell/>
          <table:table-cell office:value-type="float" office:value="24.601822703" calcext:value-type="float">
            <text:p>24.601822703</text:p>
          </table:table-cell>
          <table:table-cell office:value-type="float" office:value="24.623433189" calcext:value-type="float">
            <text:p>24.623433189</text:p>
          </table:table-cell>
          <table:table-cell office:value-type="float" office:value="24.601066462" calcext:value-type="float">
            <text:p>24.60106646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315" calcext:value-type="float">
            <text:p>24.6003315</text:p>
          </table:table-cell>
          <table:table-cell/>
          <table:table-cell office:value-type="float" office:value="0.002546568" calcext:value-type="float">
            <text:p>0.002546568</text:p>
          </table:table-cell>
          <table:table-cell office:value-type="float" office:value="0.024733753" calcext:value-type="float">
            <text:p>0.024733753</text:p>
          </table:table-cell>
          <table:table-cell office:value-type="float" office:value="0.001770142" calcext:value-type="float">
            <text:p>0.0017701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5564" calcext:value-type="float">
            <text:p>0.0010155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2-02 22:08:53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476674" calcext:value-type="float">
            <text:p>0.139476674</text:p>
          </table:table-cell>
          <table:table-cell office:value-type="float" office:value="0.246213108" calcext:value-type="float">
            <text:p>0.246213108</text:p>
          </table:table-cell>
          <table:table-cell office:value-type="float" office:value="0.134816186" calcext:value-type="float">
            <text:p>0.134816186</text:p>
          </table:table-cell>
          <table:table-cell office:value-type="float" office:value="5" calcext:value-type="float">
            <text:p>5</text:p>
          </table:table-cell>
          <table:table-cell office:value-type="float" office:value="0.132244841" calcext:value-type="float">
            <text:p>0.132244841</text:p>
          </table:table-cell>
          <table:table-cell/>
          <table:table-cell office:value-type="float" office:value="0.001139515" calcext:value-type="float">
            <text:p>0.001139515</text:p>
          </table:table-cell>
          <table:table-cell office:value-type="float" office:value="0.002011545" calcext:value-type="float">
            <text:p>0.002011545</text:p>
          </table:table-cell>
          <table:table-cell office:value-type="float" office:value="0.001101439" calcext:value-type="float">
            <text:p>0.0011014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432" calcext:value-type="float">
            <text:p>0.001080432</text:p>
          </table:table-cell>
          <table:table-cell/>
          <table:table-cell office:value-type="float" office:value="0.000100913" calcext:value-type="float">
            <text:p>0.000100913</text:p>
          </table:table-cell>
          <table:table-cell office:value-type="float" office:value="0.000972942" calcext:value-type="float">
            <text:p>0.000972942</text:p>
          </table:table-cell>
          <table:table-cell office:value-type="float" office:value="0.000062837" calcext:value-type="float">
            <text:p>6.28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829" calcext:value-type="float">
            <text:p>4.1829E-05</text:p>
          </table:table-cell>
          <table:table-cell/>
          <table:table-cell office:value-type="float" office:value="24.596779792" calcext:value-type="float">
            <text:p>24.596779792</text:p>
          </table:table-cell>
          <table:table-cell office:value-type="float" office:value="24.618309584" calcext:value-type="float">
            <text:p>24.618309584</text:p>
          </table:table-cell>
          <table:table-cell office:value-type="float" office:value="24.595839716" calcext:value-type="float">
            <text:p>24.595839716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21045" calcext:value-type="float">
            <text:p>24.595321045</text:p>
          </table:table-cell>
          <table:table-cell/>
          <table:table-cell office:value-type="float" office:value="0.002557924" calcext:value-type="float">
            <text:p>0.002557924</text:p>
          </table:table-cell>
          <table:table-cell office:value-type="float" office:value="0.024662161" calcext:value-type="float">
            <text:p>0.024662161</text:p>
          </table:table-cell>
          <table:table-cell office:value-type="float" office:value="0.001592762" calcext:value-type="float">
            <text:p>0.0015927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0249" calcext:value-type="float">
            <text:p>0.0010602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2-02 22:08:55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582174" calcext:value-type="float">
            <text:p>0.139582174</text:p>
          </table:table-cell>
          <table:table-cell office:value-type="float" office:value="0.246004492" calcext:value-type="float">
            <text:p>0.246004492</text:p>
          </table:table-cell>
          <table:table-cell office:value-type="float" office:value="0.13587238" calcext:value-type="float">
            <text:p>0.13587238</text:p>
          </table:table-cell>
          <table:table-cell office:value-type="float" office:value="5" calcext:value-type="float">
            <text:p>5</text:p>
          </table:table-cell>
          <table:table-cell office:value-type="float" office:value="0.131900326" calcext:value-type="float">
            <text:p>0.131900326</text:p>
          </table:table-cell>
          <table:table-cell/>
          <table:table-cell office:value-type="float" office:value="0.001140377" calcext:value-type="float">
            <text:p>0.001140377</text:p>
          </table:table-cell>
          <table:table-cell office:value-type="float" office:value="0.002009841" calcext:value-type="float">
            <text:p>0.002009841</text:p>
          </table:table-cell>
          <table:table-cell office:value-type="float" office:value="0.001110068" calcext:value-type="float">
            <text:p>0.0011100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617" calcext:value-type="float">
            <text:p>0.001077617</text:p>
          </table:table-cell>
          <table:table-cell/>
          <table:table-cell office:value-type="float" office:value="0.000101774" calcext:value-type="float">
            <text:p>0.000101774</text:p>
          </table:table-cell>
          <table:table-cell office:value-type="float" office:value="0.000971238" calcext:value-type="float">
            <text:p>0.000971238</text:p>
          </table:table-cell>
          <table:table-cell office:value-type="float" office:value="0.000071466" calcext:value-type="float">
            <text:p>7.14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014" calcext:value-type="float">
            <text:p>3.9014E-05</text:p>
          </table:table-cell>
          <table:table-cell/>
          <table:table-cell office:value-type="float" office:value="24.591747101" calcext:value-type="float">
            <text:p>24.591747101</text:p>
          </table:table-cell>
          <table:table-cell office:value-type="float" office:value="24.613213631" calcext:value-type="float">
            <text:p>24.613213631</text:p>
          </table:table-cell>
          <table:table-cell office:value-type="float" office:value="24.590998788" calcext:value-type="float">
            <text:p>24.59099878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97574" calcext:value-type="float">
            <text:p>24.590197574</text:p>
          </table:table-cell>
          <table:table-cell/>
          <table:table-cell office:value-type="float" office:value="0.002579772" calcext:value-type="float">
            <text:p>0.002579772</text:p>
          </table:table-cell>
          <table:table-cell office:value-type="float" office:value="0.024618959" calcext:value-type="float">
            <text:p>0.024618959</text:p>
          </table:table-cell>
          <table:table-cell office:value-type="float" office:value="0.001811494" calcext:value-type="float">
            <text:p>0.0018114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8902" calcext:value-type="float">
            <text:p>0.0009889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2-02 22:08:56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508264" calcext:value-type="float">
            <text:p>0.139508264</text:p>
          </table:table-cell>
          <table:table-cell office:value-type="float" office:value="0.245446592" calcext:value-type="float">
            <text:p>0.245446592</text:p>
          </table:table-cell>
          <table:table-cell office:value-type="float" office:value="0.135960595" calcext:value-type="float">
            <text:p>0.135960595</text:p>
          </table:table-cell>
          <table:table-cell office:value-type="float" office:value="5" calcext:value-type="float">
            <text:p>5</text:p>
          </table:table-cell>
          <table:table-cell office:value-type="float" office:value="0.131911651" calcext:value-type="float">
            <text:p>0.131911651</text:p>
          </table:table-cell>
          <table:table-cell/>
          <table:table-cell office:value-type="float" office:value="0.001139773" calcext:value-type="float">
            <text:p>0.001139773</text:p>
          </table:table-cell>
          <table:table-cell office:value-type="float" office:value="0.002005283" calcext:value-type="float">
            <text:p>0.002005283</text:p>
          </table:table-cell>
          <table:table-cell office:value-type="float" office:value="0.001110789" calcext:value-type="float">
            <text:p>0.0011107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1" calcext:value-type="float">
            <text:p>0.00107771</text:p>
          </table:table-cell>
          <table:table-cell/>
          <table:table-cell office:value-type="float" office:value="0.000101171" calcext:value-type="float">
            <text:p>0.000101171</text:p>
          </table:table-cell>
          <table:table-cell office:value-type="float" office:value="0.00096668" calcext:value-type="float">
            <text:p>0.00096668</text:p>
          </table:table-cell>
          <table:table-cell office:value-type="float" office:value="0.000072186" calcext:value-type="float">
            <text:p>7.218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07" calcext:value-type="float">
            <text:p>3.9107E-05</text:p>
          </table:table-cell>
          <table:table-cell/>
          <table:table-cell office:value-type="float" office:value="24.596786164" calcext:value-type="float">
            <text:p>24.596786164</text:p>
          </table:table-cell>
          <table:table-cell office:value-type="float" office:value="24.618154971" calcext:value-type="float">
            <text:p>24.618154971</text:p>
          </table:table-cell>
          <table:table-cell office:value-type="float" office:value="24.596070557" calcext:value-type="float">
            <text:p>24.596070557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53836" calcext:value-type="float">
            <text:p>24.595253836</text:p>
          </table:table-cell>
          <table:table-cell/>
          <table:table-cell office:value-type="float" office:value="0.002564466" calcext:value-type="float">
            <text:p>0.002564466</text:p>
          </table:table-cell>
          <table:table-cell office:value-type="float" office:value="0.024503424" calcext:value-type="float">
            <text:p>0.024503424</text:p>
          </table:table-cell>
          <table:table-cell office:value-type="float" office:value="0.001829763" calcext:value-type="float">
            <text:p>0.0018297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1247" calcext:value-type="float">
            <text:p>0.0009912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2-02 22:08:57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472501" calcext:value-type="float">
            <text:p>0.139472501</text:p>
          </table:table-cell>
          <table:table-cell office:value-type="float" office:value="0.245053201" calcext:value-type="float">
            <text:p>0.245053201</text:p>
          </table:table-cell>
          <table:table-cell office:value-type="float" office:value="0.135741846" calcext:value-type="float">
            <text:p>0.135741846</text:p>
          </table:table-cell>
          <table:table-cell office:value-type="float" office:value="5" calcext:value-type="float">
            <text:p>5</text:p>
          </table:table-cell>
          <table:table-cell office:value-type="float" office:value="0.131980196" calcext:value-type="float">
            <text:p>0.131980196</text:p>
          </table:table-cell>
          <table:table-cell/>
          <table:table-cell office:value-type="float" office:value="0.001139481" calcext:value-type="float">
            <text:p>0.001139481</text:p>
          </table:table-cell>
          <table:table-cell office:value-type="float" office:value="0.002002069" calcext:value-type="float">
            <text:p>0.002002069</text:p>
          </table:table-cell>
          <table:table-cell office:value-type="float" office:value="0.001109002" calcext:value-type="float">
            <text:p>0.0011090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27" calcext:value-type="float">
            <text:p>0.00107827</text:p>
          </table:table-cell>
          <table:table-cell/>
          <table:table-cell office:value-type="float" office:value="0.000100878" calcext:value-type="float">
            <text:p>0.000100878</text:p>
          </table:table-cell>
          <table:table-cell office:value-type="float" office:value="0.000963466" calcext:value-type="float">
            <text:p>0.000963466</text:p>
          </table:table-cell>
          <table:table-cell office:value-type="float" office:value="0.000070399" calcext:value-type="float">
            <text:p>7.039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667" calcext:value-type="float">
            <text:p>3.9667E-05</text:p>
          </table:table-cell>
          <table:table-cell/>
          <table:table-cell office:value-type="float" office:value="24.591724979" calcext:value-type="float">
            <text:p>24.591724979</text:p>
          </table:table-cell>
          <table:table-cell office:value-type="float" office:value="24.613021747" calcext:value-type="float">
            <text:p>24.613021747</text:p>
          </table:table-cell>
          <table:table-cell office:value-type="float" office:value="24.590972458" calcext:value-type="float">
            <text:p>24.59097245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13685" calcext:value-type="float">
            <text:p>24.590213685</text:p>
          </table:table-cell>
          <table:table-cell/>
          <table:table-cell office:value-type="float" office:value="0.00255706" calcext:value-type="float">
            <text:p>0.00255706</text:p>
          </table:table-cell>
          <table:table-cell office:value-type="float" office:value="0.024421958" calcext:value-type="float">
            <text:p>0.024421958</text:p>
          </table:table-cell>
          <table:table-cell office:value-type="float" office:value="0.001784461" calcext:value-type="float">
            <text:p>0.0017844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5442" calcext:value-type="float">
            <text:p>0.0010054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2-02 22:08:58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758604" calcext:value-type="float">
            <text:p>0.139758604</text:p>
          </table:table-cell>
          <table:table-cell office:value-type="float" office:value="0.244752794" calcext:value-type="float">
            <text:p>0.244752794</text:p>
          </table:table-cell>
          <table:table-cell office:value-type="float" office:value="0.134878175" calcext:value-type="float">
            <text:p>0.134878175</text:p>
          </table:table-cell>
          <table:table-cell office:value-type="float" office:value="5" calcext:value-type="float">
            <text:p>5</text:p>
          </table:table-cell>
          <table:table-cell office:value-type="float" office:value="0.132182256" calcext:value-type="float">
            <text:p>0.132182256</text:p>
          </table:table-cell>
          <table:table-cell/>
          <table:table-cell office:value-type="float" office:value="0.001141819" calcext:value-type="float">
            <text:p>0.001141819</text:p>
          </table:table-cell>
          <table:table-cell office:value-type="float" office:value="0.001999614" calcext:value-type="float">
            <text:p>0.001999614</text:p>
          </table:table-cell>
          <table:table-cell office:value-type="float" office:value="0.001101946" calcext:value-type="float">
            <text:p>0.0011019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2" calcext:value-type="float">
            <text:p>0.00107992</text:p>
          </table:table-cell>
          <table:table-cell/>
          <table:table-cell office:value-type="float" office:value="0.000103216" calcext:value-type="float">
            <text:p>0.000103216</text:p>
          </table:table-cell>
          <table:table-cell office:value-type="float" office:value="0.000961012" calcext:value-type="float">
            <text:p>0.000961012</text:p>
          </table:table-cell>
          <table:table-cell office:value-type="float" office:value="0.000063343" calcext:value-type="float">
            <text:p>6.33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18" calcext:value-type="float">
            <text:p>4.1318E-05</text:p>
          </table:table-cell>
          <table:table-cell/>
          <table:table-cell office:value-type="float" office:value="24.596836661" calcext:value-type="float">
            <text:p>24.596836661</text:p>
          </table:table-cell>
          <table:table-cell office:value-type="float" office:value="24.618015027" calcext:value-type="float">
            <text:p>24.618015027</text:p>
          </table:table-cell>
          <table:table-cell office:value-type="float" office:value="24.59585222" calcext:value-type="float">
            <text:p>24.59585222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08421" calcext:value-type="float">
            <text:p>24.595308421</text:p>
          </table:table-cell>
          <table:table-cell/>
          <table:table-cell office:value-type="float" office:value="0.00261631" calcext:value-type="float">
            <text:p>0.00261631</text:p>
          </table:table-cell>
          <table:table-cell office:value-type="float" office:value="0.024359746" calcext:value-type="float">
            <text:p>0.024359746</text:p>
          </table:table-cell>
          <table:table-cell office:value-type="float" office:value="0.001605599" calcext:value-type="float">
            <text:p>0.0016055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7288" calcext:value-type="float">
            <text:p>0.0010472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2-02 22:09:00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756815" calcext:value-type="float">
            <text:p>0.139756815</text:p>
          </table:table-cell>
          <table:table-cell office:value-type="float" office:value="0.244443446" calcext:value-type="float">
            <text:p>0.244443446</text:p>
          </table:table-cell>
          <table:table-cell office:value-type="float" office:value="0.135227458" calcext:value-type="float">
            <text:p>0.135227458</text:p>
          </table:table-cell>
          <table:table-cell office:value-type="float" office:value="5" calcext:value-type="float">
            <text:p>5</text:p>
          </table:table-cell>
          <table:table-cell office:value-type="float" office:value="0.132143513" calcext:value-type="float">
            <text:p>0.132143513</text:p>
          </table:table-cell>
          <table:table-cell/>
          <table:table-cell office:value-type="float" office:value="0.001141804" calcext:value-type="float">
            <text:p>0.001141804</text:p>
          </table:table-cell>
          <table:table-cell office:value-type="float" office:value="0.001997087" calcext:value-type="float">
            <text:p>0.001997087</text:p>
          </table:table-cell>
          <table:table-cell office:value-type="float" office:value="0.001104799" calcext:value-type="float">
            <text:p>0.0011047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04" calcext:value-type="float">
            <text:p>0.001079604</text:p>
          </table:table-cell>
          <table:table-cell/>
          <table:table-cell office:value-type="float" office:value="0.000103201" calcext:value-type="float">
            <text:p>0.000103201</text:p>
          </table:table-cell>
          <table:table-cell office:value-type="float" office:value="0.000958484" calcext:value-type="float">
            <text:p>0.000958484</text:p>
          </table:table-cell>
          <table:table-cell office:value-type="float" office:value="0.000066197" calcext:value-type="float">
            <text:p>6.61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01" calcext:value-type="float">
            <text:p>4.1001E-05</text:p>
          </table:table-cell>
          <table:table-cell/>
          <table:table-cell office:value-type="float" office:value="24.591782329" calcext:value-type="float">
            <text:p>24.591782329</text:p>
          </table:table-cell>
          <table:table-cell office:value-type="float" office:value="24.612898754" calcext:value-type="float">
            <text:p>24.612898754</text:p>
          </table:table-cell>
          <table:table-cell office:value-type="float" office:value="24.590868699" calcext:value-type="float">
            <text:p>24.590868699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46628" calcext:value-type="float">
            <text:p>24.590246628</text:p>
          </table:table-cell>
          <table:table-cell/>
          <table:table-cell office:value-type="float" office:value="0.00261594" calcext:value-type="float">
            <text:p>0.00261594</text:p>
          </table:table-cell>
          <table:table-cell office:value-type="float" office:value="0.024295684" calcext:value-type="float">
            <text:p>0.024295684</text:p>
          </table:table-cell>
          <table:table-cell office:value-type="float" office:value="0.001677934" calcext:value-type="float">
            <text:p>0.0016779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9265" calcext:value-type="float">
            <text:p>0.0010392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2-02 22:09:01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589922" calcext:value-type="float">
            <text:p>0.139589922</text:p>
          </table:table-cell>
          <table:table-cell office:value-type="float" office:value="0.244190126" calcext:value-type="float">
            <text:p>0.244190126</text:p>
          </table:table-cell>
          <table:table-cell office:value-type="float" office:value="0.136241333" calcext:value-type="float">
            <text:p>0.136241333</text:p>
          </table:table-cell>
          <table:table-cell office:value-type="float" office:value="5" calcext:value-type="float">
            <text:p>5</text:p>
          </table:table-cell>
          <table:table-cell office:value-type="float" office:value="0.13181986" calcext:value-type="float">
            <text:p>0.13181986</text:p>
          </table:table-cell>
          <table:table-cell/>
          <table:table-cell office:value-type="float" office:value="0.001140441" calcext:value-type="float">
            <text:p>0.001140441</text:p>
          </table:table-cell>
          <table:table-cell office:value-type="float" office:value="0.001995017" calcext:value-type="float">
            <text:p>0.001995017</text:p>
          </table:table-cell>
          <table:table-cell office:value-type="float" office:value="0.001113083" calcext:value-type="float">
            <text:p>0.0011130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96" calcext:value-type="float">
            <text:p>0.00107696</text:p>
          </table:table-cell>
          <table:table-cell/>
          <table:table-cell office:value-type="float" office:value="0.000101838" calcext:value-type="float">
            <text:p>0.000101838</text:p>
          </table:table-cell>
          <table:table-cell office:value-type="float" office:value="0.000956415" calcext:value-type="float">
            <text:p>0.000956415</text:p>
          </table:table-cell>
          <table:table-cell office:value-type="float" office:value="0.00007448" calcext:value-type="float">
            <text:p>7.44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357" calcext:value-type="float">
            <text:p>3.8357E-05</text:p>
          </table:table-cell>
          <table:table-cell/>
          <table:table-cell office:value-type="float" office:value="24.591748664" calcext:value-type="float">
            <text:p>24.591748664</text:p>
          </table:table-cell>
          <table:table-cell office:value-type="float" office:value="24.612847657" calcext:value-type="float">
            <text:p>24.612847657</text:p>
          </table:table-cell>
          <table:table-cell office:value-type="float" office:value="24.591073211" calcext:value-type="float">
            <text:p>24.591073211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81343" calcext:value-type="float">
            <text:p>24.590181343</text:p>
          </table:table-cell>
          <table:table-cell/>
          <table:table-cell office:value-type="float" office:value="0.002581377" calcext:value-type="float">
            <text:p>0.002581377</text:p>
          </table:table-cell>
          <table:table-cell office:value-type="float" office:value="0.024243224" calcext:value-type="float">
            <text:p>0.024243224</text:p>
          </table:table-cell>
          <table:table-cell office:value-type="float" office:value="0.001887902" calcext:value-type="float">
            <text:p>0.0018879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2238" calcext:value-type="float">
            <text:p>0.0009722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2-02 22:09:02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538662" calcext:value-type="float">
            <text:p>0.139538662</text:p>
          </table:table-cell>
          <table:table-cell office:value-type="float" office:value="0.243674546" calcext:value-type="float">
            <text:p>0.243674546</text:p>
          </table:table-cell>
          <table:table-cell office:value-type="float" office:value="0.135814564" calcext:value-type="float">
            <text:p>0.135814564</text:p>
          </table:table-cell>
          <table:table-cell office:value-type="float" office:value="5" calcext:value-type="float">
            <text:p>5</text:p>
          </table:table-cell>
          <table:table-cell office:value-type="float" office:value="0.131956951" calcext:value-type="float">
            <text:p>0.131956951</text:p>
          </table:table-cell>
          <table:table-cell/>
          <table:table-cell office:value-type="float" office:value="0.001140022" calcext:value-type="float">
            <text:p>0.001140022</text:p>
          </table:table-cell>
          <table:table-cell office:value-type="float" office:value="0.001990805" calcext:value-type="float">
            <text:p>0.001990805</text:p>
          </table:table-cell>
          <table:table-cell office:value-type="float" office:value="0.001109596" calcext:value-type="float">
            <text:p>0.0011095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8" calcext:value-type="float">
            <text:p>0.00107808</text:p>
          </table:table-cell>
          <table:table-cell/>
          <table:table-cell office:value-type="float" office:value="0.000101419" calcext:value-type="float">
            <text:p>0.000101419</text:p>
          </table:table-cell>
          <table:table-cell office:value-type="float" office:value="0.000952202" calcext:value-type="float">
            <text:p>0.000952202</text:p>
          </table:table-cell>
          <table:table-cell office:value-type="float" office:value="0.000070993" calcext:value-type="float">
            <text:p>7.09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77" calcext:value-type="float">
            <text:p>3.9477E-05</text:p>
          </table:table-cell>
          <table:table-cell/>
          <table:table-cell office:value-type="float" office:value="24.591738324" calcext:value-type="float">
            <text:p>24.591738324</text:p>
          </table:table-cell>
          <table:table-cell office:value-type="float" office:value="24.61274366" calcext:value-type="float">
            <text:p>24.61274366</text:p>
          </table:table-cell>
          <table:table-cell office:value-type="float" office:value="24.590987126" calcext:value-type="float">
            <text:p>24.590987126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08996" calcext:value-type="float">
            <text:p>24.590208996</text:p>
          </table:table-cell>
          <table:table-cell/>
          <table:table-cell office:value-type="float" office:value="0.002570762" calcext:value-type="float">
            <text:p>0.002570762</text:p>
          </table:table-cell>
          <table:table-cell office:value-type="float" office:value="0.024136453" calcext:value-type="float">
            <text:p>0.024136453</text:p>
          </table:table-cell>
          <table:table-cell office:value-type="float" office:value="0.00179952" calcext:value-type="float">
            <text:p>0.001799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0628" calcext:value-type="float">
            <text:p>0.0010006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2-02 22:09:0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598863" calcext:value-type="float">
            <text:p>0.139598863</text:p>
          </table:table-cell>
          <table:table-cell office:value-type="float" office:value="0.24326685" calcext:value-type="float">
            <text:p>0.24326685</text:p>
          </table:table-cell>
          <table:table-cell office:value-type="float" office:value="0.134348885" calcext:value-type="float">
            <text:p>0.134348885</text:p>
          </table:table-cell>
          <table:table-cell office:value-type="float" office:value="5" calcext:value-type="float">
            <text:p>5</text:p>
          </table:table-cell>
          <table:table-cell office:value-type="float" office:value="0.132378356" calcext:value-type="float">
            <text:p>0.132378356</text:p>
          </table:table-cell>
          <table:table-cell/>
          <table:table-cell office:value-type="float" office:value="0.001140514" calcext:value-type="float">
            <text:p>0.001140514</text:p>
          </table:table-cell>
          <table:table-cell office:value-type="float" office:value="0.001987474" calcext:value-type="float">
            <text:p>0.001987474</text:p>
          </table:table-cell>
          <table:table-cell office:value-type="float" office:value="0.001097622" calcext:value-type="float">
            <text:p>0.0010976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523" calcext:value-type="float">
            <text:p>0.001081523</text:p>
          </table:table-cell>
          <table:table-cell/>
          <table:table-cell office:value-type="float" office:value="0.000101911" calcext:value-type="float">
            <text:p>0.000101911</text:p>
          </table:table-cell>
          <table:table-cell office:value-type="float" office:value="0.000948872" calcext:value-type="float">
            <text:p>0.000948872</text:p>
          </table:table-cell>
          <table:table-cell office:value-type="float" office:value="0.000059019" calcext:value-type="float">
            <text:p>5.90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92" calcext:value-type="float">
            <text:p>4.292E-05</text:p>
          </table:table-cell>
          <table:table-cell/>
          <table:table-cell office:value-type="float" office:value="24.581642526" calcext:value-type="float">
            <text:p>24.581642526</text:p>
          </table:table-cell>
          <table:table-cell office:value-type="float" office:value="24.602553673" calcext:value-type="float">
            <text:p>24.602553673</text:p>
          </table:table-cell>
          <table:table-cell office:value-type="float" office:value="24.580583528" calcext:value-type="float">
            <text:p>24.580583528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86043" calcext:value-type="float">
            <text:p>24.580186043</text:p>
          </table:table-cell>
          <table:table-cell/>
          <table:table-cell office:value-type="float" office:value="0.002583229" calcext:value-type="float">
            <text:p>0.002583229</text:p>
          </table:table-cell>
          <table:table-cell office:value-type="float" office:value="0.024052024" calcext:value-type="float">
            <text:p>0.024052024</text:p>
          </table:table-cell>
          <table:table-cell office:value-type="float" office:value="0.001495986" calcext:value-type="float">
            <text:p>0.0014959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7899" calcext:value-type="float">
            <text:p>0.0010878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2-02 22:09:0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695423" calcext:value-type="float">
            <text:p>0.139695423</text:p>
          </table:table-cell>
          <table:table-cell office:value-type="float" office:value="0.243177443" calcext:value-type="float">
            <text:p>0.243177443</text:p>
          </table:table-cell>
          <table:table-cell office:value-type="float" office:value="0.135610716" calcext:value-type="float">
            <text:p>0.135610716</text:p>
          </table:table-cell>
          <table:table-cell office:value-type="float" office:value="5" calcext:value-type="float">
            <text:p>5</text:p>
          </table:table-cell>
          <table:table-cell office:value-type="float" office:value="0.131922976" calcext:value-type="float">
            <text:p>0.131922976</text:p>
          </table:table-cell>
          <table:table-cell/>
          <table:table-cell office:value-type="float" office:value="0.001141302" calcext:value-type="float">
            <text:p>0.001141302</text:p>
          </table:table-cell>
          <table:table-cell office:value-type="float" office:value="0.001986744" calcext:value-type="float">
            <text:p>0.001986744</text:p>
          </table:table-cell>
          <table:table-cell office:value-type="float" office:value="0.001107931" calcext:value-type="float">
            <text:p>0.0011079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802" calcext:value-type="float">
            <text:p>0.001077802</text:p>
          </table:table-cell>
          <table:table-cell/>
          <table:table-cell office:value-type="float" office:value="0.0001027" calcext:value-type="float">
            <text:p>0.0001027</text:p>
          </table:table-cell>
          <table:table-cell office:value-type="float" office:value="0.000948141" calcext:value-type="float">
            <text:p>0.000948141</text:p>
          </table:table-cell>
          <table:table-cell office:value-type="float" office:value="0.000069328" calcext:value-type="float">
            <text:p>6.93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99" calcext:value-type="float">
            <text:p>3.9199E-05</text:p>
          </table:table-cell>
          <table:table-cell/>
          <table:table-cell office:value-type="float" office:value="24.586715974" calcext:value-type="float">
            <text:p>24.586715974</text:p>
          </table:table-cell>
          <table:table-cell office:value-type="float" office:value="24.607589514" calcext:value-type="float">
            <text:p>24.607589514</text:p>
          </table:table-cell>
          <table:table-cell office:value-type="float" office:value="24.585892033" calcext:value-type="float">
            <text:p>24.585892033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48164" calcext:value-type="float">
            <text:p>24.585148164</text:p>
          </table:table-cell>
          <table:table-cell/>
          <table:table-cell office:value-type="float" office:value="0.002603226" calcext:value-type="float">
            <text:p>0.002603226</text:p>
          </table:table-cell>
          <table:table-cell office:value-type="float" office:value="0.024033509" calcext:value-type="float">
            <text:p>0.024033509</text:p>
          </table:table-cell>
          <table:table-cell office:value-type="float" office:value="0.001757305" calcext:value-type="float">
            <text:p>0.0017573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3592" calcext:value-type="float">
            <text:p>0.0009935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2-02 22:09:06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729993" calcext:value-type="float">
            <text:p>0.139729993</text:p>
          </table:table-cell>
          <table:table-cell office:value-type="float" office:value="0.242867499" calcext:value-type="float">
            <text:p>0.242867499</text:p>
          </table:table-cell>
          <table:table-cell office:value-type="float" office:value="0.136187093" calcext:value-type="float">
            <text:p>0.136187093</text:p>
          </table:table-cell>
          <table:table-cell office:value-type="float" office:value="5" calcext:value-type="float">
            <text:p>5</text:p>
          </table:table-cell>
          <table:table-cell office:value-type="float" office:value="0.131754295" calcext:value-type="float">
            <text:p>0.131754295</text:p>
          </table:table-cell>
          <table:table-cell/>
          <table:table-cell office:value-type="float" office:value="0.001141585" calcext:value-type="float">
            <text:p>0.001141585</text:p>
          </table:table-cell>
          <table:table-cell office:value-type="float" office:value="0.001984212" calcext:value-type="float">
            <text:p>0.001984212</text:p>
          </table:table-cell>
          <table:table-cell office:value-type="float" office:value="0.00111264" calcext:value-type="float">
            <text:p>0.001112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424" calcext:value-type="float">
            <text:p>0.001076424</text:p>
          </table:table-cell>
          <table:table-cell/>
          <table:table-cell office:value-type="float" office:value="0.000102982" calcext:value-type="float">
            <text:p>0.000102982</text:p>
          </table:table-cell>
          <table:table-cell office:value-type="float" office:value="0.000945609" calcext:value-type="float">
            <text:p>0.000945609</text:p>
          </table:table-cell>
          <table:table-cell office:value-type="float" office:value="0.000074037" calcext:value-type="float">
            <text:p>7.40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821" calcext:value-type="float">
            <text:p>3.7821E-05</text:p>
          </table:table-cell>
          <table:table-cell/>
          <table:table-cell office:value-type="float" office:value="24.591776918" calcext:value-type="float">
            <text:p>24.591776918</text:p>
          </table:table-cell>
          <table:table-cell office:value-type="float" office:value="24.612580871" calcext:value-type="float">
            <text:p>24.612580871</text:p>
          </table:table-cell>
          <table:table-cell office:value-type="float" office:value="24.59106227" calcext:value-type="float">
            <text:p>24.59106227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68117" calcext:value-type="float">
            <text:p>24.590168117</text:p>
          </table:table-cell>
          <table:table-cell/>
          <table:table-cell office:value-type="float" office:value="0.002610385" calcext:value-type="float">
            <text:p>0.002610385</text:p>
          </table:table-cell>
          <table:table-cell office:value-type="float" office:value="0.023969322" calcext:value-type="float">
            <text:p>0.023969322</text:p>
          </table:table-cell>
          <table:table-cell office:value-type="float" office:value="0.001876669" calcext:value-type="float">
            <text:p>0.0018766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8659" calcext:value-type="float">
            <text:p>0.0009586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2-02 22:09:07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7592" calcext:value-type="float">
            <text:p>0.1397592</text:p>
          </table:table-cell>
          <table:table-cell office:value-type="float" office:value="0.24249795" calcext:value-type="float">
            <text:p>0.24249795</text:p>
          </table:table-cell>
          <table:table-cell office:value-type="float" office:value="0.136179344" calcext:value-type="float">
            <text:p>0.136179344</text:p>
          </table:table-cell>
          <table:table-cell office:value-type="float" office:value="5" calcext:value-type="float">
            <text:p>5</text:p>
          </table:table-cell>
          <table:table-cell office:value-type="float" office:value="0.131742374" calcext:value-type="float">
            <text:p>0.131742374</text:p>
          </table:table-cell>
          <table:table-cell/>
          <table:table-cell office:value-type="float" office:value="0.001141824" calcext:value-type="float">
            <text:p>0.001141824</text:p>
          </table:table-cell>
          <table:table-cell office:value-type="float" office:value="0.001981192" calcext:value-type="float">
            <text:p>0.001981192</text:p>
          </table:table-cell>
          <table:table-cell office:value-type="float" office:value="0.001112576" calcext:value-type="float">
            <text:p>0.0011125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327" calcext:value-type="float">
            <text:p>0.001076327</text:p>
          </table:table-cell>
          <table:table-cell/>
          <table:table-cell office:value-type="float" office:value="0.000103221" calcext:value-type="float">
            <text:p>0.000103221</text:p>
          </table:table-cell>
          <table:table-cell office:value-type="float" office:value="0.00094259" calcext:value-type="float">
            <text:p>0.00094259</text:p>
          </table:table-cell>
          <table:table-cell office:value-type="float" office:value="0.000073974" calcext:value-type="float">
            <text:p>7.39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724" calcext:value-type="float">
            <text:p>3.7724E-05</text:p>
          </table:table-cell>
          <table:table-cell/>
          <table:table-cell office:value-type="float" office:value="24.586728839" calcext:value-type="float">
            <text:p>24.586728839</text:p>
          </table:table-cell>
          <table:table-cell office:value-type="float" office:value="24.607452454" calcext:value-type="float">
            <text:p>24.607452454</text:p>
          </table:table-cell>
          <table:table-cell office:value-type="float" office:value="24.586006733" calcext:value-type="float">
            <text:p>24.586006733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11734" calcext:value-type="float">
            <text:p>24.585111734</text:p>
          </table:table-cell>
          <table:table-cell/>
          <table:table-cell office:value-type="float" office:value="0.002616434" calcext:value-type="float">
            <text:p>0.002616434</text:p>
          </table:table-cell>
          <table:table-cell office:value-type="float" office:value="0.023892793" calcext:value-type="float">
            <text:p>0.023892793</text:p>
          </table:table-cell>
          <table:table-cell office:value-type="float" office:value="0.001875065" calcext:value-type="float">
            <text:p>0.0018750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6191" calcext:value-type="float">
            <text:p>0.0009561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2-02 22:09:0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729397" calcext:value-type="float">
            <text:p>0.139729397</text:p>
          </table:table-cell>
          <table:table-cell office:value-type="float" office:value="0.242004423" calcext:value-type="float">
            <text:p>0.242004423</text:p>
          </table:table-cell>
          <table:table-cell office:value-type="float" office:value="0.135825293" calcext:value-type="float">
            <text:p>0.135825293</text:p>
          </table:table-cell>
          <table:table-cell office:value-type="float" office:value="5" calcext:value-type="float">
            <text:p>5</text:p>
          </table:table-cell>
          <table:table-cell office:value-type="float" office:value="0.131934301" calcext:value-type="float">
            <text:p>0.131934301</text:p>
          </table:table-cell>
          <table:table-cell/>
          <table:table-cell office:value-type="float" office:value="0.00114158" calcext:value-type="float">
            <text:p>0.00114158</text:p>
          </table:table-cell>
          <table:table-cell office:value-type="float" office:value="0.00197716" calcext:value-type="float">
            <text:p>0.00197716</text:p>
          </table:table-cell>
          <table:table-cell office:value-type="float" office:value="0.001109684" calcext:value-type="float">
            <text:p>0.0011096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895" calcext:value-type="float">
            <text:p>0.001077895</text:p>
          </table:table-cell>
          <table:table-cell/>
          <table:table-cell office:value-type="float" office:value="0.000102977" calcext:value-type="float">
            <text:p>0.000102977</text:p>
          </table:table-cell>
          <table:table-cell office:value-type="float" office:value="0.000938558" calcext:value-type="float">
            <text:p>0.000938558</text:p>
          </table:table-cell>
          <table:table-cell office:value-type="float" office:value="0.000071081" calcext:value-type="float">
            <text:p>7.108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292" calcext:value-type="float">
            <text:p>3.9292E-05</text:p>
          </table:table-cell>
          <table:table-cell/>
          <table:table-cell office:value-type="float" office:value="24.581668857" calcext:value-type="float">
            <text:p>24.581668857</text:p>
          </table:table-cell>
          <table:table-cell office:value-type="float" office:value="24.602299028" calcext:value-type="float">
            <text:p>24.602299028</text:p>
          </table:table-cell>
          <table:table-cell office:value-type="float" office:value="24.580881341" calcext:value-type="float">
            <text:p>24.58088134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96471" calcext:value-type="float">
            <text:p>24.580096471</text:p>
          </table:table-cell>
          <table:table-cell/>
          <table:table-cell office:value-type="float" office:value="0.002610262" calcext:value-type="float">
            <text:p>0.002610262</text:p>
          </table:table-cell>
          <table:table-cell office:value-type="float" office:value="0.023790589" calcext:value-type="float">
            <text:p>0.023790589</text:p>
          </table:table-cell>
          <table:table-cell office:value-type="float" office:value="0.001801742" calcext:value-type="float">
            <text:p>0.0018017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5938" calcext:value-type="float">
            <text:p>0.0009959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2-02 22:09:10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753239" calcext:value-type="float">
            <text:p>0.139753239</text:p>
          </table:table-cell>
          <table:table-cell office:value-type="float" office:value="0.241540699" calcext:value-type="float">
            <text:p>0.241540699</text:p>
          </table:table-cell>
          <table:table-cell office:value-type="float" office:value="0.13501765" calcext:value-type="float">
            <text:p>0.13501765</text:p>
          </table:table-cell>
          <table:table-cell office:value-type="float" office:value="5" calcext:value-type="float">
            <text:p>5</text:p>
          </table:table-cell>
          <table:table-cell office:value-type="float" office:value="0.132110135" calcext:value-type="float">
            <text:p>0.132110135</text:p>
          </table:table-cell>
          <table:table-cell/>
          <table:table-cell office:value-type="float" office:value="0.001141775" calcext:value-type="float">
            <text:p>0.001141775</text:p>
          </table:table-cell>
          <table:table-cell office:value-type="float" office:value="0.001973372" calcext:value-type="float">
            <text:p>0.001973372</text:p>
          </table:table-cell>
          <table:table-cell office:value-type="float" office:value="0.001103085" calcext:value-type="float">
            <text:p>0.0011030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31" calcext:value-type="float">
            <text:p>0.001079331</text:p>
          </table:table-cell>
          <table:table-cell/>
          <table:table-cell office:value-type="float" office:value="0.000103172" calcext:value-type="float">
            <text:p>0.000103172</text:p>
          </table:table-cell>
          <table:table-cell office:value-type="float" office:value="0.000934769" calcext:value-type="float">
            <text:p>0.000934769</text:p>
          </table:table-cell>
          <table:table-cell office:value-type="float" office:value="0.000064483" calcext:value-type="float">
            <text:p>6.44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728" calcext:value-type="float">
            <text:p>4.0728E-05</text:p>
          </table:table-cell>
          <table:table-cell/>
          <table:table-cell office:value-type="float" office:value="24.586727636" calcext:value-type="float">
            <text:p>24.586727636</text:p>
          </table:table-cell>
          <table:table-cell office:value-type="float" office:value="24.607259367" calcext:value-type="float">
            <text:p>24.607259367</text:p>
          </table:table-cell>
          <table:table-cell office:value-type="float" office:value="24.585772403" calcext:value-type="float">
            <text:p>24.585772403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85917" calcext:value-type="float">
            <text:p>24.585185917</text:p>
          </table:table-cell>
          <table:table-cell/>
          <table:table-cell office:value-type="float" office:value="0.002615199" calcext:value-type="float">
            <text:p>0.002615199</text:p>
          </table:table-cell>
          <table:table-cell office:value-type="float" office:value="0.023694557" calcext:value-type="float">
            <text:p>0.023694557</text:p>
          </table:table-cell>
          <table:table-cell office:value-type="float" office:value="0.001634484" calcext:value-type="float">
            <text:p>0.0016344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2352" calcext:value-type="float">
            <text:p>0.0010323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2-02 22:09:11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676349" calcext:value-type="float">
            <text:p>0.139676349</text:p>
          </table:table-cell>
          <table:table-cell office:value-type="float" office:value="0.241234927" calcext:value-type="float">
            <text:p>0.241234927</text:p>
          </table:table-cell>
          <table:table-cell office:value-type="float" office:value="0.134445445" calcext:value-type="float">
            <text:p>0.134445445</text:p>
          </table:table-cell>
          <table:table-cell office:value-type="float" office:value="5" calcext:value-type="float">
            <text:p>5</text:p>
          </table:table-cell>
          <table:table-cell office:value-type="float" office:value="0.132322923" calcext:value-type="float">
            <text:p>0.132322923</text:p>
          </table:table-cell>
          <table:table-cell/>
          <table:table-cell office:value-type="float" office:value="0.001141147" calcext:value-type="float">
            <text:p>0.001141147</text:p>
          </table:table-cell>
          <table:table-cell office:value-type="float" office:value="0.001970874" calcext:value-type="float">
            <text:p>0.001970874</text:p>
          </table:table-cell>
          <table:table-cell office:value-type="float" office:value="0.00109841" calcext:value-type="float">
            <text:p>0.001098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07" calcext:value-type="float">
            <text:p>0.00108107</text:p>
          </table:table-cell>
          <table:table-cell/>
          <table:table-cell office:value-type="float" office:value="0.000102544" calcext:value-type="float">
            <text:p>0.000102544</text:p>
          </table:table-cell>
          <table:table-cell office:value-type="float" office:value="0.000932271" calcext:value-type="float">
            <text:p>0.000932271</text:p>
          </table:table-cell>
          <table:table-cell office:value-type="float" office:value="0.000059808" calcext:value-type="float">
            <text:p>5.98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467" calcext:value-type="float">
            <text:p>4.2467E-05</text:p>
          </table:table-cell>
          <table:table-cell/>
          <table:table-cell office:value-type="float" office:value="24.591766098" calcext:value-type="float">
            <text:p>24.591766098</text:p>
          </table:table-cell>
          <table:table-cell office:value-type="float" office:value="24.612251567" calcext:value-type="float">
            <text:p>24.612251567</text:p>
          </table:table-cell>
          <table:table-cell office:value-type="float" office:value="24.590710957" calcext:value-type="float">
            <text:p>24.590710957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82817" calcext:value-type="float">
            <text:p>24.590282817</text:p>
          </table:table-cell>
          <table:table-cell/>
          <table:table-cell office:value-type="float" office:value="0.002599276" calcext:value-type="float">
            <text:p>0.002599276</text:p>
          </table:table-cell>
          <table:table-cell office:value-type="float" office:value="0.023631235" calcext:value-type="float">
            <text:p>0.023631235</text:p>
          </table:table-cell>
          <table:table-cell office:value-type="float" office:value="0.001515983" calcext:value-type="float">
            <text:p>0.0015159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6419" calcext:value-type="float">
            <text:p>0.0010764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2-02 22:09:12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905827" calcext:value-type="float">
            <text:p>0.139905827</text:p>
          </table:table-cell>
          <table:table-cell office:value-type="float" office:value="0.241062074" calcext:value-type="float">
            <text:p>0.241062074</text:p>
          </table:table-cell>
          <table:table-cell office:value-type="float" office:value="0.135082619" calcext:value-type="float">
            <text:p>0.135082619</text:p>
          </table:table-cell>
          <table:table-cell office:value-type="float" office:value="5" calcext:value-type="float">
            <text:p>5</text:p>
          </table:table-cell>
          <table:table-cell office:value-type="float" office:value="0.13207914" calcext:value-type="float">
            <text:p>0.13207914</text:p>
          </table:table-cell>
          <table:table-cell/>
          <table:table-cell office:value-type="float" office:value="0.001143021" calcext:value-type="float">
            <text:p>0.001143021</text:p>
          </table:table-cell>
          <table:table-cell office:value-type="float" office:value="0.001969461" calcext:value-type="float">
            <text:p>0.001969461</text:p>
          </table:table-cell>
          <table:table-cell office:value-type="float" office:value="0.001103616" calcext:value-type="float">
            <text:p>0.0011036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78" calcext:value-type="float">
            <text:p>0.001079078</text:p>
          </table:table-cell>
          <table:table-cell/>
          <table:table-cell office:value-type="float" office:value="0.000104419" calcext:value-type="float">
            <text:p>0.000104419</text:p>
          </table:table-cell>
          <table:table-cell office:value-type="float" office:value="0.000930859" calcext:value-type="float">
            <text:p>0.000930859</text:p>
          </table:table-cell>
          <table:table-cell office:value-type="float" office:value="0.000065013" calcext:value-type="float">
            <text:p>6.50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75" calcext:value-type="float">
            <text:p>4.0475E-05</text:p>
          </table:table-cell>
          <table:table-cell/>
          <table:table-cell office:value-type="float" office:value="24.591812386" calcext:value-type="float">
            <text:p>24.591812386</text:p>
          </table:table-cell>
          <table:table-cell office:value-type="float" office:value="24.612216701" calcext:value-type="float">
            <text:p>24.612216701</text:p>
          </table:table-cell>
          <table:table-cell office:value-type="float" office:value="24.590839483" calcext:value-type="float">
            <text:p>24.59083948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33643" calcext:value-type="float">
            <text:p>24.590233643</text:p>
          </table:table-cell>
          <table:table-cell/>
          <table:table-cell office:value-type="float" office:value="0.002646799" calcext:value-type="float">
            <text:p>0.002646799</text:p>
          </table:table-cell>
          <table:table-cell office:value-type="float" office:value="0.023595439" calcext:value-type="float">
            <text:p>0.023595439</text:p>
          </table:table-cell>
          <table:table-cell office:value-type="float" office:value="0.001647938" calcext:value-type="float">
            <text:p>0.001647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5933" calcext:value-type="float">
            <text:p>0.0010259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2-02 22:09:14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693038" calcext:value-type="float">
            <text:p>0.139693038</text:p>
          </table:table-cell>
          <table:table-cell office:value-type="float" office:value="0.240781336" calcext:value-type="float">
            <text:p>0.240781336</text:p>
          </table:table-cell>
          <table:table-cell office:value-type="float" office:value="0.136194841" calcext:value-type="float">
            <text:p>0.136194841</text:p>
          </table:table-cell>
          <table:table-cell office:value-type="float" office:value="5" calcext:value-type="float">
            <text:p>5</text:p>
          </table:table-cell>
          <table:table-cell office:value-type="float" office:value="0.131818668" calcext:value-type="float">
            <text:p>0.131818668</text:p>
          </table:table-cell>
          <table:table-cell/>
          <table:table-cell office:value-type="float" office:value="0.001141283" calcext:value-type="float">
            <text:p>0.001141283</text:p>
          </table:table-cell>
          <table:table-cell office:value-type="float" office:value="0.001967168" calcext:value-type="float">
            <text:p>0.001967168</text:p>
          </table:table-cell>
          <table:table-cell office:value-type="float" office:value="0.001112703" calcext:value-type="float">
            <text:p>0.0011127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95" calcext:value-type="float">
            <text:p>0.00107695</text:p>
          </table:table-cell>
          <table:table-cell/>
          <table:table-cell office:value-type="float" office:value="0.00010268" calcext:value-type="float">
            <text:p>0.00010268</text:p>
          </table:table-cell>
          <table:table-cell office:value-type="float" office:value="0.000928565" calcext:value-type="float">
            <text:p>0.000928565</text:p>
          </table:table-cell>
          <table:table-cell office:value-type="float" office:value="0.0000741" calcext:value-type="float">
            <text:p>7.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347" calcext:value-type="float">
            <text:p>3.8347E-05</text:p>
          </table:table-cell>
          <table:table-cell/>
          <table:table-cell office:value-type="float" office:value="24.591769464" calcext:value-type="float">
            <text:p>24.591769464</text:p>
          </table:table-cell>
          <table:table-cell office:value-type="float" office:value="24.612160074" calcext:value-type="float">
            <text:p>24.612160074</text:p>
          </table:table-cell>
          <table:table-cell office:value-type="float" office:value="24.591063833" calcext:value-type="float">
            <text:p>24.59106383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81102" calcext:value-type="float">
            <text:p>24.590181102</text:p>
          </table:table-cell>
          <table:table-cell/>
          <table:table-cell office:value-type="float" office:value="0.002602732" calcext:value-type="float">
            <text:p>0.002602732</text:p>
          </table:table-cell>
          <table:table-cell office:value-type="float" office:value="0.023537301" calcext:value-type="float">
            <text:p>0.023537301</text:p>
          </table:table-cell>
          <table:table-cell office:value-type="float" office:value="0.001878274" calcext:value-type="float">
            <text:p>0.0018782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1991" calcext:value-type="float">
            <text:p>0.0009719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2-02 22:09:1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606016" calcext:value-type="float">
            <text:p>0.13960601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135473029" calcext:value-type="float">
            <text:p>0.135473029</text:p>
          </table:table-cell>
          <table:table-cell office:value-type="float" office:value="5" calcext:value-type="float">
            <text:p>5</text:p>
          </table:table-cell>
          <table:table-cell office:value-type="float" office:value="0.132059471" calcext:value-type="float">
            <text:p>0.132059471</text:p>
          </table:table-cell>
          <table:table-cell/>
          <table:table-cell office:value-type="float" office:value="0.001140572" calcext:value-type="float">
            <text:p>0.001140572</text:p>
          </table:table-cell>
          <table:table-cell office:value-type="float" office:value="0.0019626" calcext:value-type="float">
            <text:p>0.0019626</text:p>
          </table:table-cell>
          <table:table-cell office:value-type="float" office:value="0.001106806" calcext:value-type="float">
            <text:p>0.0011068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917" calcext:value-type="float">
            <text:p>0.001078917</text:p>
          </table:table-cell>
          <table:table-cell/>
          <table:table-cell office:value-type="float" office:value="0.000101969" calcext:value-type="float">
            <text:p>0.000101969</text:p>
          </table:table-cell>
          <table:table-cell office:value-type="float" office:value="0.000923997" calcext:value-type="float">
            <text:p>0.000923997</text:p>
          </table:table-cell>
          <table:table-cell office:value-type="float" office:value="0.000068203" calcext:value-type="float">
            <text:p>6.820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314" calcext:value-type="float">
            <text:p>4.0314E-05</text:p>
          </table:table-cell>
          <table:table-cell/>
          <table:table-cell office:value-type="float" office:value="24.586697939" calcext:value-type="float">
            <text:p>24.586697939</text:p>
          </table:table-cell>
          <table:table-cell office:value-type="float" office:value="24.606993421" calcext:value-type="float">
            <text:p>24.606993421</text:p>
          </table:table-cell>
          <table:table-cell office:value-type="float" office:value="24.585864259" calcext:value-type="float">
            <text:p>24.585864259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75697" calcext:value-type="float">
            <text:p>24.585175697</text:p>
          </table:table-cell>
          <table:table-cell/>
          <table:table-cell office:value-type="float" office:value="0.00258471" calcext:value-type="float">
            <text:p>0.00258471</text:p>
          </table:table-cell>
          <table:table-cell office:value-type="float" office:value="0.023421519" calcext:value-type="float">
            <text:p>0.023421519</text:p>
          </table:table-cell>
          <table:table-cell office:value-type="float" office:value="0.00172879" calcext:value-type="float">
            <text:p>0.001728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186" calcext:value-type="float">
            <text:p>0.001021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2-02 22:09:16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753239" calcext:value-type="float">
            <text:p>0.139753239</text:p>
          </table:table-cell>
          <table:table-cell office:value-type="float" office:value="0.239760308" calcext:value-type="float">
            <text:p>0.239760308</text:p>
          </table:table-cell>
          <table:table-cell office:value-type="float" office:value="0.134706513" calcext:value-type="float">
            <text:p>0.134706513</text:p>
          </table:table-cell>
          <table:table-cell office:value-type="float" office:value="5" calcext:value-type="float">
            <text:p>5</text:p>
          </table:table-cell>
          <table:table-cell office:value-type="float" office:value="0.132291929" calcext:value-type="float">
            <text:p>0.132291929</text:p>
          </table:table-cell>
          <table:table-cell/>
          <table:table-cell office:value-type="float" office:value="0.001141775" calcext:value-type="float">
            <text:p>0.001141775</text:p>
          </table:table-cell>
          <table:table-cell office:value-type="float" office:value="0.001958826" calcext:value-type="float">
            <text:p>0.001958826</text:p>
          </table:table-cell>
          <table:table-cell office:value-type="float" office:value="0.001100543" calcext:value-type="float">
            <text:p>0.0011005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16" calcext:value-type="float">
            <text:p>0.001080816</text:p>
          </table:table-cell>
          <table:table-cell/>
          <table:table-cell office:value-type="float" office:value="0.000103172" calcext:value-type="float">
            <text:p>0.000103172</text:p>
          </table:table-cell>
          <table:table-cell office:value-type="float" office:value="0.000920223" calcext:value-type="float">
            <text:p>0.000920223</text:p>
          </table:table-cell>
          <table:table-cell office:value-type="float" office:value="0.000061941" calcext:value-type="float">
            <text:p>6.19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14" calcext:value-type="float">
            <text:p>4.2214E-05</text:p>
          </table:table-cell>
          <table:table-cell/>
          <table:table-cell office:value-type="float" office:value="24.596835579" calcext:value-type="float">
            <text:p>24.596835579</text:p>
          </table:table-cell>
          <table:table-cell office:value-type="float" office:value="24.617008002" calcext:value-type="float">
            <text:p>24.617008002</text:p>
          </table:table-cell>
          <table:table-cell office:value-type="float" office:value="24.595817594" calcext:value-type="float">
            <text:p>24.59581759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30543" calcext:value-type="float">
            <text:p>24.595330543</text:p>
          </table:table-cell>
          <table:table-cell/>
          <table:table-cell office:value-type="float" office:value="0.002615199" calcext:value-type="float">
            <text:p>0.002615199</text:p>
          </table:table-cell>
          <table:table-cell office:value-type="float" office:value="0.023325857" calcext:value-type="float">
            <text:p>0.023325857</text:p>
          </table:table-cell>
          <table:table-cell office:value-type="float" office:value="0.001570049" calcext:value-type="float">
            <text:p>0.0015700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0001" calcext:value-type="float">
            <text:p>0.001070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2-02 22:09:18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831917" calcext:value-type="float">
            <text:p>0.139831917</text:p>
          </table:table-cell>
          <table:table-cell office:value-type="float" office:value="0.239369302" calcext:value-type="float">
            <text:p>0.239369302</text:p>
          </table:table-cell>
          <table:table-cell office:value-type="float" office:value="0.134487764" calcext:value-type="float">
            <text:p>0.134487764</text:p>
          </table:table-cell>
          <table:table-cell office:value-type="float" office:value="5" calcext:value-type="float">
            <text:p>5</text:p>
          </table:table-cell>
          <table:table-cell office:value-type="float" office:value="0.132300273" calcext:value-type="float">
            <text:p>0.132300273</text:p>
          </table:table-cell>
          <table:table-cell/>
          <table:table-cell office:value-type="float" office:value="0.001142418" calcext:value-type="float">
            <text:p>0.001142418</text:p>
          </table:table-cell>
          <table:table-cell office:value-type="float" office:value="0.001955632" calcext:value-type="float">
            <text:p>0.001955632</text:p>
          </table:table-cell>
          <table:table-cell office:value-type="float" office:value="0.001098756" calcext:value-type="float">
            <text:p>0.0010987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885" calcext:value-type="float">
            <text:p>0.001080885</text:p>
          </table:table-cell>
          <table:table-cell/>
          <table:table-cell office:value-type="float" office:value="0.000103815" calcext:value-type="float">
            <text:p>0.000103815</text:p>
          </table:table-cell>
          <table:table-cell office:value-type="float" office:value="0.000917029" calcext:value-type="float">
            <text:p>0.000917029</text:p>
          </table:table-cell>
          <table:table-cell office:value-type="float" office:value="0.000060153" calcext:value-type="float">
            <text:p>6.01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282" calcext:value-type="float">
            <text:p>4.2282E-05</text:p>
          </table:table-cell>
          <table:table-cell/>
          <table:table-cell office:value-type="float" office:value="24.581689536" calcext:value-type="float">
            <text:p>24.581689536</text:p>
          </table:table-cell>
          <table:table-cell office:value-type="float" office:value="24.601767496" calcext:value-type="float">
            <text:p>24.601767496</text:p>
          </table:table-cell>
          <table:table-cell office:value-type="float" office:value="24.580611542" calcext:value-type="float">
            <text:p>24.58061154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70293" calcext:value-type="float">
            <text:p>24.580170293</text:p>
          </table:table-cell>
          <table:table-cell/>
          <table:table-cell office:value-type="float" office:value="0.002631493" calcext:value-type="float">
            <text:p>0.002631493</text:p>
          </table:table-cell>
          <table:table-cell office:value-type="float" office:value="0.023244884" calcext:value-type="float">
            <text:p>0.023244884</text:p>
          </table:table-cell>
          <table:table-cell office:value-type="float" office:value="0.001524747" calcext:value-type="float">
            <text:p>0.0015247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1729" calcext:value-type="float">
            <text:p>0.0010717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2-02 22:09:1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23248" calcext:value-type="float">
            <text:p>0.140023248</text:p>
          </table:table-cell>
          <table:table-cell office:value-type="float" office:value="0.239077239" calcext:value-type="float">
            <text:p>0.239077239</text:p>
          </table:table-cell>
          <table:table-cell office:value-type="float" office:value="0.13430299" calcext:value-type="float">
            <text:p>0.13430299</text:p>
          </table:table-cell>
          <table:table-cell office:value-type="float" office:value="5" calcext:value-type="float">
            <text:p>5</text:p>
          </table:table-cell>
          <table:table-cell office:value-type="float" office:value="0.132234112" calcext:value-type="float">
            <text:p>0.132234112</text:p>
          </table:table-cell>
          <table:table-cell/>
          <table:table-cell office:value-type="float" office:value="0.001143981" calcext:value-type="float">
            <text:p>0.001143981</text:p>
          </table:table-cell>
          <table:table-cell office:value-type="float" office:value="0.001953245" calcext:value-type="float">
            <text:p>0.001953245</text:p>
          </table:table-cell>
          <table:table-cell office:value-type="float" office:value="0.001097247" calcext:value-type="float">
            <text:p>0.0010972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344" calcext:value-type="float">
            <text:p>0.001080344</text:p>
          </table:table-cell>
          <table:table-cell/>
          <table:table-cell office:value-type="float" office:value="0.000105378" calcext:value-type="float">
            <text:p>0.000105378</text:p>
          </table:table-cell>
          <table:table-cell office:value-type="float" office:value="0.000914643" calcext:value-type="float">
            <text:p>0.000914643</text:p>
          </table:table-cell>
          <table:table-cell office:value-type="float" office:value="0.000058644" calcext:value-type="float">
            <text:p>5.86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741" calcext:value-type="float">
            <text:p>4.1741E-05</text:p>
          </table:table-cell>
          <table:table-cell/>
          <table:table-cell office:value-type="float" office:value="24.581728131" calcext:value-type="float">
            <text:p>24.581728131</text:p>
          </table:table-cell>
          <table:table-cell office:value-type="float" office:value="24.601708583" calcext:value-type="float">
            <text:p>24.601708583</text:p>
          </table:table-cell>
          <table:table-cell office:value-type="float" office:value="24.58057427" calcext:value-type="float">
            <text:p>24.58057427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56947" calcext:value-type="float">
            <text:p>24.580156947</text:p>
          </table:table-cell>
          <table:table-cell/>
          <table:table-cell office:value-type="float" office:value="0.002671117" calcext:value-type="float">
            <text:p>0.002671117</text:p>
          </table:table-cell>
          <table:table-cell office:value-type="float" office:value="0.023184401" calcext:value-type="float">
            <text:p>0.023184401</text:p>
          </table:table-cell>
          <table:table-cell office:value-type="float" office:value="0.001486481" calcext:value-type="float">
            <text:p>0.0014864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8027" calcext:value-type="float">
            <text:p>0.0010580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2-02 22:09:20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121596" calcext:value-type="float">
            <text:p>0.140121596</text:p>
          </table:table-cell>
          <table:table-cell office:value-type="float" office:value="0.238841205" calcext:value-type="float">
            <text:p>0.238841205</text:p>
          </table:table-cell>
          <table:table-cell office:value-type="float" office:value="0.134718434" calcext:value-type="float">
            <text:p>0.134718434</text:p>
          </table:table-cell>
          <table:table-cell office:value-type="float" office:value="5" calcext:value-type="float">
            <text:p>5</text:p>
          </table:table-cell>
          <table:table-cell office:value-type="float" office:value="0.132152454" calcext:value-type="float">
            <text:p>0.132152454</text:p>
          </table:table-cell>
          <table:table-cell/>
          <table:table-cell office:value-type="float" office:value="0.001144784" calcext:value-type="float">
            <text:p>0.001144784</text:p>
          </table:table-cell>
          <table:table-cell office:value-type="float" office:value="0.001951317" calcext:value-type="float">
            <text:p>0.001951317</text:p>
          </table:table-cell>
          <table:table-cell office:value-type="float" office:value="0.001100641" calcext:value-type="float">
            <text:p>0.0011006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77" calcext:value-type="float">
            <text:p>0.001079677</text:p>
          </table:table-cell>
          <table:table-cell/>
          <table:table-cell office:value-type="float" office:value="0.000106182" calcext:value-type="float">
            <text:p>0.000106182</text:p>
          </table:table-cell>
          <table:table-cell office:value-type="float" office:value="0.000912714" calcext:value-type="float">
            <text:p>0.000912714</text:p>
          </table:table-cell>
          <table:table-cell office:value-type="float" office:value="0.000062038" calcext:value-type="float">
            <text:p>6.20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74" calcext:value-type="float">
            <text:p>4.1074E-05</text:p>
          </table:table-cell>
          <table:table-cell/>
          <table:table-cell office:value-type="float" office:value="24.59185591" calcext:value-type="float">
            <text:p>24.59185591</text:p>
          </table:table-cell>
          <table:table-cell office:value-type="float" office:value="24.611768732" calcext:value-type="float">
            <text:p>24.611768732</text:p>
          </table:table-cell>
          <table:table-cell office:value-type="float" office:value="24.590766023" calcext:value-type="float">
            <text:p>24.59076602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48431" calcext:value-type="float">
            <text:p>24.590248431</text:p>
          </table:table-cell>
          <table:table-cell/>
          <table:table-cell office:value-type="float" office:value="0.002691484" calcext:value-type="float">
            <text:p>0.002691484</text:p>
          </table:table-cell>
          <table:table-cell office:value-type="float" office:value="0.02313552" calcext:value-type="float">
            <text:p>0.02313552</text:p>
          </table:table-cell>
          <table:table-cell office:value-type="float" office:value="0.001572518" calcext:value-type="float">
            <text:p>0.0015725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1116" calcext:value-type="float">
            <text:p>0.001041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2-02 22:09:2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168684" calcext:value-type="float">
            <text:p>0.140168684</text:p>
          </table:table-cell>
          <table:table-cell office:value-type="float" office:value="0.238508611" calcext:value-type="float">
            <text:p>0.238508611</text:p>
          </table:table-cell>
          <table:table-cell office:value-type="float" office:value="0.134685652" calcext:value-type="float">
            <text:p>0.134685652</text:p>
          </table:table-cell>
          <table:table-cell office:value-type="float" office:value="5" calcext:value-type="float">
            <text:p>5</text:p>
          </table:table-cell>
          <table:table-cell office:value-type="float" office:value="0.132181064" calcext:value-type="float">
            <text:p>0.132181064</text:p>
          </table:table-cell>
          <table:table-cell/>
          <table:table-cell office:value-type="float" office:value="0.001145169" calcext:value-type="float">
            <text:p>0.001145169</text:p>
          </table:table-cell>
          <table:table-cell office:value-type="float" office:value="0.0019486" calcext:value-type="float">
            <text:p>0.0019486</text:p>
          </table:table-cell>
          <table:table-cell office:value-type="float" office:value="0.001100373" calcext:value-type="float">
            <text:p>0.0011003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11" calcext:value-type="float">
            <text:p>0.001079911</text:p>
          </table:table-cell>
          <table:table-cell/>
          <table:table-cell office:value-type="float" office:value="0.000106566" calcext:value-type="float">
            <text:p>0.000106566</text:p>
          </table:table-cell>
          <table:table-cell office:value-type="float" office:value="0.000909997" calcext:value-type="float">
            <text:p>0.000909997</text:p>
          </table:table-cell>
          <table:table-cell office:value-type="float" office:value="0.00006177" calcext:value-type="float">
            <text:p>6.1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08" calcext:value-type="float">
            <text:p>4.1308E-05</text:p>
          </table:table-cell>
          <table:table-cell/>
          <table:table-cell office:value-type="float" office:value="24.581757467" calcext:value-type="float">
            <text:p>24.581757467</text:p>
          </table:table-cell>
          <table:table-cell office:value-type="float" office:value="24.601593885" calcext:value-type="float">
            <text:p>24.601593885</text:p>
          </table:table-cell>
          <table:table-cell office:value-type="float" office:value="24.580651459" calcext:value-type="float">
            <text:p>24.58065145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46247" calcext:value-type="float">
            <text:p>24.580146247</text:p>
          </table:table-cell>
          <table:table-cell/>
          <table:table-cell office:value-type="float" office:value="0.002701235" calcext:value-type="float">
            <text:p>0.002701235</text:p>
          </table:table-cell>
          <table:table-cell office:value-type="float" office:value="0.023066644" calcext:value-type="float">
            <text:p>0.023066644</text:p>
          </table:table-cell>
          <table:table-cell office:value-type="float" office:value="0.001565729" calcext:value-type="float">
            <text:p>0.0015657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7041" calcext:value-type="float">
            <text:p>0.0010470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2-02 22:09:23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231268" calcext:value-type="float">
            <text:p>0.140231268</text:p>
          </table:table-cell>
          <table:table-cell office:value-type="float" office:value="0.238140254" calcext:value-type="float">
            <text:p>0.238140254</text:p>
          </table:table-cell>
          <table:table-cell office:value-type="float" office:value="0.135137455" calcext:value-type="float">
            <text:p>0.135137455</text:p>
          </table:table-cell>
          <table:table-cell office:value-type="float" office:value="5" calcext:value-type="float">
            <text:p>5</text:p>
          </table:table-cell>
          <table:table-cell office:value-type="float" office:value="0.132012979" calcext:value-type="float">
            <text:p>0.132012979</text:p>
          </table:table-cell>
          <table:table-cell/>
          <table:table-cell office:value-type="float" office:value="0.00114568" calcext:value-type="float">
            <text:p>0.00114568</text:p>
          </table:table-cell>
          <table:table-cell office:value-type="float" office:value="0.00194559" calcext:value-type="float">
            <text:p>0.00194559</text:p>
          </table:table-cell>
          <table:table-cell office:value-type="float" office:value="0.001104064" calcext:value-type="float">
            <text:p>0.0011040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37" calcext:value-type="float">
            <text:p>0.001078537</text:p>
          </table:table-cell>
          <table:table-cell/>
          <table:table-cell office:value-type="float" office:value="0.000107078" calcext:value-type="float">
            <text:p>0.000107078</text:p>
          </table:table-cell>
          <table:table-cell office:value-type="float" office:value="0.000906988" calcext:value-type="float">
            <text:p>0.000906988</text:p>
          </table:table-cell>
          <table:table-cell office:value-type="float" office:value="0.000065461" calcext:value-type="float">
            <text:p>6.54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35" calcext:value-type="float">
            <text:p>3.9935E-05</text:p>
          </table:table-cell>
          <table:table-cell/>
          <table:table-cell office:value-type="float" office:value="24.591878032" calcext:value-type="float">
            <text:p>24.591878032</text:p>
          </table:table-cell>
          <table:table-cell office:value-type="float" office:value="24.611627343" calcext:value-type="float">
            <text:p>24.611627343</text:p>
          </table:table-cell>
          <table:table-cell office:value-type="float" office:value="24.590850544" calcext:value-type="float">
            <text:p>24.590850544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20297" calcext:value-type="float">
            <text:p>24.590220297</text:p>
          </table:table-cell>
          <table:table-cell/>
          <table:table-cell office:value-type="float" office:value="0.002714196" calcext:value-type="float">
            <text:p>0.002714196</text:p>
          </table:table-cell>
          <table:table-cell office:value-type="float" office:value="0.022990361" calcext:value-type="float">
            <text:p>0.022990361</text:p>
          </table:table-cell>
          <table:table-cell office:value-type="float" office:value="0.001659295" calcext:value-type="float">
            <text:p>0.0016592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2232" calcext:value-type="float">
            <text:p>0.0010122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2-02 22:09:24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120404" calcext:value-type="float">
            <text:p>0.140120404</text:p>
          </table:table-cell>
          <table:table-cell office:value-type="float" office:value="0.237647919" calcext:value-type="float">
            <text:p>0.237647919</text:p>
          </table:table-cell>
          <table:table-cell office:value-type="float" office:value="0.1343316" calcext:value-type="float">
            <text:p>0.1343316</text:p>
          </table:table-cell>
          <table:table-cell office:value-type="float" office:value="5" calcext:value-type="float">
            <text:p>5</text:p>
          </table:table-cell>
          <table:table-cell office:value-type="float" office:value="0.132343189" calcext:value-type="float">
            <text:p>0.132343189</text:p>
          </table:table-cell>
          <table:table-cell/>
          <table:table-cell office:value-type="float" office:value="0.001144775" calcext:value-type="float">
            <text:p>0.001144775</text:p>
          </table:table-cell>
          <table:table-cell office:value-type="float" office:value="0.001941568" calcext:value-type="float">
            <text:p>0.001941568</text:p>
          </table:table-cell>
          <table:table-cell office:value-type="float" office:value="0.00109748" calcext:value-type="float">
            <text:p>0.001097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1235" calcext:value-type="float">
            <text:p>0.001081235</text:p>
          </table:table-cell>
          <table:table-cell/>
          <table:table-cell office:value-type="float" office:value="0.000106172" calcext:value-type="float">
            <text:p>0.000106172</text:p>
          </table:table-cell>
          <table:table-cell office:value-type="float" office:value="0.000902965" calcext:value-type="float">
            <text:p>0.000902965</text:p>
          </table:table-cell>
          <table:table-cell office:value-type="float" office:value="0.000058878" calcext:value-type="float">
            <text:p>5.887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632" calcext:value-type="float">
            <text:p>4.2632E-05</text:p>
          </table:table-cell>
          <table:table-cell/>
          <table:table-cell office:value-type="float" office:value="24.586801699" calcext:value-type="float">
            <text:p>24.586801699</text:p>
          </table:table-cell>
          <table:table-cell office:value-type="float" office:value="24.606474154" calcext:value-type="float">
            <text:p>24.606474154</text:p>
          </table:table-cell>
          <table:table-cell office:value-type="float" office:value="24.585634017" calcext:value-type="float">
            <text:p>24.585634017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232927" calcext:value-type="float">
            <text:p>24.585232927</text:p>
          </table:table-cell>
          <table:table-cell/>
          <table:table-cell office:value-type="float" office:value="0.002691237" calcext:value-type="float">
            <text:p>0.002691237</text:p>
          </table:table-cell>
          <table:table-cell office:value-type="float" office:value="0.022888404" calcext:value-type="float">
            <text:p>0.022888404</text:p>
          </table:table-cell>
          <table:table-cell office:value-type="float" office:value="0.001492406" calcext:value-type="float">
            <text:p>0.0014924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80616" calcext:value-type="float">
            <text:p>0.0010806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2-02 22:09:2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144842" calcext:value-type="float">
            <text:p>0.140144842</text:p>
          </table:table-cell>
          <table:table-cell office:value-type="float" office:value="0.237365393" calcext:value-type="float">
            <text:p>0.237365393</text:p>
          </table:table-cell>
          <table:table-cell office:value-type="float" office:value="0.134216563" calcext:value-type="float">
            <text:p>0.134216563</text:p>
          </table:table-cell>
          <table:table-cell office:value-type="float" office:value="5" calcext:value-type="float">
            <text:p>5</text:p>
          </table:table-cell>
          <table:table-cell office:value-type="float" office:value="0.132308022" calcext:value-type="float">
            <text:p>0.132308022</text:p>
          </table:table-cell>
          <table:table-cell/>
          <table:table-cell office:value-type="float" office:value="0.001144974" calcext:value-type="float">
            <text:p>0.001144974</text:p>
          </table:table-cell>
          <table:table-cell office:value-type="float" office:value="0.00193926" calcext:value-type="float">
            <text:p>0.00193926</text:p>
          </table:table-cell>
          <table:table-cell office:value-type="float" office:value="0.001096541" calcext:value-type="float">
            <text:p>0.0010965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948" calcext:value-type="float">
            <text:p>0.001080948</text:p>
          </table:table-cell>
          <table:table-cell/>
          <table:table-cell office:value-type="float" office:value="0.000106371" calcext:value-type="float">
            <text:p>0.000106371</text:p>
          </table:table-cell>
          <table:table-cell office:value-type="float" office:value="0.000900657" calcext:value-type="float">
            <text:p>0.000900657</text:p>
          </table:table-cell>
          <table:table-cell office:value-type="float" office:value="0.000057938" calcext:value-type="float">
            <text:p>5.79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345" calcext:value-type="float">
            <text:p>4.2345E-05</text:p>
          </table:table-cell>
          <table:table-cell/>
          <table:table-cell office:value-type="float" office:value="24.586806628" calcext:value-type="float">
            <text:p>24.586806628</text:p>
          </table:table-cell>
          <table:table-cell office:value-type="float" office:value="24.606417166" calcext:value-type="float">
            <text:p>24.606417166</text:p>
          </table:table-cell>
          <table:table-cell office:value-type="float" office:value="24.585610813" calcext:value-type="float">
            <text:p>24.585610813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225833" calcext:value-type="float">
            <text:p>24.585225833</text:p>
          </table:table-cell>
          <table:table-cell/>
          <table:table-cell office:value-type="float" office:value="0.002696298" calcext:value-type="float">
            <text:p>0.002696298</text:p>
          </table:table-cell>
          <table:table-cell office:value-type="float" office:value="0.022829895" calcext:value-type="float">
            <text:p>0.022829895</text:p>
          </table:table-cell>
          <table:table-cell office:value-type="float" office:value="0.001468583" calcext:value-type="float">
            <text:p>0.0014685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73334" calcext:value-type="float">
            <text:p>0.0010733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2-02 22:09:26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352862" calcext:value-type="float">
            <text:p>0.140352862</text:p>
          </table:table-cell>
          <table:table-cell office:value-type="float" office:value="0.237163334" calcext:value-type="float">
            <text:p>0.237163334</text:p>
          </table:table-cell>
          <table:table-cell office:value-type="float" office:value="0.134458558" calcext:value-type="float">
            <text:p>0.134458558</text:p>
          </table:table-cell>
          <table:table-cell office:value-type="float" office:value="5" calcext:value-type="float">
            <text:p>5</text:p>
          </table:table-cell>
          <table:table-cell office:value-type="float" office:value="0.132228152" calcext:value-type="float">
            <text:p>0.132228152</text:p>
          </table:table-cell>
          <table:table-cell/>
          <table:table-cell office:value-type="float" office:value="0.001146674" calcext:value-type="float">
            <text:p>0.001146674</text:p>
          </table:table-cell>
          <table:table-cell office:value-type="float" office:value="0.001937609" calcext:value-type="float">
            <text:p>0.001937609</text:p>
          </table:table-cell>
          <table:table-cell office:value-type="float" office:value="0.001098518" calcext:value-type="float">
            <text:p>0.0010985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295" calcext:value-type="float">
            <text:p>0.001080295</text:p>
          </table:table-cell>
          <table:table-cell/>
          <table:table-cell office:value-type="float" office:value="0.000108071" calcext:value-type="float">
            <text:p>0.000108071</text:p>
          </table:table-cell>
          <table:table-cell office:value-type="float" office:value="0.000899006" calcext:value-type="float">
            <text:p>0.000899006</text:p>
          </table:table-cell>
          <table:table-cell office:value-type="float" office:value="0.000059915" calcext:value-type="float">
            <text:p>5.99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693" calcext:value-type="float">
            <text:p>4.1693E-05</text:p>
          </table:table-cell>
          <table:table-cell/>
          <table:table-cell office:value-type="float" office:value="24.591902559" calcext:value-type="float">
            <text:p>24.591902559</text:p>
          </table:table-cell>
          <table:table-cell office:value-type="float" office:value="24.61143029" calcext:value-type="float">
            <text:p>24.61143029</text:p>
          </table:table-cell>
          <table:table-cell office:value-type="float" office:value="24.590713602" calcext:value-type="float">
            <text:p>24.59071360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637" calcext:value-type="float">
            <text:p>24.5902637</text:p>
          </table:table-cell>
          <table:table-cell/>
          <table:table-cell office:value-type="float" office:value="0.002739378" calcext:value-type="float">
            <text:p>0.002739378</text:p>
          </table:table-cell>
          <table:table-cell office:value-type="float" office:value="0.022788051" calcext:value-type="float">
            <text:p>0.022788051</text:p>
          </table:table-cell>
          <table:table-cell office:value-type="float" office:value="0.001518699" calcext:value-type="float">
            <text:p>0.0015186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6793" calcext:value-type="float">
            <text:p>0.0010567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2-02 22:09:2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410678" calcext:value-type="float">
            <text:p>0.140410678</text:p>
          </table:table-cell>
          <table:table-cell office:value-type="float" office:value="0.236860542" calcext:value-type="float">
            <text:p>0.236860542</text:p>
          </table:table-cell>
          <table:table-cell office:value-type="float" office:value="0.134951488" calcext:value-type="float">
            <text:p>0.134951488</text:p>
          </table:table-cell>
          <table:table-cell office:value-type="float" office:value="5" calcext:value-type="float">
            <text:p>5</text:p>
          </table:table-cell>
          <table:table-cell office:value-type="float" office:value="0.13207914" calcext:value-type="float">
            <text:p>0.13207914</text:p>
          </table:table-cell>
          <table:table-cell/>
          <table:table-cell office:value-type="float" office:value="0.001147146" calcext:value-type="float">
            <text:p>0.001147146</text:p>
          </table:table-cell>
          <table:table-cell office:value-type="float" office:value="0.001935135" calcext:value-type="float">
            <text:p>0.001935135</text:p>
          </table:table-cell>
          <table:table-cell office:value-type="float" office:value="0.001102545" calcext:value-type="float">
            <text:p>0.0011025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078" calcext:value-type="float">
            <text:p>0.001079078</text:p>
          </table:table-cell>
          <table:table-cell/>
          <table:table-cell office:value-type="float" office:value="0.000108543" calcext:value-type="float">
            <text:p>0.000108543</text:p>
          </table:table-cell>
          <table:table-cell office:value-type="float" office:value="0.000896532" calcext:value-type="float">
            <text:p>0.000896532</text:p>
          </table:table-cell>
          <table:table-cell office:value-type="float" office:value="0.000063942" calcext:value-type="float">
            <text:p>6.394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475" calcext:value-type="float">
            <text:p>4.0475E-05</text:p>
          </table:table-cell>
          <table:table-cell/>
          <table:table-cell office:value-type="float" office:value="24.591914221" calcext:value-type="float">
            <text:p>24.591914221</text:p>
          </table:table-cell>
          <table:table-cell office:value-type="float" office:value="24.611369214" calcext:value-type="float">
            <text:p>24.611369214</text:p>
          </table:table-cell>
          <table:table-cell office:value-type="float" office:value="24.590813033" calcext:value-type="float">
            <text:p>24.59081303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33643" calcext:value-type="float">
            <text:p>24.590233643</text:p>
          </table:table-cell>
          <table:table-cell/>
          <table:table-cell office:value-type="float" office:value="0.002751351" calcext:value-type="float">
            <text:p>0.002751351</text:p>
          </table:table-cell>
          <table:table-cell office:value-type="float" office:value="0.022725346" calcext:value-type="float">
            <text:p>0.022725346</text:p>
          </table:table-cell>
          <table:table-cell office:value-type="float" office:value="0.001620782" calcext:value-type="float">
            <text:p>0.0016207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5933" calcext:value-type="float">
            <text:p>0.0010259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2-02 22:09:29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190737" calcext:value-type="float">
            <text:p>0.140190737</text:p>
          </table:table-cell>
          <table:table-cell office:value-type="float" office:value="0.236404566" calcext:value-type="float">
            <text:p>0.236404566</text:p>
          </table:table-cell>
          <table:table-cell office:value-type="float" office:value="0.136132257" calcext:value-type="float">
            <text:p>0.136132257</text:p>
          </table:table-cell>
          <table:table-cell office:value-type="float" office:value="5" calcext:value-type="float">
            <text:p>5</text:p>
          </table:table-cell>
          <table:table-cell office:value-type="float" office:value="0.131747142" calcext:value-type="float">
            <text:p>0.131747142</text:p>
          </table:table-cell>
          <table:table-cell/>
          <table:table-cell office:value-type="float" office:value="0.001145349" calcext:value-type="float">
            <text:p>0.001145349</text:p>
          </table:table-cell>
          <table:table-cell office:value-type="float" office:value="0.00193141" calcext:value-type="float">
            <text:p>0.00193141</text:p>
          </table:table-cell>
          <table:table-cell office:value-type="float" office:value="0.001112192" calcext:value-type="float">
            <text:p>0.0011121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366" calcext:value-type="float">
            <text:p>0.001076366</text:p>
          </table:table-cell>
          <table:table-cell/>
          <table:table-cell office:value-type="float" office:value="0.000106746" calcext:value-type="float">
            <text:p>0.000106746</text:p>
          </table:table-cell>
          <table:table-cell office:value-type="float" office:value="0.000892807" calcext:value-type="float">
            <text:p>0.000892807</text:p>
          </table:table-cell>
          <table:table-cell office:value-type="float" office:value="0.000073589" calcext:value-type="float">
            <text:p>7.358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763" calcext:value-type="float">
            <text:p>3.7763E-05</text:p>
          </table:table-cell>
          <table:table-cell/>
          <table:table-cell office:value-type="float" office:value="24.591869856" calcext:value-type="float">
            <text:p>24.591869856</text:p>
          </table:table-cell>
          <table:table-cell office:value-type="float" office:value="24.611277239" calcext:value-type="float">
            <text:p>24.611277239</text:p>
          </table:table-cell>
          <table:table-cell office:value-type="float" office:value="24.591051209" calcext:value-type="float">
            <text:p>24.591051209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66674" calcext:value-type="float">
            <text:p>24.590166674</text:p>
          </table:table-cell>
          <table:table-cell/>
          <table:table-cell office:value-type="float" office:value="0.002705803" calcext:value-type="float">
            <text:p>0.002705803</text:p>
          </table:table-cell>
          <table:table-cell office:value-type="float" office:value="0.022630918" calcext:value-type="float">
            <text:p>0.022630918</text:p>
          </table:table-cell>
          <table:table-cell office:value-type="float" office:value="0.001865313" calcext:value-type="float">
            <text:p>0.0018653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7178" calcext:value-type="float">
            <text:p>0.0009571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2-02 22:09:30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044706" calcext:value-type="float">
            <text:p>0.140044706</text:p>
          </table:table-cell>
          <table:table-cell office:value-type="float" office:value="0.236130385" calcext:value-type="float">
            <text:p>0.236130385</text:p>
          </table:table-cell>
          <table:table-cell office:value-type="float" office:value="0.136082189" calcext:value-type="float">
            <text:p>0.136082189</text:p>
          </table:table-cell>
          <table:table-cell office:value-type="float" office:value="5" calcext:value-type="float">
            <text:p>5</text:p>
          </table:table-cell>
          <table:table-cell office:value-type="float" office:value="0.131789462" calcext:value-type="float">
            <text:p>0.131789462</text:p>
          </table:table-cell>
          <table:table-cell/>
          <table:table-cell office:value-type="float" office:value="0.001144156" calcext:value-type="float">
            <text:p>0.001144156</text:p>
          </table:table-cell>
          <table:table-cell office:value-type="float" office:value="0.00192917" calcext:value-type="float">
            <text:p>0.00192917</text:p>
          </table:table-cell>
          <table:table-cell office:value-type="float" office:value="0.001111783" calcext:value-type="float">
            <text:p>0.0011117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711" calcext:value-type="float">
            <text:p>0.001076711</text:p>
          </table:table-cell>
          <table:table-cell/>
          <table:table-cell office:value-type="float" office:value="0.000105553" calcext:value-type="float">
            <text:p>0.000105553</text:p>
          </table:table-cell>
          <table:table-cell office:value-type="float" office:value="0.000890567" calcext:value-type="float">
            <text:p>0.000890567</text:p>
          </table:table-cell>
          <table:table-cell office:value-type="float" office:value="0.00007318" calcext:value-type="float">
            <text:p>7.3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109" calcext:value-type="float">
            <text:p>3.8109E-05</text:p>
          </table:table-cell>
          <table:table-cell/>
          <table:table-cell office:value-type="float" office:value="24.596894371" calcext:value-type="float">
            <text:p>24.596894371</text:p>
          </table:table-cell>
          <table:table-cell office:value-type="float" office:value="24.616275817" calcext:value-type="float">
            <text:p>24.616275817</text:p>
          </table:table-cell>
          <table:table-cell office:value-type="float" office:value="24.596095084" calcext:value-type="float">
            <text:p>24.59609508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29189" calcext:value-type="float">
            <text:p>24.595229189</text:p>
          </table:table-cell>
          <table:table-cell/>
          <table:table-cell office:value-type="float" office:value="0.00267556" calcext:value-type="float">
            <text:p>0.00267556</text:p>
          </table:table-cell>
          <table:table-cell office:value-type="float" office:value="0.022574138" calcext:value-type="float">
            <text:p>0.022574138</text:p>
          </table:table-cell>
          <table:table-cell office:value-type="float" office:value="0.001854944" calcext:value-type="float">
            <text:p>0.0018549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5942" calcext:value-type="float">
            <text:p>0.0009659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2-02 22:09:31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014904" calcext:value-type="float">
            <text:p>0.140014904</text:p>
          </table:table-cell>
          <table:table-cell office:value-type="float" office:value="0.235757856" calcext:value-type="float">
            <text:p>0.235757856</text:p>
          </table:table-cell>
          <table:table-cell office:value-type="float" office:value="0.135858075" calcext:value-type="float">
            <text:p>0.135858075</text:p>
          </table:table-cell>
          <table:table-cell office:value-type="float" office:value="5" calcext:value-type="float">
            <text:p>5</text:p>
          </table:table-cell>
          <table:table-cell office:value-type="float" office:value="0.131830589" calcext:value-type="float">
            <text:p>0.131830589</text:p>
          </table:table-cell>
          <table:table-cell/>
          <table:table-cell office:value-type="float" office:value="0.001143913" calcext:value-type="float">
            <text:p>0.001143913</text:p>
          </table:table-cell>
          <table:table-cell office:value-type="float" office:value="0.001926126" calcext:value-type="float">
            <text:p>0.001926126</text:p>
          </table:table-cell>
          <table:table-cell office:value-type="float" office:value="0.001109952" calcext:value-type="float">
            <text:p>0.0011099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047" calcext:value-type="float">
            <text:p>0.001077047</text:p>
          </table:table-cell>
          <table:table-cell/>
          <table:table-cell office:value-type="float" office:value="0.00010531" calcext:value-type="float">
            <text:p>0.00010531</text:p>
          </table:table-cell>
          <table:table-cell office:value-type="float" office:value="0.000887524" calcext:value-type="float">
            <text:p>0.000887524</text:p>
          </table:table-cell>
          <table:table-cell office:value-type="float" office:value="0.000071349" calcext:value-type="float">
            <text:p>7.13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445" calcext:value-type="float">
            <text:p>3.8445E-05</text:p>
          </table:table-cell>
          <table:table-cell/>
          <table:table-cell office:value-type="float" office:value="24.601942331" calcext:value-type="float">
            <text:p>24.601942331</text:p>
          </table:table-cell>
          <table:table-cell office:value-type="float" office:value="24.621254558" calcext:value-type="float">
            <text:p>24.621254558</text:p>
          </table:table-cell>
          <table:table-cell office:value-type="float" office:value="24.601103853" calcext:value-type="float">
            <text:p>24.60110385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91464" calcext:value-type="float">
            <text:p>24.600291464</text:p>
          </table:table-cell>
          <table:table-cell/>
          <table:table-cell office:value-type="float" office:value="0.002669388" calcext:value-type="float">
            <text:p>0.002669388</text:p>
          </table:table-cell>
          <table:table-cell office:value-type="float" office:value="0.022496991" calcext:value-type="float">
            <text:p>0.022496991</text:p>
          </table:table-cell>
          <table:table-cell office:value-type="float" office:value="0.001808531" calcext:value-type="float">
            <text:p>0.0018085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4459" calcext:value-type="float">
            <text:p>0.0009744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2-02 22:09:33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136497" calcext:value-type="float">
            <text:p>0.140136497</text:p>
          </table:table-cell>
          <table:table-cell office:value-type="float" office:value="0.235312609" calcext:value-type="float">
            <text:p>0.235312609</text:p>
          </table:table-cell>
          <table:table-cell office:value-type="float" office:value="0.134807841" calcext:value-type="float">
            <text:p>0.134807841</text:p>
          </table:table-cell>
          <table:table-cell office:value-type="float" office:value="5" calcext:value-type="float">
            <text:p>5</text:p>
          </table:table-cell>
          <table:table-cell office:value-type="float" office:value="0.132160799" calcext:value-type="float">
            <text:p>0.132160799</text:p>
          </table:table-cell>
          <table:table-cell/>
          <table:table-cell office:value-type="float" office:value="0.001144906" calcext:value-type="float">
            <text:p>0.001144906</text:p>
          </table:table-cell>
          <table:table-cell office:value-type="float" office:value="0.001922489" calcext:value-type="float">
            <text:p>0.001922489</text:p>
          </table:table-cell>
          <table:table-cell office:value-type="float" office:value="0.001101371" calcext:value-type="float">
            <text:p>0.0011013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745" calcext:value-type="float">
            <text:p>0.001079745</text:p>
          </table:table-cell>
          <table:table-cell/>
          <table:table-cell office:value-type="float" office:value="0.000106303" calcext:value-type="float">
            <text:p>0.000106303</text:p>
          </table:table-cell>
          <table:table-cell office:value-type="float" office:value="0.000883886" calcext:value-type="float">
            <text:p>0.000883886</text:p>
          </table:table-cell>
          <table:table-cell office:value-type="float" office:value="0.000062769" calcext:value-type="float">
            <text:p>6.27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142" calcext:value-type="float">
            <text:p>4.1142E-05</text:p>
          </table:table-cell>
          <table:table-cell/>
          <table:table-cell office:value-type="float" office:value="24.596912886" calcext:value-type="float">
            <text:p>24.596912886</text:p>
          </table:table-cell>
          <table:table-cell office:value-type="float" office:value="24.616110865" calcext:value-type="float">
            <text:p>24.616110865</text:p>
          </table:table-cell>
          <table:table-cell office:value-type="float" office:value="24.595838033" calcext:value-type="float">
            <text:p>24.59583803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304093" calcext:value-type="float">
            <text:p>24.595304093</text:p>
          </table:table-cell>
          <table:table-cell/>
          <table:table-cell office:value-type="float" office:value="0.00269457" calcext:value-type="float">
            <text:p>0.00269457</text:p>
          </table:table-cell>
          <table:table-cell office:value-type="float" office:value="0.022404786" calcext:value-type="float">
            <text:p>0.022404786</text:p>
          </table:table-cell>
          <table:table-cell office:value-type="float" office:value="0.001591033" calcext:value-type="float">
            <text:p>0.0015910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2844" calcext:value-type="float">
            <text:p>0.0010428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2-02 22:09:3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251534" calcext:value-type="float">
            <text:p>0.140251534</text:p>
          </table:table-cell>
          <table:table-cell office:value-type="float" office:value="0.235108165" calcext:value-type="float">
            <text:p>0.235108165</text:p>
          </table:table-cell>
          <table:table-cell office:value-type="float" office:value="0.135872976" calcext:value-type="float">
            <text:p>0.135872976</text:p>
          </table:table-cell>
          <table:table-cell office:value-type="float" office:value="5" calcext:value-type="float">
            <text:p>5</text:p>
          </table:table-cell>
          <table:table-cell office:value-type="float" office:value="0.131770388" calcext:value-type="float">
            <text:p>0.131770388</text:p>
          </table:table-cell>
          <table:table-cell/>
          <table:table-cell office:value-type="float" office:value="0.001145846" calcext:value-type="float">
            <text:p>0.001145846</text:p>
          </table:table-cell>
          <table:table-cell office:value-type="float" office:value="0.001920818" calcext:value-type="float">
            <text:p>0.001920818</text:p>
          </table:table-cell>
          <table:table-cell office:value-type="float" office:value="0.001110073" calcext:value-type="float">
            <text:p>0.0011100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55" calcext:value-type="float">
            <text:p>0.001076555</text:p>
          </table:table-cell>
          <table:table-cell/>
          <table:table-cell office:value-type="float" office:value="0.000107243" calcext:value-type="float">
            <text:p>0.000107243</text:p>
          </table:table-cell>
          <table:table-cell office:value-type="float" office:value="0.000882216" calcext:value-type="float">
            <text:p>0.000882216</text:p>
          </table:table-cell>
          <table:table-cell office:value-type="float" office:value="0.000071471" calcext:value-type="float">
            <text:p>7.14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53" calcext:value-type="float">
            <text:p>3.7953E-05</text:p>
          </table:table-cell>
          <table:table-cell/>
          <table:table-cell office:value-type="float" office:value="24.612098005" calcext:value-type="float">
            <text:p>24.612098005</text:p>
          </table:table-cell>
          <table:table-cell office:value-type="float" office:value="24.631231279" calcext:value-type="float">
            <text:p>24.631231279</text:p>
          </table:table-cell>
          <table:table-cell office:value-type="float" office:value="24.61121481" calcext:value-type="float">
            <text:p>24.61121481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8728" calcext:value-type="float">
            <text:p>24.61038728</text:p>
          </table:table-cell>
          <table:table-cell/>
          <table:table-cell office:value-type="float" office:value="0.002718393" calcext:value-type="float">
            <text:p>0.002718393</text:p>
          </table:table-cell>
          <table:table-cell office:value-type="float" office:value="0.022362447" calcext:value-type="float">
            <text:p>0.022362447</text:p>
          </table:table-cell>
          <table:table-cell office:value-type="float" office:value="0.001811617" calcext:value-type="float">
            <text:p>0.0018116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992" calcext:value-type="float">
            <text:p>0.0009619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2-02 22:09:3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030997" calcext:value-type="float">
            <text:p>0.140030997</text:p>
          </table:table-cell>
          <table:table-cell office:value-type="float" office:value="0.234835772" calcext:value-type="float">
            <text:p>0.234835772</text:p>
          </table:table-cell>
          <table:table-cell office:value-type="float" office:value="0.13612868" calcext:value-type="float">
            <text:p>0.13612868</text:p>
          </table:table-cell>
          <table:table-cell office:value-type="float" office:value="5" calcext:value-type="float">
            <text:p>5</text:p>
          </table:table-cell>
          <table:table-cell office:value-type="float" office:value="0.131727473" calcext:value-type="float">
            <text:p>0.131727473</text:p>
          </table:table-cell>
          <table:table-cell/>
          <table:table-cell office:value-type="float" office:value="0.001144044" calcext:value-type="float">
            <text:p>0.001144044</text:p>
          </table:table-cell>
          <table:table-cell office:value-type="float" office:value="0.001918593" calcext:value-type="float">
            <text:p>0.001918593</text:p>
          </table:table-cell>
          <table:table-cell office:value-type="float" office:value="0.001112162" calcext:value-type="float">
            <text:p>0.0011121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205" calcext:value-type="float">
            <text:p>0.001076205</text:p>
          </table:table-cell>
          <table:table-cell/>
          <table:table-cell office:value-type="float" office:value="0.000105441" calcext:value-type="float">
            <text:p>0.000105441</text:p>
          </table:table-cell>
          <table:table-cell office:value-type="float" office:value="0.00087999" calcext:value-type="float">
            <text:p>0.00087999</text:p>
          </table:table-cell>
          <table:table-cell office:value-type="float" office:value="0.00007356" calcext:value-type="float">
            <text:p>7.3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602" calcext:value-type="float">
            <text:p>3.7602E-05</text:p>
          </table:table-cell>
          <table:table-cell/>
          <table:table-cell office:value-type="float" office:value="24.601945577" calcext:value-type="float">
            <text:p>24.601945577</text:p>
          </table:table-cell>
          <table:table-cell office:value-type="float" office:value="24.621068567" calcext:value-type="float">
            <text:p>24.621068567</text:p>
          </table:table-cell>
          <table:table-cell office:value-type="float" office:value="24.601158437" calcext:value-type="float">
            <text:p>24.601158437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70664" calcext:value-type="float">
            <text:p>24.600270664</text:p>
          </table:table-cell>
          <table:table-cell/>
          <table:table-cell office:value-type="float" office:value="0.002672721" calcext:value-type="float">
            <text:p>0.002672721</text:p>
          </table:table-cell>
          <table:table-cell office:value-type="float" office:value="0.022306038" calcext:value-type="float">
            <text:p>0.022306038</text:p>
          </table:table-cell>
          <table:table-cell office:value-type="float" office:value="0.001864572" calcext:value-type="float">
            <text:p>0.0018645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3105" calcext:value-type="float">
            <text:p>0.0009531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2-02 22:09:37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983313" calcext:value-type="float">
            <text:p>0.139983313</text:p>
          </table:table-cell>
          <table:table-cell office:value-type="float" office:value="0.234349398" calcext:value-type="float">
            <text:p>0.234349398</text:p>
          </table:table-cell>
          <table:table-cell office:value-type="float" office:value="0.135651843" calcext:value-type="float">
            <text:p>0.135651843</text:p>
          </table:table-cell>
          <table:table-cell office:value-type="float" office:value="5" calcext:value-type="float">
            <text:p>5</text:p>
          </table:table-cell>
          <table:table-cell office:value-type="float" office:value="0.131955759" calcext:value-type="float">
            <text:p>0.131955759</text:p>
          </table:table-cell>
          <table:table-cell/>
          <table:table-cell office:value-type="float" office:value="0.001143655" calcext:value-type="float">
            <text:p>0.001143655</text:p>
          </table:table-cell>
          <table:table-cell office:value-type="float" office:value="0.001914619" calcext:value-type="float">
            <text:p>0.001914619</text:p>
          </table:table-cell>
          <table:table-cell office:value-type="float" office:value="0.001108267" calcext:value-type="float">
            <text:p>0.0011082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7" calcext:value-type="float">
            <text:p>0.00107807</text:p>
          </table:table-cell>
          <table:table-cell/>
          <table:table-cell office:value-type="float" office:value="0.000105052" calcext:value-type="float">
            <text:p>0.000105052</text:p>
          </table:table-cell>
          <table:table-cell office:value-type="float" office:value="0.000876017" calcext:value-type="float">
            <text:p>0.000876017</text:p>
          </table:table-cell>
          <table:table-cell office:value-type="float" office:value="0.000069664" calcext:value-type="float">
            <text:p>6.96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67" calcext:value-type="float">
            <text:p>3.9467E-05</text:p>
          </table:table-cell>
          <table:table-cell/>
          <table:table-cell office:value-type="float" office:value="24.596881987" calcext:value-type="float">
            <text:p>24.596881987</text:p>
          </table:table-cell>
          <table:table-cell office:value-type="float" office:value="24.615916577" calcext:value-type="float">
            <text:p>24.615916577</text:p>
          </table:table-cell>
          <table:table-cell office:value-type="float" office:value="24.596008278" calcext:value-type="float">
            <text:p>24.596008278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62733" calcext:value-type="float">
            <text:p>24.595262733</text:p>
          </table:table-cell>
          <table:table-cell/>
          <table:table-cell office:value-type="float" office:value="0.002662846" calcext:value-type="float">
            <text:p>0.002662846</text:p>
          </table:table-cell>
          <table:table-cell office:value-type="float" office:value="0.022205315" calcext:value-type="float">
            <text:p>0.022205315</text:p>
          </table:table-cell>
          <table:table-cell office:value-type="float" office:value="0.001765822" calcext:value-type="float">
            <text:p>0.0017658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0382" calcext:value-type="float">
            <text:p>0.0010003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2-02 22:09:3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058415" calcext:value-type="float">
            <text:p>0.140058415</text:p>
          </table:table-cell>
          <table:table-cell office:value-type="float" office:value="0.233928589" calcext:value-type="float">
            <text:p>0.233928589</text:p>
          </table:table-cell>
          <table:table-cell office:value-type="float" office:value="0.134685056" calcext:value-type="float">
            <text:p>0.134685056</text:p>
          </table:table-cell>
          <table:table-cell office:value-type="float" office:value="5" calcext:value-type="float">
            <text:p>5</text:p>
          </table:table-cell>
          <table:table-cell office:value-type="float" office:value="0.13228716" calcext:value-type="float">
            <text:p>0.13228716</text:p>
          </table:table-cell>
          <table:table-cell/>
          <table:table-cell office:value-type="float" office:value="0.001144268" calcext:value-type="float">
            <text:p>0.001144268</text:p>
          </table:table-cell>
          <table:table-cell office:value-type="float" office:value="0.001911181" calcext:value-type="float">
            <text:p>0.001911181</text:p>
          </table:table-cell>
          <table:table-cell office:value-type="float" office:value="0.001100368" calcext:value-type="float">
            <text:p>0.0011003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777" calcext:value-type="float">
            <text:p>0.001080777</text:p>
          </table:table-cell>
          <table:table-cell/>
          <table:table-cell office:value-type="float" office:value="0.000105665" calcext:value-type="float">
            <text:p>0.000105665</text:p>
          </table:table-cell>
          <table:table-cell office:value-type="float" office:value="0.000872579" calcext:value-type="float">
            <text:p>0.000872579</text:p>
          </table:table-cell>
          <table:table-cell office:value-type="float" office:value="0.000061765" calcext:value-type="float">
            <text:p>6.17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2175" calcext:value-type="float">
            <text:p>4.2175E-05</text:p>
          </table:table-cell>
          <table:table-cell/>
          <table:table-cell office:value-type="float" office:value="24.601951107" calcext:value-type="float">
            <text:p>24.601951107</text:p>
          </table:table-cell>
          <table:table-cell office:value-type="float" office:value="24.620885581" calcext:value-type="float">
            <text:p>24.620885581</text:p>
          </table:table-cell>
          <table:table-cell office:value-type="float" office:value="24.600867242" calcext:value-type="float">
            <text:p>24.60086724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8356" calcext:value-type="float">
            <text:p>24.60038356</text:p>
          </table:table-cell>
          <table:table-cell/>
          <table:table-cell office:value-type="float" office:value="0.002678399" calcext:value-type="float">
            <text:p>0.002678399</text:p>
          </table:table-cell>
          <table:table-cell office:value-type="float" office:value="0.022118169" calcext:value-type="float">
            <text:p>0.022118169</text:p>
          </table:table-cell>
          <table:table-cell office:value-type="float" office:value="0.001565605" calcext:value-type="float">
            <text:p>0.0015656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69013" calcext:value-type="float">
            <text:p>0.0010690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2-02 22:09:3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208619" calcext:value-type="float">
            <text:p>0.140208619</text:p>
          </table:table-cell>
          <table:table-cell office:value-type="float" office:value="0.233851699" calcext:value-type="float">
            <text:p>0.233851699</text:p>
          </table:table-cell>
          <table:table-cell office:value-type="float" office:value="0.134826319" calcext:value-type="float">
            <text:p>0.134826319</text:p>
          </table:table-cell>
          <table:table-cell office:value-type="float" office:value="5" calcext:value-type="float">
            <text:p>5</text:p>
          </table:table-cell>
          <table:table-cell office:value-type="float" office:value="0.132100002" calcext:value-type="float">
            <text:p>0.132100002</text:p>
          </table:table-cell>
          <table:table-cell/>
          <table:table-cell office:value-type="float" office:value="0.001145495" calcext:value-type="float">
            <text:p>0.001145495</text:p>
          </table:table-cell>
          <table:table-cell office:value-type="float" office:value="0.001910553" calcext:value-type="float">
            <text:p>0.001910553</text:p>
          </table:table-cell>
          <table:table-cell office:value-type="float" office:value="0.001101522" calcext:value-type="float">
            <text:p>0.0011015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248" calcext:value-type="float">
            <text:p>0.001079248</text:p>
          </table:table-cell>
          <table:table-cell/>
          <table:table-cell office:value-type="float" office:value="0.000106893" calcext:value-type="float">
            <text:p>0.000106893</text:p>
          </table:table-cell>
          <table:table-cell office:value-type="float" office:value="0.00087195" calcext:value-type="float">
            <text:p>0.00087195</text:p>
          </table:table-cell>
          <table:table-cell office:value-type="float" office:value="0.000062919" calcext:value-type="float">
            <text:p>6.29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646" calcext:value-type="float">
            <text:p>4.0646E-05</text:p>
          </table:table-cell>
          <table:table-cell/>
          <table:table-cell office:value-type="float" office:value="24.607035377" calcext:value-type="float">
            <text:p>24.607035377</text:p>
          </table:table-cell>
          <table:table-cell office:value-type="float" office:value="24.625923957" calcext:value-type="float">
            <text:p>24.625923957</text:p>
          </table:table-cell>
          <table:table-cell office:value-type="float" office:value="24.605949712" calcext:value-type="float">
            <text:p>24.60594971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99787" calcext:value-type="float">
            <text:p>24.605399787</text:p>
          </table:table-cell>
          <table:table-cell/>
          <table:table-cell office:value-type="float" office:value="0.002709506" calcext:value-type="float">
            <text:p>0.002709506</text:p>
          </table:table-cell>
          <table:table-cell office:value-type="float" office:value="0.022102246" calcext:value-type="float">
            <text:p>0.022102246</text:p>
          </table:table-cell>
          <table:table-cell office:value-type="float" office:value="0.00159486" calcext:value-type="float">
            <text:p>0.001594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0254" calcext:value-type="float">
            <text:p>0.001030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2-02 22:09:40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076892" calcext:value-type="float">
            <text:p>0.140076892</text:p>
          </table:table-cell>
          <table:table-cell office:value-type="float" office:value="0.233528046" calcext:value-type="float">
            <text:p>0.233528046</text:p>
          </table:table-cell>
          <table:table-cell office:value-type="float" office:value="0.135449187" calcext:value-type="float">
            <text:p>0.135449187</text:p>
          </table:table-cell>
          <table:table-cell office:value-type="float" office:value="5" calcext:value-type="float">
            <text:p>5</text:p>
          </table:table-cell>
          <table:table-cell office:value-type="float" office:value="0.131938473" calcext:value-type="float">
            <text:p>0.131938473</text:p>
          </table:table-cell>
          <table:table-cell/>
          <table:table-cell office:value-type="float" office:value="0.001144419" calcext:value-type="float">
            <text:p>0.001144419</text:p>
          </table:table-cell>
          <table:table-cell office:value-type="float" office:value="0.001907909" calcext:value-type="float">
            <text:p>0.001907909</text:p>
          </table:table-cell>
          <table:table-cell office:value-type="float" office:value="0.001106611" calcext:value-type="float">
            <text:p>0.0011066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929" calcext:value-type="float">
            <text:p>0.001077929</text:p>
          </table:table-cell>
          <table:table-cell/>
          <table:table-cell office:value-type="float" office:value="0.000105816" calcext:value-type="float">
            <text:p>0.000105816</text:p>
          </table:table-cell>
          <table:table-cell office:value-type="float" office:value="0.000869306" calcext:value-type="float">
            <text:p>0.000869306</text:p>
          </table:table-cell>
          <table:table-cell office:value-type="float" office:value="0.000068008" calcext:value-type="float">
            <text:p>6.80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326" calcext:value-type="float">
            <text:p>3.9326E-05</text:p>
          </table:table-cell>
          <table:table-cell/>
          <table:table-cell office:value-type="float" office:value="24.601954834" calcext:value-type="float">
            <text:p>24.601954834</text:p>
          </table:table-cell>
          <table:table-cell office:value-type="float" office:value="24.620804789" calcext:value-type="float">
            <text:p>24.620804789</text:p>
          </table:table-cell>
          <table:table-cell office:value-type="float" office:value="24.601021376" calcext:value-type="float">
            <text:p>24.60102137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13226" calcext:value-type="float">
            <text:p>24.600313226</text:p>
          </table:table-cell>
          <table:table-cell/>
          <table:table-cell office:value-type="float" office:value="0.002682226" calcext:value-type="float">
            <text:p>0.002682226</text:p>
          </table:table-cell>
          <table:table-cell office:value-type="float" office:value="0.022035221" calcext:value-type="float">
            <text:p>0.022035221</text:p>
          </table:table-cell>
          <table:table-cell office:value-type="float" office:value="0.001723853" calcext:value-type="float">
            <text:p>0.0017238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6802" calcext:value-type="float">
            <text:p>0.0009968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2-02 22:09:4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91982" calcext:value-type="float">
            <text:p>0.139791982</text:p>
          </table:table-cell>
          <table:table-cell office:value-type="float" office:value="0.233279494" calcext:value-type="float">
            <text:p>0.233279494</text:p>
          </table:table-cell>
          <table:table-cell office:value-type="float" office:value="0.135751979" calcext:value-type="float">
            <text:p>0.135751979</text:p>
          </table:table-cell>
          <table:table-cell office:value-type="float" office:value="5" calcext:value-type="float">
            <text:p>5</text:p>
          </table:table-cell>
          <table:table-cell office:value-type="float" office:value="0.131856219" calcext:value-type="float">
            <text:p>0.131856219</text:p>
          </table:table-cell>
          <table:table-cell/>
          <table:table-cell office:value-type="float" office:value="0.001142091" calcext:value-type="float">
            <text:p>0.001142091</text:p>
          </table:table-cell>
          <table:table-cell office:value-type="float" office:value="0.001905878" calcext:value-type="float">
            <text:p>0.001905878</text:p>
          </table:table-cell>
          <table:table-cell office:value-type="float" office:value="0.001109085" calcext:value-type="float">
            <text:p>0.0011090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257" calcext:value-type="float">
            <text:p>0.001077257</text:p>
          </table:table-cell>
          <table:table-cell/>
          <table:table-cell office:value-type="float" office:value="0.000103489" calcext:value-type="float">
            <text:p>0.000103489</text:p>
          </table:table-cell>
          <table:table-cell office:value-type="float" office:value="0.000867275" calcext:value-type="float">
            <text:p>0.000867275</text:p>
          </table:table-cell>
          <table:table-cell office:value-type="float" office:value="0.000070482" calcext:value-type="float">
            <text:p>7.04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654" calcext:value-type="float">
            <text:p>3.8654E-05</text:p>
          </table:table-cell>
          <table:table-cell/>
          <table:table-cell office:value-type="float" office:value="24.606951337" calcext:value-type="float">
            <text:p>24.606951337</text:p>
          </table:table-cell>
          <table:table-cell office:value-type="float" office:value="24.62580854" calcext:value-type="float">
            <text:p>24.62580854</text:p>
          </table:table-cell>
          <table:table-cell office:value-type="float" office:value="24.606136428" calcext:value-type="float">
            <text:p>24.60613642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50613" calcext:value-type="float">
            <text:p>24.605350613</text:p>
          </table:table-cell>
          <table:table-cell/>
          <table:table-cell office:value-type="float" office:value="0.002623223" calcext:value-type="float">
            <text:p>0.002623223</text:p>
          </table:table-cell>
          <table:table-cell office:value-type="float" office:value="0.021983749" calcext:value-type="float">
            <text:p>0.021983749</text:p>
          </table:table-cell>
          <table:table-cell office:value-type="float" office:value="0.001786559" calcext:value-type="float">
            <text:p>0.0017865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9767" calcext:value-type="float">
            <text:p>0.0009797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2-02 22:09:43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48025" calcext:value-type="float">
            <text:p>0.13948025</text:p>
          </table:table-cell>
          <table:table-cell office:value-type="float" office:value="0.23265901" calcext:value-type="float">
            <text:p>0.23265901</text:p>
          </table:table-cell>
          <table:table-cell office:value-type="float" office:value="0.13573529" calcext:value-type="float">
            <text:p>0.13573529</text:p>
          </table:table-cell>
          <table:table-cell office:value-type="float" office:value="5" calcext:value-type="float">
            <text:p>5</text:p>
          </table:table-cell>
          <table:table-cell office:value-type="float" office:value="0.131802575" calcext:value-type="float">
            <text:p>0.131802575</text:p>
          </table:table-cell>
          <table:table-cell/>
          <table:table-cell office:value-type="float" office:value="0.001139545" calcext:value-type="float">
            <text:p>0.001139545</text:p>
          </table:table-cell>
          <table:table-cell office:value-type="float" office:value="0.001900809" calcext:value-type="float">
            <text:p>0.001900809</text:p>
          </table:table-cell>
          <table:table-cell office:value-type="float" office:value="0.001108948" calcext:value-type="float">
            <text:p>0.0011089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818" calcext:value-type="float">
            <text:p>0.001076818</text:p>
          </table:table-cell>
          <table:table-cell/>
          <table:table-cell office:value-type="float" office:value="0.000100942" calcext:value-type="float">
            <text:p>0.000100942</text:p>
          </table:table-cell>
          <table:table-cell office:value-type="float" office:value="0.000862206" calcext:value-type="float">
            <text:p>0.000862206</text:p>
          </table:table-cell>
          <table:table-cell office:value-type="float" office:value="0.000070346" calcext:value-type="float">
            <text:p>7.03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216" calcext:value-type="float">
            <text:p>3.8216E-05</text:p>
          </table:table-cell>
          <table:table-cell/>
          <table:table-cell office:value-type="float" office:value="24.606888457" calcext:value-type="float">
            <text:p>24.606888457</text:p>
          </table:table-cell>
          <table:table-cell office:value-type="float" office:value="24.625683384" calcext:value-type="float">
            <text:p>24.625683384</text:p>
          </table:table-cell>
          <table:table-cell office:value-type="float" office:value="24.606133061" calcext:value-type="float">
            <text:p>24.60613306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39792" calcext:value-type="float">
            <text:p>24.605339792</text:p>
          </table:table-cell>
          <table:table-cell/>
          <table:table-cell office:value-type="float" office:value="0.002558665" calcext:value-type="float">
            <text:p>0.002558665</text:p>
          </table:table-cell>
          <table:table-cell office:value-type="float" office:value="0.021855253" calcext:value-type="float">
            <text:p>0.021855253</text:p>
          </table:table-cell>
          <table:table-cell office:value-type="float" office:value="0.001783103" calcext:value-type="float">
            <text:p>0.0017831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8658" calcext:value-type="float">
            <text:p>0.0009686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2-02 22:09:4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907019" calcext:value-type="float">
            <text:p>0.139907019</text:p>
          </table:table-cell>
          <table:table-cell office:value-type="float" office:value="0.232609538" calcext:value-type="float">
            <text:p>0.232609538</text:p>
          </table:table-cell>
          <table:table-cell office:value-type="float" office:value="0.135957019" calcext:value-type="float">
            <text:p>0.135957019</text:p>
          </table:table-cell>
          <table:table-cell office:value-type="float" office:value="5" calcext:value-type="float">
            <text:p>5</text:p>
          </table:table-cell>
          <table:table-cell office:value-type="float" office:value="0.131746546" calcext:value-type="float">
            <text:p>0.131746546</text:p>
          </table:table-cell>
          <table:table-cell/>
          <table:table-cell office:value-type="float" office:value="0.001143031" calcext:value-type="float">
            <text:p>0.001143031</text:p>
          </table:table-cell>
          <table:table-cell office:value-type="float" office:value="0.001900405" calcext:value-type="float">
            <text:p>0.001900405</text:p>
          </table:table-cell>
          <table:table-cell office:value-type="float" office:value="0.00111076" calcext:value-type="float">
            <text:p>0.001110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361" calcext:value-type="float">
            <text:p>0.001076361</text:p>
          </table:table-cell>
          <table:table-cell/>
          <table:table-cell office:value-type="float" office:value="0.000104428" calcext:value-type="float">
            <text:p>0.000104428</text:p>
          </table:table-cell>
          <table:table-cell office:value-type="float" office:value="0.000861802" calcext:value-type="float">
            <text:p>0.000861802</text:p>
          </table:table-cell>
          <table:table-cell office:value-type="float" office:value="0.000072157" calcext:value-type="float">
            <text:p>7.21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758" calcext:value-type="float">
            <text:p>3.7758E-05</text:p>
          </table:table-cell>
          <table:table-cell/>
          <table:table-cell office:value-type="float" office:value="24.612028513" calcext:value-type="float">
            <text:p>24.612028513</text:p>
          </table:table-cell>
          <table:table-cell office:value-type="float" office:value="24.630727292" calcext:value-type="float">
            <text:p>24.630727292</text:p>
          </table:table-cell>
          <table:table-cell office:value-type="float" office:value="24.611231762" calcext:value-type="float">
            <text:p>24.61123176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8247" calcext:value-type="float">
            <text:p>24.61038247</text:p>
          </table:table-cell>
          <table:table-cell/>
          <table:table-cell office:value-type="float" office:value="0.002647046" calcext:value-type="float">
            <text:p>0.002647046</text:p>
          </table:table-cell>
          <table:table-cell office:value-type="float" office:value="0.021845008" calcext:value-type="float">
            <text:p>0.021845008</text:p>
          </table:table-cell>
          <table:table-cell office:value-type="float" office:value="0.001829022" calcext:value-type="float">
            <text:p>0.0018290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7055" calcext:value-type="float">
            <text:p>0.0009570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2-02 22:09:4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906423" calcext:value-type="float">
            <text:p>0.139906423</text:p>
          </table:table-cell>
          <table:table-cell office:value-type="float" office:value="0.232336549" calcext:value-type="float">
            <text:p>0.232336549</text:p>
          </table:table-cell>
          <table:table-cell office:value-type="float" office:value="0.13611974" calcext:value-type="float">
            <text:p>0.13611974</text:p>
          </table:table-cell>
          <table:table-cell office:value-type="float" office:value="5" calcext:value-type="float">
            <text:p>5</text:p>
          </table:table-cell>
          <table:table-cell office:value-type="float" office:value="0.131668464" calcext:value-type="float">
            <text:p>0.131668464</text:p>
          </table:table-cell>
          <table:table-cell/>
          <table:table-cell office:value-type="float" office:value="0.001143026" calcext:value-type="float">
            <text:p>0.001143026</text:p>
          </table:table-cell>
          <table:table-cell office:value-type="float" office:value="0.001898174" calcext:value-type="float">
            <text:p>0.001898174</text:p>
          </table:table-cell>
          <table:table-cell office:value-type="float" office:value="0.001112089" calcext:value-type="float">
            <text:p>0.0011120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23" calcext:value-type="float">
            <text:p>0.001075723</text:p>
          </table:table-cell>
          <table:table-cell/>
          <table:table-cell office:value-type="float" office:value="0.000104424" calcext:value-type="float">
            <text:p>0.000104424</text:p>
          </table:table-cell>
          <table:table-cell office:value-type="float" office:value="0.000859572" calcext:value-type="float">
            <text:p>0.000859572</text:p>
          </table:table-cell>
          <table:table-cell office:value-type="float" office:value="0.000073487" calcext:value-type="float">
            <text:p>7.34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2" calcext:value-type="float">
            <text:p>3.712E-05</text:p>
          </table:table-cell>
          <table:table-cell/>
          <table:table-cell office:value-type="float" office:value="24.606974421" calcext:value-type="float">
            <text:p>24.606974421</text:p>
          </table:table-cell>
          <table:table-cell office:value-type="float" office:value="24.625618341" calcext:value-type="float">
            <text:p>24.625618341</text:p>
          </table:table-cell>
          <table:table-cell office:value-type="float" office:value="24.606210609" calcext:value-type="float">
            <text:p>24.60621060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12741" calcext:value-type="float">
            <text:p>24.605312741</text:p>
          </table:table-cell>
          <table:table-cell/>
          <table:table-cell office:value-type="float" office:value="0.002646923" calcext:value-type="float">
            <text:p>0.002646923</text:p>
          </table:table-cell>
          <table:table-cell office:value-type="float" office:value="0.021788474" calcext:value-type="float">
            <text:p>0.021788474</text:p>
          </table:table-cell>
          <table:table-cell office:value-type="float" office:value="0.001862721" calcext:value-type="float">
            <text:p>0.0018627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0884" calcext:value-type="float">
            <text:p>0.0009408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2-02 22:09:4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975564" calcext:value-type="float">
            <text:p>0.139975564</text:p>
          </table:table-cell>
          <table:table-cell office:value-type="float" office:value="0.231932429" calcext:value-type="float">
            <text:p>0.231932429</text:p>
          </table:table-cell>
          <table:table-cell office:value-type="float" office:value="0.1360804" calcext:value-type="float">
            <text:p>0.1360804</text:p>
          </table:table-cell>
          <table:table-cell office:value-type="float" office:value="5" calcext:value-type="float">
            <text:p>5</text:p>
          </table:table-cell>
          <table:table-cell office:value-type="float" office:value="0.131621973" calcext:value-type="float">
            <text:p>0.131621973</text:p>
          </table:table-cell>
          <table:table-cell/>
          <table:table-cell office:value-type="float" office:value="0.001143591" calcext:value-type="float">
            <text:p>0.001143591</text:p>
          </table:table-cell>
          <table:table-cell office:value-type="float" office:value="0.001894873" calcext:value-type="float">
            <text:p>0.001894873</text:p>
          </table:table-cell>
          <table:table-cell office:value-type="float" office:value="0.001111768" calcext:value-type="float">
            <text:p>0.0011117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43" calcext:value-type="float">
            <text:p>0.001075343</text:p>
          </table:table-cell>
          <table:table-cell/>
          <table:table-cell office:value-type="float" office:value="0.000104988" calcext:value-type="float">
            <text:p>0.000104988</text:p>
          </table:table-cell>
          <table:table-cell office:value-type="float" office:value="0.00085627" calcext:value-type="float">
            <text:p>0.00085627</text:p>
          </table:table-cell>
          <table:table-cell office:value-type="float" office:value="0.000073165" calcext:value-type="float">
            <text:p>7.31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4" calcext:value-type="float">
            <text:p>3.674E-05</text:p>
          </table:table-cell>
          <table:table-cell/>
          <table:table-cell office:value-type="float" office:value="24.612042339" calcext:value-type="float">
            <text:p>24.612042339</text:p>
          </table:table-cell>
          <table:table-cell office:value-type="float" office:value="24.630590715" calcext:value-type="float">
            <text:p>24.630590715</text:p>
          </table:table-cell>
          <table:table-cell office:value-type="float" office:value="24.611256649" calcext:value-type="float">
            <text:p>24.61125664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57343" calcext:value-type="float">
            <text:p>24.610357343</text:p>
          </table:table-cell>
          <table:table-cell/>
          <table:table-cell office:value-type="float" office:value="0.002661242" calcext:value-type="float">
            <text:p>0.002661242</text:p>
          </table:table-cell>
          <table:table-cell office:value-type="float" office:value="0.021704785" calcext:value-type="float">
            <text:p>0.021704785</text:p>
          </table:table-cell>
          <table:table-cell office:value-type="float" office:value="0.001854574" calcext:value-type="float">
            <text:p>0.0018545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1256" calcext:value-type="float">
            <text:p>0.000931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2-02 22:09:4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405148" calcext:value-type="float">
            <text:p>0.139405148</text:p>
          </table:table-cell>
          <table:table-cell office:value-type="float" office:value="0.231434134" calcext:value-type="float">
            <text:p>0.231434134</text:p>
          </table:table-cell>
          <table:table-cell office:value-type="float" office:value="0.136066691" calcext:value-type="float">
            <text:p>0.136066691</text:p>
          </table:table-cell>
          <table:table-cell office:value-type="float" office:value="5" calcext:value-type="float">
            <text:p>5</text:p>
          </table:table-cell>
          <table:table-cell office:value-type="float" office:value="0.131700055" calcext:value-type="float">
            <text:p>0.131700055</text:p>
          </table:table-cell>
          <table:table-cell/>
          <table:table-cell office:value-type="float" office:value="0.001138931" calcext:value-type="float">
            <text:p>0.001138931</text:p>
          </table:table-cell>
          <table:table-cell office:value-type="float" office:value="0.001890802" calcext:value-type="float">
            <text:p>0.001890802</text:p>
          </table:table-cell>
          <table:table-cell office:value-type="float" office:value="0.001111656" calcext:value-type="float">
            <text:p>0.0011116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981" calcext:value-type="float">
            <text:p>0.001075981</text:p>
          </table:table-cell>
          <table:table-cell/>
          <table:table-cell office:value-type="float" office:value="0.000100328" calcext:value-type="float">
            <text:p>0.000100328</text:p>
          </table:table-cell>
          <table:table-cell office:value-type="float" office:value="0.000852199" calcext:value-type="float">
            <text:p>0.000852199</text:p>
          </table:table-cell>
          <table:table-cell office:value-type="float" office:value="0.000073053" calcext:value-type="float">
            <text:p>7.30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378" calcext:value-type="float">
            <text:p>3.7378E-05</text:p>
          </table:table-cell>
          <table:table-cell/>
          <table:table-cell office:value-type="float" office:value="24.606873308" calcext:value-type="float">
            <text:p>24.606873308</text:p>
          </table:table-cell>
          <table:table-cell office:value-type="float" office:value="24.625436318" calcext:value-type="float">
            <text:p>24.625436318</text:p>
          </table:table-cell>
          <table:table-cell office:value-type="float" office:value="24.606199908" calcext:value-type="float">
            <text:p>24.60619990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19113" calcext:value-type="float">
            <text:p>24.605319113</text:p>
          </table:table-cell>
          <table:table-cell/>
          <table:table-cell office:value-type="float" office:value="0.002543111" calcext:value-type="float">
            <text:p>0.002543111</text:p>
          </table:table-cell>
          <table:table-cell office:value-type="float" office:value="0.021601594" calcext:value-type="float">
            <text:p>0.021601594</text:p>
          </table:table-cell>
          <table:table-cell office:value-type="float" office:value="0.001851735" calcext:value-type="float">
            <text:p>0.0018517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7427" calcext:value-type="float">
            <text:p>0.0009474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2-02 22:09:49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776485" calcext:value-type="float">
            <text:p>0.139776485</text:p>
          </table:table-cell>
          <table:table-cell office:value-type="float" office:value="0.231350092" calcext:value-type="float">
            <text:p>0.231350092</text:p>
          </table:table-cell>
          <table:table-cell office:value-type="float" office:value="0.136078016" calcext:value-type="float">
            <text:p>0.136078016</text:p>
          </table:table-cell>
          <table:table-cell office:value-type="float" office:value="5" calcext:value-type="float">
            <text:p>5</text:p>
          </table:table-cell>
          <table:table-cell office:value-type="float" office:value="0.131675617" calcext:value-type="float">
            <text:p>0.131675617</text:p>
          </table:table-cell>
          <table:table-cell/>
          <table:table-cell office:value-type="float" office:value="0.001141965" calcext:value-type="float">
            <text:p>0.001141965</text:p>
          </table:table-cell>
          <table:table-cell office:value-type="float" office:value="0.001890115" calcext:value-type="float">
            <text:p>0.001890115</text:p>
          </table:table-cell>
          <table:table-cell office:value-type="float" office:value="0.001111748" calcext:value-type="float">
            <text:p>0.0011117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81" calcext:value-type="float">
            <text:p>0.001075781</text:p>
          </table:table-cell>
          <table:table-cell/>
          <table:table-cell office:value-type="float" office:value="0.000103362" calcext:value-type="float">
            <text:p>0.000103362</text:p>
          </table:table-cell>
          <table:table-cell office:value-type="float" office:value="0.000851512" calcext:value-type="float">
            <text:p>0.000851512</text:p>
          </table:table-cell>
          <table:table-cell office:value-type="float" office:value="0.000073146" calcext:value-type="float">
            <text:p>7.31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78" calcext:value-type="float">
            <text:p>3.7178E-05</text:p>
          </table:table-cell>
          <table:table-cell/>
          <table:table-cell office:value-type="float" office:value="24.617056155" calcext:value-type="float">
            <text:p>24.617056155</text:p>
          </table:table-cell>
          <table:table-cell office:value-type="float" office:value="24.635527142" calcext:value-type="float">
            <text:p>24.635527142</text:p>
          </table:table-cell>
          <table:table-cell office:value-type="float" office:value="24.616310144" calcext:value-type="float">
            <text:p>24.616310144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22143" calcext:value-type="float">
            <text:p>24.615422143</text:p>
          </table:table-cell>
          <table:table-cell/>
          <table:table-cell office:value-type="float" office:value="0.002620013" calcext:value-type="float">
            <text:p>0.002620013</text:p>
          </table:table-cell>
          <table:table-cell office:value-type="float" office:value="0.021584189" calcext:value-type="float">
            <text:p>0.021584189</text:p>
          </table:table-cell>
          <table:table-cell office:value-type="float" office:value="0.00185408" calcext:value-type="float">
            <text:p>0.001854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2366" calcext:value-type="float">
            <text:p>0.000942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2-02 22:09:51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802711" calcext:value-type="float">
            <text:p>0.139802711</text:p>
          </table:table-cell>
          <table:table-cell office:value-type="float" office:value="0.231061605" calcext:value-type="float">
            <text:p>0.231061605</text:p>
          </table:table-cell>
          <table:table-cell office:value-type="float" office:value="0.136059539" calcext:value-type="float">
            <text:p>0.136059539</text:p>
          </table:table-cell>
          <table:table-cell office:value-type="float" office:value="5" calcext:value-type="float">
            <text:p>5</text:p>
          </table:table-cell>
          <table:table-cell office:value-type="float" office:value="0.131716148" calcext:value-type="float">
            <text:p>0.131716148</text:p>
          </table:table-cell>
          <table:table-cell/>
          <table:table-cell office:value-type="float" office:value="0.001142179" calcext:value-type="float">
            <text:p>0.001142179</text:p>
          </table:table-cell>
          <table:table-cell office:value-type="float" office:value="0.001887758" calcext:value-type="float">
            <text:p>0.001887758</text:p>
          </table:table-cell>
          <table:table-cell office:value-type="float" office:value="0.001111598" calcext:value-type="float">
            <text:p>0.0011115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12" calcext:value-type="float">
            <text:p>0.001076112</text:p>
          </table:table-cell>
          <table:table-cell/>
          <table:table-cell office:value-type="float" office:value="0.000103576" calcext:value-type="float">
            <text:p>0.000103576</text:p>
          </table:table-cell>
          <table:table-cell office:value-type="float" office:value="0.000849155" calcext:value-type="float">
            <text:p>0.000849155</text:p>
          </table:table-cell>
          <table:table-cell office:value-type="float" office:value="0.000072995" calcext:value-type="float">
            <text:p>7.29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1" calcext:value-type="float">
            <text:p>3.751E-05</text:p>
          </table:table-cell>
          <table:table-cell/>
          <table:table-cell office:value-type="float" office:value="24.617061445" calcext:value-type="float">
            <text:p>24.617061445</text:p>
          </table:table-cell>
          <table:table-cell office:value-type="float" office:value="24.635468953" calcext:value-type="float">
            <text:p>24.635468953</text:p>
          </table:table-cell>
          <table:table-cell office:value-type="float" office:value="24.616306417" calcext:value-type="float">
            <text:p>24.616306417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30319" calcext:value-type="float">
            <text:p>24.615430319</text:p>
          </table:table-cell>
          <table:table-cell/>
          <table:table-cell office:value-type="float" office:value="0.002625445" calcext:value-type="float">
            <text:p>0.002625445</text:p>
          </table:table-cell>
          <table:table-cell office:value-type="float" office:value="0.021524447" calcext:value-type="float">
            <text:p>0.021524447</text:p>
          </table:table-cell>
          <table:table-cell office:value-type="float" office:value="0.001850253" calcext:value-type="float">
            <text:p>0.0018502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0759" calcext:value-type="float">
            <text:p>0.0009507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2-02 22:09:5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83637" calcext:value-type="float">
            <text:p>0.139783637</text:p>
          </table:table-cell>
          <table:table-cell office:value-type="float" office:value="0.23069146" calcext:value-type="float">
            <text:p>0.23069146</text:p>
          </table:table-cell>
          <table:table-cell office:value-type="float" office:value="0.135942118" calcext:value-type="float">
            <text:p>0.135942118</text:p>
          </table:table-cell>
          <table:table-cell office:value-type="float" office:value="5" calcext:value-type="float">
            <text:p>5</text:p>
          </table:table-cell>
          <table:table-cell office:value-type="float" office:value="0.131770388" calcext:value-type="float">
            <text:p>0.131770388</text:p>
          </table:table-cell>
          <table:table-cell/>
          <table:table-cell office:value-type="float" office:value="0.001142023" calcext:value-type="float">
            <text:p>0.001142023</text:p>
          </table:table-cell>
          <table:table-cell office:value-type="float" office:value="0.001884734" calcext:value-type="float">
            <text:p>0.001884734</text:p>
          </table:table-cell>
          <table:table-cell office:value-type="float" office:value="0.001110638" calcext:value-type="float">
            <text:p>0.0011106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55" calcext:value-type="float">
            <text:p>0.001076555</text:p>
          </table:table-cell>
          <table:table-cell/>
          <table:table-cell office:value-type="float" office:value="0.00010342" calcext:value-type="float">
            <text:p>0.00010342</text:p>
          </table:table-cell>
          <table:table-cell office:value-type="float" office:value="0.000846131" calcext:value-type="float">
            <text:p>0.000846131</text:p>
          </table:table-cell>
          <table:table-cell office:value-type="float" office:value="0.000072035" calcext:value-type="float">
            <text:p>7.20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53" calcext:value-type="float">
            <text:p>3.7953E-05</text:p>
          </table:table-cell>
          <table:table-cell/>
          <table:table-cell office:value-type="float" office:value="24.606949654" calcext:value-type="float">
            <text:p>24.606949654</text:p>
          </table:table-cell>
          <table:table-cell office:value-type="float" office:value="24.625286516" calcext:value-type="float">
            <text:p>24.625286516</text:p>
          </table:table-cell>
          <table:table-cell office:value-type="float" office:value="24.60617478" calcext:value-type="float">
            <text:p>24.6061747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333" calcext:value-type="float">
            <text:p>24.6053333</text:p>
          </table:table-cell>
          <table:table-cell/>
          <table:table-cell office:value-type="float" office:value="0.002621495" calcext:value-type="float">
            <text:p>0.002621495</text:p>
          </table:table-cell>
          <table:table-cell office:value-type="float" office:value="0.021447793" calcext:value-type="float">
            <text:p>0.021447793</text:p>
          </table:table-cell>
          <table:table-cell office:value-type="float" office:value="0.001825936" calcext:value-type="float">
            <text:p>0.0018259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992" calcext:value-type="float">
            <text:p>0.0009619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2-02 22:09:53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269249" calcext:value-type="float">
            <text:p>0.139269249</text:p>
          </table:table-cell>
          <table:table-cell office:value-type="float" office:value="0.230051903" calcext:value-type="float">
            <text:p>0.230051903</text:p>
          </table:table-cell>
          <table:table-cell office:value-type="float" office:value="0.135547535" calcext:value-type="float">
            <text:p>0.135547535</text:p>
          </table:table-cell>
          <table:table-cell office:value-type="float" office:value="5" calcext:value-type="float">
            <text:p>5</text:p>
          </table:table-cell>
          <table:table-cell office:value-type="float" office:value="0.13194801" calcext:value-type="float">
            <text:p>0.13194801</text:p>
          </table:table-cell>
          <table:table-cell/>
          <table:table-cell office:value-type="float" office:value="0.001137821" calcext:value-type="float">
            <text:p>0.001137821</text:p>
          </table:table-cell>
          <table:table-cell office:value-type="float" office:value="0.001879509" calcext:value-type="float">
            <text:p>0.001879509</text:p>
          </table:table-cell>
          <table:table-cell office:value-type="float" office:value="0.001107415" calcext:value-type="float">
            <text:p>0.0011074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07" calcext:value-type="float">
            <text:p>0.001078007</text:p>
          </table:table-cell>
          <table:table-cell/>
          <table:table-cell office:value-type="float" office:value="0.000099218" calcext:value-type="float">
            <text:p>9.9218E-05</text:p>
          </table:table-cell>
          <table:table-cell office:value-type="float" office:value="0.000840906" calcext:value-type="float">
            <text:p>0.000840906</text:p>
          </table:table-cell>
          <table:table-cell office:value-type="float" office:value="0.000068812" calcext:value-type="float">
            <text:p>6.88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04" calcext:value-type="float">
            <text:p>3.9404E-05</text:p>
          </table:table-cell>
          <table:table-cell/>
          <table:table-cell office:value-type="float" office:value="24.622007815" calcext:value-type="float">
            <text:p>24.622007815</text:p>
          </table:table-cell>
          <table:table-cell office:value-type="float" office:value="24.640319181" calcext:value-type="float">
            <text:p>24.640319181</text:p>
          </table:table-cell>
          <table:table-cell office:value-type="float" office:value="24.621257118" calcext:value-type="float">
            <text:p>24.621257118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31067" calcext:value-type="float">
            <text:p>24.620531067</text:p>
          </table:table-cell>
          <table:table-cell/>
          <table:table-cell office:value-type="float" office:value="0.002514968" calcext:value-type="float">
            <text:p>0.002514968</text:p>
          </table:table-cell>
          <table:table-cell office:value-type="float" office:value="0.021315348" calcext:value-type="float">
            <text:p>0.021315348</text:p>
          </table:table-cell>
          <table:table-cell office:value-type="float" office:value="0.00174422" calcext:value-type="float">
            <text:p>0.001744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8777" calcext:value-type="float">
            <text:p>0.0009987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2-02 22:09:5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703171" calcext:value-type="float">
            <text:p>0.139703171</text:p>
          </table:table-cell>
          <table:table-cell office:value-type="float" office:value="0.229923753" calcext:value-type="float">
            <text:p>0.229923753</text:p>
          </table:table-cell>
          <table:table-cell office:value-type="float" office:value="0.134224908" calcext:value-type="float">
            <text:p>0.134224908</text:p>
          </table:table-cell>
          <table:table-cell office:value-type="float" office:value="5" calcext:value-type="float">
            <text:p>5</text:p>
          </table:table-cell>
          <table:table-cell office:value-type="float" office:value="0.132216827" calcext:value-type="float">
            <text:p>0.132216827</text:p>
          </table:table-cell>
          <table:table-cell/>
          <table:table-cell office:value-type="float" office:value="0.001141366" calcext:value-type="float">
            <text:p>0.001141366</text:p>
          </table:table-cell>
          <table:table-cell office:value-type="float" office:value="0.001878462" calcext:value-type="float">
            <text:p>0.001878462</text:p>
          </table:table-cell>
          <table:table-cell office:value-type="float" office:value="0.001096609" calcext:value-type="float">
            <text:p>0.0010966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0203" calcext:value-type="float">
            <text:p>0.001080203</text:p>
          </table:table-cell>
          <table:table-cell/>
          <table:table-cell office:value-type="float" office:value="0.000102763" calcext:value-type="float">
            <text:p>0.000102763</text:p>
          </table:table-cell>
          <table:table-cell office:value-type="float" office:value="0.000839859" calcext:value-type="float">
            <text:p>0.000839859</text:p>
          </table:table-cell>
          <table:table-cell office:value-type="float" office:value="0.000058006" calcext:value-type="float">
            <text:p>5.80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6" calcext:value-type="float">
            <text:p>4.16E-05</text:p>
          </table:table-cell>
          <table:table-cell/>
          <table:table-cell office:value-type="float" office:value="24.606933423" calcext:value-type="float">
            <text:p>24.606933423</text:p>
          </table:table-cell>
          <table:table-cell office:value-type="float" office:value="24.625131664" calcext:value-type="float">
            <text:p>24.625131664</text:p>
          </table:table-cell>
          <table:table-cell office:value-type="float" office:value="24.605828402" calcext:value-type="float">
            <text:p>24.60582840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23351" calcext:value-type="float">
            <text:p>24.605423351</text:p>
          </table:table-cell>
          <table:table-cell/>
          <table:table-cell office:value-type="float" office:value="0.00260483" calcext:value-type="float">
            <text:p>0.00260483</text:p>
          </table:table-cell>
          <table:table-cell office:value-type="float" office:value="0.021288809" calcext:value-type="float">
            <text:p>0.021288809</text:p>
          </table:table-cell>
          <table:table-cell office:value-type="float" office:value="0.001470311" calcext:value-type="float">
            <text:p>0.0014703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54447" calcext:value-type="float">
            <text:p>0.0010544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2-02 22:09:5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676945" calcext:value-type="float">
            <text:p>0.139676945</text:p>
          </table:table-cell>
          <table:table-cell office:value-type="float" office:value="0.22966626" calcext:value-type="float">
            <text:p>0.22966626</text:p>
          </table:table-cell>
          <table:table-cell office:value-type="float" office:value="0.134242789" calcext:value-type="float">
            <text:p>0.134242789</text:p>
          </table:table-cell>
          <table:table-cell office:value-type="float" office:value="5" calcext:value-type="float">
            <text:p>5</text:p>
          </table:table-cell>
          <table:table-cell office:value-type="float" office:value="0.132145897" calcext:value-type="float">
            <text:p>0.132145897</text:p>
          </table:table-cell>
          <table:table-cell/>
          <table:table-cell office:value-type="float" office:value="0.001141152" calcext:value-type="float">
            <text:p>0.001141152</text:p>
          </table:table-cell>
          <table:table-cell office:value-type="float" office:value="0.001876358" calcext:value-type="float">
            <text:p>0.001876358</text:p>
          </table:table-cell>
          <table:table-cell office:value-type="float" office:value="0.001096755" calcext:value-type="float">
            <text:p>0.0010967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23" calcext:value-type="float">
            <text:p>0.001079623</text:p>
          </table:table-cell>
          <table:table-cell/>
          <table:table-cell office:value-type="float" office:value="0.000102549" calcext:value-type="float">
            <text:p>0.000102549</text:p>
          </table:table-cell>
          <table:table-cell office:value-type="float" office:value="0.000837756" calcext:value-type="float">
            <text:p>0.000837756</text:p>
          </table:table-cell>
          <table:table-cell office:value-type="float" office:value="0.000058152" calcext:value-type="float">
            <text:p>5.81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21" calcext:value-type="float">
            <text:p>4.1021E-05</text:p>
          </table:table-cell>
          <table:table-cell/>
          <table:table-cell office:value-type="float" office:value="24.606928133" calcext:value-type="float">
            <text:p>24.606928133</text:p>
          </table:table-cell>
          <table:table-cell office:value-type="float" office:value="24.625079726" calcext:value-type="float">
            <text:p>24.625079726</text:p>
          </table:table-cell>
          <table:table-cell office:value-type="float" office:value="24.605832009" calcext:value-type="float">
            <text:p>24.60583200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409044" calcext:value-type="float">
            <text:p>24.605409044</text:p>
          </table:table-cell>
          <table:table-cell/>
          <table:table-cell office:value-type="float" office:value="0.002599399" calcext:value-type="float">
            <text:p>0.002599399</text:p>
          </table:table-cell>
          <table:table-cell office:value-type="float" office:value="0.021235485" calcext:value-type="float">
            <text:p>0.021235485</text:p>
          </table:table-cell>
          <table:table-cell office:value-type="float" office:value="0.001474014" calcext:value-type="float">
            <text:p>0.0014740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9758" calcext:value-type="float">
            <text:p>0.0010397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2-02 22:09:5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675157" calcext:value-type="float">
            <text:p>0.139675157</text:p>
          </table:table-cell>
          <table:table-cell office:value-type="float" office:value="0.229439763" calcext:value-type="float">
            <text:p>0.229439763</text:p>
          </table:table-cell>
          <table:table-cell office:value-type="float" office:value="0.134568827" calcext:value-type="float">
            <text:p>0.134568827</text:p>
          </table:table-cell>
          <table:table-cell office:value-type="float" office:value="5" calcext:value-type="float">
            <text:p>5</text:p>
          </table:table-cell>
          <table:table-cell office:value-type="float" office:value="0.13209881" calcext:value-type="float">
            <text:p>0.13209881</text:p>
          </table:table-cell>
          <table:table-cell/>
          <table:table-cell office:value-type="float" office:value="0.001141137" calcext:value-type="float">
            <text:p>0.001141137</text:p>
          </table:table-cell>
          <table:table-cell office:value-type="float" office:value="0.001874508" calcext:value-type="float">
            <text:p>0.001874508</text:p>
          </table:table-cell>
          <table:table-cell office:value-type="float" office:value="0.001099419" calcext:value-type="float">
            <text:p>0.0010994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239" calcext:value-type="float">
            <text:p>0.001079239</text:p>
          </table:table-cell>
          <table:table-cell/>
          <table:table-cell office:value-type="float" office:value="0.000102534" calcext:value-type="float">
            <text:p>0.000102534</text:p>
          </table:table-cell>
          <table:table-cell office:value-type="float" office:value="0.000835905" calcext:value-type="float">
            <text:p>0.000835905</text:p>
          </table:table-cell>
          <table:table-cell office:value-type="float" office:value="0.000060816" calcext:value-type="float">
            <text:p>6.08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636" calcext:value-type="float">
            <text:p>4.0636E-05</text:p>
          </table:table-cell>
          <table:table-cell/>
          <table:table-cell office:value-type="float" office:value="24.617035717" calcext:value-type="float">
            <text:p>24.617035717</text:p>
          </table:table-cell>
          <table:table-cell office:value-type="float" office:value="24.63514182" calcext:value-type="float">
            <text:p>24.63514182</text:p>
          </table:table-cell>
          <table:table-cell office:value-type="float" office:value="24.616005728" calcext:value-type="float">
            <text:p>24.616005728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507505" calcext:value-type="float">
            <text:p>24.615507505</text:p>
          </table:table-cell>
          <table:table-cell/>
          <table:table-cell office:value-type="float" office:value="0.002599029" calcext:value-type="float">
            <text:p>0.002599029</text:p>
          </table:table-cell>
          <table:table-cell office:value-type="float" office:value="0.02118858" calcext:value-type="float">
            <text:p>0.02118858</text:p>
          </table:table-cell>
          <table:table-cell office:value-type="float" office:value="0.001541535" calcext:value-type="float">
            <text:p>0.0015415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0007" calcext:value-type="float">
            <text:p>0.0010300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2-02 22:09:5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600651" calcext:value-type="float">
            <text:p>0.139600651</text:p>
          </table:table-cell>
          <table:table-cell office:value-type="float" office:value="0.229160813" calcext:value-type="float">
            <text:p>0.229160813</text:p>
          </table:table-cell>
          <table:table-cell office:value-type="float" office:value="0.135087387" calcext:value-type="float">
            <text:p>0.135087387</text:p>
          </table:table-cell>
          <table:table-cell office:value-type="float" office:value="5" calcext:value-type="float">
            <text:p>5</text:p>
          </table:table-cell>
          <table:table-cell office:value-type="float" office:value="0.131921188" calcext:value-type="float">
            <text:p>0.131921188</text:p>
          </table:table-cell>
          <table:table-cell/>
          <table:table-cell office:value-type="float" office:value="0.001140528" calcext:value-type="float">
            <text:p>0.001140528</text:p>
          </table:table-cell>
          <table:table-cell office:value-type="float" office:value="0.001872229" calcext:value-type="float">
            <text:p>0.001872229</text:p>
          </table:table-cell>
          <table:table-cell office:value-type="float" office:value="0.001103655" calcext:value-type="float">
            <text:p>0.0011036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87" calcext:value-type="float">
            <text:p>0.001077787</text:p>
          </table:table-cell>
          <table:table-cell/>
          <table:table-cell office:value-type="float" office:value="0.000101925" calcext:value-type="float">
            <text:p>0.000101925</text:p>
          </table:table-cell>
          <table:table-cell office:value-type="float" office:value="0.000833626" calcext:value-type="float">
            <text:p>0.000833626</text:p>
          </table:table-cell>
          <table:table-cell office:value-type="float" office:value="0.000065052" calcext:value-type="float">
            <text:p>6.50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85" calcext:value-type="float">
            <text:p>3.9185E-05</text:p>
          </table:table-cell>
          <table:table-cell/>
          <table:table-cell office:value-type="float" office:value="24.601858771" calcext:value-type="float">
            <text:p>24.601858771</text:p>
          </table:table-cell>
          <table:table-cell office:value-type="float" office:value="24.619923885" calcext:value-type="float">
            <text:p>24.619923885</text:p>
          </table:table-cell>
          <table:table-cell office:value-type="float" office:value="24.600948396" calcext:value-type="float">
            <text:p>24.60094839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09739" calcext:value-type="float">
            <text:p>24.600309739</text:p>
          </table:table-cell>
          <table:table-cell/>
          <table:table-cell office:value-type="float" office:value="0.002583599" calcext:value-type="float">
            <text:p>0.002583599</text:p>
          </table:table-cell>
          <table:table-cell office:value-type="float" office:value="0.021130812" calcext:value-type="float">
            <text:p>0.021130812</text:p>
          </table:table-cell>
          <table:table-cell office:value-type="float" office:value="0.001648926" calcext:value-type="float">
            <text:p>0.0016489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3222" calcext:value-type="float">
            <text:p>0.0009932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2-02 22:09:5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3068" calcext:value-type="float">
            <text:p>0.1393068</text:p>
          </table:table-cell>
          <table:table-cell office:value-type="float" office:value="0.228735832" calcext:value-type="float">
            <text:p>0.228735832</text:p>
          </table:table-cell>
          <table:table-cell office:value-type="float" office:value="0.13594927" calcext:value-type="float">
            <text:p>0.13594927</text:p>
          </table:table-cell>
          <table:table-cell office:value-type="float" office:value="5" calcext:value-type="float">
            <text:p>5</text:p>
          </table:table-cell>
          <table:table-cell office:value-type="float" office:value="0.131738798" calcext:value-type="float">
            <text:p>0.131738798</text:p>
          </table:table-cell>
          <table:table-cell/>
          <table:table-cell office:value-type="float" office:value="0.001138127" calcext:value-type="float">
            <text:p>0.001138127</text:p>
          </table:table-cell>
          <table:table-cell office:value-type="float" office:value="0.001868757" calcext:value-type="float">
            <text:p>0.001868757</text:p>
          </table:table-cell>
          <table:table-cell office:value-type="float" office:value="0.001110697" calcext:value-type="float">
            <text:p>0.0011106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297" calcext:value-type="float">
            <text:p>0.001076297</text:p>
          </table:table-cell>
          <table:table-cell/>
          <table:table-cell office:value-type="float" office:value="0.000099525" calcext:value-type="float">
            <text:p>9.9525E-05</text:p>
          </table:table-cell>
          <table:table-cell office:value-type="float" office:value="0.000830154" calcext:value-type="float">
            <text:p>0.000830154</text:p>
          </table:table-cell>
          <table:table-cell office:value-type="float" office:value="0.000072094" calcext:value-type="float">
            <text:p>7.20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695" calcext:value-type="float">
            <text:p>3.7695E-05</text:p>
          </table:table-cell>
          <table:table-cell/>
          <table:table-cell office:value-type="float" office:value="24.606853471" calcext:value-type="float">
            <text:p>24.606853471</text:p>
          </table:table-cell>
          <table:table-cell office:value-type="float" office:value="24.624892053" calcext:value-type="float">
            <text:p>24.624892053</text:p>
          </table:table-cell>
          <table:table-cell office:value-type="float" office:value="24.606176223" calcext:value-type="float">
            <text:p>24.60617622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26928" calcext:value-type="float">
            <text:p>24.605326928</text:p>
          </table:table-cell>
          <table:table-cell/>
          <table:table-cell office:value-type="float" office:value="0.002522744" calcext:value-type="float">
            <text:p>0.002522744</text:p>
          </table:table-cell>
          <table:table-cell office:value-type="float" office:value="0.021042803" calcext:value-type="float">
            <text:p>0.021042803</text:p>
          </table:table-cell>
          <table:table-cell office:value-type="float" office:value="0.001827417" calcext:value-type="float">
            <text:p>0.0018274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545" calcext:value-type="float">
            <text:p>0.000955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2-02 22:10:01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279382" calcext:value-type="float">
            <text:p>0.139279382</text:p>
          </table:table-cell>
          <table:table-cell office:value-type="float" office:value="0.228370455" calcext:value-type="float">
            <text:p>0.228370455</text:p>
          </table:table-cell>
          <table:table-cell office:value-type="float" office:value="0.135614888" calcext:value-type="float">
            <text:p>0.135614888</text:p>
          </table:table-cell>
          <table:table-cell office:value-type="float" office:value="5" calcext:value-type="float">
            <text:p>5</text:p>
          </table:table-cell>
          <table:table-cell office:value-type="float" office:value="0.131737009" calcext:value-type="float">
            <text:p>0.131737009</text:p>
          </table:table-cell>
          <table:table-cell/>
          <table:table-cell office:value-type="float" office:value="0.001137903" calcext:value-type="float">
            <text:p>0.001137903</text:p>
          </table:table-cell>
          <table:table-cell office:value-type="float" office:value="0.001865772" calcext:value-type="float">
            <text:p>0.001865772</text:p>
          </table:table-cell>
          <table:table-cell office:value-type="float" office:value="0.001107965" calcext:value-type="float">
            <text:p>0.0011079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283" calcext:value-type="float">
            <text:p>0.001076283</text:p>
          </table:table-cell>
          <table:table-cell/>
          <table:table-cell office:value-type="float" office:value="0.000099301" calcext:value-type="float">
            <text:p>9.9301E-05</text:p>
          </table:table-cell>
          <table:table-cell office:value-type="float" office:value="0.000827169" calcext:value-type="float">
            <text:p>0.000827169</text:p>
          </table:table-cell>
          <table:table-cell office:value-type="float" office:value="0.000069362" calcext:value-type="float">
            <text:p>6.93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68" calcext:value-type="float">
            <text:p>3.768E-05</text:p>
          </table:table-cell>
          <table:table-cell/>
          <table:table-cell office:value-type="float" office:value="24.601793968" calcext:value-type="float">
            <text:p>24.601793968</text:p>
          </table:table-cell>
          <table:table-cell office:value-type="float" office:value="24.619764464" calcext:value-type="float">
            <text:p>24.619764464</text:p>
          </table:table-cell>
          <table:table-cell office:value-type="float" office:value="24.601054799" calcext:value-type="float">
            <text:p>24.60105479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72588" calcext:value-type="float">
            <text:p>24.600272588</text:p>
          </table:table-cell>
          <table:table-cell/>
          <table:table-cell office:value-type="float" office:value="0.002517066" calcext:value-type="float">
            <text:p>0.002517066</text:p>
          </table:table-cell>
          <table:table-cell office:value-type="float" office:value="0.020967137" calcext:value-type="float">
            <text:p>0.020967137</text:p>
          </table:table-cell>
          <table:table-cell office:value-type="float" office:value="0.001758169" calcext:value-type="float">
            <text:p>0.0017581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508" calcext:value-type="float">
            <text:p>0.000955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2-02 22:10:0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229314" calcext:value-type="float">
            <text:p>0.139229314</text:p>
          </table:table-cell>
          <table:table-cell office:value-type="float" office:value="0.227959779" calcext:value-type="float">
            <text:p>0.227959779</text:p>
          </table:table-cell>
          <table:table-cell office:value-type="float" office:value="0.134661214" calcext:value-type="float">
            <text:p>0.134661214</text:p>
          </table:table-cell>
          <table:table-cell office:value-type="float" office:value="5" calcext:value-type="float">
            <text:p>5</text:p>
          </table:table-cell>
          <table:table-cell office:value-type="float" office:value="0.132026092" calcext:value-type="float">
            <text:p>0.132026092</text:p>
          </table:table-cell>
          <table:table-cell/>
          <table:table-cell office:value-type="float" office:value="0.001137494" calcext:value-type="float">
            <text:p>0.001137494</text:p>
          </table:table-cell>
          <table:table-cell office:value-type="float" office:value="0.001862416" calcext:value-type="float">
            <text:p>0.001862416</text:p>
          </table:table-cell>
          <table:table-cell office:value-type="float" office:value="0.001100173" calcext:value-type="float">
            <text:p>0.0011001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45" calcext:value-type="float">
            <text:p>0.001078645</text:p>
          </table:table-cell>
          <table:table-cell/>
          <table:table-cell office:value-type="float" office:value="0.000098892" calcext:value-type="float">
            <text:p>9.8892E-05</text:p>
          </table:table-cell>
          <table:table-cell office:value-type="float" office:value="0.000823814" calcext:value-type="float">
            <text:p>0.000823814</text:p>
          </table:table-cell>
          <table:table-cell office:value-type="float" office:value="0.000061571" calcext:value-type="float">
            <text:p>6.15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42" calcext:value-type="float">
            <text:p>4.0042E-05</text:p>
          </table:table-cell>
          <table:table-cell/>
          <table:table-cell office:value-type="float" office:value="24.606837841" calcext:value-type="float">
            <text:p>24.606837841</text:p>
          </table:table-cell>
          <table:table-cell office:value-type="float" office:value="24.624735518" calcext:value-type="float">
            <text:p>24.624735518</text:p>
          </table:table-cell>
          <table:table-cell office:value-type="float" office:value="24.605916409" calcext:value-type="float">
            <text:p>24.60591640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84878" calcext:value-type="float">
            <text:p>24.605384878</text:p>
          </table:table-cell>
          <table:table-cell/>
          <table:table-cell office:value-type="float" office:value="0.002506697" calcext:value-type="float">
            <text:p>0.002506697</text:p>
          </table:table-cell>
          <table:table-cell office:value-type="float" office:value="0.02088209" calcext:value-type="float">
            <text:p>0.02088209</text:p>
          </table:table-cell>
          <table:table-cell office:value-type="float" office:value="0.001560668" calcext:value-type="float">
            <text:p>0.0015606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4947" calcext:value-type="float">
            <text:p>0.0010149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2-02 22:10:0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331834" calcext:value-type="float">
            <text:p>0.139331834</text:p>
          </table:table-cell>
          <table:table-cell office:value-type="float" office:value="0.227893618" calcext:value-type="float">
            <text:p>0.227893618</text:p>
          </table:table-cell>
          <table:table-cell office:value-type="float" office:value="0.134806649" calcext:value-type="float">
            <text:p>0.134806649</text:p>
          </table:table-cell>
          <table:table-cell office:value-type="float" office:value="5" calcext:value-type="float">
            <text:p>5</text:p>
          </table:table-cell>
          <table:table-cell office:value-type="float" office:value="0.132008807" calcext:value-type="float">
            <text:p>0.132008807</text:p>
          </table:table-cell>
          <table:table-cell/>
          <table:table-cell office:value-type="float" office:value="0.001138332" calcext:value-type="float">
            <text:p>0.001138332</text:p>
          </table:table-cell>
          <table:table-cell office:value-type="float" office:value="0.001861876" calcext:value-type="float">
            <text:p>0.001861876</text:p>
          </table:table-cell>
          <table:table-cell office:value-type="float" office:value="0.001101362" calcext:value-type="float">
            <text:p>0.0011013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03" calcext:value-type="float">
            <text:p>0.001078503</text:p>
          </table:table-cell>
          <table:table-cell/>
          <table:table-cell office:value-type="float" office:value="0.000099729" calcext:value-type="float">
            <text:p>9.9729E-05</text:p>
          </table:table-cell>
          <table:table-cell office:value-type="float" office:value="0.000823273" calcext:value-type="float">
            <text:p>0.000823273</text:p>
          </table:table-cell>
          <table:table-cell office:value-type="float" office:value="0.000062759" calcext:value-type="float">
            <text:p>6.275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01" calcext:value-type="float">
            <text:p>3.9901E-05</text:p>
          </table:table-cell>
          <table:table-cell/>
          <table:table-cell office:value-type="float" office:value="24.601804548" calcext:value-type="float">
            <text:p>24.601804548</text:p>
          </table:table-cell>
          <table:table-cell office:value-type="float" office:value="24.619668282" calcext:value-type="float">
            <text:p>24.619668282</text:p>
          </table:table-cell>
          <table:table-cell office:value-type="float" office:value="24.600891769" calcext:value-type="float">
            <text:p>24.60089176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27413" calcext:value-type="float">
            <text:p>24.600327413</text:p>
          </table:table-cell>
          <table:table-cell/>
          <table:table-cell office:value-type="float" office:value="0.002527929" calcext:value-type="float">
            <text:p>0.002527929</text:p>
          </table:table-cell>
          <table:table-cell office:value-type="float" office:value="0.020868389" calcext:value-type="float">
            <text:p>0.020868389</text:p>
          </table:table-cell>
          <table:table-cell office:value-type="float" office:value="0.001590786" calcext:value-type="float">
            <text:p>0.0015907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1368" calcext:value-type="float">
            <text:p>0.00101136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2-02 22:10:0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9176266" calcext:value-type="float">
            <text:p>0.139176266</text:p>
          </table:table-cell>
          <table:table-cell office:value-type="float" office:value="0.227650431" calcext:value-type="float">
            <text:p>0.227650431</text:p>
          </table:table-cell>
          <table:table-cell office:value-type="float" office:value="0.135873572" calcext:value-type="float">
            <text:p>0.135873572</text:p>
          </table:table-cell>
          <table:table-cell office:value-type="float" office:value="5" calcext:value-type="float">
            <text:p>5</text:p>
          </table:table-cell>
          <table:table-cell office:value-type="float" office:value="0.131584422" calcext:value-type="float">
            <text:p>0.131584422</text:p>
          </table:table-cell>
          <table:table-cell/>
          <table:table-cell office:value-type="float" office:value="0.001137061" calcext:value-type="float">
            <text:p>0.001137061</text:p>
          </table:table-cell>
          <table:table-cell office:value-type="float" office:value="0.001859889" calcext:value-type="float">
            <text:p>0.001859889</text:p>
          </table:table-cell>
          <table:table-cell office:value-type="float" office:value="0.001110078" calcext:value-type="float">
            <text:p>0.0011100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36" calcext:value-type="float">
            <text:p>0.001075036</text:p>
          </table:table-cell>
          <table:table-cell/>
          <table:table-cell office:value-type="float" office:value="0.000098458" calcext:value-type="float">
            <text:p>9.8458E-05</text:p>
          </table:table-cell>
          <table:table-cell office:value-type="float" office:value="0.000821286" calcext:value-type="float">
            <text:p>0.000821286</text:p>
          </table:table-cell>
          <table:table-cell office:value-type="float" office:value="0.000071475" calcext:value-type="float">
            <text:p>7.14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33" calcext:value-type="float">
            <text:p>3.6433E-05</text:p>
          </table:table-cell>
          <table:table-cell/>
          <table:table-cell office:value-type="float" office:value="24.601773168" calcext:value-type="float">
            <text:p>24.601773168</text:p>
          </table:table-cell>
          <table:table-cell office:value-type="float" office:value="24.619619229" calcext:value-type="float">
            <text:p>24.619619229</text:p>
          </table:table-cell>
          <table:table-cell office:value-type="float" office:value="24.601106979" calcext:value-type="float">
            <text:p>24.60110697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41809" calcext:value-type="float">
            <text:p>24.600241809</text:p>
          </table:table-cell>
          <table:table-cell/>
          <table:table-cell office:value-type="float" office:value="0.002495711" calcext:value-type="float">
            <text:p>0.002495711</text:p>
          </table:table-cell>
          <table:table-cell office:value-type="float" office:value="0.020818027" calcext:value-type="float">
            <text:p>0.020818027</text:p>
          </table:table-cell>
          <table:table-cell office:value-type="float" office:value="0.001811741" calcext:value-type="float">
            <text:p>0.0018117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3479" calcext:value-type="float">
            <text:p>0.0009234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2-02 22:10:06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295475" calcext:value-type="float">
            <text:p>0.139295475</text:p>
          </table:table-cell>
          <table:table-cell office:value-type="float" office:value="0.227277306" calcext:value-type="float">
            <text:p>0.227277306</text:p>
          </table:table-cell>
          <table:table-cell office:value-type="float" office:value="0.13579549" calcext:value-type="float">
            <text:p>0.13579549</text:p>
          </table:table-cell>
          <table:table-cell office:value-type="float" office:value="5" calcext:value-type="float">
            <text:p>5</text:p>
          </table:table-cell>
          <table:table-cell office:value-type="float" office:value="0.131689326" calcext:value-type="float">
            <text:p>0.131689326</text:p>
          </table:table-cell>
          <table:table-cell/>
          <table:table-cell office:value-type="float" office:value="0.001138035" calcext:value-type="float">
            <text:p>0.001138035</text:p>
          </table:table-cell>
          <table:table-cell office:value-type="float" office:value="0.001856841" calcext:value-type="float">
            <text:p>0.001856841</text:p>
          </table:table-cell>
          <table:table-cell office:value-type="float" office:value="0.00110944" calcext:value-type="float">
            <text:p>0.001109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93" calcext:value-type="float">
            <text:p>0.001075893</text:p>
          </table:table-cell>
          <table:table-cell/>
          <table:table-cell office:value-type="float" office:value="0.000099432" calcext:value-type="float">
            <text:p>9.9432E-05</text:p>
          </table:table-cell>
          <table:table-cell office:value-type="float" office:value="0.000818238" calcext:value-type="float">
            <text:p>0.000818238</text:p>
          </table:table-cell>
          <table:table-cell office:value-type="float" office:value="0.000070838" calcext:value-type="float">
            <text:p>7.08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9" calcext:value-type="float">
            <text:p>3.729E-05</text:p>
          </table:table-cell>
          <table:table-cell/>
          <table:table-cell office:value-type="float" office:value="24.591689271" calcext:value-type="float">
            <text:p>24.591689271</text:p>
          </table:table-cell>
          <table:table-cell office:value-type="float" office:value="24.609436186" calcext:value-type="float">
            <text:p>24.609436186</text:p>
          </table:table-cell>
          <table:table-cell office:value-type="float" office:value="24.590983279" calcext:value-type="float">
            <text:p>24.590983279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55012" calcext:value-type="float">
            <text:p>24.590155012</text:p>
          </table:table-cell>
          <table:table-cell/>
          <table:table-cell office:value-type="float" office:value="0.002520399" calcext:value-type="float">
            <text:p>0.002520399</text:p>
          </table:table-cell>
          <table:table-cell office:value-type="float" office:value="0.020740757" calcext:value-type="float">
            <text:p>0.020740757</text:p>
          </table:table-cell>
          <table:table-cell office:value-type="float" office:value="0.00179557" calcext:value-type="float">
            <text:p>0.001795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5205" calcext:value-type="float">
            <text:p>0.0009452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2-02 22:10:07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232891" calcext:value-type="float">
            <text:p>0.139232891</text:p>
          </table:table-cell>
          <table:table-cell office:value-type="float" office:value="0.227077034" calcext:value-type="float">
            <text:p>0.227077034</text:p>
          </table:table-cell>
          <table:table-cell office:value-type="float" office:value="0.13576688" calcext:value-type="float">
            <text:p>0.13576688</text:p>
          </table:table-cell>
          <table:table-cell office:value-type="float" office:value="5" calcext:value-type="float">
            <text:p>5</text:p>
          </table:table-cell>
          <table:table-cell office:value-type="float" office:value="0.1316631" calcext:value-type="float">
            <text:p>0.1316631</text:p>
          </table:table-cell>
          <table:table-cell/>
          <table:table-cell office:value-type="float" office:value="0.001137524" calcext:value-type="float">
            <text:p>0.001137524</text:p>
          </table:table-cell>
          <table:table-cell office:value-type="float" office:value="0.001855205" calcext:value-type="float">
            <text:p>0.001855205</text:p>
          </table:table-cell>
          <table:table-cell office:value-type="float" office:value="0.001109207" calcext:value-type="float">
            <text:p>0.0011092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679" calcext:value-type="float">
            <text:p>0.001075679</text:p>
          </table:table-cell>
          <table:table-cell/>
          <table:table-cell office:value-type="float" office:value="0.000098921" calcext:value-type="float">
            <text:p>9.8921E-05</text:p>
          </table:table-cell>
          <table:table-cell office:value-type="float" office:value="0.000816602" calcext:value-type="float">
            <text:p>0.000816602</text:p>
          </table:table-cell>
          <table:table-cell office:value-type="float" office:value="0.000070604" calcext:value-type="float">
            <text:p>7.060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076" calcext:value-type="float">
            <text:p>3.7076E-05</text:p>
          </table:table-cell>
          <table:table-cell/>
          <table:table-cell office:value-type="float" office:value="24.596730618" calcext:value-type="float">
            <text:p>24.596730618</text:p>
          </table:table-cell>
          <table:table-cell office:value-type="float" office:value="24.61444968" calcext:value-type="float">
            <text:p>24.61444968</text:p>
          </table:table-cell>
          <table:table-cell office:value-type="float" office:value="24.596031483" calcext:value-type="float">
            <text:p>24.59603148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03701" calcext:value-type="float">
            <text:p>24.595203701</text:p>
          </table:table-cell>
          <table:table-cell/>
          <table:table-cell office:value-type="float" office:value="0.002507438" calcext:value-type="float">
            <text:p>0.002507438</text:p>
          </table:table-cell>
          <table:table-cell office:value-type="float" office:value="0.020699282" calcext:value-type="float">
            <text:p>0.020699282</text:p>
          </table:table-cell>
          <table:table-cell office:value-type="float" office:value="0.001789645" calcext:value-type="float">
            <text:p>0.0017896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9773" calcext:value-type="float">
            <text:p>0.0009397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2-02 22:10:0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8922946" calcext:value-type="float">
            <text:p>0.138922946</text:p>
          </table:table-cell>
          <table:table-cell office:value-type="float" office:value="0.226721195" calcext:value-type="float">
            <text:p>0.226721195</text:p>
          </table:table-cell>
          <table:table-cell office:value-type="float" office:value="0.135916488" calcext:value-type="float">
            <text:p>0.135916488</text:p>
          </table:table-cell>
          <table:table-cell office:value-type="float" office:value="5" calcext:value-type="float">
            <text:p>5</text:p>
          </table:table-cell>
          <table:table-cell office:value-type="float" office:value="0.131598727" calcext:value-type="float">
            <text:p>0.131598727</text:p>
          </table:table-cell>
          <table:table-cell/>
          <table:table-cell office:value-type="float" office:value="0.001134991" calcext:value-type="float">
            <text:p>0.001134991</text:p>
          </table:table-cell>
          <table:table-cell office:value-type="float" office:value="0.001852297" calcext:value-type="float">
            <text:p>0.001852297</text:p>
          </table:table-cell>
          <table:table-cell office:value-type="float" office:value="0.001110429" calcext:value-type="float">
            <text:p>0.0011104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153" calcext:value-type="float">
            <text:p>0.001075153</text:p>
          </table:table-cell>
          <table:table-cell/>
          <table:table-cell office:value-type="float" office:value="0.000096389" calcext:value-type="float">
            <text:p>9.6389E-05</text:p>
          </table:table-cell>
          <table:table-cell office:value-type="float" office:value="0.000813695" calcext:value-type="float">
            <text:p>0.000813695</text:p>
          </table:table-cell>
          <table:table-cell office:value-type="float" office:value="0.000071826" calcext:value-type="float">
            <text:p>7.18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55" calcext:value-type="float">
            <text:p>3.655E-05</text:p>
          </table:table-cell>
          <table:table-cell/>
          <table:table-cell office:value-type="float" office:value="24.591614127" calcext:value-type="float">
            <text:p>24.591614127</text:p>
          </table:table-cell>
          <table:table-cell office:value-type="float" office:value="24.609324013" calcext:value-type="float">
            <text:p>24.609324013</text:p>
          </table:table-cell>
          <table:table-cell office:value-type="float" office:value="24.591007685" calcext:value-type="float">
            <text:p>24.591007685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36737" calcext:value-type="float">
            <text:p>24.590136737</text:p>
          </table:table-cell>
          <table:table-cell/>
          <table:table-cell office:value-type="float" office:value="0.00244325" calcext:value-type="float">
            <text:p>0.00244325</text:p>
          </table:table-cell>
          <table:table-cell office:value-type="float" office:value="0.020625592" calcext:value-type="float">
            <text:p>0.020625592</text:p>
          </table:table-cell>
          <table:table-cell office:value-type="float" office:value="0.001820628" calcext:value-type="float">
            <text:p>0.0018206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6442" calcext:value-type="float">
            <text:p>0.0009264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2-02 22:10:1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060633" calcext:value-type="float">
            <text:p>0.139060633</text:p>
          </table:table-cell>
          <table:table-cell office:value-type="float" office:value="0.226387409" calcext:value-type="float">
            <text:p>0.226387409</text:p>
          </table:table-cell>
          <table:table-cell office:value-type="float" office:value="0.135830657" calcext:value-type="float">
            <text:p>0.135830657</text:p>
          </table:table-cell>
          <table:table-cell office:value-type="float" office:value="5" calcext:value-type="float">
            <text:p>5</text:p>
          </table:table-cell>
          <table:table-cell office:value-type="float" office:value="0.131686346" calcext:value-type="float">
            <text:p>0.131686346</text:p>
          </table:table-cell>
          <table:table-cell/>
          <table:table-cell office:value-type="float" office:value="0.001136116" calcext:value-type="float">
            <text:p>0.001136116</text:p>
          </table:table-cell>
          <table:table-cell office:value-type="float" office:value="0.00184957" calcext:value-type="float">
            <text:p>0.00184957</text:p>
          </table:table-cell>
          <table:table-cell office:value-type="float" office:value="0.001109728" calcext:value-type="float">
            <text:p>0.0011097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69" calcext:value-type="float">
            <text:p>0.001075869</text:p>
          </table:table-cell>
          <table:table-cell/>
          <table:table-cell office:value-type="float" office:value="0.000097514" calcext:value-type="float">
            <text:p>9.7514E-05</text:p>
          </table:table-cell>
          <table:table-cell office:value-type="float" office:value="0.000810968" calcext:value-type="float">
            <text:p>0.000810968</text:p>
          </table:table-cell>
          <table:table-cell office:value-type="float" office:value="0.000071125" calcext:value-type="float">
            <text:p>7.11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66" calcext:value-type="float">
            <text:p>3.7266E-05</text:p>
          </table:table-cell>
          <table:table-cell/>
          <table:table-cell office:value-type="float" office:value="24.581533957" calcext:value-type="float">
            <text:p>24.581533957</text:p>
          </table:table-cell>
          <table:table-cell office:value-type="float" office:value="24.599148903" calcext:value-type="float">
            <text:p>24.599148903</text:p>
          </table:table-cell>
          <table:table-cell office:value-type="float" office:value="24.580882423" calcext:value-type="float">
            <text:p>24.58088242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46455" calcext:value-type="float">
            <text:p>24.580046455</text:p>
          </table:table-cell>
          <table:table-cell/>
          <table:table-cell office:value-type="float" office:value="0.002471764" calcext:value-type="float">
            <text:p>0.002471764</text:p>
          </table:table-cell>
          <table:table-cell office:value-type="float" office:value="0.020556468" calcext:value-type="float">
            <text:p>0.020556468</text:p>
          </table:table-cell>
          <table:table-cell office:value-type="float" office:value="0.001802853" calcext:value-type="float">
            <text:p>0.0018028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4587" calcext:value-type="float">
            <text:p>0.0009445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2-02 22:10:11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09878" calcext:value-type="float">
            <text:p>0.13909878</text:p>
          </table:table-cell>
          <table:table-cell office:value-type="float" office:value="0.225949314" calcext:value-type="float">
            <text:p>0.225949314</text:p>
          </table:table-cell>
          <table:table-cell office:value-type="float" office:value="0.134929435" calcext:value-type="float">
            <text:p>0.134929435</text:p>
          </table:table-cell>
          <table:table-cell office:value-type="float" office:value="5" calcext:value-type="float">
            <text:p>5</text:p>
          </table:table-cell>
          <table:table-cell office:value-type="float" office:value="0.131961123" calcext:value-type="float">
            <text:p>0.131961123</text:p>
          </table:table-cell>
          <table:table-cell/>
          <table:table-cell office:value-type="float" office:value="0.001136428" calcext:value-type="float">
            <text:p>0.001136428</text:p>
          </table:table-cell>
          <table:table-cell office:value-type="float" office:value="0.001845991" calcext:value-type="float">
            <text:p>0.001845991</text:p>
          </table:table-cell>
          <table:table-cell office:value-type="float" office:value="0.001102365" calcext:value-type="float">
            <text:p>0.0011023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114" calcext:value-type="float">
            <text:p>0.001078114</text:p>
          </table:table-cell>
          <table:table-cell/>
          <table:table-cell office:value-type="float" office:value="0.000097825" calcext:value-type="float">
            <text:p>9.7825E-05</text:p>
          </table:table-cell>
          <table:table-cell office:value-type="float" office:value="0.000807388" calcext:value-type="float">
            <text:p>0.000807388</text:p>
          </table:table-cell>
          <table:table-cell office:value-type="float" office:value="0.000063762" calcext:value-type="float">
            <text:p>6.37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511" calcext:value-type="float">
            <text:p>3.9511E-05</text:p>
          </table:table-cell>
          <table:table-cell/>
          <table:table-cell office:value-type="float" office:value="24.586595623" calcext:value-type="float">
            <text:p>24.586595623</text:p>
          </table:table-cell>
          <table:table-cell office:value-type="float" office:value="24.604114426" calcext:value-type="float">
            <text:p>24.604114426</text:p>
          </table:table-cell>
          <table:table-cell office:value-type="float" office:value="24.585754609" calcext:value-type="float">
            <text:p>24.585754609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55859" calcext:value-type="float">
            <text:p>24.585155859</text:p>
          </table:table-cell>
          <table:table-cell/>
          <table:table-cell office:value-type="float" office:value="0.002479664" calcext:value-type="float">
            <text:p>0.002479664</text:p>
          </table:table-cell>
          <table:table-cell office:value-type="float" office:value="0.020465743" calcext:value-type="float">
            <text:p>0.020465743</text:p>
          </table:table-cell>
          <table:table-cell office:value-type="float" office:value="0.001616215" calcext:value-type="float">
            <text:p>0.0016162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1492" calcext:value-type="float">
            <text:p>0.0010014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2-02 22:10:12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161365" calcext:value-type="float">
            <text:p>0.139161365</text:p>
          </table:table-cell>
          <table:table-cell office:value-type="float" office:value="0.225614336" calcext:value-type="float">
            <text:p>0.225614336</text:p>
          </table:table-cell>
          <table:table-cell office:value-type="float" office:value="0.13435425" calcext:value-type="float">
            <text:p>0.13435425</text:p>
          </table:table-cell>
          <table:table-cell office:value-type="float" office:value="5" calcext:value-type="float">
            <text:p>5</text:p>
          </table:table-cell>
          <table:table-cell office:value-type="float" office:value="0.132105366" calcext:value-type="float">
            <text:p>0.132105366</text:p>
          </table:table-cell>
          <table:table-cell/>
          <table:table-cell office:value-type="float" office:value="0.001136939" calcext:value-type="float">
            <text:p>0.001136939</text:p>
          </table:table-cell>
          <table:table-cell office:value-type="float" office:value="0.001843254" calcext:value-type="float">
            <text:p>0.001843254</text:p>
          </table:table-cell>
          <table:table-cell office:value-type="float" office:value="0.001097665" calcext:value-type="float">
            <text:p>0.0010976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292" calcext:value-type="float">
            <text:p>0.001079292</text:p>
          </table:table-cell>
          <table:table-cell/>
          <table:table-cell office:value-type="float" office:value="0.000098337" calcext:value-type="float">
            <text:p>9.8337E-05</text:p>
          </table:table-cell>
          <table:table-cell office:value-type="float" office:value="0.000804652" calcext:value-type="float">
            <text:p>0.000804652</text:p>
          </table:table-cell>
          <table:table-cell office:value-type="float" office:value="0.000059063" calcext:value-type="float">
            <text:p>5.906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689" calcext:value-type="float">
            <text:p>4.0689E-05</text:p>
          </table:table-cell>
          <table:table-cell/>
          <table:table-cell office:value-type="float" office:value="24.591662219" calcext:value-type="float">
            <text:p>24.591662219</text:p>
          </table:table-cell>
          <table:table-cell office:value-type="float" office:value="24.609100749" calcext:value-type="float">
            <text:p>24.609100749</text:p>
          </table:table-cell>
          <table:table-cell office:value-type="float" office:value="24.590692562" calcext:value-type="float">
            <text:p>24.59069256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38933" calcext:value-type="float">
            <text:p>24.590238933</text:p>
          </table:table-cell>
          <table:table-cell/>
          <table:table-cell office:value-type="float" office:value="0.002492625" calcext:value-type="float">
            <text:p>0.002492625</text:p>
          </table:table-cell>
          <table:table-cell office:value-type="float" office:value="0.020396372" calcext:value-type="float">
            <text:p>0.020396372</text:p>
          </table:table-cell>
          <table:table-cell office:value-type="float" office:value="0.001497097" calcext:value-type="float">
            <text:p>0.0014970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1365" calcext:value-type="float">
            <text:p>0.0010313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2-02 22:10:13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40503" calcext:value-type="float">
            <text:p>0.139140503</text:p>
          </table:table-cell>
          <table:table-cell office:value-type="float" office:value="0.225314525" calcext:value-type="float">
            <text:p>0.225314525</text:p>
          </table:table-cell>
          <table:table-cell office:value-type="float" office:value="0.13436021" calcext:value-type="float">
            <text:p>0.13436021</text:p>
          </table:table-cell>
          <table:table-cell office:value-type="float" office:value="5" calcext:value-type="float">
            <text:p>5</text:p>
          </table:table-cell>
          <table:table-cell office:value-type="float" office:value="0.132112519" calcext:value-type="float">
            <text:p>0.132112519</text:p>
          </table:table-cell>
          <table:table-cell/>
          <table:table-cell office:value-type="float" office:value="0.001136769" calcext:value-type="float">
            <text:p>0.001136769</text:p>
          </table:table-cell>
          <table:table-cell office:value-type="float" office:value="0.001840805" calcext:value-type="float">
            <text:p>0.001840805</text:p>
          </table:table-cell>
          <table:table-cell office:value-type="float" office:value="0.001097714" calcext:value-type="float">
            <text:p>0.0010977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51" calcext:value-type="float">
            <text:p>0.001079351</text:p>
          </table:table-cell>
          <table:table-cell/>
          <table:table-cell office:value-type="float" office:value="0.000098166" calcext:value-type="float">
            <text:p>9.8166E-05</text:p>
          </table:table-cell>
          <table:table-cell office:value-type="float" office:value="0.000802202" calcext:value-type="float">
            <text:p>0.000802202</text:p>
          </table:table-cell>
          <table:table-cell office:value-type="float" office:value="0.000059111" calcext:value-type="float">
            <text:p>5.911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748" calcext:value-type="float">
            <text:p>4.0748E-05</text:p>
          </table:table-cell>
          <table:table-cell/>
          <table:table-cell office:value-type="float" office:value="24.581550068" calcext:value-type="float">
            <text:p>24.581550068</text:p>
          </table:table-cell>
          <table:table-cell office:value-type="float" office:value="24.59893249" calcext:value-type="float">
            <text:p>24.59893249</text:p>
          </table:table-cell>
          <table:table-cell office:value-type="float" office:value="24.580585813" calcext:value-type="float">
            <text:p>24.58058581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3242" calcext:value-type="float">
            <text:p>24.58013242</text:p>
          </table:table-cell>
          <table:table-cell/>
          <table:table-cell office:value-type="float" office:value="0.002488305" calcext:value-type="float">
            <text:p>0.002488305</text:p>
          </table:table-cell>
          <table:table-cell office:value-type="float" office:value="0.020334284" calcext:value-type="float">
            <text:p>0.020334284</text:p>
          </table:table-cell>
          <table:table-cell office:value-type="float" office:value="0.001498331" calcext:value-type="float">
            <text:p>0.0014983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2846" calcext:value-type="float">
            <text:p>0.0010328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2-02 22:10:1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189975" calcext:value-type="float">
            <text:p>0.139189975</text:p>
          </table:table-cell>
          <table:table-cell office:value-type="float" office:value="0.225096968" calcext:value-type="float">
            <text:p>0.225096968</text:p>
          </table:table-cell>
          <table:table-cell office:value-type="float" office:value="0.134086625" calcext:value-type="float">
            <text:p>0.134086625</text:p>
          </table:table-cell>
          <table:table-cell office:value-type="float" office:value="5" calcext:value-type="float">
            <text:p>5</text:p>
          </table:table-cell>
          <table:table-cell office:value-type="float" office:value="0.132148878" calcext:value-type="float">
            <text:p>0.132148878</text:p>
          </table:table-cell>
          <table:table-cell/>
          <table:table-cell office:value-type="float" office:value="0.001137173" calcext:value-type="float">
            <text:p>0.001137173</text:p>
          </table:table-cell>
          <table:table-cell office:value-type="float" office:value="0.001839028" calcext:value-type="float">
            <text:p>0.001839028</text:p>
          </table:table-cell>
          <table:table-cell office:value-type="float" office:value="0.001095479" calcext:value-type="float">
            <text:p>0.0010954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48" calcext:value-type="float">
            <text:p>0.001079648</text:p>
          </table:table-cell>
          <table:table-cell/>
          <table:table-cell office:value-type="float" office:value="0.00009857" calcext:value-type="float">
            <text:p>9.857E-05</text:p>
          </table:table-cell>
          <table:table-cell office:value-type="float" office:value="0.000800425" calcext:value-type="float">
            <text:p>0.000800425</text:p>
          </table:table-cell>
          <table:table-cell office:value-type="float" office:value="0.000056876" calcext:value-type="float">
            <text:p>5.68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45" calcext:value-type="float">
            <text:p>4.1045E-05</text:p>
          </table:table-cell>
          <table:table-cell/>
          <table:table-cell office:value-type="float" office:value="24.586614018" calcext:value-type="float">
            <text:p>24.586614018</text:p>
          </table:table-cell>
          <table:table-cell office:value-type="float" office:value="24.603942498" calcext:value-type="float">
            <text:p>24.603942498</text:p>
          </table:table-cell>
          <table:table-cell office:value-type="float" office:value="24.585584602" calcext:value-type="float">
            <text:p>24.58558460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93732" calcext:value-type="float">
            <text:p>24.585193732</text:p>
          </table:table-cell>
          <table:table-cell/>
          <table:table-cell office:value-type="float" office:value="0.00249855" calcext:value-type="float">
            <text:p>0.00249855</text:p>
          </table:table-cell>
          <table:table-cell office:value-type="float" office:value="0.020289231" calcext:value-type="float">
            <text:p>0.020289231</text:p>
          </table:table-cell>
          <table:table-cell office:value-type="float" office:value="0.001441673" calcext:value-type="float">
            <text:p>0.0014416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0376" calcext:value-type="float">
            <text:p>0.0010403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2-02 22:10:1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84015" calcext:value-type="float">
            <text:p>0.139184015</text:p>
          </table:table-cell>
          <table:table-cell office:value-type="float" office:value="0.224875835" calcext:value-type="float">
            <text:p>0.224875835</text:p>
          </table:table-cell>
          <table:table-cell office:value-type="float" office:value="0.134307758" calcext:value-type="float">
            <text:p>0.134307758</text:p>
          </table:table-cell>
          <table:table-cell office:value-type="float" office:value="5" calcext:value-type="float">
            <text:p>5</text:p>
          </table:table-cell>
          <table:table-cell office:value-type="float" office:value="0.132052914" calcext:value-type="float">
            <text:p>0.132052914</text:p>
          </table:table-cell>
          <table:table-cell/>
          <table:table-cell office:value-type="float" office:value="0.001137124" calcext:value-type="float">
            <text:p>0.001137124</text:p>
          </table:table-cell>
          <table:table-cell office:value-type="float" office:value="0.001837221" calcext:value-type="float">
            <text:p>0.001837221</text:p>
          </table:table-cell>
          <table:table-cell office:value-type="float" office:value="0.001097286" calcext:value-type="float">
            <text:p>0.0010972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864" calcext:value-type="float">
            <text:p>0.001078864</text:p>
          </table:table-cell>
          <table:table-cell/>
          <table:table-cell office:value-type="float" office:value="0.000098522" calcext:value-type="float">
            <text:p>9.8522E-05</text:p>
          </table:table-cell>
          <table:table-cell office:value-type="float" office:value="0.000798618" calcext:value-type="float">
            <text:p>0.000798618</text:p>
          </table:table-cell>
          <table:table-cell office:value-type="float" office:value="0.000058683" calcext:value-type="float">
            <text:p>5.86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261" calcext:value-type="float">
            <text:p>4.0261E-05</text:p>
          </table:table-cell>
          <table:table-cell/>
          <table:table-cell office:value-type="float" office:value="24.581558845" calcext:value-type="float">
            <text:p>24.581558845</text:p>
          </table:table-cell>
          <table:table-cell office:value-type="float" office:value="24.598844001" calcext:value-type="float">
            <text:p>24.598844001</text:p>
          </table:table-cell>
          <table:table-cell office:value-type="float" office:value="24.580575232" calcext:value-type="float">
            <text:p>24.58057523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20397" calcext:value-type="float">
            <text:p>24.580120397</text:p>
          </table:table-cell>
          <table:table-cell/>
          <table:table-cell office:value-type="float" office:value="0.002497316" calcext:value-type="float">
            <text:p>0.002497316</text:p>
          </table:table-cell>
          <table:table-cell office:value-type="float" office:value="0.020243436" calcext:value-type="float">
            <text:p>0.020243436</text:p>
          </table:table-cell>
          <table:table-cell office:value-type="float" office:value="0.001487469" calcext:value-type="float">
            <text:p>0.0014874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0502" calcext:value-type="float">
            <text:p>0.0010205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2-02 22:10:17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299052" calcext:value-type="float">
            <text:p>0.139299052</text:p>
          </table:table-cell>
          <table:table-cell office:value-type="float" office:value="0.224638608" calcext:value-type="float">
            <text:p>0.224638608</text:p>
          </table:table-cell>
          <table:table-cell office:value-type="float" office:value="0.134294049" calcext:value-type="float">
            <text:p>0.134294049</text:p>
          </table:table-cell>
          <table:table-cell office:value-type="float" office:value="5" calcext:value-type="float">
            <text:p>5</text:p>
          </table:table-cell>
          <table:table-cell office:value-type="float" office:value="0.132058279" calcext:value-type="float">
            <text:p>0.132058279</text:p>
          </table:table-cell>
          <table:table-cell/>
          <table:table-cell office:value-type="float" office:value="0.001138064" calcext:value-type="float">
            <text:p>0.001138064</text:p>
          </table:table-cell>
          <table:table-cell office:value-type="float" office:value="0.001835283" calcext:value-type="float">
            <text:p>0.001835283</text:p>
          </table:table-cell>
          <table:table-cell office:value-type="float" office:value="0.001097174" calcext:value-type="float">
            <text:p>0.0010971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908" calcext:value-type="float">
            <text:p>0.001078908</text:p>
          </table:table-cell>
          <table:table-cell/>
          <table:table-cell office:value-type="float" office:value="0.000099461" calcext:value-type="float">
            <text:p>9.9461E-05</text:p>
          </table:table-cell>
          <table:table-cell office:value-type="float" office:value="0.00079668" calcext:value-type="float">
            <text:p>0.00079668</text:p>
          </table:table-cell>
          <table:table-cell office:value-type="float" office:value="0.000058571" calcext:value-type="float">
            <text:p>5.85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305" calcext:value-type="float">
            <text:p>4.0305E-05</text:p>
          </table:table-cell>
          <table:table-cell/>
          <table:table-cell office:value-type="float" office:value="24.571474108" calcext:value-type="float">
            <text:p>24.571474108</text:p>
          </table:table-cell>
          <table:table-cell office:value-type="float" office:value="24.588688366" calcext:value-type="float">
            <text:p>24.588688366</text:p>
          </table:table-cell>
          <table:table-cell office:value-type="float" office:value="24.570464517" calcext:value-type="float">
            <text:p>24.57046451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70013524" calcext:value-type="float">
            <text:p>24.570013524</text:p>
          </table:table-cell>
          <table:table-cell/>
          <table:table-cell office:value-type="float" office:value="0.002521139" calcext:value-type="float">
            <text:p>0.002521139</text:p>
          </table:table-cell>
          <table:table-cell office:value-type="float" office:value="0.020194309" calcext:value-type="float">
            <text:p>0.020194309</text:p>
          </table:table-cell>
          <table:table-cell office:value-type="float" office:value="0.00148463" calcext:value-type="float">
            <text:p>0.001484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1613" calcext:value-type="float">
            <text:p>0.0010216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2-02 22:10:1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856189" calcext:value-type="float">
            <text:p>0.138856189</text:p>
          </table:table-cell>
          <table:table-cell office:value-type="float" office:value="0.224111703" calcext:value-type="float">
            <text:p>0.224111703</text:p>
          </table:table-cell>
          <table:table-cell office:value-type="float" office:value="0.134524123" calcext:value-type="float">
            <text:p>0.134524123</text:p>
          </table:table-cell>
          <table:table-cell office:value-type="float" office:value="5" calcext:value-type="float">
            <text:p>5</text:p>
          </table:table-cell>
          <table:table-cell office:value-type="float" office:value="0.131983773" calcext:value-type="float">
            <text:p>0.131983773</text:p>
          </table:table-cell>
          <table:table-cell/>
          <table:table-cell office:value-type="float" office:value="0.001134446" calcext:value-type="float">
            <text:p>0.001134446</text:p>
          </table:table-cell>
          <table:table-cell office:value-type="float" office:value="0.001830978" calcext:value-type="float">
            <text:p>0.001830978</text:p>
          </table:table-cell>
          <table:table-cell office:value-type="float" office:value="0.001099053" calcext:value-type="float">
            <text:p>0.0010990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299" calcext:value-type="float">
            <text:p>0.001078299</text:p>
          </table:table-cell>
          <table:table-cell/>
          <table:table-cell office:value-type="float" office:value="0.000095843" calcext:value-type="float">
            <text:p>9.5843E-05</text:p>
          </table:table-cell>
          <table:table-cell office:value-type="float" office:value="0.000792375" calcext:value-type="float">
            <text:p>0.000792375</text:p>
          </table:table-cell>
          <table:table-cell office:value-type="float" office:value="0.000060451" calcext:value-type="float">
            <text:p>6.04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696" calcext:value-type="float">
            <text:p>3.9696E-05</text:p>
          </table:table-cell>
          <table:table-cell/>
          <table:table-cell office:value-type="float" office:value="24.581492718" calcext:value-type="float">
            <text:p>24.581492718</text:p>
          </table:table-cell>
          <table:table-cell office:value-type="float" office:value="24.598689867" calcext:value-type="float">
            <text:p>24.598689867</text:p>
          </table:table-cell>
          <table:table-cell office:value-type="float" office:value="24.580618876" calcext:value-type="float">
            <text:p>24.58061887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0645" calcext:value-type="float">
            <text:p>24.58010645</text:p>
          </table:table-cell>
          <table:table-cell/>
          <table:table-cell office:value-type="float" office:value="0.002429425" calcext:value-type="float">
            <text:p>0.002429425</text:p>
          </table:table-cell>
          <table:table-cell office:value-type="float" office:value="0.020085192" calcext:value-type="float">
            <text:p>0.020085192</text:p>
          </table:table-cell>
          <table:table-cell office:value-type="float" office:value="0.001532277" calcext:value-type="float">
            <text:p>0.0015322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6183" calcext:value-type="float">
            <text:p>0.0010061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2-02 22:10:2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192955" calcext:value-type="float">
            <text:p>0.139192955</text:p>
          </table:table-cell>
          <table:table-cell office:value-type="float" office:value="0.224122432" calcext:value-type="float">
            <text:p>0.224122432</text:p>
          </table:table-cell>
          <table:table-cell office:value-type="float" office:value="0.134964601" calcext:value-type="float">
            <text:p>0.134964601</text:p>
          </table:table-cell>
          <table:table-cell office:value-type="float" office:value="5" calcext:value-type="float">
            <text:p>5</text:p>
          </table:table-cell>
          <table:table-cell office:value-type="float" office:value="0.131827013" calcext:value-type="float">
            <text:p>0.131827013</text:p>
          </table:table-cell>
          <table:table-cell/>
          <table:table-cell office:value-type="float" office:value="0.001137197" calcext:value-type="float">
            <text:p>0.001137197</text:p>
          </table:table-cell>
          <table:table-cell office:value-type="float" office:value="0.001831066" calcext:value-type="float">
            <text:p>0.001831066</text:p>
          </table:table-cell>
          <table:table-cell office:value-type="float" office:value="0.001102652" calcext:value-type="float">
            <text:p>0.0011026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018" calcext:value-type="float">
            <text:p>0.001077018</text:p>
          </table:table-cell>
          <table:table-cell/>
          <table:table-cell office:value-type="float" office:value="0.000098595" calcext:value-type="float">
            <text:p>9.8595E-05</text:p>
          </table:table-cell>
          <table:table-cell office:value-type="float" office:value="0.000792463" calcext:value-type="float">
            <text:p>0.000792463</text:p>
          </table:table-cell>
          <table:table-cell office:value-type="float" office:value="0.000064049" calcext:value-type="float">
            <text:p>6.40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415" calcext:value-type="float">
            <text:p>3.8415E-05</text:p>
          </table:table-cell>
          <table:table-cell/>
          <table:table-cell office:value-type="float" office:value="24.571452707" calcext:value-type="float">
            <text:p>24.571452707</text:p>
          </table:table-cell>
          <table:table-cell office:value-type="float" office:value="24.588584246" calcext:value-type="float">
            <text:p>24.588584246</text:p>
          </table:table-cell>
          <table:table-cell office:value-type="float" office:value="24.570599778" calcext:value-type="float">
            <text:p>24.57059977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66874" calcext:value-type="float">
            <text:p>24.569966874</text:p>
          </table:table-cell>
          <table:table-cell/>
          <table:table-cell office:value-type="float" office:value="0.002499167" calcext:value-type="float">
            <text:p>0.002499167</text:p>
          </table:table-cell>
          <table:table-cell office:value-type="float" office:value="0.020087414" calcext:value-type="float">
            <text:p>0.020087414</text:p>
          </table:table-cell>
          <table:table-cell office:value-type="float" office:value="0.001623498" calcext:value-type="float">
            <text:p>0.0016234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3719" calcext:value-type="float">
            <text:p>0.0009737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2-02 22:10:21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083283" calcext:value-type="float">
            <text:p>0.139083283</text:p>
          </table:table-cell>
          <table:table-cell office:value-type="float" office:value="0.223860767" calcext:value-type="float">
            <text:p>0.223860767</text:p>
          </table:table-cell>
          <table:table-cell office:value-type="float" office:value="0.134922878" calcext:value-type="float">
            <text:p>0.134922878</text:p>
          </table:table-cell>
          <table:table-cell office:value-type="float" office:value="5" calcext:value-type="float">
            <text:p>5</text:p>
          </table:table-cell>
          <table:table-cell office:value-type="float" office:value="0.131875292" calcext:value-type="float">
            <text:p>0.131875292</text:p>
          </table:table-cell>
          <table:table-cell/>
          <table:table-cell office:value-type="float" office:value="0.001136301" calcext:value-type="float">
            <text:p>0.001136301</text:p>
          </table:table-cell>
          <table:table-cell office:value-type="float" office:value="0.001828928" calcext:value-type="float">
            <text:p>0.001828928</text:p>
          </table:table-cell>
          <table:table-cell office:value-type="float" office:value="0.001102311" calcext:value-type="float">
            <text:p>0.0011023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13" calcext:value-type="float">
            <text:p>0.001077413</text:p>
          </table:table-cell>
          <table:table-cell/>
          <table:table-cell office:value-type="float" office:value="0.000097699" calcext:value-type="float">
            <text:p>9.7699E-05</text:p>
          </table:table-cell>
          <table:table-cell office:value-type="float" office:value="0.000790325" calcext:value-type="float">
            <text:p>0.000790325</text:p>
          </table:table-cell>
          <table:table-cell office:value-type="float" office:value="0.000063708" calcext:value-type="float">
            <text:p>6.37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1" calcext:value-type="float">
            <text:p>3.881E-05</text:p>
          </table:table-cell>
          <table:table-cell/>
          <table:table-cell office:value-type="float" office:value="24.571430584" calcext:value-type="float">
            <text:p>24.571430584</text:p>
          </table:table-cell>
          <table:table-cell office:value-type="float" office:value="24.588531465" calcext:value-type="float">
            <text:p>24.588531465</text:p>
          </table:table-cell>
          <table:table-cell office:value-type="float" office:value="24.570591362" calcext:value-type="float">
            <text:p>24.570591362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76613" calcext:value-type="float">
            <text:p>24.569976613</text:p>
          </table:table-cell>
          <table:table-cell/>
          <table:table-cell office:value-type="float" office:value="0.002476455" calcext:value-type="float">
            <text:p>0.002476455</text:p>
          </table:table-cell>
          <table:table-cell office:value-type="float" office:value="0.020033226" calcext:value-type="float">
            <text:p>0.020033226</text:p>
          </table:table-cell>
          <table:table-cell office:value-type="float" office:value="0.001614857" calcext:value-type="float">
            <text:p>0.0016148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3717" calcext:value-type="float">
            <text:p>0.0009837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2-02 22:10:2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122622" calcext:value-type="float">
            <text:p>0.139122622</text:p>
          </table:table-cell>
          <table:table-cell office:value-type="float" office:value="0.223590758" calcext:value-type="float">
            <text:p>0.223590758</text:p>
          </table:table-cell>
          <table:table-cell office:value-type="float" office:value="0.13572158" calcext:value-type="float">
            <text:p>0.13572158</text:p>
          </table:table-cell>
          <table:table-cell office:value-type="float" office:value="5" calcext:value-type="float">
            <text:p>5</text:p>
          </table:table-cell>
          <table:table-cell office:value-type="float" office:value="0.131639258" calcext:value-type="float">
            <text:p>0.131639258</text:p>
          </table:table-cell>
          <table:table-cell/>
          <table:table-cell office:value-type="float" office:value="0.001136623" calcext:value-type="float">
            <text:p>0.001136623</text:p>
          </table:table-cell>
          <table:table-cell office:value-type="float" office:value="0.001826722" calcext:value-type="float">
            <text:p>0.001826722</text:p>
          </table:table-cell>
          <table:table-cell office:value-type="float" office:value="0.001108836" calcext:value-type="float">
            <text:p>0.0011088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84" calcext:value-type="float">
            <text:p>0.001075484</text:p>
          </table:table-cell>
          <table:table-cell/>
          <table:table-cell office:value-type="float" office:value="0.00009802" calcext:value-type="float">
            <text:p>9.802E-05</text:p>
          </table:table-cell>
          <table:table-cell office:value-type="float" office:value="0.000788119" calcext:value-type="float">
            <text:p>0.000788119</text:p>
          </table:table-cell>
          <table:table-cell office:value-type="float" office:value="0.000070234" calcext:value-type="float">
            <text:p>7.02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81" calcext:value-type="float">
            <text:p>3.6881E-05</text:p>
          </table:table-cell>
          <table:table-cell/>
          <table:table-cell office:value-type="float" office:value="24.57649249" calcext:value-type="float">
            <text:p>24.57649249</text:p>
          </table:table-cell>
          <table:table-cell office:value-type="float" office:value="24.593530893" calcext:value-type="float">
            <text:p>24.593530893</text:p>
          </table:table-cell>
          <table:table-cell office:value-type="float" office:value="24.575806447" calcext:value-type="float">
            <text:p>24.575806447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82978" calcext:value-type="float">
            <text:p>24.574982978</text:p>
          </table:table-cell>
          <table:table-cell/>
          <table:table-cell office:value-type="float" office:value="0.002484602" calcext:value-type="float">
            <text:p>0.002484602</text:p>
          </table:table-cell>
          <table:table-cell office:value-type="float" office:value="0.019977309" calcext:value-type="float">
            <text:p>0.019977309</text:p>
          </table:table-cell>
          <table:table-cell office:value-type="float" office:value="0.001780264" calcext:value-type="float">
            <text:p>0.0017802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836" calcext:value-type="float">
            <text:p>0.0009348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2-02 22:10:24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061229" calcext:value-type="float">
            <text:p>0.139061229</text:p>
          </table:table-cell>
          <table:table-cell office:value-type="float" office:value="0.223282006" calcext:value-type="float">
            <text:p>0.223282006</text:p>
          </table:table-cell>
          <table:table-cell office:value-type="float" office:value="0.135890858" calcext:value-type="float">
            <text:p>0.135890858</text:p>
          </table:table-cell>
          <table:table-cell office:value-type="float" office:value="5" calcext:value-type="float">
            <text:p>5</text:p>
          </table:table-cell>
          <table:table-cell office:value-type="float" office:value="0.131606475" calcext:value-type="float">
            <text:p>0.131606475</text:p>
          </table:table-cell>
          <table:table-cell/>
          <table:table-cell office:value-type="float" office:value="0.001136121" calcext:value-type="float">
            <text:p>0.001136121</text:p>
          </table:table-cell>
          <table:table-cell office:value-type="float" office:value="0.001824199" calcext:value-type="float">
            <text:p>0.001824199</text:p>
          </table:table-cell>
          <table:table-cell office:value-type="float" office:value="0.001110219" calcext:value-type="float">
            <text:p>0.0011102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16" calcext:value-type="float">
            <text:p>0.001075216</text:p>
          </table:table-cell>
          <table:table-cell/>
          <table:table-cell office:value-type="float" office:value="0.000097518" calcext:value-type="float">
            <text:p>9.7518E-05</text:p>
          </table:table-cell>
          <table:table-cell office:value-type="float" office:value="0.000785597" calcext:value-type="float">
            <text:p>0.000785597</text:p>
          </table:table-cell>
          <table:table-cell office:value-type="float" office:value="0.000071617" calcext:value-type="float">
            <text:p>7.16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14" calcext:value-type="float">
            <text:p>3.6614E-05</text:p>
          </table:table-cell>
          <table:table-cell/>
          <table:table-cell office:value-type="float" office:value="24.576480106" calcext:value-type="float">
            <text:p>24.576480106</text:p>
          </table:table-cell>
          <table:table-cell office:value-type="float" office:value="24.593468614" calcext:value-type="float">
            <text:p>24.593468614</text:p>
          </table:table-cell>
          <table:table-cell office:value-type="float" office:value="24.575840593" calcext:value-type="float">
            <text:p>24.575840593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6366" calcext:value-type="float">
            <text:p>24.574976366</text:p>
          </table:table-cell>
          <table:table-cell/>
          <table:table-cell office:value-type="float" office:value="0.002471888" calcext:value-type="float">
            <text:p>0.002471888</text:p>
          </table:table-cell>
          <table:table-cell office:value-type="float" office:value="0.01991337" calcext:value-type="float">
            <text:p>0.01991337</text:p>
          </table:table-cell>
          <table:table-cell office:value-type="float" office:value="0.00181532" calcext:value-type="float">
            <text:p>0.001815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8047" calcext:value-type="float">
            <text:p>0.0009280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2-02 22:10:25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060037" calcext:value-type="float">
            <text:p>0.139060037</text:p>
          </table:table-cell>
          <table:table-cell office:value-type="float" office:value="0.222712782" calcext:value-type="float">
            <text:p>0.222712782</text:p>
          </table:table-cell>
          <table:table-cell office:value-type="float" office:value="0.134144441" calcext:value-type="float">
            <text:p>0.134144441</text:p>
          </table:table-cell>
          <table:table-cell office:value-type="float" office:value="5" calcext:value-type="float">
            <text:p>5</text:p>
          </table:table-cell>
          <table:table-cell office:value-type="float" office:value="0.132186429" calcext:value-type="float">
            <text:p>0.132186429</text:p>
          </table:table-cell>
          <table:table-cell/>
          <table:table-cell office:value-type="float" office:value="0.001136111" calcext:value-type="float">
            <text:p>0.001136111</text:p>
          </table:table-cell>
          <table:table-cell office:value-type="float" office:value="0.001819549" calcext:value-type="float">
            <text:p>0.001819549</text:p>
          </table:table-cell>
          <table:table-cell office:value-type="float" office:value="0.001095951" calcext:value-type="float">
            <text:p>0.0010959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954" calcext:value-type="float">
            <text:p>0.001079954</text:p>
          </table:table-cell>
          <table:table-cell/>
          <table:table-cell office:value-type="float" office:value="0.000097509" calcext:value-type="float">
            <text:p>9.7509E-05</text:p>
          </table:table-cell>
          <table:table-cell office:value-type="float" office:value="0.000780946" calcext:value-type="float">
            <text:p>0.000780946</text:p>
          </table:table-cell>
          <table:table-cell office:value-type="float" office:value="0.000057349" calcext:value-type="float">
            <text:p>5.73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352" calcext:value-type="float">
            <text:p>4.1352E-05</text:p>
          </table:table-cell>
          <table:table-cell/>
          <table:table-cell office:value-type="float" office:value="24.581533837" calcext:value-type="float">
            <text:p>24.581533837</text:p>
          </table:table-cell>
          <table:table-cell office:value-type="float" office:value="24.598407689" calcext:value-type="float">
            <text:p>24.598407689</text:p>
          </table:table-cell>
          <table:table-cell office:value-type="float" office:value="24.580542289" calcext:value-type="float">
            <text:p>24.58054228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47329" calcext:value-type="float">
            <text:p>24.580147329</text:p>
          </table:table-cell>
          <table:table-cell/>
          <table:table-cell office:value-type="float" office:value="0.002471641" calcext:value-type="float">
            <text:p>0.002471641</text:p>
          </table:table-cell>
          <table:table-cell office:value-type="float" office:value="0.019795489" calcext:value-type="float">
            <text:p>0.019795489</text:p>
          </table:table-cell>
          <table:table-cell office:value-type="float" office:value="0.001453647" calcext:value-type="float">
            <text:p>0.0014536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8152" calcext:value-type="float">
            <text:p>0.0010481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2-02 22:10:2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983743" calcext:value-type="float">
            <text:p>0.138983743</text:p>
          </table:table-cell>
          <table:table-cell office:value-type="float" office:value="0.22271755" calcext:value-type="float">
            <text:p>0.22271755</text:p>
          </table:table-cell>
          <table:table-cell office:value-type="float" office:value="0.13459386" calcext:value-type="float">
            <text:p>0.13459386</text:p>
          </table:table-cell>
          <table:table-cell office:value-type="float" office:value="5" calcext:value-type="float">
            <text:p>5</text:p>
          </table:table-cell>
          <table:table-cell office:value-type="float" office:value="0.131992713" calcext:value-type="float">
            <text:p>0.131992713</text:p>
          </table:table-cell>
          <table:table-cell/>
          <table:table-cell office:value-type="float" office:value="0.001135488" calcext:value-type="float">
            <text:p>0.001135488</text:p>
          </table:table-cell>
          <table:table-cell office:value-type="float" office:value="0.001819588" calcext:value-type="float">
            <text:p>0.001819588</text:p>
          </table:table-cell>
          <table:table-cell office:value-type="float" office:value="0.001099623" calcext:value-type="float">
            <text:p>0.0010996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72" calcext:value-type="float">
            <text:p>0.001078372</text:p>
          </table:table-cell>
          <table:table-cell/>
          <table:table-cell office:value-type="float" office:value="0.000096885" calcext:value-type="float">
            <text:p>9.6885E-05</text:p>
          </table:table-cell>
          <table:table-cell office:value-type="float" office:value="0.000780985" calcext:value-type="float">
            <text:p>0.000780985</text:p>
          </table:table-cell>
          <table:table-cell office:value-type="float" office:value="0.00006102" calcext:value-type="float">
            <text:p>6.10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69" calcext:value-type="float">
            <text:p>3.9769E-05</text:p>
          </table:table-cell>
          <table:table-cell/>
          <table:table-cell office:value-type="float" office:value="24.581518447" calcext:value-type="float">
            <text:p>24.581518447</text:p>
          </table:table-cell>
          <table:table-cell office:value-type="float" office:value="24.59840865" calcext:value-type="float">
            <text:p>24.59840865</text:p>
          </table:table-cell>
          <table:table-cell office:value-type="float" office:value="24.580632943" calcext:value-type="float">
            <text:p>24.58063294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08253" calcext:value-type="float">
            <text:p>24.580108253</text:p>
          </table:table-cell>
          <table:table-cell/>
          <table:table-cell office:value-type="float" office:value="0.002455841" calcext:value-type="float">
            <text:p>0.002455841</text:p>
          </table:table-cell>
          <table:table-cell office:value-type="float" office:value="0.019796477" calcext:value-type="float">
            <text:p>0.019796477</text:p>
          </table:table-cell>
          <table:table-cell office:value-type="float" office:value="0.001546719" calcext:value-type="float">
            <text:p>0.0015467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8035" calcext:value-type="float">
            <text:p>0.0010080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2-02 22:10:27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929503" calcext:value-type="float">
            <text:p>0.138929503</text:p>
          </table:table-cell>
          <table:table-cell office:value-type="float" office:value="0.222505358" calcext:value-type="float">
            <text:p>0.222505358</text:p>
          </table:table-cell>
          <table:table-cell office:value-type="float" office:value="0.135806815" calcext:value-type="float">
            <text:p>0.135806815</text:p>
          </table:table-cell>
          <table:table-cell office:value-type="float" office:value="5" calcext:value-type="float">
            <text:p>5</text:p>
          </table:table-cell>
          <table:table-cell office:value-type="float" office:value="0.131605879" calcext:value-type="float">
            <text:p>0.131605879</text:p>
          </table:table-cell>
          <table:table-cell/>
          <table:table-cell office:value-type="float" office:value="0.001135045" calcext:value-type="float">
            <text:p>0.001135045</text:p>
          </table:table-cell>
          <table:table-cell office:value-type="float" office:value="0.001817854" calcext:value-type="float">
            <text:p>0.001817854</text:p>
          </table:table-cell>
          <table:table-cell office:value-type="float" office:value="0.001109533" calcext:value-type="float">
            <text:p>0.0011095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11" calcext:value-type="float">
            <text:p>0.001075211</text:p>
          </table:table-cell>
          <table:table-cell/>
          <table:table-cell office:value-type="float" office:value="0.000096442" calcext:value-type="float">
            <text:p>9.6442E-05</text:p>
          </table:table-cell>
          <table:table-cell office:value-type="float" office:value="0.000779251" calcext:value-type="float">
            <text:p>0.000779251</text:p>
          </table:table-cell>
          <table:table-cell office:value-type="float" office:value="0.00007093" calcext:value-type="float">
            <text:p>7.0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09" calcext:value-type="float">
            <text:p>3.6609E-05</text:p>
          </table:table-cell>
          <table:table-cell/>
          <table:table-cell office:value-type="float" office:value="24.571399564" calcext:value-type="float">
            <text:p>24.571399564</text:p>
          </table:table-cell>
          <table:table-cell office:value-type="float" office:value="24.588258061" calcext:value-type="float">
            <text:p>24.588258061</text:p>
          </table:table-cell>
          <table:table-cell office:value-type="float" office:value="24.570769667" calcext:value-type="float">
            <text:p>24.57076966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22268" calcext:value-type="float">
            <text:p>24.569922268</text:p>
          </table:table-cell>
          <table:table-cell/>
          <table:table-cell office:value-type="float" office:value="0.002444608" calcext:value-type="float">
            <text:p>0.002444608</text:p>
          </table:table-cell>
          <table:table-cell office:value-type="float" office:value="0.019752534" calcext:value-type="float">
            <text:p>0.019752534</text:p>
          </table:table-cell>
          <table:table-cell office:value-type="float" office:value="0.001797916" calcext:value-type="float">
            <text:p>0.0017979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7923" calcext:value-type="float">
            <text:p>0.0009279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2-02 22:10:29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81387" calcext:value-type="float">
            <text:p>0.13881387</text:p>
          </table:table-cell>
          <table:table-cell office:value-type="float" office:value="0.222021964" calcext:value-type="float">
            <text:p>0.222021964</text:p>
          </table:table-cell>
          <table:table-cell office:value-type="float" office:value="0.135338919" calcext:value-type="float">
            <text:p>0.135338919</text:p>
          </table:table-cell>
          <table:table-cell office:value-type="float" office:value="5" calcext:value-type="float">
            <text:p>5</text:p>
          </table:table-cell>
          <table:table-cell office:value-type="float" office:value="0.13184847" calcext:value-type="float">
            <text:p>0.13184847</text:p>
          </table:table-cell>
          <table:table-cell/>
          <table:table-cell office:value-type="float" office:value="0.0011341" calcext:value-type="float">
            <text:p>0.0011341</text:p>
          </table:table-cell>
          <table:table-cell office:value-type="float" office:value="0.001813905" calcext:value-type="float">
            <text:p>0.001813905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93" calcext:value-type="float">
            <text:p>0.001077193</text:p>
          </table:table-cell>
          <table:table-cell/>
          <table:table-cell office:value-type="float" office:value="0.000095497" calcext:value-type="float">
            <text:p>9.5497E-05</text:p>
          </table:table-cell>
          <table:table-cell office:value-type="float" office:value="0.000775302" calcext:value-type="float">
            <text:p>0.000775302</text:p>
          </table:table-cell>
          <table:table-cell office:value-type="float" office:value="0.000067107" calcext:value-type="float">
            <text:p>6.71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91" calcext:value-type="float">
            <text:p>3.8591E-05</text:p>
          </table:table-cell>
          <table:table-cell/>
          <table:table-cell office:value-type="float" office:value="24.571376239" calcext:value-type="float">
            <text:p>24.571376239</text:p>
          </table:table-cell>
          <table:table-cell office:value-type="float" office:value="24.588160554" calcext:value-type="float">
            <text:p>24.588160554</text:p>
          </table:table-cell>
          <table:table-cell office:value-type="float" office:value="24.570675284" calcext:value-type="float">
            <text:p>24.570675284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71202" calcext:value-type="float">
            <text:p>24.569971202</text:p>
          </table:table-cell>
          <table:table-cell/>
          <table:table-cell office:value-type="float" office:value="0.002420661" calcext:value-type="float">
            <text:p>0.002420661</text:p>
          </table:table-cell>
          <table:table-cell office:value-type="float" office:value="0.019652427" calcext:value-type="float">
            <text:p>0.019652427</text:p>
          </table:table-cell>
          <table:table-cell office:value-type="float" office:value="0.001701017" calcext:value-type="float">
            <text:p>0.0017010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8163" calcext:value-type="float">
            <text:p>0.00097816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2-02 22:10:3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511078" calcext:value-type="float">
            <text:p>0.138511078</text:p>
          </table:table-cell>
          <table:table-cell office:value-type="float" office:value="0.221735265" calcext:value-type="float">
            <text:p>0.221735265</text:p>
          </table:table-cell>
          <table:table-cell office:value-type="float" office:value="0.13592364" calcext:value-type="float">
            <text:p>0.13592364</text:p>
          </table:table-cell>
          <table:table-cell office:value-type="float" office:value="5" calcext:value-type="float">
            <text:p>5</text:p>
          </table:table-cell>
          <table:table-cell office:value-type="float" office:value="0.131598727" calcext:value-type="float">
            <text:p>0.131598727</text:p>
          </table:table-cell>
          <table:table-cell/>
          <table:table-cell office:value-type="float" office:value="0.001131626" calcext:value-type="float">
            <text:p>0.001131626</text:p>
          </table:table-cell>
          <table:table-cell office:value-type="float" office:value="0.001811563" calcext:value-type="float">
            <text:p>0.001811563</text:p>
          </table:table-cell>
          <table:table-cell office:value-type="float" office:value="0.001110487" calcext:value-type="float">
            <text:p>0.0011104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153" calcext:value-type="float">
            <text:p>0.001075153</text:p>
          </table:table-cell>
          <table:table-cell/>
          <table:table-cell office:value-type="float" office:value="0.000093024" calcext:value-type="float">
            <text:p>9.3024E-05</text:p>
          </table:table-cell>
          <table:table-cell office:value-type="float" office:value="0.00077296" calcext:value-type="float">
            <text:p>0.00077296</text:p>
          </table:table-cell>
          <table:table-cell office:value-type="float" office:value="0.000071885" calcext:value-type="float">
            <text:p>7.18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55" calcext:value-type="float">
            <text:p>3.655E-05</text:p>
          </table:table-cell>
          <table:table-cell/>
          <table:table-cell office:value-type="float" office:value="24.571315161" calcext:value-type="float">
            <text:p>24.571315161</text:p>
          </table:table-cell>
          <table:table-cell office:value-type="float" office:value="24.588102723" calcext:value-type="float">
            <text:p>24.588102723</text:p>
          </table:table-cell>
          <table:table-cell office:value-type="float" office:value="24.570793232" calcext:value-type="float">
            <text:p>24.570793232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20825" calcext:value-type="float">
            <text:p>24.569920825</text:p>
          </table:table-cell>
          <table:table-cell/>
          <table:table-cell office:value-type="float" office:value="0.002357954" calcext:value-type="float">
            <text:p>0.002357954</text:p>
          </table:table-cell>
          <table:table-cell office:value-type="float" office:value="0.019593055" calcext:value-type="float">
            <text:p>0.019593055</text:p>
          </table:table-cell>
          <table:table-cell office:value-type="float" office:value="0.00182211" calcext:value-type="float">
            <text:p>0.001822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6442" calcext:value-type="float">
            <text:p>0.0009264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2-02 22:10:31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8894932" calcext:value-type="float">
            <text:p>0.138894932</text:p>
          </table:table-cell>
          <table:table-cell office:value-type="float" office:value="0.221760299" calcext:value-type="float">
            <text:p>0.221760299</text:p>
          </table:table-cell>
          <table:table-cell office:value-type="float" office:value="0.135976092" calcext:value-type="float">
            <text:p>0.135976092</text:p>
          </table:table-cell>
          <table:table-cell office:value-type="float" office:value="5" calcext:value-type="float">
            <text:p>5</text:p>
          </table:table-cell>
          <table:table-cell office:value-type="float" office:value="0.131536142" calcext:value-type="float">
            <text:p>0.131536142</text:p>
          </table:table-cell>
          <table:table-cell/>
          <table:table-cell office:value-type="float" office:value="0.001134763" calcext:value-type="float">
            <text:p>0.001134763</text:p>
          </table:table-cell>
          <table:table-cell office:value-type="float" office:value="0.001811767" calcext:value-type="float">
            <text:p>0.001811767</text:p>
          </table:table-cell>
          <table:table-cell office:value-type="float" office:value="0.001110916" calcext:value-type="float">
            <text:p>0.0011109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42" calcext:value-type="float">
            <text:p>0.001074642</text:p>
          </table:table-cell>
          <table:table-cell/>
          <table:table-cell office:value-type="float" office:value="0.00009616" calcext:value-type="float">
            <text:p>9.616E-05</text:p>
          </table:table-cell>
          <table:table-cell office:value-type="float" office:value="0.000773164" calcext:value-type="float">
            <text:p>0.000773164</text:p>
          </table:table-cell>
          <table:table-cell office:value-type="float" office:value="0.000072313" calcext:value-type="float">
            <text:p>7.23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39" calcext:value-type="float">
            <text:p>3.6039E-05</text:p>
          </table:table-cell>
          <table:table-cell/>
          <table:table-cell office:value-type="float" office:value="24.56128465" calcext:value-type="float">
            <text:p>24.56128465</text:p>
          </table:table-cell>
          <table:table-cell office:value-type="float" office:value="24.577999985" calcext:value-type="float">
            <text:p>24.577999985</text:p>
          </table:table-cell>
          <table:table-cell office:value-type="float" office:value="24.560695866" calcext:value-type="float">
            <text:p>24.560695866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00246" calcext:value-type="float">
            <text:p>24.559800246</text:p>
          </table:table-cell>
          <table:table-cell/>
          <table:table-cell office:value-type="float" office:value="0.002437448" calcext:value-type="float">
            <text:p>0.002437448</text:p>
          </table:table-cell>
          <table:table-cell office:value-type="float" office:value="0.019598239" calcext:value-type="float">
            <text:p>0.019598239</text:p>
          </table:table-cell>
          <table:table-cell office:value-type="float" office:value="0.001832972" calcext:value-type="float">
            <text:p>0.0018329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3481" calcext:value-type="float">
            <text:p>0.0009134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2-02 22:10:33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8779299" calcext:value-type="float">
            <text:p>0.138779299</text:p>
          </table:table-cell>
          <table:table-cell office:value-type="float" office:value="0.221393135" calcext:value-type="float">
            <text:p>0.221393135</text:p>
          </table:table-cell>
          <table:table-cell office:value-type="float" office:value="0.135986821" calcext:value-type="float">
            <text:p>0.135986821</text:p>
          </table:table-cell>
          <table:table-cell office:value-type="float" office:value="5" calcext:value-type="float">
            <text:p>5</text:p>
          </table:table-cell>
          <table:table-cell office:value-type="float" office:value="0.13156058" calcext:value-type="float">
            <text:p>0.13156058</text:p>
          </table:table-cell>
          <table:table-cell/>
          <table:table-cell office:value-type="float" office:value="0.001133818" calcext:value-type="float">
            <text:p>0.001133818</text:p>
          </table:table-cell>
          <table:table-cell office:value-type="float" office:value="0.001808767" calcext:value-type="float">
            <text:p>0.001808767</text:p>
          </table:table-cell>
          <table:table-cell office:value-type="float" office:value="0.001111003" calcext:value-type="float">
            <text:p>0.0011110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41" calcext:value-type="float">
            <text:p>0.001074841</text:p>
          </table:table-cell>
          <table:table-cell/>
          <table:table-cell office:value-type="float" office:value="0.000095215" calcext:value-type="float">
            <text:p>9.5215E-05</text:p>
          </table:table-cell>
          <table:table-cell office:value-type="float" office:value="0.000770165" calcext:value-type="float">
            <text:p>0.000770165</text:p>
          </table:table-cell>
          <table:table-cell office:value-type="float" office:value="0.000072401" calcext:value-type="float">
            <text:p>7.240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39" calcext:value-type="float">
            <text:p>3.6239E-05</text:p>
          </table:table-cell>
          <table:table-cell/>
          <table:table-cell office:value-type="float" office:value="24.561261325" calcext:value-type="float">
            <text:p>24.561261325</text:p>
          </table:table-cell>
          <table:table-cell office:value-type="float" office:value="24.577925922" calcext:value-type="float">
            <text:p>24.577925922</text:p>
          </table:table-cell>
          <table:table-cell office:value-type="float" office:value="24.560698031" calcext:value-type="float">
            <text:p>24.560698031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05176" calcext:value-type="float">
            <text:p>24.559805176</text:p>
          </table:table-cell>
          <table:table-cell/>
          <table:table-cell office:value-type="float" office:value="0.002413501" calcext:value-type="float">
            <text:p>0.002413501</text:p>
          </table:table-cell>
          <table:table-cell office:value-type="float" office:value="0.019522203" calcext:value-type="float">
            <text:p>0.019522203</text:p>
          </table:table-cell>
          <table:table-cell office:value-type="float" office:value="0.001835194" calcext:value-type="float">
            <text:p>0.0018351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8542" calcext:value-type="float">
            <text:p>0.00091854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2-02 22:10:34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8623135" calcext:value-type="float">
            <text:p>0.138623135</text:p>
          </table:table-cell>
          <table:table-cell office:value-type="float" office:value="0.22120538" calcext:value-type="float">
            <text:p>0.22120538</text:p>
          </table:table-cell>
          <table:table-cell office:value-type="float" office:value="0.135971324" calcext:value-type="float">
            <text:p>0.135971324</text:p>
          </table:table-cell>
          <table:table-cell office:value-type="float" office:value="5" calcext:value-type="float">
            <text:p>5</text:p>
          </table:table-cell>
          <table:table-cell office:value-type="float" office:value="0.131578461" calcext:value-type="float">
            <text:p>0.131578461</text:p>
          </table:table-cell>
          <table:table-cell/>
          <table:table-cell office:value-type="float" office:value="0.001132542" calcext:value-type="float">
            <text:p>0.001132542</text:p>
          </table:table-cell>
          <table:table-cell office:value-type="float" office:value="0.001807233" calcext:value-type="float">
            <text:p>0.001807233</text:p>
          </table:table-cell>
          <table:table-cell office:value-type="float" office:value="0.001110877" calcext:value-type="float">
            <text:p>0.0011108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987" calcext:value-type="float">
            <text:p>0.001074987</text:p>
          </table:table-cell>
          <table:table-cell/>
          <table:table-cell office:value-type="float" office:value="0.000093939" calcext:value-type="float">
            <text:p>9.3939E-05</text:p>
          </table:table-cell>
          <table:table-cell office:value-type="float" office:value="0.000768631" calcext:value-type="float">
            <text:p>0.000768631</text:p>
          </table:table-cell>
          <table:table-cell office:value-type="float" office:value="0.000072274" calcext:value-type="float">
            <text:p>7.22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385" calcext:value-type="float">
            <text:p>3.6385E-05</text:p>
          </table:table-cell>
          <table:table-cell/>
          <table:table-cell office:value-type="float" office:value="24.566283794" calcext:value-type="float">
            <text:p>24.566283794</text:p>
          </table:table-cell>
          <table:table-cell office:value-type="float" office:value="24.582941943" calcext:value-type="float">
            <text:p>24.582941943</text:p>
          </table:table-cell>
          <table:table-cell office:value-type="float" office:value="24.565748877" calcext:value-type="float">
            <text:p>24.565748877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6276" calcext:value-type="float">
            <text:p>24.56486276</text:p>
          </table:table-cell>
          <table:table-cell/>
          <table:table-cell office:value-type="float" office:value="0.002381161" calcext:value-type="float">
            <text:p>0.002381161</text:p>
          </table:table-cell>
          <table:table-cell office:value-type="float" office:value="0.019483321" calcext:value-type="float">
            <text:p>0.019483321</text:p>
          </table:table-cell>
          <table:table-cell office:value-type="float" office:value="0.001831985" calcext:value-type="float">
            <text:p>0.0018319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2245" calcext:value-type="float">
            <text:p>0.000922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2-02 22:10:35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8671415" calcext:value-type="float">
            <text:p>0.138671415</text:p>
          </table:table-cell>
          <table:table-cell office:value-type="float" office:value="0.220681455" calcext:value-type="float">
            <text:p>0.220681455</text:p>
          </table:table-cell>
          <table:table-cell office:value-type="float" office:value="0.134903209" calcext:value-type="float">
            <text:p>0.134903209</text:p>
          </table:table-cell>
          <table:table-cell office:value-type="float" office:value="5" calcext:value-type="float">
            <text:p>5</text:p>
          </table:table-cell>
          <table:table-cell office:value-type="float" office:value="0.131895558" calcext:value-type="float">
            <text:p>0.131895558</text:p>
          </table:table-cell>
          <table:table-cell/>
          <table:table-cell office:value-type="float" office:value="0.001132936" calcext:value-type="float">
            <text:p>0.001132936</text:p>
          </table:table-cell>
          <table:table-cell office:value-type="float" office:value="0.001802953" calcext:value-type="float">
            <text:p>0.001802953</text:p>
          </table:table-cell>
          <table:table-cell office:value-type="float" office:value="0.00110215" calcext:value-type="float">
            <text:p>0.001102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578" calcext:value-type="float">
            <text:p>0.001077578</text:p>
          </table:table-cell>
          <table:table-cell/>
          <table:table-cell office:value-type="float" office:value="0.000094334" calcext:value-type="float">
            <text:p>9.4334E-05</text:p>
          </table:table-cell>
          <table:table-cell office:value-type="float" office:value="0.00076435" calcext:value-type="float">
            <text:p>0.00076435</text:p>
          </table:table-cell>
          <table:table-cell office:value-type="float" office:value="0.000063548" calcext:value-type="float">
            <text:p>6.354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975" calcext:value-type="float">
            <text:p>3.8975E-05</text:p>
          </table:table-cell>
          <table:table-cell/>
          <table:table-cell office:value-type="float" office:value="24.566293533" calcext:value-type="float">
            <text:p>24.566293533</text:p>
          </table:table-cell>
          <table:table-cell office:value-type="float" office:value="24.58283626" calcext:value-type="float">
            <text:p>24.58283626</text:p>
          </table:table-cell>
          <table:table-cell office:value-type="float" office:value="24.56553342" calcext:value-type="float">
            <text:p>24.56553342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926724" calcext:value-type="float">
            <text:p>24.564926724</text:p>
          </table:table-cell>
          <table:table-cell/>
          <table:table-cell office:value-type="float" office:value="0.002391159" calcext:value-type="float">
            <text:p>0.002391159</text:p>
          </table:table-cell>
          <table:table-cell office:value-type="float" office:value="0.019374821" calcext:value-type="float">
            <text:p>0.019374821</text:p>
          </table:table-cell>
          <table:table-cell office:value-type="float" office:value="0.001610783" calcext:value-type="float">
            <text:p>0.0016107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7914" calcext:value-type="float">
            <text:p>0.0009879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2-02 22:10:36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8750093" calcext:value-type="float">
            <text:p>0.138750093</text:p>
          </table:table-cell>
          <table:table-cell office:value-type="float" office:value="0.220402505" calcext:value-type="float">
            <text:p>0.220402505</text:p>
          </table:table-cell>
          <table:table-cell office:value-type="float" office:value="0.134723203" calcext:value-type="float">
            <text:p>0.134723203</text:p>
          </table:table-cell>
          <table:table-cell office:value-type="float" office:value="5" calcext:value-type="float">
            <text:p>5</text:p>
          </table:table-cell>
          <table:table-cell office:value-type="float" office:value="0.131933109" calcext:value-type="float">
            <text:p>0.131933109</text:p>
          </table:table-cell>
          <table:table-cell/>
          <table:table-cell office:value-type="float" office:value="0.001133579" calcext:value-type="float">
            <text:p>0.001133579</text:p>
          </table:table-cell>
          <table:table-cell office:value-type="float" office:value="0.001800674" calcext:value-type="float">
            <text:p>0.001800674</text:p>
          </table:table-cell>
          <table:table-cell office:value-type="float" office:value="0.00110068" calcext:value-type="float">
            <text:p>0.001100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885" calcext:value-type="float">
            <text:p>0.001077885</text:p>
          </table:table-cell>
          <table:table-cell/>
          <table:table-cell office:value-type="float" office:value="0.000094976" calcext:value-type="float">
            <text:p>9.4976E-05</text:p>
          </table:table-cell>
          <table:table-cell office:value-type="float" office:value="0.000762071" calcext:value-type="float">
            <text:p>0.000762071</text:p>
          </table:table-cell>
          <table:table-cell office:value-type="float" office:value="0.000062077" calcext:value-type="float">
            <text:p>6.20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282" calcext:value-type="float">
            <text:p>3.9282E-05</text:p>
          </table:table-cell>
          <table:table-cell/>
          <table:table-cell office:value-type="float" office:value="24.571363374" calcext:value-type="float">
            <text:p>24.571363374</text:p>
          </table:table-cell>
          <table:table-cell office:value-type="float" office:value="24.587833887" calcext:value-type="float">
            <text:p>24.587833887</text:p>
          </table:table-cell>
          <table:table-cell office:value-type="float" office:value="24.570551084" calcext:value-type="float">
            <text:p>24.570551084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88276" calcext:value-type="float">
            <text:p>24.569988276</text:p>
          </table:table-cell>
          <table:table-cell/>
          <table:table-cell office:value-type="float" office:value="0.002407453" calcext:value-type="float">
            <text:p>0.002407453</text:p>
          </table:table-cell>
          <table:table-cell office:value-type="float" office:value="0.019317053" calcext:value-type="float">
            <text:p>0.019317053</text:p>
          </table:table-cell>
          <table:table-cell office:value-type="float" office:value="0.001573505" calcext:value-type="float">
            <text:p>0.0015735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5691" calcext:value-type="float">
            <text:p>0.0009956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2-02 22:10:38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8723867" calcext:value-type="float">
            <text:p>0.138723867</text:p>
          </table:table-cell>
          <table:table-cell office:value-type="float" office:value="0.220135477" calcext:value-type="float">
            <text:p>0.220135477</text:p>
          </table:table-cell>
          <table:table-cell office:value-type="float" office:value="0.134492533" calcext:value-type="float">
            <text:p>0.134492533</text:p>
          </table:table-cell>
          <table:table-cell office:value-type="float" office:value="5" calcext:value-type="float">
            <text:p>5</text:p>
          </table:table-cell>
          <table:table-cell office:value-type="float" office:value="0.13200523" calcext:value-type="float">
            <text:p>0.13200523</text:p>
          </table:table-cell>
          <table:table-cell/>
          <table:table-cell office:value-type="float" office:value="0.001133365" calcext:value-type="float">
            <text:p>0.001133365</text:p>
          </table:table-cell>
          <table:table-cell office:value-type="float" office:value="0.001798492" calcext:value-type="float">
            <text:p>0.001798492</text:p>
          </table:table-cell>
          <table:table-cell office:value-type="float" office:value="0.001098795" calcext:value-type="float">
            <text:p>0.0010987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474" calcext:value-type="float">
            <text:p>0.001078474</text:p>
          </table:table-cell>
          <table:table-cell/>
          <table:table-cell office:value-type="float" office:value="0.000094762" calcext:value-type="float">
            <text:p>9.4762E-05</text:p>
          </table:table-cell>
          <table:table-cell office:value-type="float" office:value="0.00075989" calcext:value-type="float">
            <text:p>0.00075989</text:p>
          </table:table-cell>
          <table:table-cell office:value-type="float" office:value="0.000060192" calcext:value-type="float">
            <text:p>6.019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871" calcext:value-type="float">
            <text:p>3.9871E-05</text:p>
          </table:table-cell>
          <table:table-cell/>
          <table:table-cell office:value-type="float" office:value="24.581466026" calcext:value-type="float">
            <text:p>24.581466026</text:p>
          </table:table-cell>
          <table:table-cell office:value-type="float" office:value="24.597887816" calcext:value-type="float">
            <text:p>24.597887816</text:p>
          </table:table-cell>
          <table:table-cell office:value-type="float" office:value="24.580612504" calcext:value-type="float">
            <text:p>24.580612504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10778" calcext:value-type="float">
            <text:p>24.580110778</text:p>
          </table:table-cell>
          <table:table-cell/>
          <table:table-cell office:value-type="float" office:value="0.002402022" calcext:value-type="float">
            <text:p>0.002402022</text:p>
          </table:table-cell>
          <table:table-cell office:value-type="float" office:value="0.019261754" calcext:value-type="float">
            <text:p>0.019261754</text:p>
          </table:table-cell>
          <table:table-cell office:value-type="float" office:value="0.001525735" calcext:value-type="float">
            <text:p>0.0015257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0627" calcext:value-type="float">
            <text:p>0.0010106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2-02 22:10:39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8996856" calcext:value-type="float">
            <text:p>0.138996856</text:p>
          </table:table-cell>
          <table:table-cell office:value-type="float" office:value="0.219852951" calcext:value-type="float">
            <text:p>0.219852951</text:p>
          </table:table-cell>
          <table:table-cell office:value-type="float" office:value="0.134082453" calcext:value-type="float">
            <text:p>0.134082453</text:p>
          </table:table-cell>
          <table:table-cell office:value-type="float" office:value="5" calcext:value-type="float">
            <text:p>5</text:p>
          </table:table-cell>
          <table:table-cell office:value-type="float" office:value="0.132146493" calcext:value-type="float">
            <text:p>0.132146493</text:p>
          </table:table-cell>
          <table:table-cell/>
          <table:table-cell office:value-type="float" office:value="0.001135595" calcext:value-type="float">
            <text:p>0.001135595</text:p>
          </table:table-cell>
          <table:table-cell office:value-type="float" office:value="0.001796184" calcext:value-type="float">
            <text:p>0.001796184</text:p>
          </table:table-cell>
          <table:table-cell office:value-type="float" office:value="0.001095445" calcext:value-type="float">
            <text:p>0.0010954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28" calcext:value-type="float">
            <text:p>0.001079628</text:p>
          </table:table-cell>
          <table:table-cell/>
          <table:table-cell office:value-type="float" office:value="0.000096992" calcext:value-type="float">
            <text:p>9.6992E-05</text:p>
          </table:table-cell>
          <table:table-cell office:value-type="float" office:value="0.000757581" calcext:value-type="float">
            <text:p>0.000757581</text:p>
          </table:table-cell>
          <table:table-cell office:value-type="float" office:value="0.000056842" calcext:value-type="float">
            <text:p>5.684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25" calcext:value-type="float">
            <text:p>4.1025E-05</text:p>
          </table:table-cell>
          <table:table-cell/>
          <table:table-cell office:value-type="float" office:value="24.576467121" calcext:value-type="float">
            <text:p>24.576467121</text:p>
          </table:table-cell>
          <table:table-cell office:value-type="float" office:value="24.592776931" calcext:value-type="float">
            <text:p>24.592776931</text:p>
          </table:table-cell>
          <table:table-cell office:value-type="float" office:value="24.575475809" calcext:value-type="float">
            <text:p>24.57547580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85296" calcext:value-type="float">
            <text:p>24.575085296</text:p>
          </table:table-cell>
          <table:table-cell/>
          <table:table-cell office:value-type="float" office:value="0.002458556" calcext:value-type="float">
            <text:p>0.002458556</text:p>
          </table:table-cell>
          <table:table-cell office:value-type="float" office:value="0.019203246" calcext:value-type="float">
            <text:p>0.019203246</text:p>
          </table:table-cell>
          <table:table-cell office:value-type="float" office:value="0.001440809" calcext:value-type="float">
            <text:p>0.0014408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9882" calcext:value-type="float">
            <text:p>0.0010398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2-02 22:10:4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134543" calcext:value-type="float">
            <text:p>0.139134543</text:p>
          </table:table-cell>
          <table:table-cell office:value-type="float" office:value="0.219666984" calcext:value-type="float">
            <text:p>0.219666984</text:p>
          </table:table-cell>
          <table:table-cell office:value-type="float" office:value="0.134294049" calcext:value-type="float">
            <text:p>0.134294049</text:p>
          </table:table-cell>
          <table:table-cell office:value-type="float" office:value="5" calcext:value-type="float">
            <text:p>5</text:p>
          </table:table-cell>
          <table:table-cell office:value-type="float" office:value="0.132024304" calcext:value-type="float">
            <text:p>0.132024304</text:p>
          </table:table-cell>
          <table:table-cell/>
          <table:table-cell office:value-type="float" office:value="0.00113672" calcext:value-type="float">
            <text:p>0.00113672</text:p>
          </table:table-cell>
          <table:table-cell office:value-type="float" office:value="0.001794665" calcext:value-type="float">
            <text:p>0.001794665</text:p>
          </table:table-cell>
          <table:table-cell office:value-type="float" office:value="0.001097174" calcext:value-type="float">
            <text:p>0.0010971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3" calcext:value-type="float">
            <text:p>0.00107863</text:p>
          </table:table-cell>
          <table:table-cell/>
          <table:table-cell office:value-type="float" office:value="0.000098117" calcext:value-type="float">
            <text:p>9.8117E-05</text:p>
          </table:table-cell>
          <table:table-cell office:value-type="float" office:value="0.000756062" calcext:value-type="float">
            <text:p>0.000756062</text:p>
          </table:table-cell>
          <table:table-cell office:value-type="float" office:value="0.000058571" calcext:value-type="float">
            <text:p>5.85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27" calcext:value-type="float">
            <text:p>4.0027E-05</text:p>
          </table:table-cell>
          <table:table-cell/>
          <table:table-cell office:value-type="float" office:value="24.571440924" calcext:value-type="float">
            <text:p>24.571440924</text:p>
          </table:table-cell>
          <table:table-cell office:value-type="float" office:value="24.587685523" calcext:value-type="float">
            <text:p>24.587685523</text:p>
          </table:table-cell>
          <table:table-cell office:value-type="float" office:value="24.570464517" calcext:value-type="float">
            <text:p>24.57046451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70006671" calcext:value-type="float">
            <text:p>24.570006671</text:p>
          </table:table-cell>
          <table:table-cell/>
          <table:table-cell office:value-type="float" office:value="0.002487071" calcext:value-type="float">
            <text:p>0.002487071</text:p>
          </table:table-cell>
          <table:table-cell office:value-type="float" office:value="0.019164734" calcext:value-type="float">
            <text:p>0.019164734</text:p>
          </table:table-cell>
          <table:table-cell office:value-type="float" office:value="0.00148463" calcext:value-type="float">
            <text:p>0.001484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4577" calcext:value-type="float">
            <text:p>0.00101457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2-02 22:10:41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122026" calcext:value-type="float">
            <text:p>0.139122026</text:p>
          </table:table-cell>
          <table:table-cell office:value-type="float" office:value="0.219435122" calcext:value-type="float">
            <text:p>0.219435122</text:p>
          </table:table-cell>
          <table:table-cell office:value-type="float" office:value="0.134928839" calcext:value-type="float">
            <text:p>0.134928839</text:p>
          </table:table-cell>
          <table:table-cell office:value-type="float" office:value="5" calcext:value-type="float">
            <text:p>5</text:p>
          </table:table-cell>
          <table:table-cell office:value-type="float" office:value="0.131861583" calcext:value-type="float">
            <text:p>0.131861583</text:p>
          </table:table-cell>
          <table:table-cell/>
          <table:table-cell office:value-type="float" office:value="0.001136618" calcext:value-type="float">
            <text:p>0.001136618</text:p>
          </table:table-cell>
          <table:table-cell office:value-type="float" office:value="0.001792771" calcext:value-type="float">
            <text:p>0.001792771</text:p>
          </table:table-cell>
          <table:table-cell office:value-type="float" office:value="0.00110236" calcext:value-type="float">
            <text:p>0.001102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301" calcext:value-type="float">
            <text:p>0.001077301</text:p>
          </table:table-cell>
          <table:table-cell/>
          <table:table-cell office:value-type="float" office:value="0.000098015" calcext:value-type="float">
            <text:p>9.8015E-05</text:p>
          </table:table-cell>
          <table:table-cell office:value-type="float" office:value="0.000754168" calcext:value-type="float">
            <text:p>0.000754168</text:p>
          </table:table-cell>
          <table:table-cell office:value-type="float" office:value="0.000063757" calcext:value-type="float">
            <text:p>6.37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698" calcext:value-type="float">
            <text:p>3.8698E-05</text:p>
          </table:table-cell>
          <table:table-cell/>
          <table:table-cell office:value-type="float" office:value="24.561330459" calcext:value-type="float">
            <text:p>24.561330459</text:p>
          </table:table-cell>
          <table:table-cell office:value-type="float" office:value="24.577530961" calcext:value-type="float">
            <text:p>24.577530961</text:p>
          </table:table-cell>
          <table:table-cell office:value-type="float" office:value="24.560484616" calcext:value-type="float">
            <text:p>24.560484616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65894" calcext:value-type="float">
            <text:p>24.559865894</text:p>
          </table:table-cell>
          <table:table-cell/>
          <table:table-cell office:value-type="float" office:value="0.002484478" calcext:value-type="float">
            <text:p>0.002484478</text:p>
          </table:table-cell>
          <table:table-cell office:value-type="float" office:value="0.019116718" calcext:value-type="float">
            <text:p>0.019116718</text:p>
          </table:table-cell>
          <table:table-cell office:value-type="float" office:value="0.001616091" calcext:value-type="float">
            <text:p>0.0016160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0878" calcext:value-type="float">
            <text:p>0.0009808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2-02 22:10:43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9200108" calcext:value-type="float">
            <text:p>0.139200108</text:p>
          </table:table-cell>
          <table:table-cell office:value-type="float" office:value="0.21917763" calcext:value-type="float">
            <text:p>0.21917763</text:p>
          </table:table-cell>
          <table:table-cell office:value-type="float" office:value="0.134891288" calcext:value-type="float">
            <text:p>0.134891288</text:p>
          </table:table-cell>
          <table:table-cell office:value-type="float" office:value="5" calcext:value-type="float">
            <text:p>5</text:p>
          </table:table-cell>
          <table:table-cell office:value-type="float" office:value="0.13184847" calcext:value-type="float">
            <text:p>0.13184847</text:p>
          </table:table-cell>
          <table:table-cell/>
          <table:table-cell office:value-type="float" office:value="0.001137256" calcext:value-type="float">
            <text:p>0.001137256</text:p>
          </table:table-cell>
          <table:table-cell office:value-type="float" office:value="0.001790667" calcext:value-type="float">
            <text:p>0.001790667</text:p>
          </table:table-cell>
          <table:table-cell office:value-type="float" office:value="0.001102053" calcext:value-type="float">
            <text:p>0.0011020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93" calcext:value-type="float">
            <text:p>0.001077193</text:p>
          </table:table-cell>
          <table:table-cell/>
          <table:table-cell office:value-type="float" office:value="0.000098653" calcext:value-type="float">
            <text:p>9.8653E-05</text:p>
          </table:table-cell>
          <table:table-cell office:value-type="float" office:value="0.000752064" calcext:value-type="float">
            <text:p>0.000752064</text:p>
          </table:table-cell>
          <table:table-cell office:value-type="float" office:value="0.00006345" calcext:value-type="float">
            <text:p>6.3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91" calcext:value-type="float">
            <text:p>3.8591E-05</text:p>
          </table:table-cell>
          <table:table-cell/>
          <table:table-cell office:value-type="float" office:value="24.566400179" calcext:value-type="float">
            <text:p>24.566400179</text:p>
          </table:table-cell>
          <table:table-cell office:value-type="float" office:value="24.582532917" calcext:value-type="float">
            <text:p>24.582532917</text:p>
          </table:table-cell>
          <table:table-cell office:value-type="float" office:value="24.565531015" calcext:value-type="float">
            <text:p>24.565531015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917225" calcext:value-type="float">
            <text:p>24.564917225</text:p>
          </table:table-cell>
          <table:table-cell/>
          <table:table-cell office:value-type="float" office:value="0.002500649" calcext:value-type="float">
            <text:p>0.002500649</text:p>
          </table:table-cell>
          <table:table-cell office:value-type="float" office:value="0.019063394" calcext:value-type="float">
            <text:p>0.019063394</text:p>
          </table:table-cell>
          <table:table-cell office:value-type="float" office:value="0.001608315" calcext:value-type="float">
            <text:p>0.0016083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8163" calcext:value-type="float">
            <text:p>0.0009781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2-02 22:10:44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133947" calcext:value-type="float">
            <text:p>0.139133947</text:p>
          </table:table-cell>
          <table:table-cell office:value-type="float" office:value="0.218806889" calcext:value-type="float">
            <text:p>0.218806889</text:p>
          </table:table-cell>
          <table:table-cell office:value-type="float" office:value="0.134912149" calcext:value-type="float">
            <text:p>0.134912149</text:p>
          </table:table-cell>
          <table:table-cell office:value-type="float" office:value="5" calcext:value-type="float">
            <text:p>5</text:p>
          </table:table-cell>
          <table:table-cell office:value-type="float" office:value="0.131753699" calcext:value-type="float">
            <text:p>0.131753699</text:p>
          </table:table-cell>
          <table:table-cell/>
          <table:table-cell office:value-type="float" office:value="0.001136715" calcext:value-type="float">
            <text:p>0.001136715</text:p>
          </table:table-cell>
          <table:table-cell office:value-type="float" office:value="0.001787638" calcext:value-type="float">
            <text:p>0.001787638</text:p>
          </table:table-cell>
          <table:table-cell office:value-type="float" office:value="0.001102223" calcext:value-type="float">
            <text:p>0.0011022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419" calcext:value-type="float">
            <text:p>0.001076419</text:p>
          </table:table-cell>
          <table:table-cell/>
          <table:table-cell office:value-type="float" office:value="0.000098113" calcext:value-type="float">
            <text:p>9.8113E-05</text:p>
          </table:table-cell>
          <table:table-cell office:value-type="float" office:value="0.000749035" calcext:value-type="float">
            <text:p>0.000749035</text:p>
          </table:table-cell>
          <table:table-cell office:value-type="float" office:value="0.000063621" calcext:value-type="float">
            <text:p>6.36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816" calcext:value-type="float">
            <text:p>3.7816E-05</text:p>
          </table:table-cell>
          <table:table-cell/>
          <table:table-cell office:value-type="float" office:value="24.571440804" calcext:value-type="float">
            <text:p>24.571440804</text:p>
          </table:table-cell>
          <table:table-cell office:value-type="float" office:value="24.58751203" calcext:value-type="float">
            <text:p>24.58751203</text:p>
          </table:table-cell>
          <table:table-cell office:value-type="float" office:value="24.570589198" calcext:value-type="float">
            <text:p>24.57058919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52086" calcext:value-type="float">
            <text:p>24.569952086</text:p>
          </table:table-cell>
          <table:table-cell/>
          <table:table-cell office:value-type="float" office:value="0.002486947" calcext:value-type="float">
            <text:p>0.002486947</text:p>
          </table:table-cell>
          <table:table-cell office:value-type="float" office:value="0.018986617" calcext:value-type="float">
            <text:p>0.018986617</text:p>
          </table:table-cell>
          <table:table-cell office:value-type="float" office:value="0.001612635" calcext:value-type="float">
            <text:p>0.0016126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8536" calcext:value-type="float">
            <text:p>0.0009585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2-02 22:10:4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16971" calcext:value-type="float">
            <text:p>0.13916971</text:p>
          </table:table-cell>
          <table:table-cell office:value-type="float" office:value="0.218580391" calcext:value-type="float">
            <text:p>0.218580391</text:p>
          </table:table-cell>
          <table:table-cell office:value-type="float" office:value="0.135310904" calcext:value-type="float">
            <text:p>0.135310904</text:p>
          </table:table-cell>
          <table:table-cell office:value-type="float" office:value="5" calcext:value-type="float">
            <text:p>5</text:p>
          </table:table-cell>
          <table:table-cell office:value-type="float" office:value="0.131688134" calcext:value-type="float">
            <text:p>0.131688134</text:p>
          </table:table-cell>
          <table:table-cell/>
          <table:table-cell office:value-type="float" office:value="0.001137007" calcext:value-type="float">
            <text:p>0.001137007</text:p>
          </table:table-cell>
          <table:table-cell office:value-type="float" office:value="0.001785788" calcext:value-type="float">
            <text:p>0.001785788</text:p>
          </table:table-cell>
          <table:table-cell office:value-type="float" office:value="0.001105481" calcext:value-type="float">
            <text:p>0.0011054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83" calcext:value-type="float">
            <text:p>0.001075883</text:p>
          </table:table-cell>
          <table:table-cell/>
          <table:table-cell office:value-type="float" office:value="0.000098405" calcext:value-type="float">
            <text:p>9.8405E-05</text:p>
          </table:table-cell>
          <table:table-cell office:value-type="float" office:value="0.000747185" calcext:value-type="float">
            <text:p>0.000747185</text:p>
          </table:table-cell>
          <table:table-cell office:value-type="float" office:value="0.000066879" calcext:value-type="float">
            <text:p>6.68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81" calcext:value-type="float">
            <text:p>3.7281E-05</text:p>
          </table:table-cell>
          <table:table-cell/>
          <table:table-cell office:value-type="float" office:value="24.561340078" calcext:value-type="float">
            <text:p>24.561340078</text:p>
          </table:table-cell>
          <table:table-cell office:value-type="float" office:value="24.577358548" calcext:value-type="float">
            <text:p>24.577358548</text:p>
          </table:table-cell>
          <table:table-cell office:value-type="float" office:value="24.560561686" calcext:value-type="float">
            <text:p>24.560561686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30906" calcext:value-type="float">
            <text:p>24.559830906</text:p>
          </table:table-cell>
          <table:table-cell/>
          <table:table-cell office:value-type="float" office:value="0.002494353" calcext:value-type="float">
            <text:p>0.002494353</text:p>
          </table:table-cell>
          <table:table-cell office:value-type="float" office:value="0.018939711" calcext:value-type="float">
            <text:p>0.018939711</text:p>
          </table:table-cell>
          <table:table-cell office:value-type="float" office:value="0.001695215" calcext:value-type="float">
            <text:p>0.0016952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4958" calcext:value-type="float">
            <text:p>0.0009449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2-02 22:10:4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204876" calcext:value-type="float">
            <text:p>0.139204876</text:p>
          </table:table-cell>
          <table:table-cell office:value-type="float" office:value="0.218349125" calcext:value-type="float">
            <text:p>0.218349125</text:p>
          </table:table-cell>
          <table:table-cell office:value-type="float" office:value="0.135645287" calcext:value-type="float">
            <text:p>0.135645287</text:p>
          </table:table-cell>
          <table:table-cell office:value-type="float" office:value="5" calcext:value-type="float">
            <text:p>5</text:p>
          </table:table-cell>
          <table:table-cell office:value-type="float" office:value="0.131623165" calcext:value-type="float">
            <text:p>0.131623165</text:p>
          </table:table-cell>
          <table:table-cell/>
          <table:table-cell office:value-type="float" office:value="0.001137295" calcext:value-type="float">
            <text:p>0.001137295</text:p>
          </table:table-cell>
          <table:table-cell office:value-type="float" office:value="0.001783898" calcext:value-type="float">
            <text:p>0.001783898</text:p>
          </table:table-cell>
          <table:table-cell office:value-type="float" office:value="0.001108213" calcext:value-type="float">
            <text:p>0.0011082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53" calcext:value-type="float">
            <text:p>0.001075353</text:p>
          </table:table-cell>
          <table:table-cell/>
          <table:table-cell office:value-type="float" office:value="0.000098692" calcext:value-type="float">
            <text:p>9.8692E-05</text:p>
          </table:table-cell>
          <table:table-cell office:value-type="float" office:value="0.000745295" calcext:value-type="float">
            <text:p>0.000745295</text:p>
          </table:table-cell>
          <table:table-cell office:value-type="float" office:value="0.00006961" calcext:value-type="float">
            <text:p>6.9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5" calcext:value-type="float">
            <text:p>3.675E-05</text:p>
          </table:table-cell>
          <table:table-cell/>
          <table:table-cell office:value-type="float" office:value="24.581563053" calcext:value-type="float">
            <text:p>24.581563053</text:p>
          </table:table-cell>
          <table:table-cell office:value-type="float" office:value="24.597527488" calcext:value-type="float">
            <text:p>24.597527488</text:p>
          </table:table-cell>
          <table:table-cell office:value-type="float" office:value="24.580845032" calcext:value-type="float">
            <text:p>24.58084503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371" calcext:value-type="float">
            <text:p>24.58003371</text:p>
          </table:table-cell>
          <table:table-cell/>
          <table:table-cell office:value-type="float" office:value="0.002501636" calcext:value-type="float">
            <text:p>0.002501636</text:p>
          </table:table-cell>
          <table:table-cell office:value-type="float" office:value="0.018891818" calcext:value-type="float">
            <text:p>0.018891818</text:p>
          </table:table-cell>
          <table:table-cell office:value-type="float" office:value="0.001764464" calcext:value-type="float">
            <text:p>0.0017644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1503" calcext:value-type="float">
            <text:p>0.0009315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2-02 22:10:48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189379" calcext:value-type="float">
            <text:p>0.139189379</text:p>
          </table:table-cell>
          <table:table-cell office:value-type="float" office:value="0.218061831" calcext:value-type="float">
            <text:p>0.218061831</text:p>
          </table:table-cell>
          <table:table-cell office:value-type="float" office:value="0.135597603" calcext:value-type="float">
            <text:p>0.135597603</text:p>
          </table:table-cell>
          <table:table-cell office:value-type="float" office:value="5" calcext:value-type="float">
            <text:p>5</text:p>
          </table:table-cell>
          <table:table-cell office:value-type="float" office:value="0.131585018" calcext:value-type="float">
            <text:p>0.131585018</text:p>
          </table:table-cell>
          <table:table-cell/>
          <table:table-cell office:value-type="float" office:value="0.001137168" calcext:value-type="float">
            <text:p>0.001137168</text:p>
          </table:table-cell>
          <table:table-cell office:value-type="float" office:value="0.001781551" calcext:value-type="float">
            <text:p>0.001781551</text:p>
          </table:table-cell>
          <table:table-cell office:value-type="float" office:value="0.001107824" calcext:value-type="float">
            <text:p>0.0011078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41" calcext:value-type="float">
            <text:p>0.001075041</text:p>
          </table:table-cell>
          <table:table-cell/>
          <table:table-cell office:value-type="float" office:value="0.000098565" calcext:value-type="float">
            <text:p>9.8565E-05</text:p>
          </table:table-cell>
          <table:table-cell office:value-type="float" office:value="0.000742948" calcext:value-type="float">
            <text:p>0.000742948</text:p>
          </table:table-cell>
          <table:table-cell office:value-type="float" office:value="0.000069221" calcext:value-type="float">
            <text:p>6.92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38" calcext:value-type="float">
            <text:p>3.6438E-05</text:p>
          </table:table-cell>
          <table:table-cell/>
          <table:table-cell office:value-type="float" office:value="24.571451986" calcext:value-type="float">
            <text:p>24.571451986</text:p>
          </table:table-cell>
          <table:table-cell office:value-type="float" office:value="24.587361742" calcext:value-type="float">
            <text:p>24.587361742</text:p>
          </table:table-cell>
          <table:table-cell office:value-type="float" office:value="24.570727465" calcext:value-type="float">
            <text:p>24.57072746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1806" calcext:value-type="float">
            <text:p>24.56991806</text:p>
          </table:table-cell>
          <table:table-cell/>
          <table:table-cell office:value-type="float" office:value="0.002498427" calcext:value-type="float">
            <text:p>0.002498427</text:p>
          </table:table-cell>
          <table:table-cell office:value-type="float" office:value="0.018832322" calcext:value-type="float">
            <text:p>0.018832322</text:p>
          </table:table-cell>
          <table:table-cell office:value-type="float" office:value="0.001754589" calcext:value-type="float">
            <text:p>0.0017545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3603" calcext:value-type="float">
            <text:p>0.0009236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2-02 22:10:4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213817" calcext:value-type="float">
            <text:p>0.139213817</text:p>
          </table:table-cell>
          <table:table-cell office:value-type="float" office:value="0.217822816" calcext:value-type="float">
            <text:p>0.217822816</text:p>
          </table:table-cell>
          <table:table-cell office:value-type="float" office:value="0.135803835" calcext:value-type="float">
            <text:p>0.135803835</text:p>
          </table:table-cell>
          <table:table-cell office:value-type="float" office:value="5" calcext:value-type="float">
            <text:p>5</text:p>
          </table:table-cell>
          <table:table-cell office:value-type="float" office:value="0.131532566" calcext:value-type="float">
            <text:p>0.131532566</text:p>
          </table:table-cell>
          <table:table-cell/>
          <table:table-cell office:value-type="float" office:value="0.001137368" calcext:value-type="float">
            <text:p>0.001137368</text:p>
          </table:table-cell>
          <table:table-cell office:value-type="float" office:value="0.001779598" calcext:value-type="float">
            <text:p>0.001779598</text:p>
          </table:table-cell>
          <table:table-cell office:value-type="float" office:value="0.001109508" calcext:value-type="float">
            <text:p>0.0011095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12" calcext:value-type="float">
            <text:p>0.001074612</text:p>
          </table:table-cell>
          <table:table-cell/>
          <table:table-cell office:value-type="float" office:value="0.000098765" calcext:value-type="float">
            <text:p>9.8765E-05</text:p>
          </table:table-cell>
          <table:table-cell office:value-type="float" office:value="0.000740995" calcext:value-type="float">
            <text:p>0.000740995</text:p>
          </table:table-cell>
          <table:table-cell office:value-type="float" office:value="0.000070906" calcext:value-type="float">
            <text:p>7.09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1" calcext:value-type="float">
            <text:p>3.601E-05</text:p>
          </table:table-cell>
          <table:table-cell/>
          <table:table-cell office:value-type="float" office:value="24.581564856" calcext:value-type="float">
            <text:p>24.581564856</text:p>
          </table:table-cell>
          <table:table-cell office:value-type="float" office:value="24.597421326" calcext:value-type="float">
            <text:p>24.597421326</text:p>
          </table:table-cell>
          <table:table-cell office:value-type="float" office:value="24.580877013" calcext:value-type="float">
            <text:p>24.58087701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15435" calcext:value-type="float">
            <text:p>24.580015435</text:p>
          </table:table-cell>
          <table:table-cell/>
          <table:table-cell office:value-type="float" office:value="0.002503488" calcext:value-type="float">
            <text:p>0.002503488</text:p>
          </table:table-cell>
          <table:table-cell office:value-type="float" office:value="0.018782825" calcext:value-type="float">
            <text:p>0.018782825</text:p>
          </table:table-cell>
          <table:table-cell office:value-type="float" office:value="0.001797299" calcext:value-type="float">
            <text:p>0.0017972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274" calcext:value-type="float">
            <text:p>0.000912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2-02 22:10:5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08317" calcext:value-type="float">
            <text:p>0.139108317</text:p>
          </table:table-cell>
          <table:table-cell office:value-type="float" office:value="0.217505719" calcext:value-type="float">
            <text:p>0.217505719</text:p>
          </table:table-cell>
          <table:table-cell office:value-type="float" office:value="0.135953443" calcext:value-type="float">
            <text:p>0.135953443</text:p>
          </table:table-cell>
          <table:table-cell office:value-type="float" office:value="5" calcext:value-type="float">
            <text:p>5</text:p>
          </table:table-cell>
          <table:table-cell office:value-type="float" office:value="0.131525413" calcext:value-type="float">
            <text:p>0.131525413</text:p>
          </table:table-cell>
          <table:table-cell/>
          <table:table-cell office:value-type="float" office:value="0.001136506" calcext:value-type="float">
            <text:p>0.001136506</text:p>
          </table:table-cell>
          <table:table-cell office:value-type="float" office:value="0.001777008" calcext:value-type="float">
            <text:p>0.001777008</text:p>
          </table:table-cell>
          <table:table-cell office:value-type="float" office:value="0.001110731" calcext:value-type="float">
            <text:p>0.0011107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554" calcext:value-type="float">
            <text:p>0.001074554</text:p>
          </table:table-cell>
          <table:table-cell/>
          <table:table-cell office:value-type="float" office:value="0.000097903" calcext:value-type="float">
            <text:p>9.7903E-05</text:p>
          </table:table-cell>
          <table:table-cell office:value-type="float" office:value="0.000738405" calcext:value-type="float">
            <text:p>0.000738405</text:p>
          </table:table-cell>
          <table:table-cell office:value-type="float" office:value="0.000072128" calcext:value-type="float">
            <text:p>7.21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951" calcext:value-type="float">
            <text:p>3.5951E-05</text:p>
          </table:table-cell>
          <table:table-cell/>
          <table:table-cell office:value-type="float" office:value="24.581543576" calcext:value-type="float">
            <text:p>24.581543576</text:p>
          </table:table-cell>
          <table:table-cell office:value-type="float" office:value="24.597357364" calcext:value-type="float">
            <text:p>24.597357364</text:p>
          </table:table-cell>
          <table:table-cell office:value-type="float" office:value="24.580907191" calcext:value-type="float">
            <text:p>24.58090719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13992" calcext:value-type="float">
            <text:p>24.580013992</text:p>
          </table:table-cell>
          <table:table-cell/>
          <table:table-cell office:value-type="float" office:value="0.002481639" calcext:value-type="float">
            <text:p>0.002481639</text:p>
          </table:table-cell>
          <table:table-cell office:value-type="float" office:value="0.018717157" calcext:value-type="float">
            <text:p>0.018717157</text:p>
          </table:table-cell>
          <table:table-cell office:value-type="float" office:value="0.001828281" calcext:value-type="float">
            <text:p>0.0018282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1259" calcext:value-type="float">
            <text:p>0.0009112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2-02 22:10:5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15302" calcext:value-type="float">
            <text:p>0.13915302</text:p>
          </table:table-cell>
          <table:table-cell office:value-type="float" office:value="0.217155244" calcext:value-type="float">
            <text:p>0.217155244</text:p>
          </table:table-cell>
          <table:table-cell office:value-type="float" office:value="0.135782973" calcext:value-type="float">
            <text:p>0.135782973</text:p>
          </table:table-cell>
          <table:table-cell office:value-type="float" office:value="5" calcext:value-type="float">
            <text:p>5</text:p>
          </table:table-cell>
          <table:table-cell office:value-type="float" office:value="0.131605879" calcext:value-type="float">
            <text:p>0.131605879</text:p>
          </table:table-cell>
          <table:table-cell/>
          <table:table-cell office:value-type="float" office:value="0.001136871" calcext:value-type="float">
            <text:p>0.001136871</text:p>
          </table:table-cell>
          <table:table-cell office:value-type="float" office:value="0.001774144" calcext:value-type="float">
            <text:p>0.001774144</text:p>
          </table:table-cell>
          <table:table-cell office:value-type="float" office:value="0.001109338" calcext:value-type="float">
            <text:p>0.0011093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11" calcext:value-type="float">
            <text:p>0.001075211</text:p>
          </table:table-cell>
          <table:table-cell/>
          <table:table-cell office:value-type="float" office:value="0.000098268" calcext:value-type="float">
            <text:p>9.8268E-05</text:p>
          </table:table-cell>
          <table:table-cell office:value-type="float" office:value="0.000735541" calcext:value-type="float">
            <text:p>0.000735541</text:p>
          </table:table-cell>
          <table:table-cell office:value-type="float" office:value="0.000070735" calcext:value-type="float">
            <text:p>7.07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09" calcext:value-type="float">
            <text:p>3.6609E-05</text:p>
          </table:table-cell>
          <table:table-cell/>
          <table:table-cell office:value-type="float" office:value="24.576498622" calcext:value-type="float">
            <text:p>24.576498622</text:p>
          </table:table-cell>
          <table:table-cell office:value-type="float" office:value="24.59223277" calcext:value-type="float">
            <text:p>24.59223277</text:p>
          </table:table-cell>
          <table:table-cell office:value-type="float" office:value="24.575818831" calcext:value-type="float">
            <text:p>24.57581883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6245" calcext:value-type="float">
            <text:p>24.574976245</text:p>
          </table:table-cell>
          <table:table-cell/>
          <table:table-cell office:value-type="float" office:value="0.002490897" calcext:value-type="float">
            <text:p>0.002490897</text:p>
          </table:table-cell>
          <table:table-cell office:value-type="float" office:value="0.018644577" calcext:value-type="float">
            <text:p>0.018644577</text:p>
          </table:table-cell>
          <table:table-cell office:value-type="float" office:value="0.001792978" calcext:value-type="float">
            <text:p>0.0017929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7923" calcext:value-type="float">
            <text:p>0.0009279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2-02 22:10:5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051096" calcext:value-type="float">
            <text:p>0.139051096</text:p>
          </table:table-cell>
          <table:table-cell office:value-type="float" office:value="0.216776754" calcext:value-type="float">
            <text:p>0.216776754</text:p>
          </table:table-cell>
          <table:table-cell office:value-type="float" office:value="0.13509752" calcext:value-type="float">
            <text:p>0.13509752</text:p>
          </table:table-cell>
          <table:table-cell office:value-type="float" office:value="5" calcext:value-type="float">
            <text:p>5</text:p>
          </table:table-cell>
          <table:table-cell office:value-type="float" office:value="0.131762639" calcext:value-type="float">
            <text:p>0.131762639</text:p>
          </table:table-cell>
          <table:table-cell/>
          <table:table-cell office:value-type="float" office:value="0.001136038" calcext:value-type="float">
            <text:p>0.001136038</text:p>
          </table:table-cell>
          <table:table-cell office:value-type="float" office:value="0.001771052" calcext:value-type="float">
            <text:p>0.001771052</text:p>
          </table:table-cell>
          <table:table-cell office:value-type="float" office:value="0.001103738" calcext:value-type="float">
            <text:p>0.0011037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492" calcext:value-type="float">
            <text:p>0.001076492</text:p>
          </table:table-cell>
          <table:table-cell/>
          <table:table-cell office:value-type="float" office:value="0.000097436" calcext:value-type="float">
            <text:p>9.7436E-05</text:p>
          </table:table-cell>
          <table:table-cell office:value-type="float" office:value="0.000732449" calcext:value-type="float">
            <text:p>0.000732449</text:p>
          </table:table-cell>
          <table:table-cell office:value-type="float" office:value="0.000065135" calcext:value-type="float">
            <text:p>6.51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889" calcext:value-type="float">
            <text:p>3.7889E-05</text:p>
          </table:table-cell>
          <table:table-cell/>
          <table:table-cell office:value-type="float" office:value="24.571424092" calcext:value-type="float">
            <text:p>24.571424092</text:p>
          </table:table-cell>
          <table:table-cell office:value-type="float" office:value="24.587102524" calcext:value-type="float">
            <text:p>24.587102524</text:p>
          </table:table-cell>
          <table:table-cell office:value-type="float" office:value="24.57062659" calcext:value-type="float">
            <text:p>24.5706265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53889" calcext:value-type="float">
            <text:p>24.569953889</text:p>
          </table:table-cell>
          <table:table-cell/>
          <table:table-cell office:value-type="float" office:value="0.002469789" calcext:value-type="float">
            <text:p>0.002469789</text:p>
          </table:table-cell>
          <table:table-cell office:value-type="float" office:value="0.018566195" calcext:value-type="float">
            <text:p>0.018566195</text:p>
          </table:table-cell>
          <table:table-cell office:value-type="float" office:value="0.001651024" calcext:value-type="float">
            <text:p>0.0016510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0388" calcext:value-type="float">
            <text:p>0.0009603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2-02 22:10:5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171498" calcext:value-type="float">
            <text:p>0.139171498</text:p>
          </table:table-cell>
          <table:table-cell office:value-type="float" office:value="0.216418531" calcext:value-type="float">
            <text:p>0.216418531</text:p>
          </table:table-cell>
          <table:table-cell office:value-type="float" office:value="0.134698765" calcext:value-type="float">
            <text:p>0.134698765</text:p>
          </table:table-cell>
          <table:table-cell office:value-type="float" office:value="5" calcext:value-type="float">
            <text:p>5</text:p>
          </table:table-cell>
          <table:table-cell office:value-type="float" office:value="0.131870524" calcext:value-type="float">
            <text:p>0.131870524</text:p>
          </table:table-cell>
          <table:table-cell/>
          <table:table-cell office:value-type="float" office:value="0.001137022" calcext:value-type="float">
            <text:p>0.001137022</text:p>
          </table:table-cell>
          <table:table-cell office:value-type="float" office:value="0.001768125" calcext:value-type="float">
            <text:p>0.001768125</text:p>
          </table:table-cell>
          <table:table-cell office:value-type="float" office:value="0.00110048" calcext:value-type="float">
            <text:p>0.001100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374" calcext:value-type="float">
            <text:p>0.001077374</text:p>
          </table:table-cell>
          <table:table-cell/>
          <table:table-cell office:value-type="float" office:value="0.000098419" calcext:value-type="float">
            <text:p>9.8419E-05</text:p>
          </table:table-cell>
          <table:table-cell office:value-type="float" office:value="0.000729523" calcext:value-type="float">
            <text:p>0.000729523</text:p>
          </table:table-cell>
          <table:table-cell office:value-type="float" office:value="0.000061877" calcext:value-type="float">
            <text:p>6.18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771" calcext:value-type="float">
            <text:p>3.8771E-05</text:p>
          </table:table-cell>
          <table:table-cell/>
          <table:table-cell office:value-type="float" office:value="24.58155632" calcext:value-type="float">
            <text:p>24.58155632</text:p>
          </table:table-cell>
          <table:table-cell office:value-type="float" office:value="24.597138065" calcext:value-type="float">
            <text:p>24.597138065</text:p>
          </table:table-cell>
          <table:table-cell office:value-type="float" office:value="24.580654104" calcext:value-type="float">
            <text:p>24.580654104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83606" calcext:value-type="float">
            <text:p>24.580083606</text:p>
          </table:table-cell>
          <table:table-cell/>
          <table:table-cell office:value-type="float" office:value="0.002494724" calcext:value-type="float">
            <text:p>0.002494724</text:p>
          </table:table-cell>
          <table:table-cell office:value-type="float" office:value="0.01849201" calcext:value-type="float">
            <text:p>0.01849201</text:p>
          </table:table-cell>
          <table:table-cell office:value-type="float" office:value="0.001568444" calcext:value-type="float">
            <text:p>0.0015684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273" calcext:value-type="float">
            <text:p>0.0009827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2-02 22:10:5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19832" calcext:value-type="float">
            <text:p>0.13919832</text:p>
          </table:table-cell>
          <table:table-cell office:value-type="float" office:value="0.21605077" calcext:value-type="float">
            <text:p>0.21605077</text:p>
          </table:table-cell>
          <table:table-cell office:value-type="float" office:value="0.134421007" calcext:value-type="float">
            <text:p>0.134421007</text:p>
          </table:table-cell>
          <table:table-cell office:value-type="float" office:value="5" calcext:value-type="float">
            <text:p>5</text:p>
          </table:table-cell>
          <table:table-cell office:value-type="float" office:value="0.131942646" calcext:value-type="float">
            <text:p>0.131942646</text:p>
          </table:table-cell>
          <table:table-cell/>
          <table:table-cell office:value-type="float" office:value="0.001137241" calcext:value-type="float">
            <text:p>0.001137241</text:p>
          </table:table-cell>
          <table:table-cell office:value-type="float" office:value="0.001765121" calcext:value-type="float">
            <text:p>0.001765121</text:p>
          </table:table-cell>
          <table:table-cell office:value-type="float" office:value="0.001098211" calcext:value-type="float">
            <text:p>0.0010982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963" calcext:value-type="float">
            <text:p>0.001077963</text:p>
          </table:table-cell>
          <table:table-cell/>
          <table:table-cell office:value-type="float" office:value="0.000098638" calcext:value-type="float">
            <text:p>9.8638E-05</text:p>
          </table:table-cell>
          <table:table-cell office:value-type="float" office:value="0.000726518" calcext:value-type="float">
            <text:p>0.000726518</text:p>
          </table:table-cell>
          <table:table-cell office:value-type="float" office:value="0.000059608" calcext:value-type="float">
            <text:p>5.96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36" calcext:value-type="float">
            <text:p>3.936E-05</text:p>
          </table:table-cell>
          <table:table-cell/>
          <table:table-cell office:value-type="float" office:value="24.57650776" calcext:value-type="float">
            <text:p>24.57650776</text:p>
          </table:table-cell>
          <table:table-cell office:value-type="float" office:value="24.592009983" calcext:value-type="float">
            <text:p>24.592009983</text:p>
          </table:table-cell>
          <table:table-cell office:value-type="float" office:value="24.575544101" calcext:value-type="float">
            <text:p>24.57554410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44176" calcext:value-type="float">
            <text:p>24.575044176</text:p>
          </table:table-cell>
          <table:table-cell/>
          <table:table-cell office:value-type="float" office:value="0.002500278" calcext:value-type="float">
            <text:p>0.002500278</text:p>
          </table:table-cell>
          <table:table-cell office:value-type="float" office:value="0.018415851" calcext:value-type="float">
            <text:p>0.018415851</text:p>
          </table:table-cell>
          <table:table-cell office:value-type="float" office:value="0.001510922" calcext:value-type="float">
            <text:p>0.0015109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7666" calcext:value-type="float">
            <text:p>0.0009976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2-02 22:10:57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232891" calcext:value-type="float">
            <text:p>0.139232891</text:p>
          </table:table-cell>
          <table:table-cell office:value-type="float" office:value="0.215656783" calcext:value-type="float">
            <text:p>0.215656783</text:p>
          </table:table-cell>
          <table:table-cell office:value-type="float" office:value="0.134162919" calcext:value-type="float">
            <text:p>0.134162919</text:p>
          </table:table-cell>
          <table:table-cell office:value-type="float" office:value="5" calcext:value-type="float">
            <text:p>5</text:p>
          </table:table-cell>
          <table:table-cell office:value-type="float" office:value="0.132031456" calcext:value-type="float">
            <text:p>0.132031456</text:p>
          </table:table-cell>
          <table:table-cell/>
          <table:table-cell office:value-type="float" office:value="0.001137524" calcext:value-type="float">
            <text:p>0.001137524</text:p>
          </table:table-cell>
          <table:table-cell office:value-type="float" office:value="0.001761902" calcext:value-type="float">
            <text:p>0.001761902</text:p>
          </table:table-cell>
          <table:table-cell office:value-type="float" office:value="0.001096102" calcext:value-type="float">
            <text:p>0.0010961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88" calcext:value-type="float">
            <text:p>0.001078688</text:p>
          </table:table-cell>
          <table:table-cell/>
          <table:table-cell office:value-type="float" office:value="0.000098921" calcext:value-type="float">
            <text:p>9.8921E-05</text:p>
          </table:table-cell>
          <table:table-cell office:value-type="float" office:value="0.000723299" calcext:value-type="float">
            <text:p>0.000723299</text:p>
          </table:table-cell>
          <table:table-cell office:value-type="float" office:value="0.0000575" calcext:value-type="float">
            <text:p>5.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86" calcext:value-type="float">
            <text:p>4.0086E-05</text:p>
          </table:table-cell>
          <table:table-cell/>
          <table:table-cell office:value-type="float" office:value="24.576514733" calcext:value-type="float">
            <text:p>24.576514733</text:p>
          </table:table-cell>
          <table:table-cell office:value-type="float" office:value="24.591930511" calcext:value-type="float">
            <text:p>24.591930511</text:p>
          </table:table-cell>
          <table:table-cell office:value-type="float" office:value="24.575492041" calcext:value-type="float">
            <text:p>24.57549204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62091" calcext:value-type="float">
            <text:p>24.575062091</text:p>
          </table:table-cell>
          <table:table-cell/>
          <table:table-cell office:value-type="float" office:value="0.002507438" calcext:value-type="float">
            <text:p>0.002507438</text:p>
          </table:table-cell>
          <table:table-cell office:value-type="float" office:value="0.01833426" calcext:value-type="float">
            <text:p>0.01833426</text:p>
          </table:table-cell>
          <table:table-cell office:value-type="float" office:value="0.001457473" calcext:value-type="float">
            <text:p>0.0014574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6058" calcext:value-type="float">
            <text:p>0.0010160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2-02 22:10:58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30382" calcext:value-type="float">
            <text:p>0.13930382</text:p>
          </table:table-cell>
          <table:table-cell office:value-type="float" office:value="0.215535786" calcext:value-type="float">
            <text:p>0.215535786</text:p>
          </table:table-cell>
          <table:table-cell office:value-type="float" office:value="0.134022252" calcext:value-type="float">
            <text:p>0.134022252</text:p>
          </table:table-cell>
          <table:table-cell office:value-type="float" office:value="5" calcext:value-type="float">
            <text:p>5</text:p>
          </table:table-cell>
          <table:table-cell office:value-type="float" office:value="0.132147089" calcext:value-type="float">
            <text:p>0.132147089</text:p>
          </table:table-cell>
          <table:table-cell/>
          <table:table-cell office:value-type="float" office:value="0.001138103" calcext:value-type="float">
            <text:p>0.001138103</text:p>
          </table:table-cell>
          <table:table-cell office:value-type="float" office:value="0.001760913" calcext:value-type="float">
            <text:p>0.001760913</text:p>
          </table:table-cell>
          <table:table-cell office:value-type="float" office:value="0.001094953" calcext:value-type="float">
            <text:p>0.0010949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33" calcext:value-type="float">
            <text:p>0.001079633</text:p>
          </table:table-cell>
          <table:table-cell/>
          <table:table-cell office:value-type="float" office:value="0.0000995" calcext:value-type="float">
            <text:p>9.95E-05</text:p>
          </table:table-cell>
          <table:table-cell office:value-type="float" office:value="0.000722311" calcext:value-type="float">
            <text:p>0.000722311</text:p>
          </table:table-cell>
          <table:table-cell office:value-type="float" office:value="0.00005635" calcext:value-type="float">
            <text:p>5.6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3" calcext:value-type="float">
            <text:p>4.103E-05</text:p>
          </table:table-cell>
          <table:table-cell/>
          <table:table-cell office:value-type="float" office:value="24.576529041" calcext:value-type="float">
            <text:p>24.576529041</text:p>
          </table:table-cell>
          <table:table-cell office:value-type="float" office:value="24.591906104" calcext:value-type="float">
            <text:p>24.591906104</text:p>
          </table:table-cell>
          <table:table-cell office:value-type="float" office:value="24.575463666" calcext:value-type="float">
            <text:p>24.575463666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85416" calcext:value-type="float">
            <text:p>24.575085416</text:p>
          </table:table-cell>
          <table:table-cell/>
          <table:table-cell office:value-type="float" office:value="0.002522127" calcext:value-type="float">
            <text:p>0.002522127</text:p>
          </table:table-cell>
          <table:table-cell office:value-type="float" office:value="0.018309202" calcext:value-type="float">
            <text:p>0.018309202</text:p>
          </table:table-cell>
          <table:table-cell office:value-type="float" office:value="0.001428342" calcext:value-type="float">
            <text:p>0.0014283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40005" calcext:value-type="float">
            <text:p>0.0010400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2-02 22:10:5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333622" calcext:value-type="float">
            <text:p>0.139333622</text:p>
          </table:table-cell>
          <table:table-cell office:value-type="float" office:value="0.215354587" calcext:value-type="float">
            <text:p>0.215354587</text:p>
          </table:table-cell>
          <table:table-cell office:value-type="float" office:value="0.133971588" calcext:value-type="float">
            <text:p>0.133971588</text:p>
          </table:table-cell>
          <table:table-cell office:value-type="float" office:value="5" calcext:value-type="float">
            <text:p>5</text:p>
          </table:table-cell>
          <table:table-cell office:value-type="float" office:value="0.132083313" calcext:value-type="float">
            <text:p>0.132083313</text:p>
          </table:table-cell>
          <table:table-cell/>
          <table:table-cell office:value-type="float" office:value="0.001138347" calcext:value-type="float">
            <text:p>0.001138347</text:p>
          </table:table-cell>
          <table:table-cell office:value-type="float" office:value="0.001759433" calcext:value-type="float">
            <text:p>0.001759433</text:p>
          </table:table-cell>
          <table:table-cell office:value-type="float" office:value="0.001094539" calcext:value-type="float">
            <text:p>0.0010945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12" calcext:value-type="float">
            <text:p>0.001079112</text:p>
          </table:table-cell>
          <table:table-cell/>
          <table:table-cell office:value-type="float" office:value="0.000099744" calcext:value-type="float">
            <text:p>9.9744E-05</text:p>
          </table:table-cell>
          <table:table-cell office:value-type="float" office:value="0.00072083" calcext:value-type="float">
            <text:p>0.00072083</text:p>
          </table:table-cell>
          <table:table-cell office:value-type="float" office:value="0.000055936" calcext:value-type="float">
            <text:p>5.593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09" calcext:value-type="float">
            <text:p>4.0509E-05</text:p>
          </table:table-cell>
          <table:table-cell/>
          <table:table-cell office:value-type="float" office:value="24.581589023" calcext:value-type="float">
            <text:p>24.581589023</text:p>
          </table:table-cell>
          <table:table-cell office:value-type="float" office:value="24.596923455" calcext:value-type="float">
            <text:p>24.596923455</text:p>
          </table:table-cell>
          <table:table-cell office:value-type="float" office:value="24.580507422" calcext:value-type="float">
            <text:p>24.58050742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26529" calcext:value-type="float">
            <text:p>24.580126529</text:p>
          </table:table-cell>
          <table:table-cell/>
          <table:table-cell office:value-type="float" office:value="0.002528299" calcext:value-type="float">
            <text:p>0.002528299</text:p>
          </table:table-cell>
          <table:table-cell office:value-type="float" office:value="0.018271678" calcext:value-type="float">
            <text:p>0.018271678</text:p>
          </table:table-cell>
          <table:table-cell office:value-type="float" office:value="0.00141785" calcext:value-type="float">
            <text:p>0.001417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6797" calcext:value-type="float">
            <text:p>0.001026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2-02 22:11:0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389055" calcext:value-type="float">
            <text:p>0.139389055</text:p>
          </table:table-cell>
          <table:table-cell office:value-type="float" office:value="0.215178754" calcext:value-type="float">
            <text:p>0.215178754</text:p>
          </table:table-cell>
          <table:table-cell office:value-type="float" office:value="0.134593264" calcext:value-type="float">
            <text:p>0.134593264</text:p>
          </table:table-cell>
          <table:table-cell office:value-type="float" office:value="5" calcext:value-type="float">
            <text:p>5</text:p>
          </table:table-cell>
          <table:table-cell office:value-type="float" office:value="0.131846682" calcext:value-type="float">
            <text:p>0.131846682</text:p>
          </table:table-cell>
          <table:table-cell/>
          <table:table-cell office:value-type="float" office:value="0.001138799" calcext:value-type="float">
            <text:p>0.001138799</text:p>
          </table:table-cell>
          <table:table-cell office:value-type="float" office:value="0.001757996" calcext:value-type="float">
            <text:p>0.001757996</text:p>
          </table:table-cell>
          <table:table-cell office:value-type="float" office:value="0.001099618" calcext:value-type="float">
            <text:p>0.0010996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79" calcext:value-type="float">
            <text:p>0.001077179</text:p>
          </table:table-cell>
          <table:table-cell/>
          <table:table-cell office:value-type="float" office:value="0.000100197" calcext:value-type="float">
            <text:p>0.000100197</text:p>
          </table:table-cell>
          <table:table-cell office:value-type="float" office:value="0.000719394" calcext:value-type="float">
            <text:p>0.000719394</text:p>
          </table:table-cell>
          <table:table-cell office:value-type="float" office:value="0.000061015" calcext:value-type="float">
            <text:p>6.10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76" calcext:value-type="float">
            <text:p>3.8576E-05</text:p>
          </table:table-cell>
          <table:table-cell/>
          <table:table-cell office:value-type="float" office:value="24.571492263" calcext:value-type="float">
            <text:p>24.571492263</text:p>
          </table:table-cell>
          <table:table-cell office:value-type="float" office:value="24.586780186" calcext:value-type="float">
            <text:p>24.586780186</text:p>
          </table:table-cell>
          <table:table-cell office:value-type="float" office:value="24.570524873" calcext:value-type="float">
            <text:p>24.570524873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70842" calcext:value-type="float">
            <text:p>24.569970842</text:p>
          </table:table-cell>
          <table:table-cell/>
          <table:table-cell office:value-type="float" office:value="0.002539779" calcext:value-type="float">
            <text:p>0.002539779</text:p>
          </table:table-cell>
          <table:table-cell office:value-type="float" office:value="0.018235264" calcext:value-type="float">
            <text:p>0.018235264</text:p>
          </table:table-cell>
          <table:table-cell office:value-type="float" office:value="0.001546596" calcext:value-type="float">
            <text:p>0.0015465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7792" calcext:value-type="float">
            <text:p>0.0009777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2-02 22:11:02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375942" calcext:value-type="float">
            <text:p>0.139375942</text:p>
          </table:table-cell>
          <table:table-cell office:value-type="float" office:value="0.214976098" calcext:value-type="float">
            <text:p>0.214976098</text:p>
          </table:table-cell>
          <table:table-cell office:value-type="float" office:value="0.135195271" calcext:value-type="float">
            <text:p>0.135195271</text:p>
          </table:table-cell>
          <table:table-cell office:value-type="float" office:value="5" calcext:value-type="float">
            <text:p>5</text:p>
          </table:table-cell>
          <table:table-cell office:value-type="float" office:value="0.131725089" calcext:value-type="float">
            <text:p>0.131725089</text:p>
          </table:table-cell>
          <table:table-cell/>
          <table:table-cell office:value-type="float" office:value="0.001138692" calcext:value-type="float">
            <text:p>0.001138692</text:p>
          </table:table-cell>
          <table:table-cell office:value-type="float" office:value="0.001756341" calcext:value-type="float">
            <text:p>0.001756341</text:p>
          </table:table-cell>
          <table:table-cell office:value-type="float" office:value="0.001104537" calcext:value-type="float">
            <text:p>0.0011045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85" calcext:value-type="float">
            <text:p>0.001076185</text:p>
          </table:table-cell>
          <table:table-cell/>
          <table:table-cell office:value-type="float" office:value="0.00010009" calcext:value-type="float">
            <text:p>0.00010009</text:p>
          </table:table-cell>
          <table:table-cell office:value-type="float" office:value="0.000717738" calcext:value-type="float">
            <text:p>0.000717738</text:p>
          </table:table-cell>
          <table:table-cell office:value-type="float" office:value="0.000065934" calcext:value-type="float">
            <text:p>6.59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83" calcext:value-type="float">
            <text:p>3.7583E-05</text:p>
          </table:table-cell>
          <table:table-cell/>
          <table:table-cell office:value-type="float" office:value="24.571489618" calcext:value-type="float">
            <text:p>24.571489618</text:p>
          </table:table-cell>
          <table:table-cell office:value-type="float" office:value="24.586739307" calcext:value-type="float">
            <text:p>24.586739307</text:p>
          </table:table-cell>
          <table:table-cell office:value-type="float" office:value="24.570646308" calcext:value-type="float">
            <text:p>24.57064630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46314" calcext:value-type="float">
            <text:p>24.569946314</text:p>
          </table:table-cell>
          <table:table-cell/>
          <table:table-cell office:value-type="float" office:value="0.002537063" calcext:value-type="float">
            <text:p>0.002537063</text:p>
          </table:table-cell>
          <table:table-cell office:value-type="float" office:value="0.018193296" calcext:value-type="float">
            <text:p>0.018193296</text:p>
          </table:table-cell>
          <table:table-cell office:value-type="float" office:value="0.001671268" calcext:value-type="float">
            <text:p>0.0016712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2611" calcext:value-type="float">
            <text:p>0.0009526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2-02 22:11:0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361637" calcext:value-type="float">
            <text:p>0.139361637</text:p>
          </table:table-cell>
          <table:table-cell office:value-type="float" office:value="0.21471801" calcext:value-type="float">
            <text:p>0.21471801</text:p>
          </table:table-cell>
          <table:table-cell office:value-type="float" office:value="0.135552899" calcext:value-type="float">
            <text:p>0.135552899</text:p>
          </table:table-cell>
          <table:table-cell office:value-type="float" office:value="5" calcext:value-type="float">
            <text:p>5</text:p>
          </table:table-cell>
          <table:table-cell office:value-type="float" office:value="0.131633893" calcext:value-type="float">
            <text:p>0.131633893</text:p>
          </table:table-cell>
          <table:table-cell/>
          <table:table-cell office:value-type="float" office:value="0.001138575" calcext:value-type="float">
            <text:p>0.001138575</text:p>
          </table:table-cell>
          <table:table-cell office:value-type="float" office:value="0.001754232" calcext:value-type="float">
            <text:p>0.001754232</text:p>
          </table:table-cell>
          <table:table-cell office:value-type="float" office:value="0.001107458" calcext:value-type="float">
            <text:p>0.0011074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4" calcext:value-type="float">
            <text:p>0.00107544</text:p>
          </table:table-cell>
          <table:table-cell/>
          <table:table-cell office:value-type="float" office:value="0.000099973" calcext:value-type="float">
            <text:p>9.9973E-05</text:p>
          </table:table-cell>
          <table:table-cell office:value-type="float" office:value="0.000715629" calcext:value-type="float">
            <text:p>0.000715629</text:p>
          </table:table-cell>
          <table:table-cell office:value-type="float" office:value="0.000068856" calcext:value-type="float">
            <text:p>6.88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38" calcext:value-type="float">
            <text:p>3.6838E-05</text:p>
          </table:table-cell>
          <table:table-cell/>
          <table:table-cell office:value-type="float" office:value="24.571486733" calcext:value-type="float">
            <text:p>24.571486733</text:p>
          </table:table-cell>
          <table:table-cell office:value-type="float" office:value="24.586687248" calcext:value-type="float">
            <text:p>24.586687248</text:p>
          </table:table-cell>
          <table:table-cell office:value-type="float" office:value="24.570718448" calcext:value-type="float">
            <text:p>24.57071844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27919" calcext:value-type="float">
            <text:p>24.569927919</text:p>
          </table:table-cell>
          <table:table-cell/>
          <table:table-cell office:value-type="float" office:value="0.0025341" calcext:value-type="float">
            <text:p>0.0025341</text:p>
          </table:table-cell>
          <table:table-cell office:value-type="float" office:value="0.018139849" calcext:value-type="float">
            <text:p>0.018139849</text:p>
          </table:table-cell>
          <table:table-cell office:value-type="float" office:value="0.001745331" calcext:value-type="float">
            <text:p>0.0017453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3725" calcext:value-type="float">
            <text:p>0.0009337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2-02 22:11:04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930084" calcext:value-type="float">
            <text:p>0.13930084</text:p>
          </table:table-cell>
          <table:table-cell office:value-type="float" office:value="0.214565422" calcext:value-type="float">
            <text:p>0.214565422</text:p>
          </table:table-cell>
          <table:table-cell office:value-type="float" office:value="0.135598199" calcext:value-type="float">
            <text:p>0.135598199</text:p>
          </table:table-cell>
          <table:table-cell office:value-type="float" office:value="5" calcext:value-type="float">
            <text:p>5</text:p>
          </table:table-cell>
          <table:table-cell office:value-type="float" office:value="0.13164045" calcext:value-type="float">
            <text:p>0.13164045</text:p>
          </table:table-cell>
          <table:table-cell/>
          <table:table-cell office:value-type="float" office:value="0.001138079" calcext:value-type="float">
            <text:p>0.001138079</text:p>
          </table:table-cell>
          <table:table-cell office:value-type="float" office:value="0.001752985" calcext:value-type="float">
            <text:p>0.001752985</text:p>
          </table:table-cell>
          <table:table-cell office:value-type="float" office:value="0.001107828" calcext:value-type="float">
            <text:p>0.0011078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94" calcext:value-type="float">
            <text:p>0.001075494</text:p>
          </table:table-cell>
          <table:table-cell/>
          <table:table-cell office:value-type="float" office:value="0.000099476" calcext:value-type="float">
            <text:p>9.9476E-05</text:p>
          </table:table-cell>
          <table:table-cell office:value-type="float" office:value="0.000714383" calcext:value-type="float">
            <text:p>0.000714383</text:p>
          </table:table-cell>
          <table:table-cell office:value-type="float" office:value="0.000069226" calcext:value-type="float">
            <text:p>6.92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91" calcext:value-type="float">
            <text:p>3.6891E-05</text:p>
          </table:table-cell>
          <table:table-cell/>
          <table:table-cell office:value-type="float" office:value="24.566420499" calcext:value-type="float">
            <text:p>24.566420499</text:p>
          </table:table-cell>
          <table:table-cell office:value-type="float" office:value="24.581602568" calcext:value-type="float">
            <text:p>24.581602568</text:p>
          </table:table-cell>
          <table:table-cell office:value-type="float" office:value="24.565673612" calcext:value-type="float">
            <text:p>24.565673612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75264" calcext:value-type="float">
            <text:p>24.564875264</text:p>
          </table:table-cell>
          <table:table-cell/>
          <table:table-cell office:value-type="float" office:value="0.00252151" calcext:value-type="float">
            <text:p>0.00252151</text:p>
          </table:table-cell>
          <table:table-cell office:value-type="float" office:value="0.018108249" calcext:value-type="float">
            <text:p>0.018108249</text:p>
          </table:table-cell>
          <table:table-cell office:value-type="float" office:value="0.001754712" calcext:value-type="float">
            <text:p>0.0017547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5083" calcext:value-type="float">
            <text:p>0.0009350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2-02 22:11:0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312761" calcext:value-type="float">
            <text:p>0.139312761</text:p>
          </table:table-cell>
          <table:table-cell office:value-type="float" office:value="0.213998582" calcext:value-type="float">
            <text:p>0.213998582</text:p>
          </table:table-cell>
          <table:table-cell office:value-type="float" office:value="0.134219543" calcext:value-type="float">
            <text:p>0.134219543</text:p>
          </table:table-cell>
          <table:table-cell office:value-type="float" office:value="5" calcext:value-type="float">
            <text:p>5</text:p>
          </table:table-cell>
          <table:table-cell office:value-type="float" office:value="0.132059471" calcext:value-type="float">
            <text:p>0.132059471</text:p>
          </table:table-cell>
          <table:table-cell/>
          <table:table-cell office:value-type="float" office:value="0.001138176" calcext:value-type="float">
            <text:p>0.001138176</text:p>
          </table:table-cell>
          <table:table-cell office:value-type="float" office:value="0.001748354" calcext:value-type="float">
            <text:p>0.001748354</text:p>
          </table:table-cell>
          <table:table-cell office:value-type="float" office:value="0.001096565" calcext:value-type="float">
            <text:p>0.0010965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917" calcext:value-type="float">
            <text:p>0.001078917</text:p>
          </table:table-cell>
          <table:table-cell/>
          <table:table-cell office:value-type="float" office:value="0.000099573" calcext:value-type="float">
            <text:p>9.9573E-05</text:p>
          </table:table-cell>
          <table:table-cell office:value-type="float" office:value="0.000709752" calcext:value-type="float">
            <text:p>0.000709752</text:p>
          </table:table-cell>
          <table:table-cell office:value-type="float" office:value="0.000057962" calcext:value-type="float">
            <text:p>5.79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314" calcext:value-type="float">
            <text:p>4.0314E-05</text:p>
          </table:table-cell>
          <table:table-cell/>
          <table:table-cell office:value-type="float" office:value="24.576530844" calcext:value-type="float">
            <text:p>24.576530844</text:p>
          </table:table-cell>
          <table:table-cell office:value-type="float" office:value="24.591596031" calcext:value-type="float">
            <text:p>24.591596031</text:p>
          </table:table-cell>
          <table:table-cell office:value-type="float" office:value="24.575503463" calcext:value-type="float">
            <text:p>24.575503463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67742" calcext:value-type="float">
            <text:p>24.575067742</text:p>
          </table:table-cell>
          <table:table-cell/>
          <table:table-cell office:value-type="float" office:value="0.002523978" calcext:value-type="float">
            <text:p>0.002523978</text:p>
          </table:table-cell>
          <table:table-cell office:value-type="float" office:value="0.017990862" calcext:value-type="float">
            <text:p>0.017990862</text:p>
          </table:table-cell>
          <table:table-cell office:value-type="float" office:value="0.0014692" calcext:value-type="float">
            <text:p>0.00146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186" calcext:value-type="float">
            <text:p>0.001021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2-02 22:11:0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399784" calcext:value-type="float">
            <text:p>0.139399784</text:p>
          </table:table-cell>
          <table:table-cell office:value-type="float" office:value="0.213776852" calcext:value-type="float">
            <text:p>0.213776852</text:p>
          </table:table-cell>
          <table:table-cell office:value-type="float" office:value="0.134080068" calcext:value-type="float">
            <text:p>0.134080068</text:p>
          </table:table-cell>
          <table:table-cell office:value-type="float" office:value="5" calcext:value-type="float">
            <text:p>5</text:p>
          </table:table-cell>
          <table:table-cell office:value-type="float" office:value="0.132092253" calcext:value-type="float">
            <text:p>0.132092253</text:p>
          </table:table-cell>
          <table:table-cell/>
          <table:table-cell office:value-type="float" office:value="0.001138887" calcext:value-type="float">
            <text:p>0.001138887</text:p>
          </table:table-cell>
          <table:table-cell office:value-type="float" office:value="0.001746543" calcext:value-type="float">
            <text:p>0.001746543</text:p>
          </table:table-cell>
          <table:table-cell office:value-type="float" office:value="0.001095425" calcext:value-type="float">
            <text:p>0.0010954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185" calcext:value-type="float">
            <text:p>0.001079185</text:p>
          </table:table-cell>
          <table:table-cell/>
          <table:table-cell office:value-type="float" office:value="0.000100284" calcext:value-type="float">
            <text:p>0.000100284</text:p>
          </table:table-cell>
          <table:table-cell office:value-type="float" office:value="0.00070794" calcext:value-type="float">
            <text:p>0.00070794</text:p>
          </table:table-cell>
          <table:table-cell office:value-type="float" office:value="0.000056823" calcext:value-type="float">
            <text:p>5.682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582" calcext:value-type="float">
            <text:p>4.0582E-05</text:p>
          </table:table-cell>
          <table:table-cell/>
          <table:table-cell office:value-type="float" office:value="24.581602369" calcext:value-type="float">
            <text:p>24.581602369</text:p>
          </table:table-cell>
          <table:table-cell office:value-type="float" office:value="24.596605207" calcext:value-type="float">
            <text:p>24.596605207</text:p>
          </table:table-cell>
          <table:table-cell office:value-type="float" office:value="24.580529304" calcext:value-type="float">
            <text:p>24.580529304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28332" calcext:value-type="float">
            <text:p>24.580128332</text:p>
          </table:table-cell>
          <table:table-cell/>
          <table:table-cell office:value-type="float" office:value="0.002542" calcext:value-type="float">
            <text:p>0.002542</text:p>
          </table:table-cell>
          <table:table-cell office:value-type="float" office:value="0.017944944" calcext:value-type="float">
            <text:p>0.017944944</text:p>
          </table:table-cell>
          <table:table-cell office:value-type="float" office:value="0.001440315" calcext:value-type="float">
            <text:p>0.0014403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8649" calcext:value-type="float">
            <text:p>0.0010286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2-02 22:11:08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336007" calcext:value-type="float">
            <text:p>0.139336007</text:p>
          </table:table-cell>
          <table:table-cell office:value-type="float" office:value="0.213019873" calcext:value-type="float">
            <text:p>0.213019873</text:p>
          </table:table-cell>
          <table:table-cell office:value-type="float" office:value="0.133990661" calcext:value-type="float">
            <text:p>0.133990661</text:p>
          </table:table-cell>
          <table:table-cell office:value-type="float" office:value="5" calcext:value-type="float">
            <text:p>5</text:p>
          </table:table-cell>
          <table:table-cell office:value-type="float" office:value="0.132117287" calcext:value-type="float">
            <text:p>0.132117287</text:p>
          </table:table-cell>
          <table:table-cell/>
          <table:table-cell office:value-type="float" office:value="0.001138366" calcext:value-type="float">
            <text:p>0.001138366</text:p>
          </table:table-cell>
          <table:table-cell office:value-type="float" office:value="0.001740358" calcext:value-type="float">
            <text:p>0.001740358</text:p>
          </table:table-cell>
          <table:table-cell office:value-type="float" office:value="0.001094695" calcext:value-type="float">
            <text:p>0.0010946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39" calcext:value-type="float">
            <text:p>0.00107939</text:p>
          </table:table-cell>
          <table:table-cell/>
          <table:table-cell office:value-type="float" office:value="0.000099763" calcext:value-type="float">
            <text:p>9.9763E-05</text:p>
          </table:table-cell>
          <table:table-cell office:value-type="float" office:value="0.000701756" calcext:value-type="float">
            <text:p>0.000701756</text:p>
          </table:table-cell>
          <table:table-cell office:value-type="float" office:value="0.000056092" calcext:value-type="float">
            <text:p>5.609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787" calcext:value-type="float">
            <text:p>4.0787E-05</text:p>
          </table:table-cell>
          <table:table-cell/>
          <table:table-cell office:value-type="float" office:value="24.586643475" calcext:value-type="float">
            <text:p>24.586643475</text:p>
          </table:table-cell>
          <table:table-cell office:value-type="float" office:value="24.601506419" calcext:value-type="float">
            <text:p>24.601506419</text:p>
          </table:table-cell>
          <table:table-cell office:value-type="float" office:value="24.585565245" calcext:value-type="float">
            <text:p>24.585565245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8736" calcext:value-type="float">
            <text:p>24.58518736</text:p>
          </table:table-cell>
          <table:table-cell/>
          <table:table-cell office:value-type="float" office:value="0.002528793" calcext:value-type="float">
            <text:p>0.002528793</text:p>
          </table:table-cell>
          <table:table-cell office:value-type="float" office:value="0.01778818" calcext:value-type="float">
            <text:p>0.01778818</text:p>
          </table:table-cell>
          <table:table-cell office:value-type="float" office:value="0.0014218" calcext:value-type="float">
            <text:p>0.00142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3833" calcext:value-type="float">
            <text:p>0.0010338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2-02 22:11:09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500515" calcext:value-type="float">
            <text:p>0.139500515</text:p>
          </table:table-cell>
          <table:table-cell office:value-type="float" office:value="0.213370349" calcext:value-type="float">
            <text:p>0.213370349</text:p>
          </table:table-cell>
          <table:table-cell office:value-type="float" office:value="0.134060399" calcext:value-type="float">
            <text:p>0.134060399</text:p>
          </table:table-cell>
          <table:table-cell office:value-type="float" office:value="5" calcext:value-type="float">
            <text:p>5</text:p>
          </table:table-cell>
          <table:table-cell office:value-type="float" office:value="0.132144705" calcext:value-type="float">
            <text:p>0.132144705</text:p>
          </table:table-cell>
          <table:table-cell/>
          <table:table-cell office:value-type="float" office:value="0.00113971" calcext:value-type="float">
            <text:p>0.00113971</text:p>
          </table:table-cell>
          <table:table-cell office:value-type="float" office:value="0.001743222" calcext:value-type="float">
            <text:p>0.001743222</text:p>
          </table:table-cell>
          <table:table-cell office:value-type="float" office:value="0.001095265" calcext:value-type="float">
            <text:p>0.0010952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9614" calcext:value-type="float">
            <text:p>0.001079614</text:p>
          </table:table-cell>
          <table:table-cell/>
          <table:table-cell office:value-type="float" office:value="0.000101107" calcext:value-type="float">
            <text:p>0.000101107</text:p>
          </table:table-cell>
          <table:table-cell office:value-type="float" office:value="0.000704619" calcext:value-type="float">
            <text:p>0.000704619</text:p>
          </table:table-cell>
          <table:table-cell office:value-type="float" office:value="0.000056662" calcext:value-type="float">
            <text:p>5.66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1011" calcext:value-type="float">
            <text:p>4.1011E-05</text:p>
          </table:table-cell>
          <table:table-cell/>
          <table:table-cell office:value-type="float" office:value="24.571514747" calcext:value-type="float">
            <text:p>24.571514747</text:p>
          </table:table-cell>
          <table:table-cell office:value-type="float" office:value="24.586415406" calcext:value-type="float">
            <text:p>24.586415406</text:p>
          </table:table-cell>
          <table:table-cell office:value-type="float" office:value="24.570417385" calcext:value-type="float">
            <text:p>24.57041738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70030958" calcext:value-type="float">
            <text:p>24.570030958</text:p>
          </table:table-cell>
          <table:table-cell/>
          <table:table-cell office:value-type="float" office:value="0.002562861" calcext:value-type="float">
            <text:p>0.002562861</text:p>
          </table:table-cell>
          <table:table-cell office:value-type="float" office:value="0.017860761" calcext:value-type="float">
            <text:p>0.017860761</text:p>
          </table:table-cell>
          <table:table-cell office:value-type="float" office:value="0.001436242" calcext:value-type="float">
            <text:p>0.0014362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39511" calcext:value-type="float">
            <text:p>0.0010395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2-02 22:11:1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678137" calcext:value-type="float">
            <text:p>0.139678137</text:p>
          </table:table-cell>
          <table:table-cell office:value-type="float" office:value="0.213271405" calcext:value-type="float">
            <text:p>0.213271405</text:p>
          </table:table-cell>
          <table:table-cell office:value-type="float" office:value="0.134348289" calcext:value-type="float">
            <text:p>0.134348289</text:p>
          </table:table-cell>
          <table:table-cell office:value-type="float" office:value="5" calcext:value-type="float">
            <text:p>5</text:p>
          </table:table-cell>
          <table:table-cell office:value-type="float" office:value="0.13200523" calcext:value-type="float">
            <text:p>0.13200523</text:p>
          </table:table-cell>
          <table:table-cell/>
          <table:table-cell office:value-type="float" office:value="0.001141161" calcext:value-type="float">
            <text:p>0.001141161</text:p>
          </table:table-cell>
          <table:table-cell office:value-type="float" office:value="0.001742413" calcext:value-type="float">
            <text:p>0.001742413</text:p>
          </table:table-cell>
          <table:table-cell office:value-type="float" office:value="0.001097617" calcext:value-type="float">
            <text:p>0.0010976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474" calcext:value-type="float">
            <text:p>0.001078474</text:p>
          </table:table-cell>
          <table:table-cell/>
          <table:table-cell office:value-type="float" office:value="0.000102559" calcext:value-type="float">
            <text:p>0.000102559</text:p>
          </table:table-cell>
          <table:table-cell office:value-type="float" office:value="0.000703811" calcext:value-type="float">
            <text:p>0.000703811</text:p>
          </table:table-cell>
          <table:table-cell office:value-type="float" office:value="0.000059014" calcext:value-type="float">
            <text:p>5.90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871" calcext:value-type="float">
            <text:p>3.9871E-05</text:p>
          </table:table-cell>
          <table:table-cell/>
          <table:table-cell office:value-type="float" office:value="24.581658517" calcext:value-type="float">
            <text:p>24.581658517</text:p>
          </table:table-cell>
          <table:table-cell office:value-type="float" office:value="24.596503252" calcext:value-type="float">
            <text:p>24.596503252</text:p>
          </table:table-cell>
          <table:table-cell office:value-type="float" office:value="24.580583408" calcext:value-type="float">
            <text:p>24.580583408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10778" calcext:value-type="float">
            <text:p>24.580110778</text:p>
          </table:table-cell>
          <table:table-cell/>
          <table:table-cell office:value-type="float" office:value="0.002599646" calcext:value-type="float">
            <text:p>0.002599646</text:p>
          </table:table-cell>
          <table:table-cell office:value-type="float" office:value="0.01784027" calcext:value-type="float">
            <text:p>0.01784027</text:p>
          </table:table-cell>
          <table:table-cell office:value-type="float" office:value="0.001495863" calcext:value-type="float">
            <text:p>0.0014958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0627" calcext:value-type="float">
            <text:p>0.0010106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2-02 22:11:12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825957" calcext:value-type="float">
            <text:p>0.139825957</text:p>
          </table:table-cell>
          <table:table-cell office:value-type="float" office:value="0.21308067" calcext:value-type="float">
            <text:p>0.21308067</text:p>
          </table:table-cell>
          <table:table-cell office:value-type="float" office:value="0.134323851" calcext:value-type="float">
            <text:p>0.134323851</text:p>
          </table:table-cell>
          <table:table-cell office:value-type="float" office:value="5" calcext:value-type="float">
            <text:p>5</text:p>
          </table:table-cell>
          <table:table-cell office:value-type="float" office:value="0.132026092" calcext:value-type="float">
            <text:p>0.132026092</text:p>
          </table:table-cell>
          <table:table-cell/>
          <table:table-cell office:value-type="float" office:value="0.001142369" calcext:value-type="float">
            <text:p>0.001142369</text:p>
          </table:table-cell>
          <table:table-cell office:value-type="float" office:value="0.001740855" calcext:value-type="float">
            <text:p>0.001740855</text:p>
          </table:table-cell>
          <table:table-cell office:value-type="float" office:value="0.001097417" calcext:value-type="float">
            <text:p>0.0010974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45" calcext:value-type="float">
            <text:p>0.001078645</text:p>
          </table:table-cell>
          <table:table-cell/>
          <table:table-cell office:value-type="float" office:value="0.000103766" calcext:value-type="float">
            <text:p>0.000103766</text:p>
          </table:table-cell>
          <table:table-cell office:value-type="float" office:value="0.000702252" calcext:value-type="float">
            <text:p>0.000702252</text:p>
          </table:table-cell>
          <table:table-cell office:value-type="float" office:value="0.000058814" calcext:value-type="float">
            <text:p>5.88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42" calcext:value-type="float">
            <text:p>4.0042E-05</text:p>
          </table:table-cell>
          <table:table-cell/>
          <table:table-cell office:value-type="float" office:value="24.586742305" calcext:value-type="float">
            <text:p>24.586742305</text:p>
          </table:table-cell>
          <table:table-cell office:value-type="float" office:value="24.601518682" calcext:value-type="float">
            <text:p>24.601518682</text:p>
          </table:table-cell>
          <table:table-cell office:value-type="float" office:value="24.585632454" calcext:value-type="float">
            <text:p>24.585632454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68964" calcext:value-type="float">
            <text:p>24.585168964</text:p>
          </table:table-cell>
          <table:table-cell/>
          <table:table-cell office:value-type="float" office:value="0.002630259" calcext:value-type="float">
            <text:p>0.002630259</text:p>
          </table:table-cell>
          <table:table-cell office:value-type="float" office:value="0.017800771" calcext:value-type="float">
            <text:p>0.017800771</text:p>
          </table:table-cell>
          <table:table-cell office:value-type="float" office:value="0.001490802" calcext:value-type="float">
            <text:p>0.0014908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4947" calcext:value-type="float">
            <text:p>0.0010149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2-02 22:11:1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850991" calcext:value-type="float">
            <text:p>0.139850991</text:p>
          </table:table-cell>
          <table:table-cell office:value-type="float" office:value="0.212814833" calcext:value-type="float">
            <text:p>0.212814833</text:p>
          </table:table-cell>
          <table:table-cell office:value-type="float" office:value="0.134259478" calcext:value-type="float">
            <text:p>0.134259478</text:p>
          </table:table-cell>
          <table:table-cell office:value-type="float" office:value="5" calcext:value-type="float">
            <text:p>5</text:p>
          </table:table-cell>
          <table:table-cell office:value-type="float" office:value="0.131966487" calcext:value-type="float">
            <text:p>0.131966487</text:p>
          </table:table-cell>
          <table:table-cell/>
          <table:table-cell office:value-type="float" office:value="0.001142573" calcext:value-type="float">
            <text:p>0.001142573</text:p>
          </table:table-cell>
          <table:table-cell office:value-type="float" office:value="0.001738683" calcext:value-type="float">
            <text:p>0.001738683</text:p>
          </table:table-cell>
          <table:table-cell office:value-type="float" office:value="0.001096891" calcext:value-type="float">
            <text:p>0.0010968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158" calcext:value-type="float">
            <text:p>0.001078158</text:p>
          </table:table-cell>
          <table:table-cell/>
          <table:table-cell office:value-type="float" office:value="0.000103971" calcext:value-type="float">
            <text:p>0.000103971</text:p>
          </table:table-cell>
          <table:table-cell office:value-type="float" office:value="0.000700081" calcext:value-type="float">
            <text:p>0.000700081</text:p>
          </table:table-cell>
          <table:table-cell office:value-type="float" office:value="0.000058288" calcext:value-type="float">
            <text:p>5.828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555" calcext:value-type="float">
            <text:p>3.9555E-05</text:p>
          </table:table-cell>
          <table:table-cell/>
          <table:table-cell office:value-type="float" office:value="24.571585443" calcext:value-type="float">
            <text:p>24.571585443</text:p>
          </table:table-cell>
          <table:table-cell office:value-type="float" office:value="24.586303351" calcext:value-type="float">
            <text:p>24.586303351</text:p>
          </table:table-cell>
          <table:table-cell office:value-type="float" office:value="24.570457543" calcext:value-type="float">
            <text:p>24.570457543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95009" calcext:value-type="float">
            <text:p>24.569995009</text:p>
          </table:table-cell>
          <table:table-cell/>
          <table:table-cell office:value-type="float" office:value="0.002635443" calcext:value-type="float">
            <text:p>0.002635443</text:p>
          </table:table-cell>
          <table:table-cell office:value-type="float" office:value="0.017745719" calcext:value-type="float">
            <text:p>0.017745719</text:p>
          </table:table-cell>
          <table:table-cell office:value-type="float" office:value="0.00147747" calcext:value-type="float">
            <text:p>0.001477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2603" calcext:value-type="float">
            <text:p>0.0010026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2-02 22:11:14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879005" calcext:value-type="float">
            <text:p>0.139879005</text:p>
          </table:table-cell>
          <table:table-cell office:value-type="float" office:value="0.212636019" calcext:value-type="float">
            <text:p>0.212636019</text:p>
          </table:table-cell>
          <table:table-cell office:value-type="float" office:value="0.134381072" calcext:value-type="float">
            <text:p>0.134381072</text:p>
          </table:table-cell>
          <table:table-cell office:value-type="float" office:value="5" calcext:value-type="float">
            <text:p>5</text:p>
          </table:table-cell>
          <table:table-cell office:value-type="float" office:value="0.131921784" calcext:value-type="float">
            <text:p>0.131921784</text:p>
          </table:table-cell>
          <table:table-cell/>
          <table:table-cell office:value-type="float" office:value="0.001142802" calcext:value-type="float">
            <text:p>0.001142802</text:p>
          </table:table-cell>
          <table:table-cell office:value-type="float" office:value="0.001737222" calcext:value-type="float">
            <text:p>0.001737222</text:p>
          </table:table-cell>
          <table:table-cell office:value-type="float" office:value="0.001097885" calcext:value-type="float">
            <text:p>0.0010978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92" calcext:value-type="float">
            <text:p>0.001077792</text:p>
          </table:table-cell>
          <table:table-cell/>
          <table:table-cell office:value-type="float" office:value="0.0001042" calcext:value-type="float">
            <text:p>0.0001042</text:p>
          </table:table-cell>
          <table:table-cell office:value-type="float" office:value="0.00069862" calcext:value-type="float">
            <text:p>0.00069862</text:p>
          </table:table-cell>
          <table:table-cell office:value-type="float" office:value="0.000059282" calcext:value-type="float">
            <text:p>5.92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9" calcext:value-type="float">
            <text:p>3.919E-05</text:p>
          </table:table-cell>
          <table:table-cell/>
          <table:table-cell office:value-type="float" office:value="24.571591094" calcext:value-type="float">
            <text:p>24.571591094</text:p>
          </table:table-cell>
          <table:table-cell office:value-type="float" office:value="24.586267281" calcext:value-type="float">
            <text:p>24.586267281</text:p>
          </table:table-cell>
          <table:table-cell office:value-type="float" office:value="24.57048207" calcext:value-type="float">
            <text:p>24.5704820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85991" calcext:value-type="float">
            <text:p>24.569985991</text:p>
          </table:table-cell>
          <table:table-cell/>
          <table:table-cell office:value-type="float" office:value="0.002641245" calcext:value-type="float">
            <text:p>0.002641245</text:p>
          </table:table-cell>
          <table:table-cell office:value-type="float" office:value="0.017708688" calcext:value-type="float">
            <text:p>0.017708688</text:p>
          </table:table-cell>
          <table:table-cell office:value-type="float" office:value="0.001502652" calcext:value-type="float">
            <text:p>0.0015026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3346" calcext:value-type="float">
            <text:p>0.0009933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2-02 22:11:16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955895" calcext:value-type="float">
            <text:p>0.139955895</text:p>
          </table:table-cell>
          <table:table-cell office:value-type="float" office:value="0.212160374" calcext:value-type="float">
            <text:p>0.212160374</text:p>
          </table:table-cell>
          <table:table-cell office:value-type="float" office:value="0.135211961" calcext:value-type="float">
            <text:p>0.135211961</text:p>
          </table:table-cell>
          <table:table-cell office:value-type="float" office:value="5" calcext:value-type="float">
            <text:p>5</text:p>
          </table:table-cell>
          <table:table-cell office:value-type="float" office:value="0.13174893" calcext:value-type="float">
            <text:p>0.13174893</text:p>
          </table:table-cell>
          <table:table-cell/>
          <table:table-cell office:value-type="float" office:value="0.001143431" calcext:value-type="float">
            <text:p>0.001143431</text:p>
          </table:table-cell>
          <table:table-cell office:value-type="float" office:value="0.001733336" calcext:value-type="float">
            <text:p>0.001733336</text:p>
          </table:table-cell>
          <table:table-cell office:value-type="float" office:value="0.001104673" calcext:value-type="float">
            <text:p>0.0011046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38" calcext:value-type="float">
            <text:p>0.00107638</text:p>
          </table:table-cell>
          <table:table-cell/>
          <table:table-cell office:value-type="float" office:value="0.000104828" calcext:value-type="float">
            <text:p>0.000104828</text:p>
          </table:table-cell>
          <table:table-cell office:value-type="float" office:value="0.000694734" calcext:value-type="float">
            <text:p>0.000694734</text:p>
          </table:table-cell>
          <table:table-cell office:value-type="float" office:value="0.00006607" calcext:value-type="float">
            <text:p>6.6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777" calcext:value-type="float">
            <text:p>3.7777E-05</text:p>
          </table:table-cell>
          <table:table-cell/>
          <table:table-cell office:value-type="float" office:value="24.571606604" calcext:value-type="float">
            <text:p>24.571606604</text:p>
          </table:table-cell>
          <table:table-cell office:value-type="float" office:value="24.586171337" calcext:value-type="float">
            <text:p>24.586171337</text:p>
          </table:table-cell>
          <table:table-cell office:value-type="float" office:value="24.570649675" calcext:value-type="float">
            <text:p>24.57064967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51124" calcext:value-type="float">
            <text:p>24.569951124</text:p>
          </table:table-cell>
          <table:table-cell/>
          <table:table-cell office:value-type="float" office:value="0.002657168" calcext:value-type="float">
            <text:p>0.002657168</text:p>
          </table:table-cell>
          <table:table-cell office:value-type="float" office:value="0.017610186" calcext:value-type="float">
            <text:p>0.017610186</text:p>
          </table:table-cell>
          <table:table-cell office:value-type="float" office:value="0.001674724" calcext:value-type="float">
            <text:p>0.0016747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7548" calcext:value-type="float">
            <text:p>0.000957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2-02 22:11:1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984505" calcext:value-type="float">
            <text:p>0.139984505</text:p>
          </table:table-cell>
          <table:table-cell office:value-type="float" office:value="0.212242033" calcext:value-type="float">
            <text:p>0.212242033</text:p>
          </table:table-cell>
          <table:table-cell office:value-type="float" office:value="0.135568397" calcext:value-type="float">
            <text:p>0.135568397</text:p>
          </table:table-cell>
          <table:table-cell office:value-type="float" office:value="5" calcext:value-type="float">
            <text:p>5</text:p>
          </table:table-cell>
          <table:table-cell office:value-type="float" office:value="0.131582633" calcext:value-type="float">
            <text:p>0.131582633</text:p>
          </table:table-cell>
          <table:table-cell/>
          <table:table-cell office:value-type="float" office:value="0.001143664" calcext:value-type="float">
            <text:p>0.001143664</text:p>
          </table:table-cell>
          <table:table-cell office:value-type="float" office:value="0.001734004" calcext:value-type="float">
            <text:p>0.001734004</text:p>
          </table:table-cell>
          <table:table-cell office:value-type="float" office:value="0.001107585" calcext:value-type="float">
            <text:p>0.0011075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22" calcext:value-type="float">
            <text:p>0.001075022</text:p>
          </table:table-cell>
          <table:table-cell/>
          <table:table-cell office:value-type="float" office:value="0.000105062" calcext:value-type="float">
            <text:p>0.000105062</text:p>
          </table:table-cell>
          <table:table-cell office:value-type="float" office:value="0.000695401" calcext:value-type="float">
            <text:p>0.000695401</text:p>
          </table:table-cell>
          <table:table-cell office:value-type="float" office:value="0.000068982" calcext:value-type="float">
            <text:p>6.89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19" calcext:value-type="float">
            <text:p>3.6419E-05</text:p>
          </table:table-cell>
          <table:table-cell/>
          <table:table-cell office:value-type="float" office:value="24.581720316" calcext:value-type="float">
            <text:p>24.581720316</text:p>
          </table:table-cell>
          <table:table-cell office:value-type="float" office:value="24.596295616" calcext:value-type="float">
            <text:p>24.596295616</text:p>
          </table:table-cell>
          <table:table-cell office:value-type="float" office:value="24.580829522" calcext:value-type="float">
            <text:p>24.58082952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25534" calcext:value-type="float">
            <text:p>24.580025534</text:p>
          </table:table-cell>
          <table:table-cell/>
          <table:table-cell office:value-type="float" office:value="0.002663093" calcext:value-type="float">
            <text:p>0.002663093</text:p>
          </table:table-cell>
          <table:table-cell office:value-type="float" office:value="0.017627097" calcext:value-type="float">
            <text:p>0.017627097</text:p>
          </table:table-cell>
          <table:table-cell office:value-type="float" office:value="0.00174854" calcext:value-type="float">
            <text:p>0.001748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3109" calcext:value-type="float">
            <text:p>0.0009231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2-02 22:11:18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980929" calcext:value-type="float">
            <text:p>0.139980929</text:p>
          </table:table-cell>
          <table:table-cell office:value-type="float" office:value="0.212051894" calcext:value-type="float">
            <text:p>0.212051894</text:p>
          </table:table-cell>
          <table:table-cell office:value-type="float" office:value="0.135738866" calcext:value-type="float">
            <text:p>0.135738866</text:p>
          </table:table-cell>
          <table:table-cell office:value-type="float" office:value="5" calcext:value-type="float">
            <text:p>5</text:p>
          </table:table-cell>
          <table:table-cell office:value-type="float" office:value="0.131512896" calcext:value-type="float">
            <text:p>0.131512896</text:p>
          </table:table-cell>
          <table:table-cell/>
          <table:table-cell office:value-type="float" office:value="0.001143635" calcext:value-type="float">
            <text:p>0.001143635</text:p>
          </table:table-cell>
          <table:table-cell office:value-type="float" office:value="0.00173245" calcext:value-type="float">
            <text:p>0.00173245</text:p>
          </table:table-cell>
          <table:table-cell office:value-type="float" office:value="0.001108978" calcext:value-type="float">
            <text:p>0.0011089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52" calcext:value-type="float">
            <text:p>0.001074452</text:p>
          </table:table-cell>
          <table:table-cell/>
          <table:table-cell office:value-type="float" office:value="0.000105032" calcext:value-type="float">
            <text:p>0.000105032</text:p>
          </table:table-cell>
          <table:table-cell office:value-type="float" office:value="0.000693847" calcext:value-type="float">
            <text:p>0.000693847</text:p>
          </table:table-cell>
          <table:table-cell office:value-type="float" office:value="0.000070375" calcext:value-type="float">
            <text:p>7.03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49" calcext:value-type="float">
            <text:p>3.5849E-05</text:p>
          </table:table-cell>
          <table:table-cell/>
          <table:table-cell office:value-type="float" office:value="24.571611654" calcext:value-type="float">
            <text:p>24.571611654</text:p>
          </table:table-cell>
          <table:table-cell office:value-type="float" office:value="24.586149455" calcext:value-type="float">
            <text:p>24.586149455</text:p>
          </table:table-cell>
          <table:table-cell office:value-type="float" office:value="24.57075596" calcext:value-type="float">
            <text:p>24.57075596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03512" calcext:value-type="float">
            <text:p>24.569903512</text:p>
          </table:table-cell>
          <table:table-cell/>
          <table:table-cell office:value-type="float" office:value="0.002662353" calcext:value-type="float">
            <text:p>0.002662353</text:p>
          </table:table-cell>
          <table:table-cell office:value-type="float" office:value="0.017587721" calcext:value-type="float">
            <text:p>0.017587721</text:p>
          </table:table-cell>
          <table:table-cell office:value-type="float" office:value="0.001783844" calcext:value-type="float">
            <text:p>0.0017838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8667" calcext:value-type="float">
            <text:p>0.0009086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2-02 22:11:19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9909403" calcext:value-type="float">
            <text:p>0.139909403</text:p>
          </table:table-cell>
          <table:table-cell office:value-type="float" office:value="0.211764599" calcext:value-type="float">
            <text:p>0.211764599</text:p>
          </table:table-cell>
          <table:table-cell office:value-type="float" office:value="0.135864632" calcext:value-type="float">
            <text:p>0.135864632</text:p>
          </table:table-cell>
          <table:table-cell office:value-type="float" office:value="5" calcext:value-type="float">
            <text:p>5</text:p>
          </table:table-cell>
          <table:table-cell office:value-type="float" office:value="0.131517664" calcext:value-type="float">
            <text:p>0.131517664</text:p>
          </table:table-cell>
          <table:table-cell/>
          <table:table-cell office:value-type="float" office:value="0.001143051" calcext:value-type="float">
            <text:p>0.001143051</text:p>
          </table:table-cell>
          <table:table-cell office:value-type="float" office:value="0.001730103" calcext:value-type="float">
            <text:p>0.001730103</text:p>
          </table:table-cell>
          <table:table-cell office:value-type="float" office:value="0.001110005" calcext:value-type="float">
            <text:p>0.0011100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91" calcext:value-type="float">
            <text:p>0.001074491</text:p>
          </table:table-cell>
          <table:table-cell/>
          <table:table-cell office:value-type="float" office:value="0.000104448" calcext:value-type="float">
            <text:p>0.000104448</text:p>
          </table:table-cell>
          <table:table-cell office:value-type="float" office:value="0.0006915" calcext:value-type="float">
            <text:p>0.0006915</text:p>
          </table:table-cell>
          <table:table-cell office:value-type="float" office:value="0.000071402" calcext:value-type="float">
            <text:p>7.140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88" calcext:value-type="float">
            <text:p>3.5888E-05</text:p>
          </table:table-cell>
          <table:table-cell/>
          <table:table-cell office:value-type="float" office:value="24.591813108" calcext:value-type="float">
            <text:p>24.591813108</text:p>
          </table:table-cell>
          <table:table-cell office:value-type="float" office:value="24.606307121" calcext:value-type="float">
            <text:p>24.606307121</text:p>
          </table:table-cell>
          <table:table-cell office:value-type="float" office:value="24.590997225" calcext:value-type="float">
            <text:p>24.590997225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20386" calcext:value-type="float">
            <text:p>24.590120386</text:p>
          </table:table-cell>
          <table:table-cell/>
          <table:table-cell office:value-type="float" office:value="0.00264754" calcext:value-type="float">
            <text:p>0.00264754</text:p>
          </table:table-cell>
          <table:table-cell office:value-type="float" office:value="0.017528225" calcext:value-type="float">
            <text:p>0.017528225</text:p>
          </table:table-cell>
          <table:table-cell office:value-type="float" office:value="0.001809889" calcext:value-type="float">
            <text:p>0.0018098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9654" calcext:value-type="float">
            <text:p>0.0009096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2-02 22:11:21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910595" calcext:value-type="float">
            <text:p>0.139910595</text:p>
          </table:table-cell>
          <table:table-cell office:value-type="float" office:value="0.211461808" calcext:value-type="float">
            <text:p>0.211461808</text:p>
          </table:table-cell>
          <table:table-cell office:value-type="float" office:value="0.135514156" calcext:value-type="float">
            <text:p>0.135514156</text:p>
          </table:table-cell>
          <table:table-cell office:value-type="float" office:value="5" calcext:value-type="float">
            <text:p>5</text:p>
          </table:table-cell>
          <table:table-cell office:value-type="float" office:value="0.131685153" calcext:value-type="float">
            <text:p>0.131685153</text:p>
          </table:table-cell>
          <table:table-cell/>
          <table:table-cell office:value-type="float" office:value="0.00114306" calcext:value-type="float">
            <text:p>0.00114306</text:p>
          </table:table-cell>
          <table:table-cell office:value-type="float" office:value="0.001727629" calcext:value-type="float">
            <text:p>0.001727629</text:p>
          </table:table-cell>
          <table:table-cell office:value-type="float" office:value="0.001107142" calcext:value-type="float">
            <text:p>0.0011071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59" calcext:value-type="float">
            <text:p>0.001075859</text:p>
          </table:table-cell>
          <table:table-cell/>
          <table:table-cell office:value-type="float" office:value="0.000104458" calcext:value-type="float">
            <text:p>0.000104458</text:p>
          </table:table-cell>
          <table:table-cell office:value-type="float" office:value="0.000689026" calcext:value-type="float">
            <text:p>0.000689026</text:p>
          </table:table-cell>
          <table:table-cell office:value-type="float" office:value="0.000068539" calcext:value-type="float">
            <text:p>6.853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56" calcext:value-type="float">
            <text:p>3.7256E-05</text:p>
          </table:table-cell>
          <table:table-cell/>
          <table:table-cell office:value-type="float" office:value="24.571597467" calcext:value-type="float">
            <text:p>24.571597467</text:p>
          </table:table-cell>
          <table:table-cell office:value-type="float" office:value="24.586030427" calcext:value-type="float">
            <text:p>24.586030427</text:p>
          </table:table-cell>
          <table:table-cell office:value-type="float" office:value="24.570710632" calcext:value-type="float">
            <text:p>24.570710632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38259" calcext:value-type="float">
            <text:p>24.569938259</text:p>
          </table:table-cell>
          <table:table-cell/>
          <table:table-cell office:value-type="float" office:value="0.002647787" calcext:value-type="float">
            <text:p>0.002647787</text:p>
          </table:table-cell>
          <table:table-cell office:value-type="float" office:value="0.017465519" calcext:value-type="float">
            <text:p>0.017465519</text:p>
          </table:table-cell>
          <table:table-cell office:value-type="float" office:value="0.001737308" calcext:value-type="float">
            <text:p>0.0017373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4341" calcext:value-type="float">
            <text:p>0.0009443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2-02 22:11:2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985697" calcext:value-type="float">
            <text:p>0.139985697</text:p>
          </table:table-cell>
          <table:table-cell office:value-type="float" office:value="0.211159016" calcext:value-type="float">
            <text:p>0.211159016</text:p>
          </table:table-cell>
          <table:table-cell office:value-type="float" office:value="0.135543959" calcext:value-type="float">
            <text:p>0.135543959</text:p>
          </table:table-cell>
          <table:table-cell office:value-type="float" office:value="5" calcext:value-type="float">
            <text:p>5</text:p>
          </table:table-cell>
          <table:table-cell office:value-type="float" office:value="0.131610648" calcext:value-type="float">
            <text:p>0.131610648</text:p>
          </table:table-cell>
          <table:table-cell/>
          <table:table-cell office:value-type="float" office:value="0.001143674" calcext:value-type="float">
            <text:p>0.001143674</text:p>
          </table:table-cell>
          <table:table-cell office:value-type="float" office:value="0.001725155" calcext:value-type="float">
            <text:p>0.001725155</text:p>
          </table:table-cell>
          <table:table-cell office:value-type="float" office:value="0.001107385" calcext:value-type="float">
            <text:p>0.0011073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5" calcext:value-type="float">
            <text:p>0.00107525</text:p>
          </table:table-cell>
          <table:table-cell/>
          <table:table-cell office:value-type="float" office:value="0.000105071" calcext:value-type="float">
            <text:p>0.000105071</text:p>
          </table:table-cell>
          <table:table-cell office:value-type="float" office:value="0.000686553" calcext:value-type="float">
            <text:p>0.000686553</text:p>
          </table:table-cell>
          <table:table-cell office:value-type="float" office:value="0.000068783" calcext:value-type="float">
            <text:p>6.87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48" calcext:value-type="float">
            <text:p>3.6648E-05</text:p>
          </table:table-cell>
          <table:table-cell/>
          <table:table-cell office:value-type="float" office:value="24.576666586" calcext:value-type="float">
            <text:p>24.576666586</text:p>
          </table:table-cell>
          <table:table-cell office:value-type="float" office:value="24.591023254" calcext:value-type="float">
            <text:p>24.591023254</text:p>
          </table:table-cell>
          <table:table-cell office:value-type="float" office:value="24.575770618" calcext:value-type="float">
            <text:p>24.575770618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7207" calcext:value-type="float">
            <text:p>24.574977207</text:p>
          </table:table-cell>
          <table:table-cell/>
          <table:table-cell office:value-type="float" office:value="0.00266334" calcext:value-type="float">
            <text:p>0.00266334</text:p>
          </table:table-cell>
          <table:table-cell office:value-type="float" office:value="0.017402814" calcext:value-type="float">
            <text:p>0.017402814</text:p>
          </table:table-cell>
          <table:table-cell office:value-type="float" office:value="0.001743479" calcext:value-type="float">
            <text:p>0.0017434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8911" calcext:value-type="float">
            <text:p>0.0009289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2-02 22:11:2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020268" calcext:value-type="float">
            <text:p>0.140020268</text:p>
          </table:table-cell>
          <table:table-cell office:value-type="float" office:value="0.210984374" calcext:value-type="float">
            <text:p>0.210984374</text:p>
          </table:table-cell>
          <table:table-cell office:value-type="float" office:value="0.13512017" calcext:value-type="float">
            <text:p>0.13512017</text:p>
          </table:table-cell>
          <table:table-cell office:value-type="float" office:value="5" calcext:value-type="float">
            <text:p>5</text:p>
          </table:table-cell>
          <table:table-cell office:value-type="float" office:value="0.131722704" calcext:value-type="float">
            <text:p>0.131722704</text:p>
          </table:table-cell>
          <table:table-cell/>
          <table:table-cell office:value-type="float" office:value="0.001143956" calcext:value-type="float">
            <text:p>0.001143956</text:p>
          </table:table-cell>
          <table:table-cell office:value-type="float" office:value="0.001723729" calcext:value-type="float">
            <text:p>0.001723729</text:p>
          </table:table-cell>
          <table:table-cell office:value-type="float" office:value="0.001103923" calcext:value-type="float">
            <text:p>0.0011039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66" calcext:value-type="float">
            <text:p>0.001076166</text:p>
          </table:table-cell>
          <table:table-cell/>
          <table:table-cell office:value-type="float" office:value="0.000105354" calcext:value-type="float">
            <text:p>0.000105354</text:p>
          </table:table-cell>
          <table:table-cell office:value-type="float" office:value="0.000685126" calcext:value-type="float">
            <text:p>0.000685126</text:p>
          </table:table-cell>
          <table:table-cell office:value-type="float" office:value="0.00006532" calcext:value-type="float">
            <text:p>6.5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63" calcext:value-type="float">
            <text:p>3.7563E-05</text:p>
          </table:table-cell>
          <table:table-cell/>
          <table:table-cell office:value-type="float" office:value="24.571619589" calcext:value-type="float">
            <text:p>24.571619589</text:p>
          </table:table-cell>
          <table:table-cell office:value-type="float" office:value="24.585934122" calcext:value-type="float">
            <text:p>24.585934122</text:p>
          </table:table-cell>
          <table:table-cell office:value-type="float" office:value="24.570631159" calcext:value-type="float">
            <text:p>24.57063115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45833" calcext:value-type="float">
            <text:p>24.569945833</text:p>
          </table:table-cell>
          <table:table-cell/>
          <table:table-cell office:value-type="float" office:value="0.002670499" calcext:value-type="float">
            <text:p>0.002670499</text:p>
          </table:table-cell>
          <table:table-cell office:value-type="float" office:value="0.017366647" calcext:value-type="float">
            <text:p>0.017366647</text:p>
          </table:table-cell>
          <table:table-cell office:value-type="float" office:value="0.001655715" calcext:value-type="float">
            <text:p>0.0016557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2117" calcext:value-type="float">
            <text:p>0.0009521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2-02 22:11:2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059607" calcext:value-type="float">
            <text:p>0.140059607</text:p>
          </table:table-cell>
          <table:table-cell office:value-type="float" office:value="0.21062317" calcext:value-type="float">
            <text:p>0.21062317</text:p>
          </table:table-cell>
          <table:table-cell office:value-type="float" office:value="0.134189145" calcext:value-type="float">
            <text:p>0.134189145</text:p>
          </table:table-cell>
          <table:table-cell office:value-type="float" office:value="5" calcext:value-type="float">
            <text:p>5</text:p>
          </table:table-cell>
          <table:table-cell office:value-type="float" office:value="0.132023112" calcext:value-type="float">
            <text:p>0.132023112</text:p>
          </table:table-cell>
          <table:table-cell/>
          <table:table-cell office:value-type="float" office:value="0.001144278" calcext:value-type="float">
            <text:p>0.001144278</text:p>
          </table:table-cell>
          <table:table-cell office:value-type="float" office:value="0.001720778" calcext:value-type="float">
            <text:p>0.001720778</text:p>
          </table:table-cell>
          <table:table-cell office:value-type="float" office:value="0.001096317" calcext:value-type="float">
            <text:p>0.0010963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62" calcext:value-type="float">
            <text:p>0.00107862</text:p>
          </table:table-cell>
          <table:table-cell/>
          <table:table-cell office:value-type="float" office:value="0.000105675" calcext:value-type="float">
            <text:p>0.000105675</text:p>
          </table:table-cell>
          <table:table-cell office:value-type="float" office:value="0.000682175" calcext:value-type="float">
            <text:p>0.000682175</text:p>
          </table:table-cell>
          <table:table-cell office:value-type="float" office:value="0.000057714" calcext:value-type="float">
            <text:p>5.77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017" calcext:value-type="float">
            <text:p>4.0017E-05</text:p>
          </table:table-cell>
          <table:table-cell/>
          <table:table-cell office:value-type="float" office:value="24.576681495" calcext:value-type="float">
            <text:p>24.576681495</text:p>
          </table:table-cell>
          <table:table-cell office:value-type="float" office:value="24.590915167" calcext:value-type="float">
            <text:p>24.590915167</text:p>
          </table:table-cell>
          <table:table-cell office:value-type="float" office:value="24.575497331" calcext:value-type="float">
            <text:p>24.57549733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60408" calcext:value-type="float">
            <text:p>24.575060408</text:p>
          </table:table-cell>
          <table:table-cell/>
          <table:table-cell office:value-type="float" office:value="0.002678646" calcext:value-type="float">
            <text:p>0.002678646</text:p>
          </table:table-cell>
          <table:table-cell office:value-type="float" office:value="0.017291845" calcext:value-type="float">
            <text:p>0.017291845</text:p>
          </table:table-cell>
          <table:table-cell office:value-type="float" office:value="0.001462905" calcext:value-type="float">
            <text:p>0.0014629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433" calcext:value-type="float">
            <text:p>0.001014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2-02 22:11:26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159147" calcext:value-type="float">
            <text:p>0.140159147</text:p>
          </table:table-cell>
          <table:table-cell office:value-type="float" office:value="0.210509325" calcext:value-type="float">
            <text:p>0.210509325</text:p>
          </table:table-cell>
          <table:table-cell office:value-type="float" office:value="0.133976952" calcext:value-type="float">
            <text:p>0.133976952</text:p>
          </table:table-cell>
          <table:table-cell office:value-type="float" office:value="5" calcext:value-type="float">
            <text:p>5</text:p>
          </table:table-cell>
          <table:table-cell office:value-type="float" office:value="0.132069007" calcext:value-type="float">
            <text:p>0.132069007</text:p>
          </table:table-cell>
          <table:table-cell/>
          <table:table-cell office:value-type="float" office:value="0.001145091" calcext:value-type="float">
            <text:p>0.001145091</text:p>
          </table:table-cell>
          <table:table-cell office:value-type="float" office:value="0.001719847" calcext:value-type="float">
            <text:p>0.001719847</text:p>
          </table:table-cell>
          <table:table-cell office:value-type="float" office:value="0.001094583" calcext:value-type="float">
            <text:p>0.0010945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995" calcext:value-type="float">
            <text:p>0.001078995</text:p>
          </table:table-cell>
          <table:table-cell/>
          <table:table-cell office:value-type="float" office:value="0.000106488" calcext:value-type="float">
            <text:p>0.000106488</text:p>
          </table:table-cell>
          <table:table-cell office:value-type="float" office:value="0.000681245" calcext:value-type="float">
            <text:p>0.000681245</text:p>
          </table:table-cell>
          <table:table-cell office:value-type="float" office:value="0.00005598" calcext:value-type="float">
            <text:p>5.59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0392" calcext:value-type="float">
            <text:p>4.0392E-05</text:p>
          </table:table-cell>
          <table:table-cell/>
          <table:table-cell office:value-type="float" office:value="24.581755543" calcext:value-type="float">
            <text:p>24.581755543</text:p>
          </table:table-cell>
          <table:table-cell office:value-type="float" office:value="24.595946108" calcext:value-type="float">
            <text:p>24.595946108</text:p>
          </table:table-cell>
          <table:table-cell office:value-type="float" office:value="24.580508504" calcext:value-type="float">
            <text:p>24.580508504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23643" calcext:value-type="float">
            <text:p>24.580123643</text:p>
          </table:table-cell>
          <table:table-cell/>
          <table:table-cell office:value-type="float" office:value="0.00269926" calcext:value-type="float">
            <text:p>0.00269926</text:p>
          </table:table-cell>
          <table:table-cell office:value-type="float" office:value="0.017268269" calcext:value-type="float">
            <text:p>0.017268269</text:p>
          </table:table-cell>
          <table:table-cell office:value-type="float" office:value="0.001418961" calcext:value-type="float">
            <text:p>0.0014189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23835" calcext:value-type="float">
            <text:p>0.0010238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2-02 22:11:2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178816" calcext:value-type="float">
            <text:p>0.140178816</text:p>
          </table:table-cell>
          <table:table-cell office:value-type="float" office:value="0.210354949" calcext:value-type="float">
            <text:p>0.210354949</text:p>
          </table:table-cell>
          <table:table-cell office:value-type="float" office:value="0.134145633" calcext:value-type="float">
            <text:p>0.134145633</text:p>
          </table:table-cell>
          <table:table-cell office:value-type="float" office:value="5" calcext:value-type="float">
            <text:p>5</text:p>
          </table:table-cell>
          <table:table-cell office:value-type="float" office:value="0.131953374" calcext:value-type="float">
            <text:p>0.131953374</text:p>
          </table:table-cell>
          <table:table-cell/>
          <table:table-cell office:value-type="float" office:value="0.001145252" calcext:value-type="float">
            <text:p>0.001145252</text:p>
          </table:table-cell>
          <table:table-cell office:value-type="float" office:value="0.001718586" calcext:value-type="float">
            <text:p>0.001718586</text:p>
          </table:table-cell>
          <table:table-cell office:value-type="float" office:value="0.001095961" calcext:value-type="float">
            <text:p>0.0010959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5" calcext:value-type="float">
            <text:p>0.00107805</text:p>
          </table:table-cell>
          <table:table-cell/>
          <table:table-cell office:value-type="float" office:value="0.000106649" calcext:value-type="float">
            <text:p>0.000106649</text:p>
          </table:table-cell>
          <table:table-cell office:value-type="float" office:value="0.000679983" calcext:value-type="float">
            <text:p>0.000679983</text:p>
          </table:table-cell>
          <table:table-cell office:value-type="float" office:value="0.000057358" calcext:value-type="float">
            <text:p>5.735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48" calcext:value-type="float">
            <text:p>3.9448E-05</text:p>
          </table:table-cell>
          <table:table-cell/>
          <table:table-cell office:value-type="float" office:value="24.581759511" calcext:value-type="float">
            <text:p>24.581759511</text:p>
          </table:table-cell>
          <table:table-cell office:value-type="float" office:value="24.595914968" calcext:value-type="float">
            <text:p>24.595914968</text:p>
          </table:table-cell>
          <table:table-cell office:value-type="float" office:value="24.580542529" calcext:value-type="float">
            <text:p>24.58054252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00318" calcext:value-type="float">
            <text:p>24.580100318</text:p>
          </table:table-cell>
          <table:table-cell/>
          <table:table-cell office:value-type="float" office:value="0.002703334" calcext:value-type="float">
            <text:p>0.002703334</text:p>
          </table:table-cell>
          <table:table-cell office:value-type="float" office:value="0.017236299" calcext:value-type="float">
            <text:p>0.017236299</text:p>
          </table:table-cell>
          <table:table-cell office:value-type="float" office:value="0.001453894" calcext:value-type="float">
            <text:p>0.0014538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9888" calcext:value-type="float">
            <text:p>0.0009998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2-02 22:11:28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989274" calcext:value-type="float">
            <text:p>0.139989274</text:p>
          </table:table-cell>
          <table:table-cell office:value-type="float" office:value="0.209948446" calcext:value-type="float">
            <text:p>0.209948446</text:p>
          </table:table-cell>
          <table:table-cell office:value-type="float" office:value="0.134451405" calcext:value-type="float">
            <text:p>0.134451405</text:p>
          </table:table-cell>
          <table:table-cell office:value-type="float" office:value="5" calcext:value-type="float">
            <text:p>5</text:p>
          </table:table-cell>
          <table:table-cell office:value-type="float" office:value="0.131910459" calcext:value-type="float">
            <text:p>0.131910459</text:p>
          </table:table-cell>
          <table:table-cell/>
          <table:table-cell office:value-type="float" office:value="0.001143703" calcext:value-type="float">
            <text:p>0.001143703</text:p>
          </table:table-cell>
          <table:table-cell office:value-type="float" office:value="0.001715265" calcext:value-type="float">
            <text:p>0.001715265</text:p>
          </table:table-cell>
          <table:table-cell office:value-type="float" office:value="0.001098459" calcext:value-type="float">
            <text:p>0.0010984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" calcext:value-type="float">
            <text:p>0.0010777</text:p>
          </table:table-cell>
          <table:table-cell/>
          <table:table-cell office:value-type="float" office:value="0.0001051" calcext:value-type="float">
            <text:p>0.0001051</text:p>
          </table:table-cell>
          <table:table-cell office:value-type="float" office:value="0.000676662" calcext:value-type="float">
            <text:p>0.000676662</text:p>
          </table:table-cell>
          <table:table-cell office:value-type="float" office:value="0.000059856" calcext:value-type="float">
            <text:p>5.98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097" calcext:value-type="float">
            <text:p>3.9097E-05</text:p>
          </table:table-cell>
          <table:table-cell/>
          <table:table-cell office:value-type="float" office:value="24.576667307" calcext:value-type="float">
            <text:p>24.576667307</text:p>
          </table:table-cell>
          <table:table-cell office:value-type="float" office:value="24.590779066" calcext:value-type="float">
            <text:p>24.590779066</text:p>
          </table:table-cell>
          <table:table-cell office:value-type="float" office:value="24.575550233" calcext:value-type="float">
            <text:p>24.575550233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37684" calcext:value-type="float">
            <text:p>24.575037684</text:p>
          </table:table-cell>
          <table:table-cell/>
          <table:table-cell office:value-type="float" office:value="0.002664081" calcext:value-type="float">
            <text:p>0.002664081</text:p>
          </table:table-cell>
          <table:table-cell office:value-type="float" office:value="0.017152116" calcext:value-type="float">
            <text:p>0.017152116</text:p>
          </table:table-cell>
          <table:table-cell office:value-type="float" office:value="0.001517217" calcext:value-type="float">
            <text:p>0.0015172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1" calcext:value-type="float">
            <text:p>0.0009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2-02 22:11:3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14904" calcext:value-type="float">
            <text:p>0.140014904</text:p>
          </table:table-cell>
          <table:table-cell office:value-type="float" office:value="0.209763671" calcext:value-type="float">
            <text:p>0.209763671</text:p>
          </table:table-cell>
          <table:table-cell office:value-type="float" office:value="0.134056226" calcext:value-type="float">
            <text:p>0.134056226</text:p>
          </table:table-cell>
          <table:table-cell office:value-type="float" office:value="5" calcext:value-type="float">
            <text:p>5</text:p>
          </table:table-cell>
          <table:table-cell office:value-type="float" office:value="0.132000462" calcext:value-type="float">
            <text:p>0.132000462</text:p>
          </table:table-cell>
          <table:table-cell/>
          <table:table-cell office:value-type="float" office:value="0.001143913" calcext:value-type="float">
            <text:p>0.001143913</text:p>
          </table:table-cell>
          <table:table-cell office:value-type="float" office:value="0.001713755" calcext:value-type="float">
            <text:p>0.001713755</text:p>
          </table:table-cell>
          <table:table-cell office:value-type="float" office:value="0.001095231" calcext:value-type="float">
            <text:p>0.0010952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435" calcext:value-type="float">
            <text:p>0.001078435</text:p>
          </table:table-cell>
          <table:table-cell/>
          <table:table-cell office:value-type="float" office:value="0.00010531" calcext:value-type="float">
            <text:p>0.00010531</text:p>
          </table:table-cell>
          <table:table-cell office:value-type="float" office:value="0.000675153" calcext:value-type="float">
            <text:p>0.000675153</text:p>
          </table:table-cell>
          <table:table-cell office:value-type="float" office:value="0.000056628" calcext:value-type="float">
            <text:p>5.66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832" calcext:value-type="float">
            <text:p>3.9832E-05</text:p>
          </table:table-cell>
          <table:table-cell/>
          <table:table-cell office:value-type="float" office:value="24.581726447" calcext:value-type="float">
            <text:p>24.581726447</text:p>
          </table:table-cell>
          <table:table-cell office:value-type="float" office:value="24.595795701" calcext:value-type="float">
            <text:p>24.595795701</text:p>
          </table:table-cell>
          <table:table-cell office:value-type="float" office:value="24.580524495" calcext:value-type="float">
            <text:p>24.580524495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09816" calcext:value-type="float">
            <text:p>24.580109816</text:p>
          </table:table-cell>
          <table:table-cell/>
          <table:table-cell office:value-type="float" office:value="0.002669388" calcext:value-type="float">
            <text:p>0.002669388</text:p>
          </table:table-cell>
          <table:table-cell office:value-type="float" office:value="0.017113851" calcext:value-type="float">
            <text:p>0.017113851</text:p>
          </table:table-cell>
          <table:table-cell office:value-type="float" office:value="0.001435378" calcext:value-type="float">
            <text:p>0.0014353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9639" calcext:value-type="float">
            <text:p>0.0010096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2-02 22:11:31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081065" calcext:value-type="float">
            <text:p>0.140081065</text:p>
          </table:table-cell>
          <table:table-cell office:value-type="float" office:value="0.209651614" calcext:value-type="float">
            <text:p>0.209651614</text:p>
          </table:table-cell>
          <table:table-cell office:value-type="float" office:value="0.133974568" calcext:value-type="float">
            <text:p>0.133974568</text:p>
          </table:table-cell>
          <table:table-cell office:value-type="float" office:value="5" calcext:value-type="float">
            <text:p>5</text:p>
          </table:table-cell>
          <table:table-cell office:value-type="float" office:value="0.131990925" calcext:value-type="float">
            <text:p>0.131990925</text:p>
          </table:table-cell>
          <table:table-cell/>
          <table:table-cell office:value-type="float" office:value="0.001144453" calcext:value-type="float">
            <text:p>0.001144453</text:p>
          </table:table-cell>
          <table:table-cell office:value-type="float" office:value="0.00171284" calcext:value-type="float">
            <text:p>0.00171284</text:p>
          </table:table-cell>
          <table:table-cell office:value-type="float" office:value="0.001094563" calcext:value-type="float">
            <text:p>0.0010945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57" calcext:value-type="float">
            <text:p>0.001078357</text:p>
          </table:table-cell>
          <table:table-cell/>
          <table:table-cell office:value-type="float" office:value="0.00010585" calcext:value-type="float">
            <text:p>0.00010585</text:p>
          </table:table-cell>
          <table:table-cell office:value-type="float" office:value="0.000674237" calcext:value-type="float">
            <text:p>0.000674237</text:p>
          </table:table-cell>
          <table:table-cell office:value-type="float" office:value="0.000055961" calcext:value-type="float">
            <text:p>5.59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54" calcext:value-type="float">
            <text:p>3.9754E-05</text:p>
          </table:table-cell>
          <table:table-cell/>
          <table:table-cell office:value-type="float" office:value="24.591847734" calcext:value-type="float">
            <text:p>24.591847734</text:p>
          </table:table-cell>
          <table:table-cell office:value-type="float" office:value="24.60588091" calcext:value-type="float">
            <text:p>24.60588091</text:p>
          </table:table-cell>
          <table:table-cell office:value-type="float" office:value="24.590615975" calcext:value-type="float">
            <text:p>24.590615975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15849" calcext:value-type="float">
            <text:p>24.590215849</text:p>
          </table:table-cell>
          <table:table-cell/>
          <table:table-cell office:value-type="float" office:value="0.00268309" calcext:value-type="float">
            <text:p>0.00268309</text:p>
          </table:table-cell>
          <table:table-cell office:value-type="float" office:value="0.017090645" calcext:value-type="float">
            <text:p>0.017090645</text:p>
          </table:table-cell>
          <table:table-cell office:value-type="float" office:value="0.001418467" calcext:value-type="float">
            <text:p>0.0014184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7664" calcext:value-type="float">
            <text:p>0.0010076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2-02 22:11:3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150206" calcext:value-type="float">
            <text:p>0.140150206</text:p>
          </table:table-cell>
          <table:table-cell office:value-type="float" office:value="0.209503199" calcext:value-type="float">
            <text:p>0.209503199</text:p>
          </table:table-cell>
          <table:table-cell office:value-type="float" office:value="0.134364383" calcext:value-type="float">
            <text:p>0.134364383</text:p>
          </table:table-cell>
          <table:table-cell office:value-type="float" office:value="5" calcext:value-type="float">
            <text:p>5</text:p>
          </table:table-cell>
          <table:table-cell office:value-type="float" office:value="0.131836549" calcext:value-type="float">
            <text:p>0.131836549</text:p>
          </table:table-cell>
          <table:table-cell/>
          <table:table-cell office:value-type="float" office:value="0.001145018" calcext:value-type="float">
            <text:p>0.001145018</text:p>
          </table:table-cell>
          <table:table-cell office:value-type="float" office:value="0.001711627" calcext:value-type="float">
            <text:p>0.001711627</text:p>
          </table:table-cell>
          <table:table-cell office:value-type="float" office:value="0.001097748" calcext:value-type="float">
            <text:p>0.0010977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096" calcext:value-type="float">
            <text:p>0.001077096</text:p>
          </table:table-cell>
          <table:table-cell/>
          <table:table-cell office:value-type="float" office:value="0.000106415" calcext:value-type="float">
            <text:p>0.000106415</text:p>
          </table:table-cell>
          <table:table-cell office:value-type="float" office:value="0.000673025" calcext:value-type="float">
            <text:p>0.000673025</text:p>
          </table:table-cell>
          <table:table-cell office:value-type="float" office:value="0.000059145" calcext:value-type="float">
            <text:p>5.91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493" calcext:value-type="float">
            <text:p>3.8493E-05</text:p>
          </table:table-cell>
          <table:table-cell/>
          <table:table-cell office:value-type="float" office:value="24.57669977" calcext:value-type="float">
            <text:p>24.57669977</text:p>
          </table:table-cell>
          <table:table-cell office:value-type="float" office:value="24.590689254" calcext:value-type="float">
            <text:p>24.590689254</text:p>
          </table:table-cell>
          <table:table-cell office:value-type="float" office:value="24.575532679" calcext:value-type="float">
            <text:p>24.57553267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22775" calcext:value-type="float">
            <text:p>24.575022775</text:p>
          </table:table-cell>
          <table:table-cell/>
          <table:table-cell office:value-type="float" office:value="0.002697409" calcext:value-type="float">
            <text:p>0.002697409</text:p>
          </table:table-cell>
          <table:table-cell office:value-type="float" office:value="0.017059909" calcext:value-type="float">
            <text:p>0.017059909</text:p>
          </table:table-cell>
          <table:table-cell office:value-type="float" office:value="0.001499195" calcext:value-type="float">
            <text:p>0.0014991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5694" calcext:value-type="float">
            <text:p>0.0009756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2-02 22:11:33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114443" calcext:value-type="float">
            <text:p>0.140114443</text:p>
          </table:table-cell>
          <table:table-cell office:value-type="float" office:value="0.209400679" calcext:value-type="float">
            <text:p>0.209400679</text:p>
          </table:table-cell>
          <table:table-cell office:value-type="float" office:value="0.135090963" calcext:value-type="float">
            <text:p>0.135090963</text:p>
          </table:table-cell>
          <table:table-cell office:value-type="float" office:value="5" calcext:value-type="float">
            <text:p>5</text:p>
          </table:table-cell>
          <table:table-cell office:value-type="float" office:value="0.131672636" calcext:value-type="float">
            <text:p>0.131672636</text:p>
          </table:table-cell>
          <table:table-cell/>
          <table:table-cell office:value-type="float" office:value="0.001144726" calcext:value-type="float">
            <text:p>0.001144726</text:p>
          </table:table-cell>
          <table:table-cell office:value-type="float" office:value="0.00171079" calcext:value-type="float">
            <text:p>0.00171079</text:p>
          </table:table-cell>
          <table:table-cell office:value-type="float" office:value="0.001103684" calcext:value-type="float">
            <text:p>0.0011036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57" calcext:value-type="float">
            <text:p>0.001075757</text:p>
          </table:table-cell>
          <table:table-cell/>
          <table:table-cell office:value-type="float" office:value="0.000106123" calcext:value-type="float">
            <text:p>0.000106123</text:p>
          </table:table-cell>
          <table:table-cell office:value-type="float" office:value="0.000672187" calcext:value-type="float">
            <text:p>0.000672187</text:p>
          </table:table-cell>
          <table:table-cell office:value-type="float" office:value="0.000065082" calcext:value-type="float">
            <text:p>6.50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54" calcext:value-type="float">
            <text:p>3.7154E-05</text:p>
          </table:table-cell>
          <table:table-cell/>
          <table:table-cell office:value-type="float" office:value="24.581746526" calcext:value-type="float">
            <text:p>24.581746526</text:p>
          </table:table-cell>
          <table:table-cell office:value-type="float" office:value="24.595722481" calcext:value-type="float">
            <text:p>24.595722481</text:p>
          </table:table-cell>
          <table:table-cell office:value-type="float" office:value="24.580733216" calcext:value-type="float">
            <text:p>24.58073321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43689" calcext:value-type="float">
            <text:p>24.580043689</text:p>
          </table:table-cell>
          <table:table-cell/>
          <table:table-cell office:value-type="float" office:value="0.002690003" calcext:value-type="float">
            <text:p>0.002690003</text:p>
          </table:table-cell>
          <table:table-cell office:value-type="float" office:value="0.017038679" calcext:value-type="float">
            <text:p>0.017038679</text:p>
          </table:table-cell>
          <table:table-cell office:value-type="float" office:value="0.001649666" calcext:value-type="float">
            <text:p>0.0016496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1748" calcext:value-type="float">
            <text:p>0.0009417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2-02 22:11:3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997618" calcext:value-type="float">
            <text:p>0.139997618</text:p>
          </table:table-cell>
          <table:table-cell office:value-type="float" office:value="0.209004308" calcext:value-type="float">
            <text:p>0.209004308</text:p>
          </table:table-cell>
          <table:table-cell office:value-type="float" office:value="0.135579721" calcext:value-type="float">
            <text:p>0.135579721</text:p>
          </table:table-cell>
          <table:table-cell office:value-type="float" office:value="5" calcext:value-type="float">
            <text:p>5</text:p>
          </table:table-cell>
          <table:table-cell office:value-type="float" office:value="0.131516472" calcext:value-type="float">
            <text:p>0.131516472</text:p>
          </table:table-cell>
          <table:table-cell/>
          <table:table-cell office:value-type="float" office:value="0.001143771" calcext:value-type="float">
            <text:p>0.001143771</text:p>
          </table:table-cell>
          <table:table-cell office:value-type="float" office:value="0.001707552" calcext:value-type="float">
            <text:p>0.001707552</text:p>
          </table:table-cell>
          <table:table-cell office:value-type="float" office:value="0.001107677" calcext:value-type="float">
            <text:p>0.0011076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81" calcext:value-type="float">
            <text:p>0.001074481</text:p>
          </table:table-cell>
          <table:table-cell/>
          <table:table-cell office:value-type="float" office:value="0.000105169" calcext:value-type="float">
            <text:p>0.000105169</text:p>
          </table:table-cell>
          <table:table-cell office:value-type="float" office:value="0.000668949" calcext:value-type="float">
            <text:p>0.000668949</text:p>
          </table:table-cell>
          <table:table-cell office:value-type="float" office:value="0.000069075" calcext:value-type="float">
            <text:p>6.90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78" calcext:value-type="float">
            <text:p>3.5878E-05</text:p>
          </table:table-cell>
          <table:table-cell/>
          <table:table-cell office:value-type="float" office:value="24.57666899" calcext:value-type="float">
            <text:p>24.57666899</text:p>
          </table:table-cell>
          <table:table-cell office:value-type="float" office:value="24.590588621" calcext:value-type="float">
            <text:p>24.590588621</text:p>
          </table:table-cell>
          <table:table-cell office:value-type="float" office:value="24.575777832" calcext:value-type="float">
            <text:p>24.575777832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58211" calcext:value-type="float">
            <text:p>24.574958211</text:p>
          </table:table-cell>
          <table:table-cell/>
          <table:table-cell office:value-type="float" office:value="0.002665809" calcext:value-type="float">
            <text:p>0.002665809</text:p>
          </table:table-cell>
          <table:table-cell office:value-type="float" office:value="0.016956594" calcext:value-type="float">
            <text:p>0.016956594</text:p>
          </table:table-cell>
          <table:table-cell office:value-type="float" office:value="0.001750886" calcext:value-type="float">
            <text:p>0.0017508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9408" calcext:value-type="float">
            <text:p>0.0009094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2-02 22:11:3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464753" calcext:value-type="float">
            <text:p>0.139464753</text:p>
          </table:table-cell>
          <table:table-cell office:value-type="float" office:value="0.208813573" calcext:value-type="float">
            <text:p>0.208813573</text:p>
          </table:table-cell>
          <table:table-cell office:value-type="float" office:value="0.135830061" calcext:value-type="float">
            <text:p>0.135830061</text:p>
          </table:table-cell>
          <table:table-cell office:value-type="float" office:value="5" calcext:value-type="float">
            <text:p>5</text:p>
          </table:table-cell>
          <table:table-cell office:value-type="float" office:value="0.131469981" calcext:value-type="float">
            <text:p>0.131469981</text:p>
          </table:table-cell>
          <table:table-cell/>
          <table:table-cell office:value-type="float" office:value="0.001139418" calcext:value-type="float">
            <text:p>0.001139418</text:p>
          </table:table-cell>
          <table:table-cell office:value-type="float" office:value="0.001705993" calcext:value-type="float">
            <text:p>0.001705993</text:p>
          </table:table-cell>
          <table:table-cell office:value-type="float" office:value="0.001109723" calcext:value-type="float">
            <text:p>0.0011097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01" calcext:value-type="float">
            <text:p>0.001074101</text:p>
          </table:table-cell>
          <table:table-cell/>
          <table:table-cell office:value-type="float" office:value="0.000100815" calcext:value-type="float">
            <text:p>0.000100815</text:p>
          </table:table-cell>
          <table:table-cell office:value-type="float" office:value="0.00066739" calcext:value-type="float">
            <text:p>0.00066739</text:p>
          </table:table-cell>
          <table:table-cell office:value-type="float" office:value="0.00007112" calcext:value-type="float">
            <text:p>7.1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498" calcext:value-type="float">
            <text:p>3.5498E-05</text:p>
          </table:table-cell>
          <table:table-cell/>
          <table:table-cell office:value-type="float" office:value="24.576561503" calcext:value-type="float">
            <text:p>24.576561503</text:p>
          </table:table-cell>
          <table:table-cell office:value-type="float" office:value="24.590550148" calcext:value-type="float">
            <text:p>24.590550148</text:p>
          </table:table-cell>
          <table:table-cell office:value-type="float" office:value="24.575828329" calcext:value-type="float">
            <text:p>24.57582832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48833" calcext:value-type="float">
            <text:p>24.574948833</text:p>
          </table:table-cell>
          <table:table-cell/>
          <table:table-cell office:value-type="float" office:value="0.002555455" calcext:value-type="float">
            <text:p>0.002555455</text:p>
          </table:table-cell>
          <table:table-cell office:value-type="float" office:value="0.016917094" calcext:value-type="float">
            <text:p>0.016917094</text:p>
          </table:table-cell>
          <table:table-cell office:value-type="float" office:value="0.00180273" calcext:value-type="float">
            <text:p>0.001802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9779" calcext:value-type="float">
            <text:p>0.0008997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2-02 22:11:37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846222" calcext:value-type="float">
            <text:p>0.139846222</text:p>
          </table:table-cell>
          <table:table-cell office:value-type="float" office:value="0.208753968" calcext:value-type="float">
            <text:p>0.208753968</text:p>
          </table:table-cell>
          <table:table-cell office:value-type="float" office:value="0.135812776" calcext:value-type="float">
            <text:p>0.135812776</text:p>
          </table:table-cell>
          <table:table-cell office:value-type="float" office:value="5" calcext:value-type="float">
            <text:p>5</text:p>
          </table:table-cell>
          <table:table-cell office:value-type="float" office:value="0.131438986" calcext:value-type="float">
            <text:p>0.131438986</text:p>
          </table:table-cell>
          <table:table-cell/>
          <table:table-cell office:value-type="float" office:value="0.001142534" calcext:value-type="float">
            <text:p>0.001142534</text:p>
          </table:table-cell>
          <table:table-cell office:value-type="float" office:value="0.001705506" calcext:value-type="float">
            <text:p>0.001705506</text:p>
          </table:table-cell>
          <table:table-cell office:value-type="float" office:value="0.001109581" calcext:value-type="float">
            <text:p>0.0011095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848" calcext:value-type="float">
            <text:p>0.001073848</text:p>
          </table:table-cell>
          <table:table-cell/>
          <table:table-cell office:value-type="float" office:value="0.000103932" calcext:value-type="float">
            <text:p>0.000103932</text:p>
          </table:table-cell>
          <table:table-cell office:value-type="float" office:value="0.000666904" calcext:value-type="float">
            <text:p>0.000666904</text:p>
          </table:table-cell>
          <table:table-cell office:value-type="float" office:value="0.000070979" calcext:value-type="float">
            <text:p>7.09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245" calcext:value-type="float">
            <text:p>3.5245E-05</text:p>
          </table:table-cell>
          <table:table-cell/>
          <table:table-cell office:value-type="float" office:value="24.571584482" calcext:value-type="float">
            <text:p>24.571584482</text:p>
          </table:table-cell>
          <table:table-cell office:value-type="float" office:value="24.585484218" calcext:value-type="float">
            <text:p>24.585484218</text:p>
          </table:table-cell>
          <table:table-cell office:value-type="float" office:value="24.570770869" calcext:value-type="float">
            <text:p>24.57077086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88603" calcext:value-type="float">
            <text:p>24.569888603</text:p>
          </table:table-cell>
          <table:table-cell/>
          <table:table-cell office:value-type="float" office:value="0.002634456" calcext:value-type="float">
            <text:p>0.002634456</text:p>
          </table:table-cell>
          <table:table-cell office:value-type="float" office:value="0.016904751" calcext:value-type="float">
            <text:p>0.016904751</text:p>
          </table:table-cell>
          <table:table-cell office:value-type="float" office:value="0.00179915" calcext:value-type="float">
            <text:p>0.001799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3361" calcext:value-type="float">
            <text:p>0.0008933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2-02 22:11:39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934437" calcext:value-type="float">
            <text:p>0.139934437</text:p>
          </table:table-cell>
          <table:table-cell office:value-type="float" office:value="0.208323027" calcext:value-type="float">
            <text:p>0.208323027</text:p>
          </table:table-cell>
          <table:table-cell office:value-type="float" office:value="0.133922712" calcext:value-type="float">
            <text:p>0.133922712</text:p>
          </table:table-cell>
          <table:table-cell office:value-type="float" office:value="5" calcext:value-type="float">
            <text:p>5</text:p>
          </table:table-cell>
          <table:table-cell office:value-type="float" office:value="0.132017747" calcext:value-type="float">
            <text:p>0.132017747</text:p>
          </table:table-cell>
          <table:table-cell/>
          <table:table-cell office:value-type="float" office:value="0.001143255" calcext:value-type="float">
            <text:p>0.001143255</text:p>
          </table:table-cell>
          <table:table-cell office:value-type="float" office:value="0.001701986" calcext:value-type="float">
            <text:p>0.001701986</text:p>
          </table:table-cell>
          <table:table-cell office:value-type="float" office:value="0.00109414" calcext:value-type="float">
            <text:p>0.001094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576" calcext:value-type="float">
            <text:p>0.001078576</text:p>
          </table:table-cell>
          <table:table-cell/>
          <table:table-cell office:value-type="float" office:value="0.000104652" calcext:value-type="float">
            <text:p>0.000104652</text:p>
          </table:table-cell>
          <table:table-cell office:value-type="float" office:value="0.000663383" calcext:value-type="float">
            <text:p>0.000663383</text:p>
          </table:table-cell>
          <table:table-cell office:value-type="float" office:value="0.000055537" calcext:value-type="float">
            <text:p>5.55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974" calcext:value-type="float">
            <text:p>3.9974E-05</text:p>
          </table:table-cell>
          <table:table-cell/>
          <table:table-cell office:value-type="float" office:value="24.576656246" calcext:value-type="float">
            <text:p>24.576656246</text:p>
          </table:table-cell>
          <table:table-cell office:value-type="float" office:value="24.590451198" calcext:value-type="float">
            <text:p>24.590451198</text:p>
          </table:table-cell>
          <table:table-cell office:value-type="float" office:value="24.575443587" calcext:value-type="float">
            <text:p>24.575443587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59326" calcext:value-type="float">
            <text:p>24.575059326</text:p>
          </table:table-cell>
          <table:table-cell/>
          <table:table-cell office:value-type="float" office:value="0.002652724" calcext:value-type="float">
            <text:p>0.002652724</text:p>
          </table:table-cell>
          <table:table-cell office:value-type="float" office:value="0.016815507" calcext:value-type="float">
            <text:p>0.016815507</text:p>
          </table:table-cell>
          <table:table-cell office:value-type="float" office:value="0.001407728" calcext:value-type="float">
            <text:p>0.0014077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13219" calcext:value-type="float">
            <text:p>0.00101321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2-02 22:11:4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875429" calcext:value-type="float">
            <text:p>0.139875429</text:p>
          </table:table-cell>
          <table:table-cell office:value-type="float" office:value="0.208282496" calcext:value-type="float">
            <text:p>0.208282496</text:p>
          </table:table-cell>
          <table:table-cell office:value-type="float" office:value="0.13540806" calcext:value-type="float">
            <text:p>0.13540806</text:p>
          </table:table-cell>
          <table:table-cell office:value-type="float" office:value="5" calcext:value-type="float">
            <text:p>5</text:p>
          </table:table-cell>
          <table:table-cell office:value-type="float" office:value="0.131517664" calcext:value-type="float">
            <text:p>0.131517664</text:p>
          </table:table-cell>
          <table:table-cell/>
          <table:table-cell office:value-type="float" office:value="0.001142773" calcext:value-type="float">
            <text:p>0.001142773</text:p>
          </table:table-cell>
          <table:table-cell office:value-type="float" office:value="0.001701654" calcext:value-type="float">
            <text:p>0.001701654</text:p>
          </table:table-cell>
          <table:table-cell office:value-type="float" office:value="0.001106275" calcext:value-type="float">
            <text:p>0.0011062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91" calcext:value-type="float">
            <text:p>0.001074491</text:p>
          </table:table-cell>
          <table:table-cell/>
          <table:table-cell office:value-type="float" office:value="0.00010417" calcext:value-type="float">
            <text:p>0.00010417</text:p>
          </table:table-cell>
          <table:table-cell office:value-type="float" office:value="0.000663052" calcext:value-type="float">
            <text:p>0.000663052</text:p>
          </table:table-cell>
          <table:table-cell office:value-type="float" office:value="0.000067672" calcext:value-type="float">
            <text:p>6.76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88" calcext:value-type="float">
            <text:p>3.5888E-05</text:p>
          </table:table-cell>
          <table:table-cell/>
          <table:table-cell office:value-type="float" office:value="24.581698313" calcext:value-type="float">
            <text:p>24.581698313</text:p>
          </table:table-cell>
          <table:table-cell office:value-type="float" office:value="24.59549693" calcext:value-type="float">
            <text:p>24.59549693</text:p>
          </table:table-cell>
          <table:table-cell office:value-type="float" office:value="24.580797179" calcext:value-type="float">
            <text:p>24.58079717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12429" calcext:value-type="float">
            <text:p>24.580012429</text:p>
          </table:table-cell>
          <table:table-cell/>
          <table:table-cell office:value-type="float" office:value="0.002640504" calcext:value-type="float">
            <text:p>0.002640504</text:p>
          </table:table-cell>
          <table:table-cell office:value-type="float" office:value="0.016807113" calcext:value-type="float">
            <text:p>0.016807113</text:p>
          </table:table-cell>
          <table:table-cell office:value-type="float" office:value="0.001715336" calcext:value-type="float">
            <text:p>0.0017153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9654" calcext:value-type="float">
            <text:p>0.0009096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2-02 22:11:4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28613" calcext:value-type="float">
            <text:p>0.140028613</text:p>
          </table:table-cell>
          <table:table-cell office:value-type="float" office:value="0.207838441" calcext:value-type="float">
            <text:p>0.207838441</text:p>
          </table:table-cell>
          <table:table-cell office:value-type="float" office:value="0.134353654" calcext:value-type="float">
            <text:p>0.134353654</text:p>
          </table:table-cell>
          <table:table-cell office:value-type="float" office:value="5" calcext:value-type="float">
            <text:p>5</text:p>
          </table:table-cell>
          <table:table-cell office:value-type="float" office:value="0.131884829" calcext:value-type="float">
            <text:p>0.131884829</text:p>
          </table:table-cell>
          <table:table-cell/>
          <table:table-cell office:value-type="float" office:value="0.001144025" calcext:value-type="float">
            <text:p>0.001144025</text:p>
          </table:table-cell>
          <table:table-cell office:value-type="float" office:value="0.001698026" calcext:value-type="float">
            <text:p>0.001698026</text:p>
          </table:table-cell>
          <table:table-cell office:value-type="float" office:value="0.001097661" calcext:value-type="float">
            <text:p>0.0010976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9" calcext:value-type="float">
            <text:p>0.00107749</text:p>
          </table:table-cell>
          <table:table-cell/>
          <table:table-cell office:value-type="float" office:value="0.000105422" calcext:value-type="float">
            <text:p>0.000105422</text:p>
          </table:table-cell>
          <table:table-cell office:value-type="float" office:value="0.000659424" calcext:value-type="float">
            <text:p>0.000659424</text:p>
          </table:table-cell>
          <table:table-cell office:value-type="float" office:value="0.000059058" calcext:value-type="float">
            <text:p>5.905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88" calcext:value-type="float">
            <text:p>3.8888E-05</text:p>
          </table:table-cell>
          <table:table-cell/>
          <table:table-cell office:value-type="float" office:value="24.581729213" calcext:value-type="float">
            <text:p>24.581729213</text:p>
          </table:table-cell>
          <table:table-cell office:value-type="float" office:value="24.595407358" calcext:value-type="float">
            <text:p>24.595407358</text:p>
          </table:table-cell>
          <table:table-cell office:value-type="float" office:value="24.58058449" calcext:value-type="float">
            <text:p>24.5805844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86492" calcext:value-type="float">
            <text:p>24.580086492</text:p>
          </table:table-cell>
          <table:table-cell/>
          <table:table-cell office:value-type="float" office:value="0.002672228" calcext:value-type="float">
            <text:p>0.002672228</text:p>
          </table:table-cell>
          <table:table-cell office:value-type="float" office:value="0.016715153" calcext:value-type="float">
            <text:p>0.016715153</text:p>
          </table:table-cell>
          <table:table-cell office:value-type="float" office:value="0.001496973" calcext:value-type="float">
            <text:p>0.0014969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5692" calcext:value-type="float">
            <text:p>0.0009856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2-02 22:11:4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369551" calcext:value-type="float">
            <text:p>0.140369551</text:p>
          </table:table-cell>
          <table:table-cell office:value-type="float" office:value="0.207731749" calcext:value-type="float">
            <text:p>0.207731749</text:p>
          </table:table-cell>
          <table:table-cell office:value-type="float" office:value="0.133869068" calcext:value-type="float">
            <text:p>0.133869068</text:p>
          </table:table-cell>
          <table:table-cell office:value-type="float" office:value="5" calcext:value-type="float">
            <text:p>5</text:p>
          </table:table-cell>
          <table:table-cell office:value-type="float" office:value="0.132001654" calcext:value-type="float">
            <text:p>0.132001654</text:p>
          </table:table-cell>
          <table:table-cell/>
          <table:table-cell office:value-type="float" office:value="0.00114681" calcext:value-type="float">
            <text:p>0.00114681</text:p>
          </table:table-cell>
          <table:table-cell office:value-type="float" office:value="0.001697155" calcext:value-type="float">
            <text:p>0.001697155</text:p>
          </table:table-cell>
          <table:table-cell office:value-type="float" office:value="0.001093702" calcext:value-type="float">
            <text:p>0.0010937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445" calcext:value-type="float">
            <text:p>0.001078445</text:p>
          </table:table-cell>
          <table:table-cell/>
          <table:table-cell office:value-type="float" office:value="0.000108207" calcext:value-type="float">
            <text:p>0.000108207</text:p>
          </table:table-cell>
          <table:table-cell office:value-type="float" office:value="0.000658552" calcext:value-type="float">
            <text:p>0.000658552</text:p>
          </table:table-cell>
          <table:table-cell office:value-type="float" office:value="0.000055099" calcext:value-type="float">
            <text:p>5.509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842" calcext:value-type="float">
            <text:p>3.9842E-05</text:p>
          </table:table-cell>
          <table:table-cell/>
          <table:table-cell office:value-type="float" office:value="24.576744015" calcext:value-type="float">
            <text:p>24.576744015</text:p>
          </table:table-cell>
          <table:table-cell office:value-type="float" office:value="24.59033193" calcext:value-type="float">
            <text:p>24.59033193</text:p>
          </table:table-cell>
          <table:table-cell office:value-type="float" office:value="24.575432766" calcext:value-type="float">
            <text:p>24.575432766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5056079" calcext:value-type="float">
            <text:p>24.575056079</text:p>
          </table:table-cell>
          <table:table-cell/>
          <table:table-cell office:value-type="float" office:value="0.002742834" calcext:value-type="float">
            <text:p>0.002742834</text:p>
          </table:table-cell>
          <table:table-cell office:value-type="float" office:value="0.016693058" calcext:value-type="float">
            <text:p>0.016693058</text:p>
          </table:table-cell>
          <table:table-cell office:value-type="float" office:value="0.001396618" calcext:value-type="float">
            <text:p>0.0013966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9886" calcext:value-type="float">
            <text:p>0.0010098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019-12-02 22:11:4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398161" calcext:value-type="float">
            <text:p>0.140398161</text:p>
          </table:table-cell>
          <table:table-cell office:value-type="float" office:value="0.207588101" calcext:value-type="float">
            <text:p>0.207588101</text:p>
          </table:table-cell>
          <table:table-cell office:value-type="float" office:value="0.134220735" calcext:value-type="float">
            <text:p>0.134220735</text:p>
          </table:table-cell>
          <table:table-cell office:value-type="float" office:value="5" calcext:value-type="float">
            <text:p>5</text:p>
          </table:table-cell>
          <table:table-cell office:value-type="float" office:value="0.131840722" calcext:value-type="float">
            <text:p>0.131840722</text:p>
          </table:table-cell>
          <table:table-cell/>
          <table:table-cell office:value-type="float" office:value="0.001147044" calcext:value-type="float">
            <text:p>0.001147044</text:p>
          </table:table-cell>
          <table:table-cell office:value-type="float" office:value="0.001695981" calcext:value-type="float">
            <text:p>0.001695981</text:p>
          </table:table-cell>
          <table:table-cell office:value-type="float" office:value="0.001096575" calcext:value-type="float">
            <text:p>0.0010965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3" calcext:value-type="float">
            <text:p>0.00107713</text:p>
          </table:table-cell>
          <table:table-cell/>
          <table:table-cell office:value-type="float" office:value="0.000108441" calcext:value-type="float">
            <text:p>0.000108441</text:p>
          </table:table-cell>
          <table:table-cell office:value-type="float" office:value="0.000657378" calcext:value-type="float">
            <text:p>0.000657378</text:p>
          </table:table-cell>
          <table:table-cell office:value-type="float" office:value="0.000057972" calcext:value-type="float">
            <text:p>5.79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27" calcext:value-type="float">
            <text:p>3.8527E-05</text:p>
          </table:table-cell>
          <table:table-cell/>
          <table:table-cell office:value-type="float" office:value="24.581803756" calcext:value-type="float">
            <text:p>24.581803756</text:p>
          </table:table-cell>
          <table:table-cell office:value-type="float" office:value="24.595356862" calcext:value-type="float">
            <text:p>24.595356862</text:p>
          </table:table-cell>
          <table:table-cell office:value-type="float" office:value="24.580557679" calcext:value-type="float">
            <text:p>24.58055767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77594" calcext:value-type="float">
            <text:p>24.580077594</text:p>
          </table:table-cell>
          <table:table-cell/>
          <table:table-cell office:value-type="float" office:value="0.002748759" calcext:value-type="float">
            <text:p>0.002748759</text:p>
          </table:table-cell>
          <table:table-cell office:value-type="float" office:value="0.01666331" calcext:value-type="float">
            <text:p>0.01666331</text:p>
          </table:table-cell>
          <table:table-cell office:value-type="float" office:value="0.001469447" calcext:value-type="float">
            <text:p>0.0014694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6558" calcext:value-type="float">
            <text:p>0.0009765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019-12-02 22:11:4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426772" calcext:value-type="float">
            <text:p>0.140426772</text:p>
          </table:table-cell>
          <table:table-cell office:value-type="float" office:value="0.207543994" calcext:value-type="float">
            <text:p>0.207543994</text:p>
          </table:table-cell>
          <table:table-cell office:value-type="float" office:value="0.135155932" calcext:value-type="float">
            <text:p>0.135155932</text:p>
          </table:table-cell>
          <table:table-cell office:value-type="float" office:value="5" calcext:value-type="float">
            <text:p>5</text:p>
          </table:table-cell>
          <table:table-cell office:value-type="float" office:value="0.131638066" calcext:value-type="float">
            <text:p>0.131638066</text:p>
          </table:table-cell>
          <table:table-cell/>
          <table:table-cell office:value-type="float" office:value="0.001147278" calcext:value-type="float">
            <text:p>0.001147278</text:p>
          </table:table-cell>
          <table:table-cell office:value-type="float" office:value="0.001695621" calcext:value-type="float">
            <text:p>0.001695621</text:p>
          </table:table-cell>
          <table:table-cell office:value-type="float" office:value="0.001104215" calcext:value-type="float">
            <text:p>0.0011042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74" calcext:value-type="float">
            <text:p>0.001075474</text:p>
          </table:table-cell>
          <table:table-cell/>
          <table:table-cell office:value-type="float" office:value="0.000108675" calcext:value-type="float">
            <text:p>0.000108675</text:p>
          </table:table-cell>
          <table:table-cell office:value-type="float" office:value="0.000657018" calcext:value-type="float">
            <text:p>0.000657018</text:p>
          </table:table-cell>
          <table:table-cell office:value-type="float" office:value="0.000065612" calcext:value-type="float">
            <text:p>6.56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72" calcext:value-type="float">
            <text:p>3.6872E-05</text:p>
          </table:table-cell>
          <table:table-cell/>
          <table:table-cell office:value-type="float" office:value="24.576755557" calcext:value-type="float">
            <text:p>24.576755557</text:p>
          </table:table-cell>
          <table:table-cell office:value-type="float" office:value="24.590294057" calcext:value-type="float">
            <text:p>24.590294057</text:p>
          </table:table-cell>
          <table:table-cell office:value-type="float" office:value="24.575692347" calcext:value-type="float">
            <text:p>24.575692347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82738" calcext:value-type="float">
            <text:p>24.574982738</text:p>
          </table:table-cell>
          <table:table-cell/>
          <table:table-cell office:value-type="float" office:value="0.002754684" calcext:value-type="float">
            <text:p>0.002754684</text:p>
          </table:table-cell>
          <table:table-cell office:value-type="float" office:value="0.016654176" calcext:value-type="float">
            <text:p>0.016654176</text:p>
          </table:table-cell>
          <table:table-cell office:value-type="float" office:value="0.001663121" calcext:value-type="float">
            <text:p>0.0016631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589" calcext:value-type="float">
            <text:p>0.0009345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2019-12-02 22:11:4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371339" calcext:value-type="float">
            <text:p>0.140371339</text:p>
          </table:table-cell>
          <table:table-cell office:value-type="float" office:value="0.207136298" calcext:value-type="float">
            <text:p>0.207136298</text:p>
          </table:table-cell>
          <table:table-cell office:value-type="float" office:value="0.135495083" calcext:value-type="float">
            <text:p>0.135495083</text:p>
          </table:table-cell>
          <table:table-cell office:value-type="float" office:value="5" calcext:value-type="float">
            <text:p>5</text:p>
          </table:table-cell>
          <table:table-cell office:value-type="float" office:value="0.131565944" calcext:value-type="float">
            <text:p>0.131565944</text:p>
          </table:table-cell>
          <table:table-cell/>
          <table:table-cell office:value-type="float" office:value="0.001146825" calcext:value-type="float">
            <text:p>0.001146825</text:p>
          </table:table-cell>
          <table:table-cell office:value-type="float" office:value="0.00169229" calcext:value-type="float">
            <text:p>0.00169229</text:p>
          </table:table-cell>
          <table:table-cell office:value-type="float" office:value="0.001106986" calcext:value-type="float">
            <text:p>0.0011069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85" calcext:value-type="float">
            <text:p>0.001074885</text:p>
          </table:table-cell>
          <table:table-cell/>
          <table:table-cell office:value-type="float" office:value="0.000108222" calcext:value-type="float">
            <text:p>0.000108222</text:p>
          </table:table-cell>
          <table:table-cell office:value-type="float" office:value="0.000653687" calcext:value-type="float">
            <text:p>0.000653687</text:p>
          </table:table-cell>
          <table:table-cell office:value-type="float" office:value="0.000068383" calcext:value-type="float">
            <text:p>6.83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82" calcext:value-type="float">
            <text:p>3.6282E-05</text:p>
          </table:table-cell>
          <table:table-cell/>
          <table:table-cell office:value-type="float" office:value="24.576744376" calcext:value-type="float">
            <text:p>24.576744376</text:p>
          </table:table-cell>
          <table:table-cell office:value-type="float" office:value="24.59021182" calcext:value-type="float">
            <text:p>24.59021182</text:p>
          </table:table-cell>
          <table:table-cell office:value-type="float" office:value="24.575760759" calcext:value-type="float">
            <text:p>24.57576075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6819" calcext:value-type="float">
            <text:p>24.57496819</text:p>
          </table:table-cell>
          <table:table-cell/>
          <table:table-cell office:value-type="float" office:value="0.002743204" calcext:value-type="float">
            <text:p>0.002743204</text:p>
          </table:table-cell>
          <table:table-cell office:value-type="float" office:value="0.016569746" calcext:value-type="float">
            <text:p>0.016569746</text:p>
          </table:table-cell>
          <table:table-cell office:value-type="float" office:value="0.001733358" calcext:value-type="float">
            <text:p>0.0017333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9653" calcext:value-type="float">
            <text:p>0.0009196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019-12-02 22:11:4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387433" calcext:value-type="float">
            <text:p>0.140387433</text:p>
          </table:table-cell>
          <table:table-cell office:value-type="float" office:value="0.206921125" calcext:value-type="float">
            <text:p>0.206921125</text:p>
          </table:table-cell>
          <table:table-cell office:value-type="float" office:value="0.134342329" calcext:value-type="float">
            <text:p>0.134342329</text:p>
          </table:table-cell>
          <table:table-cell office:value-type="float" office:value="5" calcext:value-type="float">
            <text:p>5</text:p>
          </table:table-cell>
          <table:table-cell office:value-type="float" office:value="0.131852643" calcext:value-type="float">
            <text:p>0.131852643</text:p>
          </table:table-cell>
          <table:table-cell/>
          <table:table-cell office:value-type="float" office:value="0.001146956" calcext:value-type="float">
            <text:p>0.001146956</text:p>
          </table:table-cell>
          <table:table-cell office:value-type="float" office:value="0.001690532" calcext:value-type="float">
            <text:p>0.001690532</text:p>
          </table:table-cell>
          <table:table-cell office:value-type="float" office:value="0.001097568" calcext:value-type="float">
            <text:p>0.0010975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227" calcext:value-type="float">
            <text:p>0.001077227</text:p>
          </table:table-cell>
          <table:table-cell/>
          <table:table-cell office:value-type="float" office:value="0.000108353" calcext:value-type="float">
            <text:p>0.000108353</text:p>
          </table:table-cell>
          <table:table-cell office:value-type="float" office:value="0.000651929" calcext:value-type="float">
            <text:p>0.000651929</text:p>
          </table:table-cell>
          <table:table-cell office:value-type="float" office:value="0.000058965" calcext:value-type="float">
            <text:p>5.89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625" calcext:value-type="float">
            <text:p>3.8625E-05</text:p>
          </table:table-cell>
          <table:table-cell/>
          <table:table-cell office:value-type="float" office:value="24.581801592" calcext:value-type="float">
            <text:p>24.581801592</text:p>
          </table:table-cell>
          <table:table-cell office:value-type="float" office:value="24.595222325" calcext:value-type="float">
            <text:p>24.595222325</text:p>
          </table:table-cell>
          <table:table-cell office:value-type="float" office:value="24.580582206" calcext:value-type="float">
            <text:p>24.58058220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79999" calcext:value-type="float">
            <text:p>24.580079999</text:p>
          </table:table-cell>
          <table:table-cell/>
          <table:table-cell office:value-type="float" office:value="0.002746537" calcext:value-type="float">
            <text:p>0.002746537</text:p>
          </table:table-cell>
          <table:table-cell office:value-type="float" office:value="0.016525185" calcext:value-type="float">
            <text:p>0.016525185</text:p>
          </table:table-cell>
          <table:table-cell office:value-type="float" office:value="0.001494628" calcext:value-type="float">
            <text:p>0.0014946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9027" calcext:value-type="float">
            <text:p>0.0009790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2019-12-02 22:11:4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594857" calcext:value-type="float">
            <text:p>0.140594857</text:p>
          </table:table-cell>
          <table:table-cell office:value-type="float" office:value="0.206718469" calcext:value-type="float">
            <text:p>0.206718469</text:p>
          </table:table-cell>
          <table:table-cell office:value-type="float" office:value="0.133863703" calcext:value-type="float">
            <text:p>0.133863703</text:p>
          </table:table-cell>
          <table:table-cell office:value-type="float" office:value="5" calcext:value-type="float">
            <text:p>5</text:p>
          </table:table-cell>
          <table:table-cell office:value-type="float" office:value="0.131985561" calcext:value-type="float">
            <text:p>0.131985561</text:p>
          </table:table-cell>
          <table:table-cell/>
          <table:table-cell office:value-type="float" office:value="0.001148651" calcext:value-type="float">
            <text:p>0.001148651</text:p>
          </table:table-cell>
          <table:table-cell office:value-type="float" office:value="0.001688876" calcext:value-type="float">
            <text:p>0.001688876</text:p>
          </table:table-cell>
          <table:table-cell office:value-type="float" office:value="0.001093658" calcext:value-type="float">
            <text:p>0.0010936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313" calcext:value-type="float">
            <text:p>0.001078313</text:p>
          </table:table-cell>
          <table:table-cell/>
          <table:table-cell office:value-type="float" office:value="0.000110048" calcext:value-type="float">
            <text:p>0.000110048</text:p>
          </table:table-cell>
          <table:table-cell office:value-type="float" office:value="0.000650274" calcext:value-type="float">
            <text:p>0.000650274</text:p>
          </table:table-cell>
          <table:table-cell office:value-type="float" office:value="0.000055055" calcext:value-type="float">
            <text:p>5.50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711" calcext:value-type="float">
            <text:p>3.9711E-05</text:p>
          </table:table-cell>
          <table:table-cell/>
          <table:table-cell office:value-type="float" office:value="24.581843432" calcext:value-type="float">
            <text:p>24.581843432</text:p>
          </table:table-cell>
          <table:table-cell office:value-type="float" office:value="24.595181447" calcext:value-type="float">
            <text:p>24.595181447</text:p>
          </table:table-cell>
          <table:table-cell office:value-type="float" office:value="24.58048566" calcext:value-type="float">
            <text:p>24.5804856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106811" calcext:value-type="float">
            <text:p>24.580106811</text:p>
          </table:table-cell>
          <table:table-cell/>
          <table:table-cell office:value-type="float" office:value="0.002789494" calcext:value-type="float">
            <text:p>0.002789494</text:p>
          </table:table-cell>
          <table:table-cell office:value-type="float" office:value="0.016483217" calcext:value-type="float">
            <text:p>0.016483217</text:p>
          </table:table-cell>
          <table:table-cell office:value-type="float" office:value="0.001395507" calcext:value-type="float">
            <text:p>0.0013955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6553" calcext:value-type="float">
            <text:p>0.0010065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2019-12-02 22:11:50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736716" calcext:value-type="float">
            <text:p>0.140736716</text:p>
          </table:table-cell>
          <table:table-cell office:value-type="float" office:value="0.206678534" calcext:value-type="float">
            <text:p>0.206678534</text:p>
          </table:table-cell>
          <table:table-cell office:value-type="float" office:value="0.134704129" calcext:value-type="float">
            <text:p>0.134704129</text:p>
          </table:table-cell>
          <table:table-cell office:value-type="float" office:value="5" calcext:value-type="float">
            <text:p>5</text:p>
          </table:table-cell>
          <table:table-cell office:value-type="float" office:value="0.131726281" calcext:value-type="float">
            <text:p>0.131726281</text:p>
          </table:table-cell>
          <table:table-cell/>
          <table:table-cell office:value-type="float" office:value="0.00114981" calcext:value-type="float">
            <text:p>0.00114981</text:p>
          </table:table-cell>
          <table:table-cell office:value-type="float" office:value="0.00168855" calcext:value-type="float">
            <text:p>0.00168855</text:p>
          </table:table-cell>
          <table:table-cell office:value-type="float" office:value="0.001100524" calcext:value-type="float">
            <text:p>0.0011005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95" calcext:value-type="float">
            <text:p>0.001076195</text:p>
          </table:table-cell>
          <table:table-cell/>
          <table:table-cell office:value-type="float" office:value="0.000111207" calcext:value-type="float">
            <text:p>0.000111207</text:p>
          </table:table-cell>
          <table:table-cell office:value-type="float" office:value="0.000649947" calcext:value-type="float">
            <text:p>0.000649947</text:p>
          </table:table-cell>
          <table:table-cell office:value-type="float" office:value="0.000061921" calcext:value-type="float">
            <text:p>6.19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92" calcext:value-type="float">
            <text:p>3.7592E-05</text:p>
          </table:table-cell>
          <table:table-cell/>
          <table:table-cell office:value-type="float" office:value="24.586926017" calcext:value-type="float">
            <text:p>24.586926017</text:p>
          </table:table-cell>
          <table:table-cell office:value-type="float" office:value="24.6002273" calcext:value-type="float">
            <text:p>24.6002273</text:p>
          </table:table-cell>
          <table:table-cell office:value-type="float" office:value="24.585709161" calcext:value-type="float">
            <text:p>24.585709161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08488" calcext:value-type="float">
            <text:p>24.585108488</text:p>
          </table:table-cell>
          <table:table-cell/>
          <table:table-cell office:value-type="float" office:value="0.002818872" calcext:value-type="float">
            <text:p>0.002818872</text:p>
          </table:table-cell>
          <table:table-cell office:value-type="float" office:value="0.016474947" calcext:value-type="float">
            <text:p>0.016474947</text:p>
          </table:table-cell>
          <table:table-cell office:value-type="float" office:value="0.001569555" calcext:value-type="float">
            <text:p>0.0015695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2858" calcext:value-type="float">
            <text:p>0.0009528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2019-12-02 22:11:5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45419" calcext:value-type="float">
            <text:p>0.14045419</text:p>
          </table:table-cell>
          <table:table-cell office:value-type="float" office:value="0.206283952" calcext:value-type="float">
            <text:p>0.206283952</text:p>
          </table:table-cell>
          <table:table-cell office:value-type="float" office:value="0.134961621" calcext:value-type="float">
            <text:p>0.134961621</text:p>
          </table:table-cell>
          <table:table-cell office:value-type="float" office:value="5" calcext:value-type="float">
            <text:p>5</text:p>
          </table:table-cell>
          <table:table-cell office:value-type="float" office:value="0.131644622" calcext:value-type="float">
            <text:p>0.131644622</text:p>
          </table:table-cell>
          <table:table-cell/>
          <table:table-cell office:value-type="float" office:value="0.001147502" calcext:value-type="float">
            <text:p>0.001147502</text:p>
          </table:table-cell>
          <table:table-cell office:value-type="float" office:value="0.001685326" calcext:value-type="float">
            <text:p>0.001685326</text:p>
          </table:table-cell>
          <table:table-cell office:value-type="float" office:value="0.001102628" calcext:value-type="float">
            <text:p>0.0011026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528" calcext:value-type="float">
            <text:p>0.001075528</text:p>
          </table:table-cell>
          <table:table-cell/>
          <table:table-cell office:value-type="float" office:value="0.000108899" calcext:value-type="float">
            <text:p>0.000108899</text:p>
          </table:table-cell>
          <table:table-cell office:value-type="float" office:value="0.000646724" calcext:value-type="float">
            <text:p>0.000646724</text:p>
          </table:table-cell>
          <table:table-cell office:value-type="float" office:value="0.000064025" calcext:value-type="float">
            <text:p>6.40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925" calcext:value-type="float">
            <text:p>3.6925E-05</text:p>
          </table:table-cell>
          <table:table-cell/>
          <table:table-cell office:value-type="float" office:value="24.581815058" calcext:value-type="float">
            <text:p>24.581815058</text:p>
          </table:table-cell>
          <table:table-cell office:value-type="float" office:value="24.595093799" calcext:value-type="float">
            <text:p>24.595093799</text:p>
          </table:table-cell>
          <table:table-cell office:value-type="float" office:value="24.580707126" calcext:value-type="float">
            <text:p>24.58070712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8038" calcext:value-type="float">
            <text:p>24.580038038</text:p>
          </table:table-cell>
          <table:table-cell/>
          <table:table-cell office:value-type="float" office:value="0.002760362" calcext:value-type="float">
            <text:p>0.002760362</text:p>
          </table:table-cell>
          <table:table-cell office:value-type="float" office:value="0.016393232" calcext:value-type="float">
            <text:p>0.016393232</text:p>
          </table:table-cell>
          <table:table-cell office:value-type="float" office:value="0.00162288" calcext:value-type="float">
            <text:p>0.001622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5947" calcext:value-type="float">
            <text:p>0.00093594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2019-12-02 22:11:53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572207" calcext:value-type="float">
            <text:p>0.140572207</text:p>
          </table:table-cell>
          <table:table-cell office:value-type="float" office:value="0.206037188" calcext:value-type="float">
            <text:p>0.206037188</text:p>
          </table:table-cell>
          <table:table-cell office:value-type="float" office:value="0.134934799" calcext:value-type="float">
            <text:p>0.134934799</text:p>
          </table:table-cell>
          <table:table-cell office:value-type="float" office:value="5" calcext:value-type="float">
            <text:p>5</text:p>
          </table:table-cell>
          <table:table-cell office:value-type="float" office:value="0.131638066" calcext:value-type="float">
            <text:p>0.131638066</text:p>
          </table:table-cell>
          <table:table-cell/>
          <table:table-cell office:value-type="float" office:value="0.001148466" calcext:value-type="float">
            <text:p>0.001148466</text:p>
          </table:table-cell>
          <table:table-cell office:value-type="float" office:value="0.00168331" calcext:value-type="float">
            <text:p>0.00168331</text:p>
          </table:table-cell>
          <table:table-cell office:value-type="float" office:value="0.001102408" calcext:value-type="float">
            <text:p>0.0011024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74" calcext:value-type="float">
            <text:p>0.001075474</text:p>
          </table:table-cell>
          <table:table-cell/>
          <table:table-cell office:value-type="float" office:value="0.000109863" calcext:value-type="float">
            <text:p>0.000109863</text:p>
          </table:table-cell>
          <table:table-cell office:value-type="float" office:value="0.000644708" calcext:value-type="float">
            <text:p>0.000644708</text:p>
          </table:table-cell>
          <table:table-cell office:value-type="float" office:value="0.000063806" calcext:value-type="float">
            <text:p>6.38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72" calcext:value-type="float">
            <text:p>3.6872E-05</text:p>
          </table:table-cell>
          <table:table-cell/>
          <table:table-cell office:value-type="float" office:value="24.581838864" calcext:value-type="float">
            <text:p>24.581838864</text:p>
          </table:table-cell>
          <table:table-cell office:value-type="float" office:value="24.595044024" calcext:value-type="float">
            <text:p>24.595044024</text:p>
          </table:table-cell>
          <table:table-cell office:value-type="float" office:value="24.580701716" calcext:value-type="float">
            <text:p>24.58070171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6716" calcext:value-type="float">
            <text:p>24.580036716</text:p>
          </table:table-cell>
          <table:table-cell/>
          <table:table-cell office:value-type="float" office:value="0.002784803" calcext:value-type="float">
            <text:p>0.002784803</text:p>
          </table:table-cell>
          <table:table-cell office:value-type="float" office:value="0.01634213" calcext:value-type="float">
            <text:p>0.01634213</text:p>
          </table:table-cell>
          <table:table-cell office:value-type="float" office:value="0.001617326" calcext:value-type="float">
            <text:p>0.0016173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589" calcext:value-type="float">
            <text:p>0.0009345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2019-12-02 22:11:5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672939" calcext:value-type="float">
            <text:p>0.140672939</text:p>
          </table:table-cell>
          <table:table-cell office:value-type="float" office:value="0.205851818" calcext:value-type="float">
            <text:p>0.205851818</text:p>
          </table:table-cell>
          <table:table-cell office:value-type="float" office:value="0.13409497" calcext:value-type="float">
            <text:p>0.13409497</text:p>
          </table:table-cell>
          <table:table-cell office:value-type="float" office:value="5" calcext:value-type="float">
            <text:p>5</text:p>
          </table:table-cell>
          <table:table-cell office:value-type="float" office:value="0.131934301" calcext:value-type="float">
            <text:p>0.131934301</text:p>
          </table:table-cell>
          <table:table-cell/>
          <table:table-cell office:value-type="float" office:value="0.001149289" calcext:value-type="float">
            <text:p>0.001149289</text:p>
          </table:table-cell>
          <table:table-cell office:value-type="float" office:value="0.001681796" calcext:value-type="float">
            <text:p>0.001681796</text:p>
          </table:table-cell>
          <table:table-cell office:value-type="float" office:value="0.001095547" calcext:value-type="float">
            <text:p>0.0010955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895" calcext:value-type="float">
            <text:p>0.001077895</text:p>
          </table:table-cell>
          <table:table-cell/>
          <table:table-cell office:value-type="float" office:value="0.000110686" calcext:value-type="float">
            <text:p>0.000110686</text:p>
          </table:table-cell>
          <table:table-cell office:value-type="float" office:value="0.000643193" calcext:value-type="float">
            <text:p>0.000643193</text:p>
          </table:table-cell>
          <table:table-cell office:value-type="float" office:value="0.000056944" calcext:value-type="float">
            <text:p>5.69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292" calcext:value-type="float">
            <text:p>3.9292E-05</text:p>
          </table:table-cell>
          <table:table-cell/>
          <table:table-cell office:value-type="float" office:value="24.581859183" calcext:value-type="float">
            <text:p>24.581859183</text:p>
          </table:table-cell>
          <table:table-cell office:value-type="float" office:value="24.595006633" calcext:value-type="float">
            <text:p>24.595006633</text:p>
          </table:table-cell>
          <table:table-cell office:value-type="float" office:value="24.58053231" calcext:value-type="float">
            <text:p>24.5805323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96471" calcext:value-type="float">
            <text:p>24.580096471</text:p>
          </table:table-cell>
          <table:table-cell/>
          <table:table-cell office:value-type="float" office:value="0.002805664" calcext:value-type="float">
            <text:p>0.002805664</text:p>
          </table:table-cell>
          <table:table-cell office:value-type="float" office:value="0.016303741" calcext:value-type="float">
            <text:p>0.016303741</text:p>
          </table:table-cell>
          <table:table-cell office:value-type="float" office:value="0.001443401" calcext:value-type="float">
            <text:p>0.0014434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5938" calcext:value-type="float">
            <text:p>0.0009959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019-12-02 22:11:5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841024" calcext:value-type="float">
            <text:p>0.140841024</text:p>
          </table:table-cell>
          <table:table-cell office:value-type="float" office:value="0.205708767" calcext:value-type="float">
            <text:p>0.205708767</text:p>
          </table:table-cell>
          <table:table-cell office:value-type="float" office:value="0.133836881" calcext:value-type="float">
            <text:p>0.133836881</text:p>
          </table:table-cell>
          <table:table-cell office:value-type="float" office:value="5" calcext:value-type="float">
            <text:p>5</text:p>
          </table:table-cell>
          <table:table-cell office:value-type="float" office:value="0.131959931" calcext:value-type="float">
            <text:p>0.131959931</text:p>
          </table:table-cell>
          <table:table-cell/>
          <table:table-cell office:value-type="float" office:value="0.001150662" calcext:value-type="float">
            <text:p>0.001150662</text:p>
          </table:table-cell>
          <table:table-cell office:value-type="float" office:value="0.001680627" calcext:value-type="float">
            <text:p>0.001680627</text:p>
          </table:table-cell>
          <table:table-cell office:value-type="float" office:value="0.001093439" calcext:value-type="float">
            <text:p>0.0010934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104" calcext:value-type="float">
            <text:p>0.001078104</text:p>
          </table:table-cell>
          <table:table-cell/>
          <table:table-cell office:value-type="float" office:value="0.000112059" calcext:value-type="float">
            <text:p>0.000112059</text:p>
          </table:table-cell>
          <table:table-cell office:value-type="float" office:value="0.000642024" calcext:value-type="float">
            <text:p>0.000642024</text:p>
          </table:table-cell>
          <table:table-cell office:value-type="float" office:value="0.000054836" calcext:value-type="float">
            <text:p>5.483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501" calcext:value-type="float">
            <text:p>3.9501E-05</text:p>
          </table:table-cell>
          <table:table-cell/>
          <table:table-cell office:value-type="float" office:value="24.586947057" calcext:value-type="float">
            <text:p>24.586947057</text:p>
          </table:table-cell>
          <table:table-cell office:value-type="float" office:value="24.600031687" calcext:value-type="float">
            <text:p>24.600031687</text:p>
          </table:table-cell>
          <table:table-cell office:value-type="float" office:value="24.585534226" calcext:value-type="float">
            <text:p>24.585534226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55619" calcext:value-type="float">
            <text:p>24.585155619</text:p>
          </table:table-cell>
          <table:table-cell/>
          <table:table-cell office:value-type="float" office:value="0.002840474" calcext:value-type="float">
            <text:p>0.002840474</text:p>
          </table:table-cell>
          <table:table-cell office:value-type="float" office:value="0.016274117" calcext:value-type="float">
            <text:p>0.016274117</text:p>
          </table:table-cell>
          <table:table-cell office:value-type="float" office:value="0.001389953" calcext:value-type="float">
            <text:p>0.0013899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1246" calcext:value-type="float">
            <text:p>0.0010012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2019-12-02 22:11:56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832679" calcext:value-type="float">
            <text:p>0.140832679</text:p>
          </table:table-cell>
          <table:table-cell office:value-type="float" office:value="0.205758239" calcext:value-type="float">
            <text:p>0.205758239</text:p>
          </table:table-cell>
          <table:table-cell office:value-type="float" office:value="0.135727541" calcext:value-type="float">
            <text:p>0.135727541</text:p>
          </table:table-cell>
          <table:table-cell office:value-type="float" office:value="5" calcext:value-type="float">
            <text:p>5</text:p>
          </table:table-cell>
          <table:table-cell office:value-type="float" office:value="0.131384746" calcext:value-type="float">
            <text:p>0.131384746</text:p>
          </table:table-cell>
          <table:table-cell/>
          <table:table-cell office:value-type="float" office:value="0.001150594" calcext:value-type="float">
            <text:p>0.001150594</text:p>
          </table:table-cell>
          <table:table-cell office:value-type="float" office:value="0.001681031" calcext:value-type="float">
            <text:p>0.001681031</text:p>
          </table:table-cell>
          <table:table-cell office:value-type="float" office:value="0.001108885" calcext:value-type="float">
            <text:p>0.0011088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405" calcext:value-type="float">
            <text:p>0.001073405</text:p>
          </table:table-cell>
          <table:table-cell/>
          <table:table-cell office:value-type="float" office:value="0.000111991" calcext:value-type="float">
            <text:p>0.000111991</text:p>
          </table:table-cell>
          <table:table-cell office:value-type="float" office:value="0.000642429" calcext:value-type="float">
            <text:p>0.000642429</text:p>
          </table:table-cell>
          <table:table-cell office:value-type="float" office:value="0.000070282" calcext:value-type="float">
            <text:p>7.02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802" calcext:value-type="float">
            <text:p>3.4802E-05</text:p>
          </table:table-cell>
          <table:table-cell/>
          <table:table-cell office:value-type="float" office:value="24.591999344" calcext:value-type="float">
            <text:p>24.591999344</text:p>
          </table:table-cell>
          <table:table-cell office:value-type="float" office:value="24.605095576" calcext:value-type="float">
            <text:p>24.605095576</text:p>
          </table:table-cell>
          <table:table-cell office:value-type="float" office:value="24.590969572" calcext:value-type="float">
            <text:p>24.59096957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093574" calcext:value-type="float">
            <text:p>24.590093574</text:p>
          </table:table-cell>
          <table:table-cell/>
          <table:table-cell office:value-type="float" office:value="0.002838745" calcext:value-type="float">
            <text:p>0.002838745</text:p>
          </table:table-cell>
          <table:table-cell office:value-type="float" office:value="0.016284362" calcext:value-type="float">
            <text:p>0.016284362</text:p>
          </table:table-cell>
          <table:table-cell office:value-type="float" office:value="0.001781498" calcext:value-type="float">
            <text:p>0.0017814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2128" calcext:value-type="float">
            <text:p>0.0008821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2019-12-02 22:11:5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800493" calcext:value-type="float">
            <text:p>0.140800493</text:p>
          </table:table-cell>
          <table:table-cell office:value-type="float" office:value="0.205444718" calcext:value-type="float">
            <text:p>0.205444718</text:p>
          </table:table-cell>
          <table:table-cell office:value-type="float" office:value="0.135320441" calcext:value-type="float">
            <text:p>0.135320441</text:p>
          </table:table-cell>
          <table:table-cell office:value-type="float" office:value="5" calcext:value-type="float">
            <text:p>5</text:p>
          </table:table-cell>
          <table:table-cell office:value-type="float" office:value="0.131536142" calcext:value-type="float">
            <text:p>0.131536142</text:p>
          </table:table-cell>
          <table:table-cell/>
          <table:table-cell office:value-type="float" office:value="0.001150331" calcext:value-type="float">
            <text:p>0.001150331</text:p>
          </table:table-cell>
          <table:table-cell office:value-type="float" office:value="0.00167847" calcext:value-type="float">
            <text:p>0.00167847</text:p>
          </table:table-cell>
          <table:table-cell office:value-type="float" office:value="0.001105559" calcext:value-type="float">
            <text:p>0.0011055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42" calcext:value-type="float">
            <text:p>0.001074642</text:p>
          </table:table-cell>
          <table:table-cell/>
          <table:table-cell office:value-type="float" office:value="0.000111728" calcext:value-type="float">
            <text:p>0.000111728</text:p>
          </table:table-cell>
          <table:table-cell office:value-type="float" office:value="0.000639867" calcext:value-type="float">
            <text:p>0.000639867</text:p>
          </table:table-cell>
          <table:table-cell office:value-type="float" office:value="0.000066956" calcext:value-type="float">
            <text:p>6.69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39" calcext:value-type="float">
            <text:p>3.6039E-05</text:p>
          </table:table-cell>
          <table:table-cell/>
          <table:table-cell office:value-type="float" office:value="24.591992852" calcext:value-type="float">
            <text:p>24.591992852</text:p>
          </table:table-cell>
          <table:table-cell office:value-type="float" office:value="24.605032336" calcext:value-type="float">
            <text:p>24.605032336</text:p>
          </table:table-cell>
          <table:table-cell office:value-type="float" office:value="24.590887455" calcext:value-type="float">
            <text:p>24.590887455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24113" calcext:value-type="float">
            <text:p>24.590124113</text:p>
          </table:table-cell>
          <table:table-cell/>
          <table:table-cell office:value-type="float" office:value="0.00283208" calcext:value-type="float">
            <text:p>0.00283208</text:p>
          </table:table-cell>
          <table:table-cell office:value-type="float" office:value="0.016219435" calcext:value-type="float">
            <text:p>0.016219435</text:p>
          </table:table-cell>
          <table:table-cell office:value-type="float" office:value="0.00169719" calcext:value-type="float">
            <text:p>0.001697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3481" calcext:value-type="float">
            <text:p>0.0009134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2019-12-02 22:11:59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898841" calcext:value-type="float">
            <text:p>0.140898841</text:p>
          </table:table-cell>
          <table:table-cell office:value-type="float" office:value="0.205242062" calcext:value-type="float">
            <text:p>0.205242062</text:p>
          </table:table-cell>
          <table:table-cell office:value-type="float" office:value="0.134995596" calcext:value-type="float">
            <text:p>0.134995596</text:p>
          </table:table-cell>
          <table:table-cell office:value-type="float" office:value="5" calcext:value-type="float">
            <text:p>5</text:p>
          </table:table-cell>
          <table:table-cell office:value-type="float" office:value="0.131627933" calcext:value-type="float">
            <text:p>0.131627933</text:p>
          </table:table-cell>
          <table:table-cell/>
          <table:table-cell office:value-type="float" office:value="0.001151134" calcext:value-type="float">
            <text:p>0.001151134</text:p>
          </table:table-cell>
          <table:table-cell office:value-type="float" office:value="0.001676814" calcext:value-type="float">
            <text:p>0.001676814</text:p>
          </table:table-cell>
          <table:table-cell office:value-type="float" office:value="0.001102905" calcext:value-type="float">
            <text:p>0.0011029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92" calcext:value-type="float">
            <text:p>0.001075392</text:p>
          </table:table-cell>
          <table:table-cell/>
          <table:table-cell office:value-type="float" office:value="0.000112532" calcext:value-type="float">
            <text:p>0.000112532</text:p>
          </table:table-cell>
          <table:table-cell office:value-type="float" office:value="0.000638211" calcext:value-type="float">
            <text:p>0.000638211</text:p>
          </table:table-cell>
          <table:table-cell office:value-type="float" office:value="0.000064302" calcext:value-type="float">
            <text:p>6.430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89" calcext:value-type="float">
            <text:p>3.6789E-05</text:p>
          </table:table-cell>
          <table:table-cell/>
          <table:table-cell office:value-type="float" office:value="24.58695872" calcext:value-type="float">
            <text:p>24.58695872</text:p>
          </table:table-cell>
          <table:table-cell office:value-type="float" office:value="24.599937548" calcext:value-type="float">
            <text:p>24.599937548</text:p>
          </table:table-cell>
          <table:table-cell office:value-type="float" office:value="24.585767954" calcext:value-type="float">
            <text:p>24.585767954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08865" calcext:value-type="float">
            <text:p>24.58508865</text:p>
          </table:table-cell>
          <table:table-cell/>
          <table:table-cell office:value-type="float" office:value="0.002852447" calcext:value-type="float">
            <text:p>0.002852447</text:p>
          </table:table-cell>
          <table:table-cell office:value-type="float" office:value="0.016177466" calcext:value-type="float">
            <text:p>0.016177466</text:p>
          </table:table-cell>
          <table:table-cell office:value-type="float" office:value="0.001629916" calcext:value-type="float">
            <text:p>0.0016299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249" calcext:value-type="float">
            <text:p>0.000932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2019-12-02 22:12:00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720027" calcext:value-type="float">
            <text:p>0.140720027</text:p>
          </table:table-cell>
          <table:table-cell office:value-type="float" office:value="0.205081726" calcext:value-type="float">
            <text:p>0.205081726</text:p>
          </table:table-cell>
          <table:table-cell office:value-type="float" office:value="0.134885923" calcext:value-type="float">
            <text:p>0.134885923</text:p>
          </table:table-cell>
          <table:table-cell office:value-type="float" office:value="5" calcext:value-type="float">
            <text:p>5</text:p>
          </table:table-cell>
          <table:table-cell office:value-type="float" office:value="0.131676213" calcext:value-type="float">
            <text:p>0.131676213</text:p>
          </table:table-cell>
          <table:table-cell/>
          <table:table-cell office:value-type="float" office:value="0.001149673" calcext:value-type="float">
            <text:p>0.001149673</text:p>
          </table:table-cell>
          <table:table-cell office:value-type="float" office:value="0.001675504" calcext:value-type="float">
            <text:p>0.001675504</text:p>
          </table:table-cell>
          <table:table-cell office:value-type="float" office:value="0.001102009" calcext:value-type="float">
            <text:p>0.0011020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86" calcext:value-type="float">
            <text:p>0.001075786</text:p>
          </table:table-cell>
          <table:table-cell/>
          <table:table-cell office:value-type="float" office:value="0.000111071" calcext:value-type="float">
            <text:p>0.000111071</text:p>
          </table:table-cell>
          <table:table-cell office:value-type="float" office:value="0.000636902" calcext:value-type="float">
            <text:p>0.000636902</text:p>
          </table:table-cell>
          <table:table-cell office:value-type="float" office:value="0.000063406" calcext:value-type="float">
            <text:p>6.34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83" calcext:value-type="float">
            <text:p>3.7183E-05</text:p>
          </table:table-cell>
          <table:table-cell/>
          <table:table-cell office:value-type="float" office:value="24.597030591" calcext:value-type="float">
            <text:p>24.597030591</text:p>
          </table:table-cell>
          <table:table-cell office:value-type="float" office:value="24.610013028" calcext:value-type="float">
            <text:p>24.610013028</text:p>
          </table:table-cell>
          <table:table-cell office:value-type="float" office:value="24.595853783" calcext:value-type="float">
            <text:p>24.59585378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06346" calcext:value-type="float">
            <text:p>24.595206346</text:p>
          </table:table-cell>
          <table:table-cell/>
          <table:table-cell office:value-type="float" office:value="0.002815416" calcext:value-type="float">
            <text:p>0.002815416</text:p>
          </table:table-cell>
          <table:table-cell office:value-type="float" office:value="0.016144262" calcext:value-type="float">
            <text:p>0.016144262</text:p>
          </table:table-cell>
          <table:table-cell office:value-type="float" office:value="0.001607204" calcext:value-type="float">
            <text:p>0.0016072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2489" calcext:value-type="float">
            <text:p>0.0009424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2019-12-02 22:12:01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777247" calcext:value-type="float">
            <text:p>0.140777247</text:p>
          </table:table-cell>
          <table:table-cell office:value-type="float" office:value="0.204821253" calcext:value-type="float">
            <text:p>0.204821253</text:p>
          </table:table-cell>
          <table:table-cell office:value-type="float" office:value="0.134585516" calcext:value-type="float">
            <text:p>0.134585516</text:p>
          </table:table-cell>
          <table:table-cell office:value-type="float" office:value="5" calcext:value-type="float">
            <text:p>5</text:p>
          </table:table-cell>
          <table:table-cell office:value-type="float" office:value="0.131770388" calcext:value-type="float">
            <text:p>0.131770388</text:p>
          </table:table-cell>
          <table:table-cell/>
          <table:table-cell office:value-type="float" office:value="0.001150141" calcext:value-type="float">
            <text:p>0.001150141</text:p>
          </table:table-cell>
          <table:table-cell office:value-type="float" office:value="0.001673376" calcext:value-type="float">
            <text:p>0.001673376</text:p>
          </table:table-cell>
          <table:table-cell office:value-type="float" office:value="0.001099555" calcext:value-type="float">
            <text:p>0.0010995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55" calcext:value-type="float">
            <text:p>0.001076555</text:p>
          </table:table-cell>
          <table:table-cell/>
          <table:table-cell office:value-type="float" office:value="0.000111538" calcext:value-type="float">
            <text:p>0.000111538</text:p>
          </table:table-cell>
          <table:table-cell office:value-type="float" office:value="0.000634774" calcext:value-type="float">
            <text:p>0.000634774</text:p>
          </table:table-cell>
          <table:table-cell office:value-type="float" office:value="0.000060952" calcext:value-type="float">
            <text:p>6.09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53" calcext:value-type="float">
            <text:p>3.7953E-05</text:p>
          </table:table-cell>
          <table:table-cell/>
          <table:table-cell office:value-type="float" office:value="24.597042133" calcext:value-type="float">
            <text:p>24.597042133</text:p>
          </table:table-cell>
          <table:table-cell office:value-type="float" office:value="24.609960488" calcext:value-type="float">
            <text:p>24.609960488</text:p>
          </table:table-cell>
          <table:table-cell office:value-type="float" office:value="24.595793187" calcext:value-type="float">
            <text:p>24.595793187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225342" calcext:value-type="float">
            <text:p>24.595225342</text:p>
          </table:table-cell>
          <table:table-cell/>
          <table:table-cell office:value-type="float" office:value="0.002827266" calcext:value-type="float">
            <text:p>0.002827266</text:p>
          </table:table-cell>
          <table:table-cell office:value-type="float" office:value="0.016090321" calcext:value-type="float">
            <text:p>0.016090321</text:p>
          </table:table-cell>
          <table:table-cell office:value-type="float" office:value="0.001544991" calcext:value-type="float">
            <text:p>0.0015449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992" calcext:value-type="float">
            <text:p>0.0009619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019-12-02 22:12:03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776651" calcext:value-type="float">
            <text:p>0.140776651</text:p>
          </table:table-cell>
          <table:table-cell office:value-type="float" office:value="0.204565549" calcext:value-type="float">
            <text:p>0.204565549</text:p>
          </table:table-cell>
          <table:table-cell office:value-type="float" office:value="0.134410874" calcext:value-type="float">
            <text:p>0.134410874</text:p>
          </table:table-cell>
          <table:table-cell office:value-type="float" office:value="5" calcext:value-type="float">
            <text:p>5</text:p>
          </table:table-cell>
          <table:table-cell office:value-type="float" office:value="0.131766216" calcext:value-type="float">
            <text:p>0.131766216</text:p>
          </table:table-cell>
          <table:table-cell/>
          <table:table-cell office:value-type="float" office:value="0.001150136" calcext:value-type="float">
            <text:p>0.001150136</text:p>
          </table:table-cell>
          <table:table-cell office:value-type="float" office:value="0.001671287" calcext:value-type="float">
            <text:p>0.001671287</text:p>
          </table:table-cell>
          <table:table-cell office:value-type="float" office:value="0.001098128" calcext:value-type="float">
            <text:p>0.0010981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21" calcext:value-type="float">
            <text:p>0.001076521</text:p>
          </table:table-cell>
          <table:table-cell/>
          <table:table-cell office:value-type="float" office:value="0.000111533" calcext:value-type="float">
            <text:p>0.000111533</text:p>
          </table:table-cell>
          <table:table-cell office:value-type="float" office:value="0.000632684" calcext:value-type="float">
            <text:p>0.000632684</text:p>
          </table:table-cell>
          <table:table-cell office:value-type="float" office:value="0.000059525" calcext:value-type="float">
            <text:p>5.95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19" calcext:value-type="float">
            <text:p>3.7919E-05</text:p>
          </table:table-cell>
          <table:table-cell/>
          <table:table-cell office:value-type="float" office:value="24.591988043" calcext:value-type="float">
            <text:p>24.591988043</text:p>
          </table:table-cell>
          <table:table-cell office:value-type="float" office:value="24.604854999" calcext:value-type="float">
            <text:p>24.604854999</text:p>
          </table:table-cell>
          <table:table-cell office:value-type="float" office:value="24.590703984" calcext:value-type="float">
            <text:p>24.590703984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70522" calcext:value-type="float">
            <text:p>24.590170522</text:p>
          </table:table-cell>
          <table:table-cell/>
          <table:table-cell office:value-type="float" office:value="0.002827142" calcext:value-type="float">
            <text:p>0.002827142</text:p>
          </table:table-cell>
          <table:table-cell office:value-type="float" office:value="0.016037367" calcext:value-type="float">
            <text:p>0.016037367</text:p>
          </table:table-cell>
          <table:table-cell office:value-type="float" office:value="0.001508824" calcext:value-type="float">
            <text:p>0.0015088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128" calcext:value-type="float">
            <text:p>0.0009611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019-12-02 22:12:04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956657" calcext:value-type="float">
            <text:p>0.140956657</text:p>
          </table:table-cell>
          <table:table-cell office:value-type="float" office:value="0.20444038" calcext:value-type="float">
            <text:p>0.20444038</text:p>
          </table:table-cell>
          <table:table-cell office:value-type="float" office:value="0.133838073" calcext:value-type="float">
            <text:p>0.133838073</text:p>
          </table:table-cell>
          <table:table-cell office:value-type="float" office:value="5" calcext:value-type="float">
            <text:p>5</text:p>
          </table:table-cell>
          <table:table-cell office:value-type="float" office:value="0.13197364" calcext:value-type="float">
            <text:p>0.13197364</text:p>
          </table:table-cell>
          <table:table-cell/>
          <table:table-cell office:value-type="float" office:value="0.001151607" calcext:value-type="float">
            <text:p>0.001151607</text:p>
          </table:table-cell>
          <table:table-cell office:value-type="float" office:value="0.001670265" calcext:value-type="float">
            <text:p>0.001670265</text:p>
          </table:table-cell>
          <table:table-cell office:value-type="float" office:value="0.001093448" calcext:value-type="float">
            <text:p>0.0010934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216" calcext:value-type="float">
            <text:p>0.001078216</text:p>
          </table:table-cell>
          <table:table-cell/>
          <table:table-cell office:value-type="float" office:value="0.000113004" calcext:value-type="float">
            <text:p>0.000113004</text:p>
          </table:table-cell>
          <table:table-cell office:value-type="float" office:value="0.000631662" calcext:value-type="float">
            <text:p>0.000631662</text:p>
          </table:table-cell>
          <table:table-cell office:value-type="float" office:value="0.000054846" calcext:value-type="float">
            <text:p>5.484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613" calcext:value-type="float">
            <text:p>3.9613E-05</text:p>
          </table:table-cell>
          <table:table-cell/>
          <table:table-cell office:value-type="float" office:value="24.592024352" calcext:value-type="float">
            <text:p>24.592024352</text:p>
          </table:table-cell>
          <table:table-cell office:value-type="float" office:value="24.604829751" calcext:value-type="float">
            <text:p>24.604829751</text:p>
          </table:table-cell>
          <table:table-cell office:value-type="float" office:value="24.590588442" calcext:value-type="float">
            <text:p>24.59058844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12362" calcext:value-type="float">
            <text:p>24.590212362</text:p>
          </table:table-cell>
          <table:table-cell/>
          <table:table-cell office:value-type="float" office:value="0.00286442" calcext:value-type="float">
            <text:p>0.00286442</text:p>
          </table:table-cell>
          <table:table-cell office:value-type="float" office:value="0.016011445" calcext:value-type="float">
            <text:p>0.016011445</text:p>
          </table:table-cell>
          <table:table-cell office:value-type="float" office:value="0.001390199" calcext:value-type="float">
            <text:p>0.0013901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4085" calcext:value-type="float">
            <text:p>0.0010040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019-12-02 22:12:0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935795" calcext:value-type="float">
            <text:p>0.140935795</text:p>
          </table:table-cell>
          <table:table-cell office:value-type="float" office:value="0.204353953" calcext:value-type="float">
            <text:p>0.204353953</text:p>
          </table:table-cell>
          <table:table-cell office:value-type="float" office:value="0.134614722" calcext:value-type="float">
            <text:p>0.134614722</text:p>
          </table:table-cell>
          <table:table-cell office:value-type="float" office:value="5" calcext:value-type="float">
            <text:p>5</text:p>
          </table:table-cell>
          <table:table-cell office:value-type="float" office:value="0.131693498" calcext:value-type="float">
            <text:p>0.131693498</text:p>
          </table:table-cell>
          <table:table-cell/>
          <table:table-cell office:value-type="float" office:value="0.001151436" calcext:value-type="float">
            <text:p>0.001151436</text:p>
          </table:table-cell>
          <table:table-cell office:value-type="float" office:value="0.001669558" calcext:value-type="float">
            <text:p>0.001669558</text:p>
          </table:table-cell>
          <table:table-cell office:value-type="float" office:value="0.001099793" calcext:value-type="float">
            <text:p>0.0010997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927" calcext:value-type="float">
            <text:p>0.001075927</text:p>
          </table:table-cell>
          <table:table-cell/>
          <table:table-cell office:value-type="float" office:value="0.000112833" calcext:value-type="float">
            <text:p>0.000112833</text:p>
          </table:table-cell>
          <table:table-cell office:value-type="float" office:value="0.000630956" calcext:value-type="float">
            <text:p>0.000630956</text:p>
          </table:table-cell>
          <table:table-cell office:value-type="float" office:value="0.000061191" calcext:value-type="float">
            <text:p>6.11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325" calcext:value-type="float">
            <text:p>3.7325E-05</text:p>
          </table:table-cell>
          <table:table-cell/>
          <table:table-cell office:value-type="float" office:value="24.586966174" calcext:value-type="float">
            <text:p>24.586966174</text:p>
          </table:table-cell>
          <table:table-cell office:value-type="float" office:value="24.599758406" calcext:value-type="float">
            <text:p>24.599758406</text:p>
          </table:table-cell>
          <table:table-cell office:value-type="float" office:value="24.585691127" calcext:value-type="float">
            <text:p>24.585691127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101875" calcext:value-type="float">
            <text:p>24.585101875</text:p>
          </table:table-cell>
          <table:table-cell/>
          <table:table-cell office:value-type="float" office:value="0.0028601" calcext:value-type="float">
            <text:p>0.0028601</text:p>
          </table:table-cell>
          <table:table-cell office:value-type="float" office:value="0.015993547" calcext:value-type="float">
            <text:p>0.015993547</text:p>
          </table:table-cell>
          <table:table-cell office:value-type="float" office:value="0.001551039" calcext:value-type="float">
            <text:p>0.0015510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6069" calcext:value-type="float">
            <text:p>0.0009460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2019-12-02 22:12:0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600221" calcext:value-type="float">
            <text:p>0.140600221</text:p>
          </table:table-cell>
          <table:table-cell office:value-type="float" office:value="0.204114342" calcext:value-type="float">
            <text:p>0.204114342</text:p>
          </table:table-cell>
          <table:table-cell office:value-type="float" office:value="0.135450379" calcext:value-type="float">
            <text:p>0.135450379</text:p>
          </table:table-cell>
          <table:table-cell office:value-type="float" office:value="5" calcext:value-type="float">
            <text:p>5</text:p>
          </table:table-cell>
          <table:table-cell office:value-type="float" office:value="0.131482498" calcext:value-type="float">
            <text:p>0.131482498</text:p>
          </table:table-cell>
          <table:table-cell/>
          <table:table-cell office:value-type="float" office:value="0.001148695" calcext:value-type="float">
            <text:p>0.001148695</text:p>
          </table:table-cell>
          <table:table-cell office:value-type="float" office:value="0.001667601" calcext:value-type="float">
            <text:p>0.001667601</text:p>
          </table:table-cell>
          <table:table-cell office:value-type="float" office:value="0.001106621" calcext:value-type="float">
            <text:p>0.0011066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203" calcext:value-type="float">
            <text:p>0.001074203</text:p>
          </table:table-cell>
          <table:table-cell/>
          <table:table-cell office:value-type="float" office:value="0.000110092" calcext:value-type="float">
            <text:p>0.000110092</text:p>
          </table:table-cell>
          <table:table-cell office:value-type="float" office:value="0.000628998" calcext:value-type="float">
            <text:p>0.000628998</text:p>
          </table:table-cell>
          <table:table-cell office:value-type="float" office:value="0.000068018" calcext:value-type="float">
            <text:p>6.80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601" calcext:value-type="float">
            <text:p>3.5601E-05</text:p>
          </table:table-cell>
          <table:table-cell/>
          <table:table-cell office:value-type="float" office:value="24.602060396" calcext:value-type="float">
            <text:p>24.602060396</text:p>
          </table:table-cell>
          <table:table-cell office:value-type="float" office:value="24.61487181" calcext:value-type="float">
            <text:p>24.61487181</text:p>
          </table:table-cell>
          <table:table-cell office:value-type="float" office:value="24.601021616" calcext:value-type="float">
            <text:p>24.60102161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2125" calcext:value-type="float">
            <text:p>24.60022125</text:p>
          </table:table-cell>
          <table:table-cell/>
          <table:table-cell office:value-type="float" office:value="0.002790605" calcext:value-type="float">
            <text:p>0.002790605</text:p>
          </table:table-cell>
          <table:table-cell office:value-type="float" office:value="0.015943926" calcext:value-type="float">
            <text:p>0.015943926</text:p>
          </table:table-cell>
          <table:table-cell office:value-type="float" office:value="0.0017241" calcext:value-type="float">
            <text:p>0.00172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2372" calcext:value-type="float">
            <text:p>0.0009023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2019-12-02 22:12:0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732544" calcext:value-type="float">
            <text:p>0.140732544</text:p>
          </table:table-cell>
          <table:table-cell office:value-type="float" office:value="0.203783536" calcext:value-type="float">
            <text:p>0.203783536</text:p>
          </table:table-cell>
          <table:table-cell office:value-type="float" office:value="0.134007947" calcext:value-type="float">
            <text:p>0.134007947</text:p>
          </table:table-cell>
          <table:table-cell office:value-type="float" office:value="5" calcext:value-type="float">
            <text:p>5</text:p>
          </table:table-cell>
          <table:table-cell office:value-type="float" office:value="0.131921784" calcext:value-type="float">
            <text:p>0.131921784</text:p>
          </table:table-cell>
          <table:table-cell/>
          <table:table-cell office:value-type="float" office:value="0.001149776" calcext:value-type="float">
            <text:p>0.001149776</text:p>
          </table:table-cell>
          <table:table-cell office:value-type="float" office:value="0.001664898" calcext:value-type="float">
            <text:p>0.001664898</text:p>
          </table:table-cell>
          <table:table-cell office:value-type="float" office:value="0.001094836" calcext:value-type="float">
            <text:p>0.0010948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92" calcext:value-type="float">
            <text:p>0.001077792</text:p>
          </table:table-cell>
          <table:table-cell/>
          <table:table-cell office:value-type="float" office:value="0.000111173" calcext:value-type="float">
            <text:p>0.000111173</text:p>
          </table:table-cell>
          <table:table-cell office:value-type="float" office:value="0.000626295" calcext:value-type="float">
            <text:p>0.000626295</text:p>
          </table:table-cell>
          <table:table-cell office:value-type="float" office:value="0.000056233" calcext:value-type="float">
            <text:p>5.623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9" calcext:value-type="float">
            <text:p>3.919E-05</text:p>
          </table:table-cell>
          <table:table-cell/>
          <table:table-cell office:value-type="float" office:value="24.591979146" calcext:value-type="float">
            <text:p>24.591979146</text:p>
          </table:table-cell>
          <table:table-cell office:value-type="float" office:value="24.604697259" calcext:value-type="float">
            <text:p>24.604697259</text:p>
          </table:table-cell>
          <table:table-cell office:value-type="float" office:value="24.590622708" calcext:value-type="float">
            <text:p>24.59062270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201902" calcext:value-type="float">
            <text:p>24.590201902</text:p>
          </table:table-cell>
          <table:table-cell/>
          <table:table-cell office:value-type="float" office:value="0.002818008" calcext:value-type="float">
            <text:p>0.002818008</text:p>
          </table:table-cell>
          <table:table-cell office:value-type="float" office:value="0.015875419" calcext:value-type="float">
            <text:p>0.015875419</text:p>
          </table:table-cell>
          <table:table-cell office:value-type="float" office:value="0.001425379" calcext:value-type="float">
            <text:p>0.0014253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3346" calcext:value-type="float">
            <text:p>0.0009933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2019-12-02 22:12:09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846388" calcext:value-type="float">
            <text:p>0.140846388</text:p>
          </table:table-cell>
          <table:table-cell office:value-type="float" office:value="0.203747178" calcext:value-type="float">
            <text:p>0.203747178</text:p>
          </table:table-cell>
          <table:table-cell office:value-type="float" office:value="0.134460942" calcext:value-type="float">
            <text:p>0.134460942</text:p>
          </table:table-cell>
          <table:table-cell office:value-type="float" office:value="5" calcext:value-type="float">
            <text:p>5</text:p>
          </table:table-cell>
          <table:table-cell office:value-type="float" office:value="0.131784693" calcext:value-type="float">
            <text:p>0.131784693</text:p>
          </table:table-cell>
          <table:table-cell/>
          <table:table-cell office:value-type="float" office:value="0.001150706" calcext:value-type="float">
            <text:p>0.001150706</text:p>
          </table:table-cell>
          <table:table-cell office:value-type="float" office:value="0.001664601" calcext:value-type="float">
            <text:p>0.001664601</text:p>
          </table:table-cell>
          <table:table-cell office:value-type="float" office:value="0.001098537" calcext:value-type="float">
            <text:p>0.0010985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672" calcext:value-type="float">
            <text:p>0.001076672</text:p>
          </table:table-cell>
          <table:table-cell/>
          <table:table-cell office:value-type="float" office:value="0.000112103" calcext:value-type="float">
            <text:p>0.000112103</text:p>
          </table:table-cell>
          <table:table-cell office:value-type="float" office:value="0.000625998" calcext:value-type="float">
            <text:p>0.000625998</text:p>
          </table:table-cell>
          <table:table-cell office:value-type="float" office:value="0.000059934" calcext:value-type="float">
            <text:p>5.99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07" calcext:value-type="float">
            <text:p>3.807E-05</text:p>
          </table:table-cell>
          <table:table-cell/>
          <table:table-cell office:value-type="float" office:value="24.592002109" calcext:value-type="float">
            <text:p>24.592002109</text:p>
          </table:table-cell>
          <table:table-cell office:value-type="float" office:value="24.604689925" calcext:value-type="float">
            <text:p>24.604689925</text:p>
          </table:table-cell>
          <table:table-cell office:value-type="float" office:value="24.590714083" calcext:value-type="float">
            <text:p>24.59071408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74249" calcext:value-type="float">
            <text:p>24.590174249</text:p>
          </table:table-cell>
          <table:table-cell/>
          <table:table-cell office:value-type="float" office:value="0.002841584" calcext:value-type="float">
            <text:p>0.002841584</text:p>
          </table:table-cell>
          <table:table-cell office:value-type="float" office:value="0.015867889" calcext:value-type="float">
            <text:p>0.015867889</text:p>
          </table:table-cell>
          <table:table-cell office:value-type="float" office:value="0.001519192" calcext:value-type="float">
            <text:p>0.0015191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4955" calcext:value-type="float">
            <text:p>0.0009649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019-12-02 22:12:10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699761" calcext:value-type="float">
            <text:p>0.140699761</text:p>
          </table:table-cell>
          <table:table-cell office:value-type="float" office:value="0.203622008" calcext:value-type="float">
            <text:p>0.203622008</text:p>
          </table:table-cell>
          <table:table-cell office:value-type="float" office:value="0.135725753" calcext:value-type="float">
            <text:p>0.135725753</text:p>
          </table:table-cell>
          <table:table-cell office:value-type="float" office:value="5" calcext:value-type="float">
            <text:p>5</text:p>
          </table:table-cell>
          <table:table-cell office:value-type="float" office:value="0.131397859" calcext:value-type="float">
            <text:p>0.131397859</text:p>
          </table:table-cell>
          <table:table-cell/>
          <table:table-cell office:value-type="float" office:value="0.001149508" calcext:value-type="float">
            <text:p>0.001149508</text:p>
          </table:table-cell>
          <table:table-cell office:value-type="float" office:value="0.001663578" calcext:value-type="float">
            <text:p>0.001663578</text:p>
          </table:table-cell>
          <table:table-cell office:value-type="float" office:value="0.001108871" calcext:value-type="float">
            <text:p>0.0011088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12" calcext:value-type="float">
            <text:p>0.001073512</text:p>
          </table:table-cell>
          <table:table-cell/>
          <table:table-cell office:value-type="float" office:value="0.000110905" calcext:value-type="float">
            <text:p>0.000110905</text:p>
          </table:table-cell>
          <table:table-cell office:value-type="float" office:value="0.000624976" calcext:value-type="float">
            <text:p>0.000624976</text:p>
          </table:table-cell>
          <table:table-cell office:value-type="float" office:value="0.000070268" calcext:value-type="float">
            <text:p>7.02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09" calcext:value-type="float">
            <text:p>3.4909E-05</text:p>
          </table:table-cell>
          <table:table-cell/>
          <table:table-cell office:value-type="float" office:value="24.602080474" calcext:value-type="float">
            <text:p>24.602080474</text:p>
          </table:table-cell>
          <table:table-cell office:value-type="float" office:value="24.614772502" calcext:value-type="float">
            <text:p>24.614772502</text:p>
          </table:table-cell>
          <table:table-cell office:value-type="float" office:value="24.601077162" calcext:value-type="float">
            <text:p>24.60107716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04178" calcext:value-type="float">
            <text:p>24.600204178</text:p>
          </table:table-cell>
          <table:table-cell/>
          <table:table-cell office:value-type="float" office:value="0.002811219" calcext:value-type="float">
            <text:p>0.002811219</text:p>
          </table:table-cell>
          <table:table-cell office:value-type="float" office:value="0.015841967" calcext:value-type="float">
            <text:p>0.015841967</text:p>
          </table:table-cell>
          <table:table-cell office:value-type="float" office:value="0.001781128" calcext:value-type="float">
            <text:p>0.0017811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4843" calcext:value-type="float">
            <text:p>0.00088484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2019-12-02 22:12:1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55969" calcext:value-type="float">
            <text:p>0.14055969</text:p>
          </table:table-cell>
          <table:table-cell office:value-type="float" office:value="0.203249479" calcext:value-type="float">
            <text:p>0.203249479</text:p>
          </table:table-cell>
          <table:table-cell office:value-type="float" office:value="0.135672705" calcext:value-type="float">
            <text:p>0.135672705</text:p>
          </table:table-cell>
          <table:table-cell office:value-type="float" office:value="5" calcext:value-type="float">
            <text:p>5</text:p>
          </table:table-cell>
          <table:table-cell office:value-type="float" office:value="0.131430046" calcext:value-type="float">
            <text:p>0.131430046</text:p>
          </table:table-cell>
          <table:table-cell/>
          <table:table-cell office:value-type="float" office:value="0.001148363" calcext:value-type="float">
            <text:p>0.001148363</text:p>
          </table:table-cell>
          <table:table-cell office:value-type="float" office:value="0.001660535" calcext:value-type="float">
            <text:p>0.001660535</text:p>
          </table:table-cell>
          <table:table-cell office:value-type="float" office:value="0.001108437" calcext:value-type="float">
            <text:p>0.0011084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75" calcext:value-type="float">
            <text:p>0.001073775</text:p>
          </table:table-cell>
          <table:table-cell/>
          <table:table-cell office:value-type="float" office:value="0.000109761" calcext:value-type="float">
            <text:p>0.000109761</text:p>
          </table:table-cell>
          <table:table-cell office:value-type="float" office:value="0.000621932" calcext:value-type="float">
            <text:p>0.000621932</text:p>
          </table:table-cell>
          <table:table-cell office:value-type="float" office:value="0.000069834" calcext:value-type="float">
            <text:p>6.98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72" calcext:value-type="float">
            <text:p>3.5172E-05</text:p>
          </table:table-cell>
          <table:table-cell/>
          <table:table-cell office:value-type="float" office:value="24.60205222" calcext:value-type="float">
            <text:p>24.60205222</text:p>
          </table:table-cell>
          <table:table-cell office:value-type="float" office:value="24.614697359" calcext:value-type="float">
            <text:p>24.614697359</text:p>
          </table:table-cell>
          <table:table-cell office:value-type="float" office:value="24.601066462" calcext:value-type="float">
            <text:p>24.60106646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1067" calcext:value-type="float">
            <text:p>24.60021067</text:p>
          </table:table-cell>
          <table:table-cell/>
          <table:table-cell office:value-type="float" office:value="0.002782211" calcext:value-type="float">
            <text:p>0.002782211</text:p>
          </table:table-cell>
          <table:table-cell office:value-type="float" office:value="0.01576482" calcext:value-type="float">
            <text:p>0.01576482</text:p>
          </table:table-cell>
          <table:table-cell office:value-type="float" office:value="0.001770142" calcext:value-type="float">
            <text:p>0.0017701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1509" calcext:value-type="float">
            <text:p>0.0008915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019-12-02 22:12:13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50545" calcext:value-type="float">
            <text:p>0.14050545</text:p>
          </table:table-cell>
          <table:table-cell office:value-type="float" office:value="0.202841783" calcext:value-type="float">
            <text:p>0.202841783</text:p>
          </table:table-cell>
          <table:table-cell office:value-type="float" office:value="0.135192291" calcext:value-type="float">
            <text:p>0.135192291</text:p>
          </table:table-cell>
          <table:table-cell office:value-type="float" office:value="5" calcext:value-type="float">
            <text:p>5</text:p>
          </table:table-cell>
          <table:table-cell office:value-type="float" office:value="0.13161184" calcext:value-type="float">
            <text:p>0.13161184</text:p>
          </table:table-cell>
          <table:table-cell/>
          <table:table-cell office:value-type="float" office:value="0.00114792" calcext:value-type="float">
            <text:p>0.00114792</text:p>
          </table:table-cell>
          <table:table-cell office:value-type="float" office:value="0.001657204" calcext:value-type="float">
            <text:p>0.001657204</text:p>
          </table:table-cell>
          <table:table-cell office:value-type="float" office:value="0.001104512" calcext:value-type="float">
            <text:p>0.0011045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6" calcext:value-type="float">
            <text:p>0.00107526</text:p>
          </table:table-cell>
          <table:table-cell/>
          <table:table-cell office:value-type="float" office:value="0.000109318" calcext:value-type="float">
            <text:p>0.000109318</text:p>
          </table:table-cell>
          <table:table-cell office:value-type="float" office:value="0.000618601" calcext:value-type="float">
            <text:p>0.000618601</text:p>
          </table:table-cell>
          <table:table-cell office:value-type="float" office:value="0.000065909" calcext:value-type="float">
            <text:p>6.59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57" calcext:value-type="float">
            <text:p>3.6657E-05</text:p>
          </table:table-cell>
          <table:table-cell/>
          <table:table-cell office:value-type="float" office:value="24.591933338" calcext:value-type="float">
            <text:p>24.591933338</text:p>
          </table:table-cell>
          <table:table-cell office:value-type="float" office:value="24.604507297" calcext:value-type="float">
            <text:p>24.604507297</text:p>
          </table:table-cell>
          <table:table-cell office:value-type="float" office:value="24.590861606" calcext:value-type="float">
            <text:p>24.590861606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39382" calcext:value-type="float">
            <text:p>24.590139382</text:p>
          </table:table-cell>
          <table:table-cell/>
          <table:table-cell office:value-type="float" office:value="0.002770978" calcext:value-type="float">
            <text:p>0.002770978</text:p>
          </table:table-cell>
          <table:table-cell office:value-type="float" office:value="0.01568039" calcext:value-type="float">
            <text:p>0.01568039</text:p>
          </table:table-cell>
          <table:table-cell office:value-type="float" office:value="0.001670651" calcext:value-type="float">
            <text:p>0.0016706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9158" calcext:value-type="float">
            <text:p>0.0009291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019-12-02 22:12:1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581744" calcext:value-type="float">
            <text:p>0.140581744</text:p>
          </table:table-cell>
          <table:table-cell office:value-type="float" office:value="0.202625418" calcext:value-type="float">
            <text:p>0.202625418</text:p>
          </table:table-cell>
          <table:table-cell office:value-type="float" office:value="0.134918706" calcext:value-type="float">
            <text:p>0.134918706</text:p>
          </table:table-cell>
          <table:table-cell office:value-type="float" office:value="5" calcext:value-type="float">
            <text:p>5</text:p>
          </table:table-cell>
          <table:table-cell office:value-type="float" office:value="0.131702439" calcext:value-type="float">
            <text:p>0.131702439</text:p>
          </table:table-cell>
          <table:table-cell/>
          <table:table-cell office:value-type="float" office:value="0.001148544" calcext:value-type="float">
            <text:p>0.001148544</text:p>
          </table:table-cell>
          <table:table-cell office:value-type="float" office:value="0.001655436" calcext:value-type="float">
            <text:p>0.001655436</text:p>
          </table:table-cell>
          <table:table-cell office:value-type="float" office:value="0.001102277" calcext:value-type="float">
            <text:p>0.0011022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" calcext:value-type="float">
            <text:p>0.001076</text:p>
          </table:table-cell>
          <table:table-cell/>
          <table:table-cell office:value-type="float" office:value="0.000109941" calcext:value-type="float">
            <text:p>0.000109941</text:p>
          </table:table-cell>
          <table:table-cell office:value-type="float" office:value="0.000616834" calcext:value-type="float">
            <text:p>0.000616834</text:p>
          </table:table-cell>
          <table:table-cell office:value-type="float" office:value="0.000063674" calcext:value-type="float">
            <text:p>6.36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398" calcext:value-type="float">
            <text:p>3.7398E-05</text:p>
          </table:table-cell>
          <table:table-cell/>
          <table:table-cell office:value-type="float" office:value="24.60711064" calcext:value-type="float">
            <text:p>24.60711064</text:p>
          </table:table-cell>
          <table:table-cell office:value-type="float" office:value="24.619625395" calcext:value-type="float">
            <text:p>24.619625395</text:p>
          </table:table-cell>
          <table:table-cell office:value-type="float" office:value="24.605968348" calcext:value-type="float">
            <text:p>24.60596834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319594" calcext:value-type="float">
            <text:p>24.605319594</text:p>
          </table:table-cell>
          <table:table-cell/>
          <table:table-cell office:value-type="float" office:value="0.002786778" calcext:value-type="float">
            <text:p>0.002786778</text:p>
          </table:table-cell>
          <table:table-cell office:value-type="float" office:value="0.015635582" calcext:value-type="float">
            <text:p>0.015635582</text:p>
          </table:table-cell>
          <table:table-cell office:value-type="float" office:value="0.001613993" calcext:value-type="float">
            <text:p>0.0016139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792" calcext:value-type="float">
            <text:p>0.000947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019-12-02 22:12:1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624063" calcext:value-type="float">
            <text:p>0.140624063</text:p>
          </table:table-cell>
          <table:table-cell office:value-type="float" office:value="0.202383423" calcext:value-type="float">
            <text:p>0.202383423</text:p>
          </table:table-cell>
          <table:table-cell office:value-type="float" office:value="0.134773867" calcext:value-type="float">
            <text:p>0.134773867</text:p>
          </table:table-cell>
          <table:table-cell office:value-type="float" office:value="5" calcext:value-type="float">
            <text:p>5</text:p>
          </table:table-cell>
          <table:table-cell office:value-type="float" office:value="0.131656543" calcext:value-type="float">
            <text:p>0.131656543</text:p>
          </table:table-cell>
          <table:table-cell/>
          <table:table-cell office:value-type="float" office:value="0.001148889" calcext:value-type="float">
            <text:p>0.001148889</text:p>
          </table:table-cell>
          <table:table-cell office:value-type="float" office:value="0.001653459" calcext:value-type="float">
            <text:p>0.001653459</text:p>
          </table:table-cell>
          <table:table-cell office:value-type="float" office:value="0.001101094" calcext:value-type="float">
            <text:p>0.0011010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625" calcext:value-type="float">
            <text:p>0.001075625</text:p>
          </table:table-cell>
          <table:table-cell/>
          <table:table-cell office:value-type="float" office:value="0.000110287" calcext:value-type="float">
            <text:p>0.000110287</text:p>
          </table:table-cell>
          <table:table-cell office:value-type="float" office:value="0.000614857" calcext:value-type="float">
            <text:p>0.000614857</text:p>
          </table:table-cell>
          <table:table-cell office:value-type="float" office:value="0.000062491" calcext:value-type="float">
            <text:p>6.24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023" calcext:value-type="float">
            <text:p>3.7023E-05</text:p>
          </table:table-cell>
          <table:table-cell/>
          <table:table-cell office:value-type="float" office:value="24.602065205" calcext:value-type="float">
            <text:p>24.602065205</text:p>
          </table:table-cell>
          <table:table-cell office:value-type="float" office:value="24.614522668" calcext:value-type="float">
            <text:p>24.614522668</text:p>
          </table:table-cell>
          <table:table-cell office:value-type="float" office:value="24.600885156" calcext:value-type="float">
            <text:p>24.60088515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56357" calcext:value-type="float">
            <text:p>24.600256357</text:p>
          </table:table-cell>
          <table:table-cell/>
          <table:table-cell office:value-type="float" office:value="0.002795542" calcext:value-type="float">
            <text:p>0.002795542</text:p>
          </table:table-cell>
          <table:table-cell office:value-type="float" office:value="0.015585467" calcext:value-type="float">
            <text:p>0.015585467</text:p>
          </table:table-cell>
          <table:table-cell office:value-type="float" office:value="0.001583997" calcext:value-type="float">
            <text:p>0.0015839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8416" calcext:value-type="float">
            <text:p>0.0009384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2019-12-02 22:12:1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839236" calcext:value-type="float">
            <text:p>0.140839236</text:p>
          </table:table-cell>
          <table:table-cell office:value-type="float" office:value="0.202261234" calcext:value-type="float">
            <text:p>0.202261234</text:p>
          </table:table-cell>
          <table:table-cell office:value-type="float" office:value="0.133861319" calcext:value-type="float">
            <text:p>0.133861319</text:p>
          </table:table-cell>
          <table:table-cell office:value-type="float" office:value="5" calcext:value-type="float">
            <text:p>5</text:p>
          </table:table-cell>
          <table:table-cell office:value-type="float" office:value="0.131918208" calcext:value-type="float">
            <text:p>0.131918208</text:p>
          </table:table-cell>
          <table:table-cell/>
          <table:table-cell office:value-type="float" office:value="0.001150647" calcext:value-type="float">
            <text:p>0.001150647</text:p>
          </table:table-cell>
          <table:table-cell office:value-type="float" office:value="0.001652461" calcext:value-type="float">
            <text:p>0.001652461</text:p>
          </table:table-cell>
          <table:table-cell office:value-type="float" office:value="0.001093638" calcext:value-type="float">
            <text:p>0.0010936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63" calcext:value-type="float">
            <text:p>0.001077763</text:p>
          </table:table-cell>
          <table:table-cell/>
          <table:table-cell office:value-type="float" office:value="0.000112045" calcext:value-type="float">
            <text:p>0.000112045</text:p>
          </table:table-cell>
          <table:table-cell office:value-type="float" office:value="0.000613858" calcext:value-type="float">
            <text:p>0.000613858</text:p>
          </table:table-cell>
          <table:table-cell office:value-type="float" office:value="0.000055035" calcext:value-type="float">
            <text:p>5.50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6" calcext:value-type="float">
            <text:p>3.916E-05</text:p>
          </table:table-cell>
          <table:table-cell/>
          <table:table-cell office:value-type="float" office:value="24.612216549" calcext:value-type="float">
            <text:p>24.612216549</text:p>
          </table:table-cell>
          <table:table-cell office:value-type="float" office:value="24.62460585" calcext:value-type="float">
            <text:p>24.62460585</text:p>
          </table:table-cell>
          <table:table-cell office:value-type="float" office:value="24.61080904" calcext:value-type="float">
            <text:p>24.6108090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17096" calcext:value-type="float">
            <text:p>24.610417096</text:p>
          </table:table-cell>
          <table:table-cell/>
          <table:table-cell office:value-type="float" office:value="0.002840103" calcext:value-type="float">
            <text:p>0.002840103</text:p>
          </table:table-cell>
          <table:table-cell office:value-type="float" office:value="0.015560163" calcext:value-type="float">
            <text:p>0.015560163</text:p>
          </table:table-cell>
          <table:table-cell office:value-type="float" office:value="0.001395014" calcext:value-type="float">
            <text:p>0.0013950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2605" calcext:value-type="float">
            <text:p>0.0009926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2019-12-02 22:12:1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759962" calcext:value-type="float">
            <text:p>0.140759962</text:p>
          </table:table-cell>
          <table:table-cell office:value-type="float" office:value="0.202012682" calcext:value-type="float">
            <text:p>0.202012682</text:p>
          </table:table-cell>
          <table:table-cell office:value-type="float" office:value="0.133901254" calcext:value-type="float">
            <text:p>0.133901254</text:p>
          </table:table-cell>
          <table:table-cell office:value-type="float" office:value="5" calcext:value-type="float">
            <text:p>5</text:p>
          </table:table-cell>
          <table:table-cell office:value-type="float" office:value="0.131959335" calcext:value-type="float">
            <text:p>0.131959335</text:p>
          </table:table-cell>
          <table:table-cell/>
          <table:table-cell office:value-type="float" office:value="0.00115" calcext:value-type="float">
            <text:p>0.00115</text:p>
          </table:table-cell>
          <table:table-cell office:value-type="float" office:value="0.00165043" calcext:value-type="float">
            <text:p>0.00165043</text:p>
          </table:table-cell>
          <table:table-cell office:value-type="float" office:value="0.001093964" calcext:value-type="float">
            <text:p>0.0010939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99" calcext:value-type="float">
            <text:p>0.001078099</text:p>
          </table:table-cell>
          <table:table-cell/>
          <table:table-cell office:value-type="float" office:value="0.000111397" calcext:value-type="float">
            <text:p>0.000111397</text:p>
          </table:table-cell>
          <table:table-cell office:value-type="float" office:value="0.000611828" calcext:value-type="float">
            <text:p>0.000611828</text:p>
          </table:table-cell>
          <table:table-cell office:value-type="float" office:value="0.000055362" calcext:value-type="float">
            <text:p>5.53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96" calcext:value-type="float">
            <text:p>3.9496E-05</text:p>
          </table:table-cell>
          <table:table-cell/>
          <table:table-cell office:value-type="float" office:value="24.602092617" calcext:value-type="float">
            <text:p>24.602092617</text:p>
          </table:table-cell>
          <table:table-cell office:value-type="float" office:value="24.614447887" calcext:value-type="float">
            <text:p>24.614447887</text:p>
          </table:table-cell>
          <table:table-cell office:value-type="float" office:value="24.60070914" calcext:value-type="float">
            <text:p>24.6007091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17434" calcext:value-type="float">
            <text:p>24.600317434</text:p>
          </table:table-cell>
          <table:table-cell/>
          <table:table-cell office:value-type="float" office:value="0.002823686" calcext:value-type="float">
            <text:p>0.002823686</text:p>
          </table:table-cell>
          <table:table-cell office:value-type="float" office:value="0.01550869" calcext:value-type="float">
            <text:p>0.01550869</text:p>
          </table:table-cell>
          <table:table-cell office:value-type="float" office:value="0.001403284" calcext:value-type="float">
            <text:p>0.0014032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1122" calcext:value-type="float">
            <text:p>0.0010011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2019-12-02 22:12:1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81599" calcext:value-type="float">
            <text:p>0.14081599</text:p>
          </table:table-cell>
          <table:table-cell office:value-type="float" office:value="0.201942349" calcext:value-type="float">
            <text:p>0.201942349</text:p>
          </table:table-cell>
          <table:table-cell office:value-type="float" office:value="0.134191529" calcext:value-type="float">
            <text:p>0.134191529</text:p>
          </table:table-cell>
          <table:table-cell office:value-type="float" office:value="5" calcext:value-type="float">
            <text:p>5</text:p>
          </table:table-cell>
          <table:table-cell office:value-type="float" office:value="0.131769196" calcext:value-type="float">
            <text:p>0.131769196</text:p>
          </table:table-cell>
          <table:table-cell/>
          <table:table-cell office:value-type="float" office:value="0.001150457" calcext:value-type="float">
            <text:p>0.001150457</text:p>
          </table:table-cell>
          <table:table-cell office:value-type="float" office:value="0.001649856" calcext:value-type="float">
            <text:p>0.001649856</text:p>
          </table:table-cell>
          <table:table-cell office:value-type="float" office:value="0.001096336" calcext:value-type="float">
            <text:p>0.0010963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46" calcext:value-type="float">
            <text:p>0.001076546</text:p>
          </table:table-cell>
          <table:table-cell/>
          <table:table-cell office:value-type="float" office:value="0.000111855" calcext:value-type="float">
            <text:p>0.000111855</text:p>
          </table:table-cell>
          <table:table-cell office:value-type="float" office:value="0.000611253" calcext:value-type="float">
            <text:p>0.000611253</text:p>
          </table:table-cell>
          <table:table-cell office:value-type="float" office:value="0.000057733" calcext:value-type="float">
            <text:p>5.773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43" calcext:value-type="float">
            <text:p>3.7943E-05</text:p>
          </table:table-cell>
          <table:table-cell/>
          <table:table-cell office:value-type="float" office:value="24.602103919" calcext:value-type="float">
            <text:p>24.602103919</text:p>
          </table:table-cell>
          <table:table-cell office:value-type="float" office:value="24.6144337" calcext:value-type="float">
            <text:p>24.6144337</text:p>
          </table:table-cell>
          <table:table-cell office:value-type="float" office:value="24.600767692" calcext:value-type="float">
            <text:p>24.60076769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7908" calcext:value-type="float">
            <text:p>24.60027908</text:p>
          </table:table-cell>
          <table:table-cell/>
          <table:table-cell office:value-type="float" office:value="0.002835289" calcext:value-type="float">
            <text:p>0.002835289</text:p>
          </table:table-cell>
          <table:table-cell office:value-type="float" office:value="0.015494125" calcext:value-type="float">
            <text:p>0.015494125</text:p>
          </table:table-cell>
          <table:table-cell office:value-type="float" office:value="0.001463398" calcext:value-type="float">
            <text:p>0.0014633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745" calcext:value-type="float">
            <text:p>0.0009617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019-12-02 22:12:2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739696" calcext:value-type="float">
            <text:p>0.140739696</text:p>
          </table:table-cell>
          <table:table-cell office:value-type="float" office:value="0.201759362" calcext:value-type="float">
            <text:p>0.201759362</text:p>
          </table:table-cell>
          <table:table-cell office:value-type="float" office:value="0.134829895" calcext:value-type="float">
            <text:p>0.134829895</text:p>
          </table:table-cell>
          <table:table-cell office:value-type="float" office:value="5" calcext:value-type="float">
            <text:p>5</text:p>
          </table:table-cell>
          <table:table-cell office:value-type="float" office:value="0.131573693" calcext:value-type="float">
            <text:p>0.131573693</text:p>
          </table:table-cell>
          <table:table-cell/>
          <table:table-cell office:value-type="float" office:value="0.001149834" calcext:value-type="float">
            <text:p>0.001149834</text:p>
          </table:table-cell>
          <table:table-cell office:value-type="float" office:value="0.001648361" calcext:value-type="float">
            <text:p>0.001648361</text:p>
          </table:table-cell>
          <table:table-cell office:value-type="float" office:value="0.001101551" calcext:value-type="float">
            <text:p>0.001101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948" calcext:value-type="float">
            <text:p>0.001074948</text:p>
          </table:table-cell>
          <table:table-cell/>
          <table:table-cell office:value-type="float" office:value="0.000111231" calcext:value-type="float">
            <text:p>0.000111231</text:p>
          </table:table-cell>
          <table:table-cell office:value-type="float" office:value="0.000609758" calcext:value-type="float">
            <text:p>0.000609758</text:p>
          </table:table-cell>
          <table:table-cell office:value-type="float" office:value="0.000062949" calcext:value-type="float">
            <text:p>6.29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346" calcext:value-type="float">
            <text:p>3.6346E-05</text:p>
          </table:table-cell>
          <table:table-cell/>
          <table:table-cell office:value-type="float" office:value="24.6071425" calcext:value-type="float">
            <text:p>24.6071425</text:p>
          </table:table-cell>
          <table:table-cell office:value-type="float" office:value="24.619450705" calcext:value-type="float">
            <text:p>24.619450705</text:p>
          </table:table-cell>
          <table:table-cell office:value-type="float" office:value="24.605950434" calcext:value-type="float">
            <text:p>24.605950434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93625" calcext:value-type="float">
            <text:p>24.605293625</text:p>
          </table:table-cell>
          <table:table-cell/>
          <table:table-cell office:value-type="float" office:value="0.002819489" calcext:value-type="float">
            <text:p>0.002819489</text:p>
          </table:table-cell>
          <table:table-cell office:value-type="float" office:value="0.01545623" calcext:value-type="float">
            <text:p>0.01545623</text:p>
          </table:table-cell>
          <table:table-cell office:value-type="float" office:value="0.001595601" calcext:value-type="float">
            <text:p>0.0015956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1258" calcext:value-type="float">
            <text:p>0.0009212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019-12-02 22:12:2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569227" calcext:value-type="float">
            <text:p>0.140569227</text:p>
          </table:table-cell>
          <table:table-cell office:value-type="float" office:value="0.201593661" calcext:value-type="float">
            <text:p>0.201593661</text:p>
          </table:table-cell>
          <table:table-cell office:value-type="float" office:value="0.135729329" calcext:value-type="float">
            <text:p>0.135729329</text:p>
          </table:table-cell>
          <table:table-cell office:value-type="float" office:value="5" calcext:value-type="float">
            <text:p>5</text:p>
          </table:table-cell>
          <table:table-cell office:value-type="float" office:value="0.131408588" calcext:value-type="float">
            <text:p>0.131408588</text:p>
          </table:table-cell>
          <table:table-cell/>
          <table:table-cell office:value-type="float" office:value="0.001148441" calcext:value-type="float">
            <text:p>0.001148441</text:p>
          </table:table-cell>
          <table:table-cell office:value-type="float" office:value="0.001647007" calcext:value-type="float">
            <text:p>0.001647007</text:p>
          </table:table-cell>
          <table:table-cell office:value-type="float" office:value="0.0011089" calcext:value-type="float">
            <text:p>0.00110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" calcext:value-type="float">
            <text:p>0.0010736</text:p>
          </table:table-cell>
          <table:table-cell/>
          <table:table-cell office:value-type="float" office:value="0.000109839" calcext:value-type="float">
            <text:p>0.000109839</text:p>
          </table:table-cell>
          <table:table-cell office:value-type="float" office:value="0.000608404" calcext:value-type="float">
            <text:p>0.000608404</text:p>
          </table:table-cell>
          <table:table-cell office:value-type="float" office:value="0.000070297" calcext:value-type="float">
            <text:p>7.02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97" calcext:value-type="float">
            <text:p>3.4997E-05</text:p>
          </table:table-cell>
          <table:table-cell/>
          <table:table-cell office:value-type="float" office:value="24.612162086" calcext:value-type="float">
            <text:p>24.612162086</text:p>
          </table:table-cell>
          <table:table-cell office:value-type="float" office:value="24.624471197" calcext:value-type="float">
            <text:p>24.624471197</text:p>
          </table:table-cell>
          <table:table-cell office:value-type="float" office:value="24.611185835" calcext:value-type="float">
            <text:p>24.61118583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14301" calcext:value-type="float">
            <text:p>24.610314301</text:p>
          </table:table-cell>
          <table:table-cell/>
          <table:table-cell office:value-type="float" office:value="0.002784186" calcext:value-type="float">
            <text:p>0.002784186</text:p>
          </table:table-cell>
          <table:table-cell office:value-type="float" office:value="0.015421915" calcext:value-type="float">
            <text:p>0.015421915</text:p>
          </table:table-cell>
          <table:table-cell office:value-type="float" office:value="0.001781869" calcext:value-type="float">
            <text:p>0.0017818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7065" calcext:value-type="float">
            <text:p>0.0008870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019-12-02 22:12:2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489953" calcext:value-type="float">
            <text:p>0.140489953</text:p>
          </table:table-cell>
          <table:table-cell office:value-type="float" office:value="0.201236034" calcext:value-type="float">
            <text:p>0.201236034</text:p>
          </table:table-cell>
          <table:table-cell office:value-type="float" office:value="0.135176198" calcext:value-type="float">
            <text:p>0.135176198</text:p>
          </table:table-cell>
          <table:table-cell office:value-type="float" office:value="5" calcext:value-type="float">
            <text:p>5</text:p>
          </table:table-cell>
          <table:table-cell office:value-type="float" office:value="0.131533162" calcext:value-type="float">
            <text:p>0.131533162</text:p>
          </table:table-cell>
          <table:table-cell/>
          <table:table-cell office:value-type="float" office:value="0.001147794" calcext:value-type="float">
            <text:p>0.001147794</text:p>
          </table:table-cell>
          <table:table-cell office:value-type="float" office:value="0.001644085" calcext:value-type="float">
            <text:p>0.001644085</text:p>
          </table:table-cell>
          <table:table-cell office:value-type="float" office:value="0.001104381" calcext:value-type="float">
            <text:p>0.0011043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17" calcext:value-type="float">
            <text:p>0.001074617</text:p>
          </table:table-cell>
          <table:table-cell/>
          <table:table-cell office:value-type="float" office:value="0.000109191" calcext:value-type="float">
            <text:p>0.000109191</text:p>
          </table:table-cell>
          <table:table-cell office:value-type="float" office:value="0.000605482" calcext:value-type="float">
            <text:p>0.000605482</text:p>
          </table:table-cell>
          <table:table-cell office:value-type="float" office:value="0.000065778" calcext:value-type="float">
            <text:p>6.577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15" calcext:value-type="float">
            <text:p>3.6015E-05</text:p>
          </table:table-cell>
          <table:table-cell/>
          <table:table-cell office:value-type="float" office:value="24.612146096" calcext:value-type="float">
            <text:p>24.612146096</text:p>
          </table:table-cell>
          <table:table-cell office:value-type="float" office:value="24.624399061" calcext:value-type="float">
            <text:p>24.624399061</text:p>
          </table:table-cell>
          <table:table-cell office:value-type="float" office:value="24.611074263" calcext:value-type="float">
            <text:p>24.611074263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39429" calcext:value-type="float">
            <text:p>24.610339429</text:p>
          </table:table-cell>
          <table:table-cell/>
          <table:table-cell office:value-type="float" office:value="0.002767769" calcext:value-type="float">
            <text:p>0.002767769</text:p>
          </table:table-cell>
          <table:table-cell office:value-type="float" office:value="0.015347853" calcext:value-type="float">
            <text:p>0.015347853</text:p>
          </table:table-cell>
          <table:table-cell office:value-type="float" office:value="0.001667318" calcext:value-type="float">
            <text:p>0.0016673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2864" calcext:value-type="float">
            <text:p>0.00091286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019-12-02 22:12:24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396969" calcext:value-type="float">
            <text:p>0.140396969</text:p>
          </table:table-cell>
          <table:table-cell office:value-type="float" office:value="0.200831318" calcext:value-type="float">
            <text:p>0.200831318</text:p>
          </table:table-cell>
          <table:table-cell office:value-type="float" office:value="0.134341137" calcext:value-type="float">
            <text:p>0.134341137</text:p>
          </table:table-cell>
          <table:table-cell office:value-type="float" office:value="5" calcext:value-type="float">
            <text:p>5</text:p>
          </table:table-cell>
          <table:table-cell office:value-type="float" office:value="0.131776945" calcext:value-type="float">
            <text:p>0.131776945</text:p>
          </table:table-cell>
          <table:table-cell/>
          <table:table-cell office:value-type="float" office:value="0.001147034" calcext:value-type="float">
            <text:p>0.001147034</text:p>
          </table:table-cell>
          <table:table-cell office:value-type="float" office:value="0.001640779" calcext:value-type="float">
            <text:p>0.001640779</text:p>
          </table:table-cell>
          <table:table-cell office:value-type="float" office:value="0.001097558" calcext:value-type="float">
            <text:p>0.0010975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609" calcext:value-type="float">
            <text:p>0.001076609</text:p>
          </table:table-cell>
          <table:table-cell/>
          <table:table-cell office:value-type="float" office:value="0.000108431" calcext:value-type="float">
            <text:p>0.000108431</text:p>
          </table:table-cell>
          <table:table-cell office:value-type="float" office:value="0.000602176" calcext:value-type="float">
            <text:p>0.000602176</text:p>
          </table:table-cell>
          <table:table-cell office:value-type="float" office:value="0.000058956" calcext:value-type="float">
            <text:p>5.89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006" calcext:value-type="float">
            <text:p>3.8006E-05</text:p>
          </table:table-cell>
          <table:table-cell/>
          <table:table-cell office:value-type="float" office:value="24.617181312" calcext:value-type="float">
            <text:p>24.617181312</text:p>
          </table:table-cell>
          <table:table-cell office:value-type="float" office:value="24.629371343" calcext:value-type="float">
            <text:p>24.629371343</text:p>
          </table:table-cell>
          <table:table-cell office:value-type="float" office:value="24.615959801" calcext:value-type="float">
            <text:p>24.615959801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42582" calcext:value-type="float">
            <text:p>24.615442582</text:p>
          </table:table-cell>
          <table:table-cell/>
          <table:table-cell office:value-type="float" office:value="0.002748512" calcext:value-type="float">
            <text:p>0.002748512</text:p>
          </table:table-cell>
          <table:table-cell office:value-type="float" office:value="0.01526404" calcext:value-type="float">
            <text:p>0.01526404</text:p>
          </table:table-cell>
          <table:table-cell office:value-type="float" office:value="0.001494381" calcext:value-type="float">
            <text:p>0.0014943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335" calcext:value-type="float">
            <text:p>0.000963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2019-12-02 22:12:26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658634" calcext:value-type="float">
            <text:p>0.140658634</text:p>
          </table:table-cell>
          <table:table-cell office:value-type="float" office:value="0.200566077" calcext:value-type="float">
            <text:p>0.200566077</text:p>
          </table:table-cell>
          <table:table-cell office:value-type="float" office:value="0.133982913" calcext:value-type="float">
            <text:p>0.133982913</text:p>
          </table:table-cell>
          <table:table-cell office:value-type="float" office:value="5" calcext:value-type="float">
            <text:p>5</text:p>
          </table:table-cell>
          <table:table-cell office:value-type="float" office:value="0.131911651" calcext:value-type="float">
            <text:p>0.131911651</text:p>
          </table:table-cell>
          <table:table-cell/>
          <table:table-cell office:value-type="float" office:value="0.001149172" calcext:value-type="float">
            <text:p>0.001149172</text:p>
          </table:table-cell>
          <table:table-cell office:value-type="float" office:value="0.001638612" calcext:value-type="float">
            <text:p>0.001638612</text:p>
          </table:table-cell>
          <table:table-cell office:value-type="float" office:value="0.001094632" calcext:value-type="float">
            <text:p>0.0010946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71" calcext:value-type="float">
            <text:p>0.00107771</text:p>
          </table:table-cell>
          <table:table-cell/>
          <table:table-cell office:value-type="float" office:value="0.000110569" calcext:value-type="float">
            <text:p>0.000110569</text:p>
          </table:table-cell>
          <table:table-cell office:value-type="float" office:value="0.000600009" calcext:value-type="float">
            <text:p>0.000600009</text:p>
          </table:table-cell>
          <table:table-cell office:value-type="float" office:value="0.000056029" calcext:value-type="float">
            <text:p>5.60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107" calcext:value-type="float">
            <text:p>3.9107E-05</text:p>
          </table:table-cell>
          <table:table-cell/>
          <table:table-cell office:value-type="float" office:value="24.617234092" calcext:value-type="float">
            <text:p>24.617234092</text:p>
          </table:table-cell>
          <table:table-cell office:value-type="float" office:value="24.629317842" calcext:value-type="float">
            <text:p>24.629317842</text:p>
          </table:table-cell>
          <table:table-cell office:value-type="float" office:value="24.615887544" calcext:value-type="float">
            <text:p>24.615887544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69753" calcext:value-type="float">
            <text:p>24.615469753</text:p>
          </table:table-cell>
          <table:table-cell/>
          <table:table-cell office:value-type="float" office:value="0.002802702" calcext:value-type="float">
            <text:p>0.002802702</text:p>
          </table:table-cell>
          <table:table-cell office:value-type="float" office:value="0.015209111" calcext:value-type="float">
            <text:p>0.015209111</text:p>
          </table:table-cell>
          <table:table-cell office:value-type="float" office:value="0.001420195" calcext:value-type="float">
            <text:p>0.0014201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1247" calcext:value-type="float">
            <text:p>0.0009912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2019-12-02 22:12:2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720027" calcext:value-type="float">
            <text:p>0.140720027</text:p>
          </table:table-cell>
          <table:table-cell office:value-type="float" office:value="0.200576806" calcext:value-type="float">
            <text:p>0.200576806</text:p>
          </table:table-cell>
          <table:table-cell office:value-type="float" office:value="0.13568999" calcext:value-type="float">
            <text:p>0.13568999</text:p>
          </table:table-cell>
          <table:table-cell office:value-type="float" office:value="5" calcext:value-type="float">
            <text:p>5</text:p>
          </table:table-cell>
          <table:table-cell office:value-type="float" office:value="0.131418721" calcext:value-type="float">
            <text:p>0.131418721</text:p>
          </table:table-cell>
          <table:table-cell/>
          <table:table-cell office:value-type="float" office:value="0.001149673" calcext:value-type="float">
            <text:p>0.001149673</text:p>
          </table:table-cell>
          <table:table-cell office:value-type="float" office:value="0.001638699" calcext:value-type="float">
            <text:p>0.001638699</text:p>
          </table:table-cell>
          <table:table-cell office:value-type="float" office:value="0.001108578" calcext:value-type="float">
            <text:p>0.0011085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82" calcext:value-type="float">
            <text:p>0.001073682</text:p>
          </table:table-cell>
          <table:table-cell/>
          <table:table-cell office:value-type="float" office:value="0.000111071" calcext:value-type="float">
            <text:p>0.000111071</text:p>
          </table:table-cell>
          <table:table-cell office:value-type="float" office:value="0.000600097" calcext:value-type="float">
            <text:p>0.000600097</text:p>
          </table:table-cell>
          <table:table-cell office:value-type="float" office:value="0.000069976" calcext:value-type="float">
            <text:p>6.99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8" calcext:value-type="float">
            <text:p>3.508E-05</text:p>
          </table:table-cell>
          <table:table-cell/>
          <table:table-cell office:value-type="float" office:value="24.617246475" calcext:value-type="float">
            <text:p>24.617246475</text:p>
          </table:table-cell>
          <table:table-cell office:value-type="float" office:value="24.629320006" calcext:value-type="float">
            <text:p>24.629320006</text:p>
          </table:table-cell>
          <table:table-cell office:value-type="float" office:value="24.616231876" calcext:value-type="float">
            <text:p>24.616231876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70325" calcext:value-type="float">
            <text:p>24.615370325</text:p>
          </table:table-cell>
          <table:table-cell/>
          <table:table-cell office:value-type="float" office:value="0.002815416" calcext:value-type="float">
            <text:p>0.002815416</text:p>
          </table:table-cell>
          <table:table-cell office:value-type="float" office:value="0.015211333" calcext:value-type="float">
            <text:p>0.015211333</text:p>
          </table:table-cell>
          <table:table-cell office:value-type="float" office:value="0.001773722" calcext:value-type="float">
            <text:p>0.0017737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9164" calcext:value-type="float">
            <text:p>0.0008891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2019-12-02 22:12:28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661614" calcext:value-type="float">
            <text:p>0.140661614</text:p>
          </table:table-cell>
          <table:table-cell office:value-type="float" office:value="0.200258517" calcext:value-type="float">
            <text:p>0.200258517</text:p>
          </table:table-cell>
          <table:table-cell office:value-type="float" office:value="0.134829895" calcext:value-type="float">
            <text:p>0.134829895</text:p>
          </table:table-cell>
          <table:table-cell office:value-type="float" office:value="5" calcext:value-type="float">
            <text:p>5</text:p>
          </table:table-cell>
          <table:table-cell office:value-type="float" office:value="0.131625549" calcext:value-type="float">
            <text:p>0.131625549</text:p>
          </table:table-cell>
          <table:table-cell/>
          <table:table-cell office:value-type="float" office:value="0.001149196" calcext:value-type="float">
            <text:p>0.001149196</text:p>
          </table:table-cell>
          <table:table-cell office:value-type="float" office:value="0.001636099" calcext:value-type="float">
            <text:p>0.001636099</text:p>
          </table:table-cell>
          <table:table-cell office:value-type="float" office:value="0.001101551" calcext:value-type="float">
            <text:p>0.001101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72" calcext:value-type="float">
            <text:p>0.001075372</text:p>
          </table:table-cell>
          <table:table-cell/>
          <table:table-cell office:value-type="float" office:value="0.000110593" calcext:value-type="float">
            <text:p>0.000110593</text:p>
          </table:table-cell>
          <table:table-cell office:value-type="float" office:value="0.000597496" calcext:value-type="float">
            <text:p>0.000597496</text:p>
          </table:table-cell>
          <table:table-cell office:value-type="float" office:value="0.000062949" calcext:value-type="float">
            <text:p>6.29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69" calcext:value-type="float">
            <text:p>3.6769E-05</text:p>
          </table:table-cell>
          <table:table-cell/>
          <table:table-cell office:value-type="float" office:value="24.617234693" calcext:value-type="float">
            <text:p>24.617234693</text:p>
          </table:table-cell>
          <table:table-cell office:value-type="float" office:value="24.629255806" calcext:value-type="float">
            <text:p>24.629255806</text:p>
          </table:table-cell>
          <table:table-cell office:value-type="float" office:value="24.616058387" calcext:value-type="float">
            <text:p>24.616058387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12044" calcext:value-type="float">
            <text:p>24.615412044</text:p>
          </table:table-cell>
          <table:table-cell/>
          <table:table-cell office:value-type="float" office:value="0.002803319" calcext:value-type="float">
            <text:p>0.002803319</text:p>
          </table:table-cell>
          <table:table-cell office:value-type="float" office:value="0.015145418" calcext:value-type="float">
            <text:p>0.015145418</text:p>
          </table:table-cell>
          <table:table-cell office:value-type="float" office:value="0.001595601" calcext:value-type="float">
            <text:p>0.0015956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1997" calcext:value-type="float">
            <text:p>0.0009319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2019-12-02 22:12:29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805261" calcext:value-type="float">
            <text:p>0.140805261</text:p>
          </table:table-cell>
          <table:table-cell office:value-type="float" office:value="0.199934864" calcext:value-type="float">
            <text:p>0.199934864</text:p>
          </table:table-cell>
          <table:table-cell office:value-type="float" office:value="0.133959071" calcext:value-type="float">
            <text:p>0.133959071</text:p>
          </table:table-cell>
          <table:table-cell office:value-type="float" office:value="5" calcext:value-type="float">
            <text:p>5</text:p>
          </table:table-cell>
          <table:table-cell office:value-type="float" office:value="0.131897346" calcext:value-type="float">
            <text:p>0.131897346</text:p>
          </table:table-cell>
          <table:table-cell/>
          <table:table-cell office:value-type="float" office:value="0.00115037" calcext:value-type="float">
            <text:p>0.00115037</text:p>
          </table:table-cell>
          <table:table-cell office:value-type="float" office:value="0.001633455" calcext:value-type="float">
            <text:p>0.001633455</text:p>
          </table:table-cell>
          <table:table-cell office:value-type="float" office:value="0.001094437" calcext:value-type="float">
            <text:p>0.0010944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593" calcext:value-type="float">
            <text:p>0.001077593</text:p>
          </table:table-cell>
          <table:table-cell/>
          <table:table-cell office:value-type="float" office:value="0.000111767" calcext:value-type="float">
            <text:p>0.000111767</text:p>
          </table:table-cell>
          <table:table-cell office:value-type="float" office:value="0.000594852" calcext:value-type="float">
            <text:p>0.000594852</text:p>
          </table:table-cell>
          <table:table-cell office:value-type="float" office:value="0.000055834" calcext:value-type="float">
            <text:p>5.58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99" calcext:value-type="float">
            <text:p>3.899E-05</text:p>
          </table:table-cell>
          <table:table-cell/>
          <table:table-cell office:value-type="float" office:value="24.62231764" calcext:value-type="float">
            <text:p>24.62231764</text:p>
          </table:table-cell>
          <table:table-cell office:value-type="float" office:value="24.63424444" calcext:value-type="float">
            <text:p>24.63424444</text:p>
          </table:table-cell>
          <table:table-cell office:value-type="float" office:value="24.620936713" calcext:value-type="float">
            <text:p>24.62093671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20848" calcext:value-type="float">
            <text:p>24.620520848</text:p>
          </table:table-cell>
          <table:table-cell/>
          <table:table-cell office:value-type="float" office:value="0.002833067" calcext:value-type="float">
            <text:p>0.002833067</text:p>
          </table:table-cell>
          <table:table-cell office:value-type="float" office:value="0.015078392" calcext:value-type="float">
            <text:p>0.015078392</text:p>
          </table:table-cell>
          <table:table-cell office:value-type="float" office:value="0.001415257" calcext:value-type="float">
            <text:p>0.0014152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8285" calcext:value-type="float">
            <text:p>0.0009882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2019-12-02 22:12:31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903013" calcext:value-type="float">
            <text:p>0.140903013</text:p>
          </table:table-cell>
          <table:table-cell office:value-type="float" office:value="0.199917579" calcext:value-type="float">
            <text:p>0.199917579</text:p>
          </table:table-cell>
          <table:table-cell office:value-type="float" office:value="0.133929865" calcext:value-type="float">
            <text:p>0.133929865</text:p>
          </table:table-cell>
          <table:table-cell office:value-type="float" office:value="5" calcext:value-type="float">
            <text:p>5</text:p>
          </table:table-cell>
          <table:table-cell office:value-type="float" office:value="0.131814496" calcext:value-type="float">
            <text:p>0.131814496</text:p>
          </table:table-cell>
          <table:table-cell/>
          <table:table-cell office:value-type="float" office:value="0.001151168" calcext:value-type="float">
            <text:p>0.001151168</text:p>
          </table:table-cell>
          <table:table-cell office:value-type="float" office:value="0.001633314" calcext:value-type="float">
            <text:p>0.001633314</text:p>
          </table:table-cell>
          <table:table-cell office:value-type="float" office:value="0.001094198" calcext:value-type="float">
            <text:p>0.001094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916" calcext:value-type="float">
            <text:p>0.001076916</text:p>
          </table:table-cell>
          <table:table-cell/>
          <table:table-cell office:value-type="float" office:value="0.000112566" calcext:value-type="float">
            <text:p>0.000112566</text:p>
          </table:table-cell>
          <table:table-cell office:value-type="float" office:value="0.000594711" calcext:value-type="float">
            <text:p>0.000594711</text:p>
          </table:table-cell>
          <table:table-cell office:value-type="float" office:value="0.000055595" calcext:value-type="float">
            <text:p>5.55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313" calcext:value-type="float">
            <text:p>3.8313E-05</text:p>
          </table:table-cell>
          <table:table-cell/>
          <table:table-cell office:value-type="float" office:value="24.622337357" calcext:value-type="float">
            <text:p>24.622337357</text:p>
          </table:table-cell>
          <table:table-cell office:value-type="float" office:value="24.634240954" calcext:value-type="float">
            <text:p>24.634240954</text:p>
          </table:table-cell>
          <table:table-cell office:value-type="float" office:value="24.620930822" calcext:value-type="float">
            <text:p>24.620930822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04136" calcext:value-type="float">
            <text:p>24.620504136</text:p>
          </table:table-cell>
          <table:table-cell/>
          <table:table-cell office:value-type="float" office:value="0.002853311" calcext:value-type="float">
            <text:p>0.002853311</text:p>
          </table:table-cell>
          <table:table-cell office:value-type="float" office:value="0.015074812" calcext:value-type="float">
            <text:p>0.015074812</text:p>
          </table:table-cell>
          <table:table-cell office:value-type="float" office:value="0.001409209" calcext:value-type="float">
            <text:p>0.0014092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1127" calcext:value-type="float">
            <text:p>0.0009711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019-12-02 22:12:32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930431" calcext:value-type="float">
            <text:p>0.140930431</text:p>
          </table:table-cell>
          <table:table-cell office:value-type="float" office:value="0.19982698" calcext:value-type="float">
            <text:p>0.19982698</text:p>
          </table:table-cell>
          <table:table-cell office:value-type="float" office:value="0.135175602" calcext:value-type="float">
            <text:p>0.135175602</text:p>
          </table:table-cell>
          <table:table-cell office:value-type="float" office:value="5" calcext:value-type="float">
            <text:p>5</text:p>
          </table:table-cell>
          <table:table-cell office:value-type="float" office:value="0.131488458" calcext:value-type="float">
            <text:p>0.131488458</text:p>
          </table:table-cell>
          <table:table-cell/>
          <table:table-cell office:value-type="float" office:value="0.001151392" calcext:value-type="float">
            <text:p>0.001151392</text:p>
          </table:table-cell>
          <table:table-cell office:value-type="float" office:value="0.001632573" calcext:value-type="float">
            <text:p>0.001632573</text:p>
          </table:table-cell>
          <table:table-cell office:value-type="float" office:value="0.001104376" calcext:value-type="float">
            <text:p>0.0011043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252" calcext:value-type="float">
            <text:p>0.001074252</text:p>
          </table:table-cell>
          <table:table-cell/>
          <table:table-cell office:value-type="float" office:value="0.00011279" calcext:value-type="float">
            <text:p>0.00011279</text:p>
          </table:table-cell>
          <table:table-cell office:value-type="float" office:value="0.000593971" calcext:value-type="float">
            <text:p>0.000593971</text:p>
          </table:table-cell>
          <table:table-cell office:value-type="float" office:value="0.000065773" calcext:value-type="float">
            <text:p>6.577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649" calcext:value-type="float">
            <text:p>3.5649E-05</text:p>
          </table:table-cell>
          <table:table-cell/>
          <table:table-cell office:value-type="float" office:value="24.627396859" calcext:value-type="float">
            <text:p>24.627396859</text:p>
          </table:table-cell>
          <table:table-cell office:value-type="float" office:value="24.639276597" calcext:value-type="float">
            <text:p>24.639276597</text:p>
          </table:table-cell>
          <table:table-cell office:value-type="float" office:value="24.626236073" calcext:value-type="float">
            <text:p>24.626236073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92353" calcext:value-type="float">
            <text:p>24.625492353</text:p>
          </table:table-cell>
          <table:table-cell/>
          <table:table-cell office:value-type="float" office:value="0.002858989" calcext:value-type="float">
            <text:p>0.002858989</text:p>
          </table:table-cell>
          <table:table-cell office:value-type="float" office:value="0.01505605" calcext:value-type="float">
            <text:p>0.01505605</text:p>
          </table:table-cell>
          <table:table-cell office:value-type="float" office:value="0.001667195" calcext:value-type="float">
            <text:p>0.0016671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3606" calcext:value-type="float">
            <text:p>0.0009036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019-12-02 22:12:33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829103" calcext:value-type="float">
            <text:p>0.140829103</text:p>
          </table:table-cell>
          <table:table-cell office:value-type="float" office:value="0.199705386" calcext:value-type="float">
            <text:p>0.199705386</text:p>
          </table:table-cell>
          <table:table-cell office:value-type="float" office:value="0.135247127" calcext:value-type="float">
            <text:p>0.135247127</text:p>
          </table:table-cell>
          <table:table-cell office:value-type="float" office:value="5" calcext:value-type="float">
            <text:p>5</text:p>
          </table:table-cell>
          <table:table-cell office:value-type="float" office:value="0.131454483" calcext:value-type="float">
            <text:p>0.131454483</text:p>
          </table:table-cell>
          <table:table-cell/>
          <table:table-cell office:value-type="float" office:value="0.001150565" calcext:value-type="float">
            <text:p>0.001150565</text:p>
          </table:table-cell>
          <table:table-cell office:value-type="float" office:value="0.00163158" calcext:value-type="float">
            <text:p>0.00163158</text:p>
          </table:table-cell>
          <table:table-cell office:value-type="float" office:value="0.00110496" calcext:value-type="float">
            <text:p>0.001104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975" calcext:value-type="float">
            <text:p>0.001073975</text:p>
          </table:table-cell>
          <table:table-cell/>
          <table:table-cell office:value-type="float" office:value="0.000111962" calcext:value-type="float">
            <text:p>0.000111962</text:p>
          </table:table-cell>
          <table:table-cell office:value-type="float" office:value="0.000592977" calcext:value-type="float">
            <text:p>0.000592977</text:p>
          </table:table-cell>
          <table:table-cell office:value-type="float" office:value="0.000066357" calcext:value-type="float">
            <text:p>6.63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372" calcext:value-type="float">
            <text:p>3.5372E-05</text:p>
          </table:table-cell>
          <table:table-cell/>
          <table:table-cell office:value-type="float" office:value="24.627376421" calcext:value-type="float">
            <text:p>24.627376421</text:p>
          </table:table-cell>
          <table:table-cell office:value-type="float" office:value="24.639252071" calcext:value-type="float">
            <text:p>24.639252071</text:p>
          </table:table-cell>
          <table:table-cell office:value-type="float" office:value="24.626250501" calcext:value-type="float">
            <text:p>24.626250501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855" calcext:value-type="float">
            <text:p>24.6254855</text:p>
          </table:table-cell>
          <table:table-cell/>
          <table:table-cell office:value-type="float" office:value="0.002838005" calcext:value-type="float">
            <text:p>0.002838005</text:p>
          </table:table-cell>
          <table:table-cell office:value-type="float" office:value="0.015030869" calcext:value-type="float">
            <text:p>0.015030869</text:p>
          </table:table-cell>
          <table:table-cell office:value-type="float" office:value="0.001682007" calcext:value-type="float">
            <text:p>0.0016820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657" calcext:value-type="float">
            <text:p>0.000896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019-12-02 22:12:34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814798" calcext:value-type="float">
            <text:p>0.140814798</text:p>
          </table:table-cell>
          <table:table-cell office:value-type="float" office:value="0.199512267" calcext:value-type="float">
            <text:p>0.199512267</text:p>
          </table:table-cell>
          <table:table-cell office:value-type="float" office:value="0.135367529" calcext:value-type="float">
            <text:p>0.135367529</text:p>
          </table:table-cell>
          <table:table-cell office:value-type="float" office:value="5" calcext:value-type="float">
            <text:p>5</text:p>
          </table:table-cell>
          <table:table-cell office:value-type="float" office:value="0.131403223" calcext:value-type="float">
            <text:p>0.131403223</text:p>
          </table:table-cell>
          <table:table-cell/>
          <table:table-cell office:value-type="float" office:value="0.001150448" calcext:value-type="float">
            <text:p>0.001150448</text:p>
          </table:table-cell>
          <table:table-cell office:value-type="float" office:value="0.001630002" calcext:value-type="float">
            <text:p>0.001630002</text:p>
          </table:table-cell>
          <table:table-cell office:value-type="float" office:value="0.001105944" calcext:value-type="float">
            <text:p>0.0011059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56" calcext:value-type="float">
            <text:p>0.001073556</text:p>
          </table:table-cell>
          <table:table-cell/>
          <table:table-cell office:value-type="float" office:value="0.000111845" calcext:value-type="float">
            <text:p>0.000111845</text:p>
          </table:table-cell>
          <table:table-cell office:value-type="float" office:value="0.000591399" calcext:value-type="float">
            <text:p>0.000591399</text:p>
          </table:table-cell>
          <table:table-cell office:value-type="float" office:value="0.000067341" calcext:value-type="float">
            <text:p>6.73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53" calcext:value-type="float">
            <text:p>3.4953E-05</text:p>
          </table:table-cell>
          <table:table-cell/>
          <table:table-cell office:value-type="float" office:value="24.632427507" calcext:value-type="float">
            <text:p>24.632427507</text:p>
          </table:table-cell>
          <table:table-cell office:value-type="float" office:value="24.644267036" calcext:value-type="float">
            <text:p>24.644267036</text:p>
          </table:table-cell>
          <table:table-cell office:value-type="float" office:value="24.631328764" calcext:value-type="float">
            <text:p>24.631328764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29141" calcext:value-type="float">
            <text:p>24.630529141</text:p>
          </table:table-cell>
          <table:table-cell/>
          <table:table-cell office:value-type="float" office:value="0.002835042" calcext:value-type="float">
            <text:p>0.002835042</text:p>
          </table:table-cell>
          <table:table-cell office:value-type="float" office:value="0.014990876" calcext:value-type="float">
            <text:p>0.014990876</text:p>
          </table:table-cell>
          <table:table-cell office:value-type="float" office:value="0.001706942" calcext:value-type="float">
            <text:p>0.0017069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5954" calcext:value-type="float">
            <text:p>0.0008859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2019-12-02 22:12:36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412467" calcext:value-type="float">
            <text:p>0.140412467</text:p>
          </table:table-cell>
          <table:table-cell office:value-type="float" office:value="0.199135566" calcext:value-type="float">
            <text:p>0.199135566</text:p>
          </table:table-cell>
          <table:table-cell office:value-type="float" office:value="0.135514752" calcext:value-type="float">
            <text:p>0.135514752</text:p>
          </table:table-cell>
          <table:table-cell office:value-type="float" office:value="5" calcext:value-type="float">
            <text:p>5</text:p>
          </table:table-cell>
          <table:table-cell office:value-type="float" office:value="0.131416336" calcext:value-type="float">
            <text:p>0.131416336</text:p>
          </table:table-cell>
          <table:table-cell/>
          <table:table-cell office:value-type="float" office:value="0.001147161" calcext:value-type="float">
            <text:p>0.001147161</text:p>
          </table:table-cell>
          <table:table-cell office:value-type="float" office:value="0.001626925" calcext:value-type="float">
            <text:p>0.001626925</text:p>
          </table:table-cell>
          <table:table-cell office:value-type="float" office:value="0.001107147" calcext:value-type="float">
            <text:p>0.0011071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63" calcext:value-type="float">
            <text:p>0.001073663</text:p>
          </table:table-cell>
          <table:table-cell/>
          <table:table-cell office:value-type="float" office:value="0.000108558" calcext:value-type="float">
            <text:p>0.000108558</text:p>
          </table:table-cell>
          <table:table-cell office:value-type="float" office:value="0.000588322" calcext:value-type="float">
            <text:p>0.000588322</text:p>
          </table:table-cell>
          <table:table-cell office:value-type="float" office:value="0.000068544" calcext:value-type="float">
            <text:p>6.85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6" calcext:value-type="float">
            <text:p>3.506E-05</text:p>
          </table:table-cell>
          <table:table-cell/>
          <table:table-cell office:value-type="float" office:value="24.62223841" calcext:value-type="float">
            <text:p>24.62223841</text:p>
          </table:table-cell>
          <table:table-cell office:value-type="float" office:value="24.634083218" calcext:value-type="float">
            <text:p>24.634083218</text:p>
          </table:table-cell>
          <table:table-cell office:value-type="float" office:value="24.621250505" calcext:value-type="float">
            <text:p>24.621250505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423824" calcext:value-type="float">
            <text:p>24.620423824</text:p>
          </table:table-cell>
          <table:table-cell/>
          <table:table-cell office:value-type="float" office:value="0.002751722" calcext:value-type="float">
            <text:p>0.002751722</text:p>
          </table:table-cell>
          <table:table-cell office:value-type="float" office:value="0.014912864" calcext:value-type="float">
            <text:p>0.014912864</text:p>
          </table:table-cell>
          <table:table-cell office:value-type="float" office:value="0.001737431" calcext:value-type="float">
            <text:p>0.0017374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867" calcext:value-type="float">
            <text:p>0.000888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2019-12-02 22:12:37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934007" calcext:value-type="float">
            <text:p>0.140934007</text:p>
          </table:table-cell>
          <table:table-cell office:value-type="float" office:value="0.199127817" calcext:value-type="float">
            <text:p>0.199127817</text:p>
          </table:table-cell>
          <table:table-cell office:value-type="float" office:value="0.135625021" calcext:value-type="float">
            <text:p>0.135625021</text:p>
          </table:table-cell>
          <table:table-cell office:value-type="float" office:value="5" calcext:value-type="float">
            <text:p>5</text:p>
          </table:table-cell>
          <table:table-cell office:value-type="float" office:value="0.131351367" calcext:value-type="float">
            <text:p>0.131351367</text:p>
          </table:table-cell>
          <table:table-cell/>
          <table:table-cell office:value-type="float" office:value="0.001151422" calcext:value-type="float">
            <text:p>0.001151422</text:p>
          </table:table-cell>
          <table:table-cell office:value-type="float" office:value="0.001626861" calcext:value-type="float">
            <text:p>0.001626861</text:p>
          </table:table-cell>
          <table:table-cell office:value-type="float" office:value="0.001108048" calcext:value-type="float">
            <text:p>0.0011080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132" calcext:value-type="float">
            <text:p>0.001073132</text:p>
          </table:table-cell>
          <table:table-cell/>
          <table:table-cell office:value-type="float" office:value="0.000112819" calcext:value-type="float">
            <text:p>0.000112819</text:p>
          </table:table-cell>
          <table:table-cell office:value-type="float" office:value="0.000588259" calcext:value-type="float">
            <text:p>0.000588259</text:p>
          </table:table-cell>
          <table:table-cell office:value-type="float" office:value="0.000069445" calcext:value-type="float">
            <text:p>6.94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529" calcext:value-type="float">
            <text:p>3.4529E-05</text:p>
          </table:table-cell>
          <table:table-cell/>
          <table:table-cell office:value-type="float" office:value="24.62739758" calcext:value-type="float">
            <text:p>24.62739758</text:p>
          </table:table-cell>
          <table:table-cell office:value-type="float" office:value="24.639135573" calcext:value-type="float">
            <text:p>24.639135573</text:p>
          </table:table-cell>
          <table:table-cell office:value-type="float" office:value="24.626326724" calcext:value-type="float">
            <text:p>24.626326724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647" calcext:value-type="float">
            <text:p>24.6254647</text:p>
          </table:table-cell>
          <table:table-cell/>
          <table:table-cell office:value-type="float" office:value="0.00285973" calcext:value-type="float">
            <text:p>0.00285973</text:p>
          </table:table-cell>
          <table:table-cell office:value-type="float" office:value="0.01491126" calcext:value-type="float">
            <text:p>0.01491126</text:p>
          </table:table-cell>
          <table:table-cell office:value-type="float" office:value="0.001760267" calcext:value-type="float">
            <text:p>0.0017602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5215" calcext:value-type="float">
            <text:p>0.0008752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2019-12-02 22:12:38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727179" calcext:value-type="float">
            <text:p>0.140727179</text:p>
          </table:table-cell>
          <table:table-cell office:value-type="float" office:value="0.198946619" calcext:value-type="float">
            <text:p>0.198946619</text:p>
          </table:table-cell>
          <table:table-cell office:value-type="float" office:value="0.135623829" calcext:value-type="float">
            <text:p>0.135623829</text:p>
          </table:table-cell>
          <table:table-cell office:value-type="float" office:value="5" calcext:value-type="float">
            <text:p>5</text:p>
          </table:table-cell>
          <table:table-cell office:value-type="float" office:value="0.131344215" calcext:value-type="float">
            <text:p>0.131344215</text:p>
          </table:table-cell>
          <table:table-cell/>
          <table:table-cell office:value-type="float" office:value="0.001149732" calcext:value-type="float">
            <text:p>0.001149732</text:p>
          </table:table-cell>
          <table:table-cell office:value-type="float" office:value="0.001625381" calcext:value-type="float">
            <text:p>0.001625381</text:p>
          </table:table-cell>
          <table:table-cell office:value-type="float" office:value="0.001108038" calcext:value-type="float">
            <text:p>0.0011080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074" calcext:value-type="float">
            <text:p>0.001073074</text:p>
          </table:table-cell>
          <table:table-cell/>
          <table:table-cell office:value-type="float" office:value="0.000111129" calcext:value-type="float">
            <text:p>0.000111129</text:p>
          </table:table-cell>
          <table:table-cell office:value-type="float" office:value="0.000586778" calcext:value-type="float">
            <text:p>0.000586778</text:p>
          </table:table-cell>
          <table:table-cell office:value-type="float" office:value="0.000069435" calcext:value-type="float">
            <text:p>6.94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471" calcext:value-type="float">
            <text:p>3.4471E-05</text:p>
          </table:table-cell>
          <table:table-cell/>
          <table:table-cell office:value-type="float" office:value="24.632409834" calcext:value-type="float">
            <text:p>24.632409834</text:p>
          </table:table-cell>
          <table:table-cell office:value-type="float" office:value="24.644152943" calcext:value-type="float">
            <text:p>24.644152943</text:p>
          </table:table-cell>
          <table:table-cell office:value-type="float" office:value="24.631380461" calcext:value-type="float">
            <text:p>24.631380461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17239" calcext:value-type="float">
            <text:p>24.630517239</text:p>
          </table:table-cell>
          <table:table-cell/>
          <table:table-cell office:value-type="float" office:value="0.002816897" calcext:value-type="float">
            <text:p>0.002816897</text:p>
          </table:table-cell>
          <table:table-cell office:value-type="float" office:value="0.014873735" calcext:value-type="float">
            <text:p>0.014873735</text:p>
          </table:table-cell>
          <table:table-cell office:value-type="float" office:value="0.00176002" calcext:value-type="float">
            <text:p>0.001760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3734" calcext:value-type="float">
            <text:p>0.0008737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2019-12-02 22:12:40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837448" calcext:value-type="float">
            <text:p>0.140837448</text:p>
          </table:table-cell>
          <table:table-cell office:value-type="float" office:value="0.198696875" calcext:value-type="float">
            <text:p>0.198696875</text:p>
          </table:table-cell>
          <table:table-cell office:value-type="float" office:value="0.135643498" calcext:value-type="float">
            <text:p>0.135643498</text:p>
          </table:table-cell>
          <table:table-cell office:value-type="float" office:value="5" calcext:value-type="float">
            <text:p>5</text:p>
          </table:table-cell>
          <table:table-cell office:value-type="float" office:value="0.131321565" calcext:value-type="float">
            <text:p>0.131321565</text:p>
          </table:table-cell>
          <table:table-cell/>
          <table:table-cell office:value-type="float" office:value="0.001150633" calcext:value-type="float">
            <text:p>0.001150633</text:p>
          </table:table-cell>
          <table:table-cell office:value-type="float" office:value="0.00162334" calcext:value-type="float">
            <text:p>0.00162334</text:p>
          </table:table-cell>
          <table:table-cell office:value-type="float" office:value="0.001108199" calcext:value-type="float">
            <text:p>0.0011081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89" calcext:value-type="float">
            <text:p>0.001072889</text:p>
          </table:table-cell>
          <table:table-cell/>
          <table:table-cell office:value-type="float" office:value="0.00011203" calcext:value-type="float">
            <text:p>0.00011203</text:p>
          </table:table-cell>
          <table:table-cell office:value-type="float" office:value="0.000584738" calcext:value-type="float">
            <text:p>0.000584738</text:p>
          </table:table-cell>
          <table:table-cell office:value-type="float" office:value="0.000069596" calcext:value-type="float">
            <text:p>6.95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286" calcext:value-type="float">
            <text:p>3.4286E-05</text:p>
          </table:table-cell>
          <table:table-cell/>
          <table:table-cell office:value-type="float" office:value="24.627378104" calcext:value-type="float">
            <text:p>24.627378104</text:p>
          </table:table-cell>
          <table:table-cell office:value-type="float" office:value="24.63904865" calcext:value-type="float">
            <text:p>24.63904865</text:p>
          </table:table-cell>
          <table:table-cell office:value-type="float" office:value="24.626330451" calcext:value-type="float">
            <text:p>24.626330451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58689" calcext:value-type="float">
            <text:p>24.625458689</text:p>
          </table:table-cell>
          <table:table-cell/>
          <table:table-cell office:value-type="float" office:value="0.002839733" calcext:value-type="float">
            <text:p>0.002839733</text:p>
          </table:table-cell>
          <table:table-cell office:value-type="float" office:value="0.014822015" calcext:value-type="float">
            <text:p>0.014822015</text:p>
          </table:table-cell>
          <table:table-cell office:value-type="float" office:value="0.001764094" calcext:value-type="float">
            <text:p>0.0017640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9043" calcext:value-type="float">
            <text:p>0.0008690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2019-12-02 22:12:41</text:p>
          </table:table-cell>
          <table:table-cell office:value-type="float" office:value="24.63472" calcext:value-type="float">
            <text:p>24.63472</text:p>
          </table:table-cell>
          <table:table-cell office:value-type="string" calcext:value-type="string">
            <text:p><text:s/></text:p>
          </table:table-cell>
          <table:table-cell office:value-type="float" office:value="0.140339749" calcext:value-type="float">
            <text:p>0.140339749</text:p>
          </table:table-cell>
          <table:table-cell office:value-type="float" office:value="0.198252821" calcext:value-type="float">
            <text:p>0.198252821</text:p>
          </table:table-cell>
          <table:table-cell office:value-type="float" office:value="0.135563628" calcext:value-type="float">
            <text:p>0.135563628</text:p>
          </table:table-cell>
          <table:table-cell office:value-type="float" office:value="5" calcext:value-type="float">
            <text:p>5</text:p>
          </table:table-cell>
          <table:table-cell office:value-type="float" office:value="0.131497995" calcext:value-type="float">
            <text:p>0.131497995</text:p>
          </table:table-cell>
          <table:table-cell/>
          <table:table-cell office:value-type="float" office:value="0.001146567" calcext:value-type="float">
            <text:p>0.001146567</text:p>
          </table:table-cell>
          <table:table-cell office:value-type="float" office:value="0.001619713" calcext:value-type="float">
            <text:p>0.001619713</text:p>
          </table:table-cell>
          <table:table-cell office:value-type="float" office:value="0.001107546" calcext:value-type="float">
            <text:p>0.0011075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33" calcext:value-type="float">
            <text:p>0.00107433</text:p>
          </table:table-cell>
          <table:table-cell/>
          <table:table-cell office:value-type="float" office:value="0.000107964" calcext:value-type="float">
            <text:p>0.000107964</text:p>
          </table:table-cell>
          <table:table-cell office:value-type="float" office:value="0.00058111" calcext:value-type="float">
            <text:p>0.00058111</text:p>
          </table:table-cell>
          <table:table-cell office:value-type="float" office:value="0.000068943" calcext:value-type="float">
            <text:p>6.89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727" calcext:value-type="float">
            <text:p>3.5727E-05</text:p>
          </table:table-cell>
          <table:table-cell/>
          <table:table-cell office:value-type="float" office:value="24.637385661" calcext:value-type="float">
            <text:p>24.637385661</text:p>
          </table:table-cell>
          <table:table-cell office:value-type="float" office:value="24.649066922" calcext:value-type="float">
            <text:p>24.649066922</text:p>
          </table:table-cell>
          <table:table-cell office:value-type="float" office:value="24.636422295" calcext:value-type="float">
            <text:p>24.636422295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635602238" calcext:value-type="float">
            <text:p>24.635602238</text:p>
          </table:table-cell>
          <table:table-cell/>
          <table:table-cell office:value-type="float" office:value="0.002736662" calcext:value-type="float">
            <text:p>0.002736662</text:p>
          </table:table-cell>
          <table:table-cell office:value-type="float" office:value="0.014730055" calcext:value-type="float">
            <text:p>0.014730055</text:p>
          </table:table-cell>
          <table:table-cell office:value-type="float" office:value="0.001747553" calcext:value-type="float">
            <text:p>0.0017475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5581" calcext:value-type="float">
            <text:p>0.00090558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019-12-02 22:12:42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800493" calcext:value-type="float">
            <text:p>0.140800493</text:p>
          </table:table-cell>
          <table:table-cell office:value-type="float" office:value="0.198215866" calcext:value-type="float">
            <text:p>0.198215866</text:p>
          </table:table-cell>
          <table:table-cell office:value-type="float" office:value="0.135461108" calcext:value-type="float">
            <text:p>0.135461108</text:p>
          </table:table-cell>
          <table:table-cell office:value-type="float" office:value="5" calcext:value-type="float">
            <text:p>5</text:p>
          </table:table-cell>
          <table:table-cell office:value-type="float" office:value="0.131475941" calcext:value-type="float">
            <text:p>0.131475941</text:p>
          </table:table-cell>
          <table:table-cell/>
          <table:table-cell office:value-type="float" office:value="0.001150331" calcext:value-type="float">
            <text:p>0.001150331</text:p>
          </table:table-cell>
          <table:table-cell office:value-type="float" office:value="0.001619411" calcext:value-type="float">
            <text:p>0.001619411</text:p>
          </table:table-cell>
          <table:table-cell office:value-type="float" office:value="0.001106708" calcext:value-type="float">
            <text:p>0.0011067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5" calcext:value-type="float">
            <text:p>0.00107415</text:p>
          </table:table-cell>
          <table:table-cell/>
          <table:table-cell office:value-type="float" office:value="0.000111728" calcext:value-type="float">
            <text:p>0.000111728</text:p>
          </table:table-cell>
          <table:table-cell office:value-type="float" office:value="0.000580808" calcext:value-type="float">
            <text:p>0.000580808</text:p>
          </table:table-cell>
          <table:table-cell office:value-type="float" office:value="0.000068106" calcext:value-type="float">
            <text:p>6.81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47" calcext:value-type="float">
            <text:p>3.5547E-05</text:p>
          </table:table-cell>
          <table:table-cell/>
          <table:table-cell office:value-type="float" office:value="24.62737065" calcext:value-type="float">
            <text:p>24.62737065</text:p>
          </table:table-cell>
          <table:table-cell office:value-type="float" office:value="24.638951629" calcext:value-type="float">
            <text:p>24.638951629</text:p>
          </table:table-cell>
          <table:table-cell office:value-type="float" office:value="24.626293662" calcext:value-type="float">
            <text:p>24.626293662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89828" calcext:value-type="float">
            <text:p>24.625489828</text:p>
          </table:table-cell>
          <table:table-cell/>
          <table:table-cell office:value-type="float" office:value="0.00283208" calcext:value-type="float">
            <text:p>0.00283208</text:p>
          </table:table-cell>
          <table:table-cell office:value-type="float" office:value="0.014722402" calcext:value-type="float">
            <text:p>0.014722402</text:p>
          </table:table-cell>
          <table:table-cell office:value-type="float" office:value="0.001726322" calcext:value-type="float">
            <text:p>0.0017263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014" calcext:value-type="float">
            <text:p>0.0009010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019-12-02 22:12:43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876787" calcext:value-type="float">
            <text:p>0.140876787</text:p>
          </table:table-cell>
          <table:table-cell office:value-type="float" office:value="0.1980901" calcext:value-type="float">
            <text:p>0.1980901</text:p>
          </table:table-cell>
          <table:table-cell office:value-type="float" office:value="0.13541402" calcext:value-type="float">
            <text:p>0.13541402</text:p>
          </table:table-cell>
          <table:table-cell office:value-type="float" office:value="5" calcext:value-type="float">
            <text:p>5</text:p>
          </table:table-cell>
          <table:table-cell office:value-type="float" office:value="0.131477133" calcext:value-type="float">
            <text:p>0.131477133</text:p>
          </table:table-cell>
          <table:table-cell/>
          <table:table-cell office:value-type="float" office:value="0.001150954" calcext:value-type="float">
            <text:p>0.001150954</text:p>
          </table:table-cell>
          <table:table-cell office:value-type="float" office:value="0.001618383" calcext:value-type="float">
            <text:p>0.001618383</text:p>
          </table:table-cell>
          <table:table-cell office:value-type="float" office:value="0.001106324" calcext:value-type="float">
            <text:p>0.0011063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6" calcext:value-type="float">
            <text:p>0.00107416</text:p>
          </table:table-cell>
          <table:table-cell/>
          <table:table-cell office:value-type="float" office:value="0.000112351" calcext:value-type="float">
            <text:p>0.000112351</text:p>
          </table:table-cell>
          <table:table-cell office:value-type="float" office:value="0.00057978" calcext:value-type="float">
            <text:p>0.00057978</text:p>
          </table:table-cell>
          <table:table-cell office:value-type="float" office:value="0.000067721" calcext:value-type="float">
            <text:p>6.77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57" calcext:value-type="float">
            <text:p>3.5557E-05</text:p>
          </table:table-cell>
          <table:table-cell/>
          <table:table-cell office:value-type="float" office:value="24.627386039" calcext:value-type="float">
            <text:p>24.627386039</text:p>
          </table:table-cell>
          <table:table-cell office:value-type="float" office:value="24.638926261" calcext:value-type="float">
            <text:p>24.638926261</text:p>
          </table:table-cell>
          <table:table-cell office:value-type="float" office:value="24.626284164" calcext:value-type="float">
            <text:p>24.626284164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90068" calcext:value-type="float">
            <text:p>24.625490068</text:p>
          </table:table-cell>
          <table:table-cell/>
          <table:table-cell office:value-type="float" office:value="0.00284788" calcext:value-type="float">
            <text:p>0.00284788</text:p>
          </table:table-cell>
          <table:table-cell office:value-type="float" office:value="0.014696357" calcext:value-type="float">
            <text:p>0.014696357</text:p>
          </table:table-cell>
          <table:table-cell office:value-type="float" office:value="0.00171657" calcext:value-type="float">
            <text:p>0.001716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261" calcext:value-type="float">
            <text:p>0.0009012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019-12-02 22:12:45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907781" calcext:value-type="float">
            <text:p>0.140907781</text:p>
          </table:table-cell>
          <table:table-cell office:value-type="float" office:value="0.19783678" calcext:value-type="float">
            <text:p>0.19783678</text:p>
          </table:table-cell>
          <table:table-cell office:value-type="float" office:value="0.134945528" calcext:value-type="float">
            <text:p>0.134945528</text:p>
          </table:table-cell>
          <table:table-cell office:value-type="float" office:value="5" calcext:value-type="float">
            <text:p>5</text:p>
          </table:table-cell>
          <table:table-cell office:value-type="float" office:value="0.131551639" calcext:value-type="float">
            <text:p>0.131551639</text:p>
          </table:table-cell>
          <table:table-cell/>
          <table:table-cell office:value-type="float" office:value="0.001151207" calcext:value-type="float">
            <text:p>0.001151207</text:p>
          </table:table-cell>
          <table:table-cell office:value-type="float" office:value="0.001616314" calcext:value-type="float">
            <text:p>0.001616314</text:p>
          </table:table-cell>
          <table:table-cell office:value-type="float" office:value="0.001102496" calcext:value-type="float">
            <text:p>0.0011024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768" calcext:value-type="float">
            <text:p>0.001074768</text:p>
          </table:table-cell>
          <table:table-cell/>
          <table:table-cell office:value-type="float" office:value="0.000112605" calcext:value-type="float">
            <text:p>0.000112605</text:p>
          </table:table-cell>
          <table:table-cell office:value-type="float" office:value="0.000577711" calcext:value-type="float">
            <text:p>0.000577711</text:p>
          </table:table-cell>
          <table:table-cell office:value-type="float" office:value="0.000063893" calcext:value-type="float">
            <text:p>6.38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166" calcext:value-type="float">
            <text:p>3.6166E-05</text:p>
          </table:table-cell>
          <table:table-cell/>
          <table:table-cell office:value-type="float" office:value="24.62739229" calcext:value-type="float">
            <text:p>24.62739229</text:p>
          </table:table-cell>
          <table:table-cell office:value-type="float" office:value="24.638875166" calcext:value-type="float">
            <text:p>24.638875166</text:p>
          </table:table-cell>
          <table:table-cell office:value-type="float" office:value="24.626189666" calcext:value-type="float">
            <text:p>24.626189666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505097" calcext:value-type="float">
            <text:p>24.625505097</text:p>
          </table:table-cell>
          <table:table-cell/>
          <table:table-cell office:value-type="float" office:value="0.002854299" calcext:value-type="float">
            <text:p>0.002854299</text:p>
          </table:table-cell>
          <table:table-cell office:value-type="float" office:value="0.014643897" calcext:value-type="float">
            <text:p>0.014643897</text:p>
          </table:table-cell>
          <table:table-cell office:value-type="float" office:value="0.001619548" calcext:value-type="float">
            <text:p>0.0016195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669" calcext:value-type="float">
            <text:p>0.000916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2019-12-02 22:12:46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998976" calcext:value-type="float">
            <text:p>0.140998976</text:p>
          </table:table-cell>
          <table:table-cell office:value-type="float" office:value="0.197613859" calcext:value-type="float">
            <text:p>0.197613859</text:p>
          </table:table-cell>
          <table:table-cell office:value-type="float" office:value="0.134346501" calcext:value-type="float">
            <text:p>0.134346501</text:p>
          </table:table-cell>
          <table:table-cell office:value-type="float" office:value="5" calcext:value-type="float">
            <text:p>5</text:p>
          </table:table-cell>
          <table:table-cell office:value-type="float" office:value="0.131844894" calcext:value-type="float">
            <text:p>0.131844894</text:p>
          </table:table-cell>
          <table:table-cell/>
          <table:table-cell office:value-type="float" office:value="0.001151952" calcext:value-type="float">
            <text:p>0.001151952</text:p>
          </table:table-cell>
          <table:table-cell office:value-type="float" office:value="0.001614492" calcext:value-type="float">
            <text:p>0.001614492</text:p>
          </table:table-cell>
          <table:table-cell office:value-type="float" office:value="0.001097602" calcext:value-type="float">
            <text:p>0.0010976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64" calcext:value-type="float">
            <text:p>0.001077164</text:p>
          </table:table-cell>
          <table:table-cell/>
          <table:table-cell office:value-type="float" office:value="0.00011335" calcext:value-type="float">
            <text:p>0.00011335</text:p>
          </table:table-cell>
          <table:table-cell office:value-type="float" office:value="0.00057589" calcext:value-type="float">
            <text:p>0.00057589</text:p>
          </table:table-cell>
          <table:table-cell office:value-type="float" office:value="0.000058999" calcext:value-type="float">
            <text:p>5.899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61" calcext:value-type="float">
            <text:p>3.8561E-05</text:p>
          </table:table-cell>
          <table:table-cell/>
          <table:table-cell office:value-type="float" office:value="24.632464657" calcext:value-type="float">
            <text:p>24.632464657</text:p>
          </table:table-cell>
          <table:table-cell office:value-type="float" office:value="24.643884121" calcext:value-type="float">
            <text:p>24.643884121</text:p>
          </table:table-cell>
          <table:table-cell office:value-type="float" office:value="24.631122817" calcext:value-type="float">
            <text:p>24.631122817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618229" calcext:value-type="float">
            <text:p>24.630618229</text:p>
          </table:table-cell>
          <table:table-cell/>
          <table:table-cell office:value-type="float" office:value="0.002873185" calcext:value-type="float">
            <text:p>0.002873185</text:p>
          </table:table-cell>
          <table:table-cell office:value-type="float" office:value="0.014597732" calcext:value-type="float">
            <text:p>0.014597732</text:p>
          </table:table-cell>
          <table:table-cell office:value-type="float" office:value="0.001495492" calcext:value-type="float">
            <text:p>0.0014954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7422" calcext:value-type="float">
            <text:p>0.0009774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2019-12-02 22:12:47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110437" calcext:value-type="float">
            <text:p>0.141110437</text:p>
          </table:table-cell>
          <table:table-cell office:value-type="float" office:value="0.197411799" calcext:value-type="float">
            <text:p>0.197411799</text:p>
          </table:table-cell>
          <table:table-cell office:value-type="float" office:value="0.133757011" calcext:value-type="float">
            <text:p>0.133757011</text:p>
          </table:table-cell>
          <table:table-cell office:value-type="float" office:value="5" calcext:value-type="float">
            <text:p>5</text:p>
          </table:table-cell>
          <table:table-cell office:value-type="float" office:value="0.131879465" calcext:value-type="float">
            <text:p>0.131879465</text:p>
          </table:table-cell>
          <table:table-cell/>
          <table:table-cell office:value-type="float" office:value="0.001152863" calcext:value-type="float">
            <text:p>0.001152863</text:p>
          </table:table-cell>
          <table:table-cell office:value-type="float" office:value="0.001612841" calcext:value-type="float">
            <text:p>0.001612841</text:p>
          </table:table-cell>
          <table:table-cell office:value-type="float" office:value="0.001092786" calcext:value-type="float">
            <text:p>0.0010927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47" calcext:value-type="float">
            <text:p>0.001077447</text:p>
          </table:table-cell>
          <table:table-cell/>
          <table:table-cell office:value-type="float" office:value="0.00011426" calcext:value-type="float">
            <text:p>0.00011426</text:p>
          </table:table-cell>
          <table:table-cell office:value-type="float" office:value="0.000574239" calcext:value-type="float">
            <text:p>0.000574239</text:p>
          </table:table-cell>
          <table:table-cell office:value-type="float" office:value="0.000054183" calcext:value-type="float">
            <text:p>5.41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44" calcext:value-type="float">
            <text:p>3.8844E-05</text:p>
          </table:table-cell>
          <table:table-cell/>
          <table:table-cell office:value-type="float" office:value="24.642595084" calcext:value-type="float">
            <text:p>24.642595084</text:p>
          </table:table-cell>
          <table:table-cell office:value-type="float" office:value="24.653951207" calcext:value-type="float">
            <text:p>24.653951207</text:p>
          </table:table-cell>
          <table:table-cell office:value-type="float" office:value="24.641111872" calcext:value-type="float">
            <text:p>24.641111872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733164" calcext:value-type="float">
            <text:p>24.640733164</text:p>
          </table:table-cell>
          <table:table-cell/>
          <table:table-cell office:value-type="float" office:value="0.002896267" calcext:value-type="float">
            <text:p>0.002896267</text:p>
          </table:table-cell>
          <table:table-cell office:value-type="float" office:value="0.014555887" calcext:value-type="float">
            <text:p>0.014555887</text:p>
          </table:table-cell>
          <table:table-cell office:value-type="float" office:value="0.001373412" calcext:value-type="float">
            <text:p>0.0013734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4581" calcext:value-type="float">
            <text:p>0.0009845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2019-12-02 22:12:48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913742" calcext:value-type="float">
            <text:p>0.140913742</text:p>
          </table:table-cell>
          <table:table-cell office:value-type="float" office:value="0.197042846" calcext:value-type="float">
            <text:p>0.197042846</text:p>
          </table:table-cell>
          <table:table-cell office:value-type="float" office:value="0.133846418" calcext:value-type="float">
            <text:p>0.133846418</text:p>
          </table:table-cell>
          <table:table-cell office:value-type="float" office:value="5" calcext:value-type="float">
            <text:p>5</text:p>
          </table:table-cell>
          <table:table-cell office:value-type="float" office:value="0.131972448" calcext:value-type="float">
            <text:p>0.131972448</text:p>
          </table:table-cell>
          <table:table-cell/>
          <table:table-cell office:value-type="float" office:value="0.001151256" calcext:value-type="float">
            <text:p>0.001151256</text:p>
          </table:table-cell>
          <table:table-cell office:value-type="float" office:value="0.001609827" calcext:value-type="float">
            <text:p>0.001609827</text:p>
          </table:table-cell>
          <table:table-cell office:value-type="float" office:value="0.001093516" calcext:value-type="float">
            <text:p>0.0010935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206" calcext:value-type="float">
            <text:p>0.001078206</text:p>
          </table:table-cell>
          <table:table-cell/>
          <table:table-cell office:value-type="float" office:value="0.000112653" calcext:value-type="float">
            <text:p>0.000112653</text:p>
          </table:table-cell>
          <table:table-cell office:value-type="float" office:value="0.000571224" calcext:value-type="float">
            <text:p>0.000571224</text:p>
          </table:table-cell>
          <table:table-cell office:value-type="float" office:value="0.000054914" calcext:value-type="float">
            <text:p>5.49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604" calcext:value-type="float">
            <text:p>3.9604E-05</text:p>
          </table:table-cell>
          <table:table-cell/>
          <table:table-cell office:value-type="float" office:value="24.632447465" calcext:value-type="float">
            <text:p>24.632447465</text:p>
          </table:table-cell>
          <table:table-cell office:value-type="float" office:value="24.643768946" calcext:value-type="float">
            <text:p>24.643768946</text:p>
          </table:table-cell>
          <table:table-cell office:value-type="float" office:value="24.631021947" calcext:value-type="float">
            <text:p>24.631021947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643957" calcext:value-type="float">
            <text:p>24.630643957</text:p>
          </table:table-cell>
          <table:table-cell/>
          <table:table-cell office:value-type="float" office:value="0.002855533" calcext:value-type="float">
            <text:p>0.002855533</text:p>
          </table:table-cell>
          <table:table-cell office:value-type="float" office:value="0.01447948" calcext:value-type="float">
            <text:p>0.01447948</text:p>
          </table:table-cell>
          <table:table-cell office:value-type="float" office:value="0.001391928" calcext:value-type="float">
            <text:p>0.0013919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003838" calcext:value-type="float">
            <text:p>0.0010038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2019-12-02 22:12:50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178982" calcext:value-type="float">
            <text:p>0.141178982</text:p>
          </table:table-cell>
          <table:table-cell office:value-type="float" office:value="0.197277689" calcext:value-type="float">
            <text:p>0.197277689</text:p>
          </table:table-cell>
          <table:table-cell office:value-type="float" office:value="0.134675519" calcext:value-type="float">
            <text:p>0.134675519</text:p>
          </table:table-cell>
          <table:table-cell office:value-type="float" office:value="5" calcext:value-type="float">
            <text:p>5</text:p>
          </table:table-cell>
          <table:table-cell office:value-type="float" office:value="0.131672636" calcext:value-type="float">
            <text:p>0.131672636</text:p>
          </table:table-cell>
          <table:table-cell/>
          <table:table-cell office:value-type="float" office:value="0.001153423" calcext:value-type="float">
            <text:p>0.001153423</text:p>
          </table:table-cell>
          <table:table-cell office:value-type="float" office:value="0.001611746" calcext:value-type="float">
            <text:p>0.001611746</text:p>
          </table:table-cell>
          <table:table-cell office:value-type="float" office:value="0.00110029" calcext:value-type="float">
            <text:p>0.001100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57" calcext:value-type="float">
            <text:p>0.001075757</text:p>
          </table:table-cell>
          <table:table-cell/>
          <table:table-cell office:value-type="float" office:value="0.00011482" calcext:value-type="float">
            <text:p>0.00011482</text:p>
          </table:table-cell>
          <table:table-cell office:value-type="float" office:value="0.000573143" calcext:value-type="float">
            <text:p>0.000573143</text:p>
          </table:table-cell>
          <table:table-cell office:value-type="float" office:value="0.000061687" calcext:value-type="float">
            <text:p>6.16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54" calcext:value-type="float">
            <text:p>3.7154E-05</text:p>
          </table:table-cell>
          <table:table-cell/>
          <table:table-cell office:value-type="float" office:value="24.64260891" calcext:value-type="float">
            <text:p>24.64260891</text:p>
          </table:table-cell>
          <table:table-cell office:value-type="float" office:value="24.653924156" calcext:value-type="float">
            <text:p>24.653924156</text:p>
          </table:table-cell>
          <table:table-cell office:value-type="float" office:value="24.641297138" calcext:value-type="float">
            <text:p>24.641297138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91446" calcext:value-type="float">
            <text:p>24.640691446</text:p>
          </table:table-cell>
          <table:table-cell/>
          <table:table-cell office:value-type="float" office:value="0.002910463" calcext:value-type="float">
            <text:p>0.002910463</text:p>
          </table:table-cell>
          <table:table-cell office:value-type="float" office:value="0.014528114" calcext:value-type="float">
            <text:p>0.014528114</text:p>
          </table:table-cell>
          <table:table-cell office:value-type="float" office:value="0.00156363" calcext:value-type="float">
            <text:p>0.001563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1748" calcext:value-type="float">
            <text:p>0.0009417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019-12-02 22:12:51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1212957" calcext:value-type="float">
            <text:p>0.141212957</text:p>
          </table:table-cell>
          <table:table-cell office:value-type="float" office:value="0.19709053" calcext:value-type="float">
            <text:p>0.19709053</text:p>
          </table:table-cell>
          <table:table-cell office:value-type="float" office:value="0.135142223" calcext:value-type="float">
            <text:p>0.135142223</text:p>
          </table:table-cell>
          <table:table-cell office:value-type="float" office:value="5" calcext:value-type="float">
            <text:p>5</text:p>
          </table:table-cell>
          <table:table-cell office:value-type="float" office:value="0.131497995" calcext:value-type="float">
            <text:p>0.131497995</text:p>
          </table:table-cell>
          <table:table-cell/>
          <table:table-cell office:value-type="float" office:value="0.001153701" calcext:value-type="float">
            <text:p>0.001153701</text:p>
          </table:table-cell>
          <table:table-cell office:value-type="float" office:value="0.001610217" calcext:value-type="float">
            <text:p>0.001610217</text:p>
          </table:table-cell>
          <table:table-cell office:value-type="float" office:value="0.001104103" calcext:value-type="float">
            <text:p>0.0011041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33" calcext:value-type="float">
            <text:p>0.00107433</text:p>
          </table:table-cell>
          <table:table-cell/>
          <table:table-cell office:value-type="float" office:value="0.000115098" calcext:value-type="float">
            <text:p>0.000115098</text:p>
          </table:table-cell>
          <table:table-cell office:value-type="float" office:value="0.000571614" calcext:value-type="float">
            <text:p>0.000571614</text:p>
          </table:table-cell>
          <table:table-cell office:value-type="float" office:value="0.0000655" calcext:value-type="float">
            <text:p>6.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727" calcext:value-type="float">
            <text:p>3.5727E-05</text:p>
          </table:table-cell>
          <table:table-cell/>
          <table:table-cell office:value-type="float" office:value="24.632507818" calcext:value-type="float">
            <text:p>24.632507818</text:p>
          </table:table-cell>
          <table:table-cell office:value-type="float" office:value="24.643778564" calcext:value-type="float">
            <text:p>24.643778564</text:p>
          </table:table-cell>
          <table:table-cell office:value-type="float" office:value="24.631283318" calcext:value-type="float">
            <text:p>24.631283318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48257" calcext:value-type="float">
            <text:p>24.630548257</text:p>
          </table:table-cell>
          <table:table-cell/>
          <table:table-cell office:value-type="float" office:value="0.002917499" calcext:value-type="float">
            <text:p>0.002917499</text:p>
          </table:table-cell>
          <table:table-cell office:value-type="float" office:value="0.014489355" calcext:value-type="float">
            <text:p>0.014489355</text:p>
          </table:table-cell>
          <table:table-cell office:value-type="float" office:value="0.001660282" calcext:value-type="float">
            <text:p>0.0016602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5581" calcext:value-type="float">
            <text:p>0.0009055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2019-12-02 22:12:52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143816" calcext:value-type="float">
            <text:p>0.141143816</text:p>
          </table:table-cell>
          <table:table-cell office:value-type="float" office:value="0.196935558" calcext:value-type="float">
            <text:p>0.196935558</text:p>
          </table:table-cell>
          <table:table-cell office:value-type="float" office:value="0.135628001" calcext:value-type="float">
            <text:p>0.135628001</text:p>
          </table:table-cell>
          <table:table-cell office:value-type="float" office:value="5" calcext:value-type="float">
            <text:p>5</text:p>
          </table:table-cell>
          <table:table-cell office:value-type="float" office:value="0.131347791" calcext:value-type="float">
            <text:p>0.131347791</text:p>
          </table:table-cell>
          <table:table-cell/>
          <table:table-cell office:value-type="float" office:value="0.001153136" calcext:value-type="float">
            <text:p>0.001153136</text:p>
          </table:table-cell>
          <table:table-cell office:value-type="float" office:value="0.001608951" calcext:value-type="float">
            <text:p>0.001608951</text:p>
          </table:table-cell>
          <table:table-cell office:value-type="float" office:value="0.001108072" calcext:value-type="float">
            <text:p>0.0011080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103" calcext:value-type="float">
            <text:p>0.001073103</text:p>
          </table:table-cell>
          <table:table-cell/>
          <table:table-cell office:value-type="float" office:value="0.000114533" calcext:value-type="float">
            <text:p>0.000114533</text:p>
          </table:table-cell>
          <table:table-cell office:value-type="float" office:value="0.000570348" calcext:value-type="float">
            <text:p>0.000570348</text:p>
          </table:table-cell>
          <table:table-cell office:value-type="float" office:value="0.000069469" calcext:value-type="float">
            <text:p>6.94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5" calcext:value-type="float">
            <text:p>3.45E-05</text:p>
          </table:table-cell>
          <table:table-cell/>
          <table:table-cell office:value-type="float" office:value="24.642601817" calcext:value-type="float">
            <text:p>24.642601817</text:p>
          </table:table-cell>
          <table:table-cell office:value-type="float" office:value="24.653855148" calcext:value-type="float">
            <text:p>24.653855148</text:p>
          </table:table-cell>
          <table:table-cell office:value-type="float" office:value="24.641489257" calcext:value-type="float">
            <text:p>24.641489257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25923" calcext:value-type="float">
            <text:p>24.640625923</text:p>
          </table:table-cell>
          <table:table-cell/>
          <table:table-cell office:value-type="float" office:value="0.00290318" calcext:value-type="float">
            <text:p>0.00290318</text:p>
          </table:table-cell>
          <table:table-cell office:value-type="float" office:value="0.014457261" calcext:value-type="float">
            <text:p>0.014457261</text:p>
          </table:table-cell>
          <table:table-cell office:value-type="float" office:value="0.001760884" calcext:value-type="float">
            <text:p>0.0017608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4474" calcext:value-type="float">
            <text:p>0.0008744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019-12-02 22:12:54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1175406" calcext:value-type="float">
            <text:p>0.141175406</text:p>
          </table:table-cell>
          <table:table-cell office:value-type="float" office:value="0.19657793" calcext:value-type="float">
            <text:p>0.19657793</text:p>
          </table:table-cell>
          <table:table-cell office:value-type="float" office:value="0.135209577" calcext:value-type="float">
            <text:p>0.135209577</text:p>
          </table:table-cell>
          <table:table-cell office:value-type="float" office:value="5" calcext:value-type="float">
            <text:p>5</text:p>
          </table:table-cell>
          <table:table-cell office:value-type="float" office:value="0.131476537" calcext:value-type="float">
            <text:p>0.131476537</text:p>
          </table:table-cell>
          <table:table-cell/>
          <table:table-cell office:value-type="float" office:value="0.001153394" calcext:value-type="float">
            <text:p>0.001153394</text:p>
          </table:table-cell>
          <table:table-cell office:value-type="float" office:value="0.001606029" calcext:value-type="float">
            <text:p>0.001606029</text:p>
          </table:table-cell>
          <table:table-cell office:value-type="float" office:value="0.001104653" calcext:value-type="float">
            <text:p>0.0011046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55" calcext:value-type="float">
            <text:p>0.001074155</text:p>
          </table:table-cell>
          <table:table-cell/>
          <table:table-cell office:value-type="float" office:value="0.000114791" calcext:value-type="float">
            <text:p>0.000114791</text:p>
          </table:table-cell>
          <table:table-cell office:value-type="float" office:value="0.000567426" calcext:value-type="float">
            <text:p>0.000567426</text:p>
          </table:table-cell>
          <table:table-cell office:value-type="float" office:value="0.000066051" calcext:value-type="float">
            <text:p>6.60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52" calcext:value-type="float">
            <text:p>3.5552E-05</text:p>
          </table:table-cell>
          <table:table-cell/>
          <table:table-cell office:value-type="float" office:value="24.627446272" calcext:value-type="float">
            <text:p>24.627446272</text:p>
          </table:table-cell>
          <table:table-cell office:value-type="float" office:value="24.63862125" calcext:value-type="float">
            <text:p>24.63862125</text:p>
          </table:table-cell>
          <table:table-cell office:value-type="float" office:value="24.626242926" calcext:value-type="float">
            <text:p>24.626242926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89948" calcext:value-type="float">
            <text:p>24.625489948</text:p>
          </table:table-cell>
          <table:table-cell/>
          <table:table-cell office:value-type="float" office:value="0.002909722" calcext:value-type="float">
            <text:p>0.002909722</text:p>
          </table:table-cell>
          <table:table-cell office:value-type="float" office:value="0.0143832" calcext:value-type="float">
            <text:p>0.0143832</text:p>
          </table:table-cell>
          <table:table-cell office:value-type="float" office:value="0.001674231" calcext:value-type="float">
            <text:p>0.0016742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137" calcext:value-type="float">
            <text:p>0.0009011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019-12-02 22:12:55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034739" calcext:value-type="float">
            <text:p>0.141034739</text:p>
          </table:table-cell>
          <table:table-cell office:value-type="float" office:value="0.196353817" calcext:value-type="float">
            <text:p>0.196353817</text:p>
          </table:table-cell>
          <table:table-cell office:value-type="float" office:value="0.134747044" calcext:value-type="float">
            <text:p>0.134747044</text:p>
          </table:table-cell>
          <table:table-cell office:value-type="float" office:value="5" calcext:value-type="float">
            <text:p>5</text:p>
          </table:table-cell>
          <table:table-cell office:value-type="float" office:value="0.131627933" calcext:value-type="float">
            <text:p>0.131627933</text:p>
          </table:table-cell>
          <table:table-cell/>
          <table:table-cell office:value-type="float" office:value="0.001152245" calcext:value-type="float">
            <text:p>0.001152245</text:p>
          </table:table-cell>
          <table:table-cell office:value-type="float" office:value="0.001604198" calcext:value-type="float">
            <text:p>0.001604198</text:p>
          </table:table-cell>
          <table:table-cell office:value-type="float" office:value="0.001100875" calcext:value-type="float">
            <text:p>0.0011008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92" calcext:value-type="float">
            <text:p>0.001075392</text:p>
          </table:table-cell>
          <table:table-cell/>
          <table:table-cell office:value-type="float" office:value="0.000113642" calcext:value-type="float">
            <text:p>0.000113642</text:p>
          </table:table-cell>
          <table:table-cell office:value-type="float" office:value="0.000565595" calcext:value-type="float">
            <text:p>0.000565595</text:p>
          </table:table-cell>
          <table:table-cell office:value-type="float" office:value="0.000062272" calcext:value-type="float">
            <text:p>6.22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89" calcext:value-type="float">
            <text:p>3.6789E-05</text:p>
          </table:table-cell>
          <table:table-cell/>
          <table:table-cell office:value-type="float" office:value="24.642579816" calcext:value-type="float">
            <text:p>24.642579816</text:p>
          </table:table-cell>
          <table:table-cell office:value-type="float" office:value="24.65373781" calcext:value-type="float">
            <text:p>24.65373781</text:p>
          </table:table-cell>
          <table:table-cell office:value-type="float" office:value="24.641311565" calcext:value-type="float">
            <text:p>24.641311565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82429" calcext:value-type="float">
            <text:p>24.640682429</text:p>
          </table:table-cell>
          <table:table-cell/>
          <table:table-cell office:value-type="float" office:value="0.002880591" calcext:value-type="float">
            <text:p>0.002880591</text:p>
          </table:table-cell>
          <table:table-cell office:value-type="float" office:value="0.014336788" calcext:value-type="float">
            <text:p>0.014336788</text:p>
          </table:table-cell>
          <table:table-cell office:value-type="float" office:value="0.001578443" calcext:value-type="float">
            <text:p>0.0015784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249" calcext:value-type="float">
            <text:p>0.0009324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019-12-02 22:12:56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225474" calcext:value-type="float">
            <text:p>0.141225474</text:p>
          </table:table-cell>
          <table:table-cell office:value-type="float" office:value="0.196118974" calcext:value-type="float">
            <text:p>0.196118974</text:p>
          </table:table-cell>
          <table:table-cell office:value-type="float" office:value="0.133863703" calcext:value-type="float">
            <text:p>0.133863703</text:p>
          </table:table-cell>
          <table:table-cell office:value-type="float" office:value="5" calcext:value-type="float">
            <text:p>5</text:p>
          </table:table-cell>
          <table:table-cell office:value-type="float" office:value="0.131875292" calcext:value-type="float">
            <text:p>0.131875292</text:p>
          </table:table-cell>
          <table:table-cell/>
          <table:table-cell office:value-type="float" office:value="0.001153803" calcext:value-type="float">
            <text:p>0.001153803</text:p>
          </table:table-cell>
          <table:table-cell office:value-type="float" office:value="0.001602279" calcext:value-type="float">
            <text:p>0.001602279</text:p>
          </table:table-cell>
          <table:table-cell office:value-type="float" office:value="0.001093658" calcext:value-type="float">
            <text:p>0.0010936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13" calcext:value-type="float">
            <text:p>0.001077413</text:p>
          </table:table-cell>
          <table:table-cell/>
          <table:table-cell office:value-type="float" office:value="0.0001152" calcext:value-type="float">
            <text:p>0.0001152</text:p>
          </table:table-cell>
          <table:table-cell office:value-type="float" office:value="0.000563676" calcext:value-type="float">
            <text:p>0.000563676</text:p>
          </table:table-cell>
          <table:table-cell office:value-type="float" office:value="0.000055055" calcext:value-type="float">
            <text:p>5.50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1" calcext:value-type="float">
            <text:p>3.881E-05</text:p>
          </table:table-cell>
          <table:table-cell/>
          <table:table-cell office:value-type="float" office:value="24.642618288" calcext:value-type="float">
            <text:p>24.642618288</text:p>
          </table:table-cell>
          <table:table-cell office:value-type="float" office:value="24.653690442" calcext:value-type="float">
            <text:p>24.653690442</text:p>
          </table:table-cell>
          <table:table-cell office:value-type="float" office:value="24.641133392" calcext:value-type="float">
            <text:p>24.641133392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732322" calcext:value-type="float">
            <text:p>24.640732322</text:p>
          </table:table-cell>
          <table:table-cell/>
          <table:table-cell office:value-type="float" office:value="0.002920091" calcext:value-type="float">
            <text:p>0.002920091</text:p>
          </table:table-cell>
          <table:table-cell office:value-type="float" office:value="0.014288154" calcext:value-type="float">
            <text:p>0.014288154</text:p>
          </table:table-cell>
          <table:table-cell office:value-type="float" office:value="0.001395507" calcext:value-type="float">
            <text:p>0.0013955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3717" calcext:value-type="float">
            <text:p>0.0009837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2019-12-02 22:12:57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1173618" calcext:value-type="float">
            <text:p>0.141173618</text:p>
          </table:table-cell>
          <table:table-cell office:value-type="float" office:value="0.195992612" calcext:value-type="float">
            <text:p>0.195992612</text:p>
          </table:table-cell>
          <table:table-cell office:value-type="float" office:value="0.133864896" calcext:value-type="float">
            <text:p>0.133864896</text:p>
          </table:table-cell>
          <table:table-cell office:value-type="float" office:value="5" calcext:value-type="float">
            <text:p>5</text:p>
          </table:table-cell>
          <table:table-cell office:value-type="float" office:value="0.131886021" calcext:value-type="float">
            <text:p>0.131886021</text:p>
          </table:table-cell>
          <table:table-cell/>
          <table:table-cell office:value-type="float" office:value="0.001153379" calcext:value-type="float">
            <text:p>0.001153379</text:p>
          </table:table-cell>
          <table:table-cell office:value-type="float" office:value="0.001601247" calcext:value-type="float">
            <text:p>0.001601247</text:p>
          </table:table-cell>
          <table:table-cell office:value-type="float" office:value="0.001093667" calcext:value-type="float">
            <text:p>0.0010936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5" calcext:value-type="float">
            <text:p>0.0010775</text:p>
          </table:table-cell>
          <table:table-cell/>
          <table:table-cell office:value-type="float" office:value="0.000114776" calcext:value-type="float">
            <text:p>0.000114776</text:p>
          </table:table-cell>
          <table:table-cell office:value-type="float" office:value="0.000562644" calcext:value-type="float">
            <text:p>0.000562644</text:p>
          </table:table-cell>
          <table:table-cell office:value-type="float" office:value="0.000055065" calcext:value-type="float">
            <text:p>5.50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97" calcext:value-type="float">
            <text:p>3.8897E-05</text:p>
          </table:table-cell>
          <table:table-cell/>
          <table:table-cell office:value-type="float" office:value="24.627445911" calcext:value-type="float">
            <text:p>24.627445911</text:p>
          </table:table-cell>
          <table:table-cell office:value-type="float" office:value="24.638503189" calcext:value-type="float">
            <text:p>24.638503189</text:p>
          </table:table-cell>
          <table:table-cell office:value-type="float" office:value="24.625971696" calcext:value-type="float">
            <text:p>24.625971696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572544" calcext:value-type="float">
            <text:p>24.625572544</text:p>
          </table:table-cell>
          <table:table-cell/>
          <table:table-cell office:value-type="float" office:value="0.002909352" calcext:value-type="float">
            <text:p>0.002909352</text:p>
          </table:table-cell>
          <table:table-cell office:value-type="float" office:value="0.014261985" calcext:value-type="float">
            <text:p>0.014261985</text:p>
          </table:table-cell>
          <table:table-cell office:value-type="float" office:value="0.001395754" calcext:value-type="float">
            <text:p>0.0013957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5939" calcext:value-type="float">
            <text:p>0.00098593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019-12-02 22:12:59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115216" calcext:value-type="float">
            <text:p>0.14115216</text:p>
          </table:table-cell>
          <table:table-cell office:value-type="float" office:value="0.19590857" calcext:value-type="float">
            <text:p>0.19590857</text:p>
          </table:table-cell>
          <table:table-cell office:value-type="float" office:value="0.134071724" calcext:value-type="float">
            <text:p>0.134071724</text:p>
          </table:table-cell>
          <table:table-cell office:value-type="float" office:value="5" calcext:value-type="float">
            <text:p>5</text:p>
          </table:table-cell>
          <table:table-cell office:value-type="float" office:value="0.131799594" calcext:value-type="float">
            <text:p>0.131799594</text:p>
          </table:table-cell>
          <table:table-cell/>
          <table:table-cell office:value-type="float" office:value="0.001153204" calcext:value-type="float">
            <text:p>0.001153204</text:p>
          </table:table-cell>
          <table:table-cell office:value-type="float" office:value="0.00160056" calcext:value-type="float">
            <text:p>0.00160056</text:p>
          </table:table-cell>
          <table:table-cell office:value-type="float" office:value="0.001095357" calcext:value-type="float">
            <text:p>0.0010953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794" calcext:value-type="float">
            <text:p>0.001076794</text:p>
          </table:table-cell>
          <table:table-cell/>
          <table:table-cell office:value-type="float" office:value="0.000114601" calcext:value-type="float">
            <text:p>0.000114601</text:p>
          </table:table-cell>
          <table:table-cell office:value-type="float" office:value="0.000561957" calcext:value-type="float">
            <text:p>0.000561957</text:p>
          </table:table-cell>
          <table:table-cell office:value-type="float" office:value="0.000056754" calcext:value-type="float">
            <text:p>5.67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191" calcext:value-type="float">
            <text:p>3.8191E-05</text:p>
          </table:table-cell>
          <table:table-cell/>
          <table:table-cell office:value-type="float" office:value="24.6426035" calcext:value-type="float">
            <text:p>24.6426035</text:p>
          </table:table-cell>
          <table:table-cell office:value-type="float" office:value="24.653648003" calcext:value-type="float">
            <text:p>24.653648003</text:p>
          </table:table-cell>
          <table:table-cell office:value-type="float" office:value="24.64117535" calcext:value-type="float">
            <text:p>24.64117535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717053" calcext:value-type="float">
            <text:p>24.640717053</text:p>
          </table:table-cell>
          <table:table-cell/>
          <table:table-cell office:value-type="float" office:value="0.002904908" calcext:value-type="float">
            <text:p>0.002904908</text:p>
          </table:table-cell>
          <table:table-cell office:value-type="float" office:value="0.014244581" calcext:value-type="float">
            <text:p>0.014244581</text:p>
          </table:table-cell>
          <table:table-cell office:value-type="float" office:value="0.001438587" calcext:value-type="float">
            <text:p>0.0014385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8041" calcext:value-type="float">
            <text:p>0.0009680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2019-12-02 22:13:00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1112225" calcext:value-type="float">
            <text:p>0.141112225</text:p>
          </table:table-cell>
          <table:table-cell office:value-type="float" office:value="0.1957834" calcext:value-type="float">
            <text:p>0.1957834</text:p>
          </table:table-cell>
          <table:table-cell office:value-type="float" office:value="0.134178416" calcext:value-type="float">
            <text:p>0.134178416</text:p>
          </table:table-cell>
          <table:table-cell office:value-type="float" office:value="5" calcext:value-type="float">
            <text:p>5</text:p>
          </table:table-cell>
          <table:table-cell office:value-type="float" office:value="0.131796614" calcext:value-type="float">
            <text:p>0.131796614</text:p>
          </table:table-cell>
          <table:table-cell/>
          <table:table-cell office:value-type="float" office:value="0.001152878" calcext:value-type="float">
            <text:p>0.001152878</text:p>
          </table:table-cell>
          <table:table-cell office:value-type="float" office:value="0.001599538" calcext:value-type="float">
            <text:p>0.001599538</text:p>
          </table:table-cell>
          <table:table-cell office:value-type="float" office:value="0.001096229" calcext:value-type="float">
            <text:p>0.0010962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77" calcext:value-type="float">
            <text:p>0.00107677</text:p>
          </table:table-cell>
          <table:table-cell/>
          <table:table-cell office:value-type="float" office:value="0.000114275" calcext:value-type="float">
            <text:p>0.000114275</text:p>
          </table:table-cell>
          <table:table-cell office:value-type="float" office:value="0.000560935" calcext:value-type="float">
            <text:p>0.000560935</text:p>
          </table:table-cell>
          <table:table-cell office:value-type="float" office:value="0.000057626" calcext:value-type="float">
            <text:p>5.76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167" calcext:value-type="float">
            <text:p>3.8167E-05</text:p>
          </table:table-cell>
          <table:table-cell/>
          <table:table-cell office:value-type="float" office:value="24.6324875" calcext:value-type="float">
            <text:p>24.6324875</text:p>
          </table:table-cell>
          <table:table-cell office:value-type="float" office:value="24.643514912" calcext:value-type="float">
            <text:p>24.643514912</text:p>
          </table:table-cell>
          <table:table-cell office:value-type="float" office:value="24.631088913" calcext:value-type="float">
            <text:p>24.631088913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60849" calcext:value-type="float">
            <text:p>24.63060849</text:p>
          </table:table-cell>
          <table:table-cell/>
          <table:table-cell office:value-type="float" office:value="0.002896638" calcext:value-type="float">
            <text:p>0.002896638</text:p>
          </table:table-cell>
          <table:table-cell office:value-type="float" office:value="0.014218659" calcext:value-type="float">
            <text:p>0.014218659</text:p>
          </table:table-cell>
          <table:table-cell office:value-type="float" office:value="0.001460683" calcext:value-type="float">
            <text:p>0.0014606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7424" calcext:value-type="float">
            <text:p>0.0009674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2019-12-02 22:13:01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644329" calcext:value-type="float">
            <text:p>0.140644329</text:p>
          </table:table-cell>
          <table:table-cell office:value-type="float" office:value="0.195761942" calcext:value-type="float">
            <text:p>0.195761942</text:p>
          </table:table-cell>
          <table:table-cell office:value-type="float" office:value="0.13569297" calcext:value-type="float">
            <text:p>0.13569297</text:p>
          </table:table-cell>
          <table:table-cell office:value-type="float" office:value="5" calcext:value-type="float">
            <text:p>5</text:p>
          </table:table-cell>
          <table:table-cell office:value-type="float" office:value="0.131336466" calcext:value-type="float">
            <text:p>0.131336466</text:p>
          </table:table-cell>
          <table:table-cell/>
          <table:table-cell office:value-type="float" office:value="0.001149055" calcext:value-type="float">
            <text:p>0.001149055</text:p>
          </table:table-cell>
          <table:table-cell office:value-type="float" office:value="0.001599362" calcext:value-type="float">
            <text:p>0.001599362</text:p>
          </table:table-cell>
          <table:table-cell office:value-type="float" office:value="0.001108603" calcext:value-type="float">
            <text:p>0.0011086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01" calcext:value-type="float">
            <text:p>0.00107301</text:p>
          </table:table-cell>
          <table:table-cell/>
          <table:table-cell office:value-type="float" office:value="0.000110452" calcext:value-type="float">
            <text:p>0.000110452</text:p>
          </table:table-cell>
          <table:table-cell office:value-type="float" office:value="0.00056076" calcext:value-type="float">
            <text:p>0.0005607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408" calcext:value-type="float">
            <text:p>3.4408E-05</text:p>
          </table:table-cell>
          <table:table-cell/>
          <table:table-cell office:value-type="float" office:value="24.642501069" calcext:value-type="float">
            <text:p>24.642501069</text:p>
          </table:table-cell>
          <table:table-cell office:value-type="float" office:value="24.653618428" calcext:value-type="float">
            <text:p>24.653618428</text:p>
          </table:table-cell>
          <table:table-cell office:value-type="float" office:value="24.641502362" calcext:value-type="float">
            <text:p>24.641502362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23639" calcext:value-type="float">
            <text:p>24.640623639</text:p>
          </table:table-cell>
          <table:table-cell/>
          <table:table-cell office:value-type="float" office:value="0.002799739" calcext:value-type="float">
            <text:p>0.002799739</text:p>
          </table:table-cell>
          <table:table-cell office:value-type="float" office:value="0.014214215" calcext:value-type="float">
            <text:p>0.014214215</text:p>
          </table:table-cell>
          <table:table-cell office:value-type="float" office:value="0.001774339" calcext:value-type="float">
            <text:p>0.0017743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2129" calcext:value-type="float">
            <text:p>0.0008721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2019-12-02 22:13:02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50545" calcext:value-type="float">
            <text:p>0.14050545</text:p>
          </table:table-cell>
          <table:table-cell office:value-type="float" office:value="0.195441865" calcext:value-type="float">
            <text:p>0.195441865</text:p>
          </table:table-cell>
          <table:table-cell office:value-type="float" office:value="0.135458724" calcext:value-type="float">
            <text:p>0.135458724</text:p>
          </table:table-cell>
          <table:table-cell office:value-type="float" office:value="5" calcext:value-type="float">
            <text:p>5</text:p>
          </table:table-cell>
          <table:table-cell office:value-type="float" office:value="0.131490842" calcext:value-type="float">
            <text:p>0.131490842</text:p>
          </table:table-cell>
          <table:table-cell/>
          <table:table-cell office:value-type="float" office:value="0.00114792" calcext:value-type="float">
            <text:p>0.00114792</text:p>
          </table:table-cell>
          <table:table-cell office:value-type="float" office:value="0.001596747" calcext:value-type="float">
            <text:p>0.001596747</text:p>
          </table:table-cell>
          <table:table-cell office:value-type="float" office:value="0.001106689" calcext:value-type="float">
            <text:p>0.0011066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272" calcext:value-type="float">
            <text:p>0.001074272</text:p>
          </table:table-cell>
          <table:table-cell/>
          <table:table-cell office:value-type="float" office:value="0.000109318" calcext:value-type="float">
            <text:p>0.000109318</text:p>
          </table:table-cell>
          <table:table-cell office:value-type="float" office:value="0.000558145" calcext:value-type="float">
            <text:p>0.000558145</text:p>
          </table:table-cell>
          <table:table-cell office:value-type="float" office:value="0.000068086" calcext:value-type="float">
            <text:p>6.808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669" calcext:value-type="float">
            <text:p>3.5669E-05</text:p>
          </table:table-cell>
          <table:table-cell/>
          <table:table-cell office:value-type="float" office:value="24.63236511" calcext:value-type="float">
            <text:p>24.63236511</text:p>
          </table:table-cell>
          <table:table-cell office:value-type="float" office:value="24.643446023" calcext:value-type="float">
            <text:p>24.643446023</text:p>
          </table:table-cell>
          <table:table-cell office:value-type="float" office:value="24.631347158" calcext:value-type="float">
            <text:p>24.631347158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46814" calcext:value-type="float">
            <text:p>24.630546814</text:p>
          </table:table-cell>
          <table:table-cell/>
          <table:table-cell office:value-type="float" office:value="0.002770978" calcext:value-type="float">
            <text:p>0.002770978</text:p>
          </table:table-cell>
          <table:table-cell office:value-type="float" office:value="0.01414793" calcext:value-type="float">
            <text:p>0.01414793</text:p>
          </table:table-cell>
          <table:table-cell office:value-type="float" office:value="0.001725828" calcext:value-type="float">
            <text:p>0.0017258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41" calcext:value-type="float">
            <text:p>0.000904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019-12-02 22:13:04</text:p>
          </table:table-cell>
          <table:table-cell office:value-type="float" office:value="24.63472" calcext:value-type="float">
            <text:p>24.63472</text:p>
          </table:table-cell>
          <table:table-cell office:value-type="string" calcext:value-type="string">
            <text:p><text:s/></text:p>
          </table:table-cell>
          <table:table-cell office:value-type="float" office:value="0.140494125" calcext:value-type="float">
            <text:p>0.140494125</text:p>
          </table:table-cell>
          <table:table-cell office:value-type="float" office:value="0.195120596" calcext:value-type="float">
            <text:p>0.195120596</text:p>
          </table:table-cell>
          <table:table-cell office:value-type="float" office:value="0.13440253" calcext:value-type="float">
            <text:p>0.13440253</text:p>
          </table:table-cell>
          <table:table-cell office:value-type="float" office:value="5" calcext:value-type="float">
            <text:p>5</text:p>
          </table:table-cell>
          <table:table-cell office:value-type="float" office:value="0.13177158" calcext:value-type="float">
            <text:p>0.13177158</text:p>
          </table:table-cell>
          <table:table-cell/>
          <table:table-cell office:value-type="float" office:value="0.001147828" calcext:value-type="float">
            <text:p>0.001147828</text:p>
          </table:table-cell>
          <table:table-cell office:value-type="float" office:value="0.001594123" calcext:value-type="float">
            <text:p>0.001594123</text:p>
          </table:table-cell>
          <table:table-cell office:value-type="float" office:value="0.00109806" calcext:value-type="float">
            <text:p>0.001098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65" calcext:value-type="float">
            <text:p>0.001076565</text:p>
          </table:table-cell>
          <table:table-cell/>
          <table:table-cell office:value-type="float" office:value="0.000109225" calcext:value-type="float">
            <text:p>0.000109225</text:p>
          </table:table-cell>
          <table:table-cell office:value-type="float" office:value="0.00055552" calcext:value-type="float">
            <text:p>0.00055552</text:p>
          </table:table-cell>
          <table:table-cell office:value-type="float" office:value="0.000059457" calcext:value-type="float">
            <text:p>5.94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62" calcext:value-type="float">
            <text:p>3.7962E-05</text:p>
          </table:table-cell>
          <table:table-cell/>
          <table:table-cell office:value-type="float" office:value="24.637416799" calcext:value-type="float">
            <text:p>24.637416799</text:p>
          </table:table-cell>
          <table:table-cell office:value-type="float" office:value="24.648435145" calcext:value-type="float">
            <text:p>24.648435145</text:p>
          </table:table-cell>
          <table:table-cell office:value-type="float" office:value="24.636188096" calcext:value-type="float">
            <text:p>24.636188096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635657422" calcext:value-type="float">
            <text:p>24.635657422</text:p>
          </table:table-cell>
          <table:table-cell/>
          <table:table-cell office:value-type="float" office:value="0.002768633" calcext:value-type="float">
            <text:p>0.002768633</text:p>
          </table:table-cell>
          <table:table-cell office:value-type="float" office:value="0.014081398" calcext:value-type="float">
            <text:p>0.014081398</text:p>
          </table:table-cell>
          <table:table-cell office:value-type="float" office:value="0.001507095" calcext:value-type="float">
            <text:p>0.0015070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2239" calcext:value-type="float">
            <text:p>0.0009622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019-12-02 22:13:05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577571" calcext:value-type="float">
            <text:p>0.140577571</text:p>
          </table:table-cell>
          <table:table-cell office:value-type="float" office:value="0.194936418" calcext:value-type="float">
            <text:p>0.194936418</text:p>
          </table:table-cell>
          <table:table-cell office:value-type="float" office:value="0.133788602" calcext:value-type="float">
            <text:p>0.133788602</text:p>
          </table:table-cell>
          <table:table-cell office:value-type="float" office:value="5" calcext:value-type="float">
            <text:p>5</text:p>
          </table:table-cell>
          <table:table-cell office:value-type="float" office:value="0.131950394" calcext:value-type="float">
            <text:p>0.131950394</text:p>
          </table:table-cell>
          <table:table-cell/>
          <table:table-cell office:value-type="float" office:value="0.00114851" calcext:value-type="float">
            <text:p>0.00114851</text:p>
          </table:table-cell>
          <table:table-cell office:value-type="float" office:value="0.001592618" calcext:value-type="float">
            <text:p>0.001592618</text:p>
          </table:table-cell>
          <table:table-cell office:value-type="float" office:value="0.001093044" calcext:value-type="float">
            <text:p>0.0010930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8026" calcext:value-type="float">
            <text:p>0.001078026</text:p>
          </table:table-cell>
          <table:table-cell/>
          <table:table-cell office:value-type="float" office:value="0.000109907" calcext:value-type="float">
            <text:p>0.000109907</text:p>
          </table:table-cell>
          <table:table-cell office:value-type="float" office:value="0.000554015" calcext:value-type="float">
            <text:p>0.000554015</text:p>
          </table:table-cell>
          <table:table-cell office:value-type="float" office:value="0.000054441" calcext:value-type="float">
            <text:p>5.44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423" calcext:value-type="float">
            <text:p>3.9423E-05</text:p>
          </table:table-cell>
          <table:table-cell/>
          <table:table-cell office:value-type="float" office:value="24.632379658" calcext:value-type="float">
            <text:p>24.632379658</text:p>
          </table:table-cell>
          <table:table-cell office:value-type="float" office:value="24.643344073" calcext:value-type="float">
            <text:p>24.643344073</text:p>
          </table:table-cell>
          <table:table-cell office:value-type="float" office:value="24.631010285" calcext:value-type="float">
            <text:p>24.631010285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639509" calcext:value-type="float">
            <text:p>24.630639509</text:p>
          </table:table-cell>
          <table:table-cell/>
          <table:table-cell office:value-type="float" office:value="0.002785914" calcext:value-type="float">
            <text:p>0.002785914</text:p>
          </table:table-cell>
          <table:table-cell office:value-type="float" office:value="0.014043256" calcext:value-type="float">
            <text:p>0.014043256</text:p>
          </table:table-cell>
          <table:table-cell office:value-type="float" office:value="0.001379954" calcext:value-type="float">
            <text:p>0.0013799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9271" calcext:value-type="float">
            <text:p>0.00099927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2019-12-02 22:13:06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546577" calcext:value-type="float">
            <text:p>0.140546577</text:p>
          </table:table-cell>
          <table:table-cell office:value-type="float" office:value="0.194702172" calcext:value-type="float">
            <text:p>0.194702172</text:p>
          </table:table-cell>
          <table:table-cell office:value-type="float" office:value="0.133798138" calcext:value-type="float">
            <text:p>0.133798138</text:p>
          </table:table-cell>
          <table:table-cell office:value-type="float" office:value="5" calcext:value-type="float">
            <text:p>5</text:p>
          </table:table-cell>
          <table:table-cell office:value-type="float" office:value="0.131939665" calcext:value-type="float">
            <text:p>0.131939665</text:p>
          </table:table-cell>
          <table:table-cell/>
          <table:table-cell office:value-type="float" office:value="0.001148256" calcext:value-type="float">
            <text:p>0.001148256</text:p>
          </table:table-cell>
          <table:table-cell office:value-type="float" office:value="0.001590704" calcext:value-type="float">
            <text:p>0.001590704</text:p>
          </table:table-cell>
          <table:table-cell office:value-type="float" office:value="0.001093122" calcext:value-type="float">
            <text:p>0.0010931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938" calcext:value-type="float">
            <text:p>0.001077938</text:p>
          </table:table-cell>
          <table:table-cell/>
          <table:table-cell office:value-type="float" office:value="0.000109654" calcext:value-type="float">
            <text:p>0.000109654</text:p>
          </table:table-cell>
          <table:table-cell office:value-type="float" office:value="0.000552101" calcext:value-type="float">
            <text:p>0.000552101</text:p>
          </table:table-cell>
          <table:table-cell office:value-type="float" office:value="0.000054519" calcext:value-type="float">
            <text:p>5.45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336" calcext:value-type="float">
            <text:p>3.9336E-05</text:p>
          </table:table-cell>
          <table:table-cell/>
          <table:table-cell office:value-type="float" office:value="24.642481352" calcext:value-type="float">
            <text:p>24.642481352</text:p>
          </table:table-cell>
          <table:table-cell office:value-type="float" office:value="24.653404671" calcext:value-type="float">
            <text:p>24.653404671</text:p>
          </table:table-cell>
          <table:table-cell office:value-type="float" office:value="24.641120167" calcext:value-type="float">
            <text:p>24.641120167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745306" calcext:value-type="float">
            <text:p>24.640745306</text:p>
          </table:table-cell>
          <table:table-cell/>
          <table:table-cell office:value-type="float" office:value="0.002779495" calcext:value-type="float">
            <text:p>0.002779495</text:p>
          </table:table-cell>
          <table:table-cell office:value-type="float" office:value="0.013994746" calcext:value-type="float">
            <text:p>0.013994746</text:p>
          </table:table-cell>
          <table:table-cell office:value-type="float" office:value="0.001381929" calcext:value-type="float">
            <text:p>0.0013819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7049" calcext:value-type="float">
            <text:p>0.0009970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2019-12-02 22:13:08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516775" calcext:value-type="float">
            <text:p>0.140516775</text:p>
          </table:table-cell>
          <table:table-cell office:value-type="float" office:value="0.194683098" calcext:value-type="float">
            <text:p>0.194683098</text:p>
          </table:table-cell>
          <table:table-cell office:value-type="float" office:value="0.133785621" calcext:value-type="float">
            <text:p>0.133785621</text:p>
          </table:table-cell>
          <table:table-cell office:value-type="float" office:value="5" calcext:value-type="float">
            <text:p>5</text:p>
          </table:table-cell>
          <table:table-cell office:value-type="float" office:value="0.131878869" calcext:value-type="float">
            <text:p>0.131878869</text:p>
          </table:table-cell>
          <table:table-cell/>
          <table:table-cell office:value-type="float" office:value="0.001148013" calcext:value-type="float">
            <text:p>0.001148013</text:p>
          </table:table-cell>
          <table:table-cell office:value-type="float" office:value="0.001590548" calcext:value-type="float">
            <text:p>0.001590548</text:p>
          </table:table-cell>
          <table:table-cell office:value-type="float" office:value="0.00109302" calcext:value-type="float">
            <text:p>0.001093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442" calcext:value-type="float">
            <text:p>0.001077442</text:p>
          </table:table-cell>
          <table:table-cell/>
          <table:table-cell office:value-type="float" office:value="0.00010941" calcext:value-type="float">
            <text:p>0.00010941</text:p>
          </table:table-cell>
          <table:table-cell office:value-type="float" office:value="0.000551945" calcext:value-type="float">
            <text:p>0.000551945</text:p>
          </table:table-cell>
          <table:table-cell office:value-type="float" office:value="0.000054417" calcext:value-type="float">
            <text:p>5.44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839" calcext:value-type="float">
            <text:p>3.8839E-05</text:p>
          </table:table-cell>
          <table:table-cell/>
          <table:table-cell office:value-type="float" office:value="24.642475341" calcext:value-type="float">
            <text:p>24.642475341</text:p>
          </table:table-cell>
          <table:table-cell office:value-type="float" office:value="24.653400824" calcext:value-type="float">
            <text:p>24.653400824</text:p>
          </table:table-cell>
          <table:table-cell office:value-type="float" office:value="24.641117643" calcext:value-type="float">
            <text:p>24.641117643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733043" calcext:value-type="float">
            <text:p>24.640733043</text:p>
          </table:table-cell>
          <table:table-cell/>
          <table:table-cell office:value-type="float" office:value="0.002773323" calcext:value-type="float">
            <text:p>0.002773323</text:p>
          </table:table-cell>
          <table:table-cell office:value-type="float" office:value="0.013990796" calcext:value-type="float">
            <text:p>0.013990796</text:p>
          </table:table-cell>
          <table:table-cell office:value-type="float" office:value="0.001379337" calcext:value-type="float">
            <text:p>0.0013793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4458" calcext:value-type="float">
            <text:p>0.0009844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2019-12-02 22:13:09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365379" calcext:value-type="float">
            <text:p>0.140365379</text:p>
          </table:table-cell>
          <table:table-cell office:value-type="float" office:value="0.194529914" calcext:value-type="float">
            <text:p>0.194529914</text:p>
          </table:table-cell>
          <table:table-cell office:value-type="float" office:value="0.133814232" calcext:value-type="float">
            <text:p>0.133814232</text:p>
          </table:table-cell>
          <table:table-cell office:value-type="float" office:value="5" calcext:value-type="float">
            <text:p>5</text:p>
          </table:table-cell>
          <table:table-cell office:value-type="float" office:value="0.131889597" calcext:value-type="float">
            <text:p>0.131889597</text:p>
          </table:table-cell>
          <table:table-cell/>
          <table:table-cell office:value-type="float" office:value="0.001146776" calcext:value-type="float">
            <text:p>0.001146776</text:p>
          </table:table-cell>
          <table:table-cell office:value-type="float" office:value="0.001589297" calcext:value-type="float">
            <text:p>0.001589297</text:p>
          </table:table-cell>
          <table:table-cell office:value-type="float" office:value="0.001093254" calcext:value-type="float">
            <text:p>0.0010932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529" calcext:value-type="float">
            <text:p>0.001077529</text:p>
          </table:table-cell>
          <table:table-cell/>
          <table:table-cell office:value-type="float" office:value="0.000108173" calcext:value-type="float">
            <text:p>0.000108173</text:p>
          </table:table-cell>
          <table:table-cell office:value-type="float" office:value="0.000550694" calcext:value-type="float">
            <text:p>0.000550694</text:p>
          </table:table-cell>
          <table:table-cell office:value-type="float" office:value="0.000054651" calcext:value-type="float">
            <text:p>5.46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927" calcext:value-type="float">
            <text:p>3.8927E-05</text:p>
          </table:table-cell>
          <table:table-cell/>
          <table:table-cell office:value-type="float" office:value="24.622228912" calcext:value-type="float">
            <text:p>24.622228912</text:p>
          </table:table-cell>
          <table:table-cell office:value-type="float" office:value="24.633154234" calcext:value-type="float">
            <text:p>24.633154234</text:p>
          </table:table-cell>
          <table:table-cell office:value-type="float" office:value="24.620907498" calcext:value-type="float">
            <text:p>24.620907498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519285" calcext:value-type="float">
            <text:p>24.620519285</text:p>
          </table:table-cell>
          <table:table-cell/>
          <table:table-cell office:value-type="float" office:value="0.00274197" calcext:value-type="float">
            <text:p>0.00274197</text:p>
          </table:table-cell>
          <table:table-cell office:value-type="float" office:value="0.013959073" calcext:value-type="float">
            <text:p>0.013959073</text:p>
          </table:table-cell>
          <table:table-cell office:value-type="float" office:value="0.001385262" calcext:value-type="float">
            <text:p>0.0013852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668" calcext:value-type="float">
            <text:p>0.000986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2019-12-02 22:13:10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244381" calcext:value-type="float">
            <text:p>0.140244381</text:p>
          </table:table-cell>
          <table:table-cell office:value-type="float" office:value="0.194489383" calcext:value-type="float">
            <text:p>0.194489383</text:p>
          </table:table-cell>
          <table:table-cell office:value-type="float" office:value="0.134387628" calcext:value-type="float">
            <text:p>0.134387628</text:p>
          </table:table-cell>
          <table:table-cell office:value-type="float" office:value="5" calcext:value-type="float">
            <text:p>5</text:p>
          </table:table-cell>
          <table:table-cell office:value-type="float" office:value="0.131706015" calcext:value-type="float">
            <text:p>0.131706015</text:p>
          </table:table-cell>
          <table:table-cell/>
          <table:table-cell office:value-type="float" office:value="0.001145787" calcext:value-type="float">
            <text:p>0.001145787</text:p>
          </table:table-cell>
          <table:table-cell office:value-type="float" office:value="0.001588966" calcext:value-type="float">
            <text:p>0.001588966</text:p>
          </table:table-cell>
          <table:table-cell office:value-type="float" office:value="0.001097938" calcext:value-type="float">
            <text:p>0.0010979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03" calcext:value-type="float">
            <text:p>0.00107603</text:p>
          </table:table-cell>
          <table:table-cell/>
          <table:table-cell office:value-type="float" office:value="0.000107185" calcext:value-type="float">
            <text:p>0.000107185</text:p>
          </table:table-cell>
          <table:table-cell office:value-type="float" office:value="0.000550363" calcext:value-type="float">
            <text:p>0.000550363</text:p>
          </table:table-cell>
          <table:table-cell office:value-type="float" office:value="0.000059335" calcext:value-type="float">
            <text:p>5.93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427" calcext:value-type="float">
            <text:p>3.7427E-05</text:p>
          </table:table-cell>
          <table:table-cell/>
          <table:table-cell office:value-type="float" office:value="24.622204506" calcext:value-type="float">
            <text:p>24.622204506</text:p>
          </table:table-cell>
          <table:table-cell office:value-type="float" office:value="24.633146059" calcext:value-type="float">
            <text:p>24.633146059</text:p>
          </table:table-cell>
          <table:table-cell office:value-type="float" office:value="24.621023156" calcext:value-type="float">
            <text:p>24.621023156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482255" calcext:value-type="float">
            <text:p>24.620482255</text:p>
          </table:table-cell>
          <table:table-cell/>
          <table:table-cell office:value-type="float" office:value="0.002716912" calcext:value-type="float">
            <text:p>0.002716912</text:p>
          </table:table-cell>
          <table:table-cell office:value-type="float" office:value="0.013950679" calcext:value-type="float">
            <text:p>0.013950679</text:p>
          </table:table-cell>
          <table:table-cell office:value-type="float" office:value="0.001504009" calcext:value-type="float">
            <text:p>0.0015040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8661" calcext:value-type="float">
            <text:p>0.00094866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2019-12-02 22:13:11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025632" calcext:value-type="float">
            <text:p>0.140025632</text:p>
          </table:table-cell>
          <table:table-cell office:value-type="float" office:value="0.19421699" calcext:value-type="float">
            <text:p>0.19421699</text:p>
          </table:table-cell>
          <table:table-cell office:value-type="float" office:value="0.134933607" calcext:value-type="float">
            <text:p>0.134933607</text:p>
          </table:table-cell>
          <table:table-cell office:value-type="float" office:value="5" calcext:value-type="float">
            <text:p>5</text:p>
          </table:table-cell>
          <table:table-cell office:value-type="float" office:value="0.13154091" calcext:value-type="float">
            <text:p>0.13154091</text:p>
          </table:table-cell>
          <table:table-cell/>
          <table:table-cell office:value-type="float" office:value="0.001144" calcext:value-type="float">
            <text:p>0.001144</text:p>
          </table:table-cell>
          <table:table-cell office:value-type="float" office:value="0.00158674" calcext:value-type="float">
            <text:p>0.00158674</text:p>
          </table:table-cell>
          <table:table-cell office:value-type="float" office:value="0.001102399" calcext:value-type="float">
            <text:p>0.0011023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81" calcext:value-type="float">
            <text:p>0.001074681</text:p>
          </table:table-cell>
          <table:table-cell/>
          <table:table-cell office:value-type="float" office:value="0.000105398" calcext:value-type="float">
            <text:p>0.000105398</text:p>
          </table:table-cell>
          <table:table-cell office:value-type="float" office:value="0.000548137" calcext:value-type="float">
            <text:p>0.000548137</text:p>
          </table:table-cell>
          <table:table-cell office:value-type="float" office:value="0.000063796" calcext:value-type="float">
            <text:p>6.37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78" calcext:value-type="float">
            <text:p>3.6078E-05</text:p>
          </table:table-cell>
          <table:table-cell/>
          <table:table-cell office:value-type="float" office:value="24.622160383" calcext:value-type="float">
            <text:p>24.622160383</text:p>
          </table:table-cell>
          <table:table-cell office:value-type="float" office:value="24.633091116" calcext:value-type="float">
            <text:p>24.633091116</text:p>
          </table:table-cell>
          <table:table-cell office:value-type="float" office:value="24.621133284" calcext:value-type="float">
            <text:p>24.62113328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448952" calcext:value-type="float">
            <text:p>24.620448952</text:p>
          </table:table-cell>
          <table:table-cell/>
          <table:table-cell office:value-type="float" office:value="0.00267161" calcext:value-type="float">
            <text:p>0.00267161</text:p>
          </table:table-cell>
          <table:table-cell office:value-type="float" office:value="0.013894269" calcext:value-type="float">
            <text:p>0.013894269</text:p>
          </table:table-cell>
          <table:table-cell office:value-type="float" office:value="0.001617079" calcext:value-type="float">
            <text:p>0.0016170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4468" calcext:value-type="float">
            <text:p>0.00091446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2019-12-02 22:13:13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39737742" calcext:value-type="float">
            <text:p>0.139737742</text:p>
          </table:table-cell>
          <table:table-cell office:value-type="float" office:value="0.194125199" calcext:value-type="float">
            <text:p>0.194125199</text:p>
          </table:table-cell>
          <table:table-cell office:value-type="float" office:value="0.135653631" calcext:value-type="float">
            <text:p>0.135653631</text:p>
          </table:table-cell>
          <table:table-cell office:value-type="float" office:value="5" calcext:value-type="float">
            <text:p>5</text:p>
          </table:table-cell>
          <table:table-cell office:value-type="float" office:value="0.131316201" calcext:value-type="float">
            <text:p>0.131316201</text:p>
          </table:table-cell>
          <table:table-cell/>
          <table:table-cell office:value-type="float" office:value="0.001141648" calcext:value-type="float">
            <text:p>0.001141648</text:p>
          </table:table-cell>
          <table:table-cell office:value-type="float" office:value="0.00158599" calcext:value-type="float">
            <text:p>0.00158599</text:p>
          </table:table-cell>
          <table:table-cell office:value-type="float" office:value="0.001108281" calcext:value-type="float">
            <text:p>0.0011082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45" calcext:value-type="float">
            <text:p>0.001072845</text:p>
          </table:table-cell>
          <table:table-cell/>
          <table:table-cell office:value-type="float" office:value="0.000103045" calcext:value-type="float">
            <text:p>0.000103045</text:p>
          </table:table-cell>
          <table:table-cell office:value-type="float" office:value="0.000547387" calcext:value-type="float">
            <text:p>0.000547387</text:p>
          </table:table-cell>
          <table:table-cell office:value-type="float" office:value="0.000069679" calcext:value-type="float">
            <text:p>6.96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242" calcext:value-type="float">
            <text:p>3.4242E-05</text:p>
          </table:table-cell>
          <table:table-cell/>
          <table:table-cell office:value-type="float" office:value="24.627156286" calcext:value-type="float">
            <text:p>24.627156286</text:p>
          </table:table-cell>
          <table:table-cell office:value-type="float" office:value="24.638126524" calcext:value-type="float">
            <text:p>24.638126524</text:p>
          </table:table-cell>
          <table:table-cell office:value-type="float" office:value="24.626332495" calcext:value-type="float">
            <text:p>24.626332495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57607" calcext:value-type="float">
            <text:p>24.625457607</text:p>
          </table:table-cell>
          <table:table-cell/>
          <table:table-cell office:value-type="float" office:value="0.00261199" calcext:value-type="float">
            <text:p>0.00261199</text:p>
          </table:table-cell>
          <table:table-cell office:value-type="float" office:value="0.013875259" calcext:value-type="float">
            <text:p>0.013875259</text:p>
          </table:table-cell>
          <table:table-cell office:value-type="float" office:value="0.001766192" calcext:value-type="float">
            <text:p>0.0017661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7932" calcext:value-type="float">
            <text:p>0.00086793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2019-12-02 22:13:14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3940038" calcext:value-type="float">
            <text:p>0.13940038</text:p>
          </table:table-cell>
          <table:table-cell office:value-type="float" office:value="0.193809294" calcext:value-type="float">
            <text:p>0.193809294</text:p>
          </table:table-cell>
          <table:table-cell office:value-type="float" office:value="0.135529057" calcext:value-type="float">
            <text:p>0.135529057</text:p>
          </table:table-cell>
          <table:table-cell office:value-type="float" office:value="5" calcext:value-type="float">
            <text:p>5</text:p>
          </table:table-cell>
          <table:table-cell office:value-type="float" office:value="0.1314068" calcext:value-type="float">
            <text:p>0.1314068</text:p>
          </table:table-cell>
          <table:table-cell/>
          <table:table-cell office:value-type="float" office:value="0.001138892" calcext:value-type="float">
            <text:p>0.001138892</text:p>
          </table:table-cell>
          <table:table-cell office:value-type="float" office:value="0.001583409" calcext:value-type="float">
            <text:p>0.001583409</text:p>
          </table:table-cell>
          <table:table-cell office:value-type="float" office:value="0.001107264" calcext:value-type="float">
            <text:p>0.0011072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85" calcext:value-type="float">
            <text:p>0.001073585</text:p>
          </table:table-cell>
          <table:table-cell/>
          <table:table-cell office:value-type="float" office:value="0.000100289" calcext:value-type="float">
            <text:p>0.000100289</text:p>
          </table:table-cell>
          <table:table-cell office:value-type="float" office:value="0.000544807" calcext:value-type="float">
            <text:p>0.000544807</text:p>
          </table:table-cell>
          <table:table-cell office:value-type="float" office:value="0.000068661" calcext:value-type="float">
            <text:p>6.86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82" calcext:value-type="float">
            <text:p>3.4982E-05</text:p>
          </table:table-cell>
          <table:table-cell/>
          <table:table-cell office:value-type="float" office:value="24.622034265" calcext:value-type="float">
            <text:p>24.622034265</text:p>
          </table:table-cell>
          <table:table-cell office:value-type="float" office:value="24.633008881" calcext:value-type="float">
            <text:p>24.633008881</text:p>
          </table:table-cell>
          <table:table-cell office:value-type="float" office:value="24.621253391" calcext:value-type="float">
            <text:p>24.62125339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421901" calcext:value-type="float">
            <text:p>24.620421901</text:p>
          </table:table-cell>
          <table:table-cell/>
          <table:table-cell office:value-type="float" office:value="0.002542124" calcext:value-type="float">
            <text:p>0.002542124</text:p>
          </table:table-cell>
          <table:table-cell office:value-type="float" office:value="0.013809838" calcext:value-type="float">
            <text:p>0.013809838</text:p>
          </table:table-cell>
          <table:table-cell office:value-type="float" office:value="0.001740394" calcext:value-type="float">
            <text:p>0.0017403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6695" calcext:value-type="float">
            <text:p>0.0008866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2019-12-02 22:13:15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3935806" calcext:value-type="float">
            <text:p>0.13935806</text:p>
          </table:table-cell>
          <table:table-cell office:value-type="float" office:value="0.193557762" calcext:value-type="float">
            <text:p>0.193557762</text:p>
          </table:table-cell>
          <table:table-cell office:value-type="float" office:value="0.1353115" calcext:value-type="float">
            <text:p>0.1353115</text:p>
          </table:table-cell>
          <table:table-cell office:value-type="float" office:value="5" calcext:value-type="float">
            <text:p>5</text:p>
          </table:table-cell>
          <table:table-cell office:value-type="float" office:value="0.131443755" calcext:value-type="float">
            <text:p>0.131443755</text:p>
          </table:table-cell>
          <table:table-cell/>
          <table:table-cell office:value-type="float" office:value="0.001138546" calcext:value-type="float">
            <text:p>0.001138546</text:p>
          </table:table-cell>
          <table:table-cell office:value-type="float" office:value="0.001581354" calcext:value-type="float">
            <text:p>0.001581354</text:p>
          </table:table-cell>
          <table:table-cell office:value-type="float" office:value="0.001105486" calcext:value-type="float">
            <text:p>0.0011054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887" calcext:value-type="float">
            <text:p>0.001073887</text:p>
          </table:table-cell>
          <table:table-cell/>
          <table:table-cell office:value-type="float" office:value="0.000099943" calcext:value-type="float">
            <text:p>9.9943E-05</text:p>
          </table:table-cell>
          <table:table-cell office:value-type="float" office:value="0.000542752" calcext:value-type="float">
            <text:p>0.000542752</text:p>
          </table:table-cell>
          <table:table-cell office:value-type="float" office:value="0.000066883" calcext:value-type="float">
            <text:p>6.688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284" calcext:value-type="float">
            <text:p>3.5284E-05</text:p>
          </table:table-cell>
          <table:table-cell/>
          <table:table-cell office:value-type="float" office:value="24.632133676" calcext:value-type="float">
            <text:p>24.632133676</text:p>
          </table:table-cell>
          <table:table-cell office:value-type="float" office:value="24.643065993" calcext:value-type="float">
            <text:p>24.643065993</text:p>
          </table:table-cell>
          <table:table-cell office:value-type="float" office:value="24.631317462" calcext:value-type="float">
            <text:p>24.631317462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37316" calcext:value-type="float">
            <text:p>24.630537316</text:p>
          </table:table-cell>
          <table:table-cell/>
          <table:table-cell office:value-type="float" office:value="0.00253336" calcext:value-type="float">
            <text:p>0.00253336</text:p>
          </table:table-cell>
          <table:table-cell office:value-type="float" office:value="0.013757748" calcext:value-type="float">
            <text:p>0.013757748</text:p>
          </table:table-cell>
          <table:table-cell office:value-type="float" office:value="0.001695339" calcext:value-type="float">
            <text:p>0.0016953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4348" calcext:value-type="float">
            <text:p>0.0008943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2019-12-02 22:13:16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247792" calcext:value-type="float">
            <text:p>0.139247792</text:p>
          </table:table-cell>
          <table:table-cell office:value-type="float" office:value="0.193311595" calcext:value-type="float">
            <text:p>0.193311595</text:p>
          </table:table-cell>
          <table:table-cell office:value-type="float" office:value="0.134628431" calcext:value-type="float">
            <text:p>0.134628431</text:p>
          </table:table-cell>
          <table:table-cell office:value-type="float" office:value="5" calcext:value-type="float">
            <text:p>5</text:p>
          </table:table-cell>
          <table:table-cell office:value-type="float" office:value="0.131610052" calcext:value-type="float">
            <text:p>0.131610052</text:p>
          </table:table-cell>
          <table:table-cell/>
          <table:table-cell office:value-type="float" office:value="0.001137645" calcext:value-type="float">
            <text:p>0.001137645</text:p>
          </table:table-cell>
          <table:table-cell office:value-type="float" office:value="0.001579343" calcext:value-type="float">
            <text:p>0.001579343</text:p>
          </table:table-cell>
          <table:table-cell office:value-type="float" office:value="0.001099905" calcext:value-type="float">
            <text:p>0.0010999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46" calcext:value-type="float">
            <text:p>0.001075246</text:p>
          </table:table-cell>
          <table:table-cell/>
          <table:table-cell office:value-type="float" office:value="0.000099043" calcext:value-type="float">
            <text:p>9.9043E-05</text:p>
          </table:table-cell>
          <table:table-cell office:value-type="float" office:value="0.00054074" calcext:value-type="float">
            <text:p>0.00054074</text:p>
          </table:table-cell>
          <table:table-cell office:value-type="float" office:value="0.000061303" calcext:value-type="float">
            <text:p>6.130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43" calcext:value-type="float">
            <text:p>3.6643E-05</text:p>
          </table:table-cell>
          <table:table-cell/>
          <table:table-cell office:value-type="float" office:value="24.616949514" calcext:value-type="float">
            <text:p>24.616949514</text:p>
          </table:table-cell>
          <table:table-cell office:value-type="float" office:value="24.62785457" calcext:value-type="float">
            <text:p>24.62785457</text:p>
          </table:table-cell>
          <table:table-cell office:value-type="float" office:value="24.61601775" calcext:value-type="float">
            <text:p>24.61601775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08918" calcext:value-type="float">
            <text:p>24.615408918</text:p>
          </table:table-cell>
          <table:table-cell/>
          <table:table-cell office:value-type="float" office:value="0.002510524" calcext:value-type="float">
            <text:p>0.002510524</text:p>
          </table:table-cell>
          <table:table-cell office:value-type="float" office:value="0.013706769" calcext:value-type="float">
            <text:p>0.013706769</text:p>
          </table:table-cell>
          <table:table-cell office:value-type="float" office:value="0.001553878" calcext:value-type="float">
            <text:p>0.0015538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8787" calcext:value-type="float">
            <text:p>0.0009287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2019-12-02 22:13:18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089243" calcext:value-type="float">
            <text:p>0.139089243</text:p>
          </table:table-cell>
          <table:table-cell office:value-type="float" office:value="0.193039202" calcext:value-type="float">
            <text:p>0.193039202</text:p>
          </table:table-cell>
          <table:table-cell office:value-type="float" office:value="0.133959667" calcext:value-type="float">
            <text:p>0.133959667</text:p>
          </table:table-cell>
          <table:table-cell office:value-type="float" office:value="5" calcext:value-type="float">
            <text:p>5</text:p>
          </table:table-cell>
          <table:table-cell office:value-type="float" office:value="0.131940261" calcext:value-type="float">
            <text:p>0.131940261</text:p>
          </table:table-cell>
          <table:table-cell/>
          <table:table-cell office:value-type="float" office:value="0.00113635" calcext:value-type="float">
            <text:p>0.00113635</text:p>
          </table:table-cell>
          <table:table-cell office:value-type="float" office:value="0.001577118" calcext:value-type="float">
            <text:p>0.001577118</text:p>
          </table:table-cell>
          <table:table-cell office:value-type="float" office:value="0.001094442" calcext:value-type="float">
            <text:p>0.0010944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943" calcext:value-type="float">
            <text:p>0.001077943</text:p>
          </table:table-cell>
          <table:table-cell/>
          <table:table-cell office:value-type="float" office:value="0.000097747" calcext:value-type="float">
            <text:p>9.7747E-05</text:p>
          </table:table-cell>
          <table:table-cell office:value-type="float" office:value="0.000538515" calcext:value-type="float">
            <text:p>0.000538515</text:p>
          </table:table-cell>
          <table:table-cell office:value-type="float" office:value="0.000055839" calcext:value-type="float">
            <text:p>5.583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341" calcext:value-type="float">
            <text:p>3.9341E-05</text:p>
          </table:table-cell>
          <table:table-cell/>
          <table:table-cell office:value-type="float" office:value="24.61186356" calcext:value-type="float">
            <text:p>24.61186356</text:p>
          </table:table-cell>
          <table:table-cell office:value-type="float" office:value="24.622745703" calcext:value-type="float">
            <text:p>24.622745703</text:p>
          </table:table-cell>
          <table:table-cell office:value-type="float" office:value="24.610828877" calcext:value-type="float">
            <text:p>24.61082887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421545" calcext:value-type="float">
            <text:p>24.610421545</text:p>
          </table:table-cell>
          <table:table-cell/>
          <table:table-cell office:value-type="float" office:value="0.002477689" calcext:value-type="float">
            <text:p>0.002477689</text:p>
          </table:table-cell>
          <table:table-cell office:value-type="float" office:value="0.013650359" calcext:value-type="float">
            <text:p>0.013650359</text:p>
          </table:table-cell>
          <table:table-cell office:value-type="float" office:value="0.001415381" calcext:value-type="float">
            <text:p>0.0014153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97172" calcext:value-type="float">
            <text:p>0.0009971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2019-12-02 22:13:19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200704" calcext:value-type="float">
            <text:p>0.139200704</text:p>
          </table:table-cell>
          <table:table-cell office:value-type="float" office:value="0.192986154" calcext:value-type="float">
            <text:p>0.192986154</text:p>
          </table:table-cell>
          <table:table-cell office:value-type="float" office:value="0.133906023" calcext:value-type="float">
            <text:p>0.133906023</text:p>
          </table:table-cell>
          <table:table-cell office:value-type="float" office:value="5" calcext:value-type="float">
            <text:p>5</text:p>
          </table:table-cell>
          <table:table-cell office:value-type="float" office:value="0.131783501" calcext:value-type="float">
            <text:p>0.131783501</text:p>
          </table:table-cell>
          <table:table-cell/>
          <table:table-cell office:value-type="float" office:value="0.001137261" calcext:value-type="float">
            <text:p>0.001137261</text:p>
          </table:table-cell>
          <table:table-cell office:value-type="float" office:value="0.001576684" calcext:value-type="float">
            <text:p>0.001576684</text:p>
          </table:table-cell>
          <table:table-cell office:value-type="float" office:value="0.001094003" calcext:value-type="float">
            <text:p>0.0010940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663" calcext:value-type="float">
            <text:p>0.001076663</text:p>
          </table:table-cell>
          <table:table-cell/>
          <table:table-cell office:value-type="float" office:value="0.000098658" calcext:value-type="float">
            <text:p>9.8658E-05</text:p>
          </table:table-cell>
          <table:table-cell office:value-type="float" office:value="0.000538082" calcext:value-type="float">
            <text:p>0.000538082</text:p>
          </table:table-cell>
          <table:table-cell office:value-type="float" office:value="0.000055401" calcext:value-type="float">
            <text:p>5.540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06" calcext:value-type="float">
            <text:p>3.806E-05</text:p>
          </table:table-cell>
          <table:table-cell/>
          <table:table-cell office:value-type="float" office:value="24.616940016" calcext:value-type="float">
            <text:p>24.616940016</text:p>
          </table:table-cell>
          <table:table-cell office:value-type="float" office:value="24.627788926" calcext:value-type="float">
            <text:p>24.627788926</text:p>
          </table:table-cell>
          <table:table-cell office:value-type="float" office:value="24.615872035" calcext:value-type="float">
            <text:p>24.615872035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43904" calcext:value-type="float">
            <text:p>24.615443904</text:p>
          </table:table-cell>
          <table:table-cell/>
          <table:table-cell office:value-type="float" office:value="0.002500772" calcext:value-type="float">
            <text:p>0.002500772</text:p>
          </table:table-cell>
          <table:table-cell office:value-type="float" office:value="0.013639373" calcext:value-type="float">
            <text:p>0.013639373</text:p>
          </table:table-cell>
          <table:table-cell office:value-type="float" office:value="0.001404271" calcext:value-type="float">
            <text:p>0.0014042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4708" calcext:value-type="float">
            <text:p>0.0009647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2019-12-02 22:13:20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256732" calcext:value-type="float">
            <text:p>0.139256732</text:p>
          </table:table-cell>
          <table:table-cell office:value-type="float" office:value="0.192790054" calcext:value-type="float">
            <text:p>0.192790054</text:p>
          </table:table-cell>
          <table:table-cell office:value-type="float" office:value="0.133827941" calcext:value-type="float">
            <text:p>0.133827941</text:p>
          </table:table-cell>
          <table:table-cell office:value-type="float" office:value="5" calcext:value-type="float">
            <text:p>5</text:p>
          </table:table-cell>
          <table:table-cell office:value-type="float" office:value="0.131847278" calcext:value-type="float">
            <text:p>0.131847278</text:p>
          </table:table-cell>
          <table:table-cell/>
          <table:table-cell office:value-type="float" office:value="0.001137718" calcext:value-type="float">
            <text:p>0.001137718</text:p>
          </table:table-cell>
          <table:table-cell office:value-type="float" office:value="0.001575082" calcext:value-type="float">
            <text:p>0.001575082</text:p>
          </table:table-cell>
          <table:table-cell office:value-type="float" office:value="0.001093366" calcext:value-type="float">
            <text:p>0.0010933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184" calcext:value-type="float">
            <text:p>0.001077184</text:p>
          </table:table-cell>
          <table:table-cell/>
          <table:table-cell office:value-type="float" office:value="0.000099116" calcext:value-type="float">
            <text:p>9.9116E-05</text:p>
          </table:table-cell>
          <table:table-cell office:value-type="float" office:value="0.000536479" calcext:value-type="float">
            <text:p>0.000536479</text:p>
          </table:table-cell>
          <table:table-cell office:value-type="float" office:value="0.000054763" calcext:value-type="float">
            <text:p>5.476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581" calcext:value-type="float">
            <text:p>3.8581E-05</text:p>
          </table:table-cell>
          <table:table-cell/>
          <table:table-cell office:value-type="float" office:value="24.616951317" calcext:value-type="float">
            <text:p>24.616951317</text:p>
          </table:table-cell>
          <table:table-cell office:value-type="float" office:value="24.627749372" calcext:value-type="float">
            <text:p>24.627749372</text:p>
          </table:table-cell>
          <table:table-cell office:value-type="float" office:value="24.615856285" calcext:value-type="float">
            <text:p>24.615856285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56769" calcext:value-type="float">
            <text:p>24.615456769</text:p>
          </table:table-cell>
          <table:table-cell/>
          <table:table-cell office:value-type="float" office:value="0.002512375" calcext:value-type="float">
            <text:p>0.002512375</text:p>
          </table:table-cell>
          <table:table-cell office:value-type="float" office:value="0.013598762" calcext:value-type="float">
            <text:p>0.013598762</text:p>
          </table:table-cell>
          <table:table-cell office:value-type="float" office:value="0.001388101" calcext:value-type="float">
            <text:p>0.0013881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7916" calcext:value-type="float">
            <text:p>0.0009779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2019-12-02 22:13:21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145868" calcext:value-type="float">
            <text:p>0.139145868</text:p>
          </table:table-cell>
          <table:table-cell office:value-type="float" office:value="0.192687534" calcext:value-type="float">
            <text:p>0.192687534</text:p>
          </table:table-cell>
          <table:table-cell office:value-type="float" office:value="0.134142057" calcext:value-type="float">
            <text:p>0.134142057</text:p>
          </table:table-cell>
          <table:table-cell office:value-type="float" office:value="5" calcext:value-type="float">
            <text:p>5</text:p>
          </table:table-cell>
          <table:table-cell office:value-type="float" office:value="0.131685749" calcext:value-type="float">
            <text:p>0.131685749</text:p>
          </table:table-cell>
          <table:table-cell/>
          <table:table-cell office:value-type="float" office:value="0.001136813" calcext:value-type="float">
            <text:p>0.001136813</text:p>
          </table:table-cell>
          <table:table-cell office:value-type="float" office:value="0.001574245" calcext:value-type="float">
            <text:p>0.001574245</text:p>
          </table:table-cell>
          <table:table-cell office:value-type="float" office:value="0.001095932" calcext:value-type="float">
            <text:p>0.0010959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64" calcext:value-type="float">
            <text:p>0.001075864</text:p>
          </table:table-cell>
          <table:table-cell/>
          <table:table-cell office:value-type="float" office:value="0.00009821" calcext:value-type="float">
            <text:p>9.821E-05</text:p>
          </table:table-cell>
          <table:table-cell office:value-type="float" office:value="0.000535642" calcext:value-type="float">
            <text:p>0.000535642</text:p>
          </table:table-cell>
          <table:table-cell office:value-type="float" office:value="0.000057329" calcext:value-type="float">
            <text:p>5.73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61" calcext:value-type="float">
            <text:p>3.7261E-05</text:p>
          </table:table-cell>
          <table:table-cell/>
          <table:table-cell office:value-type="float" office:value="24.616928955" calcext:value-type="float">
            <text:p>24.616928955</text:p>
          </table:table-cell>
          <table:table-cell office:value-type="float" office:value="24.627728693" calcext:value-type="float">
            <text:p>24.627728693</text:p>
          </table:table-cell>
          <table:table-cell office:value-type="float" office:value="24.615919645" calcext:value-type="float">
            <text:p>24.615919645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424187" calcext:value-type="float">
            <text:p>24.615424187</text:p>
          </table:table-cell>
          <table:table-cell/>
          <table:table-cell office:value-type="float" office:value="0.002489416" calcext:value-type="float">
            <text:p>0.002489416</text:p>
          </table:table-cell>
          <table:table-cell office:value-type="float" office:value="0.013577531" calcext:value-type="float">
            <text:p>0.013577531</text:p>
          </table:table-cell>
          <table:table-cell office:value-type="float" office:value="0.001453153" calcext:value-type="float">
            <text:p>0.0014531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4464" calcext:value-type="float">
            <text:p>0.0009444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2019-12-02 22:13:23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9156001" calcext:value-type="float">
            <text:p>0.139156001</text:p>
          </table:table-cell>
          <table:table-cell office:value-type="float" office:value="0.192566537" calcext:value-type="float">
            <text:p>0.192566537</text:p>
          </table:table-cell>
          <table:table-cell office:value-type="float" office:value="0.134856717" calcext:value-type="float">
            <text:p>0.134856717</text:p>
          </table:table-cell>
          <table:table-cell office:value-type="float" office:value="5" calcext:value-type="float">
            <text:p>5</text:p>
          </table:table-cell>
          <table:table-cell office:value-type="float" office:value="0.131477729" calcext:value-type="float">
            <text:p>0.131477729</text:p>
          </table:table-cell>
          <table:table-cell/>
          <table:table-cell office:value-type="float" office:value="0.001136895" calcext:value-type="float">
            <text:p>0.001136895</text:p>
          </table:table-cell>
          <table:table-cell office:value-type="float" office:value="0.001573256" calcext:value-type="float">
            <text:p>0.001573256</text:p>
          </table:table-cell>
          <table:table-cell office:value-type="float" office:value="0.001101771" calcext:value-type="float">
            <text:p>0.0011017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64" calcext:value-type="float">
            <text:p>0.001074164</text:p>
          </table:table-cell>
          <table:table-cell/>
          <table:table-cell office:value-type="float" office:value="0.000098293" calcext:value-type="float">
            <text:p>9.8293E-05</text:p>
          </table:table-cell>
          <table:table-cell office:value-type="float" office:value="0.000534653" calcext:value-type="float">
            <text:p>0.000534653</text:p>
          </table:table-cell>
          <table:table-cell office:value-type="float" office:value="0.000063168" calcext:value-type="float">
            <text:p>6.31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62" calcext:value-type="float">
            <text:p>3.5562E-05</text:p>
          </table:table-cell>
          <table:table-cell/>
          <table:table-cell office:value-type="float" office:value="24.616930999" calcext:value-type="float">
            <text:p>24.616930999</text:p>
          </table:table-cell>
          <table:table-cell office:value-type="float" office:value="24.627704287" calcext:value-type="float">
            <text:p>24.627704287</text:p>
          </table:table-cell>
          <table:table-cell office:value-type="float" office:value="24.616063798" calcext:value-type="float">
            <text:p>24.616063798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82228" calcext:value-type="float">
            <text:p>24.615382228</text:p>
          </table:table-cell>
          <table:table-cell/>
          <table:table-cell office:value-type="float" office:value="0.002491514" calcext:value-type="float">
            <text:p>0.002491514</text:p>
          </table:table-cell>
          <table:table-cell office:value-type="float" office:value="0.013552474" calcext:value-type="float">
            <text:p>0.013552474</text:p>
          </table:table-cell>
          <table:table-cell office:value-type="float" office:value="0.001601155" calcext:value-type="float">
            <text:p>0.0016011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384" calcext:value-type="float">
            <text:p>0.00090138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2019-12-02 22:13:24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9072554" calcext:value-type="float">
            <text:p>0.139072554</text:p>
          </table:table-cell>
          <table:table-cell office:value-type="float" office:value="0.192487263" calcext:value-type="float">
            <text:p>0.192487263</text:p>
          </table:table-cell>
          <table:table-cell office:value-type="float" office:value="0.135571377" calcext:value-type="float">
            <text:p>0.135571377</text:p>
          </table:table-cell>
          <table:table-cell office:value-type="float" office:value="5" calcext:value-type="float">
            <text:p>5</text:p>
          </table:table-cell>
          <table:table-cell office:value-type="float" office:value="0.131253616" calcext:value-type="float">
            <text:p>0.131253616</text:p>
          </table:table-cell>
          <table:table-cell/>
          <table:table-cell office:value-type="float" office:value="0.001136214" calcext:value-type="float">
            <text:p>0.001136214</text:p>
          </table:table-cell>
          <table:table-cell office:value-type="float" office:value="0.001572608" calcext:value-type="float">
            <text:p>0.001572608</text:p>
          </table:table-cell>
          <table:table-cell office:value-type="float" office:value="0.001107609" calcext:value-type="float">
            <text:p>0.0011076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33" calcext:value-type="float">
            <text:p>0.001072333</text:p>
          </table:table-cell>
          <table:table-cell/>
          <table:table-cell office:value-type="float" office:value="0.000097611" calcext:value-type="float">
            <text:p>9.7611E-05</text:p>
          </table:table-cell>
          <table:table-cell office:value-type="float" office:value="0.000534006" calcext:value-type="float">
            <text:p>0.000534006</text:p>
          </table:table-cell>
          <table:table-cell office:value-type="float" office:value="0.000069007" calcext:value-type="float">
            <text:p>6.90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31" calcext:value-type="float">
            <text:p>3.3731E-05</text:p>
          </table:table-cell>
          <table:table-cell/>
          <table:table-cell office:value-type="float" office:value="24.611860194" calcext:value-type="float">
            <text:p>24.611860194</text:p>
          </table:table-cell>
          <table:table-cell office:value-type="float" office:value="24.622634373" calcext:value-type="float">
            <text:p>24.622634373</text:p>
          </table:table-cell>
          <table:table-cell office:value-type="float" office:value="24.611153974" calcext:value-type="float">
            <text:p>24.61115397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283042" calcext:value-type="float">
            <text:p>24.610283042</text:p>
          </table:table-cell>
          <table:table-cell/>
          <table:table-cell office:value-type="float" office:value="0.002474233" calcext:value-type="float">
            <text:p>0.002474233</text:p>
          </table:table-cell>
          <table:table-cell office:value-type="float" office:value="0.013536056" calcext:value-type="float">
            <text:p>0.013536056</text:p>
          </table:table-cell>
          <table:table-cell office:value-type="float" office:value="0.001749158" calcext:value-type="float">
            <text:p>0.0017491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4971" calcext:value-type="float">
            <text:p>0.0008549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2019-12-02 22:13:25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38968842" calcext:value-type="float">
            <text:p>0.138968842</text:p>
          </table:table-cell>
          <table:table-cell office:value-type="float" office:value="0.192188047" calcext:value-type="float">
            <text:p>0.192188047</text:p>
          </table:table-cell>
          <table:table-cell office:value-type="float" office:value="0.13563277" calcext:value-type="float">
            <text:p>0.13563277</text:p>
          </table:table-cell>
          <table:table-cell office:value-type="float" office:value="5" calcext:value-type="float">
            <text:p>5</text:p>
          </table:table-cell>
          <table:table-cell office:value-type="float" office:value="0.13125898" calcext:value-type="float">
            <text:p>0.13125898</text:p>
          </table:table-cell>
          <table:table-cell/>
          <table:table-cell office:value-type="float" office:value="0.001135366" calcext:value-type="float">
            <text:p>0.001135366</text:p>
          </table:table-cell>
          <table:table-cell office:value-type="float" office:value="0.001570164" calcext:value-type="float">
            <text:p>0.001570164</text:p>
          </table:table-cell>
          <table:table-cell office:value-type="float" office:value="0.001108111" calcext:value-type="float">
            <text:p>0.0011081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77" calcext:value-type="float">
            <text:p>0.001072377</text:p>
          </table:table-cell>
          <table:table-cell/>
          <table:table-cell office:value-type="float" office:value="0.000096764" calcext:value-type="float">
            <text:p>9.6764E-05</text:p>
          </table:table-cell>
          <table:table-cell office:value-type="float" office:value="0.000531561" calcext:value-type="float">
            <text:p>0.000531561</text:p>
          </table:table-cell>
          <table:table-cell office:value-type="float" office:value="0.000069508" calcext:value-type="float">
            <text:p>6.95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75" calcext:value-type="float">
            <text:p>3.3775E-05</text:p>
          </table:table-cell>
          <table:table-cell/>
          <table:table-cell office:value-type="float" office:value="24.616893247" calcext:value-type="float">
            <text:p>24.616893247</text:p>
          </table:table-cell>
          <table:table-cell office:value-type="float" office:value="24.627627943" calcext:value-type="float">
            <text:p>24.627627943</text:p>
          </table:table-cell>
          <table:table-cell office:value-type="float" office:value="24.616220334" calcext:value-type="float">
            <text:p>24.616220334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38104" calcext:value-type="float">
            <text:p>24.615338104</text:p>
          </table:table-cell>
          <table:table-cell/>
          <table:table-cell office:value-type="float" office:value="0.002452755" calcext:value-type="float">
            <text:p>0.002452755</text:p>
          </table:table-cell>
          <table:table-cell office:value-type="float" office:value="0.013474091" calcext:value-type="float">
            <text:p>0.013474091</text:p>
          </table:table-cell>
          <table:table-cell office:value-type="float" office:value="0.001761872" calcext:value-type="float">
            <text:p>0.0017618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6082" calcext:value-type="float">
            <text:p>0.0008560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2019-12-02 22:13:27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750689" calcext:value-type="float">
            <text:p>0.138750689</text:p>
          </table:table-cell>
          <table:table-cell office:value-type="float" office:value="0.19186797" calcext:value-type="float">
            <text:p>0.19186797</text:p>
          </table:table-cell>
          <table:table-cell office:value-type="float" office:value="0.134800689" calcext:value-type="float">
            <text:p>0.134800689</text:p>
          </table:table-cell>
          <table:table-cell office:value-type="float" office:value="5" calcext:value-type="float">
            <text:p>5</text:p>
          </table:table-cell>
          <table:table-cell office:value-type="float" office:value="0.131422297" calcext:value-type="float">
            <text:p>0.131422297</text:p>
          </table:table-cell>
          <table:table-cell/>
          <table:table-cell office:value-type="float" office:value="0.001133584" calcext:value-type="float">
            <text:p>0.001133584</text:p>
          </table:table-cell>
          <table:table-cell office:value-type="float" office:value="0.001567549" calcext:value-type="float">
            <text:p>0.001567549</text:p>
          </table:table-cell>
          <table:table-cell office:value-type="float" office:value="0.001101313" calcext:value-type="float">
            <text:p>0.0011013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12" calcext:value-type="float">
            <text:p>0.001073712</text:p>
          </table:table-cell>
          <table:table-cell/>
          <table:table-cell office:value-type="float" office:value="0.000094981" calcext:value-type="float">
            <text:p>9.4981E-05</text:p>
          </table:table-cell>
          <table:table-cell office:value-type="float" office:value="0.000528946" calcext:value-type="float">
            <text:p>0.000528946</text:p>
          </table:table-cell>
          <table:table-cell office:value-type="float" office:value="0.00006271" calcext:value-type="float">
            <text:p>6.2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09" calcext:value-type="float">
            <text:p>3.5109E-05</text:p>
          </table:table-cell>
          <table:table-cell/>
          <table:table-cell office:value-type="float" office:value="24.601687325" calcext:value-type="float">
            <text:p>24.601687325</text:p>
          </table:table-cell>
          <table:table-cell office:value-type="float" office:value="24.612401609" calcext:value-type="float">
            <text:p>24.612401609</text:p>
          </table:table-cell>
          <table:table-cell office:value-type="float" office:value="24.600890566" calcext:value-type="float">
            <text:p>24.60089056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09107" calcext:value-type="float">
            <text:p>24.600209107</text:p>
          </table:table-cell>
          <table:table-cell/>
          <table:table-cell office:value-type="float" office:value="0.002407576" calcext:value-type="float">
            <text:p>0.002407576</text:p>
          </table:table-cell>
          <table:table-cell office:value-type="float" office:value="0.013407806" calcext:value-type="float">
            <text:p>0.013407806</text:p>
          </table:table-cell>
          <table:table-cell office:value-type="float" office:value="0.001589552" calcext:value-type="float">
            <text:p>0.0015895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9904" calcext:value-type="float">
            <text:p>0.0008899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2019-12-02 22:13:2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9054077" calcext:value-type="float">
            <text:p>0.139054077</text:p>
          </table:table-cell>
          <table:table-cell office:value-type="float" office:value="0.191931747" calcext:value-type="float">
            <text:p>0.191931747</text:p>
          </table:table-cell>
          <table:table-cell office:value-type="float" office:value="0.135598199" calcext:value-type="float">
            <text:p>0.135598199</text:p>
          </table:table-cell>
          <table:table-cell office:value-type="float" office:value="5" calcext:value-type="float">
            <text:p>5</text:p>
          </table:table-cell>
          <table:table-cell office:value-type="float" office:value="0.13125302" calcext:value-type="float">
            <text:p>0.13125302</text:p>
          </table:table-cell>
          <table:table-cell/>
          <table:table-cell office:value-type="float" office:value="0.001136063" calcext:value-type="float">
            <text:p>0.001136063</text:p>
          </table:table-cell>
          <table:table-cell office:value-type="float" office:value="0.00156807" calcext:value-type="float">
            <text:p>0.00156807</text:p>
          </table:table-cell>
          <table:table-cell office:value-type="float" office:value="0.001107828" calcext:value-type="float">
            <text:p>0.0011078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29" calcext:value-type="float">
            <text:p>0.001072329</text:p>
          </table:table-cell>
          <table:table-cell/>
          <table:table-cell office:value-type="float" office:value="0.00009746" calcext:value-type="float">
            <text:p>9.746E-05</text:p>
          </table:table-cell>
          <table:table-cell office:value-type="float" office:value="0.000529467" calcext:value-type="float">
            <text:p>0.000529467</text:p>
          </table:table-cell>
          <table:table-cell office:value-type="float" office:value="0.000069226" calcext:value-type="float">
            <text:p>6.92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26" calcext:value-type="float">
            <text:p>3.3726E-05</text:p>
          </table:table-cell>
          <table:table-cell/>
          <table:table-cell office:value-type="float" office:value="24.606802494" calcext:value-type="float">
            <text:p>24.606802494</text:p>
          </table:table-cell>
          <table:table-cell office:value-type="float" office:value="24.617468397" calcext:value-type="float">
            <text:p>24.617468397</text:p>
          </table:table-cell>
          <table:table-cell office:value-type="float" office:value="24.606105409" calcext:value-type="float">
            <text:p>24.60610540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28942" calcext:value-type="float">
            <text:p>24.605228942</text:p>
          </table:table-cell>
          <table:table-cell/>
          <table:table-cell office:value-type="float" office:value="0.002470406" calcext:value-type="float">
            <text:p>0.002470406</text:p>
          </table:table-cell>
          <table:table-cell office:value-type="float" office:value="0.013421014" calcext:value-type="float">
            <text:p>0.013421014</text:p>
          </table:table-cell>
          <table:table-cell office:value-type="float" office:value="0.001754712" calcext:value-type="float">
            <text:p>0.0017547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4848" calcext:value-type="float">
            <text:p>0.0008548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2019-12-02 22:13:2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652937" calcext:value-type="float">
            <text:p>0.138652937</text:p>
          </table:table-cell>
          <table:table-cell office:value-type="float" office:value="0.191578888" calcext:value-type="float">
            <text:p>0.191578888</text:p>
          </table:table-cell>
          <table:table-cell office:value-type="float" office:value="0.135521905" calcext:value-type="float">
            <text:p>0.135521905</text:p>
          </table:table-cell>
          <table:table-cell office:value-type="float" office:value="5" calcext:value-type="float">
            <text:p>5</text:p>
          </table:table-cell>
          <table:table-cell office:value-type="float" office:value="0.131289379" calcext:value-type="float">
            <text:p>0.131289379</text:p>
          </table:table-cell>
          <table:table-cell/>
          <table:table-cell office:value-type="float" office:value="0.001132785" calcext:value-type="float">
            <text:p>0.001132785</text:p>
          </table:table-cell>
          <table:table-cell office:value-type="float" office:value="0.001565187" calcext:value-type="float">
            <text:p>0.001565187</text:p>
          </table:table-cell>
          <table:table-cell office:value-type="float" office:value="0.001107205" calcext:value-type="float">
            <text:p>0.0011072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626" calcext:value-type="float">
            <text:p>0.001072626</text:p>
          </table:table-cell>
          <table:table-cell/>
          <table:table-cell office:value-type="float" office:value="0.000094183" calcext:value-type="float">
            <text:p>9.4183E-05</text:p>
          </table:table-cell>
          <table:table-cell office:value-type="float" office:value="0.000526584" calcext:value-type="float">
            <text:p>0.000526584</text:p>
          </table:table-cell>
          <table:table-cell office:value-type="float" office:value="0.000068602" calcext:value-type="float">
            <text:p>6.860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023" calcext:value-type="float">
            <text:p>3.4023E-05</text:p>
          </table:table-cell>
          <table:table-cell/>
          <table:table-cell office:value-type="float" office:value="24.601667607" calcext:value-type="float">
            <text:p>24.601667607</text:p>
          </table:table-cell>
          <table:table-cell office:value-type="float" office:value="24.612343299" calcext:value-type="float">
            <text:p>24.612343299</text:p>
          </table:table-cell>
          <table:table-cell office:value-type="float" office:value="24.601036044" calcext:value-type="float">
            <text:p>24.60103604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182296" calcext:value-type="float">
            <text:p>24.600182296</text:p>
          </table:table-cell>
          <table:table-cell/>
          <table:table-cell office:value-type="float" office:value="0.002387333" calcext:value-type="float">
            <text:p>0.002387333</text:p>
          </table:table-cell>
          <table:table-cell office:value-type="float" office:value="0.013347939" calcext:value-type="float">
            <text:p>0.013347939</text:p>
          </table:table-cell>
          <table:table-cell office:value-type="float" office:value="0.001738912" calcext:value-type="float">
            <text:p>0.0017389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2378" calcext:value-type="float">
            <text:p>0.0008623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2019-12-02 22:13:30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38888972" calcext:value-type="float">
            <text:p>0.138888972</text:p>
          </table:table-cell>
          <table:table-cell office:value-type="float" office:value="0.19137802" calcext:value-type="float">
            <text:p>0.19137802</text:p>
          </table:table-cell>
          <table:table-cell office:value-type="float" office:value="0.135099904" calcext:value-type="float">
            <text:p>0.135099904</text:p>
          </table:table-cell>
          <table:table-cell office:value-type="float" office:value="5" calcext:value-type="float">
            <text:p>5</text:p>
          </table:table-cell>
          <table:table-cell office:value-type="float" office:value="0.131448523" calcext:value-type="float">
            <text:p>0.131448523</text:p>
          </table:table-cell>
          <table:table-cell/>
          <table:table-cell office:value-type="float" office:value="0.001134714" calcext:value-type="float">
            <text:p>0.001134714</text:p>
          </table:table-cell>
          <table:table-cell office:value-type="float" office:value="0.001563546" calcext:value-type="float">
            <text:p>0.001563546</text:p>
          </table:table-cell>
          <table:table-cell office:value-type="float" office:value="0.001103757" calcext:value-type="float">
            <text:p>0.0011037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926" calcext:value-type="float">
            <text:p>0.001073926</text:p>
          </table:table-cell>
          <table:table-cell/>
          <table:table-cell office:value-type="float" office:value="0.000096111" calcext:value-type="float">
            <text:p>9.6111E-05</text:p>
          </table:table-cell>
          <table:table-cell office:value-type="float" office:value="0.000524943" calcext:value-type="float">
            <text:p>0.000524943</text:p>
          </table:table-cell>
          <table:table-cell office:value-type="float" office:value="0.000065155" calcext:value-type="float">
            <text:p>6.51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323" calcext:value-type="float">
            <text:p>3.5323E-05</text:p>
          </table:table-cell>
          <table:table-cell/>
          <table:table-cell office:value-type="float" office:value="24.611823163" calcext:value-type="float">
            <text:p>24.611823163</text:p>
          </table:table-cell>
          <table:table-cell office:value-type="float" office:value="24.622410631" calcext:value-type="float">
            <text:p>24.622410631</text:p>
          </table:table-cell>
          <table:table-cell office:value-type="float" office:value="24.611058874" calcext:value-type="float">
            <text:p>24.61105887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22356" calcext:value-type="float">
            <text:p>24.610322356</text:p>
          </table:table-cell>
          <table:table-cell/>
          <table:table-cell office:value-type="float" office:value="0.002436214" calcext:value-type="float">
            <text:p>0.002436214</text:p>
          </table:table-cell>
          <table:table-cell office:value-type="float" office:value="0.013306341" calcext:value-type="float">
            <text:p>0.013306341</text:p>
          </table:table-cell>
          <table:table-cell office:value-type="float" office:value="0.001651518" calcext:value-type="float">
            <text:p>0.0016515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5336" calcext:value-type="float">
            <text:p>0.00089533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2019-12-02 22:13:3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38949768" calcext:value-type="float">
            <text:p>0.138949768</text:p>
          </table:table-cell>
          <table:table-cell office:value-type="float" office:value="0.191177749" calcext:value-type="float">
            <text:p>0.191177749</text:p>
          </table:table-cell>
          <table:table-cell office:value-type="float" office:value="0.134199278" calcext:value-type="float">
            <text:p>0.134199278</text:p>
          </table:table-cell>
          <table:table-cell office:value-type="float" office:value="5" calcext:value-type="float">
            <text:p>5</text:p>
          </table:table-cell>
          <table:table-cell office:value-type="float" office:value="0.131627337" calcext:value-type="float">
            <text:p>0.131627337</text:p>
          </table:table-cell>
          <table:table-cell/>
          <table:table-cell office:value-type="float" office:value="0.001135211" calcext:value-type="float">
            <text:p>0.001135211</text:p>
          </table:table-cell>
          <table:table-cell office:value-type="float" office:value="0.00156191" calcext:value-type="float">
            <text:p>0.00156191</text:p>
          </table:table-cell>
          <table:table-cell office:value-type="float" office:value="0.001096399" calcext:value-type="float">
            <text:p>0.0010963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87" calcext:value-type="float">
            <text:p>0.001075387</text:p>
          </table:table-cell>
          <table:table-cell/>
          <table:table-cell office:value-type="float" office:value="0.000096608" calcext:value-type="float">
            <text:p>9.6608E-05</text:p>
          </table:table-cell>
          <table:table-cell office:value-type="float" office:value="0.000523307" calcext:value-type="float">
            <text:p>0.000523307</text:p>
          </table:table-cell>
          <table:table-cell office:value-type="float" office:value="0.000057797" calcext:value-type="float">
            <text:p>5.77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84" calcext:value-type="float">
            <text:p>3.6784E-05</text:p>
          </table:table-cell>
          <table:table-cell/>
          <table:table-cell office:value-type="float" office:value="24.601727481" calcext:value-type="float">
            <text:p>24.601727481</text:p>
          </table:table-cell>
          <table:table-cell office:value-type="float" office:value="24.612262385" calcext:value-type="float">
            <text:p>24.612262385</text:p>
          </table:table-cell>
          <table:table-cell office:value-type="float" office:value="24.600769255" calcext:value-type="float">
            <text:p>24.60076925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50466" calcext:value-type="float">
            <text:p>24.600250466</text:p>
          </table:table-cell>
          <table:table-cell/>
          <table:table-cell office:value-type="float" office:value="0.002448805" calcext:value-type="float">
            <text:p>0.002448805</text:p>
          </table:table-cell>
          <table:table-cell office:value-type="float" office:value="0.013264867" calcext:value-type="float">
            <text:p>0.013264867</text:p>
          </table:table-cell>
          <table:table-cell office:value-type="float" office:value="0.001465003" calcext:value-type="float">
            <text:p>0.0014650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2367" calcext:value-type="float">
            <text:p>0.00093236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2019-12-02 22:13:33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081495" calcext:value-type="float">
            <text:p>0.139081495</text:p>
          </table:table-cell>
          <table:table-cell office:value-type="float" office:value="0.191281461" calcext:value-type="float">
            <text:p>0.191281461</text:p>
          </table:table-cell>
          <table:table-cell office:value-type="float" office:value="0.134910957" calcext:value-type="float">
            <text:p>0.134910957</text:p>
          </table:table-cell>
          <table:table-cell office:value-type="float" office:value="5" calcext:value-type="float">
            <text:p>5</text:p>
          </table:table-cell>
          <table:table-cell office:value-type="float" office:value="0.131334678" calcext:value-type="float">
            <text:p>0.131334678</text:p>
          </table:table-cell>
          <table:table-cell/>
          <table:table-cell office:value-type="float" office:value="0.001136287" calcext:value-type="float">
            <text:p>0.001136287</text:p>
          </table:table-cell>
          <table:table-cell office:value-type="float" office:value="0.001562757" calcext:value-type="float">
            <text:p>0.001562757</text:p>
          </table:table-cell>
          <table:table-cell office:value-type="float" office:value="0.001102214" calcext:value-type="float">
            <text:p>0.0011022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996" calcext:value-type="float">
            <text:p>0.001072996</text:p>
          </table:table-cell>
          <table:table-cell/>
          <table:table-cell office:value-type="float" office:value="0.000097684" calcext:value-type="float">
            <text:p>9.7684E-05</text:p>
          </table:table-cell>
          <table:table-cell office:value-type="float" office:value="0.000524154" calcext:value-type="float">
            <text:p>0.000524154</text:p>
          </table:table-cell>
          <table:table-cell office:value-type="float" office:value="0.000063611" calcext:value-type="float">
            <text:p>6.361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393" calcext:value-type="float">
            <text:p>3.4393E-05</text:p>
          </table:table-cell>
          <table:table-cell/>
          <table:table-cell office:value-type="float" office:value="24.59670008" calcext:value-type="float">
            <text:p>24.59670008</text:p>
          </table:table-cell>
          <table:table-cell office:value-type="float" office:value="24.607229381" calcext:value-type="float">
            <text:p>24.607229381</text:p>
          </table:table-cell>
          <table:table-cell office:value-type="float" office:value="24.595858833" calcext:value-type="float">
            <text:p>24.59585883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137454" calcext:value-type="float">
            <text:p>24.595137454</text:p>
          </table:table-cell>
          <table:table-cell/>
          <table:table-cell office:value-type="float" office:value="0.002476085" calcext:value-type="float">
            <text:p>0.002476085</text:p>
          </table:table-cell>
          <table:table-cell office:value-type="float" office:value="0.013286345" calcext:value-type="float">
            <text:p>0.013286345</text:p>
          </table:table-cell>
          <table:table-cell office:value-type="float" office:value="0.001612388" calcext:value-type="float">
            <text:p>0.0016123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1759" calcext:value-type="float">
            <text:p>0.0008717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2019-12-02 22:13:3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38884799" calcext:value-type="float">
            <text:p>0.138884799</text:p>
          </table:table-cell>
          <table:table-cell office:value-type="float" office:value="0.191050791" calcext:value-type="float">
            <text:p>0.191050791</text:p>
          </table:table-cell>
          <table:table-cell office:value-type="float" office:value="0.135430114" calcext:value-type="float">
            <text:p>0.135430114</text:p>
          </table:table-cell>
          <table:table-cell office:value-type="float" office:value="5" calcext:value-type="float">
            <text:p>5</text:p>
          </table:table-cell>
          <table:table-cell office:value-type="float" office:value="0.131345407" calcext:value-type="float">
            <text:p>0.131345407</text:p>
          </table:table-cell>
          <table:table-cell/>
          <table:table-cell office:value-type="float" office:value="0.00113468" calcext:value-type="float">
            <text:p>0.00113468</text:p>
          </table:table-cell>
          <table:table-cell office:value-type="float" office:value="0.001560872" calcext:value-type="float">
            <text:p>0.001560872</text:p>
          </table:table-cell>
          <table:table-cell office:value-type="float" office:value="0.001106455" calcext:value-type="float">
            <text:p>0.0011064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083" calcext:value-type="float">
            <text:p>0.001073083</text:p>
          </table:table-cell>
          <table:table-cell/>
          <table:table-cell office:value-type="float" office:value="0.000096077" calcext:value-type="float">
            <text:p>9.6077E-05</text:p>
          </table:table-cell>
          <table:table-cell office:value-type="float" office:value="0.00052227" calcext:value-type="float">
            <text:p>0.00052227</text:p>
          </table:table-cell>
          <table:table-cell office:value-type="float" office:value="0.000067852" calcext:value-type="float">
            <text:p>6.78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481" calcext:value-type="float">
            <text:p>3.4481E-05</text:p>
          </table:table-cell>
          <table:table-cell/>
          <table:table-cell office:value-type="float" office:value="24.606768349" calcext:value-type="float">
            <text:p>24.606768349</text:p>
          </table:table-cell>
          <table:table-cell office:value-type="float" office:value="24.617290701" calcext:value-type="float">
            <text:p>24.617290701</text:p>
          </table:table-cell>
          <table:table-cell office:value-type="float" office:value="24.606071504" calcext:value-type="float">
            <text:p>24.606071504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47577" calcext:value-type="float">
            <text:p>24.605247577</text:p>
          </table:table-cell>
          <table:table-cell/>
          <table:table-cell office:value-type="float" office:value="0.00243535" calcext:value-type="float">
            <text:p>0.00243535</text:p>
          </table:table-cell>
          <table:table-cell office:value-type="float" office:value="0.013238575" calcext:value-type="float">
            <text:p>0.013238575</text:p>
          </table:table-cell>
          <table:table-cell office:value-type="float" office:value="0.001719903" calcext:value-type="float">
            <text:p>0.0017199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3981" calcext:value-type="float">
            <text:p>0.00087398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2019-12-02 22:13:35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38847248" calcext:value-type="float">
            <text:p>0.138847248</text:p>
          </table:table-cell>
          <table:table-cell office:value-type="float" office:value="0.190743827" calcext:value-type="float">
            <text:p>0.190743827</text:p>
          </table:table-cell>
          <table:table-cell office:value-type="float" office:value="0.134540812" calcext:value-type="float">
            <text:p>0.134540812</text:p>
          </table:table-cell>
          <table:table-cell office:value-type="float" office:value="5" calcext:value-type="float">
            <text:p>5</text:p>
          </table:table-cell>
          <table:table-cell office:value-type="float" office:value="0.131514088" calcext:value-type="float">
            <text:p>0.131514088</text:p>
          </table:table-cell>
          <table:table-cell/>
          <table:table-cell office:value-type="float" office:value="0.001134373" calcext:value-type="float">
            <text:p>0.001134373</text:p>
          </table:table-cell>
          <table:table-cell office:value-type="float" office:value="0.001558365" calcext:value-type="float">
            <text:p>0.001558365</text:p>
          </table:table-cell>
          <table:table-cell office:value-type="float" office:value="0.00109919" calcext:value-type="float">
            <text:p>0.001099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62" calcext:value-type="float">
            <text:p>0.001074462</text:p>
          </table:table-cell>
          <table:table-cell/>
          <table:table-cell office:value-type="float" office:value="0.00009577" calcext:value-type="float">
            <text:p>9.577E-05</text:p>
          </table:table-cell>
          <table:table-cell office:value-type="float" office:value="0.000519762" calcext:value-type="float">
            <text:p>0.000519762</text:p>
          </table:table-cell>
          <table:table-cell office:value-type="float" office:value="0.000060587" calcext:value-type="float">
            <text:p>6.05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59" calcext:value-type="float">
            <text:p>3.5859E-05</text:p>
          </table:table-cell>
          <table:table-cell/>
          <table:table-cell office:value-type="float" office:value="24.591598857" calcext:value-type="float">
            <text:p>24.591598857</text:p>
          </table:table-cell>
          <table:table-cell office:value-type="float" office:value="24.602067011" calcext:value-type="float">
            <text:p>24.602067011</text:p>
          </table:table-cell>
          <table:table-cell office:value-type="float" office:value="24.590730194" calcext:value-type="float">
            <text:p>24.590730194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119664" calcext:value-type="float">
            <text:p>24.590119664</text:p>
          </table:table-cell>
          <table:table-cell/>
          <table:table-cell office:value-type="float" office:value="0.002427573" calcext:value-type="float">
            <text:p>0.002427573</text:p>
          </table:table-cell>
          <table:table-cell office:value-type="float" office:value="0.013175005" calcext:value-type="float">
            <text:p>0.013175005</text:p>
          </table:table-cell>
          <table:table-cell office:value-type="float" office:value="0.001535733" calcext:value-type="float">
            <text:p>0.0015357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8914" calcext:value-type="float">
            <text:p>0.0009089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2019-12-02 22:13:37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8857381" calcext:value-type="float">
            <text:p>0.138857381</text:p>
          </table:table-cell>
          <table:table-cell office:value-type="float" office:value="0.190469049" calcext:value-type="float">
            <text:p>0.190469049</text:p>
          </table:table-cell>
          <table:table-cell office:value-type="float" office:value="0.134369151" calcext:value-type="float">
            <text:p>0.134369151</text:p>
          </table:table-cell>
          <table:table-cell office:value-type="float" office:value="5" calcext:value-type="float">
            <text:p>5</text:p>
          </table:table-cell>
          <table:table-cell office:value-type="float" office:value="0.131582037" calcext:value-type="float">
            <text:p>0.131582037</text:p>
          </table:table-cell>
          <table:table-cell/>
          <table:table-cell office:value-type="float" office:value="0.001134456" calcext:value-type="float">
            <text:p>0.001134456</text:p>
          </table:table-cell>
          <table:table-cell office:value-type="float" office:value="0.00155612" calcext:value-type="float">
            <text:p>0.00155612</text:p>
          </table:table-cell>
          <table:table-cell office:value-type="float" office:value="0.001097787" calcext:value-type="float">
            <text:p>0.0010977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17" calcext:value-type="float">
            <text:p>0.001075017</text:p>
          </table:table-cell>
          <table:table-cell/>
          <table:table-cell office:value-type="float" office:value="0.000095853" calcext:value-type="float">
            <text:p>9.5853E-05</text:p>
          </table:table-cell>
          <table:table-cell office:value-type="float" office:value="0.000517517" calcext:value-type="float">
            <text:p>0.000517517</text:p>
          </table:table-cell>
          <table:table-cell office:value-type="float" office:value="0.000059184" calcext:value-type="float">
            <text:p>5.918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14" calcext:value-type="float">
            <text:p>3.6414E-05</text:p>
          </table:table-cell>
          <table:table-cell/>
          <table:table-cell office:value-type="float" office:value="24.596654873" calcext:value-type="float">
            <text:p>24.596654873</text:p>
          </table:table-cell>
          <table:table-cell office:value-type="float" office:value="24.607065509" calcext:value-type="float">
            <text:p>24.607065509</text:p>
          </table:table-cell>
          <table:table-cell office:value-type="float" office:value="24.595749544" calcext:value-type="float">
            <text:p>24.59574954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187349" calcext:value-type="float">
            <text:p>24.595187349</text:p>
          </table:table-cell>
          <table:table-cell/>
          <table:table-cell office:value-type="float" office:value="0.002429672" calcext:value-type="float">
            <text:p>0.002429672</text:p>
          </table:table-cell>
          <table:table-cell office:value-type="float" office:value="0.013118101" calcext:value-type="float">
            <text:p>0.013118101</text:p>
          </table:table-cell>
          <table:table-cell office:value-type="float" office:value="0.001500183" calcext:value-type="float">
            <text:p>0.0015001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2986" calcext:value-type="float">
            <text:p>0.0009229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2019-12-02 22:13:38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39057057" calcext:value-type="float">
            <text:p>0.139057057</text:p>
          </table:table-cell>
          <table:table-cell office:value-type="float" office:value="0.190638326" calcext:value-type="float">
            <text:p>0.190638326</text:p>
          </table:table-cell>
          <table:table-cell office:value-type="float" office:value="0.135219709" calcext:value-type="float">
            <text:p>0.135219709</text:p>
          </table:table-cell>
          <table:table-cell office:value-type="float" office:value="5" calcext:value-type="float">
            <text:p>5</text:p>
          </table:table-cell>
          <table:table-cell office:value-type="float" office:value="0.131285802" calcext:value-type="float">
            <text:p>0.131285802</text:p>
          </table:table-cell>
          <table:table-cell/>
          <table:table-cell office:value-type="float" office:value="0.001136087" calcext:value-type="float">
            <text:p>0.001136087</text:p>
          </table:table-cell>
          <table:table-cell office:value-type="float" office:value="0.001557503" calcext:value-type="float">
            <text:p>0.001557503</text:p>
          </table:table-cell>
          <table:table-cell office:value-type="float" office:value="0.001104736" calcext:value-type="float">
            <text:p>0.0011047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596" calcext:value-type="float">
            <text:p>0.001072596</text:p>
          </table:table-cell>
          <table:table-cell/>
          <table:table-cell office:value-type="float" office:value="0.000097484" calcext:value-type="float">
            <text:p>9.7484E-05</text:p>
          </table:table-cell>
          <table:table-cell office:value-type="float" office:value="0.0005189" calcext:value-type="float">
            <text:p>0.0005189</text:p>
          </table:table-cell>
          <table:table-cell office:value-type="float" office:value="0.000066133" calcext:value-type="float">
            <text:p>6.613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994" calcext:value-type="float">
            <text:p>3.3994E-05</text:p>
          </table:table-cell>
          <table:table-cell/>
          <table:table-cell office:value-type="float" office:value="24.59669515" calcext:value-type="float">
            <text:p>24.59669515</text:p>
          </table:table-cell>
          <table:table-cell office:value-type="float" office:value="24.607099654" calcext:value-type="float">
            <text:p>24.607099654</text:p>
          </table:table-cell>
          <table:table-cell office:value-type="float" office:value="24.595921112" calcext:value-type="float">
            <text:p>24.595921112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127595" calcext:value-type="float">
            <text:p>24.595127595</text:p>
          </table:table-cell>
          <table:table-cell/>
          <table:table-cell office:value-type="float" office:value="0.002471024" calcext:value-type="float">
            <text:p>0.002471024</text:p>
          </table:table-cell>
          <table:table-cell office:value-type="float" office:value="0.013153157" calcext:value-type="float">
            <text:p>0.013153157</text:p>
          </table:table-cell>
          <table:table-cell office:value-type="float" office:value="0.001676329" calcext:value-type="float">
            <text:p>0.0016763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1637" calcext:value-type="float">
            <text:p>0.00086163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2019-12-02 22:13:39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083879" calcext:value-type="float">
            <text:p>0.139083879</text:p>
          </table:table-cell>
          <table:table-cell office:value-type="float" office:value="0.190424942" calcext:value-type="float">
            <text:p>0.190424942</text:p>
          </table:table-cell>
          <table:table-cell office:value-type="float" office:value="0.135557668" calcext:value-type="float">
            <text:p>0.135557668</text:p>
          </table:table-cell>
          <table:table-cell office:value-type="float" office:value="5" calcext:value-type="float">
            <text:p>5</text:p>
          </table:table-cell>
          <table:table-cell office:value-type="float" office:value="0.131229178" calcext:value-type="float">
            <text:p>0.131229178</text:p>
          </table:table-cell>
          <table:table-cell/>
          <table:table-cell office:value-type="float" office:value="0.001136306" calcext:value-type="float">
            <text:p>0.001136306</text:p>
          </table:table-cell>
          <table:table-cell office:value-type="float" office:value="0.001555759" calcext:value-type="float">
            <text:p>0.001555759</text:p>
          </table:table-cell>
          <table:table-cell office:value-type="float" office:value="0.001107497" calcext:value-type="float">
            <text:p>0.0011074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134" calcext:value-type="float">
            <text:p>0.001072134</text:p>
          </table:table-cell>
          <table:table-cell/>
          <table:table-cell office:value-type="float" office:value="0.000097703" calcext:value-type="float">
            <text:p>9.7703E-05</text:p>
          </table:table-cell>
          <table:table-cell office:value-type="float" office:value="0.000517157" calcext:value-type="float">
            <text:p>0.000517157</text:p>
          </table:table-cell>
          <table:table-cell office:value-type="float" office:value="0.000068895" calcext:value-type="float">
            <text:p>6.88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531" calcext:value-type="float">
            <text:p>3.3531E-05</text:p>
          </table:table-cell>
          <table:table-cell/>
          <table:table-cell office:value-type="float" office:value="24.586592617" calcext:value-type="float">
            <text:p>24.586592617</text:p>
          </table:table-cell>
          <table:table-cell office:value-type="float" office:value="24.596948764" calcext:value-type="float">
            <text:p>24.596948764</text:p>
          </table:table-cell>
          <table:table-cell office:value-type="float" office:value="24.585881332" calcext:value-type="float">
            <text:p>24.58588133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008215" calcext:value-type="float">
            <text:p>24.585008215</text:p>
          </table:table-cell>
          <table:table-cell/>
          <table:table-cell office:value-type="float" office:value="0.002476578" calcext:value-type="float">
            <text:p>0.002476578</text:p>
          </table:table-cell>
          <table:table-cell office:value-type="float" office:value="0.013108967" calcext:value-type="float">
            <text:p>0.013108967</text:p>
          </table:table-cell>
          <table:table-cell office:value-type="float" office:value="0.001746319" calcext:value-type="float">
            <text:p>0.0017463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991" calcext:value-type="float">
            <text:p>0.000849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2019-12-02 22:13:4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359252" calcext:value-type="float">
            <text:p>0.139359252</text:p>
          </table:table-cell>
          <table:table-cell office:value-type="float" office:value="0.190222882" calcext:value-type="float">
            <text:p>0.190222882</text:p>
          </table:table-cell>
          <table:table-cell office:value-type="float" office:value="0.135484354" calcext:value-type="float">
            <text:p>0.135484354</text:p>
          </table:table-cell>
          <table:table-cell office:value-type="float" office:value="5" calcext:value-type="float">
            <text:p>5</text:p>
          </table:table-cell>
          <table:table-cell office:value-type="float" office:value="0.13126196" calcext:value-type="float">
            <text:p>0.13126196</text:p>
          </table:table-cell>
          <table:table-cell/>
          <table:table-cell office:value-type="float" office:value="0.001138556" calcext:value-type="float">
            <text:p>0.001138556</text:p>
          </table:table-cell>
          <table:table-cell office:value-type="float" office:value="0.001554109" calcext:value-type="float">
            <text:p>0.001554109</text:p>
          </table:table-cell>
          <table:table-cell office:value-type="float" office:value="0.001106898" calcext:value-type="float">
            <text:p>0.0011068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02" calcext:value-type="float">
            <text:p>0.001072402</text:p>
          </table:table-cell>
          <table:table-cell/>
          <table:table-cell office:value-type="float" office:value="0.000099953" calcext:value-type="float">
            <text:p>9.9953E-05</text:p>
          </table:table-cell>
          <table:table-cell office:value-type="float" office:value="0.000515506" calcext:value-type="float">
            <text:p>0.000515506</text:p>
          </table:table-cell>
          <table:table-cell office:value-type="float" office:value="0.000068296" calcext:value-type="float">
            <text:p>6.82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99" calcext:value-type="float">
            <text:p>3.3799E-05</text:p>
          </table:table-cell>
          <table:table-cell/>
          <table:table-cell office:value-type="float" office:value="24.581594193" calcext:value-type="float">
            <text:p>24.581594193</text:p>
          </table:table-cell>
          <table:table-cell office:value-type="float" office:value="24.591854082" calcext:value-type="float">
            <text:p>24.591854082</text:p>
          </table:table-cell>
          <table:table-cell office:value-type="float" office:value="24.580812569" calcext:value-type="float">
            <text:p>24.58081256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6085" calcext:value-type="float">
            <text:p>24.57996085</text:p>
          </table:table-cell>
          <table:table-cell/>
          <table:table-cell office:value-type="float" office:value="0.002533607" calcext:value-type="float">
            <text:p>0.002533607</text:p>
          </table:table-cell>
          <table:table-cell office:value-type="float" office:value="0.013067122" calcext:value-type="float">
            <text:p>0.013067122</text:p>
          </table:table-cell>
          <table:table-cell office:value-type="float" office:value="0.001731136" calcext:value-type="float">
            <text:p>0.0017311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6699" calcext:value-type="float">
            <text:p>0.0008566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2019-12-02 22:13:4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474885" calcext:value-type="float">
            <text:p>0.139474885</text:p>
          </table:table-cell>
          <table:table-cell office:value-type="float" office:value="0.190035127" calcext:value-type="float">
            <text:p>0.190035127</text:p>
          </table:table-cell>
          <table:table-cell office:value-type="float" office:value="0.135428922" calcext:value-type="float">
            <text:p>0.135428922</text:p>
          </table:table-cell>
          <table:table-cell office:value-type="float" office:value="5" calcext:value-type="float">
            <text:p>5</text:p>
          </table:table-cell>
          <table:table-cell office:value-type="float" office:value="0.131266133" calcext:value-type="float">
            <text:p>0.131266133</text:p>
          </table:table-cell>
          <table:table-cell/>
          <table:table-cell office:value-type="float" office:value="0.001139501" calcext:value-type="float">
            <text:p>0.001139501</text:p>
          </table:table-cell>
          <table:table-cell office:value-type="float" office:value="0.001552575" calcext:value-type="float">
            <text:p>0.001552575</text:p>
          </table:table-cell>
          <table:table-cell office:value-type="float" office:value="0.001106445" calcext:value-type="float">
            <text:p>0.0011064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36" calcext:value-type="float">
            <text:p>0.001072436</text:p>
          </table:table-cell>
          <table:table-cell/>
          <table:table-cell office:value-type="float" office:value="0.000100898" calcext:value-type="float">
            <text:p>0.000100898</text:p>
          </table:table-cell>
          <table:table-cell office:value-type="float" office:value="0.000513972" calcext:value-type="float">
            <text:p>0.000513972</text:p>
          </table:table-cell>
          <table:table-cell office:value-type="float" office:value="0.000067843" calcext:value-type="float">
            <text:p>6.78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833" calcext:value-type="float">
            <text:p>3.3833E-05</text:p>
          </table:table-cell>
          <table:table-cell/>
          <table:table-cell office:value-type="float" office:value="24.576563547" calcext:value-type="float">
            <text:p>24.576563547</text:p>
          </table:table-cell>
          <table:table-cell office:value-type="float" office:value="24.586762285" calcext:value-type="float">
            <text:p>24.586762285</text:p>
          </table:table-cell>
          <table:table-cell office:value-type="float" office:value="24.575747413" calcext:value-type="float">
            <text:p>24.575747413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07713" calcext:value-type="float">
            <text:p>24.574907713</text:p>
          </table:table-cell>
          <table:table-cell/>
          <table:table-cell office:value-type="float" office:value="0.002557554" calcext:value-type="float">
            <text:p>0.002557554</text:p>
          </table:table-cell>
          <table:table-cell office:value-type="float" office:value="0.013028239" calcext:value-type="float">
            <text:p>0.013028239</text:p>
          </table:table-cell>
          <table:table-cell office:value-type="float" office:value="0.001719656" calcext:value-type="float">
            <text:p>0.0017196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7563" calcext:value-type="float">
            <text:p>0.00085756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2019-12-02 22:13:43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293687" calcext:value-type="float">
            <text:p>0.139293687</text:p>
          </table:table-cell>
          <table:table-cell office:value-type="float" office:value="0.189815186" calcext:value-type="float">
            <text:p>0.189815186</text:p>
          </table:table-cell>
          <table:table-cell office:value-type="float" office:value="0.134916322" calcext:value-type="float">
            <text:p>0.134916322</text:p>
          </table:table-cell>
          <table:table-cell office:value-type="float" office:value="5" calcext:value-type="float">
            <text:p>5</text:p>
          </table:table-cell>
          <table:table-cell office:value-type="float" office:value="0.131402031" calcext:value-type="float">
            <text:p>0.131402031</text:p>
          </table:table-cell>
          <table:table-cell/>
          <table:table-cell office:value-type="float" office:value="0.00113802" calcext:value-type="float">
            <text:p>0.00113802</text:p>
          </table:table-cell>
          <table:table-cell office:value-type="float" office:value="0.001550778" calcext:value-type="float">
            <text:p>0.001550778</text:p>
          </table:table-cell>
          <table:table-cell office:value-type="float" office:value="0.001102258" calcext:value-type="float">
            <text:p>0.0011022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46" calcext:value-type="float">
            <text:p>0.001073546</text:p>
          </table:table-cell>
          <table:table-cell/>
          <table:table-cell office:value-type="float" office:value="0.000099418" calcext:value-type="float">
            <text:p>9.9418E-05</text:p>
          </table:table-cell>
          <table:table-cell office:value-type="float" office:value="0.000512175" calcext:value-type="float">
            <text:p>0.000512175</text:p>
          </table:table-cell>
          <table:table-cell office:value-type="float" office:value="0.000063655" calcext:value-type="float">
            <text:p>6.36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43" calcext:value-type="float">
            <text:p>3.4943E-05</text:p>
          </table:table-cell>
          <table:table-cell/>
          <table:table-cell office:value-type="float" office:value="24.581580967" calcext:value-type="float">
            <text:p>24.581580967</text:p>
          </table:table-cell>
          <table:table-cell office:value-type="float" office:value="24.591771844" calcext:value-type="float">
            <text:p>24.591771844</text:p>
          </table:table-cell>
          <table:table-cell office:value-type="float" office:value="24.580697989" calcext:value-type="float">
            <text:p>24.58069798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89104" calcext:value-type="float">
            <text:p>24.579989104</text:p>
          </table:table-cell>
          <table:table-cell/>
          <table:table-cell office:value-type="float" office:value="0.002520028" calcext:value-type="float">
            <text:p>0.002520028</text:p>
          </table:table-cell>
          <table:table-cell office:value-type="float" office:value="0.012982691" calcext:value-type="float">
            <text:p>0.012982691</text:p>
          </table:table-cell>
          <table:table-cell office:value-type="float" office:value="0.001613499" calcext:value-type="float">
            <text:p>0.0016134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5707" calcext:value-type="float">
            <text:p>0.0008857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2019-12-02 22:13:44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376538" calcext:value-type="float">
            <text:p>0.139376538</text:p>
          </table:table-cell>
          <table:table-cell office:value-type="float" office:value="0.189616703" calcext:value-type="float">
            <text:p>0.189616703</text:p>
          </table:table-cell>
          <table:table-cell office:value-type="float" office:value="0.134487764" calcext:value-type="float">
            <text:p>0.134487764</text:p>
          </table:table-cell>
          <table:table-cell office:value-type="float" office:value="5" calcext:value-type="float">
            <text:p>5</text:p>
          </table:table-cell>
          <table:table-cell office:value-type="float" office:value="0.131529585" calcext:value-type="float">
            <text:p>0.131529585</text:p>
          </table:table-cell>
          <table:table-cell/>
          <table:table-cell office:value-type="float" office:value="0.001138697" calcext:value-type="float">
            <text:p>0.001138697</text:p>
          </table:table-cell>
          <table:table-cell office:value-type="float" office:value="0.001549156" calcext:value-type="float">
            <text:p>0.001549156</text:p>
          </table:table-cell>
          <table:table-cell office:value-type="float" office:value="0.001098756" calcext:value-type="float">
            <text:p>0.0010987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588" calcext:value-type="float">
            <text:p>0.001074588</text:p>
          </table:table-cell>
          <table:table-cell/>
          <table:table-cell office:value-type="float" office:value="0.000100094" calcext:value-type="float">
            <text:p>0.000100094</text:p>
          </table:table-cell>
          <table:table-cell office:value-type="float" office:value="0.000510553" calcext:value-type="float">
            <text:p>0.000510553</text:p>
          </table:table-cell>
          <table:table-cell office:value-type="float" office:value="0.000060153" calcext:value-type="float">
            <text:p>6.01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985" calcext:value-type="float">
            <text:p>3.5985E-05</text:p>
          </table:table-cell>
          <table:table-cell/>
          <table:table-cell office:value-type="float" office:value="24.58159768" calcext:value-type="float">
            <text:p>24.58159768</text:p>
          </table:table-cell>
          <table:table-cell office:value-type="float" office:value="24.591731808" calcext:value-type="float">
            <text:p>24.591731808</text:p>
          </table:table-cell>
          <table:table-cell office:value-type="float" office:value="24.580611542" calcext:value-type="float">
            <text:p>24.58061154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14834" calcext:value-type="float">
            <text:p>24.580014834</text:p>
          </table:table-cell>
          <table:table-cell/>
          <table:table-cell office:value-type="float" office:value="0.002537186" calcext:value-type="float">
            <text:p>0.002537186</text:p>
          </table:table-cell>
          <table:table-cell office:value-type="float" office:value="0.012941587" calcext:value-type="float">
            <text:p>0.012941587</text:p>
          </table:table-cell>
          <table:table-cell office:value-type="float" office:value="0.001524747" calcext:value-type="float">
            <text:p>0.0015247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2123" calcext:value-type="float">
            <text:p>0.0009121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19-12-02 22:13:46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462368" calcext:value-type="float">
            <text:p>0.139462368</text:p>
          </table:table-cell>
          <table:table-cell office:value-type="float" office:value="0.189343117" calcext:value-type="float">
            <text:p>0.189343117</text:p>
          </table:table-cell>
          <table:table-cell office:value-type="float" office:value="0.134055034" calcext:value-type="float">
            <text:p>0.134055034</text:p>
          </table:table-cell>
          <table:table-cell office:value-type="float" office:value="5" calcext:value-type="float">
            <text:p>5</text:p>
          </table:table-cell>
          <table:table-cell office:value-type="float" office:value="0.131623761" calcext:value-type="float">
            <text:p>0.131623761</text:p>
          </table:table-cell>
          <table:table-cell/>
          <table:table-cell office:value-type="float" office:value="0.001139398" calcext:value-type="float">
            <text:p>0.001139398</text:p>
          </table:table-cell>
          <table:table-cell office:value-type="float" office:value="0.001546921" calcext:value-type="float">
            <text:p>0.001546921</text:p>
          </table:table-cell>
          <table:table-cell office:value-type="float" office:value="0.001095221" calcext:value-type="float">
            <text:p>0.0010952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58" calcext:value-type="float">
            <text:p>0.001075358</text:p>
          </table:table-cell>
          <table:table-cell/>
          <table:table-cell office:value-type="float" office:value="0.000100796" calcext:value-type="float">
            <text:p>0.000100796</text:p>
          </table:table-cell>
          <table:table-cell office:value-type="float" office:value="0.000508318" calcext:value-type="float">
            <text:p>0.000508318</text:p>
          </table:table-cell>
          <table:table-cell office:value-type="float" office:value="0.000056618" calcext:value-type="float">
            <text:p>5.66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55" calcext:value-type="float">
            <text:p>3.6755E-05</text:p>
          </table:table-cell>
          <table:table-cell/>
          <table:table-cell office:value-type="float" office:value="24.571507052" calcext:value-type="float">
            <text:p>24.571507052</text:p>
          </table:table-cell>
          <table:table-cell office:value-type="float" office:value="24.581568773" calcext:value-type="float">
            <text:p>24.581568773</text:p>
          </table:table-cell>
          <table:table-cell office:value-type="float" office:value="24.570416303" calcext:value-type="float">
            <text:p>24.570416303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25875" calcext:value-type="float">
            <text:p>24.569925875</text:p>
          </table:table-cell>
          <table:table-cell/>
          <table:table-cell office:value-type="float" office:value="0.002554961" calcext:value-type="float">
            <text:p>0.002554961</text:p>
          </table:table-cell>
          <table:table-cell office:value-type="float" office:value="0.01288493" calcext:value-type="float">
            <text:p>0.01288493</text:p>
          </table:table-cell>
          <table:table-cell office:value-type="float" office:value="0.001435131" calcext:value-type="float">
            <text:p>0.0014351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1626" calcext:value-type="float">
            <text:p>0.0009316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19-12-02 22:13:4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39504688" calcext:value-type="float">
            <text:p>0.139504688</text:p>
          </table:table-cell>
          <table:table-cell office:value-type="float" office:value="0.189161323" calcext:value-type="float">
            <text:p>0.189161323</text:p>
          </table:table-cell>
          <table:table-cell office:value-type="float" office:value="0.133740322" calcext:value-type="float">
            <text:p>0.133740322</text:p>
          </table:table-cell>
          <table:table-cell office:value-type="float" office:value="5" calcext:value-type="float">
            <text:p>5</text:p>
          </table:table-cell>
          <table:table-cell office:value-type="float" office:value="0.131828801" calcext:value-type="float">
            <text:p>0.131828801</text:p>
          </table:table-cell>
          <table:table-cell/>
          <table:table-cell office:value-type="float" office:value="0.001139744" calcext:value-type="float">
            <text:p>0.001139744</text:p>
          </table:table-cell>
          <table:table-cell office:value-type="float" office:value="0.001545436" calcext:value-type="float">
            <text:p>0.001545436</text:p>
          </table:table-cell>
          <table:table-cell office:value-type="float" office:value="0.00109265" calcext:value-type="float">
            <text:p>0.001092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033" calcext:value-type="float">
            <text:p>0.001077033</text:p>
          </table:table-cell>
          <table:table-cell/>
          <table:table-cell office:value-type="float" office:value="0.000101141" calcext:value-type="float">
            <text:p>0.000101141</text:p>
          </table:table-cell>
          <table:table-cell office:value-type="float" office:value="0.000506833" calcext:value-type="float">
            <text:p>0.000506833</text:p>
          </table:table-cell>
          <table:table-cell office:value-type="float" office:value="0.000054047" calcext:value-type="float">
            <text:p>5.404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843" calcext:value-type="float">
            <text:p>3.843E-05</text:p>
          </table:table-cell>
          <table:table-cell/>
          <table:table-cell office:value-type="float" office:value="24.581623529" calcext:value-type="float">
            <text:p>24.581623529</text:p>
          </table:table-cell>
          <table:table-cell office:value-type="float" office:value="24.591639952" calcext:value-type="float">
            <text:p>24.591639952</text:p>
          </table:table-cell>
          <table:table-cell office:value-type="float" office:value="24.580460772" calcext:value-type="float">
            <text:p>24.58046077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7519" calcext:value-type="float">
            <text:p>24.58007519</text:p>
          </table:table-cell>
          <table:table-cell/>
          <table:table-cell office:value-type="float" office:value="0.002563726" calcext:value-type="float">
            <text:p>0.002563726</text:p>
          </table:table-cell>
          <table:table-cell office:value-type="float" office:value="0.012847281" calcext:value-type="float">
            <text:p>0.012847281</text:p>
          </table:table-cell>
          <table:table-cell office:value-type="float" office:value="0.001369956" calcext:value-type="float">
            <text:p>0.0013699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74089" calcext:value-type="float">
            <text:p>0.00097408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2019-12-02 22:13:48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540451" calcext:value-type="float">
            <text:p>0.139540451</text:p>
          </table:table-cell>
          <table:table-cell office:value-type="float" office:value="0.189169668" calcext:value-type="float">
            <text:p>0.189169668</text:p>
          </table:table-cell>
          <table:table-cell office:value-type="float" office:value="0.133748666" calcext:value-type="float">
            <text:p>0.133748666</text:p>
          </table:table-cell>
          <table:table-cell office:value-type="float" office:value="5" calcext:value-type="float">
            <text:p>5</text:p>
          </table:table-cell>
          <table:table-cell office:value-type="float" office:value="0.131665484" calcext:value-type="float">
            <text:p>0.131665484</text:p>
          </table:table-cell>
          <table:table-cell/>
          <table:table-cell office:value-type="float" office:value="0.001140036" calcext:value-type="float">
            <text:p>0.001140036</text:p>
          </table:table-cell>
          <table:table-cell office:value-type="float" office:value="0.001545504" calcext:value-type="float">
            <text:p>0.001545504</text:p>
          </table:table-cell>
          <table:table-cell office:value-type="float" office:value="0.001092718" calcext:value-type="float">
            <text:p>0.0010927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698" calcext:value-type="float">
            <text:p>0.001075698</text:p>
          </table:table-cell>
          <table:table-cell/>
          <table:table-cell office:value-type="float" office:value="0.000101434" calcext:value-type="float">
            <text:p>0.000101434</text:p>
          </table:table-cell>
          <table:table-cell office:value-type="float" office:value="0.000506901" calcext:value-type="float">
            <text:p>0.000506901</text:p>
          </table:table-cell>
          <table:table-cell office:value-type="float" office:value="0.000054115" calcext:value-type="float">
            <text:p>5.41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096" calcext:value-type="float">
            <text:p>3.7096E-05</text:p>
          </table:table-cell>
          <table:table-cell/>
          <table:table-cell office:value-type="float" office:value="24.576576773" calcext:value-type="float">
            <text:p>24.576576773</text:p>
          </table:table-cell>
          <table:table-cell office:value-type="float" office:value="24.58658771" calcext:value-type="float">
            <text:p>24.58658771</text:p>
          </table:table-cell>
          <table:table-cell office:value-type="float" office:value="24.575408479" calcext:value-type="float">
            <text:p>24.57540847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88269" calcext:value-type="float">
            <text:p>24.574988269</text:p>
          </table:table-cell>
          <table:table-cell/>
          <table:table-cell office:value-type="float" office:value="0.002571132" calcext:value-type="float">
            <text:p>0.002571132</text:p>
          </table:table-cell>
          <table:table-cell office:value-type="float" office:value="0.01284901" calcext:value-type="float">
            <text:p>0.01284901</text:p>
          </table:table-cell>
          <table:table-cell office:value-type="float" office:value="0.001371684" calcext:value-type="float">
            <text:p>0.0013716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0267" calcext:value-type="float">
            <text:p>0.0009402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2019-12-02 22:13:49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408128" calcext:value-type="float">
            <text:p>0.139408128</text:p>
          </table:table-cell>
          <table:table-cell office:value-type="float" office:value="0.189084433" calcext:value-type="float">
            <text:p>0.189084433</text:p>
          </table:table-cell>
          <table:table-cell office:value-type="float" office:value="0.134226696" calcext:value-type="float">
            <text:p>0.134226696</text:p>
          </table:table-cell>
          <table:table-cell office:value-type="float" office:value="5" calcext:value-type="float">
            <text:p>5</text:p>
          </table:table-cell>
          <table:table-cell office:value-type="float" office:value="0.131564752" calcext:value-type="float">
            <text:p>0.131564752</text:p>
          </table:table-cell>
          <table:table-cell/>
          <table:table-cell office:value-type="float" office:value="0.001138955" calcext:value-type="float">
            <text:p>0.001138955</text:p>
          </table:table-cell>
          <table:table-cell office:value-type="float" office:value="0.001544807" calcext:value-type="float">
            <text:p>0.001544807</text:p>
          </table:table-cell>
          <table:table-cell office:value-type="float" office:value="0.001096623" calcext:value-type="float">
            <text:p>0.0010966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75" calcext:value-type="float">
            <text:p>0.001074875</text:p>
          </table:table-cell>
          <table:table-cell/>
          <table:table-cell office:value-type="float" office:value="0.000100353" calcext:value-type="float">
            <text:p>0.000100353</text:p>
          </table:table-cell>
          <table:table-cell office:value-type="float" office:value="0.000506205" calcext:value-type="float">
            <text:p>0.000506205</text:p>
          </table:table-cell>
          <table:table-cell office:value-type="float" office:value="0.000058021" calcext:value-type="float">
            <text:p>5.80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73" calcext:value-type="float">
            <text:p>3.6273E-05</text:p>
          </table:table-cell>
          <table:table-cell/>
          <table:table-cell office:value-type="float" office:value="24.576550081" calcext:value-type="float">
            <text:p>24.576550081</text:p>
          </table:table-cell>
          <table:table-cell office:value-type="float" office:value="24.586570517" calcext:value-type="float">
            <text:p>24.586570517</text:p>
          </table:table-cell>
          <table:table-cell office:value-type="float" office:value="24.575504905" calcext:value-type="float">
            <text:p>24.575504905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67949" calcext:value-type="float">
            <text:p>24.574967949</text:p>
          </table:table-cell>
          <table:table-cell/>
          <table:table-cell office:value-type="float" office:value="0.002543729" calcext:value-type="float">
            <text:p>0.002543729</text:p>
          </table:table-cell>
          <table:table-cell office:value-type="float" office:value="0.012831358" calcext:value-type="float">
            <text:p>0.012831358</text:p>
          </table:table-cell>
          <table:table-cell office:value-type="float" office:value="0.001470681" calcext:value-type="float">
            <text:p>0.0014706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9406" calcext:value-type="float">
            <text:p>0.000919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2019-12-02 22:13:51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438527" calcext:value-type="float">
            <text:p>0.139438527</text:p>
          </table:table-cell>
          <table:table-cell office:value-type="float" office:value="0.189005159" calcext:value-type="float">
            <text:p>0.189005159</text:p>
          </table:table-cell>
          <table:table-cell office:value-type="float" office:value="0.134947912" calcext:value-type="float">
            <text:p>0.134947912</text:p>
          </table:table-cell>
          <table:table-cell office:value-type="float" office:value="5" calcext:value-type="float">
            <text:p>5</text:p>
          </table:table-cell>
          <table:table-cell office:value-type="float" office:value="0.131357328" calcext:value-type="float">
            <text:p>0.131357328</text:p>
          </table:table-cell>
          <table:table-cell/>
          <table:table-cell office:value-type="float" office:value="0.001139204" calcext:value-type="float">
            <text:p>0.001139204</text:p>
          </table:table-cell>
          <table:table-cell office:value-type="float" office:value="0.00154416" calcext:value-type="float">
            <text:p>0.00154416</text:p>
          </table:table-cell>
          <table:table-cell office:value-type="float" office:value="0.001102516" calcext:value-type="float">
            <text:p>0.0011025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181" calcext:value-type="float">
            <text:p>0.001073181</text:p>
          </table:table-cell>
          <table:table-cell/>
          <table:table-cell office:value-type="float" office:value="0.000100601" calcext:value-type="float">
            <text:p>0.000100601</text:p>
          </table:table-cell>
          <table:table-cell office:value-type="float" office:value="0.000505557" calcext:value-type="float">
            <text:p>0.000505557</text:p>
          </table:table-cell>
          <table:table-cell office:value-type="float" office:value="0.000063913" calcext:value-type="float">
            <text:p>6.39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578" calcext:value-type="float">
            <text:p>3.4578E-05</text:p>
          </table:table-cell>
          <table:table-cell/>
          <table:table-cell office:value-type="float" office:value="24.571502243" calcext:value-type="float">
            <text:p>24.571502243</text:p>
          </table:table-cell>
          <table:table-cell office:value-type="float" office:value="24.581500602" calcext:value-type="float">
            <text:p>24.581500602</text:p>
          </table:table-cell>
          <table:table-cell office:value-type="float" office:value="24.570596412" calcext:value-type="float">
            <text:p>24.570596412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72131" calcext:value-type="float">
            <text:p>24.569872131</text:p>
          </table:table-cell>
          <table:table-cell/>
          <table:table-cell office:value-type="float" office:value="0.002550024" calcext:value-type="float">
            <text:p>0.002550024</text:p>
          </table:table-cell>
          <table:table-cell office:value-type="float" office:value="0.012814941" calcext:value-type="float">
            <text:p>0.012814941</text:p>
          </table:table-cell>
          <table:table-cell office:value-type="float" office:value="0.001620041" calcext:value-type="float">
            <text:p>0.0016200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645" calcext:value-type="float">
            <text:p>0.000876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19-12-02 22:13:5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425414" calcext:value-type="float">
            <text:p>0.139425414</text:p>
          </table:table-cell>
          <table:table-cell office:value-type="float" office:value="0.188877009" calcext:value-type="float">
            <text:p>0.188877009</text:p>
          </table:table-cell>
          <table:table-cell office:value-type="float" office:value="0.13525428" calcext:value-type="float">
            <text:p>0.13525428</text:p>
          </table:table-cell>
          <table:table-cell office:value-type="float" office:value="5" calcext:value-type="float">
            <text:p>5</text:p>
          </table:table-cell>
          <table:table-cell office:value-type="float" office:value="0.131256596" calcext:value-type="float">
            <text:p>0.131256596</text:p>
          </table:table-cell>
          <table:table-cell/>
          <table:table-cell office:value-type="float" office:value="0.001139097" calcext:value-type="float">
            <text:p>0.001139097</text:p>
          </table:table-cell>
          <table:table-cell office:value-type="float" office:value="0.001543113" calcext:value-type="float">
            <text:p>0.001543113</text:p>
          </table:table-cell>
          <table:table-cell office:value-type="float" office:value="0.001105019" calcext:value-type="float">
            <text:p>0.0011050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58" calcext:value-type="float">
            <text:p>0.001072358</text:p>
          </table:table-cell>
          <table:table-cell/>
          <table:table-cell office:value-type="float" office:value="0.000100494" calcext:value-type="float">
            <text:p>0.000100494</text:p>
          </table:table-cell>
          <table:table-cell office:value-type="float" office:value="0.00050451" calcext:value-type="float">
            <text:p>0.00050451</text:p>
          </table:table-cell>
          <table:table-cell office:value-type="float" office:value="0.000066416" calcext:value-type="float">
            <text:p>6.64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55" calcext:value-type="float">
            <text:p>3.3755E-05</text:p>
          </table:table-cell>
          <table:table-cell/>
          <table:table-cell office:value-type="float" office:value="24.576553568" calcext:value-type="float">
            <text:p>24.576553568</text:p>
          </table:table-cell>
          <table:table-cell office:value-type="float" office:value="24.586528677" calcext:value-type="float">
            <text:p>24.586528677</text:p>
          </table:table-cell>
          <table:table-cell office:value-type="float" office:value="24.575712185" calcext:value-type="float">
            <text:p>24.575712185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05789" calcext:value-type="float">
            <text:p>24.574905789</text:p>
          </table:table-cell>
          <table:table-cell/>
          <table:table-cell office:value-type="float" office:value="0.002547308" calcext:value-type="float">
            <text:p>0.002547308</text:p>
          </table:table-cell>
          <table:table-cell office:value-type="float" office:value="0.012788402" calcext:value-type="float">
            <text:p>0.012788402</text:p>
          </table:table-cell>
          <table:table-cell office:value-type="float" office:value="0.001683489" calcext:value-type="float">
            <text:p>0.0016834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5588" calcext:value-type="float">
            <text:p>0.0008555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19-12-02 22:13:5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458792" calcext:value-type="float">
            <text:p>0.139458792</text:p>
          </table:table-cell>
          <table:table-cell office:value-type="float" office:value="0.188717269" calcext:value-type="float">
            <text:p>0.188717269</text:p>
          </table:table-cell>
          <table:table-cell office:value-type="float" office:value="0.135523097" calcext:value-type="float">
            <text:p>0.135523097</text:p>
          </table:table-cell>
          <table:table-cell office:value-type="float" office:value="5" calcext:value-type="float">
            <text:p>5</text:p>
          </table:table-cell>
          <table:table-cell office:value-type="float" office:value="0.131146327" calcext:value-type="float">
            <text:p>0.131146327</text:p>
          </table:table-cell>
          <table:table-cell/>
          <table:table-cell office:value-type="float" office:value="0.001139369" calcext:value-type="float">
            <text:p>0.001139369</text:p>
          </table:table-cell>
          <table:table-cell office:value-type="float" office:value="0.001541808" calcext:value-type="float">
            <text:p>0.001541808</text:p>
          </table:table-cell>
          <table:table-cell office:value-type="float" office:value="0.001107215" calcext:value-type="float">
            <text:p>0.0011072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457" calcext:value-type="float">
            <text:p>0.001071457</text:p>
          </table:table-cell>
          <table:table-cell/>
          <table:table-cell office:value-type="float" office:value="0.000100766" calcext:value-type="float">
            <text:p>0.000100766</text:p>
          </table:table-cell>
          <table:table-cell office:value-type="float" office:value="0.000503205" calcext:value-type="float">
            <text:p>0.000503205</text:p>
          </table:table-cell>
          <table:table-cell office:value-type="float" office:value="0.000068612" calcext:value-type="float">
            <text:p>6.86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854" calcext:value-type="float">
            <text:p>3.2854E-05</text:p>
          </table:table-cell>
          <table:table-cell/>
          <table:table-cell office:value-type="float" office:value="24.571506331" calcext:value-type="float">
            <text:p>24.571506331</text:p>
          </table:table-cell>
          <table:table-cell office:value-type="float" office:value="24.58144253" calcext:value-type="float">
            <text:p>24.58144253</text:p>
          </table:table-cell>
          <table:table-cell office:value-type="float" office:value="24.570712436" calcext:value-type="float">
            <text:p>24.570712436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29569" calcext:value-type="float">
            <text:p>24.569829569</text:p>
          </table:table-cell>
          <table:table-cell/>
          <table:table-cell office:value-type="float" office:value="0.002554221" calcext:value-type="float">
            <text:p>0.002554221</text:p>
          </table:table-cell>
          <table:table-cell office:value-type="float" office:value="0.012755321" calcext:value-type="float">
            <text:p>0.012755321</text:p>
          </table:table-cell>
          <table:table-cell office:value-type="float" office:value="0.001739159" calcext:value-type="float">
            <text:p>0.0017391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2752" calcext:value-type="float">
            <text:p>0.00083275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2019-12-02 22:13:5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398591" calcext:value-type="float">
            <text:p>0.139398591</text:p>
          </table:table-cell>
          <table:table-cell office:value-type="float" office:value="0.188418053" calcext:value-type="float">
            <text:p>0.188418053</text:p>
          </table:table-cell>
          <table:table-cell office:value-type="float" office:value="0.134990231" calcext:value-type="float">
            <text:p>0.134990231</text:p>
          </table:table-cell>
          <table:table-cell office:value-type="float" office:value="5" calcext:value-type="float">
            <text:p>5</text:p>
          </table:table-cell>
          <table:table-cell office:value-type="float" office:value="0.131371037" calcext:value-type="float">
            <text:p>0.131371037</text:p>
          </table:table-cell>
          <table:table-cell/>
          <table:table-cell office:value-type="float" office:value="0.001138877" calcext:value-type="float">
            <text:p>0.001138877</text:p>
          </table:table-cell>
          <table:table-cell office:value-type="float" office:value="0.001539363" calcext:value-type="float">
            <text:p>0.001539363</text:p>
          </table:table-cell>
          <table:table-cell office:value-type="float" office:value="0.001102861" calcext:value-type="float">
            <text:p>0.0011028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293" calcext:value-type="float">
            <text:p>0.001073293</text:p>
          </table:table-cell>
          <table:table-cell/>
          <table:table-cell office:value-type="float" office:value="0.000100275" calcext:value-type="float">
            <text:p>0.000100275</text:p>
          </table:table-cell>
          <table:table-cell office:value-type="float" office:value="0.00050076" calcext:value-type="float">
            <text:p>0.00050076</text:p>
          </table:table-cell>
          <table:table-cell office:value-type="float" office:value="0.000064259" calcext:value-type="float">
            <text:p>6.425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69" calcext:value-type="float">
            <text:p>3.469E-05</text:p>
          </table:table-cell>
          <table:table-cell/>
          <table:table-cell office:value-type="float" office:value="24.576548157" calcext:value-type="float">
            <text:p>24.576548157</text:p>
          </table:table-cell>
          <table:table-cell office:value-type="float" office:value="24.586436099" calcext:value-type="float">
            <text:p>24.586436099</text:p>
          </table:table-cell>
          <table:table-cell office:value-type="float" office:value="24.575658923" calcext:value-type="float">
            <text:p>24.575658923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28874" calcext:value-type="float">
            <text:p>24.574928874</text:p>
          </table:table-cell>
          <table:table-cell/>
          <table:table-cell office:value-type="float" office:value="0.002541754" calcext:value-type="float">
            <text:p>0.002541754</text:p>
          </table:table-cell>
          <table:table-cell office:value-type="float" office:value="0.012693356" calcext:value-type="float">
            <text:p>0.012693356</text:p>
          </table:table-cell>
          <table:table-cell office:value-type="float" office:value="0.001628805" calcext:value-type="float">
            <text:p>0.0016288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9289" calcext:value-type="float">
            <text:p>0.00087928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2019-12-02 22:13:5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007585" calcext:value-type="float">
            <text:p>0.139007585</text:p>
          </table:table-cell>
          <table:table-cell office:value-type="float" office:value="0.187927507" calcext:value-type="float">
            <text:p>0.187927507</text:p>
          </table:table-cell>
          <table:table-cell office:value-type="float" office:value="0.134127752" calcext:value-type="float">
            <text:p>0.134127752</text:p>
          </table:table-cell>
          <table:table-cell office:value-type="float" office:value="5" calcext:value-type="float">
            <text:p>5</text:p>
          </table:table-cell>
          <table:table-cell office:value-type="float" office:value="0.131639258" calcext:value-type="float">
            <text:p>0.131639258</text:p>
          </table:table-cell>
          <table:table-cell/>
          <table:table-cell office:value-type="float" office:value="0.001135683" calcext:value-type="float">
            <text:p>0.001135683</text:p>
          </table:table-cell>
          <table:table-cell office:value-type="float" office:value="0.001535355" calcext:value-type="float">
            <text:p>0.001535355</text:p>
          </table:table-cell>
          <table:table-cell office:value-type="float" office:value="0.001095815" calcext:value-type="float">
            <text:p>0.0010958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84" calcext:value-type="float">
            <text:p>0.001075484</text:p>
          </table:table-cell>
          <table:table-cell/>
          <table:table-cell office:value-type="float" office:value="0.00009708" calcext:value-type="float">
            <text:p>9.708E-05</text:p>
          </table:table-cell>
          <table:table-cell office:value-type="float" office:value="0.000496753" calcext:value-type="float">
            <text:p>0.000496753</text:p>
          </table:table-cell>
          <table:table-cell office:value-type="float" office:value="0.000057212" calcext:value-type="float">
            <text:p>5.72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81" calcext:value-type="float">
            <text:p>3.6881E-05</text:p>
          </table:table-cell>
          <table:table-cell/>
          <table:table-cell office:value-type="float" office:value="24.576469285" calcext:value-type="float">
            <text:p>24.576469285</text:p>
          </table:table-cell>
          <table:table-cell office:value-type="float" office:value="24.586337149" calcext:value-type="float">
            <text:p>24.586337149</text:p>
          </table:table-cell>
          <table:table-cell office:value-type="float" office:value="24.575484947" calcext:value-type="float">
            <text:p>24.575484947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82978" calcext:value-type="float">
            <text:p>24.574982978</text:p>
          </table:table-cell>
          <table:table-cell/>
          <table:table-cell office:value-type="float" office:value="0.002460778" calcext:value-type="float">
            <text:p>0.002460778</text:p>
          </table:table-cell>
          <table:table-cell office:value-type="float" office:value="0.012591768" calcext:value-type="float">
            <text:p>0.012591768</text:p>
          </table:table-cell>
          <table:table-cell office:value-type="float" office:value="0.00145019" calcext:value-type="float">
            <text:p>0.001450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836" calcext:value-type="float">
            <text:p>0.00093483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2019-12-02 22:13:57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9559524" calcext:value-type="float">
            <text:p>0.139559524</text:p>
          </table:table-cell>
          <table:table-cell office:value-type="float" office:value="0.187988304" calcext:value-type="float">
            <text:p>0.187988304</text:p>
          </table:table-cell>
          <table:table-cell office:value-type="float" office:value="0.133616344" calcext:value-type="float">
            <text:p>0.133616344</text:p>
          </table:table-cell>
          <table:table-cell office:value-type="float" office:value="5" calcext:value-type="float">
            <text:p>5</text:p>
          </table:table-cell>
          <table:table-cell office:value-type="float" office:value="0.131757871" calcext:value-type="float">
            <text:p>0.131757871</text:p>
          </table:table-cell>
          <table:table-cell/>
          <table:table-cell office:value-type="float" office:value="0.001140192" calcext:value-type="float">
            <text:p>0.001140192</text:p>
          </table:table-cell>
          <table:table-cell office:value-type="float" office:value="0.001535852" calcext:value-type="float">
            <text:p>0.001535852</text:p>
          </table:table-cell>
          <table:table-cell office:value-type="float" office:value="0.001091637" calcext:value-type="float">
            <text:p>0.0010916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453" calcext:value-type="float">
            <text:p>0.001076453</text:p>
          </table:table-cell>
          <table:table-cell/>
          <table:table-cell office:value-type="float" office:value="0.000101589" calcext:value-type="float">
            <text:p>0.000101589</text:p>
          </table:table-cell>
          <table:table-cell office:value-type="float" office:value="0.000497249" calcext:value-type="float">
            <text:p>0.000497249</text:p>
          </table:table-cell>
          <table:table-cell office:value-type="float" office:value="0.000053034" calcext:value-type="float">
            <text:p>5.30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85" calcext:value-type="float">
            <text:p>3.785E-05</text:p>
          </table:table-cell>
          <table:table-cell/>
          <table:table-cell office:value-type="float" office:value="24.56647268" calcext:value-type="float">
            <text:p>24.56647268</text:p>
          </table:table-cell>
          <table:table-cell office:value-type="float" office:value="24.576241562" calcext:value-type="float">
            <text:p>24.576241562</text:p>
          </table:table-cell>
          <table:table-cell office:value-type="float" office:value="24.565273837" calcext:value-type="float">
            <text:p>24.565273837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9895" calcext:value-type="float">
            <text:p>24.56489895</text:p>
          </table:table-cell>
          <table:table-cell/>
          <table:table-cell office:value-type="float" office:value="0.002575082" calcext:value-type="float">
            <text:p>0.002575082</text:p>
          </table:table-cell>
          <table:table-cell office:value-type="float" office:value="0.012604358" calcext:value-type="float">
            <text:p>0.012604358</text:p>
          </table:table-cell>
          <table:table-cell office:value-type="float" office:value="0.00134428" calcext:value-type="float">
            <text:p>0.001344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94" calcext:value-type="float">
            <text:p>0.00095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2019-12-02 22:13:58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572041" calcext:value-type="float">
            <text:p>0.139572041</text:p>
          </table:table-cell>
          <table:table-cell office:value-type="float" office:value="0.188074134" calcext:value-type="float">
            <text:p>0.188074134</text:p>
          </table:table-cell>
          <table:table-cell office:value-type="float" office:value="0.134961621" calcext:value-type="float">
            <text:p>0.134961621</text:p>
          </table:table-cell>
          <table:table-cell office:value-type="float" office:value="5" calcext:value-type="float">
            <text:p>5</text:p>
          </table:table-cell>
          <table:table-cell office:value-type="float" office:value="0.131321565" calcext:value-type="float">
            <text:p>0.131321565</text:p>
          </table:table-cell>
          <table:table-cell/>
          <table:table-cell office:value-type="float" office:value="0.001140294" calcext:value-type="float">
            <text:p>0.001140294</text:p>
          </table:table-cell>
          <table:table-cell office:value-type="float" office:value="0.001536553" calcext:value-type="float">
            <text:p>0.001536553</text:p>
          </table:table-cell>
          <table:table-cell office:value-type="float" office:value="0.001102628" calcext:value-type="float">
            <text:p>0.0011026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89" calcext:value-type="float">
            <text:p>0.001072889</text:p>
          </table:table-cell>
          <table:table-cell/>
          <table:table-cell office:value-type="float" office:value="0.000101692" calcext:value-type="float">
            <text:p>0.000101692</text:p>
          </table:table-cell>
          <table:table-cell office:value-type="float" office:value="0.000497951" calcext:value-type="float">
            <text:p>0.000497951</text:p>
          </table:table-cell>
          <table:table-cell office:value-type="float" office:value="0.000064025" calcext:value-type="float">
            <text:p>6.40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286" calcext:value-type="float">
            <text:p>3.4286E-05</text:p>
          </table:table-cell>
          <table:table-cell/>
          <table:table-cell office:value-type="float" office:value="24.571529175" calcext:value-type="float">
            <text:p>24.571529175</text:p>
          </table:table-cell>
          <table:table-cell office:value-type="float" office:value="24.581312801" calcext:value-type="float">
            <text:p>24.581312801</text:p>
          </table:table-cell>
          <table:table-cell office:value-type="float" office:value="24.570599177" calcext:value-type="float">
            <text:p>24.57059917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64917" calcext:value-type="float">
            <text:p>24.569864917</text:p>
          </table:table-cell>
          <table:table-cell/>
          <table:table-cell office:value-type="float" office:value="0.002577674" calcext:value-type="float">
            <text:p>0.002577674</text:p>
          </table:table-cell>
          <table:table-cell office:value-type="float" office:value="0.012622133" calcext:value-type="float">
            <text:p>0.012622133</text:p>
          </table:table-cell>
          <table:table-cell office:value-type="float" office:value="0.00162288" calcext:value-type="float">
            <text:p>0.001622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9043" calcext:value-type="float">
            <text:p>0.0008690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019-12-02 22:14:00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492767" calcext:value-type="float">
            <text:p>0.139492767</text:p>
          </table:table-cell>
          <table:table-cell office:value-type="float" office:value="0.187965654" calcext:value-type="float">
            <text:p>0.187965654</text:p>
          </table:table-cell>
          <table:table-cell office:value-type="float" office:value="0.135293023" calcext:value-type="float">
            <text:p>0.135293023</text:p>
          </table:table-cell>
          <table:table-cell office:value-type="float" office:value="5" calcext:value-type="float">
            <text:p>5</text:p>
          </table:table-cell>
          <table:table-cell office:value-type="float" office:value="0.131192819" calcext:value-type="float">
            <text:p>0.131192819</text:p>
          </table:table-cell>
          <table:table-cell/>
          <table:table-cell office:value-type="float" office:value="0.001139647" calcext:value-type="float">
            <text:p>0.001139647</text:p>
          </table:table-cell>
          <table:table-cell office:value-type="float" office:value="0.001535667" calcext:value-type="float">
            <text:p>0.001535667</text:p>
          </table:table-cell>
          <table:table-cell office:value-type="float" office:value="0.001105335" calcext:value-type="float">
            <text:p>0.0011053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837" calcext:value-type="float">
            <text:p>0.001071837</text:p>
          </table:table-cell>
          <table:table-cell/>
          <table:table-cell office:value-type="float" office:value="0.000101044" calcext:value-type="float">
            <text:p>0.000101044</text:p>
          </table:table-cell>
          <table:table-cell office:value-type="float" office:value="0.000497064" calcext:value-type="float">
            <text:p>0.000497064</text:p>
          </table:table-cell>
          <table:table-cell office:value-type="float" office:value="0.000066732" calcext:value-type="float">
            <text:p>6.67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234" calcext:value-type="float">
            <text:p>3.3234E-05</text:p>
          </table:table-cell>
          <table:table-cell/>
          <table:table-cell office:value-type="float" office:value="24.576567154" calcext:value-type="float">
            <text:p>24.576567154</text:p>
          </table:table-cell>
          <table:table-cell office:value-type="float" office:value="24.586344844" calcext:value-type="float">
            <text:p>24.586344844</text:p>
          </table:table-cell>
          <table:table-cell office:value-type="float" office:value="24.57572" calcext:value-type="float">
            <text:p>24.57572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892925" calcext:value-type="float">
            <text:p>24.574892925</text:p>
          </table:table-cell>
          <table:table-cell/>
          <table:table-cell office:value-type="float" office:value="0.002561257" calcext:value-type="float">
            <text:p>0.002561257</text:p>
          </table:table-cell>
          <table:table-cell office:value-type="float" office:value="0.012599668" calcext:value-type="float">
            <text:p>0.012599668</text:p>
          </table:table-cell>
          <table:table-cell office:value-type="float" office:value="0.001691512" calcext:value-type="float">
            <text:p>0.0016915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2381" calcext:value-type="float">
            <text:p>0.0008423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2019-12-02 22:14:01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9403956" calcext:value-type="float">
            <text:p>0.139403956</text:p>
          </table:table-cell>
          <table:table-cell office:value-type="float" office:value="0.187639616" calcext:value-type="float">
            <text:p>0.187639616</text:p>
          </table:table-cell>
          <table:table-cell office:value-type="float" office:value="0.135321037" calcext:value-type="float">
            <text:p>0.135321037</text:p>
          </table:table-cell>
          <table:table-cell office:value-type="float" office:value="5" calcext:value-type="float">
            <text:p>5</text:p>
          </table:table-cell>
          <table:table-cell office:value-type="float" office:value="0.131267325" calcext:value-type="float">
            <text:p>0.131267325</text:p>
          </table:table-cell>
          <table:table-cell/>
          <table:table-cell office:value-type="float" office:value="0.001138921" calcext:value-type="float">
            <text:p>0.001138921</text:p>
          </table:table-cell>
          <table:table-cell office:value-type="float" office:value="0.001533003" calcext:value-type="float">
            <text:p>0.001533003</text:p>
          </table:table-cell>
          <table:table-cell office:value-type="float" office:value="0.001105564" calcext:value-type="float">
            <text:p>0.0011055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45" calcext:value-type="float">
            <text:p>0.001072445</text:p>
          </table:table-cell>
          <table:table-cell/>
          <table:table-cell office:value-type="float" office:value="0.000100318" calcext:value-type="float">
            <text:p>0.000100318</text:p>
          </table:table-cell>
          <table:table-cell office:value-type="float" office:value="0.000494401" calcext:value-type="float">
            <text:p>0.000494401</text:p>
          </table:table-cell>
          <table:table-cell office:value-type="float" office:value="0.000066961" calcext:value-type="float">
            <text:p>6.69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843" calcext:value-type="float">
            <text:p>3.3843E-05</text:p>
          </table:table-cell>
          <table:table-cell/>
          <table:table-cell office:value-type="float" office:value="24.566441299" calcext:value-type="float">
            <text:p>24.566441299</text:p>
          </table:table-cell>
          <table:table-cell office:value-type="float" office:value="24.576171226" calcext:value-type="float">
            <text:p>24.576171226</text:p>
          </table:table-cell>
          <table:table-cell office:value-type="float" office:value="24.565617703" calcext:value-type="float">
            <text:p>24.565617703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799998" calcext:value-type="float">
            <text:p>24.564799998</text:p>
          </table:table-cell>
          <table:table-cell/>
          <table:table-cell office:value-type="float" office:value="0.002542865" calcext:value-type="float">
            <text:p>0.002542865</text:p>
          </table:table-cell>
          <table:table-cell office:value-type="float" office:value="0.012532148" calcext:value-type="float">
            <text:p>0.012532148</text:p>
          </table:table-cell>
          <table:table-cell office:value-type="float" office:value="0.001697314" calcext:value-type="float">
            <text:p>0.0016973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781" calcext:value-type="float">
            <text:p>0.000857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2019-12-02 22:14:02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30084" calcext:value-type="float">
            <text:p>0.13930084</text:p>
          </table:table-cell>
          <table:table-cell office:value-type="float" office:value="0.18750193" calcext:value-type="float">
            <text:p>0.18750193</text:p>
          </table:table-cell>
          <table:table-cell office:value-type="float" office:value="0.134946124" calcext:value-type="float">
            <text:p>0.134946124</text:p>
          </table:table-cell>
          <table:table-cell office:value-type="float" office:value="5" calcext:value-type="float">
            <text:p>5</text:p>
          </table:table-cell>
          <table:table-cell office:value-type="float" office:value="0.131360904" calcext:value-type="float">
            <text:p>0.131360904</text:p>
          </table:table-cell>
          <table:table-cell/>
          <table:table-cell office:value-type="float" office:value="0.001138079" calcext:value-type="float">
            <text:p>0.001138079</text:p>
          </table:table-cell>
          <table:table-cell office:value-type="float" office:value="0.001531879" calcext:value-type="float">
            <text:p>0.001531879</text:p>
          </table:table-cell>
          <table:table-cell office:value-type="float" office:value="0.001102501" calcext:value-type="float">
            <text:p>0.0011025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21" calcext:value-type="float">
            <text:p>0.00107321</text:p>
          </table:table-cell>
          <table:table-cell/>
          <table:table-cell office:value-type="float" office:value="0.000099476" calcext:value-type="float">
            <text:p>9.9476E-05</text:p>
          </table:table-cell>
          <table:table-cell office:value-type="float" office:value="0.000493276" calcext:value-type="float">
            <text:p>0.000493276</text:p>
          </table:table-cell>
          <table:table-cell office:value-type="float" office:value="0.000063898" calcext:value-type="float">
            <text:p>6.389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607" calcext:value-type="float">
            <text:p>3.4607E-05</text:p>
          </table:table-cell>
          <table:table-cell/>
          <table:table-cell office:value-type="float" office:value="24.561366529" calcext:value-type="float">
            <text:p>24.561366529</text:p>
          </table:table-cell>
          <table:table-cell office:value-type="float" office:value="24.571089527" calcext:value-type="float">
            <text:p>24.571089527</text:p>
          </table:table-cell>
          <table:table-cell office:value-type="float" office:value="24.560488103" calcext:value-type="float">
            <text:p>24.560488103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64898" calcext:value-type="float">
            <text:p>24.559764898</text:p>
          </table:table-cell>
          <table:table-cell/>
          <table:table-cell office:value-type="float" office:value="0.00252151" calcext:value-type="float">
            <text:p>0.00252151</text:p>
          </table:table-cell>
          <table:table-cell office:value-type="float" office:value="0.012503634" calcext:value-type="float">
            <text:p>0.012503634</text:p>
          </table:table-cell>
          <table:table-cell office:value-type="float" office:value="0.001619671" calcext:value-type="float">
            <text:p>0.0016196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719" calcext:value-type="float">
            <text:p>0.000877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2019-12-02 22:14:0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451044" calcext:value-type="float">
            <text:p>0.139451044</text:p>
          </table:table-cell>
          <table:table-cell office:value-type="float" office:value="0.187253974" calcext:value-type="float">
            <text:p>0.187253974</text:p>
          </table:table-cell>
          <table:table-cell office:value-type="float" office:value="0.133966223" calcext:value-type="float">
            <text:p>0.133966223</text:p>
          </table:table-cell>
          <table:table-cell office:value-type="float" office:value="5" calcext:value-type="float">
            <text:p>5</text:p>
          </table:table-cell>
          <table:table-cell office:value-type="float" office:value="0.131581441" calcext:value-type="float">
            <text:p>0.131581441</text:p>
          </table:table-cell>
          <table:table-cell/>
          <table:table-cell office:value-type="float" office:value="0.001139306" calcext:value-type="float">
            <text:p>0.001139306</text:p>
          </table:table-cell>
          <table:table-cell office:value-type="float" office:value="0.001529853" calcext:value-type="float">
            <text:p>0.001529853</text:p>
          </table:table-cell>
          <table:table-cell office:value-type="float" office:value="0.001094495" calcext:value-type="float">
            <text:p>0.0010944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12" calcext:value-type="float">
            <text:p>0.001075012</text:p>
          </table:table-cell>
          <table:table-cell/>
          <table:table-cell office:value-type="float" office:value="0.000100703" calcext:value-type="float">
            <text:p>0.000100703</text:p>
          </table:table-cell>
          <table:table-cell office:value-type="float" office:value="0.00049125" calcext:value-type="float">
            <text:p>0.00049125</text:p>
          </table:table-cell>
          <table:table-cell office:value-type="float" office:value="0.000055893" calcext:value-type="float">
            <text:p>5.58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09" calcext:value-type="float">
            <text:p>3.6409E-05</text:p>
          </table:table-cell>
          <table:table-cell/>
          <table:table-cell office:value-type="float" office:value="24.571504768" calcext:value-type="float">
            <text:p>24.571504768</text:p>
          </table:table-cell>
          <table:table-cell office:value-type="float" office:value="24.581147362" calcext:value-type="float">
            <text:p>24.581147362</text:p>
          </table:table-cell>
          <table:table-cell office:value-type="float" office:value="24.570398389" calcext:value-type="float">
            <text:p>24.57039838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17338" calcext:value-type="float">
            <text:p>24.569917338</text:p>
          </table:table-cell>
          <table:table-cell/>
          <table:table-cell office:value-type="float" office:value="0.002552616" calcext:value-type="float">
            <text:p>0.002552616</text:p>
          </table:table-cell>
          <table:table-cell office:value-type="float" office:value="0.012452285" calcext:value-type="float">
            <text:p>0.012452285</text:p>
          </table:table-cell>
          <table:table-cell office:value-type="float" office:value="0.001416739" calcext:value-type="float">
            <text:p>0.0014167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2862" calcext:value-type="float">
            <text:p>0.00092286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2019-12-02 22:14:0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452236" calcext:value-type="float">
            <text:p>0.139452236</text:p>
          </table:table-cell>
          <table:table-cell office:value-type="float" office:value="0.187057279" calcext:value-type="float">
            <text:p>0.187057279</text:p>
          </table:table-cell>
          <table:table-cell office:value-type="float" office:value="0.133862511" calcext:value-type="float">
            <text:p>0.133862511</text:p>
          </table:table-cell>
          <table:table-cell office:value-type="float" office:value="5" calcext:value-type="float">
            <text:p>5</text:p>
          </table:table-cell>
          <table:table-cell office:value-type="float" office:value="0.131738798" calcext:value-type="float">
            <text:p>0.131738798</text:p>
          </table:table-cell>
          <table:table-cell/>
          <table:table-cell office:value-type="float" office:value="0.001139316" calcext:value-type="float">
            <text:p>0.001139316</text:p>
          </table:table-cell>
          <table:table-cell office:value-type="float" office:value="0.001528246" calcext:value-type="float">
            <text:p>0.001528246</text:p>
          </table:table-cell>
          <table:table-cell office:value-type="float" office:value="0.001093648" calcext:value-type="float">
            <text:p>0.0010936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297" calcext:value-type="float">
            <text:p>0.001076297</text:p>
          </table:table-cell>
          <table:table-cell/>
          <table:table-cell office:value-type="float" office:value="0.000100713" calcext:value-type="float">
            <text:p>0.000100713</text:p>
          </table:table-cell>
          <table:table-cell office:value-type="float" office:value="0.000489643" calcext:value-type="float">
            <text:p>0.000489643</text:p>
          </table:table-cell>
          <table:table-cell office:value-type="float" office:value="0.000055045" calcext:value-type="float">
            <text:p>5.50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695" calcext:value-type="float">
            <text:p>3.7695E-05</text:p>
          </table:table-cell>
          <table:table-cell/>
          <table:table-cell office:value-type="float" office:value="24.561397068" calcext:value-type="float">
            <text:p>24.561397068</text:p>
          </table:table-cell>
          <table:table-cell office:value-type="float" office:value="24.570999834" calcext:value-type="float">
            <text:p>24.570999834</text:p>
          </table:table-cell>
          <table:table-cell office:value-type="float" office:value="24.560269518" calcext:value-type="float">
            <text:p>24.560269518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41126" calcext:value-type="float">
            <text:p>24.559841126</text:p>
          </table:table-cell>
          <table:table-cell/>
          <table:table-cell office:value-type="float" office:value="0.002552863" calcext:value-type="float">
            <text:p>0.002552863</text:p>
          </table:table-cell>
          <table:table-cell office:value-type="float" office:value="0.012411551" calcext:value-type="float">
            <text:p>0.012411551</text:p>
          </table:table-cell>
          <table:table-cell office:value-type="float" office:value="0.00139526" calcext:value-type="float">
            <text:p>0.001395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545" calcext:value-type="float">
            <text:p>0.000955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2019-12-02 22:14:06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174478" calcext:value-type="float">
            <text:p>0.139174478</text:p>
          </table:table-cell>
          <table:table-cell office:value-type="float" office:value="0.186868928" calcext:value-type="float">
            <text:p>0.186868928</text:p>
          </table:table-cell>
          <table:table-cell office:value-type="float" office:value="0.133804099" calcext:value-type="float">
            <text:p>0.133804099</text:p>
          </table:table-cell>
          <table:table-cell office:value-type="float" office:value="5" calcext:value-type="float">
            <text:p>5</text:p>
          </table:table-cell>
          <table:table-cell office:value-type="float" office:value="0.131688134" calcext:value-type="float">
            <text:p>0.131688134</text:p>
          </table:table-cell>
          <table:table-cell/>
          <table:table-cell office:value-type="float" office:value="0.001137046" calcext:value-type="float">
            <text:p>0.001137046</text:p>
          </table:table-cell>
          <table:table-cell office:value-type="float" office:value="0.001526707" calcext:value-type="float">
            <text:p>0.001526707</text:p>
          </table:table-cell>
          <table:table-cell office:value-type="float" office:value="0.001093171" calcext:value-type="float">
            <text:p>0.0010931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83" calcext:value-type="float">
            <text:p>0.001075883</text:p>
          </table:table-cell>
          <table:table-cell/>
          <table:table-cell office:value-type="float" office:value="0.000098444" calcext:value-type="float">
            <text:p>9.8444E-05</text:p>
          </table:table-cell>
          <table:table-cell office:value-type="float" office:value="0.000488104" calcext:value-type="float">
            <text:p>0.000488104</text:p>
          </table:table-cell>
          <table:table-cell office:value-type="float" office:value="0.000054568" calcext:value-type="float">
            <text:p>5.45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81" calcext:value-type="float">
            <text:p>3.7281E-05</text:p>
          </table:table-cell>
          <table:table-cell/>
          <table:table-cell office:value-type="float" office:value="24.561341039" calcext:value-type="float">
            <text:p>24.561341039</text:p>
          </table:table-cell>
          <table:table-cell office:value-type="float" office:value="24.570961841" calcext:value-type="float">
            <text:p>24.570961841</text:p>
          </table:table-cell>
          <table:table-cell office:value-type="float" office:value="24.560257735" calcext:value-type="float">
            <text:p>24.560257735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30906" calcext:value-type="float">
            <text:p>24.559830906</text:p>
          </table:table-cell>
          <table:table-cell/>
          <table:table-cell office:value-type="float" office:value="0.002495341" calcext:value-type="float">
            <text:p>0.002495341</text:p>
          </table:table-cell>
          <table:table-cell office:value-type="float" office:value="0.012372545" calcext:value-type="float">
            <text:p>0.012372545</text:p>
          </table:table-cell>
          <table:table-cell office:value-type="float" office:value="0.001383163" calcext:value-type="float">
            <text:p>0.0013831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4958" calcext:value-type="float">
            <text:p>0.0009449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2019-12-02 22:14:07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912739" calcext:value-type="float">
            <text:p>0.13912739</text:p>
          </table:table-cell>
          <table:table-cell office:value-type="float" office:value="0.186744951" calcext:value-type="float">
            <text:p>0.186744951</text:p>
          </table:table-cell>
          <table:table-cell office:value-type="float" office:value="0.133825556" calcext:value-type="float">
            <text:p>0.133825556</text:p>
          </table:table-cell>
          <table:table-cell office:value-type="float" office:value="5" calcext:value-type="float">
            <text:p>5</text:p>
          </table:table-cell>
          <table:table-cell office:value-type="float" office:value="0.131649987" calcext:value-type="float">
            <text:p>0.131649987</text:p>
          </table:table-cell>
          <table:table-cell/>
          <table:table-cell office:value-type="float" office:value="0.001136662" calcext:value-type="float">
            <text:p>0.001136662</text:p>
          </table:table-cell>
          <table:table-cell office:value-type="float" office:value="0.001525694" calcext:value-type="float">
            <text:p>0.001525694</text:p>
          </table:table-cell>
          <table:table-cell office:value-type="float" office:value="0.001093346" calcext:value-type="float">
            <text:p>0.0010933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572" calcext:value-type="float">
            <text:p>0.001075572</text:p>
          </table:table-cell>
          <table:table-cell/>
          <table:table-cell office:value-type="float" office:value="0.000098059" calcext:value-type="float">
            <text:p>9.8059E-05</text:p>
          </table:table-cell>
          <table:table-cell office:value-type="float" office:value="0.000487091" calcext:value-type="float">
            <text:p>0.000487091</text:p>
          </table:table-cell>
          <table:table-cell office:value-type="float" office:value="0.000054743" calcext:value-type="float">
            <text:p>5.47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969" calcext:value-type="float">
            <text:p>3.6969E-05</text:p>
          </table:table-cell>
          <table:table-cell/>
          <table:table-cell office:value-type="float" office:value="24.566385511" calcext:value-type="float">
            <text:p>24.566385511</text:p>
          </table:table-cell>
          <table:table-cell office:value-type="float" office:value="24.575990758" calcext:value-type="float">
            <text:p>24.575990758</text:p>
          </table:table-cell>
          <table:table-cell office:value-type="float" office:value="24.565316039" calcext:value-type="float">
            <text:p>24.565316039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77188" calcext:value-type="float">
            <text:p>24.564877188</text:p>
          </table:table-cell>
          <table:table-cell/>
          <table:table-cell office:value-type="float" office:value="0.002485589" calcext:value-type="float">
            <text:p>0.002485589</text:p>
          </table:table-cell>
          <table:table-cell office:value-type="float" office:value="0.01234687" calcext:value-type="float">
            <text:p>0.01234687</text:p>
          </table:table-cell>
          <table:table-cell office:value-type="float" office:value="0.001387607" calcext:value-type="float">
            <text:p>0.0013876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7058" calcext:value-type="float">
            <text:p>0.0009370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2019-12-02 22:14:09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178054" calcext:value-type="float">
            <text:p>0.139178054</text:p>
          </table:table-cell>
          <table:table-cell office:value-type="float" office:value="0.186814092" calcext:value-type="float">
            <text:p>0.186814092</text:p>
          </table:table-cell>
          <table:table-cell office:value-type="float" office:value="0.135525481" calcext:value-type="float">
            <text:p>0.135525481</text:p>
          </table:table-cell>
          <table:table-cell office:value-type="float" office:value="5" calcext:value-type="float">
            <text:p>5</text:p>
          </table:table-cell>
          <table:table-cell office:value-type="float" office:value="0.131174938" calcext:value-type="float">
            <text:p>0.131174938</text:p>
          </table:table-cell>
          <table:table-cell/>
          <table:table-cell office:value-type="float" office:value="0.001137076" calcext:value-type="float">
            <text:p>0.001137076</text:p>
          </table:table-cell>
          <table:table-cell office:value-type="float" office:value="0.001526259" calcext:value-type="float">
            <text:p>0.001526259</text:p>
          </table:table-cell>
          <table:table-cell office:value-type="float" office:value="0.001107234" calcext:value-type="float">
            <text:p>0.0011072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691" calcext:value-type="float">
            <text:p>0.001071691</text:p>
          </table:table-cell>
          <table:table-cell/>
          <table:table-cell office:value-type="float" office:value="0.000098473" calcext:value-type="float">
            <text:p>9.8473E-05</text:p>
          </table:table-cell>
          <table:table-cell office:value-type="float" office:value="0.000487656" calcext:value-type="float">
            <text:p>0.000487656</text:p>
          </table:table-cell>
          <table:table-cell office:value-type="float" office:value="0.000068632" calcext:value-type="float">
            <text:p>6.86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088" calcext:value-type="float">
            <text:p>3.3088E-05</text:p>
          </table:table-cell>
          <table:table-cell/>
          <table:table-cell office:value-type="float" office:value="24.561341761" calcext:value-type="float">
            <text:p>24.561341761</text:p>
          </table:table-cell>
          <table:table-cell office:value-type="float" office:value="24.570950779" calcext:value-type="float">
            <text:p>24.570950779</text:p>
          </table:table-cell>
          <table:table-cell office:value-type="float" office:value="24.56060497" calcext:value-type="float">
            <text:p>24.56060497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27385" calcext:value-type="float">
            <text:p>24.559727385</text:p>
          </table:table-cell>
          <table:table-cell/>
          <table:table-cell office:value-type="float" office:value="0.002496082" calcext:value-type="float">
            <text:p>0.002496082</text:p>
          </table:table-cell>
          <table:table-cell office:value-type="float" office:value="0.012361189" calcext:value-type="float">
            <text:p>0.012361189</text:p>
          </table:table-cell>
          <table:table-cell office:value-type="float" office:value="0.001739653" calcext:value-type="float">
            <text:p>0.0017396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8677" calcext:value-type="float">
            <text:p>0.00083867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2019-12-02 22:14:10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8935463" calcext:value-type="float">
            <text:p>0.138935463</text:p>
          </table:table-cell>
          <table:table-cell office:value-type="float" office:value="0.186548255" calcext:value-type="float">
            <text:p>0.186548255</text:p>
          </table:table-cell>
          <table:table-cell office:value-type="float" office:value="0.135199444" calcext:value-type="float">
            <text:p>0.135199444</text:p>
          </table:table-cell>
          <table:table-cell office:value-type="float" office:value="5" calcext:value-type="float">
            <text:p>5</text:p>
          </table:table-cell>
          <table:table-cell office:value-type="float" office:value="0.131254212" calcext:value-type="float">
            <text:p>0.131254212</text:p>
          </table:table-cell>
          <table:table-cell/>
          <table:table-cell office:value-type="float" office:value="0.001135094" calcext:value-type="float">
            <text:p>0.001135094</text:p>
          </table:table-cell>
          <table:table-cell office:value-type="float" office:value="0.001524087" calcext:value-type="float">
            <text:p>0.001524087</text:p>
          </table:table-cell>
          <table:table-cell office:value-type="float" office:value="0.001104571" calcext:value-type="float">
            <text:p>0.0011045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38" calcext:value-type="float">
            <text:p>0.001072338</text:p>
          </table:table-cell>
          <table:table-cell/>
          <table:table-cell office:value-type="float" office:value="0.000096491" calcext:value-type="float">
            <text:p>9.6491E-05</text:p>
          </table:table-cell>
          <table:table-cell office:value-type="float" office:value="0.000485484" calcext:value-type="float">
            <text:p>0.000485484</text:p>
          </table:table-cell>
          <table:table-cell office:value-type="float" office:value="0.000065968" calcext:value-type="float">
            <text:p>6.59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36" calcext:value-type="float">
            <text:p>3.3736E-05</text:p>
          </table:table-cell>
          <table:table-cell/>
          <table:table-cell office:value-type="float" office:value="24.566346796" calcext:value-type="float">
            <text:p>24.566346796</text:p>
          </table:table-cell>
          <table:table-cell office:value-type="float" office:value="24.575951082" calcext:value-type="float">
            <text:p>24.575951082</text:p>
          </table:table-cell>
          <table:table-cell office:value-type="float" office:value="24.565593176" calcext:value-type="float">
            <text:p>24.565593176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797353" calcext:value-type="float">
            <text:p>24.564797353</text:p>
          </table:table-cell>
          <table:table-cell/>
          <table:table-cell office:value-type="float" office:value="0.002445842" calcext:value-type="float">
            <text:p>0.002445842</text:p>
          </table:table-cell>
          <table:table-cell office:value-type="float" office:value="0.012306136" calcext:value-type="float">
            <text:p>0.012306136</text:p>
          </table:table-cell>
          <table:table-cell office:value-type="float" office:value="0.001672132" calcext:value-type="float">
            <text:p>0.0016721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5095" calcext:value-type="float">
            <text:p>0.0008550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2019-12-02 22:14:11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38795988" calcext:value-type="float">
            <text:p>0.138795988</text:p>
          </table:table-cell>
          <table:table-cell office:value-type="float" office:value="0.186044" calcext:value-type="float">
            <text:p>0.186044</text:p>
          </table:table-cell>
          <table:table-cell office:value-type="float" office:value="0.134521143" calcext:value-type="float">
            <text:p>0.134521143</text:p>
          </table:table-cell>
          <table:table-cell office:value-type="float" office:value="5" calcext:value-type="float">
            <text:p>5</text:p>
          </table:table-cell>
          <table:table-cell office:value-type="float" office:value="0.131419913" calcext:value-type="float">
            <text:p>0.131419913</text:p>
          </table:table-cell>
          <table:table-cell/>
          <table:table-cell office:value-type="float" office:value="0.001133954" calcext:value-type="float">
            <text:p>0.001133954</text:p>
          </table:table-cell>
          <table:table-cell office:value-type="float" office:value="0.001519967" calcext:value-type="float">
            <text:p>0.001519967</text:p>
          </table:table-cell>
          <table:table-cell office:value-type="float" office:value="0.001099029" calcext:value-type="float">
            <text:p>0.0010990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92" calcext:value-type="float">
            <text:p>0.001073692</text:p>
          </table:table-cell>
          <table:table-cell/>
          <table:table-cell office:value-type="float" office:value="0.000095351" calcext:value-type="float">
            <text:p>9.5351E-05</text:p>
          </table:table-cell>
          <table:table-cell office:value-type="float" office:value="0.000481365" calcext:value-type="float">
            <text:p>0.000481365</text:p>
          </table:table-cell>
          <table:table-cell office:value-type="float" office:value="0.000060426" calcext:value-type="float">
            <text:p>6.04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89" calcext:value-type="float">
            <text:p>3.5089E-05</text:p>
          </table:table-cell>
          <table:table-cell/>
          <table:table-cell office:value-type="float" office:value="24.566318662" calcext:value-type="float">
            <text:p>24.566318662</text:p>
          </table:table-cell>
          <table:table-cell office:value-type="float" office:value="24.575849366" calcext:value-type="float">
            <text:p>24.575849366</text:p>
          </table:table-cell>
          <table:table-cell office:value-type="float" office:value="24.56545635" calcext:value-type="float">
            <text:p>24.56545635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30778" calcext:value-type="float">
            <text:p>24.564830778</text:p>
          </table:table-cell>
          <table:table-cell/>
          <table:table-cell office:value-type="float" office:value="0.002416958" calcext:value-type="float">
            <text:p>0.002416958</text:p>
          </table:table-cell>
          <table:table-cell office:value-type="float" office:value="0.012201709" calcext:value-type="float">
            <text:p>0.012201709</text:p>
          </table:table-cell>
          <table:table-cell office:value-type="float" office:value="0.00153166" calcext:value-type="float">
            <text:p>0.001531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9411" calcext:value-type="float">
            <text:p>0.0008894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2019-12-02 22:14:12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008181" calcext:value-type="float">
            <text:p>0.139008181</text:p>
          </table:table-cell>
          <table:table-cell office:value-type="float" office:value="0.186170958" calcext:value-type="float">
            <text:p>0.186170958</text:p>
          </table:table-cell>
          <table:table-cell office:value-type="float" office:value="0.134450809" calcext:value-type="float">
            <text:p>0.134450809</text:p>
          </table:table-cell>
          <table:table-cell office:value-type="float" office:value="5" calcext:value-type="float">
            <text:p>5</text:p>
          </table:table-cell>
          <table:table-cell office:value-type="float" office:value="0.131485478" calcext:value-type="float">
            <text:p>0.131485478</text:p>
          </table:table-cell>
          <table:table-cell/>
          <table:table-cell office:value-type="float" office:value="0.001135688" calcext:value-type="float">
            <text:p>0.001135688</text:p>
          </table:table-cell>
          <table:table-cell office:value-type="float" office:value="0.001521005" calcext:value-type="float">
            <text:p>0.001521005</text:p>
          </table:table-cell>
          <table:table-cell office:value-type="float" office:value="0.001098454" calcext:value-type="float">
            <text:p>0.0010984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228" calcext:value-type="float">
            <text:p>0.001074228</text:p>
          </table:table-cell>
          <table:table-cell/>
          <table:table-cell office:value-type="float" office:value="0.000097085" calcext:value-type="float">
            <text:p>9.7085E-05</text:p>
          </table:table-cell>
          <table:table-cell office:value-type="float" office:value="0.000482402" calcext:value-type="float">
            <text:p>0.000482402</text:p>
          </table:table-cell>
          <table:table-cell office:value-type="float" office:value="0.000059852" calcext:value-type="float">
            <text:p>5.98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625" calcext:value-type="float">
            <text:p>3.5625E-05</text:p>
          </table:table-cell>
          <table:table-cell/>
          <table:table-cell office:value-type="float" office:value="24.561307494" calcext:value-type="float">
            <text:p>24.561307494</text:p>
          </table:table-cell>
          <table:table-cell office:value-type="float" office:value="24.570821048" calcext:value-type="float">
            <text:p>24.570821048</text:p>
          </table:table-cell>
          <table:table-cell office:value-type="float" office:value="24.560388189" calcext:value-type="float">
            <text:p>24.560388189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90026" calcext:value-type="float">
            <text:p>24.559790026</text:p>
          </table:table-cell>
          <table:table-cell/>
          <table:table-cell office:value-type="float" office:value="0.002460902" calcext:value-type="float">
            <text:p>0.002460902</text:p>
          </table:table-cell>
          <table:table-cell office:value-type="float" office:value="0.012228001" calcext:value-type="float">
            <text:p>0.012228001</text:p>
          </table:table-cell>
          <table:table-cell office:value-type="float" office:value="0.001517094" calcext:value-type="float">
            <text:p>0.0015170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2989" calcext:value-type="float">
            <text:p>0.00090298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2019-12-02 22:14:14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163153" calcext:value-type="float">
            <text:p>0.139163153</text:p>
          </table:table-cell>
          <table:table-cell office:value-type="float" office:value="0.185948036" calcext:value-type="float">
            <text:p>0.185948036</text:p>
          </table:table-cell>
          <table:table-cell office:value-type="float" office:value="0.133856551" calcext:value-type="float">
            <text:p>0.133856551</text:p>
          </table:table-cell>
          <table:table-cell office:value-type="float" office:value="5" calcext:value-type="float">
            <text:p>5</text:p>
          </table:table-cell>
          <table:table-cell office:value-type="float" office:value="0.131668464" calcext:value-type="float">
            <text:p>0.131668464</text:p>
          </table:table-cell>
          <table:table-cell/>
          <table:table-cell office:value-type="float" office:value="0.001136954" calcext:value-type="float">
            <text:p>0.001136954</text:p>
          </table:table-cell>
          <table:table-cell office:value-type="float" office:value="0.001519183" calcext:value-type="float">
            <text:p>0.001519183</text:p>
          </table:table-cell>
          <table:table-cell office:value-type="float" office:value="0.001093599" calcext:value-type="float">
            <text:p>0.0010935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23" calcext:value-type="float">
            <text:p>0.001075723</text:p>
          </table:table-cell>
          <table:table-cell/>
          <table:table-cell office:value-type="float" office:value="0.000098351" calcext:value-type="float">
            <text:p>9.8351E-05</text:p>
          </table:table-cell>
          <table:table-cell office:value-type="float" office:value="0.000480581" calcext:value-type="float">
            <text:p>0.000480581</text:p>
          </table:table-cell>
          <table:table-cell office:value-type="float" office:value="0.000054997" calcext:value-type="float">
            <text:p>5.49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2" calcext:value-type="float">
            <text:p>3.712E-05</text:p>
          </table:table-cell>
          <table:table-cell/>
          <table:table-cell office:value-type="float" office:value="24.561338755" calcext:value-type="float">
            <text:p>24.561338755</text:p>
          </table:table-cell>
          <table:table-cell office:value-type="float" office:value="24.570776081" calcext:value-type="float">
            <text:p>24.570776081</text:p>
          </table:table-cell>
          <table:table-cell office:value-type="float" office:value="24.560268316" calcext:value-type="float">
            <text:p>24.560268316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26938" calcext:value-type="float">
            <text:p>24.559826938</text:p>
          </table:table-cell>
          <table:table-cell/>
          <table:table-cell office:value-type="float" office:value="0.002492996" calcext:value-type="float">
            <text:p>0.002492996</text:p>
          </table:table-cell>
          <table:table-cell office:value-type="float" office:value="0.012181835" calcext:value-type="float">
            <text:p>0.012181835</text:p>
          </table:table-cell>
          <table:table-cell office:value-type="float" office:value="0.001394026" calcext:value-type="float">
            <text:p>0.0013940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0884" calcext:value-type="float">
            <text:p>0.0009408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2019-12-02 22:14:1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8897912" calcext:value-type="float">
            <text:p>0.138897912</text:p>
          </table:table-cell>
          <table:table-cell office:value-type="float" office:value="0.185827635" calcext:value-type="float">
            <text:p>0.185827635</text:p>
          </table:table-cell>
          <table:table-cell office:value-type="float" office:value="0.133544223" calcext:value-type="float">
            <text:p>0.133544223</text:p>
          </table:table-cell>
          <table:table-cell office:value-type="float" office:value="5" calcext:value-type="float">
            <text:p>5</text:p>
          </table:table-cell>
          <table:table-cell office:value-type="float" office:value="0.131770388" calcext:value-type="float">
            <text:p>0.131770388</text:p>
          </table:table-cell>
          <table:table-cell/>
          <table:table-cell office:value-type="float" office:value="0.001134787" calcext:value-type="float">
            <text:p>0.001134787</text:p>
          </table:table-cell>
          <table:table-cell office:value-type="float" office:value="0.0015182" calcext:value-type="float">
            <text:p>0.0015182</text:p>
          </table:table-cell>
          <table:table-cell office:value-type="float" office:value="0.001091048" calcext:value-type="float">
            <text:p>0.0010910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55" calcext:value-type="float">
            <text:p>0.001076555</text:p>
          </table:table-cell>
          <table:table-cell/>
          <table:table-cell office:value-type="float" office:value="0.000096184" calcext:value-type="float">
            <text:p>9.6184E-05</text:p>
          </table:table-cell>
          <table:table-cell office:value-type="float" office:value="0.000479597" calcext:value-type="float">
            <text:p>0.000479597</text:p>
          </table:table-cell>
          <table:table-cell office:value-type="float" office:value="0.000052445" calcext:value-type="float">
            <text:p>5.24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53" calcext:value-type="float">
            <text:p>3.7953E-05</text:p>
          </table:table-cell>
          <table:table-cell/>
          <table:table-cell office:value-type="float" office:value="24.561285251" calcext:value-type="float">
            <text:p>24.561285251</text:p>
          </table:table-cell>
          <table:table-cell office:value-type="float" office:value="24.570751794" calcext:value-type="float">
            <text:p>24.570751794</text:p>
          </table:table-cell>
          <table:table-cell office:value-type="float" office:value="24.560205313" calcext:value-type="float">
            <text:p>24.560205313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47498" calcext:value-type="float">
            <text:p>24.559847498</text:p>
          </table:table-cell>
          <table:table-cell/>
          <table:table-cell office:value-type="float" office:value="0.002438066" calcext:value-type="float">
            <text:p>0.002438066</text:p>
          </table:table-cell>
          <table:table-cell office:value-type="float" office:value="0.012156901" calcext:value-type="float">
            <text:p>0.012156901</text:p>
          </table:table-cell>
          <table:table-cell office:value-type="float" office:value="0.001329344" calcext:value-type="float">
            <text:p>0.0013293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992" calcext:value-type="float">
            <text:p>0.0009619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2019-12-02 22:14:16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552371" calcext:value-type="float">
            <text:p>0.139552371</text:p>
          </table:table-cell>
          <table:table-cell office:value-type="float" office:value="0.185837768" calcext:value-type="float">
            <text:p>0.185837768</text:p>
          </table:table-cell>
          <table:table-cell office:value-type="float" office:value="0.133880393" calcext:value-type="float">
            <text:p>0.133880393</text:p>
          </table:table-cell>
          <table:table-cell office:value-type="float" office:value="5" calcext:value-type="float">
            <text:p>5</text:p>
          </table:table-cell>
          <table:table-cell office:value-type="float" office:value="0.131603495" calcext:value-type="float">
            <text:p>0.131603495</text:p>
          </table:table-cell>
          <table:table-cell/>
          <table:table-cell office:value-type="float" office:value="0.001140134" calcext:value-type="float">
            <text:p>0.001140134</text:p>
          </table:table-cell>
          <table:table-cell office:value-type="float" office:value="0.001518282" calcext:value-type="float">
            <text:p>0.001518282</text:p>
          </table:table-cell>
          <table:table-cell office:value-type="float" office:value="0.001093794" calcext:value-type="float">
            <text:p>0.0010937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192" calcext:value-type="float">
            <text:p>0.001075192</text:p>
          </table:table-cell>
          <table:table-cell/>
          <table:table-cell office:value-type="float" office:value="0.000101531" calcext:value-type="float">
            <text:p>0.000101531</text:p>
          </table:table-cell>
          <table:table-cell office:value-type="float" office:value="0.00047968" calcext:value-type="float">
            <text:p>0.00047968</text:p>
          </table:table-cell>
          <table:table-cell office:value-type="float" office:value="0.000055191" calcext:value-type="float">
            <text:p>5.51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589" calcext:value-type="float">
            <text:p>3.6589E-05</text:p>
          </table:table-cell>
          <table:table-cell/>
          <table:table-cell office:value-type="float" office:value="24.556363298" calcext:value-type="float">
            <text:p>24.556363298</text:p>
          </table:table-cell>
          <table:table-cell office:value-type="float" office:value="24.565699912" calcext:value-type="float">
            <text:p>24.565699912</text:p>
          </table:table-cell>
          <table:table-cell office:value-type="float" office:value="24.55521915" calcext:value-type="float">
            <text:p>24.55521915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59856" calcext:value-type="float">
            <text:p>24.554759856</text:p>
          </table:table-cell>
          <table:table-cell/>
          <table:table-cell office:value-type="float" office:value="0.002573601" calcext:value-type="float">
            <text:p>0.002573601</text:p>
          </table:table-cell>
          <table:table-cell office:value-type="float" office:value="0.012158999" calcext:value-type="float">
            <text:p>0.012158999</text:p>
          </table:table-cell>
          <table:table-cell office:value-type="float" office:value="0.001398964" calcext:value-type="float">
            <text:p>0.0013989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743" calcext:value-type="float">
            <text:p>0.000927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019-12-02 22:14:17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499919" calcext:value-type="float">
            <text:p>0.139499919</text:p>
          </table:table-cell>
          <table:table-cell office:value-type="float" office:value="0.185573123" calcext:value-type="float">
            <text:p>0.185573123</text:p>
          </table:table-cell>
          <table:table-cell office:value-type="float" office:value="0.13438584" calcext:value-type="float">
            <text:p>0.13438584</text:p>
          </table:table-cell>
          <table:table-cell office:value-type="float" office:value="5" calcext:value-type="float">
            <text:p>5</text:p>
          </table:table-cell>
          <table:table-cell office:value-type="float" office:value="0.131468789" calcext:value-type="float">
            <text:p>0.131468789</text:p>
          </table:table-cell>
          <table:table-cell/>
          <table:table-cell office:value-type="float" office:value="0.001139705" calcext:value-type="float">
            <text:p>0.001139705</text:p>
          </table:table-cell>
          <table:table-cell office:value-type="float" office:value="0.00151612" calcext:value-type="float">
            <text:p>0.00151612</text:p>
          </table:table-cell>
          <table:table-cell office:value-type="float" office:value="0.001097924" calcext:value-type="float">
            <text:p>0.0010979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091" calcext:value-type="float">
            <text:p>0.001074091</text:p>
          </table:table-cell>
          <table:table-cell/>
          <table:table-cell office:value-type="float" office:value="0.000101102" calcext:value-type="float">
            <text:p>0.000101102</text:p>
          </table:table-cell>
          <table:table-cell office:value-type="float" office:value="0.000477518" calcext:value-type="float">
            <text:p>0.000477518</text:p>
          </table:table-cell>
          <table:table-cell office:value-type="float" office:value="0.000059321" calcext:value-type="float">
            <text:p>5.93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489" calcext:value-type="float">
            <text:p>3.5489E-05</text:p>
          </table:table-cell>
          <table:table-cell/>
          <table:table-cell office:value-type="float" office:value="24.556352717" calcext:value-type="float">
            <text:p>24.556352717</text:p>
          </table:table-cell>
          <table:table-cell office:value-type="float" office:value="24.565646528" calcext:value-type="float">
            <text:p>24.565646528</text:p>
          </table:table-cell>
          <table:table-cell office:value-type="float" office:value="24.555321109" calcext:value-type="float">
            <text:p>24.555321109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32683" calcext:value-type="float">
            <text:p>24.554732683</text:p>
          </table:table-cell>
          <table:table-cell/>
          <table:table-cell office:value-type="float" office:value="0.002562738" calcext:value-type="float">
            <text:p>0.002562738</text:p>
          </table:table-cell>
          <table:table-cell office:value-type="float" office:value="0.012104194" calcext:value-type="float">
            <text:p>0.012104194</text:p>
          </table:table-cell>
          <table:table-cell office:value-type="float" office:value="0.001503639" calcext:value-type="float">
            <text:p>0.0015036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9532" calcext:value-type="float">
            <text:p>0.0008995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2019-12-02 22:14:19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74251" calcext:value-type="float">
            <text:p>0.13974251</text:p>
          </table:table-cell>
          <table:table-cell office:value-type="float" office:value="0.185529612" calcext:value-type="float">
            <text:p>0.185529612</text:p>
          </table:table-cell>
          <table:table-cell office:value-type="float" office:value="0.133956687" calcext:value-type="float">
            <text:p>0.133956687</text:p>
          </table:table-cell>
          <table:table-cell office:value-type="float" office:value="5" calcext:value-type="float">
            <text:p>5</text:p>
          </table:table-cell>
          <table:table-cell office:value-type="float" office:value="0.131533162" calcext:value-type="float">
            <text:p>0.131533162</text:p>
          </table:table-cell>
          <table:table-cell/>
          <table:table-cell office:value-type="float" office:value="0.001141687" calcext:value-type="float">
            <text:p>0.001141687</text:p>
          </table:table-cell>
          <table:table-cell office:value-type="float" office:value="0.001515765" calcext:value-type="float">
            <text:p>0.001515765</text:p>
          </table:table-cell>
          <table:table-cell office:value-type="float" office:value="0.001094417" calcext:value-type="float">
            <text:p>0.0010944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17" calcext:value-type="float">
            <text:p>0.001074617</text:p>
          </table:table-cell>
          <table:table-cell/>
          <table:table-cell office:value-type="float" office:value="0.000103084" calcext:value-type="float">
            <text:p>0.000103084</text:p>
          </table:table-cell>
          <table:table-cell office:value-type="float" office:value="0.000477162" calcext:value-type="float">
            <text:p>0.000477162</text:p>
          </table:table-cell>
          <table:table-cell office:value-type="float" office:value="0.000055815" calcext:value-type="float">
            <text:p>5.58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15" calcext:value-type="float">
            <text:p>3.6015E-05</text:p>
          </table:table-cell>
          <table:table-cell/>
          <table:table-cell office:value-type="float" office:value="24.556401653" calcext:value-type="float">
            <text:p>24.556401653</text:p>
          </table:table-cell>
          <table:table-cell office:value-type="float" office:value="24.565637751" calcext:value-type="float">
            <text:p>24.565637751</text:p>
          </table:table-cell>
          <table:table-cell office:value-type="float" office:value="24.55523454" calcext:value-type="float">
            <text:p>24.55523454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45668" calcext:value-type="float">
            <text:p>24.554745668</text:p>
          </table:table-cell>
          <table:table-cell/>
          <table:table-cell office:value-type="float" office:value="0.002612977" calcext:value-type="float">
            <text:p>0.002612977</text:p>
          </table:table-cell>
          <table:table-cell office:value-type="float" office:value="0.012095183" calcext:value-type="float">
            <text:p>0.012095183</text:p>
          </table:table-cell>
          <table:table-cell office:value-type="float" office:value="0.001414764" calcext:value-type="float">
            <text:p>0.0014147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2864" calcext:value-type="float">
            <text:p>0.0009128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2019-12-02 22:14:20</text:p>
          </table:table-cell>
          <table:table-cell office:value-type="float" office:value="24.5488" calcext:value-type="float">
            <text:p>24.5488</text:p>
          </table:table-cell>
          <table:table-cell office:value-type="string" calcext:value-type="string">
            <text:p><text:s/></text:p>
          </table:table-cell>
          <table:table-cell office:value-type="float" office:value="0.139698999" calcext:value-type="float">
            <text:p>0.139698999</text:p>
          </table:table-cell>
          <table:table-cell office:value-type="float" office:value="0.185304902" calcext:value-type="float">
            <text:p>0.185304902</text:p>
          </table:table-cell>
          <table:table-cell office:value-type="float" office:value="0.133908407" calcext:value-type="float">
            <text:p>0.133908407</text:p>
          </table:table-cell>
          <table:table-cell office:value-type="float" office:value="5" calcext:value-type="float">
            <text:p>5</text:p>
          </table:table-cell>
          <table:table-cell office:value-type="float" office:value="0.131551043" calcext:value-type="float">
            <text:p>0.131551043</text:p>
          </table:table-cell>
          <table:table-cell/>
          <table:table-cell office:value-type="float" office:value="0.001141332" calcext:value-type="float">
            <text:p>0.001141332</text:p>
          </table:table-cell>
          <table:table-cell office:value-type="float" office:value="0.001513929" calcext:value-type="float">
            <text:p>0.001513929</text:p>
          </table:table-cell>
          <table:table-cell office:value-type="float" office:value="0.001094023" calcext:value-type="float">
            <text:p>0.0010940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763" calcext:value-type="float">
            <text:p>0.001074763</text:p>
          </table:table-cell>
          <table:table-cell/>
          <table:table-cell office:value-type="float" office:value="0.000102729" calcext:value-type="float">
            <text:p>0.000102729</text:p>
          </table:table-cell>
          <table:table-cell office:value-type="float" office:value="0.000475326" calcext:value-type="float">
            <text:p>0.000475326</text:p>
          </table:table-cell>
          <table:table-cell office:value-type="float" office:value="0.00005542" calcext:value-type="float">
            <text:p>5.54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161" calcext:value-type="float">
            <text:p>3.6161E-05</text:p>
          </table:table-cell>
          <table:table-cell/>
          <table:table-cell office:value-type="float" office:value="24.551338907" calcext:value-type="float">
            <text:p>24.551338907</text:p>
          </table:table-cell>
          <table:table-cell office:value-type="float" office:value="24.560538496" calcext:value-type="float">
            <text:p>24.560538496</text:p>
          </table:table-cell>
          <table:table-cell office:value-type="float" office:value="24.550170827" calcext:value-type="float">
            <text:p>24.550170827</text:p>
          </table:table-cell>
          <table:table-cell office:value-type="float" office:value="25.531327062" calcext:value-type="float">
            <text:p>25.531327062</text:p>
          </table:table-cell>
          <table:table-cell office:value-type="float" office:value="24.549695299" calcext:value-type="float">
            <text:p>24.549695299</text:p>
          </table:table-cell>
          <table:table-cell/>
          <table:table-cell office:value-type="float" office:value="0.002603966" calcext:value-type="float">
            <text:p>0.002603966</text:p>
          </table:table-cell>
          <table:table-cell office:value-type="float" office:value="0.012048647" calcext:value-type="float">
            <text:p>0.012048647</text:p>
          </table:table-cell>
          <table:table-cell office:value-type="float" office:value="0.001404765" calcext:value-type="float">
            <text:p>0.0014047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6567" calcext:value-type="float">
            <text:p>0.0009165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019-12-02 22:14:21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644759" calcext:value-type="float">
            <text:p>0.139644759</text:p>
          </table:table-cell>
          <table:table-cell office:value-type="float" office:value="0.185199402" calcext:value-type="float">
            <text:p>0.185199402</text:p>
          </table:table-cell>
          <table:table-cell office:value-type="float" office:value="0.133717076" calcext:value-type="float">
            <text:p>0.133717076</text:p>
          </table:table-cell>
          <table:table-cell office:value-type="float" office:value="5" calcext:value-type="float">
            <text:p>5</text:p>
          </table:table-cell>
          <table:table-cell office:value-type="float" office:value="0.13163747" calcext:value-type="float">
            <text:p>0.13163747</text:p>
          </table:table-cell>
          <table:table-cell/>
          <table:table-cell office:value-type="float" office:value="0.001140889" calcext:value-type="float">
            <text:p>0.001140889</text:p>
          </table:table-cell>
          <table:table-cell office:value-type="float" office:value="0.001513067" calcext:value-type="float">
            <text:p>0.001513067</text:p>
          </table:table-cell>
          <table:table-cell office:value-type="float" office:value="0.00109246" calcext:value-type="float">
            <text:p>0.001092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7" calcext:value-type="float">
            <text:p>0.00107547</text:p>
          </table:table-cell>
          <table:table-cell/>
          <table:table-cell office:value-type="float" office:value="0.000102286" calcext:value-type="float">
            <text:p>0.000102286</text:p>
          </table:table-cell>
          <table:table-cell office:value-type="float" office:value="0.000474464" calcext:value-type="float">
            <text:p>0.000474464</text:p>
          </table:table-cell>
          <table:table-cell office:value-type="float" office:value="0.000053857" calcext:value-type="float">
            <text:p>5.38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67" calcext:value-type="float">
            <text:p>3.6867E-05</text:p>
          </table:table-cell>
          <table:table-cell/>
          <table:table-cell office:value-type="float" office:value="24.556381934" calcext:value-type="float">
            <text:p>24.556381934</text:p>
          </table:table-cell>
          <table:table-cell office:value-type="float" office:value="24.565571142" calcext:value-type="float">
            <text:p>24.565571142</text:p>
          </table:table-cell>
          <table:table-cell office:value-type="float" office:value="24.555186206" calcext:value-type="float">
            <text:p>24.555186206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66709" calcext:value-type="float">
            <text:p>24.554766709</text:p>
          </table:table-cell>
          <table:table-cell/>
          <table:table-cell office:value-type="float" office:value="0.002592733" calcext:value-type="float">
            <text:p>0.002592733</text:p>
          </table:table-cell>
          <table:table-cell office:value-type="float" office:value="0.012026799" calcext:value-type="float">
            <text:p>0.012026799</text:p>
          </table:table-cell>
          <table:table-cell office:value-type="float" office:value="0.001365141" calcext:value-type="float">
            <text:p>0.0013651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465" calcext:value-type="float">
            <text:p>0.00093446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019-12-02 22:14:23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669197" calcext:value-type="float">
            <text:p>0.139669197</text:p>
          </table:table-cell>
          <table:table-cell office:value-type="float" office:value="0.185067676" calcext:value-type="float">
            <text:p>0.185067676</text:p>
          </table:table-cell>
          <table:table-cell office:value-type="float" office:value="0.133956687" calcext:value-type="float">
            <text:p>0.133956687</text:p>
          </table:table-cell>
          <table:table-cell office:value-type="float" office:value="5" calcext:value-type="float">
            <text:p>5</text:p>
          </table:table-cell>
          <table:table-cell office:value-type="float" office:value="0.131585018" calcext:value-type="float">
            <text:p>0.131585018</text:p>
          </table:table-cell>
          <table:table-cell/>
          <table:table-cell office:value-type="float" office:value="0.001141088" calcext:value-type="float">
            <text:p>0.001141088</text:p>
          </table:table-cell>
          <table:table-cell office:value-type="float" office:value="0.001511991" calcext:value-type="float">
            <text:p>0.001511991</text:p>
          </table:table-cell>
          <table:table-cell office:value-type="float" office:value="0.001094417" calcext:value-type="float">
            <text:p>0.0010944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41" calcext:value-type="float">
            <text:p>0.001075041</text:p>
          </table:table-cell>
          <table:table-cell/>
          <table:table-cell office:value-type="float" office:value="0.000102485" calcext:value-type="float">
            <text:p>0.000102485</text:p>
          </table:table-cell>
          <table:table-cell office:value-type="float" office:value="0.000473388" calcext:value-type="float">
            <text:p>0.000473388</text:p>
          </table:table-cell>
          <table:table-cell office:value-type="float" office:value="0.000055815" calcext:value-type="float">
            <text:p>5.58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438" calcext:value-type="float">
            <text:p>3.6438E-05</text:p>
          </table:table-cell>
          <table:table-cell/>
          <table:table-cell office:value-type="float" office:value="24.561440833" calcext:value-type="float">
            <text:p>24.561440833</text:p>
          </table:table-cell>
          <table:table-cell office:value-type="float" office:value="24.570598498" calcext:value-type="float">
            <text:p>24.570598498</text:p>
          </table:table-cell>
          <table:table-cell office:value-type="float" office:value="24.560288515" calcext:value-type="float">
            <text:p>24.560288515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10105" calcext:value-type="float">
            <text:p>24.559810105</text:p>
          </table:table-cell>
          <table:table-cell/>
          <table:table-cell office:value-type="float" office:value="0.002597794" calcext:value-type="float">
            <text:p>0.002597794</text:p>
          </table:table-cell>
          <table:table-cell office:value-type="float" office:value="0.011999519" calcext:value-type="float">
            <text:p>0.011999519</text:p>
          </table:table-cell>
          <table:table-cell office:value-type="float" office:value="0.001414764" calcext:value-type="float">
            <text:p>0.0014147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3603" calcext:value-type="float">
            <text:p>0.00092360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2019-12-02 22:14:24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741914" calcext:value-type="float">
            <text:p>0.139741914</text:p>
          </table:table-cell>
          <table:table-cell office:value-type="float" office:value="0.184968136" calcext:value-type="float">
            <text:p>0.184968136</text:p>
          </table:table-cell>
          <table:table-cell office:value-type="float" office:value="0.134762542" calcext:value-type="float">
            <text:p>0.134762542</text:p>
          </table:table-cell>
          <table:table-cell office:value-type="float" office:value="5" calcext:value-type="float">
            <text:p>5</text:p>
          </table:table-cell>
          <table:table-cell office:value-type="float" office:value="0.131320373" calcext:value-type="float">
            <text:p>0.131320373</text:p>
          </table:table-cell>
          <table:table-cell/>
          <table:table-cell office:value-type="float" office:value="0.001141682" calcext:value-type="float">
            <text:p>0.001141682</text:p>
          </table:table-cell>
          <table:table-cell office:value-type="float" office:value="0.001511178" calcext:value-type="float">
            <text:p>0.001511178</text:p>
          </table:table-cell>
          <table:table-cell office:value-type="float" office:value="0.001101001" calcext:value-type="float">
            <text:p>0.001101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79" calcext:value-type="float">
            <text:p>0.001072879</text:p>
          </table:table-cell>
          <table:table-cell/>
          <table:table-cell office:value-type="float" office:value="0.00010308" calcext:value-type="float">
            <text:p>0.00010308</text:p>
          </table:table-cell>
          <table:table-cell office:value-type="float" office:value="0.000472575" calcext:value-type="float">
            <text:p>0.000472575</text:p>
          </table:table-cell>
          <table:table-cell office:value-type="float" office:value="0.000062398" calcext:value-type="float">
            <text:p>6.239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276" calcext:value-type="float">
            <text:p>3.4276E-05</text:p>
          </table:table-cell>
          <table:table-cell/>
          <table:table-cell office:value-type="float" office:value="24.556401532" calcext:value-type="float">
            <text:p>24.556401532</text:p>
          </table:table-cell>
          <table:table-cell office:value-type="float" office:value="24.565524492" calcext:value-type="float">
            <text:p>24.565524492</text:p>
          </table:table-cell>
          <table:table-cell office:value-type="float" office:value="24.555397097" calcext:value-type="float">
            <text:p>24.555397097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02745" calcext:value-type="float">
            <text:p>24.554702745</text:p>
          </table:table-cell>
          <table:table-cell/>
          <table:table-cell office:value-type="float" office:value="0.002612854" calcext:value-type="float">
            <text:p>0.002612854</text:p>
          </table:table-cell>
          <table:table-cell office:value-type="float" office:value="0.011978906" calcext:value-type="float">
            <text:p>0.011978906</text:p>
          </table:table-cell>
          <table:table-cell office:value-type="float" office:value="0.001581652" calcext:value-type="float">
            <text:p>0.0015816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8796" calcext:value-type="float">
            <text:p>0.0008687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2019-12-02 22:14:2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81344" calcext:value-type="float">
            <text:p>0.13981344</text:p>
          </table:table-cell>
          <table:table-cell office:value-type="float" office:value="0.184904955" calcext:value-type="float">
            <text:p>0.184904955</text:p>
          </table:table-cell>
          <table:table-cell office:value-type="float" office:value="0.135104076" calcext:value-type="float">
            <text:p>0.135104076</text:p>
          </table:table-cell>
          <table:table-cell office:value-type="float" office:value="5" calcext:value-type="float">
            <text:p>5</text:p>
          </table:table-cell>
          <table:table-cell office:value-type="float" office:value="0.131174342" calcext:value-type="float">
            <text:p>0.131174342</text:p>
          </table:table-cell>
          <table:table-cell/>
          <table:table-cell office:value-type="float" office:value="0.001142267" calcext:value-type="float">
            <text:p>0.001142267</text:p>
          </table:table-cell>
          <table:table-cell office:value-type="float" office:value="0.001510661" calcext:value-type="float">
            <text:p>0.001510661</text:p>
          </table:table-cell>
          <table:table-cell office:value-type="float" office:value="0.001103791" calcext:value-type="float">
            <text:p>0.0011037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686" calcext:value-type="float">
            <text:p>0.001071686</text:p>
          </table:table-cell>
          <table:table-cell/>
          <table:table-cell office:value-type="float" office:value="0.000103664" calcext:value-type="float">
            <text:p>0.000103664</text:p>
          </table:table-cell>
          <table:table-cell office:value-type="float" office:value="0.000472059" calcext:value-type="float">
            <text:p>0.000472059</text:p>
          </table:table-cell>
          <table:table-cell office:value-type="float" office:value="0.000065189" calcext:value-type="float">
            <text:p>6.518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083" calcext:value-type="float">
            <text:p>3.3083E-05</text:p>
          </table:table-cell>
          <table:table-cell/>
          <table:table-cell office:value-type="float" office:value="24.56146993" calcext:value-type="float">
            <text:p>24.56146993</text:p>
          </table:table-cell>
          <table:table-cell office:value-type="float" office:value="24.570565675" calcext:value-type="float">
            <text:p>24.570565675</text:p>
          </table:table-cell>
          <table:table-cell office:value-type="float" office:value="24.560519965" calcext:value-type="float">
            <text:p>24.560519965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27264" calcext:value-type="float">
            <text:p>24.559727264</text:p>
          </table:table-cell>
          <table:table-cell/>
          <table:table-cell office:value-type="float" office:value="0.002627666" calcext:value-type="float">
            <text:p>0.002627666</text:p>
          </table:table-cell>
          <table:table-cell office:value-type="float" office:value="0.011965821" calcext:value-type="float">
            <text:p>0.011965821</text:p>
          </table:table-cell>
          <table:table-cell office:value-type="float" office:value="0.001652382" calcext:value-type="float">
            <text:p>0.0016523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8554" calcext:value-type="float">
            <text:p>0.0008385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2019-12-02 22:14:26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828937" calcext:value-type="float">
            <text:p>0.139828937</text:p>
          </table:table-cell>
          <table:table-cell office:value-type="float" office:value="0.184587262" calcext:value-type="float">
            <text:p>0.184587262</text:p>
          </table:table-cell>
          <table:table-cell office:value-type="float" office:value="0.135317461" calcext:value-type="float">
            <text:p>0.135317461</text:p>
          </table:table-cell>
          <table:table-cell office:value-type="float" office:value="5" calcext:value-type="float">
            <text:p>5</text:p>
          </table:table-cell>
          <table:table-cell office:value-type="float" office:value="0.131084935" calcext:value-type="float">
            <text:p>0.131084935</text:p>
          </table:table-cell>
          <table:table-cell/>
          <table:table-cell office:value-type="float" office:value="0.001142393" calcext:value-type="float">
            <text:p>0.001142393</text:p>
          </table:table-cell>
          <table:table-cell office:value-type="float" office:value="0.001508066" calcext:value-type="float">
            <text:p>0.001508066</text:p>
          </table:table-cell>
          <table:table-cell office:value-type="float" office:value="0.001105535" calcext:value-type="float">
            <text:p>0.0011055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955" calcext:value-type="float">
            <text:p>0.001070955</text:p>
          </table:table-cell>
          <table:table-cell/>
          <table:table-cell office:value-type="float" office:value="0.000103791" calcext:value-type="float">
            <text:p>0.000103791</text:p>
          </table:table-cell>
          <table:table-cell office:value-type="float" office:value="0.000469463" calcext:value-type="float">
            <text:p>0.000469463</text:p>
          </table:table-cell>
          <table:table-cell office:value-type="float" office:value="0.000066932" calcext:value-type="float">
            <text:p>6.69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353" calcext:value-type="float">
            <text:p>3.2353E-05</text:p>
          </table:table-cell>
          <table:table-cell/>
          <table:table-cell office:value-type="float" office:value="24.561473056" calcext:value-type="float">
            <text:p>24.561473056</text:p>
          </table:table-cell>
          <table:table-cell office:value-type="float" office:value="24.570501591" calcext:value-type="float">
            <text:p>24.570501591</text:p>
          </table:table-cell>
          <table:table-cell office:value-type="float" office:value="24.560563008" calcext:value-type="float">
            <text:p>24.560563008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09229" calcext:value-type="float">
            <text:p>24.559709229</text:p>
          </table:table-cell>
          <table:table-cell/>
          <table:table-cell office:value-type="float" office:value="0.002630876" calcext:value-type="float">
            <text:p>0.002630876</text:p>
          </table:table-cell>
          <table:table-cell office:value-type="float" office:value="0.01190003" calcext:value-type="float">
            <text:p>0.01190003</text:p>
          </table:table-cell>
          <table:table-cell office:value-type="float" office:value="0.001696573" calcext:value-type="float">
            <text:p>0.0016965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0038" calcext:value-type="float">
            <text:p>0.0008200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2019-12-02 22:14:28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721053" calcext:value-type="float">
            <text:p>0.139721053</text:p>
          </table:table-cell>
          <table:table-cell office:value-type="float" office:value="0.184366725" calcext:value-type="float">
            <text:p>0.184366725</text:p>
          </table:table-cell>
          <table:table-cell office:value-type="float" office:value="0.135247723" calcext:value-type="float">
            <text:p>0.135247723</text:p>
          </table:table-cell>
          <table:table-cell office:value-type="float" office:value="5" calcext:value-type="float">
            <text:p>5</text:p>
          </table:table-cell>
          <table:table-cell office:value-type="float" office:value="0.131173149" calcext:value-type="float">
            <text:p>0.131173149</text:p>
          </table:table-cell>
          <table:table-cell/>
          <table:table-cell office:value-type="float" office:value="0.001141512" calcext:value-type="float">
            <text:p>0.001141512</text:p>
          </table:table-cell>
          <table:table-cell office:value-type="float" office:value="0.001506264" calcext:value-type="float">
            <text:p>0.001506264</text:p>
          </table:table-cell>
          <table:table-cell office:value-type="float" office:value="0.001104965" calcext:value-type="float">
            <text:p>0.0011049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676" calcext:value-type="float">
            <text:p>0.001071676</text:p>
          </table:table-cell>
          <table:table-cell/>
          <table:table-cell office:value-type="float" office:value="0.000102909" calcext:value-type="float">
            <text:p>0.000102909</text:p>
          </table:table-cell>
          <table:table-cell office:value-type="float" office:value="0.000467661" calcext:value-type="float">
            <text:p>0.000467661</text:p>
          </table:table-cell>
          <table:table-cell office:value-type="float" office:value="0.000066362" calcext:value-type="float">
            <text:p>6.63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073" calcext:value-type="float">
            <text:p>3.3073E-05</text:p>
          </table:table-cell>
          <table:table-cell/>
          <table:table-cell office:value-type="float" office:value="24.556397324" calcext:value-type="float">
            <text:p>24.556397324</text:p>
          </table:table-cell>
          <table:table-cell office:value-type="float" office:value="24.565403177" calcext:value-type="float">
            <text:p>24.565403177</text:p>
          </table:table-cell>
          <table:table-cell office:value-type="float" office:value="24.555494968" calcext:value-type="float">
            <text:p>24.555494968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673047" calcext:value-type="float">
            <text:p>24.554673047</text:p>
          </table:table-cell>
          <table:table-cell/>
          <table:table-cell office:value-type="float" office:value="0.002608534" calcext:value-type="float">
            <text:p>0.002608534</text:p>
          </table:table-cell>
          <table:table-cell office:value-type="float" office:value="0.011854358" calcext:value-type="float">
            <text:p>0.011854358</text:p>
          </table:table-cell>
          <table:table-cell office:value-type="float" office:value="0.001682131" calcext:value-type="float">
            <text:p>0.0016821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8307" calcext:value-type="float">
            <text:p>0.0008383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2019-12-02 22:14:29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139817016" calcext:value-type="float">
            <text:p>0.139817016</text:p>
          </table:table-cell>
          <table:table-cell office:value-type="float" office:value="0.184141419" calcext:value-type="float">
            <text:p>0.184141419</text:p>
          </table:table-cell>
          <table:table-cell office:value-type="float" office:value="0.134624855" calcext:value-type="float">
            <text:p>0.134624855</text:p>
          </table:table-cell>
          <table:table-cell office:value-type="float" office:value="5" calcext:value-type="float">
            <text:p>5</text:p>
          </table:table-cell>
          <table:table-cell office:value-type="float" office:value="0.13133587" calcext:value-type="float">
            <text:p>0.13133587</text:p>
          </table:table-cell>
          <table:table-cell/>
          <table:table-cell office:value-type="float" office:value="0.001142296" calcext:value-type="float">
            <text:p>0.001142296</text:p>
          </table:table-cell>
          <table:table-cell office:value-type="float" office:value="0.001504423" calcext:value-type="float">
            <text:p>0.001504423</text:p>
          </table:table-cell>
          <table:table-cell office:value-type="float" office:value="0.001099876" calcext:value-type="float">
            <text:p>0.0010998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005" calcext:value-type="float">
            <text:p>0.001073005</text:p>
          </table:table-cell>
          <table:table-cell/>
          <table:table-cell office:value-type="float" office:value="0.000103693" calcext:value-type="float">
            <text:p>0.000103693</text:p>
          </table:table-cell>
          <table:table-cell office:value-type="float" office:value="0.000465821" calcext:value-type="float">
            <text:p>0.000465821</text:p>
          </table:table-cell>
          <table:table-cell office:value-type="float" office:value="0.000061274" calcext:value-type="float">
            <text:p>6.12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403" calcext:value-type="float">
            <text:p>3.4403E-05</text:p>
          </table:table-cell>
          <table:table-cell/>
          <table:table-cell office:value-type="float" office:value="24.546308745" calcext:value-type="float">
            <text:p>24.546308745</text:p>
          </table:table-cell>
          <table:table-cell office:value-type="float" office:value="24.555249873" calcext:value-type="float">
            <text:p>24.555249873</text:p>
          </table:table-cell>
          <table:table-cell office:value-type="float" office:value="24.545261376" calcext:value-type="float">
            <text:p>24.545261376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544597918" calcext:value-type="float">
            <text:p>24.544597918</text:p>
          </table:table-cell>
          <table:table-cell/>
          <table:table-cell office:value-type="float" office:value="0.002628407" calcext:value-type="float">
            <text:p>0.002628407</text:p>
          </table:table-cell>
          <table:table-cell office:value-type="float" office:value="0.011807699" calcext:value-type="float">
            <text:p>0.011807699</text:p>
          </table:table-cell>
          <table:table-cell office:value-type="float" office:value="0.001553138" calcext:value-type="float">
            <text:p>0.0015531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2006" calcext:value-type="float">
            <text:p>0.0008720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2019-12-02 22:14:30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78483" calcext:value-type="float">
            <text:p>0.13978483</text:p>
          </table:table-cell>
          <table:table-cell office:value-type="float" office:value="0.184018038" calcext:value-type="float">
            <text:p>0.184018038</text:p>
          </table:table-cell>
          <table:table-cell office:value-type="float" office:value="0.134085433" calcext:value-type="float">
            <text:p>0.134085433</text:p>
          </table:table-cell>
          <table:table-cell office:value-type="float" office:value="5" calcext:value-type="float">
            <text:p>5</text:p>
          </table:table-cell>
          <table:table-cell office:value-type="float" office:value="0.131463424" calcext:value-type="float">
            <text:p>0.131463424</text:p>
          </table:table-cell>
          <table:table-cell/>
          <table:table-cell office:value-type="float" office:value="0.001142033" calcext:value-type="float">
            <text:p>0.001142033</text:p>
          </table:table-cell>
          <table:table-cell office:value-type="float" office:value="0.001503415" calcext:value-type="float">
            <text:p>0.001503415</text:p>
          </table:table-cell>
          <table:table-cell office:value-type="float" office:value="0.001095469" calcext:value-type="float">
            <text:p>0.0010954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048" calcext:value-type="float">
            <text:p>0.001074048</text:p>
          </table:table-cell>
          <table:table-cell/>
          <table:table-cell office:value-type="float" office:value="0.00010343" calcext:value-type="float">
            <text:p>0.00010343</text:p>
          </table:table-cell>
          <table:table-cell office:value-type="float" office:value="0.000464813" calcext:value-type="float">
            <text:p>0.000464813</text:p>
          </table:table-cell>
          <table:table-cell office:value-type="float" office:value="0.000056866" calcext:value-type="float">
            <text:p>5.68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445" calcext:value-type="float">
            <text:p>3.5445E-05</text:p>
          </table:table-cell>
          <table:table-cell/>
          <table:table-cell office:value-type="float" office:value="24.556410189" calcext:value-type="float">
            <text:p>24.556410189</text:p>
          </table:table-cell>
          <table:table-cell office:value-type="float" office:value="24.56533284" calcext:value-type="float">
            <text:p>24.56533284</text:p>
          </table:table-cell>
          <table:table-cell office:value-type="float" office:value="24.555260511" calcext:value-type="float">
            <text:p>24.555260511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31601" calcext:value-type="float">
            <text:p>24.554731601</text:p>
          </table:table-cell>
          <table:table-cell/>
          <table:table-cell office:value-type="float" office:value="0.002621741" calcext:value-type="float">
            <text:p>0.002621741</text:p>
          </table:table-cell>
          <table:table-cell office:value-type="float" office:value="0.011782148" calcext:value-type="float">
            <text:p>0.011782148</text:p>
          </table:table-cell>
          <table:table-cell office:value-type="float" office:value="0.001441426" calcext:value-type="float">
            <text:p>0.0014414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8422" calcext:value-type="float">
            <text:p>0.0008984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2019-12-02 22:14:31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39899271" calcext:value-type="float">
            <text:p>0.139899271</text:p>
          </table:table-cell>
          <table:table-cell office:value-type="float" office:value="0.183806441" calcext:value-type="float">
            <text:p>0.183806441</text:p>
          </table:table-cell>
          <table:table-cell office:value-type="float" office:value="0.133610384" calcext:value-type="float">
            <text:p>0.133610384</text:p>
          </table:table-cell>
          <table:table-cell office:value-type="float" office:value="5" calcext:value-type="float">
            <text:p>5</text:p>
          </table:table-cell>
          <table:table-cell office:value-type="float" office:value="0.131642238" calcext:value-type="float">
            <text:p>0.131642238</text:p>
          </table:table-cell>
          <table:table-cell/>
          <table:table-cell office:value-type="float" office:value="0.001142968" calcext:value-type="float">
            <text:p>0.001142968</text:p>
          </table:table-cell>
          <table:table-cell office:value-type="float" office:value="0.001501687" calcext:value-type="float">
            <text:p>0.001501687</text:p>
          </table:table-cell>
          <table:table-cell office:value-type="float" office:value="0.001091588" calcext:value-type="float">
            <text:p>0.0010915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508" calcext:value-type="float">
            <text:p>0.001075508</text:p>
          </table:table-cell>
          <table:table-cell/>
          <table:table-cell office:value-type="float" office:value="0.000104365" calcext:value-type="float">
            <text:p>0.000104365</text:p>
          </table:table-cell>
          <table:table-cell office:value-type="float" office:value="0.000463084" calcext:value-type="float">
            <text:p>0.000463084</text:p>
          </table:table-cell>
          <table:table-cell office:value-type="float" office:value="0.000052985" calcext:value-type="float">
            <text:p>5.29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906" calcext:value-type="float">
            <text:p>3.6906E-05</text:p>
          </table:table-cell>
          <table:table-cell/>
          <table:table-cell office:value-type="float" office:value="24.561487243" calcext:value-type="float">
            <text:p>24.561487243</text:p>
          </table:table-cell>
          <table:table-cell office:value-type="float" office:value="24.570344086" calcext:value-type="float">
            <text:p>24.570344086</text:p>
          </table:table-cell>
          <table:table-cell office:value-type="float" office:value="24.560218659" calcext:value-type="float">
            <text:p>24.560218659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21648" calcext:value-type="float">
            <text:p>24.559821648</text:p>
          </table:table-cell>
          <table:table-cell/>
          <table:table-cell office:value-type="float" office:value="0.002645442" calcext:value-type="float">
            <text:p>0.002645442</text:p>
          </table:table-cell>
          <table:table-cell office:value-type="float" office:value="0.011738328" calcext:value-type="float">
            <text:p>0.011738328</text:p>
          </table:table-cell>
          <table:table-cell office:value-type="float" office:value="0.001343046" calcext:value-type="float">
            <text:p>0.0013430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5453" calcext:value-type="float">
            <text:p>0.00093545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2019-12-02 22:14:33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14004411" calcext:value-type="float">
            <text:p>0.14004411</text:p>
          </table:table-cell>
          <table:table-cell office:value-type="float" office:value="0.183717034" calcext:value-type="float">
            <text:p>0.183717034</text:p>
          </table:table-cell>
          <table:table-cell office:value-type="float" office:value="0.133579389" calcext:value-type="float">
            <text:p>0.133579389</text:p>
          </table:table-cell>
          <table:table-cell office:value-type="float" office:value="5" calcext:value-type="float">
            <text:p>5</text:p>
          </table:table-cell>
          <table:table-cell office:value-type="float" office:value="0.131613628" calcext:value-type="float">
            <text:p>0.131613628</text:p>
          </table:table-cell>
          <table:table-cell/>
          <table:table-cell office:value-type="float" office:value="0.001144151" calcext:value-type="float">
            <text:p>0.001144151</text:p>
          </table:table-cell>
          <table:table-cell office:value-type="float" office:value="0.001500956" calcext:value-type="float">
            <text:p>0.001500956</text:p>
          </table:table-cell>
          <table:table-cell office:value-type="float" office:value="0.001091335" calcext:value-type="float">
            <text:p>0.0010913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275" calcext:value-type="float">
            <text:p>0.001075275</text:p>
          </table:table-cell>
          <table:table-cell/>
          <table:table-cell office:value-type="float" office:value="0.000105548" calcext:value-type="float">
            <text:p>0.000105548</text:p>
          </table:table-cell>
          <table:table-cell office:value-type="float" office:value="0.000462353" calcext:value-type="float">
            <text:p>0.000462353</text:p>
          </table:table-cell>
          <table:table-cell office:value-type="float" office:value="0.000052732" calcext:value-type="float">
            <text:p>5.273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672" calcext:value-type="float">
            <text:p>3.6672E-05</text:p>
          </table:table-cell>
          <table:table-cell/>
          <table:table-cell office:value-type="float" office:value="24.546354554" calcext:value-type="float">
            <text:p>24.546354554</text:p>
          </table:table-cell>
          <table:table-cell office:value-type="float" office:value="24.555164266" calcext:value-type="float">
            <text:p>24.555164266</text:p>
          </table:table-cell>
          <table:table-cell office:value-type="float" office:value="24.545050483" calcext:value-type="float">
            <text:p>24.545050483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544653947" calcext:value-type="float">
            <text:p>24.544653947</text:p>
          </table:table-cell>
          <table:table-cell/>
          <table:table-cell office:value-type="float" office:value="0.002675437" calcext:value-type="float">
            <text:p>0.002675437</text:p>
          </table:table-cell>
          <table:table-cell office:value-type="float" office:value="0.011719812" calcext:value-type="float">
            <text:p>0.011719812</text:p>
          </table:table-cell>
          <table:table-cell office:value-type="float" office:value="0.001336627" calcext:value-type="float">
            <text:p>0.0013366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9528" calcext:value-type="float">
            <text:p>0.0009295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019-12-02 22:14:34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3994457" calcext:value-type="float">
            <text:p>0.13994457</text:p>
          </table:table-cell>
          <table:table-cell office:value-type="float" office:value="0.18358054" calcext:value-type="float">
            <text:p>0.18358054</text:p>
          </table:table-cell>
          <table:table-cell office:value-type="float" office:value="0.134042517" calcext:value-type="float">
            <text:p>0.134042517</text:p>
          </table:table-cell>
          <table:table-cell office:value-type="float" office:value="5" calcext:value-type="float">
            <text:p>5</text:p>
          </table:table-cell>
          <table:table-cell office:value-type="float" office:value="0.131516472" calcext:value-type="float">
            <text:p>0.131516472</text:p>
          </table:table-cell>
          <table:table-cell/>
          <table:table-cell office:value-type="float" office:value="0.001143338" calcext:value-type="float">
            <text:p>0.001143338</text:p>
          </table:table-cell>
          <table:table-cell office:value-type="float" office:value="0.001499841" calcext:value-type="float">
            <text:p>0.001499841</text:p>
          </table:table-cell>
          <table:table-cell office:value-type="float" office:value="0.001095119" calcext:value-type="float">
            <text:p>0.0010951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81" calcext:value-type="float">
            <text:p>0.001074481</text:p>
          </table:table-cell>
          <table:table-cell/>
          <table:table-cell office:value-type="float" office:value="0.000104735" calcext:value-type="float">
            <text:p>0.000104735</text:p>
          </table:table-cell>
          <table:table-cell office:value-type="float" office:value="0.000461238" calcext:value-type="float">
            <text:p>0.000461238</text:p>
          </table:table-cell>
          <table:table-cell office:value-type="float" office:value="0.000056516" calcext:value-type="float">
            <text:p>5.65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78" calcext:value-type="float">
            <text:p>3.5878E-05</text:p>
          </table:table-cell>
          <table:table-cell/>
          <table:table-cell office:value-type="float" office:value="24.556442412" calcext:value-type="float">
            <text:p>24.556442412</text:p>
          </table:table-cell>
          <table:table-cell office:value-type="float" office:value="24.565244589" calcext:value-type="float">
            <text:p>24.565244589</text:p>
          </table:table-cell>
          <table:table-cell office:value-type="float" office:value="24.555251854" calcext:value-type="float">
            <text:p>24.555251854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42302" calcext:value-type="float">
            <text:p>24.554742302</text:p>
          </table:table-cell>
          <table:table-cell/>
          <table:table-cell office:value-type="float" office:value="0.002654823" calcext:value-type="float">
            <text:p>0.002654823</text:p>
          </table:table-cell>
          <table:table-cell office:value-type="float" office:value="0.011691545" calcext:value-type="float">
            <text:p>0.011691545</text:p>
          </table:table-cell>
          <table:table-cell office:value-type="float" office:value="0.001432539" calcext:value-type="float">
            <text:p>0.0014325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9408" calcext:value-type="float">
            <text:p>0.0009094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2019-12-02 22:14:35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40160935" calcext:value-type="float">
            <text:p>0.140160935</text:p>
          </table:table-cell>
          <table:table-cell office:value-type="float" office:value="0.183360598" calcext:value-type="float">
            <text:p>0.183360598</text:p>
          </table:table-cell>
          <table:table-cell office:value-type="float" office:value="0.133529917" calcext:value-type="float">
            <text:p>0.133529917</text:p>
          </table:table-cell>
          <table:table-cell office:value-type="float" office:value="5" calcext:value-type="float">
            <text:p>5</text:p>
          </table:table-cell>
          <table:table-cell office:value-type="float" office:value="0.131670252" calcext:value-type="float">
            <text:p>0.131670252</text:p>
          </table:table-cell>
          <table:table-cell/>
          <table:table-cell office:value-type="float" office:value="0.001145106" calcext:value-type="float">
            <text:p>0.001145106</text:p>
          </table:table-cell>
          <table:table-cell office:value-type="float" office:value="0.001498044" calcext:value-type="float">
            <text:p>0.001498044</text:p>
          </table:table-cell>
          <table:table-cell office:value-type="float" office:value="0.001090931" calcext:value-type="float">
            <text:p>0.0010909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737" calcext:value-type="float">
            <text:p>0.001075737</text:p>
          </table:table-cell>
          <table:table-cell/>
          <table:table-cell office:value-type="float" office:value="0.000106503" calcext:value-type="float">
            <text:p>0.000106503</text:p>
          </table:table-cell>
          <table:table-cell office:value-type="float" office:value="0.000459441" calcext:value-type="float">
            <text:p>0.000459441</text:p>
          </table:table-cell>
          <table:table-cell office:value-type="float" office:value="0.000052328" calcext:value-type="float">
            <text:p>5.23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135" calcext:value-type="float">
            <text:p>3.7135E-05</text:p>
          </table:table-cell>
          <table:table-cell/>
          <table:table-cell office:value-type="float" office:value="24.556486057" calcext:value-type="float">
            <text:p>24.556486057</text:p>
          </table:table-cell>
          <table:table-cell office:value-type="float" office:value="24.565200223" calcext:value-type="float">
            <text:p>24.565200223</text:p>
          </table:table-cell>
          <table:table-cell office:value-type="float" office:value="24.555148453" calcext:value-type="float">
            <text:p>24.555148453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73322" calcext:value-type="float">
            <text:p>24.554773322</text:p>
          </table:table-cell>
          <table:table-cell/>
          <table:table-cell office:value-type="float" office:value="0.002699631" calcext:value-type="float">
            <text:p>0.002699631</text:p>
          </table:table-cell>
          <table:table-cell office:value-type="float" office:value="0.011645997" calcext:value-type="float">
            <text:p>0.011645997</text:p>
          </table:table-cell>
          <table:table-cell office:value-type="float" office:value="0.001326382" calcext:value-type="float">
            <text:p>0.0013263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1255" calcext:value-type="float">
            <text:p>0.0009412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2019-12-02 22:14:36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40198486" calcext:value-type="float">
            <text:p>0.140198486</text:p>
          </table:table-cell>
          <table:table-cell office:value-type="float" office:value="0.183408878" calcext:value-type="float">
            <text:p>0.183408878</text:p>
          </table:table-cell>
          <table:table-cell office:value-type="float" office:value="0.133731381" calcext:value-type="float">
            <text:p>0.133731381</text:p>
          </table:table-cell>
          <table:table-cell office:value-type="float" office:value="5" calcext:value-type="float">
            <text:p>5</text:p>
          </table:table-cell>
          <table:table-cell office:value-type="float" office:value="0.131548659" calcext:value-type="float">
            <text:p>0.131548659</text:p>
          </table:table-cell>
          <table:table-cell/>
          <table:table-cell office:value-type="float" office:value="0.001145412" calcext:value-type="float">
            <text:p>0.001145412</text:p>
          </table:table-cell>
          <table:table-cell office:value-type="float" office:value="0.001498439" calcext:value-type="float">
            <text:p>0.001498439</text:p>
          </table:table-cell>
          <table:table-cell office:value-type="float" office:value="0.001092577" calcext:value-type="float">
            <text:p>0.0010925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744" calcext:value-type="float">
            <text:p>0.001074744</text:p>
          </table:table-cell>
          <table:table-cell/>
          <table:table-cell office:value-type="float" office:value="0.00010681" calcext:value-type="float">
            <text:p>0.00010681</text:p>
          </table:table-cell>
          <table:table-cell office:value-type="float" office:value="0.000459836" calcext:value-type="float">
            <text:p>0.000459836</text:p>
          </table:table-cell>
          <table:table-cell office:value-type="float" office:value="0.000053974" calcext:value-type="float">
            <text:p>5.39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141" calcext:value-type="float">
            <text:p>3.6141E-05</text:p>
          </table:table-cell>
          <table:table-cell/>
          <table:table-cell office:value-type="float" office:value="24.56660157" calcext:value-type="float">
            <text:p>24.56660157</text:p>
          </table:table-cell>
          <table:table-cell office:value-type="float" office:value="24.57531782" calcext:value-type="float">
            <text:p>24.57531782</text:p>
          </table:table-cell>
          <table:table-cell office:value-type="float" office:value="24.565297042" calcext:value-type="float">
            <text:p>24.565297042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856748" calcext:value-type="float">
            <text:p>24.564856748</text:p>
          </table:table-cell>
          <table:table-cell/>
          <table:table-cell office:value-type="float" office:value="0.002707407" calcext:value-type="float">
            <text:p>0.002707407</text:p>
          </table:table-cell>
          <table:table-cell office:value-type="float" office:value="0.011655995" calcext:value-type="float">
            <text:p>0.011655995</text:p>
          </table:table-cell>
          <table:table-cell office:value-type="float" office:value="0.001368104" calcext:value-type="float">
            <text:p>0.0013681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6073" calcext:value-type="float">
            <text:p>0.0009160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2019-12-02 22:14:38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256898" calcext:value-type="float">
            <text:p>0.140256898</text:p>
          </table:table-cell>
          <table:table-cell office:value-type="float" office:value="0.183308742" calcext:value-type="float">
            <text:p>0.183308742</text:p>
          </table:table-cell>
          <table:table-cell office:value-type="float" office:value="0.134383456" calcext:value-type="float">
            <text:p>0.134383456</text:p>
          </table:table-cell>
          <table:table-cell office:value-type="float" office:value="5" calcext:value-type="float">
            <text:p>5</text:p>
          </table:table-cell>
          <table:table-cell office:value-type="float" office:value="0.131353752" calcext:value-type="float">
            <text:p>0.131353752</text:p>
          </table:table-cell>
          <table:table-cell/>
          <table:table-cell office:value-type="float" office:value="0.00114589" calcext:value-type="float">
            <text:p>0.00114589</text:p>
          </table:table-cell>
          <table:table-cell office:value-type="float" office:value="0.00149762" calcext:value-type="float">
            <text:p>0.00149762</text:p>
          </table:table-cell>
          <table:table-cell office:value-type="float" office:value="0.001097904" calcext:value-type="float">
            <text:p>0.0010979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152" calcext:value-type="float">
            <text:p>0.001073152</text:p>
          </table:table-cell>
          <table:table-cell/>
          <table:table-cell office:value-type="float" office:value="0.000107287" calcext:value-type="float">
            <text:p>0.000107287</text:p>
          </table:table-cell>
          <table:table-cell office:value-type="float" office:value="0.000459018" calcext:value-type="float">
            <text:p>0.000459018</text:p>
          </table:table-cell>
          <table:table-cell office:value-type="float" office:value="0.000059301" calcext:value-type="float">
            <text:p>5.930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549" calcext:value-type="float">
            <text:p>3.4549E-05</text:p>
          </table:table-cell>
          <table:table-cell/>
          <table:table-cell office:value-type="float" office:value="24.561559383" calcext:value-type="float">
            <text:p>24.561559383</text:p>
          </table:table-cell>
          <table:table-cell office:value-type="float" office:value="24.570243692" calcext:value-type="float">
            <text:p>24.570243692</text:p>
          </table:table-cell>
          <table:table-cell office:value-type="float" office:value="24.560374602" calcext:value-type="float">
            <text:p>24.560374602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63455" calcext:value-type="float">
            <text:p>24.559763455</text:p>
          </table:table-cell>
          <table:table-cell/>
          <table:table-cell office:value-type="float" office:value="0.002719504" calcext:value-type="float">
            <text:p>0.002719504</text:p>
          </table:table-cell>
          <table:table-cell office:value-type="float" office:value="0.011635258" calcext:value-type="float">
            <text:p>0.011635258</text:p>
          </table:table-cell>
          <table:table-cell office:value-type="float" office:value="0.001503145" calcext:value-type="float">
            <text:p>0.0015031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5709" calcext:value-type="float">
            <text:p>0.00087570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2019-12-02 22:14:39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40106695" calcext:value-type="float">
            <text:p>0.140106695</text:p>
          </table:table-cell>
          <table:table-cell office:value-type="float" office:value="0.183225892" calcext:value-type="float">
            <text:p>0.183225892</text:p>
          </table:table-cell>
          <table:table-cell office:value-type="float" office:value="0.13528289" calcext:value-type="float">
            <text:p>0.13528289</text:p>
          </table:table-cell>
          <table:table-cell office:value-type="float" office:value="5" calcext:value-type="float">
            <text:p>5</text:p>
          </table:table-cell>
          <table:table-cell office:value-type="float" office:value="0.131066457" calcext:value-type="float">
            <text:p>0.131066457</text:p>
          </table:table-cell>
          <table:table-cell/>
          <table:table-cell office:value-type="float" office:value="0.001144663" calcext:value-type="float">
            <text:p>0.001144663</text:p>
          </table:table-cell>
          <table:table-cell office:value-type="float" office:value="0.001496944" calcext:value-type="float">
            <text:p>0.001496944</text:p>
          </table:table-cell>
          <table:table-cell office:value-type="float" office:value="0.001105252" calcext:value-type="float">
            <text:p>0.0011052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04" calcext:value-type="float">
            <text:p>0.001070804</text:p>
          </table:table-cell>
          <table:table-cell/>
          <table:table-cell office:value-type="float" office:value="0.00010606" calcext:value-type="float">
            <text:p>0.00010606</text:p>
          </table:table-cell>
          <table:table-cell office:value-type="float" office:value="0.000458341" calcext:value-type="float">
            <text:p>0.000458341</text:p>
          </table:table-cell>
          <table:table-cell office:value-type="float" office:value="0.00006665" calcext:value-type="float">
            <text:p>6.6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02" calcext:value-type="float">
            <text:p>3.2202E-05</text:p>
          </table:table-cell>
          <table:table-cell/>
          <table:table-cell office:value-type="float" office:value="24.556475116" calcext:value-type="float">
            <text:p>24.556475116</text:p>
          </table:table-cell>
          <table:table-cell office:value-type="float" office:value="24.565173051" calcext:value-type="float">
            <text:p>24.565173051</text:p>
          </table:table-cell>
          <table:table-cell office:value-type="float" office:value="24.555502061" calcext:value-type="float">
            <text:p>24.555502061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651525" calcext:value-type="float">
            <text:p>24.554651525</text:p>
          </table:table-cell>
          <table:table-cell/>
          <table:table-cell office:value-type="float" office:value="0.002688398" calcext:value-type="float">
            <text:p>0.002688398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01689414" calcext:value-type="float">
            <text:p>0.0016894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212" calcext:value-type="float">
            <text:p>0.0008162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2019-12-02 22:14:40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048878" calcext:value-type="float">
            <text:p>0.140048878</text:p>
          </table:table-cell>
          <table:table-cell office:value-type="float" office:value="0.183006547" calcext:value-type="float">
            <text:p>0.183006547</text:p>
          </table:table-cell>
          <table:table-cell office:value-type="float" office:value="0.135322825" calcext:value-type="float">
            <text:p>0.135322825</text:p>
          </table:table-cell>
          <table:table-cell office:value-type="float" office:value="5" calcext:value-type="float">
            <text:p>5</text:p>
          </table:table-cell>
          <table:table-cell office:value-type="float" office:value="0.131090895" calcext:value-type="float">
            <text:p>0.131090895</text:p>
          </table:table-cell>
          <table:table-cell/>
          <table:table-cell office:value-type="float" office:value="0.00114419" calcext:value-type="float">
            <text:p>0.00114419</text:p>
          </table:table-cell>
          <table:table-cell office:value-type="float" office:value="0.001495152" calcext:value-type="float">
            <text:p>0.001495152</text:p>
          </table:table-cell>
          <table:table-cell office:value-type="float" office:value="0.001105579" calcext:value-type="float">
            <text:p>0.0011055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004" calcext:value-type="float">
            <text:p>0.001071004</text:p>
          </table:table-cell>
          <table:table-cell/>
          <table:table-cell office:value-type="float" office:value="0.000105587" calcext:value-type="float">
            <text:p>0.000105587</text:p>
          </table:table-cell>
          <table:table-cell office:value-type="float" office:value="0.000456549" calcext:value-type="float">
            <text:p>0.000456549</text:p>
          </table:table-cell>
          <table:table-cell office:value-type="float" office:value="0.000066976" calcext:value-type="float">
            <text:p>6.697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01" calcext:value-type="float">
            <text:p>3.2401E-05</text:p>
          </table:table-cell>
          <table:table-cell/>
          <table:table-cell office:value-type="float" office:value="24.561517422" calcext:value-type="float">
            <text:p>24.561517422</text:p>
          </table:table-cell>
          <table:table-cell office:value-type="float" office:value="24.570182734" calcext:value-type="float">
            <text:p>24.570182734</text:p>
          </table:table-cell>
          <table:table-cell office:value-type="float" office:value="24.56056409" calcext:value-type="float">
            <text:p>24.56056409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10432" calcext:value-type="float">
            <text:p>24.559710432</text:p>
          </table:table-cell>
          <table:table-cell/>
          <table:table-cell office:value-type="float" office:value="0.002676424" calcext:value-type="float">
            <text:p>0.002676424</text:p>
          </table:table-cell>
          <table:table-cell office:value-type="float" office:value="0.011572676" calcext:value-type="float">
            <text:p>0.011572676</text:p>
          </table:table-cell>
          <table:table-cell office:value-type="float" office:value="0.001697684" calcext:value-type="float">
            <text:p>0.0016976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1273" calcext:value-type="float">
            <text:p>0.0008212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2019-12-02 22:14:42</text:p>
          </table:table-cell>
          <table:table-cell office:value-type="float" office:value="24.5488" calcext:value-type="float">
            <text:p>24.5488</text:p>
          </table:table-cell>
          <table:table-cell office:value-type="string" calcext:value-type="string">
            <text:p><text:s/></text:p>
          </table:table-cell>
          <table:table-cell office:value-type="float" office:value="0.140013115" calcext:value-type="float">
            <text:p>0.140013115</text:p>
          </table:table-cell>
          <table:table-cell office:value-type="float" office:value="0.182793162" calcext:value-type="float">
            <text:p>0.182793162</text:p>
          </table:table-cell>
          <table:table-cell office:value-type="float" office:value="0.134885923" calcext:value-type="float">
            <text:p>0.134885923</text:p>
          </table:table-cell>
          <table:table-cell office:value-type="float" office:value="5" calcext:value-type="float">
            <text:p>5</text:p>
          </table:table-cell>
          <table:table-cell office:value-type="float" office:value="0.131263153" calcext:value-type="float">
            <text:p>0.131263153</text:p>
          </table:table-cell>
          <table:table-cell/>
          <table:table-cell office:value-type="float" office:value="0.001143898" calcext:value-type="float">
            <text:p>0.001143898</text:p>
          </table:table-cell>
          <table:table-cell office:value-type="float" office:value="0.001493408" calcext:value-type="float">
            <text:p>0.001493408</text:p>
          </table:table-cell>
          <table:table-cell office:value-type="float" office:value="0.001102009" calcext:value-type="float">
            <text:p>0.0011020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11" calcext:value-type="float">
            <text:p>0.001072411</text:p>
          </table:table-cell>
          <table:table-cell/>
          <table:table-cell office:value-type="float" office:value="0.000105295" calcext:value-type="float">
            <text:p>0.000105295</text:p>
          </table:table-cell>
          <table:table-cell office:value-type="float" office:value="0.000454805" calcext:value-type="float">
            <text:p>0.000454805</text:p>
          </table:table-cell>
          <table:table-cell office:value-type="float" office:value="0.000063406" calcext:value-type="float">
            <text:p>6.34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809" calcext:value-type="float">
            <text:p>3.3809E-05</text:p>
          </table:table-cell>
          <table:table-cell/>
          <table:table-cell office:value-type="float" office:value="24.55140227" calcext:value-type="float">
            <text:p>24.55140227</text:p>
          </table:table-cell>
          <table:table-cell office:value-type="float" office:value="24.560031832" calcext:value-type="float">
            <text:p>24.560031832</text:p>
          </table:table-cell>
          <table:table-cell office:value-type="float" office:value="24.550368012" calcext:value-type="float">
            <text:p>24.550368012</text:p>
          </table:table-cell>
          <table:table-cell office:value-type="float" office:value="25.531327062" calcext:value-type="float">
            <text:p>25.531327062</text:p>
          </table:table-cell>
          <table:table-cell office:value-type="float" office:value="24.549637225" calcext:value-type="float">
            <text:p>24.549637225</text:p>
          </table:table-cell>
          <table:table-cell/>
          <table:table-cell office:value-type="float" office:value="0.002669018" calcext:value-type="float">
            <text:p>0.002669018</text:p>
          </table:table-cell>
          <table:table-cell office:value-type="float" office:value="0.011528485" calcext:value-type="float">
            <text:p>0.011528485</text:p>
          </table:table-cell>
          <table:table-cell office:value-type="float" office:value="0.001607204" calcext:value-type="float">
            <text:p>0.0016072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6946" calcext:value-type="float">
            <text:p>0.0008569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2019-12-02 22:14:43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40237825" calcext:value-type="float">
            <text:p>0.140237825</text:p>
          </table:table-cell>
          <table:table-cell office:value-type="float" office:value="0.182581566" calcext:value-type="float">
            <text:p>0.182581566</text:p>
          </table:table-cell>
          <table:table-cell office:value-type="float" office:value="0.134375707" calcext:value-type="float">
            <text:p>0.134375707</text:p>
          </table:table-cell>
          <table:table-cell office:value-type="float" office:value="5" calcext:value-type="float">
            <text:p>5</text:p>
          </table:table-cell>
          <table:table-cell office:value-type="float" office:value="0.131405012" calcext:value-type="float">
            <text:p>0.131405012</text:p>
          </table:table-cell>
          <table:table-cell/>
          <table:table-cell office:value-type="float" office:value="0.001145734" calcext:value-type="float">
            <text:p>0.001145734</text:p>
          </table:table-cell>
          <table:table-cell office:value-type="float" office:value="0.001491679" calcext:value-type="float">
            <text:p>0.001491679</text:p>
          </table:table-cell>
          <table:table-cell office:value-type="float" office:value="0.001097841" calcext:value-type="float">
            <text:p>0.0010978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7" calcext:value-type="float">
            <text:p>0.00107357</text:p>
          </table:table-cell>
          <table:table-cell/>
          <table:table-cell office:value-type="float" office:value="0.000107131" calcext:value-type="float">
            <text:p>0.000107131</text:p>
          </table:table-cell>
          <table:table-cell office:value-type="float" office:value="0.000453077" calcext:value-type="float">
            <text:p>0.000453077</text:p>
          </table:table-cell>
          <table:table-cell office:value-type="float" office:value="0.000059238" calcext:value-type="float">
            <text:p>5.92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68" calcext:value-type="float">
            <text:p>3.4968E-05</text:p>
          </table:table-cell>
          <table:table-cell/>
          <table:table-cell office:value-type="float" office:value="24.556501567" calcext:value-type="float">
            <text:p>24.556501567</text:p>
          </table:table-cell>
          <table:table-cell office:value-type="float" office:value="24.565043079" calcext:value-type="float">
            <text:p>24.565043079</text:p>
          </table:table-cell>
          <table:table-cell office:value-type="float" office:value="24.555319065" calcext:value-type="float">
            <text:p>24.555319065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19818" calcext:value-type="float">
            <text:p>24.554719818</text:p>
          </table:table-cell>
          <table:table-cell/>
          <table:table-cell office:value-type="float" office:value="0.002715554" calcext:value-type="float">
            <text:p>0.002715554</text:p>
          </table:table-cell>
          <table:table-cell office:value-type="float" office:value="0.011484665" calcext:value-type="float">
            <text:p>0.011484665</text:p>
          </table:table-cell>
          <table:table-cell office:value-type="float" office:value="0.001501541" calcext:value-type="float">
            <text:p>0.0015015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6325" calcext:value-type="float">
            <text:p>0.0008863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2019-12-02 22:14:44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140500681" calcext:value-type="float">
            <text:p>0.140500681</text:p>
          </table:table-cell>
          <table:table-cell office:value-type="float" office:value="0.182500503" calcext:value-type="float">
            <text:p>0.182500503</text:p>
          </table:table-cell>
          <table:table-cell office:value-type="float" office:value="0.133608" calcext:value-type="float">
            <text:p>0.133608</text:p>
          </table:table-cell>
          <table:table-cell office:value-type="float" office:value="5" calcext:value-type="float">
            <text:p>5</text:p>
          </table:table-cell>
          <table:table-cell office:value-type="float" office:value="0.131562368" calcext:value-type="float">
            <text:p>0.131562368</text:p>
          </table:table-cell>
          <table:table-cell/>
          <table:table-cell office:value-type="float" office:value="0.001147881" calcext:value-type="float">
            <text:p>0.001147881</text:p>
          </table:table-cell>
          <table:table-cell office:value-type="float" office:value="0.001491017" calcext:value-type="float">
            <text:p>0.001491017</text:p>
          </table:table-cell>
          <table:table-cell office:value-type="float" office:value="0.001091569" calcext:value-type="float">
            <text:p>0.0010915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56" calcext:value-type="float">
            <text:p>0.001074856</text:p>
          </table:table-cell>
          <table:table-cell/>
          <table:table-cell office:value-type="float" office:value="0.000109279" calcext:value-type="float">
            <text:p>0.000109279</text:p>
          </table:table-cell>
          <table:table-cell office:value-type="float" office:value="0.000452414" calcext:value-type="float">
            <text:p>0.000452414</text:p>
          </table:table-cell>
          <table:table-cell office:value-type="float" office:value="0.000052966" calcext:value-type="float">
            <text:p>5.29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53" calcext:value-type="float">
            <text:p>3.6253E-05</text:p>
          </table:table-cell>
          <table:table-cell/>
          <table:table-cell office:value-type="float" office:value="24.55655459" calcext:value-type="float">
            <text:p>24.55655459</text:p>
          </table:table-cell>
          <table:table-cell office:value-type="float" office:value="24.565026727" calcext:value-type="float">
            <text:p>24.565026727</text:p>
          </table:table-cell>
          <table:table-cell office:value-type="float" office:value="24.555164203" calcext:value-type="float">
            <text:p>24.555164203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55475156" calcext:value-type="float">
            <text:p>24.55475156</text:p>
          </table:table-cell>
          <table:table-cell/>
          <table:table-cell office:value-type="float" office:value="0.00276999" calcext:value-type="float">
            <text:p>0.00276999</text:p>
          </table:table-cell>
          <table:table-cell office:value-type="float" office:value="0.011467878" calcext:value-type="float">
            <text:p>0.011467878</text:p>
          </table:table-cell>
          <table:table-cell office:value-type="float" office:value="0.001342552" calcext:value-type="float">
            <text:p>0.0013425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8912" calcext:value-type="float">
            <text:p>0.0009189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2019-12-02 22:14:4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492337" calcext:value-type="float">
            <text:p>0.140492337</text:p>
          </table:table-cell>
          <table:table-cell office:value-type="float" office:value="0.182305596" calcext:value-type="float">
            <text:p>0.182305596</text:p>
          </table:table-cell>
          <table:table-cell office:value-type="float" office:value="0.133999006" calcext:value-type="float">
            <text:p>0.133999006</text:p>
          </table:table-cell>
          <table:table-cell office:value-type="float" office:value="5" calcext:value-type="float">
            <text:p>5</text:p>
          </table:table-cell>
          <table:table-cell office:value-type="float" office:value="0.131459252" calcext:value-type="float">
            <text:p>0.131459252</text:p>
          </table:table-cell>
          <table:table-cell/>
          <table:table-cell office:value-type="float" office:value="0.001147813" calcext:value-type="float">
            <text:p>0.001147813</text:p>
          </table:table-cell>
          <table:table-cell office:value-type="float" office:value="0.001489425" calcext:value-type="float">
            <text:p>0.001489425</text:p>
          </table:table-cell>
          <table:table-cell office:value-type="float" office:value="0.001094763" calcext:value-type="float">
            <text:p>0.0010947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013" calcext:value-type="float">
            <text:p>0.001074013</text:p>
          </table:table-cell>
          <table:table-cell/>
          <table:table-cell office:value-type="float" office:value="0.00010921" calcext:value-type="float">
            <text:p>0.00010921</text:p>
          </table:table-cell>
          <table:table-cell office:value-type="float" office:value="0.000450822" calcext:value-type="float">
            <text:p>0.000450822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411" calcext:value-type="float">
            <text:p>3.5411E-05</text:p>
          </table:table-cell>
          <table:table-cell/>
          <table:table-cell office:value-type="float" office:value="24.561606876" calcext:value-type="float">
            <text:p>24.561606876</text:p>
          </table:table-cell>
          <table:table-cell office:value-type="float" office:value="24.570041341" calcext:value-type="float">
            <text:p>24.570041341</text:p>
          </table:table-cell>
          <table:table-cell office:value-type="float" office:value="24.560297052" calcext:value-type="float">
            <text:p>24.560297052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84736" calcext:value-type="float">
            <text:p>24.559784736</text:p>
          </table:table-cell>
          <table:table-cell/>
          <table:table-cell office:value-type="float" office:value="0.002768262" calcext:value-type="float">
            <text:p>0.002768262</text:p>
          </table:table-cell>
          <table:table-cell office:value-type="float" office:value="0.011427514" calcext:value-type="float">
            <text:p>0.011427514</text:p>
          </table:table-cell>
          <table:table-cell office:value-type="float" office:value="0.001423528" calcext:value-type="float">
            <text:p>0.0014235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7557" calcext:value-type="float">
            <text:p>0.00089755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2019-12-02 22:14:47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544789" calcext:value-type="float">
            <text:p>0.140544789</text:p>
          </table:table-cell>
          <table:table-cell office:value-type="float" office:value="0.182382486" calcext:value-type="float">
            <text:p>0.182382486</text:p>
          </table:table-cell>
          <table:table-cell office:value-type="float" office:value="0.134620683" calcext:value-type="float">
            <text:p>0.134620683</text:p>
          </table:table-cell>
          <table:table-cell office:value-type="float" office:value="5" calcext:value-type="float">
            <text:p>5</text:p>
          </table:table-cell>
          <table:table-cell office:value-type="float" office:value="0.131310836" calcext:value-type="float">
            <text:p>0.131310836</text:p>
          </table:table-cell>
          <table:table-cell/>
          <table:table-cell office:value-type="float" office:value="0.001148242" calcext:value-type="float">
            <text:p>0.001148242</text:p>
          </table:table-cell>
          <table:table-cell office:value-type="float" office:value="0.001490053" calcext:value-type="float">
            <text:p>0.001490053</text:p>
          </table:table-cell>
          <table:table-cell office:value-type="float" office:value="0.001099842" calcext:value-type="float">
            <text:p>0.0010998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01" calcext:value-type="float">
            <text:p>0.001072801</text:p>
          </table:table-cell>
          <table:table-cell/>
          <table:table-cell office:value-type="float" office:value="0.000109639" calcext:value-type="float">
            <text:p>0.000109639</text:p>
          </table:table-cell>
          <table:table-cell office:value-type="float" office:value="0.00045145" calcext:value-type="float">
            <text:p>0.00045145</text:p>
          </table:table-cell>
          <table:table-cell office:value-type="float" office:value="0.000061239" calcext:value-type="float">
            <text:p>6.123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198" calcext:value-type="float">
            <text:p>3.4198E-05</text:p>
          </table:table-cell>
          <table:table-cell/>
          <table:table-cell office:value-type="float" office:value="24.561617456" calcext:value-type="float">
            <text:p>24.561617456</text:p>
          </table:table-cell>
          <table:table-cell office:value-type="float" office:value="24.570056851" calcext:value-type="float">
            <text:p>24.570056851</text:p>
          </table:table-cell>
          <table:table-cell office:value-type="float" office:value="24.560422455" calcext:value-type="float">
            <text:p>24.560422455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54798" calcext:value-type="float">
            <text:p>24.559754798</text:p>
          </table:table-cell>
          <table:table-cell/>
          <table:table-cell office:value-type="float" office:value="0.002779125" calcext:value-type="float">
            <text:p>0.002779125</text:p>
          </table:table-cell>
          <table:table-cell office:value-type="float" office:value="0.011443437" calcext:value-type="float">
            <text:p>0.011443437</text:p>
          </table:table-cell>
          <table:table-cell office:value-type="float" office:value="0.001552274" calcext:value-type="float">
            <text:p>0.0015522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6821" calcext:value-type="float">
            <text:p>0.0008668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2019-12-02 22:14:48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40563862" calcext:value-type="float">
            <text:p>0.140563862</text:p>
          </table:table-cell>
          <table:table-cell office:value-type="float" office:value="0.182228706" calcext:value-type="float">
            <text:p>0.182228706</text:p>
          </table:table-cell>
          <table:table-cell office:value-type="float" office:value="0.135214345" calcext:value-type="float">
            <text:p>0.135214345</text:p>
          </table:table-cell>
          <table:table-cell office:value-type="float" office:value="5" calcext:value-type="float">
            <text:p>5</text:p>
          </table:table-cell>
          <table:table-cell office:value-type="float" office:value="0.131066457" calcext:value-type="float">
            <text:p>0.131066457</text:p>
          </table:table-cell>
          <table:table-cell/>
          <table:table-cell office:value-type="float" office:value="0.001148398" calcext:value-type="float">
            <text:p>0.001148398</text:p>
          </table:table-cell>
          <table:table-cell office:value-type="float" office:value="0.001488797" calcext:value-type="float">
            <text:p>0.001488797</text:p>
          </table:table-cell>
          <table:table-cell office:value-type="float" office:value="0.001104692" calcext:value-type="float">
            <text:p>0.0011046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04" calcext:value-type="float">
            <text:p>0.001070804</text:p>
          </table:table-cell>
          <table:table-cell/>
          <table:table-cell office:value-type="float" office:value="0.000109795" calcext:value-type="float">
            <text:p>0.000109795</text:p>
          </table:table-cell>
          <table:table-cell office:value-type="float" office:value="0.000450194" calcext:value-type="float">
            <text:p>0.000450194</text:p>
          </table:table-cell>
          <table:table-cell office:value-type="float" office:value="0.00006609" calcext:value-type="float">
            <text:p>6.6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02" calcext:value-type="float">
            <text:p>3.2202E-05</text:p>
          </table:table-cell>
          <table:table-cell/>
          <table:table-cell office:value-type="float" office:value="24.566675272" calcext:value-type="float">
            <text:p>24.566675272</text:p>
          </table:table-cell>
          <table:table-cell office:value-type="float" office:value="24.575079761" calcext:value-type="float">
            <text:p>24.575079761</text:p>
          </table:table-cell>
          <table:table-cell office:value-type="float" office:value="24.565596182" calcext:value-type="float">
            <text:p>24.565596182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75948" calcext:value-type="float">
            <text:p>24.56475948</text:p>
          </table:table-cell>
          <table:table-cell/>
          <table:table-cell office:value-type="float" office:value="0.002783075" calcext:value-type="float">
            <text:p>0.002783075</text:p>
          </table:table-cell>
          <table:table-cell office:value-type="float" office:value="0.011411591" calcext:value-type="float">
            <text:p>0.011411591</text:p>
          </table:table-cell>
          <table:table-cell office:value-type="float" office:value="0.001675218" calcext:value-type="float">
            <text:p>0.0016752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212" calcext:value-type="float">
            <text:p>0.0008162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2019-12-02 22:14:49</text:p>
          </table:table-cell>
          <table:table-cell office:value-type="float" office:value="24.56396" calcext:value-type="float">
            <text:p>24.56396</text:p>
          </table:table-cell>
          <table:table-cell office:value-type="string" calcext:value-type="string">
            <text:p><text:s/></text:p>
          </table:table-cell>
          <table:table-cell office:value-type="float" office:value="0.140489953" calcext:value-type="float">
            <text:p>0.140489953</text:p>
          </table:table-cell>
          <table:table-cell office:value-type="float" office:value="0.182036183" calcext:value-type="float">
            <text:p>0.182036183</text:p>
          </table:table-cell>
          <table:table-cell office:value-type="float" office:value="0.135167853" calcext:value-type="float">
            <text:p>0.135167853</text:p>
          </table:table-cell>
          <table:table-cell office:value-type="float" office:value="5" calcext:value-type="float">
            <text:p>5</text:p>
          </table:table-cell>
          <table:table-cell office:value-type="float" office:value="0.131161825" calcext:value-type="float">
            <text:p>0.131161825</text:p>
          </table:table-cell>
          <table:table-cell/>
          <table:table-cell office:value-type="float" office:value="0.001147794" calcext:value-type="float">
            <text:p>0.001147794</text:p>
          </table:table-cell>
          <table:table-cell office:value-type="float" office:value="0.001487224" calcext:value-type="float">
            <text:p>0.001487224</text:p>
          </table:table-cell>
          <table:table-cell office:value-type="float" office:value="0.001104313" calcext:value-type="float">
            <text:p>0.0011043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584" calcext:value-type="float">
            <text:p>0.001071584</text:p>
          </table:table-cell>
          <table:table-cell/>
          <table:table-cell office:value-type="float" office:value="0.000109191" calcext:value-type="float">
            <text:p>0.000109191</text:p>
          </table:table-cell>
          <table:table-cell office:value-type="float" office:value="0.000448621" calcext:value-type="float">
            <text:p>0.000448621</text:p>
          </table:table-cell>
          <table:table-cell office:value-type="float" office:value="0.00006571" calcext:value-type="float">
            <text:p>6.5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981" calcext:value-type="float">
            <text:p>3.2981E-05</text:p>
          </table:table-cell>
          <table:table-cell/>
          <table:table-cell office:value-type="float" office:value="24.566660363" calcext:value-type="float">
            <text:p>24.566660363</text:p>
          </table:table-cell>
          <table:table-cell office:value-type="float" office:value="24.575040926" calcext:value-type="float">
            <text:p>24.575040926</text:p>
          </table:table-cell>
          <table:table-cell office:value-type="float" office:value="24.565586803" calcext:value-type="float">
            <text:p>24.565586803</text:p>
          </table:table-cell>
          <table:table-cell office:value-type="float" office:value="25.546475638" calcext:value-type="float">
            <text:p>25.546475638</text:p>
          </table:table-cell>
          <table:table-cell office:value-type="float" office:value="24.564778717" calcext:value-type="float">
            <text:p>24.564778717</text:p>
          </table:table-cell>
          <table:table-cell/>
          <table:table-cell office:value-type="float" office:value="0.002767769" calcext:value-type="float">
            <text:p>0.002767769</text:p>
          </table:table-cell>
          <table:table-cell office:value-type="float" office:value="0.011371721" calcext:value-type="float">
            <text:p>0.011371721</text:p>
          </table:table-cell>
          <table:table-cell office:value-type="float" office:value="0.00166559" calcext:value-type="float">
            <text:p>0.001665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5962" calcext:value-type="float">
            <text:p>0.00083596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2019-12-02 22:14:50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576975" calcext:value-type="float">
            <text:p>0.140576975</text:p>
          </table:table-cell>
          <table:table-cell office:value-type="float" office:value="0.181827567" calcext:value-type="float">
            <text:p>0.181827567</text:p>
          </table:table-cell>
          <table:table-cell office:value-type="float" office:value="0.134378092" calcext:value-type="float">
            <text:p>0.134378092</text:p>
          </table:table-cell>
          <table:table-cell office:value-type="float" office:value="5" calcext:value-type="float">
            <text:p>5</text:p>
          </table:table-cell>
          <table:table-cell office:value-type="float" office:value="0.131387726" calcext:value-type="float">
            <text:p>0.131387726</text:p>
          </table:table-cell>
          <table:table-cell/>
          <table:table-cell office:value-type="float" office:value="0.001148505" calcext:value-type="float">
            <text:p>0.001148505</text:p>
          </table:table-cell>
          <table:table-cell office:value-type="float" office:value="0.001485519" calcext:value-type="float">
            <text:p>0.001485519</text:p>
          </table:table-cell>
          <table:table-cell office:value-type="float" office:value="0.00109786" calcext:value-type="float">
            <text:p>0.001097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429" calcext:value-type="float">
            <text:p>0.001073429</text:p>
          </table:table-cell>
          <table:table-cell/>
          <table:table-cell office:value-type="float" office:value="0.000109902" calcext:value-type="float">
            <text:p>0.000109902</text:p>
          </table:table-cell>
          <table:table-cell office:value-type="float" office:value="0.000446917" calcext:value-type="float">
            <text:p>0.000446917</text:p>
          </table:table-cell>
          <table:table-cell office:value-type="float" office:value="0.000059257" calcext:value-type="float">
            <text:p>5.92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826" calcext:value-type="float">
            <text:p>3.4826E-05</text:p>
          </table:table-cell>
          <table:table-cell/>
          <table:table-cell office:value-type="float" office:value="24.581839825" calcext:value-type="float">
            <text:p>24.581839825</text:p>
          </table:table-cell>
          <table:table-cell office:value-type="float" office:value="24.590160639" calcext:value-type="float">
            <text:p>24.590160639</text:p>
          </table:table-cell>
          <table:table-cell office:value-type="float" office:value="24.58058942" calcext:value-type="float">
            <text:p>24.58058942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86219" calcext:value-type="float">
            <text:p>24.579986219</text:p>
          </table:table-cell>
          <table:table-cell/>
          <table:table-cell office:value-type="float" office:value="0.002785791" calcext:value-type="float">
            <text:p>0.002785791</text:p>
          </table:table-cell>
          <table:table-cell office:value-type="float" office:value="0.011328518" calcext:value-type="float">
            <text:p>0.011328518</text:p>
          </table:table-cell>
          <table:table-cell office:value-type="float" office:value="0.001502034" calcext:value-type="float">
            <text:p>0.0015020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2745" calcext:value-type="float">
            <text:p>0.0008827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2019-12-02 22:14:5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711086" calcext:value-type="float">
            <text:p>0.140711086</text:p>
          </table:table-cell>
          <table:table-cell office:value-type="float" office:value="0.181611202" calcext:value-type="float">
            <text:p>0.181611202</text:p>
          </table:table-cell>
          <table:table-cell office:value-type="float" office:value="0.133488194" calcext:value-type="float">
            <text:p>0.133488194</text:p>
          </table:table-cell>
          <table:table-cell office:value-type="float" office:value="5" calcext:value-type="float">
            <text:p>5</text:p>
          </table:table-cell>
          <table:table-cell office:value-type="float" office:value="0.131715552" calcext:value-type="float">
            <text:p>0.131715552</text:p>
          </table:table-cell>
          <table:table-cell/>
          <table:table-cell office:value-type="float" office:value="0.0011496" calcext:value-type="float">
            <text:p>0.0011496</text:p>
          </table:table-cell>
          <table:table-cell office:value-type="float" office:value="0.001483752" calcext:value-type="float">
            <text:p>0.001483752</text:p>
          </table:table-cell>
          <table:table-cell office:value-type="float" office:value="0.00109059" calcext:value-type="float">
            <text:p>0.001090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07" calcext:value-type="float">
            <text:p>0.001076107</text:p>
          </table:table-cell>
          <table:table-cell/>
          <table:table-cell office:value-type="float" office:value="0.000110998" calcext:value-type="float">
            <text:p>0.000110998</text:p>
          </table:table-cell>
          <table:table-cell office:value-type="float" office:value="0.000445149" calcext:value-type="float">
            <text:p>0.000445149</text:p>
          </table:table-cell>
          <table:table-cell office:value-type="float" office:value="0.000051987" calcext:value-type="float">
            <text:p>5.19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05" calcext:value-type="float">
            <text:p>3.7505E-05</text:p>
          </table:table-cell>
          <table:table-cell/>
          <table:table-cell office:value-type="float" office:value="24.576812908" calcext:value-type="float">
            <text:p>24.576812908</text:p>
          </table:table-cell>
          <table:table-cell office:value-type="float" office:value="24.585063063" calcext:value-type="float">
            <text:p>24.585063063</text:p>
          </table:table-cell>
          <table:table-cell office:value-type="float" office:value="24.575355938" calcext:value-type="float">
            <text:p>24.575355938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98368" calcext:value-type="float">
            <text:p>24.574998368</text:p>
          </table:table-cell>
          <table:table-cell/>
          <table:table-cell office:value-type="float" office:value="0.002813564" calcext:value-type="float">
            <text:p>0.002813564</text:p>
          </table:table-cell>
          <table:table-cell office:value-type="float" office:value="0.01128371" calcext:value-type="float">
            <text:p>0.01128371</text:p>
          </table:table-cell>
          <table:table-cell office:value-type="float" office:value="0.001317741" calcext:value-type="float">
            <text:p>0.0013177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0636" calcext:value-type="float">
            <text:p>0.0009506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2019-12-02 22:14:53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696781" calcext:value-type="float">
            <text:p>0.140696781</text:p>
          </table:table-cell>
          <table:table-cell office:value-type="float" office:value="0.181624315" calcext:value-type="float">
            <text:p>0.181624315</text:p>
          </table:table-cell>
          <table:table-cell office:value-type="float" office:value="0.133458392" calcext:value-type="float">
            <text:p>0.133458392</text:p>
          </table:table-cell>
          <table:table-cell office:value-type="float" office:value="5" calcext:value-type="float">
            <text:p>5</text:p>
          </table:table-cell>
          <table:table-cell office:value-type="float" office:value="0.131636874" calcext:value-type="float">
            <text:p>0.131636874</text:p>
          </table:table-cell>
          <table:table-cell/>
          <table:table-cell office:value-type="float" office:value="0.001149484" calcext:value-type="float">
            <text:p>0.001149484</text:p>
          </table:table-cell>
          <table:table-cell office:value-type="float" office:value="0.001483859" calcext:value-type="float">
            <text:p>0.001483859</text:p>
          </table:table-cell>
          <table:table-cell office:value-type="float" office:value="0.001090346" calcext:value-type="float">
            <text:p>0.0010903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465" calcext:value-type="float">
            <text:p>0.001075465</text:p>
          </table:table-cell>
          <table:table-cell/>
          <table:table-cell office:value-type="float" office:value="0.000110881" calcext:value-type="float">
            <text:p>0.000110881</text:p>
          </table:table-cell>
          <table:table-cell office:value-type="float" office:value="0.000445256" calcext:value-type="float">
            <text:p>0.000445256</text:p>
          </table:table-cell>
          <table:table-cell office:value-type="float" office:value="0.000051744" calcext:value-type="float">
            <text:p>5.17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862" calcext:value-type="float">
            <text:p>3.6862E-05</text:p>
          </table:table-cell>
          <table:table-cell/>
          <table:table-cell office:value-type="float" office:value="24.581863992" calcext:value-type="float">
            <text:p>24.581863992</text:p>
          </table:table-cell>
          <table:table-cell office:value-type="float" office:value="24.59011964" calcext:value-type="float">
            <text:p>24.59011964</text:p>
          </table:table-cell>
          <table:table-cell office:value-type="float" office:value="24.580403903" calcext:value-type="float">
            <text:p>24.58040390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6475" calcext:value-type="float">
            <text:p>24.580036475</text:p>
          </table:table-cell>
          <table:table-cell/>
          <table:table-cell office:value-type="float" office:value="0.002810602" calcext:value-type="float">
            <text:p>0.002810602</text:p>
          </table:table-cell>
          <table:table-cell office:value-type="float" office:value="0.011286426" calcext:value-type="float">
            <text:p>0.011286426</text:p>
          </table:table-cell>
          <table:table-cell office:value-type="float" office:value="0.001311569" calcext:value-type="float">
            <text:p>0.0013115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4342" calcext:value-type="float">
            <text:p>0.0009343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2019-12-02 22:14:54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740888" calcext:value-type="float">
            <text:p>0.140740888</text:p>
          </table:table-cell>
          <table:table-cell office:value-type="float" office:value="0.1816416" calcext:value-type="float">
            <text:p>0.1816416</text:p>
          </table:table-cell>
          <table:table-cell office:value-type="float" office:value="0.134375707" calcext:value-type="float">
            <text:p>0.134375707</text:p>
          </table:table-cell>
          <table:table-cell office:value-type="float" office:value="5" calcext:value-type="float">
            <text:p>5</text:p>
          </table:table-cell>
          <table:table-cell office:value-type="float" office:value="0.131385342" calcext:value-type="float">
            <text:p>0.131385342</text:p>
          </table:table-cell>
          <table:table-cell/>
          <table:table-cell office:value-type="float" office:value="0.001149844" calcext:value-type="float">
            <text:p>0.001149844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097841" calcext:value-type="float">
            <text:p>0.0010978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41" calcext:value-type="float">
            <text:p>0.00107341</text:p>
          </table:table-cell>
          <table:table-cell/>
          <table:table-cell office:value-type="float" office:value="0.000111241" calcext:value-type="float">
            <text:p>0.000111241</text:p>
          </table:table-cell>
          <table:table-cell office:value-type="float" office:value="0.000445397" calcext:value-type="float">
            <text:p>0.000445397</text:p>
          </table:table-cell>
          <table:table-cell office:value-type="float" office:value="0.000059238" calcext:value-type="float">
            <text:p>5.92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807" calcext:value-type="float">
            <text:p>3.4807E-05</text:p>
          </table:table-cell>
          <table:table-cell/>
          <table:table-cell office:value-type="float" office:value="24.57176495" calcext:value-type="float">
            <text:p>24.57176495</text:p>
          </table:table-cell>
          <table:table-cell office:value-type="float" office:value="24.580015264" calcext:value-type="float">
            <text:p>24.580015264</text:p>
          </table:table-cell>
          <table:table-cell office:value-type="float" office:value="24.570480988" calcext:value-type="float">
            <text:p>24.57048098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77782" calcext:value-type="float">
            <text:p>24.569877782</text:p>
          </table:table-cell>
          <table:table-cell/>
          <table:table-cell office:value-type="float" office:value="0.002819736" calcext:value-type="float">
            <text:p>0.002819736</text:p>
          </table:table-cell>
          <table:table-cell office:value-type="float" office:value="0.011290006" calcext:value-type="float">
            <text:p>0.011290006</text:p>
          </table:table-cell>
          <table:table-cell office:value-type="float" office:value="0.001501541" calcext:value-type="float">
            <text:p>0.0015015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2251" calcext:value-type="float">
            <text:p>0.0008822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2019-12-02 22:14:5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658634" calcext:value-type="float">
            <text:p>0.140658634</text:p>
          </table:table-cell>
          <table:table-cell office:value-type="float" office:value="0.181603453" calcext:value-type="float">
            <text:p>0.181603453</text:p>
          </table:table-cell>
          <table:table-cell office:value-type="float" office:value="0.134838836" calcext:value-type="float">
            <text:p>0.134838836</text:p>
          </table:table-cell>
          <table:table-cell office:value-type="float" office:value="5" calcext:value-type="float">
            <text:p>5</text:p>
          </table:table-cell>
          <table:table-cell office:value-type="float" office:value="0.131249443" calcext:value-type="float">
            <text:p>0.131249443</text:p>
          </table:table-cell>
          <table:table-cell/>
          <table:table-cell office:value-type="float" office:value="0.001149172" calcext:value-type="float">
            <text:p>0.001149172</text:p>
          </table:table-cell>
          <table:table-cell office:value-type="float" office:value="0.001483688" calcext:value-type="float">
            <text:p>0.001483688</text:p>
          </table:table-cell>
          <table:table-cell office:value-type="float" office:value="0.001101624" calcext:value-type="float">
            <text:p>0.0011016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299" calcext:value-type="float">
            <text:p>0.001072299</text:p>
          </table:table-cell>
          <table:table-cell/>
          <table:table-cell office:value-type="float" office:value="0.000110569" calcext:value-type="float">
            <text:p>0.000110569</text:p>
          </table:table-cell>
          <table:table-cell office:value-type="float" office:value="0.000445086" calcext:value-type="float">
            <text:p>0.000445086</text:p>
          </table:table-cell>
          <table:table-cell office:value-type="float" office:value="0.000063022" calcext:value-type="float">
            <text:p>6.302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697" calcext:value-type="float">
            <text:p>3.3697E-05</text:p>
          </table:table-cell>
          <table:table-cell/>
          <table:table-cell office:value-type="float" office:value="24.576802328" calcext:value-type="float">
            <text:p>24.576802328</text:p>
          </table:table-cell>
          <table:table-cell office:value-type="float" office:value="24.5850615" calcext:value-type="float">
            <text:p>24.5850615</text:p>
          </table:table-cell>
          <table:table-cell office:value-type="float" office:value="24.575628384" calcext:value-type="float">
            <text:p>24.575628384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04347" calcext:value-type="float">
            <text:p>24.574904347</text:p>
          </table:table-cell>
          <table:table-cell/>
          <table:table-cell office:value-type="float" office:value="0.002802702" calcext:value-type="float">
            <text:p>0.002802702</text:p>
          </table:table-cell>
          <table:table-cell office:value-type="float" office:value="0.011282106" calcext:value-type="float">
            <text:p>0.011282106</text:p>
          </table:table-cell>
          <table:table-cell office:value-type="float" office:value="0.001597452" calcext:value-type="float">
            <text:p>0.0015974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4107" calcext:value-type="float">
            <text:p>0.0008541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019-12-02 22:14:57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668767" calcext:value-type="float">
            <text:p>0.140668767</text:p>
          </table:table-cell>
          <table:table-cell office:value-type="float" office:value="0.181475303" calcext:value-type="float">
            <text:p>0.181475303</text:p>
          </table:table-cell>
          <table:table-cell office:value-type="float" office:value="0.135031359" calcext:value-type="float">
            <text:p>0.135031359</text:p>
          </table:table-cell>
          <table:table-cell office:value-type="float" office:value="5" calcext:value-type="float">
            <text:p>5</text:p>
          </table:table-cell>
          <table:table-cell office:value-type="float" office:value="0.131148712" calcext:value-type="float">
            <text:p>0.131148712</text:p>
          </table:table-cell>
          <table:table-cell/>
          <table:table-cell office:value-type="float" office:value="0.001149255" calcext:value-type="float">
            <text:p>0.001149255</text:p>
          </table:table-cell>
          <table:table-cell office:value-type="float" office:value="0.001482641" calcext:value-type="float">
            <text:p>0.001482641</text:p>
          </table:table-cell>
          <table:table-cell office:value-type="float" office:value="0.001103197" calcext:value-type="float">
            <text:p>0.0011031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476" calcext:value-type="float">
            <text:p>0.001071476</text:p>
          </table:table-cell>
          <table:table-cell/>
          <table:table-cell office:value-type="float" office:value="0.000110652" calcext:value-type="float">
            <text:p>0.000110652</text:p>
          </table:table-cell>
          <table:table-cell office:value-type="float" office:value="0.000444039" calcext:value-type="float">
            <text:p>0.000444039</text:p>
          </table:table-cell>
          <table:table-cell office:value-type="float" office:value="0.000064595" calcext:value-type="float">
            <text:p>6.45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874" calcext:value-type="float">
            <text:p>3.2874E-05</text:p>
          </table:table-cell>
          <table:table-cell/>
          <table:table-cell office:value-type="float" office:value="24.576804371" calcext:value-type="float">
            <text:p>24.576804371</text:p>
          </table:table-cell>
          <table:table-cell office:value-type="float" office:value="24.585035651" calcext:value-type="float">
            <text:p>24.585035651</text:p>
          </table:table-cell>
          <table:table-cell office:value-type="float" office:value="24.575667219" calcext:value-type="float">
            <text:p>24.575667219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884027" calcext:value-type="float">
            <text:p>24.574884027</text:p>
          </table:table-cell>
          <table:table-cell/>
          <table:table-cell office:value-type="float" office:value="0.0028048" calcext:value-type="float">
            <text:p>0.0028048</text:p>
          </table:table-cell>
          <table:table-cell office:value-type="float" office:value="0.011255567" calcext:value-type="float">
            <text:p>0.011255567</text:p>
          </table:table-cell>
          <table:table-cell office:value-type="float" office:value="0.001637323" calcext:value-type="float">
            <text:p>0.0016373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3246" calcext:value-type="float">
            <text:p>0.00083324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2019-12-02 22:14:58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433924" calcext:value-type="float">
            <text:p>0.140433924</text:p>
          </table:table-cell>
          <table:table-cell office:value-type="float" office:value="0.181386492" calcext:value-type="float">
            <text:p>0.181386492</text:p>
          </table:table-cell>
          <table:table-cell office:value-type="float" office:value="0.13523461" calcext:value-type="float">
            <text:p>0.13523461</text:p>
          </table:table-cell>
          <table:table-cell office:value-type="float" office:value="5" calcext:value-type="float">
            <text:p>5</text:p>
          </table:table-cell>
          <table:table-cell office:value-type="float" office:value="0.131040231" calcext:value-type="float">
            <text:p>0.131040231</text:p>
          </table:table-cell>
          <table:table-cell/>
          <table:table-cell office:value-type="float" office:value="0.001147336" calcext:value-type="float">
            <text:p>0.001147336</text:p>
          </table:table-cell>
          <table:table-cell office:value-type="float" office:value="0.001481916" calcext:value-type="float">
            <text:p>0.001481916</text:p>
          </table:table-cell>
          <table:table-cell office:value-type="float" office:value="0.001104858" calcext:value-type="float">
            <text:p>0.0011048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59" calcext:value-type="float">
            <text:p>0.00107059</text:p>
          </table:table-cell>
          <table:table-cell/>
          <table:table-cell office:value-type="float" office:value="0.000108733" calcext:value-type="float">
            <text:p>0.000108733</text:p>
          </table:table-cell>
          <table:table-cell office:value-type="float" office:value="0.000443313" calcext:value-type="float">
            <text:p>0.000443313</text:p>
          </table:table-cell>
          <table:table-cell office:value-type="float" office:value="0.000066255" calcext:value-type="float">
            <text:p>6.625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987" calcext:value-type="float">
            <text:p>3.1987E-05</text:p>
          </table:table-cell>
          <table:table-cell/>
          <table:table-cell office:value-type="float" office:value="24.576757" calcext:value-type="float">
            <text:p>24.576757</text:p>
          </table:table-cell>
          <table:table-cell office:value-type="float" office:value="24.585017736" calcext:value-type="float">
            <text:p>24.585017736</text:p>
          </table:table-cell>
          <table:table-cell office:value-type="float" office:value="24.575708218" calcext:value-type="float">
            <text:p>24.575708218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862145" calcext:value-type="float">
            <text:p>24.574862145</text:p>
          </table:table-cell>
          <table:table-cell/>
          <table:table-cell office:value-type="float" office:value="0.002756165" calcext:value-type="float">
            <text:p>0.002756165</text:p>
          </table:table-cell>
          <table:table-cell office:value-type="float" office:value="0.011237175" calcext:value-type="float">
            <text:p>0.011237175</text:p>
          </table:table-cell>
          <table:table-cell office:value-type="float" office:value="0.001679415" calcext:value-type="float">
            <text:p>0.0016794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078" calcext:value-type="float">
            <text:p>0.000810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2019-12-02 22:15:0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395777" calcext:value-type="float">
            <text:p>0.140395777</text:p>
          </table:table-cell>
          <table:table-cell office:value-type="float" office:value="0.180765412" calcext:value-type="float">
            <text:p>0.180765412</text:p>
          </table:table-cell>
          <table:table-cell office:value-type="float" office:value="0.13340296" calcext:value-type="float">
            <text:p>0.13340296</text:p>
          </table:table-cell>
          <table:table-cell office:value-type="float" office:value="5" calcext:value-type="float">
            <text:p>5</text:p>
          </table:table-cell>
          <table:table-cell office:value-type="float" office:value="0.131622569" calcext:value-type="float">
            <text:p>0.131622569</text:p>
          </table:table-cell>
          <table:table-cell/>
          <table:table-cell office:value-type="float" office:value="0.001147024" calcext:value-type="float">
            <text:p>0.001147024</text:p>
          </table:table-cell>
          <table:table-cell office:value-type="float" office:value="0.001476842" calcext:value-type="float">
            <text:p>0.001476842</text:p>
          </table:table-cell>
          <table:table-cell office:value-type="float" office:value="0.001089893" calcext:value-type="float">
            <text:p>0.0010898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348" calcext:value-type="float">
            <text:p>0.001075348</text:p>
          </table:table-cell>
          <table:table-cell/>
          <table:table-cell office:value-type="float" office:value="0.000108422" calcext:value-type="float">
            <text:p>0.000108422</text:p>
          </table:table-cell>
          <table:table-cell office:value-type="float" office:value="0.000438239" calcext:value-type="float">
            <text:p>0.000438239</text:p>
          </table:table-cell>
          <table:table-cell office:value-type="float" office:value="0.000051291" calcext:value-type="float">
            <text:p>5.12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745" calcext:value-type="float">
            <text:p>3.6745E-05</text:p>
          </table:table-cell>
          <table:table-cell/>
          <table:table-cell office:value-type="float" office:value="24.581803275" calcext:value-type="float">
            <text:p>24.581803275</text:p>
          </table:table-cell>
          <table:table-cell office:value-type="float" office:value="24.589946388" calcext:value-type="float">
            <text:p>24.589946388</text:p>
          </table:table-cell>
          <table:table-cell office:value-type="float" office:value="24.580392721" calcext:value-type="float">
            <text:p>24.58039272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359" calcext:value-type="float">
            <text:p>24.58003359</text:p>
          </table:table-cell>
          <table:table-cell/>
          <table:table-cell office:value-type="float" office:value="0.002748265" calcext:value-type="float">
            <text:p>0.002748265</text:p>
          </table:table-cell>
          <table:table-cell office:value-type="float" office:value="0.011108554" calcext:value-type="float">
            <text:p>0.011108554</text:p>
          </table:table-cell>
          <table:table-cell office:value-type="float" office:value="0.00130009" calcext:value-type="float">
            <text:p>0.001300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138" calcext:value-type="float">
            <text:p>0.000931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2019-12-02 22:15:02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315311" calcext:value-type="float">
            <text:p>0.140315311</text:p>
          </table:table-cell>
          <table:table-cell office:value-type="float" office:value="0.180679581" calcext:value-type="float">
            <text:p>0.180679581</text:p>
          </table:table-cell>
          <table:table-cell office:value-type="float" office:value="0.133448855" calcext:value-type="float">
            <text:p>0.133448855</text:p>
          </table:table-cell>
          <table:table-cell office:value-type="float" office:value="5" calcext:value-type="float">
            <text:p>5</text:p>
          </table:table-cell>
          <table:table-cell office:value-type="float" office:value="0.131644622" calcext:value-type="float">
            <text:p>0.131644622</text:p>
          </table:table-cell>
          <table:table-cell/>
          <table:table-cell office:value-type="float" office:value="0.001146367" calcext:value-type="float">
            <text:p>0.001146367</text:p>
          </table:table-cell>
          <table:table-cell office:value-type="float" office:value="0.00147614" calcext:value-type="float">
            <text:p>0.00147614</text:p>
          </table:table-cell>
          <table:table-cell office:value-type="float" office:value="0.001090268" calcext:value-type="float">
            <text:p>0.0010902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528" calcext:value-type="float">
            <text:p>0.001075528</text:p>
          </table:table-cell>
          <table:table-cell/>
          <table:table-cell office:value-type="float" office:value="0.000107764" calcext:value-type="float">
            <text:p>0.000107764</text:p>
          </table:table-cell>
          <table:table-cell office:value-type="float" office:value="0.000437538" calcext:value-type="float">
            <text:p>0.000437538</text:p>
          </table:table-cell>
          <table:table-cell office:value-type="float" office:value="0.000051666" calcext:value-type="float">
            <text:p>5.16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925" calcext:value-type="float">
            <text:p>3.6925E-05</text:p>
          </table:table-cell>
          <table:table-cell/>
          <table:table-cell office:value-type="float" office:value="24.581787044" calcext:value-type="float">
            <text:p>24.581787044</text:p>
          </table:table-cell>
          <table:table-cell office:value-type="float" office:value="24.589929075" calcext:value-type="float">
            <text:p>24.589929075</text:p>
          </table:table-cell>
          <table:table-cell office:value-type="float" office:value="24.580401979" calcext:value-type="float">
            <text:p>24.580401979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80038038" calcext:value-type="float">
            <text:p>24.580038038</text:p>
          </table:table-cell>
          <table:table-cell/>
          <table:table-cell office:value-type="float" office:value="0.002731601" calcext:value-type="float">
            <text:p>0.002731601</text:p>
          </table:table-cell>
          <table:table-cell office:value-type="float" office:value="0.011090779" calcext:value-type="float">
            <text:p>0.011090779</text:p>
          </table:table-cell>
          <table:table-cell office:value-type="float" office:value="0.001309594" calcext:value-type="float">
            <text:p>0.0013095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35947" calcext:value-type="float">
            <text:p>0.0009359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2019-12-02 22:15:04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338557" calcext:value-type="float">
            <text:p>0.140338557</text:p>
          </table:table-cell>
          <table:table-cell office:value-type="float" office:value="0.180590174" calcext:value-type="float">
            <text:p>0.180590174</text:p>
          </table:table-cell>
          <table:table-cell office:value-type="float" office:value="0.133563892" calcext:value-type="float">
            <text:p>0.133563892</text:p>
          </table:table-cell>
          <table:table-cell office:value-type="float" office:value="5" calcext:value-type="float">
            <text:p>5</text:p>
          </table:table-cell>
          <table:table-cell office:value-type="float" office:value="0.131580249" calcext:value-type="float">
            <text:p>0.131580249</text:p>
          </table:table-cell>
          <table:table-cell/>
          <table:table-cell office:value-type="float" office:value="0.001146557" calcext:value-type="float">
            <text:p>0.001146557</text:p>
          </table:table-cell>
          <table:table-cell office:value-type="float" office:value="0.00147541" calcext:value-type="float">
            <text:p>0.00147541</text:p>
          </table:table-cell>
          <table:table-cell office:value-type="float" office:value="0.001091208" calcext:value-type="float">
            <text:p>0.0010912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002" calcext:value-type="float">
            <text:p>0.001075002</text:p>
          </table:table-cell>
          <table:table-cell/>
          <table:table-cell office:value-type="float" office:value="0.000107954" calcext:value-type="float">
            <text:p>0.000107954</text:p>
          </table:table-cell>
          <table:table-cell office:value-type="float" office:value="0.000436807" calcext:value-type="float">
            <text:p>0.000436807</text:p>
          </table:table-cell>
          <table:table-cell office:value-type="float" office:value="0.000052606" calcext:value-type="float">
            <text:p>5.26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399" calcext:value-type="float">
            <text:p>3.6399E-05</text:p>
          </table:table-cell>
          <table:table-cell/>
          <table:table-cell office:value-type="float" office:value="24.576737763" calcext:value-type="float">
            <text:p>24.576737763</text:p>
          </table:table-cell>
          <table:table-cell office:value-type="float" office:value="24.584857108" calcext:value-type="float">
            <text:p>24.584857108</text:p>
          </table:table-cell>
          <table:table-cell office:value-type="float" office:value="24.575371207" calcext:value-type="float">
            <text:p>24.575371207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1075" calcext:value-type="float">
            <text:p>24.574971075</text:p>
          </table:table-cell>
          <table:table-cell/>
          <table:table-cell office:value-type="float" office:value="0.002736415" calcext:value-type="float">
            <text:p>0.002736415</text:p>
          </table:table-cell>
          <table:table-cell office:value-type="float" office:value="0.011072263" calcext:value-type="float">
            <text:p>0.011072263</text:p>
          </table:table-cell>
          <table:table-cell office:value-type="float" office:value="0.001333418" calcext:value-type="float">
            <text:p>0.0013334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2615" calcext:value-type="float">
            <text:p>0.0009226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2019-12-02 22:15:05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324252" calcext:value-type="float">
            <text:p>0.140324252</text:p>
          </table:table-cell>
          <table:table-cell office:value-type="float" office:value="0.180511496" calcext:value-type="float">
            <text:p>0.180511496</text:p>
          </table:table-cell>
          <table:table-cell office:value-type="float" office:value="0.134100334" calcext:value-type="float">
            <text:p>0.134100334</text:p>
          </table:table-cell>
          <table:table-cell office:value-type="float" office:value="5" calcext:value-type="float">
            <text:p>5</text:p>
          </table:table-cell>
          <table:table-cell office:value-type="float" office:value="0.131423489" calcext:value-type="float">
            <text:p>0.131423489</text:p>
          </table:table-cell>
          <table:table-cell/>
          <table:table-cell office:value-type="float" office:value="0.00114644" calcext:value-type="float">
            <text:p>0.00114644</text:p>
          </table:table-cell>
          <table:table-cell office:value-type="float" office:value="0.001474767" calcext:value-type="float">
            <text:p>0.001474767</text:p>
          </table:table-cell>
          <table:table-cell office:value-type="float" office:value="0.001095591" calcext:value-type="float">
            <text:p>0.0010955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21" calcext:value-type="float">
            <text:p>0.001073721</text:p>
          </table:table-cell>
          <table:table-cell/>
          <table:table-cell office:value-type="float" office:value="0.000107837" calcext:value-type="float">
            <text:p>0.000107837</text:p>
          </table:table-cell>
          <table:table-cell office:value-type="float" office:value="0.000436164" calcext:value-type="float">
            <text:p>0.000436164</text:p>
          </table:table-cell>
          <table:table-cell office:value-type="float" office:value="0.000056988" calcext:value-type="float">
            <text:p>5.698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19" calcext:value-type="float">
            <text:p>3.5119E-05</text:p>
          </table:table-cell>
          <table:table-cell/>
          <table:table-cell office:value-type="float" office:value="24.586842817" calcext:value-type="float">
            <text:p>24.586842817</text:p>
          </table:table-cell>
          <table:table-cell office:value-type="float" office:value="24.594949103" calcext:value-type="float">
            <text:p>24.594949103</text:p>
          </table:table-cell>
          <table:table-cell office:value-type="float" office:value="24.585587368" calcext:value-type="float">
            <text:p>24.585587368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047411" calcext:value-type="float">
            <text:p>24.585047411</text:p>
          </table:table-cell>
          <table:table-cell/>
          <table:table-cell office:value-type="float" office:value="0.002733453" calcext:value-type="float">
            <text:p>0.002733453</text:p>
          </table:table-cell>
          <table:table-cell office:value-type="float" office:value="0.01105597" calcext:value-type="float">
            <text:p>0.01105597</text:p>
          </table:table-cell>
          <table:table-cell office:value-type="float" office:value="0.001444512" calcext:value-type="float">
            <text:p>0.0014445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0151" calcext:value-type="float">
            <text:p>0.0008901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2019-12-02 22:15:06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168684" calcext:value-type="float">
            <text:p>0.140168684</text:p>
          </table:table-cell>
          <table:table-cell office:value-type="float" office:value="0.180444739" calcext:value-type="float">
            <text:p>0.180444739</text:p>
          </table:table-cell>
          <table:table-cell office:value-type="float" office:value="0.135347859" calcext:value-type="float">
            <text:p>0.135347859</text:p>
          </table:table-cell>
          <table:table-cell office:value-type="float" office:value="5" calcext:value-type="float">
            <text:p>5</text:p>
          </table:table-cell>
          <table:table-cell office:value-type="float" office:value="0.131052152" calcext:value-type="float">
            <text:p>0.131052152</text:p>
          </table:table-cell>
          <table:table-cell/>
          <table:table-cell office:value-type="float" office:value="0.001145169" calcext:value-type="float">
            <text:p>0.001145169</text:p>
          </table:table-cell>
          <table:table-cell office:value-type="float" office:value="0.001474222" calcext:value-type="float">
            <text:p>0.001474222</text:p>
          </table:table-cell>
          <table:table-cell office:value-type="float" office:value="0.001105783" calcext:value-type="float">
            <text:p>0.0011057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88" calcext:value-type="float">
            <text:p>0.001070688</text:p>
          </table:table-cell>
          <table:table-cell/>
          <table:table-cell office:value-type="float" office:value="0.000106566" calcext:value-type="float">
            <text:p>0.000106566</text:p>
          </table:table-cell>
          <table:table-cell office:value-type="float" office:value="0.000435619" calcext:value-type="float">
            <text:p>0.000435619</text:p>
          </table:table-cell>
          <table:table-cell office:value-type="float" office:value="0.00006718" calcext:value-type="float">
            <text:p>6.7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85" calcext:value-type="float">
            <text:p>3.2085E-05</text:p>
          </table:table-cell>
          <table:table-cell/>
          <table:table-cell office:value-type="float" office:value="24.591865408" calcext:value-type="float">
            <text:p>24.591865408</text:p>
          </table:table-cell>
          <table:table-cell office:value-type="float" office:value="24.599989571" calcext:value-type="float">
            <text:p>24.599989571</text:p>
          </table:table-cell>
          <table:table-cell office:value-type="float" office:value="24.590892986" calcext:value-type="float">
            <text:p>24.590892986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026486" calcext:value-type="float">
            <text:p>24.590026486</text:p>
          </table:table-cell>
          <table:table-cell/>
          <table:table-cell office:value-type="float" office:value="0.002701235" calcext:value-type="float">
            <text:p>0.002701235</text:p>
          </table:table-cell>
          <table:table-cell office:value-type="float" office:value="0.011042145" calcext:value-type="float">
            <text:p>0.011042145</text:p>
          </table:table-cell>
          <table:table-cell office:value-type="float" office:value="0.001702868" calcext:value-type="float">
            <text:p>0.0017028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3249" calcext:value-type="float">
            <text:p>0.0008132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2019-12-02 22:15:0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69144" calcext:value-type="float">
            <text:p>0.140069144</text:p>
          </table:table-cell>
          <table:table-cell office:value-type="float" office:value="0.180265925" calcext:value-type="float">
            <text:p>0.180265925</text:p>
          </table:table-cell>
          <table:table-cell office:value-type="float" office:value="0.135332958" calcext:value-type="float">
            <text:p>0.135332958</text:p>
          </table:table-cell>
          <table:table-cell office:value-type="float" office:value="5" calcext:value-type="float">
            <text:p>5</text:p>
          </table:table-cell>
          <table:table-cell office:value-type="float" office:value="0.131051556" calcext:value-type="float">
            <text:p>0.131051556</text:p>
          </table:table-cell>
          <table:table-cell/>
          <table:table-cell office:value-type="float" office:value="0.001144356" calcext:value-type="float">
            <text:p>0.001144356</text:p>
          </table:table-cell>
          <table:table-cell office:value-type="float" office:value="0.001472761" calcext:value-type="float">
            <text:p>0.001472761</text:p>
          </table:table-cell>
          <table:table-cell office:value-type="float" office:value="0.001105661" calcext:value-type="float">
            <text:p>0.0011056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83" calcext:value-type="float">
            <text:p>0.001070683</text:p>
          </table:table-cell>
          <table:table-cell/>
          <table:table-cell office:value-type="float" office:value="0.000105753" calcext:value-type="float">
            <text:p>0.000105753</text:p>
          </table:table-cell>
          <table:table-cell office:value-type="float" office:value="0.000434158" calcext:value-type="float">
            <text:p>0.000434158</text:p>
          </table:table-cell>
          <table:table-cell office:value-type="float" office:value="0.000067059" calcext:value-type="float">
            <text:p>6.705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8" calcext:value-type="float">
            <text:p>3.208E-05</text:p>
          </table:table-cell>
          <table:table-cell/>
          <table:table-cell office:value-type="float" office:value="24.581737388" calcext:value-type="float">
            <text:p>24.581737388</text:p>
          </table:table-cell>
          <table:table-cell office:value-type="float" office:value="24.589845635" calcext:value-type="float">
            <text:p>24.589845635</text:p>
          </table:table-cell>
          <table:table-cell office:value-type="float" office:value="24.58078203" calcext:value-type="float">
            <text:p>24.58078203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18408" calcext:value-type="float">
            <text:p>24.579918408</text:p>
          </table:table-cell>
          <table:table-cell/>
          <table:table-cell office:value-type="float" office:value="0.002680621" calcext:value-type="float">
            <text:p>0.002680621</text:p>
          </table:table-cell>
          <table:table-cell office:value-type="float" office:value="0.011005114" calcext:value-type="float">
            <text:p>0.011005114</text:p>
          </table:table-cell>
          <table:table-cell office:value-type="float" office:value="0.001699782" calcext:value-type="float">
            <text:p>0.0016997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3126" calcext:value-type="float">
            <text:p>0.0008131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2019-12-02 22:15:09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982717" calcext:value-type="float">
            <text:p>0.139982717</text:p>
          </table:table-cell>
          <table:table-cell office:value-type="float" office:value="0.179948828" calcext:value-type="float">
            <text:p>0.179948828</text:p>
          </table:table-cell>
          <table:table-cell office:value-type="float" office:value="0.133932249" calcext:value-type="float">
            <text:p>0.133932249</text:p>
          </table:table-cell>
          <table:table-cell office:value-type="float" office:value="5" calcext:value-type="float">
            <text:p>5</text:p>
          </table:table-cell>
          <table:table-cell office:value-type="float" office:value="0.131472961" calcext:value-type="float">
            <text:p>0.131472961</text:p>
          </table:table-cell>
          <table:table-cell/>
          <table:table-cell office:value-type="float" office:value="0.00114365" calcext:value-type="float">
            <text:p>0.00114365</text:p>
          </table:table-cell>
          <table:table-cell office:value-type="float" office:value="0.00147017" calcext:value-type="float">
            <text:p>0.00147017</text:p>
          </table:table-cell>
          <table:table-cell office:value-type="float" office:value="0.001094218" calcext:value-type="float">
            <text:p>0.0010942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25" calcext:value-type="float">
            <text:p>0.001074125</text:p>
          </table:table-cell>
          <table:table-cell/>
          <table:table-cell office:value-type="float" office:value="0.000105047" calcext:value-type="float">
            <text:p>0.000105047</text:p>
          </table:table-cell>
          <table:table-cell office:value-type="float" office:value="0.000431567" calcext:value-type="float">
            <text:p>0.000431567</text:p>
          </table:table-cell>
          <table:table-cell office:value-type="float" office:value="0.000055615" calcext:value-type="float">
            <text:p>5.561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23" calcext:value-type="float">
            <text:p>3.5523E-05</text:p>
          </table:table-cell>
          <table:table-cell/>
          <table:table-cell office:value-type="float" office:value="24.586773925" calcext:value-type="float">
            <text:p>24.586773925</text:p>
          </table:table-cell>
          <table:table-cell office:value-type="float" office:value="24.594835606" calcext:value-type="float">
            <text:p>24.594835606</text:p>
          </table:table-cell>
          <table:table-cell office:value-type="float" office:value="24.585553463" calcext:value-type="float">
            <text:p>24.585553463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05739" calcext:value-type="float">
            <text:p>24.58505739</text:p>
          </table:table-cell>
          <table:table-cell/>
          <table:table-cell office:value-type="float" office:value="0.002662723" calcext:value-type="float">
            <text:p>0.002662723</text:p>
          </table:table-cell>
          <table:table-cell office:value-type="float" office:value="0.010939445" calcext:value-type="float">
            <text:p>0.010939445</text:p>
          </table:table-cell>
          <table:table-cell office:value-type="float" office:value="0.001409703" calcext:value-type="float">
            <text:p>0.0014097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0397" calcext:value-type="float">
            <text:p>0.00090039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2019-12-02 22:15:11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39854567" calcext:value-type="float">
            <text:p>0.139854567</text:p>
          </table:table-cell>
          <table:table-cell office:value-type="float" office:value="0.179618022" calcext:value-type="float">
            <text:p>0.179618022</text:p>
          </table:table-cell>
          <table:table-cell office:value-type="float" office:value="0.133879201" calcext:value-type="float">
            <text:p>0.133879201</text:p>
          </table:table-cell>
          <table:table-cell office:value-type="float" office:value="5" calcext:value-type="float">
            <text:p>5</text:p>
          </table:table-cell>
          <table:table-cell office:value-type="float" office:value="0.131497995" calcext:value-type="float">
            <text:p>0.131497995</text:p>
          </table:table-cell>
          <table:table-cell/>
          <table:table-cell office:value-type="float" office:value="0.001142603" calcext:value-type="float">
            <text:p>0.001142603</text:p>
          </table:table-cell>
          <table:table-cell office:value-type="float" office:value="0.001467468" calcext:value-type="float">
            <text:p>0.001467468</text:p>
          </table:table-cell>
          <table:table-cell office:value-type="float" office:value="0.001093784" calcext:value-type="float">
            <text:p>0.0010937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33" calcext:value-type="float">
            <text:p>0.00107433</text:p>
          </table:table-cell>
          <table:table-cell/>
          <table:table-cell office:value-type="float" office:value="0.000104" calcext:value-type="float">
            <text:p>0.000104</text:p>
          </table:table-cell>
          <table:table-cell office:value-type="float" office:value="0.000428865" calcext:value-type="float">
            <text:p>0.000428865</text:p>
          </table:table-cell>
          <table:table-cell office:value-type="float" office:value="0.000055182" calcext:value-type="float">
            <text:p>5.51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727" calcext:value-type="float">
            <text:p>3.5727E-05</text:p>
          </table:table-cell>
          <table:table-cell/>
          <table:table-cell office:value-type="float" office:value="24.586748076" calcext:value-type="float">
            <text:p>24.586748076</text:p>
          </table:table-cell>
          <table:table-cell office:value-type="float" office:value="24.594768879" calcext:value-type="float">
            <text:p>24.594768879</text:p>
          </table:table-cell>
          <table:table-cell office:value-type="float" office:value="24.585542762" calcext:value-type="float">
            <text:p>24.58554276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506244" calcext:value-type="float">
            <text:p>24.58506244</text:p>
          </table:table-cell>
          <table:table-cell/>
          <table:table-cell office:value-type="float" office:value="0.002636184" calcext:value-type="float">
            <text:p>0.002636184</text:p>
          </table:table-cell>
          <table:table-cell office:value-type="float" office:value="0.010870938" calcext:value-type="float">
            <text:p>0.010870938</text:p>
          </table:table-cell>
          <table:table-cell office:value-type="float" office:value="0.001398717" calcext:value-type="float">
            <text:p>0.0013987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5581" calcext:value-type="float">
            <text:p>0.0009055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2019-12-02 22:15:12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39966624" calcext:value-type="float">
            <text:p>0.139966624</text:p>
          </table:table-cell>
          <table:table-cell office:value-type="float" office:value="0.179483316" calcext:value-type="float">
            <text:p>0.179483316</text:p>
          </table:table-cell>
          <table:table-cell office:value-type="float" office:value="0.133548395" calcext:value-type="float">
            <text:p>0.133548395</text:p>
          </table:table-cell>
          <table:table-cell office:value-type="float" office:value="5" calcext:value-type="float">
            <text:p>5</text:p>
          </table:table-cell>
          <table:table-cell office:value-type="float" office:value="0.131600515" calcext:value-type="float">
            <text:p>0.131600515</text:p>
          </table:table-cell>
          <table:table-cell/>
          <table:table-cell office:value-type="float" office:value="0.001143518" calcext:value-type="float">
            <text:p>0.001143518</text:p>
          </table:table-cell>
          <table:table-cell office:value-type="float" office:value="0.001466367" calcext:value-type="float">
            <text:p>0.001466367</text:p>
          </table:table-cell>
          <table:table-cell office:value-type="float" office:value="0.001091082" calcext:value-type="float">
            <text:p>0.0010910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168" calcext:value-type="float">
            <text:p>0.001075168</text:p>
          </table:table-cell>
          <table:table-cell/>
          <table:table-cell office:value-type="float" office:value="0.000104915" calcext:value-type="float">
            <text:p>0.000104915</text:p>
          </table:table-cell>
          <table:table-cell office:value-type="float" office:value="0.000427764" calcext:value-type="float">
            <text:p>0.000427764</text:p>
          </table:table-cell>
          <table:table-cell office:value-type="float" office:value="0.000052479" calcext:value-type="float">
            <text:p>5.247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565" calcext:value-type="float">
            <text:p>3.6565E-05</text:p>
          </table:table-cell>
          <table:table-cell/>
          <table:table-cell office:value-type="float" office:value="24.576662738" calcext:value-type="float">
            <text:p>24.576662738</text:p>
          </table:table-cell>
          <table:table-cell office:value-type="float" office:value="24.584633839" calcext:value-type="float">
            <text:p>24.584633839</text:p>
          </table:table-cell>
          <table:table-cell office:value-type="float" office:value="24.575368081" calcext:value-type="float">
            <text:p>24.57536808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5163" calcext:value-type="float">
            <text:p>24.574975163</text:p>
          </table:table-cell>
          <table:table-cell/>
          <table:table-cell office:value-type="float" office:value="0.00265939" calcext:value-type="float">
            <text:p>0.00265939</text:p>
          </table:table-cell>
          <table:table-cell office:value-type="float" office:value="0.010843041" calcext:value-type="float">
            <text:p>0.010843041</text:p>
          </table:table-cell>
          <table:table-cell office:value-type="float" office:value="0.001330208" calcext:value-type="float">
            <text:p>0.0013302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6812" calcext:value-type="float">
            <text:p>0.0009268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2019-12-02 22:15:14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068548" calcext:value-type="float">
            <text:p>0.140068548</text:p>
          </table:table-cell>
          <table:table-cell office:value-type="float" office:value="0.179419539" calcext:value-type="float">
            <text:p>0.179419539</text:p>
          </table:table-cell>
          <table:table-cell office:value-type="float" office:value="0.133448259" calcext:value-type="float">
            <text:p>0.133448259</text:p>
          </table:table-cell>
          <table:table-cell office:value-type="float" office:value="5" calcext:value-type="float">
            <text:p>5</text:p>
          </table:table-cell>
          <table:table-cell office:value-type="float" office:value="0.131682769" calcext:value-type="float">
            <text:p>0.131682769</text:p>
          </table:table-cell>
          <table:table-cell/>
          <table:table-cell office:value-type="float" office:value="0.001144351" calcext:value-type="float">
            <text:p>0.001144351</text:p>
          </table:table-cell>
          <table:table-cell office:value-type="float" office:value="0.001465846" calcext:value-type="float">
            <text:p>0.001465846</text:p>
          </table:table-cell>
          <table:table-cell office:value-type="float" office:value="0.001090264" calcext:value-type="float">
            <text:p>0.0010902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84" calcext:value-type="float">
            <text:p>0.00107584</text:p>
          </table:table-cell>
          <table:table-cell/>
          <table:table-cell office:value-type="float" office:value="0.000105748" calcext:value-type="float">
            <text:p>0.000105748</text:p>
          </table:table-cell>
          <table:table-cell office:value-type="float" office:value="0.000427243" calcext:value-type="float">
            <text:p>0.000427243</text:p>
          </table:table-cell>
          <table:table-cell office:value-type="float" office:value="0.000051661" calcext:value-type="float">
            <text:p>5.16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237" calcext:value-type="float">
            <text:p>3.7237E-05</text:p>
          </table:table-cell>
          <table:table-cell/>
          <table:table-cell office:value-type="float" office:value="24.576683298" calcext:value-type="float">
            <text:p>24.576683298</text:p>
          </table:table-cell>
          <table:table-cell office:value-type="float" office:value="24.584620974" calcext:value-type="float">
            <text:p>24.584620974</text:p>
          </table:table-cell>
          <table:table-cell office:value-type="float" office:value="24.575347882" calcext:value-type="float">
            <text:p>24.575347882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91755" calcext:value-type="float">
            <text:p>24.574991755</text:p>
          </table:table-cell>
          <table:table-cell/>
          <table:table-cell office:value-type="float" office:value="0.002680498" calcext:value-type="float">
            <text:p>0.002680498</text:p>
          </table:table-cell>
          <table:table-cell office:value-type="float" office:value="0.010829834" calcext:value-type="float">
            <text:p>0.010829834</text:p>
          </table:table-cell>
          <table:table-cell office:value-type="float" office:value="0.001309471" calcext:value-type="float">
            <text:p>0.0013094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43847" calcext:value-type="float">
            <text:p>0.0009438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2019-12-02 22:15:15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88813" calcext:value-type="float">
            <text:p>0.140088813</text:p>
          </table:table-cell>
          <table:table-cell office:value-type="float" office:value="0.179486892" calcext:value-type="float">
            <text:p>0.179486892</text:p>
          </table:table-cell>
          <table:table-cell office:value-type="float" office:value="0.135334746" calcext:value-type="float">
            <text:p>0.135334746</text:p>
          </table:table-cell>
          <table:table-cell office:value-type="float" office:value="5" calcext:value-type="float">
            <text:p>5</text:p>
          </table:table-cell>
          <table:table-cell office:value-type="float" office:value="0.131067053" calcext:value-type="float">
            <text:p>0.131067053</text:p>
          </table:table-cell>
          <table:table-cell/>
          <table:table-cell office:value-type="float" office:value="0.001144516" calcext:value-type="float">
            <text:p>0.001144516</text:p>
          </table:table-cell>
          <table:table-cell office:value-type="float" office:value="0.001466396" calcext:value-type="float">
            <text:p>0.001466396</text:p>
          </table:table-cell>
          <table:table-cell office:value-type="float" office:value="0.001105676" calcext:value-type="float">
            <text:p>0.0011056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09" calcext:value-type="float">
            <text:p>0.001070809</text:p>
          </table:table-cell>
          <table:table-cell/>
          <table:table-cell office:value-type="float" office:value="0.000105914" calcext:value-type="float">
            <text:p>0.000105914</text:p>
          </table:table-cell>
          <table:table-cell office:value-type="float" office:value="0.000427793" calcext:value-type="float">
            <text:p>0.000427793</text:p>
          </table:table-cell>
          <table:table-cell office:value-type="float" office:value="0.000067073" calcext:value-type="float">
            <text:p>6.707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07" calcext:value-type="float">
            <text:p>3.2207E-05</text:p>
          </table:table-cell>
          <table:table-cell/>
          <table:table-cell office:value-type="float" office:value="24.581741356" calcext:value-type="float">
            <text:p>24.581741356</text:p>
          </table:table-cell>
          <table:table-cell office:value-type="float" office:value="24.589688494" calcext:value-type="float">
            <text:p>24.589688494</text:p>
          </table:table-cell>
          <table:table-cell office:value-type="float" office:value="24.580782391" calcext:value-type="float">
            <text:p>24.58078239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21534" calcext:value-type="float">
            <text:p>24.579921534</text:p>
          </table:table-cell>
          <table:table-cell/>
          <table:table-cell office:value-type="float" office:value="0.002684695" calcext:value-type="float">
            <text:p>0.002684695</text:p>
          </table:table-cell>
          <table:table-cell office:value-type="float" office:value="0.010843782" calcext:value-type="float">
            <text:p>0.010843782</text:p>
          </table:table-cell>
          <table:table-cell office:value-type="float" office:value="0.001700153" calcext:value-type="float">
            <text:p>0.0017001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335" calcext:value-type="float">
            <text:p>0.0008163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2019-12-02 22:15:16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039341" calcext:value-type="float">
            <text:p>0.140039341</text:p>
          </table:table-cell>
          <table:table-cell office:value-type="float" office:value="0.179272315" calcext:value-type="float">
            <text:p>0.179272315</text:p>
          </table:table-cell>
          <table:table-cell office:value-type="float" office:value="0.135154144" calcext:value-type="float">
            <text:p>0.135154144</text:p>
          </table:table-cell>
          <table:table-cell office:value-type="float" office:value="5" calcext:value-type="float">
            <text:p>5</text:p>
          </table:table-cell>
          <table:table-cell office:value-type="float" office:value="0.131118313" calcext:value-type="float">
            <text:p>0.131118313</text:p>
          </table:table-cell>
          <table:table-cell/>
          <table:table-cell office:value-type="float" office:value="0.001144112" calcext:value-type="float">
            <text:p>0.001144112</text:p>
          </table:table-cell>
          <table:table-cell office:value-type="float" office:value="0.001464643" calcext:value-type="float">
            <text:p>0.001464643</text:p>
          </table:table-cell>
          <table:table-cell office:value-type="float" office:value="0.001104201" calcext:value-type="float">
            <text:p>0.0011042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228" calcext:value-type="float">
            <text:p>0.001071228</text:p>
          </table:table-cell>
          <table:table-cell/>
          <table:table-cell office:value-type="float" office:value="0.00010551" calcext:value-type="float">
            <text:p>0.00010551</text:p>
          </table:table-cell>
          <table:table-cell office:value-type="float" office:value="0.00042604" calcext:value-type="float">
            <text:p>0.00042604</text:p>
          </table:table-cell>
          <table:table-cell office:value-type="float" office:value="0.000065598" calcext:value-type="float">
            <text:p>6.559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625" calcext:value-type="float">
            <text:p>3.2625E-05</text:p>
          </table:table-cell>
          <table:table-cell/>
          <table:table-cell office:value-type="float" office:value="24.576677407" calcext:value-type="float">
            <text:p>24.576677407</text:p>
          </table:table-cell>
          <table:table-cell office:value-type="float" office:value="24.584591277" calcext:value-type="float">
            <text:p>24.584591277</text:p>
          </table:table-cell>
          <table:table-cell office:value-type="float" office:value="24.575691986" calcext:value-type="float">
            <text:p>24.575691986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877896" calcext:value-type="float">
            <text:p>24.574877896</text:p>
          </table:table-cell>
          <table:table-cell/>
          <table:table-cell office:value-type="float" office:value="0.002674449" calcext:value-type="float">
            <text:p>0.002674449</text:p>
          </table:table-cell>
          <table:table-cell office:value-type="float" office:value="0.010799345" calcext:value-type="float">
            <text:p>0.010799345</text:p>
          </table:table-cell>
          <table:table-cell office:value-type="float" office:value="0.001662751" calcext:value-type="float">
            <text:p>0.0016627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6951" calcext:value-type="float">
            <text:p>0.0008269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2019-12-02 22:15:18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96424" calcext:value-type="float">
            <text:p>0.13996424</text:p>
          </table:table-cell>
          <table:table-cell office:value-type="float" office:value="0.178883097" calcext:value-type="float">
            <text:p>0.178883097</text:p>
          </table:table-cell>
          <table:table-cell office:value-type="float" office:value="0.134636776" calcext:value-type="float">
            <text:p>0.134636776</text:p>
          </table:table-cell>
          <table:table-cell office:value-type="float" office:value="5" calcext:value-type="float">
            <text:p>5</text:p>
          </table:table-cell>
          <table:table-cell office:value-type="float" office:value="0.131272689" calcext:value-type="float">
            <text:p>0.131272689</text:p>
          </table:table-cell>
          <table:table-cell/>
          <table:table-cell office:value-type="float" office:value="0.001143499" calcext:value-type="float">
            <text:p>0.001143499</text:p>
          </table:table-cell>
          <table:table-cell office:value-type="float" office:value="0.001461463" calcext:value-type="float">
            <text:p>0.001461463</text:p>
          </table:table-cell>
          <table:table-cell office:value-type="float" office:value="0.001099974" calcext:value-type="float">
            <text:p>0.0010999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89" calcext:value-type="float">
            <text:p>0.001072489</text:p>
          </table:table-cell>
          <table:table-cell/>
          <table:table-cell office:value-type="float" office:value="0.000104896" calcext:value-type="float">
            <text:p>0.000104896</text:p>
          </table:table-cell>
          <table:table-cell office:value-type="float" office:value="0.00042286" calcext:value-type="float">
            <text:p>0.00042286</text:p>
          </table:table-cell>
          <table:table-cell office:value-type="float" office:value="0.000061371" calcext:value-type="float">
            <text:p>6.137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887" calcext:value-type="float">
            <text:p>3.3887E-05</text:p>
          </table:table-cell>
          <table:table-cell/>
          <table:table-cell office:value-type="float" office:value="24.571608288" calcext:value-type="float">
            <text:p>24.571608288</text:p>
          </table:table-cell>
          <table:table-cell office:value-type="float" office:value="24.579458832" calcext:value-type="float">
            <text:p>24.579458832</text:p>
          </table:table-cell>
          <table:table-cell office:value-type="float" office:value="24.57053365" calcext:value-type="float">
            <text:p>24.57053365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55058" calcext:value-type="float">
            <text:p>24.569855058</text:p>
          </table:table-cell>
          <table:table-cell/>
          <table:table-cell office:value-type="float" office:value="0.002658896" calcext:value-type="float">
            <text:p>0.002658896</text:p>
          </table:table-cell>
          <table:table-cell office:value-type="float" office:value="0.010718741" calcext:value-type="float">
            <text:p>0.010718741</text:p>
          </table:table-cell>
          <table:table-cell office:value-type="float" office:value="0.001555607" calcext:value-type="float">
            <text:p>0.0015556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8921" calcext:value-type="float">
            <text:p>0.0008589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2019-12-02 22:15:19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39963644" calcext:value-type="float">
            <text:p>0.139963644</text:p>
          </table:table-cell>
          <table:table-cell office:value-type="float" office:value="0.178949258" calcext:value-type="float">
            <text:p>0.178949258</text:p>
          </table:table-cell>
          <table:table-cell office:value-type="float" office:value="0.134504453" calcext:value-type="float">
            <text:p>0.134504453</text:p>
          </table:table-cell>
          <table:table-cell office:value-type="float" office:value="5" calcext:value-type="float">
            <text:p>5</text:p>
          </table:table-cell>
          <table:table-cell office:value-type="float" office:value="0.131291167" calcext:value-type="float">
            <text:p>0.131291167</text:p>
          </table:table-cell>
          <table:table-cell/>
          <table:table-cell office:value-type="float" office:value="0.001143494" calcext:value-type="float">
            <text:p>0.001143494</text:p>
          </table:table-cell>
          <table:table-cell office:value-type="float" office:value="0.001462004" calcext:value-type="float">
            <text:p>0.001462004</text:p>
          </table:table-cell>
          <table:table-cell office:value-type="float" office:value="0.001098893" calcext:value-type="float">
            <text:p>0.0010988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64" calcext:value-type="float">
            <text:p>0.00107264</text:p>
          </table:table-cell>
          <table:table-cell/>
          <table:table-cell office:value-type="float" office:value="0.000104891" calcext:value-type="float">
            <text:p>0.000104891</text:p>
          </table:table-cell>
          <table:table-cell office:value-type="float" office:value="0.000423401" calcext:value-type="float">
            <text:p>0.000423401</text:p>
          </table:table-cell>
          <table:table-cell office:value-type="float" office:value="0.00006029" calcext:value-type="float">
            <text:p>6.0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038" calcext:value-type="float">
            <text:p>3.4038E-05</text:p>
          </table:table-cell>
          <table:table-cell/>
          <table:table-cell office:value-type="float" office:value="24.571608167" calcext:value-type="float">
            <text:p>24.571608167</text:p>
          </table:table-cell>
          <table:table-cell office:value-type="float" office:value="24.579472178" calcext:value-type="float">
            <text:p>24.579472178</text:p>
          </table:table-cell>
          <table:table-cell office:value-type="float" office:value="24.570506959" calcext:value-type="float">
            <text:p>24.57050695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58785" calcext:value-type="float">
            <text:p>24.569858785</text:p>
          </table:table-cell>
          <table:table-cell/>
          <table:table-cell office:value-type="float" office:value="0.002658773" calcext:value-type="float">
            <text:p>0.002658773</text:p>
          </table:table-cell>
          <table:table-cell office:value-type="float" office:value="0.010732442" calcext:value-type="float">
            <text:p>0.010732442</text:p>
          </table:table-cell>
          <table:table-cell office:value-type="float" office:value="0.001528203" calcext:value-type="float">
            <text:p>0.0015282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2748" calcext:value-type="float">
            <text:p>0.0008627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2019-12-02 22:15:20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005367" calcext:value-type="float">
            <text:p>0.140005367</text:p>
          </table:table-cell>
          <table:table-cell office:value-type="float" office:value="0.178672693" calcext:value-type="float">
            <text:p>0.178672693</text:p>
          </table:table-cell>
          <table:table-cell office:value-type="float" office:value="0.133659856" calcext:value-type="float">
            <text:p>0.133659856</text:p>
          </table:table-cell>
          <table:table-cell office:value-type="float" office:value="5" calcext:value-type="float">
            <text:p>5</text:p>
          </table:table-cell>
          <table:table-cell office:value-type="float" office:value="0.131559388" calcext:value-type="float">
            <text:p>0.131559388</text:p>
          </table:table-cell>
          <table:table-cell/>
          <table:table-cell office:value-type="float" office:value="0.001143835" calcext:value-type="float">
            <text:p>0.001143835</text:p>
          </table:table-cell>
          <table:table-cell office:value-type="float" office:value="0.001459744" calcext:value-type="float">
            <text:p>0.001459744</text:p>
          </table:table-cell>
          <table:table-cell office:value-type="float" office:value="0.001091992" calcext:value-type="float">
            <text:p>0.0010919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32" calcext:value-type="float">
            <text:p>0.001074832</text:p>
          </table:table-cell>
          <table:table-cell/>
          <table:table-cell office:value-type="float" office:value="0.000105232" calcext:value-type="float">
            <text:p>0.000105232</text:p>
          </table:table-cell>
          <table:table-cell office:value-type="float" office:value="0.000421141" calcext:value-type="float">
            <text:p>0.000421141</text:p>
          </table:table-cell>
          <table:table-cell office:value-type="float" office:value="0.00005339" calcext:value-type="float">
            <text:p>5.33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29" calcext:value-type="float">
            <text:p>3.6229E-05</text:p>
          </table:table-cell>
          <table:table-cell/>
          <table:table-cell office:value-type="float" office:value="24.561508645" calcext:value-type="float">
            <text:p>24.561508645</text:p>
          </table:table-cell>
          <table:table-cell office:value-type="float" office:value="24.569308523" calcext:value-type="float">
            <text:p>24.569308523</text:p>
          </table:table-cell>
          <table:table-cell office:value-type="float" office:value="24.560228639" calcext:value-type="float">
            <text:p>24.560228639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04935" calcext:value-type="float">
            <text:p>24.559804935</text:p>
          </table:table-cell>
          <table:table-cell/>
          <table:table-cell office:value-type="float" office:value="0.002667413" calcext:value-type="float">
            <text:p>0.002667413</text:p>
          </table:table-cell>
          <table:table-cell office:value-type="float" office:value="0.010675167" calcext:value-type="float">
            <text:p>0.010675167</text:p>
          </table:table-cell>
          <table:table-cell office:value-type="float" office:value="0.001353291" calcext:value-type="float">
            <text:p>0.0013532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8295" calcext:value-type="float">
            <text:p>0.0009182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2019-12-02 22:15:21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028017" calcext:value-type="float">
            <text:p>0.140028017</text:p>
          </table:table-cell>
          <table:table-cell office:value-type="float" office:value="0.178564212" calcext:value-type="float">
            <text:p>0.178564212</text:p>
          </table:table-cell>
          <table:table-cell office:value-type="float" office:value="0.133473293" calcext:value-type="float">
            <text:p>0.133473293</text:p>
          </table:table-cell>
          <table:table-cell office:value-type="float" office:value="5" calcext:value-type="float">
            <text:p>5</text:p>
          </table:table-cell>
          <table:table-cell office:value-type="float" office:value="0.131602899" calcext:value-type="float">
            <text:p>0.131602899</text:p>
          </table:table-cell>
          <table:table-cell/>
          <table:table-cell office:value-type="float" office:value="0.00114402" calcext:value-type="float">
            <text:p>0.00114402</text:p>
          </table:table-cell>
          <table:table-cell office:value-type="float" office:value="0.001458858" calcext:value-type="float">
            <text:p>0.001458858</text:p>
          </table:table-cell>
          <table:table-cell office:value-type="float" office:value="0.001090468" calcext:value-type="float">
            <text:p>0.0010904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5187" calcext:value-type="float">
            <text:p>0.001075187</text:p>
          </table:table-cell>
          <table:table-cell/>
          <table:table-cell office:value-type="float" office:value="0.000105417" calcext:value-type="float">
            <text:p>0.000105417</text:p>
          </table:table-cell>
          <table:table-cell office:value-type="float" office:value="0.000420255" calcext:value-type="float">
            <text:p>0.000420255</text:p>
          </table:table-cell>
          <table:table-cell office:value-type="float" office:value="0.000051865" calcext:value-type="float">
            <text:p>5.186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584" calcext:value-type="float">
            <text:p>3.6584E-05</text:p>
          </table:table-cell>
          <table:table-cell/>
          <table:table-cell office:value-type="float" office:value="24.561513214" calcext:value-type="float">
            <text:p>24.561513214</text:p>
          </table:table-cell>
          <table:table-cell office:value-type="float" office:value="24.569286641" calcext:value-type="float">
            <text:p>24.569286641</text:p>
          </table:table-cell>
          <table:table-cell office:value-type="float" office:value="24.560191006" calcext:value-type="float">
            <text:p>24.560191006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813712" calcext:value-type="float">
            <text:p>24.559813712</text:p>
          </table:table-cell>
          <table:table-cell/>
          <table:table-cell office:value-type="float" office:value="0.002672104" calcext:value-type="float">
            <text:p>0.002672104</text:p>
          </table:table-cell>
          <table:table-cell office:value-type="float" office:value="0.010652702" calcext:value-type="float">
            <text:p>0.010652702</text:p>
          </table:table-cell>
          <table:table-cell office:value-type="float" office:value="0.001314655" calcext:value-type="float">
            <text:p>0.0013146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7306" calcext:value-type="float">
            <text:p>0.0009273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2019-12-02 22:15:2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056031" calcext:value-type="float">
            <text:p>0.140056031</text:p>
          </table:table-cell>
          <table:table-cell office:value-type="float" office:value="0.178478977" calcext:value-type="float">
            <text:p>0.178478977</text:p>
          </table:table-cell>
          <table:table-cell office:value-type="float" office:value="0.133421437" calcext:value-type="float">
            <text:p>0.133421437</text:p>
          </table:table-cell>
          <table:table-cell office:value-type="float" office:value="5" calcext:value-type="float">
            <text:p>5</text:p>
          </table:table-cell>
          <table:table-cell office:value-type="float" office:value="0.131558792" calcext:value-type="float">
            <text:p>0.131558792</text:p>
          </table:table-cell>
          <table:table-cell/>
          <table:table-cell office:value-type="float" office:value="0.001144249" calcext:value-type="float">
            <text:p>0.001144249</text:p>
          </table:table-cell>
          <table:table-cell office:value-type="float" office:value="0.001458162" calcext:value-type="float">
            <text:p>0.001458162</text:p>
          </table:table-cell>
          <table:table-cell office:value-type="float" office:value="0.001090044" calcext:value-type="float">
            <text:p>0.0010900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827" calcext:value-type="float">
            <text:p>0.001074827</text:p>
          </table:table-cell>
          <table:table-cell/>
          <table:table-cell office:value-type="float" office:value="0.000105646" calcext:value-type="float">
            <text:p>0.000105646</text:p>
          </table:table-cell>
          <table:table-cell office:value-type="float" office:value="0.000419559" calcext:value-type="float">
            <text:p>0.000419559</text:p>
          </table:table-cell>
          <table:table-cell office:value-type="float" office:value="0.000051442" calcext:value-type="float">
            <text:p>5.144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224" calcext:value-type="float">
            <text:p>3.6224E-05</text:p>
          </table:table-cell>
          <table:table-cell/>
          <table:table-cell office:value-type="float" office:value="24.571626803" calcext:value-type="float">
            <text:p>24.571626803</text:p>
          </table:table-cell>
          <table:table-cell office:value-type="float" office:value="24.579377315" calcext:value-type="float">
            <text:p>24.579377315</text:p>
          </table:table-cell>
          <table:table-cell office:value-type="float" office:value="24.570288496" calcext:value-type="float">
            <text:p>24.570288496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912769" calcext:value-type="float">
            <text:p>24.569912769</text:p>
          </table:table-cell>
          <table:table-cell/>
          <table:table-cell office:value-type="float" office:value="0.002677906" calcext:value-type="float">
            <text:p>0.002677906</text:p>
          </table:table-cell>
          <table:table-cell office:value-type="float" office:value="0.01063505" calcext:value-type="float">
            <text:p>0.01063505</text:p>
          </table:table-cell>
          <table:table-cell office:value-type="float" office:value="0.001303916" calcext:value-type="float">
            <text:p>0.0013039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8172" calcext:value-type="float">
            <text:p>0.0009181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2019-12-02 22:15:24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000598" calcext:value-type="float">
            <text:p>0.140000598</text:p>
          </table:table-cell>
          <table:table-cell office:value-type="float" office:value="0.178446195" calcext:value-type="float">
            <text:p>0.178446195</text:p>
          </table:table-cell>
          <table:table-cell office:value-type="float" office:value="0.133597271" calcext:value-type="float">
            <text:p>0.133597271</text:p>
          </table:table-cell>
          <table:table-cell office:value-type="float" office:value="5" calcext:value-type="float">
            <text:p>5</text:p>
          </table:table-cell>
          <table:table-cell office:value-type="float" office:value="0.131507532" calcext:value-type="float">
            <text:p>0.131507532</text:p>
          </table:table-cell>
          <table:table-cell/>
          <table:table-cell office:value-type="float" office:value="0.001143796" calcext:value-type="float">
            <text:p>0.001143796</text:p>
          </table:table-cell>
          <table:table-cell office:value-type="float" office:value="0.001457894" calcext:value-type="float">
            <text:p>0.001457894</text:p>
          </table:table-cell>
          <table:table-cell office:value-type="float" office:value="0.001091481" calcext:value-type="float">
            <text:p>0.0010914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08" calcext:value-type="float">
            <text:p>0.001074408</text:p>
          </table:table-cell>
          <table:table-cell/>
          <table:table-cell office:value-type="float" office:value="0.000105193" calcext:value-type="float">
            <text:p>0.000105193</text:p>
          </table:table-cell>
          <table:table-cell office:value-type="float" office:value="0.000419291" calcext:value-type="float">
            <text:p>0.000419291</text:p>
          </table:table-cell>
          <table:table-cell office:value-type="float" office:value="0.000052878" calcext:value-type="float">
            <text:p>5.287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05" calcext:value-type="float">
            <text:p>3.5805E-05</text:p>
          </table:table-cell>
          <table:table-cell/>
          <table:table-cell office:value-type="float" office:value="24.576669592" calcext:value-type="float">
            <text:p>24.576669592</text:p>
          </table:table-cell>
          <table:table-cell office:value-type="float" office:value="24.584424637" calcext:value-type="float">
            <text:p>24.584424637</text:p>
          </table:table-cell>
          <table:table-cell office:value-type="float" office:value="24.57537794" calcext:value-type="float">
            <text:p>24.57537794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56407" calcext:value-type="float">
            <text:p>24.574956407</text:p>
          </table:table-cell>
          <table:table-cell/>
          <table:table-cell office:value-type="float" office:value="0.002666426" calcext:value-type="float">
            <text:p>0.002666426</text:p>
          </table:table-cell>
          <table:table-cell office:value-type="float" office:value="0.010628261" calcext:value-type="float">
            <text:p>0.010628261</text:p>
          </table:table-cell>
          <table:table-cell office:value-type="float" office:value="0.00134033" calcext:value-type="float">
            <text:p>0.001340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7556" calcext:value-type="float">
            <text:p>0.00090755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2019-12-02 22:15:2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143054" calcext:value-type="float">
            <text:p>0.140143054</text:p>
          </table:table-cell>
          <table:table-cell office:value-type="float" office:value="0.178450367" calcext:value-type="float">
            <text:p>0.178450367</text:p>
          </table:table-cell>
          <table:table-cell office:value-type="float" office:value="0.134297029" calcext:value-type="float">
            <text:p>0.134297029</text:p>
          </table:table-cell>
          <table:table-cell office:value-type="float" office:value="5" calcext:value-type="float">
            <text:p>5</text:p>
          </table:table-cell>
          <table:table-cell office:value-type="float" office:value="0.131253616" calcext:value-type="float">
            <text:p>0.131253616</text:p>
          </table:table-cell>
          <table:table-cell/>
          <table:table-cell office:value-type="float" office:value="0.00114496" calcext:value-type="float">
            <text:p>0.00114496</text:p>
          </table:table-cell>
          <table:table-cell office:value-type="float" office:value="0.001457928" calcext:value-type="float">
            <text:p>0.001457928</text:p>
          </table:table-cell>
          <table:table-cell office:value-type="float" office:value="0.001097198" calcext:value-type="float">
            <text:p>0.001097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33" calcext:value-type="float">
            <text:p>0.001072333</text:p>
          </table:table-cell>
          <table:table-cell/>
          <table:table-cell office:value-type="float" office:value="0.000106357" calcext:value-type="float">
            <text:p>0.000106357</text:p>
          </table:table-cell>
          <table:table-cell office:value-type="float" office:value="0.000419325" calcext:value-type="float">
            <text:p>0.000419325</text:p>
          </table:table-cell>
          <table:table-cell office:value-type="float" office:value="0.000058595" calcext:value-type="float">
            <text:p>5.85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31" calcext:value-type="float">
            <text:p>3.3731E-05</text:p>
          </table:table-cell>
          <table:table-cell/>
          <table:table-cell office:value-type="float" office:value="24.561536419" calcext:value-type="float">
            <text:p>24.561536419</text:p>
          </table:table-cell>
          <table:table-cell office:value-type="float" office:value="24.569263676" calcext:value-type="float">
            <text:p>24.569263676</text:p>
          </table:table-cell>
          <table:table-cell office:value-type="float" office:value="24.560357168" calcext:value-type="float">
            <text:p>24.560357168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43255" calcext:value-type="float">
            <text:p>24.559743255</text:p>
          </table:table-cell>
          <table:table-cell/>
          <table:table-cell office:value-type="float" office:value="0.002695928" calcext:value-type="float">
            <text:p>0.002695928</text:p>
          </table:table-cell>
          <table:table-cell office:value-type="float" office:value="0.010629125" calcext:value-type="float">
            <text:p>0.010629125</text:p>
          </table:table-cell>
          <table:table-cell office:value-type="float" office:value="0.001485247" calcext:value-type="float">
            <text:p>0.0014852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4971" calcext:value-type="float">
            <text:p>0.0008549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2019-12-02 22:15:26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140099542" calcext:value-type="float">
            <text:p>0.140099542</text:p>
          </table:table-cell>
          <table:table-cell office:value-type="float" office:value="0.178281686" calcext:value-type="float">
            <text:p>0.178281686</text:p>
          </table:table-cell>
          <table:table-cell office:value-type="float" office:value="0.134882347" calcext:value-type="float">
            <text:p>0.134882347</text:p>
          </table:table-cell>
          <table:table-cell office:value-type="float" office:value="5" calcext:value-type="float">
            <text:p>5</text:p>
          </table:table-cell>
          <table:table-cell office:value-type="float" office:value="0.131102816" calcext:value-type="float">
            <text:p>0.131102816</text:p>
          </table:table-cell>
          <table:table-cell/>
          <table:table-cell office:value-type="float" office:value="0.001144604" calcext:value-type="float">
            <text:p>0.001144604</text:p>
          </table:table-cell>
          <table:table-cell office:value-type="float" office:value="0.00145655" calcext:value-type="float">
            <text:p>0.00145655</text:p>
          </table:table-cell>
          <table:table-cell office:value-type="float" office:value="0.00110198" calcext:value-type="float">
            <text:p>0.00110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101" calcext:value-type="float">
            <text:p>0.001071101</text:p>
          </table:table-cell>
          <table:table-cell/>
          <table:table-cell office:value-type="float" office:value="0.000106001" calcext:value-type="float">
            <text:p>0.000106001</text:p>
          </table:table-cell>
          <table:table-cell office:value-type="float" office:value="0.000417947" calcext:value-type="float">
            <text:p>0.000417947</text:p>
          </table:table-cell>
          <table:table-cell office:value-type="float" office:value="0.000063377" calcext:value-type="float">
            <text:p>6.33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99" calcext:value-type="float">
            <text:p>3.2499E-05</text:p>
          </table:table-cell>
          <table:table-cell/>
          <table:table-cell office:value-type="float" office:value="24.561527642" calcext:value-type="float">
            <text:p>24.561527642</text:p>
          </table:table-cell>
          <table:table-cell office:value-type="float" office:value="24.56922965" calcext:value-type="float">
            <text:p>24.56922965</text:p>
          </table:table-cell>
          <table:table-cell office:value-type="float" office:value="24.560475238" calcext:value-type="float">
            <text:p>24.560475238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559712836" calcext:value-type="float">
            <text:p>24.559712836</text:p>
          </table:table-cell>
          <table:table-cell/>
          <table:table-cell office:value-type="float" office:value="0.002686917" calcext:value-type="float">
            <text:p>0.002686917</text:p>
          </table:table-cell>
          <table:table-cell office:value-type="float" office:value="0.010594193" calcext:value-type="float">
            <text:p>0.010594193</text:p>
          </table:table-cell>
          <table:table-cell office:value-type="float" office:value="0.001606463" calcext:value-type="float">
            <text:p>0.0016064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3741" calcext:value-type="float">
            <text:p>0.00082374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2019-12-02 22:15:28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019076" calcext:value-type="float">
            <text:p>0.140019076</text:p>
          </table:table-cell>
          <table:table-cell office:value-type="float" office:value="0.178185723" calcext:value-type="float">
            <text:p>0.178185723</text:p>
          </table:table-cell>
          <table:table-cell office:value-type="float" office:value="0.135285274" calcext:value-type="float">
            <text:p>0.135285274</text:p>
          </table:table-cell>
          <table:table-cell office:value-type="float" office:value="5" calcext:value-type="float">
            <text:p>5</text:p>
          </table:table-cell>
          <table:table-cell office:value-type="float" office:value="0.130959169" calcext:value-type="float">
            <text:p>0.130959169</text:p>
          </table:table-cell>
          <table:table-cell/>
          <table:table-cell office:value-type="float" office:value="0.001143947" calcext:value-type="float">
            <text:p>0.001143947</text:p>
          </table:table-cell>
          <table:table-cell office:value-type="float" office:value="0.001455766" calcext:value-type="float">
            <text:p>0.001455766</text:p>
          </table:table-cell>
          <table:table-cell office:value-type="float" office:value="0.001105272" calcext:value-type="float">
            <text:p>0.0011052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928" calcext:value-type="float">
            <text:p>0.001069928</text:p>
          </table:table-cell>
          <table:table-cell/>
          <table:table-cell office:value-type="float" office:value="0.000105344" calcext:value-type="float">
            <text:p>0.000105344</text:p>
          </table:table-cell>
          <table:table-cell office:value-type="float" office:value="0.000417163" calcext:value-type="float">
            <text:p>0.000417163</text:p>
          </table:table-cell>
          <table:table-cell office:value-type="float" office:value="0.000066669" calcext:value-type="float">
            <text:p>6.66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325" calcext:value-type="float">
            <text:p>3.1325E-05</text:p>
          </table:table-cell>
          <table:table-cell/>
          <table:table-cell office:value-type="float" office:value="24.571619349" calcext:value-type="float">
            <text:p>24.571619349</text:p>
          </table:table-cell>
          <table:table-cell office:value-type="float" office:value="24.579318161" calcext:value-type="float">
            <text:p>24.579318161</text:p>
          </table:table-cell>
          <table:table-cell office:value-type="float" office:value="24.570664463" calcext:value-type="float">
            <text:p>24.570664463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791816" calcext:value-type="float">
            <text:p>24.569791816</text:p>
          </table:table-cell>
          <table:table-cell/>
          <table:table-cell office:value-type="float" office:value="0.002670253" calcext:value-type="float">
            <text:p>0.002670253</text:p>
          </table:table-cell>
          <table:table-cell office:value-type="float" office:value="0.010574319" calcext:value-type="float">
            <text:p>0.010574319</text:p>
          </table:table-cell>
          <table:table-cell office:value-type="float" office:value="0.001689907" calcext:value-type="float">
            <text:p>0.0016899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3993" calcext:value-type="float">
            <text:p>0.0007939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2019-12-02 22:15:2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59011" calcext:value-type="float">
            <text:p>0.140059011</text:p>
          </table:table-cell>
          <table:table-cell office:value-type="float" office:value="0.177944324" calcext:value-type="float">
            <text:p>0.177944324</text:p>
          </table:table-cell>
          <table:table-cell office:value-type="float" office:value="0.135219113" calcext:value-type="float">
            <text:p>0.135219113</text:p>
          </table:table-cell>
          <table:table-cell office:value-type="float" office:value="5" calcext:value-type="float">
            <text:p>5</text:p>
          </table:table-cell>
          <table:table-cell office:value-type="float" office:value="0.131005064" calcext:value-type="float">
            <text:p>0.131005064</text:p>
          </table:table-cell>
          <table:table-cell/>
          <table:table-cell office:value-type="float" office:value="0.001144273" calcext:value-type="float">
            <text:p>0.001144273</text:p>
          </table:table-cell>
          <table:table-cell office:value-type="float" office:value="0.001453793" calcext:value-type="float">
            <text:p>0.001453793</text:p>
          </table:table-cell>
          <table:table-cell office:value-type="float" office:value="0.001104731" calcext:value-type="float">
            <text:p>0.0011047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303" calcext:value-type="float">
            <text:p>0.001070303</text:p>
          </table:table-cell>
          <table:table-cell/>
          <table:table-cell office:value-type="float" office:value="0.00010567" calcext:value-type="float">
            <text:p>0.00010567</text:p>
          </table:table-cell>
          <table:table-cell office:value-type="float" office:value="0.000415191" calcext:value-type="float">
            <text:p>0.000415191</text:p>
          </table:table-cell>
          <table:table-cell office:value-type="float" office:value="0.000066129" calcext:value-type="float">
            <text:p>6.61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7" calcext:value-type="float">
            <text:p>3.17E-05</text:p>
          </table:table-cell>
          <table:table-cell/>
          <table:table-cell office:value-type="float" office:value="24.581735344" calcext:value-type="float">
            <text:p>24.581735344</text:p>
          </table:table-cell>
          <table:table-cell office:value-type="float" office:value="24.589377338" calcext:value-type="float">
            <text:p>24.589377338</text:p>
          </table:table-cell>
          <table:table-cell office:value-type="float" office:value="24.580759066" calcext:value-type="float">
            <text:p>24.580759066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0903" calcext:value-type="float">
            <text:p>24.57990903</text:p>
          </table:table-cell>
          <table:table-cell/>
          <table:table-cell office:value-type="float" office:value="0.002678523" calcext:value-type="float">
            <text:p>0.002678523</text:p>
          </table:table-cell>
          <table:table-cell office:value-type="float" office:value="0.010524328" calcext:value-type="float">
            <text:p>0.010524328</text:p>
          </table:table-cell>
          <table:table-cell office:value-type="float" office:value="0.001676206" calcext:value-type="float">
            <text:p>0.0016762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3497" calcext:value-type="float">
            <text:p>0.00080349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2019-12-02 22:15:3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076892" calcext:value-type="float">
            <text:p>0.140076892</text:p>
          </table:table-cell>
          <table:table-cell office:value-type="float" office:value="0.177634976" calcext:value-type="float">
            <text:p>0.177634976</text:p>
          </table:table-cell>
          <table:table-cell office:value-type="float" office:value="0.135064141" calcext:value-type="float">
            <text:p>0.135064141</text:p>
          </table:table-cell>
          <table:table-cell office:value-type="float" office:value="5" calcext:value-type="float">
            <text:p>5</text:p>
          </table:table-cell>
          <table:table-cell office:value-type="float" office:value="0.131101624" calcext:value-type="float">
            <text:p>0.131101624</text:p>
          </table:table-cell>
          <table:table-cell/>
          <table:table-cell office:value-type="float" office:value="0.001144419" calcext:value-type="float">
            <text:p>0.001144419</text:p>
          </table:table-cell>
          <table:table-cell office:value-type="float" office:value="0.001451266" calcext:value-type="float">
            <text:p>0.001451266</text:p>
          </table:table-cell>
          <table:table-cell office:value-type="float" office:value="0.001103465" calcext:value-type="float">
            <text:p>0.0011034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092" calcext:value-type="float">
            <text:p>0.001071092</text:p>
          </table:table-cell>
          <table:table-cell/>
          <table:table-cell office:value-type="float" office:value="0.000105816" calcext:value-type="float">
            <text:p>0.000105816</text:p>
          </table:table-cell>
          <table:table-cell office:value-type="float" office:value="0.000412663" calcext:value-type="float">
            <text:p>0.000412663</text:p>
          </table:table-cell>
          <table:table-cell office:value-type="float" office:value="0.000064862" calcext:value-type="float">
            <text:p>6.486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89" calcext:value-type="float">
            <text:p>3.2489E-05</text:p>
          </table:table-cell>
          <table:table-cell/>
          <table:table-cell office:value-type="float" office:value="24.571631012" calcext:value-type="float">
            <text:p>24.571631012</text:p>
          </table:table-cell>
          <table:table-cell office:value-type="float" office:value="24.579207067" calcext:value-type="float">
            <text:p>24.579207067</text:p>
          </table:table-cell>
          <table:table-cell office:value-type="float" office:value="24.570619857" calcext:value-type="float">
            <text:p>24.570619857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20551" calcext:value-type="float">
            <text:p>24.569820551</text:p>
          </table:table-cell>
          <table:table-cell/>
          <table:table-cell office:value-type="float" office:value="0.002682226" calcext:value-type="float">
            <text:p>0.002682226</text:p>
          </table:table-cell>
          <table:table-cell office:value-type="float" office:value="0.010460264" calcext:value-type="float">
            <text:p>0.010460264</text:p>
          </table:table-cell>
          <table:table-cell office:value-type="float" office:value="0.001644112" calcext:value-type="float">
            <text:p>0.0016441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3494" calcext:value-type="float">
            <text:p>0.00082349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2019-12-02 22:15:31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045898" calcext:value-type="float">
            <text:p>0.140045898</text:p>
          </table:table-cell>
          <table:table-cell office:value-type="float" office:value="0.177677891" calcext:value-type="float">
            <text:p>0.177677891</text:p>
          </table:table-cell>
          <table:table-cell office:value-type="float" office:value="0.135206596" calcext:value-type="float">
            <text:p>0.135206596</text:p>
          </table:table-cell>
          <table:table-cell office:value-type="float" office:value="5" calcext:value-type="float">
            <text:p>5</text:p>
          </table:table-cell>
          <table:table-cell office:value-type="float" office:value="0.131061093" calcext:value-type="float">
            <text:p>0.131061093</text:p>
          </table:table-cell>
          <table:table-cell/>
          <table:table-cell office:value-type="float" office:value="0.001144166" calcext:value-type="float">
            <text:p>0.001144166</text:p>
          </table:table-cell>
          <table:table-cell office:value-type="float" office:value="0.001451617" calcext:value-type="float">
            <text:p>0.001451617</text:p>
          </table:table-cell>
          <table:table-cell office:value-type="float" office:value="0.001104629" calcext:value-type="float">
            <text:p>0.0011046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761" calcext:value-type="float">
            <text:p>0.001070761</text:p>
          </table:table-cell>
          <table:table-cell/>
          <table:table-cell office:value-type="float" office:value="0.000105563" calcext:value-type="float">
            <text:p>0.000105563</text:p>
          </table:table-cell>
          <table:table-cell office:value-type="float" office:value="0.000413014" calcext:value-type="float">
            <text:p>0.000413014</text:p>
          </table:table-cell>
          <table:table-cell office:value-type="float" office:value="0.000066026" calcext:value-type="float">
            <text:p>6.60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158" calcext:value-type="float">
            <text:p>3.2158E-05</text:p>
          </table:table-cell>
          <table:table-cell/>
          <table:table-cell office:value-type="float" office:value="24.581732699" calcext:value-type="float">
            <text:p>24.581732699</text:p>
          </table:table-cell>
          <table:table-cell office:value-type="float" office:value="24.589323595" calcext:value-type="float">
            <text:p>24.589323595</text:p>
          </table:table-cell>
          <table:table-cell office:value-type="float" office:value="24.580756541" calcext:value-type="float">
            <text:p>24.580756541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20332" calcext:value-type="float">
            <text:p>24.579920332</text:p>
          </table:table-cell>
          <table:table-cell/>
          <table:table-cell office:value-type="float" office:value="0.002675807" calcext:value-type="float">
            <text:p>0.002675807</text:p>
          </table:table-cell>
          <table:table-cell office:value-type="float" office:value="0.010469151" calcext:value-type="float">
            <text:p>0.010469151</text:p>
          </table:table-cell>
          <table:table-cell office:value-type="float" office:value="0.001673614" calcext:value-type="float">
            <text:p>0.0016736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5101" calcext:value-type="float">
            <text:p>0.000815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2019-12-02 22:15:3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078084" calcext:value-type="float">
            <text:p>0.140078084</text:p>
          </table:table-cell>
          <table:table-cell office:value-type="float" office:value="0.177491924" calcext:value-type="float">
            <text:p>0.177491924</text:p>
          </table:table-cell>
          <table:table-cell office:value-type="float" office:value="0.135015861" calcext:value-type="float">
            <text:p>0.135015861</text:p>
          </table:table-cell>
          <table:table-cell office:value-type="float" office:value="5" calcext:value-type="float">
            <text:p>5</text:p>
          </table:table-cell>
          <table:table-cell office:value-type="float" office:value="0.131124274" calcext:value-type="float">
            <text:p>0.131124274</text:p>
          </table:table-cell>
          <table:table-cell/>
          <table:table-cell office:value-type="float" office:value="0.001144429" calcext:value-type="float">
            <text:p>0.001144429</text:p>
          </table:table-cell>
          <table:table-cell office:value-type="float" office:value="0.001450097" calcext:value-type="float">
            <text:p>0.001450097</text:p>
          </table:table-cell>
          <table:table-cell office:value-type="float" office:value="0.001103071" calcext:value-type="float">
            <text:p>0.0011030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277" calcext:value-type="float">
            <text:p>0.001071277</text:p>
          </table:table-cell>
          <table:table-cell/>
          <table:table-cell office:value-type="float" office:value="0.000105826" calcext:value-type="float">
            <text:p>0.000105826</text:p>
          </table:table-cell>
          <table:table-cell office:value-type="float" office:value="0.000411495" calcext:value-type="float">
            <text:p>0.000411495</text:p>
          </table:table-cell>
          <table:table-cell office:value-type="float" office:value="0.000064468" calcext:value-type="float">
            <text:p>6.44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674" calcext:value-type="float">
            <text:p>3.2674E-05</text:p>
          </table:table-cell>
          <table:table-cell/>
          <table:table-cell office:value-type="float" office:value="24.571631252" calcext:value-type="float">
            <text:p>24.571631252</text:p>
          </table:table-cell>
          <table:table-cell office:value-type="float" office:value="24.579178212" calcext:value-type="float">
            <text:p>24.579178212</text:p>
          </table:table-cell>
          <table:table-cell office:value-type="float" office:value="24.570610118" calcext:value-type="float">
            <text:p>24.570610118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2512" calcext:value-type="float">
            <text:p>24.56982512</text:p>
          </table:table-cell>
          <table:table-cell/>
          <table:table-cell office:value-type="float" office:value="0.002682473" calcext:value-type="float">
            <text:p>0.002682473</text:p>
          </table:table-cell>
          <table:table-cell office:value-type="float" office:value="0.010430639" calcext:value-type="float">
            <text:p>0.010430639</text:p>
          </table:table-cell>
          <table:table-cell office:value-type="float" office:value="0.001634113" calcext:value-type="float">
            <text:p>0.0016341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8185" calcext:value-type="float">
            <text:p>0.00082818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2019-12-02 22:15:34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140144246" calcext:value-type="float">
            <text:p>0.140144246</text:p>
          </table:table-cell>
          <table:table-cell office:value-type="float" office:value="0.177359602" calcext:value-type="float">
            <text:p>0.177359602</text:p>
          </table:table-cell>
          <table:table-cell office:value-type="float" office:value="0.134850757" calcext:value-type="float">
            <text:p>0.134850757</text:p>
          </table:table-cell>
          <table:table-cell office:value-type="float" office:value="5" calcext:value-type="float">
            <text:p>5</text:p>
          </table:table-cell>
          <table:table-cell office:value-type="float" office:value="0.131208316" calcext:value-type="float">
            <text:p>0.131208316</text:p>
          </table:table-cell>
          <table:table-cell/>
          <table:table-cell office:value-type="float" office:value="0.001144969" calcext:value-type="float">
            <text:p>0.001144969</text:p>
          </table:table-cell>
          <table:table-cell office:value-type="float" office:value="0.001449016" calcext:value-type="float">
            <text:p>0.001449016</text:p>
          </table:table-cell>
          <table:table-cell office:value-type="float" office:value="0.001101722" calcext:value-type="float">
            <text:p>0.0011017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963" calcext:value-type="float">
            <text:p>0.001071963</text:p>
          </table:table-cell>
          <table:table-cell/>
          <table:table-cell office:value-type="float" office:value="0.000106367" calcext:value-type="float">
            <text:p>0.000106367</text:p>
          </table:table-cell>
          <table:table-cell office:value-type="float" office:value="0.000410414" calcext:value-type="float">
            <text:p>0.000410414</text:p>
          </table:table-cell>
          <table:table-cell office:value-type="float" office:value="0.000063119" calcext:value-type="float">
            <text:p>6.31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361" calcext:value-type="float">
            <text:p>3.3361E-05</text:p>
          </table:table-cell>
          <table:table-cell/>
          <table:table-cell office:value-type="float" office:value="24.571644598" calcext:value-type="float">
            <text:p>24.571644598</text:p>
          </table:table-cell>
          <table:table-cell office:value-type="float" office:value="24.57915152" calcext:value-type="float">
            <text:p>24.57915152</text:p>
          </table:table-cell>
          <table:table-cell office:value-type="float" office:value="24.570576814" calcext:value-type="float">
            <text:p>24.570576814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569842073" calcext:value-type="float">
            <text:p>24.569842073</text:p>
          </table:table-cell>
          <table:table-cell/>
          <table:table-cell office:value-type="float" office:value="0.002696175" calcext:value-type="float">
            <text:p>0.002696175</text:p>
          </table:table-cell>
          <table:table-cell office:value-type="float" office:value="0.010403236" calcext:value-type="float">
            <text:p>0.010403236</text:p>
          </table:table-cell>
          <table:table-cell office:value-type="float" office:value="0.001599921" calcext:value-type="float">
            <text:p>0.0015999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559" calcext:value-type="float">
            <text:p>0.000845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2019-12-02 22:15:35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140293257" calcext:value-type="float">
            <text:p>0.140293257</text:p>
          </table:table-cell>
          <table:table-cell office:value-type="float" office:value="0.177107474" calcext:value-type="float">
            <text:p>0.177107474</text:p>
          </table:table-cell>
          <table:table-cell office:value-type="float" office:value="0.133469121" calcext:value-type="float">
            <text:p>0.133469121</text:p>
          </table:table-cell>
          <table:table-cell office:value-type="float" office:value="5" calcext:value-type="float">
            <text:p>5</text:p>
          </table:table-cell>
          <table:table-cell office:value-type="float" office:value="0.131579057" calcext:value-type="float">
            <text:p>0.131579057</text:p>
          </table:table-cell>
          <table:table-cell/>
          <table:table-cell office:value-type="float" office:value="0.001146187" calcext:value-type="float">
            <text:p>0.001146187</text:p>
          </table:table-cell>
          <table:table-cell office:value-type="float" office:value="0.001446956" calcext:value-type="float">
            <text:p>0.001446956</text:p>
          </table:table-cell>
          <table:table-cell office:value-type="float" office:value="0.001090434" calcext:value-type="float">
            <text:p>0.0010904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992" calcext:value-type="float">
            <text:p>0.001074992</text:p>
          </table:table-cell>
          <table:table-cell/>
          <table:table-cell office:value-type="float" office:value="0.000107584" calcext:value-type="float">
            <text:p>0.000107584</text:p>
          </table:table-cell>
          <table:table-cell office:value-type="float" office:value="0.000408354" calcext:value-type="float">
            <text:p>0.000408354</text:p>
          </table:table-cell>
          <table:table-cell office:value-type="float" office:value="0.000051831" calcext:value-type="float">
            <text:p>5.183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39" calcext:value-type="float">
            <text:p>3.639E-05</text:p>
          </table:table-cell>
          <table:table-cell/>
          <table:table-cell office:value-type="float" office:value="24.576728625" calcext:value-type="float">
            <text:p>24.576728625</text:p>
          </table:table-cell>
          <table:table-cell office:value-type="float" office:value="24.584154598" calcext:value-type="float">
            <text:p>24.584154598</text:p>
          </table:table-cell>
          <table:table-cell office:value-type="float" office:value="24.575352091" calcext:value-type="float">
            <text:p>24.575352091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574970835" calcext:value-type="float">
            <text:p>24.574970835</text:p>
          </table:table-cell>
          <table:table-cell/>
          <table:table-cell office:value-type="float" office:value="0.002727034" calcext:value-type="float">
            <text:p>0.002727034</text:p>
          </table:table-cell>
          <table:table-cell office:value-type="float" office:value="0.010351022" calcext:value-type="float">
            <text:p>0.010351022</text:p>
          </table:table-cell>
          <table:table-cell office:value-type="float" office:value="0.001313791" calcext:value-type="float">
            <text:p>0.0013137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2369" calcext:value-type="float">
            <text:p>0.00092236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2019-12-02 22:15:37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206234" calcext:value-type="float">
            <text:p>0.140206234</text:p>
          </table:table-cell>
          <table:table-cell office:value-type="float" office:value="0.17697396" calcext:value-type="float">
            <text:p>0.17697396</text:p>
          </table:table-cell>
          <table:table-cell office:value-type="float" office:value="0.134599225" calcext:value-type="float">
            <text:p>0.134599225</text:p>
          </table:table-cell>
          <table:table-cell office:value-type="float" office:value="5" calcext:value-type="float">
            <text:p>5</text:p>
          </table:table-cell>
          <table:table-cell office:value-type="float" office:value="0.131229178" calcext:value-type="float">
            <text:p>0.131229178</text:p>
          </table:table-cell>
          <table:table-cell/>
          <table:table-cell office:value-type="float" office:value="0.001145476" calcext:value-type="float">
            <text:p>0.001145476</text:p>
          </table:table-cell>
          <table:table-cell office:value-type="float" office:value="0.001445866" calcext:value-type="float">
            <text:p>0.001445866</text:p>
          </table:table-cell>
          <table:table-cell office:value-type="float" office:value="0.001099667" calcext:value-type="float">
            <text:p>0.0010996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134" calcext:value-type="float">
            <text:p>0.001072134</text:p>
          </table:table-cell>
          <table:table-cell/>
          <table:table-cell office:value-type="float" office:value="0.000106873" calcext:value-type="float">
            <text:p>0.000106873</text:p>
          </table:table-cell>
          <table:table-cell office:value-type="float" office:value="0.000407263" calcext:value-type="float">
            <text:p>0.000407263</text:p>
          </table:table-cell>
          <table:table-cell office:value-type="float" office:value="0.000061064" calcext:value-type="float">
            <text:p>6.10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531" calcext:value-type="float">
            <text:p>3.3531E-05</text:p>
          </table:table-cell>
          <table:table-cell/>
          <table:table-cell office:value-type="float" office:value="24.581765042" calcext:value-type="float">
            <text:p>24.581765042</text:p>
          </table:table-cell>
          <table:table-cell office:value-type="float" office:value="24.589181602" calcext:value-type="float">
            <text:p>24.589181602</text:p>
          </table:table-cell>
          <table:table-cell office:value-type="float" office:value="24.580634025" calcext:value-type="float">
            <text:p>24.580634025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54237" calcext:value-type="float">
            <text:p>24.579954237</text:p>
          </table:table-cell>
          <table:table-cell/>
          <table:table-cell office:value-type="float" office:value="0.002709012" calcext:value-type="float">
            <text:p>0.002709012</text:p>
          </table:table-cell>
          <table:table-cell office:value-type="float" office:value="0.010323372" calcext:value-type="float">
            <text:p>0.010323372</text:p>
          </table:table-cell>
          <table:table-cell office:value-type="float" office:value="0.00154783" calcext:value-type="float">
            <text:p>0.001547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991" calcext:value-type="float">
            <text:p>0.0008499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2019-12-02 22:15:38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208023" calcext:value-type="float">
            <text:p>0.140208023</text:p>
          </table:table-cell>
          <table:table-cell office:value-type="float" office:value="0.176863095" calcext:value-type="float">
            <text:p>0.176863095</text:p>
          </table:table-cell>
          <table:table-cell office:value-type="float" office:value="0.134450809" calcext:value-type="float">
            <text:p>0.134450809</text:p>
          </table:table-cell>
          <table:table-cell office:value-type="float" office:value="5" calcext:value-type="float">
            <text:p>5</text:p>
          </table:table-cell>
          <table:table-cell office:value-type="float" office:value="0.131222025" calcext:value-type="float">
            <text:p>0.131222025</text:p>
          </table:table-cell>
          <table:table-cell/>
          <table:table-cell office:value-type="float" office:value="0.00114549" calcext:value-type="float">
            <text:p>0.00114549</text:p>
          </table:table-cell>
          <table:table-cell office:value-type="float" office:value="0.00144496" calcext:value-type="float">
            <text:p>0.00144496</text:p>
          </table:table-cell>
          <table:table-cell office:value-type="float" office:value="0.001098454" calcext:value-type="float">
            <text:p>0.0010984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075" calcext:value-type="float">
            <text:p>0.001072075</text:p>
          </table:table-cell>
          <table:table-cell/>
          <table:table-cell office:value-type="float" office:value="0.000106888" calcext:value-type="float">
            <text:p>0.000106888</text:p>
          </table:table-cell>
          <table:table-cell office:value-type="float" office:value="0.000406357" calcext:value-type="float">
            <text:p>0.000406357</text:p>
          </table:table-cell>
          <table:table-cell office:value-type="float" office:value="0.000059852" calcext:value-type="float">
            <text:p>5.98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473" calcext:value-type="float">
            <text:p>3.3473E-05</text:p>
          </table:table-cell>
          <table:table-cell/>
          <table:table-cell office:value-type="float" office:value="24.581765402" calcext:value-type="float">
            <text:p>24.581765402</text:p>
          </table:table-cell>
          <table:table-cell office:value-type="float" office:value="24.58915924" calcext:value-type="float">
            <text:p>24.58915924</text:p>
          </table:table-cell>
          <table:table-cell office:value-type="float" office:value="24.580604088" calcext:value-type="float">
            <text:p>24.580604088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52794" calcext:value-type="float">
            <text:p>24.579952794</text:p>
          </table:table-cell>
          <table:table-cell/>
          <table:table-cell office:value-type="float" office:value="0.002709382" calcext:value-type="float">
            <text:p>0.002709382</text:p>
          </table:table-cell>
          <table:table-cell office:value-type="float" office:value="0.010300413" calcext:value-type="float">
            <text:p>0.010300413</text:p>
          </table:table-cell>
          <table:table-cell office:value-type="float" office:value="0.001517094" calcext:value-type="float">
            <text:p>0.0015170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8429" calcext:value-type="float">
            <text:p>0.0008484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2019-12-02 22:15:39</text:p>
          </table:table-cell>
          <table:table-cell office:value-type="float" office:value="24.57913" calcext:value-type="float">
            <text:p>24.57913</text:p>
          </table:table-cell>
          <table:table-cell office:value-type="string" calcext:value-type="string">
            <text:p><text:s/></text:p>
          </table:table-cell>
          <table:table-cell office:value-type="float" office:value="0.140230076" calcext:value-type="float">
            <text:p>0.140230076</text:p>
          </table:table-cell>
          <table:table-cell office:value-type="float" office:value="0.17676892" calcext:value-type="float">
            <text:p>0.17676892</text:p>
          </table:table-cell>
          <table:table-cell office:value-type="float" office:value="0.134624259" calcext:value-type="float">
            <text:p>0.134624259</text:p>
          </table:table-cell>
          <table:table-cell office:value-type="float" office:value="5" calcext:value-type="float">
            <text:p>5</text:p>
          </table:table-cell>
          <table:table-cell office:value-type="float" office:value="0.131200568" calcext:value-type="float">
            <text:p>0.131200568</text:p>
          </table:table-cell>
          <table:table-cell/>
          <table:table-cell office:value-type="float" office:value="0.001145671" calcext:value-type="float">
            <text:p>0.001145671</text:p>
          </table:table-cell>
          <table:table-cell office:value-type="float" office:value="0.001444191" calcext:value-type="float">
            <text:p>0.001444191</text:p>
          </table:table-cell>
          <table:table-cell office:value-type="float" office:value="0.001099871" calcext:value-type="float">
            <text:p>0.0010998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9" calcext:value-type="float">
            <text:p>0.0010719</text:p>
          </table:table-cell>
          <table:table-cell/>
          <table:table-cell office:value-type="float" office:value="0.000107068" calcext:value-type="float">
            <text:p>0.000107068</text:p>
          </table:table-cell>
          <table:table-cell office:value-type="float" office:value="0.000405588" calcext:value-type="float">
            <text:p>0.000405588</text:p>
          </table:table-cell>
          <table:table-cell office:value-type="float" office:value="0.000061269" calcext:value-type="float">
            <text:p>6.12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297" calcext:value-type="float">
            <text:p>3.3297E-05</text:p>
          </table:table-cell>
          <table:table-cell/>
          <table:table-cell office:value-type="float" office:value="24.581769851" calcext:value-type="float">
            <text:p>24.581769851</text:p>
          </table:table-cell>
          <table:table-cell office:value-type="float" office:value="24.589140243" calcext:value-type="float">
            <text:p>24.589140243</text:p>
          </table:table-cell>
          <table:table-cell office:value-type="float" office:value="24.580639075" calcext:value-type="float">
            <text:p>24.580639075</text:p>
          </table:table-cell>
          <table:table-cell office:value-type="float" office:value="25.561624219" calcext:value-type="float">
            <text:p>25.561624219</text:p>
          </table:table-cell>
          <table:table-cell office:value-type="float" office:value="24.579948466" calcext:value-type="float">
            <text:p>24.579948466</text:p>
          </table:table-cell>
          <table:table-cell/>
          <table:table-cell office:value-type="float" office:value="0.00271395" calcext:value-type="float">
            <text:p>0.00271395</text:p>
          </table:table-cell>
          <table:table-cell office:value-type="float" office:value="0.01028091" calcext:value-type="float">
            <text:p>0.01028091</text:p>
          </table:table-cell>
          <table:table-cell office:value-type="float" office:value="0.001553014" calcext:value-type="float">
            <text:p>0.0015530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3985" calcext:value-type="float">
            <text:p>0.0008439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2019-12-02 22:15:40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17822" calcext:value-type="float">
            <text:p>0.14017822</text:p>
          </table:table-cell>
          <table:table-cell office:value-type="float" office:value="0.176678321" calcext:value-type="float">
            <text:p>0.176678321</text:p>
          </table:table-cell>
          <table:table-cell office:value-type="float" office:value="0.134938971" calcext:value-type="float">
            <text:p>0.134938971</text:p>
          </table:table-cell>
          <table:table-cell office:value-type="float" office:value="5" calcext:value-type="float">
            <text:p>5</text:p>
          </table:table-cell>
          <table:table-cell office:value-type="float" office:value="0.13113381" calcext:value-type="float">
            <text:p>0.13113381</text:p>
          </table:table-cell>
          <table:table-cell/>
          <table:table-cell office:value-type="float" office:value="0.001145247" calcext:value-type="float">
            <text:p>0.001145247</text:p>
          </table:table-cell>
          <table:table-cell office:value-type="float" office:value="0.00144345" calcext:value-type="float">
            <text:p>0.00144345</text:p>
          </table:table-cell>
          <table:table-cell office:value-type="float" office:value="0.001102443" calcext:value-type="float">
            <text:p>0.0011024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355" calcext:value-type="float">
            <text:p>0.001071355</text:p>
          </table:table-cell>
          <table:table-cell/>
          <table:table-cell office:value-type="float" office:value="0.000106644" calcext:value-type="float">
            <text:p>0.000106644</text:p>
          </table:table-cell>
          <table:table-cell office:value-type="float" office:value="0.000404848" calcext:value-type="float">
            <text:p>0.000404848</text:p>
          </table:table-cell>
          <table:table-cell office:value-type="float" office:value="0.00006384" calcext:value-type="float">
            <text:p>6.38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752" calcext:value-type="float">
            <text:p>3.2752E-05</text:p>
          </table:table-cell>
          <table:table-cell/>
          <table:table-cell office:value-type="float" office:value="24.586813361" calcext:value-type="float">
            <text:p>24.586813361</text:p>
          </table:table-cell>
          <table:table-cell office:value-type="float" office:value="24.594175905" calcext:value-type="float">
            <text:p>24.594175905</text:p>
          </table:table-cell>
          <table:table-cell office:value-type="float" office:value="24.585756532" calcext:value-type="float">
            <text:p>24.585756532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4988979" calcext:value-type="float">
            <text:p>24.584988979</text:p>
          </table:table-cell>
          <table:table-cell/>
          <table:table-cell office:value-type="float" office:value="0.00270321" calcext:value-type="float">
            <text:p>0.00270321</text:p>
          </table:table-cell>
          <table:table-cell office:value-type="float" office:value="0.010262148" calcext:value-type="float">
            <text:p>0.010262148</text:p>
          </table:table-cell>
          <table:table-cell office:value-type="float" office:value="0.00161819" calcext:value-type="float">
            <text:p>0.001618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016" calcext:value-type="float">
            <text:p>0.000830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2019-12-02 22:15:42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140669" calcext:value-type="float">
            <text:p>0.140140669</text:p>
          </table:table-cell>
          <table:table-cell office:value-type="float" office:value="0.176627657" calcext:value-type="float">
            <text:p>0.176627657</text:p>
          </table:table-cell>
          <table:table-cell office:value-type="float" office:value="0.135179774" calcext:value-type="float">
            <text:p>0.135179774</text:p>
          </table:table-cell>
          <table:table-cell office:value-type="float" office:value="5" calcext:value-type="float">
            <text:p>5</text:p>
          </table:table-cell>
          <table:table-cell office:value-type="float" office:value="0.131040827" calcext:value-type="float">
            <text:p>0.131040827</text:p>
          </table:table-cell>
          <table:table-cell/>
          <table:table-cell office:value-type="float" office:value="0.00114494" calcext:value-type="float">
            <text:p>0.00114494</text:p>
          </table:table-cell>
          <table:table-cell office:value-type="float" office:value="0.001443036" calcext:value-type="float">
            <text:p>0.001443036</text:p>
          </table:table-cell>
          <table:table-cell office:value-type="float" office:value="0.00110441" calcext:value-type="float">
            <text:p>0.001104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595" calcext:value-type="float">
            <text:p>0.001070595</text:p>
          </table:table-cell>
          <table:table-cell/>
          <table:table-cell office:value-type="float" office:value="0.000106337" calcext:value-type="float">
            <text:p>0.000106337</text:p>
          </table:table-cell>
          <table:table-cell office:value-type="float" office:value="0.000404434" calcext:value-type="float">
            <text:p>0.000404434</text:p>
          </table:table-cell>
          <table:table-cell office:value-type="float" office:value="0.000065807" calcext:value-type="float">
            <text:p>6.580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992" calcext:value-type="float">
            <text:p>3.1992E-05</text:p>
          </table:table-cell>
          <table:table-cell/>
          <table:table-cell office:value-type="float" office:value="24.586805786" calcext:value-type="float">
            <text:p>24.586805786</text:p>
          </table:table-cell>
          <table:table-cell office:value-type="float" office:value="24.594165685" calcext:value-type="float">
            <text:p>24.594165685</text:p>
          </table:table-cell>
          <table:table-cell office:value-type="float" office:value="24.585805106" calcext:value-type="float">
            <text:p>24.585805106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4970223" calcext:value-type="float">
            <text:p>24.584970223</text:p>
          </table:table-cell>
          <table:table-cell/>
          <table:table-cell office:value-type="float" office:value="0.002695434" calcext:value-type="float">
            <text:p>0.002695434</text:p>
          </table:table-cell>
          <table:table-cell office:value-type="float" office:value="0.010251656" calcext:value-type="float">
            <text:p>0.010251656</text:p>
          </table:table-cell>
          <table:table-cell office:value-type="float" office:value="0.001668059" calcext:value-type="float">
            <text:p>0.0016680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0904" calcext:value-type="float">
            <text:p>0.0008109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2019-12-02 22:15:43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140196102" calcext:value-type="float">
            <text:p>0.140196102</text:p>
          </table:table-cell>
          <table:table-cell office:value-type="float" office:value="0.176505467" calcext:value-type="float">
            <text:p>0.176505467</text:p>
          </table:table-cell>
          <table:table-cell office:value-type="float" office:value="0.135277526" calcext:value-type="float">
            <text:p>0.135277526</text:p>
          </table:table-cell>
          <table:table-cell office:value-type="float" office:value="5" calcext:value-type="float">
            <text:p>5</text:p>
          </table:table-cell>
          <table:table-cell office:value-type="float" office:value="0.130996124" calcext:value-type="float">
            <text:p>0.130996124</text:p>
          </table:table-cell>
          <table:table-cell/>
          <table:table-cell office:value-type="float" office:value="0.001145393" calcext:value-type="float">
            <text:p>0.001145393</text:p>
          </table:table-cell>
          <table:table-cell office:value-type="float" office:value="0.001442038" calcext:value-type="float">
            <text:p>0.001442038</text:p>
          </table:table-cell>
          <table:table-cell office:value-type="float" office:value="0.001105209" calcext:value-type="float">
            <text:p>0.0011052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23" calcext:value-type="float">
            <text:p>0.00107023</text:p>
          </table:table-cell>
          <table:table-cell/>
          <table:table-cell office:value-type="float" office:value="0.00010679" calcext:value-type="float">
            <text:p>0.00010679</text:p>
          </table:table-cell>
          <table:table-cell office:value-type="float" office:value="0.000403435" calcext:value-type="float">
            <text:p>0.000403435</text:p>
          </table:table-cell>
          <table:table-cell office:value-type="float" office:value="0.000066606" calcext:value-type="float">
            <text:p>6.660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627" calcext:value-type="float">
            <text:p>3.1627E-05</text:p>
          </table:table-cell>
          <table:table-cell/>
          <table:table-cell office:value-type="float" office:value="24.586816968" calcext:value-type="float">
            <text:p>24.586816968</text:p>
          </table:table-cell>
          <table:table-cell office:value-type="float" office:value="24.594141038" calcext:value-type="float">
            <text:p>24.594141038</text:p>
          </table:table-cell>
          <table:table-cell office:value-type="float" office:value="24.585824824" calcext:value-type="float">
            <text:p>24.585824824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584961205" calcext:value-type="float">
            <text:p>24.584961205</text:p>
          </table:table-cell>
          <table:table-cell/>
          <table:table-cell office:value-type="float" office:value="0.002706914" calcext:value-type="float">
            <text:p>0.002706914</text:p>
          </table:table-cell>
          <table:table-cell office:value-type="float" office:value="0.010226351" calcext:value-type="float">
            <text:p>0.010226351</text:p>
          </table:table-cell>
          <table:table-cell office:value-type="float" office:value="0.001688303" calcext:value-type="float">
            <text:p>0.0016883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1646" calcext:value-type="float">
            <text:p>0.0008016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2019-12-02 22:15:44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140289681" calcext:value-type="float">
            <text:p>0.140289681</text:p>
          </table:table-cell>
          <table:table-cell office:value-type="float" office:value="0.17632725" calcext:value-type="float">
            <text:p>0.17632725</text:p>
          </table:table-cell>
          <table:table-cell office:value-type="float" office:value="0.135235207" calcext:value-type="float">
            <text:p>0.135235207</text:p>
          </table:table-cell>
          <table:table-cell office:value-type="float" office:value="5" calcext:value-type="float">
            <text:p>5</text:p>
          </table:table-cell>
          <table:table-cell office:value-type="float" office:value="0.130984799" calcext:value-type="float">
            <text:p>0.130984799</text:p>
          </table:table-cell>
          <table:table-cell/>
          <table:table-cell office:value-type="float" office:value="0.001146158" calcext:value-type="float">
            <text:p>0.001146158</text:p>
          </table:table-cell>
          <table:table-cell office:value-type="float" office:value="0.001440582" calcext:value-type="float">
            <text:p>0.001440582</text:p>
          </table:table-cell>
          <table:table-cell office:value-type="float" office:value="0.001104863" calcext:value-type="float">
            <text:p>0.0011048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137" calcext:value-type="float">
            <text:p>0.001070137</text:p>
          </table:table-cell>
          <table:table-cell/>
          <table:table-cell office:value-type="float" office:value="0.000107555" calcext:value-type="float">
            <text:p>0.000107555</text:p>
          </table:table-cell>
          <table:table-cell office:value-type="float" office:value="0.000401979" calcext:value-type="float">
            <text:p>0.000401979</text:p>
          </table:table-cell>
          <table:table-cell office:value-type="float" office:value="0.00006626" calcext:value-type="float">
            <text:p>6.6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534" calcext:value-type="float">
            <text:p>3.1534E-05</text:p>
          </table:table-cell>
          <table:table-cell/>
          <table:table-cell office:value-type="float" office:value="24.591889815" calcext:value-type="float">
            <text:p>24.591889815</text:p>
          </table:table-cell>
          <table:table-cell office:value-type="float" office:value="24.599159027" calcext:value-type="float">
            <text:p>24.599159027</text:p>
          </table:table-cell>
          <table:table-cell office:value-type="float" office:value="24.590870262" calcext:value-type="float">
            <text:p>24.59087026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5900129" calcext:value-type="float">
            <text:p>24.5900129</text:p>
          </table:table-cell>
          <table:table-cell/>
          <table:table-cell office:value-type="float" office:value="0.002726293" calcext:value-type="float">
            <text:p>0.002726293</text:p>
          </table:table-cell>
          <table:table-cell office:value-type="float" office:value="0.010189443" calcext:value-type="float">
            <text:p>0.010189443</text:p>
          </table:table-cell>
          <table:table-cell office:value-type="float" office:value="0.001679539" calcext:value-type="float">
            <text:p>0.0016795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9301" calcext:value-type="float">
            <text:p>0.0007993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2019-12-02 22:15:45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43452" calcext:value-type="float">
            <text:p>0.14043452</text:p>
          </table:table-cell>
          <table:table-cell office:value-type="float" office:value="0.176243207" calcext:value-type="float">
            <text:p>0.176243207</text:p>
          </table:table-cell>
          <table:table-cell office:value-type="float" office:value="0.135264413" calcext:value-type="float">
            <text:p>0.135264413</text:p>
          </table:table-cell>
          <table:table-cell office:value-type="float" office:value="5" calcext:value-type="float">
            <text:p>5</text:p>
          </table:table-cell>
          <table:table-cell office:value-type="float" office:value="0.130969302" calcext:value-type="float">
            <text:p>0.130969302</text:p>
          </table:table-cell>
          <table:table-cell/>
          <table:table-cell office:value-type="float" office:value="0.001147341" calcext:value-type="float">
            <text:p>0.001147341</text:p>
          </table:table-cell>
          <table:table-cell office:value-type="float" office:value="0.001439895" calcext:value-type="float">
            <text:p>0.001439895</text:p>
          </table:table-cell>
          <table:table-cell office:value-type="float" office:value="0.001105101" calcext:value-type="float">
            <text:p>0.0011051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011" calcext:value-type="float">
            <text:p>0.001070011</text:p>
          </table:table-cell>
          <table:table-cell/>
          <table:table-cell office:value-type="float" office:value="0.000108738" calcext:value-type="float">
            <text:p>0.000108738</text:p>
          </table:table-cell>
          <table:table-cell office:value-type="float" office:value="0.000401293" calcext:value-type="float">
            <text:p>0.000401293</text:p>
          </table:table-cell>
          <table:table-cell office:value-type="float" office:value="0.000066499" calcext:value-type="float">
            <text:p>6.649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408" calcext:value-type="float">
            <text:p>3.1408E-05</text:p>
          </table:table-cell>
          <table:table-cell/>
          <table:table-cell office:value-type="float" office:value="24.596973001" calcext:value-type="float">
            <text:p>24.596973001</text:p>
          </table:table-cell>
          <table:table-cell office:value-type="float" office:value="24.604196012" calcext:value-type="float">
            <text:p>24.604196012</text:p>
          </table:table-cell>
          <table:table-cell office:value-type="float" office:value="24.595930129" calcext:value-type="float">
            <text:p>24.595930129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063753" calcext:value-type="float">
            <text:p>24.595063753</text:p>
          </table:table-cell>
          <table:table-cell/>
          <table:table-cell office:value-type="float" office:value="0.002756289" calcext:value-type="float">
            <text:p>0.002756289</text:p>
          </table:table-cell>
          <table:table-cell office:value-type="float" office:value="0.010172039" calcext:value-type="float">
            <text:p>0.010172039</text:p>
          </table:table-cell>
          <table:table-cell office:value-type="float" office:value="0.001685587" calcext:value-type="float">
            <text:p>0.0016855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6091" calcext:value-type="float">
            <text:p>0.00079609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2019-12-02 22:15:47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556114" calcext:value-type="float">
            <text:p>0.140556114</text:p>
          </table:table-cell>
          <table:table-cell office:value-type="float" office:value="0.176085851" calcext:value-type="float">
            <text:p>0.176085851</text:p>
          </table:table-cell>
          <table:table-cell office:value-type="float" office:value="0.135226862" calcext:value-type="float">
            <text:p>0.135226862</text:p>
          </table:table-cell>
          <table:table-cell office:value-type="float" office:value="5" calcext:value-type="float">
            <text:p>5</text:p>
          </table:table-cell>
          <table:table-cell office:value-type="float" office:value="0.13092281" calcext:value-type="float">
            <text:p>0.13092281</text:p>
          </table:table-cell>
          <table:table-cell/>
          <table:table-cell office:value-type="float" office:value="0.001148334" calcext:value-type="float">
            <text:p>0.001148334</text:p>
          </table:table-cell>
          <table:table-cell office:value-type="float" office:value="0.00143861" calcext:value-type="float">
            <text:p>0.00143861</text:p>
          </table:table-cell>
          <table:table-cell office:value-type="float" office:value="0.001104795" calcext:value-type="float">
            <text:p>0.0011047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631" calcext:value-type="float">
            <text:p>0.001069631</text:p>
          </table:table-cell>
          <table:table-cell/>
          <table:table-cell office:value-type="float" office:value="0.000109732" calcext:value-type="float">
            <text:p>0.000109732</text:p>
          </table:table-cell>
          <table:table-cell office:value-type="float" office:value="0.000400007" calcext:value-type="float">
            <text:p>0.000400007</text:p>
          </table:table-cell>
          <table:table-cell office:value-type="float" office:value="0.000066192" calcext:value-type="float">
            <text:p>6.619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028" calcext:value-type="float">
            <text:p>3.1028E-05</text:p>
          </table:table-cell>
          <table:table-cell/>
          <table:table-cell office:value-type="float" office:value="24.596997528" calcext:value-type="float">
            <text:p>24.596997528</text:p>
          </table:table-cell>
          <table:table-cell office:value-type="float" office:value="24.604164271" calcext:value-type="float">
            <text:p>24.604164271</text:p>
          </table:table-cell>
          <table:table-cell office:value-type="float" office:value="24.595922554" calcext:value-type="float">
            <text:p>24.59592255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054375" calcext:value-type="float">
            <text:p>24.595054375</text:p>
          </table:table-cell>
          <table:table-cell/>
          <table:table-cell office:value-type="float" office:value="0.00278147" calcext:value-type="float">
            <text:p>0.00278147</text:p>
          </table:table-cell>
          <table:table-cell office:value-type="float" office:value="0.010139452" calcext:value-type="float">
            <text:p>0.010139452</text:p>
          </table:table-cell>
          <table:table-cell office:value-type="float" office:value="0.00167781" calcext:value-type="float">
            <text:p>0.001677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86463" calcext:value-type="float">
            <text:p>0.0007864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2019-12-02 22:15:48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650885" calcext:value-type="float">
            <text:p>0.140650885</text:p>
          </table:table-cell>
          <table:table-cell office:value-type="float" office:value="0.17595174" calcext:value-type="float">
            <text:p>0.17595174</text:p>
          </table:table-cell>
          <table:table-cell office:value-type="float" office:value="0.135093347" calcext:value-type="float">
            <text:p>0.135093347</text:p>
          </table:table-cell>
          <table:table-cell office:value-type="float" office:value="5" calcext:value-type="float">
            <text:p>5</text:p>
          </table:table-cell>
          <table:table-cell office:value-type="float" office:value="0.13102533" calcext:value-type="float">
            <text:p>0.13102533</text:p>
          </table:table-cell>
          <table:table-cell/>
          <table:table-cell office:value-type="float" office:value="0.001149109" calcext:value-type="float">
            <text:p>0.001149109</text:p>
          </table:table-cell>
          <table:table-cell office:value-type="float" office:value="0.001437514" calcext:value-type="float">
            <text:p>0.001437514</text:p>
          </table:table-cell>
          <table:table-cell office:value-type="float" office:value="0.001103704" calcext:value-type="float">
            <text:p>0.0011037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468" calcext:value-type="float">
            <text:p>0.001070468</text:p>
          </table:table-cell>
          <table:table-cell/>
          <table:table-cell office:value-type="float" office:value="0.000110506" calcext:value-type="float">
            <text:p>0.000110506</text:p>
          </table:table-cell>
          <table:table-cell office:value-type="float" office:value="0.000398911" calcext:value-type="float">
            <text:p>0.000398911</text:p>
          </table:table-cell>
          <table:table-cell office:value-type="float" office:value="0.000065101" calcext:value-type="float">
            <text:p>6.510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866" calcext:value-type="float">
            <text:p>3.1866E-05</text:p>
          </table:table-cell>
          <table:table-cell/>
          <table:table-cell office:value-type="float" office:value="24.597016644" calcext:value-type="float">
            <text:p>24.597016644</text:p>
          </table:table-cell>
          <table:table-cell office:value-type="float" office:value="24.60413722" calcext:value-type="float">
            <text:p>24.60413722</text:p>
          </table:table-cell>
          <table:table-cell office:value-type="float" office:value="24.595895623" calcext:value-type="float">
            <text:p>24.59589562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075055" calcext:value-type="float">
            <text:p>24.595075055</text:p>
          </table:table-cell>
          <table:table-cell/>
          <table:table-cell office:value-type="float" office:value="0.002801097" calcext:value-type="float">
            <text:p>0.002801097</text:p>
          </table:table-cell>
          <table:table-cell office:value-type="float" office:value="0.010111678" calcext:value-type="float">
            <text:p>0.010111678</text:p>
          </table:table-cell>
          <table:table-cell office:value-type="float" office:value="0.00165016" calcext:value-type="float">
            <text:p>0.001650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7694" calcext:value-type="float">
            <text:p>0.0008076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2019-12-02 22:15:49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140824931" calcext:value-type="float">
            <text:p>0.140824931</text:p>
          </table:table-cell>
          <table:table-cell office:value-type="float" office:value="0.175832531" calcext:value-type="float">
            <text:p>0.175832531</text:p>
          </table:table-cell>
          <table:table-cell office:value-type="float" office:value="0.134912745" calcext:value-type="float">
            <text:p>0.134912745</text:p>
          </table:table-cell>
          <table:table-cell office:value-type="float" office:value="5" calcext:value-type="float">
            <text:p>5</text:p>
          </table:table-cell>
          <table:table-cell office:value-type="float" office:value="0.131067053" calcext:value-type="float">
            <text:p>0.131067053</text:p>
          </table:table-cell>
          <table:table-cell/>
          <table:table-cell office:value-type="float" office:value="0.00115053" calcext:value-type="float">
            <text:p>0.00115053</text:p>
          </table:table-cell>
          <table:table-cell office:value-type="float" office:value="0.00143654" calcext:value-type="float">
            <text:p>0.00143654</text:p>
          </table:table-cell>
          <table:table-cell office:value-type="float" office:value="0.001102228" calcext:value-type="float">
            <text:p>0.0011022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09" calcext:value-type="float">
            <text:p>0.001070809</text:p>
          </table:table-cell>
          <table:table-cell/>
          <table:table-cell office:value-type="float" office:value="0.000111928" calcext:value-type="float">
            <text:p>0.000111928</text:p>
          </table:table-cell>
          <table:table-cell office:value-type="float" office:value="0.000397938" calcext:value-type="float">
            <text:p>0.000397938</text:p>
          </table:table-cell>
          <table:table-cell office:value-type="float" office:value="0.000063626" calcext:value-type="float">
            <text:p>6.36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07" calcext:value-type="float">
            <text:p>3.2207E-05</text:p>
          </table:table-cell>
          <table:table-cell/>
          <table:table-cell office:value-type="float" office:value="24.597051751" calcext:value-type="float">
            <text:p>24.597051751</text:p>
          </table:table-cell>
          <table:table-cell office:value-type="float" office:value="24.604113174" calcext:value-type="float">
            <text:p>24.604113174</text:p>
          </table:table-cell>
          <table:table-cell office:value-type="float" office:value="24.595859193" calcext:value-type="float">
            <text:p>24.59585919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595083471" calcext:value-type="float">
            <text:p>24.595083471</text:p>
          </table:table-cell>
          <table:table-cell/>
          <table:table-cell office:value-type="float" office:value="0.002837141" calcext:value-type="float">
            <text:p>0.002837141</text:p>
          </table:table-cell>
          <table:table-cell office:value-type="float" office:value="0.010086991" calcext:value-type="float">
            <text:p>0.010086991</text:p>
          </table:table-cell>
          <table:table-cell office:value-type="float" office:value="0.001612758" calcext:value-type="float">
            <text:p>0.0016127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335" calcext:value-type="float">
            <text:p>0.00081633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2019-12-02 22:15:51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728371" calcext:value-type="float">
            <text:p>0.140728371</text:p>
          </table:table-cell>
          <table:table-cell office:value-type="float" office:value="0.175529143" calcext:value-type="float">
            <text:p>0.175529143</text:p>
          </table:table-cell>
          <table:table-cell office:value-type="float" office:value="0.133409516" calcext:value-type="float">
            <text:p>0.133409516</text:p>
          </table:table-cell>
          <table:table-cell office:value-type="float" office:value="5" calcext:value-type="float">
            <text:p>5</text:p>
          </table:table-cell>
          <table:table-cell office:value-type="float" office:value="0.131547467" calcext:value-type="float">
            <text:p>0.131547467</text:p>
          </table:table-cell>
          <table:table-cell/>
          <table:table-cell office:value-type="float" office:value="0.001149742" calcext:value-type="float">
            <text:p>0.001149742</text:p>
          </table:table-cell>
          <table:table-cell office:value-type="float" office:value="0.001434062" calcext:value-type="float">
            <text:p>0.001434062</text:p>
          </table:table-cell>
          <table:table-cell office:value-type="float" office:value="0.001089947" calcext:value-type="float">
            <text:p>0.0010899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734" calcext:value-type="float">
            <text:p>0.001074734</text:p>
          </table:table-cell>
          <table:table-cell/>
          <table:table-cell office:value-type="float" office:value="0.000111139" calcext:value-type="float">
            <text:p>0.000111139</text:p>
          </table:table-cell>
          <table:table-cell office:value-type="float" office:value="0.000395459" calcext:value-type="float">
            <text:p>0.000395459</text:p>
          </table:table-cell>
          <table:table-cell office:value-type="float" office:value="0.000051344" calcext:value-type="float">
            <text:p>5.13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131" calcext:value-type="float">
            <text:p>3.6131E-05</text:p>
          </table:table-cell>
          <table:table-cell/>
          <table:table-cell office:value-type="float" office:value="24.602086245" calcext:value-type="float">
            <text:p>24.602086245</text:p>
          </table:table-cell>
          <table:table-cell office:value-type="float" office:value="24.609105916" calcext:value-type="float">
            <text:p>24.609105916</text:p>
          </table:table-cell>
          <table:table-cell office:value-type="float" office:value="24.600609951" calcext:value-type="float">
            <text:p>24.60060995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34355" calcext:value-type="float">
            <text:p>24.600234355</text:p>
          </table:table-cell>
          <table:table-cell/>
          <table:table-cell office:value-type="float" office:value="0.002817144" calcext:value-type="float">
            <text:p>0.002817144</text:p>
          </table:table-cell>
          <table:table-cell office:value-type="float" office:value="0.010024161" calcext:value-type="float">
            <text:p>0.010024161</text:p>
          </table:table-cell>
          <table:table-cell office:value-type="float" office:value="0.001301447" calcext:value-type="float">
            <text:p>0.0013014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5826" calcext:value-type="float">
            <text:p>0.0009158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019-12-02 22:15:5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903013" calcext:value-type="float">
            <text:p>0.140903013</text:p>
          </table:table-cell>
          <table:table-cell office:value-type="float" office:value="0.175399205" calcext:value-type="float">
            <text:p>0.175399205</text:p>
          </table:table-cell>
          <table:table-cell office:value-type="float" office:value="0.133420841" calcext:value-type="float">
            <text:p>0.133420841</text:p>
          </table:table-cell>
          <table:table-cell office:value-type="float" office:value="5" calcext:value-type="float">
            <text:p>5</text:p>
          </table:table-cell>
          <table:table-cell office:value-type="float" office:value="0.131499187" calcext:value-type="float">
            <text:p>0.131499187</text:p>
          </table:table-cell>
          <table:table-cell/>
          <table:table-cell office:value-type="float" office:value="0.001151168" calcext:value-type="float">
            <text:p>0.001151168</text:p>
          </table:table-cell>
          <table:table-cell office:value-type="float" office:value="0.001433" calcext:value-type="float">
            <text:p>0.001433</text:p>
          </table:table-cell>
          <table:table-cell office:value-type="float" office:value="0.00109004" calcext:value-type="float">
            <text:p>0.001090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34" calcext:value-type="float">
            <text:p>0.00107434</text:p>
          </table:table-cell>
          <table:table-cell/>
          <table:table-cell office:value-type="float" office:value="0.000112566" calcext:value-type="float">
            <text:p>0.000112566</text:p>
          </table:table-cell>
          <table:table-cell office:value-type="float" office:value="0.000394397" calcext:value-type="float">
            <text:p>0.000394397</text:p>
          </table:table-cell>
          <table:table-cell office:value-type="float" office:value="0.000051437" calcext:value-type="float">
            <text:p>5.14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737" calcext:value-type="float">
            <text:p>3.5737E-05</text:p>
          </table:table-cell>
          <table:table-cell/>
          <table:table-cell office:value-type="float" office:value="24.602121472" calcext:value-type="float">
            <text:p>24.602121472</text:p>
          </table:table-cell>
          <table:table-cell office:value-type="float" office:value="24.609079706" calcext:value-type="float">
            <text:p>24.609079706</text:p>
          </table:table-cell>
          <table:table-cell office:value-type="float" office:value="24.600612236" calcext:value-type="float">
            <text:p>24.60061223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24617" calcext:value-type="float">
            <text:p>24.600224617</text:p>
          </table:table-cell>
          <table:table-cell/>
          <table:table-cell office:value-type="float" office:value="0.002853311" calcext:value-type="float">
            <text:p>0.002853311</text:p>
          </table:table-cell>
          <table:table-cell office:value-type="float" office:value="0.009997252" calcext:value-type="float">
            <text:p>0.009997252</text:p>
          </table:table-cell>
          <table:table-cell office:value-type="float" office:value="0.001303793" calcext:value-type="float">
            <text:p>0.0013037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5828" calcext:value-type="float">
            <text:p>0.0009058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2019-12-02 22:15:5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140799897" calcext:value-type="float">
            <text:p>0.140799897</text:p>
          </table:table-cell>
          <table:table-cell office:value-type="float" office:value="0.175272247" calcext:value-type="float">
            <text:p>0.175272247</text:p>
          </table:table-cell>
          <table:table-cell office:value-type="float" office:value="0.133387462" calcext:value-type="float">
            <text:p>0.133387462</text:p>
          </table:table-cell>
          <table:table-cell office:value-type="float" office:value="5" calcext:value-type="float">
            <text:p>5</text:p>
          </table:table-cell>
          <table:table-cell office:value-type="float" office:value="0.131493226" calcext:value-type="float">
            <text:p>0.131493226</text:p>
          </table:table-cell>
          <table:table-cell/>
          <table:table-cell office:value-type="float" office:value="0.001150326" calcext:value-type="float">
            <text:p>0.001150326</text:p>
          </table:table-cell>
          <table:table-cell office:value-type="float" office:value="0.001431963" calcext:value-type="float">
            <text:p>0.001431963</text:p>
          </table:table-cell>
          <table:table-cell office:value-type="float" office:value="0.001089767" calcext:value-type="float">
            <text:p>0.0010897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291" calcext:value-type="float">
            <text:p>0.001074291</text:p>
          </table:table-cell>
          <table:table-cell/>
          <table:table-cell office:value-type="float" office:value="0.000111723" calcext:value-type="float">
            <text:p>0.000111723</text:p>
          </table:table-cell>
          <table:table-cell office:value-type="float" office:value="0.00039336" calcext:value-type="float">
            <text:p>0.00039336</text:p>
          </table:table-cell>
          <table:table-cell office:value-type="float" office:value="0.000051164" calcext:value-type="float">
            <text:p>5.11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688" calcext:value-type="float">
            <text:p>3.5688E-05</text:p>
          </table:table-cell>
          <table:table-cell/>
          <table:table-cell office:value-type="float" office:value="24.602100672" calcext:value-type="float">
            <text:p>24.602100672</text:p>
          </table:table-cell>
          <table:table-cell office:value-type="float" office:value="24.609054098" calcext:value-type="float">
            <text:p>24.609054098</text:p>
          </table:table-cell>
          <table:table-cell office:value-type="float" office:value="24.600605503" calcext:value-type="float">
            <text:p>24.60060550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223414" calcext:value-type="float">
            <text:p>24.600223414</text:p>
          </table:table-cell>
          <table:table-cell/>
          <table:table-cell office:value-type="float" office:value="0.002831956" calcext:value-type="float">
            <text:p>0.002831956</text:p>
          </table:table-cell>
          <table:table-cell office:value-type="float" office:value="0.00997096" calcext:value-type="float">
            <text:p>0.00997096</text:p>
          </table:table-cell>
          <table:table-cell office:value-type="float" office:value="0.00129688" calcext:value-type="float">
            <text:p>0.001296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4593" calcext:value-type="float">
            <text:p>0.0009045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019-12-02 22:15:5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654461" calcext:value-type="float">
            <text:p>0.140654461</text:p>
          </table:table-cell>
          <table:table-cell office:value-type="float" office:value="0.175076744" calcext:value-type="float">
            <text:p>0.175076744</text:p>
          </table:table-cell>
          <table:table-cell office:value-type="float" office:value="0.133810059" calcext:value-type="float">
            <text:p>0.133810059</text:p>
          </table:table-cell>
          <table:table-cell office:value-type="float" office:value="5" calcext:value-type="float">
            <text:p>5</text:p>
          </table:table-cell>
          <table:table-cell office:value-type="float" office:value="0.1314068" calcext:value-type="float">
            <text:p>0.1314068</text:p>
          </table:table-cell>
          <table:table-cell/>
          <table:table-cell office:value-type="float" office:value="0.001149138" calcext:value-type="float">
            <text:p>0.001149138</text:p>
          </table:table-cell>
          <table:table-cell office:value-type="float" office:value="0.001430366" calcext:value-type="float">
            <text:p>0.001430366</text:p>
          </table:table-cell>
          <table:table-cell office:value-type="float" office:value="0.001093219" calcext:value-type="float">
            <text:p>0.0010932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85" calcext:value-type="float">
            <text:p>0.001073585</text:p>
          </table:table-cell>
          <table:table-cell/>
          <table:table-cell office:value-type="float" office:value="0.000110535" calcext:value-type="float">
            <text:p>0.000110535</text:p>
          </table:table-cell>
          <table:table-cell office:value-type="float" office:value="0.000391763" calcext:value-type="float">
            <text:p>0.000391763</text:p>
          </table:table-cell>
          <table:table-cell office:value-type="float" office:value="0.000054617" calcext:value-type="float">
            <text:p>5.46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82" calcext:value-type="float">
            <text:p>3.4982E-05</text:p>
          </table:table-cell>
          <table:table-cell/>
          <table:table-cell office:value-type="float" office:value="24.607125307" calcext:value-type="float">
            <text:p>24.607125307</text:p>
          </table:table-cell>
          <table:table-cell office:value-type="float" office:value="24.614068602" calcext:value-type="float">
            <text:p>24.614068602</text:p>
          </table:table-cell>
          <table:table-cell office:value-type="float" office:value="24.605744723" calcext:value-type="float">
            <text:p>24.605744723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59961" calcext:value-type="float">
            <text:p>24.605259961</text:p>
          </table:table-cell>
          <table:table-cell/>
          <table:table-cell office:value-type="float" office:value="0.002801837" calcext:value-type="float">
            <text:p>0.002801837</text:p>
          </table:table-cell>
          <table:table-cell office:value-type="float" office:value="0.009930473" calcext:value-type="float">
            <text:p>0.009930473</text:p>
          </table:table-cell>
          <table:table-cell office:value-type="float" office:value="0.001384398" calcext:value-type="float">
            <text:p>0.0013843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6695" calcext:value-type="float">
            <text:p>0.0008866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2019-12-02 22:15:56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581744" calcext:value-type="float">
            <text:p>0.140581744</text:p>
          </table:table-cell>
          <table:table-cell office:value-type="float" office:value="0.174911043" calcext:value-type="float">
            <text:p>0.174911043</text:p>
          </table:table-cell>
          <table:table-cell office:value-type="float" office:value="0.13361992" calcext:value-type="float">
            <text:p>0.13361992</text:p>
          </table:table-cell>
          <table:table-cell office:value-type="float" office:value="5" calcext:value-type="float">
            <text:p>5</text:p>
          </table:table-cell>
          <table:table-cell office:value-type="float" office:value="0.131431834" calcext:value-type="float">
            <text:p>0.131431834</text:p>
          </table:table-cell>
          <table:table-cell/>
          <table:table-cell office:value-type="float" office:value="0.001148544" calcext:value-type="float">
            <text:p>0.001148544</text:p>
          </table:table-cell>
          <table:table-cell office:value-type="float" office:value="0.001429012" calcext:value-type="float">
            <text:p>0.001429012</text:p>
          </table:table-cell>
          <table:table-cell office:value-type="float" office:value="0.001091666" calcext:value-type="float">
            <text:p>0.0010916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89" calcext:value-type="float">
            <text:p>0.001073789</text:p>
          </table:table-cell>
          <table:table-cell/>
          <table:table-cell office:value-type="float" office:value="0.000109941" calcext:value-type="float">
            <text:p>0.000109941</text:p>
          </table:table-cell>
          <table:table-cell office:value-type="float" office:value="0.000390409" calcext:value-type="float">
            <text:p>0.000390409</text:p>
          </table:table-cell>
          <table:table-cell office:value-type="float" office:value="0.000053063" calcext:value-type="float">
            <text:p>5.306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87" calcext:value-type="float">
            <text:p>3.5187E-05</text:p>
          </table:table-cell>
          <table:table-cell/>
          <table:table-cell office:value-type="float" office:value="24.60711064" calcext:value-type="float">
            <text:p>24.60711064</text:p>
          </table:table-cell>
          <table:table-cell office:value-type="float" office:value="24.614035179" calcext:value-type="float">
            <text:p>24.614035179</text:p>
          </table:table-cell>
          <table:table-cell office:value-type="float" office:value="24.60570637" calcext:value-type="float">
            <text:p>24.6057063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6501" calcext:value-type="float">
            <text:p>24.60526501</text:p>
          </table:table-cell>
          <table:table-cell/>
          <table:table-cell office:value-type="float" office:value="0.002786778" calcext:value-type="float">
            <text:p>0.002786778</text:p>
          </table:table-cell>
          <table:table-cell office:value-type="float" office:value="0.009896157" calcext:value-type="float">
            <text:p>0.009896157</text:p>
          </table:table-cell>
          <table:table-cell office:value-type="float" office:value="0.001345021" calcext:value-type="float">
            <text:p>0.0013450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1879" calcext:value-type="float">
            <text:p>0.0008918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2019-12-02 22:15:5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526908" calcext:value-type="float">
            <text:p>0.140526908</text:p>
          </table:table-cell>
          <table:table-cell office:value-type="float" office:value="0.174824616" calcext:value-type="float">
            <text:p>0.174824616</text:p>
          </table:table-cell>
          <table:table-cell office:value-type="float" office:value="0.133700387" calcext:value-type="float">
            <text:p>0.133700387</text:p>
          </table:table-cell>
          <table:table-cell office:value-type="float" office:value="5" calcext:value-type="float">
            <text:p>5</text:p>
          </table:table-cell>
          <table:table-cell office:value-type="float" office:value="0.131403223" calcext:value-type="float">
            <text:p>0.131403223</text:p>
          </table:table-cell>
          <table:table-cell/>
          <table:table-cell office:value-type="float" office:value="0.001148096" calcext:value-type="float">
            <text:p>0.001148096</text:p>
          </table:table-cell>
          <table:table-cell office:value-type="float" office:value="0.001428306" calcext:value-type="float">
            <text:p>0.001428306</text:p>
          </table:table-cell>
          <table:table-cell office:value-type="float" office:value="0.001092323" calcext:value-type="float">
            <text:p>0.0010923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56" calcext:value-type="float">
            <text:p>0.001073556</text:p>
          </table:table-cell>
          <table:table-cell/>
          <table:table-cell office:value-type="float" office:value="0.000109493" calcext:value-type="float">
            <text:p>0.000109493</text:p>
          </table:table-cell>
          <table:table-cell office:value-type="float" office:value="0.000389703" calcext:value-type="float">
            <text:p>0.000389703</text:p>
          </table:table-cell>
          <table:table-cell office:value-type="float" office:value="0.000053721" calcext:value-type="float">
            <text:p>5.37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53" calcext:value-type="float">
            <text:p>3.4953E-05</text:p>
          </table:table-cell>
          <table:table-cell/>
          <table:table-cell office:value-type="float" office:value="24.617207522" calcext:value-type="float">
            <text:p>24.617207522</text:p>
          </table:table-cell>
          <table:table-cell office:value-type="float" office:value="24.624125626" calcext:value-type="float">
            <text:p>24.624125626</text:p>
          </table:table-cell>
          <table:table-cell office:value-type="float" office:value="24.615830556" calcext:value-type="float">
            <text:p>24.615830556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67199" calcext:value-type="float">
            <text:p>24.615367199</text:p>
          </table:table-cell>
          <table:table-cell/>
          <table:table-cell office:value-type="float" office:value="0.002775422" calcext:value-type="float">
            <text:p>0.002775422</text:p>
          </table:table-cell>
          <table:table-cell office:value-type="float" office:value="0.009878259" calcext:value-type="float">
            <text:p>0.009878259</text:p>
          </table:table-cell>
          <table:table-cell office:value-type="float" office:value="0.001361685" calcext:value-type="float">
            <text:p>0.0013616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5954" calcext:value-type="float">
            <text:p>0.0008859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2019-12-02 22:15:5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140507834" calcext:value-type="float">
            <text:p>0.140507834</text:p>
          </table:table-cell>
          <table:table-cell office:value-type="float" office:value="0.174699447" calcext:value-type="float">
            <text:p>0.174699447</text:p>
          </table:table-cell>
          <table:table-cell office:value-type="float" office:value="0.134121196" calcext:value-type="float">
            <text:p>0.134121196</text:p>
          </table:table-cell>
          <table:table-cell office:value-type="float" office:value="5" calcext:value-type="float">
            <text:p>5</text:p>
          </table:table-cell>
          <table:table-cell office:value-type="float" office:value="0.131315605" calcext:value-type="float">
            <text:p>0.131315605</text:p>
          </table:table-cell>
          <table:table-cell/>
          <table:table-cell office:value-type="float" office:value="0.00114794" calcext:value-type="float">
            <text:p>0.00114794</text:p>
          </table:table-cell>
          <table:table-cell office:value-type="float" office:value="0.001427283" calcext:value-type="float">
            <text:p>0.001427283</text:p>
          </table:table-cell>
          <table:table-cell office:value-type="float" office:value="0.001095761" calcext:value-type="float">
            <text:p>0.0010957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84" calcext:value-type="float">
            <text:p>0.00107284</text:p>
          </table:table-cell>
          <table:table-cell/>
          <table:table-cell office:value-type="float" office:value="0.000109337" calcext:value-type="float">
            <text:p>0.000109337</text:p>
          </table:table-cell>
          <table:table-cell office:value-type="float" office:value="0.00038868" calcext:value-type="float">
            <text:p>0.00038868</text:p>
          </table:table-cell>
          <table:table-cell office:value-type="float" office:value="0.000057159" calcext:value-type="float">
            <text:p>5.715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237" calcext:value-type="float">
            <text:p>3.4237E-05</text:p>
          </table:table-cell>
          <table:table-cell/>
          <table:table-cell office:value-type="float" office:value="24.607095731" calcext:value-type="float">
            <text:p>24.607095731</text:p>
          </table:table-cell>
          <table:table-cell office:value-type="float" office:value="24.613992498" calcext:value-type="float">
            <text:p>24.613992498</text:p>
          </table:table-cell>
          <table:table-cell office:value-type="float" office:value="24.605807482" calcext:value-type="float">
            <text:p>24.60580748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05241566" calcext:value-type="float">
            <text:p>24.605241566</text:p>
          </table:table-cell>
          <table:table-cell/>
          <table:table-cell office:value-type="float" office:value="0.002771472" calcext:value-type="float">
            <text:p>0.002771472</text:p>
          </table:table-cell>
          <table:table-cell office:value-type="float" office:value="0.009852337" calcext:value-type="float">
            <text:p>0.009852337</text:p>
          </table:table-cell>
          <table:table-cell office:value-type="float" office:value="0.001448833" calcext:value-type="float">
            <text:p>0.0014488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7809" calcext:value-type="float">
            <text:p>0.0008678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2019-12-02 22:15:59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541213" calcext:value-type="float">
            <text:p>0.140541213</text:p>
          </table:table-cell>
          <table:table-cell office:value-type="float" office:value="0.174564144" calcext:value-type="float">
            <text:p>0.174564144</text:p>
          </table:table-cell>
          <table:table-cell office:value-type="float" office:value="0.13436319" calcext:value-type="float">
            <text:p>0.13436319</text:p>
          </table:table-cell>
          <table:table-cell office:value-type="float" office:value="5" calcext:value-type="float">
            <text:p>5</text:p>
          </table:table-cell>
          <table:table-cell office:value-type="float" office:value="0.131188647" calcext:value-type="float">
            <text:p>0.131188647</text:p>
          </table:table-cell>
          <table:table-cell/>
          <table:table-cell office:value-type="float" office:value="0.001148213" calcext:value-type="float">
            <text:p>0.001148213</text:p>
          </table:table-cell>
          <table:table-cell office:value-type="float" office:value="0.001426178" calcext:value-type="float">
            <text:p>0.001426178</text:p>
          </table:table-cell>
          <table:table-cell office:value-type="float" office:value="0.001097738" calcext:value-type="float">
            <text:p>0.0010977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803" calcext:value-type="float">
            <text:p>0.001071803</text:p>
          </table:table-cell>
          <table:table-cell/>
          <table:table-cell office:value-type="float" office:value="0.00010961" calcext:value-type="float">
            <text:p>0.00010961</text:p>
          </table:table-cell>
          <table:table-cell office:value-type="float" office:value="0.000387575" calcext:value-type="float">
            <text:p>0.000387575</text:p>
          </table:table-cell>
          <table:table-cell office:value-type="float" office:value="0.000059136" calcext:value-type="float">
            <text:p>5.913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2" calcext:value-type="float">
            <text:p>3.32E-05</text:p>
          </table:table-cell>
          <table:table-cell/>
          <table:table-cell office:value-type="float" office:value="24.612156435" calcext:value-type="float">
            <text:p>24.612156435</text:p>
          </table:table-cell>
          <table:table-cell office:value-type="float" office:value="24.619019146" calcext:value-type="float">
            <text:p>24.619019146</text:p>
          </table:table-cell>
          <table:table-cell office:value-type="float" office:value="24.610910272" calcext:value-type="float">
            <text:p>24.61091027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269937" calcext:value-type="float">
            <text:p>24.610269937</text:p>
          </table:table-cell>
          <table:table-cell/>
          <table:table-cell office:value-type="float" office:value="0.002778384" calcext:value-type="float">
            <text:p>0.002778384</text:p>
          </table:table-cell>
          <table:table-cell office:value-type="float" office:value="0.009824317" calcext:value-type="float">
            <text:p>0.009824317</text:p>
          </table:table-cell>
          <table:table-cell office:value-type="float" office:value="0.001498948" calcext:value-type="float">
            <text:p>0.0014989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1516" calcext:value-type="float">
            <text:p>0.000841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2019-12-02 22:16:0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602605" calcext:value-type="float">
            <text:p>0.140602605</text:p>
          </table:table-cell>
          <table:table-cell office:value-type="float" office:value="0.174445531" calcext:value-type="float">
            <text:p>0.174445531</text:p>
          </table:table-cell>
          <table:table-cell office:value-type="float" office:value="0.134487168" calcext:value-type="float">
            <text:p>0.134487168</text:p>
          </table:table-cell>
          <table:table-cell office:value-type="float" office:value="5" calcext:value-type="float">
            <text:p>5</text:p>
          </table:table-cell>
          <table:table-cell office:value-type="float" office:value="0.131188647" calcext:value-type="float">
            <text:p>0.131188647</text:p>
          </table:table-cell>
          <table:table-cell/>
          <table:table-cell office:value-type="float" office:value="0.001148714" calcext:value-type="float">
            <text:p>0.001148714</text:p>
          </table:table-cell>
          <table:table-cell office:value-type="float" office:value="0.001425209" calcext:value-type="float">
            <text:p>0.001425209</text:p>
          </table:table-cell>
          <table:table-cell office:value-type="float" office:value="0.001098751" calcext:value-type="float">
            <text:p>0.0010987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803" calcext:value-type="float">
            <text:p>0.001071803</text:p>
          </table:table-cell>
          <table:table-cell/>
          <table:table-cell office:value-type="float" office:value="0.000110111" calcext:value-type="float">
            <text:p>0.000110111</text:p>
          </table:table-cell>
          <table:table-cell office:value-type="float" office:value="0.000386606" calcext:value-type="float">
            <text:p>0.000386606</text:p>
          </table:table-cell>
          <table:table-cell office:value-type="float" office:value="0.000060149" calcext:value-type="float">
            <text:p>6.014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2" calcext:value-type="float">
            <text:p>3.32E-05</text:p>
          </table:table-cell>
          <table:table-cell/>
          <table:table-cell office:value-type="float" office:value="24.612168819" calcext:value-type="float">
            <text:p>24.612168819</text:p>
          </table:table-cell>
          <table:table-cell office:value-type="float" office:value="24.618995221" calcext:value-type="float">
            <text:p>24.618995221</text:p>
          </table:table-cell>
          <table:table-cell office:value-type="float" office:value="24.610935279" calcext:value-type="float">
            <text:p>24.61093527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269937" calcext:value-type="float">
            <text:p>24.610269937</text:p>
          </table:table-cell>
          <table:table-cell/>
          <table:table-cell office:value-type="float" office:value="0.002791098" calcext:value-type="float">
            <text:p>0.002791098</text:p>
          </table:table-cell>
          <table:table-cell office:value-type="float" office:value="0.009799753" calcext:value-type="float">
            <text:p>0.009799753</text:p>
          </table:table-cell>
          <table:table-cell office:value-type="float" office:value="0.001524624" calcext:value-type="float">
            <text:p>0.0015246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1516" calcext:value-type="float">
            <text:p>0.0008415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2019-12-02 22:16:03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66221" calcext:value-type="float">
            <text:p>0.14066221</text:p>
          </table:table-cell>
          <table:table-cell office:value-type="float" office:value="0.174223801" calcext:value-type="float">
            <text:p>0.174223801</text:p>
          </table:table-cell>
          <table:table-cell office:value-type="float" office:value="0.13384761" calcext:value-type="float">
            <text:p>0.13384761</text:p>
          </table:table-cell>
          <table:table-cell office:value-type="float" office:value="5" calcext:value-type="float">
            <text:p>5</text:p>
          </table:table-cell>
          <table:table-cell office:value-type="float" office:value="0.131330506" calcext:value-type="float">
            <text:p>0.131330506</text:p>
          </table:table-cell>
          <table:table-cell/>
          <table:table-cell office:value-type="float" office:value="0.001149201" calcext:value-type="float">
            <text:p>0.001149201</text:p>
          </table:table-cell>
          <table:table-cell office:value-type="float" office:value="0.001423397" calcext:value-type="float">
            <text:p>0.001423397</text:p>
          </table:table-cell>
          <table:table-cell office:value-type="float" office:value="0.001093526" calcext:value-type="float">
            <text:p>0.0010935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962" calcext:value-type="float">
            <text:p>0.001072962</text:p>
          </table:table-cell>
          <table:table-cell/>
          <table:table-cell office:value-type="float" office:value="0.000110598" calcext:value-type="float">
            <text:p>0.000110598</text:p>
          </table:table-cell>
          <table:table-cell office:value-type="float" office:value="0.000384794" calcext:value-type="float">
            <text:p>0.000384794</text:p>
          </table:table-cell>
          <table:table-cell office:value-type="float" office:value="0.000054923" calcext:value-type="float">
            <text:p>5.492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359" calcext:value-type="float">
            <text:p>3.4359E-05</text:p>
          </table:table-cell>
          <table:table-cell/>
          <table:table-cell office:value-type="float" office:value="24.617234813" calcext:value-type="float">
            <text:p>24.617234813</text:p>
          </table:table-cell>
          <table:table-cell office:value-type="float" office:value="24.624004437" calcext:value-type="float">
            <text:p>24.624004437</text:p>
          </table:table-cell>
          <table:table-cell office:value-type="float" office:value="24.615860252" calcext:value-type="float">
            <text:p>24.61586025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52531" calcext:value-type="float">
            <text:p>24.615352531</text:p>
          </table:table-cell>
          <table:table-cell/>
          <table:table-cell office:value-type="float" office:value="0.002803442" calcext:value-type="float">
            <text:p>0.002803442</text:p>
          </table:table-cell>
          <table:table-cell office:value-type="float" office:value="0.009753835" calcext:value-type="float">
            <text:p>0.009753835</text:p>
          </table:table-cell>
          <table:table-cell office:value-type="float" office:value="0.001392174" calcext:value-type="float">
            <text:p>0.0013921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0895" calcext:value-type="float">
            <text:p>0.00087089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2019-12-02 22:16:0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140612738" calcext:value-type="float">
            <text:p>0.140612738</text:p>
          </table:table-cell>
          <table:table-cell office:value-type="float" office:value="0.1739979" calcext:value-type="float">
            <text:p>0.1739979</text:p>
          </table:table-cell>
          <table:table-cell office:value-type="float" office:value="0.133665816" calcext:value-type="float">
            <text:p>0.133665816</text:p>
          </table:table-cell>
          <table:table-cell office:value-type="float" office:value="5" calcext:value-type="float">
            <text:p>5</text:p>
          </table:table-cell>
          <table:table-cell office:value-type="float" office:value="0.131398455" calcext:value-type="float">
            <text:p>0.131398455</text:p>
          </table:table-cell>
          <table:table-cell/>
          <table:table-cell office:value-type="float" office:value="0.001148797" calcext:value-type="float">
            <text:p>0.001148797</text:p>
          </table:table-cell>
          <table:table-cell office:value-type="float" office:value="0.001421551" calcext:value-type="float">
            <text:p>0.001421551</text:p>
          </table:table-cell>
          <table:table-cell office:value-type="float" office:value="0.001092041" calcext:value-type="float">
            <text:p>0.0010920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17" calcext:value-type="float">
            <text:p>0.001073517</text:p>
          </table:table-cell>
          <table:table-cell/>
          <table:table-cell office:value-type="float" office:value="0.000110194" calcext:value-type="float">
            <text:p>0.000110194</text:p>
          </table:table-cell>
          <table:table-cell office:value-type="float" office:value="0.000382949" calcext:value-type="float">
            <text:p>0.000382949</text:p>
          </table:table-cell>
          <table:table-cell office:value-type="float" office:value="0.000053438" calcext:value-type="float">
            <text:p>5.343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14" calcext:value-type="float">
            <text:p>3.4914E-05</text:p>
          </table:table-cell>
          <table:table-cell/>
          <table:table-cell office:value-type="float" office:value="24.612170863" calcext:value-type="float">
            <text:p>24.612170863</text:p>
          </table:table-cell>
          <table:table-cell office:value-type="float" office:value="24.61890493" calcext:value-type="float">
            <text:p>24.61890493</text:p>
          </table:table-cell>
          <table:table-cell office:value-type="float" office:value="24.610769605" calcext:value-type="float">
            <text:p>24.61076960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10312257" calcext:value-type="float">
            <text:p>24.610312257</text:p>
          </table:table-cell>
          <table:table-cell/>
          <table:table-cell office:value-type="float" office:value="0.002793197" calcext:value-type="float">
            <text:p>0.002793197</text:p>
          </table:table-cell>
          <table:table-cell office:value-type="float" office:value="0.009707052" calcext:value-type="float">
            <text:p>0.009707052</text:p>
          </table:table-cell>
          <table:table-cell office:value-type="float" office:value="0.001354526" calcext:value-type="float">
            <text:p>0.0013545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4967" calcext:value-type="float">
            <text:p>0.0008849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2019-12-02 22:16:06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078681" calcext:value-type="float">
            <text:p>0.140078681</text:p>
          </table:table-cell>
          <table:table-cell office:value-type="float" office:value="0.17356219" calcext:value-type="float">
            <text:p>0.17356219</text:p>
          </table:table-cell>
          <table:table-cell office:value-type="float" office:value="0.133319513" calcext:value-type="float">
            <text:p>0.133319513</text:p>
          </table:table-cell>
          <table:table-cell office:value-type="float" office:value="5" calcext:value-type="float">
            <text:p>5</text:p>
          </table:table-cell>
          <table:table-cell office:value-type="float" office:value="0.131550447" calcext:value-type="float">
            <text:p>0.131550447</text:p>
          </table:table-cell>
          <table:table-cell/>
          <table:table-cell office:value-type="float" office:value="0.001144434" calcext:value-type="float">
            <text:p>0.001144434</text:p>
          </table:table-cell>
          <table:table-cell office:value-type="float" office:value="0.001417992" calcext:value-type="float">
            <text:p>0.001417992</text:p>
          </table:table-cell>
          <table:table-cell office:value-type="float" office:value="0.001089212" calcext:value-type="float">
            <text:p>0.0010892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759" calcext:value-type="float">
            <text:p>0.001074759</text:p>
          </table:table-cell>
          <table:table-cell/>
          <table:table-cell office:value-type="float" office:value="0.000105831" calcext:value-type="float">
            <text:p>0.000105831</text:p>
          </table:table-cell>
          <table:table-cell office:value-type="float" office:value="0.000379389" calcext:value-type="float">
            <text:p>0.000379389</text:p>
          </table:table-cell>
          <table:table-cell office:value-type="float" office:value="0.000050609" calcext:value-type="float">
            <text:p>5.06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156" calcext:value-type="float">
            <text:p>3.6156E-05</text:p>
          </table:table-cell>
          <table:table-cell/>
          <table:table-cell office:value-type="float" office:value="24.617117111" calcext:value-type="float">
            <text:p>24.617117111</text:p>
          </table:table-cell>
          <table:table-cell office:value-type="float" office:value="24.623870986" calcext:value-type="float">
            <text:p>24.623870986</text:p>
          </table:table-cell>
          <table:table-cell office:value-type="float" office:value="24.615753731" calcext:value-type="float">
            <text:p>24.615753731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96895" calcext:value-type="float">
            <text:p>24.615396895</text:p>
          </table:table-cell>
          <table:table-cell/>
          <table:table-cell office:value-type="float" office:value="0.002682596" calcext:value-type="float">
            <text:p>0.002682596</text:p>
          </table:table-cell>
          <table:table-cell office:value-type="float" office:value="0.00961682" calcext:value-type="float">
            <text:p>0.00961682</text:p>
          </table:table-cell>
          <table:table-cell office:value-type="float" office:value="0.001282808" calcext:value-type="float">
            <text:p>0.0012828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6444" calcext:value-type="float">
            <text:p>0.00091644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2019-12-02 22:16:07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140448825" calcext:value-type="float">
            <text:p>0.140448825</text:p>
          </table:table-cell>
          <table:table-cell office:value-type="float" office:value="0.173649809" calcext:value-type="float">
            <text:p>0.173649809</text:p>
          </table:table-cell>
          <table:table-cell office:value-type="float" office:value="0.133321897" calcext:value-type="float">
            <text:p>0.133321897</text:p>
          </table:table-cell>
          <table:table-cell office:value-type="float" office:value="5" calcext:value-type="float">
            <text:p>5</text:p>
          </table:table-cell>
          <table:table-cell office:value-type="float" office:value="0.131477729" calcext:value-type="float">
            <text:p>0.131477729</text:p>
          </table:table-cell>
          <table:table-cell/>
          <table:table-cell office:value-type="float" office:value="0.001147458" calcext:value-type="float">
            <text:p>0.001147458</text:p>
          </table:table-cell>
          <table:table-cell office:value-type="float" office:value="0.001418708" calcext:value-type="float">
            <text:p>0.001418708</text:p>
          </table:table-cell>
          <table:table-cell office:value-type="float" office:value="0.001089231" calcext:value-type="float">
            <text:p>0.0010892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64" calcext:value-type="float">
            <text:p>0.001074164</text:p>
          </table:table-cell>
          <table:table-cell/>
          <table:table-cell office:value-type="float" office:value="0.000108855" calcext:value-type="float">
            <text:p>0.000108855</text:p>
          </table:table-cell>
          <table:table-cell office:value-type="float" office:value="0.000380105" calcext:value-type="float">
            <text:p>0.000380105</text:p>
          </table:table-cell>
          <table:table-cell office:value-type="float" office:value="0.000050628" calcext:value-type="float">
            <text:p>5.06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62" calcext:value-type="float">
            <text:p>3.5562E-05</text:p>
          </table:table-cell>
          <table:table-cell/>
          <table:table-cell office:value-type="float" office:value="24.617191772" calcext:value-type="float">
            <text:p>24.617191772</text:p>
          </table:table-cell>
          <table:table-cell office:value-type="float" office:value="24.623888659" calcext:value-type="float">
            <text:p>24.623888659</text:p>
          </table:table-cell>
          <table:table-cell office:value-type="float" office:value="24.615754212" calcext:value-type="float">
            <text:p>24.61575421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15382228" calcext:value-type="float">
            <text:p>24.615382228</text:p>
          </table:table-cell>
          <table:table-cell/>
          <table:table-cell office:value-type="float" office:value="0.002759251" calcext:value-type="float">
            <text:p>0.002759251</text:p>
          </table:table-cell>
          <table:table-cell office:value-type="float" office:value="0.009634965" calcext:value-type="float">
            <text:p>0.009634965</text:p>
          </table:table-cell>
          <table:table-cell office:value-type="float" office:value="0.001283302" calcext:value-type="float">
            <text:p>0.0012833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384" calcext:value-type="float">
            <text:p>0.0009013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2019-12-02 22:16:08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140030401" calcext:value-type="float">
            <text:p>0.140030401</text:p>
          </table:table-cell>
          <table:table-cell office:value-type="float" office:value="0.173253438" calcext:value-type="float">
            <text:p>0.173253438</text:p>
          </table:table-cell>
          <table:table-cell office:value-type="float" office:value="0.133420841" calcext:value-type="float">
            <text:p>0.133420841</text:p>
          </table:table-cell>
          <table:table-cell office:value-type="float" office:value="5" calcext:value-type="float">
            <text:p>5</text:p>
          </table:table-cell>
          <table:table-cell office:value-type="float" office:value="0.131513492" calcext:value-type="float">
            <text:p>0.131513492</text:p>
          </table:table-cell>
          <table:table-cell/>
          <table:table-cell office:value-type="float" office:value="0.001144039" calcext:value-type="float">
            <text:p>0.001144039</text:p>
          </table:table-cell>
          <table:table-cell office:value-type="float" office:value="0.001415469" calcext:value-type="float">
            <text:p>0.001415469</text:p>
          </table:table-cell>
          <table:table-cell office:value-type="float" office:value="0.00109004" calcext:value-type="float">
            <text:p>0.001090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57" calcext:value-type="float">
            <text:p>0.001074457</text:p>
          </table:table-cell>
          <table:table-cell/>
          <table:table-cell office:value-type="float" office:value="0.000105436" calcext:value-type="float">
            <text:p>0.000105436</text:p>
          </table:table-cell>
          <table:table-cell office:value-type="float" office:value="0.000376867" calcext:value-type="float">
            <text:p>0.000376867</text:p>
          </table:table-cell>
          <table:table-cell office:value-type="float" office:value="0.000051437" calcext:value-type="float">
            <text:p>5.14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54" calcext:value-type="float">
            <text:p>3.5854E-05</text:p>
          </table:table-cell>
          <table:table-cell/>
          <table:table-cell office:value-type="float" office:value="24.622161345" calcext:value-type="float">
            <text:p>24.622161345</text:p>
          </table:table-cell>
          <table:table-cell office:value-type="float" office:value="24.62886265" calcext:value-type="float">
            <text:p>24.62886265</text:p>
          </table:table-cell>
          <table:table-cell office:value-type="float" office:value="24.620828148" calcext:value-type="float">
            <text:p>24.620828148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20443421" calcext:value-type="float">
            <text:p>24.620443421</text:p>
          </table:table-cell>
          <table:table-cell/>
          <table:table-cell office:value-type="float" office:value="0.002672598" calcext:value-type="float">
            <text:p>0.002672598</text:p>
          </table:table-cell>
          <table:table-cell office:value-type="float" office:value="0.009552879" calcext:value-type="float">
            <text:p>0.009552879</text:p>
          </table:table-cell>
          <table:table-cell office:value-type="float" office:value="0.001303793" calcext:value-type="float">
            <text:p>0.0013037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879" calcext:value-type="float">
            <text:p>0.0009087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2019-12-02 22:16:10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368955" calcext:value-type="float">
            <text:p>0.140368955</text:p>
          </table:table-cell>
          <table:table-cell office:value-type="float" office:value="0.173269531" calcext:value-type="float">
            <text:p>0.173269531</text:p>
          </table:table-cell>
          <table:table-cell office:value-type="float" office:value="0.133550183" calcext:value-type="float">
            <text:p>0.133550183</text:p>
          </table:table-cell>
          <table:table-cell office:value-type="float" office:value="5" calcext:value-type="float">
            <text:p>5</text:p>
          </table:table-cell>
          <table:table-cell office:value-type="float" office:value="0.131452099" calcext:value-type="float">
            <text:p>0.131452099</text:p>
          </table:table-cell>
          <table:table-cell/>
          <table:table-cell office:value-type="float" office:value="0.001146805" calcext:value-type="float">
            <text:p>0.001146805</text:p>
          </table:table-cell>
          <table:table-cell office:value-type="float" office:value="0.001415601" calcext:value-type="float">
            <text:p>0.001415601</text:p>
          </table:table-cell>
          <table:table-cell office:value-type="float" office:value="0.001091096" calcext:value-type="float">
            <text:p>0.0010910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955" calcext:value-type="float">
            <text:p>0.001073955</text:p>
          </table:table-cell>
          <table:table-cell/>
          <table:table-cell office:value-type="float" office:value="0.000108202" calcext:value-type="float">
            <text:p>0.000108202</text:p>
          </table:table-cell>
          <table:table-cell office:value-type="float" office:value="0.000376998" calcext:value-type="float">
            <text:p>0.000376998</text:p>
          </table:table-cell>
          <table:table-cell office:value-type="float" office:value="0.000052494" calcext:value-type="float">
            <text:p>5.24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352" calcext:value-type="float">
            <text:p>3.5352E-05</text:p>
          </table:table-cell>
          <table:table-cell/>
          <table:table-cell office:value-type="float" office:value="24.642445525" calcext:value-type="float">
            <text:p>24.642445525</text:p>
          </table:table-cell>
          <table:table-cell office:value-type="float" office:value="24.649081666" calcext:value-type="float">
            <text:p>24.649081666</text:p>
          </table:table-cell>
          <table:table-cell office:value-type="float" office:value="24.641070154" calcext:value-type="float">
            <text:p>24.641070154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46962" calcext:value-type="float">
            <text:p>24.640646962</text:p>
          </table:table-cell>
          <table:table-cell/>
          <table:table-cell office:value-type="float" office:value="0.002742711" calcext:value-type="float">
            <text:p>0.002742711</text:p>
          </table:table-cell>
          <table:table-cell office:value-type="float" office:value="0.009556212" calcext:value-type="float">
            <text:p>0.009556212</text:p>
          </table:table-cell>
          <table:table-cell office:value-type="float" office:value="0.001330579" calcext:value-type="float">
            <text:p>0.0013305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6076" calcext:value-type="float">
            <text:p>0.0008960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2019-12-02 22:16:11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39907019" calcext:value-type="float">
            <text:p>0.139907019</text:p>
          </table:table-cell>
          <table:table-cell office:value-type="float" office:value="0.173143765" calcext:value-type="float">
            <text:p>0.173143765</text:p>
          </table:table-cell>
          <table:table-cell office:value-type="float" office:value="0.133474485" calcext:value-type="float">
            <text:p>0.133474485</text:p>
          </table:table-cell>
          <table:table-cell office:value-type="float" office:value="5" calcext:value-type="float">
            <text:p>5</text:p>
          </table:table-cell>
          <table:table-cell office:value-type="float" office:value="0.131463424" calcext:value-type="float">
            <text:p>0.131463424</text:p>
          </table:table-cell>
          <table:table-cell/>
          <table:table-cell office:value-type="float" office:value="0.001143031" calcext:value-type="float">
            <text:p>0.001143031</text:p>
          </table:table-cell>
          <table:table-cell office:value-type="float" office:value="0.001414573" calcext:value-type="float">
            <text:p>0.001414573</text:p>
          </table:table-cell>
          <table:table-cell office:value-type="float" office:value="0.001090478" calcext:value-type="float">
            <text:p>0.0010904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048" calcext:value-type="float">
            <text:p>0.001074048</text:p>
          </table:table-cell>
          <table:table-cell/>
          <table:table-cell office:value-type="float" office:value="0.000104428" calcext:value-type="float">
            <text:p>0.000104428</text:p>
          </table:table-cell>
          <table:table-cell office:value-type="float" office:value="0.00037597" calcext:value-type="float">
            <text:p>0.00037597</text:p>
          </table:table-cell>
          <table:table-cell office:value-type="float" office:value="0.000051875" calcext:value-type="float">
            <text:p>5.18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445" calcext:value-type="float">
            <text:p>3.5445E-05</text:p>
          </table:table-cell>
          <table:table-cell/>
          <table:table-cell office:value-type="float" office:value="24.632244404" calcext:value-type="float">
            <text:p>24.632244404</text:p>
          </table:table-cell>
          <table:table-cell office:value-type="float" office:value="24.638948413" calcext:value-type="float">
            <text:p>24.638948413</text:p>
          </table:table-cell>
          <table:table-cell office:value-type="float" office:value="24.630946926" calcext:value-type="float">
            <text:p>24.630946926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41284" calcext:value-type="float">
            <text:p>24.630541284</text:p>
          </table:table-cell>
          <table:table-cell/>
          <table:table-cell office:value-type="float" office:value="0.002647046" calcext:value-type="float">
            <text:p>0.002647046</text:p>
          </table:table-cell>
          <table:table-cell office:value-type="float" office:value="0.009530167" calcext:value-type="float">
            <text:p>0.009530167</text:p>
          </table:table-cell>
          <table:table-cell office:value-type="float" office:value="0.001314902" calcext:value-type="float">
            <text:p>0.0013149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8422" calcext:value-type="float">
            <text:p>0.0008984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2019-12-02 22:16:12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140293257" calcext:value-type="float">
            <text:p>0.140293257</text:p>
          </table:table-cell>
          <table:table-cell office:value-type="float" office:value="0.17305853" calcext:value-type="float">
            <text:p>0.17305853</text:p>
          </table:table-cell>
          <table:table-cell office:value-type="float" office:value="0.133674757" calcext:value-type="float">
            <text:p>0.133674757</text:p>
          </table:table-cell>
          <table:table-cell office:value-type="float" office:value="5" calcext:value-type="float">
            <text:p>5</text:p>
          </table:table-cell>
          <table:table-cell office:value-type="float" office:value="0.131471173" calcext:value-type="float">
            <text:p>0.131471173</text:p>
          </table:table-cell>
          <table:table-cell/>
          <table:table-cell office:value-type="float" office:value="0.001146187" calcext:value-type="float">
            <text:p>0.001146187</text:p>
          </table:table-cell>
          <table:table-cell office:value-type="float" office:value="0.001413877" calcext:value-type="float">
            <text:p>0.001413877</text:p>
          </table:table-cell>
          <table:table-cell office:value-type="float" office:value="0.001092114" calcext:value-type="float">
            <text:p>0.0010921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11" calcext:value-type="float">
            <text:p>0.001074111</text:p>
          </table:table-cell>
          <table:table-cell/>
          <table:table-cell office:value-type="float" office:value="0.000107584" calcext:value-type="float">
            <text:p>0.000107584</text:p>
          </table:table-cell>
          <table:table-cell office:value-type="float" office:value="0.000375274" calcext:value-type="float">
            <text:p>0.000375274</text:p>
          </table:table-cell>
          <table:table-cell office:value-type="float" office:value="0.000053511" calcext:value-type="float">
            <text:p>5.351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08" calcext:value-type="float">
            <text:p>3.5508E-05</text:p>
          </table:table-cell>
          <table:table-cell/>
          <table:table-cell office:value-type="float" office:value="24.63232231" calcext:value-type="float">
            <text:p>24.63232231</text:p>
          </table:table-cell>
          <table:table-cell office:value-type="float" office:value="24.638931221" calcext:value-type="float">
            <text:p>24.638931221</text:p>
          </table:table-cell>
          <table:table-cell office:value-type="float" office:value="24.630987322" calcext:value-type="float">
            <text:p>24.630987322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30542847" calcext:value-type="float">
            <text:p>24.630542847</text:p>
          </table:table-cell>
          <table:table-cell/>
          <table:table-cell office:value-type="float" office:value="0.002727034" calcext:value-type="float">
            <text:p>0.002727034</text:p>
          </table:table-cell>
          <table:table-cell office:value-type="float" office:value="0.009512515" calcext:value-type="float">
            <text:p>0.009512515</text:p>
          </table:table-cell>
          <table:table-cell office:value-type="float" office:value="0.001356377" calcext:value-type="float">
            <text:p>0.0013563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0026" calcext:value-type="float">
            <text:p>0.0009000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2019-12-02 22:16:13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140341537" calcext:value-type="float">
            <text:p>0.140341537</text:p>
          </table:table-cell>
          <table:table-cell office:value-type="float" office:value="0.172935149" calcext:value-type="float">
            <text:p>0.172935149</text:p>
          </table:table-cell>
          <table:table-cell office:value-type="float" office:value="0.133696214" calcext:value-type="float">
            <text:p>0.133696214</text:p>
          </table:table-cell>
          <table:table-cell office:value-type="float" office:value="5" calcext:value-type="float">
            <text:p>5</text:p>
          </table:table-cell>
          <table:table-cell office:value-type="float" office:value="0.131430642" calcext:value-type="float">
            <text:p>0.131430642</text:p>
          </table:table-cell>
          <table:table-cell/>
          <table:table-cell office:value-type="float" office:value="0.001146581" calcext:value-type="float">
            <text:p>0.001146581</text:p>
          </table:table-cell>
          <table:table-cell office:value-type="float" office:value="0.001412869" calcext:value-type="float">
            <text:p>0.001412869</text:p>
          </table:table-cell>
          <table:table-cell office:value-type="float" office:value="0.001092289" calcext:value-type="float">
            <text:p>0.0010922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8" calcext:value-type="float">
            <text:p>0.00107378</text:p>
          </table:table-cell>
          <table:table-cell/>
          <table:table-cell office:value-type="float" office:value="0.000107978" calcext:value-type="float">
            <text:p>0.000107978</text:p>
          </table:table-cell>
          <table:table-cell office:value-type="float" office:value="0.000374266" calcext:value-type="float">
            <text:p>0.000374266</text:p>
          </table:table-cell>
          <table:table-cell office:value-type="float" office:value="0.000053687" calcext:value-type="float">
            <text:p>5.36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77" calcext:value-type="float">
            <text:p>3.5177E-05</text:p>
          </table:table-cell>
          <table:table-cell/>
          <table:table-cell office:value-type="float" office:value="24.627278075" calcext:value-type="float">
            <text:p>24.627278075</text:p>
          </table:table-cell>
          <table:table-cell office:value-type="float" office:value="24.633852392" calcext:value-type="float">
            <text:p>24.633852392</text:p>
          </table:table-cell>
          <table:table-cell office:value-type="float" office:value="24.625937671" calcext:value-type="float">
            <text:p>24.625937671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25480691" calcext:value-type="float">
            <text:p>24.625480691</text:p>
          </table:table-cell>
          <table:table-cell/>
          <table:table-cell office:value-type="float" office:value="0.002737033" calcext:value-type="float">
            <text:p>0.002737033</text:p>
          </table:table-cell>
          <table:table-cell office:value-type="float" office:value="0.009486964" calcext:value-type="float">
            <text:p>0.009486964</text:p>
          </table:table-cell>
          <table:table-cell office:value-type="float" office:value="0.001360821" calcext:value-type="float">
            <text:p>0.0013608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1632" calcext:value-type="float">
            <text:p>0.0008916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2019-12-02 22:16:15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392797" calcext:value-type="float">
            <text:p>0.140392797</text:p>
          </table:table-cell>
          <table:table-cell office:value-type="float" office:value="0.17279925" calcext:value-type="float">
            <text:p>0.17279925</text:p>
          </table:table-cell>
          <table:table-cell office:value-type="float" office:value="0.134914533" calcext:value-type="float">
            <text:p>0.134914533</text:p>
          </table:table-cell>
          <table:table-cell office:value-type="float" office:value="5" calcext:value-type="float">
            <text:p>5</text:p>
          </table:table-cell>
          <table:table-cell office:value-type="float" office:value="0.131106392" calcext:value-type="float">
            <text:p>0.131106392</text:p>
          </table:table-cell>
          <table:table-cell/>
          <table:table-cell office:value-type="float" office:value="0.001147" calcext:value-type="float">
            <text:p>0.001147</text:p>
          </table:table-cell>
          <table:table-cell office:value-type="float" office:value="0.001411759" calcext:value-type="float">
            <text:p>0.001411759</text:p>
          </table:table-cell>
          <table:table-cell office:value-type="float" office:value="0.001102243" calcext:value-type="float">
            <text:p>0.0011022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131" calcext:value-type="float">
            <text:p>0.001071131</text:p>
          </table:table-cell>
          <table:table-cell/>
          <table:table-cell office:value-type="float" office:value="0.000108397" calcext:value-type="float">
            <text:p>0.000108397</text:p>
          </table:table-cell>
          <table:table-cell office:value-type="float" office:value="0.000373156" calcext:value-type="float">
            <text:p>0.000373156</text:p>
          </table:table-cell>
          <table:table-cell office:value-type="float" office:value="0.00006364" calcext:value-type="float">
            <text:p>6.3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528" calcext:value-type="float">
            <text:p>3.2528E-05</text:p>
          </table:table-cell>
          <table:table-cell/>
          <table:table-cell office:value-type="float" office:value="24.642450334" calcext:value-type="float">
            <text:p>24.642450334</text:p>
          </table:table-cell>
          <table:table-cell office:value-type="float" office:value="24.64898681" calcext:value-type="float">
            <text:p>24.64898681</text:p>
          </table:table-cell>
          <table:table-cell office:value-type="float" office:value="24.641345348" calcext:value-type="float">
            <text:p>24.641345348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577232" calcext:value-type="float">
            <text:p>24.640577232</text:p>
          </table:table-cell>
          <table:table-cell/>
          <table:table-cell office:value-type="float" office:value="0.002747648" calcext:value-type="float">
            <text:p>0.002747648</text:p>
          </table:table-cell>
          <table:table-cell office:value-type="float" office:value="0.00945882" calcext:value-type="float">
            <text:p>0.00945882</text:p>
          </table:table-cell>
          <table:table-cell office:value-type="float" office:value="0.001613129" calcext:value-type="float">
            <text:p>0.0016131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4482" calcext:value-type="float">
            <text:p>0.0008244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2019-12-02 22:16:16</text:p>
          </table:table-cell>
          <table:table-cell office:value-type="float" office:value="24.63472" calcext:value-type="float">
            <text:p>24.63472</text:p>
          </table:table-cell>
          <table:table-cell office:value-type="string" calcext:value-type="string">
            <text:p><text:s/></text:p>
          </table:table-cell>
          <table:table-cell office:value-type="float" office:value="0.140340345" calcext:value-type="float">
            <text:p>0.140340345</text:p>
          </table:table-cell>
          <table:table-cell office:value-type="float" office:value="0.172767064" calcext:value-type="float">
            <text:p>0.172767064</text:p>
          </table:table-cell>
          <table:table-cell office:value-type="float" office:value="0.134972946" calcext:value-type="float">
            <text:p>0.134972946</text:p>
          </table:table-cell>
          <table:table-cell office:value-type="float" office:value="5" calcext:value-type="float">
            <text:p>5</text:p>
          </table:table-cell>
          <table:table-cell office:value-type="float" office:value="0.131074206" calcext:value-type="float">
            <text:p>0.131074206</text:p>
          </table:table-cell>
          <table:table-cell/>
          <table:table-cell office:value-type="float" office:value="0.001146571" calcext:value-type="float">
            <text:p>0.001146571</text:p>
          </table:table-cell>
          <table:table-cell office:value-type="float" office:value="0.001411496" calcext:value-type="float">
            <text:p>0.001411496</text:p>
          </table:table-cell>
          <table:table-cell office:value-type="float" office:value="0.00110272" calcext:value-type="float">
            <text:p>0.001102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68" calcext:value-type="float">
            <text:p>0.001070868</text:p>
          </table:table-cell>
          <table:table-cell/>
          <table:table-cell office:value-type="float" office:value="0.000107969" calcext:value-type="float">
            <text:p>0.000107969</text:p>
          </table:table-cell>
          <table:table-cell office:value-type="float" office:value="0.000372893" calcext:value-type="float">
            <text:p>0.000372893</text:p>
          </table:table-cell>
          <table:table-cell office:value-type="float" office:value="0.000064117" calcext:value-type="float">
            <text:p>6.41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65" calcext:value-type="float">
            <text:p>3.2265E-05</text:p>
          </table:table-cell>
          <table:table-cell/>
          <table:table-cell office:value-type="float" office:value="24.637385781" calcext:value-type="float">
            <text:p>24.637385781</text:p>
          </table:table-cell>
          <table:table-cell office:value-type="float" office:value="24.643926374" calcext:value-type="float">
            <text:p>24.643926374</text:p>
          </table:table-cell>
          <table:table-cell office:value-type="float" office:value="24.636303152" calcext:value-type="float">
            <text:p>24.636303152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635516758" calcext:value-type="float">
            <text:p>24.635516758</text:p>
          </table:table-cell>
          <table:table-cell/>
          <table:table-cell office:value-type="float" office:value="0.002736786" calcext:value-type="float">
            <text:p>0.002736786</text:p>
          </table:table-cell>
          <table:table-cell office:value-type="float" office:value="0.009452155" calcext:value-type="float">
            <text:p>0.009452155</text:p>
          </table:table-cell>
          <table:table-cell office:value-type="float" office:value="0.001625226" calcext:value-type="float">
            <text:p>0.0016252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7816" calcext:value-type="float">
            <text:p>0.0008178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019-12-02 22:16:17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215175" calcext:value-type="float">
            <text:p>0.140215175</text:p>
          </table:table-cell>
          <table:table-cell office:value-type="float" office:value="0.172649643" calcext:value-type="float">
            <text:p>0.172649643</text:p>
          </table:table-cell>
          <table:table-cell office:value-type="float" office:value="0.135117189" calcext:value-type="float">
            <text:p>0.135117189</text:p>
          </table:table-cell>
          <table:table-cell office:value-type="float" office:value="5" calcext:value-type="float">
            <text:p>5</text:p>
          </table:table-cell>
          <table:table-cell office:value-type="float" office:value="0.131001488" calcext:value-type="float">
            <text:p>0.131001488</text:p>
          </table:table-cell>
          <table:table-cell/>
          <table:table-cell office:value-type="float" office:value="0.001145549" calcext:value-type="float">
            <text:p>0.001145549</text:p>
          </table:table-cell>
          <table:table-cell office:value-type="float" office:value="0.001410536" calcext:value-type="float">
            <text:p>0.001410536</text:p>
          </table:table-cell>
          <table:table-cell office:value-type="float" office:value="0.001103899" calcext:value-type="float">
            <text:p>0.0011038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274" calcext:value-type="float">
            <text:p>0.001070274</text:p>
          </table:table-cell>
          <table:table-cell/>
          <table:table-cell office:value-type="float" office:value="0.000106946" calcext:value-type="float">
            <text:p>0.000106946</text:p>
          </table:table-cell>
          <table:table-cell office:value-type="float" office:value="0.000371934" calcext:value-type="float">
            <text:p>0.000371934</text:p>
          </table:table-cell>
          <table:table-cell office:value-type="float" office:value="0.000065296" calcext:value-type="float">
            <text:p>6.529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671" calcext:value-type="float">
            <text:p>3.1671E-05</text:p>
          </table:table-cell>
          <table:table-cell/>
          <table:table-cell office:value-type="float" office:value="24.642414507" calcext:value-type="float">
            <text:p>24.642414507</text:p>
          </table:table-cell>
          <table:table-cell office:value-type="float" office:value="24.648956633" calcext:value-type="float">
            <text:p>24.648956633</text:p>
          </table:table-cell>
          <table:table-cell office:value-type="float" office:value="24.641386225" calcext:value-type="float">
            <text:p>24.641386225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556072" calcext:value-type="float">
            <text:p>24.640556072</text:p>
          </table:table-cell>
          <table:table-cell/>
          <table:table-cell office:value-type="float" office:value="0.002710864" calcext:value-type="float">
            <text:p>0.002710864</text:p>
          </table:table-cell>
          <table:table-cell office:value-type="float" office:value="0.009427838" calcext:value-type="float">
            <text:p>0.009427838</text:p>
          </table:table-cell>
          <table:table-cell office:value-type="float" office:value="0.001655098" calcext:value-type="float">
            <text:p>0.0016550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2757" calcext:value-type="float">
            <text:p>0.0008027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2019-12-02 22:16:18</text:p>
          </table:table-cell>
          <table:table-cell office:value-type="float" office:value="24.64483" calcext:value-type="float">
            <text:p>24.64483</text:p>
          </table:table-cell>
          <table:table-cell office:value-type="string" calcext:value-type="string">
            <text:p><text:s/></text:p>
          </table:table-cell>
          <table:table-cell office:value-type="float" office:value="0.14024915" calcext:value-type="float">
            <text:p>0.14024915</text:p>
          </table:table-cell>
          <table:table-cell office:value-type="float" office:value="0.17258825" calcext:value-type="float">
            <text:p>0.17258825</text:p>
          </table:table-cell>
          <table:table-cell office:value-type="float" office:value="0.135121958" calcext:value-type="float">
            <text:p>0.135121958</text:p>
          </table:table-cell>
          <table:table-cell office:value-type="float" office:value="5" calcext:value-type="float">
            <text:p>5</text:p>
          </table:table-cell>
          <table:table-cell office:value-type="float" office:value="0.130975858" calcext:value-type="float">
            <text:p>0.130975858</text:p>
          </table:table-cell>
          <table:table-cell/>
          <table:table-cell office:value-type="float" office:value="0.001145826" calcext:value-type="float">
            <text:p>0.001145826</text:p>
          </table:table-cell>
          <table:table-cell office:value-type="float" office:value="0.001410035" calcext:value-type="float">
            <text:p>0.001410035</text:p>
          </table:table-cell>
          <table:table-cell office:value-type="float" office:value="0.001103938" calcext:value-type="float">
            <text:p>0.0011039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064" calcext:value-type="float">
            <text:p>0.001070064</text:p>
          </table:table-cell>
          <table:table-cell/>
          <table:table-cell office:value-type="float" office:value="0.000107224" calcext:value-type="float">
            <text:p>0.000107224</text:p>
          </table:table-cell>
          <table:table-cell office:value-type="float" office:value="0.000371432" calcext:value-type="float">
            <text:p>0.000371432</text:p>
          </table:table-cell>
          <table:table-cell office:value-type="float" office:value="0.000065335" calcext:value-type="float">
            <text:p>6.533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461" calcext:value-type="float">
            <text:p>3.1461E-05</text:p>
          </table:table-cell>
          <table:table-cell/>
          <table:table-cell office:value-type="float" office:value="24.647475333" calcext:value-type="float">
            <text:p>24.647475333</text:p>
          </table:table-cell>
          <table:table-cell office:value-type="float" office:value="24.653998194" calcext:value-type="float">
            <text:p>24.653998194</text:p>
          </table:table-cell>
          <table:table-cell office:value-type="float" office:value="24.646441165" calcext:value-type="float">
            <text:p>24.646441165</text:p>
          </table:table-cell>
          <table:table-cell office:value-type="float" office:value="25.627268142" calcext:value-type="float">
            <text:p>25.627268142</text:p>
          </table:table-cell>
          <table:table-cell office:value-type="float" office:value="24.645604885" calcext:value-type="float">
            <text:p>24.645604885</text:p>
          </table:table-cell>
          <table:table-cell/>
          <table:table-cell office:value-type="float" office:value="0.0027179" calcext:value-type="float">
            <text:p>0.0027179</text:p>
          </table:table-cell>
          <table:table-cell office:value-type="float" office:value="0.009415124" calcext:value-type="float">
            <text:p>0.009415124</text:p>
          </table:table-cell>
          <table:table-cell office:value-type="float" office:value="0.001656085" calcext:value-type="float">
            <text:p>0.0016560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7449" calcext:value-type="float">
            <text:p>0.00079744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2019-12-02 22:16:20</text:p>
          </table:table-cell>
          <table:table-cell office:value-type="float" office:value="24.64483" calcext:value-type="float">
            <text:p>24.64483</text:p>
          </table:table-cell>
          <table:table-cell office:value-type="string" calcext:value-type="string">
            <text:p><text:s/></text:p>
          </table:table-cell>
          <table:table-cell office:value-type="float" office:value="0.140255706" calcext:value-type="float">
            <text:p>0.140255706</text:p>
          </table:table-cell>
          <table:table-cell office:value-type="float" office:value="0.17248871" calcext:value-type="float">
            <text:p>0.17248871</text:p>
          </table:table-cell>
          <table:table-cell office:value-type="float" office:value="0.135177986" calcext:value-type="float">
            <text:p>0.135177986</text:p>
          </table:table-cell>
          <table:table-cell office:value-type="float" office:value="5" calcext:value-type="float">
            <text:p>5</text:p>
          </table:table-cell>
          <table:table-cell office:value-type="float" office:value="0.130959169" calcext:value-type="float">
            <text:p>0.130959169</text:p>
          </table:table-cell>
          <table:table-cell/>
          <table:table-cell office:value-type="float" office:value="0.00114588" calcext:value-type="float">
            <text:p>0.00114588</text:p>
          </table:table-cell>
          <table:table-cell office:value-type="float" office:value="0.001409221" calcext:value-type="float">
            <text:p>0.001409221</text:p>
          </table:table-cell>
          <table:table-cell office:value-type="float" office:value="0.001104395" calcext:value-type="float">
            <text:p>0.0011043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928" calcext:value-type="float">
            <text:p>0.001069928</text:p>
          </table:table-cell>
          <table:table-cell/>
          <table:table-cell office:value-type="float" office:value="0.000107277" calcext:value-type="float">
            <text:p>0.000107277</text:p>
          </table:table-cell>
          <table:table-cell office:value-type="float" office:value="0.000370619" calcext:value-type="float">
            <text:p>0.000370619</text:p>
          </table:table-cell>
          <table:table-cell office:value-type="float" office:value="0.000065793" calcext:value-type="float">
            <text:p>6.57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325" calcext:value-type="float">
            <text:p>3.1325E-05</text:p>
          </table:table-cell>
          <table:table-cell/>
          <table:table-cell office:value-type="float" office:value="24.647476656" calcext:value-type="float">
            <text:p>24.647476656</text:p>
          </table:table-cell>
          <table:table-cell office:value-type="float" office:value="24.653978117" calcext:value-type="float">
            <text:p>24.653978117</text:p>
          </table:table-cell>
          <table:table-cell office:value-type="float" office:value="24.646452466" calcext:value-type="float">
            <text:p>24.646452466</text:p>
          </table:table-cell>
          <table:table-cell office:value-type="float" office:value="25.627268142" calcext:value-type="float">
            <text:p>25.627268142</text:p>
          </table:table-cell>
          <table:table-cell office:value-type="float" office:value="24.645601519" calcext:value-type="float">
            <text:p>24.645601519</text:p>
          </table:table-cell>
          <table:table-cell/>
          <table:table-cell office:value-type="float" office:value="0.002719257" calcext:value-type="float">
            <text:p>0.002719257</text:p>
          </table:table-cell>
          <table:table-cell office:value-type="float" office:value="0.00939451" calcext:value-type="float">
            <text:p>0.00939451</text:p>
          </table:table-cell>
          <table:table-cell office:value-type="float" office:value="0.001667688" calcext:value-type="float">
            <text:p>0.0016676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3993" calcext:value-type="float">
            <text:p>0.0007939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2019-12-02 22:16:21</text:p>
          </table:table-cell>
          <table:table-cell office:value-type="float" office:value="24.64483" calcext:value-type="float">
            <text:p>24.64483</text:p>
          </table:table-cell>
          <table:table-cell office:value-type="string" calcext:value-type="string">
            <text:p><text:s/></text:p>
          </table:table-cell>
          <table:table-cell office:value-type="float" office:value="0.13991596" calcext:value-type="float">
            <text:p>0.13991596</text:p>
          </table:table-cell>
          <table:table-cell office:value-type="float" office:value="0.172107836" calcext:value-type="float">
            <text:p>0.172107836</text:p>
          </table:table-cell>
          <table:table-cell office:value-type="float" office:value="0.133343355" calcext:value-type="float">
            <text:p>0.133343355</text:p>
          </table:table-cell>
          <table:table-cell office:value-type="float" office:value="5" calcext:value-type="float">
            <text:p>5</text:p>
          </table:table-cell>
          <table:table-cell office:value-type="float" office:value="0.131495611" calcext:value-type="float">
            <text:p>0.131495611</text:p>
          </table:table-cell>
          <table:table-cell/>
          <table:table-cell office:value-type="float" office:value="0.001143104" calcext:value-type="float">
            <text:p>0.001143104</text:p>
          </table:table-cell>
          <table:table-cell office:value-type="float" office:value="0.00140611" calcext:value-type="float">
            <text:p>0.00140611</text:p>
          </table:table-cell>
          <table:table-cell office:value-type="float" office:value="0.001089406" calcext:value-type="float">
            <text:p>0.0010894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311" calcext:value-type="float">
            <text:p>0.001074311</text:p>
          </table:table-cell>
          <table:table-cell/>
          <table:table-cell office:value-type="float" office:value="0.000104502" calcext:value-type="float">
            <text:p>0.000104502</text:p>
          </table:table-cell>
          <table:table-cell office:value-type="float" office:value="0.000367507" calcext:value-type="float">
            <text:p>0.000367507</text:p>
          </table:table-cell>
          <table:table-cell office:value-type="float" office:value="0.000050804" calcext:value-type="float">
            <text:p>5.080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708" calcext:value-type="float">
            <text:p>3.5708E-05</text:p>
          </table:table-cell>
          <table:table-cell/>
          <table:table-cell office:value-type="float" office:value="24.647408128" calcext:value-type="float">
            <text:p>24.647408128</text:p>
          </table:table-cell>
          <table:table-cell office:value-type="float" office:value="24.653901294" calcext:value-type="float">
            <text:p>24.653901294</text:p>
          </table:table-cell>
          <table:table-cell office:value-type="float" office:value="24.646082416" calcext:value-type="float">
            <text:p>24.646082416</text:p>
          </table:table-cell>
          <table:table-cell office:value-type="float" office:value="25.627268142" calcext:value-type="float">
            <text:p>25.627268142</text:p>
          </table:table-cell>
          <table:table-cell office:value-type="float" office:value="24.64570972" calcext:value-type="float">
            <text:p>24.64570972</text:p>
          </table:table-cell>
          <table:table-cell/>
          <table:table-cell office:value-type="float" office:value="0.002648898" calcext:value-type="float">
            <text:p>0.002648898</text:p>
          </table:table-cell>
          <table:table-cell office:value-type="float" office:value="0.009315633" calcext:value-type="float">
            <text:p>0.009315633</text:p>
          </table:table-cell>
          <table:table-cell office:value-type="float" office:value="0.001287746" calcext:value-type="float">
            <text:p>0.0012877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5087" calcext:value-type="float">
            <text:p>0.00090508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2019-12-02 22:16:22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333192" calcext:value-type="float">
            <text:p>0.140333192</text:p>
          </table:table-cell>
          <table:table-cell office:value-type="float" office:value="0.171991607" calcext:value-type="float">
            <text:p>0.171991607</text:p>
          </table:table-cell>
          <table:table-cell office:value-type="float" office:value="0.133314745" calcext:value-type="float">
            <text:p>0.133314745</text:p>
          </table:table-cell>
          <table:table-cell office:value-type="float" office:value="5" calcext:value-type="float">
            <text:p>5</text:p>
          </table:table-cell>
          <table:table-cell office:value-type="float" office:value="0.131535546" calcext:value-type="float">
            <text:p>0.131535546</text:p>
          </table:table-cell>
          <table:table-cell/>
          <table:table-cell office:value-type="float" office:value="0.001146513" calcext:value-type="float">
            <text:p>0.001146513</text:p>
          </table:table-cell>
          <table:table-cell office:value-type="float" office:value="0.00140516" calcext:value-type="float">
            <text:p>0.00140516</text:p>
          </table:table-cell>
          <table:table-cell office:value-type="float" office:value="0.001089173" calcext:value-type="float">
            <text:p>0.0010891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637" calcext:value-type="float">
            <text:p>0.001074637</text:p>
          </table:table-cell>
          <table:table-cell/>
          <table:table-cell office:value-type="float" office:value="0.00010791" calcext:value-type="float">
            <text:p>0.00010791</text:p>
          </table:table-cell>
          <table:table-cell office:value-type="float" office:value="0.000366557" calcext:value-type="float">
            <text:p>0.000366557</text:p>
          </table:table-cell>
          <table:table-cell office:value-type="float" office:value="0.00005057" calcext:value-type="float">
            <text:p>5.0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034" calcext:value-type="float">
            <text:p>3.6034E-05</text:p>
          </table:table-cell>
          <table:table-cell/>
          <table:table-cell office:value-type="float" office:value="24.642438311" calcext:value-type="float">
            <text:p>24.642438311</text:p>
          </table:table-cell>
          <table:table-cell office:value-type="float" office:value="24.648823906" calcext:value-type="float">
            <text:p>24.648823906</text:p>
          </table:table-cell>
          <table:table-cell office:value-type="float" office:value="24.641022665" calcext:value-type="float">
            <text:p>24.641022665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63794" calcext:value-type="float">
            <text:p>24.640663794</text:p>
          </table:table-cell>
          <table:table-cell/>
          <table:table-cell office:value-type="float" office:value="0.002735304" calcext:value-type="float">
            <text:p>0.002735304</text:p>
          </table:table-cell>
          <table:table-cell office:value-type="float" office:value="0.009291563" calcext:value-type="float">
            <text:p>0.009291563</text:p>
          </table:table-cell>
          <table:table-cell office:value-type="float" office:value="0.001281821" calcext:value-type="float">
            <text:p>0.0012818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13358" calcext:value-type="float">
            <text:p>0.0009133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2019-12-02 22:16:24</text:p>
          </table:table-cell>
          <table:table-cell office:value-type="float" office:value="24.63977" calcext:value-type="float">
            <text:p>24.63977</text:p>
          </table:table-cell>
          <table:table-cell office:value-type="string" calcext:value-type="string">
            <text:p><text:s/></text:p>
          </table:table-cell>
          <table:table-cell office:value-type="float" office:value="0.140333788" calcext:value-type="float">
            <text:p>0.140333788</text:p>
          </table:table-cell>
          <table:table-cell office:value-type="float" office:value="0.17185392" calcext:value-type="float">
            <text:p>0.17185392</text:p>
          </table:table-cell>
          <table:table-cell office:value-type="float" office:value="0.133368389" calcext:value-type="float">
            <text:p>0.133368389</text:p>
          </table:table-cell>
          <table:table-cell office:value-type="float" office:value="5" calcext:value-type="float">
            <text:p>5</text:p>
          </table:table-cell>
          <table:table-cell office:value-type="float" office:value="0.131568924" calcext:value-type="float">
            <text:p>0.131568924</text:p>
          </table:table-cell>
          <table:table-cell/>
          <table:table-cell office:value-type="float" office:value="0.001146518" calcext:value-type="float">
            <text:p>0.001146518</text:p>
          </table:table-cell>
          <table:table-cell office:value-type="float" office:value="0.001404035" calcext:value-type="float">
            <text:p>0.001404035</text:p>
          </table:table-cell>
          <table:table-cell office:value-type="float" office:value="0.001089611" calcext:value-type="float">
            <text:p>0.0010896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91" calcext:value-type="float">
            <text:p>0.00107491</text:p>
          </table:table-cell>
          <table:table-cell/>
          <table:table-cell office:value-type="float" office:value="0.000107915" calcext:value-type="float">
            <text:p>0.000107915</text:p>
          </table:table-cell>
          <table:table-cell office:value-type="float" office:value="0.000365433" calcext:value-type="float">
            <text:p>0.000365433</text:p>
          </table:table-cell>
          <table:table-cell office:value-type="float" office:value="0.000051008" calcext:value-type="float">
            <text:p>5.10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6307" calcext:value-type="float">
            <text:p>3.6307E-05</text:p>
          </table:table-cell>
          <table:table-cell/>
          <table:table-cell office:value-type="float" office:value="24.642438432" calcext:value-type="float">
            <text:p>24.642438432</text:p>
          </table:table-cell>
          <table:table-cell office:value-type="float" office:value="24.648796134" calcext:value-type="float">
            <text:p>24.648796134</text:p>
          </table:table-cell>
          <table:table-cell office:value-type="float" office:value="24.641033485" calcext:value-type="float">
            <text:p>24.641033485</text:p>
          </table:table-cell>
          <table:table-cell office:value-type="float" office:value="25.622218605" calcext:value-type="float">
            <text:p>25.622218605</text:p>
          </table:table-cell>
          <table:table-cell office:value-type="float" office:value="24.640670526" calcext:value-type="float">
            <text:p>24.640670526</text:p>
          </table:table-cell>
          <table:table-cell/>
          <table:table-cell office:value-type="float" office:value="0.002735428" calcext:value-type="float">
            <text:p>0.002735428</text:p>
          </table:table-cell>
          <table:table-cell office:value-type="float" office:value="0.009263049" calcext:value-type="float">
            <text:p>0.009263049</text:p>
          </table:table-cell>
          <table:table-cell office:value-type="float" office:value="0.00129293" calcext:value-type="float">
            <text:p>0.001292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2027" calcext:value-type="float">
            <text:p>0.000920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2019-12-02 22:16:25</text:p>
          </table:table-cell>
          <table:table-cell office:value-type="float" office:value="24.64988" calcext:value-type="float">
            <text:p>24.64988</text:p>
          </table:table-cell>
          <table:table-cell office:value-type="string" calcext:value-type="string">
            <text:p><text:s/></text:p>
          </table:table-cell>
          <table:table-cell office:value-type="float" office:value="0.140301602" calcext:value-type="float">
            <text:p>0.140301602</text:p>
          </table:table-cell>
          <table:table-cell office:value-type="float" office:value="0.171692392" calcext:value-type="float">
            <text:p>0.171692392</text:p>
          </table:table-cell>
          <table:table-cell office:value-type="float" office:value="0.13347985" calcext:value-type="float">
            <text:p>0.13347985</text:p>
          </table:table-cell>
          <table:table-cell office:value-type="float" office:value="5" calcext:value-type="float">
            <text:p>5</text:p>
          </table:table-cell>
          <table:table-cell office:value-type="float" office:value="0.131476537" calcext:value-type="float">
            <text:p>0.131476537</text:p>
          </table:table-cell>
          <table:table-cell/>
          <table:table-cell office:value-type="float" office:value="0.001146255" calcext:value-type="float">
            <text:p>0.001146255</text:p>
          </table:table-cell>
          <table:table-cell office:value-type="float" office:value="0.001402716" calcext:value-type="float">
            <text:p>0.001402716</text:p>
          </table:table-cell>
          <table:table-cell office:value-type="float" office:value="0.001090522" calcext:value-type="float">
            <text:p>0.0010905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55" calcext:value-type="float">
            <text:p>0.001074155</text:p>
          </table:table-cell>
          <table:table-cell/>
          <table:table-cell office:value-type="float" office:value="0.000107652" calcext:value-type="float">
            <text:p>0.000107652</text:p>
          </table:table-cell>
          <table:table-cell office:value-type="float" office:value="0.000364113" calcext:value-type="float">
            <text:p>0.000364113</text:p>
          </table:table-cell>
          <table:table-cell office:value-type="float" office:value="0.000051919" calcext:value-type="float">
            <text:p>5.19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52" calcext:value-type="float">
            <text:p>3.5552E-05</text:p>
          </table:table-cell>
          <table:table-cell/>
          <table:table-cell office:value-type="float" office:value="24.652539887" calcext:value-type="float">
            <text:p>24.652539887</text:p>
          </table:table-cell>
          <table:table-cell office:value-type="float" office:value="24.658871443" calcext:value-type="float">
            <text:p>24.658871443</text:p>
          </table:table-cell>
          <table:table-cell office:value-type="float" office:value="24.651163927" calcext:value-type="float">
            <text:p>24.651163927</text:p>
          </table:table-cell>
          <table:table-cell office:value-type="float" office:value="25.632317679" calcext:value-type="float">
            <text:p>25.632317679</text:p>
          </table:table-cell>
          <table:table-cell office:value-type="float" office:value="24.650759855" calcext:value-type="float">
            <text:p>24.650759855</text:p>
          </table:table-cell>
          <table:table-cell/>
          <table:table-cell office:value-type="float" office:value="0.002728762" calcext:value-type="float">
            <text:p>0.002728762</text:p>
          </table:table-cell>
          <table:table-cell office:value-type="float" office:value="0.009229598" calcext:value-type="float">
            <text:p>0.009229598</text:p>
          </table:table-cell>
          <table:table-cell office:value-type="float" office:value="0.001316013" calcext:value-type="float">
            <text:p>0.0013160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137" calcext:value-type="float">
            <text:p>0.00090113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019-12-02 22:16:26</text:p>
          </table:table-cell>
          <table:table-cell office:value-type="float" office:value="24.65999" calcext:value-type="float">
            <text:p>24.65999</text:p>
          </table:table-cell>
          <table:table-cell office:value-type="string" calcext:value-type="string">
            <text:p><text:s/></text:p>
          </table:table-cell>
          <table:table-cell office:value-type="float" office:value="0.140485184" calcext:value-type="float">
            <text:p>0.140485184</text:p>
          </table:table-cell>
          <table:table-cell office:value-type="float" office:value="0.171683451" calcext:value-type="float">
            <text:p>0.171683451</text:p>
          </table:table-cell>
          <table:table-cell office:value-type="float" office:value="0.133417265" calcext:value-type="float">
            <text:p>0.133417265</text:p>
          </table:table-cell>
          <table:table-cell office:value-type="float" office:value="5" calcext:value-type="float">
            <text:p>5</text:p>
          </table:table-cell>
          <table:table-cell office:value-type="float" office:value="0.131471173" calcext:value-type="float">
            <text:p>0.131471173</text:p>
          </table:table-cell>
          <table:table-cell/>
          <table:table-cell office:value-type="float" office:value="0.001147755" calcext:value-type="float">
            <text:p>0.001147755</text:p>
          </table:table-cell>
          <table:table-cell office:value-type="float" office:value="0.001402643" calcext:value-type="float">
            <text:p>0.001402643</text:p>
          </table:table-cell>
          <table:table-cell office:value-type="float" office:value="0.00109001" calcext:value-type="float">
            <text:p>0.00109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11" calcext:value-type="float">
            <text:p>0.001074111</text:p>
          </table:table-cell>
          <table:table-cell/>
          <table:table-cell office:value-type="float" office:value="0.000109152" calcext:value-type="float">
            <text:p>0.000109152</text:p>
          </table:table-cell>
          <table:table-cell office:value-type="float" office:value="0.00036404" calcext:value-type="float">
            <text:p>0.00036404</text:p>
          </table:table-cell>
          <table:table-cell office:value-type="float" office:value="0.000051408" calcext:value-type="float">
            <text:p>5.14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08" calcext:value-type="float">
            <text:p>3.5508E-05</text:p>
          </table:table-cell>
          <table:table-cell/>
          <table:table-cell office:value-type="float" office:value="24.662684864" calcext:value-type="float">
            <text:p>24.662684864</text:p>
          </table:table-cell>
          <table:table-cell office:value-type="float" office:value="24.668977531" calcext:value-type="float">
            <text:p>24.668977531</text:p>
          </table:table-cell>
          <table:table-cell office:value-type="float" office:value="24.661259265" calcext:value-type="float">
            <text:p>24.661259265</text:p>
          </table:table-cell>
          <table:table-cell office:value-type="float" office:value="25.642416755" calcext:value-type="float">
            <text:p>25.642416755</text:p>
          </table:table-cell>
          <table:table-cell office:value-type="float" office:value="24.660866738" calcext:value-type="float">
            <text:p>24.660866738</text:p>
          </table:table-cell>
          <table:table-cell/>
          <table:table-cell office:value-type="float" office:value="0.002766781" calcext:value-type="float">
            <text:p>0.002766781</text:p>
          </table:table-cell>
          <table:table-cell office:value-type="float" office:value="0.009227746" calcext:value-type="float">
            <text:p>0.009227746</text:p>
          </table:table-cell>
          <table:table-cell office:value-type="float" office:value="0.001303052" calcext:value-type="float">
            <text:p>0.0013030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0026" calcext:value-type="float">
            <text:p>0.0009000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019-12-02 22:16:27</text:p>
          </table:table-cell>
          <table:table-cell office:value-type="float" office:value="24.64988" calcext:value-type="float">
            <text:p>24.64988</text:p>
          </table:table-cell>
          <table:table-cell office:value-type="string" calcext:value-type="string">
            <text:p><text:s/></text:p>
          </table:table-cell>
          <table:table-cell office:value-type="float" office:value="0.140424388" calcext:value-type="float">
            <text:p>0.140424388</text:p>
          </table:table-cell>
          <table:table-cell office:value-type="float" office:value="0.171480199" calcext:value-type="float">
            <text:p>0.171480199</text:p>
          </table:table-cell>
          <table:table-cell office:value-type="float" office:value="0.133304016" calcext:value-type="float">
            <text:p>0.133304016</text:p>
          </table:table-cell>
          <table:table-cell office:value-type="float" office:value="5" calcext:value-type="float">
            <text:p>5</text:p>
          </table:table-cell>
          <table:table-cell office:value-type="float" office:value="0.131507532" calcext:value-type="float">
            <text:p>0.131507532</text:p>
          </table:table-cell>
          <table:table-cell/>
          <table:table-cell office:value-type="float" office:value="0.001147258" calcext:value-type="float">
            <text:p>0.001147258</text:p>
          </table:table-cell>
          <table:table-cell office:value-type="float" office:value="0.001400982" calcext:value-type="float">
            <text:p>0.001400982</text:p>
          </table:table-cell>
          <table:table-cell office:value-type="float" office:value="0.001089085" calcext:value-type="float">
            <text:p>0.0010890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08" calcext:value-type="float">
            <text:p>0.001074408</text:p>
          </table:table-cell>
          <table:table-cell/>
          <table:table-cell office:value-type="float" office:value="0.000108655" calcext:value-type="float">
            <text:p>0.000108655</text:p>
          </table:table-cell>
          <table:table-cell office:value-type="float" office:value="0.000362379" calcext:value-type="float">
            <text:p>0.000362379</text:p>
          </table:table-cell>
          <table:table-cell office:value-type="float" office:value="0.000050482" calcext:value-type="float">
            <text:p>5.04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05" calcext:value-type="float">
            <text:p>3.5805E-05</text:p>
          </table:table-cell>
          <table:table-cell/>
          <table:table-cell office:value-type="float" office:value="24.652564653" calcext:value-type="float">
            <text:p>24.652564653</text:p>
          </table:table-cell>
          <table:table-cell office:value-type="float" office:value="24.658828644" calcext:value-type="float">
            <text:p>24.658828644</text:p>
          </table:table-cell>
          <table:table-cell office:value-type="float" office:value="24.651128461" calcext:value-type="float">
            <text:p>24.651128461</text:p>
          </table:table-cell>
          <table:table-cell office:value-type="float" office:value="25.632317679" calcext:value-type="float">
            <text:p>25.632317679</text:p>
          </table:table-cell>
          <table:table-cell office:value-type="float" office:value="24.650766107" calcext:value-type="float">
            <text:p>24.650766107</text:p>
          </table:table-cell>
          <table:table-cell/>
          <table:table-cell office:value-type="float" office:value="0.00275419" calcext:value-type="float">
            <text:p>0.00275419</text:p>
          </table:table-cell>
          <table:table-cell office:value-type="float" office:value="0.009185654" calcext:value-type="float">
            <text:p>0.009185654</text:p>
          </table:table-cell>
          <table:table-cell office:value-type="float" office:value="0.001279599" calcext:value-type="float">
            <text:p>0.0012795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7556" calcext:value-type="float">
            <text:p>0.00090755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2019-12-02 22:16:29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345113" calcext:value-type="float">
            <text:p>0.140345113</text:p>
          </table:table-cell>
          <table:table-cell office:value-type="float" office:value="0.171487948" calcext:value-type="float">
            <text:p>0.171487948</text:p>
          </table:table-cell>
          <table:table-cell office:value-type="float" office:value="0.133564488" calcext:value-type="float">
            <text:p>0.133564488</text:p>
          </table:table-cell>
          <table:table-cell office:value-type="float" office:value="5" calcext:value-type="float">
            <text:p>5</text:p>
          </table:table-cell>
          <table:table-cell office:value-type="float" office:value="0.131414548" calcext:value-type="float">
            <text:p>0.131414548</text:p>
          </table:table-cell>
          <table:table-cell/>
          <table:table-cell office:value-type="float" office:value="0.00114661" calcext:value-type="float">
            <text:p>0.00114661</text:p>
          </table:table-cell>
          <table:table-cell office:value-type="float" office:value="0.001401045" calcext:value-type="float">
            <text:p>0.001401045</text:p>
          </table:table-cell>
          <table:table-cell office:value-type="float" office:value="0.001091213" calcext:value-type="float">
            <text:p>0.0010912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48" calcext:value-type="float">
            <text:p>0.001073648</text:p>
          </table:table-cell>
          <table:table-cell/>
          <table:table-cell office:value-type="float" office:value="0.000108008" calcext:value-type="float">
            <text:p>0.000108008</text:p>
          </table:table-cell>
          <table:table-cell office:value-type="float" office:value="0.000362443" calcext:value-type="float">
            <text:p>0.000362443</text:p>
          </table:table-cell>
          <table:table-cell office:value-type="float" office:value="0.00005261" calcext:value-type="float">
            <text:p>5.2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46" calcext:value-type="float">
            <text:p>3.5046E-05</text:p>
          </table:table-cell>
          <table:table-cell/>
          <table:table-cell office:value-type="float" office:value="24.667710587" calcext:value-type="float">
            <text:p>24.667710587</text:p>
          </table:table-cell>
          <table:table-cell office:value-type="float" office:value="24.673992044" calcext:value-type="float">
            <text:p>24.673992044</text:p>
          </table:table-cell>
          <table:table-cell office:value-type="float" office:value="24.666342941" calcext:value-type="float">
            <text:p>24.666342941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9093" calcext:value-type="float">
            <text:p>24.6659093</text:p>
          </table:table-cell>
          <table:table-cell/>
          <table:table-cell office:value-type="float" office:value="0.002737773" calcext:value-type="float">
            <text:p>0.002737773</text:p>
          </table:table-cell>
          <table:table-cell office:value-type="float" office:value="0.009187259" calcext:value-type="float">
            <text:p>0.009187259</text:p>
          </table:table-cell>
          <table:table-cell office:value-type="float" office:value="0.001333541" calcext:value-type="float">
            <text:p>0.0013335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83" calcext:value-type="float">
            <text:p>0.000888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2019-12-02 22:16:30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412467" calcext:value-type="float">
            <text:p>0.140412467</text:p>
          </table:table-cell>
          <table:table-cell office:value-type="float" office:value="0.171296021" calcext:value-type="float">
            <text:p>0.171296021</text:p>
          </table:table-cell>
          <table:table-cell office:value-type="float" office:value="0.133373753" calcext:value-type="float">
            <text:p>0.133373753</text:p>
          </table:table-cell>
          <table:table-cell office:value-type="float" office:value="5" calcext:value-type="float">
            <text:p>5</text:p>
          </table:table-cell>
          <table:table-cell office:value-type="float" office:value="0.131399647" calcext:value-type="float">
            <text:p>0.131399647</text:p>
          </table:table-cell>
          <table:table-cell/>
          <table:table-cell office:value-type="float" office:value="0.001147161" calcext:value-type="float">
            <text:p>0.001147161</text:p>
          </table:table-cell>
          <table:table-cell office:value-type="float" office:value="0.001399477" calcext:value-type="float">
            <text:p>0.001399477</text:p>
          </table:table-cell>
          <table:table-cell office:value-type="float" office:value="0.001089655" calcext:value-type="float">
            <text:p>0.0010896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27" calcext:value-type="float">
            <text:p>0.001073527</text:p>
          </table:table-cell>
          <table:table-cell/>
          <table:table-cell office:value-type="float" office:value="0.000108558" calcext:value-type="float">
            <text:p>0.000108558</text:p>
          </table:table-cell>
          <table:table-cell office:value-type="float" office:value="0.000360875" calcext:value-type="float">
            <text:p>0.000360875</text:p>
          </table:table-cell>
          <table:table-cell office:value-type="float" office:value="0.000051052" calcext:value-type="float">
            <text:p>5.10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24" calcext:value-type="float">
            <text:p>3.4924E-05</text:p>
          </table:table-cell>
          <table:table-cell/>
          <table:table-cell office:value-type="float" office:value="24.667724172" calcext:value-type="float">
            <text:p>24.667724172</text:p>
          </table:table-cell>
          <table:table-cell office:value-type="float" office:value="24.673953333" calcext:value-type="float">
            <text:p>24.673953333</text:p>
          </table:table-cell>
          <table:table-cell office:value-type="float" office:value="24.66630447" calcext:value-type="float">
            <text:p>24.66630447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906295" calcext:value-type="float">
            <text:p>24.665906295</text:p>
          </table:table-cell>
          <table:table-cell/>
          <table:table-cell office:value-type="float" office:value="0.002751722" calcext:value-type="float">
            <text:p>0.002751722</text:p>
          </table:table-cell>
          <table:table-cell office:value-type="float" office:value="0.009147512" calcext:value-type="float">
            <text:p>0.009147512</text:p>
          </table:table-cell>
          <table:table-cell office:value-type="float" office:value="0.001294041" calcext:value-type="float">
            <text:p>0.0012940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5214" calcext:value-type="float">
            <text:p>0.0008852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2019-12-02 22:16:31</text:p>
          </table:table-cell>
          <table:table-cell office:value-type="float" office:value="24.65494" calcext:value-type="float">
            <text:p>24.65494</text:p>
          </table:table-cell>
          <table:table-cell office:value-type="string" calcext:value-type="string">
            <text:p><text:s/></text:p>
          </table:table-cell>
          <table:table-cell office:value-type="float" office:value="0.140414851" calcext:value-type="float">
            <text:p>0.140414851</text:p>
          </table:table-cell>
          <table:table-cell office:value-type="float" office:value="0.171228668" calcext:value-type="float">
            <text:p>0.171228668</text:p>
          </table:table-cell>
          <table:table-cell office:value-type="float" office:value="0.133824364" calcext:value-type="float">
            <text:p>0.133824364</text:p>
          </table:table-cell>
          <table:table-cell office:value-type="float" office:value="5" calcext:value-type="float">
            <text:p>5</text:p>
          </table:table-cell>
          <table:table-cell office:value-type="float" office:value="0.131298915" calcext:value-type="float">
            <text:p>0.131298915</text:p>
          </table:table-cell>
          <table:table-cell/>
          <table:table-cell office:value-type="float" office:value="0.00114718" calcext:value-type="float">
            <text:p>0.00114718</text:p>
          </table:table-cell>
          <table:table-cell office:value-type="float" office:value="0.001398927" calcext:value-type="float">
            <text:p>0.001398927</text:p>
          </table:table-cell>
          <table:table-cell office:value-type="float" office:value="0.001093336" calcext:value-type="float">
            <text:p>0.0010933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704" calcext:value-type="float">
            <text:p>0.001072704</text:p>
          </table:table-cell>
          <table:table-cell/>
          <table:table-cell office:value-type="float" office:value="0.000108577" calcext:value-type="float">
            <text:p>0.000108577</text:p>
          </table:table-cell>
          <table:table-cell office:value-type="float" office:value="0.000360324" calcext:value-type="float">
            <text:p>0.000360324</text:p>
          </table:table-cell>
          <table:table-cell office:value-type="float" office:value="0.000054734" calcext:value-type="float">
            <text:p>5.47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101" calcext:value-type="float">
            <text:p>3.4101E-05</text:p>
          </table:table-cell>
          <table:table-cell/>
          <table:table-cell office:value-type="float" office:value="24.657616704" calcext:value-type="float">
            <text:p>24.657616704</text:p>
          </table:table-cell>
          <table:table-cell office:value-type="float" office:value="24.663831856" calcext:value-type="float">
            <text:p>24.663831856</text:p>
          </table:table-cell>
          <table:table-cell office:value-type="float" office:value="24.656287397" calcext:value-type="float">
            <text:p>24.656287397</text:p>
          </table:table-cell>
          <table:table-cell office:value-type="float" office:value="25.637367217" calcext:value-type="float">
            <text:p>25.637367217</text:p>
          </table:table-cell>
          <table:table-cell office:value-type="float" office:value="24.655778011" calcext:value-type="float">
            <text:p>24.655778011</text:p>
          </table:table-cell>
          <table:table-cell/>
          <table:table-cell office:value-type="float" office:value="0.002752215" calcext:value-type="float">
            <text:p>0.002752215</text:p>
          </table:table-cell>
          <table:table-cell office:value-type="float" office:value="0.009133564" calcext:value-type="float">
            <text:p>0.009133564</text:p>
          </table:table-cell>
          <table:table-cell office:value-type="float" office:value="0.00138736" calcext:value-type="float">
            <text:p>0.001387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4353" calcext:value-type="float">
            <text:p>0.00086435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2019-12-02 22:16:32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410678" calcext:value-type="float">
            <text:p>0.140410678</text:p>
          </table:table-cell>
          <table:table-cell office:value-type="float" office:value="0.170940181" calcext:value-type="float">
            <text:p>0.170940181</text:p>
          </table:table-cell>
          <table:table-cell office:value-type="float" office:value="0.13363363" calcext:value-type="float">
            <text:p>0.13363363</text:p>
          </table:table-cell>
          <table:table-cell office:value-type="float" office:value="5" calcext:value-type="float">
            <text:p>5</text:p>
          </table:table-cell>
          <table:table-cell office:value-type="float" office:value="0.131417529" calcext:value-type="float">
            <text:p>0.131417529</text:p>
          </table:table-cell>
          <table:table-cell/>
          <table:table-cell office:value-type="float" office:value="0.001147146" calcext:value-type="float">
            <text:p>0.001147146</text:p>
          </table:table-cell>
          <table:table-cell office:value-type="float" office:value="0.00139657" calcext:value-type="float">
            <text:p>0.00139657</text:p>
          </table:table-cell>
          <table:table-cell office:value-type="float" office:value="0.001091778" calcext:value-type="float">
            <text:p>0.0010917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73" calcext:value-type="float">
            <text:p>0.001073673</text:p>
          </table:table-cell>
          <table:table-cell/>
          <table:table-cell office:value-type="float" office:value="0.000108543" calcext:value-type="float">
            <text:p>0.000108543</text:p>
          </table:table-cell>
          <table:table-cell office:value-type="float" office:value="0.000357967" calcext:value-type="float">
            <text:p>0.000357967</text:p>
          </table:table-cell>
          <table:table-cell office:value-type="float" office:value="0.000053175" calcext:value-type="float">
            <text:p>5.31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7" calcext:value-type="float">
            <text:p>3.507E-05</text:p>
          </table:table-cell>
          <table:table-cell/>
          <table:table-cell office:value-type="float" office:value="24.667723811" calcext:value-type="float">
            <text:p>24.667723811</text:p>
          </table:table-cell>
          <table:table-cell office:value-type="float" office:value="24.673881561" calcext:value-type="float">
            <text:p>24.673881561</text:p>
          </table:table-cell>
          <table:table-cell office:value-type="float" office:value="24.666356887" calcext:value-type="float">
            <text:p>24.666356887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909901" calcext:value-type="float">
            <text:p>24.665909901</text:p>
          </table:table-cell>
          <table:table-cell/>
          <table:table-cell office:value-type="float" office:value="0.002751351" calcext:value-type="float">
            <text:p>0.002751351</text:p>
          </table:table-cell>
          <table:table-cell office:value-type="float" office:value="0.00907382" calcext:value-type="float">
            <text:p>0.00907382</text:p>
          </table:table-cell>
          <table:table-cell office:value-type="float" office:value="0.00134786" calcext:value-type="float">
            <text:p>0.001347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8917" calcext:value-type="float">
            <text:p>0.0008889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2019-12-02 22:16:34</text:p>
          </table:table-cell>
          <table:table-cell office:value-type="float" office:value="24.65999" calcext:value-type="float">
            <text:p>24.65999</text:p>
          </table:table-cell>
          <table:table-cell office:value-type="string" calcext:value-type="string">
            <text:p><text:s/></text:p>
          </table:table-cell>
          <table:table-cell office:value-type="float" office:value="0.140327828" calcext:value-type="float">
            <text:p>0.140327828</text:p>
          </table:table-cell>
          <table:table-cell office:value-type="float" office:value="0.170789977" calcext:value-type="float">
            <text:p>0.170789977</text:p>
          </table:table-cell>
          <table:table-cell office:value-type="float" office:value="0.133669988" calcext:value-type="float">
            <text:p>0.133669988</text:p>
          </table:table-cell>
          <table:table-cell office:value-type="float" office:value="5" calcext:value-type="float">
            <text:p>5</text:p>
          </table:table-cell>
          <table:table-cell office:value-type="float" office:value="0.131371037" calcext:value-type="float">
            <text:p>0.131371037</text:p>
          </table:table-cell>
          <table:table-cell/>
          <table:table-cell office:value-type="float" office:value="0.001146469" calcext:value-type="float">
            <text:p>0.001146469</text:p>
          </table:table-cell>
          <table:table-cell office:value-type="float" office:value="0.001395343" calcext:value-type="float">
            <text:p>0.001395343</text:p>
          </table:table-cell>
          <table:table-cell office:value-type="float" office:value="0.001092075" calcext:value-type="float">
            <text:p>0.0010920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293" calcext:value-type="float">
            <text:p>0.001073293</text:p>
          </table:table-cell>
          <table:table-cell/>
          <table:table-cell office:value-type="float" office:value="0.000107866" calcext:value-type="float">
            <text:p>0.000107866</text:p>
          </table:table-cell>
          <table:table-cell office:value-type="float" office:value="0.00035674" calcext:value-type="float">
            <text:p>0.00035674</text:p>
          </table:table-cell>
          <table:table-cell office:value-type="float" office:value="0.000053472" calcext:value-type="float">
            <text:p>5.34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69" calcext:value-type="float">
            <text:p>3.469E-05</text:p>
          </table:table-cell>
          <table:table-cell/>
          <table:table-cell office:value-type="float" office:value="24.662653126" calcext:value-type="float">
            <text:p>24.662653126</text:p>
          </table:table-cell>
          <table:table-cell office:value-type="float" office:value="24.668797319" calcext:value-type="float">
            <text:p>24.668797319</text:p>
          </table:table-cell>
          <table:table-cell office:value-type="float" office:value="24.66131024" calcext:value-type="float">
            <text:p>24.66131024</text:p>
          </table:table-cell>
          <table:table-cell office:value-type="float" office:value="25.642416755" calcext:value-type="float">
            <text:p>25.642416755</text:p>
          </table:table-cell>
          <table:table-cell office:value-type="float" office:value="24.660846541" calcext:value-type="float">
            <text:p>24.660846541</text:p>
          </table:table-cell>
          <table:table-cell/>
          <table:table-cell office:value-type="float" office:value="0.002734193" calcext:value-type="float">
            <text:p>0.002734193</text:p>
          </table:table-cell>
          <table:table-cell office:value-type="float" office:value="0.009042714" calcext:value-type="float">
            <text:p>0.009042714</text:p>
          </table:table-cell>
          <table:table-cell office:value-type="float" office:value="0.00135539" calcext:value-type="float">
            <text:p>0.001355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9289" calcext:value-type="float">
            <text:p>0.00087928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019-12-02 22:16:35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216963" calcext:value-type="float">
            <text:p>0.140216963</text:p>
          </table:table-cell>
          <table:table-cell office:value-type="float" office:value="0.170608183" calcext:value-type="float">
            <text:p>0.170608183</text:p>
          </table:table-cell>
          <table:table-cell office:value-type="float" office:value="0.134350077" calcext:value-type="float">
            <text:p>0.134350077</text:p>
          </table:table-cell>
          <table:table-cell office:value-type="float" office:value="5" calcext:value-type="float">
            <text:p>5</text:p>
          </table:table-cell>
          <table:table-cell office:value-type="float" office:value="0.131191031" calcext:value-type="float">
            <text:p>0.131191031</text:p>
          </table:table-cell>
          <table:table-cell/>
          <table:table-cell office:value-type="float" office:value="0.001145563" calcext:value-type="float">
            <text:p>0.001145563</text:p>
          </table:table-cell>
          <table:table-cell office:value-type="float" office:value="0.001393858" calcext:value-type="float">
            <text:p>0.001393858</text:p>
          </table:table-cell>
          <table:table-cell office:value-type="float" office:value="0.001097631" calcext:value-type="float">
            <text:p>0.0010976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822" calcext:value-type="float">
            <text:p>0.001071822</text:p>
          </table:table-cell>
          <table:table-cell/>
          <table:table-cell office:value-type="float" office:value="0.000106961" calcext:value-type="float">
            <text:p>0.000106961</text:p>
          </table:table-cell>
          <table:table-cell office:value-type="float" office:value="0.000355255" calcext:value-type="float">
            <text:p>0.000355255</text:p>
          </table:table-cell>
          <table:table-cell office:value-type="float" office:value="0.000059029" calcext:value-type="float">
            <text:p>5.90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219" calcext:value-type="float">
            <text:p>3.3219E-05</text:p>
          </table:table-cell>
          <table:table-cell/>
          <table:table-cell office:value-type="float" office:value="24.667684739" calcext:value-type="float">
            <text:p>24.667684739</text:p>
          </table:table-cell>
          <table:table-cell office:value-type="float" office:value="24.673814598" calcext:value-type="float">
            <text:p>24.673814598</text:p>
          </table:table-cell>
          <table:table-cell office:value-type="float" office:value="24.666501394" calcext:value-type="float">
            <text:p>24.666501394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864217" calcext:value-type="float">
            <text:p>24.665864217</text:p>
          </table:table-cell>
          <table:table-cell/>
          <table:table-cell office:value-type="float" office:value="0.002711234" calcext:value-type="float">
            <text:p>0.002711234</text:p>
          </table:table-cell>
          <table:table-cell office:value-type="float" office:value="0.009005066" calcext:value-type="float">
            <text:p>0.009005066</text:p>
          </table:table-cell>
          <table:table-cell office:value-type="float" office:value="0.001496233" calcext:value-type="float">
            <text:p>0.0014962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201" calcext:value-type="float">
            <text:p>0.000842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2019-12-02 22:16:36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590088" calcext:value-type="float">
            <text:p>0.140590088</text:p>
          </table:table-cell>
          <table:table-cell office:value-type="float" office:value="0.170806071" calcext:value-type="float">
            <text:p>0.170806071</text:p>
          </table:table-cell>
          <table:table-cell office:value-type="float" office:value="0.133796946" calcext:value-type="float">
            <text:p>0.133796946</text:p>
          </table:table-cell>
          <table:table-cell office:value-type="float" office:value="5" calcext:value-type="float">
            <text:p>5</text:p>
          </table:table-cell>
          <table:table-cell office:value-type="float" office:value="0.131301896" calcext:value-type="float">
            <text:p>0.131301896</text:p>
          </table:table-cell>
          <table:table-cell/>
          <table:table-cell office:value-type="float" office:value="0.001148612" calcext:value-type="float">
            <text:p>0.001148612</text:p>
          </table:table-cell>
          <table:table-cell office:value-type="float" office:value="0.001395474" calcext:value-type="float">
            <text:p>0.001395474</text:p>
          </table:table-cell>
          <table:table-cell office:value-type="float" office:value="0.001093112" calcext:value-type="float">
            <text:p>0.0010931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728" calcext:value-type="float">
            <text:p>0.001072728</text:p>
          </table:table-cell>
          <table:table-cell/>
          <table:table-cell office:value-type="float" office:value="0.000110009" calcext:value-type="float">
            <text:p>0.000110009</text:p>
          </table:table-cell>
          <table:table-cell office:value-type="float" office:value="0.000356872" calcext:value-type="float">
            <text:p>0.000356872</text:p>
          </table:table-cell>
          <table:table-cell office:value-type="float" office:value="0.00005451" calcext:value-type="float">
            <text:p>5.4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125" calcext:value-type="float">
            <text:p>3.4125E-05</text:p>
          </table:table-cell>
          <table:table-cell/>
          <table:table-cell office:value-type="float" office:value="24.667759998" calcext:value-type="float">
            <text:p>24.667759998</text:p>
          </table:table-cell>
          <table:table-cell office:value-type="float" office:value="24.673854511" calcext:value-type="float">
            <text:p>24.673854511</text:p>
          </table:table-cell>
          <table:table-cell office:value-type="float" office:value="24.666389828" calcext:value-type="float">
            <text:p>24.666389828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886578" calcext:value-type="float">
            <text:p>24.665886578</text:p>
          </table:table-cell>
          <table:table-cell/>
          <table:table-cell office:value-type="float" office:value="0.002788506" calcext:value-type="float">
            <text:p>0.002788506</text:p>
          </table:table-cell>
          <table:table-cell office:value-type="float" office:value="0.009046047" calcext:value-type="float">
            <text:p>0.009046047</text:p>
          </table:table-cell>
          <table:table-cell office:value-type="float" office:value="0.001381682" calcext:value-type="float">
            <text:p>0.0013816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6497" calcext:value-type="float">
            <text:p>0.0008649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2019-12-02 22:16:38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40567439" calcext:value-type="float">
            <text:p>0.140567439</text:p>
          </table:table-cell>
          <table:table-cell office:value-type="float" office:value="0.170581957" calcext:value-type="float">
            <text:p>0.170581957</text:p>
          </table:table-cell>
          <table:table-cell office:value-type="float" office:value="0.13336064" calcext:value-type="float">
            <text:p>0.13336064</text:p>
          </table:table-cell>
          <table:table-cell office:value-type="float" office:value="5" calcext:value-type="float">
            <text:p>5</text:p>
          </table:table-cell>
          <table:table-cell office:value-type="float" office:value="0.131478325" calcext:value-type="float">
            <text:p>0.131478325</text:p>
          </table:table-cell>
          <table:table-cell/>
          <table:table-cell office:value-type="float" office:value="0.001148427" calcext:value-type="float">
            <text:p>0.001148427</text:p>
          </table:table-cell>
          <table:table-cell office:value-type="float" office:value="0.001393643" calcext:value-type="float">
            <text:p>0.001393643</text:p>
          </table:table-cell>
          <table:table-cell office:value-type="float" office:value="0.001089548" calcext:value-type="float">
            <text:p>0.0010895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169" calcext:value-type="float">
            <text:p>0.001074169</text:p>
          </table:table-cell>
          <table:table-cell/>
          <table:table-cell office:value-type="float" office:value="0.000109824" calcext:value-type="float">
            <text:p>0.000109824</text:p>
          </table:table-cell>
          <table:table-cell office:value-type="float" office:value="0.000355041" calcext:value-type="float">
            <text:p>0.000355041</text:p>
          </table:table-cell>
          <table:table-cell office:value-type="float" office:value="0.000050945" calcext:value-type="float">
            <text:p>5.09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567" calcext:value-type="float">
            <text:p>3.5567E-05</text:p>
          </table:table-cell>
          <table:table-cell/>
          <table:table-cell office:value-type="float" office:value="24.672809404" calcext:value-type="float">
            <text:p>24.672809404</text:p>
          </table:table-cell>
          <table:table-cell office:value-type="float" office:value="24.678863255" calcext:value-type="float">
            <text:p>24.678863255</text:p>
          </table:table-cell>
          <table:table-cell office:value-type="float" office:value="24.671355807" calcext:value-type="float">
            <text:p>24.671355807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976147" calcext:value-type="float">
            <text:p>24.670976147</text:p>
          </table:table-cell>
          <table:table-cell/>
          <table:table-cell office:value-type="float" office:value="0.002783815" calcext:value-type="float">
            <text:p>0.002783815</text:p>
          </table:table-cell>
          <table:table-cell office:value-type="float" office:value="0.008999635" calcext:value-type="float">
            <text:p>0.008999635</text:p>
          </table:table-cell>
          <table:table-cell office:value-type="float" office:value="0.001291325" calcext:value-type="float">
            <text:p>0.0012913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1507" calcext:value-type="float">
            <text:p>0.0009015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019-12-02 22:16:39</text:p>
          </table:table-cell>
          <table:table-cell office:value-type="float" office:value="24.65999" calcext:value-type="float">
            <text:p>24.65999</text:p>
          </table:table-cell>
          <table:table-cell office:value-type="string" calcext:value-type="string">
            <text:p><text:s/></text:p>
          </table:table-cell>
          <table:table-cell office:value-type="float" office:value="0.140609758" calcext:value-type="float">
            <text:p>0.140609758</text:p>
          </table:table-cell>
          <table:table-cell office:value-type="float" office:value="0.17038407" calcext:value-type="float">
            <text:p>0.17038407</text:p>
          </table:table-cell>
          <table:table-cell office:value-type="float" office:value="0.13330044" calcext:value-type="float">
            <text:p>0.13330044</text:p>
          </table:table-cell>
          <table:table-cell office:value-type="float" office:value="5" calcext:value-type="float">
            <text:p>5</text:p>
          </table:table-cell>
          <table:table-cell office:value-type="float" office:value="0.131509916" calcext:value-type="float">
            <text:p>0.131509916</text:p>
          </table:table-cell>
          <table:table-cell/>
          <table:table-cell office:value-type="float" office:value="0.001148773" calcext:value-type="float">
            <text:p>0.001148773</text:p>
          </table:table-cell>
          <table:table-cell office:value-type="float" office:value="0.001392027" calcext:value-type="float">
            <text:p>0.001392027</text:p>
          </table:table-cell>
          <table:table-cell office:value-type="float" office:value="0.001089056" calcext:value-type="float">
            <text:p>0.0010890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4427" calcext:value-type="float">
            <text:p>0.001074427</text:p>
          </table:table-cell>
          <table:table-cell/>
          <table:table-cell office:value-type="float" office:value="0.00011017" calcext:value-type="float">
            <text:p>0.00011017</text:p>
          </table:table-cell>
          <table:table-cell office:value-type="float" office:value="0.000353424" calcext:value-type="float">
            <text:p>0.000353424</text:p>
          </table:table-cell>
          <table:table-cell office:value-type="float" office:value="0.000050453" calcext:value-type="float">
            <text:p>5.04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825" calcext:value-type="float">
            <text:p>3.5825E-05</text:p>
          </table:table-cell>
          <table:table-cell/>
          <table:table-cell office:value-type="float" office:value="24.662709991" calcext:value-type="float">
            <text:p>24.662709991</text:p>
          </table:table-cell>
          <table:table-cell office:value-type="float" office:value="24.668715448" calcext:value-type="float">
            <text:p>24.668715448</text:p>
          </table:table-cell>
          <table:table-cell office:value-type="float" office:value="24.661235702" calcext:value-type="float">
            <text:p>24.661235702</text:p>
          </table:table-cell>
          <table:table-cell office:value-type="float" office:value="25.642416755" calcext:value-type="float">
            <text:p>25.642416755</text:p>
          </table:table-cell>
          <table:table-cell office:value-type="float" office:value="24.660874553" calcext:value-type="float">
            <text:p>24.660874553</text:p>
          </table:table-cell>
          <table:table-cell/>
          <table:table-cell office:value-type="float" office:value="0.00279258" calcext:value-type="float">
            <text:p>0.00279258</text:p>
          </table:table-cell>
          <table:table-cell office:value-type="float" office:value="0.008958654" calcext:value-type="float">
            <text:p>0.008958654</text:p>
          </table:table-cell>
          <table:table-cell office:value-type="float" office:value="0.001278858" calcext:value-type="float">
            <text:p>0.0012788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0805" calcext:value-type="float">
            <text:p>0.000908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019-12-02 22:16:40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40488164" calcext:value-type="float">
            <text:p>0.140488164</text:p>
          </table:table-cell>
          <table:table-cell office:value-type="float" office:value="0.170194527" calcext:value-type="float">
            <text:p>0.170194527</text:p>
          </table:table-cell>
          <table:table-cell office:value-type="float" office:value="0.133483426" calcext:value-type="float">
            <text:p>0.133483426</text:p>
          </table:table-cell>
          <table:table-cell office:value-type="float" office:value="5" calcext:value-type="float">
            <text:p>5</text:p>
          </table:table-cell>
          <table:table-cell office:value-type="float" office:value="0.131456272" calcext:value-type="float">
            <text:p>0.131456272</text:p>
          </table:table-cell>
          <table:table-cell/>
          <table:table-cell office:value-type="float" office:value="0.001147779" calcext:value-type="float">
            <text:p>0.001147779</text:p>
          </table:table-cell>
          <table:table-cell office:value-type="float" office:value="0.001390478" calcext:value-type="float">
            <text:p>0.001390478</text:p>
          </table:table-cell>
          <table:table-cell office:value-type="float" office:value="0.001090551" calcext:value-type="float">
            <text:p>0.001090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989" calcext:value-type="float">
            <text:p>0.001073989</text:p>
          </table:table-cell>
          <table:table-cell/>
          <table:table-cell office:value-type="float" office:value="0.000109176" calcext:value-type="float">
            <text:p>0.000109176</text:p>
          </table:table-cell>
          <table:table-cell office:value-type="float" office:value="0.000351875" calcext:value-type="float">
            <text:p>0.000351875</text:p>
          </table:table-cell>
          <table:table-cell office:value-type="float" office:value="0.000051948" calcext:value-type="float">
            <text:p>5.194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386" calcext:value-type="float">
            <text:p>3.5386E-05</text:p>
          </table:table-cell>
          <table:table-cell/>
          <table:table-cell office:value-type="float" office:value="24.672793415" calcext:value-type="float">
            <text:p>24.672793415</text:p>
          </table:table-cell>
          <table:table-cell office:value-type="float" office:value="24.678785112" calcext:value-type="float">
            <text:p>24.678785112</text:p>
          </table:table-cell>
          <table:table-cell office:value-type="float" office:value="24.671380572" calcext:value-type="float">
            <text:p>24.671380572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971699" calcext:value-type="float">
            <text:p>24.670971699</text:p>
          </table:table-cell>
          <table:table-cell/>
          <table:table-cell office:value-type="float" office:value="0.002767398" calcext:value-type="float">
            <text:p>0.002767398</text:p>
          </table:table-cell>
          <table:table-cell office:value-type="float" office:value="0.008919401" calcext:value-type="float">
            <text:p>0.008919401</text:p>
          </table:table-cell>
          <table:table-cell office:value-type="float" office:value="0.001316754" calcext:value-type="float">
            <text:p>0.0013167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694" calcext:value-type="float">
            <text:p>0.0008969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2019-12-02 22:16:41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197294" calcext:value-type="float">
            <text:p>0.140197294</text:p>
          </table:table-cell>
          <table:table-cell office:value-type="float" office:value="0.170145055" calcext:value-type="float">
            <text:p>0.170145055</text:p>
          </table:table-cell>
          <table:table-cell office:value-type="float" office:value="0.133461372" calcext:value-type="float">
            <text:p>0.133461372</text:p>
          </table:table-cell>
          <table:table-cell office:value-type="float" office:value="5" calcext:value-type="float">
            <text:p>5</text:p>
          </table:table-cell>
          <table:table-cell office:value-type="float" office:value="0.13141574" calcext:value-type="float">
            <text:p>0.13141574</text:p>
          </table:table-cell>
          <table:table-cell/>
          <table:table-cell office:value-type="float" office:value="0.001145403" calcext:value-type="float">
            <text:p>0.001145403</text:p>
          </table:table-cell>
          <table:table-cell office:value-type="float" office:value="0.001390074" calcext:value-type="float">
            <text:p>0.001390074</text:p>
          </table:table-cell>
          <table:table-cell office:value-type="float" office:value="0.001090371" calcext:value-type="float">
            <text:p>0.0010903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58" calcext:value-type="float">
            <text:p>0.001073658</text:p>
          </table:table-cell>
          <table:table-cell/>
          <table:table-cell office:value-type="float" office:value="0.0001068" calcext:value-type="float">
            <text:p>0.0001068</text:p>
          </table:table-cell>
          <table:table-cell office:value-type="float" office:value="0.000351471" calcext:value-type="float">
            <text:p>0.000351471</text:p>
          </table:table-cell>
          <table:table-cell office:value-type="float" office:value="0.000051768" calcext:value-type="float">
            <text:p>5.17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55" calcext:value-type="float">
            <text:p>3.5055E-05</text:p>
          </table:table-cell>
          <table:table-cell/>
          <table:table-cell office:value-type="float" office:value="24.667680772" calcext:value-type="float">
            <text:p>24.667680772</text:p>
          </table:table-cell>
          <table:table-cell office:value-type="float" office:value="24.673721186" calcext:value-type="float">
            <text:p>24.673721186</text:p>
          </table:table-cell>
          <table:table-cell office:value-type="float" office:value="24.666322143" calcext:value-type="float">
            <text:p>24.666322143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909541" calcext:value-type="float">
            <text:p>24.665909541</text:p>
          </table:table-cell>
          <table:table-cell/>
          <table:table-cell office:value-type="float" office:value="0.002707161" calcext:value-type="float">
            <text:p>0.002707161</text:p>
          </table:table-cell>
          <table:table-cell office:value-type="float" office:value="0.008909155" calcext:value-type="float">
            <text:p>0.008909155</text:p>
          </table:table-cell>
          <table:table-cell office:value-type="float" office:value="0.001312187" calcext:value-type="float">
            <text:p>0.0013121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8546" calcext:value-type="float">
            <text:p>0.00088854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2019-12-02 22:16:43</text:p>
          </table:table-cell>
          <table:table-cell office:value-type="float" office:value="24.66504" calcext:value-type="float">
            <text:p>24.66504</text:p>
          </table:table-cell>
          <table:table-cell office:value-type="string" calcext:value-type="string">
            <text:p><text:s/></text:p>
          </table:table-cell>
          <table:table-cell office:value-type="float" office:value="0.140426772" calcext:value-type="float">
            <text:p>0.140426772</text:p>
          </table:table-cell>
          <table:table-cell office:value-type="float" office:value="0.170392414" calcext:value-type="float">
            <text:p>0.170392414</text:p>
          </table:table-cell>
          <table:table-cell office:value-type="float" office:value="0.135079042" calcext:value-type="float">
            <text:p>0.135079042</text:p>
          </table:table-cell>
          <table:table-cell office:value-type="float" office:value="5" calcext:value-type="float">
            <text:p>5</text:p>
          </table:table-cell>
          <table:table-cell office:value-type="float" office:value="0.13090016" calcext:value-type="float">
            <text:p>0.13090016</text:p>
          </table:table-cell>
          <table:table-cell/>
          <table:table-cell office:value-type="float" office:value="0.001147278" calcext:value-type="float">
            <text:p>0.001147278</text:p>
          </table:table-cell>
          <table:table-cell office:value-type="float" office:value="0.001392095" calcext:value-type="float">
            <text:p>0.001392095</text:p>
          </table:table-cell>
          <table:table-cell office:value-type="float" office:value="0.001103587" calcext:value-type="float">
            <text:p>0.0011035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446" calcext:value-type="float">
            <text:p>0.001069446</text:p>
          </table:table-cell>
          <table:table-cell/>
          <table:table-cell office:value-type="float" office:value="0.000108675" calcext:value-type="float">
            <text:p>0.000108675</text:p>
          </table:table-cell>
          <table:table-cell office:value-type="float" office:value="0.000353492" calcext:value-type="float">
            <text:p>0.000353492</text:p>
          </table:table-cell>
          <table:table-cell office:value-type="float" office:value="0.000064984" calcext:value-type="float">
            <text:p>6.498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843" calcext:value-type="float">
            <text:p>3.0843E-05</text:p>
          </table:table-cell>
          <table:table-cell/>
          <table:table-cell office:value-type="float" office:value="24.667727057" calcext:value-type="float">
            <text:p>24.667727057</text:p>
          </table:table-cell>
          <table:table-cell office:value-type="float" office:value="24.673771078" calcext:value-type="float">
            <text:p>24.673771078</text:p>
          </table:table-cell>
          <table:table-cell office:value-type="float" office:value="24.666648426" calcext:value-type="float">
            <text:p>24.666648426</text:p>
          </table:table-cell>
          <table:table-cell office:value-type="float" office:value="25.647466294" calcext:value-type="float">
            <text:p>25.647466294</text:p>
          </table:table-cell>
          <table:table-cell office:value-type="float" office:value="24.665805549" calcext:value-type="float">
            <text:p>24.665805549</text:p>
          </table:table-cell>
          <table:table-cell/>
          <table:table-cell office:value-type="float" office:value="0.002754684" calcext:value-type="float">
            <text:p>0.002754684</text:p>
          </table:table-cell>
          <table:table-cell office:value-type="float" office:value="0.008960382" calcext:value-type="float">
            <text:p>0.008960382</text:p>
          </table:table-cell>
          <table:table-cell office:value-type="float" office:value="0.001647198" calcext:value-type="float">
            <text:p>0.0016471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81772" calcext:value-type="float">
            <text:p>0.00078177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2019-12-02 22:16:44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40492337" calcext:value-type="float">
            <text:p>0.140492337</text:p>
          </table:table-cell>
          <table:table-cell office:value-type="float" office:value="0.170295259" calcext:value-type="float">
            <text:p>0.170295259</text:p>
          </table:table-cell>
          <table:table-cell office:value-type="float" office:value="0.134882347" calcext:value-type="float">
            <text:p>0.134882347</text:p>
          </table:table-cell>
          <table:table-cell office:value-type="float" office:value="5" calcext:value-type="float">
            <text:p>5</text:p>
          </table:table-cell>
          <table:table-cell office:value-type="float" office:value="0.131013409" calcext:value-type="float">
            <text:p>0.131013409</text:p>
          </table:table-cell>
          <table:table-cell/>
          <table:table-cell office:value-type="float" office:value="0.001147813" calcext:value-type="float">
            <text:p>0.001147813</text:p>
          </table:table-cell>
          <table:table-cell office:value-type="float" office:value="0.001391301" calcext:value-type="float">
            <text:p>0.001391301</text:p>
          </table:table-cell>
          <table:table-cell office:value-type="float" office:value="0.00110198" calcext:value-type="float">
            <text:p>0.00110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371" calcext:value-type="float">
            <text:p>0.001070371</text:p>
          </table:table-cell>
          <table:table-cell/>
          <table:table-cell office:value-type="float" office:value="0.00010921" calcext:value-type="float">
            <text:p>0.00010921</text:p>
          </table:table-cell>
          <table:table-cell office:value-type="float" office:value="0.000352698" calcext:value-type="float">
            <text:p>0.000352698</text:p>
          </table:table-cell>
          <table:table-cell office:value-type="float" office:value="0.000063377" calcext:value-type="float">
            <text:p>6.33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768" calcext:value-type="float">
            <text:p>3.1768E-05</text:p>
          </table:table-cell>
          <table:table-cell/>
          <table:table-cell office:value-type="float" office:value="24.672794257" calcext:value-type="float">
            <text:p>24.672794257</text:p>
          </table:table-cell>
          <table:table-cell office:value-type="float" office:value="24.678805429" calcext:value-type="float">
            <text:p>24.678805429</text:p>
          </table:table-cell>
          <table:table-cell office:value-type="float" office:value="24.671662732" calcext:value-type="float">
            <text:p>24.671662732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882374" calcext:value-type="float">
            <text:p>24.670882374</text:p>
          </table:table-cell>
          <table:table-cell/>
          <table:table-cell office:value-type="float" office:value="0.002768262" calcext:value-type="float">
            <text:p>0.002768262</text:p>
          </table:table-cell>
          <table:table-cell office:value-type="float" office:value="0.008940262" calcext:value-type="float">
            <text:p>0.008940262</text:p>
          </table:table-cell>
          <table:table-cell office:value-type="float" office:value="0.001606463" calcext:value-type="float">
            <text:p>0.0016064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5226" calcext:value-type="float">
            <text:p>0.0008052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2019-12-02 22:16:45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0450614" calcext:value-type="float">
            <text:p>0.140450614</text:p>
          </table:table-cell>
          <table:table-cell office:value-type="float" office:value="0.170032998" calcext:value-type="float">
            <text:p>0.170032998</text:p>
          </table:table-cell>
          <table:table-cell office:value-type="float" office:value="0.134263055" calcext:value-type="float">
            <text:p>0.134263055</text:p>
          </table:table-cell>
          <table:table-cell office:value-type="float" office:value="5" calcext:value-type="float">
            <text:p>5</text:p>
          </table:table-cell>
          <table:table-cell office:value-type="float" office:value="0.131171361" calcext:value-type="float">
            <text:p>0.131171361</text:p>
          </table:table-cell>
          <table:table-cell/>
          <table:table-cell office:value-type="float" office:value="0.001147472" calcext:value-type="float">
            <text:p>0.001147472</text:p>
          </table:table-cell>
          <table:table-cell office:value-type="float" office:value="0.001389158" calcext:value-type="float">
            <text:p>0.001389158</text:p>
          </table:table-cell>
          <table:table-cell office:value-type="float" office:value="0.00109692" calcext:value-type="float">
            <text:p>0.001096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661" calcext:value-type="float">
            <text:p>0.001071661</text:p>
          </table:table-cell>
          <table:table-cell/>
          <table:table-cell office:value-type="float" office:value="0.00010887" calcext:value-type="float">
            <text:p>0.00010887</text:p>
          </table:table-cell>
          <table:table-cell office:value-type="float" office:value="0.000350556" calcext:value-type="float">
            <text:p>0.000350556</text:p>
          </table:table-cell>
          <table:table-cell office:value-type="float" office:value="0.000058318" calcext:value-type="float">
            <text:p>5.831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059" calcext:value-type="float">
            <text:p>3.3059E-05</text:p>
          </table:table-cell>
          <table:table-cell/>
          <table:table-cell office:value-type="float" office:value="24.682893792" calcext:value-type="float">
            <text:p>24.682893792</text:p>
          </table:table-cell>
          <table:table-cell office:value-type="float" office:value="24.688860428" calcext:value-type="float">
            <text:p>24.688860428</text:p>
          </table:table-cell>
          <table:table-cell office:value-type="float" office:value="24.681645784" calcext:value-type="float">
            <text:p>24.681645784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1022201" calcext:value-type="float">
            <text:p>24.681022201</text:p>
          </table:table-cell>
          <table:table-cell/>
          <table:table-cell office:value-type="float" office:value="0.002759622" calcext:value-type="float">
            <text:p>0.002759622</text:p>
          </table:table-cell>
          <table:table-cell office:value-type="float" office:value="0.008885949" calcext:value-type="float">
            <text:p>0.008885949</text:p>
          </table:table-cell>
          <table:table-cell office:value-type="float" office:value="0.001478211" calcext:value-type="float">
            <text:p>0.0014782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7937" calcext:value-type="float">
            <text:p>0.0008379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2019-12-02 22:16:46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40404718" calcext:value-type="float">
            <text:p>0.140404718</text:p>
          </table:table-cell>
          <table:table-cell office:value-type="float" office:value="0.169981142" calcext:value-type="float">
            <text:p>0.169981142</text:p>
          </table:table-cell>
          <table:table-cell office:value-type="float" office:value="0.134785787" calcext:value-type="float">
            <text:p>0.134785787</text:p>
          </table:table-cell>
          <table:table-cell office:value-type="float" office:value="5" calcext:value-type="float">
            <text:p>5</text:p>
          </table:table-cell>
          <table:table-cell office:value-type="float" office:value="0.131036059" calcext:value-type="float">
            <text:p>0.131036059</text:p>
          </table:table-cell>
          <table:table-cell/>
          <table:table-cell office:value-type="float" office:value="0.001147097" calcext:value-type="float">
            <text:p>0.001147097</text:p>
          </table:table-cell>
          <table:table-cell office:value-type="float" office:value="0.001388735" calcext:value-type="float">
            <text:p>0.001388735</text:p>
          </table:table-cell>
          <table:table-cell office:value-type="float" office:value="0.001101191" calcext:value-type="float">
            <text:p>0.0011011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556" calcext:value-type="float">
            <text:p>0.001070556</text:p>
          </table:table-cell>
          <table:table-cell/>
          <table:table-cell office:value-type="float" office:value="0.000108495" calcext:value-type="float">
            <text:p>0.000108495</text:p>
          </table:table-cell>
          <table:table-cell office:value-type="float" office:value="0.000350132" calcext:value-type="float">
            <text:p>0.000350132</text:p>
          </table:table-cell>
          <table:table-cell office:value-type="float" office:value="0.000062588" calcext:value-type="float">
            <text:p>6.258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953" calcext:value-type="float">
            <text:p>3.1953E-05</text:p>
          </table:table-cell>
          <table:table-cell/>
          <table:table-cell office:value-type="float" office:value="24.672776584" calcext:value-type="float">
            <text:p>24.672776584</text:p>
          </table:table-cell>
          <table:table-cell office:value-type="float" office:value="24.678742073" calcext:value-type="float">
            <text:p>24.678742073</text:p>
          </table:table-cell>
          <table:table-cell office:value-type="float" office:value="24.671643257" calcext:value-type="float">
            <text:p>24.671643257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886943" calcext:value-type="float">
            <text:p>24.670886943</text:p>
          </table:table-cell>
          <table:table-cell/>
          <table:table-cell office:value-type="float" office:value="0.002750117" calcext:value-type="float">
            <text:p>0.002750117</text:p>
          </table:table-cell>
          <table:table-cell office:value-type="float" office:value="0.00887521" calcext:value-type="float">
            <text:p>0.00887521</text:p>
          </table:table-cell>
          <table:table-cell office:value-type="float" office:value="0.001586466" calcext:value-type="float">
            <text:p>0.0015864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9916" calcext:value-type="float">
            <text:p>0.0008099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2019-12-02 22:16:48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0342729" calcext:value-type="float">
            <text:p>0.140342729</text:p>
          </table:table-cell>
          <table:table-cell office:value-type="float" office:value="0.169913789" calcext:value-type="float">
            <text:p>0.169913789</text:p>
          </table:table-cell>
          <table:table-cell office:value-type="float" office:value="0.134551541" calcext:value-type="float">
            <text:p>0.134551541</text:p>
          </table:table-cell>
          <table:table-cell office:value-type="float" office:value="5" calcext:value-type="float">
            <text:p>5</text:p>
          </table:table-cell>
          <table:table-cell office:value-type="float" office:value="0.131074802" calcext:value-type="float">
            <text:p>0.131074802</text:p>
          </table:table-cell>
          <table:table-cell/>
          <table:table-cell office:value-type="float" office:value="0.001146591" calcext:value-type="float">
            <text:p>0.001146591</text:p>
          </table:table-cell>
          <table:table-cell office:value-type="float" office:value="0.001388185" calcext:value-type="float">
            <text:p>0.001388185</text:p>
          </table:table-cell>
          <table:table-cell office:value-type="float" office:value="0.001099277" calcext:value-type="float">
            <text:p>0.0010992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73" calcext:value-type="float">
            <text:p>0.001070873</text:p>
          </table:table-cell>
          <table:table-cell/>
          <table:table-cell office:value-type="float" office:value="0.000107988" calcext:value-type="float">
            <text:p>0.000107988</text:p>
          </table:table-cell>
          <table:table-cell office:value-type="float" office:value="0.000349582" calcext:value-type="float">
            <text:p>0.000349582</text:p>
          </table:table-cell>
          <table:table-cell office:value-type="float" office:value="0.000060675" calcext:value-type="float">
            <text:p>6.067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7" calcext:value-type="float">
            <text:p>3.227E-05</text:p>
          </table:table-cell>
          <table:table-cell/>
          <table:table-cell office:value-type="float" office:value="24.682872032" calcext:value-type="float">
            <text:p>24.682872032</text:p>
          </table:table-cell>
          <table:table-cell office:value-type="float" office:value="24.688836385" calcext:value-type="float">
            <text:p>24.688836385</text:p>
          </table:table-cell>
          <table:table-cell office:value-type="float" office:value="24.681703971" calcext:value-type="float">
            <text:p>24.681703971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1002725" calcext:value-type="float">
            <text:p>24.681002725</text:p>
          </table:table-cell>
          <table:table-cell/>
          <table:table-cell office:value-type="float" office:value="0.002737279" calcext:value-type="float">
            <text:p>0.002737279</text:p>
          </table:table-cell>
          <table:table-cell office:value-type="float" office:value="0.008861262" calcext:value-type="float">
            <text:p>0.008861262</text:p>
          </table:table-cell>
          <table:table-cell office:value-type="float" office:value="0.001537955" calcext:value-type="float">
            <text:p>0.0015379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794" calcext:value-type="float">
            <text:p>0.0008179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2019-12-02 22:16:49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40602009" calcext:value-type="float">
            <text:p>0.140602009</text:p>
          </table:table-cell>
          <table:table-cell office:value-type="float" office:value="0.169758221" calcext:value-type="float">
            <text:p>0.169758221</text:p>
          </table:table-cell>
          <table:table-cell office:value-type="float" office:value="0.134221927" calcext:value-type="float">
            <text:p>0.134221927</text:p>
          </table:table-cell>
          <table:table-cell office:value-type="float" office:value="5" calcext:value-type="float">
            <text:p>5</text:p>
          </table:table-cell>
          <table:table-cell office:value-type="float" office:value="0.131146327" calcext:value-type="float">
            <text:p>0.131146327</text:p>
          </table:table-cell>
          <table:table-cell/>
          <table:table-cell office:value-type="float" office:value="0.001148709" calcext:value-type="float">
            <text:p>0.001148709</text:p>
          </table:table-cell>
          <table:table-cell office:value-type="float" office:value="0.001386914" calcext:value-type="float">
            <text:p>0.001386914</text:p>
          </table:table-cell>
          <table:table-cell office:value-type="float" office:value="0.001096584" calcext:value-type="float">
            <text:p>0.0010965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457" calcext:value-type="float">
            <text:p>0.001071457</text:p>
          </table:table-cell>
          <table:table-cell/>
          <table:table-cell office:value-type="float" office:value="0.000110106" calcext:value-type="float">
            <text:p>0.000110106</text:p>
          </table:table-cell>
          <table:table-cell office:value-type="float" office:value="0.000348311" calcext:value-type="float">
            <text:p>0.000348311</text:p>
          </table:table-cell>
          <table:table-cell office:value-type="float" office:value="0.000057982" calcext:value-type="float">
            <text:p>5.79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854" calcext:value-type="float">
            <text:p>3.2854E-05</text:p>
          </table:table-cell>
          <table:table-cell/>
          <table:table-cell office:value-type="float" office:value="24.677870352" calcext:value-type="float">
            <text:p>24.677870352</text:p>
          </table:table-cell>
          <table:table-cell office:value-type="float" office:value="24.683751059" calcext:value-type="float">
            <text:p>24.683751059</text:p>
          </table:table-cell>
          <table:table-cell office:value-type="float" office:value="24.676583508" calcext:value-type="float">
            <text:p>24.676583508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5963168" calcext:value-type="float">
            <text:p>24.675963168</text:p>
          </table:table-cell>
          <table:table-cell/>
          <table:table-cell office:value-type="float" office:value="0.002790975" calcext:value-type="float">
            <text:p>0.002790975</text:p>
          </table:table-cell>
          <table:table-cell office:value-type="float" office:value="0.008829045" calcext:value-type="float">
            <text:p>0.008829045</text:p>
          </table:table-cell>
          <table:table-cell office:value-type="float" office:value="0.001469694" calcext:value-type="float">
            <text:p>0.0014696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2752" calcext:value-type="float">
            <text:p>0.00083275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2019-12-02 22:16:50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40521543" calcext:value-type="float">
            <text:p>0.140521543</text:p>
          </table:table-cell>
          <table:table-cell office:value-type="float" office:value="0.169396421" calcext:value-type="float">
            <text:p>0.169396421</text:p>
          </table:table-cell>
          <table:table-cell office:value-type="float" office:value="0.133473889" calcext:value-type="float">
            <text:p>0.133473889</text:p>
          </table:table-cell>
          <table:table-cell office:value-type="float" office:value="5" calcext:value-type="float">
            <text:p>5</text:p>
          </table:table-cell>
          <table:table-cell office:value-type="float" office:value="0.131401435" calcext:value-type="float">
            <text:p>0.131401435</text:p>
          </table:table-cell>
          <table:table-cell/>
          <table:table-cell office:value-type="float" office:value="0.001148052" calcext:value-type="float">
            <text:p>0.001148052</text:p>
          </table:table-cell>
          <table:table-cell office:value-type="float" office:value="0.001383958" calcext:value-type="float">
            <text:p>0.001383958</text:p>
          </table:table-cell>
          <table:table-cell office:value-type="float" office:value="0.001090473" calcext:value-type="float">
            <text:p>0.0010904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541" calcext:value-type="float">
            <text:p>0.001073541</text:p>
          </table:table-cell>
          <table:table-cell/>
          <table:table-cell office:value-type="float" office:value="0.000109449" calcext:value-type="float">
            <text:p>0.000109449</text:p>
          </table:table-cell>
          <table:table-cell office:value-type="float" office:value="0.000345355" calcext:value-type="float">
            <text:p>0.000345355</text:p>
          </table:table-cell>
          <table:table-cell office:value-type="float" office:value="0.00005187" calcext:value-type="float">
            <text:p>5.18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938" calcext:value-type="float">
            <text:p>3.4938E-05</text:p>
          </table:table-cell>
          <table:table-cell/>
          <table:table-cell office:value-type="float" office:value="24.672800147" calcext:value-type="float">
            <text:p>24.672800147</text:p>
          </table:table-cell>
          <table:table-cell office:value-type="float" office:value="24.678624136" calcext:value-type="float">
            <text:p>24.678624136</text:p>
          </table:table-cell>
          <table:table-cell office:value-type="float" office:value="24.671378649" calcext:value-type="float">
            <text:p>24.671378649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960639" calcext:value-type="float">
            <text:p>24.670960639</text:p>
          </table:table-cell>
          <table:table-cell/>
          <table:table-cell office:value-type="float" office:value="0.002774311" calcext:value-type="float">
            <text:p>0.002774311</text:p>
          </table:table-cell>
          <table:table-cell office:value-type="float" office:value="0.008754118" calcext:value-type="float">
            <text:p>0.008754118</text:p>
          </table:table-cell>
          <table:table-cell office:value-type="float" office:value="0.001314779" calcext:value-type="float">
            <text:p>0.0013147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5584" calcext:value-type="float">
            <text:p>0.00088558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2019-12-02 22:16:51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40602009" calcext:value-type="float">
            <text:p>0.140602009</text:p>
          </table:table-cell>
          <table:table-cell office:value-type="float" office:value="0.169407746" calcext:value-type="float">
            <text:p>0.169407746</text:p>
          </table:table-cell>
          <table:table-cell office:value-type="float" office:value="0.133455412" calcext:value-type="float">
            <text:p>0.133455412</text:p>
          </table:table-cell>
          <table:table-cell office:value-type="float" office:value="5" calcext:value-type="float">
            <text:p>5</text:p>
          </table:table-cell>
          <table:table-cell office:value-type="float" office:value="0.131424085" calcext:value-type="float">
            <text:p>0.131424085</text:p>
          </table:table-cell>
          <table:table-cell/>
          <table:table-cell office:value-type="float" office:value="0.001148709" calcext:value-type="float">
            <text:p>0.001148709</text:p>
          </table:table-cell>
          <table:table-cell office:value-type="float" office:value="0.00138405" calcext:value-type="float">
            <text:p>0.00138405</text:p>
          </table:table-cell>
          <table:table-cell office:value-type="float" office:value="0.001090322" calcext:value-type="float">
            <text:p>0.0010903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726" calcext:value-type="float">
            <text:p>0.001073726</text:p>
          </table:table-cell>
          <table:table-cell/>
          <table:table-cell office:value-type="float" office:value="0.000110106" calcext:value-type="float">
            <text:p>0.000110106</text:p>
          </table:table-cell>
          <table:table-cell office:value-type="float" office:value="0.000345447" calcext:value-type="float">
            <text:p>0.000345447</text:p>
          </table:table-cell>
          <table:table-cell office:value-type="float" office:value="0.000051719" calcext:value-type="float">
            <text:p>5.171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123" calcext:value-type="float">
            <text:p>3.5123E-05</text:p>
          </table:table-cell>
          <table:table-cell/>
          <table:table-cell office:value-type="float" office:value="24.677870352" calcext:value-type="float">
            <text:p>24.677870352</text:p>
          </table:table-cell>
          <table:table-cell office:value-type="float" office:value="24.683680369" calcext:value-type="float">
            <text:p>24.683680369</text:p>
          </table:table-cell>
          <table:table-cell office:value-type="float" office:value="24.676428904" calcext:value-type="float">
            <text:p>24.676428904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6019191" calcext:value-type="float">
            <text:p>24.676019191</text:p>
          </table:table-cell>
          <table:table-cell/>
          <table:table-cell office:value-type="float" office:value="0.002790975" calcext:value-type="float">
            <text:p>0.002790975</text:p>
          </table:table-cell>
          <table:table-cell office:value-type="float" office:value="0.008756464" calcext:value-type="float">
            <text:p>0.008756464</text:p>
          </table:table-cell>
          <table:table-cell office:value-type="float" office:value="0.001310952" calcext:value-type="float">
            <text:p>0.0013109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90275" calcext:value-type="float">
            <text:p>0.0008902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2019-12-02 22:16:53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40603201" calcext:value-type="float">
            <text:p>0.140603201</text:p>
          </table:table-cell>
          <table:table-cell office:value-type="float" office:value="0.169319531" calcext:value-type="float">
            <text:p>0.169319531</text:p>
          </table:table-cell>
          <table:table-cell office:value-type="float" office:value="0.13356866" calcext:value-type="float">
            <text:p>0.13356866</text:p>
          </table:table-cell>
          <table:table-cell office:value-type="float" office:value="5" calcext:value-type="float">
            <text:p>5</text:p>
          </table:table-cell>
          <table:table-cell office:value-type="float" office:value="0.131331698" calcext:value-type="float">
            <text:p>0.131331698</text:p>
          </table:table-cell>
          <table:table-cell/>
          <table:table-cell office:value-type="float" office:value="0.001148719" calcext:value-type="float">
            <text:p>0.001148719</text:p>
          </table:table-cell>
          <table:table-cell office:value-type="float" office:value="0.001383329" calcext:value-type="float">
            <text:p>0.001383329</text:p>
          </table:table-cell>
          <table:table-cell office:value-type="float" office:value="0.001091247" calcext:value-type="float">
            <text:p>0.0010912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971" calcext:value-type="float">
            <text:p>0.001072971</text:p>
          </table:table-cell>
          <table:table-cell/>
          <table:table-cell office:value-type="float" office:value="0.000110116" calcext:value-type="float">
            <text:p>0.000110116</text:p>
          </table:table-cell>
          <table:table-cell office:value-type="float" office:value="0.000344727" calcext:value-type="float">
            <text:p>0.000344727</text:p>
          </table:table-cell>
          <table:table-cell office:value-type="float" office:value="0.000052644" calcext:value-type="float">
            <text:p>5.264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369" calcext:value-type="float">
            <text:p>3.4369E-05</text:p>
          </table:table-cell>
          <table:table-cell/>
          <table:table-cell office:value-type="float" office:value="24.677870593" calcext:value-type="float">
            <text:p>24.677870593</text:p>
          </table:table-cell>
          <table:table-cell office:value-type="float" office:value="24.683662577" calcext:value-type="float">
            <text:p>24.683662577</text:p>
          </table:table-cell>
          <table:table-cell office:value-type="float" office:value="24.676451746" calcext:value-type="float">
            <text:p>24.676451746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6000556" calcext:value-type="float">
            <text:p>24.676000556</text:p>
          </table:table-cell>
          <table:table-cell/>
          <table:table-cell office:value-type="float" office:value="0.002791222" calcext:value-type="float">
            <text:p>0.002791222</text:p>
          </table:table-cell>
          <table:table-cell office:value-type="float" office:value="0.008738195" calcext:value-type="float">
            <text:p>0.008738195</text:p>
          </table:table-cell>
          <table:table-cell office:value-type="float" office:value="0.001334405" calcext:value-type="float">
            <text:p>0.0013344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1142" calcext:value-type="float">
            <text:p>0.0008711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2019-12-02 22:16:54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0544789" calcext:value-type="float">
            <text:p>0.140544789</text:p>
          </table:table-cell>
          <table:table-cell office:value-type="float" office:value="0.169298669" calcext:value-type="float">
            <text:p>0.169298669</text:p>
          </table:table-cell>
          <table:table-cell office:value-type="float" office:value="0.133974568" calcext:value-type="float">
            <text:p>0.133974568</text:p>
          </table:table-cell>
          <table:table-cell office:value-type="float" office:value="5" calcext:value-type="float">
            <text:p>5</text:p>
          </table:table-cell>
          <table:table-cell office:value-type="float" office:value="0.131232754" calcext:value-type="float">
            <text:p>0.131232754</text:p>
          </table:table-cell>
          <table:table-cell/>
          <table:table-cell office:value-type="float" office:value="0.001148242" calcext:value-type="float">
            <text:p>0.001148242</text:p>
          </table:table-cell>
          <table:table-cell office:value-type="float" office:value="0.001383159" calcext:value-type="float">
            <text:p>0.001383159</text:p>
          </table:table-cell>
          <table:table-cell office:value-type="float" office:value="0.001094563" calcext:value-type="float">
            <text:p>0.0010945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163" calcext:value-type="float">
            <text:p>0.001072163</text:p>
          </table:table-cell>
          <table:table-cell/>
          <table:table-cell office:value-type="float" office:value="0.000109639" calcext:value-type="float">
            <text:p>0.000109639</text:p>
          </table:table-cell>
          <table:table-cell office:value-type="float" office:value="0.000344556" calcext:value-type="float">
            <text:p>0.000344556</text:p>
          </table:table-cell>
          <table:table-cell office:value-type="float" office:value="0.000055961" calcext:value-type="float">
            <text:p>5.59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56" calcext:value-type="float">
            <text:p>3.356E-05</text:p>
          </table:table-cell>
          <table:table-cell/>
          <table:table-cell office:value-type="float" office:value="24.682912787" calcext:value-type="float">
            <text:p>24.682912787</text:p>
          </table:table-cell>
          <table:table-cell office:value-type="float" office:value="24.688712318" calcext:value-type="float">
            <text:p>24.688712318</text:p>
          </table:table-cell>
          <table:table-cell office:value-type="float" office:value="24.681587598" calcext:value-type="float">
            <text:p>24.681587598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1034584" calcext:value-type="float">
            <text:p>24.681034584</text:p>
          </table:table-cell>
          <table:table-cell/>
          <table:table-cell office:value-type="float" office:value="0.002779125" calcext:value-type="float">
            <text:p>0.002779125</text:p>
          </table:table-cell>
          <table:table-cell office:value-type="float" office:value="0.008733875" calcext:value-type="float">
            <text:p>0.008733875</text:p>
          </table:table-cell>
          <table:table-cell office:value-type="float" office:value="0.001418467" calcext:value-type="float">
            <text:p>0.0014184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0651" calcext:value-type="float">
            <text:p>0.0008506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019-12-02 22:16:55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4068188" calcext:value-type="float">
            <text:p>0.14068188</text:p>
          </table:table-cell>
          <table:table-cell office:value-type="float" office:value="0.169224163" calcext:value-type="float">
            <text:p>0.169224163</text:p>
          </table:table-cell>
          <table:table-cell office:value-type="float" office:value="0.134239213" calcext:value-type="float">
            <text:p>0.134239213</text:p>
          </table:table-cell>
          <table:table-cell office:value-type="float" office:value="5" calcext:value-type="float">
            <text:p>5</text:p>
          </table:table-cell>
          <table:table-cell office:value-type="float" office:value="0.131171957" calcext:value-type="float">
            <text:p>0.131171957</text:p>
          </table:table-cell>
          <table:table-cell/>
          <table:table-cell office:value-type="float" office:value="0.001149362" calcext:value-type="float">
            <text:p>0.001149362</text:p>
          </table:table-cell>
          <table:table-cell office:value-type="float" office:value="0.00138255" calcext:value-type="float">
            <text:p>0.00138255</text:p>
          </table:table-cell>
          <table:table-cell office:value-type="float" office:value="0.001096726" calcext:value-type="float">
            <text:p>0.0010967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666" calcext:value-type="float">
            <text:p>0.001071666</text:p>
          </table:table-cell>
          <table:table-cell/>
          <table:table-cell office:value-type="float" office:value="0.000110759" calcext:value-type="float">
            <text:p>0.000110759</text:p>
          </table:table-cell>
          <table:table-cell office:value-type="float" office:value="0.000343948" calcext:value-type="float">
            <text:p>0.000343948</text:p>
          </table:table-cell>
          <table:table-cell office:value-type="float" office:value="0.000058123" calcext:value-type="float">
            <text:p>5.812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064" calcext:value-type="float">
            <text:p>3.3064E-05</text:p>
          </table:table-cell>
          <table:table-cell/>
          <table:table-cell office:value-type="float" office:value="24.677886462" calcext:value-type="float">
            <text:p>24.677886462</text:p>
          </table:table-cell>
          <table:table-cell office:value-type="float" office:value="24.683643341" calcext:value-type="float">
            <text:p>24.683643341</text:p>
          </table:table-cell>
          <table:table-cell office:value-type="float" office:value="24.676586994" calcext:value-type="float">
            <text:p>24.676586994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5968337" calcext:value-type="float">
            <text:p>24.675968337</text:p>
          </table:table-cell>
          <table:table-cell/>
          <table:table-cell office:value-type="float" office:value="0.002807516" calcext:value-type="float">
            <text:p>0.002807516</text:p>
          </table:table-cell>
          <table:table-cell office:value-type="float" office:value="0.008718445" calcext:value-type="float">
            <text:p>0.008718445</text:p>
          </table:table-cell>
          <table:table-cell office:value-type="float" office:value="0.001473273" calcext:value-type="float">
            <text:p>0.0014732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806" calcext:value-type="float">
            <text:p>0.000838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2019-12-02 22:16:57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40504854" calcext:value-type="float">
            <text:p>0.140504854</text:p>
          </table:table-cell>
          <table:table-cell office:value-type="float" office:value="0.169042965" calcext:value-type="float">
            <text:p>0.169042965</text:p>
          </table:table-cell>
          <table:table-cell office:value-type="float" office:value="0.135111825" calcext:value-type="float">
            <text:p>0.135111825</text:p>
          </table:table-cell>
          <table:table-cell office:value-type="float" office:value="5" calcext:value-type="float">
            <text:p>5</text:p>
          </table:table-cell>
          <table:table-cell office:value-type="float" office:value="0.130986587" calcext:value-type="float">
            <text:p>0.130986587</text:p>
          </table:table-cell>
          <table:table-cell/>
          <table:table-cell office:value-type="float" office:value="0.001147915" calcext:value-type="float">
            <text:p>0.001147915</text:p>
          </table:table-cell>
          <table:table-cell office:value-type="float" office:value="0.00138107" calcext:value-type="float">
            <text:p>0.00138107</text:p>
          </table:table-cell>
          <table:table-cell office:value-type="float" office:value="0.001103855" calcext:value-type="float">
            <text:p>0.0011038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152" calcext:value-type="float">
            <text:p>0.001070152</text:p>
          </table:table-cell>
          <table:table-cell/>
          <table:table-cell office:value-type="float" office:value="0.000109313" calcext:value-type="float">
            <text:p>0.000109313</text:p>
          </table:table-cell>
          <table:table-cell office:value-type="float" office:value="0.000342467" calcext:value-type="float">
            <text:p>0.000342467</text:p>
          </table:table-cell>
          <table:table-cell office:value-type="float" office:value="0.000065252" calcext:value-type="float">
            <text:p>6.525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549" calcext:value-type="float">
            <text:p>3.1549E-05</text:p>
          </table:table-cell>
          <table:table-cell/>
          <table:table-cell office:value-type="float" office:value="24.687958708" calcext:value-type="float">
            <text:p>24.687958708</text:p>
          </table:table-cell>
          <table:table-cell office:value-type="float" office:value="24.693714693" calcext:value-type="float">
            <text:p>24.693714693</text:p>
          </table:table-cell>
          <table:table-cell office:value-type="float" office:value="24.686870959" calcext:value-type="float">
            <text:p>24.686870959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38917" calcext:value-type="float">
            <text:p>24.686038917</text:p>
          </table:table-cell>
          <table:table-cell/>
          <table:table-cell office:value-type="float" office:value="0.002770855" calcext:value-type="float">
            <text:p>0.002770855</text:p>
          </table:table-cell>
          <table:table-cell office:value-type="float" office:value="0.00868092" calcext:value-type="float">
            <text:p>0.00868092</text:p>
          </table:table-cell>
          <table:table-cell office:value-type="float" office:value="0.001653987" calcext:value-type="float">
            <text:p>0.0016539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9671" calcext:value-type="float">
            <text:p>0.0007996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019-12-02 22:16:58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40754597" calcext:value-type="float">
            <text:p>0.140754597</text:p>
          </table:table-cell>
          <table:table-cell office:value-type="float" office:value="0.168933293" calcext:value-type="float">
            <text:p>0.168933293</text:p>
          </table:table-cell>
          <table:table-cell office:value-type="float" office:value="0.135143415" calcext:value-type="float">
            <text:p>0.135143415</text:p>
          </table:table-cell>
          <table:table-cell office:value-type="float" office:value="5" calcext:value-type="float">
            <text:p>5</text:p>
          </table:table-cell>
          <table:table-cell office:value-type="float" office:value="0.1309544" calcext:value-type="float">
            <text:p>0.1309544</text:p>
          </table:table-cell>
          <table:table-cell/>
          <table:table-cell office:value-type="float" office:value="0.001149956" calcext:value-type="float">
            <text:p>0.001149956</text:p>
          </table:table-cell>
          <table:table-cell office:value-type="float" office:value="0.001380174" calcext:value-type="float">
            <text:p>0.001380174</text:p>
          </table:table-cell>
          <table:table-cell office:value-type="float" office:value="0.001104113" calcext:value-type="float">
            <text:p>0.0011041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889" calcext:value-type="float">
            <text:p>0.001069889</text:p>
          </table:table-cell>
          <table:table-cell/>
          <table:table-cell office:value-type="float" office:value="0.000111353" calcext:value-type="float">
            <text:p>0.000111353</text:p>
          </table:table-cell>
          <table:table-cell office:value-type="float" office:value="0.000341571" calcext:value-type="float">
            <text:p>0.000341571</text:p>
          </table:table-cell>
          <table:table-cell office:value-type="float" office:value="0.00006551" calcext:value-type="float">
            <text:p>6.55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286" calcext:value-type="float">
            <text:p>3.1286E-05</text:p>
          </table:table-cell>
          <table:table-cell/>
          <table:table-cell office:value-type="float" office:value="24.693063056" calcext:value-type="float">
            <text:p>24.693063056</text:p>
          </table:table-cell>
          <table:table-cell office:value-type="float" office:value="24.698746523" calcext:value-type="float">
            <text:p>24.698746523</text:p>
          </table:table-cell>
          <table:table-cell office:value-type="float" office:value="24.691931312" calcext:value-type="float">
            <text:p>24.691931312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8641" calcext:value-type="float">
            <text:p>24.69108641</text:p>
          </table:table-cell>
          <table:table-cell/>
          <table:table-cell office:value-type="float" office:value="0.002822575" calcext:value-type="float">
            <text:p>0.002822575</text:p>
          </table:table-cell>
          <table:table-cell office:value-type="float" office:value="0.008658208" calcext:value-type="float">
            <text:p>0.008658208</text:p>
          </table:table-cell>
          <table:table-cell office:value-type="float" office:value="0.001660529" calcext:value-type="float">
            <text:p>0.0016605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3005" calcext:value-type="float">
            <text:p>0.0007930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2019-12-02 22:16:59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41031163" calcext:value-type="float">
            <text:p>0.141031163</text:p>
          </table:table-cell>
          <table:table-cell office:value-type="float" office:value="0.168826004" calcext:value-type="float">
            <text:p>0.168826004</text:p>
          </table:table-cell>
          <table:table-cell office:value-type="float" office:value="0.13512911" calcext:value-type="float">
            <text:p>0.13512911</text:p>
          </table:table-cell>
          <table:table-cell office:value-type="float" office:value="5" calcext:value-type="float">
            <text:p>5</text:p>
          </table:table-cell>
          <table:table-cell office:value-type="float" office:value="0.130879299" calcext:value-type="float">
            <text:p>0.130879299</text:p>
          </table:table-cell>
          <table:table-cell/>
          <table:table-cell office:value-type="float" office:value="0.001152215" calcext:value-type="float">
            <text:p>0.001152215</text:p>
          </table:table-cell>
          <table:table-cell office:value-type="float" office:value="0.001379297" calcext:value-type="float">
            <text:p>0.001379297</text:p>
          </table:table-cell>
          <table:table-cell office:value-type="float" office:value="0.001103996" calcext:value-type="float">
            <text:p>0.0011039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275" calcext:value-type="float">
            <text:p>0.001069275</text:p>
          </table:table-cell>
          <table:table-cell/>
          <table:table-cell office:value-type="float" office:value="0.000113613" calcext:value-type="float">
            <text:p>0.000113613</text:p>
          </table:table-cell>
          <table:table-cell office:value-type="float" office:value="0.000340695" calcext:value-type="float">
            <text:p>0.000340695</text:p>
          </table:table-cell>
          <table:table-cell office:value-type="float" office:value="0.000065393" calcext:value-type="float">
            <text:p>6.53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673" calcext:value-type="float">
            <text:p>3.0673E-05</text:p>
          </table:table-cell>
          <table:table-cell/>
          <table:table-cell office:value-type="float" office:value="24.693118837" calcext:value-type="float">
            <text:p>24.693118837</text:p>
          </table:table-cell>
          <table:table-cell office:value-type="float" office:value="24.698724883" calcext:value-type="float">
            <text:p>24.698724883</text:p>
          </table:table-cell>
          <table:table-cell office:value-type="float" office:value="24.691928426" calcext:value-type="float">
            <text:p>24.691928426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71263" calcext:value-type="float">
            <text:p>24.691071263</text:p>
          </table:table-cell>
          <table:table-cell/>
          <table:table-cell office:value-type="float" office:value="0.00287985" calcext:value-type="float">
            <text:p>0.00287985</text:p>
          </table:table-cell>
          <table:table-cell office:value-type="float" office:value="0.008635989" calcext:value-type="float">
            <text:p>0.008635989</text:p>
          </table:table-cell>
          <table:table-cell office:value-type="float" office:value="0.001657567" calcext:value-type="float">
            <text:p>0.0016575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7452" calcext:value-type="float">
            <text:p>0.0007774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2019-12-02 22:17:00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1027587" calcext:value-type="float">
            <text:p>0.141027587</text:p>
          </table:table-cell>
          <table:table-cell office:value-type="float" office:value="0.168807527" calcext:value-type="float">
            <text:p>0.168807527</text:p>
          </table:table-cell>
          <table:table-cell office:value-type="float" office:value="0.135180966" calcext:value-type="float">
            <text:p>0.135180966</text:p>
          </table:table-cell>
          <table:table-cell office:value-type="float" office:value="5" calcext:value-type="float">
            <text:p>5</text:p>
          </table:table-cell>
          <table:table-cell office:value-type="float" office:value="0.130825058" calcext:value-type="float">
            <text:p>0.130825058</text:p>
          </table:table-cell>
          <table:table-cell/>
          <table:table-cell office:value-type="float" office:value="0.001152186" calcext:value-type="float">
            <text:p>0.001152186</text:p>
          </table:table-cell>
          <table:table-cell office:value-type="float" office:value="0.001379146" calcext:value-type="float">
            <text:p>0.001379146</text:p>
          </table:table-cell>
          <table:table-cell office:value-type="float" office:value="0.00110442" calcext:value-type="float">
            <text:p>0.001104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832" calcext:value-type="float">
            <text:p>0.001068832</text:p>
          </table:table-cell>
          <table:table-cell/>
          <table:table-cell office:value-type="float" office:value="0.000113583" calcext:value-type="float">
            <text:p>0.000113583</text:p>
          </table:table-cell>
          <table:table-cell office:value-type="float" office:value="0.000340544" calcext:value-type="float">
            <text:p>0.000340544</text:p>
          </table:table-cell>
          <table:table-cell office:value-type="float" office:value="0.000065817" calcext:value-type="float">
            <text:p>6.581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229" calcext:value-type="float">
            <text:p>3.0229E-05</text:p>
          </table:table-cell>
          <table:table-cell/>
          <table:table-cell office:value-type="float" office:value="24.683010165" calcext:value-type="float">
            <text:p>24.683010165</text:p>
          </table:table-cell>
          <table:table-cell office:value-type="float" office:value="24.688613257" calcext:value-type="float">
            <text:p>24.688613257</text:p>
          </table:table-cell>
          <table:table-cell office:value-type="float" office:value="24.681830924" calcext:value-type="float">
            <text:p>24.681830924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0952353" calcext:value-type="float">
            <text:p>24.680952353</text:p>
          </table:table-cell>
          <table:table-cell/>
          <table:table-cell office:value-type="float" office:value="0.00287911" calcext:value-type="float">
            <text:p>0.00287911</text:p>
          </table:table-cell>
          <table:table-cell office:value-type="float" office:value="0.008632163" calcext:value-type="float">
            <text:p>0.008632163</text:p>
          </table:table-cell>
          <table:table-cell office:value-type="float" office:value="0.001668306" calcext:value-type="float">
            <text:p>0.0016683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6219" calcext:value-type="float">
            <text:p>0.0007662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2019-12-02 22:17:02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0931027" calcext:value-type="float">
            <text:p>0.140931027</text:p>
          </table:table-cell>
          <table:table-cell office:value-type="float" office:value="0.168377777" calcext:value-type="float">
            <text:p>0.168377777</text:p>
          </table:table-cell>
          <table:table-cell office:value-type="float" office:value="0.133721248" calcext:value-type="float">
            <text:p>0.133721248</text:p>
          </table:table-cell>
          <table:table-cell office:value-type="float" office:value="5" calcext:value-type="float">
            <text:p>5</text:p>
          </table:table-cell>
          <table:table-cell office:value-type="float" office:value="0.131368057" calcext:value-type="float">
            <text:p>0.131368057</text:p>
          </table:table-cell>
          <table:table-cell/>
          <table:table-cell office:value-type="float" office:value="0.001151397" calcext:value-type="float">
            <text:p>0.001151397</text:p>
          </table:table-cell>
          <table:table-cell office:value-type="float" office:value="0.001375635" calcext:value-type="float">
            <text:p>0.001375635</text:p>
          </table:table-cell>
          <table:table-cell office:value-type="float" office:value="0.001092494" calcext:value-type="float">
            <text:p>0.0010924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268" calcext:value-type="float">
            <text:p>0.001073268</text:p>
          </table:table-cell>
          <table:table-cell/>
          <table:table-cell office:value-type="float" office:value="0.000112795" calcext:value-type="float">
            <text:p>0.000112795</text:p>
          </table:table-cell>
          <table:table-cell office:value-type="float" office:value="0.000337033" calcext:value-type="float">
            <text:p>0.000337033</text:p>
          </table:table-cell>
          <table:table-cell office:value-type="float" office:value="0.000053891" calcext:value-type="float">
            <text:p>5.38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666" calcext:value-type="float">
            <text:p>3.4666E-05</text:p>
          </table:table-cell>
          <table:table-cell/>
          <table:table-cell office:value-type="float" office:value="24.682990689" calcext:value-type="float">
            <text:p>24.682990689</text:p>
          </table:table-cell>
          <table:table-cell office:value-type="float" office:value="24.688526579" calcext:value-type="float">
            <text:p>24.688526579</text:p>
          </table:table-cell>
          <table:table-cell office:value-type="float" office:value="24.681536504" calcext:value-type="float">
            <text:p>24.681536504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1061874" calcext:value-type="float">
            <text:p>24.681061874</text:p>
          </table:table-cell>
          <table:table-cell/>
          <table:table-cell office:value-type="float" office:value="0.002859113" calcext:value-type="float">
            <text:p>0.002859113</text:p>
          </table:table-cell>
          <table:table-cell office:value-type="float" office:value="0.008543164" calcext:value-type="float">
            <text:p>0.008543164</text:p>
          </table:table-cell>
          <table:table-cell office:value-type="float" office:value="0.001366006" calcext:value-type="float">
            <text:p>0.0013660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8671" calcext:value-type="float">
            <text:p>0.0008786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2019-12-02 22:17:03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40929239" calcext:value-type="float">
            <text:p>0.140929239</text:p>
          </table:table-cell>
          <table:table-cell office:value-type="float" office:value="0.168353339" calcext:value-type="float">
            <text:p>0.168353339</text:p>
          </table:table-cell>
          <table:table-cell office:value-type="float" office:value="0.134504453" calcext:value-type="float">
            <text:p>0.134504453</text:p>
          </table:table-cell>
          <table:table-cell office:value-type="float" office:value="5" calcext:value-type="float">
            <text:p>5</text:p>
          </table:table-cell>
          <table:table-cell office:value-type="float" office:value="0.13105096" calcext:value-type="float">
            <text:p>0.13105096</text:p>
          </table:table-cell>
          <table:table-cell/>
          <table:table-cell office:value-type="float" office:value="0.001151383" calcext:value-type="float">
            <text:p>0.001151383</text:p>
          </table:table-cell>
          <table:table-cell office:value-type="float" office:value="0.001375436" calcext:value-type="float">
            <text:p>0.001375436</text:p>
          </table:table-cell>
          <table:table-cell office:value-type="float" office:value="0.001098893" calcext:value-type="float">
            <text:p>0.0010988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78" calcext:value-type="float">
            <text:p>0.001070678</text:p>
          </table:table-cell>
          <table:table-cell/>
          <table:table-cell office:value-type="float" office:value="0.00011278" calcext:value-type="float">
            <text:p>0.00011278</text:p>
          </table:table-cell>
          <table:table-cell office:value-type="float" office:value="0.000336833" calcext:value-type="float">
            <text:p>0.000336833</text:p>
          </table:table-cell>
          <table:table-cell office:value-type="float" office:value="0.00006029" calcext:value-type="float">
            <text:p>6.02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75" calcext:value-type="float">
            <text:p>3.2075E-05</text:p>
          </table:table-cell>
          <table:table-cell/>
          <table:table-cell office:value-type="float" office:value="24.682990329" calcext:value-type="float">
            <text:p>24.682990329</text:p>
          </table:table-cell>
          <table:table-cell office:value-type="float" office:value="24.68852165" calcext:value-type="float">
            <text:p>24.68852165</text:p>
          </table:table-cell>
          <table:table-cell office:value-type="float" office:value="24.681694474" calcext:value-type="float">
            <text:p>24.681694474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0997916" calcext:value-type="float">
            <text:p>24.680997916</text:p>
          </table:table-cell>
          <table:table-cell/>
          <table:table-cell office:value-type="float" office:value="0.002858742" calcext:value-type="float">
            <text:p>0.002858742</text:p>
          </table:table-cell>
          <table:table-cell office:value-type="float" office:value="0.008538104" calcext:value-type="float">
            <text:p>0.008538104</text:p>
          </table:table-cell>
          <table:table-cell office:value-type="float" office:value="0.001528203" calcext:value-type="float">
            <text:p>0.0015282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3002" calcext:value-type="float">
            <text:p>0.00081300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2019-12-02 22:17:04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40939968" calcext:value-type="float">
            <text:p>0.140939968</text:p>
          </table:table-cell>
          <table:table-cell office:value-type="float" office:value="0.168393274" calcext:value-type="float">
            <text:p>0.168393274</text:p>
          </table:table-cell>
          <table:table-cell office:value-type="float" office:value="0.1346934" calcext:value-type="float">
            <text:p>0.1346934</text:p>
          </table:table-cell>
          <table:table-cell office:value-type="float" office:value="5" calcext:value-type="float">
            <text:p>5</text:p>
          </table:table-cell>
          <table:table-cell office:value-type="float" office:value="0.131012813" calcext:value-type="float">
            <text:p>0.131012813</text:p>
          </table:table-cell>
          <table:table-cell/>
          <table:table-cell office:value-type="float" office:value="0.00115147" calcext:value-type="float">
            <text:p>0.00115147</text:p>
          </table:table-cell>
          <table:table-cell office:value-type="float" office:value="0.001375762" calcext:value-type="float">
            <text:p>0.001375762</text:p>
          </table:table-cell>
          <table:table-cell office:value-type="float" office:value="0.001100436" calcext:value-type="float">
            <text:p>0.0011004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366" calcext:value-type="float">
            <text:p>0.001070366</text:p>
          </table:table-cell>
          <table:table-cell/>
          <table:table-cell office:value-type="float" office:value="0.000112868" calcext:value-type="float">
            <text:p>0.000112868</text:p>
          </table:table-cell>
          <table:table-cell office:value-type="float" office:value="0.000337159" calcext:value-type="float">
            <text:p>0.000337159</text:p>
          </table:table-cell>
          <table:table-cell office:value-type="float" office:value="0.000061834" calcext:value-type="float">
            <text:p>6.18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763" calcext:value-type="float">
            <text:p>3.1763E-05</text:p>
          </table:table-cell>
          <table:table-cell/>
          <table:table-cell office:value-type="float" office:value="24.693100444" calcext:value-type="float">
            <text:p>24.693100444</text:p>
          </table:table-cell>
          <table:table-cell office:value-type="float" office:value="24.698637605" calcext:value-type="float">
            <text:p>24.698637605</text:p>
          </table:table-cell>
          <table:table-cell office:value-type="float" office:value="24.691840546" calcext:value-type="float">
            <text:p>24.691840546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98192" calcext:value-type="float">
            <text:p>24.691098192</text:p>
          </table:table-cell>
          <table:table-cell/>
          <table:table-cell office:value-type="float" office:value="0.002860964" calcext:value-type="float">
            <text:p>0.002860964</text:p>
          </table:table-cell>
          <table:table-cell office:value-type="float" office:value="0.008546374" calcext:value-type="float">
            <text:p>0.008546374</text:p>
          </table:table-cell>
          <table:table-cell office:value-type="float" office:value="0.001567333" calcext:value-type="float">
            <text:p>0.0015673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5102" calcext:value-type="float">
            <text:p>0.0008051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2019-12-02 22:17:05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40805261" calcext:value-type="float">
            <text:p>0.140805261</text:p>
          </table:table-cell>
          <table:table-cell office:value-type="float" office:value="0.168293735" calcext:value-type="float">
            <text:p>0.168293735</text:p>
          </table:table-cell>
          <table:table-cell office:value-type="float" office:value="0.134807245" calcext:value-type="float">
            <text:p>0.134807245</text:p>
          </table:table-cell>
          <table:table-cell office:value-type="float" office:value="5" calcext:value-type="float">
            <text:p>5</text:p>
          </table:table-cell>
          <table:table-cell office:value-type="float" office:value="0.131034867" calcext:value-type="float">
            <text:p>0.131034867</text:p>
          </table:table-cell>
          <table:table-cell/>
          <table:table-cell office:value-type="float" office:value="0.00115037" calcext:value-type="float">
            <text:p>0.00115037</text:p>
          </table:table-cell>
          <table:table-cell office:value-type="float" office:value="0.001374949" calcext:value-type="float">
            <text:p>0.001374949</text:p>
          </table:table-cell>
          <table:table-cell office:value-type="float" office:value="0.001101366" calcext:value-type="float">
            <text:p>0.0011013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546" calcext:value-type="float">
            <text:p>0.001070546</text:p>
          </table:table-cell>
          <table:table-cell/>
          <table:table-cell office:value-type="float" office:value="0.000111767" calcext:value-type="float">
            <text:p>0.000111767</text:p>
          </table:table-cell>
          <table:table-cell office:value-type="float" office:value="0.000336346" calcext:value-type="float">
            <text:p>0.000336346</text:p>
          </table:table-cell>
          <table:table-cell office:value-type="float" office:value="0.000062764" calcext:value-type="float">
            <text:p>6.276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944" calcext:value-type="float">
            <text:p>3.1944E-05</text:p>
          </table:table-cell>
          <table:table-cell/>
          <table:table-cell office:value-type="float" office:value="24.688019298" calcext:value-type="float">
            <text:p>24.688019298</text:p>
          </table:table-cell>
          <table:table-cell office:value-type="float" office:value="24.693563578" calcext:value-type="float">
            <text:p>24.693563578</text:p>
          </table:table-cell>
          <table:table-cell office:value-type="float" office:value="24.686809527" calcext:value-type="float">
            <text:p>24.686809527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48655" calcext:value-type="float">
            <text:p>24.686048655</text:p>
          </table:table-cell>
          <table:table-cell/>
          <table:table-cell office:value-type="float" office:value="0.002833067" calcext:value-type="float">
            <text:p>0.002833067</text:p>
          </table:table-cell>
          <table:table-cell office:value-type="float" office:value="0.00852576" calcext:value-type="float">
            <text:p>0.00852576</text:p>
          </table:table-cell>
          <table:table-cell office:value-type="float" office:value="0.00159091" calcext:value-type="float">
            <text:p>0.001590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9669" calcext:value-type="float">
            <text:p>0.00080966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2019-12-02 22:17:07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0677707" calcext:value-type="float">
            <text:p>0.140677707</text:p>
          </table:table-cell>
          <table:table-cell office:value-type="float" office:value="0.168218037" calcext:value-type="float">
            <text:p>0.168218037</text:p>
          </table:table-cell>
          <table:table-cell office:value-type="float" office:value="0.134887711" calcext:value-type="float">
            <text:p>0.134887711</text:p>
          </table:table-cell>
          <table:table-cell office:value-type="float" office:value="5" calcext:value-type="float">
            <text:p>5</text:p>
          </table:table-cell>
          <table:table-cell office:value-type="float" office:value="0.130965129" calcext:value-type="float">
            <text:p>0.130965129</text:p>
          </table:table-cell>
          <table:table-cell/>
          <table:table-cell office:value-type="float" office:value="0.001149328" calcext:value-type="float">
            <text:p>0.001149328</text:p>
          </table:table-cell>
          <table:table-cell office:value-type="float" office:value="0.00137433" calcext:value-type="float">
            <text:p>0.00137433</text:p>
          </table:table-cell>
          <table:table-cell office:value-type="float" office:value="0.001102024" calcext:value-type="float">
            <text:p>0.0011020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977" calcext:value-type="float">
            <text:p>0.001069977</text:p>
          </table:table-cell>
          <table:table-cell/>
          <table:table-cell office:value-type="float" office:value="0.000110725" calcext:value-type="float">
            <text:p>0.000110725</text:p>
          </table:table-cell>
          <table:table-cell office:value-type="float" office:value="0.000335728" calcext:value-type="float">
            <text:p>0.000335728</text:p>
          </table:table-cell>
          <table:table-cell office:value-type="float" office:value="0.000063421" calcext:value-type="float">
            <text:p>6.34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374" calcext:value-type="float">
            <text:p>3.1374E-05</text:p>
          </table:table-cell>
          <table:table-cell/>
          <table:table-cell office:value-type="float" office:value="24.698101524" calcext:value-type="float">
            <text:p>24.698101524</text:p>
          </table:table-cell>
          <table:table-cell office:value-type="float" office:value="24.703656211" calcext:value-type="float">
            <text:p>24.703656211</text:p>
          </table:table-cell>
          <table:table-cell office:value-type="float" office:value="24.696933719" calcext:value-type="float">
            <text:p>24.696933719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42559" calcext:value-type="float">
            <text:p>24.696142559</text:p>
          </table:table-cell>
          <table:table-cell/>
          <table:table-cell office:value-type="float" office:value="0.002806652" calcext:value-type="float">
            <text:p>0.002806652</text:p>
          </table:table-cell>
          <table:table-cell office:value-type="float" office:value="0.008510083" calcext:value-type="float">
            <text:p>0.008510083</text:p>
          </table:table-cell>
          <table:table-cell office:value-type="float" office:value="0.001607574" calcext:value-type="float">
            <text:p>0.0016075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5227" calcext:value-type="float">
            <text:p>0.0007952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2019-12-02 22:17:08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0744464" calcext:value-type="float">
            <text:p>0.140744464</text:p>
          </table:table-cell>
          <table:table-cell office:value-type="float" office:value="0.167514106" calcext:value-type="float">
            <text:p>0.167514106</text:p>
          </table:table-cell>
          <table:table-cell office:value-type="float" office:value="0.134881751" calcext:value-type="float">
            <text:p>0.134881751</text:p>
          </table:table-cell>
          <table:table-cell office:value-type="float" office:value="5" calcext:value-type="float">
            <text:p>5</text:p>
          </table:table-cell>
          <table:table-cell office:value-type="float" office:value="0.130984203" calcext:value-type="float">
            <text:p>0.130984203</text:p>
          </table:table-cell>
          <table:table-cell/>
          <table:table-cell office:value-type="float" office:value="0.001149873" calcext:value-type="float">
            <text:p>0.001149873</text:p>
          </table:table-cell>
          <table:table-cell office:value-type="float" office:value="0.001368579" calcext:value-type="float">
            <text:p>0.001368579</text:p>
          </table:table-cell>
          <table:table-cell office:value-type="float" office:value="0.001101975" calcext:value-type="float">
            <text:p>0.0011019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132" calcext:value-type="float">
            <text:p>0.001070132</text:p>
          </table:table-cell>
          <table:table-cell/>
          <table:table-cell office:value-type="float" office:value="0.00011127" calcext:value-type="float">
            <text:p>0.00011127</text:p>
          </table:table-cell>
          <table:table-cell office:value-type="float" office:value="0.000329977" calcext:value-type="float">
            <text:p>0.000329977</text:p>
          </table:table-cell>
          <table:table-cell office:value-type="float" office:value="0.000063372" calcext:value-type="float">
            <text:p>6.33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53" calcext:value-type="float">
            <text:p>3.153E-05</text:p>
          </table:table-cell>
          <table:table-cell/>
          <table:table-cell office:value-type="float" office:value="24.698114988" calcext:value-type="float">
            <text:p>24.698114988</text:p>
          </table:table-cell>
          <table:table-cell office:value-type="float" office:value="24.703514234" calcext:value-type="float">
            <text:p>24.703514234</text:p>
          </table:table-cell>
          <table:table-cell office:value-type="float" office:value="24.696932517" calcext:value-type="float">
            <text:p>24.696932517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46406" calcext:value-type="float">
            <text:p>24.696146406</text:p>
          </table:table-cell>
          <table:table-cell/>
          <table:table-cell office:value-type="float" office:value="0.002820477" calcext:value-type="float">
            <text:p>0.002820477</text:p>
          </table:table-cell>
          <table:table-cell office:value-type="float" office:value="0.008364304" calcext:value-type="float">
            <text:p>0.008364304</text:p>
          </table:table-cell>
          <table:table-cell office:value-type="float" office:value="0.00160634" calcext:value-type="float">
            <text:p>0.001606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9177" calcext:value-type="float">
            <text:p>0.00079917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2019-12-02 22:17:09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40868442" calcext:value-type="float">
            <text:p>0.140868442</text:p>
          </table:table-cell>
          <table:table-cell office:value-type="float" office:value="0.168017765" calcext:value-type="float">
            <text:p>0.168017765</text:p>
          </table:table-cell>
          <table:table-cell office:value-type="float" office:value="0.134633796" calcext:value-type="float">
            <text:p>0.134633796</text:p>
          </table:table-cell>
          <table:table-cell office:value-type="float" office:value="5" calcext:value-type="float">
            <text:p>5</text:p>
          </table:table-cell>
          <table:table-cell office:value-type="float" office:value="0.131043211" calcext:value-type="float">
            <text:p>0.131043211</text:p>
          </table:table-cell>
          <table:table-cell/>
          <table:table-cell office:value-type="float" office:value="0.001150886" calcext:value-type="float">
            <text:p>0.001150886</text:p>
          </table:table-cell>
          <table:table-cell office:value-type="float" office:value="0.001372694" calcext:value-type="float">
            <text:p>0.001372694</text:p>
          </table:table-cell>
          <table:table-cell office:value-type="float" office:value="0.001099949" calcext:value-type="float">
            <text:p>0.0010999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14" calcext:value-type="float">
            <text:p>0.001070614</text:p>
          </table:table-cell>
          <table:table-cell/>
          <table:table-cell office:value-type="float" office:value="0.000112283" calcext:value-type="float">
            <text:p>0.000112283</text:p>
          </table:table-cell>
          <table:table-cell office:value-type="float" office:value="0.000334091" calcext:value-type="float">
            <text:p>0.000334091</text:p>
          </table:table-cell>
          <table:table-cell office:value-type="float" office:value="0.000061347" calcext:value-type="float">
            <text:p>6.134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12" calcext:value-type="float">
            <text:p>3.2012E-05</text:p>
          </table:table-cell>
          <table:table-cell/>
          <table:table-cell office:value-type="float" office:value="24.693086017" calcext:value-type="float">
            <text:p>24.693086017</text:p>
          </table:table-cell>
          <table:table-cell office:value-type="float" office:value="24.698561867" calcext:value-type="float">
            <text:p>24.698561867</text:p>
          </table:table-cell>
          <table:table-cell office:value-type="float" office:value="24.691828524" calcext:value-type="float">
            <text:p>24.691828524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104323" calcext:value-type="float">
            <text:p>24.691104323</text:p>
          </table:table-cell>
          <table:table-cell/>
          <table:table-cell office:value-type="float" office:value="0.002846152" calcext:value-type="float">
            <text:p>0.002846152</text:p>
          </table:table-cell>
          <table:table-cell office:value-type="float" office:value="0.008468608" calcext:value-type="float">
            <text:p>0.008468608</text:p>
          </table:table-cell>
          <table:table-cell office:value-type="float" office:value="0.001554989" calcext:value-type="float">
            <text:p>0.0015549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1398" calcext:value-type="float">
            <text:p>0.00081139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2019-12-02 22:17:10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0933411" calcext:value-type="float">
            <text:p>0.140933411</text:p>
          </table:table-cell>
          <table:table-cell office:value-type="float" office:value="0.167861005" calcext:value-type="float">
            <text:p>0.167861005</text:p>
          </table:table-cell>
          <table:table-cell office:value-type="float" office:value="0.134425179" calcext:value-type="float">
            <text:p>0.134425179</text:p>
          </table:table-cell>
          <table:table-cell office:value-type="float" office:value="5" calcext:value-type="float">
            <text:p>5</text:p>
          </table:table-cell>
          <table:table-cell office:value-type="float" office:value="0.131069437" calcext:value-type="float">
            <text:p>0.131069437</text:p>
          </table:table-cell>
          <table:table-cell/>
          <table:table-cell office:value-type="float" office:value="0.001151417" calcext:value-type="float">
            <text:p>0.001151417</text:p>
          </table:table-cell>
          <table:table-cell office:value-type="float" office:value="0.001371413" calcext:value-type="float">
            <text:p>0.001371413</text:p>
          </table:table-cell>
          <table:table-cell office:value-type="float" office:value="0.001098245" calcext:value-type="float">
            <text:p>0.0010982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29" calcext:value-type="float">
            <text:p>0.001070829</text:p>
          </table:table-cell>
          <table:table-cell/>
          <table:table-cell office:value-type="float" office:value="0.000112814" calcext:value-type="float">
            <text:p>0.000112814</text:p>
          </table:table-cell>
          <table:table-cell office:value-type="float" office:value="0.000332811" calcext:value-type="float">
            <text:p>0.000332811</text:p>
          </table:table-cell>
          <table:table-cell office:value-type="float" office:value="0.000059642" calcext:value-type="float">
            <text:p>5.964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26" calcext:value-type="float">
            <text:p>3.2226E-05</text:p>
          </table:table-cell>
          <table:table-cell/>
          <table:table-cell office:value-type="float" office:value="24.698153097" calcext:value-type="float">
            <text:p>24.698153097</text:p>
          </table:table-cell>
          <table:table-cell office:value-type="float" office:value="24.703584201" calcext:value-type="float">
            <text:p>24.703584201</text:p>
          </table:table-cell>
          <table:table-cell office:value-type="float" office:value="24.696840429" calcext:value-type="float">
            <text:p>24.696840429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63598" calcext:value-type="float">
            <text:p>24.696163598</text:p>
          </table:table-cell>
          <table:table-cell/>
          <table:table-cell office:value-type="float" office:value="0.002859606" calcext:value-type="float">
            <text:p>0.002859606</text:p>
          </table:table-cell>
          <table:table-cell office:value-type="float" office:value="0.008436144" calcext:value-type="float">
            <text:p>0.008436144</text:p>
          </table:table-cell>
          <table:table-cell office:value-type="float" office:value="0.001511786" calcext:value-type="float">
            <text:p>0.0015117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829" calcext:value-type="float">
            <text:p>0.00081682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2019-12-02 22:17:12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41070502" calcext:value-type="float">
            <text:p>0.141070502</text:p>
          </table:table-cell>
          <table:table-cell office:value-type="float" office:value="0.167964717" calcext:value-type="float">
            <text:p>0.167964717</text:p>
          </table:table-cell>
          <table:table-cell office:value-type="float" office:value="0.13433756" calcext:value-type="float">
            <text:p>0.13433756</text:p>
          </table:table-cell>
          <table:table-cell office:value-type="float" office:value="5" calcext:value-type="float">
            <text:p>5</text:p>
          </table:table-cell>
          <table:table-cell office:value-type="float" office:value="0.131102816" calcext:value-type="float">
            <text:p>0.131102816</text:p>
          </table:table-cell>
          <table:table-cell/>
          <table:table-cell office:value-type="float" office:value="0.001152537" calcext:value-type="float">
            <text:p>0.001152537</text:p>
          </table:table-cell>
          <table:table-cell office:value-type="float" office:value="0.001372261" calcext:value-type="float">
            <text:p>0.001372261</text:p>
          </table:table-cell>
          <table:table-cell office:value-type="float" office:value="0.001097529" calcext:value-type="float">
            <text:p>0.0010975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101" calcext:value-type="float">
            <text:p>0.001071101</text:p>
          </table:table-cell>
          <table:table-cell/>
          <table:table-cell office:value-type="float" office:value="0.000113934" calcext:value-type="float">
            <text:p>0.000113934</text:p>
          </table:table-cell>
          <table:table-cell office:value-type="float" office:value="0.000333658" calcext:value-type="float">
            <text:p>0.000333658</text:p>
          </table:table-cell>
          <table:table-cell office:value-type="float" office:value="0.000058926" calcext:value-type="float">
            <text:p>5.892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99" calcext:value-type="float">
            <text:p>3.2499E-05</text:p>
          </table:table-cell>
          <table:table-cell/>
          <table:table-cell office:value-type="float" office:value="24.693126772" calcext:value-type="float">
            <text:p>24.693126772</text:p>
          </table:table-cell>
          <table:table-cell office:value-type="float" office:value="24.698551168" calcext:value-type="float">
            <text:p>24.698551168</text:p>
          </table:table-cell>
          <table:table-cell office:value-type="float" office:value="24.691768775" calcext:value-type="float">
            <text:p>24.691768775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116345" calcext:value-type="float">
            <text:p>24.691116345</text:p>
          </table:table-cell>
          <table:table-cell/>
          <table:table-cell office:value-type="float" office:value="0.002887997" calcext:value-type="float">
            <text:p>0.002887997</text:p>
          </table:table-cell>
          <table:table-cell office:value-type="float" office:value="0.008457623" calcext:value-type="float">
            <text:p>0.008457623</text:p>
          </table:table-cell>
          <table:table-cell office:value-type="float" office:value="0.001493641" calcext:value-type="float">
            <text:p>0.0014936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3741" calcext:value-type="float">
            <text:p>0.0008237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2019-12-02 22:17:13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048448" calcext:value-type="float">
            <text:p>0.141048448</text:p>
          </table:table-cell>
          <table:table-cell office:value-type="float" office:value="0.167656561" calcext:value-type="float">
            <text:p>0.167656561</text:p>
          </table:table-cell>
          <table:table-cell office:value-type="float" office:value="0.134553925" calcext:value-type="float">
            <text:p>0.134553925</text:p>
          </table:table-cell>
          <table:table-cell office:value-type="float" office:value="5" calcext:value-type="float">
            <text:p>5</text:p>
          </table:table-cell>
          <table:table-cell office:value-type="float" office:value="0.130977646" calcext:value-type="float">
            <text:p>0.130977646</text:p>
          </table:table-cell>
          <table:table-cell/>
          <table:table-cell office:value-type="float" office:value="0.001152357" calcext:value-type="float">
            <text:p>0.001152357</text:p>
          </table:table-cell>
          <table:table-cell office:value-type="float" office:value="0.001369743" calcext:value-type="float">
            <text:p>0.001369743</text:p>
          </table:table-cell>
          <table:table-cell office:value-type="float" office:value="0.001099297" calcext:value-type="float">
            <text:p>0.0010992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079" calcext:value-type="float">
            <text:p>0.001070079</text:p>
          </table:table-cell>
          <table:table-cell/>
          <table:table-cell office:value-type="float" office:value="0.000113754" calcext:value-type="float">
            <text:p>0.000113754</text:p>
          </table:table-cell>
          <table:table-cell office:value-type="float" office:value="0.00033114" calcext:value-type="float">
            <text:p>0.00033114</text:p>
          </table:table-cell>
          <table:table-cell office:value-type="float" office:value="0.000060694" calcext:value-type="float">
            <text:p>6.06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476" calcext:value-type="float">
            <text:p>3.1476E-05</text:p>
          </table:table-cell>
          <table:table-cell/>
          <table:table-cell office:value-type="float" office:value="24.703230276" calcext:value-type="float">
            <text:p>24.703230276</text:p>
          </table:table-cell>
          <table:table-cell office:value-type="float" office:value="24.708596918" calcext:value-type="float">
            <text:p>24.708596918</text:p>
          </table:table-cell>
          <table:table-cell office:value-type="float" office:value="24.701920379" calcext:value-type="float">
            <text:p>24.701920379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199069" calcext:value-type="float">
            <text:p>24.701199069</text:p>
          </table:table-cell>
          <table:table-cell/>
          <table:table-cell office:value-type="float" office:value="0.00288343" calcext:value-type="float">
            <text:p>0.00288343</text:p>
          </table:table-cell>
          <table:table-cell office:value-type="float" office:value="0.008393806" calcext:value-type="float">
            <text:p>0.008393806</text:p>
          </table:table-cell>
          <table:table-cell office:value-type="float" office:value="0.001538449" calcext:value-type="float">
            <text:p>0.0015384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7819" calcext:value-type="float">
            <text:p>0.00079781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2019-12-02 22:17:14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079443" calcext:value-type="float">
            <text:p>0.141079443</text:p>
          </table:table-cell>
          <table:table-cell office:value-type="float" office:value="0.167793652" calcext:value-type="float">
            <text:p>0.167793652</text:p>
          </table:table-cell>
          <table:table-cell office:value-type="float" office:value="0.134840028" calcext:value-type="float">
            <text:p>0.134840028</text:p>
          </table:table-cell>
          <table:table-cell office:value-type="float" office:value="5" calcext:value-type="float">
            <text:p>5</text:p>
          </table:table-cell>
          <table:table-cell office:value-type="float" office:value="0.130876914" calcext:value-type="float">
            <text:p>0.130876914</text:p>
          </table:table-cell>
          <table:table-cell/>
          <table:table-cell office:value-type="float" office:value="0.00115261" calcext:value-type="float">
            <text:p>0.00115261</text:p>
          </table:table-cell>
          <table:table-cell office:value-type="float" office:value="0.001370863" calcext:value-type="float">
            <text:p>0.001370863</text:p>
          </table:table-cell>
          <table:table-cell office:value-type="float" office:value="0.001101634" calcext:value-type="float">
            <text:p>0.0011016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256" calcext:value-type="float">
            <text:p>0.001069256</text:p>
          </table:table-cell>
          <table:table-cell/>
          <table:table-cell office:value-type="float" office:value="0.000114007" calcext:value-type="float">
            <text:p>0.000114007</text:p>
          </table:table-cell>
          <table:table-cell office:value-type="float" office:value="0.00033226" calcext:value-type="float">
            <text:p>0.00033226</text:p>
          </table:table-cell>
          <table:table-cell office:value-type="float" office:value="0.000063031" calcext:value-type="float">
            <text:p>6.303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653" calcext:value-type="float">
            <text:p>3.0653E-05</text:p>
          </table:table-cell>
          <table:table-cell/>
          <table:table-cell office:value-type="float" office:value="24.703236527" calcext:value-type="float">
            <text:p>24.703236527</text:p>
          </table:table-cell>
          <table:table-cell office:value-type="float" office:value="24.708624568" calcext:value-type="float">
            <text:p>24.708624568</text:p>
          </table:table-cell>
          <table:table-cell office:value-type="float" office:value="24.701978084" calcext:value-type="float">
            <text:p>24.701978084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178752" calcext:value-type="float">
            <text:p>24.701178752</text:p>
          </table:table-cell>
          <table:table-cell/>
          <table:table-cell office:value-type="float" office:value="0.002889849" calcext:value-type="float">
            <text:p>0.002889849</text:p>
          </table:table-cell>
          <table:table-cell office:value-type="float" office:value="0.008422196" calcext:value-type="float">
            <text:p>0.008422196</text:p>
          </table:table-cell>
          <table:table-cell office:value-type="float" office:value="0.001597699" calcext:value-type="float">
            <text:p>0.0015976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6958" calcext:value-type="float">
            <text:p>0.0007769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2019-12-02 22:17:16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1116398" calcext:value-type="float">
            <text:p>0.141116398</text:p>
          </table:table-cell>
          <table:table-cell office:value-type="float" office:value="0.167633315" calcext:value-type="float">
            <text:p>0.167633315</text:p>
          </table:table-cell>
          <table:table-cell office:value-type="float" office:value="0.134628431" calcext:value-type="float">
            <text:p>0.134628431</text:p>
          </table:table-cell>
          <table:table-cell office:value-type="float" office:value="5" calcext:value-type="float">
            <text:p>5</text:p>
          </table:table-cell>
          <table:table-cell office:value-type="float" office:value="0.130968706" calcext:value-type="float">
            <text:p>0.130968706</text:p>
          </table:table-cell>
          <table:table-cell/>
          <table:table-cell office:value-type="float" office:value="0.001152912" calcext:value-type="float">
            <text:p>0.001152912</text:p>
          </table:table-cell>
          <table:table-cell office:value-type="float" office:value="0.001369553" calcext:value-type="float">
            <text:p>0.001369553</text:p>
          </table:table-cell>
          <table:table-cell office:value-type="float" office:value="0.001099905" calcext:value-type="float">
            <text:p>0.0010999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006" calcext:value-type="float">
            <text:p>0.001070006</text:p>
          </table:table-cell>
          <table:table-cell/>
          <table:table-cell office:value-type="float" office:value="0.000114309" calcext:value-type="float">
            <text:p>0.000114309</text:p>
          </table:table-cell>
          <table:table-cell office:value-type="float" office:value="0.00033095" calcext:value-type="float">
            <text:p>0.00033095</text:p>
          </table:table-cell>
          <table:table-cell office:value-type="float" office:value="0.000061303" calcext:value-type="float">
            <text:p>6.130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403" calcext:value-type="float">
            <text:p>3.1403E-05</text:p>
          </table:table-cell>
          <table:table-cell/>
          <table:table-cell office:value-type="float" office:value="24.698190004" calcext:value-type="float">
            <text:p>24.698190004</text:p>
          </table:table-cell>
          <table:table-cell office:value-type="float" office:value="24.703538278" calcext:value-type="float">
            <text:p>24.703538278</text:p>
          </table:table-cell>
          <table:table-cell office:value-type="float" office:value="24.696881424" calcext:value-type="float">
            <text:p>24.696881424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43281" calcext:value-type="float">
            <text:p>24.696143281</text:p>
          </table:table-cell>
          <table:table-cell/>
          <table:table-cell office:value-type="float" office:value="0.002897502" calcext:value-type="float">
            <text:p>0.002897502</text:p>
          </table:table-cell>
          <table:table-cell office:value-type="float" office:value="0.008388992" calcext:value-type="float">
            <text:p>0.008388992</text:p>
          </table:table-cell>
          <table:table-cell office:value-type="float" office:value="0.001553878" calcext:value-type="float">
            <text:p>0.0015538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5968" calcext:value-type="float">
            <text:p>0.0007959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2019-12-02 22:17:17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175406" calcext:value-type="float">
            <text:p>0.141175406</text:p>
          </table:table-cell>
          <table:table-cell office:value-type="float" office:value="0.167511126" calcext:value-type="float">
            <text:p>0.167511126</text:p>
          </table:table-cell>
          <table:table-cell office:value-type="float" office:value="0.134511606" calcext:value-type="float">
            <text:p>0.134511606</text:p>
          </table:table-cell>
          <table:table-cell office:value-type="float" office:value="5" calcext:value-type="float">
            <text:p>5</text:p>
          </table:table-cell>
          <table:table-cell office:value-type="float" office:value="0.131043211" calcext:value-type="float">
            <text:p>0.131043211</text:p>
          </table:table-cell>
          <table:table-cell/>
          <table:table-cell office:value-type="float" office:value="0.001153394" calcext:value-type="float">
            <text:p>0.001153394</text:p>
          </table:table-cell>
          <table:table-cell office:value-type="float" office:value="0.001368555" calcext:value-type="float">
            <text:p>0.001368555</text:p>
          </table:table-cell>
          <table:table-cell office:value-type="float" office:value="0.001098951" calcext:value-type="float">
            <text:p>0.0010989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14" calcext:value-type="float">
            <text:p>0.001070614</text:p>
          </table:table-cell>
          <table:table-cell/>
          <table:table-cell office:value-type="float" office:value="0.000114791" calcext:value-type="float">
            <text:p>0.000114791</text:p>
          </table:table-cell>
          <table:table-cell office:value-type="float" office:value="0.000329952" calcext:value-type="float">
            <text:p>0.000329952</text:p>
          </table:table-cell>
          <table:table-cell office:value-type="float" office:value="0.000060348" calcext:value-type="float">
            <text:p>6.034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12" calcext:value-type="float">
            <text:p>3.2012E-05</text:p>
          </table:table-cell>
          <table:table-cell/>
          <table:table-cell office:value-type="float" office:value="24.703255882" calcext:value-type="float">
            <text:p>24.703255882</text:p>
          </table:table-cell>
          <table:table-cell office:value-type="float" office:value="24.708567585" calcext:value-type="float">
            <text:p>24.708567585</text:p>
          </table:table-cell>
          <table:table-cell office:value-type="float" office:value="24.701911843" calcext:value-type="float">
            <text:p>24.701911843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12293" calcext:value-type="float">
            <text:p>24.701212293</text:p>
          </table:table-cell>
          <table:table-cell/>
          <table:table-cell office:value-type="float" office:value="0.002909722" calcext:value-type="float">
            <text:p>0.002909722</text:p>
          </table:table-cell>
          <table:table-cell office:value-type="float" office:value="0.008363687" calcext:value-type="float">
            <text:p>0.008363687</text:p>
          </table:table-cell>
          <table:table-cell office:value-type="float" office:value="0.001529685" calcext:value-type="float">
            <text:p>0.0015296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1398" calcext:value-type="float">
            <text:p>0.0008113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2019-12-02 22:17:18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1224282" calcext:value-type="float">
            <text:p>0.141224282</text:p>
          </table:table-cell>
          <table:table-cell office:value-type="float" office:value="0.167432447" calcext:value-type="float">
            <text:p>0.167432447</text:p>
          </table:table-cell>
          <table:table-cell office:value-type="float" office:value="0.134262459" calcext:value-type="float">
            <text:p>0.134262459</text:p>
          </table:table-cell>
          <table:table-cell office:value-type="float" office:value="5" calcext:value-type="float">
            <text:p>5</text:p>
          </table:table-cell>
          <table:table-cell office:value-type="float" office:value="0.131104604" calcext:value-type="float">
            <text:p>0.131104604</text:p>
          </table:table-cell>
          <table:table-cell/>
          <table:table-cell office:value-type="float" office:value="0.001153793" calcext:value-type="float">
            <text:p>0.001153793</text:p>
          </table:table-cell>
          <table:table-cell office:value-type="float" office:value="0.001367912" calcext:value-type="float">
            <text:p>0.001367912</text:p>
          </table:table-cell>
          <table:table-cell office:value-type="float" office:value="0.001096916" calcext:value-type="float">
            <text:p>0.0010969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116" calcext:value-type="float">
            <text:p>0.001071116</text:p>
          </table:table-cell>
          <table:table-cell/>
          <table:table-cell office:value-type="float" office:value="0.00011519" calcext:value-type="float">
            <text:p>0.00011519</text:p>
          </table:table-cell>
          <table:table-cell office:value-type="float" office:value="0.000329309" calcext:value-type="float">
            <text:p>0.000329309</text:p>
          </table:table-cell>
          <table:table-cell office:value-type="float" office:value="0.000058313" calcext:value-type="float">
            <text:p>5.83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513" calcext:value-type="float">
            <text:p>3.2513E-05</text:p>
          </table:table-cell>
          <table:table-cell/>
          <table:table-cell office:value-type="float" office:value="24.698211764" calcext:value-type="float">
            <text:p>24.698211764</text:p>
          </table:table-cell>
          <table:table-cell office:value-type="float" office:value="24.703497764" calcext:value-type="float">
            <text:p>24.703497764</text:p>
          </table:table-cell>
          <table:table-cell office:value-type="float" office:value="24.69680761" calcext:value-type="float">
            <text:p>24.69680761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7069" calcext:value-type="float">
            <text:p>24.69617069</text:p>
          </table:table-cell>
          <table:table-cell/>
          <table:table-cell office:value-type="float" office:value="0.002919844" calcext:value-type="float">
            <text:p>0.002919844</text:p>
          </table:table-cell>
          <table:table-cell office:value-type="float" office:value="0.008347393" calcext:value-type="float">
            <text:p>0.008347393</text:p>
          </table:table-cell>
          <table:table-cell office:value-type="float" office:value="0.001478087" calcext:value-type="float">
            <text:p>0.0014780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4112" calcext:value-type="float">
            <text:p>0.0008241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2019-12-02 22:17:19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208785" calcext:value-type="float">
            <text:p>0.141208785</text:p>
          </table:table-cell>
          <table:table-cell office:value-type="float" office:value="0.167291184" calcext:value-type="float">
            <text:p>0.167291184</text:p>
          </table:table-cell>
          <table:table-cell office:value-type="float" office:value="0.134531872" calcext:value-type="float">
            <text:p>0.134531872</text:p>
          </table:table-cell>
          <table:table-cell office:value-type="float" office:value="5" calcext:value-type="float">
            <text:p>5</text:p>
          </table:table-cell>
          <table:table-cell office:value-type="float" office:value="0.131016389" calcext:value-type="float">
            <text:p>0.131016389</text:p>
          </table:table-cell>
          <table:table-cell/>
          <table:table-cell office:value-type="float" office:value="0.001153667" calcext:value-type="float">
            <text:p>0.001153667</text:p>
          </table:table-cell>
          <table:table-cell office:value-type="float" office:value="0.001366758" calcext:value-type="float">
            <text:p>0.001366758</text:p>
          </table:table-cell>
          <table:table-cell office:value-type="float" office:value="0.001099117" calcext:value-type="float">
            <text:p>0.0010991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395" calcext:value-type="float">
            <text:p>0.001070395</text:p>
          </table:table-cell>
          <table:table-cell/>
          <table:table-cell office:value-type="float" office:value="0.000115064" calcext:value-type="float">
            <text:p>0.000115064</text:p>
          </table:table-cell>
          <table:table-cell office:value-type="float" office:value="0.000328155" calcext:value-type="float">
            <text:p>0.000328155</text:p>
          </table:table-cell>
          <table:table-cell office:value-type="float" office:value="0.000060514" calcext:value-type="float">
            <text:p>6.051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793" calcext:value-type="float">
            <text:p>3.1793E-05</text:p>
          </table:table-cell>
          <table:table-cell/>
          <table:table-cell office:value-type="float" office:value="24.703262614" calcext:value-type="float">
            <text:p>24.703262614</text:p>
          </table:table-cell>
          <table:table-cell office:value-type="float" office:value="24.708523224" calcext:value-type="float">
            <text:p>24.708523224</text:p>
          </table:table-cell>
          <table:table-cell office:value-type="float" office:value="24.701915931" calcext:value-type="float">
            <text:p>24.701915931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06883" calcext:value-type="float">
            <text:p>24.701206883</text:p>
          </table:table-cell>
          <table:table-cell/>
          <table:table-cell office:value-type="float" office:value="0.002916635" calcext:value-type="float">
            <text:p>0.002916635</text:p>
          </table:table-cell>
          <table:table-cell office:value-type="float" office:value="0.008318139" calcext:value-type="float">
            <text:p>0.008318139</text:p>
          </table:table-cell>
          <table:table-cell office:value-type="float" office:value="0.001533881" calcext:value-type="float">
            <text:p>0.0015338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5843" calcext:value-type="float">
            <text:p>0.0008058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2019-12-02 22:17:21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1060369" calcext:value-type="float">
            <text:p>0.141060369</text:p>
          </table:table-cell>
          <table:table-cell office:value-type="float" office:value="0.167281648" calcext:value-type="float">
            <text:p>0.167281648</text:p>
          </table:table-cell>
          <table:table-cell office:value-type="float" office:value="0.13510646" calcext:value-type="float">
            <text:p>0.13510646</text:p>
          </table:table-cell>
          <table:table-cell office:value-type="float" office:value="5" calcext:value-type="float">
            <text:p>5</text:p>
          </table:table-cell>
          <table:table-cell office:value-type="float" office:value="0.130840556" calcext:value-type="float">
            <text:p>0.130840556</text:p>
          </table:table-cell>
          <table:table-cell/>
          <table:table-cell office:value-type="float" office:value="0.001152454" calcext:value-type="float">
            <text:p>0.001152454</text:p>
          </table:table-cell>
          <table:table-cell office:value-type="float" office:value="0.00136668" calcext:value-type="float">
            <text:p>0.00136668</text:p>
          </table:table-cell>
          <table:table-cell office:value-type="float" office:value="0.001103811" calcext:value-type="float">
            <text:p>0.0011038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959" calcext:value-type="float">
            <text:p>0.001068959</text:p>
          </table:table-cell>
          <table:table-cell/>
          <table:table-cell office:value-type="float" office:value="0.000113851" calcext:value-type="float">
            <text:p>0.000113851</text:p>
          </table:table-cell>
          <table:table-cell office:value-type="float" office:value="0.000328077" calcext:value-type="float">
            <text:p>0.000328077</text:p>
          </table:table-cell>
          <table:table-cell office:value-type="float" office:value="0.000065208" calcext:value-type="float">
            <text:p>6.520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356" calcext:value-type="float">
            <text:p>3.0356E-05</text:p>
          </table:table-cell>
          <table:table-cell/>
          <table:table-cell office:value-type="float" office:value="24.698178704" calcext:value-type="float">
            <text:p>24.698178704</text:p>
          </table:table-cell>
          <table:table-cell office:value-type="float" office:value="24.703467349" calcext:value-type="float">
            <text:p>24.703467349</text:p>
          </table:table-cell>
          <table:table-cell office:value-type="float" office:value="24.696977839" calcext:value-type="float">
            <text:p>24.696977839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17434" calcext:value-type="float">
            <text:p>24.696117434</text:p>
          </table:table-cell>
          <table:table-cell/>
          <table:table-cell office:value-type="float" office:value="0.002885899" calcext:value-type="float">
            <text:p>0.002885899</text:p>
          </table:table-cell>
          <table:table-cell office:value-type="float" office:value="0.008316164" calcext:value-type="float">
            <text:p>0.008316164</text:p>
          </table:table-cell>
          <table:table-cell office:value-type="float" office:value="0.001652876" calcext:value-type="float">
            <text:p>0.0016528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9429" calcext:value-type="float">
            <text:p>0.00076942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2019-12-02 22:17:22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1052621" calcext:value-type="float">
            <text:p>0.141052621</text:p>
          </table:table-cell>
          <table:table-cell office:value-type="float" office:value="0.167154094" calcext:value-type="float">
            <text:p>0.167154094</text:p>
          </table:table-cell>
          <table:table-cell office:value-type="float" office:value="0.135064737" calcext:value-type="float">
            <text:p>0.135064737</text:p>
          </table:table-cell>
          <table:table-cell office:value-type="float" office:value="5" calcext:value-type="float">
            <text:p>5</text:p>
          </table:table-cell>
          <table:table-cell office:value-type="float" office:value="0.13090016" calcext:value-type="float">
            <text:p>0.13090016</text:p>
          </table:table-cell>
          <table:table-cell/>
          <table:table-cell office:value-type="float" office:value="0.001152391" calcext:value-type="float">
            <text:p>0.001152391</text:p>
          </table:table-cell>
          <table:table-cell office:value-type="float" office:value="0.001365638" calcext:value-type="float">
            <text:p>0.001365638</text:p>
          </table:table-cell>
          <table:table-cell office:value-type="float" office:value="0.00110347" calcext:value-type="float">
            <text:p>0.001103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446" calcext:value-type="float">
            <text:p>0.001069446</text:p>
          </table:table-cell>
          <table:table-cell/>
          <table:table-cell office:value-type="float" office:value="0.000113788" calcext:value-type="float">
            <text:p>0.000113788</text:p>
          </table:table-cell>
          <table:table-cell office:value-type="float" office:value="0.000327035" calcext:value-type="float">
            <text:p>0.000327035</text:p>
          </table:table-cell>
          <table:table-cell office:value-type="float" office:value="0.000064867" calcext:value-type="float">
            <text:p>6.48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843" calcext:value-type="float">
            <text:p>3.0843E-05</text:p>
          </table:table-cell>
          <table:table-cell/>
          <table:table-cell office:value-type="float" office:value="24.698177141" calcext:value-type="float">
            <text:p>24.698177141</text:p>
          </table:table-cell>
          <table:table-cell office:value-type="float" office:value="24.703441622" calcext:value-type="float">
            <text:p>24.703441622</text:p>
          </table:table-cell>
          <table:table-cell office:value-type="float" office:value="24.696969424" calcext:value-type="float">
            <text:p>24.696969424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29455" calcext:value-type="float">
            <text:p>24.696129455</text:p>
          </table:table-cell>
          <table:table-cell/>
          <table:table-cell office:value-type="float" office:value="0.002884294" calcext:value-type="float">
            <text:p>0.002884294</text:p>
          </table:table-cell>
          <table:table-cell office:value-type="float" office:value="0.008289748" calcext:value-type="float">
            <text:p>0.008289748</text:p>
          </table:table-cell>
          <table:table-cell office:value-type="float" office:value="0.001644235" calcext:value-type="float">
            <text:p>0.0016442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81772" calcext:value-type="float">
            <text:p>0.00078177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2019-12-02 22:17:23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033547" calcext:value-type="float">
            <text:p>0.141033547</text:p>
          </table:table-cell>
          <table:table-cell office:value-type="float" office:value="0.166880508" calcext:value-type="float">
            <text:p>0.166880508</text:p>
          </table:table-cell>
          <table:table-cell office:value-type="float" office:value="0.134255306" calcext:value-type="float">
            <text:p>0.134255306</text:p>
          </table:table-cell>
          <table:table-cell office:value-type="float" office:value="5" calcext:value-type="float">
            <text:p>5</text:p>
          </table:table-cell>
          <table:table-cell office:value-type="float" office:value="0.13109924" calcext:value-type="float">
            <text:p>0.13109924</text:p>
          </table:table-cell>
          <table:table-cell/>
          <table:table-cell office:value-type="float" office:value="0.001152235" calcext:value-type="float">
            <text:p>0.001152235</text:p>
          </table:table-cell>
          <table:table-cell office:value-type="float" office:value="0.001363403" calcext:value-type="float">
            <text:p>0.001363403</text:p>
          </table:table-cell>
          <table:table-cell office:value-type="float" office:value="0.001096857" calcext:value-type="float">
            <text:p>0.0010968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072" calcext:value-type="float">
            <text:p>0.001071072</text:p>
          </table:table-cell>
          <table:table-cell/>
          <table:table-cell office:value-type="float" office:value="0.000113632" calcext:value-type="float">
            <text:p>0.000113632</text:p>
          </table:table-cell>
          <table:table-cell office:value-type="float" office:value="0.0003248" calcext:value-type="float">
            <text:p>0.0003248</text:p>
          </table:table-cell>
          <table:table-cell office:value-type="float" office:value="0.000058254" calcext:value-type="float">
            <text:p>5.82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69" calcext:value-type="float">
            <text:p>3.2469E-05</text:p>
          </table:table-cell>
          <table:table-cell/>
          <table:table-cell office:value-type="float" office:value="24.70322727" calcext:value-type="float">
            <text:p>24.70322727</text:p>
          </table:table-cell>
          <table:table-cell office:value-type="float" office:value="24.708440395" calcext:value-type="float">
            <text:p>24.708440395</text:p>
          </table:table-cell>
          <table:table-cell office:value-type="float" office:value="24.70186015" calcext:value-type="float">
            <text:p>24.70186015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23594" calcext:value-type="float">
            <text:p>24.701223594</text:p>
          </table:table-cell>
          <table:table-cell/>
          <table:table-cell office:value-type="float" office:value="0.002880344" calcext:value-type="float">
            <text:p>0.002880344</text:p>
          </table:table-cell>
          <table:table-cell office:value-type="float" office:value="0.00823309" calcext:value-type="float">
            <text:p>0.00823309</text:p>
          </table:table-cell>
          <table:table-cell office:value-type="float" office:value="0.001476606" calcext:value-type="float">
            <text:p>0.0014766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3001" calcext:value-type="float">
            <text:p>0.0008230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2019-12-02 22:17:24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1034143" calcext:value-type="float">
            <text:p>0.141034143</text:p>
          </table:table-cell>
          <table:table-cell office:value-type="float" office:value="0.166996737" calcext:value-type="float">
            <text:p>0.166996737</text:p>
          </table:table-cell>
          <table:table-cell office:value-type="float" office:value="0.135122554" calcext:value-type="float">
            <text:p>0.135122554</text:p>
          </table:table-cell>
          <table:table-cell office:value-type="float" office:value="5" calcext:value-type="float">
            <text:p>5</text:p>
          </table:table-cell>
          <table:table-cell office:value-type="float" office:value="0.130825058" calcext:value-type="float">
            <text:p>0.130825058</text:p>
          </table:table-cell>
          <table:table-cell/>
          <table:table-cell office:value-type="float" office:value="0.00115224" calcext:value-type="float">
            <text:p>0.00115224</text:p>
          </table:table-cell>
          <table:table-cell office:value-type="float" office:value="0.001364352" calcext:value-type="float">
            <text:p>0.001364352</text:p>
          </table:table-cell>
          <table:table-cell office:value-type="float" office:value="0.001103942" calcext:value-type="float">
            <text:p>0.0011039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832" calcext:value-type="float">
            <text:p>0.001068832</text:p>
          </table:table-cell>
          <table:table-cell/>
          <table:table-cell office:value-type="float" office:value="0.000113637" calcext:value-type="float">
            <text:p>0.000113637</text:p>
          </table:table-cell>
          <table:table-cell office:value-type="float" office:value="0.00032575" calcext:value-type="float">
            <text:p>0.00032575</text:p>
          </table:table-cell>
          <table:table-cell office:value-type="float" office:value="0.00006534" calcext:value-type="float">
            <text:p>6.53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229" calcext:value-type="float">
            <text:p>3.0229E-05</text:p>
          </table:table-cell>
          <table:table-cell/>
          <table:table-cell office:value-type="float" office:value="24.698173414" calcext:value-type="float">
            <text:p>24.698173414</text:p>
          </table:table-cell>
          <table:table-cell office:value-type="float" office:value="24.703409885" calcext:value-type="float">
            <text:p>24.703409885</text:p>
          </table:table-cell>
          <table:table-cell office:value-type="float" office:value="24.696981085" calcext:value-type="float">
            <text:p>24.696981085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14308" calcext:value-type="float">
            <text:p>24.696114308</text:p>
          </table:table-cell>
          <table:table-cell/>
          <table:table-cell office:value-type="float" office:value="0.002880467" calcext:value-type="float">
            <text:p>0.002880467</text:p>
          </table:table-cell>
          <table:table-cell office:value-type="float" office:value="0.008257161" calcext:value-type="float">
            <text:p>0.008257161</text:p>
          </table:table-cell>
          <table:table-cell office:value-type="float" office:value="0.001656209" calcext:value-type="float">
            <text:p>0.0016562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6219" calcext:value-type="float">
            <text:p>0.0007662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2019-12-02 22:17:26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40569823" calcext:value-type="float">
            <text:p>0.140569823</text:p>
          </table:table-cell>
          <table:table-cell office:value-type="float" office:value="0.166627189" calcext:value-type="float">
            <text:p>0.166627189</text:p>
          </table:table-cell>
          <table:table-cell office:value-type="float" office:value="0.134944336" calcext:value-type="float">
            <text:p>0.134944336</text:p>
          </table:table-cell>
          <table:table-cell office:value-type="float" office:value="5" calcext:value-type="float">
            <text:p>5</text:p>
          </table:table-cell>
          <table:table-cell office:value-type="float" office:value="0.130879895" calcext:value-type="float">
            <text:p>0.130879895</text:p>
          </table:table-cell>
          <table:table-cell/>
          <table:table-cell office:value-type="float" office:value="0.001148446" calcext:value-type="float">
            <text:p>0.001148446</text:p>
          </table:table-cell>
          <table:table-cell office:value-type="float" office:value="0.001361333" calcext:value-type="float">
            <text:p>0.001361333</text:p>
          </table:table-cell>
          <table:table-cell office:value-type="float" office:value="0.001102486" calcext:value-type="float">
            <text:p>0.0011024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28" calcext:value-type="float">
            <text:p>0.00106928</text:p>
          </table:table-cell>
          <table:table-cell/>
          <table:table-cell office:value-type="float" office:value="0.000109844" calcext:value-type="float">
            <text:p>0.000109844</text:p>
          </table:table-cell>
          <table:table-cell office:value-type="float" office:value="0.00032273" calcext:value-type="float">
            <text:p>0.00032273</text:p>
          </table:table-cell>
          <table:table-cell office:value-type="float" office:value="0.000063884" calcext:value-type="float">
            <text:p>6.388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677" calcext:value-type="float">
            <text:p>3.0677E-05</text:p>
          </table:table-cell>
          <table:table-cell/>
          <table:table-cell office:value-type="float" office:value="24.698079764" calcext:value-type="float">
            <text:p>24.698079764</text:p>
          </table:table-cell>
          <table:table-cell office:value-type="float" office:value="24.703335349" calcext:value-type="float">
            <text:p>24.703335349</text:p>
          </table:table-cell>
          <table:table-cell office:value-type="float" office:value="24.69694514" calcext:value-type="float">
            <text:p>24.69694514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25368" calcext:value-type="float">
            <text:p>24.696125368</text:p>
          </table:table-cell>
          <table:table-cell/>
          <table:table-cell office:value-type="float" office:value="0.002784309" calcext:value-type="float">
            <text:p>0.002784309</text:p>
          </table:table-cell>
          <table:table-cell office:value-type="float" office:value="0.00818063" calcext:value-type="float">
            <text:p>0.00818063</text:p>
          </table:table-cell>
          <table:table-cell office:value-type="float" office:value="0.001619301" calcext:value-type="float">
            <text:p>0.0016193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7575" calcext:value-type="float">
            <text:p>0.00077757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2019-12-02 22:17:27</text:p>
          </table:table-cell>
          <table:table-cell office:value-type="float" office:value="24.70548" calcext:value-type="float">
            <text:p>24.70548</text:p>
          </table:table-cell>
          <table:table-cell office:value-type="string" calcext:value-type="string">
            <text:p><text:s/></text:p>
          </table:table-cell>
          <table:table-cell office:value-type="float" office:value="0.140938776" calcext:value-type="float">
            <text:p>0.140938776</text:p>
          </table:table-cell>
          <table:table-cell office:value-type="float" office:value="0.166811367" calcext:value-type="float">
            <text:p>0.166811367</text:p>
          </table:table-cell>
          <table:table-cell office:value-type="float" office:value="0.134797112" calcext:value-type="float">
            <text:p>0.134797112</text:p>
          </table:table-cell>
          <table:table-cell office:value-type="float" office:value="5" calcext:value-type="float">
            <text:p>5</text:p>
          </table:table-cell>
          <table:table-cell office:value-type="float" office:value="0.130887643" calcext:value-type="float">
            <text:p>0.130887643</text:p>
          </table:table-cell>
          <table:table-cell/>
          <table:table-cell office:value-type="float" office:value="0.001151461" calcext:value-type="float">
            <text:p>0.001151461</text:p>
          </table:table-cell>
          <table:table-cell office:value-type="float" office:value="0.001362838" calcext:value-type="float">
            <text:p>0.001362838</text:p>
          </table:table-cell>
          <table:table-cell office:value-type="float" office:value="0.001101284" calcext:value-type="float">
            <text:p>0.0011012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343" calcext:value-type="float">
            <text:p>0.001069343</text:p>
          </table:table-cell>
          <table:table-cell/>
          <table:table-cell office:value-type="float" office:value="0.000112858" calcext:value-type="float">
            <text:p>0.000112858</text:p>
          </table:table-cell>
          <table:table-cell office:value-type="float" office:value="0.000324235" calcext:value-type="float">
            <text:p>0.000324235</text:p>
          </table:table-cell>
          <table:table-cell office:value-type="float" office:value="0.000062681" calcext:value-type="float">
            <text:p>6.268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741" calcext:value-type="float">
            <text:p>3.0741E-05</text:p>
          </table:table-cell>
          <table:table-cell/>
          <table:table-cell office:value-type="float" office:value="24.708262132" calcext:value-type="float">
            <text:p>24.708262132</text:p>
          </table:table-cell>
          <table:table-cell office:value-type="float" office:value="24.713480402" calcext:value-type="float">
            <text:p>24.713480402</text:p>
          </table:table-cell>
          <table:table-cell office:value-type="float" office:value="24.70702341" calcext:value-type="float">
            <text:p>24.70702341</text:p>
          </table:table-cell>
          <table:table-cell office:value-type="float" office:value="25.687862631" calcext:value-type="float">
            <text:p>25.687862631</text:p>
          </table:table-cell>
          <table:table-cell office:value-type="float" office:value="24.706234902" calcext:value-type="float">
            <text:p>24.706234902</text:p>
          </table:table-cell>
          <table:table-cell/>
          <table:table-cell office:value-type="float" office:value="0.002860717" calcext:value-type="float">
            <text:p>0.002860717</text:p>
          </table:table-cell>
          <table:table-cell office:value-type="float" office:value="0.008218772" calcext:value-type="float">
            <text:p>0.008218772</text:p>
          </table:table-cell>
          <table:table-cell office:value-type="float" office:value="0.001588811" calcext:value-type="float">
            <text:p>0.0015888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918" calcext:value-type="float">
            <text:p>0.000779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2019-12-02 22:17:28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1000168" calcext:value-type="float">
            <text:p>0.141000168</text:p>
          </table:table-cell>
          <table:table-cell office:value-type="float" office:value="0.166746994" calcext:value-type="float">
            <text:p>0.166746994</text:p>
          </table:table-cell>
          <table:table-cell office:value-type="float" office:value="0.134497301" calcext:value-type="float">
            <text:p>0.134497301</text:p>
          </table:table-cell>
          <table:table-cell office:value-type="float" office:value="5" calcext:value-type="float">
            <text:p>5</text:p>
          </table:table-cell>
          <table:table-cell office:value-type="float" office:value="0.131011025" calcext:value-type="float">
            <text:p>0.131011025</text:p>
          </table:table-cell>
          <table:table-cell/>
          <table:table-cell office:value-type="float" office:value="0.001151962" calcext:value-type="float">
            <text:p>0.001151962</text:p>
          </table:table-cell>
          <table:table-cell office:value-type="float" office:value="0.001362312" calcext:value-type="float">
            <text:p>0.001362312</text:p>
          </table:table-cell>
          <table:table-cell office:value-type="float" office:value="0.001098834" calcext:value-type="float">
            <text:p>0.0010988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352" calcext:value-type="float">
            <text:p>0.001070352</text:p>
          </table:table-cell>
          <table:table-cell/>
          <table:table-cell office:value-type="float" office:value="0.000113359" calcext:value-type="float">
            <text:p>0.000113359</text:p>
          </table:table-cell>
          <table:table-cell office:value-type="float" office:value="0.000323709" calcext:value-type="float">
            <text:p>0.000323709</text:p>
          </table:table-cell>
          <table:table-cell office:value-type="float" office:value="0.000060231" calcext:value-type="float">
            <text:p>6.023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749" calcext:value-type="float">
            <text:p>3.1749E-05</text:p>
          </table:table-cell>
          <table:table-cell/>
          <table:table-cell office:value-type="float" office:value="24.703220538" calcext:value-type="float">
            <text:p>24.703220538</text:p>
          </table:table-cell>
          <table:table-cell office:value-type="float" office:value="24.708413466" calcext:value-type="float">
            <text:p>24.708413466</text:p>
          </table:table-cell>
          <table:table-cell office:value-type="float" office:value="24.701908958" calcext:value-type="float">
            <text:p>24.701908958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05802" calcext:value-type="float">
            <text:p>24.701205802</text:p>
          </table:table-cell>
          <table:table-cell/>
          <table:table-cell office:value-type="float" office:value="0.002873431" calcext:value-type="float">
            <text:p>0.002873431</text:p>
          </table:table-cell>
          <table:table-cell office:value-type="float" office:value="0.00820544" calcext:value-type="float">
            <text:p>0.00820544</text:p>
          </table:table-cell>
          <table:table-cell office:value-type="float" office:value="0.001526722" calcext:value-type="float">
            <text:p>0.0015267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4732" calcext:value-type="float">
            <text:p>0.00080473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2019-12-02 22:17:30</text:p>
          </table:table-cell>
          <table:table-cell office:value-type="float" office:value="24.71558" calcext:value-type="float">
            <text:p>24.71558</text:p>
          </table:table-cell>
          <table:table-cell office:value-type="string" calcext:value-type="string">
            <text:p><text:s/></text:p>
          </table:table-cell>
          <table:table-cell office:value-type="float" office:value="0.140953677" calcext:value-type="float">
            <text:p>0.140953677</text:p>
          </table:table-cell>
          <table:table-cell office:value-type="float" office:value="0.166510363" calcext:value-type="float">
            <text:p>0.166510363</text:p>
          </table:table-cell>
          <table:table-cell office:value-type="float" office:value="0.134060995" calcext:value-type="float">
            <text:p>0.134060995</text:p>
          </table:table-cell>
          <table:table-cell office:value-type="float" office:value="5" calcext:value-type="float">
            <text:p>5</text:p>
          </table:table-cell>
          <table:table-cell office:value-type="float" office:value="0.131157652" calcext:value-type="float">
            <text:p>0.131157652</text:p>
          </table:table-cell>
          <table:table-cell/>
          <table:table-cell office:value-type="float" office:value="0.001151582" calcext:value-type="float">
            <text:p>0.001151582</text:p>
          </table:table-cell>
          <table:table-cell office:value-type="float" office:value="0.001360379" calcext:value-type="float">
            <text:p>0.001360379</text:p>
          </table:table-cell>
          <table:table-cell office:value-type="float" office:value="0.00109527" calcext:value-type="float">
            <text:p>0.001095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549" calcext:value-type="float">
            <text:p>0.001071549</text:p>
          </table:table-cell>
          <table:table-cell/>
          <table:table-cell office:value-type="float" office:value="0.00011298" calcext:value-type="float">
            <text:p>0.00011298</text:p>
          </table:table-cell>
          <table:table-cell office:value-type="float" office:value="0.000321776" calcext:value-type="float">
            <text:p>0.000321776</text:p>
          </table:table-cell>
          <table:table-cell office:value-type="float" office:value="0.000056667" calcext:value-type="float">
            <text:p>5.66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947" calcext:value-type="float">
            <text:p>3.2947E-05</text:p>
          </table:table-cell>
          <table:table-cell/>
          <table:table-cell office:value-type="float" office:value="24.718373092" calcext:value-type="float">
            <text:p>24.718373092</text:p>
          </table:table-cell>
          <table:table-cell office:value-type="float" office:value="24.723527599" calcext:value-type="float">
            <text:p>24.723527599</text:p>
          </table:table-cell>
          <table:table-cell office:value-type="float" office:value="24.716982908" calcext:value-type="float">
            <text:p>24.716982908</text:p>
          </table:table-cell>
          <table:table-cell office:value-type="float" office:value="25.697961721" calcext:value-type="float">
            <text:p>25.697961721</text:p>
          </table:table-cell>
          <table:table-cell office:value-type="float" office:value="24.716397333" calcext:value-type="float">
            <text:p>24.716397333</text:p>
          </table:table-cell>
          <table:table-cell/>
          <table:table-cell office:value-type="float" office:value="0.002863803" calcext:value-type="float">
            <text:p>0.002863803</text:p>
          </table:table-cell>
          <table:table-cell office:value-type="float" office:value="0.008156436" calcext:value-type="float">
            <text:p>0.008156436</text:p>
          </table:table-cell>
          <table:table-cell office:value-type="float" office:value="0.001436365" calcext:value-type="float">
            <text:p>0.0014363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5098" calcext:value-type="float">
            <text:p>0.00083509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2019-12-02 22:17:31</text:p>
          </table:table-cell>
          <table:table-cell office:value-type="float" office:value="24.71053" calcext:value-type="float">
            <text:p>24.71053</text:p>
          </table:table-cell>
          <table:table-cell office:value-type="string" calcext:value-type="string">
            <text:p><text:s/></text:p>
          </table:table-cell>
          <table:table-cell office:value-type="float" office:value="0.140490549" calcext:value-type="float">
            <text:p>0.140490549</text:p>
          </table:table-cell>
          <table:table-cell office:value-type="float" office:value="0.166230818" calcext:value-type="float">
            <text:p>0.166230818</text:p>
          </table:table-cell>
          <table:table-cell office:value-type="float" office:value="0.133557932" calcext:value-type="float">
            <text:p>0.133557932</text:p>
          </table:table-cell>
          <table:table-cell office:value-type="float" office:value="5" calcext:value-type="float">
            <text:p>5</text:p>
          </table:table-cell>
          <table:table-cell office:value-type="float" office:value="0.131340043" calcext:value-type="float">
            <text:p>0.131340043</text:p>
          </table:table-cell>
          <table:table-cell/>
          <table:table-cell office:value-type="float" office:value="0.001147799" calcext:value-type="float">
            <text:p>0.001147799</text:p>
          </table:table-cell>
          <table:table-cell office:value-type="float" office:value="0.001358095" calcext:value-type="float">
            <text:p>0.001358095</text:p>
          </table:table-cell>
          <table:table-cell office:value-type="float" office:value="0.00109116" calcext:value-type="float">
            <text:p>0.001091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04" calcext:value-type="float">
            <text:p>0.00107304</text:p>
          </table:table-cell>
          <table:table-cell/>
          <table:table-cell office:value-type="float" office:value="0.000109196" calcext:value-type="float">
            <text:p>0.000109196</text:p>
          </table:table-cell>
          <table:table-cell office:value-type="float" office:value="0.000319492" calcext:value-type="float">
            <text:p>0.000319492</text:p>
          </table:table-cell>
          <table:table-cell office:value-type="float" office:value="0.000052557" calcext:value-type="float">
            <text:p>5.255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437" calcext:value-type="float">
            <text:p>3.4437E-05</text:p>
          </table:table-cell>
          <table:table-cell/>
          <table:table-cell office:value-type="float" office:value="24.713225706" calcext:value-type="float">
            <text:p>24.713225706</text:p>
          </table:table-cell>
          <table:table-cell office:value-type="float" office:value="24.718417264" calcext:value-type="float">
            <text:p>24.718417264</text:p>
          </table:table-cell>
          <table:table-cell office:value-type="float" office:value="24.711827461" calcext:value-type="float">
            <text:p>24.711827461</text:p>
          </table:table-cell>
          <table:table-cell office:value-type="float" office:value="25.692912176" calcext:value-type="float">
            <text:p>25.692912176</text:p>
          </table:table-cell>
          <table:table-cell office:value-type="float" office:value="24.711380133" calcext:value-type="float">
            <text:p>24.711380133</text:p>
          </table:table-cell>
          <table:table-cell/>
          <table:table-cell office:value-type="float" office:value="0.002767892" calcext:value-type="float">
            <text:p>0.002767892</text:p>
          </table:table-cell>
          <table:table-cell office:value-type="float" office:value="0.008098544" calcext:value-type="float">
            <text:p>0.008098544</text:p>
          </table:table-cell>
          <table:table-cell office:value-type="float" office:value="0.001332183" calcext:value-type="float">
            <text:p>0.0013321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287" calcext:value-type="float">
            <text:p>0.000872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2019-12-02 22:17:32</text:p>
          </table:table-cell>
          <table:table-cell office:value-type="float" office:value="24.70548" calcext:value-type="float">
            <text:p>24.70548</text:p>
          </table:table-cell>
          <table:table-cell office:value-type="string" calcext:value-type="string">
            <text:p><text:s/></text:p>
          </table:table-cell>
          <table:table-cell office:value-type="float" office:value="0.140904205" calcext:value-type="float">
            <text:p>0.140904205</text:p>
          </table:table-cell>
          <table:table-cell office:value-type="float" office:value="0.166400095" calcext:value-type="float">
            <text:p>0.166400095</text:p>
          </table:table-cell>
          <table:table-cell office:value-type="float" office:value="0.134173052" calcext:value-type="float">
            <text:p>0.134173052</text:p>
          </table:table-cell>
          <table:table-cell office:value-type="float" office:value="5" calcext:value-type="float">
            <text:p>5</text:p>
          </table:table-cell>
          <table:table-cell office:value-type="float" office:value="0.131117121" calcext:value-type="float">
            <text:p>0.131117121</text:p>
          </table:table-cell>
          <table:table-cell/>
          <table:table-cell office:value-type="float" office:value="0.001151178" calcext:value-type="float">
            <text:p>0.001151178</text:p>
          </table:table-cell>
          <table:table-cell office:value-type="float" office:value="0.001359478" calcext:value-type="float">
            <text:p>0.001359478</text:p>
          </table:table-cell>
          <table:table-cell office:value-type="float" office:value="0.001096185" calcext:value-type="float">
            <text:p>0.0010961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218" calcext:value-type="float">
            <text:p>0.001071218</text:p>
          </table:table-cell>
          <table:table-cell/>
          <table:table-cell office:value-type="float" office:value="0.000112575" calcext:value-type="float">
            <text:p>0.000112575</text:p>
          </table:table-cell>
          <table:table-cell office:value-type="float" office:value="0.000320875" calcext:value-type="float">
            <text:p>0.000320875</text:p>
          </table:table-cell>
          <table:table-cell office:value-type="float" office:value="0.000057582" calcext:value-type="float">
            <text:p>5.75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616" calcext:value-type="float">
            <text:p>3.2616E-05</text:p>
          </table:table-cell>
          <table:table-cell/>
          <table:table-cell office:value-type="float" office:value="24.70825516" calcext:value-type="float">
            <text:p>24.70825516</text:p>
          </table:table-cell>
          <table:table-cell office:value-type="float" office:value="24.713397452" calcext:value-type="float">
            <text:p>24.713397452</text:p>
          </table:table-cell>
          <table:table-cell office:value-type="float" office:value="24.706897542" calcext:value-type="float">
            <text:p>24.706897542</text:p>
          </table:table-cell>
          <table:table-cell office:value-type="float" office:value="25.687862631" calcext:value-type="float">
            <text:p>25.687862631</text:p>
          </table:table-cell>
          <table:table-cell office:value-type="float" office:value="24.706281186" calcext:value-type="float">
            <text:p>24.706281186</text:p>
          </table:table-cell>
          <table:table-cell/>
          <table:table-cell office:value-type="float" office:value="0.002853558" calcext:value-type="float">
            <text:p>0.002853558</text:p>
          </table:table-cell>
          <table:table-cell office:value-type="float" office:value="0.0081336" calcext:value-type="float">
            <text:p>0.0081336</text:p>
          </table:table-cell>
          <table:table-cell office:value-type="float" office:value="0.001459572" calcext:value-type="float">
            <text:p>0.0014595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6704" calcext:value-type="float">
            <text:p>0.00082670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2019-12-02 22:17:33</text:p>
          </table:table-cell>
          <table:table-cell office:value-type="float" office:value="24.70548" calcext:value-type="float">
            <text:p>24.70548</text:p>
          </table:table-cell>
          <table:table-cell office:value-type="string" calcext:value-type="string">
            <text:p><text:s/></text:p>
          </table:table-cell>
          <table:table-cell office:value-type="float" office:value="0.140680091" calcext:value-type="float">
            <text:p>0.140680091</text:p>
          </table:table-cell>
          <table:table-cell office:value-type="float" office:value="0.166313072" calcext:value-type="float">
            <text:p>0.166313072</text:p>
          </table:table-cell>
          <table:table-cell office:value-type="float" office:value="0.133669988" calcext:value-type="float">
            <text:p>0.133669988</text:p>
          </table:table-cell>
          <table:table-cell office:value-type="float" office:value="5" calcext:value-type="float">
            <text:p>5</text:p>
          </table:table-cell>
          <table:table-cell office:value-type="float" office:value="0.131256" calcext:value-type="float">
            <text:p>0.131256</text:p>
          </table:table-cell>
          <table:table-cell/>
          <table:table-cell office:value-type="float" office:value="0.001149347" calcext:value-type="float">
            <text:p>0.001149347</text:p>
          </table:table-cell>
          <table:table-cell office:value-type="float" office:value="0.001358767" calcext:value-type="float">
            <text:p>0.001358767</text:p>
          </table:table-cell>
          <table:table-cell office:value-type="float" office:value="0.001092075" calcext:value-type="float">
            <text:p>0.0010920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353" calcext:value-type="float">
            <text:p>0.001072353</text:p>
          </table:table-cell>
          <table:table-cell/>
          <table:table-cell office:value-type="float" office:value="0.000110744" calcext:value-type="float">
            <text:p>0.000110744</text:p>
          </table:table-cell>
          <table:table-cell office:value-type="float" office:value="0.000320164" calcext:value-type="float">
            <text:p>0.000320164</text:p>
          </table:table-cell>
          <table:table-cell office:value-type="float" office:value="0.000053472" calcext:value-type="float">
            <text:p>5.347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75" calcext:value-type="float">
            <text:p>3.375E-05</text:p>
          </table:table-cell>
          <table:table-cell/>
          <table:table-cell office:value-type="float" office:value="24.708209958" calcext:value-type="float">
            <text:p>24.708209958</text:p>
          </table:table-cell>
          <table:table-cell office:value-type="float" office:value="24.713379901" calcext:value-type="float">
            <text:p>24.713379901</text:p>
          </table:table-cell>
          <table:table-cell office:value-type="float" office:value="24.706796078" calcext:value-type="float">
            <text:p>24.706796078</text:p>
          </table:table-cell>
          <table:table-cell office:value-type="float" office:value="25.687862631" calcext:value-type="float">
            <text:p>25.687862631</text:p>
          </table:table-cell>
          <table:table-cell office:value-type="float" office:value="24.706309197" calcext:value-type="float">
            <text:p>24.706309197</text:p>
          </table:table-cell>
          <table:table-cell/>
          <table:table-cell office:value-type="float" office:value="0.002807145" calcext:value-type="float">
            <text:p>0.002807145</text:p>
          </table:table-cell>
          <table:table-cell office:value-type="float" office:value="0.008115578" calcext:value-type="float">
            <text:p>0.008115578</text:p>
          </table:table-cell>
          <table:table-cell office:value-type="float" office:value="0.00135539" calcext:value-type="float">
            <text:p>0.001355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5465" calcext:value-type="float">
            <text:p>0.0008554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2019-12-02 22:17:35</text:p>
          </table:table-cell>
          <table:table-cell office:value-type="float" office:value="24.70548" calcext:value-type="float">
            <text:p>24.70548</text:p>
          </table:table-cell>
          <table:table-cell office:value-type="string" calcext:value-type="string">
            <text:p><text:s/></text:p>
          </table:table-cell>
          <table:table-cell office:value-type="float" office:value="0.140571611" calcext:value-type="float">
            <text:p>0.140571611</text:p>
          </table:table-cell>
          <table:table-cell office:value-type="float" office:value="0.166144391" calcext:value-type="float">
            <text:p>0.166144391</text:p>
          </table:table-cell>
          <table:table-cell office:value-type="float" office:value="0.133264677" calcext:value-type="float">
            <text:p>0.133264677</text:p>
          </table:table-cell>
          <table:table-cell office:value-type="float" office:value="5" calcext:value-type="float">
            <text:p>5</text:p>
          </table:table-cell>
          <table:table-cell office:value-type="float" office:value="0.131415144" calcext:value-type="float">
            <text:p>0.131415144</text:p>
          </table:table-cell>
          <table:table-cell/>
          <table:table-cell office:value-type="float" office:value="0.001148461" calcext:value-type="float">
            <text:p>0.001148461</text:p>
          </table:table-cell>
          <table:table-cell office:value-type="float" office:value="0.001357389" calcext:value-type="float">
            <text:p>0.001357389</text:p>
          </table:table-cell>
          <table:table-cell office:value-type="float" office:value="0.001088764" calcext:value-type="float">
            <text:p>0.0010887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653" calcext:value-type="float">
            <text:p>0.001073653</text:p>
          </table:table-cell>
          <table:table-cell/>
          <table:table-cell office:value-type="float" office:value="0.000109858" calcext:value-type="float">
            <text:p>0.000109858</text:p>
          </table:table-cell>
          <table:table-cell office:value-type="float" office:value="0.000318786" calcext:value-type="float">
            <text:p>0.000318786</text:p>
          </table:table-cell>
          <table:table-cell office:value-type="float" office:value="0.000050161" calcext:value-type="float">
            <text:p>5.01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505" calcext:value-type="float">
            <text:p>3.505E-05</text:p>
          </table:table-cell>
          <table:table-cell/>
          <table:table-cell office:value-type="float" office:value="24.708188078" calcext:value-type="float">
            <text:p>24.708188078</text:p>
          </table:table-cell>
          <table:table-cell office:value-type="float" office:value="24.713345879" calcext:value-type="float">
            <text:p>24.713345879</text:p>
          </table:table-cell>
          <table:table-cell office:value-type="float" office:value="24.70671433" calcext:value-type="float">
            <text:p>24.70671433</text:p>
          </table:table-cell>
          <table:table-cell office:value-type="float" office:value="25.687862631" calcext:value-type="float">
            <text:p>25.687862631</text:p>
          </table:table-cell>
          <table:table-cell office:value-type="float" office:value="24.706341295" calcext:value-type="float">
            <text:p>24.706341295</text:p>
          </table:table-cell>
          <table:table-cell/>
          <table:table-cell office:value-type="float" office:value="0.00278468" calcext:value-type="float">
            <text:p>0.00278468</text:p>
          </table:table-cell>
          <table:table-cell office:value-type="float" office:value="0.008080645" calcext:value-type="float">
            <text:p>0.008080645</text:p>
          </table:table-cell>
          <table:table-cell office:value-type="float" office:value="0.001271452" calcext:value-type="float">
            <text:p>0.0012714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8423" calcext:value-type="float">
            <text:p>0.0008884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2019-12-02 22:17:36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399702" calcext:value-type="float">
            <text:p>0.1399702</text:p>
          </table:table-cell>
          <table:table-cell office:value-type="float" office:value="0.165702124" calcext:value-type="float">
            <text:p>0.165702124</text:p>
          </table:table-cell>
          <table:table-cell office:value-type="float" office:value="0.133183614" calcext:value-type="float">
            <text:p>0.133183614</text:p>
          </table:table-cell>
          <table:table-cell office:value-type="float" office:value="5" calcext:value-type="float">
            <text:p>5</text:p>
          </table:table-cell>
          <table:table-cell office:value-type="float" office:value="0.13139011" calcext:value-type="float">
            <text:p>0.13139011</text:p>
          </table:table-cell>
          <table:table-cell/>
          <table:table-cell office:value-type="float" office:value="0.001143547" calcext:value-type="float">
            <text:p>0.001143547</text:p>
          </table:table-cell>
          <table:table-cell office:value-type="float" office:value="0.001353776" calcext:value-type="float">
            <text:p>0.001353776</text:p>
          </table:table-cell>
          <table:table-cell office:value-type="float" office:value="0.001088101" calcext:value-type="float">
            <text:p>0.0010881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449" calcext:value-type="float">
            <text:p>0.001073449</text:p>
          </table:table-cell>
          <table:table-cell/>
          <table:table-cell office:value-type="float" office:value="0.000104945" calcext:value-type="float">
            <text:p>0.000104945</text:p>
          </table:table-cell>
          <table:table-cell office:value-type="float" office:value="0.000315173" calcext:value-type="float">
            <text:p>0.000315173</text:p>
          </table:table-cell>
          <table:table-cell office:value-type="float" office:value="0.000049499" calcext:value-type="float">
            <text:p>4.949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846" calcext:value-type="float">
            <text:p>3.4846E-05</text:p>
          </table:table-cell>
          <table:table-cell/>
          <table:table-cell office:value-type="float" office:value="24.703012801" calcext:value-type="float">
            <text:p>24.703012801</text:p>
          </table:table-cell>
          <table:table-cell office:value-type="float" office:value="24.708202724" calcext:value-type="float">
            <text:p>24.708202724</text:p>
          </table:table-cell>
          <table:table-cell office:value-type="float" office:value="24.701643997" calcext:value-type="float">
            <text:p>24.701643997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8226" calcext:value-type="float">
            <text:p>24.70128226</text:p>
          </table:table-cell>
          <table:table-cell/>
          <table:table-cell office:value-type="float" office:value="0.002660131" calcext:value-type="float">
            <text:p>0.002660131</text:p>
          </table:table-cell>
          <table:table-cell office:value-type="float" office:value="0.007989055" calcext:value-type="float">
            <text:p>0.007989055</text:p>
          </table:table-cell>
          <table:table-cell office:value-type="float" office:value="0.001254664" calcext:value-type="float">
            <text:p>0.0012546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83239" calcext:value-type="float">
            <text:p>0.00088323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2019-12-02 22:17:37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0358822" calcext:value-type="float">
            <text:p>0.140358822</text:p>
          </table:table-cell>
          <table:table-cell office:value-type="float" office:value="0.166085382" calcext:value-type="float">
            <text:p>0.166085382</text:p>
          </table:table-cell>
          <table:table-cell office:value-type="float" office:value="0.134457366" calcext:value-type="float">
            <text:p>0.134457366</text:p>
          </table:table-cell>
          <table:table-cell office:value-type="float" office:value="5" calcext:value-type="float">
            <text:p>5</text:p>
          </table:table-cell>
          <table:table-cell office:value-type="float" office:value="0.130991355" calcext:value-type="float">
            <text:p>0.130991355</text:p>
          </table:table-cell>
          <table:table-cell/>
          <table:table-cell office:value-type="float" office:value="0.001146722" calcext:value-type="float">
            <text:p>0.001146722</text:p>
          </table:table-cell>
          <table:table-cell office:value-type="float" office:value="0.001356907" calcext:value-type="float">
            <text:p>0.001356907</text:p>
          </table:table-cell>
          <table:table-cell office:value-type="float" office:value="0.001098508" calcext:value-type="float">
            <text:p>0.0010985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191" calcext:value-type="float">
            <text:p>0.001070191</text:p>
          </table:table-cell>
          <table:table-cell/>
          <table:table-cell office:value-type="float" office:value="0.00010812" calcext:value-type="float">
            <text:p>0.00010812</text:p>
          </table:table-cell>
          <table:table-cell office:value-type="float" office:value="0.000318304" calcext:value-type="float">
            <text:p>0.000318304</text:p>
          </table:table-cell>
          <table:table-cell office:value-type="float" office:value="0.000059905" calcext:value-type="float">
            <text:p>5.990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588" calcext:value-type="float">
            <text:p>3.1588E-05</text:p>
          </table:table-cell>
          <table:table-cell/>
          <table:table-cell office:value-type="float" office:value="24.703091183" calcext:value-type="float">
            <text:p>24.703091183</text:p>
          </table:table-cell>
          <table:table-cell office:value-type="float" office:value="24.708280024" calcext:value-type="float">
            <text:p>24.708280024</text:p>
          </table:table-cell>
          <table:table-cell office:value-type="float" office:value="24.701900903" calcext:value-type="float">
            <text:p>24.701900903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01834" calcext:value-type="float">
            <text:p>24.701201834</text:p>
          </table:table-cell>
          <table:table-cell/>
          <table:table-cell office:value-type="float" office:value="0.002740612" calcext:value-type="float">
            <text:p>0.002740612</text:p>
          </table:table-cell>
          <table:table-cell office:value-type="float" office:value="0.008068425" calcext:value-type="float">
            <text:p>0.008068425</text:p>
          </table:table-cell>
          <table:table-cell office:value-type="float" office:value="0.001518452" calcext:value-type="float">
            <text:p>0.0015184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00658" calcext:value-type="float">
            <text:p>0.0008006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2019-12-02 22:17:38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40328424" calcext:value-type="float">
            <text:p>0.140328424</text:p>
          </table:table-cell>
          <table:table-cell office:value-type="float" office:value="0.165990015" calcext:value-type="float">
            <text:p>0.165990015</text:p>
          </table:table-cell>
          <table:table-cell office:value-type="float" office:value="0.134190933" calcext:value-type="float">
            <text:p>0.134190933</text:p>
          </table:table-cell>
          <table:table-cell office:value-type="float" office:value="5" calcext:value-type="float">
            <text:p>5</text:p>
          </table:table-cell>
          <table:table-cell office:value-type="float" office:value="0.131069437" calcext:value-type="float">
            <text:p>0.131069437</text:p>
          </table:table-cell>
          <table:table-cell/>
          <table:table-cell office:value-type="float" office:value="0.001146474" calcext:value-type="float">
            <text:p>0.001146474</text:p>
          </table:table-cell>
          <table:table-cell office:value-type="float" office:value="0.001356128" calcext:value-type="float">
            <text:p>0.001356128</text:p>
          </table:table-cell>
          <table:table-cell office:value-type="float" office:value="0.001096331" calcext:value-type="float">
            <text:p>0.0010963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29" calcext:value-type="float">
            <text:p>0.001070829</text:p>
          </table:table-cell>
          <table:table-cell/>
          <table:table-cell office:value-type="float" office:value="0.000107871" calcext:value-type="float">
            <text:p>0.000107871</text:p>
          </table:table-cell>
          <table:table-cell office:value-type="float" office:value="0.000317525" calcext:value-type="float">
            <text:p>0.000317525</text:p>
          </table:table-cell>
          <table:table-cell office:value-type="float" office:value="0.000057728" calcext:value-type="float">
            <text:p>5.77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26" calcext:value-type="float">
            <text:p>3.2226E-05</text:p>
          </table:table-cell>
          <table:table-cell/>
          <table:table-cell office:value-type="float" office:value="24.703085052" calcext:value-type="float">
            <text:p>24.703085052</text:p>
          </table:table-cell>
          <table:table-cell office:value-type="float" office:value="24.70826079" calcext:value-type="float">
            <text:p>24.70826079</text:p>
          </table:table-cell>
          <table:table-cell office:value-type="float" office:value="24.701847166" calcext:value-type="float">
            <text:p>24.701847166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17583" calcext:value-type="float">
            <text:p>24.701217583</text:p>
          </table:table-cell>
          <table:table-cell/>
          <table:table-cell office:value-type="float" office:value="0.002734317" calcext:value-type="float">
            <text:p>0.002734317</text:p>
          </table:table-cell>
          <table:table-cell office:value-type="float" office:value="0.008048675" calcext:value-type="float">
            <text:p>0.008048675</text:p>
          </table:table-cell>
          <table:table-cell office:value-type="float" office:value="0.001463275" calcext:value-type="float">
            <text:p>0.0014632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6829" calcext:value-type="float">
            <text:p>0.00081682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2019-12-02 22:17:40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990466" calcext:value-type="float">
            <text:p>0.139990466</text:p>
          </table:table-cell>
          <table:table-cell office:value-type="float" office:value="0.165772458" calcext:value-type="float">
            <text:p>0.165772458</text:p>
          </table:table-cell>
          <table:table-cell office:value-type="float" office:value="0.133742706" calcext:value-type="float">
            <text:p>0.133742706</text:p>
          </table:table-cell>
          <table:table-cell office:value-type="float" office:value="5" calcext:value-type="float">
            <text:p>5</text:p>
          </table:table-cell>
          <table:table-cell office:value-type="float" office:value="0.131215469" calcext:value-type="float">
            <text:p>0.131215469</text:p>
          </table:table-cell>
          <table:table-cell/>
          <table:table-cell office:value-type="float" office:value="0.001143713" calcext:value-type="float">
            <text:p>0.001143713</text:p>
          </table:table-cell>
          <table:table-cell office:value-type="float" office:value="0.00135435" calcext:value-type="float">
            <text:p>0.00135435</text:p>
          </table:table-cell>
          <table:table-cell office:value-type="float" office:value="0.001092669" calcext:value-type="float">
            <text:p>0.0010926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022" calcext:value-type="float">
            <text:p>0.001072022</text:p>
          </table:table-cell>
          <table:table-cell/>
          <table:table-cell office:value-type="float" office:value="0.00010511" calcext:value-type="float">
            <text:p>0.00010511</text:p>
          </table:table-cell>
          <table:table-cell office:value-type="float" office:value="0.000315747" calcext:value-type="float">
            <text:p>0.000315747</text:p>
          </table:table-cell>
          <table:table-cell office:value-type="float" office:value="0.000054066" calcext:value-type="float">
            <text:p>5.40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419" calcext:value-type="float">
            <text:p>3.3419E-05</text:p>
          </table:table-cell>
          <table:table-cell/>
          <table:table-cell office:value-type="float" office:value="24.697962911" calcext:value-type="float">
            <text:p>24.697962911</text:p>
          </table:table-cell>
          <table:table-cell office:value-type="float" office:value="24.703162957" calcext:value-type="float">
            <text:p>24.703162957</text:p>
          </table:table-cell>
          <table:table-cell office:value-type="float" office:value="24.696702779" calcext:value-type="float">
            <text:p>24.696702779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93051" calcext:value-type="float">
            <text:p>24.696193051</text:p>
          </table:table-cell>
          <table:table-cell/>
          <table:table-cell office:value-type="float" office:value="0.002664328" calcext:value-type="float">
            <text:p>0.002664328</text:p>
          </table:table-cell>
          <table:table-cell office:value-type="float" office:value="0.008003621" calcext:value-type="float">
            <text:p>0.008003621</text:p>
          </table:table-cell>
          <table:table-cell office:value-type="float" office:value="0.001370449" calcext:value-type="float">
            <text:p>0.0013704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7071" calcext:value-type="float">
            <text:p>0.00084707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2019-12-02 22:17:41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688866" calcext:value-type="float">
            <text:p>0.139688866</text:p>
          </table:table-cell>
          <table:table-cell office:value-type="float" office:value="0.165557881" calcext:value-type="float">
            <text:p>0.165557881</text:p>
          </table:table-cell>
          <table:table-cell office:value-type="float" office:value="0.133700387" calcext:value-type="float">
            <text:p>0.133700387</text:p>
          </table:table-cell>
          <table:table-cell office:value-type="float" office:value="5" calcext:value-type="float">
            <text:p>5</text:p>
          </table:table-cell>
          <table:table-cell office:value-type="float" office:value="0.131228582" calcext:value-type="float">
            <text:p>0.131228582</text:p>
          </table:table-cell>
          <table:table-cell/>
          <table:table-cell office:value-type="float" office:value="0.001141249" calcext:value-type="float">
            <text:p>0.001141249</text:p>
          </table:table-cell>
          <table:table-cell office:value-type="float" office:value="0.001352597" calcext:value-type="float">
            <text:p>0.001352597</text:p>
          </table:table-cell>
          <table:table-cell office:value-type="float" office:value="0.001092323" calcext:value-type="float">
            <text:p>0.0010923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129" calcext:value-type="float">
            <text:p>0.001072129</text:p>
          </table:table-cell>
          <table:table-cell/>
          <table:table-cell office:value-type="float" office:value="0.000102646" calcext:value-type="float">
            <text:p>0.000102646</text:p>
          </table:table-cell>
          <table:table-cell office:value-type="float" office:value="0.000313994" calcext:value-type="float">
            <text:p>0.000313994</text:p>
          </table:table-cell>
          <table:table-cell office:value-type="float" office:value="0.000053721" calcext:value-type="float">
            <text:p>5.37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526" calcext:value-type="float">
            <text:p>3.3526E-05</text:p>
          </table:table-cell>
          <table:table-cell/>
          <table:table-cell office:value-type="float" office:value="24.697902081" calcext:value-type="float">
            <text:p>24.697902081</text:p>
          </table:table-cell>
          <table:table-cell office:value-type="float" office:value="24.703119678" calcext:value-type="float">
            <text:p>24.703119678</text:p>
          </table:table-cell>
          <table:table-cell office:value-type="float" office:value="24.696694243" calcext:value-type="float">
            <text:p>24.696694243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95696" calcext:value-type="float">
            <text:p>24.696195696</text:p>
          </table:table-cell>
          <table:table-cell/>
          <table:table-cell office:value-type="float" office:value="0.002601868" calcext:value-type="float">
            <text:p>0.002601868</text:p>
          </table:table-cell>
          <table:table-cell office:value-type="float" office:value="0.007959183" calcext:value-type="float">
            <text:p>0.007959183</text:p>
          </table:table-cell>
          <table:table-cell office:value-type="float" office:value="0.001361685" calcext:value-type="float">
            <text:p>0.0013616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9787" calcext:value-type="float">
            <text:p>0.0008497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2019-12-02 22:17:42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659064" calcext:value-type="float">
            <text:p>0.139659064</text:p>
          </table:table-cell>
          <table:table-cell office:value-type="float" office:value="0.165542384" calcext:value-type="float">
            <text:p>0.165542384</text:p>
          </table:table-cell>
          <table:table-cell office:value-type="float" office:value="0.134498493" calcext:value-type="float">
            <text:p>0.134498493</text:p>
          </table:table-cell>
          <table:table-cell office:value-type="float" office:value="5" calcext:value-type="float">
            <text:p>5</text:p>
          </table:table-cell>
          <table:table-cell office:value-type="float" office:value="0.131070629" calcext:value-type="float">
            <text:p>0.131070629</text:p>
          </table:table-cell>
          <table:table-cell/>
          <table:table-cell office:value-type="float" office:value="0.001141005" calcext:value-type="float">
            <text:p>0.001141005</text:p>
          </table:table-cell>
          <table:table-cell office:value-type="float" office:value="0.00135247" calcext:value-type="float">
            <text:p>0.00135247</text:p>
          </table:table-cell>
          <table:table-cell office:value-type="float" office:value="0.001098844" calcext:value-type="float">
            <text:p>0.0010988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838" calcext:value-type="float">
            <text:p>0.001070838</text:p>
          </table:table-cell>
          <table:table-cell/>
          <table:table-cell office:value-type="float" office:value="0.000102403" calcext:value-type="float">
            <text:p>0.000102403</text:p>
          </table:table-cell>
          <table:table-cell office:value-type="float" office:value="0.000313868" calcext:value-type="float">
            <text:p>0.000313868</text:p>
          </table:table-cell>
          <table:table-cell office:value-type="float" office:value="0.000060241" calcext:value-type="float">
            <text:p>6.024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236" calcext:value-type="float">
            <text:p>3.2236E-05</text:p>
          </table:table-cell>
          <table:table-cell/>
          <table:table-cell office:value-type="float" office:value="24.69789607" calcext:value-type="float">
            <text:p>24.69789607</text:p>
          </table:table-cell>
          <table:table-cell office:value-type="float" office:value="24.703116553" calcext:value-type="float">
            <text:p>24.703116553</text:p>
          </table:table-cell>
          <table:table-cell office:value-type="float" office:value="24.696855216" calcext:value-type="float">
            <text:p>24.696855216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63838" calcext:value-type="float">
            <text:p>24.696163838</text:p>
          </table:table-cell>
          <table:table-cell/>
          <table:table-cell office:value-type="float" office:value="0.002595696" calcext:value-type="float">
            <text:p>0.002595696</text:p>
          </table:table-cell>
          <table:table-cell office:value-type="float" office:value="0.007955974" calcext:value-type="float">
            <text:p>0.007955974</text:p>
          </table:table-cell>
          <table:table-cell office:value-type="float" office:value="0.001526969" calcext:value-type="float">
            <text:p>0.0015269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7076" calcext:value-type="float">
            <text:p>0.00081707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2019-12-02 22:17:43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545219" calcext:value-type="float">
            <text:p>0.139545219</text:p>
          </table:table-cell>
          <table:table-cell office:value-type="float" office:value="0.165527483" calcext:value-type="float">
            <text:p>0.165527483</text:p>
          </table:table-cell>
          <table:table-cell office:value-type="float" office:value="0.134835259" calcext:value-type="float">
            <text:p>0.134835259</text:p>
          </table:table-cell>
          <table:table-cell office:value-type="float" office:value="5" calcext:value-type="float">
            <text:p>5</text:p>
          </table:table-cell>
          <table:table-cell office:value-type="float" office:value="0.130968109" calcext:value-type="float">
            <text:p>0.130968109</text:p>
          </table:table-cell>
          <table:table-cell/>
          <table:table-cell office:value-type="float" office:value="0.001140075" calcext:value-type="float">
            <text:p>0.001140075</text:p>
          </table:table-cell>
          <table:table-cell office:value-type="float" office:value="0.001352349" calcext:value-type="float">
            <text:p>0.001352349</text:p>
          </table:table-cell>
          <table:table-cell office:value-type="float" office:value="0.001101595" calcext:value-type="float">
            <text:p>0.0011015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001" calcext:value-type="float">
            <text:p>0.001070001</text:p>
          </table:table-cell>
          <table:table-cell/>
          <table:table-cell office:value-type="float" office:value="0.000101473" calcext:value-type="float">
            <text:p>0.000101473</text:p>
          </table:table-cell>
          <table:table-cell office:value-type="float" office:value="0.000313746" calcext:value-type="float">
            <text:p>0.000313746</text:p>
          </table:table-cell>
          <table:table-cell office:value-type="float" office:value="0.000062993" calcext:value-type="float">
            <text:p>6.299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398" calcext:value-type="float">
            <text:p>3.1398E-05</text:p>
          </table:table-cell>
          <table:table-cell/>
          <table:table-cell office:value-type="float" office:value="24.697873108" calcext:value-type="float">
            <text:p>24.697873108</text:p>
          </table:table-cell>
          <table:table-cell office:value-type="float" office:value="24.703113547" calcext:value-type="float">
            <text:p>24.703113547</text:p>
          </table:table-cell>
          <table:table-cell office:value-type="float" office:value="24.69692314" calcext:value-type="float">
            <text:p>24.69692314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4316" calcext:value-type="float">
            <text:p>24.69614316</text:p>
          </table:table-cell>
          <table:table-cell/>
          <table:table-cell office:value-type="float" office:value="0.002572119" calcext:value-type="float">
            <text:p>0.002572119</text:p>
          </table:table-cell>
          <table:table-cell office:value-type="float" office:value="0.007952888" calcext:value-type="float">
            <text:p>0.007952888</text:p>
          </table:table-cell>
          <table:table-cell office:value-type="float" office:value="0.001596712" calcext:value-type="float">
            <text:p>0.0015967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95844" calcext:value-type="float">
            <text:p>0.00079584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2019-12-02 22:17:45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497535" calcext:value-type="float">
            <text:p>0.139497535</text:p>
          </table:table-cell>
          <table:table-cell office:value-type="float" office:value="0.165464302" calcext:value-type="float">
            <text:p>0.165464302</text:p>
          </table:table-cell>
          <table:table-cell office:value-type="float" office:value="0.135038511" calcext:value-type="float">
            <text:p>0.135038511</text:p>
          </table:table-cell>
          <table:table-cell office:value-type="float" office:value="5" calcext:value-type="float">
            <text:p>5</text:p>
          </table:table-cell>
          <table:table-cell office:value-type="float" office:value="0.130869762" calcext:value-type="float">
            <text:p>0.130869762</text:p>
          </table:table-cell>
          <table:table-cell/>
          <table:table-cell office:value-type="float" office:value="0.001139686" calcext:value-type="float">
            <text:p>0.001139686</text:p>
          </table:table-cell>
          <table:table-cell office:value-type="float" office:value="0.001351833" calcext:value-type="float">
            <text:p>0.001351833</text:p>
          </table:table-cell>
          <table:table-cell office:value-type="float" office:value="0.001103256" calcext:value-type="float">
            <text:p>0.0011032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197" calcext:value-type="float">
            <text:p>0.001069197</text:p>
          </table:table-cell>
          <table:table-cell/>
          <table:table-cell office:value-type="float" office:value="0.000101083" calcext:value-type="float">
            <text:p>0.000101083</text:p>
          </table:table-cell>
          <table:table-cell office:value-type="float" office:value="0.00031323" calcext:value-type="float">
            <text:p>0.00031323</text:p>
          </table:table-cell>
          <table:table-cell office:value-type="float" office:value="0.000064653" calcext:value-type="float">
            <text:p>6.465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595" calcext:value-type="float">
            <text:p>3.0595E-05</text:p>
          </table:table-cell>
          <table:table-cell/>
          <table:table-cell office:value-type="float" office:value="24.697863491" calcext:value-type="float">
            <text:p>24.697863491</text:p>
          </table:table-cell>
          <table:table-cell office:value-type="float" office:value="24.703100804" calcext:value-type="float">
            <text:p>24.703100804</text:p>
          </table:table-cell>
          <table:table-cell office:value-type="float" office:value="24.696964135" calcext:value-type="float">
            <text:p>24.696964135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23324" calcext:value-type="float">
            <text:p>24.696123324</text:p>
          </table:table-cell>
          <table:table-cell/>
          <table:table-cell office:value-type="float" office:value="0.002562244" calcext:value-type="float">
            <text:p>0.002562244</text:p>
          </table:table-cell>
          <table:table-cell office:value-type="float" office:value="0.007939804" calcext:value-type="float">
            <text:p>0.007939804</text:p>
          </table:table-cell>
          <table:table-cell office:value-type="float" office:value="0.001638804" calcext:value-type="float">
            <text:p>0.0016388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5477" calcext:value-type="float">
            <text:p>0.0007754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2019-12-02 22:17:46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39489191" calcext:value-type="float">
            <text:p>0.139489191</text:p>
          </table:table-cell>
          <table:table-cell office:value-type="float" office:value="0.165413042" calcext:value-type="float">
            <text:p>0.165413042</text:p>
          </table:table-cell>
          <table:table-cell office:value-type="float" office:value="0.135109441" calcext:value-type="float">
            <text:p>0.135109441</text:p>
          </table:table-cell>
          <table:table-cell office:value-type="float" office:value="5" calcext:value-type="float">
            <text:p>5</text:p>
          </table:table-cell>
          <table:table-cell office:value-type="float" office:value="0.130813137" calcext:value-type="float">
            <text:p>0.130813137</text:p>
          </table:table-cell>
          <table:table-cell/>
          <table:table-cell office:value-type="float" office:value="0.001139618" calcext:value-type="float">
            <text:p>0.001139618</text:p>
          </table:table-cell>
          <table:table-cell office:value-type="float" office:value="0.001351414" calcext:value-type="float">
            <text:p>0.001351414</text:p>
          </table:table-cell>
          <table:table-cell office:value-type="float" office:value="0.001103835" calcext:value-type="float">
            <text:p>0.0011038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735" calcext:value-type="float">
            <text:p>0.001068735</text:p>
          </table:table-cell>
          <table:table-cell/>
          <table:table-cell office:value-type="float" office:value="0.000101015" calcext:value-type="float">
            <text:p>0.000101015</text:p>
          </table:table-cell>
          <table:table-cell office:value-type="float" office:value="0.000312811" calcext:value-type="float">
            <text:p>0.000312811</text:p>
          </table:table-cell>
          <table:table-cell office:value-type="float" office:value="0.000065233" calcext:value-type="float">
            <text:p>6.523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132" calcext:value-type="float">
            <text:p>3.0132E-05</text:p>
          </table:table-cell>
          <table:table-cell/>
          <table:table-cell office:value-type="float" office:value="24.702915785" calcext:value-type="float">
            <text:p>24.702915785</text:p>
          </table:table-cell>
          <table:table-cell office:value-type="float" office:value="24.708144419" calcext:value-type="float">
            <text:p>24.708144419</text:p>
          </table:table-cell>
          <table:table-cell office:value-type="float" office:value="24.702032422" calcext:value-type="float">
            <text:p>24.702032422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165889" calcext:value-type="float">
            <text:p>24.701165889</text:p>
          </table:table-cell>
          <table:table-cell/>
          <table:table-cell office:value-type="float" office:value="0.002560516" calcext:value-type="float">
            <text:p>0.002560516</text:p>
          </table:table-cell>
          <table:table-cell office:value-type="float" office:value="0.007929188" calcext:value-type="float">
            <text:p>0.007929188</text:p>
          </table:table-cell>
          <table:table-cell office:value-type="float" office:value="0.001653493" calcext:value-type="float">
            <text:p>0.0016534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375" calcext:value-type="float">
            <text:p>0.0007637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019-12-02 22:17:47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39225738" calcext:value-type="float">
            <text:p>0.139225738</text:p>
          </table:table-cell>
          <table:table-cell office:value-type="float" office:value="0.165284296" calcext:value-type="float">
            <text:p>0.165284296</text:p>
          </table:table-cell>
          <table:table-cell office:value-type="float" office:value="0.135041491" calcext:value-type="float">
            <text:p>0.135041491</text:p>
          </table:table-cell>
          <table:table-cell office:value-type="float" office:value="5" calcext:value-type="float">
            <text:p>5</text:p>
          </table:table-cell>
          <table:table-cell office:value-type="float" office:value="0.130856053" calcext:value-type="float">
            <text:p>0.130856053</text:p>
          </table:table-cell>
          <table:table-cell/>
          <table:table-cell office:value-type="float" office:value="0.001137465" calcext:value-type="float">
            <text:p>0.001137465</text:p>
          </table:table-cell>
          <table:table-cell office:value-type="float" office:value="0.001350362" calcext:value-type="float">
            <text:p>0.001350362</text:p>
          </table:table-cell>
          <table:table-cell office:value-type="float" office:value="0.00110328" calcext:value-type="float">
            <text:p>0.001103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085" calcext:value-type="float">
            <text:p>0.001069085</text:p>
          </table:table-cell>
          <table:table-cell/>
          <table:table-cell office:value-type="float" office:value="0.000098862" calcext:value-type="float">
            <text:p>9.8862E-05</text:p>
          </table:table-cell>
          <table:table-cell office:value-type="float" office:value="0.000311759" calcext:value-type="float">
            <text:p>0.000311759</text:p>
          </table:table-cell>
          <table:table-cell office:value-type="float" office:value="0.000064677" calcext:value-type="float">
            <text:p>6.467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483" calcext:value-type="float">
            <text:p>3.0483E-05</text:p>
          </table:table-cell>
          <table:table-cell/>
          <table:table-cell office:value-type="float" office:value="24.702862649" calcext:value-type="float">
            <text:p>24.702862649</text:p>
          </table:table-cell>
          <table:table-cell office:value-type="float" office:value="24.708118452" calcext:value-type="float">
            <text:p>24.708118452</text:p>
          </table:table-cell>
          <table:table-cell office:value-type="float" office:value="24.702018717" calcext:value-type="float">
            <text:p>24.702018717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174545" calcext:value-type="float">
            <text:p>24.701174545</text:p>
          </table:table-cell>
          <table:table-cell/>
          <table:table-cell office:value-type="float" office:value="0.002505957" calcext:value-type="float">
            <text:p>0.002505957</text:p>
          </table:table-cell>
          <table:table-cell office:value-type="float" office:value="0.007902526" calcext:value-type="float">
            <text:p>0.007902526</text:p>
          </table:table-cell>
          <table:table-cell office:value-type="float" office:value="0.001639421" calcext:value-type="float">
            <text:p>0.0016394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2638" calcext:value-type="float">
            <text:p>0.0007726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019-12-02 22:17:49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39366405" calcext:value-type="float">
            <text:p>0.139366405</text:p>
          </table:table-cell>
          <table:table-cell office:value-type="float" office:value="0.165284296" calcext:value-type="float">
            <text:p>0.165284296</text:p>
          </table:table-cell>
          <table:table-cell office:value-type="float" office:value="0.135071294" calcext:value-type="float">
            <text:p>0.135071294</text:p>
          </table:table-cell>
          <table:table-cell office:value-type="float" office:value="5" calcext:value-type="float">
            <text:p>5</text:p>
          </table:table-cell>
          <table:table-cell office:value-type="float" office:value="0.130814329" calcext:value-type="float">
            <text:p>0.130814329</text:p>
          </table:table-cell>
          <table:table-cell/>
          <table:table-cell office:value-type="float" office:value="0.001138614" calcext:value-type="float">
            <text:p>0.001138614</text:p>
          </table:table-cell>
          <table:table-cell office:value-type="float" office:value="0.001350362" calcext:value-type="float">
            <text:p>0.001350362</text:p>
          </table:table-cell>
          <table:table-cell office:value-type="float" office:value="0.001103524" calcext:value-type="float">
            <text:p>0.0011035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745" calcext:value-type="float">
            <text:p>0.001068745</text:p>
          </table:table-cell>
          <table:table-cell/>
          <table:table-cell office:value-type="float" office:value="0.000100012" calcext:value-type="float">
            <text:p>0.000100012</text:p>
          </table:table-cell>
          <table:table-cell office:value-type="float" office:value="0.000311759" calcext:value-type="float">
            <text:p>0.000311759</text:p>
          </table:table-cell>
          <table:table-cell office:value-type="float" office:value="0.000064921" calcext:value-type="float">
            <text:p>6.49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142" calcext:value-type="float">
            <text:p>3.0142E-05</text:p>
          </table:table-cell>
          <table:table-cell/>
          <table:table-cell office:value-type="float" office:value="24.687729088" calcext:value-type="float">
            <text:p>24.687729088</text:p>
          </table:table-cell>
          <table:table-cell office:value-type="float" office:value="24.692956591" calcext:value-type="float">
            <text:p>24.692956591</text:p>
          </table:table-cell>
          <table:table-cell office:value-type="float" office:value="24.686862784" calcext:value-type="float">
            <text:p>24.686862784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04174" calcext:value-type="float">
            <text:p>24.686004174</text:p>
          </table:table-cell>
          <table:table-cell/>
          <table:table-cell office:value-type="float" office:value="0.002535088" calcext:value-type="float">
            <text:p>0.002535088</text:p>
          </table:table-cell>
          <table:table-cell office:value-type="float" office:value="0.007902526" calcext:value-type="float">
            <text:p>0.007902526</text:p>
          </table:table-cell>
          <table:table-cell office:value-type="float" office:value="0.001645593" calcext:value-type="float">
            <text:p>0.0016455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3997" calcext:value-type="float">
            <text:p>0.0007639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2019-12-02 22:17:50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39458196" calcext:value-type="float">
            <text:p>0.139458196</text:p>
          </table:table-cell>
          <table:table-cell office:value-type="float" office:value="0.165179988" calcext:value-type="float">
            <text:p>0.165179988</text:p>
          </table:table-cell>
          <table:table-cell office:value-type="float" office:value="0.134874002" calcext:value-type="float">
            <text:p>0.134874002</text:p>
          </table:table-cell>
          <table:table-cell office:value-type="float" office:value="5" calcext:value-type="float">
            <text:p>5</text:p>
          </table:table-cell>
          <table:table-cell office:value-type="float" office:value="0.130831615" calcext:value-type="float">
            <text:p>0.130831615</text:p>
          </table:table-cell>
          <table:table-cell/>
          <table:table-cell office:value-type="float" office:value="0.001139364" calcext:value-type="float">
            <text:p>0.001139364</text:p>
          </table:table-cell>
          <table:table-cell office:value-type="float" office:value="0.00134951" calcext:value-type="float">
            <text:p>0.00134951</text:p>
          </table:table-cell>
          <table:table-cell office:value-type="float" office:value="0.001101912" calcext:value-type="float">
            <text:p>0.0011019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886" calcext:value-type="float">
            <text:p>0.001068886</text:p>
          </table:table-cell>
          <table:table-cell/>
          <table:table-cell office:value-type="float" office:value="0.000100762" calcext:value-type="float">
            <text:p>0.000100762</text:p>
          </table:table-cell>
          <table:table-cell office:value-type="float" office:value="0.000310907" calcext:value-type="float">
            <text:p>0.000310907</text:p>
          </table:table-cell>
          <table:table-cell office:value-type="float" office:value="0.000063309" calcext:value-type="float">
            <text:p>6.33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283" calcext:value-type="float">
            <text:p>3.0283E-05</text:p>
          </table:table-cell>
          <table:table-cell/>
          <table:table-cell office:value-type="float" office:value="24.692801579" calcext:value-type="float">
            <text:p>24.692801579</text:p>
          </table:table-cell>
          <table:table-cell office:value-type="float" office:value="24.697989506" calcext:value-type="float">
            <text:p>24.697989506</text:p>
          </table:table-cell>
          <table:table-cell office:value-type="float" office:value="24.691876973" calcext:value-type="float">
            <text:p>24.691876973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61645" calcext:value-type="float">
            <text:p>24.691061645</text:p>
          </table:table-cell>
          <table:table-cell/>
          <table:table-cell office:value-type="float" office:value="0.002554097" calcext:value-type="float">
            <text:p>0.002554097</text:p>
          </table:table-cell>
          <table:table-cell office:value-type="float" office:value="0.007880924" calcext:value-type="float">
            <text:p>0.007880924</text:p>
          </table:table-cell>
          <table:table-cell office:value-type="float" office:value="0.001604735" calcext:value-type="float">
            <text:p>0.0016047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7577" calcext:value-type="float">
            <text:p>0.00076757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2019-12-02 22:17:51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39485614" calcext:value-type="float">
            <text:p>0.139485614</text:p>
          </table:table-cell>
          <table:table-cell office:value-type="float" office:value="0.165087004" calcext:value-type="float">
            <text:p>0.165087004</text:p>
          </table:table-cell>
          <table:table-cell office:value-type="float" office:value="0.134860293" calcext:value-type="float">
            <text:p>0.134860293</text:p>
          </table:table-cell>
          <table:table-cell office:value-type="float" office:value="5" calcext:value-type="float">
            <text:p>5</text:p>
          </table:table-cell>
          <table:table-cell office:value-type="float" office:value="0.130860225" calcext:value-type="float">
            <text:p>0.130860225</text:p>
          </table:table-cell>
          <table:table-cell/>
          <table:table-cell office:value-type="float" office:value="0.001139588" calcext:value-type="float">
            <text:p>0.001139588</text:p>
          </table:table-cell>
          <table:table-cell office:value-type="float" office:value="0.00134875" calcext:value-type="float">
            <text:p>0.00134875</text:p>
          </table:table-cell>
          <table:table-cell office:value-type="float" office:value="0.0011018" calcext:value-type="float">
            <text:p>0.00110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119" calcext:value-type="float">
            <text:p>0.001069119</text:p>
          </table:table-cell>
          <table:table-cell/>
          <table:table-cell office:value-type="float" office:value="0.000100986" calcext:value-type="float">
            <text:p>0.000100986</text:p>
          </table:table-cell>
          <table:table-cell office:value-type="float" office:value="0.000310147" calcext:value-type="float">
            <text:p>0.000310147</text:p>
          </table:table-cell>
          <table:table-cell office:value-type="float" office:value="0.000063197" calcext:value-type="float">
            <text:p>6.319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517" calcext:value-type="float">
            <text:p>3.0517E-05</text:p>
          </table:table-cell>
          <table:table-cell/>
          <table:table-cell office:value-type="float" office:value="24.692807109" calcext:value-type="float">
            <text:p>24.692807109</text:p>
          </table:table-cell>
          <table:table-cell office:value-type="float" office:value="24.697970752" calcext:value-type="float">
            <text:p>24.697970752</text:p>
          </table:table-cell>
          <table:table-cell office:value-type="float" office:value="24.691874208" calcext:value-type="float">
            <text:p>24.691874208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67416" calcext:value-type="float">
            <text:p>24.691067416</text:p>
          </table:table-cell>
          <table:table-cell/>
          <table:table-cell office:value-type="float" office:value="0.002559776" calcext:value-type="float">
            <text:p>0.002559776</text:p>
          </table:table-cell>
          <table:table-cell office:value-type="float" office:value="0.007861668" calcext:value-type="float">
            <text:p>0.007861668</text:p>
          </table:table-cell>
          <table:table-cell office:value-type="float" office:value="0.001601896" calcext:value-type="float">
            <text:p>0.0016018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3502" calcext:value-type="float">
            <text:p>0.00077350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2019-12-02 22:17:52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39576213" calcext:value-type="float">
            <text:p>0.139576213</text:p>
          </table:table-cell>
          <table:table-cell office:value-type="float" office:value="0.165052434" calcext:value-type="float">
            <text:p>0.165052434</text:p>
          </table:table-cell>
          <table:table-cell office:value-type="float" office:value="0.134882943" calcext:value-type="float">
            <text:p>0.134882943</text:p>
          </table:table-cell>
          <table:table-cell office:value-type="float" office:value="5" calcext:value-type="float">
            <text:p>5</text:p>
          </table:table-cell>
          <table:table-cell office:value-type="float" office:value="0.130843536" calcext:value-type="float">
            <text:p>0.130843536</text:p>
          </table:table-cell>
          <table:table-cell/>
          <table:table-cell office:value-type="float" office:value="0.001140329" calcext:value-type="float">
            <text:p>0.001140329</text:p>
          </table:table-cell>
          <table:table-cell office:value-type="float" office:value="0.001348468" calcext:value-type="float">
            <text:p>0.001348468</text:p>
          </table:table-cell>
          <table:table-cell office:value-type="float" office:value="0.001101985" calcext:value-type="float">
            <text:p>0.0011019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983" calcext:value-type="float">
            <text:p>0.001068983</text:p>
          </table:table-cell>
          <table:table-cell/>
          <table:table-cell office:value-type="float" office:value="0.000101726" calcext:value-type="float">
            <text:p>0.000101726</text:p>
          </table:table-cell>
          <table:table-cell office:value-type="float" office:value="0.000309865" calcext:value-type="float">
            <text:p>0.000309865</text:p>
          </table:table-cell>
          <table:table-cell office:value-type="float" office:value="0.000063382" calcext:value-type="float">
            <text:p>6.338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38" calcext:value-type="float">
            <text:p>3.038E-05</text:p>
          </table:table-cell>
          <table:table-cell/>
          <table:table-cell office:value-type="float" office:value="24.687771405" calcext:value-type="float">
            <text:p>24.687771405</text:p>
          </table:table-cell>
          <table:table-cell office:value-type="float" office:value="24.692909826" calcext:value-type="float">
            <text:p>24.692909826</text:p>
          </table:table-cell>
          <table:table-cell office:value-type="float" office:value="24.686824795" calcext:value-type="float">
            <text:p>24.686824795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10064" calcext:value-type="float">
            <text:p>24.686010064</text:p>
          </table:table-cell>
          <table:table-cell/>
          <table:table-cell office:value-type="float" office:value="0.002578538" calcext:value-type="float">
            <text:p>0.002578538</text:p>
          </table:table-cell>
          <table:table-cell office:value-type="float" office:value="0.007854509" calcext:value-type="float">
            <text:p>0.007854509</text:p>
          </table:table-cell>
          <table:table-cell office:value-type="float" office:value="0.001606587" calcext:value-type="float">
            <text:p>0.0016065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0046" calcext:value-type="float">
            <text:p>0.00077004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2019-12-02 22:17:54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39690058" calcext:value-type="float">
            <text:p>0.139690058</text:p>
          </table:table-cell>
          <table:table-cell office:value-type="float" office:value="0.164741893" calcext:value-type="float">
            <text:p>0.164741893</text:p>
          </table:table-cell>
          <table:table-cell office:value-type="float" office:value="0.134611742" calcext:value-type="float">
            <text:p>0.134611742</text:p>
          </table:table-cell>
          <table:table-cell office:value-type="float" office:value="5" calcext:value-type="float">
            <text:p>5</text:p>
          </table:table-cell>
          <table:table-cell office:value-type="float" office:value="0.130935327" calcext:value-type="float">
            <text:p>0.130935327</text:p>
          </table:table-cell>
          <table:table-cell/>
          <table:table-cell office:value-type="float" office:value="0.001141259" calcext:value-type="float">
            <text:p>0.001141259</text:p>
          </table:table-cell>
          <table:table-cell office:value-type="float" office:value="0.001345931" calcext:value-type="float">
            <text:p>0.001345931</text:p>
          </table:table-cell>
          <table:table-cell office:value-type="float" office:value="0.001099769" calcext:value-type="float">
            <text:p>0.0010997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733" calcext:value-type="float">
            <text:p>0.001069733</text:p>
          </table:table-cell>
          <table:table-cell/>
          <table:table-cell office:value-type="float" office:value="0.000102656" calcext:value-type="float">
            <text:p>0.000102656</text:p>
          </table:table-cell>
          <table:table-cell office:value-type="float" office:value="0.000307328" calcext:value-type="float">
            <text:p>0.000307328</text:p>
          </table:table-cell>
          <table:table-cell office:value-type="float" office:value="0.000061166" calcext:value-type="float">
            <text:p>6.116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113" calcext:value-type="float">
            <text:p>3.113E-05</text:p>
          </table:table-cell>
          <table:table-cell/>
          <table:table-cell office:value-type="float" office:value="24.692848344" calcext:value-type="float">
            <text:p>24.692848344</text:p>
          </table:table-cell>
          <table:table-cell office:value-type="float" office:value="24.697901146" calcext:value-type="float">
            <text:p>24.697901146</text:p>
          </table:table-cell>
          <table:table-cell office:value-type="float" office:value="24.691824076" calcext:value-type="float">
            <text:p>24.691824076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082563" calcext:value-type="float">
            <text:p>24.691082563</text:p>
          </table:table-cell>
          <table:table-cell/>
          <table:table-cell office:value-type="float" office:value="0.002602115" calcext:value-type="float">
            <text:p>0.002602115</text:p>
          </table:table-cell>
          <table:table-cell office:value-type="float" office:value="0.007790198" calcext:value-type="float">
            <text:p>0.007790198</text:p>
          </table:table-cell>
          <table:table-cell office:value-type="float" office:value="0.001550422" calcext:value-type="float">
            <text:p>0.0015504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89055" calcext:value-type="float">
            <text:p>0.0007890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2019-12-02 22:17:55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3983609" calcext:value-type="float">
            <text:p>0.13983609</text:p>
          </table:table-cell>
          <table:table-cell office:value-type="float" office:value="0.164781828" calcext:value-type="float">
            <text:p>0.164781828</text:p>
          </table:table-cell>
          <table:table-cell office:value-type="float" office:value="0.134330408" calcext:value-type="float">
            <text:p>0.134330408</text:p>
          </table:table-cell>
          <table:table-cell office:value-type="float" office:value="5" calcext:value-type="float">
            <text:p>5</text:p>
          </table:table-cell>
          <table:table-cell office:value-type="float" office:value="0.131043211" calcext:value-type="float">
            <text:p>0.131043211</text:p>
          </table:table-cell>
          <table:table-cell/>
          <table:table-cell office:value-type="float" office:value="0.001142452" calcext:value-type="float">
            <text:p>0.001142452</text:p>
          </table:table-cell>
          <table:table-cell office:value-type="float" office:value="0.001346257" calcext:value-type="float">
            <text:p>0.001346257</text:p>
          </table:table-cell>
          <table:table-cell office:value-type="float" office:value="0.001097471" calcext:value-type="float">
            <text:p>0.0010974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0614" calcext:value-type="float">
            <text:p>0.001070614</text:p>
          </table:table-cell>
          <table:table-cell/>
          <table:table-cell office:value-type="float" office:value="0.000103849" calcext:value-type="float">
            <text:p>0.000103849</text:p>
          </table:table-cell>
          <table:table-cell office:value-type="float" office:value="0.000307654" calcext:value-type="float">
            <text:p>0.000307654</text:p>
          </table:table-cell>
          <table:table-cell office:value-type="float" office:value="0.000058868" calcext:value-type="float">
            <text:p>5.886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012" calcext:value-type="float">
            <text:p>3.2012E-05</text:p>
          </table:table-cell>
          <table:table-cell/>
          <table:table-cell office:value-type="float" office:value="24.687823821" calcext:value-type="float">
            <text:p>24.687823821</text:p>
          </table:table-cell>
          <table:table-cell office:value-type="float" office:value="24.692855246" calcext:value-type="float">
            <text:p>24.692855246</text:p>
          </table:table-cell>
          <table:table-cell office:value-type="float" office:value="24.686713351" calcext:value-type="float">
            <text:p>24.686713351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50338" calcext:value-type="float">
            <text:p>24.686050338</text:p>
          </table:table-cell>
          <table:table-cell/>
          <table:table-cell office:value-type="float" office:value="0.002632357" calcext:value-type="float">
            <text:p>0.002632357</text:p>
          </table:table-cell>
          <table:table-cell office:value-type="float" office:value="0.007798468" calcext:value-type="float">
            <text:p>0.007798468</text:p>
          </table:table-cell>
          <table:table-cell office:value-type="float" office:value="0.001492159" calcext:value-type="float">
            <text:p>0.0014921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11398" calcext:value-type="float">
            <text:p>0.00081139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2019-12-02 22:17:56</text:p>
          </table:table-cell>
          <table:table-cell office:value-type="float" office:value="24.6701" calcext:value-type="float">
            <text:p>24.6701</text:p>
          </table:table-cell>
          <table:table-cell office:value-type="string" calcext:value-type="string">
            <text:p><text:s/></text:p>
          </table:table-cell>
          <table:table-cell office:value-type="float" office:value="0.139744298" calcext:value-type="float">
            <text:p>0.139744298</text:p>
          </table:table-cell>
          <table:table-cell office:value-type="float" office:value="0.164757987" calcext:value-type="float">
            <text:p>0.164757987</text:p>
          </table:table-cell>
          <table:table-cell office:value-type="float" office:value="0.134846584" calcext:value-type="float">
            <text:p>0.134846584</text:p>
          </table:table-cell>
          <table:table-cell office:value-type="float" office:value="5" calcext:value-type="float">
            <text:p>5</text:p>
          </table:table-cell>
          <table:table-cell office:value-type="float" office:value="0.130854265" calcext:value-type="float">
            <text:p>0.130854265</text:p>
          </table:table-cell>
          <table:table-cell/>
          <table:table-cell office:value-type="float" office:value="0.001141702" calcext:value-type="float">
            <text:p>0.001141702</text:p>
          </table:table-cell>
          <table:table-cell office:value-type="float" office:value="0.001346062" calcext:value-type="float">
            <text:p>0.001346062</text:p>
          </table:table-cell>
          <table:table-cell office:value-type="float" office:value="0.001101688" calcext:value-type="float">
            <text:p>0.0011016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9071" calcext:value-type="float">
            <text:p>0.001069071</text:p>
          </table:table-cell>
          <table:table-cell/>
          <table:table-cell office:value-type="float" office:value="0.000103099" calcext:value-type="float">
            <text:p>0.000103099</text:p>
          </table:table-cell>
          <table:table-cell office:value-type="float" office:value="0.000307459" calcext:value-type="float">
            <text:p>0.000307459</text:p>
          </table:table-cell>
          <table:table-cell office:value-type="float" office:value="0.000063085" calcext:value-type="float">
            <text:p>6.308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468" calcext:value-type="float">
            <text:p>3.0468E-05</text:p>
          </table:table-cell>
          <table:table-cell/>
          <table:table-cell office:value-type="float" office:value="24.672643379" calcext:value-type="float">
            <text:p>24.672643379</text:p>
          </table:table-cell>
          <table:table-cell office:value-type="float" office:value="24.677688578" calcext:value-type="float">
            <text:p>24.677688578</text:p>
          </table:table-cell>
          <table:table-cell office:value-type="float" office:value="24.671655519" calcext:value-type="float">
            <text:p>24.671655519</text:p>
          </table:table-cell>
          <table:table-cell office:value-type="float" office:value="25.652515834" calcext:value-type="float">
            <text:p>25.652515834</text:p>
          </table:table-cell>
          <table:table-cell office:value-type="float" office:value="24.670850275" calcext:value-type="float">
            <text:p>24.670850275</text:p>
          </table:table-cell>
          <table:table-cell/>
          <table:table-cell office:value-type="float" office:value="0.002613348" calcext:value-type="float">
            <text:p>0.002613348</text:p>
          </table:table-cell>
          <table:table-cell office:value-type="float" office:value="0.007793531" calcext:value-type="float">
            <text:p>0.007793531</text:p>
          </table:table-cell>
          <table:table-cell office:value-type="float" office:value="0.001599057" calcext:value-type="float">
            <text:p>0.0015990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72268" calcext:value-type="float">
            <text:p>0.00077226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019-12-02 22:17:57</text:p>
          </table:table-cell>
          <table:table-cell office:value-type="float" office:value="24.68021" calcext:value-type="float">
            <text:p>24.68021</text:p>
          </table:table-cell>
          <table:table-cell office:value-type="string" calcext:value-type="string">
            <text:p><text:s/></text:p>
          </table:table-cell>
          <table:table-cell office:value-type="float" office:value="0.139715092" calcext:value-type="float">
            <text:p>0.139715092</text:p>
          </table:table-cell>
          <table:table-cell office:value-type="float" office:value="0.164557715" calcext:value-type="float">
            <text:p>0.164557715</text:p>
          </table:table-cell>
          <table:table-cell office:value-type="float" office:value="0.134989635" calcext:value-type="float">
            <text:p>0.134989635</text:p>
          </table:table-cell>
          <table:table-cell office:value-type="float" office:value="5" calcext:value-type="float">
            <text:p>5</text:p>
          </table:table-cell>
          <table:table-cell office:value-type="float" office:value="0.130808369" calcext:value-type="float">
            <text:p>0.130808369</text:p>
          </table:table-cell>
          <table:table-cell/>
          <table:table-cell office:value-type="float" office:value="0.001141463" calcext:value-type="float">
            <text:p>0.001141463</text:p>
          </table:table-cell>
          <table:table-cell office:value-type="float" office:value="0.001344426" calcext:value-type="float">
            <text:p>0.001344426</text:p>
          </table:table-cell>
          <table:table-cell office:value-type="float" office:value="0.001102856" calcext:value-type="float">
            <text:p>0.0011028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696" calcext:value-type="float">
            <text:p>0.001068696</text:p>
          </table:table-cell>
          <table:table-cell/>
          <table:table-cell office:value-type="float" office:value="0.00010286" calcext:value-type="float">
            <text:p>0.00010286</text:p>
          </table:table-cell>
          <table:table-cell office:value-type="float" office:value="0.000305823" calcext:value-type="float">
            <text:p>0.000305823</text:p>
          </table:table-cell>
          <table:table-cell office:value-type="float" office:value="0.000064254" calcext:value-type="float">
            <text:p>6.42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093" calcext:value-type="float">
            <text:p>3.0093E-05</text:p>
          </table:table-cell>
          <table:table-cell/>
          <table:table-cell office:value-type="float" office:value="24.68274544" calcext:value-type="float">
            <text:p>24.68274544</text:p>
          </table:table-cell>
          <table:table-cell office:value-type="float" office:value="24.68775609" calcext:value-type="float">
            <text:p>24.68775609</text:p>
          </table:table-cell>
          <table:table-cell office:value-type="float" office:value="24.681792333" calcext:value-type="float">
            <text:p>24.681792333</text:p>
          </table:table-cell>
          <table:table-cell office:value-type="float" office:value="25.662614915" calcext:value-type="float">
            <text:p>25.662614915</text:p>
          </table:table-cell>
          <table:table-cell office:value-type="float" office:value="24.680948987" calcext:value-type="float">
            <text:p>24.680948987</text:p>
          </table:table-cell>
          <table:table-cell/>
          <table:table-cell office:value-type="float" office:value="0.002607299" calcext:value-type="float">
            <text:p>0.002607299</text:p>
          </table:table-cell>
          <table:table-cell office:value-type="float" office:value="0.007752056" calcext:value-type="float">
            <text:p>0.007752056</text:p>
          </table:table-cell>
          <table:table-cell office:value-type="float" office:value="0.001628682" calcext:value-type="float">
            <text:p>0.0016286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2763" calcext:value-type="float">
            <text:p>0.00076276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019-12-02 22:17:59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39887946" calcext:value-type="float">
            <text:p>0.139887946</text:p>
          </table:table-cell>
          <table:table-cell office:value-type="float" office:value="0.164430161" calcext:value-type="float">
            <text:p>0.164430161</text:p>
          </table:table-cell>
          <table:table-cell office:value-type="float" office:value="0.134018676" calcext:value-type="float">
            <text:p>0.134018676</text:p>
          </table:table-cell>
          <table:table-cell office:value-type="float" office:value="5" calcext:value-type="float">
            <text:p>5</text:p>
          </table:table-cell>
          <table:table-cell office:value-type="float" office:value="0.131106988" calcext:value-type="float">
            <text:p>0.131106988</text:p>
          </table:table-cell>
          <table:table-cell/>
          <table:table-cell office:value-type="float" office:value="0.001142875" calcext:value-type="float">
            <text:p>0.001142875</text:p>
          </table:table-cell>
          <table:table-cell office:value-type="float" office:value="0.001343384" calcext:value-type="float">
            <text:p>0.001343384</text:p>
          </table:table-cell>
          <table:table-cell office:value-type="float" office:value="0.001094924" calcext:value-type="float">
            <text:p>0.0010949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136" calcext:value-type="float">
            <text:p>0.001071136</text:p>
          </table:table-cell>
          <table:table-cell/>
          <table:table-cell office:value-type="float" office:value="0.000104273" calcext:value-type="float">
            <text:p>0.000104273</text:p>
          </table:table-cell>
          <table:table-cell office:value-type="float" office:value="0.000304781" calcext:value-type="float">
            <text:p>0.000304781</text:p>
          </table:table-cell>
          <table:table-cell office:value-type="float" office:value="0.000056321" calcext:value-type="float">
            <text:p>5.63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533" calcext:value-type="float">
            <text:p>3.2533E-05</text:p>
          </table:table-cell>
          <table:table-cell/>
          <table:table-cell office:value-type="float" office:value="24.677726328" calcext:value-type="float">
            <text:p>24.677726328</text:p>
          </table:table-cell>
          <table:table-cell office:value-type="float" office:value="24.68267641" calcext:value-type="float">
            <text:p>24.68267641</text:p>
          </table:table-cell>
          <table:table-cell office:value-type="float" office:value="24.676542513" calcext:value-type="float">
            <text:p>24.676542513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5955233" calcext:value-type="float">
            <text:p>24.675955233</text:p>
          </table:table-cell>
          <table:table-cell/>
          <table:table-cell office:value-type="float" office:value="0.002643096" calcext:value-type="float">
            <text:p>0.002643096</text:p>
          </table:table-cell>
          <table:table-cell office:value-type="float" office:value="0.00772564" calcext:value-type="float">
            <text:p>0.00772564</text:p>
          </table:table-cell>
          <table:table-cell office:value-type="float" office:value="0.001427601" calcext:value-type="float">
            <text:p>0.0014276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4605" calcext:value-type="float">
            <text:p>0.0008246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2019-12-02 22:18:00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39843242" calcext:value-type="float">
            <text:p>0.139843242</text:p>
          </table:table-cell>
          <table:table-cell office:value-type="float" office:value="0.164245983" calcext:value-type="float">
            <text:p>0.164245983</text:p>
          </table:table-cell>
          <table:table-cell office:value-type="float" office:value="0.133762376" calcext:value-type="float">
            <text:p>0.133762376</text:p>
          </table:table-cell>
          <table:table-cell office:value-type="float" office:value="5" calcext:value-type="float">
            <text:p>5</text:p>
          </table:table-cell>
          <table:table-cell office:value-type="float" office:value="0.131129638" calcext:value-type="float">
            <text:p>0.131129638</text:p>
          </table:table-cell>
          <table:table-cell/>
          <table:table-cell office:value-type="float" office:value="0.00114251" calcext:value-type="float">
            <text:p>0.00114251</text:p>
          </table:table-cell>
          <table:table-cell office:value-type="float" office:value="0.001341879" calcext:value-type="float">
            <text:p>0.001341879</text:p>
          </table:table-cell>
          <table:table-cell office:value-type="float" office:value="0.00109283" calcext:value-type="float">
            <text:p>0.001092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321" calcext:value-type="float">
            <text:p>0.001071321</text:p>
          </table:table-cell>
          <table:table-cell/>
          <table:table-cell office:value-type="float" office:value="0.000103907" calcext:value-type="float">
            <text:p>0.000103907</text:p>
          </table:table-cell>
          <table:table-cell office:value-type="float" office:value="0.000303276" calcext:value-type="float">
            <text:p>0.000303276</text:p>
          </table:table-cell>
          <table:table-cell office:value-type="float" office:value="0.000054227" calcext:value-type="float">
            <text:p>5.422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718" calcext:value-type="float">
            <text:p>3.2718E-05</text:p>
          </table:table-cell>
          <table:table-cell/>
          <table:table-cell office:value-type="float" office:value="24.69287924" calcext:value-type="float">
            <text:p>24.69287924</text:p>
          </table:table-cell>
          <table:table-cell office:value-type="float" office:value="24.697801124" calcext:value-type="float">
            <text:p>24.697801124</text:p>
          </table:table-cell>
          <table:table-cell office:value-type="float" office:value="24.691652764" calcext:value-type="float">
            <text:p>24.691652764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121755" calcext:value-type="float">
            <text:p>24.691121755</text:p>
          </table:table-cell>
          <table:table-cell/>
          <table:table-cell office:value-type="float" office:value="0.002633838" calcext:value-type="float">
            <text:p>0.002633838</text:p>
          </table:table-cell>
          <table:table-cell office:value-type="float" office:value="0.007687498" calcext:value-type="float">
            <text:p>0.007687498</text:p>
          </table:table-cell>
          <table:table-cell office:value-type="float" office:value="0.001374523" calcext:value-type="float">
            <text:p>0.0013745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9296" calcext:value-type="float">
            <text:p>0.0008292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2019-12-02 22:18:01</text:p>
          </table:table-cell>
          <table:table-cell office:value-type="float" office:value="24.69537" calcext:value-type="float">
            <text:p>24.69537</text:p>
          </table:table-cell>
          <table:table-cell office:value-type="string" calcext:value-type="string">
            <text:p><text:s/></text:p>
          </table:table-cell>
          <table:table-cell office:value-type="float" office:value="0.139858739" calcext:value-type="float">
            <text:p>0.139858739</text:p>
          </table:table-cell>
          <table:table-cell office:value-type="float" office:value="0.164215584" calcext:value-type="float">
            <text:p>0.164215584</text:p>
          </table:table-cell>
          <table:table-cell office:value-type="float" office:value="0.133585946" calcext:value-type="float">
            <text:p>0.133585946</text:p>
          </table:table-cell>
          <table:table-cell office:value-type="float" office:value="5" calcext:value-type="float">
            <text:p>5</text:p>
          </table:table-cell>
          <table:table-cell office:value-type="float" office:value="0.131216065" calcext:value-type="float">
            <text:p>0.131216065</text:p>
          </table:table-cell>
          <table:table-cell/>
          <table:table-cell office:value-type="float" office:value="0.001142637" calcext:value-type="float">
            <text:p>0.001142637</text:p>
          </table:table-cell>
          <table:table-cell office:value-type="float" office:value="0.001341631" calcext:value-type="float">
            <text:p>0.001341631</text:p>
          </table:table-cell>
          <table:table-cell office:value-type="float" office:value="0.001091388" calcext:value-type="float">
            <text:p>0.0010913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027" calcext:value-type="float">
            <text:p>0.001072027</text:p>
          </table:table-cell>
          <table:table-cell/>
          <table:table-cell office:value-type="float" office:value="0.000104034" calcext:value-type="float">
            <text:p>0.000104034</text:p>
          </table:table-cell>
          <table:table-cell office:value-type="float" office:value="0.000303028" calcext:value-type="float">
            <text:p>0.000303028</text:p>
          </table:table-cell>
          <table:table-cell office:value-type="float" office:value="0.000052786" calcext:value-type="float">
            <text:p>5.278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424" calcext:value-type="float">
            <text:p>3.3424E-05</text:p>
          </table:table-cell>
          <table:table-cell/>
          <table:table-cell office:value-type="float" office:value="24.697936343" calcext:value-type="float">
            <text:p>24.697936343</text:p>
          </table:table-cell>
          <table:table-cell office:value-type="float" office:value="24.702848947" calcext:value-type="float">
            <text:p>24.702848947</text:p>
          </table:table-cell>
          <table:table-cell office:value-type="float" office:value="24.696671161" calcext:value-type="float">
            <text:p>24.696671161</text:p>
          </table:table-cell>
          <table:table-cell office:value-type="float" office:value="25.677763543" calcext:value-type="float">
            <text:p>25.677763543</text:p>
          </table:table-cell>
          <table:table-cell office:value-type="float" office:value="24.696193171" calcext:value-type="float">
            <text:p>24.696193171</text:p>
          </table:table-cell>
          <table:table-cell/>
          <table:table-cell office:value-type="float" office:value="0.002637048" calcext:value-type="float">
            <text:p>0.002637048</text:p>
          </table:table-cell>
          <table:table-cell office:value-type="float" office:value="0.007681203" calcext:value-type="float">
            <text:p>0.007681203</text:p>
          </table:table-cell>
          <table:table-cell office:value-type="float" office:value="0.001337985" calcext:value-type="float">
            <text:p>0.0013379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47195" calcext:value-type="float">
            <text:p>0.0008471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2019-12-02 22:18:02</text:p>
          </table:table-cell>
          <table:table-cell office:value-type="float" office:value="24.69031" calcext:value-type="float">
            <text:p>24.69031</text:p>
          </table:table-cell>
          <table:table-cell office:value-type="string" calcext:value-type="string">
            <text:p><text:s/></text:p>
          </table:table-cell>
          <table:table-cell office:value-type="float" office:value="0.139788406" calcext:value-type="float">
            <text:p>0.139788406</text:p>
          </table:table-cell>
          <table:table-cell office:value-type="float" office:value="0.164219161" calcext:value-type="float">
            <text:p>0.164219161</text:p>
          </table:table-cell>
          <table:table-cell office:value-type="float" office:value="0.133709327" calcext:value-type="float">
            <text:p>0.133709327</text:p>
          </table:table-cell>
          <table:table-cell office:value-type="float" office:value="5" calcext:value-type="float">
            <text:p>5</text:p>
          </table:table-cell>
          <table:table-cell office:value-type="float" office:value="0.1311505" calcext:value-type="float">
            <text:p>0.1311505</text:p>
          </table:table-cell>
          <table:table-cell/>
          <table:table-cell office:value-type="float" office:value="0.001142062" calcext:value-type="float">
            <text:p>0.001142062</text:p>
          </table:table-cell>
          <table:table-cell office:value-type="float" office:value="0.00134166" calcext:value-type="float">
            <text:p>0.00134166</text:p>
          </table:table-cell>
          <table:table-cell office:value-type="float" office:value="0.001092396" calcext:value-type="float">
            <text:p>0.0010923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491" calcext:value-type="float">
            <text:p>0.001071491</text:p>
          </table:table-cell>
          <table:table-cell/>
          <table:table-cell office:value-type="float" office:value="0.000103459" calcext:value-type="float">
            <text:p>0.000103459</text:p>
          </table:table-cell>
          <table:table-cell office:value-type="float" office:value="0.000303057" calcext:value-type="float">
            <text:p>0.000303057</text:p>
          </table:table-cell>
          <table:table-cell office:value-type="float" office:value="0.000053794" calcext:value-type="float">
            <text:p>5.379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888" calcext:value-type="float">
            <text:p>3.2888E-05</text:p>
          </table:table-cell>
          <table:table-cell/>
          <table:table-cell office:value-type="float" office:value="24.69286818" calcext:value-type="float">
            <text:p>24.69286818</text:p>
          </table:table-cell>
          <table:table-cell office:value-type="float" office:value="24.697795714" calcext:value-type="float">
            <text:p>24.697795714</text:p>
          </table:table-cell>
          <table:table-cell office:value-type="float" office:value="24.691642064" calcext:value-type="float">
            <text:p>24.691642064</text:p>
          </table:table-cell>
          <table:table-cell office:value-type="float" office:value="25.672713999" calcext:value-type="float">
            <text:p>25.672713999</text:p>
          </table:table-cell>
          <table:table-cell office:value-type="float" office:value="24.691125962" calcext:value-type="float">
            <text:p>24.691125962</text:p>
          </table:table-cell>
          <table:table-cell/>
          <table:table-cell office:value-type="float" office:value="0.002622482" calcext:value-type="float">
            <text:p>0.002622482</text:p>
          </table:table-cell>
          <table:table-cell office:value-type="float" office:value="0.007681943" calcext:value-type="float">
            <text:p>0.007681943</text:p>
          </table:table-cell>
          <table:table-cell office:value-type="float" office:value="0.001363537" calcext:value-type="float">
            <text:p>0.0013635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3616" calcext:value-type="float">
            <text:p>0.0008336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2019-12-02 22:18:04</text:p>
          </table:table-cell>
          <table:table-cell office:value-type="float" office:value="24.70042" calcext:value-type="float">
            <text:p>24.70042</text:p>
          </table:table-cell>
          <table:table-cell office:value-type="string" calcext:value-type="string">
            <text:p><text:s/></text:p>
          </table:table-cell>
          <table:table-cell office:value-type="float" office:value="0.13987066" calcext:value-type="float">
            <text:p>0.13987066</text:p>
          </table:table-cell>
          <table:table-cell office:value-type="float" office:value="0.164072533" calcext:value-type="float">
            <text:p>0.164072533</text:p>
          </table:table-cell>
          <table:table-cell office:value-type="float" office:value="0.133994238" calcext:value-type="float">
            <text:p>0.133994238</text:p>
          </table:table-cell>
          <table:table-cell office:value-type="float" office:value="5" calcext:value-type="float">
            <text:p>5</text:p>
          </table:table-cell>
          <table:table-cell office:value-type="float" office:value="0.13110222" calcext:value-type="float">
            <text:p>0.13110222</text:p>
          </table:table-cell>
          <table:table-cell/>
          <table:table-cell office:value-type="float" office:value="0.001142734" calcext:value-type="float">
            <text:p>0.001142734</text:p>
          </table:table-cell>
          <table:table-cell office:value-type="float" office:value="0.001340462" calcext:value-type="float">
            <text:p>0.001340462</text:p>
          </table:table-cell>
          <table:table-cell office:value-type="float" office:value="0.001094724" calcext:value-type="float">
            <text:p>0.0010947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097" calcext:value-type="float">
            <text:p>0.001071097</text:p>
          </table:table-cell>
          <table:table-cell/>
          <table:table-cell office:value-type="float" office:value="0.000104131" calcext:value-type="float">
            <text:p>0.000104131</text:p>
          </table:table-cell>
          <table:table-cell office:value-type="float" office:value="0.000301859" calcext:value-type="float">
            <text:p>0.000301859</text:p>
          </table:table-cell>
          <table:table-cell office:value-type="float" office:value="0.000056121" calcext:value-type="float">
            <text:p>5.61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2494" calcext:value-type="float">
            <text:p>3.2494E-05</text:p>
          </table:table-cell>
          <table:table-cell/>
          <table:table-cell office:value-type="float" office:value="24.702992725" calcext:value-type="float">
            <text:p>24.702992725</text:p>
          </table:table-cell>
          <table:table-cell office:value-type="float" office:value="24.70787405" calcext:value-type="float">
            <text:p>24.70787405</text:p>
          </table:table-cell>
          <table:table-cell office:value-type="float" office:value="24.701807494" calcext:value-type="float">
            <text:p>24.701807494</text:p>
          </table:table-cell>
          <table:table-cell office:value-type="float" office:value="25.682813086" calcext:value-type="float">
            <text:p>25.682813086</text:p>
          </table:table-cell>
          <table:table-cell office:value-type="float" office:value="24.701224195" calcext:value-type="float">
            <text:p>24.701224195</text:p>
          </table:table-cell>
          <table:table-cell/>
          <table:table-cell office:value-type="float" office:value="0.002639516" calcext:value-type="float">
            <text:p>0.002639516</text:p>
          </table:table-cell>
          <table:table-cell office:value-type="float" office:value="0.007651578" calcext:value-type="float">
            <text:p>0.007651578</text:p>
          </table:table-cell>
          <table:table-cell office:value-type="float" office:value="0.00142254" calcext:value-type="float">
            <text:p>0.001422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23618" calcext:value-type="float">
            <text:p>0.0008236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2019-12-02 22:18:05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39913576" calcext:value-type="float">
            <text:p>0.139913576</text:p>
          </table:table-cell>
          <table:table-cell office:value-type="float" office:value="0.163956304" calcext:value-type="float">
            <text:p>0.163956304</text:p>
          </table:table-cell>
          <table:table-cell office:value-type="float" office:value="0.133581177" calcext:value-type="float">
            <text:p>0.133581177</text:p>
          </table:table-cell>
          <table:table-cell office:value-type="float" office:value="5" calcext:value-type="float">
            <text:p>5</text:p>
          </table:table-cell>
          <table:table-cell office:value-type="float" office:value="0.131179706" calcext:value-type="float">
            <text:p>0.131179706</text:p>
          </table:table-cell>
          <table:table-cell/>
          <table:table-cell office:value-type="float" office:value="0.001143085" calcext:value-type="float">
            <text:p>0.001143085</text:p>
          </table:table-cell>
          <table:table-cell office:value-type="float" office:value="0.001339512" calcext:value-type="float">
            <text:p>0.001339512</text:p>
          </table:table-cell>
          <table:table-cell office:value-type="float" office:value="0.001091349" calcext:value-type="float">
            <text:p>0.0010913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173" calcext:value-type="float">
            <text:p>0.00107173</text:p>
          </table:table-cell>
          <table:table-cell/>
          <table:table-cell office:value-type="float" office:value="0.000104482" calcext:value-type="float">
            <text:p>0.000104482</text:p>
          </table:table-cell>
          <table:table-cell office:value-type="float" office:value="0.00030091" calcext:value-type="float">
            <text:p>0.00030091</text:p>
          </table:table-cell>
          <table:table-cell office:value-type="float" office:value="0.000052747" calcext:value-type="float">
            <text:p>5.274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127" calcext:value-type="float">
            <text:p>3.3127E-05</text:p>
          </table:table-cell>
          <table:table-cell/>
          <table:table-cell office:value-type="float" office:value="24.68783945" calcext:value-type="float">
            <text:p>24.68783945</text:p>
          </table:table-cell>
          <table:table-cell office:value-type="float" office:value="24.692688743" calcext:value-type="float">
            <text:p>24.692688743</text:p>
          </table:table-cell>
          <table:table-cell office:value-type="float" office:value="24.686562234" calcext:value-type="float">
            <text:p>24.686562234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77868" calcext:value-type="float">
            <text:p>24.686077868</text:p>
          </table:table-cell>
          <table:table-cell/>
          <table:table-cell office:value-type="float" office:value="0.002648404" calcext:value-type="float">
            <text:p>0.002648404</text:p>
          </table:table-cell>
          <table:table-cell office:value-type="float" office:value="0.007627508" calcext:value-type="float">
            <text:p>0.007627508</text:p>
          </table:table-cell>
          <table:table-cell office:value-type="float" office:value="0.001336998" calcext:value-type="float">
            <text:p>0.0013369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39665" calcext:value-type="float">
            <text:p>0.00083966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2019-12-02 22:18:06</text:p>
          </table:table-cell>
          <table:table-cell office:value-type="float" office:value="24.68526" calcext:value-type="float">
            <text:p>24.68526</text:p>
          </table:table-cell>
          <table:table-cell office:value-type="string" calcext:value-type="string">
            <text:p><text:s/></text:p>
          </table:table-cell>
          <table:table-cell office:value-type="float" office:value="0.139789598" calcext:value-type="float">
            <text:p>0.139789598</text:p>
          </table:table-cell>
          <table:table-cell office:value-type="float" office:value="0.163728018" calcext:value-type="float">
            <text:p>0.163728018</text:p>
          </table:table-cell>
          <table:table-cell office:value-type="float" office:value="0.133335606" calcext:value-type="float">
            <text:p>0.133335606</text:p>
          </table:table-cell>
          <table:table-cell office:value-type="float" office:value="5" calcext:value-type="float">
            <text:p>5</text:p>
          </table:table-cell>
          <table:table-cell office:value-type="float" office:value="0.131262556" calcext:value-type="float">
            <text:p>0.131262556</text:p>
          </table:table-cell>
          <table:table-cell/>
          <table:table-cell office:value-type="float" office:value="0.001142072" calcext:value-type="float">
            <text:p>0.001142072</text:p>
          </table:table-cell>
          <table:table-cell office:value-type="float" office:value="0.001337647" calcext:value-type="float">
            <text:p>0.001337647</text:p>
          </table:table-cell>
          <table:table-cell office:value-type="float" office:value="0.001089343" calcext:value-type="float">
            <text:p>0.0010893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2407" calcext:value-type="float">
            <text:p>0.001072407</text:p>
          </table:table-cell>
          <table:table-cell/>
          <table:table-cell office:value-type="float" office:value="0.000103469" calcext:value-type="float">
            <text:p>0.000103469</text:p>
          </table:table-cell>
          <table:table-cell office:value-type="float" office:value="0.000299044" calcext:value-type="float">
            <text:p>0.000299044</text:p>
          </table:table-cell>
          <table:table-cell office:value-type="float" office:value="0.00005074" calcext:value-type="float">
            <text:p>5.07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3804" calcext:value-type="float">
            <text:p>3.3804E-05</text:p>
          </table:table-cell>
          <table:table-cell/>
          <table:table-cell office:value-type="float" office:value="24.687814444" calcext:value-type="float">
            <text:p>24.687814444</text:p>
          </table:table-cell>
          <table:table-cell office:value-type="float" office:value="24.692642699" calcext:value-type="float">
            <text:p>24.692642699</text:p>
          </table:table-cell>
          <table:table-cell office:value-type="float" office:value="24.686512704" calcext:value-type="float">
            <text:p>24.686512704</text:p>
          </table:table-cell>
          <table:table-cell office:value-type="float" office:value="25.667664457" calcext:value-type="float">
            <text:p>25.667664457</text:p>
          </table:table-cell>
          <table:table-cell office:value-type="float" office:value="24.686094579" calcext:value-type="float">
            <text:p>24.686094579</text:p>
          </table:table-cell>
          <table:table-cell/>
          <table:table-cell office:value-type="float" office:value="0.002622729" calcext:value-type="float">
            <text:p>0.002622729</text:p>
          </table:table-cell>
          <table:table-cell office:value-type="float" office:value="0.007580231" calcext:value-type="float">
            <text:p>0.007580231</text:p>
          </table:table-cell>
          <table:table-cell office:value-type="float" office:value="0.001286141" calcext:value-type="float">
            <text:p>0.0012861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56823" calcext:value-type="float">
            <text:p>0.0008568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2019-12-02 22:18:08</text:p>
          </table:table-cell>
          <table:table-cell office:value-type="float" office:value="24.67515" calcext:value-type="float">
            <text:p>24.67515</text:p>
          </table:table-cell>
          <table:table-cell office:value-type="string" calcext:value-type="string">
            <text:p><text:s/></text:p>
          </table:table-cell>
          <table:table-cell office:value-type="float" office:value="0.139518993" calcext:value-type="float">
            <text:p>0.139518993</text:p>
          </table:table-cell>
          <table:table-cell office:value-type="float" office:value="0.16367497" calcext:value-type="float">
            <text:p>0.16367497</text:p>
          </table:table-cell>
          <table:table-cell office:value-type="float" office:value="0.133092419" calcext:value-type="float">
            <text:p>0.133092419</text:p>
          </table:table-cell>
          <table:table-cell office:value-type="float" office:value="5" calcext:value-type="float">
            <text:p>5</text:p>
          </table:table-cell>
          <table:table-cell office:value-type="float" office:value="0.131357328" calcext:value-type="float">
            <text:p>0.131357328</text:p>
          </table:table-cell>
          <table:table-cell/>
          <table:table-cell office:value-type="float" office:value="0.001139861" calcext:value-type="float">
            <text:p>0.001139861</text:p>
          </table:table-cell>
          <table:table-cell office:value-type="float" office:value="0.001337214" calcext:value-type="float">
            <text:p>0.001337214</text:p>
          </table:table-cell>
          <table:table-cell office:value-type="float" office:value="0.001087356" calcext:value-type="float">
            <text:p>0.0010873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3181" calcext:value-type="float">
            <text:p>0.001073181</text:p>
          </table:table-cell>
          <table:table-cell/>
          <table:table-cell office:value-type="float" office:value="0.000101258" calcext:value-type="float">
            <text:p>0.000101258</text:p>
          </table:table-cell>
          <table:table-cell office:value-type="float" office:value="0.000298611" calcext:value-type="float">
            <text:p>0.000298611</text:p>
          </table:table-cell>
          <table:table-cell office:value-type="float" office:value="0.000048754" calcext:value-type="float">
            <text:p>4.87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4578" calcext:value-type="float">
            <text:p>3.4578E-05</text:p>
          </table:table-cell>
          <table:table-cell/>
          <table:table-cell office:value-type="float" office:value="24.677651911" calcext:value-type="float">
            <text:p>24.677651911</text:p>
          </table:table-cell>
          <table:table-cell office:value-type="float" office:value="24.682524091" calcext:value-type="float">
            <text:p>24.682524091</text:p>
          </table:table-cell>
          <table:table-cell office:value-type="float" office:value="24.676355689" calcext:value-type="float">
            <text:p>24.676355689</text:p>
          </table:table-cell>
          <table:table-cell office:value-type="float" office:value="25.657565374" calcext:value-type="float">
            <text:p>25.657565374</text:p>
          </table:table-cell>
          <table:table-cell office:value-type="float" office:value="24.676005726" calcext:value-type="float">
            <text:p>24.676005726</text:p>
          </table:table-cell>
          <table:table-cell/>
          <table:table-cell office:value-type="float" office:value="0.002566688" calcext:value-type="float">
            <text:p>0.002566688</text:p>
          </table:table-cell>
          <table:table-cell office:value-type="float" office:value="0.007569245" calcext:value-type="float">
            <text:p>0.007569245</text:p>
          </table:table-cell>
          <table:table-cell office:value-type="float" office:value="0.001235778" calcext:value-type="float">
            <text:p>0.0012357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87645" calcext:value-type="float">
            <text:p>0.00087645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4.715583982" calcext:value-type="float">
            <text:p>24.715583982</text:p>
          </table:table-cell>
          <table:table-cell office:value-type="float" office:value="0.141225474" calcext:value-type="float">
            <text:p>0.141225474</text:p>
          </table:table-cell>
          <table:table-cell office:value-type="float" office:value="0.341298025" calcext:value-type="float">
            <text:p>0.341298025</text:p>
          </table:table-cell>
          <table:table-cell office:value-type="float" office:value="0.137201564" calcext:value-type="float">
            <text:p>0.137201564</text:p>
          </table:table-cell>
          <table:table-cell office:value-type="float" office:value="5" calcext:value-type="float">
            <text:p>5</text:p>
          </table:table-cell>
          <table:table-cell office:value-type="float" office:value="0.133008377" calcext:value-type="float">
            <text:p>0.133008377</text:p>
          </table:table-cell>
          <table:table-cell office:value-type="float" office:value="0.001153803" calcext:value-type="float">
            <text:p>0.001153803</text:p>
          </table:table-cell>
          <table:table-cell office:value-type="float" office:value="0.002788383" calcext:value-type="float">
            <text:p>0.002788383</text:p>
          </table:table-cell>
          <table:table-cell office:value-type="float" office:value="0.001120928" calcext:value-type="float">
            <text:p>0.0011209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8667" calcext:value-type="float">
            <text:p>0.00108667</text:p>
          </table:table-cell>
          <table:table-cell office:value-type="float" office:value="0.0001152" calcext:value-type="float">
            <text:p>0.0001152</text:p>
          </table:table-cell>
          <table:table-cell office:value-type="float" office:value="0.00174978" calcext:value-type="float">
            <text:p>0.00174978</text:p>
          </table:table-cell>
          <table:table-cell office:value-type="float" office:value="0.000082325" calcext:value-type="float">
            <text:p>8.232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48067" calcext:value-type="float">
            <text:p>4.8067E-05</text:p>
          </table:table-cell>
          <table:table-cell office:value-type="float" office:value="24.718373092" calcext:value-type="float">
            <text:p>24.718373092</text:p>
          </table:table-cell>
          <table:table-cell office:value-type="float" office:value="24.723527599" calcext:value-type="float">
            <text:p>24.723527599</text:p>
          </table:table-cell>
          <table:table-cell office:value-type="float" office:value="24.716982908" calcext:value-type="float">
            <text:p>24.716982908</text:p>
          </table:table-cell>
          <table:table-cell office:value-type="float" office:value="25.697961721" calcext:value-type="float">
            <text:p>25.697961721</text:p>
          </table:table-cell>
          <table:table-cell office:value-type="float" office:value="24.716397333" calcext:value-type="float">
            <text:p>24.716397333</text:p>
          </table:table-cell>
          <table:table-cell office:value-type="float" office:value="0.002920091" calcext:value-type="float">
            <text:p>0.002920091</text:p>
          </table:table-cell>
          <table:table-cell office:value-type="float" office:value="0.044352956" calcext:value-type="float">
            <text:p>0.044352956</text:p>
          </table:table-cell>
          <table:table-cell office:value-type="float" office:value="0.002086761" calcext:value-type="float">
            <text:p>0.0020867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218373" calcext:value-type="float">
            <text:p>0.0012183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4.54374849" calcext:value-type="float">
            <text:p>24.54374849</text:p>
          </table:table-cell>
          <table:table-cell office:value-type="float" office:value="0.138187425" calcext:value-type="float">
            <text:p>0.138187425</text:p>
          </table:table-cell>
          <table:table-cell office:value-type="float" office:value="0.16367497" calcext:value-type="float">
            <text:p>0.16367497</text:p>
          </table:table-cell>
          <table:table-cell office:value-type="float" office:value="0.133092419" calcext:value-type="float">
            <text:p>0.133092419</text:p>
          </table:table-cell>
          <table:table-cell office:value-type="float" office:value="5" calcext:value-type="float">
            <text:p>5</text:p>
          </table:table-cell>
          <table:table-cell office:value-type="float" office:value="0.130808369" calcext:value-type="float">
            <text:p>0.130808369</text:p>
          </table:table-cell>
          <table:table-cell office:value-type="float" office:value="0.001128982" calcext:value-type="float">
            <text:p>0.001128982</text:p>
          </table:table-cell>
          <table:table-cell office:value-type="float" office:value="0.001337214" calcext:value-type="float">
            <text:p>0.001337214</text:p>
          </table:table-cell>
          <table:table-cell office:value-type="float" office:value="0.001087356" calcext:value-type="float">
            <text:p>0.0010873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8696" calcext:value-type="float">
            <text:p>0.001068696</text:p>
          </table:table-cell>
          <table:table-cell office:value-type="float" office:value="0.000090379" calcext:value-type="float">
            <text:p>9.0379E-05</text:p>
          </table:table-cell>
          <table:table-cell office:value-type="float" office:value="0.000298611" calcext:value-type="float">
            <text:p>0.000298611</text:p>
          </table:table-cell>
          <table:table-cell office:value-type="float" office:value="0.000048754" calcext:value-type="float">
            <text:p>4.87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0093" calcext:value-type="float">
            <text:p>3.0093E-05</text:p>
          </table:table-cell>
          <table:table-cell office:value-type="float" office:value="24.546308745" calcext:value-type="float">
            <text:p>24.546308745</text:p>
          </table:table-cell>
          <table:table-cell office:value-type="float" office:value="24.555164266" calcext:value-type="float">
            <text:p>24.555164266</text:p>
          </table:table-cell>
          <table:table-cell office:value-type="float" office:value="24.545050483" calcext:value-type="float">
            <text:p>24.545050483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544597918" calcext:value-type="float">
            <text:p>24.544597918</text:p>
          </table:table-cell>
          <table:table-cell office:value-type="float" office:value="0.002290927" calcext:value-type="float">
            <text:p>0.002290927</text:p>
          </table:table-cell>
          <table:table-cell office:value-type="float" office:value="0.007569245" calcext:value-type="float">
            <text:p>0.007569245</text:p>
          </table:table-cell>
          <table:table-cell office:value-type="float" office:value="0.001235778" calcext:value-type="float">
            <text:p>0.0012357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762763" calcext:value-type="float">
            <text:p>0.0007627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4.605836666" calcext:value-type="float">
            <text:p>24.605836666</text:p>
          </table:table-cell>
          <table:table-cell office:value-type="float" office:value="0.139870813" calcext:value-type="float">
            <text:p>0.139870813</text:p>
          </table:table-cell>
          <table:table-cell office:value-type="float" office:value="0.220940685" calcext:value-type="float">
            <text:p>0.220940685</text:p>
          </table:table-cell>
          <table:table-cell office:value-type="float" office:value="0.134995255" calcext:value-type="float">
            <text:p>0.134995255</text:p>
          </table:table-cell>
          <table:table-cell office:value-type="float" office:value="5" calcext:value-type="float">
            <text:p>5</text:p>
          </table:table-cell>
          <table:table-cell office:value-type="float" office:value="0.131766598" calcext:value-type="float">
            <text:p>0.131766598</text:p>
          </table:table-cell>
          <table:table-cell office:value-type="float" office:value="0.001142735" calcext:value-type="float">
            <text:p>0.001142735</text:p>
          </table:table-cell>
          <table:table-cell office:value-type="float" office:value="0.001805071" calcext:value-type="float">
            <text:p>0.001805071</text:p>
          </table:table-cell>
          <table:table-cell office:value-type="float" office:value="0.001102902" calcext:value-type="float">
            <text:p>0.0011029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24" calcext:value-type="float">
            <text:p>0.001076524</text:p>
          </table:table-cell>
          <table:table-cell office:value-type="float" office:value="0.000104133" calcext:value-type="float">
            <text:p>0.000104133</text:p>
          </table:table-cell>
          <table:table-cell office:value-type="float" office:value="0.000766468" calcext:value-type="float">
            <text:p>0.000766468</text:p>
          </table:table-cell>
          <table:table-cell office:value-type="float" office:value="0.0000643" calcext:value-type="float">
            <text:p>6.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22" calcext:value-type="float">
            <text:p>3.7922E-05</text:p>
          </table:table-cell>
          <table:table-cell office:value-type="float" office:value="24.608407626" calcext:value-type="float">
            <text:p>24.608407626</text:p>
          </table:table-cell>
          <table:table-cell office:value-type="float" office:value="24.624760126" calcext:value-type="float">
            <text:p>24.624760126</text:p>
          </table:table-cell>
          <table:table-cell office:value-type="float" office:value="24.607424181" calcext:value-type="float">
            <text:p>24.607424181</text:p>
          </table:table-cell>
          <table:table-cell office:value-type="float" office:value="25.588311004" calcext:value-type="float">
            <text:p>25.588311004</text:p>
          </table:table-cell>
          <table:table-cell office:value-type="float" office:value="24.606772929" calcext:value-type="float">
            <text:p>24.606772929</text:p>
          </table:table-cell>
          <table:table-cell office:value-type="float" office:value="0.002639548" calcext:value-type="float">
            <text:p>0.002639548</text:p>
          </table:table-cell>
          <table:table-cell office:value-type="float" office:value="0.019428446" calcext:value-type="float">
            <text:p>0.019428446</text:p>
          </table:table-cell>
          <table:table-cell office:value-type="float" office:value="0.001629846" calcext:value-type="float">
            <text:p>0.0016298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207" calcext:value-type="float">
            <text:p>0.0009612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4.599342289" calcext:value-type="float">
            <text:p>24.599342289</text:p>
          </table:table-cell>
          <table:table-cell office:value-type="float" office:value="0.139870958" calcext:value-type="float">
            <text:p>0.139870958</text:p>
          </table:table-cell>
          <table:table-cell office:value-type="float" office:value="0.207659925" calcext:value-type="float">
            <text:p>0.207659925</text:p>
          </table:table-cell>
          <table:table-cell office:value-type="float" office:value="0.134963111" calcext:value-type="float">
            <text:p>0.134963111</text:p>
          </table:table-cell>
          <table:table-cell office:value-type="float" office:value="5" calcext:value-type="float">
            <text:p>5</text:p>
          </table:table-cell>
          <table:table-cell office:value-type="float" office:value="0.131725685" calcext:value-type="float">
            <text:p>0.131725685</text:p>
          </table:table-cell>
          <table:table-cell office:value-type="float" office:value="0.001142737" calcext:value-type="float">
            <text:p>0.001142737</text:p>
          </table:table-cell>
          <table:table-cell office:value-type="float" office:value="0.001696568" calcext:value-type="float">
            <text:p>0.001696568</text:p>
          </table:table-cell>
          <table:table-cell office:value-type="float" office:value="0.00110264" calcext:value-type="float">
            <text:p>0.001102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19" calcext:value-type="float">
            <text:p>0.00107619</text:p>
          </table:table-cell>
          <table:table-cell office:value-type="float" office:value="0.000104134" calcext:value-type="float">
            <text:p>0.000104134</text:p>
          </table:table-cell>
          <table:table-cell office:value-type="float" office:value="0.000657965" calcext:value-type="float">
            <text:p>0.000657965</text:p>
          </table:table-cell>
          <table:table-cell office:value-type="float" office:value="0.000064037" calcext:value-type="float">
            <text:p>6.403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587" calcext:value-type="float">
            <text:p>3.7587E-05</text:p>
          </table:table-cell>
          <table:table-cell office:value-type="float" office:value="24.601803526" calcext:value-type="float">
            <text:p>24.601803526</text:p>
          </table:table-cell>
          <table:table-cell office:value-type="float" office:value="24.622389006" calcext:value-type="float">
            <text:p>24.622389006</text:p>
          </table:table-cell>
          <table:table-cell office:value-type="float" office:value="24.600996368" calcext:value-type="float">
            <text:p>24.60099636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00333424" calcext:value-type="float">
            <text:p>24.600333424</text:p>
          </table:table-cell>
          <table:table-cell office:value-type="float" office:value="0.002639578" calcext:value-type="float">
            <text:p>0.002639578</text:p>
          </table:table-cell>
          <table:table-cell office:value-type="float" office:value="0.016678184" calcext:value-type="float">
            <text:p>0.016678184</text:p>
          </table:table-cell>
          <table:table-cell office:value-type="float" office:value="0.001623189" calcext:value-type="float">
            <text:p>0.0016231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52734" calcext:value-type="float">
            <text:p>0.0009527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4.605836666" calcext:value-type="float">
            <text:p>24.605836666</text:p>
          </table:table-cell>
          <table:table-cell office:value-type="float" office:value="0.139870813" calcext:value-type="float">
            <text:p>0.139870813</text:p>
          </table:table-cell>
          <table:table-cell office:value-type="float" office:value="0.220940685" calcext:value-type="float">
            <text:p>0.220940685</text:p>
          </table:table-cell>
          <table:table-cell office:value-type="float" office:value="0.134995255" calcext:value-type="float">
            <text:p>0.134995255</text:p>
          </table:table-cell>
          <table:table-cell office:value-type="float" office:value="5" calcext:value-type="float">
            <text:p>5</text:p>
          </table:table-cell>
          <table:table-cell office:value-type="float" office:value="0.131766598" calcext:value-type="float">
            <text:p>0.131766598</text:p>
          </table:table-cell>
          <table:table-cell office:value-type="float" office:value="0.001142735" calcext:value-type="float">
            <text:p>0.001142735</text:p>
          </table:table-cell>
          <table:table-cell office:value-type="float" office:value="0.001805071" calcext:value-type="float">
            <text:p>0.001805071</text:p>
          </table:table-cell>
          <table:table-cell office:value-type="float" office:value="0.001102902" calcext:value-type="float">
            <text:p>0.0011029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6524" calcext:value-type="float">
            <text:p>0.001076524</text:p>
          </table:table-cell>
          <table:table-cell office:value-type="float" office:value="0.000104133" calcext:value-type="float">
            <text:p>0.000104133</text:p>
          </table:table-cell>
          <table:table-cell office:value-type="float" office:value="0.000766468" calcext:value-type="float">
            <text:p>0.000766468</text:p>
          </table:table-cell>
          <table:table-cell office:value-type="float" office:value="0.0000643" calcext:value-type="float">
            <text:p>6.4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7922" calcext:value-type="float">
            <text:p>3.7922E-05</text:p>
          </table:table-cell>
          <table:table-cell office:value-type="float" office:value="24.608407626" calcext:value-type="float">
            <text:p>24.608407626</text:p>
          </table:table-cell>
          <table:table-cell office:value-type="float" office:value="24.624760126" calcext:value-type="float">
            <text:p>24.624760126</text:p>
          </table:table-cell>
          <table:table-cell office:value-type="float" office:value="24.607424181" calcext:value-type="float">
            <text:p>24.607424181</text:p>
          </table:table-cell>
          <table:table-cell office:value-type="float" office:value="25.588311004" calcext:value-type="float">
            <text:p>25.588311004</text:p>
          </table:table-cell>
          <table:table-cell office:value-type="float" office:value="24.606772929" calcext:value-type="float">
            <text:p>24.606772929</text:p>
          </table:table-cell>
          <table:table-cell office:value-type="float" office:value="0.002639548" calcext:value-type="float">
            <text:p>0.002639548</text:p>
          </table:table-cell>
          <table:table-cell office:value-type="float" office:value="0.019428446" calcext:value-type="float">
            <text:p>0.019428446</text:p>
          </table:table-cell>
          <table:table-cell office:value-type="float" office:value="0.001629846" calcext:value-type="float">
            <text:p>0.0016298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61207" calcext:value-type="float">
            <text:p>0.0009612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37811703" calcext:value-type="float">
            <text:p>0.037811703</text:p>
          </table:table-cell>
          <table:table-cell office:value-type="float" office:value="0.00068275" calcext:value-type="float">
            <text:p>0.00068275</text:p>
          </table:table-cell>
          <table:table-cell office:value-type="float" office:value="0.047341787" calcext:value-type="float">
            <text:p>0.047341787</text:p>
          </table:table-cell>
          <table:table-cell office:value-type="float" office:value="0.000932394" calcext:value-type="float">
            <text:p>0.000932394</text:p>
          </table:table-cell>
          <table:table-cell office:value-type="float" office:value="0" calcext:value-type="float">
            <text:p>0</text:p>
          </table:table-cell>
          <table:table-cell office:value-type="float" office:value="0.000505804" calcext:value-type="float">
            <text:p>0.000505804</text:p>
          </table:table-cell>
          <table:table-cell office:value-type="float" office:value="0.000005578" calcext:value-type="float">
            <text:p>5.578E-06</text:p>
          </table:table-cell>
          <table:table-cell office:value-type="float" office:value="0.000386779" calcext:value-type="float">
            <text:p>0.000386779</text:p>
          </table:table-cell>
          <table:table-cell office:value-type="float" office:value="0.000007618" calcext:value-type="float">
            <text:p>7.61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132" calcext:value-type="float">
            <text:p>4.132E-06</text:p>
          </table:table-cell>
          <table:table-cell office:value-type="float" office:value="0.000005578" calcext:value-type="float">
            <text:p>5.578E-06</text:p>
          </table:table-cell>
          <table:table-cell office:value-type="float" office:value="0.000386779" calcext:value-type="float">
            <text:p>0.000386779</text:p>
          </table:table-cell>
          <table:table-cell office:value-type="float" office:value="0.000007618" calcext:value-type="float">
            <text:p>7.61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132" calcext:value-type="float">
            <text:p>4.132E-06</text:p>
          </table:table-cell>
          <table:table-cell office:value-type="float" office:value="0.037867238" calcext:value-type="float">
            <text:p>0.037867238</text:p>
          </table:table-cell>
          <table:table-cell office:value-type="float" office:value="0.036665932" calcext:value-type="float">
            <text:p>0.036665932</text:p>
          </table:table-cell>
          <table:table-cell office:value-type="float" office:value="0.037782897" calcext:value-type="float">
            <text:p>0.037782897</text:p>
          </table:table-cell>
          <table:table-cell office:value-type="float" office:value="0.037778407" calcext:value-type="float">
            <text:p>0.037778407</text:p>
          </table:table-cell>
          <table:table-cell office:value-type="float" office:value="0.037777998" calcext:value-type="float">
            <text:p>0.037777998</text:p>
          </table:table-cell>
          <table:table-cell office:value-type="float" office:value="0.000141394" calcext:value-type="float">
            <text:p>0.000141394</text:p>
          </table:table-cell>
          <table:table-cell office:value-type="float" office:value="0.009803977" calcext:value-type="float">
            <text:p>0.009803977</text:p>
          </table:table-cell>
          <table:table-cell office:value-type="float" office:value="0.000193094" calcext:value-type="float">
            <text:p>0.000193094</text:p>
          </table:table-cell>
          <table:table-cell office:value-type="float" office:value="0" calcext:value-type="float">
            <text:p>0</text:p>
          </table:table-cell>
          <table:table-cell office:value-type="float" office:value="0.000104749" calcext:value-type="float">
            <text:p>0.0001047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34" meta:object-count="0"/>
    <meta:generator>LibreOffice/5.2.7.2$Linux_ARM_EABI LibreOffice_project/20m0$Build-2</meta:generator>
  </office:meta>
</office:document-meta>
</file>